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6" style:family="table-column">
      <style:table-column-properties fo:break-before="auto" style:column-width="9.375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9.13cm"/>
    </style:style>
    <style:style style:name="co4" style:family="table-column">
      <style:table-column-properties fo:break-before="auto" style:column-width="2.268cm"/>
    </style:style>
    <style:style style:name="co5" style:family="table-column">
      <style:table-column-properties fo:break-before="auto" style:column-width="2.48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7"/>
    <style:style style:name="ce2" style:family="table-cell" style:parent-style-name="Default" style:data-style-name="N107">
      <style:text-properties style:font-name="Arial" style:font-name-asian="DejaVu Sans" style:font-name-complex="DejaVu Sans"/>
    </style:style>
    <style:style style:name="ce3" style:family="table-cell" style:parent-style-name="Default" style:data-style-name="N108"/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3" table:default-cell-style-name="Default"/>
        <table:table-column table:style-name="co2" table:number-columns-repeated="5" table:default-cell-style-name="Default"/>
        <table:table-column table:style-name="co2" table:number-columns-repeated="3" table:default-cell-style-name="ce1"/>
        <table:table-column table:style-name="co2" table:number-columns-repeated="3" table:default-cell-style-name="Default"/>
        <table:table-column table:style-name="co4" table:default-cell-style-name="ce1"/>
        <table:table-column table:style-name="co5" table:default-cell-style-name="ce1"/>
        <table:table-column table:style-name="co2" table:number-columns-repeated="9" table:default-cell-style-name="Default"/>
        <table:table-row table:style-name="ro1">
          <table:table-cell/>
          <table:table-cell office:value-type="float" office:value="0">
            <text:p>0</text:p>
          </table:table-cell>
          <table:table-cell table:formula="of:=MOD(ROW([.B16]);16)" office:value-type="float" office:value="0">
            <text:p>0</text:p>
          </table:table-cell>
          <table:table-cell table:number-columns-repeated="3"/>
          <table:table-cell table:number-matrix-columns-spanned="1" table:number-matrix-rows-spanned="1" table:formula="of:=SUM( IF([.C$1:.C$3264]=[.C1];[.D$1:.D$3264];&quot;&quot;) )" office:value-type="float" office:value="-3890077">
            <text:p>-3890077.0</text:p>
          </table:table-cell>
          <table:table-cell table:formula="of:=[.G1]/204" office:value-type="float" office:value="-19069.0049019608">
            <text:p>-19069.0</text:p>
          </table:table-cell>
          <table:table-cell/>
          <table:table-cell table:style-name="ce2" table:formula="of:=INDIRECT(&quot;B&quot;&amp;(ROW([.I1])*16))" office:value-type="float" office:value="18334">
            <text:p>18334.0</text:p>
          </table:table-cell>
          <table:table-cell table:style-name="ce2" office:value-type="float" office:value="1">
            <text:p>1.0</text:p>
          </table:table-cell>
          <table:table-cell table:formula="of:=[.K1]*500" office:value-type="float" office:value="500">
            <text:p>500</text:p>
          </table:table-cell>
          <table:table-cell table:style-name="ce3" table:formula="of:=(COUNTIF([.J1:.J204];&quot;&gt;=&quot;&amp;[.L1]) - COUNTIF([.J1:.J204];&quot;&gt;=&quot;&amp;[.L2])) / (204/400)" office:value-type="float" office:value="0">
            <text:p>0.000</text:p>
          </table:table-cell>
          <table:table-cell table:style-name="ce3" table:formula="of:=AVERAGE([.J1:.J204])" office:value-type="float" office:value="19168.9362745098">
            <text:p>19168.936</text:p>
          </table:table-cell>
          <table:table-cell table:number-columns-repeated="9"/>
        </table:table-row>
        <table:table-row table:style-name="ro1">
          <table:table-cell/>
          <table:table-cell office:value-type="float" office:value="5825">
            <text:p>5825</text:p>
          </table:table-cell>
          <table:table-cell table:formula="of:=MOD(ROW([.B17]);16)" office:value-type="float" office:value="1">
            <text:p>1</text:p>
          </table:table-cell>
          <table:table-cell table:formula="of:=[.B2]-[.B1]" office:value-type="float" office:value="5825">
            <text:p>5825</text:p>
          </table:table-cell>
          <table:table-cell table:number-columns-repeated="2"/>
          <table:table-cell table:number-matrix-columns-spanned="1" table:number-matrix-rows-spanned="1" table:formula="of:=SUM( IF([.C$1:.C$3264]=[.C2];[.D$1:.D$3264];&quot;&quot;) )" office:value-type="float" office:value="1550124">
            <text:p>1550124.0</text:p>
          </table:table-cell>
          <table:table-cell table:formula="of:=[.G2]/231" office:value-type="float" office:value="6710.49350649351">
            <text:p>6710.5</text:p>
          </table:table-cell>
          <table:table-cell/>
          <table:table-cell table:style-name="ce2" table:formula="of:=INDIRECT(&quot;B&quot;&amp;(ROW([.I2])*16))" office:value-type="float" office:value="18377">
            <text:p>18377.0</text:p>
          </table:table-cell>
          <table:table-cell table:style-name="ce2" office:value-type="float" office:value="2">
            <text:p>2.0</text:p>
          </table:table-cell>
          <table:table-cell table:formula="of:=[.K2]*500" office:value-type="float" office:value="1000">
            <text:p>1000</text:p>
          </table:table-cell>
          <table:table-cell table:style-name="ce3" table:formula="of:=(COUNTIF([.J2:.J205];&quot;&gt;=&quot;&amp;[.L2]) - COUNTIF([.J2:.J205];&quot;&gt;=&quot;&amp;[.L3])) / (204/400)" office:value-type="float" office:value="0">
            <text:p>0.000</text:p>
          </table:table-cell>
          <table:table-cell table:style-name="ce3"/>
          <table:table-cell table:number-columns-repeated="4"/>
          <table:table-cell table:style-name="ce3" table:number-columns-repeated="2"/>
          <table:table-cell/>
          <table:table-cell table:style-name="ce3" table:number-columns-repeated="2"/>
        </table:table-row>
        <table:table-row table:style-name="ro1">
          <table:table-cell/>
          <table:table-cell office:value-type="float" office:value="6676">
            <text:p>6676</text:p>
          </table:table-cell>
          <table:table-cell table:formula="of:=MOD(ROW([.B18]);16)" office:value-type="float" office:value="2">
            <text:p>2</text:p>
          </table:table-cell>
          <table:table-cell table:formula="of:=[.B3]-[.B2]" office:value-type="float" office:value="851">
            <text:p>851</text:p>
          </table:table-cell>
          <table:table-cell table:number-columns-repeated="2"/>
          <table:table-cell table:number-matrix-columns-spanned="1" table:number-matrix-rows-spanned="1" table:formula="of:=SUM( IF([.C$1:.C$3264]=[.C3];[.D$1:.D$3264];&quot;&quot;) )" office:value-type="float" office:value="180711">
            <text:p>180711.0</text:p>
          </table:table-cell>
          <table:table-cell table:formula="of:=[.G3]/231" office:value-type="float" office:value="782.298701298701">
            <text:p>782.3</text:p>
          </table:table-cell>
          <table:table-cell/>
          <table:table-cell table:style-name="ce2" table:formula="of:=INDIRECT(&quot;B&quot;&amp;(ROW([.I3])*16))" office:value-type="float" office:value="22592">
            <text:p>22592.0</text:p>
          </table:table-cell>
          <table:table-cell table:style-name="ce2" office:value-type="float" office:value="3">
            <text:p>3.0</text:p>
          </table:table-cell>
          <table:table-cell table:formula="of:=[.K3]*500" office:value-type="float" office:value="1500">
            <text:p>1500</text:p>
          </table:table-cell>
          <table:table-cell table:style-name="ce3" table:formula="of:=(COUNTIF([.J3:.J206];&quot;&gt;=&quot;&amp;[.L3]) - COUNTIF([.J3:.J206];&quot;&gt;=&quot;&amp;[.L4])) / (204/400)" office:value-type="float" office:value="0">
            <text:p>0.000</text:p>
          </table:table-cell>
          <table:table-cell table:style-name="ce3"/>
          <table:table-cell table:number-columns-repeated="4"/>
          <table:table-cell table:style-name="ce3" table:number-columns-repeated="2"/>
          <table:table-cell/>
          <table:table-cell table:style-name="ce3" table:number-columns-repeated="2"/>
        </table:table-row>
        <table:table-row table:style-name="ro1">
          <table:table-cell/>
          <table:table-cell office:value-type="float" office:value="7522">
            <text:p>7522</text:p>
          </table:table-cell>
          <table:table-cell table:formula="of:=MOD(ROW([.B19]);16)" office:value-type="float" office:value="3">
            <text:p>3</text:p>
          </table:table-cell>
          <table:table-cell table:formula="of:=[.B4]-[.B3]" office:value-type="float" office:value="846">
            <text:p>846</text:p>
          </table:table-cell>
          <table:table-cell table:number-columns-repeated="2"/>
          <table:table-cell table:number-matrix-columns-spanned="1" table:number-matrix-rows-spanned="1" table:formula="of:=SUM( IF([.C$1:.C$3264]=[.C4];[.D$1:.D$3264];&quot;&quot;) )" office:value-type="float" office:value="173716">
            <text:p>173716.0</text:p>
          </table:table-cell>
          <table:table-cell table:formula="of:=[.G4]/231" office:value-type="float" office:value="752.017316017316">
            <text:p>752.0</text:p>
          </table:table-cell>
          <table:table-cell/>
          <table:table-cell table:style-name="ce2" table:formula="of:=INDIRECT(&quot;B&quot;&amp;(ROW([.I4])*16))" office:value-type="float" office:value="20481">
            <text:p>20481.0</text:p>
          </table:table-cell>
          <table:table-cell table:style-name="ce2" office:value-type="float" office:value="4">
            <text:p>4.0</text:p>
          </table:table-cell>
          <table:table-cell table:formula="of:=[.K4]*500" office:value-type="float" office:value="2000">
            <text:p>2000</text:p>
          </table:table-cell>
          <table:table-cell table:style-name="ce3" table:formula="of:=(COUNTIF([.J4:.J207];&quot;&gt;=&quot;&amp;[.L4]) - COUNTIF([.J4:.J207];&quot;&gt;=&quot;&amp;[.L5])) / (204/400)" office:value-type="float" office:value="0">
            <text:p>0.000</text:p>
          </table:table-cell>
          <table:table-cell table:style-name="ce3"/>
          <table:table-cell table:number-columns-repeated="4"/>
          <table:table-cell table:style-name="ce3" table:number-columns-repeated="2"/>
          <table:table-cell/>
          <table:table-cell table:style-name="ce3" table:number-columns-repeated="2"/>
        </table:table-row>
        <table:table-row table:style-name="ro1">
          <table:table-cell/>
          <table:table-cell office:value-type="float" office:value="8375">
            <text:p>8375</text:p>
          </table:table-cell>
          <table:table-cell table:formula="of:=MOD(ROW([.B20]);16)" office:value-type="float" office:value="4">
            <text:p>4</text:p>
          </table:table-cell>
          <table:table-cell table:formula="of:=[.B5]-[.B4]" office:value-type="float" office:value="853">
            <text:p>853</text:p>
          </table:table-cell>
          <table:table-cell table:number-columns-repeated="2"/>
          <table:table-cell table:number-matrix-columns-spanned="1" table:number-matrix-rows-spanned="1" table:formula="of:=SUM( IF([.C$1:.C$3264]=[.C5];[.D$1:.D$3264];&quot;&quot;) )" office:value-type="float" office:value="175927">
            <text:p>175927.0</text:p>
          </table:table-cell>
          <table:table-cell table:formula="of:=[.G5]/231" office:value-type="float" office:value="761.588744588745">
            <text:p>761.6</text:p>
          </table:table-cell>
          <table:table-cell/>
          <table:table-cell table:style-name="ce2" table:formula="of:=INDIRECT(&quot;B&quot;&amp;(ROW([.I5])*16))" office:value-type="float" office:value="20834">
            <text:p>20834.0</text:p>
          </table:table-cell>
          <table:table-cell table:style-name="ce2" office:value-type="float" office:value="5">
            <text:p>5.0</text:p>
          </table:table-cell>
          <table:table-cell table:formula="of:=[.K5]*500" office:value-type="float" office:value="2500">
            <text:p>2500</text:p>
          </table:table-cell>
          <table:table-cell table:style-name="ce3" table:formula="of:=(COUNTIF([.J5:.J208];&quot;&gt;=&quot;&amp;[.L5]) - COUNTIF([.J5:.J208];&quot;&gt;=&quot;&amp;[.L6])) / (204/400)" office:value-type="float" office:value="0">
            <text:p>0.000</text:p>
          </table:table-cell>
          <table:table-cell table:style-name="ce3"/>
          <table:table-cell table:number-columns-repeated="4"/>
          <table:table-cell table:style-name="ce3" table:number-columns-repeated="2"/>
          <table:table-cell/>
          <table:table-cell table:style-name="ce3" table:number-columns-repeated="2"/>
        </table:table-row>
        <table:table-row table:style-name="ro1">
          <table:table-cell/>
          <table:table-cell office:value-type="float" office:value="9230">
            <text:p>9230</text:p>
          </table:table-cell>
          <table:table-cell table:formula="of:=MOD(ROW([.B21]);16)" office:value-type="float" office:value="5">
            <text:p>5</text:p>
          </table:table-cell>
          <table:table-cell table:formula="of:=[.B6]-[.B5]" office:value-type="float" office:value="855">
            <text:p>855</text:p>
          </table:table-cell>
          <table:table-cell table:number-columns-repeated="2"/>
          <table:table-cell table:number-matrix-columns-spanned="1" table:number-matrix-rows-spanned="1" table:formula="of:=SUM( IF([.C$1:.C$3264]=[.C6];[.D$1:.D$3264];&quot;&quot;) )" office:value-type="float" office:value="175046">
            <text:p>175046.0</text:p>
          </table:table-cell>
          <table:table-cell table:formula="of:=[.G6]/231" office:value-type="float" office:value="757.774891774892">
            <text:p>757.8</text:p>
          </table:table-cell>
          <table:table-cell/>
          <table:table-cell table:style-name="ce2" table:formula="of:=INDIRECT(&quot;B&quot;&amp;(ROW([.I6])*16))" office:value-type="float" office:value="18396">
            <text:p>18396.0</text:p>
          </table:table-cell>
          <table:table-cell table:style-name="ce2" office:value-type="float" office:value="6">
            <text:p>6.0</text:p>
          </table:table-cell>
          <table:table-cell table:formula="of:=[.K6]*500" office:value-type="float" office:value="3000">
            <text:p>3000</text:p>
          </table:table-cell>
          <table:table-cell table:style-name="ce3" table:formula="of:=(COUNTIF([.J6:.J209];&quot;&gt;=&quot;&amp;[.L6]) - COUNTIF([.J6:.J209];&quot;&gt;=&quot;&amp;[.L7])) / (204/400)" office:value-type="float" office:value="0">
            <text:p>0.000</text:p>
          </table:table-cell>
          <table:table-cell table:style-name="ce3"/>
          <table:table-cell table:number-columns-repeated="4"/>
          <table:table-cell table:style-name="ce3" table:number-columns-repeated="2"/>
          <table:table-cell/>
          <table:table-cell table:style-name="ce3" table:number-columns-repeated="2"/>
        </table:table-row>
        <table:table-row table:style-name="ro1">
          <table:table-cell/>
          <table:table-cell office:value-type="float" office:value="10076">
            <text:p>10076</text:p>
          </table:table-cell>
          <table:table-cell table:formula="of:=MOD(ROW([.B22]);16)" office:value-type="float" office:value="6">
            <text:p>6</text:p>
          </table:table-cell>
          <table:table-cell table:formula="of:=[.B7]-[.B6]" office:value-type="float" office:value="846">
            <text:p>846</text:p>
          </table:table-cell>
          <table:table-cell table:number-columns-repeated="2"/>
          <table:table-cell table:number-matrix-columns-spanned="1" table:number-matrix-rows-spanned="1" table:formula="of:=SUM( IF([.C$1:.C$3264]=[.C7];[.D$1:.D$3264];&quot;&quot;) )" office:value-type="float" office:value="180420">
            <text:p>180420.0</text:p>
          </table:table-cell>
          <table:table-cell table:formula="of:=[.G7]/231" office:value-type="float" office:value="781.038961038961">
            <text:p>781.0</text:p>
          </table:table-cell>
          <table:table-cell/>
          <table:table-cell table:style-name="ce2" table:formula="of:=INDIRECT(&quot;B&quot;&amp;(ROW([.I7])*16))" office:value-type="float" office:value="17215">
            <text:p>17215.0</text:p>
          </table:table-cell>
          <table:table-cell table:style-name="ce2" office:value-type="float" office:value="7">
            <text:p>7.0</text:p>
          </table:table-cell>
          <table:table-cell table:formula="of:=[.K7]*500" office:value-type="float" office:value="3500">
            <text:p>3500</text:p>
          </table:table-cell>
          <table:table-cell table:style-name="ce3" table:formula="of:=(COUNTIF([.J7:.J210];&quot;&gt;=&quot;&amp;[.L7]) - COUNTIF([.J7:.J210];&quot;&gt;=&quot;&amp;[.L8])) / (204/400)" office:value-type="float" office:value="0">
            <text:p>0.000</text:p>
          </table:table-cell>
          <table:table-cell table:style-name="ce3"/>
          <table:table-cell table:number-columns-repeated="4"/>
          <table:table-cell table:style-name="ce3" table:number-columns-repeated="2"/>
          <table:table-cell/>
          <table:table-cell table:style-name="ce3" table:number-columns-repeated="2"/>
        </table:table-row>
        <table:table-row table:style-name="ro1">
          <table:table-cell/>
          <table:table-cell office:value-type="float" office:value="10934">
            <text:p>10934</text:p>
          </table:table-cell>
          <table:table-cell table:formula="of:=MOD(ROW([.B23]);16)" office:value-type="float" office:value="7">
            <text:p>7</text:p>
          </table:table-cell>
          <table:table-cell table:formula="of:=[.B8]-[.B7]" office:value-type="float" office:value="858">
            <text:p>858</text:p>
          </table:table-cell>
          <table:table-cell table:number-columns-repeated="2"/>
          <table:table-cell table:number-matrix-columns-spanned="1" table:number-matrix-rows-spanned="1" table:formula="of:=SUM( IF([.C$1:.C$3264]=[.C8];[.D$1:.D$3264];&quot;&quot;) )" office:value-type="float" office:value="174601">
            <text:p>174601.0</text:p>
          </table:table-cell>
          <table:table-cell table:formula="of:=[.G8]/231" office:value-type="float" office:value="755.848484848485">
            <text:p>755.8</text:p>
          </table:table-cell>
          <table:table-cell/>
          <table:table-cell table:style-name="ce2" table:formula="of:=INDIRECT(&quot;B&quot;&amp;(ROW([.I8])*16))" office:value-type="float" office:value="17411">
            <text:p>17411.0</text:p>
          </table:table-cell>
          <table:table-cell table:style-name="ce2" office:value-type="float" office:value="8">
            <text:p>8.0</text:p>
          </table:table-cell>
          <table:table-cell table:formula="of:=[.K8]*500" office:value-type="float" office:value="4000">
            <text:p>4000</text:p>
          </table:table-cell>
          <table:table-cell table:style-name="ce3" table:formula="of:=(COUNTIF([.J8:.J211];&quot;&gt;=&quot;&amp;[.L8]) - COUNTIF([.J8:.J211];&quot;&gt;=&quot;&amp;[.L9])) / (204/400)" office:value-type="float" office:value="0">
            <text:p>0.000</text:p>
          </table:table-cell>
          <table:table-cell table:style-name="ce3"/>
          <table:table-cell table:number-columns-repeated="4"/>
          <table:table-cell table:style-name="ce3" table:number-columns-repeated="2"/>
          <table:table-cell/>
          <table:table-cell table:style-name="ce3" table:number-columns-repeated="2"/>
        </table:table-row>
        <table:table-row table:style-name="ro1">
          <table:table-cell/>
          <table:table-cell office:value-type="float" office:value="11784">
            <text:p>11784</text:p>
          </table:table-cell>
          <table:table-cell table:formula="of:=MOD(ROW([.B24]);16)" office:value-type="float" office:value="8">
            <text:p>8</text:p>
          </table:table-cell>
          <table:table-cell table:formula="of:=[.B9]-[.B8]" office:value-type="float" office:value="850">
            <text:p>850</text:p>
          </table:table-cell>
          <table:table-cell table:number-columns-repeated="2"/>
          <table:table-cell table:number-matrix-columns-spanned="1" table:number-matrix-rows-spanned="1" table:formula="of:=SUM( IF([.C$1:.C$3264]=[.C9];[.D$1:.D$3264];&quot;&quot;) )" office:value-type="float" office:value="177814">
            <text:p>177814.0</text:p>
          </table:table-cell>
          <table:table-cell table:formula="of:=[.G9]/231" office:value-type="float" office:value="769.757575757576">
            <text:p>769.8</text:p>
          </table:table-cell>
          <table:table-cell/>
          <table:table-cell table:style-name="ce2" table:formula="of:=INDIRECT(&quot;B&quot;&amp;(ROW([.I9])*16))" office:value-type="float" office:value="17619">
            <text:p>17619.0</text:p>
          </table:table-cell>
          <table:table-cell table:style-name="ce2" office:value-type="float" office:value="9">
            <text:p>9.0</text:p>
          </table:table-cell>
          <table:table-cell table:formula="of:=[.K9]*500" office:value-type="float" office:value="4500">
            <text:p>4500</text:p>
          </table:table-cell>
          <table:table-cell table:style-name="ce3" table:formula="of:=(COUNTIF([.J9:.J212];&quot;&gt;=&quot;&amp;[.L9]) - COUNTIF([.J9:.J212];&quot;&gt;=&quot;&amp;[.L10])) / (204/400)" office:value-type="float" office:value="0">
            <text:p>0.000</text:p>
          </table:table-cell>
          <table:table-cell table:style-name="ce3"/>
          <table:table-cell table:number-columns-repeated="4"/>
          <table:table-cell table:style-name="ce3" table:number-columns-repeated="2"/>
          <table:table-cell/>
          <table:table-cell table:style-name="ce3" table:number-columns-repeated="2"/>
        </table:table-row>
        <table:table-row table:style-name="ro1">
          <table:table-cell/>
          <table:table-cell office:value-type="float" office:value="12625">
            <text:p>12625</text:p>
          </table:table-cell>
          <table:table-cell table:formula="of:=MOD(ROW([.B25]);16)" office:value-type="float" office:value="9">
            <text:p>9</text:p>
          </table:table-cell>
          <table:table-cell table:formula="of:=[.B10]-[.B9]" office:value-type="float" office:value="841">
            <text:p>841</text:p>
          </table:table-cell>
          <table:table-cell table:number-columns-repeated="2"/>
          <table:table-cell table:number-matrix-columns-spanned="1" table:number-matrix-rows-spanned="1" table:formula="of:=SUM( IF([.C$1:.C$3264]=[.C10];[.D$1:.D$3264];&quot;&quot;) )" office:value-type="float" office:value="176390">
            <text:p>176390.0</text:p>
          </table:table-cell>
          <table:table-cell table:formula="of:=[.G10]/231" office:value-type="float" office:value="763.593073593074">
            <text:p>763.6</text:p>
          </table:table-cell>
          <table:table-cell/>
          <table:table-cell table:style-name="ce2" table:formula="of:=INDIRECT(&quot;B&quot;&amp;(ROW([.I10])*16))" office:value-type="float" office:value="17558">
            <text:p>17558.0</text:p>
          </table:table-cell>
          <table:table-cell table:style-name="ce2" office:value-type="float" office:value="10">
            <text:p>10.0</text:p>
          </table:table-cell>
          <table:table-cell table:formula="of:=[.K10]*500" office:value-type="float" office:value="5000">
            <text:p>5000</text:p>
          </table:table-cell>
          <table:table-cell table:style-name="ce3" table:formula="of:=(COUNTIF([.J10:.J213];&quot;&gt;=&quot;&amp;[.L10]) - COUNTIF([.J10:.J213];&quot;&gt;=&quot;&amp;[.L11])) / (204/400)" office:value-type="float" office:value="0">
            <text:p>0.000</text:p>
          </table:table-cell>
          <table:table-cell table:style-name="ce3"/>
          <table:table-cell table:number-columns-repeated="4"/>
          <table:table-cell table:style-name="ce3" table:number-columns-repeated="2"/>
          <table:table-cell/>
          <table:table-cell table:style-name="ce3" table:number-columns-repeated="2"/>
        </table:table-row>
        <table:table-row table:style-name="ro1">
          <table:table-cell/>
          <table:table-cell office:value-type="float" office:value="14267">
            <text:p>14267</text:p>
          </table:table-cell>
          <table:table-cell table:formula="of:=MOD(ROW([.B26]);16)" office:value-type="float" office:value="10">
            <text:p>10</text:p>
          </table:table-cell>
          <table:table-cell table:formula="of:=[.B11]-[.B10]" office:value-type="float" office:value="1642">
            <text:p>1642</text:p>
          </table:table-cell>
          <table:table-cell table:number-columns-repeated="2"/>
          <table:table-cell table:number-matrix-columns-spanned="1" table:number-matrix-rows-spanned="1" table:formula="of:=SUM( IF([.C$1:.C$3264]=[.C11];[.D$1:.D$3264];&quot;&quot;) )" office:value-type="float" office:value="173816">
            <text:p>173816.0</text:p>
          </table:table-cell>
          <table:table-cell table:formula="of:=[.G11]/231" office:value-type="float" office:value="752.450216450216">
            <text:p>752.5</text:p>
          </table:table-cell>
          <table:table-cell/>
          <table:table-cell table:style-name="ce2" table:formula="of:=INDIRECT(&quot;B&quot;&amp;(ROW([.I11])*16))" office:value-type="float" office:value="17571">
            <text:p>17571.0</text:p>
          </table:table-cell>
          <table:table-cell table:style-name="ce2" office:value-type="float" office:value="11">
            <text:p>11.0</text:p>
          </table:table-cell>
          <table:table-cell table:formula="of:=[.K11]*500" office:value-type="float" office:value="5500">
            <text:p>5500</text:p>
          </table:table-cell>
          <table:table-cell table:style-name="ce3" table:formula="of:=(COUNTIF([.J11:.J214];&quot;&gt;=&quot;&amp;[.L11]) - COUNTIF([.J11:.J214];&quot;&gt;=&quot;&amp;[.L12])) / (204/400)" office:value-type="float" office:value="0">
            <text:p>0.000</text:p>
          </table:table-cell>
          <table:table-cell table:style-name="ce3"/>
          <table:table-cell table:number-columns-repeated="4"/>
          <table:table-cell table:style-name="ce3" table:number-columns-repeated="2"/>
          <table:table-cell/>
          <table:table-cell table:style-name="ce3" table:number-columns-repeated="2"/>
        </table:table-row>
        <table:table-row table:style-name="ro1">
          <table:table-cell/>
          <table:table-cell office:value-type="float" office:value="15102">
            <text:p>15102</text:p>
          </table:table-cell>
          <table:table-cell table:formula="of:=MOD(ROW([.B27]);16)" office:value-type="float" office:value="11">
            <text:p>11</text:p>
          </table:table-cell>
          <table:table-cell table:formula="of:=[.B12]-[.B11]" office:value-type="float" office:value="835">
            <text:p>835</text:p>
          </table:table-cell>
          <table:table-cell table:number-columns-repeated="2"/>
          <table:table-cell table:number-matrix-columns-spanned="1" table:number-matrix-rows-spanned="1" table:formula="of:=SUM( IF([.C$1:.C$3264]=[.C12];[.D$1:.D$3264];&quot;&quot;) )" office:value-type="float" office:value="143959">
            <text:p>143959.0</text:p>
          </table:table-cell>
          <table:table-cell table:formula="of:=[.G12]/231" office:value-type="float" office:value="623.199134199134">
            <text:p>623.2</text:p>
          </table:table-cell>
          <table:table-cell/>
          <table:table-cell table:style-name="ce2" table:formula="of:=INDIRECT(&quot;B&quot;&amp;(ROW([.I12])*16))" office:value-type="float" office:value="17577">
            <text:p>17577.0</text:p>
          </table:table-cell>
          <table:table-cell table:style-name="ce2" office:value-type="float" office:value="12">
            <text:p>12.0</text:p>
          </table:table-cell>
          <table:table-cell table:formula="of:=[.K12]*500" office:value-type="float" office:value="6000">
            <text:p>6000</text:p>
          </table:table-cell>
          <table:table-cell table:style-name="ce3" table:formula="of:=(COUNTIF([.J12:.J215];&quot;&gt;=&quot;&amp;[.L12]) - COUNTIF([.J12:.J215];&quot;&gt;=&quot;&amp;[.L13])) / (204/400)" office:value-type="float" office:value="0">
            <text:p>0.000</text:p>
          </table:table-cell>
          <table:table-cell table:style-name="ce3"/>
          <table:table-cell table:number-columns-repeated="4"/>
          <table:table-cell table:style-name="ce3" table:number-columns-repeated="2"/>
          <table:table-cell/>
          <table:table-cell table:style-name="ce3" table:number-columns-repeated="2"/>
        </table:table-row>
        <table:table-row table:style-name="ro1">
          <table:table-cell/>
          <table:table-cell office:value-type="float" office:value="15950">
            <text:p>15950</text:p>
          </table:table-cell>
          <table:table-cell table:formula="of:=MOD(ROW([.B28]);16)" office:value-type="float" office:value="12">
            <text:p>12</text:p>
          </table:table-cell>
          <table:table-cell table:formula="of:=[.B13]-[.B12]" office:value-type="float" office:value="848">
            <text:p>848</text:p>
          </table:table-cell>
          <table:table-cell table:number-columns-repeated="2"/>
          <table:table-cell table:number-matrix-columns-spanned="1" table:number-matrix-rows-spanned="1" table:formula="of:=SUM( IF([.C$1:.C$3264]=[.C13];[.D$1:.D$3264];&quot;&quot;) )" office:value-type="float" office:value="214441">
            <text:p>214441.0</text:p>
          </table:table-cell>
          <table:table-cell table:formula="of:=[.G13]/231" office:value-type="float" office:value="928.316017316017">
            <text:p>928.3</text:p>
          </table:table-cell>
          <table:table-cell/>
          <table:table-cell table:style-name="ce2" table:formula="of:=INDIRECT(&quot;B&quot;&amp;(ROW([.I13])*16))" office:value-type="float" office:value="18739">
            <text:p>18739.0</text:p>
          </table:table-cell>
          <table:table-cell table:style-name="ce2" office:value-type="float" office:value="13">
            <text:p>13.0</text:p>
          </table:table-cell>
          <table:table-cell table:formula="of:=[.K13]*500" office:value-type="float" office:value="6500">
            <text:p>6500</text:p>
          </table:table-cell>
          <table:table-cell table:style-name="ce3" table:formula="of:=(COUNTIF([.J13:.J216];&quot;&gt;=&quot;&amp;[.L13]) - COUNTIF([.J13:.J216];&quot;&gt;=&quot;&amp;[.L14])) / (204/400)" office:value-type="float" office:value="0">
            <text:p>0.000</text:p>
          </table:table-cell>
          <table:table-cell table:style-name="ce3"/>
          <table:table-cell table:number-columns-repeated="4"/>
          <table:table-cell table:style-name="ce3" table:number-columns-repeated="2"/>
          <table:table-cell/>
          <table:table-cell table:style-name="ce3" table:number-columns-repeated="2"/>
        </table:table-row>
        <table:table-row table:style-name="ro1">
          <table:table-cell/>
          <table:table-cell office:value-type="float" office:value="16547">
            <text:p>16547</text:p>
          </table:table-cell>
          <table:table-cell table:formula="of:=MOD(ROW([.B29]);16)" office:value-type="float" office:value="13">
            <text:p>13</text:p>
          </table:table-cell>
          <table:table-cell table:formula="of:=[.B14]-[.B13]" office:value-type="float" office:value="597">
            <text:p>597</text:p>
          </table:table-cell>
          <table:table-cell table:number-columns-repeated="2"/>
          <table:table-cell table:number-matrix-columns-spanned="1" table:number-matrix-rows-spanned="1" table:formula="of:=SUM( IF([.C$1:.C$3264]=[.C14];[.D$1:.D$3264];&quot;&quot;) )" office:value-type="float" office:value="161434">
            <text:p>161434.0</text:p>
          </table:table-cell>
          <table:table-cell table:formula="of:=[.G14]/231" office:value-type="float" office:value="698.848484848485">
            <text:p>698.8</text:p>
          </table:table-cell>
          <table:table-cell/>
          <table:table-cell table:style-name="ce2" table:formula="of:=INDIRECT(&quot;B&quot;&amp;(ROW([.I14])*16))" office:value-type="float" office:value="17760">
            <text:p>17760.0</text:p>
          </table:table-cell>
          <table:table-cell table:style-name="ce2" office:value-type="float" office:value="14">
            <text:p>14.0</text:p>
          </table:table-cell>
          <table:table-cell table:formula="of:=[.K14]*500" office:value-type="float" office:value="7000">
            <text:p>7000</text:p>
          </table:table-cell>
          <table:table-cell table:style-name="ce3" table:formula="of:=(COUNTIF([.J14:.J217];&quot;&gt;=&quot;&amp;[.L14]) - COUNTIF([.J14:.J217];&quot;&gt;=&quot;&amp;[.L15])) / (204/400)" office:value-type="float" office:value="0">
            <text:p>0.000</text:p>
          </table:table-cell>
          <table:table-cell table:style-name="ce3"/>
          <table:table-cell table:number-columns-repeated="4"/>
          <table:table-cell table:style-name="ce3" table:number-columns-repeated="2"/>
          <table:table-cell/>
          <table:table-cell table:style-name="ce3" table:number-columns-repeated="2"/>
        </table:table-row>
        <table:table-row table:style-name="ro1">
          <table:table-cell/>
          <table:table-cell office:value-type="float" office:value="17470">
            <text:p>17470</text:p>
          </table:table-cell>
          <table:table-cell table:formula="of:=MOD(ROW([.B30]);16)" office:value-type="float" office:value="14">
            <text:p>14</text:p>
          </table:table-cell>
          <table:table-cell table:formula="of:=[.B15]-[.B14]" office:value-type="float" office:value="923">
            <text:p>923</text:p>
          </table:table-cell>
          <table:table-cell table:number-columns-repeated="2"/>
          <table:table-cell table:number-matrix-columns-spanned="1" table:number-matrix-rows-spanned="1" table:formula="of:=SUM( IF([.C$1:.C$3264]=[.C15];[.D$1:.D$3264];&quot;&quot;) )" office:value-type="float" office:value="165208">
            <text:p>165208.0</text:p>
          </table:table-cell>
          <table:table-cell table:formula="of:=[.G15]/231" office:value-type="float" office:value="715.186147186147">
            <text:p>715.2</text:p>
          </table:table-cell>
          <table:table-cell/>
          <table:table-cell table:style-name="ce2" table:formula="of:=INDIRECT(&quot;B&quot;&amp;(ROW([.I15])*16))" office:value-type="float" office:value="17675">
            <text:p>17675.0</text:p>
          </table:table-cell>
          <table:table-cell table:style-name="ce2" office:value-type="float" office:value="15">
            <text:p>15.0</text:p>
          </table:table-cell>
          <table:table-cell table:formula="of:=[.K15]*500" office:value-type="float" office:value="7500">
            <text:p>7500</text:p>
          </table:table-cell>
          <table:table-cell table:style-name="ce3" table:formula="of:=(COUNTIF([.J15:.J218];&quot;&gt;=&quot;&amp;[.L15]) - COUNTIF([.J15:.J218];&quot;&gt;=&quot;&amp;[.L16])) / (204/400)" office:value-type="float" office:value="0">
            <text:p>0.000</text:p>
          </table:table-cell>
          <table:table-cell table:style-name="ce3"/>
          <table:table-cell table:number-columns-repeated="4"/>
          <table:table-cell table:style-name="ce3" table:number-columns-repeated="2"/>
          <table:table-cell/>
          <table:table-cell table:style-name="ce3" table:number-columns-repeated="2"/>
        </table:table-row>
        <table:table-row table:style-name="ro1">
          <table:table-cell/>
          <table:table-cell office:value-type="float" office:value="18334">
            <text:p>18334</text:p>
          </table:table-cell>
          <table:table-cell table:formula="of:=MOD(ROW([.B31]);16)" office:value-type="float" office:value="15">
            <text:p>15</text:p>
          </table:table-cell>
          <table:table-cell table:formula="of:=[.B16]-[.B15]" office:value-type="float" office:value="864">
            <text:p>864</text:p>
          </table:table-cell>
          <table:table-cell table:number-columns-repeated="2"/>
          <table:table-cell table:number-matrix-columns-spanned="1" table:number-matrix-rows-spanned="1" table:formula="of:=SUM( IF([.C$1:.C$3264]=[.C16];[.D$1:.D$3264];&quot;&quot;) )" office:value-type="float" office:value="86856">
            <text:p>86856.0</text:p>
          </table:table-cell>
          <table:table-cell table:formula="of:=[.G16]/231" office:value-type="float" office:value="376">
            <text:p>376.0</text:p>
          </table:table-cell>
          <table:table-cell/>
          <table:table-cell table:style-name="ce2" table:formula="of:=INDIRECT(&quot;B&quot;&amp;(ROW([.I16])*16))" office:value-type="float" office:value="17854">
            <text:p>17854.0</text:p>
          </table:table-cell>
          <table:table-cell table:style-name="ce2" office:value-type="float" office:value="16">
            <text:p>16.0</text:p>
          </table:table-cell>
          <table:table-cell table:formula="of:=[.K16]*500" office:value-type="float" office:value="8000">
            <text:p>8000</text:p>
          </table:table-cell>
          <table:table-cell table:style-name="ce3" table:formula="of:=(COUNTIF([.J16:.J219];&quot;&gt;=&quot;&amp;[.L16]) - COUNTIF([.J16:.J219];&quot;&gt;=&quot;&amp;[.L17])) / (204/400)" office:value-type="float" office:value="0">
            <text:p>0.000</text:p>
          </table:table-cell>
          <table:table-cell table:style-name="ce3"/>
          <table:table-cell table:number-columns-repeated="4"/>
          <table:table-cell table:style-name="ce3" table:number-columns-repeated="2"/>
          <table:table-cell/>
          <table:table-cell table:style-name="ce3" table:number-columns-repeated="2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MOD(ROW([.B32]);16)" office:value-type="float" office:value="0">
            <text:p>0</text:p>
          </table:table-cell>
          <table:table-cell table:formula="of:=[.B17]-[.B16]" office:value-type="float" office:value="-18334">
            <text:p>-18334</text:p>
          </table:table-cell>
          <table:table-cell table:number-columns-repeated="5"/>
          <table:table-cell table:style-name="ce2" table:formula="of:=INDIRECT(&quot;B&quot;&amp;(ROW([.I17])*16))" office:value-type="float" office:value="17954">
            <text:p>17954.0</text:p>
          </table:table-cell>
          <table:table-cell table:style-name="ce2" office:value-type="float" office:value="17">
            <text:p>17.0</text:p>
          </table:table-cell>
          <table:table-cell table:formula="of:=[.K17]*500" office:value-type="float" office:value="8500">
            <text:p>8500</text:p>
          </table:table-cell>
          <table:table-cell table:style-name="ce3" table:formula="of:=(COUNTIF([.J17:.J220];&quot;&gt;=&quot;&amp;[.L17]) - COUNTIF([.J17:.J220];&quot;&gt;=&quot;&amp;[.L18])) / (204/400)" office:value-type="float" office:value="0">
            <text:p>0.000</text:p>
          </table:table-cell>
          <table:table-cell table:style-name="ce3"/>
          <table:table-cell table:number-columns-repeated="4"/>
          <table:table-cell table:style-name="ce3" table:number-columns-repeated="2"/>
          <table:table-cell/>
          <table:table-cell table:style-name="ce3" table:number-columns-repeated="2"/>
        </table:table-row>
        <table:table-row table:style-name="ro1">
          <table:table-cell/>
          <table:table-cell office:value-type="float" office:value="6534">
            <text:p>6534</text:p>
          </table:table-cell>
          <table:table-cell table:formula="of:=MOD(ROW([.B33]);16)" office:value-type="float" office:value="1">
            <text:p>1</text:p>
          </table:table-cell>
          <table:table-cell table:formula="of:=[.B18]-[.B17]" office:value-type="float" office:value="6534">
            <text:p>6534</text:p>
          </table:table-cell>
          <table:table-cell table:number-columns-repeated="5"/>
          <table:table-cell table:style-name="ce2" table:formula="of:=INDIRECT(&quot;B&quot;&amp;(ROW([.I18])*16))" office:value-type="float" office:value="18347">
            <text:p>18347.0</text:p>
          </table:table-cell>
          <table:table-cell table:style-name="ce2" office:value-type="float" office:value="18">
            <text:p>18.0</text:p>
          </table:table-cell>
          <table:table-cell table:formula="of:=[.K18]*500" office:value-type="float" office:value="9000">
            <text:p>9000</text:p>
          </table:table-cell>
          <table:table-cell table:style-name="ce3" table:formula="of:=(COUNTIF([.J18:.J221];&quot;&gt;=&quot;&amp;[.L18]) - COUNTIF([.J18:.J221];&quot;&gt;=&quot;&amp;[.L19])) / (204/400)" office:value-type="float" office:value="0">
            <text:p>0.000</text:p>
          </table:table-cell>
          <table:table-cell table:style-name="ce3"/>
          <table:table-cell table:number-columns-repeated="4"/>
          <table:table-cell table:style-name="ce3" table:number-columns-repeated="2"/>
          <table:table-cell/>
          <table:table-cell table:style-name="ce3" table:number-columns-repeated="2"/>
        </table:table-row>
        <table:table-row table:style-name="ro1">
          <table:table-cell/>
          <table:table-cell office:value-type="float" office:value="7395">
            <text:p>7395</text:p>
          </table:table-cell>
          <table:table-cell table:formula="of:=MOD(ROW([.B34]);16)" office:value-type="float" office:value="2">
            <text:p>2</text:p>
          </table:table-cell>
          <table:table-cell table:formula="of:=[.B19]-[.B18]" office:value-type="float" office:value="861">
            <text:p>861</text:p>
          </table:table-cell>
          <table:table-cell table:number-columns-repeated="5"/>
          <table:table-cell table:style-name="ce2" table:formula="of:=INDIRECT(&quot;B&quot;&amp;(ROW([.I19])*16))" office:value-type="float" office:value="17683">
            <text:p>17683.0</text:p>
          </table:table-cell>
          <table:table-cell table:style-name="ce2" office:value-type="float" office:value="19">
            <text:p>19.0</text:p>
          </table:table-cell>
          <table:table-cell table:formula="of:=[.K19]*500" office:value-type="float" office:value="9500">
            <text:p>9500</text:p>
          </table:table-cell>
          <table:table-cell table:style-name="ce3" table:formula="of:=(COUNTIF([.J19:.J222];&quot;&gt;=&quot;&amp;[.L19]) - COUNTIF([.J19:.J222];&quot;&gt;=&quot;&amp;[.L20])) / (204/400)" office:value-type="float" office:value="0">
            <text:p>0.000</text:p>
          </table:table-cell>
          <table:table-cell table:style-name="ce3"/>
          <table:table-cell table:number-columns-repeated="4"/>
          <table:table-cell table:style-name="ce3" table:number-columns-repeated="2"/>
          <table:table-cell/>
          <table:table-cell table:style-name="ce3" table:number-columns-repeated="2"/>
        </table:table-row>
        <table:table-row table:style-name="ro1">
          <table:table-cell/>
          <table:table-cell office:value-type="float" office:value="8243">
            <text:p>8243</text:p>
          </table:table-cell>
          <table:table-cell table:formula="of:=MOD(ROW([.B35]);16)" office:value-type="float" office:value="3">
            <text:p>3</text:p>
          </table:table-cell>
          <table:table-cell table:formula="of:=[.B20]-[.B19]" office:value-type="float" office:value="848">
            <text:p>848</text:p>
          </table:table-cell>
          <table:table-cell table:number-columns-repeated="5"/>
          <table:table-cell table:style-name="ce2" table:formula="of:=INDIRECT(&quot;B&quot;&amp;(ROW([.I20])*16))" office:value-type="float" office:value="17898">
            <text:p>17898.0</text:p>
          </table:table-cell>
          <table:table-cell table:style-name="ce2" office:value-type="float" office:value="20">
            <text:p>20.0</text:p>
          </table:table-cell>
          <table:table-cell table:formula="of:=[.K20]*500" office:value-type="float" office:value="10000">
            <text:p>10000</text:p>
          </table:table-cell>
          <table:table-cell table:style-name="ce3" table:formula="of:=(COUNTIF([.J20:.J223];&quot;&gt;=&quot;&amp;[.L20]) - COUNTIF([.J20:.J223];&quot;&gt;=&quot;&amp;[.L21])) / (204/400)" office:value-type="float" office:value="0">
            <text:p>0.000</text:p>
          </table:table-cell>
          <table:table-cell table:style-name="ce3"/>
          <table:table-cell table:number-columns-repeated="4"/>
          <table:table-cell table:style-name="ce3" table:number-columns-repeated="2"/>
          <table:table-cell/>
          <table:table-cell table:style-name="ce3" table:number-columns-repeated="2"/>
        </table:table-row>
        <table:table-row table:style-name="ro1">
          <table:table-cell/>
          <table:table-cell office:value-type="float" office:value="9096">
            <text:p>9096</text:p>
          </table:table-cell>
          <table:table-cell table:formula="of:=MOD(ROW([.B36]);16)" office:value-type="float" office:value="4">
            <text:p>4</text:p>
          </table:table-cell>
          <table:table-cell table:formula="of:=[.B21]-[.B20]" office:value-type="float" office:value="853">
            <text:p>853</text:p>
          </table:table-cell>
          <table:table-cell table:number-columns-repeated="5"/>
          <table:table-cell table:style-name="ce2" table:formula="of:=INDIRECT(&quot;B&quot;&amp;(ROW([.I21])*16))" office:value-type="float" office:value="17880">
            <text:p>17880.0</text:p>
          </table:table-cell>
          <table:table-cell table:style-name="ce2" office:value-type="float" office:value="21">
            <text:p>21.0</text:p>
          </table:table-cell>
          <table:table-cell table:formula="of:=[.K21]*500" office:value-type="float" office:value="10500">
            <text:p>10500</text:p>
          </table:table-cell>
          <table:table-cell table:style-name="ce3" table:formula="of:=(COUNTIF([.J21:.J224];&quot;&gt;=&quot;&amp;[.L21]) - COUNTIF([.J21:.J224];&quot;&gt;=&quot;&amp;[.L22])) / (204/400)" office:value-type="float" office:value="0">
            <text:p>0.000</text:p>
          </table:table-cell>
          <table:table-cell table:style-name="ce3"/>
          <table:table-cell table:number-columns-repeated="4"/>
          <table:table-cell table:style-name="ce3" table:number-columns-repeated="2"/>
          <table:table-cell/>
          <table:table-cell table:style-name="ce3" table:number-columns-repeated="2"/>
        </table:table-row>
        <table:table-row table:style-name="ro1">
          <table:table-cell/>
          <table:table-cell office:value-type="float" office:value="9956">
            <text:p>9956</text:p>
          </table:table-cell>
          <table:table-cell table:formula="of:=MOD(ROW([.B37]);16)" office:value-type="float" office:value="5">
            <text:p>5</text:p>
          </table:table-cell>
          <table:table-cell table:formula="of:=[.B22]-[.B21]" office:value-type="float" office:value="860">
            <text:p>860</text:p>
          </table:table-cell>
          <table:table-cell table:number-columns-repeated="5"/>
          <table:table-cell table:style-name="ce2" table:formula="of:=INDIRECT(&quot;B&quot;&amp;(ROW([.I22])*16))" office:value-type="float" office:value="17918">
            <text:p>17918.0</text:p>
          </table:table-cell>
          <table:table-cell table:style-name="ce2" office:value-type="float" office:value="22">
            <text:p>22.0</text:p>
          </table:table-cell>
          <table:table-cell table:formula="of:=[.K22]*500" office:value-type="float" office:value="11000">
            <text:p>11000</text:p>
          </table:table-cell>
          <table:table-cell table:style-name="ce3" table:formula="of:=(COUNTIF([.J22:.J225];&quot;&gt;=&quot;&amp;[.L22]) - COUNTIF([.J22:.J225];&quot;&gt;=&quot;&amp;[.L23])) / (204/400)" office:value-type="float" office:value="0">
            <text:p>0.000</text:p>
          </table:table-cell>
          <table:table-cell table:style-name="ce3"/>
          <table:table-cell table:number-columns-repeated="4"/>
          <table:table-cell table:style-name="ce3" table:number-columns-repeated="2"/>
          <table:table-cell/>
          <table:table-cell table:style-name="ce3" table:number-columns-repeated="2"/>
        </table:table-row>
        <table:table-row table:style-name="ro1">
          <table:table-cell/>
          <table:table-cell office:value-type="float" office:value="10833">
            <text:p>10833</text:p>
          </table:table-cell>
          <table:table-cell table:formula="of:=MOD(ROW([.B38]);16)" office:value-type="float" office:value="6">
            <text:p>6</text:p>
          </table:table-cell>
          <table:table-cell table:formula="of:=[.B23]-[.B22]" office:value-type="float" office:value="877">
            <text:p>877</text:p>
          </table:table-cell>
          <table:table-cell table:number-columns-repeated="5"/>
          <table:table-cell table:style-name="ce2" table:formula="of:=INDIRECT(&quot;B&quot;&amp;(ROW([.I23])*16))" office:value-type="float" office:value="18144">
            <text:p>18144.0</text:p>
          </table:table-cell>
          <table:table-cell table:style-name="ce2" office:value-type="float" office:value="23">
            <text:p>23.0</text:p>
          </table:table-cell>
          <table:table-cell table:formula="of:=[.K23]*500" office:value-type="float" office:value="11500">
            <text:p>11500</text:p>
          </table:table-cell>
          <table:table-cell table:style-name="ce3" table:formula="of:=(COUNTIF([.J23:.J226];&quot;&gt;=&quot;&amp;[.L23]) - COUNTIF([.J23:.J226];&quot;&gt;=&quot;&amp;[.L24])) / (204/400)" office:value-type="float" office:value="0">
            <text:p>0.000</text:p>
          </table:table-cell>
          <table:table-cell table:style-name="ce3"/>
          <table:table-cell table:number-columns-repeated="4"/>
          <table:table-cell table:style-name="ce3" table:number-columns-repeated="2"/>
          <table:table-cell/>
          <table:table-cell table:style-name="ce3" table:number-columns-repeated="2"/>
        </table:table-row>
        <table:table-row table:style-name="ro1">
          <table:table-cell/>
          <table:table-cell office:value-type="float" office:value="11687">
            <text:p>11687</text:p>
          </table:table-cell>
          <table:table-cell table:formula="of:=MOD(ROW([.B39]);16)" office:value-type="float" office:value="7">
            <text:p>7</text:p>
          </table:table-cell>
          <table:table-cell table:formula="of:=[.B24]-[.B23]" office:value-type="float" office:value="854">
            <text:p>854</text:p>
          </table:table-cell>
          <table:table-cell table:number-columns-repeated="5"/>
          <table:table-cell table:style-name="ce2" table:formula="of:=INDIRECT(&quot;B&quot;&amp;(ROW([.I24])*16))" office:value-type="float" office:value="18298">
            <text:p>18298.0</text:p>
          </table:table-cell>
          <table:table-cell table:style-name="ce2" office:value-type="float" office:value="24">
            <text:p>24.0</text:p>
          </table:table-cell>
          <table:table-cell table:formula="of:=[.K24]*500" office:value-type="float" office:value="12000">
            <text:p>12000</text:p>
          </table:table-cell>
          <table:table-cell table:style-name="ce3" table:formula="of:=(COUNTIF([.J24:.J227];&quot;&gt;=&quot;&amp;[.L24]) - COUNTIF([.J24:.J227];&quot;&gt;=&quot;&amp;[.L25])) / (204/400)" office:value-type="float" office:value="0">
            <text:p>0.000</text:p>
          </table:table-cell>
          <table:table-cell table:style-name="ce3"/>
          <table:table-cell table:number-columns-repeated="4"/>
          <table:table-cell table:style-name="ce3" table:number-columns-repeated="2"/>
          <table:table-cell/>
          <table:table-cell table:style-name="ce3" table:number-columns-repeated="2"/>
        </table:table-row>
        <table:table-row table:style-name="ro1">
          <table:table-cell/>
          <table:table-cell office:value-type="float" office:value="12537">
            <text:p>12537</text:p>
          </table:table-cell>
          <table:table-cell table:formula="of:=MOD(ROW([.B40]);16)" office:value-type="float" office:value="8">
            <text:p>8</text:p>
          </table:table-cell>
          <table:table-cell table:formula="of:=[.B25]-[.B24]" office:value-type="float" office:value="850">
            <text:p>850</text:p>
          </table:table-cell>
          <table:table-cell table:number-columns-repeated="5"/>
          <table:table-cell table:style-name="ce2" table:formula="of:=INDIRECT(&quot;B&quot;&amp;(ROW([.I25])*16))" office:value-type="float" office:value="18267">
            <text:p>18267.0</text:p>
          </table:table-cell>
          <table:table-cell table:style-name="ce2" office:value-type="float" office:value="25">
            <text:p>25.0</text:p>
          </table:table-cell>
          <table:table-cell table:formula="of:=[.K25]*500" office:value-type="float" office:value="12500">
            <text:p>12500</text:p>
          </table:table-cell>
          <table:table-cell table:style-name="ce3" table:formula="of:=(COUNTIF([.J25:.J228];&quot;&gt;=&quot;&amp;[.L25]) - COUNTIF([.J25:.J228];&quot;&gt;=&quot;&amp;[.L26])) / (204/400)" office:value-type="float" office:value="0">
            <text:p>0.000</text:p>
          </table:table-cell>
          <table:table-cell table:style-name="ce3"/>
          <table:table-cell table:number-columns-repeated="4"/>
          <table:table-cell table:style-name="ce3" table:number-columns-repeated="2"/>
          <table:table-cell/>
          <table:table-cell table:style-name="ce3" table:number-columns-repeated="2"/>
        </table:table-row>
        <table:table-row table:style-name="ro1">
          <table:table-cell/>
          <table:table-cell office:value-type="float" office:value="13383">
            <text:p>13383</text:p>
          </table:table-cell>
          <table:table-cell table:formula="of:=MOD(ROW([.B41]);16)" office:value-type="float" office:value="9">
            <text:p>9</text:p>
          </table:table-cell>
          <table:table-cell table:formula="of:=[.B26]-[.B25]" office:value-type="float" office:value="846">
            <text:p>846</text:p>
          </table:table-cell>
          <table:table-cell table:number-columns-repeated="5"/>
          <table:table-cell table:style-name="ce2" table:formula="of:=INDIRECT(&quot;B&quot;&amp;(ROW([.I26])*16))" office:value-type="float" office:value="18408">
            <text:p>18408.0</text:p>
          </table:table-cell>
          <table:table-cell table:style-name="ce2" office:value-type="float" office:value="26">
            <text:p>26.0</text:p>
          </table:table-cell>
          <table:table-cell table:formula="of:=[.K26]*500" office:value-type="float" office:value="13000">
            <text:p>13000</text:p>
          </table:table-cell>
          <table:table-cell table:style-name="ce3" table:formula="of:=(COUNTIF([.J26:.J229];&quot;&gt;=&quot;&amp;[.L26]) - COUNTIF([.J26:.J229];&quot;&gt;=&quot;&amp;[.L27])) / (204/400)" office:value-type="float" office:value="0">
            <text:p>0.000</text:p>
          </table:table-cell>
          <table:table-cell table:style-name="ce3"/>
          <table:table-cell table:number-columns-repeated="4"/>
          <table:table-cell table:style-name="ce3" table:number-columns-repeated="2"/>
          <table:table-cell/>
          <table:table-cell table:style-name="ce3" table:number-columns-repeated="2"/>
        </table:table-row>
        <table:table-row table:style-name="ro1">
          <table:table-cell/>
          <table:table-cell office:value-type="float" office:value="14227">
            <text:p>14227</text:p>
          </table:table-cell>
          <table:table-cell table:formula="of:=MOD(ROW([.B42]);16)" office:value-type="float" office:value="10">
            <text:p>10</text:p>
          </table:table-cell>
          <table:table-cell table:formula="of:=[.B27]-[.B26]" office:value-type="float" office:value="844">
            <text:p>844</text:p>
          </table:table-cell>
          <table:table-cell table:number-columns-repeated="5"/>
          <table:table-cell table:style-name="ce2" table:formula="of:=INDIRECT(&quot;B&quot;&amp;(ROW([.I27])*16))" office:value-type="float" office:value="18986">
            <text:p>18986.0</text:p>
          </table:table-cell>
          <table:table-cell table:style-name="ce2" office:value-type="float" office:value="27">
            <text:p>27.0</text:p>
          </table:table-cell>
          <table:table-cell table:formula="of:=[.K27]*500" office:value-type="float" office:value="13500">
            <text:p>13500</text:p>
          </table:table-cell>
          <table:table-cell table:style-name="ce3" table:formula="of:=(COUNTIF([.J27:.J230];&quot;&gt;=&quot;&amp;[.L27]) - COUNTIF([.J27:.J230];&quot;&gt;=&quot;&amp;[.L28])) / (204/400)" office:value-type="float" office:value="0">
            <text:p>0.000</text:p>
          </table:table-cell>
          <table:table-cell table:style-name="ce3"/>
          <table:table-cell table:number-columns-repeated="4"/>
          <table:table-cell table:style-name="ce3" table:number-columns-repeated="2"/>
          <table:table-cell/>
          <table:table-cell table:style-name="ce3" table:number-columns-repeated="2"/>
        </table:table-row>
        <table:table-row table:style-name="ro1">
          <table:table-cell/>
          <table:table-cell office:value-type="float" office:value="14281">
            <text:p>14281</text:p>
          </table:table-cell>
          <table:table-cell table:formula="of:=MOD(ROW([.B43]);16)" office:value-type="float" office:value="11">
            <text:p>11</text:p>
          </table:table-cell>
          <table:table-cell table:formula="of:=[.B28]-[.B27]" office:value-type="float" office:value="54">
            <text:p>54</text:p>
          </table:table-cell>
          <table:table-cell table:number-columns-repeated="5"/>
          <table:table-cell table:style-name="ce2" table:formula="of:=INDIRECT(&quot;B&quot;&amp;(ROW([.I28])*16))" office:value-type="float" office:value="18405">
            <text:p>18405.0</text:p>
          </table:table-cell>
          <table:table-cell table:style-name="ce2" office:value-type="float" office:value="28">
            <text:p>28.0</text:p>
          </table:table-cell>
          <table:table-cell table:formula="of:=[.K28]*500" office:value-type="float" office:value="14000">
            <text:p>14000</text:p>
          </table:table-cell>
          <table:table-cell table:style-name="ce3" table:formula="of:=(COUNTIF([.J28:.J231];&quot;&gt;=&quot;&amp;[.L28]) - COUNTIF([.J28:.J231];&quot;&gt;=&quot;&amp;[.L29])) / (204/400)" office:value-type="float" office:value="0">
            <text:p>0.000</text:p>
          </table:table-cell>
          <table:table-cell table:style-name="ce3"/>
          <table:table-cell table:number-columns-repeated="4"/>
          <table:table-cell table:style-name="ce3" table:number-columns-repeated="2"/>
          <table:table-cell/>
          <table:table-cell table:style-name="ce3" table:number-columns-repeated="2"/>
        </table:table-row>
        <table:table-row table:style-name="ro1">
          <table:table-cell/>
          <table:table-cell office:value-type="float" office:value="15602">
            <text:p>15602</text:p>
          </table:table-cell>
          <table:table-cell table:formula="of:=MOD(ROW([.B44]);16)" office:value-type="float" office:value="12">
            <text:p>12</text:p>
          </table:table-cell>
          <table:table-cell table:formula="of:=[.B29]-[.B28]" office:value-type="float" office:value="1321">
            <text:p>1321</text:p>
          </table:table-cell>
          <table:table-cell table:number-columns-repeated="5"/>
          <table:table-cell table:style-name="ce2" table:formula="of:=INDIRECT(&quot;B&quot;&amp;(ROW([.I29])*16))" office:value-type="float" office:value="18308">
            <text:p>18308.0</text:p>
          </table:table-cell>
          <table:table-cell table:style-name="ce2" office:value-type="float" office:value="29">
            <text:p>29.0</text:p>
          </table:table-cell>
          <table:table-cell table:formula="of:=[.K29]*500" office:value-type="float" office:value="14500">
            <text:p>14500</text:p>
          </table:table-cell>
          <table:table-cell table:style-name="ce3" table:formula="of:=(COUNTIF([.J29:.J232];&quot;&gt;=&quot;&amp;[.L29]) - COUNTIF([.J29:.J232];&quot;&gt;=&quot;&amp;[.L30])) / (204/400)" office:value-type="float" office:value="0">
            <text:p>0.000</text:p>
          </table:table-cell>
          <table:table-cell table:style-name="ce3"/>
          <table:table-cell table:number-columns-repeated="4"/>
          <table:table-cell table:style-name="ce3" table:number-columns-repeated="2"/>
          <table:table-cell/>
          <table:table-cell table:style-name="ce3" table:number-columns-repeated="2"/>
        </table:table-row>
        <table:table-row table:style-name="ro1">
          <table:table-cell/>
          <table:table-cell office:value-type="float" office:value="16442">
            <text:p>16442</text:p>
          </table:table-cell>
          <table:table-cell table:formula="of:=MOD(ROW([.B45]);16)" office:value-type="float" office:value="13">
            <text:p>13</text:p>
          </table:table-cell>
          <table:table-cell table:formula="of:=[.B30]-[.B29]" office:value-type="float" office:value="840">
            <text:p>840</text:p>
          </table:table-cell>
          <table:table-cell table:number-columns-repeated="5"/>
          <table:table-cell table:style-name="ce2" table:formula="of:=INDIRECT(&quot;B&quot;&amp;(ROW([.I30])*16))" office:value-type="float" office:value="18294">
            <text:p>18294.0</text:p>
          </table:table-cell>
          <table:table-cell table:style-name="ce2" office:value-type="float" office:value="30">
            <text:p>30.0</text:p>
          </table:table-cell>
          <table:table-cell table:formula="of:=[.K30]*500" office:value-type="float" office:value="15000">
            <text:p>15000</text:p>
          </table:table-cell>
          <table:table-cell table:style-name="ce3" table:formula="of:=(COUNTIF([.J30:.J233];&quot;&gt;=&quot;&amp;[.L30]) - COUNTIF([.J30:.J233];&quot;&gt;=&quot;&amp;[.L31])) / (204/400)" office:value-type="float" office:value="0">
            <text:p>0.000</text:p>
          </table:table-cell>
          <table:table-cell table:style-name="ce3"/>
          <table:table-cell table:number-columns-repeated="4"/>
          <table:table-cell table:style-name="ce3" table:number-columns-repeated="2"/>
          <table:table-cell/>
          <table:table-cell table:style-name="ce3" table:number-columns-repeated="2"/>
        </table:table-row>
        <table:table-row table:style-name="ro1">
          <table:table-cell/>
          <table:table-cell office:value-type="float" office:value="17511">
            <text:p>17511</text:p>
          </table:table-cell>
          <table:table-cell table:formula="of:=MOD(ROW([.B46]);16)" office:value-type="float" office:value="14">
            <text:p>14</text:p>
          </table:table-cell>
          <table:table-cell table:formula="of:=[.B31]-[.B30]" office:value-type="float" office:value="1069">
            <text:p>1069</text:p>
          </table:table-cell>
          <table:table-cell table:number-columns-repeated="5"/>
          <table:table-cell table:style-name="ce2" table:formula="of:=INDIRECT(&quot;B&quot;&amp;(ROW([.I31])*16))" office:value-type="float" office:value="18350">
            <text:p>18350.0</text:p>
          </table:table-cell>
          <table:table-cell table:style-name="ce2" office:value-type="float" office:value="31">
            <text:p>31.0</text:p>
          </table:table-cell>
          <table:table-cell table:formula="of:=[.K31]*500" office:value-type="float" office:value="15500">
            <text:p>15500</text:p>
          </table:table-cell>
          <table:table-cell table:style-name="ce3" table:formula="of:=(COUNTIF([.J31:.J234];&quot;&gt;=&quot;&amp;[.L31]) - COUNTIF([.J31:.J234];&quot;&gt;=&quot;&amp;[.L32])) / (204/400)" office:value-type="float" office:value="0">
            <text:p>0.000</text:p>
          </table:table-cell>
          <table:table-cell table:style-name="ce3"/>
          <table:table-cell table:number-columns-repeated="4"/>
          <table:table-cell table:style-name="ce3" table:number-columns-repeated="2"/>
          <table:table-cell/>
          <table:table-cell table:style-name="ce3" table:number-columns-repeated="2"/>
        </table:table-row>
        <table:table-row table:style-name="ro1">
          <table:table-cell/>
          <table:table-cell office:value-type="float" office:value="18377">
            <text:p>18377</text:p>
          </table:table-cell>
          <table:table-cell table:formula="of:=MOD(ROW([.B47]);16)" office:value-type="float" office:value="15">
            <text:p>15</text:p>
          </table:table-cell>
          <table:table-cell table:formula="of:=[.B32]-[.B31]" office:value-type="float" office:value="866">
            <text:p>866</text:p>
          </table:table-cell>
          <table:table-cell table:number-columns-repeated="5"/>
          <table:table-cell table:style-name="ce2" table:formula="of:=INDIRECT(&quot;B&quot;&amp;(ROW([.I32])*16))" office:value-type="float" office:value="18703">
            <text:p>18703.0</text:p>
          </table:table-cell>
          <table:table-cell table:style-name="ce2" office:value-type="float" office:value="32">
            <text:p>32.0</text:p>
          </table:table-cell>
          <table:table-cell table:formula="of:=[.K32]*500" office:value-type="float" office:value="16000">
            <text:p>16000</text:p>
          </table:table-cell>
          <table:table-cell table:style-name="ce3" table:formula="of:=(COUNTIF([.J32:.J235];&quot;&gt;=&quot;&amp;[.L32]) - COUNTIF([.J32:.J235];&quot;&gt;=&quot;&amp;[.L33])) / (204/400)" office:value-type="float" office:value="0">
            <text:p>0.000</text:p>
          </table:table-cell>
          <table:table-cell table:style-name="ce3"/>
          <table:table-cell table:number-columns-repeated="4"/>
          <table:table-cell table:style-name="ce3" table:number-columns-repeated="2"/>
          <table:table-cell/>
          <table:table-cell table:style-name="ce3" table:number-columns-repeated="2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MOD(ROW([.B48]);16)" office:value-type="float" office:value="0">
            <text:p>0</text:p>
          </table:table-cell>
          <table:table-cell table:formula="of:=[.B33]-[.B32]" office:value-type="float" office:value="-18377">
            <text:p>-18377</text:p>
          </table:table-cell>
          <table:table-cell table:number-columns-repeated="5"/>
          <table:table-cell table:style-name="ce2" table:formula="of:=INDIRECT(&quot;B&quot;&amp;(ROW([.I33])*16))" office:value-type="float" office:value="18760">
            <text:p>18760.0</text:p>
          </table:table-cell>
          <table:table-cell table:style-name="ce2" office:value-type="float" office:value="33">
            <text:p>33.0</text:p>
          </table:table-cell>
          <table:table-cell table:formula="of:=[.K33]*500" office:value-type="float" office:value="16500">
            <text:p>16500</text:p>
          </table:table-cell>
          <table:table-cell table:style-name="ce3" table:formula="of:=(COUNTIF([.J33:.J236];&quot;&gt;=&quot;&amp;[.L33]) - COUNTIF([.J33:.J236];&quot;&gt;=&quot;&amp;[.L34])) / (204/400)" office:value-type="float" office:value="1.96078431372549">
            <text:p>1.961</text:p>
          </table:table-cell>
          <table:table-cell table:style-name="ce3"/>
          <table:table-cell table:number-columns-repeated="4"/>
          <table:table-cell table:style-name="ce3" table:number-columns-repeated="2"/>
          <table:table-cell/>
          <table:table-cell table:style-name="ce3" table:number-columns-repeated="2"/>
        </table:table-row>
        <table:table-row table:style-name="ro1">
          <table:table-cell/>
          <table:table-cell office:value-type="float" office:value="9004">
            <text:p>9004</text:p>
          </table:table-cell>
          <table:table-cell table:formula="of:=MOD(ROW([.B49]);16)" office:value-type="float" office:value="1">
            <text:p>1</text:p>
          </table:table-cell>
          <table:table-cell table:formula="of:=[.B34]-[.B33]" office:value-type="float" office:value="9004">
            <text:p>9004</text:p>
          </table:table-cell>
          <table:table-cell table:number-columns-repeated="5"/>
          <table:table-cell table:style-name="ce2" table:formula="of:=INDIRECT(&quot;B&quot;&amp;(ROW([.I34])*16))" office:value-type="float" office:value="18787">
            <text:p>18787.0</text:p>
          </table:table-cell>
          <table:table-cell table:style-name="ce2" office:value-type="float" office:value="34">
            <text:p>34.0</text:p>
          </table:table-cell>
          <table:table-cell table:formula="of:=[.K34]*500" office:value-type="float" office:value="17000">
            <text:p>17000</text:p>
          </table:table-cell>
          <table:table-cell table:style-name="ce3" table:formula="of:=(COUNTIF([.J34:.J237];&quot;&gt;=&quot;&amp;[.L34]) - COUNTIF([.J34:.J237];&quot;&gt;=&quot;&amp;[.L35])) / (204/400)" office:value-type="float" office:value="11.7647058823529">
            <text:p>11.765</text:p>
          </table:table-cell>
          <table:table-cell table:style-name="ce3"/>
          <table:table-cell table:number-columns-repeated="4"/>
          <table:table-cell table:style-name="ce3" table:number-columns-repeated="2"/>
          <table:table-cell/>
          <table:table-cell table:style-name="ce3" table:number-columns-repeated="2"/>
        </table:table-row>
        <table:table-row table:style-name="ro1">
          <table:table-cell/>
          <table:table-cell office:value-type="float" office:value="9853">
            <text:p>9853</text:p>
          </table:table-cell>
          <table:table-cell table:formula="of:=MOD(ROW([.B50]);16)" office:value-type="float" office:value="2">
            <text:p>2</text:p>
          </table:table-cell>
          <table:table-cell table:formula="of:=[.B35]-[.B34]" office:value-type="float" office:value="849">
            <text:p>849</text:p>
          </table:table-cell>
          <table:table-cell table:number-columns-repeated="5"/>
          <table:table-cell table:style-name="ce2" table:formula="of:=INDIRECT(&quot;B&quot;&amp;(ROW([.I35])*16))" office:value-type="float" office:value="18556">
            <text:p>18556.0</text:p>
          </table:table-cell>
          <table:table-cell table:style-name="ce2" office:value-type="float" office:value="35">
            <text:p>35.0</text:p>
          </table:table-cell>
          <table:table-cell table:formula="of:=[.K35]*500" office:value-type="float" office:value="17500">
            <text:p>17500</text:p>
          </table:table-cell>
          <table:table-cell table:style-name="ce3" table:formula="of:=(COUNTIF([.J35:.J238];&quot;&gt;=&quot;&amp;[.L35]) - COUNTIF([.J35:.J238];&quot;&gt;=&quot;&amp;[.L36])) / (204/400)" office:value-type="float" office:value="27.4509803921569">
            <text:p>27.451</text:p>
          </table:table-cell>
          <table:table-cell table:style-name="ce3"/>
          <table:table-cell table:number-columns-repeated="4"/>
          <table:table-cell table:style-name="ce3" table:number-columns-repeated="2"/>
          <table:table-cell/>
          <table:table-cell table:style-name="ce3" table:number-columns-repeated="2"/>
        </table:table-row>
        <table:table-row table:style-name="ro1">
          <table:table-cell/>
          <table:table-cell office:value-type="float" office:value="10697">
            <text:p>10697</text:p>
          </table:table-cell>
          <table:table-cell table:formula="of:=MOD(ROW([.B51]);16)" office:value-type="float" office:value="3">
            <text:p>3</text:p>
          </table:table-cell>
          <table:table-cell table:formula="of:=[.B36]-[.B35]" office:value-type="float" office:value="844">
            <text:p>844</text:p>
          </table:table-cell>
          <table:table-cell table:number-columns-repeated="5"/>
          <table:table-cell table:style-name="ce2" table:formula="of:=INDIRECT(&quot;B&quot;&amp;(ROW([.I36])*16))" office:value-type="float" office:value="18863">
            <text:p>18863.0</text:p>
          </table:table-cell>
          <table:table-cell table:style-name="ce2" office:value-type="float" office:value="36">
            <text:p>36.0</text:p>
          </table:table-cell>
          <table:table-cell table:formula="of:=[.K36]*500" office:value-type="float" office:value="18000">
            <text:p>18000</text:p>
          </table:table-cell>
          <table:table-cell table:style-name="ce3" table:formula="of:=(COUNTIF([.J36:.J239];&quot;&gt;=&quot;&amp;[.L36]) - COUNTIF([.J36:.J239];&quot;&gt;=&quot;&amp;[.L37])) / (204/400)" office:value-type="float" office:value="49.0196078431373">
            <text:p>49.020</text:p>
          </table:table-cell>
          <table:table-cell table:style-name="ce3"/>
          <table:table-cell table:number-columns-repeated="4"/>
          <table:table-cell table:style-name="ce3" table:number-columns-repeated="2"/>
          <table:table-cell/>
          <table:table-cell table:style-name="ce3" table:number-columns-repeated="2"/>
        </table:table-row>
        <table:table-row table:style-name="ro1">
          <table:table-cell/>
          <table:table-cell office:value-type="float" office:value="11542">
            <text:p>11542</text:p>
          </table:table-cell>
          <table:table-cell table:formula="of:=MOD(ROW([.B52]);16)" office:value-type="float" office:value="4">
            <text:p>4</text:p>
          </table:table-cell>
          <table:table-cell table:formula="of:=[.B37]-[.B36]" office:value-type="float" office:value="845">
            <text:p>845</text:p>
          </table:table-cell>
          <table:table-cell table:number-columns-repeated="5"/>
          <table:table-cell table:style-name="ce2" table:formula="of:=INDIRECT(&quot;B&quot;&amp;(ROW([.I37])*16))" office:value-type="float" office:value="18682">
            <text:p>18682.0</text:p>
          </table:table-cell>
          <table:table-cell table:style-name="ce2" office:value-type="float" office:value="37">
            <text:p>37.0</text:p>
          </table:table-cell>
          <table:table-cell table:formula="of:=[.K37]*500" office:value-type="float" office:value="18500">
            <text:p>18500</text:p>
          </table:table-cell>
          <table:table-cell table:style-name="ce3" table:formula="of:=(COUNTIF([.J37:.J240];&quot;&gt;=&quot;&amp;[.L37]) - COUNTIF([.J37:.J240];&quot;&gt;=&quot;&amp;[.L38])) / (204/400)" office:value-type="float" office:value="45.0980392156863">
            <text:p>45.098</text:p>
          </table:table-cell>
          <table:table-cell table:style-name="ce3"/>
          <table:table-cell table:number-columns-repeated="4"/>
          <table:table-cell table:style-name="ce3" table:number-columns-repeated="2"/>
          <table:table-cell/>
          <table:table-cell table:style-name="ce3" table:number-columns-repeated="2"/>
        </table:table-row>
        <table:table-row table:style-name="ro1">
          <table:table-cell/>
          <table:table-cell office:value-type="float" office:value="12389">
            <text:p>12389</text:p>
          </table:table-cell>
          <table:table-cell table:formula="of:=MOD(ROW([.B53]);16)" office:value-type="float" office:value="5">
            <text:p>5</text:p>
          </table:table-cell>
          <table:table-cell table:formula="of:=[.B38]-[.B37]" office:value-type="float" office:value="847">
            <text:p>847</text:p>
          </table:table-cell>
          <table:table-cell table:number-columns-repeated="5"/>
          <table:table-cell table:style-name="ce2" table:formula="of:=INDIRECT(&quot;B&quot;&amp;(ROW([.I38])*16))" office:value-type="float" office:value="18817">
            <text:p>18817.0</text:p>
          </table:table-cell>
          <table:table-cell table:style-name="ce2" office:value-type="float" office:value="38">
            <text:p>38.0</text:p>
          </table:table-cell>
          <table:table-cell table:formula="of:=[.K38]*500" office:value-type="float" office:value="19000">
            <text:p>19000</text:p>
          </table:table-cell>
          <table:table-cell table:style-name="ce3" table:formula="of:=(COUNTIF([.J38:.J241];&quot;&gt;=&quot;&amp;[.L38]) - COUNTIF([.J38:.J241];&quot;&gt;=&quot;&amp;[.L39])) / (204/400)" office:value-type="float" office:value="52.9411764705882">
            <text:p>52.941</text:p>
          </table:table-cell>
          <table:table-cell table:style-name="ce3"/>
          <table:table-cell table:number-columns-repeated="4"/>
          <table:table-cell table:style-name="ce3" table:number-columns-repeated="2"/>
          <table:table-cell/>
          <table:table-cell table:style-name="ce3" table:number-columns-repeated="2"/>
        </table:table-row>
        <table:table-row table:style-name="ro1">
          <table:table-cell/>
          <table:table-cell office:value-type="float" office:value="13236">
            <text:p>13236</text:p>
          </table:table-cell>
          <table:table-cell table:formula="of:=MOD(ROW([.B54]);16)" office:value-type="float" office:value="6">
            <text:p>6</text:p>
          </table:table-cell>
          <table:table-cell table:formula="of:=[.B39]-[.B38]" office:value-type="float" office:value="847">
            <text:p>847</text:p>
          </table:table-cell>
          <table:table-cell table:number-columns-repeated="5"/>
          <table:table-cell table:style-name="ce2" table:formula="of:=INDIRECT(&quot;B&quot;&amp;(ROW([.I39])*16))" office:value-type="float" office:value="18782">
            <text:p>18782.0</text:p>
          </table:table-cell>
          <table:table-cell table:style-name="ce2" office:value-type="float" office:value="39">
            <text:p>39.0</text:p>
          </table:table-cell>
          <table:table-cell table:formula="of:=[.K39]*500" office:value-type="float" office:value="19500">
            <text:p>19500</text:p>
          </table:table-cell>
          <table:table-cell table:style-name="ce3" table:formula="of:=(COUNTIF([.J39:.J242];&quot;&gt;=&quot;&amp;[.L39]) - COUNTIF([.J39:.J242];&quot;&gt;=&quot;&amp;[.L40])) / (204/400)" office:value-type="float" office:value="52.9411764705882">
            <text:p>52.941</text:p>
          </table:table-cell>
          <table:table-cell table:style-name="ce3"/>
          <table:table-cell table:number-columns-repeated="4"/>
          <table:table-cell table:style-name="ce3" table:number-columns-repeated="2"/>
          <table:table-cell/>
          <table:table-cell table:style-name="ce3" table:number-columns-repeated="2"/>
        </table:table-row>
        <table:table-row table:style-name="ro1">
          <table:table-cell/>
          <table:table-cell office:value-type="float" office:value="14087">
            <text:p>14087</text:p>
          </table:table-cell>
          <table:table-cell table:formula="of:=MOD(ROW([.B55]);16)" office:value-type="float" office:value="7">
            <text:p>7</text:p>
          </table:table-cell>
          <table:table-cell table:formula="of:=[.B40]-[.B39]" office:value-type="float" office:value="851">
            <text:p>851</text:p>
          </table:table-cell>
          <table:table-cell table:number-columns-repeated="5"/>
          <table:table-cell table:style-name="ce2" table:formula="of:=INDIRECT(&quot;B&quot;&amp;(ROW([.I40])*16))" office:value-type="float" office:value="18806">
            <text:p>18806.0</text:p>
          </table:table-cell>
          <table:table-cell table:style-name="ce2" office:value-type="float" office:value="40">
            <text:p>40.0</text:p>
          </table:table-cell>
          <table:table-cell table:formula="of:=[.K40]*500" office:value-type="float" office:value="20000">
            <text:p>20000</text:p>
          </table:table-cell>
          <table:table-cell table:style-name="ce3" table:formula="of:=(COUNTIF([.J40:.J243];&quot;&gt;=&quot;&amp;[.L40]) - COUNTIF([.J40:.J243];&quot;&gt;=&quot;&amp;[.L41])) / (204/400)" office:value-type="float" office:value="37.2549019607843">
            <text:p>37.255</text:p>
          </table:table-cell>
          <table:table-cell table:style-name="ce3"/>
          <table:table-cell table:number-columns-repeated="4"/>
          <table:table-cell table:style-name="ce3" table:number-columns-repeated="2"/>
          <table:table-cell/>
          <table:table-cell table:style-name="ce3" table:number-columns-repeated="2"/>
        </table:table-row>
        <table:table-row table:style-name="ro1">
          <table:table-cell/>
          <table:table-cell office:value-type="float" office:value="14941">
            <text:p>14941</text:p>
          </table:table-cell>
          <table:table-cell table:formula="of:=MOD(ROW([.B56]);16)" office:value-type="float" office:value="8">
            <text:p>8</text:p>
          </table:table-cell>
          <table:table-cell table:formula="of:=[.B41]-[.B40]" office:value-type="float" office:value="854">
            <text:p>854</text:p>
          </table:table-cell>
          <table:table-cell table:number-columns-repeated="5"/>
          <table:table-cell table:style-name="ce2" table:formula="of:=INDIRECT(&quot;B&quot;&amp;(ROW([.I41])*16))" office:value-type="float" office:value="18844">
            <text:p>18844.0</text:p>
          </table:table-cell>
          <table:table-cell table:style-name="ce2" office:value-type="float" office:value="41">
            <text:p>41.0</text:p>
          </table:table-cell>
          <table:table-cell table:formula="of:=[.K41]*500" office:value-type="float" office:value="20500">
            <text:p>20500</text:p>
          </table:table-cell>
          <table:table-cell table:style-name="ce3" table:formula="of:=(COUNTIF([.J41:.J244];&quot;&gt;=&quot;&amp;[.L41]) - COUNTIF([.J41:.J244];&quot;&gt;=&quot;&amp;[.L42])) / (204/400)" office:value-type="float" office:value="27.4509803921569">
            <text:p>27.451</text:p>
          </table:table-cell>
          <table:table-cell table:style-name="ce3"/>
          <table:table-cell table:number-columns-repeated="4"/>
          <table:table-cell table:style-name="ce3" table:number-columns-repeated="2"/>
          <table:table-cell/>
          <table:table-cell table:style-name="ce3" table:number-columns-repeated="2"/>
        </table:table-row>
        <table:table-row table:style-name="ro1">
          <table:table-cell/>
          <table:table-cell office:value-type="float" office:value="15791">
            <text:p>15791</text:p>
          </table:table-cell>
          <table:table-cell table:formula="of:=MOD(ROW([.B57]);16)" office:value-type="float" office:value="9">
            <text:p>9</text:p>
          </table:table-cell>
          <table:table-cell table:formula="of:=[.B42]-[.B41]" office:value-type="float" office:value="850">
            <text:p>850</text:p>
          </table:table-cell>
          <table:table-cell table:number-columns-repeated="5"/>
          <table:table-cell table:style-name="ce2" table:formula="of:=INDIRECT(&quot;B&quot;&amp;(ROW([.I42])*16))" office:value-type="float" office:value="18935">
            <text:p>18935.0</text:p>
          </table:table-cell>
          <table:table-cell table:style-name="ce2" office:value-type="float" office:value="42">
            <text:p>42.0</text:p>
          </table:table-cell>
          <table:table-cell table:formula="of:=[.K42]*500" office:value-type="float" office:value="21000">
            <text:p>21000</text:p>
          </table:table-cell>
          <table:table-cell table:style-name="ce3" table:formula="of:=(COUNTIF([.J42:.J245];&quot;&gt;=&quot;&amp;[.L42]) - COUNTIF([.J42:.J245];&quot;&gt;=&quot;&amp;[.L43])) / (204/400)" office:value-type="float" office:value="11.7647058823529">
            <text:p>11.765</text:p>
          </table:table-cell>
          <table:table-cell table:style-name="ce3"/>
          <table:table-cell table:number-columns-repeated="7"/>
          <table:table-cell table:style-name="ce3" table:number-columns-repeated="2"/>
        </table:table-row>
        <table:table-row table:style-name="ro1">
          <table:table-cell/>
          <table:table-cell office:value-type="float" office:value="16637">
            <text:p>16637</text:p>
          </table:table-cell>
          <table:table-cell table:formula="of:=MOD(ROW([.B58]);16)" office:value-type="float" office:value="10">
            <text:p>10</text:p>
          </table:table-cell>
          <table:table-cell table:formula="of:=[.B43]-[.B42]" office:value-type="float" office:value="846">
            <text:p>846</text:p>
          </table:table-cell>
          <table:table-cell table:number-columns-repeated="5"/>
          <table:table-cell table:style-name="ce2" table:formula="of:=INDIRECT(&quot;B&quot;&amp;(ROW([.I43])*16))" office:value-type="float" office:value="19020">
            <text:p>19020.0</text:p>
          </table:table-cell>
          <table:table-cell table:style-name="ce2" office:value-type="float" office:value="43">
            <text:p>43.0</text:p>
          </table:table-cell>
          <table:table-cell table:formula="of:=[.K43]*500" office:value-type="float" office:value="21500">
            <text:p>21500</text:p>
          </table:table-cell>
          <table:table-cell table:style-name="ce3" table:formula="of:=(COUNTIF([.J43:.J246];&quot;&gt;=&quot;&amp;[.L43]) - COUNTIF([.J43:.J246];&quot;&gt;=&quot;&amp;[.L44])) / (204/400)" office:value-type="float" office:value="5.88235294117647">
            <text:p>5.882</text:p>
          </table:table-cell>
          <table:table-cell table:style-name="ce3"/>
          <table:table-cell table:number-columns-repeated="7"/>
          <table:table-cell table:style-name="ce3" table:number-columns-repeated="2"/>
        </table:table-row>
        <table:table-row table:style-name="ro1">
          <table:table-cell/>
          <table:table-cell office:value-type="float" office:value="17500">
            <text:p>17500</text:p>
          </table:table-cell>
          <table:table-cell table:formula="of:=MOD(ROW([.B59]);16)" office:value-type="float" office:value="11">
            <text:p>11</text:p>
          </table:table-cell>
          <table:table-cell table:formula="of:=[.B44]-[.B43]" office:value-type="float" office:value="863">
            <text:p>863</text:p>
          </table:table-cell>
          <table:table-cell table:number-columns-repeated="5"/>
          <table:table-cell table:style-name="ce2" table:formula="of:=INDIRECT(&quot;B&quot;&amp;(ROW([.I44])*16))" office:value-type="float" office:value="19280">
            <text:p>19280.0</text:p>
          </table:table-cell>
          <table:table-cell table:style-name="ce2" office:value-type="float" office:value="44">
            <text:p>44.0</text:p>
          </table:table-cell>
          <table:table-cell table:formula="of:=[.K44]*500" office:value-type="float" office:value="22000">
            <text:p>22000</text:p>
          </table:table-cell>
          <table:table-cell table:style-name="ce3" table:formula="of:=(COUNTIF([.J44:.J247];&quot;&gt;=&quot;&amp;[.L44]) - COUNTIF([.J44:.J247];&quot;&gt;=&quot;&amp;[.L45])) / (204/400)" office:value-type="float" office:value="1.96078431372549">
            <text:p>1.961</text:p>
          </table:table-cell>
          <table:table-cell table:style-name="ce3"/>
          <table:table-cell table:number-columns-repeated="7"/>
          <table:table-cell table:style-name="ce3" table:number-columns-repeated="2"/>
        </table:table-row>
        <table:table-row table:style-name="ro1">
          <table:table-cell/>
          <table:table-cell office:value-type="float" office:value="18339">
            <text:p>18339</text:p>
          </table:table-cell>
          <table:table-cell table:formula="of:=MOD(ROW([.B60]);16)" office:value-type="float" office:value="12">
            <text:p>12</text:p>
          </table:table-cell>
          <table:table-cell table:formula="of:=[.B45]-[.B44]" office:value-type="float" office:value="839">
            <text:p>839</text:p>
          </table:table-cell>
          <table:table-cell table:number-columns-repeated="5"/>
          <table:table-cell table:style-name="ce2" table:formula="of:=INDIRECT(&quot;B&quot;&amp;(ROW([.I45])*16))" office:value-type="float" office:value="19752">
            <text:p>19752.0</text:p>
          </table:table-cell>
          <table:table-cell table:style-name="ce2" office:value-type="float" office:value="45">
            <text:p>45.0</text:p>
          </table:table-cell>
          <table:table-cell table:formula="of:=[.K45]*500" office:value-type="float" office:value="22500">
            <text:p>22500</text:p>
          </table:table-cell>
          <table:table-cell table:style-name="ce3" table:formula="of:=(COUNTIF([.J45:.J248];&quot;&gt;=&quot;&amp;[.L45]) - COUNTIF([.J45:.J248];&quot;&gt;=&quot;&amp;[.L46])) / (204/400)" office:value-type="float" office:value="0">
            <text:p>0.000</text:p>
          </table:table-cell>
          <table:table-cell table:style-name="ce3"/>
          <table:table-cell table:number-columns-repeated="7"/>
          <table:table-cell table:style-name="ce3" table:number-columns-repeated="2"/>
        </table:table-row>
        <table:table-row table:style-name="ro1">
          <table:table-cell/>
          <table:table-cell office:value-type="float" office:value="19184">
            <text:p>19184</text:p>
          </table:table-cell>
          <table:table-cell table:formula="of:=MOD(ROW([.B61]);16)" office:value-type="float" office:value="13">
            <text:p>13</text:p>
          </table:table-cell>
          <table:table-cell table:formula="of:=[.B46]-[.B45]" office:value-type="float" office:value="845">
            <text:p>845</text:p>
          </table:table-cell>
          <table:table-cell table:number-columns-repeated="5"/>
          <table:table-cell table:style-name="ce2" table:formula="of:=INDIRECT(&quot;B&quot;&amp;(ROW([.I46])*16))" office:value-type="float" office:value="18546">
            <text:p>18546.0</text:p>
          </table:table-cell>
          <table:table-cell table:style-name="ce2" office:value-type="float" office:value="46">
            <text:p>46.0</text:p>
          </table:table-cell>
          <table:table-cell table:formula="of:=[.K46]*500" office:value-type="float" office:value="23000">
            <text:p>23000</text:p>
          </table:table-cell>
          <table:table-cell table:style-name="ce3" table:formula="of:=(COUNTIF([.J46:.J249];&quot;&gt;=&quot;&amp;[.L46]) - COUNTIF([.J46:.J249];&quot;&gt;=&quot;&amp;[.L47])) / (204/400)" office:value-type="float" office:value="1.96078431372549">
            <text:p>1.961</text:p>
          </table:table-cell>
          <table:table-cell table:style-name="ce3"/>
          <table:table-cell table:number-columns-repeated="7"/>
          <table:table-cell table:style-name="ce3" table:number-columns-repeated="2"/>
        </table:table-row>
        <table:table-row table:style-name="ro1">
          <table:table-cell/>
          <table:table-cell office:value-type="float" office:value="19223">
            <text:p>19223</text:p>
          </table:table-cell>
          <table:table-cell table:formula="of:=MOD(ROW([.B62]);16)" office:value-type="float" office:value="14">
            <text:p>14</text:p>
          </table:table-cell>
          <table:table-cell table:formula="of:=[.B47]-[.B46]" office:value-type="float" office:value="39">
            <text:p>39</text:p>
          </table:table-cell>
          <table:table-cell table:number-columns-repeated="5"/>
          <table:table-cell table:style-name="ce2" table:formula="of:=INDIRECT(&quot;B&quot;&amp;(ROW([.I47])*16))" office:value-type="float" office:value="19541">
            <text:p>19541.0</text:p>
          </table:table-cell>
          <table:table-cell table:style-name="ce2" office:value-type="float" office:value="47">
            <text:p>47.0</text:p>
          </table:table-cell>
          <table:table-cell table:formula="of:=[.K47]*500" office:value-type="float" office:value="23500">
            <text:p>23500</text:p>
          </table:table-cell>
          <table:table-cell table:style-name="ce3" table:formula="of:=(COUNTIF([.J47:.J250];&quot;&gt;=&quot;&amp;[.L47]) - COUNTIF([.J47:.J250];&quot;&gt;=&quot;&amp;[.L48])) / (204/400)" office:value-type="float" office:value="0">
            <text:p>0.000</text:p>
          </table:table-cell>
          <table:table-cell table:style-name="ce3"/>
          <table:table-cell table:number-columns-repeated="7"/>
          <table:table-cell table:style-name="ce3" table:number-columns-repeated="2"/>
        </table:table-row>
        <table:table-row table:style-name="ro1">
          <table:table-cell/>
          <table:table-cell office:value-type="float" office:value="22592">
            <text:p>22592</text:p>
          </table:table-cell>
          <table:table-cell table:formula="of:=MOD(ROW([.B63]);16)" office:value-type="float" office:value="15">
            <text:p>15</text:p>
          </table:table-cell>
          <table:table-cell table:formula="of:=[.B48]-[.B47]" office:value-type="float" office:value="3369">
            <text:p>3369</text:p>
          </table:table-cell>
          <table:table-cell table:number-columns-repeated="5"/>
          <table:table-cell table:style-name="ce2" table:formula="of:=INDIRECT(&quot;B&quot;&amp;(ROW([.I48])*16))" office:value-type="float" office:value="19300">
            <text:p>19300.0</text:p>
          </table:table-cell>
          <table:table-cell table:style-name="ce2" office:value-type="float" office:value="48">
            <text:p>48.0</text:p>
          </table:table-cell>
          <table:table-cell table:formula="of:=[.K48]*500" office:value-type="float" office:value="24000">
            <text:p>24000</text:p>
          </table:table-cell>
          <table:table-cell table:style-name="ce3" table:formula="of:=(COUNTIF([.J48:.J251];&quot;&gt;=&quot;&amp;[.L48]) - COUNTIF([.J48:.J251];&quot;&gt;=&quot;&amp;[.L49])) / (204/400)" office:value-type="float" office:value="1.96078431372549">
            <text:p>1.961</text:p>
          </table:table-cell>
          <table:table-cell table:style-name="ce3"/>
          <table:table-cell table:number-columns-repeated="7"/>
          <table:table-cell table:style-name="ce3" table:number-columns-repeated="2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MOD(ROW([.B64]);16)" office:value-type="float" office:value="0">
            <text:p>0</text:p>
          </table:table-cell>
          <table:table-cell table:formula="of:=[.B49]-[.B48]" office:value-type="float" office:value="-22592">
            <text:p>-22592</text:p>
          </table:table-cell>
          <table:table-cell table:number-columns-repeated="5"/>
          <table:table-cell table:style-name="ce2" table:formula="of:=INDIRECT(&quot;B&quot;&amp;(ROW([.I49])*16))" office:value-type="float" office:value="19929">
            <text:p>19929.0</text:p>
          </table:table-cell>
          <table:table-cell table:style-name="ce2" office:value-type="float" office:value="49">
            <text:p>49.0</text:p>
          </table:table-cell>
          <table:table-cell table:formula="of:=[.K49]*500" office:value-type="float" office:value="24500">
            <text:p>24500</text:p>
          </table:table-cell>
          <table:table-cell table:style-name="ce3" table:formula="of:=(COUNTIF([.J49:.J252];&quot;&gt;=&quot;&amp;[.L49]) - COUNTIF([.J49:.J252];&quot;&gt;=&quot;&amp;[.L50])) / (204/400)" office:value-type="float" office:value="0">
            <text:p>0.000</text:p>
          </table:table-cell>
          <table:table-cell table:style-name="ce3"/>
          <table:table-cell table:number-columns-repeated="7"/>
          <table:table-cell table:style-name="ce3" table:number-columns-repeated="2"/>
        </table:table-row>
        <table:table-row table:style-name="ro1">
          <table:table-cell/>
          <table:table-cell office:value-type="float" office:value="9401">
            <text:p>9401</text:p>
          </table:table-cell>
          <table:table-cell table:formula="of:=MOD(ROW([.B65]);16)" office:value-type="float" office:value="1">
            <text:p>1</text:p>
          </table:table-cell>
          <table:table-cell table:formula="of:=[.B50]-[.B49]" office:value-type="float" office:value="9401">
            <text:p>9401</text:p>
          </table:table-cell>
          <table:table-cell table:number-columns-repeated="5"/>
          <table:table-cell table:style-name="ce2" table:formula="of:=INDIRECT(&quot;B&quot;&amp;(ROW([.I50])*16))" office:value-type="float" office:value="19425">
            <text:p>19425.0</text:p>
          </table:table-cell>
          <table:table-cell table:style-name="ce2" office:value-type="float" office:value="50">
            <text:p>50.0</text:p>
          </table:table-cell>
          <table:table-cell table:formula="of:=[.K50]*500" office:value-type="float" office:value="25000">
            <text:p>25000</text:p>
          </table:table-cell>
          <table:table-cell table:style-name="ce3" table:formula="of:=(COUNTIF([.J50:.J253];&quot;&gt;=&quot;&amp;[.L50]) - COUNTIF([.J50:.J253];&quot;&gt;=&quot;&amp;[.L51])) / (204/400)" office:value-type="float" office:value="0">
            <text:p>0.000</text:p>
          </table:table-cell>
          <table:table-cell table:style-name="ce3"/>
          <table:table-cell table:number-columns-repeated="7"/>
          <table:table-cell table:style-name="ce3" table:number-columns-repeated="2"/>
        </table:table-row>
        <table:table-row table:style-name="ro1">
          <table:table-cell/>
          <table:table-cell office:value-type="float" office:value="10274">
            <text:p>10274</text:p>
          </table:table-cell>
          <table:table-cell table:formula="of:=MOD(ROW([.B66]);16)" office:value-type="float" office:value="2">
            <text:p>2</text:p>
          </table:table-cell>
          <table:table-cell table:formula="of:=[.B51]-[.B50]" office:value-type="float" office:value="873">
            <text:p>873</text:p>
          </table:table-cell>
          <table:table-cell table:number-columns-repeated="5"/>
          <table:table-cell table:style-name="ce2" table:formula="of:=INDIRECT(&quot;B&quot;&amp;(ROW([.I51])*16))" office:value-type="float" office:value="19798">
            <text:p>19798.0</text:p>
          </table:table-cell>
          <table:table-cell table:style-name="ce2"/>
          <table:table-cell/>
          <table:table-cell table:style-name="ce3"/>
          <table:table-cell table:number-columns-repeated="8"/>
          <table:table-cell table:style-name="ce3" table:number-columns-repeated="2"/>
        </table:table-row>
        <table:table-row table:style-name="ro1">
          <table:table-cell/>
          <table:table-cell office:value-type="float" office:value="11117">
            <text:p>11117</text:p>
          </table:table-cell>
          <table:table-cell table:formula="of:=MOD(ROW([.B67]);16)" office:value-type="float" office:value="3">
            <text:p>3</text:p>
          </table:table-cell>
          <table:table-cell table:formula="of:=[.B52]-[.B51]" office:value-type="float" office:value="843">
            <text:p>843</text:p>
          </table:table-cell>
          <table:table-cell table:number-columns-repeated="5"/>
          <table:table-cell table:style-name="ce2" table:formula="of:=INDIRECT(&quot;B&quot;&amp;(ROW([.I52])*16))" office:value-type="float" office:value="19240">
            <text:p>19240.0</text:p>
          </table:table-cell>
          <table:table-cell table:style-name="ce2"/>
          <table:table-cell/>
          <table:table-cell table:style-name="ce3"/>
          <table:table-cell table:number-columns-repeated="10"/>
        </table:table-row>
        <table:table-row table:style-name="ro1">
          <table:table-cell/>
          <table:table-cell office:value-type="float" office:value="11971">
            <text:p>11971</text:p>
          </table:table-cell>
          <table:table-cell table:formula="of:=MOD(ROW([.B68]);16)" office:value-type="float" office:value="4">
            <text:p>4</text:p>
          </table:table-cell>
          <table:table-cell table:formula="of:=[.B53]-[.B52]" office:value-type="float" office:value="854">
            <text:p>854</text:p>
          </table:table-cell>
          <table:table-cell table:number-columns-repeated="5"/>
          <table:table-cell table:style-name="ce2" table:formula="of:=INDIRECT(&quot;B&quot;&amp;(ROW([.I53])*16))" office:value-type="float" office:value="19765">
            <text:p>19765.0</text:p>
          </table:table-cell>
          <table:table-cell table:style-name="ce2"/>
          <table:table-cell/>
          <table:table-cell table:style-name="ce3"/>
          <table:table-cell table:number-columns-repeated="10"/>
        </table:table-row>
        <table:table-row table:style-name="ro1">
          <table:table-cell/>
          <table:table-cell office:value-type="float" office:value="12820">
            <text:p>12820</text:p>
          </table:table-cell>
          <table:table-cell table:formula="of:=MOD(ROW([.B69]);16)" office:value-type="float" office:value="5">
            <text:p>5</text:p>
          </table:table-cell>
          <table:table-cell table:formula="of:=[.B54]-[.B53]" office:value-type="float" office:value="849">
            <text:p>849</text:p>
          </table:table-cell>
          <table:table-cell table:number-columns-repeated="5"/>
          <table:table-cell table:style-name="ce2" table:formula="of:=INDIRECT(&quot;B&quot;&amp;(ROW([.I54])*16))" office:value-type="float" office:value="20531">
            <text:p>20531.0</text:p>
          </table:table-cell>
          <table:table-cell table:style-name="ce2"/>
          <table:table-cell/>
          <table:table-cell table:style-name="ce3"/>
          <table:table-cell table:number-columns-repeated="10"/>
        </table:table-row>
        <table:table-row table:style-name="ro1">
          <table:table-cell/>
          <table:table-cell office:value-type="float" office:value="13684">
            <text:p>13684</text:p>
          </table:table-cell>
          <table:table-cell table:formula="of:=MOD(ROW([.B70]);16)" office:value-type="float" office:value="6">
            <text:p>6</text:p>
          </table:table-cell>
          <table:table-cell table:formula="of:=[.B55]-[.B54]" office:value-type="float" office:value="864">
            <text:p>864</text:p>
          </table:table-cell>
          <table:table-cell table:number-columns-repeated="5"/>
          <table:table-cell table:style-name="ce2" table:formula="of:=INDIRECT(&quot;B&quot;&amp;(ROW([.I55])*16))" office:value-type="float" office:value="19667">
            <text:p>19667.0</text:p>
          </table:table-cell>
          <table:table-cell table:style-name="ce2"/>
          <table:table-cell/>
          <table:table-cell table:style-name="ce3"/>
          <table:table-cell table:number-columns-repeated="10"/>
        </table:table-row>
        <table:table-row table:style-name="ro1">
          <table:table-cell/>
          <table:table-cell office:value-type="float" office:value="14534">
            <text:p>14534</text:p>
          </table:table-cell>
          <table:table-cell table:formula="of:=MOD(ROW([.B71]);16)" office:value-type="float" office:value="7">
            <text:p>7</text:p>
          </table:table-cell>
          <table:table-cell table:formula="of:=[.B56]-[.B55]" office:value-type="float" office:value="850">
            <text:p>850</text:p>
          </table:table-cell>
          <table:table-cell table:number-columns-repeated="5"/>
          <table:table-cell table:style-name="ce2" table:formula="of:=INDIRECT(&quot;B&quot;&amp;(ROW([.I56])*16))" office:value-type="float" office:value="20186">
            <text:p>20186.0</text:p>
          </table:table-cell>
          <table:table-cell table:style-name="ce2"/>
          <table:table-cell/>
          <table:table-cell table:style-name="ce3"/>
          <table:table-cell table:number-columns-repeated="10"/>
        </table:table-row>
        <table:table-row table:style-name="ro1">
          <table:table-cell/>
          <table:table-cell office:value-type="float" office:value="15386">
            <text:p>15386</text:p>
          </table:table-cell>
          <table:table-cell table:formula="of:=MOD(ROW([.B72]);16)" office:value-type="float" office:value="8">
            <text:p>8</text:p>
          </table:table-cell>
          <table:table-cell table:formula="of:=[.B57]-[.B56]" office:value-type="float" office:value="852">
            <text:p>852</text:p>
          </table:table-cell>
          <table:table-cell table:number-columns-repeated="5"/>
          <table:table-cell table:style-name="ce2" table:formula="of:=INDIRECT(&quot;B&quot;&amp;(ROW([.I57])*16))" office:value-type="float" office:value="18778">
            <text:p>18778.0</text:p>
          </table:table-cell>
          <table:table-cell table:style-name="ce2"/>
          <table:table-cell/>
          <table:table-cell table:style-name="ce3"/>
          <table:table-cell table:number-columns-repeated="10"/>
        </table:table-row>
        <table:table-row table:style-name="ro1">
          <table:table-cell/>
          <table:table-cell office:value-type="float" office:value="16231">
            <text:p>16231</text:p>
          </table:table-cell>
          <table:table-cell table:formula="of:=MOD(ROW([.B73]);16)" office:value-type="float" office:value="9">
            <text:p>9</text:p>
          </table:table-cell>
          <table:table-cell table:formula="of:=[.B58]-[.B57]" office:value-type="float" office:value="845">
            <text:p>845</text:p>
          </table:table-cell>
          <table:table-cell table:number-columns-repeated="5"/>
          <table:table-cell table:style-name="ce2" table:formula="of:=INDIRECT(&quot;B&quot;&amp;(ROW([.I58])*16))" office:value-type="float" office:value="20619">
            <text:p>20619.0</text:p>
          </table:table-cell>
          <table:table-cell table:style-name="ce2"/>
          <table:table-cell/>
          <table:table-cell table:style-name="ce3"/>
          <table:table-cell table:number-columns-repeated="10"/>
        </table:table-row>
        <table:table-row table:style-name="ro1">
          <table:table-cell/>
          <table:table-cell office:value-type="float" office:value="17075">
            <text:p>17075</text:p>
          </table:table-cell>
          <table:table-cell table:formula="of:=MOD(ROW([.B74]);16)" office:value-type="float" office:value="10">
            <text:p>10</text:p>
          </table:table-cell>
          <table:table-cell table:formula="of:=[.B59]-[.B58]" office:value-type="float" office:value="844">
            <text:p>844</text:p>
          </table:table-cell>
          <table:table-cell table:number-columns-repeated="5"/>
          <table:table-cell table:style-name="ce2" table:formula="of:=INDIRECT(&quot;B&quot;&amp;(ROW([.I59])*16))" office:value-type="float" office:value="19743">
            <text:p>19743.0</text:p>
          </table:table-cell>
          <table:table-cell table:style-name="ce2"/>
          <table:table-cell/>
          <table:table-cell table:style-name="ce3"/>
          <table:table-cell table:number-columns-repeated="10"/>
        </table:table-row>
        <table:table-row table:style-name="ro1">
          <table:table-cell/>
          <table:table-cell office:value-type="float" office:value="17917">
            <text:p>17917</text:p>
          </table:table-cell>
          <table:table-cell table:formula="of:=MOD(ROW([.B75]);16)" office:value-type="float" office:value="11">
            <text:p>11</text:p>
          </table:table-cell>
          <table:table-cell table:formula="of:=[.B60]-[.B59]" office:value-type="float" office:value="842">
            <text:p>842</text:p>
          </table:table-cell>
          <table:table-cell table:number-columns-repeated="5"/>
          <table:table-cell table:style-name="ce2" table:formula="of:=INDIRECT(&quot;B&quot;&amp;(ROW([.I60])*16))" office:value-type="float" office:value="20173">
            <text:p>20173.0</text:p>
          </table:table-cell>
          <table:table-cell table:style-name="ce2"/>
          <table:table-cell/>
          <table:table-cell table:style-name="ce3"/>
          <table:table-cell table:number-columns-repeated="10"/>
        </table:table-row>
        <table:table-row table:style-name="ro1">
          <table:table-cell/>
          <table:table-cell office:value-type="float" office:value="18758">
            <text:p>18758</text:p>
          </table:table-cell>
          <table:table-cell table:formula="of:=MOD(ROW([.B76]);16)" office:value-type="float" office:value="12">
            <text:p>12</text:p>
          </table:table-cell>
          <table:table-cell table:formula="of:=[.B61]-[.B60]" office:value-type="float" office:value="841">
            <text:p>841</text:p>
          </table:table-cell>
          <table:table-cell table:number-columns-repeated="5"/>
          <table:table-cell table:style-name="ce2" table:formula="of:=INDIRECT(&quot;B&quot;&amp;(ROW([.I61])*16))" office:value-type="float" office:value="22212">
            <text:p>22212.0</text:p>
          </table:table-cell>
          <table:table-cell table:style-name="ce2"/>
          <table:table-cell/>
          <table:table-cell table:style-name="ce3"/>
          <table:table-cell table:number-columns-repeated="10"/>
        </table:table-row>
        <table:table-row table:style-name="ro1">
          <table:table-cell/>
          <table:table-cell office:value-type="float" office:value="19598">
            <text:p>19598</text:p>
          </table:table-cell>
          <table:table-cell table:formula="of:=MOD(ROW([.B77]);16)" office:value-type="float" office:value="13">
            <text:p>13</text:p>
          </table:table-cell>
          <table:table-cell table:formula="of:=[.B62]-[.B61]" office:value-type="float" office:value="840">
            <text:p>840</text:p>
          </table:table-cell>
          <table:table-cell table:number-columns-repeated="5"/>
          <table:table-cell table:style-name="ce2" table:formula="of:=INDIRECT(&quot;B&quot;&amp;(ROW([.I62])*16))" office:value-type="float" office:value="19154">
            <text:p>19154.0</text:p>
          </table:table-cell>
          <table:table-cell table:style-name="ce2"/>
          <table:table-cell/>
          <table:table-cell table:style-name="ce3"/>
          <table:table-cell table:number-columns-repeated="10"/>
        </table:table-row>
        <table:table-row table:style-name="ro1">
          <table:table-cell/>
          <table:table-cell office:value-type="float" office:value="19636">
            <text:p>19636</text:p>
          </table:table-cell>
          <table:table-cell table:formula="of:=MOD(ROW([.B78]);16)" office:value-type="float" office:value="14">
            <text:p>14</text:p>
          </table:table-cell>
          <table:table-cell table:formula="of:=[.B63]-[.B62]" office:value-type="float" office:value="38">
            <text:p>38</text:p>
          </table:table-cell>
          <table:table-cell table:number-columns-repeated="5"/>
          <table:table-cell table:style-name="ce2" table:formula="of:=INDIRECT(&quot;B&quot;&amp;(ROW([.I63])*16))" office:value-type="float" office:value="16975">
            <text:p>16975.0</text:p>
          </table:table-cell>
          <table:table-cell table:style-name="ce2"/>
          <table:table-cell/>
          <table:table-cell table:style-name="ce3"/>
          <table:table-cell table:number-columns-repeated="10"/>
        </table:table-row>
        <table:table-row table:style-name="ro1">
          <table:table-cell/>
          <table:table-cell office:value-type="float" office:value="20481">
            <text:p>20481</text:p>
          </table:table-cell>
          <table:table-cell table:formula="of:=MOD(ROW([.B79]);16)" office:value-type="float" office:value="15">
            <text:p>15</text:p>
          </table:table-cell>
          <table:table-cell table:formula="of:=[.B64]-[.B63]" office:value-type="float" office:value="845">
            <text:p>845</text:p>
          </table:table-cell>
          <table:table-cell table:number-columns-repeated="5"/>
          <table:table-cell table:style-name="ce2" table:formula="of:=INDIRECT(&quot;B&quot;&amp;(ROW([.I64])*16))" office:value-type="float" office:value="17313">
            <text:p>17313.0</text:p>
          </table:table-cell>
          <table:table-cell table:style-name="ce2"/>
          <table:table-cell/>
          <table:table-cell table:style-name="ce3"/>
          <table:table-cell table:number-columns-repeated="10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MOD(ROW([.B80]);16)" office:value-type="float" office:value="0">
            <text:p>0</text:p>
          </table:table-cell>
          <table:table-cell table:formula="of:=[.B65]-[.B64]" office:value-type="float" office:value="-20481">
            <text:p>-20481</text:p>
          </table:table-cell>
          <table:table-cell table:number-columns-repeated="5"/>
          <table:table-cell table:style-name="ce2" table:formula="of:=INDIRECT(&quot;B&quot;&amp;(ROW([.I65])*16))" office:value-type="float" office:value="17553">
            <text:p>17553.0</text:p>
          </table:table-cell>
          <table:table-cell table:style-name="ce2"/>
          <table:table-cell/>
          <table:table-cell table:style-name="ce3"/>
          <table:table-cell table:number-columns-repeated="10"/>
        </table:table-row>
        <table:table-row table:style-name="ro1">
          <table:table-cell/>
          <table:table-cell office:value-type="float" office:value="9758">
            <text:p>9758</text:p>
          </table:table-cell>
          <table:table-cell table:formula="of:=MOD(ROW([.B81]);16)" office:value-type="float" office:value="1">
            <text:p>1</text:p>
          </table:table-cell>
          <table:table-cell table:formula="of:=[.B66]-[.B65]" office:value-type="float" office:value="9758">
            <text:p>9758</text:p>
          </table:table-cell>
          <table:table-cell table:number-columns-repeated="5"/>
          <table:table-cell table:style-name="ce2" table:formula="of:=INDIRECT(&quot;B&quot;&amp;(ROW([.I66])*16))" office:value-type="float" office:value="17752">
            <text:p>17752.0</text:p>
          </table:table-cell>
          <table:table-cell table:style-name="ce2"/>
          <table:table-cell/>
          <table:table-cell table:style-name="ce3"/>
          <table:table-cell table:number-columns-repeated="10"/>
        </table:table-row>
        <table:table-row table:style-name="ro1">
          <table:table-cell/>
          <table:table-cell office:value-type="float" office:value="10620">
            <text:p>10620</text:p>
          </table:table-cell>
          <table:table-cell table:formula="of:=MOD(ROW([.B82]);16)" office:value-type="float" office:value="2">
            <text:p>2</text:p>
          </table:table-cell>
          <table:table-cell table:formula="of:=[.B67]-[.B66]" office:value-type="float" office:value="862">
            <text:p>862</text:p>
          </table:table-cell>
          <table:table-cell table:number-columns-repeated="5"/>
          <table:table-cell table:style-name="ce2" table:formula="of:=INDIRECT(&quot;B&quot;&amp;(ROW([.I67])*16))" office:value-type="float" office:value="17612">
            <text:p>17612.0</text:p>
          </table:table-cell>
          <table:table-cell table:style-name="ce2"/>
          <table:table-cell/>
          <table:table-cell table:style-name="ce3"/>
          <table:table-cell table:number-columns-repeated="10"/>
        </table:table-row>
        <table:table-row table:style-name="ro1">
          <table:table-cell/>
          <table:table-cell office:value-type="float" office:value="11470">
            <text:p>11470</text:p>
          </table:table-cell>
          <table:table-cell table:formula="of:=MOD(ROW([.B83]);16)" office:value-type="float" office:value="3">
            <text:p>3</text:p>
          </table:table-cell>
          <table:table-cell table:formula="of:=[.B68]-[.B67]" office:value-type="float" office:value="850">
            <text:p>850</text:p>
          </table:table-cell>
          <table:table-cell table:number-columns-repeated="5"/>
          <table:table-cell table:style-name="ce2" table:formula="of:=INDIRECT(&quot;B&quot;&amp;(ROW([.I68])*16))" office:value-type="float" office:value="18832">
            <text:p>18832.0</text:p>
          </table:table-cell>
          <table:table-cell table:style-name="ce2"/>
          <table:table-cell/>
          <table:table-cell table:style-name="ce3"/>
          <table:table-cell table:number-columns-repeated="10"/>
        </table:table-row>
        <table:table-row table:style-name="ro1">
          <table:table-cell/>
          <table:table-cell office:value-type="float" office:value="12320">
            <text:p>12320</text:p>
          </table:table-cell>
          <table:table-cell table:formula="of:=MOD(ROW([.B84]);16)" office:value-type="float" office:value="4">
            <text:p>4</text:p>
          </table:table-cell>
          <table:table-cell table:formula="of:=[.B69]-[.B68]" office:value-type="float" office:value="850">
            <text:p>850</text:p>
          </table:table-cell>
          <table:table-cell table:number-columns-repeated="5"/>
          <table:table-cell table:style-name="ce2" table:formula="of:=INDIRECT(&quot;B&quot;&amp;(ROW([.I69])*16))" office:value-type="float" office:value="17483">
            <text:p>17483.0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3166">
            <text:p>13166</text:p>
          </table:table-cell>
          <table:table-cell table:formula="of:=MOD(ROW([.B85]);16)" office:value-type="float" office:value="5">
            <text:p>5</text:p>
          </table:table-cell>
          <table:table-cell table:formula="of:=[.B70]-[.B69]" office:value-type="float" office:value="846">
            <text:p>846</text:p>
          </table:table-cell>
          <table:table-cell table:number-columns-repeated="5"/>
          <table:table-cell table:style-name="ce2" table:formula="of:=INDIRECT(&quot;B&quot;&amp;(ROW([.I70])*16))" office:value-type="float" office:value="17679">
            <text:p>17679.0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4006">
            <text:p>14006</text:p>
          </table:table-cell>
          <table:table-cell table:formula="of:=MOD(ROW([.B86]);16)" office:value-type="float" office:value="6">
            <text:p>6</text:p>
          </table:table-cell>
          <table:table-cell table:formula="of:=[.B71]-[.B70]" office:value-type="float" office:value="840">
            <text:p>840</text:p>
          </table:table-cell>
          <table:table-cell table:number-columns-repeated="5"/>
          <table:table-cell table:style-name="ce2" table:formula="of:=INDIRECT(&quot;B&quot;&amp;(ROW([.I71])*16))" office:value-type="float" office:value="18148">
            <text:p>18148.0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4872">
            <text:p>14872</text:p>
          </table:table-cell>
          <table:table-cell table:formula="of:=MOD(ROW([.B87]);16)" office:value-type="float" office:value="7">
            <text:p>7</text:p>
          </table:table-cell>
          <table:table-cell table:formula="of:=[.B72]-[.B71]" office:value-type="float" office:value="866">
            <text:p>866</text:p>
          </table:table-cell>
          <table:table-cell table:number-columns-repeated="5"/>
          <table:table-cell table:style-name="ce2" table:formula="of:=INDIRECT(&quot;B&quot;&amp;(ROW([.I72])*16))" office:value-type="float" office:value="17932">
            <text:p>17932.0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5721">
            <text:p>15721</text:p>
          </table:table-cell>
          <table:table-cell table:formula="of:=MOD(ROW([.B88]);16)" office:value-type="float" office:value="8">
            <text:p>8</text:p>
          </table:table-cell>
          <table:table-cell table:formula="of:=[.B73]-[.B72]" office:value-type="float" office:value="849">
            <text:p>849</text:p>
          </table:table-cell>
          <table:table-cell table:number-columns-repeated="5"/>
          <table:table-cell table:style-name="ce2" table:formula="of:=INDIRECT(&quot;B&quot;&amp;(ROW([.I73])*16))" office:value-type="float" office:value="18959">
            <text:p>18959.0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6572">
            <text:p>16572</text:p>
          </table:table-cell>
          <table:table-cell table:formula="of:=MOD(ROW([.B89]);16)" office:value-type="float" office:value="9">
            <text:p>9</text:p>
          </table:table-cell>
          <table:table-cell table:formula="of:=[.B74]-[.B73]" office:value-type="float" office:value="851">
            <text:p>851</text:p>
          </table:table-cell>
          <table:table-cell table:number-columns-repeated="5"/>
          <table:table-cell table:style-name="ce2" table:formula="of:=INDIRECT(&quot;B&quot;&amp;(ROW([.I74])*16))" office:value-type="float" office:value="17922">
            <text:p>17922.0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7420">
            <text:p>17420</text:p>
          </table:table-cell>
          <table:table-cell table:formula="of:=MOD(ROW([.B90]);16)" office:value-type="float" office:value="10">
            <text:p>10</text:p>
          </table:table-cell>
          <table:table-cell table:formula="of:=[.B75]-[.B74]" office:value-type="float" office:value="848">
            <text:p>848</text:p>
          </table:table-cell>
          <table:table-cell table:number-columns-repeated="5"/>
          <table:table-cell table:style-name="ce2" table:formula="of:=INDIRECT(&quot;B&quot;&amp;(ROW([.I75])*16))" office:value-type="float" office:value="18119">
            <text:p>18119.0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8264">
            <text:p>18264</text:p>
          </table:table-cell>
          <table:table-cell table:formula="of:=MOD(ROW([.B91]);16)" office:value-type="float" office:value="11">
            <text:p>11</text:p>
          </table:table-cell>
          <table:table-cell table:formula="of:=[.B76]-[.B75]" office:value-type="float" office:value="844">
            <text:p>844</text:p>
          </table:table-cell>
          <table:table-cell table:number-columns-repeated="5"/>
          <table:table-cell table:style-name="ce2" table:formula="of:=INDIRECT(&quot;B&quot;&amp;(ROW([.I76])*16))" office:value-type="float" office:value="18605">
            <text:p>18605.0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9105">
            <text:p>19105</text:p>
          </table:table-cell>
          <table:table-cell table:formula="of:=MOD(ROW([.B92]);16)" office:value-type="float" office:value="12">
            <text:p>12</text:p>
          </table:table-cell>
          <table:table-cell table:formula="of:=[.B77]-[.B76]" office:value-type="float" office:value="841">
            <text:p>841</text:p>
          </table:table-cell>
          <table:table-cell table:number-columns-repeated="5"/>
          <table:table-cell table:style-name="ce2" table:formula="of:=INDIRECT(&quot;B&quot;&amp;(ROW([.I77])*16))" office:value-type="float" office:value="19735">
            <text:p>19735.0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9955">
            <text:p>19955</text:p>
          </table:table-cell>
          <table:table-cell table:formula="of:=MOD(ROW([.B93]);16)" office:value-type="float" office:value="13">
            <text:p>13</text:p>
          </table:table-cell>
          <table:table-cell table:formula="of:=[.B78]-[.B77]" office:value-type="float" office:value="850">
            <text:p>850</text:p>
          </table:table-cell>
          <table:table-cell table:number-columns-repeated="5"/>
          <table:table-cell table:style-name="ce2" table:formula="of:=INDIRECT(&quot;B&quot;&amp;(ROW([.I78])*16))" office:value-type="float" office:value="18177">
            <text:p>18177.0</text:p>
          </table:table-cell>
          <table:table-cell table:number-columns-repeated="13"/>
        </table:table-row>
        <table:table-row table:style-name="ro1">
          <table:table-cell/>
          <table:table-cell office:value-type="float" office:value="20796">
            <text:p>20796</text:p>
          </table:table-cell>
          <table:table-cell table:formula="of:=MOD(ROW([.B94]);16)" office:value-type="float" office:value="14">
            <text:p>14</text:p>
          </table:table-cell>
          <table:table-cell table:formula="of:=[.B79]-[.B78]" office:value-type="float" office:value="841">
            <text:p>841</text:p>
          </table:table-cell>
          <table:table-cell table:number-columns-repeated="5"/>
          <table:table-cell table:style-name="ce2" table:formula="of:=INDIRECT(&quot;B&quot;&amp;(ROW([.I79])*16))" office:value-type="float" office:value="18971">
            <text:p>18971.0</text:p>
          </table:table-cell>
          <table:table-cell table:number-columns-repeated="13"/>
        </table:table-row>
        <table:table-row table:style-name="ro1">
          <table:table-cell/>
          <table:table-cell office:value-type="float" office:value="20834">
            <text:p>20834</text:p>
          </table:table-cell>
          <table:table-cell table:formula="of:=MOD(ROW([.B95]);16)" office:value-type="float" office:value="15">
            <text:p>15</text:p>
          </table:table-cell>
          <table:table-cell table:formula="of:=[.B80]-[.B79]" office:value-type="float" office:value="38">
            <text:p>38</text:p>
          </table:table-cell>
          <table:table-cell table:number-columns-repeated="5"/>
          <table:table-cell table:style-name="ce2" table:formula="of:=INDIRECT(&quot;B&quot;&amp;(ROW([.I80])*16))" office:value-type="float" office:value="19104">
            <text:p>19104.0</text:p>
          </table:table-cell>
          <table:table-cell table:number-columns-repeated="13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MOD(ROW([.B96]);16)" office:value-type="float" office:value="0">
            <text:p>0</text:p>
          </table:table-cell>
          <table:table-cell table:formula="of:=[.B81]-[.B80]" office:value-type="float" office:value="-20834">
            <text:p>-20834</text:p>
          </table:table-cell>
          <table:table-cell table:number-columns-repeated="5"/>
          <table:table-cell table:style-name="ce2" table:formula="of:=INDIRECT(&quot;B&quot;&amp;(ROW([.I81])*16))" office:value-type="float" office:value="18152">
            <text:p>18152.0</text:p>
          </table:table-cell>
          <table:table-cell table:number-columns-repeated="13"/>
        </table:table-row>
        <table:table-row table:style-name="ro1">
          <table:table-cell/>
          <table:table-cell office:value-type="float" office:value="5842">
            <text:p>5842</text:p>
          </table:table-cell>
          <table:table-cell table:formula="of:=MOD(ROW([.B97]);16)" office:value-type="float" office:value="1">
            <text:p>1</text:p>
          </table:table-cell>
          <table:table-cell table:formula="of:=[.B82]-[.B81]" office:value-type="float" office:value="5842">
            <text:p>5842</text:p>
          </table:table-cell>
          <table:table-cell table:number-columns-repeated="5"/>
          <table:table-cell table:style-name="ce2" table:formula="of:=INDIRECT(&quot;B&quot;&amp;(ROW([.I82])*16))" office:value-type="float" office:value="20011">
            <text:p>20011.0</text:p>
          </table:table-cell>
          <table:table-cell table:number-columns-repeated="13"/>
        </table:table-row>
        <table:table-row table:style-name="ro1">
          <table:table-cell/>
          <table:table-cell office:value-type="float" office:value="6684">
            <text:p>6684</text:p>
          </table:table-cell>
          <table:table-cell table:formula="of:=MOD(ROW([.B98]);16)" office:value-type="float" office:value="2">
            <text:p>2</text:p>
          </table:table-cell>
          <table:table-cell table:formula="of:=[.B83]-[.B82]" office:value-type="float" office:value="842">
            <text:p>842</text:p>
          </table:table-cell>
          <table:table-cell table:number-columns-repeated="5"/>
          <table:table-cell table:style-name="ce2" table:formula="of:=INDIRECT(&quot;B&quot;&amp;(ROW([.I83])*16))" office:value-type="float" office:value="18221">
            <text:p>18221.0</text:p>
          </table:table-cell>
          <table:table-cell table:number-columns-repeated="13"/>
        </table:table-row>
        <table:table-row table:style-name="ro1">
          <table:table-cell/>
          <table:table-cell office:value-type="float" office:value="7527">
            <text:p>7527</text:p>
          </table:table-cell>
          <table:table-cell table:formula="of:=MOD(ROW([.B99]);16)" office:value-type="float" office:value="3">
            <text:p>3</text:p>
          </table:table-cell>
          <table:table-cell table:formula="of:=[.B84]-[.B83]" office:value-type="float" office:value="843">
            <text:p>843</text:p>
          </table:table-cell>
          <table:table-cell table:number-columns-repeated="5"/>
          <table:table-cell table:style-name="ce2" table:formula="of:=INDIRECT(&quot;B&quot;&amp;(ROW([.I84])*16))" office:value-type="float" office:value="19012">
            <text:p>19012.0</text:p>
          </table:table-cell>
          <table:table-cell table:number-columns-repeated="13"/>
        </table:table-row>
        <table:table-row table:style-name="ro1">
          <table:table-cell/>
          <table:table-cell office:value-type="float" office:value="8359">
            <text:p>8359</text:p>
          </table:table-cell>
          <table:table-cell table:formula="of:=MOD(ROW([.B100]);16)" office:value-type="float" office:value="4">
            <text:p>4</text:p>
          </table:table-cell>
          <table:table-cell table:formula="of:=[.B85]-[.B84]" office:value-type="float" office:value="832">
            <text:p>832</text:p>
          </table:table-cell>
          <table:table-cell table:number-columns-repeated="5"/>
          <table:table-cell table:style-name="ce2" table:formula="of:=INDIRECT(&quot;B&quot;&amp;(ROW([.I85])*16))" office:value-type="float" office:value="18409">
            <text:p>18409.0</text:p>
          </table:table-cell>
          <table:table-cell table:number-columns-repeated="13"/>
        </table:table-row>
        <table:table-row table:style-name="ro1">
          <table:table-cell/>
          <table:table-cell office:value-type="float" office:value="9199">
            <text:p>9199</text:p>
          </table:table-cell>
          <table:table-cell table:formula="of:=MOD(ROW([.B101]);16)" office:value-type="float" office:value="5">
            <text:p>5</text:p>
          </table:table-cell>
          <table:table-cell table:formula="of:=[.B86]-[.B85]" office:value-type="float" office:value="840">
            <text:p>840</text:p>
          </table:table-cell>
          <table:table-cell table:number-columns-repeated="5"/>
          <table:table-cell table:style-name="ce2" table:formula="of:=INDIRECT(&quot;B&quot;&amp;(ROW([.I86])*16))" office:value-type="float" office:value="18222">
            <text:p>18222.0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0041">
            <text:p>10041</text:p>
          </table:table-cell>
          <table:table-cell table:formula="of:=MOD(ROW([.B102]);16)" office:value-type="float" office:value="6">
            <text:p>6</text:p>
          </table:table-cell>
          <table:table-cell table:formula="of:=[.B87]-[.B86]" office:value-type="float" office:value="842">
            <text:p>842</text:p>
          </table:table-cell>
          <table:table-cell table:number-columns-repeated="5"/>
          <table:table-cell table:style-name="ce2" table:formula="of:=INDIRECT(&quot;B&quot;&amp;(ROW([.I87])*16))" office:value-type="float" office:value="18341">
            <text:p>18341.0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0885">
            <text:p>10885</text:p>
          </table:table-cell>
          <table:table-cell table:formula="of:=MOD(ROW([.B103]);16)" office:value-type="float" office:value="7">
            <text:p>7</text:p>
          </table:table-cell>
          <table:table-cell table:formula="of:=[.B88]-[.B87]" office:value-type="float" office:value="844">
            <text:p>844</text:p>
          </table:table-cell>
          <table:table-cell table:number-columns-repeated="5"/>
          <table:table-cell table:style-name="ce2" table:formula="of:=INDIRECT(&quot;B&quot;&amp;(ROW([.I88])*16))" office:value-type="float" office:value="19699">
            <text:p>19699.0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1725">
            <text:p>11725</text:p>
          </table:table-cell>
          <table:table-cell table:formula="of:=MOD(ROW([.B104]);16)" office:value-type="float" office:value="8">
            <text:p>8</text:p>
          </table:table-cell>
          <table:table-cell table:formula="of:=[.B89]-[.B88]" office:value-type="float" office:value="840">
            <text:p>840</text:p>
          </table:table-cell>
          <table:table-cell table:number-columns-repeated="5"/>
          <table:table-cell table:style-name="ce2" table:formula="of:=INDIRECT(&quot;B&quot;&amp;(ROW([.I89])*16))" office:value-type="float" office:value="18744">
            <text:p>18744.0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2559">
            <text:p>12559</text:p>
          </table:table-cell>
          <table:table-cell table:formula="of:=MOD(ROW([.B105]);16)" office:value-type="float" office:value="9">
            <text:p>9</text:p>
          </table:table-cell>
          <table:table-cell table:formula="of:=[.B90]-[.B89]" office:value-type="float" office:value="834">
            <text:p>834</text:p>
          </table:table-cell>
          <table:table-cell table:number-columns-repeated="5"/>
          <table:table-cell table:style-name="ce2" table:formula="of:=INDIRECT(&quot;B&quot;&amp;(ROW([.I90])*16))" office:value-type="float" office:value="18923">
            <text:p>18923.0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3396">
            <text:p>13396</text:p>
          </table:table-cell>
          <table:table-cell table:formula="of:=MOD(ROW([.B106]);16)" office:value-type="float" office:value="10">
            <text:p>10</text:p>
          </table:table-cell>
          <table:table-cell table:formula="of:=[.B91]-[.B90]" office:value-type="float" office:value="837">
            <text:p>837</text:p>
          </table:table-cell>
          <table:table-cell table:number-columns-repeated="5"/>
          <table:table-cell table:style-name="ce2" table:formula="of:=INDIRECT(&quot;B&quot;&amp;(ROW([.I91])*16))" office:value-type="float" office:value="18396">
            <text:p>18396.0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4239">
            <text:p>14239</text:p>
          </table:table-cell>
          <table:table-cell table:formula="of:=MOD(ROW([.B107]);16)" office:value-type="float" office:value="11">
            <text:p>11</text:p>
          </table:table-cell>
          <table:table-cell table:formula="of:=[.B92]-[.B91]" office:value-type="float" office:value="843">
            <text:p>843</text:p>
          </table:table-cell>
          <table:table-cell table:number-columns-repeated="5"/>
          <table:table-cell table:style-name="ce2" table:formula="of:=INDIRECT(&quot;B&quot;&amp;(ROW([.I92])*16))" office:value-type="float" office:value="18810">
            <text:p>18810.0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5842">
            <text:p>15842</text:p>
          </table:table-cell>
          <table:table-cell table:formula="of:=MOD(ROW([.B108]);16)" office:value-type="float" office:value="12">
            <text:p>12</text:p>
          </table:table-cell>
          <table:table-cell table:formula="of:=[.B93]-[.B92]" office:value-type="float" office:value="1603">
            <text:p>1603</text:p>
          </table:table-cell>
          <table:table-cell table:number-columns-repeated="5"/>
          <table:table-cell table:style-name="ce2" table:formula="of:=INDIRECT(&quot;B&quot;&amp;(ROW([.I93])*16))" office:value-type="float" office:value="19741">
            <text:p>19741.0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6688">
            <text:p>16688</text:p>
          </table:table-cell>
          <table:table-cell table:formula="of:=MOD(ROW([.B109]);16)" office:value-type="float" office:value="13">
            <text:p>13</text:p>
          </table:table-cell>
          <table:table-cell table:formula="of:=[.B94]-[.B93]" office:value-type="float" office:value="846">
            <text:p>846</text:p>
          </table:table-cell>
          <table:table-cell table:number-columns-repeated="5"/>
          <table:table-cell table:style-name="ce2" table:formula="of:=INDIRECT(&quot;B&quot;&amp;(ROW([.I94])*16))" office:value-type="float" office:value="19160">
            <text:p>19160.0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7532">
            <text:p>17532</text:p>
          </table:table-cell>
          <table:table-cell table:formula="of:=MOD(ROW([.B110]);16)" office:value-type="float" office:value="14">
            <text:p>14</text:p>
          </table:table-cell>
          <table:table-cell table:formula="of:=[.B95]-[.B94]" office:value-type="float" office:value="844">
            <text:p>844</text:p>
          </table:table-cell>
          <table:table-cell table:number-columns-repeated="5"/>
          <table:table-cell table:style-name="ce2" table:formula="of:=INDIRECT(&quot;B&quot;&amp;(ROW([.I95])*16))" office:value-type="float" office:value="19047">
            <text:p>19047.0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8396">
            <text:p>18396</text:p>
          </table:table-cell>
          <table:table-cell table:formula="of:=MOD(ROW([.B111]);16)" office:value-type="float" office:value="15">
            <text:p>15</text:p>
          </table:table-cell>
          <table:table-cell table:formula="of:=[.B96]-[.B95]" office:value-type="float" office:value="864">
            <text:p>864</text:p>
          </table:table-cell>
          <table:table-cell table:number-columns-repeated="5"/>
          <table:table-cell table:style-name="ce2" table:formula="of:=INDIRECT(&quot;B&quot;&amp;(ROW([.I96])*16))" office:value-type="float" office:value="19142">
            <text:p>19142.0</text:p>
          </table:table-cell>
          <table:table-cell table:number-columns-repeated="13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MOD(ROW([.B112]);16)" office:value-type="float" office:value="0">
            <text:p>0</text:p>
          </table:table-cell>
          <table:table-cell table:formula="of:=[.B97]-[.B96]" office:value-type="float" office:value="-18396">
            <text:p>-18396</text:p>
          </table:table-cell>
          <table:table-cell table:number-columns-repeated="5"/>
          <table:table-cell table:style-name="ce2" table:formula="of:=INDIRECT(&quot;B&quot;&amp;(ROW([.I97])*16))" office:value-type="float" office:value="19095">
            <text:p>19095.0</text:p>
          </table:table-cell>
          <table:table-cell table:number-columns-repeated="13"/>
        </table:table-row>
        <table:table-row table:style-name="ro1">
          <table:table-cell/>
          <table:table-cell office:value-type="float" office:value="6110">
            <text:p>6110</text:p>
          </table:table-cell>
          <table:table-cell table:formula="of:=MOD(ROW([.B113]);16)" office:value-type="float" office:value="1">
            <text:p>1</text:p>
          </table:table-cell>
          <table:table-cell table:formula="of:=[.B98]-[.B97]" office:value-type="float" office:value="6110">
            <text:p>6110</text:p>
          </table:table-cell>
          <table:table-cell table:number-columns-repeated="5"/>
          <table:table-cell table:style-name="ce2" table:formula="of:=INDIRECT(&quot;B&quot;&amp;(ROW([.I98])*16))" office:value-type="float" office:value="18993">
            <text:p>18993.0</text:p>
          </table:table-cell>
          <table:table-cell table:number-columns-repeated="13"/>
        </table:table-row>
        <table:table-row table:style-name="ro1">
          <table:table-cell/>
          <table:table-cell office:value-type="float" office:value="6961">
            <text:p>6961</text:p>
          </table:table-cell>
          <table:table-cell table:formula="of:=MOD(ROW([.B114]);16)" office:value-type="float" office:value="2">
            <text:p>2</text:p>
          </table:table-cell>
          <table:table-cell table:formula="of:=[.B99]-[.B98]" office:value-type="float" office:value="851">
            <text:p>851</text:p>
          </table:table-cell>
          <table:table-cell table:number-columns-repeated="5"/>
          <table:table-cell table:style-name="ce2" table:formula="of:=INDIRECT(&quot;B&quot;&amp;(ROW([.I99])*16))" office:value-type="float" office:value="19004">
            <text:p>19004.0</text:p>
          </table:table-cell>
          <table:table-cell table:number-columns-repeated="13"/>
        </table:table-row>
        <table:table-row table:style-name="ro1">
          <table:table-cell/>
          <table:table-cell office:value-type="float" office:value="7810">
            <text:p>7810</text:p>
          </table:table-cell>
          <table:table-cell table:formula="of:=MOD(ROW([.B115]);16)" office:value-type="float" office:value="3">
            <text:p>3</text:p>
          </table:table-cell>
          <table:table-cell table:formula="of:=[.B100]-[.B99]" office:value-type="float" office:value="849">
            <text:p>849</text:p>
          </table:table-cell>
          <table:table-cell table:number-columns-repeated="5"/>
          <table:table-cell table:style-name="ce2" table:formula="of:=INDIRECT(&quot;B&quot;&amp;(ROW([.I100])*16))" office:value-type="float" office:value="19014">
            <text:p>19014.0</text:p>
          </table:table-cell>
          <table:table-cell table:number-columns-repeated="13"/>
        </table:table-row>
        <table:table-row table:style-name="ro1">
          <table:table-cell/>
          <table:table-cell office:value-type="float" office:value="8662">
            <text:p>8662</text:p>
          </table:table-cell>
          <table:table-cell table:formula="of:=MOD(ROW([.B116]);16)" office:value-type="float" office:value="4">
            <text:p>4</text:p>
          </table:table-cell>
          <table:table-cell table:formula="of:=[.B101]-[.B100]" office:value-type="float" office:value="852">
            <text:p>852</text:p>
          </table:table-cell>
          <table:table-cell table:number-columns-repeated="5"/>
          <table:table-cell table:style-name="ce2" table:formula="of:=INDIRECT(&quot;B&quot;&amp;(ROW([.I101])*16))" office:value-type="float" office:value="18964">
            <text:p>18964.0</text:p>
          </table:table-cell>
          <table:table-cell table:number-columns-repeated="13"/>
        </table:table-row>
        <table:table-row table:style-name="ro1">
          <table:table-cell/>
          <table:table-cell office:value-type="float" office:value="9506">
            <text:p>9506</text:p>
          </table:table-cell>
          <table:table-cell table:formula="of:=MOD(ROW([.B117]);16)" office:value-type="float" office:value="5">
            <text:p>5</text:p>
          </table:table-cell>
          <table:table-cell table:formula="of:=[.B102]-[.B101]" office:value-type="float" office:value="844">
            <text:p>844</text:p>
          </table:table-cell>
          <table:table-cell table:number-columns-repeated="5"/>
          <table:table-cell table:style-name="ce2" table:formula="of:=INDIRECT(&quot;B&quot;&amp;(ROW([.I102])*16))" office:value-type="float" office:value="19708">
            <text:p>19708.0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0356">
            <text:p>10356</text:p>
          </table:table-cell>
          <table:table-cell table:formula="of:=MOD(ROW([.B118]);16)" office:value-type="float" office:value="6">
            <text:p>6</text:p>
          </table:table-cell>
          <table:table-cell table:formula="of:=[.B103]-[.B102]" office:value-type="float" office:value="850">
            <text:p>850</text:p>
          </table:table-cell>
          <table:table-cell table:number-columns-repeated="5"/>
          <table:table-cell table:style-name="ce2" table:formula="of:=INDIRECT(&quot;B&quot;&amp;(ROW([.I103])*16))" office:value-type="float" office:value="19495">
            <text:p>19495.0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1204">
            <text:p>11204</text:p>
          </table:table-cell>
          <table:table-cell table:formula="of:=MOD(ROW([.B119]);16)" office:value-type="float" office:value="7">
            <text:p>7</text:p>
          </table:table-cell>
          <table:table-cell table:formula="of:=[.B104]-[.B103]" office:value-type="float" office:value="848">
            <text:p>848</text:p>
          </table:table-cell>
          <table:table-cell table:number-columns-repeated="5"/>
          <table:table-cell table:style-name="ce2" table:formula="of:=INDIRECT(&quot;B&quot;&amp;(ROW([.I104])*16))" office:value-type="float" office:value="19700">
            <text:p>19700.0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2048">
            <text:p>12048</text:p>
          </table:table-cell>
          <table:table-cell table:formula="of:=MOD(ROW([.B120]);16)" office:value-type="float" office:value="8">
            <text:p>8</text:p>
          </table:table-cell>
          <table:table-cell table:formula="of:=[.B105]-[.B104]" office:value-type="float" office:value="844">
            <text:p>844</text:p>
          </table:table-cell>
          <table:table-cell table:number-columns-repeated="5"/>
          <table:table-cell table:style-name="ce2" table:formula="of:=INDIRECT(&quot;B&quot;&amp;(ROW([.I105])*16))" office:value-type="float" office:value="19876">
            <text:p>19876.0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2889">
            <text:p>12889</text:p>
          </table:table-cell>
          <table:table-cell table:formula="of:=MOD(ROW([.B121]);16)" office:value-type="float" office:value="9">
            <text:p>9</text:p>
          </table:table-cell>
          <table:table-cell table:formula="of:=[.B106]-[.B105]" office:value-type="float" office:value="841">
            <text:p>841</text:p>
          </table:table-cell>
          <table:table-cell table:number-columns-repeated="5"/>
          <table:table-cell table:style-name="ce2" table:formula="of:=INDIRECT(&quot;B&quot;&amp;(ROW([.I106])*16))" office:value-type="float" office:value="19964">
            <text:p>19964.0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3735">
            <text:p>13735</text:p>
          </table:table-cell>
          <table:table-cell table:formula="of:=MOD(ROW([.B122]);16)" office:value-type="float" office:value="10">
            <text:p>10</text:p>
          </table:table-cell>
          <table:table-cell table:formula="of:=[.B107]-[.B106]" office:value-type="float" office:value="846">
            <text:p>846</text:p>
          </table:table-cell>
          <table:table-cell table:number-columns-repeated="5"/>
          <table:table-cell table:style-name="ce2" table:formula="of:=INDIRECT(&quot;B&quot;&amp;(ROW([.I107])*16))" office:value-type="float" office:value="19905">
            <text:p>19905.0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4583">
            <text:p>14583</text:p>
          </table:table-cell>
          <table:table-cell table:formula="of:=MOD(ROW([.B123]);16)" office:value-type="float" office:value="11">
            <text:p>11</text:p>
          </table:table-cell>
          <table:table-cell table:formula="of:=[.B108]-[.B107]" office:value-type="float" office:value="848">
            <text:p>848</text:p>
          </table:table-cell>
          <table:table-cell table:number-columns-repeated="5"/>
          <table:table-cell table:style-name="ce2" table:formula="of:=INDIRECT(&quot;B&quot;&amp;(ROW([.I108])*16))" office:value-type="float" office:value="19279">
            <text:p>19279.0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5426">
            <text:p>15426</text:p>
          </table:table-cell>
          <table:table-cell table:formula="of:=MOD(ROW([.B124]);16)" office:value-type="float" office:value="12">
            <text:p>12</text:p>
          </table:table-cell>
          <table:table-cell table:formula="of:=[.B109]-[.B108]" office:value-type="float" office:value="843">
            <text:p>843</text:p>
          </table:table-cell>
          <table:table-cell table:number-columns-repeated="5"/>
          <table:table-cell table:style-name="ce2" table:formula="of:=INDIRECT(&quot;B&quot;&amp;(ROW([.I109])*16))" office:value-type="float" office:value="20113">
            <text:p>20113.0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6268">
            <text:p>16268</text:p>
          </table:table-cell>
          <table:table-cell table:formula="of:=MOD(ROW([.B125]);16)" office:value-type="float" office:value="13">
            <text:p>13</text:p>
          </table:table-cell>
          <table:table-cell table:formula="of:=[.B110]-[.B109]" office:value-type="float" office:value="842">
            <text:p>842</text:p>
          </table:table-cell>
          <table:table-cell table:number-columns-repeated="5"/>
          <table:table-cell table:style-name="ce2" table:formula="of:=INDIRECT(&quot;B&quot;&amp;(ROW([.I110])*16))" office:value-type="float" office:value="20178">
            <text:p>20178.0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7109">
            <text:p>17109</text:p>
          </table:table-cell>
          <table:table-cell table:formula="of:=MOD(ROW([.B126]);16)" office:value-type="float" office:value="14">
            <text:p>14</text:p>
          </table:table-cell>
          <table:table-cell table:formula="of:=[.B111]-[.B110]" office:value-type="float" office:value="841">
            <text:p>841</text:p>
          </table:table-cell>
          <table:table-cell table:number-columns-repeated="5"/>
          <table:table-cell table:style-name="ce2" table:formula="of:=INDIRECT(&quot;B&quot;&amp;(ROW([.I111])*16))" office:value-type="float" office:value="19791">
            <text:p>19791.0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7215">
            <text:p>17215</text:p>
          </table:table-cell>
          <table:table-cell table:formula="of:=MOD(ROW([.B127]);16)" office:value-type="float" office:value="15">
            <text:p>15</text:p>
          </table:table-cell>
          <table:table-cell table:formula="of:=[.B112]-[.B111]" office:value-type="float" office:value="106">
            <text:p>106</text:p>
          </table:table-cell>
          <table:table-cell table:number-columns-repeated="5"/>
          <table:table-cell table:style-name="ce2" table:formula="of:=INDIRECT(&quot;B&quot;&amp;(ROW([.I112])*16))" office:value-type="float" office:value="17810">
            <text:p>17810.0</text:p>
          </table:table-cell>
          <table:table-cell table:number-columns-repeated="13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MOD(ROW([.B128]);16)" office:value-type="float" office:value="0">
            <text:p>0</text:p>
          </table:table-cell>
          <table:table-cell table:formula="of:=[.B113]-[.B112]" office:value-type="float" office:value="-17215">
            <text:p>-17215</text:p>
          </table:table-cell>
          <table:table-cell table:number-columns-repeated="5"/>
          <table:table-cell table:style-name="ce2" table:formula="of:=INDIRECT(&quot;B&quot;&amp;(ROW([.I113])*16))" office:value-type="float" office:value="19048">
            <text:p>19048.0</text:p>
          </table:table-cell>
          <table:table-cell table:number-columns-repeated="13"/>
        </table:table-row>
        <table:table-row table:style-name="ro1">
          <table:table-cell/>
          <table:table-cell office:value-type="float" office:value="6213">
            <text:p>6213</text:p>
          </table:table-cell>
          <table:table-cell table:formula="of:=MOD(ROW([.B129]);16)" office:value-type="float" office:value="1">
            <text:p>1</text:p>
          </table:table-cell>
          <table:table-cell table:formula="of:=[.B114]-[.B113]" office:value-type="float" office:value="6213">
            <text:p>6213</text:p>
          </table:table-cell>
          <table:table-cell table:number-columns-repeated="5"/>
          <table:table-cell table:style-name="ce2" table:formula="of:=INDIRECT(&quot;B&quot;&amp;(ROW([.I114])*16))" office:value-type="float" office:value="20090">
            <text:p>20090.0</text:p>
          </table:table-cell>
          <table:table-cell table:number-columns-repeated="13"/>
        </table:table-row>
        <table:table-row table:style-name="ro1">
          <table:table-cell/>
          <table:table-cell office:value-type="float" office:value="7089">
            <text:p>7089</text:p>
          </table:table-cell>
          <table:table-cell table:formula="of:=MOD(ROW([.B130]);16)" office:value-type="float" office:value="2">
            <text:p>2</text:p>
          </table:table-cell>
          <table:table-cell table:formula="of:=[.B115]-[.B114]" office:value-type="float" office:value="876">
            <text:p>876</text:p>
          </table:table-cell>
          <table:table-cell table:number-columns-repeated="5"/>
          <table:table-cell table:style-name="ce2" table:formula="of:=INDIRECT(&quot;B&quot;&amp;(ROW([.I115])*16))" office:value-type="float" office:value="20229">
            <text:p>20229.0</text:p>
          </table:table-cell>
          <table:table-cell table:number-columns-repeated="13"/>
        </table:table-row>
        <table:table-row table:style-name="ro1">
          <table:table-cell/>
          <table:table-cell office:value-type="float" office:value="7939">
            <text:p>7939</text:p>
          </table:table-cell>
          <table:table-cell table:formula="of:=MOD(ROW([.B131]);16)" office:value-type="float" office:value="3">
            <text:p>3</text:p>
          </table:table-cell>
          <table:table-cell table:formula="of:=[.B116]-[.B115]" office:value-type="float" office:value="850">
            <text:p>850</text:p>
          </table:table-cell>
          <table:table-cell table:number-columns-repeated="5"/>
          <table:table-cell table:style-name="ce2" table:formula="of:=INDIRECT(&quot;B&quot;&amp;(ROW([.I116])*16))" office:value-type="float" office:value="20487">
            <text:p>20487.0</text:p>
          </table:table-cell>
          <table:table-cell table:number-columns-repeated="13"/>
        </table:table-row>
        <table:table-row table:style-name="ro1">
          <table:table-cell/>
          <table:table-cell office:value-type="float" office:value="8787">
            <text:p>8787</text:p>
          </table:table-cell>
          <table:table-cell table:formula="of:=MOD(ROW([.B132]);16)" office:value-type="float" office:value="4">
            <text:p>4</text:p>
          </table:table-cell>
          <table:table-cell table:formula="of:=[.B117]-[.B116]" office:value-type="float" office:value="848">
            <text:p>848</text:p>
          </table:table-cell>
          <table:table-cell table:number-columns-repeated="5"/>
          <table:table-cell table:style-name="ce2" table:formula="of:=INDIRECT(&quot;B&quot;&amp;(ROW([.I117])*16))" office:value-type="float" office:value="20600">
            <text:p>20600.0</text:p>
          </table:table-cell>
          <table:table-cell table:number-columns-repeated="13"/>
        </table:table-row>
        <table:table-row table:style-name="ro1">
          <table:table-cell/>
          <table:table-cell office:value-type="float" office:value="9639">
            <text:p>9639</text:p>
          </table:table-cell>
          <table:table-cell table:formula="of:=MOD(ROW([.B133]);16)" office:value-type="float" office:value="5">
            <text:p>5</text:p>
          </table:table-cell>
          <table:table-cell table:formula="of:=[.B118]-[.B117]" office:value-type="float" office:value="852">
            <text:p>852</text:p>
          </table:table-cell>
          <table:table-cell table:number-columns-repeated="5"/>
          <table:table-cell table:style-name="ce2" table:formula="of:=INDIRECT(&quot;B&quot;&amp;(ROW([.I118])*16))" office:value-type="float" office:value="20509">
            <text:p>20509.0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0495">
            <text:p>10495</text:p>
          </table:table-cell>
          <table:table-cell table:formula="of:=MOD(ROW([.B134]);16)" office:value-type="float" office:value="6">
            <text:p>6</text:p>
          </table:table-cell>
          <table:table-cell table:formula="of:=[.B119]-[.B118]" office:value-type="float" office:value="856">
            <text:p>856</text:p>
          </table:table-cell>
          <table:table-cell table:number-columns-repeated="5"/>
          <table:table-cell table:style-name="ce2" table:formula="of:=INDIRECT(&quot;B&quot;&amp;(ROW([.I119])*16))" office:value-type="float" office:value="19080">
            <text:p>19080.0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1344">
            <text:p>11344</text:p>
          </table:table-cell>
          <table:table-cell table:formula="of:=MOD(ROW([.B135]);16)" office:value-type="float" office:value="7">
            <text:p>7</text:p>
          </table:table-cell>
          <table:table-cell table:formula="of:=[.B120]-[.B119]" office:value-type="float" office:value="849">
            <text:p>849</text:p>
          </table:table-cell>
          <table:table-cell table:number-columns-repeated="5"/>
          <table:table-cell table:style-name="ce2" table:formula="of:=INDIRECT(&quot;B&quot;&amp;(ROW([.I120])*16))" office:value-type="float" office:value="19074">
            <text:p>19074.0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2206">
            <text:p>12206</text:p>
          </table:table-cell>
          <table:table-cell table:formula="of:=MOD(ROW([.B136]);16)" office:value-type="float" office:value="8">
            <text:p>8</text:p>
          </table:table-cell>
          <table:table-cell table:formula="of:=[.B121]-[.B120]" office:value-type="float" office:value="862">
            <text:p>862</text:p>
          </table:table-cell>
          <table:table-cell table:number-columns-repeated="5"/>
          <table:table-cell table:style-name="ce2" table:formula="of:=INDIRECT(&quot;B&quot;&amp;(ROW([.I121])*16))" office:value-type="float" office:value="19212">
            <text:p>19212.0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3057">
            <text:p>13057</text:p>
          </table:table-cell>
          <table:table-cell table:formula="of:=MOD(ROW([.B137]);16)" office:value-type="float" office:value="9">
            <text:p>9</text:p>
          </table:table-cell>
          <table:table-cell table:formula="of:=[.B122]-[.B121]" office:value-type="float" office:value="851">
            <text:p>851</text:p>
          </table:table-cell>
          <table:table-cell table:number-columns-repeated="5"/>
          <table:table-cell table:style-name="ce2" table:formula="of:=INDIRECT(&quot;B&quot;&amp;(ROW([.I122])*16))" office:value-type="float" office:value="19349">
            <text:p>19349.0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3906">
            <text:p>13906</text:p>
          </table:table-cell>
          <table:table-cell table:formula="of:=MOD(ROW([.B138]);16)" office:value-type="float" office:value="10">
            <text:p>10</text:p>
          </table:table-cell>
          <table:table-cell table:formula="of:=[.B123]-[.B122]" office:value-type="float" office:value="849">
            <text:p>849</text:p>
          </table:table-cell>
          <table:table-cell table:number-columns-repeated="5"/>
          <table:table-cell table:style-name="ce2" table:formula="of:=INDIRECT(&quot;B&quot;&amp;(ROW([.I123])*16))" office:value-type="float" office:value="19795">
            <text:p>19795.0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4759">
            <text:p>14759</text:p>
          </table:table-cell>
          <table:table-cell table:formula="of:=MOD(ROW([.B139]);16)" office:value-type="float" office:value="11">
            <text:p>11</text:p>
          </table:table-cell>
          <table:table-cell table:formula="of:=[.B124]-[.B123]" office:value-type="float" office:value="853">
            <text:p>853</text:p>
          </table:table-cell>
          <table:table-cell table:number-columns-repeated="5"/>
          <table:table-cell table:style-name="ce2" table:formula="of:=INDIRECT(&quot;B&quot;&amp;(ROW([.I124])*16))" office:value-type="float" office:value="19497">
            <text:p>19497.0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5678">
            <text:p>15678</text:p>
          </table:table-cell>
          <table:table-cell table:formula="of:=MOD(ROW([.B140]);16)" office:value-type="float" office:value="12">
            <text:p>12</text:p>
          </table:table-cell>
          <table:table-cell table:formula="of:=[.B125]-[.B124]" office:value-type="float" office:value="919">
            <text:p>919</text:p>
          </table:table-cell>
          <table:table-cell table:number-columns-repeated="5"/>
          <table:table-cell table:style-name="ce2" table:formula="of:=INDIRECT(&quot;B&quot;&amp;(ROW([.I125])*16))" office:value-type="float" office:value="19611">
            <text:p>19611.0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6523">
            <text:p>16523</text:p>
          </table:table-cell>
          <table:table-cell table:formula="of:=MOD(ROW([.B141]);16)" office:value-type="float" office:value="13">
            <text:p>13</text:p>
          </table:table-cell>
          <table:table-cell table:formula="of:=[.B126]-[.B125]" office:value-type="float" office:value="845">
            <text:p>845</text:p>
          </table:table-cell>
          <table:table-cell table:number-columns-repeated="5"/>
          <table:table-cell table:style-name="ce2" table:formula="of:=INDIRECT(&quot;B&quot;&amp;(ROW([.I126])*16))" office:value-type="float" office:value="19639">
            <text:p>19639.0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7371">
            <text:p>17371</text:p>
          </table:table-cell>
          <table:table-cell table:formula="of:=MOD(ROW([.B142]);16)" office:value-type="float" office:value="14">
            <text:p>14</text:p>
          </table:table-cell>
          <table:table-cell table:formula="of:=[.B127]-[.B126]" office:value-type="float" office:value="848">
            <text:p>848</text:p>
          </table:table-cell>
          <table:table-cell table:number-columns-repeated="5"/>
          <table:table-cell table:style-name="ce2" table:formula="of:=INDIRECT(&quot;B&quot;&amp;(ROW([.I127])*16))" office:value-type="float" office:value="20583">
            <text:p>20583.0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7411">
            <text:p>17411</text:p>
          </table:table-cell>
          <table:table-cell table:formula="of:=MOD(ROW([.B143]);16)" office:value-type="float" office:value="15">
            <text:p>15</text:p>
          </table:table-cell>
          <table:table-cell table:formula="of:=[.B128]-[.B127]" office:value-type="float" office:value="40">
            <text:p>40</text:p>
          </table:table-cell>
          <table:table-cell table:number-columns-repeated="5"/>
          <table:table-cell table:style-name="ce2" table:formula="of:=INDIRECT(&quot;B&quot;&amp;(ROW([.I128])*16))" office:value-type="float" office:value="17958">
            <text:p>17958.0</text:p>
          </table:table-cell>
          <table:table-cell table:number-columns-repeated="13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MOD(ROW([.B144]);16)" office:value-type="float" office:value="0">
            <text:p>0</text:p>
          </table:table-cell>
          <table:table-cell table:formula="of:=[.B129]-[.B128]" office:value-type="float" office:value="-17411">
            <text:p>-17411</text:p>
          </table:table-cell>
          <table:table-cell table:number-columns-repeated="5"/>
          <table:table-cell table:style-name="ce2" table:formula="of:=INDIRECT(&quot;B&quot;&amp;(ROW([.I129])*16))" office:value-type="float" office:value="19609">
            <text:p>19609.0</text:p>
          </table:table-cell>
          <table:table-cell table:number-columns-repeated="13"/>
        </table:table-row>
        <table:table-row table:style-name="ro1">
          <table:table-cell/>
          <table:table-cell office:value-type="float" office:value="6445">
            <text:p>6445</text:p>
          </table:table-cell>
          <table:table-cell table:formula="of:=MOD(ROW([.B145]);16)" office:value-type="float" office:value="1">
            <text:p>1</text:p>
          </table:table-cell>
          <table:table-cell table:formula="of:=[.B130]-[.B129]" office:value-type="float" office:value="6445">
            <text:p>6445</text:p>
          </table:table-cell>
          <table:table-cell table:number-columns-repeated="5"/>
          <table:table-cell table:style-name="ce2" table:formula="of:=INDIRECT(&quot;B&quot;&amp;(ROW([.I130])*16))" office:value-type="float" office:value="20738">
            <text:p>20738.0</text:p>
          </table:table-cell>
          <table:table-cell table:number-columns-repeated="13"/>
        </table:table-row>
        <table:table-row table:style-name="ro1">
          <table:table-cell/>
          <table:table-cell office:value-type="float" office:value="7306">
            <text:p>7306</text:p>
          </table:table-cell>
          <table:table-cell table:formula="of:=MOD(ROW([.B146]);16)" office:value-type="float" office:value="2">
            <text:p>2</text:p>
          </table:table-cell>
          <table:table-cell table:formula="of:=[.B131]-[.B130]" office:value-type="float" office:value="861">
            <text:p>861</text:p>
          </table:table-cell>
          <table:table-cell table:number-columns-repeated="5"/>
          <table:table-cell table:style-name="ce2" table:formula="of:=INDIRECT(&quot;B&quot;&amp;(ROW([.I131])*16))" office:value-type="float" office:value="20295">
            <text:p>20295.0</text:p>
          </table:table-cell>
          <table:table-cell table:number-columns-repeated="13"/>
        </table:table-row>
        <table:table-row table:style-name="ro1">
          <table:table-cell/>
          <table:table-cell office:value-type="float" office:value="8154">
            <text:p>8154</text:p>
          </table:table-cell>
          <table:table-cell table:formula="of:=MOD(ROW([.B147]);16)" office:value-type="float" office:value="3">
            <text:p>3</text:p>
          </table:table-cell>
          <table:table-cell table:formula="of:=[.B132]-[.B131]" office:value-type="float" office:value="848">
            <text:p>848</text:p>
          </table:table-cell>
          <table:table-cell table:number-columns-repeated="5"/>
          <table:table-cell table:style-name="ce2" table:formula="of:=INDIRECT(&quot;B&quot;&amp;(ROW([.I132])*16))" office:value-type="float" office:value="20189">
            <text:p>20189.0</text:p>
          </table:table-cell>
          <table:table-cell table:number-columns-repeated="13"/>
        </table:table-row>
        <table:table-row table:style-name="ro1">
          <table:table-cell/>
          <table:table-cell office:value-type="float" office:value="9081">
            <text:p>9081</text:p>
          </table:table-cell>
          <table:table-cell table:formula="of:=MOD(ROW([.B148]);16)" office:value-type="float" office:value="4">
            <text:p>4</text:p>
          </table:table-cell>
          <table:table-cell table:formula="of:=[.B133]-[.B132]" office:value-type="float" office:value="927">
            <text:p>927</text:p>
          </table:table-cell>
          <table:table-cell table:number-columns-repeated="5"/>
          <table:table-cell table:style-name="ce2" table:formula="of:=INDIRECT(&quot;B&quot;&amp;(ROW([.I133])*16))" office:value-type="float" office:value="20282">
            <text:p>20282.0</text:p>
          </table:table-cell>
          <table:table-cell table:number-columns-repeated="13"/>
        </table:table-row>
        <table:table-row table:style-name="ro1">
          <table:table-cell/>
          <table:table-cell office:value-type="float" office:value="9943">
            <text:p>9943</text:p>
          </table:table-cell>
          <table:table-cell table:formula="of:=MOD(ROW([.B149]);16)" office:value-type="float" office:value="5">
            <text:p>5</text:p>
          </table:table-cell>
          <table:table-cell table:formula="of:=[.B134]-[.B133]" office:value-type="float" office:value="862">
            <text:p>862</text:p>
          </table:table-cell>
          <table:table-cell table:number-columns-repeated="5"/>
          <table:table-cell table:style-name="ce2" table:formula="of:=INDIRECT(&quot;B&quot;&amp;(ROW([.I134])*16))" office:value-type="float" office:value="20359">
            <text:p>20359.0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0790">
            <text:p>10790</text:p>
          </table:table-cell>
          <table:table-cell table:formula="of:=MOD(ROW([.B150]);16)" office:value-type="float" office:value="6">
            <text:p>6</text:p>
          </table:table-cell>
          <table:table-cell table:formula="of:=[.B135]-[.B134]" office:value-type="float" office:value="847">
            <text:p>847</text:p>
          </table:table-cell>
          <table:table-cell table:number-columns-repeated="5"/>
          <table:table-cell table:style-name="ce2" table:formula="of:=INDIRECT(&quot;B&quot;&amp;(ROW([.I135])*16))" office:value-type="float" office:value="20431">
            <text:p>20431.0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1635">
            <text:p>11635</text:p>
          </table:table-cell>
          <table:table-cell table:formula="of:=MOD(ROW([.B151]);16)" office:value-type="float" office:value="7">
            <text:p>7</text:p>
          </table:table-cell>
          <table:table-cell table:formula="of:=[.B136]-[.B135]" office:value-type="float" office:value="845">
            <text:p>845</text:p>
          </table:table-cell>
          <table:table-cell table:number-columns-repeated="5"/>
          <table:table-cell table:style-name="ce2" table:formula="of:=INDIRECT(&quot;B&quot;&amp;(ROW([.I136])*16))" office:value-type="float" office:value="21381">
            <text:p>21381.0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2484">
            <text:p>12484</text:p>
          </table:table-cell>
          <table:table-cell table:formula="of:=MOD(ROW([.B152]);16)" office:value-type="float" office:value="8">
            <text:p>8</text:p>
          </table:table-cell>
          <table:table-cell table:formula="of:=[.B137]-[.B136]" office:value-type="float" office:value="849">
            <text:p>849</text:p>
          </table:table-cell>
          <table:table-cell table:number-columns-repeated="5"/>
          <table:table-cell table:style-name="ce2" table:formula="of:=INDIRECT(&quot;B&quot;&amp;(ROW([.I137])*16))" office:value-type="float" office:value="20323">
            <text:p>20323.0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3336">
            <text:p>13336</text:p>
          </table:table-cell>
          <table:table-cell table:formula="of:=MOD(ROW([.B153]);16)" office:value-type="float" office:value="9">
            <text:p>9</text:p>
          </table:table-cell>
          <table:table-cell table:formula="of:=[.B138]-[.B137]" office:value-type="float" office:value="852">
            <text:p>852</text:p>
          </table:table-cell>
          <table:table-cell table:number-columns-repeated="5"/>
          <table:table-cell table:style-name="ce2" table:formula="of:=INDIRECT(&quot;B&quot;&amp;(ROW([.I138])*16))" office:value-type="float" office:value="20744">
            <text:p>20744.0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4186">
            <text:p>14186</text:p>
          </table:table-cell>
          <table:table-cell table:formula="of:=MOD(ROW([.B154]);16)" office:value-type="float" office:value="10">
            <text:p>10</text:p>
          </table:table-cell>
          <table:table-cell table:formula="of:=[.B139]-[.B138]" office:value-type="float" office:value="850">
            <text:p>850</text:p>
          </table:table-cell>
          <table:table-cell table:number-columns-repeated="5"/>
          <table:table-cell table:style-name="ce2" table:formula="of:=INDIRECT(&quot;B&quot;&amp;(ROW([.I139])*16))" office:value-type="float" office:value="18092">
            <text:p>18092.0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5035">
            <text:p>15035</text:p>
          </table:table-cell>
          <table:table-cell table:formula="of:=MOD(ROW([.B155]);16)" office:value-type="float" office:value="11">
            <text:p>11</text:p>
          </table:table-cell>
          <table:table-cell table:formula="of:=[.B140]-[.B139]" office:value-type="float" office:value="849">
            <text:p>849</text:p>
          </table:table-cell>
          <table:table-cell table:number-columns-repeated="5"/>
          <table:table-cell table:style-name="ce2" table:formula="of:=INDIRECT(&quot;B&quot;&amp;(ROW([.I140])*16))" office:value-type="float" office:value="20877">
            <text:p>20877.0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5884">
            <text:p>15884</text:p>
          </table:table-cell>
          <table:table-cell table:formula="of:=MOD(ROW([.B156]);16)" office:value-type="float" office:value="12">
            <text:p>12</text:p>
          </table:table-cell>
          <table:table-cell table:formula="of:=[.B141]-[.B140]" office:value-type="float" office:value="849">
            <text:p>849</text:p>
          </table:table-cell>
          <table:table-cell table:number-columns-repeated="5"/>
          <table:table-cell table:style-name="ce2" table:formula="of:=INDIRECT(&quot;B&quot;&amp;(ROW([.I141])*16))" office:value-type="float" office:value="20836">
            <text:p>20836.0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6731">
            <text:p>16731</text:p>
          </table:table-cell>
          <table:table-cell table:formula="of:=MOD(ROW([.B157]);16)" office:value-type="float" office:value="13">
            <text:p>13</text:p>
          </table:table-cell>
          <table:table-cell table:formula="of:=[.B142]-[.B141]" office:value-type="float" office:value="847">
            <text:p>847</text:p>
          </table:table-cell>
          <table:table-cell table:number-columns-repeated="5"/>
          <table:table-cell table:style-name="ce2" table:formula="of:=INDIRECT(&quot;B&quot;&amp;(ROW([.I142])*16))" office:value-type="float" office:value="20998">
            <text:p>20998.0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7580">
            <text:p>17580</text:p>
          </table:table-cell>
          <table:table-cell table:formula="of:=MOD(ROW([.B158]);16)" office:value-type="float" office:value="14">
            <text:p>14</text:p>
          </table:table-cell>
          <table:table-cell table:formula="of:=[.B143]-[.B142]" office:value-type="float" office:value="849">
            <text:p>849</text:p>
          </table:table-cell>
          <table:table-cell table:number-columns-repeated="5"/>
          <table:table-cell table:style-name="ce2" table:formula="of:=INDIRECT(&quot;B&quot;&amp;(ROW([.I143])*16))" office:value-type="float" office:value="21623">
            <text:p>21623.0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7619">
            <text:p>17619</text:p>
          </table:table-cell>
          <table:table-cell table:formula="of:=MOD(ROW([.B159]);16)" office:value-type="float" office:value="15">
            <text:p>15</text:p>
          </table:table-cell>
          <table:table-cell table:formula="of:=[.B144]-[.B143]" office:value-type="float" office:value="39">
            <text:p>39</text:p>
          </table:table-cell>
          <table:table-cell table:number-columns-repeated="5"/>
          <table:table-cell table:style-name="ce2" table:formula="of:=INDIRECT(&quot;B&quot;&amp;(ROW([.I144])*16))" office:value-type="float" office:value="21177">
            <text:p>21177.0</text:p>
          </table:table-cell>
          <table:table-cell table:number-columns-repeated="13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MOD(ROW([.B160]);16)" office:value-type="float" office:value="0">
            <text:p>0</text:p>
          </table:table-cell>
          <table:table-cell table:formula="of:=[.B145]-[.B144]" office:value-type="float" office:value="-17619">
            <text:p>-17619</text:p>
          </table:table-cell>
          <table:table-cell table:number-columns-repeated="5"/>
          <table:table-cell table:style-name="ce2" table:formula="of:=INDIRECT(&quot;B&quot;&amp;(ROW([.I145])*16))" office:value-type="float" office:value="24121">
            <text:p>24121.0</text:p>
          </table:table-cell>
          <table:table-cell table:number-columns-repeated="13"/>
        </table:table-row>
        <table:table-row table:style-name="ro1">
          <table:table-cell/>
          <table:table-cell office:value-type="float" office:value="6375">
            <text:p>6375</text:p>
          </table:table-cell>
          <table:table-cell table:formula="of:=MOD(ROW([.B161]);16)" office:value-type="float" office:value="1">
            <text:p>1</text:p>
          </table:table-cell>
          <table:table-cell table:formula="of:=[.B146]-[.B145]" office:value-type="float" office:value="6375">
            <text:p>6375</text:p>
          </table:table-cell>
          <table:table-cell table:number-columns-repeated="5"/>
          <table:table-cell table:style-name="ce2" table:formula="of:=INDIRECT(&quot;B&quot;&amp;(ROW([.I146])*16))" office:value-type="float" office:value="20517">
            <text:p>20517.0</text:p>
          </table:table-cell>
          <table:table-cell table:number-columns-repeated="13"/>
        </table:table-row>
        <table:table-row table:style-name="ro1">
          <table:table-cell/>
          <table:table-cell office:value-type="float" office:value="7234">
            <text:p>7234</text:p>
          </table:table-cell>
          <table:table-cell table:formula="of:=MOD(ROW([.B162]);16)" office:value-type="float" office:value="2">
            <text:p>2</text:p>
          </table:table-cell>
          <table:table-cell table:formula="of:=[.B147]-[.B146]" office:value-type="float" office:value="859">
            <text:p>859</text:p>
          </table:table-cell>
          <table:table-cell table:number-columns-repeated="5"/>
          <table:table-cell table:style-name="ce2" table:formula="of:=INDIRECT(&quot;B&quot;&amp;(ROW([.I147])*16))" office:value-type="float" office:value="21370">
            <text:p>21370.0</text:p>
          </table:table-cell>
          <table:table-cell table:number-columns-repeated="13"/>
        </table:table-row>
        <table:table-row table:style-name="ro1">
          <table:table-cell/>
          <table:table-cell office:value-type="float" office:value="8084">
            <text:p>8084</text:p>
          </table:table-cell>
          <table:table-cell table:formula="of:=MOD(ROW([.B163]);16)" office:value-type="float" office:value="3">
            <text:p>3</text:p>
          </table:table-cell>
          <table:table-cell table:formula="of:=[.B148]-[.B147]" office:value-type="float" office:value="850">
            <text:p>850</text:p>
          </table:table-cell>
          <table:table-cell table:number-columns-repeated="5"/>
          <table:table-cell table:style-name="ce2" table:formula="of:=INDIRECT(&quot;B&quot;&amp;(ROW([.I148])*16))" office:value-type="float" office:value="21498">
            <text:p>21498.0</text:p>
          </table:table-cell>
          <table:table-cell table:number-columns-repeated="13"/>
        </table:table-row>
        <table:table-row table:style-name="ro1">
          <table:table-cell/>
          <table:table-cell office:value-type="float" office:value="8936">
            <text:p>8936</text:p>
          </table:table-cell>
          <table:table-cell table:formula="of:=MOD(ROW([.B164]);16)" office:value-type="float" office:value="4">
            <text:p>4</text:p>
          </table:table-cell>
          <table:table-cell table:formula="of:=[.B149]-[.B148]" office:value-type="float" office:value="852">
            <text:p>852</text:p>
          </table:table-cell>
          <table:table-cell table:number-columns-repeated="5"/>
          <table:table-cell table:style-name="ce2" table:formula="of:=INDIRECT(&quot;B&quot;&amp;(ROW([.I149])*16))" office:value-type="float" office:value="21643">
            <text:p>21643.0</text:p>
          </table:table-cell>
          <table:table-cell table:number-columns-repeated="13"/>
        </table:table-row>
        <table:table-row table:style-name="ro1">
          <table:table-cell/>
          <table:table-cell office:value-type="float" office:value="9865">
            <text:p>9865</text:p>
          </table:table-cell>
          <table:table-cell table:formula="of:=MOD(ROW([.B165]);16)" office:value-type="float" office:value="5">
            <text:p>5</text:p>
          </table:table-cell>
          <table:table-cell table:formula="of:=[.B150]-[.B149]" office:value-type="float" office:value="929">
            <text:p>929</text:p>
          </table:table-cell>
          <table:table-cell table:number-columns-repeated="5"/>
          <table:table-cell table:style-name="ce2" table:formula="of:=INDIRECT(&quot;B&quot;&amp;(ROW([.I150])*16))" office:value-type="float" office:value="18095">
            <text:p>18095.0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0721">
            <text:p>10721</text:p>
          </table:table-cell>
          <table:table-cell table:formula="of:=MOD(ROW([.B166]);16)" office:value-type="float" office:value="6">
            <text:p>6</text:p>
          </table:table-cell>
          <table:table-cell table:formula="of:=[.B151]-[.B150]" office:value-type="float" office:value="856">
            <text:p>856</text:p>
          </table:table-cell>
          <table:table-cell table:number-columns-repeated="5"/>
          <table:table-cell table:style-name="ce2" table:formula="of:=INDIRECT(&quot;B&quot;&amp;(ROW([.I151])*16))" office:value-type="float" office:value="21434">
            <text:p>21434.0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1566">
            <text:p>11566</text:p>
          </table:table-cell>
          <table:table-cell table:formula="of:=MOD(ROW([.B167]);16)" office:value-type="float" office:value="7">
            <text:p>7</text:p>
          </table:table-cell>
          <table:table-cell table:formula="of:=[.B152]-[.B151]" office:value-type="float" office:value="845">
            <text:p>845</text:p>
          </table:table-cell>
          <table:table-cell table:number-columns-repeated="5"/>
          <table:table-cell table:style-name="ce2" table:formula="of:=INDIRECT(&quot;B&quot;&amp;(ROW([.I152])*16))" office:value-type="float" office:value="21846">
            <text:p>21846.0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2420">
            <text:p>12420</text:p>
          </table:table-cell>
          <table:table-cell table:formula="of:=MOD(ROW([.B168]);16)" office:value-type="float" office:value="8">
            <text:p>8</text:p>
          </table:table-cell>
          <table:table-cell table:formula="of:=[.B153]-[.B152]" office:value-type="float" office:value="854">
            <text:p>854</text:p>
          </table:table-cell>
          <table:table-cell table:number-columns-repeated="5"/>
          <table:table-cell table:style-name="ce2" table:formula="of:=INDIRECT(&quot;B&quot;&amp;(ROW([.I153])*16))" office:value-type="float" office:value="19689">
            <text:p>19689.0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3271">
            <text:p>13271</text:p>
          </table:table-cell>
          <table:table-cell table:formula="of:=MOD(ROW([.B169]);16)" office:value-type="float" office:value="9">
            <text:p>9</text:p>
          </table:table-cell>
          <table:table-cell table:formula="of:=[.B154]-[.B153]" office:value-type="float" office:value="851">
            <text:p>851</text:p>
          </table:table-cell>
          <table:table-cell table:number-columns-repeated="5"/>
          <table:table-cell table:style-name="ce2" table:formula="of:=INDIRECT(&quot;B&quot;&amp;(ROW([.I154])*16))" office:value-type="float" office:value="20836">
            <text:p>20836.0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4119">
            <text:p>14119</text:p>
          </table:table-cell>
          <table:table-cell table:formula="of:=MOD(ROW([.B170]);16)" office:value-type="float" office:value="10">
            <text:p>10</text:p>
          </table:table-cell>
          <table:table-cell table:formula="of:=[.B155]-[.B154]" office:value-type="float" office:value="848">
            <text:p>848</text:p>
          </table:table-cell>
          <table:table-cell table:number-columns-repeated="5"/>
          <table:table-cell table:style-name="ce2" table:formula="of:=INDIRECT(&quot;B&quot;&amp;(ROW([.I155])*16))" office:value-type="float" office:value="17014">
            <text:p>17014.0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4966">
            <text:p>14966</text:p>
          </table:table-cell>
          <table:table-cell table:formula="of:=MOD(ROW([.B171]);16)" office:value-type="float" office:value="11">
            <text:p>11</text:p>
          </table:table-cell>
          <table:table-cell table:formula="of:=[.B156]-[.B155]" office:value-type="float" office:value="847">
            <text:p>847</text:p>
          </table:table-cell>
          <table:table-cell table:number-columns-repeated="5"/>
          <table:table-cell table:style-name="ce2" table:formula="of:=INDIRECT(&quot;B&quot;&amp;(ROW([.I156])*16))" office:value-type="float" office:value="17252">
            <text:p>17252.0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5816">
            <text:p>15816</text:p>
          </table:table-cell>
          <table:table-cell table:formula="of:=MOD(ROW([.B172]);16)" office:value-type="float" office:value="12">
            <text:p>12</text:p>
          </table:table-cell>
          <table:table-cell table:formula="of:=[.B157]-[.B156]" office:value-type="float" office:value="850">
            <text:p>850</text:p>
          </table:table-cell>
          <table:table-cell table:number-columns-repeated="5"/>
          <table:table-cell table:style-name="ce2" table:formula="of:=INDIRECT(&quot;B&quot;&amp;(ROW([.I157])*16))" office:value-type="float" office:value="17380">
            <text:p>17380.0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5853">
            <text:p>15853</text:p>
          </table:table-cell>
          <table:table-cell table:formula="of:=MOD(ROW([.B173]);16)" office:value-type="float" office:value="13">
            <text:p>13</text:p>
          </table:table-cell>
          <table:table-cell table:formula="of:=[.B158]-[.B157]" office:value-type="float" office:value="37">
            <text:p>37</text:p>
          </table:table-cell>
          <table:table-cell table:number-columns-repeated="5"/>
          <table:table-cell table:style-name="ce2" table:formula="of:=INDIRECT(&quot;B&quot;&amp;(ROW([.I158])*16))" office:value-type="float" office:value="18300">
            <text:p>18300.0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6701">
            <text:p>16701</text:p>
          </table:table-cell>
          <table:table-cell table:formula="of:=MOD(ROW([.B174]);16)" office:value-type="float" office:value="14">
            <text:p>14</text:p>
          </table:table-cell>
          <table:table-cell table:formula="of:=[.B159]-[.B158]" office:value-type="float" office:value="848">
            <text:p>848</text:p>
          </table:table-cell>
          <table:table-cell table:number-columns-repeated="5"/>
          <table:table-cell table:style-name="ce2" table:formula="of:=INDIRECT(&quot;B&quot;&amp;(ROW([.I159])*16))" office:value-type="float" office:value="17450">
            <text:p>17450.0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7558">
            <text:p>17558</text:p>
          </table:table-cell>
          <table:table-cell table:formula="of:=MOD(ROW([.B175]);16)" office:value-type="float" office:value="15">
            <text:p>15</text:p>
          </table:table-cell>
          <table:table-cell table:formula="of:=[.B160]-[.B159]" office:value-type="float" office:value="857">
            <text:p>857</text:p>
          </table:table-cell>
          <table:table-cell table:number-columns-repeated="5"/>
          <table:table-cell table:style-name="ce2" table:formula="of:=INDIRECT(&quot;B&quot;&amp;(ROW([.I160])*16))" office:value-type="float" office:value="17597">
            <text:p>17597.0</text:p>
          </table:table-cell>
          <table:table-cell table:number-columns-repeated="13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MOD(ROW([.B176]);16)" office:value-type="float" office:value="0">
            <text:p>0</text:p>
          </table:table-cell>
          <table:table-cell table:formula="of:=[.B161]-[.B160]" office:value-type="float" office:value="-17558">
            <text:p>-17558</text:p>
          </table:table-cell>
          <table:table-cell table:number-columns-repeated="5"/>
          <table:table-cell table:style-name="ce2" table:formula="of:=INDIRECT(&quot;B&quot;&amp;(ROW([.I161])*16))" office:value-type="float" office:value="18243">
            <text:p>18243.0</text:p>
          </table:table-cell>
          <table:table-cell table:number-columns-repeated="13"/>
        </table:table-row>
        <table:table-row table:style-name="ro1">
          <table:table-cell/>
          <table:table-cell office:value-type="float" office:value="6426">
            <text:p>6426</text:p>
          </table:table-cell>
          <table:table-cell table:formula="of:=MOD(ROW([.B177]);16)" office:value-type="float" office:value="1">
            <text:p>1</text:p>
          </table:table-cell>
          <table:table-cell table:formula="of:=[.B162]-[.B161]" office:value-type="float" office:value="6426">
            <text:p>6426</text:p>
          </table:table-cell>
          <table:table-cell table:number-columns-repeated="5"/>
          <table:table-cell table:style-name="ce2" table:formula="of:=INDIRECT(&quot;B&quot;&amp;(ROW([.I162])*16))" office:value-type="float" office:value="17617">
            <text:p>17617.0</text:p>
          </table:table-cell>
          <table:table-cell table:number-columns-repeated="13"/>
        </table:table-row>
        <table:table-row table:style-name="ro1">
          <table:table-cell/>
          <table:table-cell office:value-type="float" office:value="7289">
            <text:p>7289</text:p>
          </table:table-cell>
          <table:table-cell table:formula="of:=MOD(ROW([.B178]);16)" office:value-type="float" office:value="2">
            <text:p>2</text:p>
          </table:table-cell>
          <table:table-cell table:formula="of:=[.B163]-[.B162]" office:value-type="float" office:value="863">
            <text:p>863</text:p>
          </table:table-cell>
          <table:table-cell table:number-columns-repeated="5"/>
          <table:table-cell table:style-name="ce2" table:formula="of:=INDIRECT(&quot;B&quot;&amp;(ROW([.I163])*16))" office:value-type="float" office:value="18010">
            <text:p>18010.0</text:p>
          </table:table-cell>
          <table:table-cell table:number-columns-repeated="13"/>
        </table:table-row>
        <table:table-row table:style-name="ro1">
          <table:table-cell/>
          <table:table-cell office:value-type="float" office:value="8138">
            <text:p>8138</text:p>
          </table:table-cell>
          <table:table-cell table:formula="of:=MOD(ROW([.B179]);16)" office:value-type="float" office:value="3">
            <text:p>3</text:p>
          </table:table-cell>
          <table:table-cell table:formula="of:=[.B164]-[.B163]" office:value-type="float" office:value="849">
            <text:p>849</text:p>
          </table:table-cell>
          <table:table-cell table:number-columns-repeated="5"/>
          <table:table-cell table:style-name="ce2" table:formula="of:=INDIRECT(&quot;B&quot;&amp;(ROW([.I164])*16))" office:value-type="float" office:value="17703">
            <text:p>17703.0</text:p>
          </table:table-cell>
          <table:table-cell table:number-columns-repeated="13"/>
        </table:table-row>
        <table:table-row table:style-name="ro1">
          <table:table-cell/>
          <table:table-cell office:value-type="float" office:value="8995">
            <text:p>8995</text:p>
          </table:table-cell>
          <table:table-cell table:formula="of:=MOD(ROW([.B180]);16)" office:value-type="float" office:value="4">
            <text:p>4</text:p>
          </table:table-cell>
          <table:table-cell table:formula="of:=[.B165]-[.B164]" office:value-type="float" office:value="857">
            <text:p>857</text:p>
          </table:table-cell>
          <table:table-cell table:number-columns-repeated="5"/>
          <table:table-cell table:style-name="ce2" table:formula="of:=INDIRECT(&quot;B&quot;&amp;(ROW([.I165])*16))" office:value-type="float" office:value="17996">
            <text:p>17996.0</text:p>
          </table:table-cell>
          <table:table-cell table:number-columns-repeated="13"/>
        </table:table-row>
        <table:table-row table:style-name="ro1">
          <table:table-cell/>
          <table:table-cell office:value-type="float" office:value="9854">
            <text:p>9854</text:p>
          </table:table-cell>
          <table:table-cell table:formula="of:=MOD(ROW([.B181]);16)" office:value-type="float" office:value="5">
            <text:p>5</text:p>
          </table:table-cell>
          <table:table-cell table:formula="of:=[.B166]-[.B165]" office:value-type="float" office:value="859">
            <text:p>859</text:p>
          </table:table-cell>
          <table:table-cell table:number-columns-repeated="5"/>
          <table:table-cell table:style-name="ce2" table:formula="of:=INDIRECT(&quot;B&quot;&amp;(ROW([.I166])*16))" office:value-type="float" office:value="17840">
            <text:p>17840.0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0706">
            <text:p>10706</text:p>
          </table:table-cell>
          <table:table-cell table:formula="of:=MOD(ROW([.B182]);16)" office:value-type="float" office:value="6">
            <text:p>6</text:p>
          </table:table-cell>
          <table:table-cell table:formula="of:=[.B167]-[.B166]" office:value-type="float" office:value="852">
            <text:p>852</text:p>
          </table:table-cell>
          <table:table-cell table:number-columns-repeated="5"/>
          <table:table-cell table:style-name="ce2" table:formula="of:=INDIRECT(&quot;B&quot;&amp;(ROW([.I167])*16))" office:value-type="float" office:value="20345">
            <text:p>20345.0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1565">
            <text:p>11565</text:p>
          </table:table-cell>
          <table:table-cell table:formula="of:=MOD(ROW([.B183]);16)" office:value-type="float" office:value="7">
            <text:p>7</text:p>
          </table:table-cell>
          <table:table-cell table:formula="of:=[.B168]-[.B167]" office:value-type="float" office:value="859">
            <text:p>859</text:p>
          </table:table-cell>
          <table:table-cell table:number-columns-repeated="5"/>
          <table:table-cell table:style-name="ce2" table:formula="of:=INDIRECT(&quot;B&quot;&amp;(ROW([.I168])*16))" office:value-type="float" office:value="18092">
            <text:p>18092.0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2422">
            <text:p>12422</text:p>
          </table:table-cell>
          <table:table-cell table:formula="of:=MOD(ROW([.B184]);16)" office:value-type="float" office:value="8">
            <text:p>8</text:p>
          </table:table-cell>
          <table:table-cell table:formula="of:=[.B169]-[.B168]" office:value-type="float" office:value="857">
            <text:p>857</text:p>
          </table:table-cell>
          <table:table-cell table:number-columns-repeated="5"/>
          <table:table-cell table:style-name="ce2" table:formula="of:=INDIRECT(&quot;B&quot;&amp;(ROW([.I169])*16))" office:value-type="float" office:value="17899">
            <text:p>17899.0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3272">
            <text:p>13272</text:p>
          </table:table-cell>
          <table:table-cell table:formula="of:=MOD(ROW([.B185]);16)" office:value-type="float" office:value="9">
            <text:p>9</text:p>
          </table:table-cell>
          <table:table-cell table:formula="of:=[.B170]-[.B169]" office:value-type="float" office:value="850">
            <text:p>850</text:p>
          </table:table-cell>
          <table:table-cell table:number-columns-repeated="5"/>
          <table:table-cell table:style-name="ce2" table:formula="of:=INDIRECT(&quot;B&quot;&amp;(ROW([.I170])*16))" office:value-type="float" office:value="18124">
            <text:p>18124.0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4121">
            <text:p>14121</text:p>
          </table:table-cell>
          <table:table-cell table:formula="of:=MOD(ROW([.B186]);16)" office:value-type="float" office:value="10">
            <text:p>10</text:p>
          </table:table-cell>
          <table:table-cell table:formula="of:=[.B171]-[.B170]" office:value-type="float" office:value="849">
            <text:p>849</text:p>
          </table:table-cell>
          <table:table-cell table:number-columns-repeated="5"/>
          <table:table-cell table:style-name="ce2" table:formula="of:=INDIRECT(&quot;B&quot;&amp;(ROW([.I171])*16))" office:value-type="float" office:value="20708">
            <text:p>20708.0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4971">
            <text:p>14971</text:p>
          </table:table-cell>
          <table:table-cell table:formula="of:=MOD(ROW([.B187]);16)" office:value-type="float" office:value="11">
            <text:p>11</text:p>
          </table:table-cell>
          <table:table-cell table:formula="of:=[.B172]-[.B171]" office:value-type="float" office:value="850">
            <text:p>850</text:p>
          </table:table-cell>
          <table:table-cell table:number-columns-repeated="5"/>
          <table:table-cell table:style-name="ce2" table:formula="of:=INDIRECT(&quot;B&quot;&amp;(ROW([.I172])*16))" office:value-type="float" office:value="19084">
            <text:p>19084.0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5834">
            <text:p>15834</text:p>
          </table:table-cell>
          <table:table-cell table:formula="of:=MOD(ROW([.B188]);16)" office:value-type="float" office:value="12">
            <text:p>12</text:p>
          </table:table-cell>
          <table:table-cell table:formula="of:=[.B173]-[.B172]" office:value-type="float" office:value="863">
            <text:p>863</text:p>
          </table:table-cell>
          <table:table-cell table:number-columns-repeated="5"/>
          <table:table-cell table:style-name="ce2" table:formula="of:=INDIRECT(&quot;B&quot;&amp;(ROW([.I173])*16))" office:value-type="float" office:value="18285">
            <text:p>18285.0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6682">
            <text:p>16682</text:p>
          </table:table-cell>
          <table:table-cell table:formula="of:=MOD(ROW([.B189]);16)" office:value-type="float" office:value="13">
            <text:p>13</text:p>
          </table:table-cell>
          <table:table-cell table:formula="of:=[.B174]-[.B173]" office:value-type="float" office:value="848">
            <text:p>848</text:p>
          </table:table-cell>
          <table:table-cell table:number-columns-repeated="5"/>
          <table:table-cell table:style-name="ce2" table:formula="of:=INDIRECT(&quot;B&quot;&amp;(ROW([.I174])*16))" office:value-type="float" office:value="18158">
            <text:p>18158.0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7532">
            <text:p>17532</text:p>
          </table:table-cell>
          <table:table-cell table:formula="of:=MOD(ROW([.B190]);16)" office:value-type="float" office:value="14">
            <text:p>14</text:p>
          </table:table-cell>
          <table:table-cell table:formula="of:=[.B175]-[.B174]" office:value-type="float" office:value="850">
            <text:p>850</text:p>
          </table:table-cell>
          <table:table-cell table:number-columns-repeated="5"/>
          <table:table-cell table:style-name="ce2" table:formula="of:=INDIRECT(&quot;B&quot;&amp;(ROW([.I175])*16))" office:value-type="float" office:value="18146">
            <text:p>18146.0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7571">
            <text:p>17571</text:p>
          </table:table-cell>
          <table:table-cell table:formula="of:=MOD(ROW([.B191]);16)" office:value-type="float" office:value="15">
            <text:p>15</text:p>
          </table:table-cell>
          <table:table-cell table:formula="of:=[.B176]-[.B175]" office:value-type="float" office:value="39">
            <text:p>39</text:p>
          </table:table-cell>
          <table:table-cell table:number-columns-repeated="5"/>
          <table:table-cell table:style-name="ce2" table:formula="of:=INDIRECT(&quot;B&quot;&amp;(ROW([.I176])*16))" office:value-type="float" office:value="20711">
            <text:p>20711.0</text:p>
          </table:table-cell>
          <table:table-cell table:number-columns-repeated="13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MOD(ROW([.B192]);16)" office:value-type="float" office:value="0">
            <text:p>0</text:p>
          </table:table-cell>
          <table:table-cell table:formula="of:=[.B177]-[.B176]" office:value-type="float" office:value="-17571">
            <text:p>-17571</text:p>
          </table:table-cell>
          <table:table-cell table:number-columns-repeated="5"/>
          <table:table-cell table:style-name="ce2" table:formula="of:=INDIRECT(&quot;B&quot;&amp;(ROW([.I177])*16))" office:value-type="float" office:value="18472">
            <text:p>18472.0</text:p>
          </table:table-cell>
          <table:table-cell table:number-columns-repeated="13"/>
        </table:table-row>
        <table:table-row table:style-name="ro1">
          <table:table-cell/>
          <table:table-cell office:value-type="float" office:value="6449">
            <text:p>6449</text:p>
          </table:table-cell>
          <table:table-cell table:formula="of:=MOD(ROW([.B193]);16)" office:value-type="float" office:value="1">
            <text:p>1</text:p>
          </table:table-cell>
          <table:table-cell table:formula="of:=[.B178]-[.B177]" office:value-type="float" office:value="6449">
            <text:p>6449</text:p>
          </table:table-cell>
          <table:table-cell table:number-columns-repeated="5"/>
          <table:table-cell table:style-name="ce2" table:formula="of:=INDIRECT(&quot;B&quot;&amp;(ROW([.I178])*16))" office:value-type="float" office:value="18432">
            <text:p>18432.0</text:p>
          </table:table-cell>
          <table:table-cell table:number-columns-repeated="13"/>
        </table:table-row>
        <table:table-row table:style-name="ro1">
          <table:table-cell/>
          <table:table-cell office:value-type="float" office:value="7312">
            <text:p>7312</text:p>
          </table:table-cell>
          <table:table-cell table:formula="of:=MOD(ROW([.B194]);16)" office:value-type="float" office:value="2">
            <text:p>2</text:p>
          </table:table-cell>
          <table:table-cell table:formula="of:=[.B179]-[.B178]" office:value-type="float" office:value="863">
            <text:p>863</text:p>
          </table:table-cell>
          <table:table-cell table:number-columns-repeated="5"/>
          <table:table-cell table:style-name="ce2" table:formula="of:=INDIRECT(&quot;B&quot;&amp;(ROW([.I179])*16))" office:value-type="float" office:value="18424">
            <text:p>18424.0</text:p>
          </table:table-cell>
          <table:table-cell table:number-columns-repeated="13"/>
        </table:table-row>
        <table:table-row table:style-name="ro1">
          <table:table-cell/>
          <table:table-cell office:value-type="float" office:value="8169">
            <text:p>8169</text:p>
          </table:table-cell>
          <table:table-cell table:formula="of:=MOD(ROW([.B195]);16)" office:value-type="float" office:value="3">
            <text:p>3</text:p>
          </table:table-cell>
          <table:table-cell table:formula="of:=[.B180]-[.B179]" office:value-type="float" office:value="857">
            <text:p>857</text:p>
          </table:table-cell>
          <table:table-cell table:number-columns-repeated="5"/>
          <table:table-cell table:style-name="ce2" table:formula="of:=INDIRECT(&quot;B&quot;&amp;(ROW([.I180])*16))" office:value-type="float" office:value="21125">
            <text:p>21125.0</text:p>
          </table:table-cell>
          <table:table-cell table:number-columns-repeated="13"/>
        </table:table-row>
        <table:table-row table:style-name="ro1">
          <table:table-cell/>
          <table:table-cell office:value-type="float" office:value="9016">
            <text:p>9016</text:p>
          </table:table-cell>
          <table:table-cell table:formula="of:=MOD(ROW([.B196]);16)" office:value-type="float" office:value="4">
            <text:p>4</text:p>
          </table:table-cell>
          <table:table-cell table:formula="of:=[.B181]-[.B180]" office:value-type="float" office:value="847">
            <text:p>847</text:p>
          </table:table-cell>
          <table:table-cell table:number-columns-repeated="5"/>
          <table:table-cell table:style-name="ce2" table:formula="of:=INDIRECT(&quot;B&quot;&amp;(ROW([.I181])*16))" office:value-type="float" office:value="18518">
            <text:p>18518.0</text:p>
          </table:table-cell>
          <table:table-cell table:number-columns-repeated="13"/>
        </table:table-row>
        <table:table-row table:style-name="ro1">
          <table:table-cell/>
          <table:table-cell office:value-type="float" office:value="9870">
            <text:p>9870</text:p>
          </table:table-cell>
          <table:table-cell table:formula="of:=MOD(ROW([.B197]);16)" office:value-type="float" office:value="5">
            <text:p>5</text:p>
          </table:table-cell>
          <table:table-cell table:formula="of:=[.B182]-[.B181]" office:value-type="float" office:value="854">
            <text:p>854</text:p>
          </table:table-cell>
          <table:table-cell table:number-columns-repeated="5"/>
          <table:table-cell table:style-name="ce2" table:formula="of:=INDIRECT(&quot;B&quot;&amp;(ROW([.I182])*16))" office:value-type="float" office:value="18456">
            <text:p>18456.0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0722">
            <text:p>10722</text:p>
          </table:table-cell>
          <table:table-cell table:formula="of:=MOD(ROW([.B198]);16)" office:value-type="float" office:value="6">
            <text:p>6</text:p>
          </table:table-cell>
          <table:table-cell table:formula="of:=[.B183]-[.B182]" office:value-type="float" office:value="852">
            <text:p>852</text:p>
          </table:table-cell>
          <table:table-cell table:number-columns-repeated="5"/>
          <table:table-cell table:style-name="ce2" table:formula="of:=INDIRECT(&quot;B&quot;&amp;(ROW([.I183])*16))" office:value-type="float" office:value="18165">
            <text:p>18165.0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1577">
            <text:p>11577</text:p>
          </table:table-cell>
          <table:table-cell table:formula="of:=MOD(ROW([.B199]);16)" office:value-type="float" office:value="7">
            <text:p>7</text:p>
          </table:table-cell>
          <table:table-cell table:formula="of:=[.B184]-[.B183]" office:value-type="float" office:value="855">
            <text:p>855</text:p>
          </table:table-cell>
          <table:table-cell table:number-columns-repeated="5"/>
          <table:table-cell table:style-name="ce2" table:formula="of:=INDIRECT(&quot;B&quot;&amp;(ROW([.I184])*16))" office:value-type="float" office:value="18931">
            <text:p>18931.0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2427">
            <text:p>12427</text:p>
          </table:table-cell>
          <table:table-cell table:formula="of:=MOD(ROW([.B200]);16)" office:value-type="float" office:value="8">
            <text:p>8</text:p>
          </table:table-cell>
          <table:table-cell table:formula="of:=[.B185]-[.B184]" office:value-type="float" office:value="850">
            <text:p>850</text:p>
          </table:table-cell>
          <table:table-cell table:number-columns-repeated="5"/>
          <table:table-cell table:style-name="ce2" table:formula="of:=INDIRECT(&quot;B&quot;&amp;(ROW([.I185])*16))" office:value-type="float" office:value="19916">
            <text:p>19916.0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3284">
            <text:p>13284</text:p>
          </table:table-cell>
          <table:table-cell table:formula="of:=MOD(ROW([.B201]);16)" office:value-type="float" office:value="9">
            <text:p>9</text:p>
          </table:table-cell>
          <table:table-cell table:formula="of:=[.B186]-[.B185]" office:value-type="float" office:value="857">
            <text:p>857</text:p>
          </table:table-cell>
          <table:table-cell table:number-columns-repeated="5"/>
          <table:table-cell table:style-name="ce2" table:formula="of:=INDIRECT(&quot;B&quot;&amp;(ROW([.I186])*16))" office:value-type="float" office:value="19427">
            <text:p>19427.0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4131">
            <text:p>14131</text:p>
          </table:table-cell>
          <table:table-cell table:formula="of:=MOD(ROW([.B202]);16)" office:value-type="float" office:value="10">
            <text:p>10</text:p>
          </table:table-cell>
          <table:table-cell table:formula="of:=[.B187]-[.B186]" office:value-type="float" office:value="847">
            <text:p>847</text:p>
          </table:table-cell>
          <table:table-cell table:number-columns-repeated="5"/>
          <table:table-cell table:style-name="ce2" table:formula="of:=INDIRECT(&quot;B&quot;&amp;(ROW([.I187])*16))" office:value-type="float" office:value="18998">
            <text:p>18998.0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4993">
            <text:p>14993</text:p>
          </table:table-cell>
          <table:table-cell table:formula="of:=MOD(ROW([.B203]);16)" office:value-type="float" office:value="11">
            <text:p>11</text:p>
          </table:table-cell>
          <table:table-cell table:formula="of:=[.B188]-[.B187]" office:value-type="float" office:value="862">
            <text:p>862</text:p>
          </table:table-cell>
          <table:table-cell table:number-columns-repeated="5"/>
          <table:table-cell table:style-name="ce2" table:formula="of:=INDIRECT(&quot;B&quot;&amp;(ROW([.I188])*16))" office:value-type="float" office:value="18842">
            <text:p>18842.0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5840">
            <text:p>15840</text:p>
          </table:table-cell>
          <table:table-cell table:formula="of:=MOD(ROW([.B204]);16)" office:value-type="float" office:value="12">
            <text:p>12</text:p>
          </table:table-cell>
          <table:table-cell table:formula="of:=[.B189]-[.B188]" office:value-type="float" office:value="847">
            <text:p>847</text:p>
          </table:table-cell>
          <table:table-cell table:number-columns-repeated="5"/>
          <table:table-cell table:style-name="ce2" table:formula="of:=INDIRECT(&quot;B&quot;&amp;(ROW([.I189])*16))" office:value-type="float" office:value="19915">
            <text:p>19915.0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6689">
            <text:p>16689</text:p>
          </table:table-cell>
          <table:table-cell table:formula="of:=MOD(ROW([.B205]);16)" office:value-type="float" office:value="13">
            <text:p>13</text:p>
          </table:table-cell>
          <table:table-cell table:formula="of:=[.B190]-[.B189]" office:value-type="float" office:value="849">
            <text:p>849</text:p>
          </table:table-cell>
          <table:table-cell table:number-columns-repeated="5"/>
          <table:table-cell table:style-name="ce2" table:formula="of:=INDIRECT(&quot;B&quot;&amp;(ROW([.I190])*16))" office:value-type="float" office:value="18965">
            <text:p>18965.0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7537">
            <text:p>17537</text:p>
          </table:table-cell>
          <table:table-cell table:formula="of:=MOD(ROW([.B206]);16)" office:value-type="float" office:value="14">
            <text:p>14</text:p>
          </table:table-cell>
          <table:table-cell table:formula="of:=[.B191]-[.B190]" office:value-type="float" office:value="848">
            <text:p>848</text:p>
          </table:table-cell>
          <table:table-cell table:number-columns-repeated="5"/>
          <table:table-cell table:style-name="ce2" table:formula="of:=INDIRECT(&quot;B&quot;&amp;(ROW([.I191])*16))" office:value-type="float" office:value="18735">
            <text:p>18735.0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7577">
            <text:p>17577</text:p>
          </table:table-cell>
          <table:table-cell table:formula="of:=MOD(ROW([.B207]);16)" office:value-type="float" office:value="15">
            <text:p>15</text:p>
          </table:table-cell>
          <table:table-cell table:formula="of:=[.B192]-[.B191]" office:value-type="float" office:value="40">
            <text:p>40</text:p>
          </table:table-cell>
          <table:table-cell table:number-columns-repeated="5"/>
          <table:table-cell table:style-name="ce2" table:formula="of:=INDIRECT(&quot;B&quot;&amp;(ROW([.I192])*16))" office:value-type="float" office:value="19241">
            <text:p>19241.0</text:p>
          </table:table-cell>
          <table:table-cell table:number-columns-repeated="13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MOD(ROW([.B208]);16)" office:value-type="float" office:value="0">
            <text:p>0</text:p>
          </table:table-cell>
          <table:table-cell table:formula="of:=[.B193]-[.B192]" office:value-type="float" office:value="-17577">
            <text:p>-17577</text:p>
          </table:table-cell>
          <table:table-cell table:number-columns-repeated="5"/>
          <table:table-cell table:style-name="ce2" table:formula="of:=INDIRECT(&quot;B&quot;&amp;(ROW([.I193])*16))" office:value-type="float" office:value="20093">
            <text:p>20093.0</text:p>
          </table:table-cell>
          <table:table-cell table:number-columns-repeated="13"/>
        </table:table-row>
        <table:table-row table:style-name="ro1">
          <table:table-cell/>
          <table:table-cell office:value-type="float" office:value="6845">
            <text:p>6845</text:p>
          </table:table-cell>
          <table:table-cell table:formula="of:=MOD(ROW([.B209]);16)" office:value-type="float" office:value="1">
            <text:p>1</text:p>
          </table:table-cell>
          <table:table-cell table:formula="of:=[.B194]-[.B193]" office:value-type="float" office:value="6845">
            <text:p>6845</text:p>
          </table:table-cell>
          <table:table-cell table:number-columns-repeated="5"/>
          <table:table-cell table:style-name="ce2" table:formula="of:=INDIRECT(&quot;B&quot;&amp;(ROW([.I194])*16))" office:value-type="float" office:value="18356">
            <text:p>18356.0</text:p>
          </table:table-cell>
          <table:table-cell table:number-columns-repeated="13"/>
        </table:table-row>
        <table:table-row table:style-name="ro1">
          <table:table-cell/>
          <table:table-cell office:value-type="float" office:value="7708">
            <text:p>7708</text:p>
          </table:table-cell>
          <table:table-cell table:formula="of:=MOD(ROW([.B210]);16)" office:value-type="float" office:value="2">
            <text:p>2</text:p>
          </table:table-cell>
          <table:table-cell table:formula="of:=[.B195]-[.B194]" office:value-type="float" office:value="863">
            <text:p>863</text:p>
          </table:table-cell>
          <table:table-cell table:number-columns-repeated="5"/>
          <table:table-cell table:style-name="ce2" table:formula="of:=INDIRECT(&quot;B&quot;&amp;(ROW([.I195])*16))" office:value-type="float" office:value="19803">
            <text:p>19803.0</text:p>
          </table:table-cell>
          <table:table-cell table:number-columns-repeated="13"/>
        </table:table-row>
        <table:table-row table:style-name="ro1">
          <table:table-cell/>
          <table:table-cell office:value-type="float" office:value="8558">
            <text:p>8558</text:p>
          </table:table-cell>
          <table:table-cell table:formula="of:=MOD(ROW([.B211]);16)" office:value-type="float" office:value="3">
            <text:p>3</text:p>
          </table:table-cell>
          <table:table-cell table:formula="of:=[.B196]-[.B195]" office:value-type="float" office:value="850">
            <text:p>850</text:p>
          </table:table-cell>
          <table:table-cell table:number-columns-repeated="5"/>
          <table:table-cell table:style-name="ce2" table:formula="of:=INDIRECT(&quot;B&quot;&amp;(ROW([.I196])*16))" office:value-type="float" office:value="19123">
            <text:p>19123.0</text:p>
          </table:table-cell>
          <table:table-cell table:number-columns-repeated="13"/>
        </table:table-row>
        <table:table-row table:style-name="ro1">
          <table:table-cell/>
          <table:table-cell office:value-type="float" office:value="9414">
            <text:p>9414</text:p>
          </table:table-cell>
          <table:table-cell table:formula="of:=MOD(ROW([.B212]);16)" office:value-type="float" office:value="4">
            <text:p>4</text:p>
          </table:table-cell>
          <table:table-cell table:formula="of:=[.B197]-[.B196]" office:value-type="float" office:value="856">
            <text:p>856</text:p>
          </table:table-cell>
          <table:table-cell table:number-columns-repeated="5"/>
          <table:table-cell table:style-name="ce2" table:formula="of:=INDIRECT(&quot;B&quot;&amp;(ROW([.I197])*16))" office:value-type="float" office:value="19477">
            <text:p>19477.0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0266">
            <text:p>10266</text:p>
          </table:table-cell>
          <table:table-cell table:formula="of:=MOD(ROW([.B213]);16)" office:value-type="float" office:value="5">
            <text:p>5</text:p>
          </table:table-cell>
          <table:table-cell table:formula="of:=[.B198]-[.B197]" office:value-type="float" office:value="852">
            <text:p>852</text:p>
          </table:table-cell>
          <table:table-cell table:number-columns-repeated="5"/>
          <table:table-cell table:style-name="ce2" table:formula="of:=INDIRECT(&quot;B&quot;&amp;(ROW([.I198])*16))" office:value-type="float" office:value="20182">
            <text:p>20182.0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1116">
            <text:p>11116</text:p>
          </table:table-cell>
          <table:table-cell table:formula="of:=MOD(ROW([.B214]);16)" office:value-type="float" office:value="6">
            <text:p>6</text:p>
          </table:table-cell>
          <table:table-cell table:formula="of:=[.B199]-[.B198]" office:value-type="float" office:value="850">
            <text:p>850</text:p>
          </table:table-cell>
          <table:table-cell table:number-columns-repeated="5"/>
          <table:table-cell table:style-name="ce2" table:formula="of:=INDIRECT(&quot;B&quot;&amp;(ROW([.I199])*16))" office:value-type="float" office:value="19528">
            <text:p>19528.0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1991">
            <text:p>11991</text:p>
          </table:table-cell>
          <table:table-cell table:formula="of:=MOD(ROW([.B215]);16)" office:value-type="float" office:value="7">
            <text:p>7</text:p>
          </table:table-cell>
          <table:table-cell table:formula="of:=[.B200]-[.B199]" office:value-type="float" office:value="875">
            <text:p>875</text:p>
          </table:table-cell>
          <table:table-cell table:number-columns-repeated="5"/>
          <table:table-cell table:style-name="ce2" table:formula="of:=INDIRECT(&quot;B&quot;&amp;(ROW([.I200])*16))" office:value-type="float" office:value="19697">
            <text:p>19697.0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2847">
            <text:p>12847</text:p>
          </table:table-cell>
          <table:table-cell table:formula="of:=MOD(ROW([.B216]);16)" office:value-type="float" office:value="8">
            <text:p>8</text:p>
          </table:table-cell>
          <table:table-cell table:formula="of:=[.B201]-[.B200]" office:value-type="float" office:value="856">
            <text:p>856</text:p>
          </table:table-cell>
          <table:table-cell table:number-columns-repeated="5"/>
          <table:table-cell table:style-name="ce2" table:formula="of:=INDIRECT(&quot;B&quot;&amp;(ROW([.I201])*16))" office:value-type="float" office:value="20186">
            <text:p>20186.0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3699">
            <text:p>13699</text:p>
          </table:table-cell>
          <table:table-cell table:formula="of:=MOD(ROW([.B217]);16)" office:value-type="float" office:value="9">
            <text:p>9</text:p>
          </table:table-cell>
          <table:table-cell table:formula="of:=[.B202]-[.B201]" office:value-type="float" office:value="852">
            <text:p>852</text:p>
          </table:table-cell>
          <table:table-cell table:number-columns-repeated="5"/>
          <table:table-cell table:style-name="ce2" table:formula="of:=INDIRECT(&quot;B&quot;&amp;(ROW([.I202])*16))" office:value-type="float" office:value="23315">
            <text:p>23315.0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4548">
            <text:p>14548</text:p>
          </table:table-cell>
          <table:table-cell table:formula="of:=MOD(ROW([.B218]);16)" office:value-type="float" office:value="10">
            <text:p>10</text:p>
          </table:table-cell>
          <table:table-cell table:formula="of:=[.B203]-[.B202]" office:value-type="float" office:value="849">
            <text:p>849</text:p>
          </table:table-cell>
          <table:table-cell table:number-columns-repeated="5"/>
          <table:table-cell table:style-name="ce2" table:formula="of:=INDIRECT(&quot;B&quot;&amp;(ROW([.I203])*16))" office:value-type="float" office:value="19920">
            <text:p>19920.0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4587">
            <text:p>14587</text:p>
          </table:table-cell>
          <table:table-cell table:formula="of:=MOD(ROW([.B219]);16)" office:value-type="float" office:value="11">
            <text:p>11</text:p>
          </table:table-cell>
          <table:table-cell table:formula="of:=[.B204]-[.B203]" office:value-type="float" office:value="39">
            <text:p>39</text:p>
          </table:table-cell>
          <table:table-cell table:number-columns-repeated="5"/>
          <table:table-cell table:style-name="ce2" table:formula="of:=INDIRECT(&quot;B&quot;&amp;(ROW([.I204])*16))" office:value-type="float" office:value="20386">
            <text:p>20386.0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6189">
            <text:p>16189</text:p>
          </table:table-cell>
          <table:table-cell table:formula="of:=MOD(ROW([.B220]);16)" office:value-type="float" office:value="12">
            <text:p>12</text:p>
          </table:table-cell>
          <table:table-cell table:formula="of:=[.B205]-[.B204]" office:value-type="float" office:value="1602">
            <text:p>1602</text:p>
          </table:table-cell>
          <table:table-cell table:number-columns-repeated="5"/>
          <table:table-cell table:style-name="ce2"/>
          <table:table-cell table:number-columns-repeated="13"/>
        </table:table-row>
        <table:table-row table:style-name="ro1">
          <table:table-cell/>
          <table:table-cell office:value-type="float" office:value="17036">
            <text:p>17036</text:p>
          </table:table-cell>
          <table:table-cell table:formula="of:=MOD(ROW([.B221]);16)" office:value-type="float" office:value="13">
            <text:p>13</text:p>
          </table:table-cell>
          <table:table-cell table:formula="of:=[.B206]-[.B205]" office:value-type="float" office:value="847">
            <text:p>847</text:p>
          </table:table-cell>
          <table:table-cell table:number-columns-repeated="5"/>
          <table:table-cell table:style-name="ce2"/>
          <table:table-cell table:number-columns-repeated="13"/>
        </table:table-row>
        <table:table-row table:style-name="ro1">
          <table:table-cell/>
          <table:table-cell office:value-type="float" office:value="17896">
            <text:p>17896</text:p>
          </table:table-cell>
          <table:table-cell table:formula="of:=MOD(ROW([.B222]);16)" office:value-type="float" office:value="14">
            <text:p>14</text:p>
          </table:table-cell>
          <table:table-cell table:formula="of:=[.B207]-[.B206]" office:value-type="float" office:value="860">
            <text:p>860</text:p>
          </table:table-cell>
          <table:table-cell table:number-columns-repeated="5"/>
          <table:table-cell table:style-name="ce2"/>
          <table:table-cell table:number-columns-repeated="13"/>
        </table:table-row>
        <table:table-row table:style-name="ro1">
          <table:table-cell/>
          <table:table-cell office:value-type="float" office:value="18739">
            <text:p>18739</text:p>
          </table:table-cell>
          <table:table-cell table:formula="of:=MOD(ROW([.B223]);16)" office:value-type="float" office:value="15">
            <text:p>15</text:p>
          </table:table-cell>
          <table:table-cell table:formula="of:=[.B208]-[.B207]" office:value-type="float" office:value="843">
            <text:p>843</text:p>
          </table:table-cell>
          <table:table-cell table:number-columns-repeated="5"/>
          <table:table-cell table:style-name="ce2"/>
          <table:table-cell table:number-columns-repeated="13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MOD(ROW([.B224]);16)" office:value-type="float" office:value="0">
            <text:p>0</text:p>
          </table:table-cell>
          <table:table-cell table:formula="of:=[.B209]-[.B208]" office:value-type="float" office:value="-18739">
            <text:p>-18739</text:p>
          </table:table-cell>
          <table:table-cell table:number-columns-repeated="5"/>
          <table:table-cell table:style-name="ce2"/>
          <table:table-cell table:number-columns-repeated="13"/>
        </table:table-row>
        <table:table-row table:style-name="ro1">
          <table:table-cell/>
          <table:table-cell office:value-type="float" office:value="6630">
            <text:p>6630</text:p>
          </table:table-cell>
          <table:table-cell table:formula="of:=MOD(ROW([.B225]);16)" office:value-type="float" office:value="1">
            <text:p>1</text:p>
          </table:table-cell>
          <table:table-cell table:formula="of:=[.B210]-[.B209]" office:value-type="float" office:value="6630">
            <text:p>6630</text:p>
          </table:table-cell>
          <table:table-cell table:number-columns-repeated="5"/>
          <table:table-cell table:style-name="ce2"/>
          <table:table-cell table:number-columns-repeated="13"/>
        </table:table-row>
        <table:table-row table:style-name="ro1">
          <table:table-cell/>
          <table:table-cell office:value-type="float" office:value="7486">
            <text:p>7486</text:p>
          </table:table-cell>
          <table:table-cell table:formula="of:=MOD(ROW([.B226]);16)" office:value-type="float" office:value="2">
            <text:p>2</text:p>
          </table:table-cell>
          <table:table-cell table:formula="of:=[.B211]-[.B210]" office:value-type="float" office:value="856">
            <text:p>856</text:p>
          </table:table-cell>
          <table:table-cell table:number-columns-repeated="5"/>
          <table:table-cell table:style-name="ce2"/>
          <table:table-cell table:number-columns-repeated="13"/>
        </table:table-row>
        <table:table-row table:style-name="ro1">
          <table:table-cell/>
          <table:table-cell office:value-type="float" office:value="8337">
            <text:p>8337</text:p>
          </table:table-cell>
          <table:table-cell table:formula="of:=MOD(ROW([.B227]);16)" office:value-type="float" office:value="3">
            <text:p>3</text:p>
          </table:table-cell>
          <table:table-cell table:formula="of:=[.B212]-[.B211]" office:value-type="float" office:value="851">
            <text:p>851</text:p>
          </table:table-cell>
          <table:table-cell table:number-columns-repeated="5"/>
          <table:table-cell table:style-name="ce2"/>
          <table:table-cell table:number-columns-repeated="13"/>
        </table:table-row>
        <table:table-row table:style-name="ro1">
          <table:table-cell/>
          <table:table-cell office:value-type="float" office:value="9188">
            <text:p>9188</text:p>
          </table:table-cell>
          <table:table-cell table:formula="of:=MOD(ROW([.B228]);16)" office:value-type="float" office:value="4">
            <text:p>4</text:p>
          </table:table-cell>
          <table:table-cell table:formula="of:=[.B213]-[.B212]" office:value-type="float" office:value="851">
            <text:p>851</text:p>
          </table:table-cell>
          <table:table-cell table:number-columns-repeated="5"/>
          <table:table-cell table:style-name="ce2"/>
          <table:table-cell table:number-columns-repeated="13"/>
        </table:table-row>
        <table:table-row table:style-name="ro1">
          <table:table-cell/>
          <table:table-cell office:value-type="float" office:value="10040">
            <text:p>10040</text:p>
          </table:table-cell>
          <table:table-cell table:formula="of:=MOD(ROW([.B229]);16)" office:value-type="float" office:value="5">
            <text:p>5</text:p>
          </table:table-cell>
          <table:table-cell table:formula="of:=[.B214]-[.B213]" office:value-type="float" office:value="852">
            <text:p>852</text:p>
          </table:table-cell>
          <table:table-cell table:number-columns-repeated="5"/>
          <table:table-cell table:style-name="ce2"/>
          <table:table-cell table:number-columns-repeated="13"/>
        </table:table-row>
        <table:table-row table:style-name="ro1">
          <table:table-cell/>
          <table:table-cell office:value-type="float" office:value="10897">
            <text:p>10897</text:p>
          </table:table-cell>
          <table:table-cell table:formula="of:=MOD(ROW([.B230]);16)" office:value-type="float" office:value="6">
            <text:p>6</text:p>
          </table:table-cell>
          <table:table-cell table:formula="of:=[.B215]-[.B214]" office:value-type="float" office:value="857">
            <text:p>857</text:p>
          </table:table-cell>
          <table:table-cell table:number-columns-repeated="5"/>
          <table:table-cell table:style-name="ce2"/>
          <table:table-cell table:number-columns-repeated="13"/>
        </table:table-row>
        <table:table-row table:style-name="ro1">
          <table:table-cell/>
          <table:table-cell office:value-type="float" office:value="11747">
            <text:p>11747</text:p>
          </table:table-cell>
          <table:table-cell table:formula="of:=MOD(ROW([.B231]);16)" office:value-type="float" office:value="7">
            <text:p>7</text:p>
          </table:table-cell>
          <table:table-cell table:formula="of:=[.B216]-[.B215]" office:value-type="float" office:value="850">
            <text:p>850</text:p>
          </table:table-cell>
          <table:table-cell table:number-columns-repeated="5"/>
          <table:table-cell table:style-name="ce2"/>
          <table:table-cell table:number-columns-repeated="13"/>
        </table:table-row>
        <table:table-row table:style-name="ro1">
          <table:table-cell/>
          <table:table-cell office:value-type="float" office:value="12607">
            <text:p>12607</text:p>
          </table:table-cell>
          <table:table-cell table:formula="of:=MOD(ROW([.B232]);16)" office:value-type="float" office:value="8">
            <text:p>8</text:p>
          </table:table-cell>
          <table:table-cell table:formula="of:=[.B217]-[.B216]" office:value-type="float" office:value="860">
            <text:p>860</text:p>
          </table:table-cell>
          <table:table-cell table:number-columns-repeated="5"/>
          <table:table-cell table:style-name="ce2"/>
          <table:table-cell table:number-columns-repeated="13"/>
        </table:table-row>
        <table:table-row table:style-name="ro1">
          <table:table-cell/>
          <table:table-cell office:value-type="float" office:value="13461">
            <text:p>13461</text:p>
          </table:table-cell>
          <table:table-cell table:formula="of:=MOD(ROW([.B233]);16)" office:value-type="float" office:value="9">
            <text:p>9</text:p>
          </table:table-cell>
          <table:table-cell table:formula="of:=[.B218]-[.B217]" office:value-type="float" office:value="854">
            <text:p>854</text:p>
          </table:table-cell>
          <table:table-cell table:number-columns-repeated="5"/>
          <table:table-cell table:style-name="ce2"/>
          <table:table-cell table:number-columns-repeated="13"/>
        </table:table-row>
        <table:table-row table:style-name="ro1">
          <table:table-cell/>
          <table:table-cell office:value-type="float" office:value="14310">
            <text:p>14310</text:p>
          </table:table-cell>
          <table:table-cell table:formula="of:=MOD(ROW([.B234]);16)" office:value-type="float" office:value="10">
            <text:p>10</text:p>
          </table:table-cell>
          <table:table-cell table:formula="of:=[.B219]-[.B218]" office:value-type="float" office:value="849">
            <text:p>849</text:p>
          </table:table-cell>
          <table:table-cell table:number-columns-repeated="5"/>
          <table:table-cell table:style-name="ce2"/>
          <table:table-cell table:number-columns-repeated="13"/>
        </table:table-row>
        <table:table-row table:style-name="ro1">
          <table:table-cell/>
          <table:table-cell office:value-type="float" office:value="15159">
            <text:p>15159</text:p>
          </table:table-cell>
          <table:table-cell table:formula="of:=MOD(ROW([.B235]);16)" office:value-type="float" office:value="11">
            <text:p>11</text:p>
          </table:table-cell>
          <table:table-cell table:formula="of:=[.B220]-[.B219]" office:value-type="float" office:value="849">
            <text:p>849</text:p>
          </table:table-cell>
          <table:table-cell table:number-columns-repeated="5"/>
          <table:table-cell table:style-name="ce2"/>
          <table:table-cell table:number-columns-repeated="13"/>
        </table:table-row>
        <table:table-row table:style-name="ro1">
          <table:table-cell/>
          <table:table-cell office:value-type="float" office:value="16009">
            <text:p>16009</text:p>
          </table:table-cell>
          <table:table-cell table:formula="of:=MOD(ROW([.B236]);16)" office:value-type="float" office:value="12">
            <text:p>12</text:p>
          </table:table-cell>
          <table:table-cell table:formula="of:=[.B221]-[.B220]" office:value-type="float" office:value="850">
            <text:p>850</text:p>
          </table:table-cell>
          <table:table-cell table:number-columns-repeated="5"/>
          <table:table-cell table:style-name="ce2"/>
          <table:table-cell table:number-columns-repeated="13"/>
        </table:table-row>
        <table:table-row table:style-name="ro1">
          <table:table-cell/>
          <table:table-cell office:value-type="float" office:value="16861">
            <text:p>16861</text:p>
          </table:table-cell>
          <table:table-cell table:formula="of:=MOD(ROW([.B237]);16)" office:value-type="float" office:value="13">
            <text:p>13</text:p>
          </table:table-cell>
          <table:table-cell table:formula="of:=[.B222]-[.B221]" office:value-type="float" office:value="852">
            <text:p>852</text:p>
          </table:table-cell>
          <table:table-cell table:number-columns-repeated="5"/>
          <table:table-cell table:style-name="ce2"/>
          <table:table-cell table:number-columns-repeated="13"/>
        </table:table-row>
        <table:table-row table:style-name="ro1">
          <table:table-cell/>
          <table:table-cell office:value-type="float" office:value="17720">
            <text:p>17720</text:p>
          </table:table-cell>
          <table:table-cell table:formula="of:=MOD(ROW([.B238]);16)" office:value-type="float" office:value="14">
            <text:p>14</text:p>
          </table:table-cell>
          <table:table-cell table:formula="of:=[.B223]-[.B222]" office:value-type="float" office:value="859">
            <text:p>859</text:p>
          </table:table-cell>
          <table:table-cell table:number-columns-repeated="5"/>
          <table:table-cell table:style-name="ce2"/>
          <table:table-cell table:number-columns-repeated="13"/>
        </table:table-row>
        <table:table-row table:style-name="ro1">
          <table:table-cell/>
          <table:table-cell office:value-type="float" office:value="17760">
            <text:p>17760</text:p>
          </table:table-cell>
          <table:table-cell table:formula="of:=MOD(ROW([.B239]);16)" office:value-type="float" office:value="15">
            <text:p>15</text:p>
          </table:table-cell>
          <table:table-cell table:formula="of:=[.B224]-[.B223]" office:value-type="float" office:value="40">
            <text:p>40</text:p>
          </table:table-cell>
          <table:table-cell table:number-columns-repeated="5"/>
          <table:table-cell table:style-name="ce2"/>
          <table:table-cell table:number-columns-repeated="13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MOD(ROW([.B240]);16)" office:value-type="float" office:value="0">
            <text:p>0</text:p>
          </table:table-cell>
          <table:table-cell table:formula="of:=[.B225]-[.B224]" office:value-type="float" office:value="-17760">
            <text:p>-17760</text:p>
          </table:table-cell>
          <table:table-cell table:number-columns-repeated="5"/>
          <table:table-cell table:style-name="ce2"/>
          <table:table-cell table:number-columns-repeated="13"/>
        </table:table-row>
        <table:table-row table:style-name="ro1">
          <table:table-cell/>
          <table:table-cell office:value-type="float" office:value="6562">
            <text:p>6562</text:p>
          </table:table-cell>
          <table:table-cell table:formula="of:=MOD(ROW([.B241]);16)" office:value-type="float" office:value="1">
            <text:p>1</text:p>
          </table:table-cell>
          <table:table-cell table:formula="of:=[.B226]-[.B225]" office:value-type="float" office:value="6562">
            <text:p>6562</text:p>
          </table:table-cell>
          <table:table-cell table:number-columns-repeated="5"/>
          <table:table-cell table:style-name="ce2"/>
          <table:table-cell table:number-columns-repeated="13"/>
        </table:table-row>
        <table:table-row table:style-name="ro1">
          <table:table-cell/>
          <table:table-cell office:value-type="float" office:value="7425">
            <text:p>7425</text:p>
          </table:table-cell>
          <table:table-cell table:formula="of:=MOD(ROW([.B242]);16)" office:value-type="float" office:value="2">
            <text:p>2</text:p>
          </table:table-cell>
          <table:table-cell table:formula="of:=[.B227]-[.B226]" office:value-type="float" office:value="863">
            <text:p>863</text:p>
          </table:table-cell>
          <table:table-cell table:number-columns-repeated="5"/>
          <table:table-cell table:style-name="ce2"/>
          <table:table-cell table:number-columns-repeated="13"/>
        </table:table-row>
        <table:table-row table:style-name="ro1">
          <table:table-cell/>
          <table:table-cell office:value-type="float" office:value="8267">
            <text:p>8267</text:p>
          </table:table-cell>
          <table:table-cell table:formula="of:=MOD(ROW([.B243]);16)" office:value-type="float" office:value="3">
            <text:p>3</text:p>
          </table:table-cell>
          <table:table-cell table:formula="of:=[.B228]-[.B227]" office:value-type="float" office:value="842">
            <text:p>842</text:p>
          </table:table-cell>
          <table:table-cell table:number-columns-repeated="5"/>
          <table:table-cell table:style-name="ce2"/>
          <table:table-cell table:number-columns-repeated="13"/>
        </table:table-row>
        <table:table-row table:style-name="ro1">
          <table:table-cell/>
          <table:table-cell office:value-type="float" office:value="9125">
            <text:p>9125</text:p>
          </table:table-cell>
          <table:table-cell table:formula="of:=MOD(ROW([.B244]);16)" office:value-type="float" office:value="4">
            <text:p>4</text:p>
          </table:table-cell>
          <table:table-cell table:formula="of:=[.B229]-[.B228]" office:value-type="float" office:value="858">
            <text:p>858</text:p>
          </table:table-cell>
          <table:table-cell table:number-columns-repeated="5"/>
          <table:table-cell table:style-name="ce2"/>
          <table:table-cell table:number-columns-repeated="13"/>
        </table:table-row>
        <table:table-row table:style-name="ro1">
          <table:table-cell/>
          <table:table-cell office:value-type="float" office:value="9978">
            <text:p>9978</text:p>
          </table:table-cell>
          <table:table-cell table:formula="of:=MOD(ROW([.B245]);16)" office:value-type="float" office:value="5">
            <text:p>5</text:p>
          </table:table-cell>
          <table:table-cell table:formula="of:=[.B230]-[.B229]" office:value-type="float" office:value="853">
            <text:p>853</text:p>
          </table:table-cell>
          <table:table-cell table:number-columns-repeated="5"/>
          <table:table-cell table:style-name="ce2"/>
          <table:table-cell table:number-columns-repeated="13"/>
        </table:table-row>
        <table:table-row table:style-name="ro1">
          <table:table-cell/>
          <table:table-cell office:value-type="float" office:value="10830">
            <text:p>10830</text:p>
          </table:table-cell>
          <table:table-cell table:formula="of:=MOD(ROW([.B246]);16)" office:value-type="float" office:value="6">
            <text:p>6</text:p>
          </table:table-cell>
          <table:table-cell table:formula="of:=[.B231]-[.B230]" office:value-type="float" office:value="852">
            <text:p>852</text:p>
          </table:table-cell>
          <table:table-cell table:number-columns-repeated="5"/>
          <table:table-cell table:style-name="ce2"/>
          <table:table-cell table:number-columns-repeated="13"/>
        </table:table-row>
        <table:table-row table:style-name="ro1">
          <table:table-cell/>
          <table:table-cell office:value-type="float" office:value="11683">
            <text:p>11683</text:p>
          </table:table-cell>
          <table:table-cell table:formula="of:=MOD(ROW([.B247]);16)" office:value-type="float" office:value="7">
            <text:p>7</text:p>
          </table:table-cell>
          <table:table-cell table:formula="of:=[.B232]-[.B231]" office:value-type="float" office:value="853">
            <text:p>853</text:p>
          </table:table-cell>
          <table:table-cell table:number-columns-repeated="5"/>
          <table:table-cell table:style-name="ce2"/>
          <table:table-cell table:number-columns-repeated="13"/>
        </table:table-row>
        <table:table-row table:style-name="ro1">
          <table:table-cell/>
          <table:table-cell office:value-type="float" office:value="12539">
            <text:p>12539</text:p>
          </table:table-cell>
          <table:table-cell table:formula="of:=MOD(ROW([.B248]);16)" office:value-type="float" office:value="8">
            <text:p>8</text:p>
          </table:table-cell>
          <table:table-cell table:formula="of:=[.B233]-[.B232]" office:value-type="float" office:value="856">
            <text:p>856</text:p>
          </table:table-cell>
          <table:table-cell table:number-columns-repeated="5"/>
          <table:table-cell table:style-name="ce2"/>
          <table:table-cell table:number-columns-repeated="13"/>
        </table:table-row>
        <table:table-row table:style-name="ro1">
          <table:table-cell/>
          <table:table-cell office:value-type="float" office:value="13387">
            <text:p>13387</text:p>
          </table:table-cell>
          <table:table-cell table:formula="of:=MOD(ROW([.B249]);16)" office:value-type="float" office:value="9">
            <text:p>9</text:p>
          </table:table-cell>
          <table:table-cell table:formula="of:=[.B234]-[.B233]" office:value-type="float" office:value="848">
            <text:p>848</text:p>
          </table:table-cell>
          <table:table-cell table:number-columns-repeated="5"/>
          <table:table-cell table:style-name="ce2"/>
          <table:table-cell table:number-columns-repeated="13"/>
        </table:table-row>
        <table:table-row table:style-name="ro1">
          <table:table-cell/>
          <table:table-cell office:value-type="float" office:value="14234">
            <text:p>14234</text:p>
          </table:table-cell>
          <table:table-cell table:formula="of:=MOD(ROW([.B250]);16)" office:value-type="float" office:value="10">
            <text:p>10</text:p>
          </table:table-cell>
          <table:table-cell table:formula="of:=[.B235]-[.B234]" office:value-type="float" office:value="847">
            <text:p>847</text:p>
          </table:table-cell>
          <table:table-cell table:number-columns-repeated="5"/>
          <table:table-cell table:style-name="ce2"/>
          <table:table-cell table:number-columns-repeated="13"/>
        </table:table-row>
        <table:table-row table:style-name="ro1">
          <table:table-cell/>
          <table:table-cell office:value-type="float" office:value="15099">
            <text:p>15099</text:p>
          </table:table-cell>
          <table:table-cell table:formula="of:=MOD(ROW([.B251]);16)" office:value-type="float" office:value="11">
            <text:p>11</text:p>
          </table:table-cell>
          <table:table-cell table:formula="of:=[.B236]-[.B235]" office:value-type="float" office:value="865">
            <text:p>865</text:p>
          </table:table-cell>
          <table:table-cell table:number-columns-repeated="5"/>
          <table:table-cell table:style-name="ce2"/>
          <table:table-cell table:number-columns-repeated="13"/>
        </table:table-row>
        <table:table-row table:style-name="ro1">
          <table:table-cell/>
          <table:table-cell office:value-type="float" office:value="15944">
            <text:p>15944</text:p>
          </table:table-cell>
          <table:table-cell table:formula="of:=MOD(ROW([.B252]);16)" office:value-type="float" office:value="12">
            <text:p>12</text:p>
          </table:table-cell>
          <table:table-cell table:formula="of:=[.B237]-[.B236]" office:value-type="float" office:value="845">
            <text:p>845</text:p>
          </table:table-cell>
          <table:table-cell table:number-columns-repeated="5"/>
          <table:table-cell table:style-name="ce2"/>
          <table:table-cell table:number-columns-repeated="13"/>
        </table:table-row>
        <table:table-row table:style-name="ro1">
          <table:table-cell/>
          <table:table-cell office:value-type="float" office:value="16788">
            <text:p>16788</text:p>
          </table:table-cell>
          <table:table-cell table:formula="of:=MOD(ROW([.B253]);16)" office:value-type="float" office:value="13">
            <text:p>13</text:p>
          </table:table-cell>
          <table:table-cell table:formula="of:=[.B238]-[.B237]" office:value-type="float" office:value="844">
            <text:p>844</text:p>
          </table:table-cell>
          <table:table-cell table:number-columns-repeated="5"/>
          <table:table-cell table:style-name="ce2"/>
          <table:table-cell table:number-columns-repeated="13"/>
        </table:table-row>
        <table:table-row table:style-name="ro1">
          <table:table-cell/>
          <table:table-cell office:value-type="float" office:value="17634">
            <text:p>17634</text:p>
          </table:table-cell>
          <table:table-cell table:formula="of:=MOD(ROW([.B254]);16)" office:value-type="float" office:value="14">
            <text:p>14</text:p>
          </table:table-cell>
          <table:table-cell table:formula="of:=[.B239]-[.B238]" office:value-type="float" office:value="846">
            <text:p>846</text:p>
          </table:table-cell>
          <table:table-cell table:number-columns-repeated="5"/>
          <table:table-cell table:style-name="ce2"/>
          <table:table-cell table:number-columns-repeated="13"/>
        </table:table-row>
        <table:table-row table:style-name="ro1">
          <table:table-cell/>
          <table:table-cell office:value-type="float" office:value="17675">
            <text:p>17675</text:p>
          </table:table-cell>
          <table:table-cell table:formula="of:=MOD(ROW([.B255]);16)" office:value-type="float" office:value="15">
            <text:p>15</text:p>
          </table:table-cell>
          <table:table-cell table:formula="of:=[.B240]-[.B239]" office:value-type="float" office:value="41">
            <text:p>41</text:p>
          </table:table-cell>
          <table:table-cell table:number-columns-repeated="5"/>
          <table:table-cell table:style-name="ce2"/>
          <table:table-cell table:number-columns-repeated="13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MOD(ROW([.B256]);16)" office:value-type="float" office:value="0">
            <text:p>0</text:p>
          </table:table-cell>
          <table:table-cell table:formula="of:=[.B241]-[.B240]" office:value-type="float" office:value="-17675">
            <text:p>-176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745">
            <text:p>6745</text:p>
          </table:table-cell>
          <table:table-cell table:formula="of:=MOD(ROW([.B257]);16)" office:value-type="float" office:value="1">
            <text:p>1</text:p>
          </table:table-cell>
          <table:table-cell table:formula="of:=[.B242]-[.B241]" office:value-type="float" office:value="6745">
            <text:p>674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609">
            <text:p>7609</text:p>
          </table:table-cell>
          <table:table-cell table:formula="of:=MOD(ROW([.B258]);16)" office:value-type="float" office:value="2">
            <text:p>2</text:p>
          </table:table-cell>
          <table:table-cell table:formula="of:=[.B243]-[.B242]" office:value-type="float" office:value="864">
            <text:p>86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452">
            <text:p>8452</text:p>
          </table:table-cell>
          <table:table-cell table:formula="of:=MOD(ROW([.B259]);16)" office:value-type="float" office:value="3">
            <text:p>3</text:p>
          </table:table-cell>
          <table:table-cell table:formula="of:=[.B244]-[.B243]" office:value-type="float" office:value="843">
            <text:p>84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308">
            <text:p>9308</text:p>
          </table:table-cell>
          <table:table-cell table:formula="of:=MOD(ROW([.B260]);16)" office:value-type="float" office:value="4">
            <text:p>4</text:p>
          </table:table-cell>
          <table:table-cell table:formula="of:=[.B245]-[.B244]" office:value-type="float" office:value="856">
            <text:p>85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157">
            <text:p>10157</text:p>
          </table:table-cell>
          <table:table-cell table:formula="of:=MOD(ROW([.B261]);16)" office:value-type="float" office:value="5">
            <text:p>5</text:p>
          </table:table-cell>
          <table:table-cell table:formula="of:=[.B246]-[.B245]" office:value-type="float" office:value="849">
            <text:p>84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1009">
            <text:p>11009</text:p>
          </table:table-cell>
          <table:table-cell table:formula="of:=MOD(ROW([.B262]);16)" office:value-type="float" office:value="6">
            <text:p>6</text:p>
          </table:table-cell>
          <table:table-cell table:formula="of:=[.B247]-[.B246]" office:value-type="float" office:value="852">
            <text:p>85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1865">
            <text:p>11865</text:p>
          </table:table-cell>
          <table:table-cell table:formula="of:=MOD(ROW([.B263]);16)" office:value-type="float" office:value="7">
            <text:p>7</text:p>
          </table:table-cell>
          <table:table-cell table:formula="of:=[.B248]-[.B247]" office:value-type="float" office:value="856">
            <text:p>85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2711">
            <text:p>12711</text:p>
          </table:table-cell>
          <table:table-cell table:formula="of:=MOD(ROW([.B264]);16)" office:value-type="float" office:value="8">
            <text:p>8</text:p>
          </table:table-cell>
          <table:table-cell table:formula="of:=[.B249]-[.B248]" office:value-type="float" office:value="846">
            <text:p>84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3568">
            <text:p>13568</text:p>
          </table:table-cell>
          <table:table-cell table:formula="of:=MOD(ROW([.B265]);16)" office:value-type="float" office:value="9">
            <text:p>9</text:p>
          </table:table-cell>
          <table:table-cell table:formula="of:=[.B250]-[.B249]" office:value-type="float" office:value="857">
            <text:p>85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4417">
            <text:p>14417</text:p>
          </table:table-cell>
          <table:table-cell table:formula="of:=MOD(ROW([.B266]);16)" office:value-type="float" office:value="10">
            <text:p>10</text:p>
          </table:table-cell>
          <table:table-cell table:formula="of:=[.B251]-[.B250]" office:value-type="float" office:value="849">
            <text:p>84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5271">
            <text:p>15271</text:p>
          </table:table-cell>
          <table:table-cell table:formula="of:=MOD(ROW([.B267]);16)" office:value-type="float" office:value="11">
            <text:p>11</text:p>
          </table:table-cell>
          <table:table-cell table:formula="of:=[.B252]-[.B251]" office:value-type="float" office:value="854">
            <text:p>85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6117">
            <text:p>16117</text:p>
          </table:table-cell>
          <table:table-cell table:formula="of:=MOD(ROW([.B268]);16)" office:value-type="float" office:value="12">
            <text:p>12</text:p>
          </table:table-cell>
          <table:table-cell table:formula="of:=[.B253]-[.B252]" office:value-type="float" office:value="846">
            <text:p>84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6965">
            <text:p>16965</text:p>
          </table:table-cell>
          <table:table-cell table:formula="of:=MOD(ROW([.B269]);16)" office:value-type="float" office:value="13">
            <text:p>13</text:p>
          </table:table-cell>
          <table:table-cell table:formula="of:=[.B254]-[.B253]" office:value-type="float" office:value="848">
            <text:p>84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7817">
            <text:p>17817</text:p>
          </table:table-cell>
          <table:table-cell table:formula="of:=MOD(ROW([.B270]);16)" office:value-type="float" office:value="14">
            <text:p>14</text:p>
          </table:table-cell>
          <table:table-cell table:formula="of:=[.B255]-[.B254]" office:value-type="float" office:value="852">
            <text:p>85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7854">
            <text:p>17854</text:p>
          </table:table-cell>
          <table:table-cell table:formula="of:=MOD(ROW([.B271]);16)" office:value-type="float" office:value="15">
            <text:p>15</text:p>
          </table:table-cell>
          <table:table-cell table:formula="of:=[.B256]-[.B255]" office:value-type="float" office:value="37">
            <text:p>3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MOD(ROW([.B272]);16)" office:value-type="float" office:value="0">
            <text:p>0</text:p>
          </table:table-cell>
          <table:table-cell table:formula="of:=[.B257]-[.B256]" office:value-type="float" office:value="-17854">
            <text:p>-1785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817">
            <text:p>6817</text:p>
          </table:table-cell>
          <table:table-cell table:formula="of:=MOD(ROW([.B273]);16)" office:value-type="float" office:value="1">
            <text:p>1</text:p>
          </table:table-cell>
          <table:table-cell table:formula="of:=[.B258]-[.B257]" office:value-type="float" office:value="6817">
            <text:p>681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679">
            <text:p>7679</text:p>
          </table:table-cell>
          <table:table-cell table:formula="of:=MOD(ROW([.B274]);16)" office:value-type="float" office:value="2">
            <text:p>2</text:p>
          </table:table-cell>
          <table:table-cell table:formula="of:=[.B259]-[.B258]" office:value-type="float" office:value="862">
            <text:p>86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525">
            <text:p>8525</text:p>
          </table:table-cell>
          <table:table-cell table:formula="of:=MOD(ROW([.B275]);16)" office:value-type="float" office:value="3">
            <text:p>3</text:p>
          </table:table-cell>
          <table:table-cell table:formula="of:=[.B260]-[.B259]" office:value-type="float" office:value="846">
            <text:p>84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381">
            <text:p>9381</text:p>
          </table:table-cell>
          <table:table-cell table:formula="of:=MOD(ROW([.B276]);16)" office:value-type="float" office:value="4">
            <text:p>4</text:p>
          </table:table-cell>
          <table:table-cell table:formula="of:=[.B261]-[.B260]" office:value-type="float" office:value="856">
            <text:p>85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235">
            <text:p>10235</text:p>
          </table:table-cell>
          <table:table-cell table:formula="of:=MOD(ROW([.B277]);16)" office:value-type="float" office:value="5">
            <text:p>5</text:p>
          </table:table-cell>
          <table:table-cell table:formula="of:=[.B262]-[.B261]" office:value-type="float" office:value="854">
            <text:p>85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1089">
            <text:p>11089</text:p>
          </table:table-cell>
          <table:table-cell table:formula="of:=MOD(ROW([.B278]);16)" office:value-type="float" office:value="6">
            <text:p>6</text:p>
          </table:table-cell>
          <table:table-cell table:formula="of:=[.B263]-[.B262]" office:value-type="float" office:value="854">
            <text:p>85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1958">
            <text:p>11958</text:p>
          </table:table-cell>
          <table:table-cell table:formula="of:=MOD(ROW([.B279]);16)" office:value-type="float" office:value="7">
            <text:p>7</text:p>
          </table:table-cell>
          <table:table-cell table:formula="of:=[.B264]-[.B263]" office:value-type="float" office:value="869">
            <text:p>86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2817">
            <text:p>12817</text:p>
          </table:table-cell>
          <table:table-cell table:formula="of:=MOD(ROW([.B280]);16)" office:value-type="float" office:value="8">
            <text:p>8</text:p>
          </table:table-cell>
          <table:table-cell table:formula="of:=[.B265]-[.B264]" office:value-type="float" office:value="859">
            <text:p>85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3675">
            <text:p>13675</text:p>
          </table:table-cell>
          <table:table-cell table:formula="of:=MOD(ROW([.B281]);16)" office:value-type="float" office:value="9">
            <text:p>9</text:p>
          </table:table-cell>
          <table:table-cell table:formula="of:=[.B266]-[.B265]" office:value-type="float" office:value="858">
            <text:p>85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4523">
            <text:p>14523</text:p>
          </table:table-cell>
          <table:table-cell table:formula="of:=MOD(ROW([.B282]);16)" office:value-type="float" office:value="10">
            <text:p>10</text:p>
          </table:table-cell>
          <table:table-cell table:formula="of:=[.B267]-[.B266]" office:value-type="float" office:value="848">
            <text:p>84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5373">
            <text:p>15373</text:p>
          </table:table-cell>
          <table:table-cell table:formula="of:=MOD(ROW([.B283]);16)" office:value-type="float" office:value="11">
            <text:p>11</text:p>
          </table:table-cell>
          <table:table-cell table:formula="of:=[.B268]-[.B267]" office:value-type="float" office:value="850">
            <text:p>85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6218">
            <text:p>16218</text:p>
          </table:table-cell>
          <table:table-cell table:formula="of:=MOD(ROW([.B284]);16)" office:value-type="float" office:value="12">
            <text:p>12</text:p>
          </table:table-cell>
          <table:table-cell table:formula="of:=[.B269]-[.B268]" office:value-type="float" office:value="845">
            <text:p>84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7063">
            <text:p>17063</text:p>
          </table:table-cell>
          <table:table-cell table:formula="of:=MOD(ROW([.B285]);16)" office:value-type="float" office:value="13">
            <text:p>13</text:p>
          </table:table-cell>
          <table:table-cell table:formula="of:=[.B270]-[.B269]" office:value-type="float" office:value="845">
            <text:p>84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7914">
            <text:p>17914</text:p>
          </table:table-cell>
          <table:table-cell table:formula="of:=MOD(ROW([.B286]);16)" office:value-type="float" office:value="14">
            <text:p>14</text:p>
          </table:table-cell>
          <table:table-cell table:formula="of:=[.B271]-[.B270]" office:value-type="float" office:value="851">
            <text:p>85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7954">
            <text:p>17954</text:p>
          </table:table-cell>
          <table:table-cell table:formula="of:=MOD(ROW([.B287]);16)" office:value-type="float" office:value="15">
            <text:p>15</text:p>
          </table:table-cell>
          <table:table-cell table:formula="of:=[.B272]-[.B271]" office:value-type="float" office:value="40">
            <text:p>4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MOD(ROW([.B288]);16)" office:value-type="float" office:value="0">
            <text:p>0</text:p>
          </table:table-cell>
          <table:table-cell table:formula="of:=[.B273]-[.B272]" office:value-type="float" office:value="-17954">
            <text:p>-1795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726">
            <text:p>6726</text:p>
          </table:table-cell>
          <table:table-cell table:formula="of:=MOD(ROW([.B289]);16)" office:value-type="float" office:value="1">
            <text:p>1</text:p>
          </table:table-cell>
          <table:table-cell table:formula="of:=[.B274]-[.B273]" office:value-type="float" office:value="6726">
            <text:p>672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592">
            <text:p>7592</text:p>
          </table:table-cell>
          <table:table-cell table:formula="of:=MOD(ROW([.B290]);16)" office:value-type="float" office:value="2">
            <text:p>2</text:p>
          </table:table-cell>
          <table:table-cell table:formula="of:=[.B275]-[.B274]" office:value-type="float" office:value="866">
            <text:p>86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439">
            <text:p>8439</text:p>
          </table:table-cell>
          <table:table-cell table:formula="of:=MOD(ROW([.B291]);16)" office:value-type="float" office:value="3">
            <text:p>3</text:p>
          </table:table-cell>
          <table:table-cell table:formula="of:=[.B276]-[.B275]" office:value-type="float" office:value="847">
            <text:p>84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283">
            <text:p>9283</text:p>
          </table:table-cell>
          <table:table-cell table:formula="of:=MOD(ROW([.B292]);16)" office:value-type="float" office:value="4">
            <text:p>4</text:p>
          </table:table-cell>
          <table:table-cell table:formula="of:=[.B277]-[.B276]" office:value-type="float" office:value="844">
            <text:p>84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138">
            <text:p>10138</text:p>
          </table:table-cell>
          <table:table-cell table:formula="of:=MOD(ROW([.B293]);16)" office:value-type="float" office:value="5">
            <text:p>5</text:p>
          </table:table-cell>
          <table:table-cell table:formula="of:=[.B278]-[.B277]" office:value-type="float" office:value="855">
            <text:p>85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988">
            <text:p>10988</text:p>
          </table:table-cell>
          <table:table-cell table:formula="of:=MOD(ROW([.B294]);16)" office:value-type="float" office:value="6">
            <text:p>6</text:p>
          </table:table-cell>
          <table:table-cell table:formula="of:=[.B279]-[.B278]" office:value-type="float" office:value="850">
            <text:p>85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1838">
            <text:p>11838</text:p>
          </table:table-cell>
          <table:table-cell table:formula="of:=MOD(ROW([.B295]);16)" office:value-type="float" office:value="7">
            <text:p>7</text:p>
          </table:table-cell>
          <table:table-cell table:formula="of:=[.B280]-[.B279]" office:value-type="float" office:value="850">
            <text:p>85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2693">
            <text:p>12693</text:p>
          </table:table-cell>
          <table:table-cell table:formula="of:=MOD(ROW([.B296]);16)" office:value-type="float" office:value="8">
            <text:p>8</text:p>
          </table:table-cell>
          <table:table-cell table:formula="of:=[.B281]-[.B280]" office:value-type="float" office:value="855">
            <text:p>85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3541">
            <text:p>13541</text:p>
          </table:table-cell>
          <table:table-cell table:formula="of:=MOD(ROW([.B297]);16)" office:value-type="float" office:value="9">
            <text:p>9</text:p>
          </table:table-cell>
          <table:table-cell table:formula="of:=[.B282]-[.B281]" office:value-type="float" office:value="848">
            <text:p>84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4384">
            <text:p>14384</text:p>
          </table:table-cell>
          <table:table-cell table:formula="of:=MOD(ROW([.B298]);16)" office:value-type="float" office:value="10">
            <text:p>10</text:p>
          </table:table-cell>
          <table:table-cell table:formula="of:=[.B283]-[.B282]" office:value-type="float" office:value="843">
            <text:p>84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5234">
            <text:p>15234</text:p>
          </table:table-cell>
          <table:table-cell table:formula="of:=MOD(ROW([.B299]);16)" office:value-type="float" office:value="11">
            <text:p>11</text:p>
          </table:table-cell>
          <table:table-cell table:formula="of:=[.B284]-[.B283]" office:value-type="float" office:value="850">
            <text:p>85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6086">
            <text:p>16086</text:p>
          </table:table-cell>
          <table:table-cell table:formula="of:=MOD(ROW([.B300]);16)" office:value-type="float" office:value="12">
            <text:p>12</text:p>
          </table:table-cell>
          <table:table-cell table:formula="of:=[.B285]-[.B284]" office:value-type="float" office:value="852">
            <text:p>85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6942">
            <text:p>16942</text:p>
          </table:table-cell>
          <table:table-cell table:formula="of:=MOD(ROW([.B301]);16)" office:value-type="float" office:value="13">
            <text:p>13</text:p>
          </table:table-cell>
          <table:table-cell table:formula="of:=[.B286]-[.B285]" office:value-type="float" office:value="856">
            <text:p>85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7787">
            <text:p>17787</text:p>
          </table:table-cell>
          <table:table-cell table:formula="of:=MOD(ROW([.B302]);16)" office:value-type="float" office:value="14">
            <text:p>14</text:p>
          </table:table-cell>
          <table:table-cell table:formula="of:=[.B287]-[.B286]" office:value-type="float" office:value="845">
            <text:p>84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8347">
            <text:p>18347</text:p>
          </table:table-cell>
          <table:table-cell table:formula="of:=MOD(ROW([.B303]);16)" office:value-type="float" office:value="15">
            <text:p>15</text:p>
          </table:table-cell>
          <table:table-cell table:formula="of:=[.B288]-[.B287]" office:value-type="float" office:value="560">
            <text:p>56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MOD(ROW([.B304]);16)" office:value-type="float" office:value="0">
            <text:p>0</text:p>
          </table:table-cell>
          <table:table-cell table:formula="of:=[.B289]-[.B288]" office:value-type="float" office:value="-18347">
            <text:p>-1834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535">
            <text:p>6535</text:p>
          </table:table-cell>
          <table:table-cell table:formula="of:=MOD(ROW([.B305]);16)" office:value-type="float" office:value="1">
            <text:p>1</text:p>
          </table:table-cell>
          <table:table-cell table:formula="of:=[.B290]-[.B289]" office:value-type="float" office:value="6535">
            <text:p>653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403">
            <text:p>7403</text:p>
          </table:table-cell>
          <table:table-cell table:formula="of:=MOD(ROW([.B306]);16)" office:value-type="float" office:value="2">
            <text:p>2</text:p>
          </table:table-cell>
          <table:table-cell table:formula="of:=[.B291]-[.B290]" office:value-type="float" office:value="868">
            <text:p>86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252">
            <text:p>8252</text:p>
          </table:table-cell>
          <table:table-cell table:formula="of:=MOD(ROW([.B307]);16)" office:value-type="float" office:value="3">
            <text:p>3</text:p>
          </table:table-cell>
          <table:table-cell table:formula="of:=[.B292]-[.B291]" office:value-type="float" office:value="849">
            <text:p>84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102">
            <text:p>9102</text:p>
          </table:table-cell>
          <table:table-cell table:formula="of:=MOD(ROW([.B308]);16)" office:value-type="float" office:value="4">
            <text:p>4</text:p>
          </table:table-cell>
          <table:table-cell table:formula="of:=[.B293]-[.B292]" office:value-type="float" office:value="850">
            <text:p>85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955">
            <text:p>9955</text:p>
          </table:table-cell>
          <table:table-cell table:formula="of:=MOD(ROW([.B309]);16)" office:value-type="float" office:value="5">
            <text:p>5</text:p>
          </table:table-cell>
          <table:table-cell table:formula="of:=[.B294]-[.B293]" office:value-type="float" office:value="853">
            <text:p>85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804">
            <text:p>10804</text:p>
          </table:table-cell>
          <table:table-cell table:formula="of:=MOD(ROW([.B310]);16)" office:value-type="float" office:value="6">
            <text:p>6</text:p>
          </table:table-cell>
          <table:table-cell table:formula="of:=[.B295]-[.B294]" office:value-type="float" office:value="849">
            <text:p>84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1646">
            <text:p>11646</text:p>
          </table:table-cell>
          <table:table-cell table:formula="of:=MOD(ROW([.B311]);16)" office:value-type="float" office:value="7">
            <text:p>7</text:p>
          </table:table-cell>
          <table:table-cell table:formula="of:=[.B296]-[.B295]" office:value-type="float" office:value="842">
            <text:p>84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2500">
            <text:p>12500</text:p>
          </table:table-cell>
          <table:table-cell table:formula="of:=MOD(ROW([.B312]);16)" office:value-type="float" office:value="8">
            <text:p>8</text:p>
          </table:table-cell>
          <table:table-cell table:formula="of:=[.B297]-[.B296]" office:value-type="float" office:value="854">
            <text:p>85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3371">
            <text:p>13371</text:p>
          </table:table-cell>
          <table:table-cell table:formula="of:=MOD(ROW([.B313]);16)" office:value-type="float" office:value="9">
            <text:p>9</text:p>
          </table:table-cell>
          <table:table-cell table:formula="of:=[.B298]-[.B297]" office:value-type="float" office:value="871">
            <text:p>87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4226">
            <text:p>14226</text:p>
          </table:table-cell>
          <table:table-cell table:formula="of:=MOD(ROW([.B314]);16)" office:value-type="float" office:value="10">
            <text:p>10</text:p>
          </table:table-cell>
          <table:table-cell table:formula="of:=[.B299]-[.B298]" office:value-type="float" office:value="855">
            <text:p>85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5075">
            <text:p>15075</text:p>
          </table:table-cell>
          <table:table-cell table:formula="of:=MOD(ROW([.B315]);16)" office:value-type="float" office:value="11">
            <text:p>11</text:p>
          </table:table-cell>
          <table:table-cell table:formula="of:=[.B300]-[.B299]" office:value-type="float" office:value="849">
            <text:p>84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5929">
            <text:p>15929</text:p>
          </table:table-cell>
          <table:table-cell table:formula="of:=MOD(ROW([.B316]);16)" office:value-type="float" office:value="12">
            <text:p>12</text:p>
          </table:table-cell>
          <table:table-cell table:formula="of:=[.B301]-[.B300]" office:value-type="float" office:value="854">
            <text:p>85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6795">
            <text:p>16795</text:p>
          </table:table-cell>
          <table:table-cell table:formula="of:=MOD(ROW([.B317]);16)" office:value-type="float" office:value="13">
            <text:p>13</text:p>
          </table:table-cell>
          <table:table-cell table:formula="of:=[.B302]-[.B301]" office:value-type="float" office:value="866">
            <text:p>86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7643">
            <text:p>17643</text:p>
          </table:table-cell>
          <table:table-cell table:formula="of:=MOD(ROW([.B318]);16)" office:value-type="float" office:value="14">
            <text:p>14</text:p>
          </table:table-cell>
          <table:table-cell table:formula="of:=[.B303]-[.B302]" office:value-type="float" office:value="848">
            <text:p>84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7683">
            <text:p>17683</text:p>
          </table:table-cell>
          <table:table-cell table:formula="of:=MOD(ROW([.B319]);16)" office:value-type="float" office:value="15">
            <text:p>15</text:p>
          </table:table-cell>
          <table:table-cell table:formula="of:=[.B304]-[.B303]" office:value-type="float" office:value="40">
            <text:p>4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MOD(ROW([.B320]);16)" office:value-type="float" office:value="0">
            <text:p>0</text:p>
          </table:table-cell>
          <table:table-cell table:formula="of:=[.B305]-[.B304]" office:value-type="float" office:value="-17683">
            <text:p>-1768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744">
            <text:p>6744</text:p>
          </table:table-cell>
          <table:table-cell table:formula="of:=MOD(ROW([.B321]);16)" office:value-type="float" office:value="1">
            <text:p>1</text:p>
          </table:table-cell>
          <table:table-cell table:formula="of:=[.B306]-[.B305]" office:value-type="float" office:value="6744">
            <text:p>674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613">
            <text:p>7613</text:p>
          </table:table-cell>
          <table:table-cell table:formula="of:=MOD(ROW([.B322]);16)" office:value-type="float" office:value="2">
            <text:p>2</text:p>
          </table:table-cell>
          <table:table-cell table:formula="of:=[.B307]-[.B306]" office:value-type="float" office:value="869">
            <text:p>86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466">
            <text:p>8466</text:p>
          </table:table-cell>
          <table:table-cell table:formula="of:=MOD(ROW([.B323]);16)" office:value-type="float" office:value="3">
            <text:p>3</text:p>
          </table:table-cell>
          <table:table-cell table:formula="of:=[.B308]-[.B307]" office:value-type="float" office:value="853">
            <text:p>85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314">
            <text:p>9314</text:p>
          </table:table-cell>
          <table:table-cell table:formula="of:=MOD(ROW([.B324]);16)" office:value-type="float" office:value="4">
            <text:p>4</text:p>
          </table:table-cell>
          <table:table-cell table:formula="of:=[.B309]-[.B308]" office:value-type="float" office:value="848">
            <text:p>84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164">
            <text:p>10164</text:p>
          </table:table-cell>
          <table:table-cell table:formula="of:=MOD(ROW([.B325]);16)" office:value-type="float" office:value="5">
            <text:p>5</text:p>
          </table:table-cell>
          <table:table-cell table:formula="of:=[.B310]-[.B309]" office:value-type="float" office:value="850">
            <text:p>85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1019">
            <text:p>11019</text:p>
          </table:table-cell>
          <table:table-cell table:formula="of:=MOD(ROW([.B326]);16)" office:value-type="float" office:value="6">
            <text:p>6</text:p>
          </table:table-cell>
          <table:table-cell table:formula="of:=[.B311]-[.B310]" office:value-type="float" office:value="855">
            <text:p>85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1875">
            <text:p>11875</text:p>
          </table:table-cell>
          <table:table-cell table:formula="of:=MOD(ROW([.B327]);16)" office:value-type="float" office:value="7">
            <text:p>7</text:p>
          </table:table-cell>
          <table:table-cell table:formula="of:=[.B312]-[.B311]" office:value-type="float" office:value="856">
            <text:p>85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2729">
            <text:p>12729</text:p>
          </table:table-cell>
          <table:table-cell table:formula="of:=MOD(ROW([.B328]);16)" office:value-type="float" office:value="8">
            <text:p>8</text:p>
          </table:table-cell>
          <table:table-cell table:formula="of:=[.B313]-[.B312]" office:value-type="float" office:value="854">
            <text:p>85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3583">
            <text:p>13583</text:p>
          </table:table-cell>
          <table:table-cell table:formula="of:=MOD(ROW([.B329]);16)" office:value-type="float" office:value="9">
            <text:p>9</text:p>
          </table:table-cell>
          <table:table-cell table:formula="of:=[.B314]-[.B313]" office:value-type="float" office:value="854">
            <text:p>85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4430">
            <text:p>14430</text:p>
          </table:table-cell>
          <table:table-cell table:formula="of:=MOD(ROW([.B330]);16)" office:value-type="float" office:value="10">
            <text:p>10</text:p>
          </table:table-cell>
          <table:table-cell table:formula="of:=[.B315]-[.B314]" office:value-type="float" office:value="847">
            <text:p>84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5285">
            <text:p>15285</text:p>
          </table:table-cell>
          <table:table-cell table:formula="of:=MOD(ROW([.B331]);16)" office:value-type="float" office:value="11">
            <text:p>11</text:p>
          </table:table-cell>
          <table:table-cell table:formula="of:=[.B316]-[.B315]" office:value-type="float" office:value="855">
            <text:p>85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6134">
            <text:p>16134</text:p>
          </table:table-cell>
          <table:table-cell table:formula="of:=MOD(ROW([.B332]);16)" office:value-type="float" office:value="12">
            <text:p>12</text:p>
          </table:table-cell>
          <table:table-cell table:formula="of:=[.B317]-[.B316]" office:value-type="float" office:value="849">
            <text:p>84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6983">
            <text:p>16983</text:p>
          </table:table-cell>
          <table:table-cell table:formula="of:=MOD(ROW([.B333]);16)" office:value-type="float" office:value="13">
            <text:p>13</text:p>
          </table:table-cell>
          <table:table-cell table:formula="of:=[.B318]-[.B317]" office:value-type="float" office:value="849">
            <text:p>84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7858">
            <text:p>17858</text:p>
          </table:table-cell>
          <table:table-cell table:formula="of:=MOD(ROW([.B334]);16)" office:value-type="float" office:value="14">
            <text:p>14</text:p>
          </table:table-cell>
          <table:table-cell table:formula="of:=[.B319]-[.B318]" office:value-type="float" office:value="875">
            <text:p>8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7898">
            <text:p>17898</text:p>
          </table:table-cell>
          <table:table-cell table:formula="of:=MOD(ROW([.B335]);16)" office:value-type="float" office:value="15">
            <text:p>15</text:p>
          </table:table-cell>
          <table:table-cell table:formula="of:=[.B320]-[.B319]" office:value-type="float" office:value="40">
            <text:p>4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MOD(ROW([.B336]);16)" office:value-type="float" office:value="0">
            <text:p>0</text:p>
          </table:table-cell>
          <table:table-cell table:formula="of:=[.B321]-[.B320]" office:value-type="float" office:value="-17898">
            <text:p>-1789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740">
            <text:p>6740</text:p>
          </table:table-cell>
          <table:table-cell table:formula="of:=MOD(ROW([.B337]);16)" office:value-type="float" office:value="1">
            <text:p>1</text:p>
          </table:table-cell>
          <table:table-cell table:formula="of:=[.B322]-[.B321]" office:value-type="float" office:value="6740">
            <text:p>674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610">
            <text:p>7610</text:p>
          </table:table-cell>
          <table:table-cell table:formula="of:=MOD(ROW([.B338]);16)" office:value-type="float" office:value="2">
            <text:p>2</text:p>
          </table:table-cell>
          <table:table-cell table:formula="of:=[.B323]-[.B322]" office:value-type="float" office:value="870">
            <text:p>87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455">
            <text:p>8455</text:p>
          </table:table-cell>
          <table:table-cell table:formula="of:=MOD(ROW([.B339]);16)" office:value-type="float" office:value="3">
            <text:p>3</text:p>
          </table:table-cell>
          <table:table-cell table:formula="of:=[.B324]-[.B323]" office:value-type="float" office:value="845">
            <text:p>84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305">
            <text:p>9305</text:p>
          </table:table-cell>
          <table:table-cell table:formula="of:=MOD(ROW([.B340]);16)" office:value-type="float" office:value="4">
            <text:p>4</text:p>
          </table:table-cell>
          <table:table-cell table:formula="of:=[.B325]-[.B324]" office:value-type="float" office:value="850">
            <text:p>85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156">
            <text:p>10156</text:p>
          </table:table-cell>
          <table:table-cell table:formula="of:=MOD(ROW([.B341]);16)" office:value-type="float" office:value="5">
            <text:p>5</text:p>
          </table:table-cell>
          <table:table-cell table:formula="of:=[.B326]-[.B325]" office:value-type="float" office:value="851">
            <text:p>85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1017">
            <text:p>11017</text:p>
          </table:table-cell>
          <table:table-cell table:formula="of:=MOD(ROW([.B342]);16)" office:value-type="float" office:value="6">
            <text:p>6</text:p>
          </table:table-cell>
          <table:table-cell table:formula="of:=[.B327]-[.B326]" office:value-type="float" office:value="861">
            <text:p>86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1871">
            <text:p>11871</text:p>
          </table:table-cell>
          <table:table-cell table:formula="of:=MOD(ROW([.B343]);16)" office:value-type="float" office:value="7">
            <text:p>7</text:p>
          </table:table-cell>
          <table:table-cell table:formula="of:=[.B328]-[.B327]" office:value-type="float" office:value="854">
            <text:p>85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2730">
            <text:p>12730</text:p>
          </table:table-cell>
          <table:table-cell table:formula="of:=MOD(ROW([.B344]);16)" office:value-type="float" office:value="8">
            <text:p>8</text:p>
          </table:table-cell>
          <table:table-cell table:formula="of:=[.B329]-[.B328]" office:value-type="float" office:value="859">
            <text:p>85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3587">
            <text:p>13587</text:p>
          </table:table-cell>
          <table:table-cell table:formula="of:=MOD(ROW([.B345]);16)" office:value-type="float" office:value="9">
            <text:p>9</text:p>
          </table:table-cell>
          <table:table-cell table:formula="of:=[.B330]-[.B329]" office:value-type="float" office:value="857">
            <text:p>85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4440">
            <text:p>14440</text:p>
          </table:table-cell>
          <table:table-cell table:formula="of:=MOD(ROW([.B346]);16)" office:value-type="float" office:value="10">
            <text:p>10</text:p>
          </table:table-cell>
          <table:table-cell table:formula="of:=[.B331]-[.B330]" office:value-type="float" office:value="853">
            <text:p>85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5294">
            <text:p>15294</text:p>
          </table:table-cell>
          <table:table-cell table:formula="of:=MOD(ROW([.B347]);16)" office:value-type="float" office:value="11">
            <text:p>11</text:p>
          </table:table-cell>
          <table:table-cell table:formula="of:=[.B332]-[.B331]" office:value-type="float" office:value="854">
            <text:p>85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6143">
            <text:p>16143</text:p>
          </table:table-cell>
          <table:table-cell table:formula="of:=MOD(ROW([.B348]);16)" office:value-type="float" office:value="12">
            <text:p>12</text:p>
          </table:table-cell>
          <table:table-cell table:formula="of:=[.B333]-[.B332]" office:value-type="float" office:value="849">
            <text:p>84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6994">
            <text:p>16994</text:p>
          </table:table-cell>
          <table:table-cell table:formula="of:=MOD(ROW([.B349]);16)" office:value-type="float" office:value="13">
            <text:p>13</text:p>
          </table:table-cell>
          <table:table-cell table:formula="of:=[.B334]-[.B333]" office:value-type="float" office:value="851">
            <text:p>85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7839">
            <text:p>17839</text:p>
          </table:table-cell>
          <table:table-cell table:formula="of:=MOD(ROW([.B350]);16)" office:value-type="float" office:value="14">
            <text:p>14</text:p>
          </table:table-cell>
          <table:table-cell table:formula="of:=[.B335]-[.B334]" office:value-type="float" office:value="845">
            <text:p>84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7880">
            <text:p>17880</text:p>
          </table:table-cell>
          <table:table-cell table:formula="of:=MOD(ROW([.B351]);16)" office:value-type="float" office:value="15">
            <text:p>15</text:p>
          </table:table-cell>
          <table:table-cell table:formula="of:=[.B336]-[.B335]" office:value-type="float" office:value="41">
            <text:p>4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MOD(ROW([.B352]);16)" office:value-type="float" office:value="0">
            <text:p>0</text:p>
          </table:table-cell>
          <table:table-cell table:formula="of:=[.B337]-[.B336]" office:value-type="float" office:value="-17880">
            <text:p>-1788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775">
            <text:p>6775</text:p>
          </table:table-cell>
          <table:table-cell table:formula="of:=MOD(ROW([.B353]);16)" office:value-type="float" office:value="1">
            <text:p>1</text:p>
          </table:table-cell>
          <table:table-cell table:formula="of:=[.B338]-[.B337]" office:value-type="float" office:value="6775">
            <text:p>67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634">
            <text:p>7634</text:p>
          </table:table-cell>
          <table:table-cell table:formula="of:=MOD(ROW([.B354]);16)" office:value-type="float" office:value="2">
            <text:p>2</text:p>
          </table:table-cell>
          <table:table-cell table:formula="of:=[.B339]-[.B338]" office:value-type="float" office:value="859">
            <text:p>85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480">
            <text:p>8480</text:p>
          </table:table-cell>
          <table:table-cell table:formula="of:=MOD(ROW([.B355]);16)" office:value-type="float" office:value="3">
            <text:p>3</text:p>
          </table:table-cell>
          <table:table-cell table:formula="of:=[.B340]-[.B339]" office:value-type="float" office:value="846">
            <text:p>84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341">
            <text:p>9341</text:p>
          </table:table-cell>
          <table:table-cell table:formula="of:=MOD(ROW([.B356]);16)" office:value-type="float" office:value="4">
            <text:p>4</text:p>
          </table:table-cell>
          <table:table-cell table:formula="of:=[.B341]-[.B340]" office:value-type="float" office:value="861">
            <text:p>86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182">
            <text:p>10182</text:p>
          </table:table-cell>
          <table:table-cell table:formula="of:=MOD(ROW([.B357]);16)" office:value-type="float" office:value="5">
            <text:p>5</text:p>
          </table:table-cell>
          <table:table-cell table:formula="of:=[.B342]-[.B341]" office:value-type="float" office:value="841">
            <text:p>84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1035">
            <text:p>11035</text:p>
          </table:table-cell>
          <table:table-cell table:formula="of:=MOD(ROW([.B358]);16)" office:value-type="float" office:value="6">
            <text:p>6</text:p>
          </table:table-cell>
          <table:table-cell table:formula="of:=[.B343]-[.B342]" office:value-type="float" office:value="853">
            <text:p>85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1893">
            <text:p>11893</text:p>
          </table:table-cell>
          <table:table-cell table:formula="of:=MOD(ROW([.B359]);16)" office:value-type="float" office:value="7">
            <text:p>7</text:p>
          </table:table-cell>
          <table:table-cell table:formula="of:=[.B344]-[.B343]" office:value-type="float" office:value="858">
            <text:p>85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2753">
            <text:p>12753</text:p>
          </table:table-cell>
          <table:table-cell table:formula="of:=MOD(ROW([.B360]);16)" office:value-type="float" office:value="8">
            <text:p>8</text:p>
          </table:table-cell>
          <table:table-cell table:formula="of:=[.B345]-[.B344]" office:value-type="float" office:value="860">
            <text:p>86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3610">
            <text:p>13610</text:p>
          </table:table-cell>
          <table:table-cell table:formula="of:=MOD(ROW([.B361]);16)" office:value-type="float" office:value="9">
            <text:p>9</text:p>
          </table:table-cell>
          <table:table-cell table:formula="of:=[.B346]-[.B345]" office:value-type="float" office:value="857">
            <text:p>85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4458">
            <text:p>14458</text:p>
          </table:table-cell>
          <table:table-cell table:formula="of:=MOD(ROW([.B362]);16)" office:value-type="float" office:value="10">
            <text:p>10</text:p>
          </table:table-cell>
          <table:table-cell table:formula="of:=[.B347]-[.B346]" office:value-type="float" office:value="848">
            <text:p>84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5307">
            <text:p>15307</text:p>
          </table:table-cell>
          <table:table-cell table:formula="of:=MOD(ROW([.B363]);16)" office:value-type="float" office:value="11">
            <text:p>11</text:p>
          </table:table-cell>
          <table:table-cell table:formula="of:=[.B348]-[.B347]" office:value-type="float" office:value="849">
            <text:p>84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6158">
            <text:p>16158</text:p>
          </table:table-cell>
          <table:table-cell table:formula="of:=MOD(ROW([.B364]);16)" office:value-type="float" office:value="12">
            <text:p>12</text:p>
          </table:table-cell>
          <table:table-cell table:formula="of:=[.B349]-[.B348]" office:value-type="float" office:value="851">
            <text:p>85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7005">
            <text:p>17005</text:p>
          </table:table-cell>
          <table:table-cell table:formula="of:=MOD(ROW([.B365]);16)" office:value-type="float" office:value="13">
            <text:p>13</text:p>
          </table:table-cell>
          <table:table-cell table:formula="of:=[.B350]-[.B349]" office:value-type="float" office:value="847">
            <text:p>84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7856">
            <text:p>17856</text:p>
          </table:table-cell>
          <table:table-cell table:formula="of:=MOD(ROW([.B366]);16)" office:value-type="float" office:value="14">
            <text:p>14</text:p>
          </table:table-cell>
          <table:table-cell table:formula="of:=[.B351]-[.B350]" office:value-type="float" office:value="851">
            <text:p>85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7918">
            <text:p>17918</text:p>
          </table:table-cell>
          <table:table-cell table:formula="of:=MOD(ROW([.B367]);16)" office:value-type="float" office:value="15">
            <text:p>15</text:p>
          </table:table-cell>
          <table:table-cell table:formula="of:=[.B352]-[.B351]" office:value-type="float" office:value="62">
            <text:p>6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MOD(ROW([.B368]);16)" office:value-type="float" office:value="0">
            <text:p>0</text:p>
          </table:table-cell>
          <table:table-cell table:formula="of:=[.B353]-[.B352]" office:value-type="float" office:value="-17918">
            <text:p>-1791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981">
            <text:p>6981</text:p>
          </table:table-cell>
          <table:table-cell table:formula="of:=MOD(ROW([.B369]);16)" office:value-type="float" office:value="1">
            <text:p>1</text:p>
          </table:table-cell>
          <table:table-cell table:formula="of:=[.B354]-[.B353]" office:value-type="float" office:value="6981">
            <text:p>698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846">
            <text:p>7846</text:p>
          </table:table-cell>
          <table:table-cell table:formula="of:=MOD(ROW([.B370]);16)" office:value-type="float" office:value="2">
            <text:p>2</text:p>
          </table:table-cell>
          <table:table-cell table:formula="of:=[.B355]-[.B354]" office:value-type="float" office:value="865">
            <text:p>86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697">
            <text:p>8697</text:p>
          </table:table-cell>
          <table:table-cell table:formula="of:=MOD(ROW([.B371]);16)" office:value-type="float" office:value="3">
            <text:p>3</text:p>
          </table:table-cell>
          <table:table-cell table:formula="of:=[.B356]-[.B355]" office:value-type="float" office:value="851">
            <text:p>85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555">
            <text:p>9555</text:p>
          </table:table-cell>
          <table:table-cell table:formula="of:=MOD(ROW([.B372]);16)" office:value-type="float" office:value="4">
            <text:p>4</text:p>
          </table:table-cell>
          <table:table-cell table:formula="of:=[.B357]-[.B356]" office:value-type="float" office:value="858">
            <text:p>85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414">
            <text:p>10414</text:p>
          </table:table-cell>
          <table:table-cell table:formula="of:=MOD(ROW([.B373]);16)" office:value-type="float" office:value="5">
            <text:p>5</text:p>
          </table:table-cell>
          <table:table-cell table:formula="of:=[.B358]-[.B357]" office:value-type="float" office:value="859">
            <text:p>85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1264">
            <text:p>11264</text:p>
          </table:table-cell>
          <table:table-cell table:formula="of:=MOD(ROW([.B374]);16)" office:value-type="float" office:value="6">
            <text:p>6</text:p>
          </table:table-cell>
          <table:table-cell table:formula="of:=[.B359]-[.B358]" office:value-type="float" office:value="850">
            <text:p>85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2110">
            <text:p>12110</text:p>
          </table:table-cell>
          <table:table-cell table:formula="of:=MOD(ROW([.B375]);16)" office:value-type="float" office:value="7">
            <text:p>7</text:p>
          </table:table-cell>
          <table:table-cell table:formula="of:=[.B360]-[.B359]" office:value-type="float" office:value="846">
            <text:p>84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2962">
            <text:p>12962</text:p>
          </table:table-cell>
          <table:table-cell table:formula="of:=MOD(ROW([.B376]);16)" office:value-type="float" office:value="8">
            <text:p>8</text:p>
          </table:table-cell>
          <table:table-cell table:formula="of:=[.B361]-[.B360]" office:value-type="float" office:value="852">
            <text:p>85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3823">
            <text:p>13823</text:p>
          </table:table-cell>
          <table:table-cell table:formula="of:=MOD(ROW([.B377]);16)" office:value-type="float" office:value="9">
            <text:p>9</text:p>
          </table:table-cell>
          <table:table-cell table:formula="of:=[.B362]-[.B361]" office:value-type="float" office:value="861">
            <text:p>86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4671">
            <text:p>14671</text:p>
          </table:table-cell>
          <table:table-cell table:formula="of:=MOD(ROW([.B378]);16)" office:value-type="float" office:value="10">
            <text:p>10</text:p>
          </table:table-cell>
          <table:table-cell table:formula="of:=[.B363]-[.B362]" office:value-type="float" office:value="848">
            <text:p>84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5522">
            <text:p>15522</text:p>
          </table:table-cell>
          <table:table-cell table:formula="of:=MOD(ROW([.B379]);16)" office:value-type="float" office:value="11">
            <text:p>11</text:p>
          </table:table-cell>
          <table:table-cell table:formula="of:=[.B364]-[.B363]" office:value-type="float" office:value="851">
            <text:p>85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6371">
            <text:p>16371</text:p>
          </table:table-cell>
          <table:table-cell table:formula="of:=MOD(ROW([.B380]);16)" office:value-type="float" office:value="12">
            <text:p>12</text:p>
          </table:table-cell>
          <table:table-cell table:formula="of:=[.B365]-[.B364]" office:value-type="float" office:value="849">
            <text:p>84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7227">
            <text:p>17227</text:p>
          </table:table-cell>
          <table:table-cell table:formula="of:=MOD(ROW([.B381]);16)" office:value-type="float" office:value="13">
            <text:p>13</text:p>
          </table:table-cell>
          <table:table-cell table:formula="of:=[.B366]-[.B365]" office:value-type="float" office:value="856">
            <text:p>85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8074">
            <text:p>18074</text:p>
          </table:table-cell>
          <table:table-cell table:formula="of:=MOD(ROW([.B382]);16)" office:value-type="float" office:value="14">
            <text:p>14</text:p>
          </table:table-cell>
          <table:table-cell table:formula="of:=[.B367]-[.B366]" office:value-type="float" office:value="847">
            <text:p>84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8144">
            <text:p>18144</text:p>
          </table:table-cell>
          <table:table-cell table:formula="of:=MOD(ROW([.B383]);16)" office:value-type="float" office:value="15">
            <text:p>15</text:p>
          </table:table-cell>
          <table:table-cell table:formula="of:=[.B368]-[.B367]" office:value-type="float" office:value="70">
            <text:p>7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MOD(ROW([.B384]);16)" office:value-type="float" office:value="0">
            <text:p>0</text:p>
          </table:table-cell>
          <table:table-cell table:formula="of:=[.B369]-[.B368]" office:value-type="float" office:value="-18144">
            <text:p>-1814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416">
            <text:p>6416</text:p>
          </table:table-cell>
          <table:table-cell table:formula="of:=MOD(ROW([.B385]);16)" office:value-type="float" office:value="1">
            <text:p>1</text:p>
          </table:table-cell>
          <table:table-cell table:formula="of:=[.B370]-[.B369]" office:value-type="float" office:value="6416">
            <text:p>641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274">
            <text:p>7274</text:p>
          </table:table-cell>
          <table:table-cell table:formula="of:=MOD(ROW([.B386]);16)" office:value-type="float" office:value="2">
            <text:p>2</text:p>
          </table:table-cell>
          <table:table-cell table:formula="of:=[.B371]-[.B370]" office:value-type="float" office:value="858">
            <text:p>85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124">
            <text:p>8124</text:p>
          </table:table-cell>
          <table:table-cell table:formula="of:=MOD(ROW([.B387]);16)" office:value-type="float" office:value="3">
            <text:p>3</text:p>
          </table:table-cell>
          <table:table-cell table:formula="of:=[.B372]-[.B371]" office:value-type="float" office:value="850">
            <text:p>85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981">
            <text:p>8981</text:p>
          </table:table-cell>
          <table:table-cell table:formula="of:=MOD(ROW([.B388]);16)" office:value-type="float" office:value="4">
            <text:p>4</text:p>
          </table:table-cell>
          <table:table-cell table:formula="of:=[.B373]-[.B372]" office:value-type="float" office:value="857">
            <text:p>85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835">
            <text:p>9835</text:p>
          </table:table-cell>
          <table:table-cell table:formula="of:=MOD(ROW([.B389]);16)" office:value-type="float" office:value="5">
            <text:p>5</text:p>
          </table:table-cell>
          <table:table-cell table:formula="of:=[.B374]-[.B373]" office:value-type="float" office:value="854">
            <text:p>85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689">
            <text:p>10689</text:p>
          </table:table-cell>
          <table:table-cell table:formula="of:=MOD(ROW([.B390]);16)" office:value-type="float" office:value="6">
            <text:p>6</text:p>
          </table:table-cell>
          <table:table-cell table:formula="of:=[.B375]-[.B374]" office:value-type="float" office:value="854">
            <text:p>85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1539">
            <text:p>11539</text:p>
          </table:table-cell>
          <table:table-cell table:formula="of:=MOD(ROW([.B391]);16)" office:value-type="float" office:value="7">
            <text:p>7</text:p>
          </table:table-cell>
          <table:table-cell table:formula="of:=[.B376]-[.B375]" office:value-type="float" office:value="850">
            <text:p>85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2390">
            <text:p>12390</text:p>
          </table:table-cell>
          <table:table-cell table:formula="of:=MOD(ROW([.B392]);16)" office:value-type="float" office:value="8">
            <text:p>8</text:p>
          </table:table-cell>
          <table:table-cell table:formula="of:=[.B377]-[.B376]" office:value-type="float" office:value="851">
            <text:p>85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3248">
            <text:p>13248</text:p>
          </table:table-cell>
          <table:table-cell table:formula="of:=MOD(ROW([.B393]);16)" office:value-type="float" office:value="9">
            <text:p>9</text:p>
          </table:table-cell>
          <table:table-cell table:formula="of:=[.B378]-[.B377]" office:value-type="float" office:value="858">
            <text:p>85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4092">
            <text:p>14092</text:p>
          </table:table-cell>
          <table:table-cell table:formula="of:=MOD(ROW([.B394]);16)" office:value-type="float" office:value="10">
            <text:p>10</text:p>
          </table:table-cell>
          <table:table-cell table:formula="of:=[.B379]-[.B378]" office:value-type="float" office:value="844">
            <text:p>84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4230">
            <text:p>14230</text:p>
          </table:table-cell>
          <table:table-cell table:formula="of:=MOD(ROW([.B395]);16)" office:value-type="float" office:value="11">
            <text:p>11</text:p>
          </table:table-cell>
          <table:table-cell table:formula="of:=[.B380]-[.B379]" office:value-type="float" office:value="138">
            <text:p>13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5768">
            <text:p>15768</text:p>
          </table:table-cell>
          <table:table-cell table:formula="of:=MOD(ROW([.B396]);16)" office:value-type="float" office:value="12">
            <text:p>12</text:p>
          </table:table-cell>
          <table:table-cell table:formula="of:=[.B381]-[.B380]" office:value-type="float" office:value="1538">
            <text:p>153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6608">
            <text:p>16608</text:p>
          </table:table-cell>
          <table:table-cell table:formula="of:=MOD(ROW([.B397]);16)" office:value-type="float" office:value="13">
            <text:p>13</text:p>
          </table:table-cell>
          <table:table-cell table:formula="of:=[.B382]-[.B381]" office:value-type="float" office:value="840">
            <text:p>84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7451">
            <text:p>17451</text:p>
          </table:table-cell>
          <table:table-cell table:formula="of:=MOD(ROW([.B398]);16)" office:value-type="float" office:value="14">
            <text:p>14</text:p>
          </table:table-cell>
          <table:table-cell table:formula="of:=[.B383]-[.B382]" office:value-type="float" office:value="843">
            <text:p>84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8298">
            <text:p>18298</text:p>
          </table:table-cell>
          <table:table-cell table:formula="of:=MOD(ROW([.B399]);16)" office:value-type="float" office:value="15">
            <text:p>15</text:p>
          </table:table-cell>
          <table:table-cell table:formula="of:=[.B384]-[.B383]" office:value-type="float" office:value="847">
            <text:p>84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MOD(ROW([.B400]);16)" office:value-type="float" office:value="0">
            <text:p>0</text:p>
          </table:table-cell>
          <table:table-cell table:formula="of:=[.B385]-[.B384]" office:value-type="float" office:value="-18298">
            <text:p>-1829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115">
            <text:p>7115</text:p>
          </table:table-cell>
          <table:table-cell table:formula="of:=MOD(ROW([.B401]);16)" office:value-type="float" office:value="1">
            <text:p>1</text:p>
          </table:table-cell>
          <table:table-cell table:formula="of:=[.B386]-[.B385]" office:value-type="float" office:value="7115">
            <text:p>711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982">
            <text:p>7982</text:p>
          </table:table-cell>
          <table:table-cell table:formula="of:=MOD(ROW([.B402]);16)" office:value-type="float" office:value="2">
            <text:p>2</text:p>
          </table:table-cell>
          <table:table-cell table:formula="of:=[.B387]-[.B386]" office:value-type="float" office:value="867">
            <text:p>86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824">
            <text:p>8824</text:p>
          </table:table-cell>
          <table:table-cell table:formula="of:=MOD(ROW([.B403]);16)" office:value-type="float" office:value="3">
            <text:p>3</text:p>
          </table:table-cell>
          <table:table-cell table:formula="of:=[.B388]-[.B387]" office:value-type="float" office:value="842">
            <text:p>84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685">
            <text:p>9685</text:p>
          </table:table-cell>
          <table:table-cell table:formula="of:=MOD(ROW([.B404]);16)" office:value-type="float" office:value="4">
            <text:p>4</text:p>
          </table:table-cell>
          <table:table-cell table:formula="of:=[.B389]-[.B388]" office:value-type="float" office:value="861">
            <text:p>86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533">
            <text:p>10533</text:p>
          </table:table-cell>
          <table:table-cell table:formula="of:=MOD(ROW([.B405]);16)" office:value-type="float" office:value="5">
            <text:p>5</text:p>
          </table:table-cell>
          <table:table-cell table:formula="of:=[.B390]-[.B389]" office:value-type="float" office:value="848">
            <text:p>84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1394">
            <text:p>11394</text:p>
          </table:table-cell>
          <table:table-cell table:formula="of:=MOD(ROW([.B406]);16)" office:value-type="float" office:value="6">
            <text:p>6</text:p>
          </table:table-cell>
          <table:table-cell table:formula="of:=[.B391]-[.B390]" office:value-type="float" office:value="861">
            <text:p>86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2253">
            <text:p>12253</text:p>
          </table:table-cell>
          <table:table-cell table:formula="of:=MOD(ROW([.B407]);16)" office:value-type="float" office:value="7">
            <text:p>7</text:p>
          </table:table-cell>
          <table:table-cell table:formula="of:=[.B392]-[.B391]" office:value-type="float" office:value="859">
            <text:p>85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3112">
            <text:p>13112</text:p>
          </table:table-cell>
          <table:table-cell table:formula="of:=MOD(ROW([.B408]);16)" office:value-type="float" office:value="8">
            <text:p>8</text:p>
          </table:table-cell>
          <table:table-cell table:formula="of:=[.B393]-[.B392]" office:value-type="float" office:value="859">
            <text:p>85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3969">
            <text:p>13969</text:p>
          </table:table-cell>
          <table:table-cell table:formula="of:=MOD(ROW([.B409]);16)" office:value-type="float" office:value="9">
            <text:p>9</text:p>
          </table:table-cell>
          <table:table-cell table:formula="of:=[.B394]-[.B393]" office:value-type="float" office:value="857">
            <text:p>85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4819">
            <text:p>14819</text:p>
          </table:table-cell>
          <table:table-cell table:formula="of:=MOD(ROW([.B410]);16)" office:value-type="float" office:value="10">
            <text:p>10</text:p>
          </table:table-cell>
          <table:table-cell table:formula="of:=[.B395]-[.B394]" office:value-type="float" office:value="850">
            <text:p>85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5676">
            <text:p>15676</text:p>
          </table:table-cell>
          <table:table-cell table:formula="of:=MOD(ROW([.B411]);16)" office:value-type="float" office:value="11">
            <text:p>11</text:p>
          </table:table-cell>
          <table:table-cell table:formula="of:=[.B396]-[.B395]" office:value-type="float" office:value="857">
            <text:p>85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6522">
            <text:p>16522</text:p>
          </table:table-cell>
          <table:table-cell table:formula="of:=MOD(ROW([.B412]);16)" office:value-type="float" office:value="12">
            <text:p>12</text:p>
          </table:table-cell>
          <table:table-cell table:formula="of:=[.B397]-[.B396]" office:value-type="float" office:value="846">
            <text:p>84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7382">
            <text:p>17382</text:p>
          </table:table-cell>
          <table:table-cell table:formula="of:=MOD(ROW([.B413]);16)" office:value-type="float" office:value="13">
            <text:p>13</text:p>
          </table:table-cell>
          <table:table-cell table:formula="of:=[.B398]-[.B397]" office:value-type="float" office:value="860">
            <text:p>86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8227">
            <text:p>18227</text:p>
          </table:table-cell>
          <table:table-cell table:formula="of:=MOD(ROW([.B414]);16)" office:value-type="float" office:value="14">
            <text:p>14</text:p>
          </table:table-cell>
          <table:table-cell table:formula="of:=[.B399]-[.B398]" office:value-type="float" office:value="845">
            <text:p>84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8267">
            <text:p>18267</text:p>
          </table:table-cell>
          <table:table-cell table:formula="of:=MOD(ROW([.B415]);16)" office:value-type="float" office:value="15">
            <text:p>15</text:p>
          </table:table-cell>
          <table:table-cell table:formula="of:=[.B400]-[.B399]" office:value-type="float" office:value="40">
            <text:p>4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MOD(ROW([.B416]);16)" office:value-type="float" office:value="0">
            <text:p>0</text:p>
          </table:table-cell>
          <table:table-cell table:formula="of:=[.B401]-[.B400]" office:value-type="float" office:value="-18267">
            <text:p>-1826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252">
            <text:p>7252</text:p>
          </table:table-cell>
          <table:table-cell table:formula="of:=MOD(ROW([.B417]);16)" office:value-type="float" office:value="1">
            <text:p>1</text:p>
          </table:table-cell>
          <table:table-cell table:formula="of:=[.B402]-[.B401]" office:value-type="float" office:value="7252">
            <text:p>725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119">
            <text:p>8119</text:p>
          </table:table-cell>
          <table:table-cell table:formula="of:=MOD(ROW([.B418]);16)" office:value-type="float" office:value="2">
            <text:p>2</text:p>
          </table:table-cell>
          <table:table-cell table:formula="of:=[.B403]-[.B402]" office:value-type="float" office:value="867">
            <text:p>86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969">
            <text:p>8969</text:p>
          </table:table-cell>
          <table:table-cell table:formula="of:=MOD(ROW([.B419]);16)" office:value-type="float" office:value="3">
            <text:p>3</text:p>
          </table:table-cell>
          <table:table-cell table:formula="of:=[.B404]-[.B403]" office:value-type="float" office:value="850">
            <text:p>85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833">
            <text:p>9833</text:p>
          </table:table-cell>
          <table:table-cell table:formula="of:=MOD(ROW([.B420]);16)" office:value-type="float" office:value="4">
            <text:p>4</text:p>
          </table:table-cell>
          <table:table-cell table:formula="of:=[.B405]-[.B404]" office:value-type="float" office:value="864">
            <text:p>86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681">
            <text:p>10681</text:p>
          </table:table-cell>
          <table:table-cell table:formula="of:=MOD(ROW([.B421]);16)" office:value-type="float" office:value="5">
            <text:p>5</text:p>
          </table:table-cell>
          <table:table-cell table:formula="of:=[.B406]-[.B405]" office:value-type="float" office:value="848">
            <text:p>84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1530">
            <text:p>11530</text:p>
          </table:table-cell>
          <table:table-cell table:formula="of:=MOD(ROW([.B422]);16)" office:value-type="float" office:value="6">
            <text:p>6</text:p>
          </table:table-cell>
          <table:table-cell table:formula="of:=[.B407]-[.B406]" office:value-type="float" office:value="849">
            <text:p>84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2400">
            <text:p>12400</text:p>
          </table:table-cell>
          <table:table-cell table:formula="of:=MOD(ROW([.B423]);16)" office:value-type="float" office:value="7">
            <text:p>7</text:p>
          </table:table-cell>
          <table:table-cell table:formula="of:=[.B408]-[.B407]" office:value-type="float" office:value="870">
            <text:p>87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3255">
            <text:p>13255</text:p>
          </table:table-cell>
          <table:table-cell table:formula="of:=MOD(ROW([.B424]);16)" office:value-type="float" office:value="8">
            <text:p>8</text:p>
          </table:table-cell>
          <table:table-cell table:formula="of:=[.B409]-[.B408]" office:value-type="float" office:value="855">
            <text:p>85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4105">
            <text:p>14105</text:p>
          </table:table-cell>
          <table:table-cell table:formula="of:=MOD(ROW([.B425]);16)" office:value-type="float" office:value="9">
            <text:p>9</text:p>
          </table:table-cell>
          <table:table-cell table:formula="of:=[.B410]-[.B409]" office:value-type="float" office:value="850">
            <text:p>85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4963">
            <text:p>14963</text:p>
          </table:table-cell>
          <table:table-cell table:formula="of:=MOD(ROW([.B426]);16)" office:value-type="float" office:value="10">
            <text:p>10</text:p>
          </table:table-cell>
          <table:table-cell table:formula="of:=[.B411]-[.B410]" office:value-type="float" office:value="858">
            <text:p>85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5824">
            <text:p>15824</text:p>
          </table:table-cell>
          <table:table-cell table:formula="of:=MOD(ROW([.B427]);16)" office:value-type="float" office:value="11">
            <text:p>11</text:p>
          </table:table-cell>
          <table:table-cell table:formula="of:=[.B412]-[.B411]" office:value-type="float" office:value="861">
            <text:p>86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6672">
            <text:p>16672</text:p>
          </table:table-cell>
          <table:table-cell table:formula="of:=MOD(ROW([.B428]);16)" office:value-type="float" office:value="12">
            <text:p>12</text:p>
          </table:table-cell>
          <table:table-cell table:formula="of:=[.B413]-[.B412]" office:value-type="float" office:value="848">
            <text:p>84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7520">
            <text:p>17520</text:p>
          </table:table-cell>
          <table:table-cell table:formula="of:=MOD(ROW([.B429]);16)" office:value-type="float" office:value="13">
            <text:p>13</text:p>
          </table:table-cell>
          <table:table-cell table:formula="of:=[.B414]-[.B413]" office:value-type="float" office:value="848">
            <text:p>84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8368">
            <text:p>18368</text:p>
          </table:table-cell>
          <table:table-cell table:formula="of:=MOD(ROW([.B430]);16)" office:value-type="float" office:value="14">
            <text:p>14</text:p>
          </table:table-cell>
          <table:table-cell table:formula="of:=[.B415]-[.B414]" office:value-type="float" office:value="848">
            <text:p>84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8408">
            <text:p>18408</text:p>
          </table:table-cell>
          <table:table-cell table:formula="of:=MOD(ROW([.B431]);16)" office:value-type="float" office:value="15">
            <text:p>15</text:p>
          </table:table-cell>
          <table:table-cell table:formula="of:=[.B416]-[.B415]" office:value-type="float" office:value="40">
            <text:p>4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MOD(ROW([.B432]);16)" office:value-type="float" office:value="0">
            <text:p>0</text:p>
          </table:table-cell>
          <table:table-cell table:formula="of:=[.B417]-[.B416]" office:value-type="float" office:value="-18408">
            <text:p>-1840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023">
            <text:p>7023</text:p>
          </table:table-cell>
          <table:table-cell table:formula="of:=MOD(ROW([.B433]);16)" office:value-type="float" office:value="1">
            <text:p>1</text:p>
          </table:table-cell>
          <table:table-cell table:formula="of:=[.B418]-[.B417]" office:value-type="float" office:value="7023">
            <text:p>702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890">
            <text:p>7890</text:p>
          </table:table-cell>
          <table:table-cell table:formula="of:=MOD(ROW([.B434]);16)" office:value-type="float" office:value="2">
            <text:p>2</text:p>
          </table:table-cell>
          <table:table-cell table:formula="of:=[.B419]-[.B418]" office:value-type="float" office:value="867">
            <text:p>86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736">
            <text:p>8736</text:p>
          </table:table-cell>
          <table:table-cell table:formula="of:=MOD(ROW([.B435]);16)" office:value-type="float" office:value="3">
            <text:p>3</text:p>
          </table:table-cell>
          <table:table-cell table:formula="of:=[.B420]-[.B419]" office:value-type="float" office:value="846">
            <text:p>84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587">
            <text:p>9587</text:p>
          </table:table-cell>
          <table:table-cell table:formula="of:=MOD(ROW([.B436]);16)" office:value-type="float" office:value="4">
            <text:p>4</text:p>
          </table:table-cell>
          <table:table-cell table:formula="of:=[.B421]-[.B420]" office:value-type="float" office:value="851">
            <text:p>85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444">
            <text:p>10444</text:p>
          </table:table-cell>
          <table:table-cell table:formula="of:=MOD(ROW([.B437]);16)" office:value-type="float" office:value="5">
            <text:p>5</text:p>
          </table:table-cell>
          <table:table-cell table:formula="of:=[.B422]-[.B421]" office:value-type="float" office:value="857">
            <text:p>85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1300">
            <text:p>11300</text:p>
          </table:table-cell>
          <table:table-cell table:formula="of:=MOD(ROW([.B438]);16)" office:value-type="float" office:value="6">
            <text:p>6</text:p>
          </table:table-cell>
          <table:table-cell table:formula="of:=[.B423]-[.B422]" office:value-type="float" office:value="856">
            <text:p>85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2143">
            <text:p>12143</text:p>
          </table:table-cell>
          <table:table-cell table:formula="of:=MOD(ROW([.B439]);16)" office:value-type="float" office:value="7">
            <text:p>7</text:p>
          </table:table-cell>
          <table:table-cell table:formula="of:=[.B424]-[.B423]" office:value-type="float" office:value="843">
            <text:p>84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3031">
            <text:p>13031</text:p>
          </table:table-cell>
          <table:table-cell table:formula="of:=MOD(ROW([.B440]);16)" office:value-type="float" office:value="8">
            <text:p>8</text:p>
          </table:table-cell>
          <table:table-cell table:formula="of:=[.B425]-[.B424]" office:value-type="float" office:value="888">
            <text:p>88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4552">
            <text:p>14552</text:p>
          </table:table-cell>
          <table:table-cell table:formula="of:=MOD(ROW([.B441]);16)" office:value-type="float" office:value="9">
            <text:p>9</text:p>
          </table:table-cell>
          <table:table-cell table:formula="of:=[.B426]-[.B425]" office:value-type="float" office:value="1521">
            <text:p>152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5404">
            <text:p>15404</text:p>
          </table:table-cell>
          <table:table-cell table:formula="of:=MOD(ROW([.B442]);16)" office:value-type="float" office:value="10">
            <text:p>10</text:p>
          </table:table-cell>
          <table:table-cell table:formula="of:=[.B427]-[.B426]" office:value-type="float" office:value="852">
            <text:p>85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6262">
            <text:p>16262</text:p>
          </table:table-cell>
          <table:table-cell table:formula="of:=MOD(ROW([.B443]);16)" office:value-type="float" office:value="11">
            <text:p>11</text:p>
          </table:table-cell>
          <table:table-cell table:formula="of:=[.B428]-[.B427]" office:value-type="float" office:value="858">
            <text:p>85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7110">
            <text:p>17110</text:p>
          </table:table-cell>
          <table:table-cell table:formula="of:=MOD(ROW([.B444]);16)" office:value-type="float" office:value="12">
            <text:p>12</text:p>
          </table:table-cell>
          <table:table-cell table:formula="of:=[.B429]-[.B428]" office:value-type="float" office:value="848">
            <text:p>84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7960">
            <text:p>17960</text:p>
          </table:table-cell>
          <table:table-cell table:formula="of:=MOD(ROW([.B445]);16)" office:value-type="float" office:value="13">
            <text:p>13</text:p>
          </table:table-cell>
          <table:table-cell table:formula="of:=[.B430]-[.B429]" office:value-type="float" office:value="850">
            <text:p>85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8894">
            <text:p>18894</text:p>
          </table:table-cell>
          <table:table-cell table:formula="of:=MOD(ROW([.B446]);16)" office:value-type="float" office:value="14">
            <text:p>14</text:p>
          </table:table-cell>
          <table:table-cell table:formula="of:=[.B431]-[.B430]" office:value-type="float" office:value="934">
            <text:p>93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8986">
            <text:p>18986</text:p>
          </table:table-cell>
          <table:table-cell table:formula="of:=MOD(ROW([.B447]);16)" office:value-type="float" office:value="15">
            <text:p>15</text:p>
          </table:table-cell>
          <table:table-cell table:formula="of:=[.B432]-[.B431]" office:value-type="float" office:value="92">
            <text:p>9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MOD(ROW([.B448]);16)" office:value-type="float" office:value="0">
            <text:p>0</text:p>
          </table:table-cell>
          <table:table-cell table:formula="of:=[.B433]-[.B432]" office:value-type="float" office:value="-18986">
            <text:p>-1898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269">
            <text:p>7269</text:p>
          </table:table-cell>
          <table:table-cell table:formula="of:=MOD(ROW([.B449]);16)" office:value-type="float" office:value="1">
            <text:p>1</text:p>
          </table:table-cell>
          <table:table-cell table:formula="of:=[.B434]-[.B433]" office:value-type="float" office:value="7269">
            <text:p>726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140">
            <text:p>8140</text:p>
          </table:table-cell>
          <table:table-cell table:formula="of:=MOD(ROW([.B450]);16)" office:value-type="float" office:value="2">
            <text:p>2</text:p>
          </table:table-cell>
          <table:table-cell table:formula="of:=[.B435]-[.B434]" office:value-type="float" office:value="871">
            <text:p>87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986">
            <text:p>8986</text:p>
          </table:table-cell>
          <table:table-cell table:formula="of:=MOD(ROW([.B451]);16)" office:value-type="float" office:value="3">
            <text:p>3</text:p>
          </table:table-cell>
          <table:table-cell table:formula="of:=[.B436]-[.B435]" office:value-type="float" office:value="846">
            <text:p>84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833">
            <text:p>9833</text:p>
          </table:table-cell>
          <table:table-cell table:formula="of:=MOD(ROW([.B452]);16)" office:value-type="float" office:value="4">
            <text:p>4</text:p>
          </table:table-cell>
          <table:table-cell table:formula="of:=[.B437]-[.B436]" office:value-type="float" office:value="847">
            <text:p>84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686">
            <text:p>10686</text:p>
          </table:table-cell>
          <table:table-cell table:formula="of:=MOD(ROW([.B453]);16)" office:value-type="float" office:value="5">
            <text:p>5</text:p>
          </table:table-cell>
          <table:table-cell table:formula="of:=[.B438]-[.B437]" office:value-type="float" office:value="853">
            <text:p>85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1539">
            <text:p>11539</text:p>
          </table:table-cell>
          <table:table-cell table:formula="of:=MOD(ROW([.B454]);16)" office:value-type="float" office:value="6">
            <text:p>6</text:p>
          </table:table-cell>
          <table:table-cell table:formula="of:=[.B439]-[.B438]" office:value-type="float" office:value="853">
            <text:p>85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2406">
            <text:p>12406</text:p>
          </table:table-cell>
          <table:table-cell table:formula="of:=MOD(ROW([.B455]);16)" office:value-type="float" office:value="7">
            <text:p>7</text:p>
          </table:table-cell>
          <table:table-cell table:formula="of:=[.B440]-[.B439]" office:value-type="float" office:value="867">
            <text:p>86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3262">
            <text:p>13262</text:p>
          </table:table-cell>
          <table:table-cell table:formula="of:=MOD(ROW([.B456]);16)" office:value-type="float" office:value="8">
            <text:p>8</text:p>
          </table:table-cell>
          <table:table-cell table:formula="of:=[.B441]-[.B440]" office:value-type="float" office:value="856">
            <text:p>85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4121">
            <text:p>14121</text:p>
          </table:table-cell>
          <table:table-cell table:formula="of:=MOD(ROW([.B457]);16)" office:value-type="float" office:value="9">
            <text:p>9</text:p>
          </table:table-cell>
          <table:table-cell table:formula="of:=[.B442]-[.B441]" office:value-type="float" office:value="859">
            <text:p>85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4976">
            <text:p>14976</text:p>
          </table:table-cell>
          <table:table-cell table:formula="of:=MOD(ROW([.B458]);16)" office:value-type="float" office:value="10">
            <text:p>10</text:p>
          </table:table-cell>
          <table:table-cell table:formula="of:=[.B443]-[.B442]" office:value-type="float" office:value="855">
            <text:p>85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5823">
            <text:p>15823</text:p>
          </table:table-cell>
          <table:table-cell table:formula="of:=MOD(ROW([.B459]);16)" office:value-type="float" office:value="11">
            <text:p>11</text:p>
          </table:table-cell>
          <table:table-cell table:formula="of:=[.B444]-[.B443]" office:value-type="float" office:value="847">
            <text:p>84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6669">
            <text:p>16669</text:p>
          </table:table-cell>
          <table:table-cell table:formula="of:=MOD(ROW([.B460]);16)" office:value-type="float" office:value="12">
            <text:p>12</text:p>
          </table:table-cell>
          <table:table-cell table:formula="of:=[.B445]-[.B444]" office:value-type="float" office:value="846">
            <text:p>84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7519">
            <text:p>17519</text:p>
          </table:table-cell>
          <table:table-cell table:formula="of:=MOD(ROW([.B461]);16)" office:value-type="float" office:value="13">
            <text:p>13</text:p>
          </table:table-cell>
          <table:table-cell table:formula="of:=[.B446]-[.B445]" office:value-type="float" office:value="850">
            <text:p>85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8365">
            <text:p>18365</text:p>
          </table:table-cell>
          <table:table-cell table:formula="of:=MOD(ROW([.B462]);16)" office:value-type="float" office:value="14">
            <text:p>14</text:p>
          </table:table-cell>
          <table:table-cell table:formula="of:=[.B447]-[.B446]" office:value-type="float" office:value="846">
            <text:p>84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8405">
            <text:p>18405</text:p>
          </table:table-cell>
          <table:table-cell table:formula="of:=MOD(ROW([.B463]);16)" office:value-type="float" office:value="15">
            <text:p>15</text:p>
          </table:table-cell>
          <table:table-cell table:formula="of:=[.B448]-[.B447]" office:value-type="float" office:value="40">
            <text:p>4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MOD(ROW([.B464]);16)" office:value-type="float" office:value="0">
            <text:p>0</text:p>
          </table:table-cell>
          <table:table-cell table:formula="of:=[.B449]-[.B448]" office:value-type="float" office:value="-18405">
            <text:p>-1840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162">
            <text:p>7162</text:p>
          </table:table-cell>
          <table:table-cell table:formula="of:=MOD(ROW([.B465]);16)" office:value-type="float" office:value="1">
            <text:p>1</text:p>
          </table:table-cell>
          <table:table-cell table:formula="of:=[.B450]-[.B449]" office:value-type="float" office:value="7162">
            <text:p>716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035">
            <text:p>8035</text:p>
          </table:table-cell>
          <table:table-cell table:formula="of:=MOD(ROW([.B466]);16)" office:value-type="float" office:value="2">
            <text:p>2</text:p>
          </table:table-cell>
          <table:table-cell table:formula="of:=[.B451]-[.B450]" office:value-type="float" office:value="873">
            <text:p>87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881">
            <text:p>8881</text:p>
          </table:table-cell>
          <table:table-cell table:formula="of:=MOD(ROW([.B467]);16)" office:value-type="float" office:value="3">
            <text:p>3</text:p>
          </table:table-cell>
          <table:table-cell table:formula="of:=[.B452]-[.B451]" office:value-type="float" office:value="846">
            <text:p>84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725">
            <text:p>9725</text:p>
          </table:table-cell>
          <table:table-cell table:formula="of:=MOD(ROW([.B468]);16)" office:value-type="float" office:value="4">
            <text:p>4</text:p>
          </table:table-cell>
          <table:table-cell table:formula="of:=[.B453]-[.B452]" office:value-type="float" office:value="844">
            <text:p>84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579">
            <text:p>10579</text:p>
          </table:table-cell>
          <table:table-cell table:formula="of:=MOD(ROW([.B469]);16)" office:value-type="float" office:value="5">
            <text:p>5</text:p>
          </table:table-cell>
          <table:table-cell table:formula="of:=[.B454]-[.B453]" office:value-type="float" office:value="854">
            <text:p>85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1438">
            <text:p>11438</text:p>
          </table:table-cell>
          <table:table-cell table:formula="of:=MOD(ROW([.B470]);16)" office:value-type="float" office:value="6">
            <text:p>6</text:p>
          </table:table-cell>
          <table:table-cell table:formula="of:=[.B455]-[.B454]" office:value-type="float" office:value="859">
            <text:p>85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2287">
            <text:p>12287</text:p>
          </table:table-cell>
          <table:table-cell table:formula="of:=MOD(ROW([.B471]);16)" office:value-type="float" office:value="7">
            <text:p>7</text:p>
          </table:table-cell>
          <table:table-cell table:formula="of:=[.B456]-[.B455]" office:value-type="float" office:value="849">
            <text:p>84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3142">
            <text:p>13142</text:p>
          </table:table-cell>
          <table:table-cell table:formula="of:=MOD(ROW([.B472]);16)" office:value-type="float" office:value="8">
            <text:p>8</text:p>
          </table:table-cell>
          <table:table-cell table:formula="of:=[.B457]-[.B456]" office:value-type="float" office:value="855">
            <text:p>85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3996">
            <text:p>13996</text:p>
          </table:table-cell>
          <table:table-cell table:formula="of:=MOD(ROW([.B473]);16)" office:value-type="float" office:value="9">
            <text:p>9</text:p>
          </table:table-cell>
          <table:table-cell table:formula="of:=[.B458]-[.B457]" office:value-type="float" office:value="854">
            <text:p>85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4846">
            <text:p>14846</text:p>
          </table:table-cell>
          <table:table-cell table:formula="of:=MOD(ROW([.B474]);16)" office:value-type="float" office:value="10">
            <text:p>10</text:p>
          </table:table-cell>
          <table:table-cell table:formula="of:=[.B459]-[.B458]" office:value-type="float" office:value="850">
            <text:p>85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5702">
            <text:p>15702</text:p>
          </table:table-cell>
          <table:table-cell table:formula="of:=MOD(ROW([.B475]);16)" office:value-type="float" office:value="11">
            <text:p>11</text:p>
          </table:table-cell>
          <table:table-cell table:formula="of:=[.B460]-[.B459]" office:value-type="float" office:value="856">
            <text:p>85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6559">
            <text:p>16559</text:p>
          </table:table-cell>
          <table:table-cell table:formula="of:=MOD(ROW([.B476]);16)" office:value-type="float" office:value="12">
            <text:p>12</text:p>
          </table:table-cell>
          <table:table-cell table:formula="of:=[.B461]-[.B460]" office:value-type="float" office:value="857">
            <text:p>85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7404">
            <text:p>17404</text:p>
          </table:table-cell>
          <table:table-cell table:formula="of:=MOD(ROW([.B477]);16)" office:value-type="float" office:value="13">
            <text:p>13</text:p>
          </table:table-cell>
          <table:table-cell table:formula="of:=[.B462]-[.B461]" office:value-type="float" office:value="845">
            <text:p>84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7442">
            <text:p>17442</text:p>
          </table:table-cell>
          <table:table-cell table:formula="of:=MOD(ROW([.B478]);16)" office:value-type="float" office:value="14">
            <text:p>14</text:p>
          </table:table-cell>
          <table:table-cell table:formula="of:=[.B463]-[.B462]" office:value-type="float" office:value="38">
            <text:p>3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8308">
            <text:p>18308</text:p>
          </table:table-cell>
          <table:table-cell table:formula="of:=MOD(ROW([.B479]);16)" office:value-type="float" office:value="15">
            <text:p>15</text:p>
          </table:table-cell>
          <table:table-cell table:formula="of:=[.B464]-[.B463]" office:value-type="float" office:value="866">
            <text:p>86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MOD(ROW([.B480]);16)" office:value-type="float" office:value="0">
            <text:p>0</text:p>
          </table:table-cell>
          <table:table-cell table:formula="of:=[.B465]-[.B464]" office:value-type="float" office:value="-18308">
            <text:p>-1830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133">
            <text:p>7133</text:p>
          </table:table-cell>
          <table:table-cell table:formula="of:=MOD(ROW([.B481]);16)" office:value-type="float" office:value="1">
            <text:p>1</text:p>
          </table:table-cell>
          <table:table-cell table:formula="of:=[.B466]-[.B465]" office:value-type="float" office:value="7133">
            <text:p>713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002">
            <text:p>8002</text:p>
          </table:table-cell>
          <table:table-cell table:formula="of:=MOD(ROW([.B482]);16)" office:value-type="float" office:value="2">
            <text:p>2</text:p>
          </table:table-cell>
          <table:table-cell table:formula="of:=[.B467]-[.B466]" office:value-type="float" office:value="869">
            <text:p>86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871">
            <text:p>8871</text:p>
          </table:table-cell>
          <table:table-cell table:formula="of:=MOD(ROW([.B483]);16)" office:value-type="float" office:value="3">
            <text:p>3</text:p>
          </table:table-cell>
          <table:table-cell table:formula="of:=[.B468]-[.B467]" office:value-type="float" office:value="869">
            <text:p>86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714">
            <text:p>9714</text:p>
          </table:table-cell>
          <table:table-cell table:formula="of:=MOD(ROW([.B484]);16)" office:value-type="float" office:value="4">
            <text:p>4</text:p>
          </table:table-cell>
          <table:table-cell table:formula="of:=[.B469]-[.B468]" office:value-type="float" office:value="843">
            <text:p>84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566">
            <text:p>10566</text:p>
          </table:table-cell>
          <table:table-cell table:formula="of:=MOD(ROW([.B485]);16)" office:value-type="float" office:value="5">
            <text:p>5</text:p>
          </table:table-cell>
          <table:table-cell table:formula="of:=[.B470]-[.B469]" office:value-type="float" office:value="852">
            <text:p>85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1424">
            <text:p>11424</text:p>
          </table:table-cell>
          <table:table-cell table:formula="of:=MOD(ROW([.B486]);16)" office:value-type="float" office:value="6">
            <text:p>6</text:p>
          </table:table-cell>
          <table:table-cell table:formula="of:=[.B471]-[.B470]" office:value-type="float" office:value="858">
            <text:p>85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2276">
            <text:p>12276</text:p>
          </table:table-cell>
          <table:table-cell table:formula="of:=MOD(ROW([.B487]);16)" office:value-type="float" office:value="7">
            <text:p>7</text:p>
          </table:table-cell>
          <table:table-cell table:formula="of:=[.B472]-[.B471]" office:value-type="float" office:value="852">
            <text:p>85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3127">
            <text:p>13127</text:p>
          </table:table-cell>
          <table:table-cell table:formula="of:=MOD(ROW([.B488]);16)" office:value-type="float" office:value="8">
            <text:p>8</text:p>
          </table:table-cell>
          <table:table-cell table:formula="of:=[.B473]-[.B472]" office:value-type="float" office:value="851">
            <text:p>85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3988">
            <text:p>13988</text:p>
          </table:table-cell>
          <table:table-cell table:formula="of:=MOD(ROW([.B489]);16)" office:value-type="float" office:value="9">
            <text:p>9</text:p>
          </table:table-cell>
          <table:table-cell table:formula="of:=[.B474]-[.B473]" office:value-type="float" office:value="861">
            <text:p>86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4845">
            <text:p>14845</text:p>
          </table:table-cell>
          <table:table-cell table:formula="of:=MOD(ROW([.B490]);16)" office:value-type="float" office:value="10">
            <text:p>10</text:p>
          </table:table-cell>
          <table:table-cell table:formula="of:=[.B475]-[.B474]" office:value-type="float" office:value="857">
            <text:p>85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5693">
            <text:p>15693</text:p>
          </table:table-cell>
          <table:table-cell table:formula="of:=MOD(ROW([.B491]);16)" office:value-type="float" office:value="11">
            <text:p>11</text:p>
          </table:table-cell>
          <table:table-cell table:formula="of:=[.B476]-[.B475]" office:value-type="float" office:value="848">
            <text:p>84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6540">
            <text:p>16540</text:p>
          </table:table-cell>
          <table:table-cell table:formula="of:=MOD(ROW([.B492]);16)" office:value-type="float" office:value="12">
            <text:p>12</text:p>
          </table:table-cell>
          <table:table-cell table:formula="of:=[.B477]-[.B476]" office:value-type="float" office:value="847">
            <text:p>84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6577">
            <text:p>16577</text:p>
          </table:table-cell>
          <table:table-cell table:formula="of:=MOD(ROW([.B493]);16)" office:value-type="float" office:value="13">
            <text:p>13</text:p>
          </table:table-cell>
          <table:table-cell table:formula="of:=[.B478]-[.B477]" office:value-type="float" office:value="37">
            <text:p>3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7441">
            <text:p>17441</text:p>
          </table:table-cell>
          <table:table-cell table:formula="of:=MOD(ROW([.B494]);16)" office:value-type="float" office:value="14">
            <text:p>14</text:p>
          </table:table-cell>
          <table:table-cell table:formula="of:=[.B479]-[.B478]" office:value-type="float" office:value="864">
            <text:p>86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8294">
            <text:p>18294</text:p>
          </table:table-cell>
          <table:table-cell table:formula="of:=MOD(ROW([.B495]);16)" office:value-type="float" office:value="15">
            <text:p>15</text:p>
          </table:table-cell>
          <table:table-cell table:formula="of:=[.B480]-[.B479]" office:value-type="float" office:value="853">
            <text:p>85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MOD(ROW([.B496]);16)" office:value-type="float" office:value="0">
            <text:p>0</text:p>
          </table:table-cell>
          <table:table-cell table:formula="of:=[.B481]-[.B480]" office:value-type="float" office:value="-18294">
            <text:p>-1829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208">
            <text:p>7208</text:p>
          </table:table-cell>
          <table:table-cell table:formula="of:=MOD(ROW([.B497]);16)" office:value-type="float" office:value="1">
            <text:p>1</text:p>
          </table:table-cell>
          <table:table-cell table:formula="of:=[.B482]-[.B481]" office:value-type="float" office:value="7208">
            <text:p>720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069">
            <text:p>8069</text:p>
          </table:table-cell>
          <table:table-cell table:formula="of:=MOD(ROW([.B498]);16)" office:value-type="float" office:value="2">
            <text:p>2</text:p>
          </table:table-cell>
          <table:table-cell table:formula="of:=[.B483]-[.B482]" office:value-type="float" office:value="861">
            <text:p>86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925">
            <text:p>8925</text:p>
          </table:table-cell>
          <table:table-cell table:formula="of:=MOD(ROW([.B499]);16)" office:value-type="float" office:value="3">
            <text:p>3</text:p>
          </table:table-cell>
          <table:table-cell table:formula="of:=[.B484]-[.B483]" office:value-type="float" office:value="856">
            <text:p>85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782">
            <text:p>9782</text:p>
          </table:table-cell>
          <table:table-cell table:formula="of:=MOD(ROW([.B500]);16)" office:value-type="float" office:value="4">
            <text:p>4</text:p>
          </table:table-cell>
          <table:table-cell table:formula="of:=[.B485]-[.B484]" office:value-type="float" office:value="857">
            <text:p>85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650">
            <text:p>10650</text:p>
          </table:table-cell>
          <table:table-cell table:formula="of:=MOD(ROW([.B501]);16)" office:value-type="float" office:value="5">
            <text:p>5</text:p>
          </table:table-cell>
          <table:table-cell table:formula="of:=[.B486]-[.B485]" office:value-type="float" office:value="868">
            <text:p>86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1505">
            <text:p>11505</text:p>
          </table:table-cell>
          <table:table-cell table:formula="of:=MOD(ROW([.B502]);16)" office:value-type="float" office:value="6">
            <text:p>6</text:p>
          </table:table-cell>
          <table:table-cell table:formula="of:=[.B487]-[.B486]" office:value-type="float" office:value="855">
            <text:p>85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2356">
            <text:p>12356</text:p>
          </table:table-cell>
          <table:table-cell table:formula="of:=MOD(ROW([.B503]);16)" office:value-type="float" office:value="7">
            <text:p>7</text:p>
          </table:table-cell>
          <table:table-cell table:formula="of:=[.B488]-[.B487]" office:value-type="float" office:value="851">
            <text:p>85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3206">
            <text:p>13206</text:p>
          </table:table-cell>
          <table:table-cell table:formula="of:=MOD(ROW([.B504]);16)" office:value-type="float" office:value="8">
            <text:p>8</text:p>
          </table:table-cell>
          <table:table-cell table:formula="of:=[.B489]-[.B488]" office:value-type="float" office:value="850">
            <text:p>85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4059">
            <text:p>14059</text:p>
          </table:table-cell>
          <table:table-cell table:formula="of:=MOD(ROW([.B505]);16)" office:value-type="float" office:value="9">
            <text:p>9</text:p>
          </table:table-cell>
          <table:table-cell table:formula="of:=[.B490]-[.B489]" office:value-type="float" office:value="853">
            <text:p>85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4909">
            <text:p>14909</text:p>
          </table:table-cell>
          <table:table-cell table:formula="of:=MOD(ROW([.B506]);16)" office:value-type="float" office:value="10">
            <text:p>10</text:p>
          </table:table-cell>
          <table:table-cell table:formula="of:=[.B491]-[.B490]" office:value-type="float" office:value="850">
            <text:p>85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5759">
            <text:p>15759</text:p>
          </table:table-cell>
          <table:table-cell table:formula="of:=MOD(ROW([.B507]);16)" office:value-type="float" office:value="11">
            <text:p>11</text:p>
          </table:table-cell>
          <table:table-cell table:formula="of:=[.B492]-[.B491]" office:value-type="float" office:value="850">
            <text:p>85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6605">
            <text:p>16605</text:p>
          </table:table-cell>
          <table:table-cell table:formula="of:=MOD(ROW([.B508]);16)" office:value-type="float" office:value="12">
            <text:p>12</text:p>
          </table:table-cell>
          <table:table-cell table:formula="of:=[.B493]-[.B492]" office:value-type="float" office:value="846">
            <text:p>84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7449">
            <text:p>17449</text:p>
          </table:table-cell>
          <table:table-cell table:formula="of:=MOD(ROW([.B509]);16)" office:value-type="float" office:value="13">
            <text:p>13</text:p>
          </table:table-cell>
          <table:table-cell table:formula="of:=[.B494]-[.B493]" office:value-type="float" office:value="844">
            <text:p>84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8295">
            <text:p>18295</text:p>
          </table:table-cell>
          <table:table-cell table:formula="of:=MOD(ROW([.B510]);16)" office:value-type="float" office:value="14">
            <text:p>14</text:p>
          </table:table-cell>
          <table:table-cell table:formula="of:=[.B495]-[.B494]" office:value-type="float" office:value="846">
            <text:p>84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8350">
            <text:p>18350</text:p>
          </table:table-cell>
          <table:table-cell table:formula="of:=MOD(ROW([.B511]);16)" office:value-type="float" office:value="15">
            <text:p>15</text:p>
          </table:table-cell>
          <table:table-cell table:formula="of:=[.B496]-[.B495]" office:value-type="float" office:value="55">
            <text:p>5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MOD(ROW([.B512]);16)" office:value-type="float" office:value="0">
            <text:p>0</text:p>
          </table:table-cell>
          <table:table-cell table:formula="of:=[.B497]-[.B496]" office:value-type="float" office:value="-18350">
            <text:p>-1835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487">
            <text:p>7487</text:p>
          </table:table-cell>
          <table:table-cell table:formula="of:=MOD(ROW([.B513]);16)" office:value-type="float" office:value="1">
            <text:p>1</text:p>
          </table:table-cell>
          <table:table-cell table:formula="of:=[.B498]-[.B497]" office:value-type="float" office:value="7487">
            <text:p>748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351">
            <text:p>8351</text:p>
          </table:table-cell>
          <table:table-cell table:formula="of:=MOD(ROW([.B514]);16)" office:value-type="float" office:value="2">
            <text:p>2</text:p>
          </table:table-cell>
          <table:table-cell table:formula="of:=[.B499]-[.B498]" office:value-type="float" office:value="864">
            <text:p>86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198">
            <text:p>9198</text:p>
          </table:table-cell>
          <table:table-cell table:formula="of:=MOD(ROW([.B515]);16)" office:value-type="float" office:value="3">
            <text:p>3</text:p>
          </table:table-cell>
          <table:table-cell table:formula="of:=[.B500]-[.B499]" office:value-type="float" office:value="847">
            <text:p>84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066">
            <text:p>10066</text:p>
          </table:table-cell>
          <table:table-cell table:formula="of:=MOD(ROW([.B516]);16)" office:value-type="float" office:value="4">
            <text:p>4</text:p>
          </table:table-cell>
          <table:table-cell table:formula="of:=[.B501]-[.B500]" office:value-type="float" office:value="868">
            <text:p>86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925">
            <text:p>10925</text:p>
          </table:table-cell>
          <table:table-cell table:formula="of:=MOD(ROW([.B517]);16)" office:value-type="float" office:value="5">
            <text:p>5</text:p>
          </table:table-cell>
          <table:table-cell table:formula="of:=[.B502]-[.B501]" office:value-type="float" office:value="859">
            <text:p>85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1855">
            <text:p>11855</text:p>
          </table:table-cell>
          <table:table-cell table:formula="of:=MOD(ROW([.B518]);16)" office:value-type="float" office:value="6">
            <text:p>6</text:p>
          </table:table-cell>
          <table:table-cell table:formula="of:=[.B503]-[.B502]" office:value-type="float" office:value="930">
            <text:p>93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2704">
            <text:p>12704</text:p>
          </table:table-cell>
          <table:table-cell table:formula="of:=MOD(ROW([.B519]);16)" office:value-type="float" office:value="7">
            <text:p>7</text:p>
          </table:table-cell>
          <table:table-cell table:formula="of:=[.B504]-[.B503]" office:value-type="float" office:value="849">
            <text:p>84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3562">
            <text:p>13562</text:p>
          </table:table-cell>
          <table:table-cell table:formula="of:=MOD(ROW([.B520]);16)" office:value-type="float" office:value="8">
            <text:p>8</text:p>
          </table:table-cell>
          <table:table-cell table:formula="of:=[.B505]-[.B504]" office:value-type="float" office:value="858">
            <text:p>85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4417">
            <text:p>14417</text:p>
          </table:table-cell>
          <table:table-cell table:formula="of:=MOD(ROW([.B521]);16)" office:value-type="float" office:value="9">
            <text:p>9</text:p>
          </table:table-cell>
          <table:table-cell table:formula="of:=[.B506]-[.B505]" office:value-type="float" office:value="855">
            <text:p>85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5262">
            <text:p>15262</text:p>
          </table:table-cell>
          <table:table-cell table:formula="of:=MOD(ROW([.B522]);16)" office:value-type="float" office:value="10">
            <text:p>10</text:p>
          </table:table-cell>
          <table:table-cell table:formula="of:=[.B507]-[.B506]" office:value-type="float" office:value="845">
            <text:p>84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6108">
            <text:p>16108</text:p>
          </table:table-cell>
          <table:table-cell table:formula="of:=MOD(ROW([.B523]);16)" office:value-type="float" office:value="11">
            <text:p>11</text:p>
          </table:table-cell>
          <table:table-cell table:formula="of:=[.B508]-[.B507]" office:value-type="float" office:value="846">
            <text:p>84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6955">
            <text:p>16955</text:p>
          </table:table-cell>
          <table:table-cell table:formula="of:=MOD(ROW([.B524]);16)" office:value-type="float" office:value="12">
            <text:p>12</text:p>
          </table:table-cell>
          <table:table-cell table:formula="of:=[.B509]-[.B508]" office:value-type="float" office:value="847">
            <text:p>84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7800">
            <text:p>17800</text:p>
          </table:table-cell>
          <table:table-cell table:formula="of:=MOD(ROW([.B525]);16)" office:value-type="float" office:value="13">
            <text:p>13</text:p>
          </table:table-cell>
          <table:table-cell table:formula="of:=[.B510]-[.B509]" office:value-type="float" office:value="845">
            <text:p>84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8654">
            <text:p>18654</text:p>
          </table:table-cell>
          <table:table-cell table:formula="of:=MOD(ROW([.B526]);16)" office:value-type="float" office:value="14">
            <text:p>14</text:p>
          </table:table-cell>
          <table:table-cell table:formula="of:=[.B511]-[.B510]" office:value-type="float" office:value="854">
            <text:p>85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8703">
            <text:p>18703</text:p>
          </table:table-cell>
          <table:table-cell table:formula="of:=MOD(ROW([.B527]);16)" office:value-type="float" office:value="15">
            <text:p>15</text:p>
          </table:table-cell>
          <table:table-cell table:formula="of:=[.B512]-[.B511]" office:value-type="float" office:value="49">
            <text:p>4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MOD(ROW([.B528]);16)" office:value-type="float" office:value="0">
            <text:p>0</text:p>
          </table:table-cell>
          <table:table-cell table:formula="of:=[.B513]-[.B512]" office:value-type="float" office:value="-18703">
            <text:p>-1870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436">
            <text:p>7436</text:p>
          </table:table-cell>
          <table:table-cell table:formula="of:=MOD(ROW([.B529]);16)" office:value-type="float" office:value="1">
            <text:p>1</text:p>
          </table:table-cell>
          <table:table-cell table:formula="of:=[.B514]-[.B513]" office:value-type="float" office:value="7436">
            <text:p>743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298">
            <text:p>8298</text:p>
          </table:table-cell>
          <table:table-cell table:formula="of:=MOD(ROW([.B530]);16)" office:value-type="float" office:value="2">
            <text:p>2</text:p>
          </table:table-cell>
          <table:table-cell table:formula="of:=[.B515]-[.B514]" office:value-type="float" office:value="862">
            <text:p>86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157">
            <text:p>9157</text:p>
          </table:table-cell>
          <table:table-cell table:formula="of:=MOD(ROW([.B531]);16)" office:value-type="float" office:value="3">
            <text:p>3</text:p>
          </table:table-cell>
          <table:table-cell table:formula="of:=[.B516]-[.B515]" office:value-type="float" office:value="859">
            <text:p>85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005">
            <text:p>10005</text:p>
          </table:table-cell>
          <table:table-cell table:formula="of:=MOD(ROW([.B532]);16)" office:value-type="float" office:value="4">
            <text:p>4</text:p>
          </table:table-cell>
          <table:table-cell table:formula="of:=[.B517]-[.B516]" office:value-type="float" office:value="848">
            <text:p>84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865">
            <text:p>10865</text:p>
          </table:table-cell>
          <table:table-cell table:formula="of:=MOD(ROW([.B533]);16)" office:value-type="float" office:value="5">
            <text:p>5</text:p>
          </table:table-cell>
          <table:table-cell table:formula="of:=[.B518]-[.B517]" office:value-type="float" office:value="860">
            <text:p>86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1713">
            <text:p>11713</text:p>
          </table:table-cell>
          <table:table-cell table:formula="of:=MOD(ROW([.B534]);16)" office:value-type="float" office:value="6">
            <text:p>6</text:p>
          </table:table-cell>
          <table:table-cell table:formula="of:=[.B519]-[.B518]" office:value-type="float" office:value="848">
            <text:p>84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2572">
            <text:p>12572</text:p>
          </table:table-cell>
          <table:table-cell table:formula="of:=MOD(ROW([.B535]);16)" office:value-type="float" office:value="7">
            <text:p>7</text:p>
          </table:table-cell>
          <table:table-cell table:formula="of:=[.B520]-[.B519]" office:value-type="float" office:value="859">
            <text:p>85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3529">
            <text:p>13529</text:p>
          </table:table-cell>
          <table:table-cell table:formula="of:=MOD(ROW([.B536]);16)" office:value-type="float" office:value="8">
            <text:p>8</text:p>
          </table:table-cell>
          <table:table-cell table:formula="of:=[.B521]-[.B520]" office:value-type="float" office:value="957">
            <text:p>95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4385">
            <text:p>14385</text:p>
          </table:table-cell>
          <table:table-cell table:formula="of:=MOD(ROW([.B537]);16)" office:value-type="float" office:value="9">
            <text:p>9</text:p>
          </table:table-cell>
          <table:table-cell table:formula="of:=[.B522]-[.B521]" office:value-type="float" office:value="856">
            <text:p>85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5232">
            <text:p>15232</text:p>
          </table:table-cell>
          <table:table-cell table:formula="of:=MOD(ROW([.B538]);16)" office:value-type="float" office:value="10">
            <text:p>10</text:p>
          </table:table-cell>
          <table:table-cell table:formula="of:=[.B523]-[.B522]" office:value-type="float" office:value="847">
            <text:p>84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6107">
            <text:p>16107</text:p>
          </table:table-cell>
          <table:table-cell table:formula="of:=MOD(ROW([.B539]);16)" office:value-type="float" office:value="11">
            <text:p>11</text:p>
          </table:table-cell>
          <table:table-cell table:formula="of:=[.B524]-[.B523]" office:value-type="float" office:value="875">
            <text:p>8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7027">
            <text:p>17027</text:p>
          </table:table-cell>
          <table:table-cell table:formula="of:=MOD(ROW([.B540]);16)" office:value-type="float" office:value="12">
            <text:p>12</text:p>
          </table:table-cell>
          <table:table-cell table:formula="of:=[.B525]-[.B524]" office:value-type="float" office:value="920">
            <text:p>92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7874">
            <text:p>17874</text:p>
          </table:table-cell>
          <table:table-cell table:formula="of:=MOD(ROW([.B541]);16)" office:value-type="float" office:value="13">
            <text:p>13</text:p>
          </table:table-cell>
          <table:table-cell table:formula="of:=[.B526]-[.B525]" office:value-type="float" office:value="847">
            <text:p>84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8720">
            <text:p>18720</text:p>
          </table:table-cell>
          <table:table-cell table:formula="of:=MOD(ROW([.B542]);16)" office:value-type="float" office:value="14">
            <text:p>14</text:p>
          </table:table-cell>
          <table:table-cell table:formula="of:=[.B527]-[.B526]" office:value-type="float" office:value="846">
            <text:p>84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8760">
            <text:p>18760</text:p>
          </table:table-cell>
          <table:table-cell table:formula="of:=MOD(ROW([.B543]);16)" office:value-type="float" office:value="15">
            <text:p>15</text:p>
          </table:table-cell>
          <table:table-cell table:formula="of:=[.B528]-[.B527]" office:value-type="float" office:value="40">
            <text:p>4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MOD(ROW([.B544]);16)" office:value-type="float" office:value="0">
            <text:p>0</text:p>
          </table:table-cell>
          <table:table-cell table:formula="of:=[.B529]-[.B528]" office:value-type="float" office:value="-18760">
            <text:p>-1876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628">
            <text:p>7628</text:p>
          </table:table-cell>
          <table:table-cell table:formula="of:=MOD(ROW([.B545]);16)" office:value-type="float" office:value="1">
            <text:p>1</text:p>
          </table:table-cell>
          <table:table-cell table:formula="of:=[.B530]-[.B529]" office:value-type="float" office:value="7628">
            <text:p>762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500">
            <text:p>8500</text:p>
          </table:table-cell>
          <table:table-cell table:formula="of:=MOD(ROW([.B546]);16)" office:value-type="float" office:value="2">
            <text:p>2</text:p>
          </table:table-cell>
          <table:table-cell table:formula="of:=[.B531]-[.B530]" office:value-type="float" office:value="872">
            <text:p>87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345">
            <text:p>9345</text:p>
          </table:table-cell>
          <table:table-cell table:formula="of:=MOD(ROW([.B547]);16)" office:value-type="float" office:value="3">
            <text:p>3</text:p>
          </table:table-cell>
          <table:table-cell table:formula="of:=[.B532]-[.B531]" office:value-type="float" office:value="845">
            <text:p>84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195">
            <text:p>10195</text:p>
          </table:table-cell>
          <table:table-cell table:formula="of:=MOD(ROW([.B548]);16)" office:value-type="float" office:value="4">
            <text:p>4</text:p>
          </table:table-cell>
          <table:table-cell table:formula="of:=[.B533]-[.B532]" office:value-type="float" office:value="850">
            <text:p>85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1067">
            <text:p>11067</text:p>
          </table:table-cell>
          <table:table-cell table:formula="of:=MOD(ROW([.B549]);16)" office:value-type="float" office:value="5">
            <text:p>5</text:p>
          </table:table-cell>
          <table:table-cell table:formula="of:=[.B534]-[.B533]" office:value-type="float" office:value="872">
            <text:p>87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1922">
            <text:p>11922</text:p>
          </table:table-cell>
          <table:table-cell table:formula="of:=MOD(ROW([.B550]);16)" office:value-type="float" office:value="6">
            <text:p>6</text:p>
          </table:table-cell>
          <table:table-cell table:formula="of:=[.B535]-[.B534]" office:value-type="float" office:value="855">
            <text:p>85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2774">
            <text:p>12774</text:p>
          </table:table-cell>
          <table:table-cell table:formula="of:=MOD(ROW([.B551]);16)" office:value-type="float" office:value="7">
            <text:p>7</text:p>
          </table:table-cell>
          <table:table-cell table:formula="of:=[.B536]-[.B535]" office:value-type="float" office:value="852">
            <text:p>85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3627">
            <text:p>13627</text:p>
          </table:table-cell>
          <table:table-cell table:formula="of:=MOD(ROW([.B552]);16)" office:value-type="float" office:value="8">
            <text:p>8</text:p>
          </table:table-cell>
          <table:table-cell table:formula="of:=[.B537]-[.B536]" office:value-type="float" office:value="853">
            <text:p>85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4487">
            <text:p>14487</text:p>
          </table:table-cell>
          <table:table-cell table:formula="of:=MOD(ROW([.B553]);16)" office:value-type="float" office:value="9">
            <text:p>9</text:p>
          </table:table-cell>
          <table:table-cell table:formula="of:=[.B538]-[.B537]" office:value-type="float" office:value="860">
            <text:p>86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5337">
            <text:p>15337</text:p>
          </table:table-cell>
          <table:table-cell table:formula="of:=MOD(ROW([.B554]);16)" office:value-type="float" office:value="10">
            <text:p>10</text:p>
          </table:table-cell>
          <table:table-cell table:formula="of:=[.B539]-[.B538]" office:value-type="float" office:value="850">
            <text:p>85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6187">
            <text:p>16187</text:p>
          </table:table-cell>
          <table:table-cell table:formula="of:=MOD(ROW([.B555]);16)" office:value-type="float" office:value="11">
            <text:p>11</text:p>
          </table:table-cell>
          <table:table-cell table:formula="of:=[.B540]-[.B539]" office:value-type="float" office:value="850">
            <text:p>85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7047">
            <text:p>17047</text:p>
          </table:table-cell>
          <table:table-cell table:formula="of:=MOD(ROW([.B556]);16)" office:value-type="float" office:value="12">
            <text:p>12</text:p>
          </table:table-cell>
          <table:table-cell table:formula="of:=[.B541]-[.B540]" office:value-type="float" office:value="860">
            <text:p>86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7891">
            <text:p>17891</text:p>
          </table:table-cell>
          <table:table-cell table:formula="of:=MOD(ROW([.B557]);16)" office:value-type="float" office:value="13">
            <text:p>13</text:p>
          </table:table-cell>
          <table:table-cell table:formula="of:=[.B542]-[.B541]" office:value-type="float" office:value="844">
            <text:p>84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7931">
            <text:p>17931</text:p>
          </table:table-cell>
          <table:table-cell table:formula="of:=MOD(ROW([.B558]);16)" office:value-type="float" office:value="14">
            <text:p>14</text:p>
          </table:table-cell>
          <table:table-cell table:formula="of:=[.B543]-[.B542]" office:value-type="float" office:value="40">
            <text:p>4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8787">
            <text:p>18787</text:p>
          </table:table-cell>
          <table:table-cell table:formula="of:=MOD(ROW([.B559]);16)" office:value-type="float" office:value="15">
            <text:p>15</text:p>
          </table:table-cell>
          <table:table-cell table:formula="of:=[.B544]-[.B543]" office:value-type="float" office:value="856">
            <text:p>85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MOD(ROW([.B560]);16)" office:value-type="float" office:value="0">
            <text:p>0</text:p>
          </table:table-cell>
          <table:table-cell table:formula="of:=[.B545]-[.B544]" office:value-type="float" office:value="-18787">
            <text:p>-1878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637">
            <text:p>6637</text:p>
          </table:table-cell>
          <table:table-cell table:formula="of:=MOD(ROW([.B561]);16)" office:value-type="float" office:value="1">
            <text:p>1</text:p>
          </table:table-cell>
          <table:table-cell table:formula="of:=[.B546]-[.B545]" office:value-type="float" office:value="6637">
            <text:p>663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500">
            <text:p>7500</text:p>
          </table:table-cell>
          <table:table-cell table:formula="of:=MOD(ROW([.B562]);16)" office:value-type="float" office:value="2">
            <text:p>2</text:p>
          </table:table-cell>
          <table:table-cell table:formula="of:=[.B547]-[.B546]" office:value-type="float" office:value="863">
            <text:p>86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353">
            <text:p>8353</text:p>
          </table:table-cell>
          <table:table-cell table:formula="of:=MOD(ROW([.B563]);16)" office:value-type="float" office:value="3">
            <text:p>3</text:p>
          </table:table-cell>
          <table:table-cell table:formula="of:=[.B548]-[.B547]" office:value-type="float" office:value="853">
            <text:p>85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206">
            <text:p>9206</text:p>
          </table:table-cell>
          <table:table-cell table:formula="of:=MOD(ROW([.B564]);16)" office:value-type="float" office:value="4">
            <text:p>4</text:p>
          </table:table-cell>
          <table:table-cell table:formula="of:=[.B549]-[.B548]" office:value-type="float" office:value="853">
            <text:p>85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060">
            <text:p>10060</text:p>
          </table:table-cell>
          <table:table-cell table:formula="of:=MOD(ROW([.B565]);16)" office:value-type="float" office:value="5">
            <text:p>5</text:p>
          </table:table-cell>
          <table:table-cell table:formula="of:=[.B550]-[.B549]" office:value-type="float" office:value="854">
            <text:p>85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946">
            <text:p>10946</text:p>
          </table:table-cell>
          <table:table-cell table:formula="of:=MOD(ROW([.B566]);16)" office:value-type="float" office:value="6">
            <text:p>6</text:p>
          </table:table-cell>
          <table:table-cell table:formula="of:=[.B551]-[.B550]" office:value-type="float" office:value="886">
            <text:p>88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1804">
            <text:p>11804</text:p>
          </table:table-cell>
          <table:table-cell table:formula="of:=MOD(ROW([.B567]);16)" office:value-type="float" office:value="7">
            <text:p>7</text:p>
          </table:table-cell>
          <table:table-cell table:formula="of:=[.B552]-[.B551]" office:value-type="float" office:value="858">
            <text:p>85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2653">
            <text:p>12653</text:p>
          </table:table-cell>
          <table:table-cell table:formula="of:=MOD(ROW([.B568]);16)" office:value-type="float" office:value="8">
            <text:p>8</text:p>
          </table:table-cell>
          <table:table-cell table:formula="of:=[.B553]-[.B552]" office:value-type="float" office:value="849">
            <text:p>84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3511">
            <text:p>13511</text:p>
          </table:table-cell>
          <table:table-cell table:formula="of:=MOD(ROW([.B569]);16)" office:value-type="float" office:value="9">
            <text:p>9</text:p>
          </table:table-cell>
          <table:table-cell table:formula="of:=[.B554]-[.B553]" office:value-type="float" office:value="858">
            <text:p>85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4356">
            <text:p>14356</text:p>
          </table:table-cell>
          <table:table-cell table:formula="of:=MOD(ROW([.B570]);16)" office:value-type="float" office:value="10">
            <text:p>10</text:p>
          </table:table-cell>
          <table:table-cell table:formula="of:=[.B555]-[.B554]" office:value-type="float" office:value="845">
            <text:p>84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5697">
            <text:p>15697</text:p>
          </table:table-cell>
          <table:table-cell table:formula="of:=MOD(ROW([.B571]);16)" office:value-type="float" office:value="11">
            <text:p>11</text:p>
          </table:table-cell>
          <table:table-cell table:formula="of:=[.B556]-[.B555]" office:value-type="float" office:value="1341">
            <text:p>134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6536">
            <text:p>16536</text:p>
          </table:table-cell>
          <table:table-cell table:formula="of:=MOD(ROW([.B572]);16)" office:value-type="float" office:value="12">
            <text:p>12</text:p>
          </table:table-cell>
          <table:table-cell table:formula="of:=[.B557]-[.B556]" office:value-type="float" office:value="839">
            <text:p>83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6575">
            <text:p>16575</text:p>
          </table:table-cell>
          <table:table-cell table:formula="of:=MOD(ROW([.B573]);16)" office:value-type="float" office:value="13">
            <text:p>13</text:p>
          </table:table-cell>
          <table:table-cell table:formula="of:=[.B558]-[.B557]" office:value-type="float" office:value="39">
            <text:p>3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7713">
            <text:p>17713</text:p>
          </table:table-cell>
          <table:table-cell table:formula="of:=MOD(ROW([.B574]);16)" office:value-type="float" office:value="14">
            <text:p>14</text:p>
          </table:table-cell>
          <table:table-cell table:formula="of:=[.B559]-[.B558]" office:value-type="float" office:value="1138">
            <text:p>113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8556">
            <text:p>18556</text:p>
          </table:table-cell>
          <table:table-cell table:formula="of:=MOD(ROW([.B575]);16)" office:value-type="float" office:value="15">
            <text:p>15</text:p>
          </table:table-cell>
          <table:table-cell table:formula="of:=[.B560]-[.B559]" office:value-type="float" office:value="843">
            <text:p>84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MOD(ROW([.B576]);16)" office:value-type="float" office:value="0">
            <text:p>0</text:p>
          </table:table-cell>
          <table:table-cell table:formula="of:=[.B561]-[.B560]" office:value-type="float" office:value="-18556">
            <text:p>-1855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737">
            <text:p>7737</text:p>
          </table:table-cell>
          <table:table-cell table:formula="of:=MOD(ROW([.B577]);16)" office:value-type="float" office:value="1">
            <text:p>1</text:p>
          </table:table-cell>
          <table:table-cell table:formula="of:=[.B562]-[.B561]" office:value-type="float" office:value="7737">
            <text:p>773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603">
            <text:p>8603</text:p>
          </table:table-cell>
          <table:table-cell table:formula="of:=MOD(ROW([.B578]);16)" office:value-type="float" office:value="2">
            <text:p>2</text:p>
          </table:table-cell>
          <table:table-cell table:formula="of:=[.B563]-[.B562]" office:value-type="float" office:value="866">
            <text:p>86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446">
            <text:p>9446</text:p>
          </table:table-cell>
          <table:table-cell table:formula="of:=MOD(ROW([.B579]);16)" office:value-type="float" office:value="3">
            <text:p>3</text:p>
          </table:table-cell>
          <table:table-cell table:formula="of:=[.B564]-[.B563]" office:value-type="float" office:value="843">
            <text:p>84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304">
            <text:p>10304</text:p>
          </table:table-cell>
          <table:table-cell table:formula="of:=MOD(ROW([.B580]);16)" office:value-type="float" office:value="4">
            <text:p>4</text:p>
          </table:table-cell>
          <table:table-cell table:formula="of:=[.B565]-[.B564]" office:value-type="float" office:value="858">
            <text:p>85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1155">
            <text:p>11155</text:p>
          </table:table-cell>
          <table:table-cell table:formula="of:=MOD(ROW([.B581]);16)" office:value-type="float" office:value="5">
            <text:p>5</text:p>
          </table:table-cell>
          <table:table-cell table:formula="of:=[.B566]-[.B565]" office:value-type="float" office:value="851">
            <text:p>85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2005">
            <text:p>12005</text:p>
          </table:table-cell>
          <table:table-cell table:formula="of:=MOD(ROW([.B582]);16)" office:value-type="float" office:value="6">
            <text:p>6</text:p>
          </table:table-cell>
          <table:table-cell table:formula="of:=[.B567]-[.B566]" office:value-type="float" office:value="850">
            <text:p>85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2860">
            <text:p>12860</text:p>
          </table:table-cell>
          <table:table-cell table:formula="of:=MOD(ROW([.B583]);16)" office:value-type="float" office:value="7">
            <text:p>7</text:p>
          </table:table-cell>
          <table:table-cell table:formula="of:=[.B568]-[.B567]" office:value-type="float" office:value="855">
            <text:p>85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3713">
            <text:p>13713</text:p>
          </table:table-cell>
          <table:table-cell table:formula="of:=MOD(ROW([.B584]);16)" office:value-type="float" office:value="8">
            <text:p>8</text:p>
          </table:table-cell>
          <table:table-cell table:formula="of:=[.B569]-[.B568]" office:value-type="float" office:value="853">
            <text:p>85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4579">
            <text:p>14579</text:p>
          </table:table-cell>
          <table:table-cell table:formula="of:=MOD(ROW([.B585]);16)" office:value-type="float" office:value="9">
            <text:p>9</text:p>
          </table:table-cell>
          <table:table-cell table:formula="of:=[.B570]-[.B569]" office:value-type="float" office:value="866">
            <text:p>86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5426">
            <text:p>15426</text:p>
          </table:table-cell>
          <table:table-cell table:formula="of:=MOD(ROW([.B586]);16)" office:value-type="float" office:value="10">
            <text:p>10</text:p>
          </table:table-cell>
          <table:table-cell table:formula="of:=[.B571]-[.B570]" office:value-type="float" office:value="847">
            <text:p>84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6276">
            <text:p>16276</text:p>
          </table:table-cell>
          <table:table-cell table:formula="of:=MOD(ROW([.B587]);16)" office:value-type="float" office:value="11">
            <text:p>11</text:p>
          </table:table-cell>
          <table:table-cell table:formula="of:=[.B572]-[.B571]" office:value-type="float" office:value="850">
            <text:p>85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7124">
            <text:p>17124</text:p>
          </table:table-cell>
          <table:table-cell table:formula="of:=MOD(ROW([.B588]);16)" office:value-type="float" office:value="12">
            <text:p>12</text:p>
          </table:table-cell>
          <table:table-cell table:formula="of:=[.B573]-[.B572]" office:value-type="float" office:value="848">
            <text:p>84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7975">
            <text:p>17975</text:p>
          </table:table-cell>
          <table:table-cell table:formula="of:=MOD(ROW([.B589]);16)" office:value-type="float" office:value="13">
            <text:p>13</text:p>
          </table:table-cell>
          <table:table-cell table:formula="of:=[.B574]-[.B573]" office:value-type="float" office:value="851">
            <text:p>85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8821">
            <text:p>18821</text:p>
          </table:table-cell>
          <table:table-cell table:formula="of:=MOD(ROW([.B590]);16)" office:value-type="float" office:value="14">
            <text:p>14</text:p>
          </table:table-cell>
          <table:table-cell table:formula="of:=[.B575]-[.B574]" office:value-type="float" office:value="846">
            <text:p>84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8863">
            <text:p>18863</text:p>
          </table:table-cell>
          <table:table-cell table:formula="of:=MOD(ROW([.B591]);16)" office:value-type="float" office:value="15">
            <text:p>15</text:p>
          </table:table-cell>
          <table:table-cell table:formula="of:=[.B576]-[.B575]" office:value-type="float" office:value="42">
            <text:p>4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MOD(ROW([.B592]);16)" office:value-type="float" office:value="0">
            <text:p>0</text:p>
          </table:table-cell>
          <table:table-cell table:formula="of:=[.B577]-[.B576]" office:value-type="float" office:value="-18863">
            <text:p>-1886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550">
            <text:p>7550</text:p>
          </table:table-cell>
          <table:table-cell table:formula="of:=MOD(ROW([.B593]);16)" office:value-type="float" office:value="1">
            <text:p>1</text:p>
          </table:table-cell>
          <table:table-cell table:formula="of:=[.B578]-[.B577]" office:value-type="float" office:value="7550">
            <text:p>755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416">
            <text:p>8416</text:p>
          </table:table-cell>
          <table:table-cell table:formula="of:=MOD(ROW([.B594]);16)" office:value-type="float" office:value="2">
            <text:p>2</text:p>
          </table:table-cell>
          <table:table-cell table:formula="of:=[.B579]-[.B578]" office:value-type="float" office:value="866">
            <text:p>86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264">
            <text:p>9264</text:p>
          </table:table-cell>
          <table:table-cell table:formula="of:=MOD(ROW([.B595]);16)" office:value-type="float" office:value="3">
            <text:p>3</text:p>
          </table:table-cell>
          <table:table-cell table:formula="of:=[.B580]-[.B579]" office:value-type="float" office:value="848">
            <text:p>84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115">
            <text:p>10115</text:p>
          </table:table-cell>
          <table:table-cell table:formula="of:=MOD(ROW([.B596]);16)" office:value-type="float" office:value="4">
            <text:p>4</text:p>
          </table:table-cell>
          <table:table-cell table:formula="of:=[.B581]-[.B580]" office:value-type="float" office:value="851">
            <text:p>85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971">
            <text:p>10971</text:p>
          </table:table-cell>
          <table:table-cell table:formula="of:=MOD(ROW([.B597]);16)" office:value-type="float" office:value="5">
            <text:p>5</text:p>
          </table:table-cell>
          <table:table-cell table:formula="of:=[.B582]-[.B581]" office:value-type="float" office:value="856">
            <text:p>85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1823">
            <text:p>11823</text:p>
          </table:table-cell>
          <table:table-cell table:formula="of:=MOD(ROW([.B598]);16)" office:value-type="float" office:value="6">
            <text:p>6</text:p>
          </table:table-cell>
          <table:table-cell table:formula="of:=[.B583]-[.B582]" office:value-type="float" office:value="852">
            <text:p>85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2674">
            <text:p>12674</text:p>
          </table:table-cell>
          <table:table-cell table:formula="of:=MOD(ROW([.B599]);16)" office:value-type="float" office:value="7">
            <text:p>7</text:p>
          </table:table-cell>
          <table:table-cell table:formula="of:=[.B584]-[.B583]" office:value-type="float" office:value="851">
            <text:p>85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3531">
            <text:p>13531</text:p>
          </table:table-cell>
          <table:table-cell table:formula="of:=MOD(ROW([.B600]);16)" office:value-type="float" office:value="8">
            <text:p>8</text:p>
          </table:table-cell>
          <table:table-cell table:formula="of:=[.B585]-[.B584]" office:value-type="float" office:value="857">
            <text:p>85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4382">
            <text:p>14382</text:p>
          </table:table-cell>
          <table:table-cell table:formula="of:=MOD(ROW([.B601]);16)" office:value-type="float" office:value="9">
            <text:p>9</text:p>
          </table:table-cell>
          <table:table-cell table:formula="of:=[.B586]-[.B585]" office:value-type="float" office:value="851">
            <text:p>85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5231">
            <text:p>15231</text:p>
          </table:table-cell>
          <table:table-cell table:formula="of:=MOD(ROW([.B602]);16)" office:value-type="float" office:value="10">
            <text:p>10</text:p>
          </table:table-cell>
          <table:table-cell table:formula="of:=[.B587]-[.B586]" office:value-type="float" office:value="849">
            <text:p>84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6079">
            <text:p>16079</text:p>
          </table:table-cell>
          <table:table-cell table:formula="of:=MOD(ROW([.B603]);16)" office:value-type="float" office:value="11">
            <text:p>11</text:p>
          </table:table-cell>
          <table:table-cell table:formula="of:=[.B588]-[.B587]" office:value-type="float" office:value="848">
            <text:p>84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6929">
            <text:p>16929</text:p>
          </table:table-cell>
          <table:table-cell table:formula="of:=MOD(ROW([.B604]);16)" office:value-type="float" office:value="12">
            <text:p>12</text:p>
          </table:table-cell>
          <table:table-cell table:formula="of:=[.B589]-[.B588]" office:value-type="float" office:value="850">
            <text:p>85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7782">
            <text:p>17782</text:p>
          </table:table-cell>
          <table:table-cell table:formula="of:=MOD(ROW([.B605]);16)" office:value-type="float" office:value="13">
            <text:p>13</text:p>
          </table:table-cell>
          <table:table-cell table:formula="of:=[.B590]-[.B589]" office:value-type="float" office:value="853">
            <text:p>85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8640">
            <text:p>18640</text:p>
          </table:table-cell>
          <table:table-cell table:formula="of:=MOD(ROW([.B606]);16)" office:value-type="float" office:value="14">
            <text:p>14</text:p>
          </table:table-cell>
          <table:table-cell table:formula="of:=[.B591]-[.B590]" office:value-type="float" office:value="858">
            <text:p>85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8682">
            <text:p>18682</text:p>
          </table:table-cell>
          <table:table-cell table:formula="of:=MOD(ROW([.B607]);16)" office:value-type="float" office:value="15">
            <text:p>15</text:p>
          </table:table-cell>
          <table:table-cell table:formula="of:=[.B592]-[.B591]" office:value-type="float" office:value="42">
            <text:p>4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MOD(ROW([.B608]);16)" office:value-type="float" office:value="0">
            <text:p>0</text:p>
          </table:table-cell>
          <table:table-cell table:formula="of:=[.B593]-[.B592]" office:value-type="float" office:value="-18682">
            <text:p>-1868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697">
            <text:p>7697</text:p>
          </table:table-cell>
          <table:table-cell table:formula="of:=MOD(ROW([.B609]);16)" office:value-type="float" office:value="1">
            <text:p>1</text:p>
          </table:table-cell>
          <table:table-cell table:formula="of:=[.B594]-[.B593]" office:value-type="float" office:value="7697">
            <text:p>769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550">
            <text:p>8550</text:p>
          </table:table-cell>
          <table:table-cell table:formula="of:=MOD(ROW([.B610]);16)" office:value-type="float" office:value="2">
            <text:p>2</text:p>
          </table:table-cell>
          <table:table-cell table:formula="of:=[.B595]-[.B594]" office:value-type="float" office:value="853">
            <text:p>85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406">
            <text:p>9406</text:p>
          </table:table-cell>
          <table:table-cell table:formula="of:=MOD(ROW([.B611]);16)" office:value-type="float" office:value="3">
            <text:p>3</text:p>
          </table:table-cell>
          <table:table-cell table:formula="of:=[.B596]-[.B595]" office:value-type="float" office:value="856">
            <text:p>85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264">
            <text:p>10264</text:p>
          </table:table-cell>
          <table:table-cell table:formula="of:=MOD(ROW([.B612]);16)" office:value-type="float" office:value="4">
            <text:p>4</text:p>
          </table:table-cell>
          <table:table-cell table:formula="of:=[.B597]-[.B596]" office:value-type="float" office:value="858">
            <text:p>85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1134">
            <text:p>11134</text:p>
          </table:table-cell>
          <table:table-cell table:formula="of:=MOD(ROW([.B613]);16)" office:value-type="float" office:value="5">
            <text:p>5</text:p>
          </table:table-cell>
          <table:table-cell table:formula="of:=[.B598]-[.B597]" office:value-type="float" office:value="870">
            <text:p>87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1979">
            <text:p>11979</text:p>
          </table:table-cell>
          <table:table-cell table:formula="of:=MOD(ROW([.B614]);16)" office:value-type="float" office:value="6">
            <text:p>6</text:p>
          </table:table-cell>
          <table:table-cell table:formula="of:=[.B599]-[.B598]" office:value-type="float" office:value="845">
            <text:p>84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2827">
            <text:p>12827</text:p>
          </table:table-cell>
          <table:table-cell table:formula="of:=MOD(ROW([.B615]);16)" office:value-type="float" office:value="7">
            <text:p>7</text:p>
          </table:table-cell>
          <table:table-cell table:formula="of:=[.B600]-[.B599]" office:value-type="float" office:value="848">
            <text:p>84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3679">
            <text:p>13679</text:p>
          </table:table-cell>
          <table:table-cell table:formula="of:=MOD(ROW([.B616]);16)" office:value-type="float" office:value="8">
            <text:p>8</text:p>
          </table:table-cell>
          <table:table-cell table:formula="of:=[.B601]-[.B600]" office:value-type="float" office:value="852">
            <text:p>85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4524">
            <text:p>14524</text:p>
          </table:table-cell>
          <table:table-cell table:formula="of:=MOD(ROW([.B617]);16)" office:value-type="float" office:value="9">
            <text:p>9</text:p>
          </table:table-cell>
          <table:table-cell table:formula="of:=[.B602]-[.B601]" office:value-type="float" office:value="845">
            <text:p>84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5377">
            <text:p>15377</text:p>
          </table:table-cell>
          <table:table-cell table:formula="of:=MOD(ROW([.B618]);16)" office:value-type="float" office:value="10">
            <text:p>10</text:p>
          </table:table-cell>
          <table:table-cell table:formula="of:=[.B603]-[.B602]" office:value-type="float" office:value="853">
            <text:p>85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6224">
            <text:p>16224</text:p>
          </table:table-cell>
          <table:table-cell table:formula="of:=MOD(ROW([.B619]);16)" office:value-type="float" office:value="11">
            <text:p>11</text:p>
          </table:table-cell>
          <table:table-cell table:formula="of:=[.B604]-[.B603]" office:value-type="float" office:value="847">
            <text:p>84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7077">
            <text:p>17077</text:p>
          </table:table-cell>
          <table:table-cell table:formula="of:=MOD(ROW([.B620]);16)" office:value-type="float" office:value="12">
            <text:p>12</text:p>
          </table:table-cell>
          <table:table-cell table:formula="of:=[.B605]-[.B604]" office:value-type="float" office:value="853">
            <text:p>85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7924">
            <text:p>17924</text:p>
          </table:table-cell>
          <table:table-cell table:formula="of:=MOD(ROW([.B621]);16)" office:value-type="float" office:value="13">
            <text:p>13</text:p>
          </table:table-cell>
          <table:table-cell table:formula="of:=[.B606]-[.B605]" office:value-type="float" office:value="847">
            <text:p>84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8773">
            <text:p>18773</text:p>
          </table:table-cell>
          <table:table-cell table:formula="of:=MOD(ROW([.B622]);16)" office:value-type="float" office:value="14">
            <text:p>14</text:p>
          </table:table-cell>
          <table:table-cell table:formula="of:=[.B607]-[.B606]" office:value-type="float" office:value="849">
            <text:p>84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8817">
            <text:p>18817</text:p>
          </table:table-cell>
          <table:table-cell table:formula="of:=MOD(ROW([.B623]);16)" office:value-type="float" office:value="15">
            <text:p>15</text:p>
          </table:table-cell>
          <table:table-cell table:formula="of:=[.B608]-[.B607]" office:value-type="float" office:value="44">
            <text:p>4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MOD(ROW([.B624]);16)" office:value-type="float" office:value="0">
            <text:p>0</text:p>
          </table:table-cell>
          <table:table-cell table:formula="of:=[.B609]-[.B608]" office:value-type="float" office:value="-18817">
            <text:p>-1881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650">
            <text:p>7650</text:p>
          </table:table-cell>
          <table:table-cell table:formula="of:=MOD(ROW([.B625]);16)" office:value-type="float" office:value="1">
            <text:p>1</text:p>
          </table:table-cell>
          <table:table-cell table:formula="of:=[.B610]-[.B609]" office:value-type="float" office:value="7650">
            <text:p>765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509">
            <text:p>8509</text:p>
          </table:table-cell>
          <table:table-cell table:formula="of:=MOD(ROW([.B626]);16)" office:value-type="float" office:value="2">
            <text:p>2</text:p>
          </table:table-cell>
          <table:table-cell table:formula="of:=[.B611]-[.B610]" office:value-type="float" office:value="859">
            <text:p>85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360">
            <text:p>9360</text:p>
          </table:table-cell>
          <table:table-cell table:formula="of:=MOD(ROW([.B627]);16)" office:value-type="float" office:value="3">
            <text:p>3</text:p>
          </table:table-cell>
          <table:table-cell table:formula="of:=[.B612]-[.B611]" office:value-type="float" office:value="851">
            <text:p>85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211">
            <text:p>10211</text:p>
          </table:table-cell>
          <table:table-cell table:formula="of:=MOD(ROW([.B628]);16)" office:value-type="float" office:value="4">
            <text:p>4</text:p>
          </table:table-cell>
          <table:table-cell table:formula="of:=[.B613]-[.B612]" office:value-type="float" office:value="851">
            <text:p>85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1080">
            <text:p>11080</text:p>
          </table:table-cell>
          <table:table-cell table:formula="of:=MOD(ROW([.B629]);16)" office:value-type="float" office:value="5">
            <text:p>5</text:p>
          </table:table-cell>
          <table:table-cell table:formula="of:=[.B614]-[.B613]" office:value-type="float" office:value="869">
            <text:p>86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1931">
            <text:p>11931</text:p>
          </table:table-cell>
          <table:table-cell table:formula="of:=MOD(ROW([.B630]);16)" office:value-type="float" office:value="6">
            <text:p>6</text:p>
          </table:table-cell>
          <table:table-cell table:formula="of:=[.B615]-[.B614]" office:value-type="float" office:value="851">
            <text:p>85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2781">
            <text:p>12781</text:p>
          </table:table-cell>
          <table:table-cell table:formula="of:=MOD(ROW([.B631]);16)" office:value-type="float" office:value="7">
            <text:p>7</text:p>
          </table:table-cell>
          <table:table-cell table:formula="of:=[.B616]-[.B615]" office:value-type="float" office:value="850">
            <text:p>85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3635">
            <text:p>13635</text:p>
          </table:table-cell>
          <table:table-cell table:formula="of:=MOD(ROW([.B632]);16)" office:value-type="float" office:value="8">
            <text:p>8</text:p>
          </table:table-cell>
          <table:table-cell table:formula="of:=[.B617]-[.B616]" office:value-type="float" office:value="854">
            <text:p>85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4494">
            <text:p>14494</text:p>
          </table:table-cell>
          <table:table-cell table:formula="of:=MOD(ROW([.B633]);16)" office:value-type="float" office:value="9">
            <text:p>9</text:p>
          </table:table-cell>
          <table:table-cell table:formula="of:=[.B618]-[.B617]" office:value-type="float" office:value="859">
            <text:p>85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5343">
            <text:p>15343</text:p>
          </table:table-cell>
          <table:table-cell table:formula="of:=MOD(ROW([.B634]);16)" office:value-type="float" office:value="10">
            <text:p>10</text:p>
          </table:table-cell>
          <table:table-cell table:formula="of:=[.B619]-[.B618]" office:value-type="float" office:value="849">
            <text:p>84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6189">
            <text:p>16189</text:p>
          </table:table-cell>
          <table:table-cell table:formula="of:=MOD(ROW([.B635]);16)" office:value-type="float" office:value="11">
            <text:p>11</text:p>
          </table:table-cell>
          <table:table-cell table:formula="of:=[.B620]-[.B619]" office:value-type="float" office:value="846">
            <text:p>84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7045">
            <text:p>17045</text:p>
          </table:table-cell>
          <table:table-cell table:formula="of:=MOD(ROW([.B636]);16)" office:value-type="float" office:value="12">
            <text:p>12</text:p>
          </table:table-cell>
          <table:table-cell table:formula="of:=[.B621]-[.B620]" office:value-type="float" office:value="856">
            <text:p>85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7898">
            <text:p>17898</text:p>
          </table:table-cell>
          <table:table-cell table:formula="of:=MOD(ROW([.B637]);16)" office:value-type="float" office:value="13">
            <text:p>13</text:p>
          </table:table-cell>
          <table:table-cell table:formula="of:=[.B622]-[.B621]" office:value-type="float" office:value="853">
            <text:p>85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8744">
            <text:p>18744</text:p>
          </table:table-cell>
          <table:table-cell table:formula="of:=MOD(ROW([.B638]);16)" office:value-type="float" office:value="14">
            <text:p>14</text:p>
          </table:table-cell>
          <table:table-cell table:formula="of:=[.B623]-[.B622]" office:value-type="float" office:value="846">
            <text:p>84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8782">
            <text:p>18782</text:p>
          </table:table-cell>
          <table:table-cell table:formula="of:=MOD(ROW([.B639]);16)" office:value-type="float" office:value="15">
            <text:p>15</text:p>
          </table:table-cell>
          <table:table-cell table:formula="of:=[.B624]-[.B623]" office:value-type="float" office:value="38">
            <text:p>3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MOD(ROW([.B640]);16)" office:value-type="float" office:value="0">
            <text:p>0</text:p>
          </table:table-cell>
          <table:table-cell table:formula="of:=[.B625]-[.B624]" office:value-type="float" office:value="-18782">
            <text:p>-1878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696">
            <text:p>7696</text:p>
          </table:table-cell>
          <table:table-cell table:formula="of:=MOD(ROW([.B641]);16)" office:value-type="float" office:value="1">
            <text:p>1</text:p>
          </table:table-cell>
          <table:table-cell table:formula="of:=[.B626]-[.B625]" office:value-type="float" office:value="7696">
            <text:p>769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559">
            <text:p>8559</text:p>
          </table:table-cell>
          <table:table-cell table:formula="of:=MOD(ROW([.B642]);16)" office:value-type="float" office:value="2">
            <text:p>2</text:p>
          </table:table-cell>
          <table:table-cell table:formula="of:=[.B627]-[.B626]" office:value-type="float" office:value="863">
            <text:p>86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407">
            <text:p>9407</text:p>
          </table:table-cell>
          <table:table-cell table:formula="of:=MOD(ROW([.B643]);16)" office:value-type="float" office:value="3">
            <text:p>3</text:p>
          </table:table-cell>
          <table:table-cell table:formula="of:=[.B628]-[.B627]" office:value-type="float" office:value="848">
            <text:p>84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252">
            <text:p>10252</text:p>
          </table:table-cell>
          <table:table-cell table:formula="of:=MOD(ROW([.B644]);16)" office:value-type="float" office:value="4">
            <text:p>4</text:p>
          </table:table-cell>
          <table:table-cell table:formula="of:=[.B629]-[.B628]" office:value-type="float" office:value="845">
            <text:p>84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1107">
            <text:p>11107</text:p>
          </table:table-cell>
          <table:table-cell table:formula="of:=MOD(ROW([.B645]);16)" office:value-type="float" office:value="5">
            <text:p>5</text:p>
          </table:table-cell>
          <table:table-cell table:formula="of:=[.B630]-[.B629]" office:value-type="float" office:value="855">
            <text:p>85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1969">
            <text:p>11969</text:p>
          </table:table-cell>
          <table:table-cell table:formula="of:=MOD(ROW([.B646]);16)" office:value-type="float" office:value="6">
            <text:p>6</text:p>
          </table:table-cell>
          <table:table-cell table:formula="of:=[.B631]-[.B630]" office:value-type="float" office:value="862">
            <text:p>86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2829">
            <text:p>12829</text:p>
          </table:table-cell>
          <table:table-cell table:formula="of:=MOD(ROW([.B647]);16)" office:value-type="float" office:value="7">
            <text:p>7</text:p>
          </table:table-cell>
          <table:table-cell table:formula="of:=[.B632]-[.B631]" office:value-type="float" office:value="860">
            <text:p>86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3681">
            <text:p>13681</text:p>
          </table:table-cell>
          <table:table-cell table:formula="of:=MOD(ROW([.B648]);16)" office:value-type="float" office:value="8">
            <text:p>8</text:p>
          </table:table-cell>
          <table:table-cell table:formula="of:=[.B633]-[.B632]" office:value-type="float" office:value="852">
            <text:p>85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4534">
            <text:p>14534</text:p>
          </table:table-cell>
          <table:table-cell table:formula="of:=MOD(ROW([.B649]);16)" office:value-type="float" office:value="9">
            <text:p>9</text:p>
          </table:table-cell>
          <table:table-cell table:formula="of:=[.B634]-[.B633]" office:value-type="float" office:value="853">
            <text:p>85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5379">
            <text:p>15379</text:p>
          </table:table-cell>
          <table:table-cell table:formula="of:=MOD(ROW([.B650]);16)" office:value-type="float" office:value="10">
            <text:p>10</text:p>
          </table:table-cell>
          <table:table-cell table:formula="of:=[.B635]-[.B634]" office:value-type="float" office:value="845">
            <text:p>84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6229">
            <text:p>16229</text:p>
          </table:table-cell>
          <table:table-cell table:formula="of:=MOD(ROW([.B651]);16)" office:value-type="float" office:value="11">
            <text:p>11</text:p>
          </table:table-cell>
          <table:table-cell table:formula="of:=[.B636]-[.B635]" office:value-type="float" office:value="850">
            <text:p>85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7077">
            <text:p>17077</text:p>
          </table:table-cell>
          <table:table-cell table:formula="of:=MOD(ROW([.B652]);16)" office:value-type="float" office:value="12">
            <text:p>12</text:p>
          </table:table-cell>
          <table:table-cell table:formula="of:=[.B637]-[.B636]" office:value-type="float" office:value="848">
            <text:p>84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7921">
            <text:p>17921</text:p>
          </table:table-cell>
          <table:table-cell table:formula="of:=MOD(ROW([.B653]);16)" office:value-type="float" office:value="13">
            <text:p>13</text:p>
          </table:table-cell>
          <table:table-cell table:formula="of:=[.B638]-[.B637]" office:value-type="float" office:value="844">
            <text:p>84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8766">
            <text:p>18766</text:p>
          </table:table-cell>
          <table:table-cell table:formula="of:=MOD(ROW([.B654]);16)" office:value-type="float" office:value="14">
            <text:p>14</text:p>
          </table:table-cell>
          <table:table-cell table:formula="of:=[.B639]-[.B638]" office:value-type="float" office:value="845">
            <text:p>84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8806">
            <text:p>18806</text:p>
          </table:table-cell>
          <table:table-cell table:formula="of:=MOD(ROW([.B655]);16)" office:value-type="float" office:value="15">
            <text:p>15</text:p>
          </table:table-cell>
          <table:table-cell table:formula="of:=[.B640]-[.B639]" office:value-type="float" office:value="40">
            <text:p>4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MOD(ROW([.B656]);16)" office:value-type="float" office:value="0">
            <text:p>0</text:p>
          </table:table-cell>
          <table:table-cell table:formula="of:=[.B641]-[.B640]" office:value-type="float" office:value="-18806">
            <text:p>-1880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703">
            <text:p>7703</text:p>
          </table:table-cell>
          <table:table-cell table:formula="of:=MOD(ROW([.B657]);16)" office:value-type="float" office:value="1">
            <text:p>1</text:p>
          </table:table-cell>
          <table:table-cell table:formula="of:=[.B642]-[.B641]" office:value-type="float" office:value="7703">
            <text:p>770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563">
            <text:p>8563</text:p>
          </table:table-cell>
          <table:table-cell table:formula="of:=MOD(ROW([.B658]);16)" office:value-type="float" office:value="2">
            <text:p>2</text:p>
          </table:table-cell>
          <table:table-cell table:formula="of:=[.B643]-[.B642]" office:value-type="float" office:value="860">
            <text:p>86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417">
            <text:p>9417</text:p>
          </table:table-cell>
          <table:table-cell table:formula="of:=MOD(ROW([.B659]);16)" office:value-type="float" office:value="3">
            <text:p>3</text:p>
          </table:table-cell>
          <table:table-cell table:formula="of:=[.B644]-[.B643]" office:value-type="float" office:value="854">
            <text:p>85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278">
            <text:p>10278</text:p>
          </table:table-cell>
          <table:table-cell table:formula="of:=MOD(ROW([.B660]);16)" office:value-type="float" office:value="4">
            <text:p>4</text:p>
          </table:table-cell>
          <table:table-cell table:formula="of:=[.B645]-[.B644]" office:value-type="float" office:value="861">
            <text:p>86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1140">
            <text:p>11140</text:p>
          </table:table-cell>
          <table:table-cell table:formula="of:=MOD(ROW([.B661]);16)" office:value-type="float" office:value="5">
            <text:p>5</text:p>
          </table:table-cell>
          <table:table-cell table:formula="of:=[.B646]-[.B645]" office:value-type="float" office:value="862">
            <text:p>86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1994">
            <text:p>11994</text:p>
          </table:table-cell>
          <table:table-cell table:formula="of:=MOD(ROW([.B662]);16)" office:value-type="float" office:value="6">
            <text:p>6</text:p>
          </table:table-cell>
          <table:table-cell table:formula="of:=[.B647]-[.B646]" office:value-type="float" office:value="854">
            <text:p>85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2863">
            <text:p>12863</text:p>
          </table:table-cell>
          <table:table-cell table:formula="of:=MOD(ROW([.B663]);16)" office:value-type="float" office:value="7">
            <text:p>7</text:p>
          </table:table-cell>
          <table:table-cell table:formula="of:=[.B648]-[.B647]" office:value-type="float" office:value="869">
            <text:p>86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3719">
            <text:p>13719</text:p>
          </table:table-cell>
          <table:table-cell table:formula="of:=MOD(ROW([.B664]);16)" office:value-type="float" office:value="8">
            <text:p>8</text:p>
          </table:table-cell>
          <table:table-cell table:formula="of:=[.B649]-[.B648]" office:value-type="float" office:value="856">
            <text:p>85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4570">
            <text:p>14570</text:p>
          </table:table-cell>
          <table:table-cell table:formula="of:=MOD(ROW([.B665]);16)" office:value-type="float" office:value="9">
            <text:p>9</text:p>
          </table:table-cell>
          <table:table-cell table:formula="of:=[.B650]-[.B649]" office:value-type="float" office:value="851">
            <text:p>85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5416">
            <text:p>15416</text:p>
          </table:table-cell>
          <table:table-cell table:formula="of:=MOD(ROW([.B666]);16)" office:value-type="float" office:value="10">
            <text:p>10</text:p>
          </table:table-cell>
          <table:table-cell table:formula="of:=[.B651]-[.B650]" office:value-type="float" office:value="846">
            <text:p>84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6261">
            <text:p>16261</text:p>
          </table:table-cell>
          <table:table-cell table:formula="of:=MOD(ROW([.B667]);16)" office:value-type="float" office:value="11">
            <text:p>11</text:p>
          </table:table-cell>
          <table:table-cell table:formula="of:=[.B652]-[.B651]" office:value-type="float" office:value="845">
            <text:p>84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7112">
            <text:p>17112</text:p>
          </table:table-cell>
          <table:table-cell table:formula="of:=MOD(ROW([.B668]);16)" office:value-type="float" office:value="12">
            <text:p>12</text:p>
          </table:table-cell>
          <table:table-cell table:formula="of:=[.B653]-[.B652]" office:value-type="float" office:value="851">
            <text:p>85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7958">
            <text:p>17958</text:p>
          </table:table-cell>
          <table:table-cell table:formula="of:=MOD(ROW([.B669]);16)" office:value-type="float" office:value="13">
            <text:p>13</text:p>
          </table:table-cell>
          <table:table-cell table:formula="of:=[.B654]-[.B653]" office:value-type="float" office:value="846">
            <text:p>84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8802">
            <text:p>18802</text:p>
          </table:table-cell>
          <table:table-cell table:formula="of:=MOD(ROW([.B670]);16)" office:value-type="float" office:value="14">
            <text:p>14</text:p>
          </table:table-cell>
          <table:table-cell table:formula="of:=[.B655]-[.B654]" office:value-type="float" office:value="844">
            <text:p>84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8844">
            <text:p>18844</text:p>
          </table:table-cell>
          <table:table-cell table:formula="of:=MOD(ROW([.B671]);16)" office:value-type="float" office:value="15">
            <text:p>15</text:p>
          </table:table-cell>
          <table:table-cell table:formula="of:=[.B656]-[.B655]" office:value-type="float" office:value="42">
            <text:p>4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MOD(ROW([.B672]);16)" office:value-type="float" office:value="0">
            <text:p>0</text:p>
          </table:table-cell>
          <table:table-cell table:formula="of:=[.B657]-[.B656]" office:value-type="float" office:value="-18844">
            <text:p>-1884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787">
            <text:p>7787</text:p>
          </table:table-cell>
          <table:table-cell table:formula="of:=MOD(ROW([.B673]);16)" office:value-type="float" office:value="1">
            <text:p>1</text:p>
          </table:table-cell>
          <table:table-cell table:formula="of:=[.B658]-[.B657]" office:value-type="float" office:value="7787">
            <text:p>778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648">
            <text:p>8648</text:p>
          </table:table-cell>
          <table:table-cell table:formula="of:=MOD(ROW([.B674]);16)" office:value-type="float" office:value="2">
            <text:p>2</text:p>
          </table:table-cell>
          <table:table-cell table:formula="of:=[.B659]-[.B658]" office:value-type="float" office:value="861">
            <text:p>86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496">
            <text:p>9496</text:p>
          </table:table-cell>
          <table:table-cell table:formula="of:=MOD(ROW([.B675]);16)" office:value-type="float" office:value="3">
            <text:p>3</text:p>
          </table:table-cell>
          <table:table-cell table:formula="of:=[.B660]-[.B659]" office:value-type="float" office:value="848">
            <text:p>84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356">
            <text:p>10356</text:p>
          </table:table-cell>
          <table:table-cell table:formula="of:=MOD(ROW([.B676]);16)" office:value-type="float" office:value="4">
            <text:p>4</text:p>
          </table:table-cell>
          <table:table-cell table:formula="of:=[.B661]-[.B660]" office:value-type="float" office:value="860">
            <text:p>86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1218">
            <text:p>11218</text:p>
          </table:table-cell>
          <table:table-cell table:formula="of:=MOD(ROW([.B677]);16)" office:value-type="float" office:value="5">
            <text:p>5</text:p>
          </table:table-cell>
          <table:table-cell table:formula="of:=[.B662]-[.B661]" office:value-type="float" office:value="862">
            <text:p>86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2058">
            <text:p>12058</text:p>
          </table:table-cell>
          <table:table-cell table:formula="of:=MOD(ROW([.B678]);16)" office:value-type="float" office:value="6">
            <text:p>6</text:p>
          </table:table-cell>
          <table:table-cell table:formula="of:=[.B663]-[.B662]" office:value-type="float" office:value="840">
            <text:p>84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2910">
            <text:p>12910</text:p>
          </table:table-cell>
          <table:table-cell table:formula="of:=MOD(ROW([.B679]);16)" office:value-type="float" office:value="7">
            <text:p>7</text:p>
          </table:table-cell>
          <table:table-cell table:formula="of:=[.B664]-[.B663]" office:value-type="float" office:value="852">
            <text:p>85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3772">
            <text:p>13772</text:p>
          </table:table-cell>
          <table:table-cell table:formula="of:=MOD(ROW([.B680]);16)" office:value-type="float" office:value="8">
            <text:p>8</text:p>
          </table:table-cell>
          <table:table-cell table:formula="of:=[.B665]-[.B664]" office:value-type="float" office:value="862">
            <text:p>86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4616">
            <text:p>14616</text:p>
          </table:table-cell>
          <table:table-cell table:formula="of:=MOD(ROW([.B681]);16)" office:value-type="float" office:value="9">
            <text:p>9</text:p>
          </table:table-cell>
          <table:table-cell table:formula="of:=[.B666]-[.B665]" office:value-type="float" office:value="844">
            <text:p>84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5466">
            <text:p>15466</text:p>
          </table:table-cell>
          <table:table-cell table:formula="of:=MOD(ROW([.B682]);16)" office:value-type="float" office:value="10">
            <text:p>10</text:p>
          </table:table-cell>
          <table:table-cell table:formula="of:=[.B667]-[.B666]" office:value-type="float" office:value="850">
            <text:p>85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6317">
            <text:p>16317</text:p>
          </table:table-cell>
          <table:table-cell table:formula="of:=MOD(ROW([.B683]);16)" office:value-type="float" office:value="11">
            <text:p>11</text:p>
          </table:table-cell>
          <table:table-cell table:formula="of:=[.B668]-[.B667]" office:value-type="float" office:value="851">
            <text:p>85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7177">
            <text:p>17177</text:p>
          </table:table-cell>
          <table:table-cell table:formula="of:=MOD(ROW([.B684]);16)" office:value-type="float" office:value="12">
            <text:p>12</text:p>
          </table:table-cell>
          <table:table-cell table:formula="of:=[.B669]-[.B668]" office:value-type="float" office:value="860">
            <text:p>86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8033">
            <text:p>18033</text:p>
          </table:table-cell>
          <table:table-cell table:formula="of:=MOD(ROW([.B685]);16)" office:value-type="float" office:value="13">
            <text:p>13</text:p>
          </table:table-cell>
          <table:table-cell table:formula="of:=[.B670]-[.B669]" office:value-type="float" office:value="856">
            <text:p>85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8878">
            <text:p>18878</text:p>
          </table:table-cell>
          <table:table-cell table:formula="of:=MOD(ROW([.B686]);16)" office:value-type="float" office:value="14">
            <text:p>14</text:p>
          </table:table-cell>
          <table:table-cell table:formula="of:=[.B671]-[.B670]" office:value-type="float" office:value="845">
            <text:p>84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8935">
            <text:p>18935</text:p>
          </table:table-cell>
          <table:table-cell table:formula="of:=MOD(ROW([.B687]);16)" office:value-type="float" office:value="15">
            <text:p>15</text:p>
          </table:table-cell>
          <table:table-cell table:formula="of:=[.B672]-[.B671]" office:value-type="float" office:value="57">
            <text:p>5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MOD(ROW([.B688]);16)" office:value-type="float" office:value="0">
            <text:p>0</text:p>
          </table:table-cell>
          <table:table-cell table:formula="of:=[.B673]-[.B672]" office:value-type="float" office:value="-18935">
            <text:p>-1893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836">
            <text:p>7836</text:p>
          </table:table-cell>
          <table:table-cell table:formula="of:=MOD(ROW([.B689]);16)" office:value-type="float" office:value="1">
            <text:p>1</text:p>
          </table:table-cell>
          <table:table-cell table:formula="of:=[.B674]-[.B673]" office:value-type="float" office:value="7836">
            <text:p>783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700">
            <text:p>8700</text:p>
          </table:table-cell>
          <table:table-cell table:formula="of:=MOD(ROW([.B690]);16)" office:value-type="float" office:value="2">
            <text:p>2</text:p>
          </table:table-cell>
          <table:table-cell table:formula="of:=[.B675]-[.B674]" office:value-type="float" office:value="864">
            <text:p>86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550">
            <text:p>9550</text:p>
          </table:table-cell>
          <table:table-cell table:formula="of:=MOD(ROW([.B691]);16)" office:value-type="float" office:value="3">
            <text:p>3</text:p>
          </table:table-cell>
          <table:table-cell table:formula="of:=[.B676]-[.B675]" office:value-type="float" office:value="850">
            <text:p>85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427">
            <text:p>10427</text:p>
          </table:table-cell>
          <table:table-cell table:formula="of:=MOD(ROW([.B692]);16)" office:value-type="float" office:value="4">
            <text:p>4</text:p>
          </table:table-cell>
          <table:table-cell table:formula="of:=[.B677]-[.B676]" office:value-type="float" office:value="877">
            <text:p>87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1280">
            <text:p>11280</text:p>
          </table:table-cell>
          <table:table-cell table:formula="of:=MOD(ROW([.B693]);16)" office:value-type="float" office:value="5">
            <text:p>5</text:p>
          </table:table-cell>
          <table:table-cell table:formula="of:=[.B678]-[.B677]" office:value-type="float" office:value="853">
            <text:p>85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2130">
            <text:p>12130</text:p>
          </table:table-cell>
          <table:table-cell table:formula="of:=MOD(ROW([.B694]);16)" office:value-type="float" office:value="6">
            <text:p>6</text:p>
          </table:table-cell>
          <table:table-cell table:formula="of:=[.B679]-[.B678]" office:value-type="float" office:value="850">
            <text:p>85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2987">
            <text:p>12987</text:p>
          </table:table-cell>
          <table:table-cell table:formula="of:=MOD(ROW([.B695]);16)" office:value-type="float" office:value="7">
            <text:p>7</text:p>
          </table:table-cell>
          <table:table-cell table:formula="of:=[.B680]-[.B679]" office:value-type="float" office:value="857">
            <text:p>85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3840">
            <text:p>13840</text:p>
          </table:table-cell>
          <table:table-cell table:formula="of:=MOD(ROW([.B696]);16)" office:value-type="float" office:value="8">
            <text:p>8</text:p>
          </table:table-cell>
          <table:table-cell table:formula="of:=[.B681]-[.B680]" office:value-type="float" office:value="853">
            <text:p>85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4709">
            <text:p>14709</text:p>
          </table:table-cell>
          <table:table-cell table:formula="of:=MOD(ROW([.B697]);16)" office:value-type="float" office:value="9">
            <text:p>9</text:p>
          </table:table-cell>
          <table:table-cell table:formula="of:=[.B682]-[.B681]" office:value-type="float" office:value="869">
            <text:p>86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5560">
            <text:p>15560</text:p>
          </table:table-cell>
          <table:table-cell table:formula="of:=MOD(ROW([.B698]);16)" office:value-type="float" office:value="10">
            <text:p>10</text:p>
          </table:table-cell>
          <table:table-cell table:formula="of:=[.B683]-[.B682]" office:value-type="float" office:value="851">
            <text:p>85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6412">
            <text:p>16412</text:p>
          </table:table-cell>
          <table:table-cell table:formula="of:=MOD(ROW([.B699]);16)" office:value-type="float" office:value="11">
            <text:p>11</text:p>
          </table:table-cell>
          <table:table-cell table:formula="of:=[.B684]-[.B683]" office:value-type="float" office:value="852">
            <text:p>85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7269">
            <text:p>17269</text:p>
          </table:table-cell>
          <table:table-cell table:formula="of:=MOD(ROW([.B700]);16)" office:value-type="float" office:value="12">
            <text:p>12</text:p>
          </table:table-cell>
          <table:table-cell table:formula="of:=[.B685]-[.B684]" office:value-type="float" office:value="857">
            <text:p>85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8131">
            <text:p>18131</text:p>
          </table:table-cell>
          <table:table-cell table:formula="of:=MOD(ROW([.B701]);16)" office:value-type="float" office:value="13">
            <text:p>13</text:p>
          </table:table-cell>
          <table:table-cell table:formula="of:=[.B686]-[.B685]" office:value-type="float" office:value="862">
            <text:p>86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8982">
            <text:p>18982</text:p>
          </table:table-cell>
          <table:table-cell table:formula="of:=MOD(ROW([.B702]);16)" office:value-type="float" office:value="14">
            <text:p>14</text:p>
          </table:table-cell>
          <table:table-cell table:formula="of:=[.B687]-[.B686]" office:value-type="float" office:value="851">
            <text:p>85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9020">
            <text:p>19020</text:p>
          </table:table-cell>
          <table:table-cell table:formula="of:=MOD(ROW([.B703]);16)" office:value-type="float" office:value="15">
            <text:p>15</text:p>
          </table:table-cell>
          <table:table-cell table:formula="of:=[.B688]-[.B687]" office:value-type="float" office:value="38">
            <text:p>3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MOD(ROW([.B704]);16)" office:value-type="float" office:value="0">
            <text:p>0</text:p>
          </table:table-cell>
          <table:table-cell table:formula="of:=[.B689]-[.B688]" office:value-type="float" office:value="-19020">
            <text:p>-1902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129">
            <text:p>8129</text:p>
          </table:table-cell>
          <table:table-cell table:formula="of:=MOD(ROW([.B705]);16)" office:value-type="float" office:value="1">
            <text:p>1</text:p>
          </table:table-cell>
          <table:table-cell table:formula="of:=[.B690]-[.B689]" office:value-type="float" office:value="8129">
            <text:p>812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000">
            <text:p>9000</text:p>
          </table:table-cell>
          <table:table-cell table:formula="of:=MOD(ROW([.B706]);16)" office:value-type="float" office:value="2">
            <text:p>2</text:p>
          </table:table-cell>
          <table:table-cell table:formula="of:=[.B691]-[.B690]" office:value-type="float" office:value="871">
            <text:p>87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847">
            <text:p>9847</text:p>
          </table:table-cell>
          <table:table-cell table:formula="of:=MOD(ROW([.B707]);16)" office:value-type="float" office:value="3">
            <text:p>3</text:p>
          </table:table-cell>
          <table:table-cell table:formula="of:=[.B692]-[.B691]" office:value-type="float" office:value="847">
            <text:p>84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712">
            <text:p>10712</text:p>
          </table:table-cell>
          <table:table-cell table:formula="of:=MOD(ROW([.B708]);16)" office:value-type="float" office:value="4">
            <text:p>4</text:p>
          </table:table-cell>
          <table:table-cell table:formula="of:=[.B693]-[.B692]" office:value-type="float" office:value="865">
            <text:p>86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1562">
            <text:p>11562</text:p>
          </table:table-cell>
          <table:table-cell table:formula="of:=MOD(ROW([.B709]);16)" office:value-type="float" office:value="5">
            <text:p>5</text:p>
          </table:table-cell>
          <table:table-cell table:formula="of:=[.B694]-[.B693]" office:value-type="float" office:value="850">
            <text:p>85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2412">
            <text:p>12412</text:p>
          </table:table-cell>
          <table:table-cell table:formula="of:=MOD(ROW([.B710]);16)" office:value-type="float" office:value="6">
            <text:p>6</text:p>
          </table:table-cell>
          <table:table-cell table:formula="of:=[.B695]-[.B694]" office:value-type="float" office:value="850">
            <text:p>85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3265">
            <text:p>13265</text:p>
          </table:table-cell>
          <table:table-cell table:formula="of:=MOD(ROW([.B711]);16)" office:value-type="float" office:value="7">
            <text:p>7</text:p>
          </table:table-cell>
          <table:table-cell table:formula="of:=[.B696]-[.B695]" office:value-type="float" office:value="853">
            <text:p>85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4121">
            <text:p>14121</text:p>
          </table:table-cell>
          <table:table-cell table:formula="of:=MOD(ROW([.B712]);16)" office:value-type="float" office:value="8">
            <text:p>8</text:p>
          </table:table-cell>
          <table:table-cell table:formula="of:=[.B697]-[.B696]" office:value-type="float" office:value="856">
            <text:p>85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4973">
            <text:p>14973</text:p>
          </table:table-cell>
          <table:table-cell table:formula="of:=MOD(ROW([.B713]);16)" office:value-type="float" office:value="9">
            <text:p>9</text:p>
          </table:table-cell>
          <table:table-cell table:formula="of:=[.B698]-[.B697]" office:value-type="float" office:value="852">
            <text:p>85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5820">
            <text:p>15820</text:p>
          </table:table-cell>
          <table:table-cell table:formula="of:=MOD(ROW([.B714]);16)" office:value-type="float" office:value="10">
            <text:p>10</text:p>
          </table:table-cell>
          <table:table-cell table:formula="of:=[.B699]-[.B698]" office:value-type="float" office:value="847">
            <text:p>84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6667">
            <text:p>16667</text:p>
          </table:table-cell>
          <table:table-cell table:formula="of:=MOD(ROW([.B715]);16)" office:value-type="float" office:value="11">
            <text:p>11</text:p>
          </table:table-cell>
          <table:table-cell table:formula="of:=[.B700]-[.B699]" office:value-type="float" office:value="847">
            <text:p>84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7515">
            <text:p>17515</text:p>
          </table:table-cell>
          <table:table-cell table:formula="of:=MOD(ROW([.B716]);16)" office:value-type="float" office:value="12">
            <text:p>12</text:p>
          </table:table-cell>
          <table:table-cell table:formula="of:=[.B701]-[.B700]" office:value-type="float" office:value="848">
            <text:p>84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8358">
            <text:p>18358</text:p>
          </table:table-cell>
          <table:table-cell table:formula="of:=MOD(ROW([.B717]);16)" office:value-type="float" office:value="13">
            <text:p>13</text:p>
          </table:table-cell>
          <table:table-cell table:formula="of:=[.B702]-[.B701]" office:value-type="float" office:value="843">
            <text:p>84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9205">
            <text:p>19205</text:p>
          </table:table-cell>
          <table:table-cell table:formula="of:=MOD(ROW([.B718]);16)" office:value-type="float" office:value="14">
            <text:p>14</text:p>
          </table:table-cell>
          <table:table-cell table:formula="of:=[.B703]-[.B702]" office:value-type="float" office:value="847">
            <text:p>84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9280">
            <text:p>19280</text:p>
          </table:table-cell>
          <table:table-cell table:formula="of:=MOD(ROW([.B719]);16)" office:value-type="float" office:value="15">
            <text:p>15</text:p>
          </table:table-cell>
          <table:table-cell table:formula="of:=[.B704]-[.B703]" office:value-type="float" office:value="75">
            <text:p>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MOD(ROW([.B720]);16)" office:value-type="float" office:value="0">
            <text:p>0</text:p>
          </table:table-cell>
          <table:table-cell table:formula="of:=[.B705]-[.B704]" office:value-type="float" office:value="-19280">
            <text:p>-1928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925">
            <text:p>7925</text:p>
          </table:table-cell>
          <table:table-cell table:formula="of:=MOD(ROW([.B721]);16)" office:value-type="float" office:value="1">
            <text:p>1</text:p>
          </table:table-cell>
          <table:table-cell table:formula="of:=[.B706]-[.B705]" office:value-type="float" office:value="7925">
            <text:p>79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785">
            <text:p>8785</text:p>
          </table:table-cell>
          <table:table-cell table:formula="of:=MOD(ROW([.B722]);16)" office:value-type="float" office:value="2">
            <text:p>2</text:p>
          </table:table-cell>
          <table:table-cell table:formula="of:=[.B707]-[.B706]" office:value-type="float" office:value="860">
            <text:p>86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635">
            <text:p>9635</text:p>
          </table:table-cell>
          <table:table-cell table:formula="of:=MOD(ROW([.B723]);16)" office:value-type="float" office:value="3">
            <text:p>3</text:p>
          </table:table-cell>
          <table:table-cell table:formula="of:=[.B708]-[.B707]" office:value-type="float" office:value="850">
            <text:p>85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495">
            <text:p>10495</text:p>
          </table:table-cell>
          <table:table-cell table:formula="of:=MOD(ROW([.B724]);16)" office:value-type="float" office:value="4">
            <text:p>4</text:p>
          </table:table-cell>
          <table:table-cell table:formula="of:=[.B709]-[.B708]" office:value-type="float" office:value="860">
            <text:p>86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1344">
            <text:p>11344</text:p>
          </table:table-cell>
          <table:table-cell table:formula="of:=MOD(ROW([.B725]);16)" office:value-type="float" office:value="5">
            <text:p>5</text:p>
          </table:table-cell>
          <table:table-cell table:formula="of:=[.B710]-[.B709]" office:value-type="float" office:value="849">
            <text:p>84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2195">
            <text:p>12195</text:p>
          </table:table-cell>
          <table:table-cell table:formula="of:=MOD(ROW([.B726]);16)" office:value-type="float" office:value="6">
            <text:p>6</text:p>
          </table:table-cell>
          <table:table-cell table:formula="of:=[.B711]-[.B710]" office:value-type="float" office:value="851">
            <text:p>85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3051">
            <text:p>13051</text:p>
          </table:table-cell>
          <table:table-cell table:formula="of:=MOD(ROW([.B727]);16)" office:value-type="float" office:value="7">
            <text:p>7</text:p>
          </table:table-cell>
          <table:table-cell table:formula="of:=[.B712]-[.B711]" office:value-type="float" office:value="856">
            <text:p>85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4013">
            <text:p>14013</text:p>
          </table:table-cell>
          <table:table-cell table:formula="of:=MOD(ROW([.B728]);16)" office:value-type="float" office:value="8">
            <text:p>8</text:p>
          </table:table-cell>
          <table:table-cell table:formula="of:=[.B713]-[.B712]" office:value-type="float" office:value="962">
            <text:p>96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4863">
            <text:p>14863</text:p>
          </table:table-cell>
          <table:table-cell table:formula="of:=MOD(ROW([.B729]);16)" office:value-type="float" office:value="9">
            <text:p>9</text:p>
          </table:table-cell>
          <table:table-cell table:formula="of:=[.B714]-[.B713]" office:value-type="float" office:value="850">
            <text:p>85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5715">
            <text:p>15715</text:p>
          </table:table-cell>
          <table:table-cell table:formula="of:=MOD(ROW([.B730]);16)" office:value-type="float" office:value="10">
            <text:p>10</text:p>
          </table:table-cell>
          <table:table-cell table:formula="of:=[.B715]-[.B714]" office:value-type="float" office:value="852">
            <text:p>85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6641">
            <text:p>16641</text:p>
          </table:table-cell>
          <table:table-cell table:formula="of:=MOD(ROW([.B731]);16)" office:value-type="float" office:value="11">
            <text:p>11</text:p>
          </table:table-cell>
          <table:table-cell table:formula="of:=[.B716]-[.B715]" office:value-type="float" office:value="926">
            <text:p>92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7503">
            <text:p>17503</text:p>
          </table:table-cell>
          <table:table-cell table:formula="of:=MOD(ROW([.B732]);16)" office:value-type="float" office:value="12">
            <text:p>12</text:p>
          </table:table-cell>
          <table:table-cell table:formula="of:=[.B717]-[.B716]" office:value-type="float" office:value="862">
            <text:p>86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8350">
            <text:p>18350</text:p>
          </table:table-cell>
          <table:table-cell table:formula="of:=MOD(ROW([.B733]);16)" office:value-type="float" office:value="13">
            <text:p>13</text:p>
          </table:table-cell>
          <table:table-cell table:formula="of:=[.B718]-[.B717]" office:value-type="float" office:value="847">
            <text:p>84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9207">
            <text:p>19207</text:p>
          </table:table-cell>
          <table:table-cell table:formula="of:=MOD(ROW([.B734]);16)" office:value-type="float" office:value="14">
            <text:p>14</text:p>
          </table:table-cell>
          <table:table-cell table:formula="of:=[.B719]-[.B718]" office:value-type="float" office:value="857">
            <text:p>85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9752">
            <text:p>19752</text:p>
          </table:table-cell>
          <table:table-cell table:formula="of:=MOD(ROW([.B735]);16)" office:value-type="float" office:value="15">
            <text:p>15</text:p>
          </table:table-cell>
          <table:table-cell table:formula="of:=[.B720]-[.B719]" office:value-type="float" office:value="545">
            <text:p>54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MOD(ROW([.B736]);16)" office:value-type="float" office:value="0">
            <text:p>0</text:p>
          </table:table-cell>
          <table:table-cell table:formula="of:=[.B721]-[.B720]" office:value-type="float" office:value="-19752">
            <text:p>-1975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617">
            <text:p>6617</text:p>
          </table:table-cell>
          <table:table-cell table:formula="of:=MOD(ROW([.B737]);16)" office:value-type="float" office:value="1">
            <text:p>1</text:p>
          </table:table-cell>
          <table:table-cell table:formula="of:=[.B722]-[.B721]" office:value-type="float" office:value="6617">
            <text:p>661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481">
            <text:p>7481</text:p>
          </table:table-cell>
          <table:table-cell table:formula="of:=MOD(ROW([.B738]);16)" office:value-type="float" office:value="2">
            <text:p>2</text:p>
          </table:table-cell>
          <table:table-cell table:formula="of:=[.B723]-[.B722]" office:value-type="float" office:value="864">
            <text:p>86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326">
            <text:p>8326</text:p>
          </table:table-cell>
          <table:table-cell table:formula="of:=MOD(ROW([.B739]);16)" office:value-type="float" office:value="3">
            <text:p>3</text:p>
          </table:table-cell>
          <table:table-cell table:formula="of:=[.B724]-[.B723]" office:value-type="float" office:value="845">
            <text:p>84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187">
            <text:p>9187</text:p>
          </table:table-cell>
          <table:table-cell table:formula="of:=MOD(ROW([.B740]);16)" office:value-type="float" office:value="4">
            <text:p>4</text:p>
          </table:table-cell>
          <table:table-cell table:formula="of:=[.B725]-[.B724]" office:value-type="float" office:value="861">
            <text:p>86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037">
            <text:p>10037</text:p>
          </table:table-cell>
          <table:table-cell table:formula="of:=MOD(ROW([.B741]);16)" office:value-type="float" office:value="5">
            <text:p>5</text:p>
          </table:table-cell>
          <table:table-cell table:formula="of:=[.B726]-[.B725]" office:value-type="float" office:value="850">
            <text:p>85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925">
            <text:p>10925</text:p>
          </table:table-cell>
          <table:table-cell table:formula="of:=MOD(ROW([.B742]);16)" office:value-type="float" office:value="6">
            <text:p>6</text:p>
          </table:table-cell>
          <table:table-cell table:formula="of:=[.B727]-[.B726]" office:value-type="float" office:value="888">
            <text:p>88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1800">
            <text:p>11800</text:p>
          </table:table-cell>
          <table:table-cell table:formula="of:=MOD(ROW([.B743]);16)" office:value-type="float" office:value="7">
            <text:p>7</text:p>
          </table:table-cell>
          <table:table-cell table:formula="of:=[.B728]-[.B727]" office:value-type="float" office:value="875">
            <text:p>8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2667">
            <text:p>12667</text:p>
          </table:table-cell>
          <table:table-cell table:formula="of:=MOD(ROW([.B744]);16)" office:value-type="float" office:value="8">
            <text:p>8</text:p>
          </table:table-cell>
          <table:table-cell table:formula="of:=[.B729]-[.B728]" office:value-type="float" office:value="867">
            <text:p>86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3517">
            <text:p>13517</text:p>
          </table:table-cell>
          <table:table-cell table:formula="of:=MOD(ROW([.B745]);16)" office:value-type="float" office:value="9">
            <text:p>9</text:p>
          </table:table-cell>
          <table:table-cell table:formula="of:=[.B730]-[.B729]" office:value-type="float" office:value="850">
            <text:p>85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4363">
            <text:p>14363</text:p>
          </table:table-cell>
          <table:table-cell table:formula="of:=MOD(ROW([.B746]);16)" office:value-type="float" office:value="10">
            <text:p>10</text:p>
          </table:table-cell>
          <table:table-cell table:formula="of:=[.B731]-[.B730]" office:value-type="float" office:value="846">
            <text:p>84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4402">
            <text:p>14402</text:p>
          </table:table-cell>
          <table:table-cell table:formula="of:=MOD(ROW([.B747]);16)" office:value-type="float" office:value="11">
            <text:p>11</text:p>
          </table:table-cell>
          <table:table-cell table:formula="of:=[.B732]-[.B731]" office:value-type="float" office:value="39">
            <text:p>3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5760">
            <text:p>15760</text:p>
          </table:table-cell>
          <table:table-cell table:formula="of:=MOD(ROW([.B748]);16)" office:value-type="float" office:value="12">
            <text:p>12</text:p>
          </table:table-cell>
          <table:table-cell table:formula="of:=[.B733]-[.B732]" office:value-type="float" office:value="1358">
            <text:p>135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6598">
            <text:p>16598</text:p>
          </table:table-cell>
          <table:table-cell table:formula="of:=MOD(ROW([.B749]);16)" office:value-type="float" office:value="13">
            <text:p>13</text:p>
          </table:table-cell>
          <table:table-cell table:formula="of:=[.B734]-[.B733]" office:value-type="float" office:value="838">
            <text:p>83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7699">
            <text:p>17699</text:p>
          </table:table-cell>
          <table:table-cell table:formula="of:=MOD(ROW([.B750]);16)" office:value-type="float" office:value="14">
            <text:p>14</text:p>
          </table:table-cell>
          <table:table-cell table:formula="of:=[.B735]-[.B734]" office:value-type="float" office:value="1101">
            <text:p>110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8546">
            <text:p>18546</text:p>
          </table:table-cell>
          <table:table-cell table:formula="of:=MOD(ROW([.B751]);16)" office:value-type="float" office:value="15">
            <text:p>15</text:p>
          </table:table-cell>
          <table:table-cell table:formula="of:=[.B736]-[.B735]" office:value-type="float" office:value="847">
            <text:p>84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MOD(ROW([.B752]);16)" office:value-type="float" office:value="0">
            <text:p>0</text:p>
          </table:table-cell>
          <table:table-cell table:formula="of:=[.B737]-[.B736]" office:value-type="float" office:value="-18546">
            <text:p>-1854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343">
            <text:p>8343</text:p>
          </table:table-cell>
          <table:table-cell table:formula="of:=MOD(ROW([.B753]);16)" office:value-type="float" office:value="1">
            <text:p>1</text:p>
          </table:table-cell>
          <table:table-cell table:formula="of:=[.B738]-[.B737]" office:value-type="float" office:value="8343">
            <text:p>834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205">
            <text:p>9205</text:p>
          </table:table-cell>
          <table:table-cell table:formula="of:=MOD(ROW([.B754]);16)" office:value-type="float" office:value="2">
            <text:p>2</text:p>
          </table:table-cell>
          <table:table-cell table:formula="of:=[.B739]-[.B738]" office:value-type="float" office:value="862">
            <text:p>86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061">
            <text:p>10061</text:p>
          </table:table-cell>
          <table:table-cell table:formula="of:=MOD(ROW([.B755]);16)" office:value-type="float" office:value="3">
            <text:p>3</text:p>
          </table:table-cell>
          <table:table-cell table:formula="of:=[.B740]-[.B739]" office:value-type="float" office:value="856">
            <text:p>85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907">
            <text:p>10907</text:p>
          </table:table-cell>
          <table:table-cell table:formula="of:=MOD(ROW([.B756]);16)" office:value-type="float" office:value="4">
            <text:p>4</text:p>
          </table:table-cell>
          <table:table-cell table:formula="of:=[.B741]-[.B740]" office:value-type="float" office:value="846">
            <text:p>84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1757">
            <text:p>11757</text:p>
          </table:table-cell>
          <table:table-cell table:formula="of:=MOD(ROW([.B757]);16)" office:value-type="float" office:value="5">
            <text:p>5</text:p>
          </table:table-cell>
          <table:table-cell table:formula="of:=[.B742]-[.B741]" office:value-type="float" office:value="850">
            <text:p>85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2633">
            <text:p>12633</text:p>
          </table:table-cell>
          <table:table-cell table:formula="of:=MOD(ROW([.B758]);16)" office:value-type="float" office:value="6">
            <text:p>6</text:p>
          </table:table-cell>
          <table:table-cell table:formula="of:=[.B743]-[.B742]" office:value-type="float" office:value="876">
            <text:p>87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3485">
            <text:p>13485</text:p>
          </table:table-cell>
          <table:table-cell table:formula="of:=MOD(ROW([.B759]);16)" office:value-type="float" office:value="7">
            <text:p>7</text:p>
          </table:table-cell>
          <table:table-cell table:formula="of:=[.B744]-[.B743]" office:value-type="float" office:value="852">
            <text:p>85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4337">
            <text:p>14337</text:p>
          </table:table-cell>
          <table:table-cell table:formula="of:=MOD(ROW([.B760]);16)" office:value-type="float" office:value="8">
            <text:p>8</text:p>
          </table:table-cell>
          <table:table-cell table:formula="of:=[.B745]-[.B744]" office:value-type="float" office:value="852">
            <text:p>85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5192">
            <text:p>15192</text:p>
          </table:table-cell>
          <table:table-cell table:formula="of:=MOD(ROW([.B761]);16)" office:value-type="float" office:value="9">
            <text:p>9</text:p>
          </table:table-cell>
          <table:table-cell table:formula="of:=[.B746]-[.B745]" office:value-type="float" office:value="855">
            <text:p>85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6037">
            <text:p>16037</text:p>
          </table:table-cell>
          <table:table-cell table:formula="of:=MOD(ROW([.B762]);16)" office:value-type="float" office:value="10">
            <text:p>10</text:p>
          </table:table-cell>
          <table:table-cell table:formula="of:=[.B747]-[.B746]" office:value-type="float" office:value="845">
            <text:p>84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6892">
            <text:p>16892</text:p>
          </table:table-cell>
          <table:table-cell table:formula="of:=MOD(ROW([.B763]);16)" office:value-type="float" office:value="11">
            <text:p>11</text:p>
          </table:table-cell>
          <table:table-cell table:formula="of:=[.B748]-[.B747]" office:value-type="float" office:value="855">
            <text:p>85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7740">
            <text:p>17740</text:p>
          </table:table-cell>
          <table:table-cell table:formula="of:=MOD(ROW([.B764]);16)" office:value-type="float" office:value="12">
            <text:p>12</text:p>
          </table:table-cell>
          <table:table-cell table:formula="of:=[.B749]-[.B748]" office:value-type="float" office:value="848">
            <text:p>84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8592">
            <text:p>18592</text:p>
          </table:table-cell>
          <table:table-cell table:formula="of:=MOD(ROW([.B765]);16)" office:value-type="float" office:value="13">
            <text:p>13</text:p>
          </table:table-cell>
          <table:table-cell table:formula="of:=[.B750]-[.B749]" office:value-type="float" office:value="852">
            <text:p>85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9466">
            <text:p>19466</text:p>
          </table:table-cell>
          <table:table-cell table:formula="of:=MOD(ROW([.B766]);16)" office:value-type="float" office:value="14">
            <text:p>14</text:p>
          </table:table-cell>
          <table:table-cell table:formula="of:=[.B751]-[.B750]" office:value-type="float" office:value="874">
            <text:p>87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9541">
            <text:p>19541</text:p>
          </table:table-cell>
          <table:table-cell table:formula="of:=MOD(ROW([.B767]);16)" office:value-type="float" office:value="15">
            <text:p>15</text:p>
          </table:table-cell>
          <table:table-cell table:formula="of:=[.B752]-[.B751]" office:value-type="float" office:value="75">
            <text:p>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MOD(ROW([.B768]);16)" office:value-type="float" office:value="0">
            <text:p>0</text:p>
          </table:table-cell>
          <table:table-cell table:formula="of:=[.B753]-[.B752]" office:value-type="float" office:value="-19541">
            <text:p>-1954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145">
            <text:p>8145</text:p>
          </table:table-cell>
          <table:table-cell table:formula="of:=MOD(ROW([.B769]);16)" office:value-type="float" office:value="1">
            <text:p>1</text:p>
          </table:table-cell>
          <table:table-cell table:formula="of:=[.B754]-[.B753]" office:value-type="float" office:value="8145">
            <text:p>814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006">
            <text:p>9006</text:p>
          </table:table-cell>
          <table:table-cell table:formula="of:=MOD(ROW([.B770]);16)" office:value-type="float" office:value="2">
            <text:p>2</text:p>
          </table:table-cell>
          <table:table-cell table:formula="of:=[.B755]-[.B754]" office:value-type="float" office:value="861">
            <text:p>86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856">
            <text:p>9856</text:p>
          </table:table-cell>
          <table:table-cell table:formula="of:=MOD(ROW([.B771]);16)" office:value-type="float" office:value="3">
            <text:p>3</text:p>
          </table:table-cell>
          <table:table-cell table:formula="of:=[.B756]-[.B755]" office:value-type="float" office:value="850">
            <text:p>85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714">
            <text:p>10714</text:p>
          </table:table-cell>
          <table:table-cell table:formula="of:=MOD(ROW([.B772]);16)" office:value-type="float" office:value="4">
            <text:p>4</text:p>
          </table:table-cell>
          <table:table-cell table:formula="of:=[.B757]-[.B756]" office:value-type="float" office:value="858">
            <text:p>85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1587">
            <text:p>11587</text:p>
          </table:table-cell>
          <table:table-cell table:formula="of:=MOD(ROW([.B773]);16)" office:value-type="float" office:value="5">
            <text:p>5</text:p>
          </table:table-cell>
          <table:table-cell table:formula="of:=[.B758]-[.B757]" office:value-type="float" office:value="873">
            <text:p>87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2444">
            <text:p>12444</text:p>
          </table:table-cell>
          <table:table-cell table:formula="of:=MOD(ROW([.B774]);16)" office:value-type="float" office:value="6">
            <text:p>6</text:p>
          </table:table-cell>
          <table:table-cell table:formula="of:=[.B759]-[.B758]" office:value-type="float" office:value="857">
            <text:p>85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3298">
            <text:p>13298</text:p>
          </table:table-cell>
          <table:table-cell table:formula="of:=MOD(ROW([.B775]);16)" office:value-type="float" office:value="7">
            <text:p>7</text:p>
          </table:table-cell>
          <table:table-cell table:formula="of:=[.B760]-[.B759]" office:value-type="float" office:value="854">
            <text:p>85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4155">
            <text:p>14155</text:p>
          </table:table-cell>
          <table:table-cell table:formula="of:=MOD(ROW([.B776]);16)" office:value-type="float" office:value="8">
            <text:p>8</text:p>
          </table:table-cell>
          <table:table-cell table:formula="of:=[.B761]-[.B760]" office:value-type="float" office:value="857">
            <text:p>85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5007">
            <text:p>15007</text:p>
          </table:table-cell>
          <table:table-cell table:formula="of:=MOD(ROW([.B777]);16)" office:value-type="float" office:value="9">
            <text:p>9</text:p>
          </table:table-cell>
          <table:table-cell table:formula="of:=[.B762]-[.B761]" office:value-type="float" office:value="852">
            <text:p>85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5853">
            <text:p>15853</text:p>
          </table:table-cell>
          <table:table-cell table:formula="of:=MOD(ROW([.B778]);16)" office:value-type="float" office:value="10">
            <text:p>10</text:p>
          </table:table-cell>
          <table:table-cell table:formula="of:=[.B763]-[.B762]" office:value-type="float" office:value="846">
            <text:p>84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6701">
            <text:p>16701</text:p>
          </table:table-cell>
          <table:table-cell table:formula="of:=MOD(ROW([.B779]);16)" office:value-type="float" office:value="11">
            <text:p>11</text:p>
          </table:table-cell>
          <table:table-cell table:formula="of:=[.B764]-[.B763]" office:value-type="float" office:value="848">
            <text:p>84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7551">
            <text:p>17551</text:p>
          </table:table-cell>
          <table:table-cell table:formula="of:=MOD(ROW([.B780]);16)" office:value-type="float" office:value="12">
            <text:p>12</text:p>
          </table:table-cell>
          <table:table-cell table:formula="of:=[.B765]-[.B764]" office:value-type="float" office:value="850">
            <text:p>85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8402">
            <text:p>18402</text:p>
          </table:table-cell>
          <table:table-cell table:formula="of:=MOD(ROW([.B781]);16)" office:value-type="float" office:value="13">
            <text:p>13</text:p>
          </table:table-cell>
          <table:table-cell table:formula="of:=[.B766]-[.B765]" office:value-type="float" office:value="851">
            <text:p>85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9260">
            <text:p>19260</text:p>
          </table:table-cell>
          <table:table-cell table:formula="of:=MOD(ROW([.B782]);16)" office:value-type="float" office:value="14">
            <text:p>14</text:p>
          </table:table-cell>
          <table:table-cell table:formula="of:=[.B767]-[.B766]" office:value-type="float" office:value="858">
            <text:p>85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9300">
            <text:p>19300</text:p>
          </table:table-cell>
          <table:table-cell table:formula="of:=MOD(ROW([.B783]);16)" office:value-type="float" office:value="15">
            <text:p>15</text:p>
          </table:table-cell>
          <table:table-cell table:formula="of:=[.B768]-[.B767]" office:value-type="float" office:value="40">
            <text:p>4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MOD(ROW([.B784]);16)" office:value-type="float" office:value="0">
            <text:p>0</text:p>
          </table:table-cell>
          <table:table-cell table:formula="of:=[.B769]-[.B768]" office:value-type="float" office:value="-19300">
            <text:p>-1930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808">
            <text:p>8808</text:p>
          </table:table-cell>
          <table:table-cell table:formula="of:=MOD(ROW([.B785]);16)" office:value-type="float" office:value="1">
            <text:p>1</text:p>
          </table:table-cell>
          <table:table-cell table:formula="of:=[.B770]-[.B769]" office:value-type="float" office:value="8808">
            <text:p>880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670">
            <text:p>9670</text:p>
          </table:table-cell>
          <table:table-cell table:formula="of:=MOD(ROW([.B786]);16)" office:value-type="float" office:value="2">
            <text:p>2</text:p>
          </table:table-cell>
          <table:table-cell table:formula="of:=[.B771]-[.B770]" office:value-type="float" office:value="862">
            <text:p>86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539">
            <text:p>10539</text:p>
          </table:table-cell>
          <table:table-cell table:formula="of:=MOD(ROW([.B787]);16)" office:value-type="float" office:value="3">
            <text:p>3</text:p>
          </table:table-cell>
          <table:table-cell table:formula="of:=[.B772]-[.B771]" office:value-type="float" office:value="869">
            <text:p>86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1399">
            <text:p>11399</text:p>
          </table:table-cell>
          <table:table-cell table:formula="of:=MOD(ROW([.B788]);16)" office:value-type="float" office:value="4">
            <text:p>4</text:p>
          </table:table-cell>
          <table:table-cell table:formula="of:=[.B773]-[.B772]" office:value-type="float" office:value="860">
            <text:p>86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2254">
            <text:p>12254</text:p>
          </table:table-cell>
          <table:table-cell table:formula="of:=MOD(ROW([.B789]);16)" office:value-type="float" office:value="5">
            <text:p>5</text:p>
          </table:table-cell>
          <table:table-cell table:formula="of:=[.B774]-[.B773]" office:value-type="float" office:value="855">
            <text:p>85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3105">
            <text:p>13105</text:p>
          </table:table-cell>
          <table:table-cell table:formula="of:=MOD(ROW([.B790]);16)" office:value-type="float" office:value="6">
            <text:p>6</text:p>
          </table:table-cell>
          <table:table-cell table:formula="of:=[.B775]-[.B774]" office:value-type="float" office:value="851">
            <text:p>85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3949">
            <text:p>13949</text:p>
          </table:table-cell>
          <table:table-cell table:formula="of:=MOD(ROW([.B791]);16)" office:value-type="float" office:value="7">
            <text:p>7</text:p>
          </table:table-cell>
          <table:table-cell table:formula="of:=[.B776]-[.B775]" office:value-type="float" office:value="844">
            <text:p>84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4803">
            <text:p>14803</text:p>
          </table:table-cell>
          <table:table-cell table:formula="of:=MOD(ROW([.B792]);16)" office:value-type="float" office:value="8">
            <text:p>8</text:p>
          </table:table-cell>
          <table:table-cell table:formula="of:=[.B777]-[.B776]" office:value-type="float" office:value="854">
            <text:p>85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5650">
            <text:p>15650</text:p>
          </table:table-cell>
          <table:table-cell table:formula="of:=MOD(ROW([.B793]);16)" office:value-type="float" office:value="9">
            <text:p>9</text:p>
          </table:table-cell>
          <table:table-cell table:formula="of:=[.B778]-[.B777]" office:value-type="float" office:value="847">
            <text:p>84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6504">
            <text:p>16504</text:p>
          </table:table-cell>
          <table:table-cell table:formula="of:=MOD(ROW([.B794]);16)" office:value-type="float" office:value="10">
            <text:p>10</text:p>
          </table:table-cell>
          <table:table-cell table:formula="of:=[.B779]-[.B778]" office:value-type="float" office:value="854">
            <text:p>85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7354">
            <text:p>17354</text:p>
          </table:table-cell>
          <table:table-cell table:formula="of:=MOD(ROW([.B795]);16)" office:value-type="float" office:value="11">
            <text:p>11</text:p>
          </table:table-cell>
          <table:table-cell table:formula="of:=[.B780]-[.B779]" office:value-type="float" office:value="850">
            <text:p>85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8198">
            <text:p>18198</text:p>
          </table:table-cell>
          <table:table-cell table:formula="of:=MOD(ROW([.B796]);16)" office:value-type="float" office:value="12">
            <text:p>12</text:p>
          </table:table-cell>
          <table:table-cell table:formula="of:=[.B781]-[.B780]" office:value-type="float" office:value="844">
            <text:p>84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9046">
            <text:p>19046</text:p>
          </table:table-cell>
          <table:table-cell table:formula="of:=MOD(ROW([.B797]);16)" office:value-type="float" office:value="13">
            <text:p>13</text:p>
          </table:table-cell>
          <table:table-cell table:formula="of:=[.B782]-[.B781]" office:value-type="float" office:value="848">
            <text:p>84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9889">
            <text:p>19889</text:p>
          </table:table-cell>
          <table:table-cell table:formula="of:=MOD(ROW([.B798]);16)" office:value-type="float" office:value="14">
            <text:p>14</text:p>
          </table:table-cell>
          <table:table-cell table:formula="of:=[.B783]-[.B782]" office:value-type="float" office:value="843">
            <text:p>84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9929">
            <text:p>19929</text:p>
          </table:table-cell>
          <table:table-cell table:formula="of:=MOD(ROW([.B799]);16)" office:value-type="float" office:value="15">
            <text:p>15</text:p>
          </table:table-cell>
          <table:table-cell table:formula="of:=[.B784]-[.B783]" office:value-type="float" office:value="40">
            <text:p>4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MOD(ROW([.B800]);16)" office:value-type="float" office:value="0">
            <text:p>0</text:p>
          </table:table-cell>
          <table:table-cell table:formula="of:=[.B785]-[.B784]" office:value-type="float" office:value="-19929">
            <text:p>-1992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260">
            <text:p>8260</text:p>
          </table:table-cell>
          <table:table-cell table:formula="of:=MOD(ROW([.B801]);16)" office:value-type="float" office:value="1">
            <text:p>1</text:p>
          </table:table-cell>
          <table:table-cell table:formula="of:=[.B786]-[.B785]" office:value-type="float" office:value="8260">
            <text:p>826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125">
            <text:p>9125</text:p>
          </table:table-cell>
          <table:table-cell table:formula="of:=MOD(ROW([.B802]);16)" office:value-type="float" office:value="2">
            <text:p>2</text:p>
          </table:table-cell>
          <table:table-cell table:formula="of:=[.B787]-[.B786]" office:value-type="float" office:value="865">
            <text:p>86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986">
            <text:p>9986</text:p>
          </table:table-cell>
          <table:table-cell table:formula="of:=MOD(ROW([.B803]);16)" office:value-type="float" office:value="3">
            <text:p>3</text:p>
          </table:table-cell>
          <table:table-cell table:formula="of:=[.B788]-[.B787]" office:value-type="float" office:value="861">
            <text:p>86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835">
            <text:p>10835</text:p>
          </table:table-cell>
          <table:table-cell table:formula="of:=MOD(ROW([.B804]);16)" office:value-type="float" office:value="4">
            <text:p>4</text:p>
          </table:table-cell>
          <table:table-cell table:formula="of:=[.B789]-[.B788]" office:value-type="float" office:value="849">
            <text:p>84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1687">
            <text:p>11687</text:p>
          </table:table-cell>
          <table:table-cell table:formula="of:=MOD(ROW([.B805]);16)" office:value-type="float" office:value="5">
            <text:p>5</text:p>
          </table:table-cell>
          <table:table-cell table:formula="of:=[.B790]-[.B789]" office:value-type="float" office:value="852">
            <text:p>85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2542">
            <text:p>12542</text:p>
          </table:table-cell>
          <table:table-cell table:formula="of:=MOD(ROW([.B806]);16)" office:value-type="float" office:value="6">
            <text:p>6</text:p>
          </table:table-cell>
          <table:table-cell table:formula="of:=[.B791]-[.B790]" office:value-type="float" office:value="855">
            <text:p>85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3401">
            <text:p>13401</text:p>
          </table:table-cell>
          <table:table-cell table:formula="of:=MOD(ROW([.B807]);16)" office:value-type="float" office:value="7">
            <text:p>7</text:p>
          </table:table-cell>
          <table:table-cell table:formula="of:=[.B792]-[.B791]" office:value-type="float" office:value="859">
            <text:p>85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4267">
            <text:p>14267</text:p>
          </table:table-cell>
          <table:table-cell table:formula="of:=MOD(ROW([.B808]);16)" office:value-type="float" office:value="8">
            <text:p>8</text:p>
          </table:table-cell>
          <table:table-cell table:formula="of:=[.B793]-[.B792]" office:value-type="float" office:value="866">
            <text:p>86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5127">
            <text:p>15127</text:p>
          </table:table-cell>
          <table:table-cell table:formula="of:=MOD(ROW([.B809]);16)" office:value-type="float" office:value="9">
            <text:p>9</text:p>
          </table:table-cell>
          <table:table-cell table:formula="of:=[.B794]-[.B793]" office:value-type="float" office:value="860">
            <text:p>86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5979">
            <text:p>15979</text:p>
          </table:table-cell>
          <table:table-cell table:formula="of:=MOD(ROW([.B810]);16)" office:value-type="float" office:value="10">
            <text:p>10</text:p>
          </table:table-cell>
          <table:table-cell table:formula="of:=[.B795]-[.B794]" office:value-type="float" office:value="852">
            <text:p>85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6835">
            <text:p>16835</text:p>
          </table:table-cell>
          <table:table-cell table:formula="of:=MOD(ROW([.B811]);16)" office:value-type="float" office:value="11">
            <text:p>11</text:p>
          </table:table-cell>
          <table:table-cell table:formula="of:=[.B796]-[.B795]" office:value-type="float" office:value="856">
            <text:p>85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7686">
            <text:p>17686</text:p>
          </table:table-cell>
          <table:table-cell table:formula="of:=MOD(ROW([.B812]);16)" office:value-type="float" office:value="12">
            <text:p>12</text:p>
          </table:table-cell>
          <table:table-cell table:formula="of:=[.B797]-[.B796]" office:value-type="float" office:value="851">
            <text:p>85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8534">
            <text:p>18534</text:p>
          </table:table-cell>
          <table:table-cell table:formula="of:=MOD(ROW([.B813]);16)" office:value-type="float" office:value="13">
            <text:p>13</text:p>
          </table:table-cell>
          <table:table-cell table:formula="of:=[.B798]-[.B797]" office:value-type="float" office:value="848">
            <text:p>84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9382">
            <text:p>19382</text:p>
          </table:table-cell>
          <table:table-cell table:formula="of:=MOD(ROW([.B814]);16)" office:value-type="float" office:value="14">
            <text:p>14</text:p>
          </table:table-cell>
          <table:table-cell table:formula="of:=[.B799]-[.B798]" office:value-type="float" office:value="848">
            <text:p>84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9425">
            <text:p>19425</text:p>
          </table:table-cell>
          <table:table-cell table:formula="of:=MOD(ROW([.B815]);16)" office:value-type="float" office:value="15">
            <text:p>15</text:p>
          </table:table-cell>
          <table:table-cell table:formula="of:=[.B800]-[.B799]" office:value-type="float" office:value="43">
            <text:p>4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MOD(ROW([.B816]);16)" office:value-type="float" office:value="0">
            <text:p>0</text:p>
          </table:table-cell>
          <table:table-cell table:formula="of:=[.B801]-[.B800]" office:value-type="float" office:value="-19425">
            <text:p>-194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668">
            <text:p>8668</text:p>
          </table:table-cell>
          <table:table-cell table:formula="of:=MOD(ROW([.B817]);16)" office:value-type="float" office:value="1">
            <text:p>1</text:p>
          </table:table-cell>
          <table:table-cell table:formula="of:=[.B802]-[.B801]" office:value-type="float" office:value="8668">
            <text:p>866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529">
            <text:p>9529</text:p>
          </table:table-cell>
          <table:table-cell table:formula="of:=MOD(ROW([.B818]);16)" office:value-type="float" office:value="2">
            <text:p>2</text:p>
          </table:table-cell>
          <table:table-cell table:formula="of:=[.B803]-[.B802]" office:value-type="float" office:value="861">
            <text:p>86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381">
            <text:p>10381</text:p>
          </table:table-cell>
          <table:table-cell table:formula="of:=MOD(ROW([.B819]);16)" office:value-type="float" office:value="3">
            <text:p>3</text:p>
          </table:table-cell>
          <table:table-cell table:formula="of:=[.B804]-[.B803]" office:value-type="float" office:value="852">
            <text:p>85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1230">
            <text:p>11230</text:p>
          </table:table-cell>
          <table:table-cell table:formula="of:=MOD(ROW([.B820]);16)" office:value-type="float" office:value="4">
            <text:p>4</text:p>
          </table:table-cell>
          <table:table-cell table:formula="of:=[.B805]-[.B804]" office:value-type="float" office:value="849">
            <text:p>84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2090">
            <text:p>12090</text:p>
          </table:table-cell>
          <table:table-cell table:formula="of:=MOD(ROW([.B821]);16)" office:value-type="float" office:value="5">
            <text:p>5</text:p>
          </table:table-cell>
          <table:table-cell table:formula="of:=[.B806]-[.B805]" office:value-type="float" office:value="860">
            <text:p>86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2955">
            <text:p>12955</text:p>
          </table:table-cell>
          <table:table-cell table:formula="of:=MOD(ROW([.B822]);16)" office:value-type="float" office:value="6">
            <text:p>6</text:p>
          </table:table-cell>
          <table:table-cell table:formula="of:=[.B807]-[.B806]" office:value-type="float" office:value="865">
            <text:p>86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3810">
            <text:p>13810</text:p>
          </table:table-cell>
          <table:table-cell table:formula="of:=MOD(ROW([.B823]);16)" office:value-type="float" office:value="7">
            <text:p>7</text:p>
          </table:table-cell>
          <table:table-cell table:formula="of:=[.B808]-[.B807]" office:value-type="float" office:value="855">
            <text:p>85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4665">
            <text:p>14665</text:p>
          </table:table-cell>
          <table:table-cell table:formula="of:=MOD(ROW([.B824]);16)" office:value-type="float" office:value="8">
            <text:p>8</text:p>
          </table:table-cell>
          <table:table-cell table:formula="of:=[.B809]-[.B808]" office:value-type="float" office:value="855">
            <text:p>85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5519">
            <text:p>15519</text:p>
          </table:table-cell>
          <table:table-cell table:formula="of:=MOD(ROW([.B825]);16)" office:value-type="float" office:value="9">
            <text:p>9</text:p>
          </table:table-cell>
          <table:table-cell table:formula="of:=[.B810]-[.B809]" office:value-type="float" office:value="854">
            <text:p>85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6364">
            <text:p>16364</text:p>
          </table:table-cell>
          <table:table-cell table:formula="of:=MOD(ROW([.B826]);16)" office:value-type="float" office:value="10">
            <text:p>10</text:p>
          </table:table-cell>
          <table:table-cell table:formula="of:=[.B811]-[.B810]" office:value-type="float" office:value="845">
            <text:p>84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7215">
            <text:p>17215</text:p>
          </table:table-cell>
          <table:table-cell table:formula="of:=MOD(ROW([.B827]);16)" office:value-type="float" office:value="11">
            <text:p>11</text:p>
          </table:table-cell>
          <table:table-cell table:formula="of:=[.B812]-[.B811]" office:value-type="float" office:value="851">
            <text:p>85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8062">
            <text:p>18062</text:p>
          </table:table-cell>
          <table:table-cell table:formula="of:=MOD(ROW([.B828]);16)" office:value-type="float" office:value="12">
            <text:p>12</text:p>
          </table:table-cell>
          <table:table-cell table:formula="of:=[.B813]-[.B812]" office:value-type="float" office:value="847">
            <text:p>84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8909">
            <text:p>18909</text:p>
          </table:table-cell>
          <table:table-cell table:formula="of:=MOD(ROW([.B829]);16)" office:value-type="float" office:value="13">
            <text:p>13</text:p>
          </table:table-cell>
          <table:table-cell table:formula="of:=[.B814]-[.B813]" office:value-type="float" office:value="847">
            <text:p>84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9758">
            <text:p>19758</text:p>
          </table:table-cell>
          <table:table-cell table:formula="of:=MOD(ROW([.B830]);16)" office:value-type="float" office:value="14">
            <text:p>14</text:p>
          </table:table-cell>
          <table:table-cell table:formula="of:=[.B815]-[.B814]" office:value-type="float" office:value="849">
            <text:p>84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9798">
            <text:p>19798</text:p>
          </table:table-cell>
          <table:table-cell table:formula="of:=MOD(ROW([.B831]);16)" office:value-type="float" office:value="15">
            <text:p>15</text:p>
          </table:table-cell>
          <table:table-cell table:formula="of:=[.B816]-[.B815]" office:value-type="float" office:value="40">
            <text:p>4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MOD(ROW([.B832]);16)" office:value-type="float" office:value="0">
            <text:p>0</text:p>
          </table:table-cell>
          <table:table-cell table:formula="of:=[.B817]-[.B816]" office:value-type="float" office:value="-19798">
            <text:p>-1979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105">
            <text:p>8105</text:p>
          </table:table-cell>
          <table:table-cell table:formula="of:=MOD(ROW([.B833]);16)" office:value-type="float" office:value="1">
            <text:p>1</text:p>
          </table:table-cell>
          <table:table-cell table:formula="of:=[.B818]-[.B817]" office:value-type="float" office:value="8105">
            <text:p>810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970">
            <text:p>8970</text:p>
          </table:table-cell>
          <table:table-cell table:formula="of:=MOD(ROW([.B834]);16)" office:value-type="float" office:value="2">
            <text:p>2</text:p>
          </table:table-cell>
          <table:table-cell table:formula="of:=[.B819]-[.B818]" office:value-type="float" office:value="865">
            <text:p>86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821">
            <text:p>9821</text:p>
          </table:table-cell>
          <table:table-cell table:formula="of:=MOD(ROW([.B835]);16)" office:value-type="float" office:value="3">
            <text:p>3</text:p>
          </table:table-cell>
          <table:table-cell table:formula="of:=[.B820]-[.B819]" office:value-type="float" office:value="851">
            <text:p>85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667">
            <text:p>10667</text:p>
          </table:table-cell>
          <table:table-cell table:formula="of:=MOD(ROW([.B836]);16)" office:value-type="float" office:value="4">
            <text:p>4</text:p>
          </table:table-cell>
          <table:table-cell table:formula="of:=[.B821]-[.B820]" office:value-type="float" office:value="846">
            <text:p>84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1535">
            <text:p>11535</text:p>
          </table:table-cell>
          <table:table-cell table:formula="of:=MOD(ROW([.B837]);16)" office:value-type="float" office:value="5">
            <text:p>5</text:p>
          </table:table-cell>
          <table:table-cell table:formula="of:=[.B822]-[.B821]" office:value-type="float" office:value="868">
            <text:p>86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2395">
            <text:p>12395</text:p>
          </table:table-cell>
          <table:table-cell table:formula="of:=MOD(ROW([.B838]);16)" office:value-type="float" office:value="6">
            <text:p>6</text:p>
          </table:table-cell>
          <table:table-cell table:formula="of:=[.B823]-[.B822]" office:value-type="float" office:value="860">
            <text:p>86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3256">
            <text:p>13256</text:p>
          </table:table-cell>
          <table:table-cell table:formula="of:=MOD(ROW([.B839]);16)" office:value-type="float" office:value="7">
            <text:p>7</text:p>
          </table:table-cell>
          <table:table-cell table:formula="of:=[.B824]-[.B823]" office:value-type="float" office:value="861">
            <text:p>86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4112">
            <text:p>14112</text:p>
          </table:table-cell>
          <table:table-cell table:formula="of:=MOD(ROW([.B840]);16)" office:value-type="float" office:value="8">
            <text:p>8</text:p>
          </table:table-cell>
          <table:table-cell table:formula="of:=[.B825]-[.B824]" office:value-type="float" office:value="856">
            <text:p>85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4963">
            <text:p>14963</text:p>
          </table:table-cell>
          <table:table-cell table:formula="of:=MOD(ROW([.B841]);16)" office:value-type="float" office:value="9">
            <text:p>9</text:p>
          </table:table-cell>
          <table:table-cell table:formula="of:=[.B826]-[.B825]" office:value-type="float" office:value="851">
            <text:p>85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5811">
            <text:p>15811</text:p>
          </table:table-cell>
          <table:table-cell table:formula="of:=MOD(ROW([.B842]);16)" office:value-type="float" office:value="10">
            <text:p>10</text:p>
          </table:table-cell>
          <table:table-cell table:formula="of:=[.B827]-[.B826]" office:value-type="float" office:value="848">
            <text:p>84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6665">
            <text:p>16665</text:p>
          </table:table-cell>
          <table:table-cell table:formula="of:=MOD(ROW([.B843]);16)" office:value-type="float" office:value="11">
            <text:p>11</text:p>
          </table:table-cell>
          <table:table-cell table:formula="of:=[.B828]-[.B827]" office:value-type="float" office:value="854">
            <text:p>85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7513">
            <text:p>17513</text:p>
          </table:table-cell>
          <table:table-cell table:formula="of:=MOD(ROW([.B844]);16)" office:value-type="float" office:value="12">
            <text:p>12</text:p>
          </table:table-cell>
          <table:table-cell table:formula="of:=[.B829]-[.B828]" office:value-type="float" office:value="848">
            <text:p>84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8357">
            <text:p>18357</text:p>
          </table:table-cell>
          <table:table-cell table:formula="of:=MOD(ROW([.B845]);16)" office:value-type="float" office:value="13">
            <text:p>13</text:p>
          </table:table-cell>
          <table:table-cell table:formula="of:=[.B830]-[.B829]" office:value-type="float" office:value="844">
            <text:p>84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9202">
            <text:p>19202</text:p>
          </table:table-cell>
          <table:table-cell table:formula="of:=MOD(ROW([.B846]);16)" office:value-type="float" office:value="14">
            <text:p>14</text:p>
          </table:table-cell>
          <table:table-cell table:formula="of:=[.B831]-[.B830]" office:value-type="float" office:value="845">
            <text:p>84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9240">
            <text:p>19240</text:p>
          </table:table-cell>
          <table:table-cell table:formula="of:=MOD(ROW([.B847]);16)" office:value-type="float" office:value="15">
            <text:p>15</text:p>
          </table:table-cell>
          <table:table-cell table:formula="of:=[.B832]-[.B831]" office:value-type="float" office:value="38">
            <text:p>3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MOD(ROW([.B848]);16)" office:value-type="float" office:value="0">
            <text:p>0</text:p>
          </table:table-cell>
          <table:table-cell table:formula="of:=[.B833]-[.B832]" office:value-type="float" office:value="-19240">
            <text:p>-1924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572">
            <text:p>8572</text:p>
          </table:table-cell>
          <table:table-cell table:formula="of:=MOD(ROW([.B849]);16)" office:value-type="float" office:value="1">
            <text:p>1</text:p>
          </table:table-cell>
          <table:table-cell table:formula="of:=[.B834]-[.B833]" office:value-type="float" office:value="8572">
            <text:p>857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447">
            <text:p>9447</text:p>
          </table:table-cell>
          <table:table-cell table:formula="of:=MOD(ROW([.B850]);16)" office:value-type="float" office:value="2">
            <text:p>2</text:p>
          </table:table-cell>
          <table:table-cell table:formula="of:=[.B835]-[.B834]" office:value-type="float" office:value="875">
            <text:p>8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297">
            <text:p>10297</text:p>
          </table:table-cell>
          <table:table-cell table:formula="of:=MOD(ROW([.B851]);16)" office:value-type="float" office:value="3">
            <text:p>3</text:p>
          </table:table-cell>
          <table:table-cell table:formula="of:=[.B836]-[.B835]" office:value-type="float" office:value="850">
            <text:p>85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1161">
            <text:p>11161</text:p>
          </table:table-cell>
          <table:table-cell table:formula="of:=MOD(ROW([.B852]);16)" office:value-type="float" office:value="4">
            <text:p>4</text:p>
          </table:table-cell>
          <table:table-cell table:formula="of:=[.B837]-[.B836]" office:value-type="float" office:value="864">
            <text:p>86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2034">
            <text:p>12034</text:p>
          </table:table-cell>
          <table:table-cell table:formula="of:=MOD(ROW([.B853]);16)" office:value-type="float" office:value="5">
            <text:p>5</text:p>
          </table:table-cell>
          <table:table-cell table:formula="of:=[.B838]-[.B837]" office:value-type="float" office:value="873">
            <text:p>87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2897">
            <text:p>12897</text:p>
          </table:table-cell>
          <table:table-cell table:formula="of:=MOD(ROW([.B854]);16)" office:value-type="float" office:value="6">
            <text:p>6</text:p>
          </table:table-cell>
          <table:table-cell table:formula="of:=[.B839]-[.B838]" office:value-type="float" office:value="863">
            <text:p>86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3756">
            <text:p>13756</text:p>
          </table:table-cell>
          <table:table-cell table:formula="of:=MOD(ROW([.B855]);16)" office:value-type="float" office:value="7">
            <text:p>7</text:p>
          </table:table-cell>
          <table:table-cell table:formula="of:=[.B840]-[.B839]" office:value-type="float" office:value="859">
            <text:p>85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4611">
            <text:p>14611</text:p>
          </table:table-cell>
          <table:table-cell table:formula="of:=MOD(ROW([.B856]);16)" office:value-type="float" office:value="8">
            <text:p>8</text:p>
          </table:table-cell>
          <table:table-cell table:formula="of:=[.B841]-[.B840]" office:value-type="float" office:value="855">
            <text:p>85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5466">
            <text:p>15466</text:p>
          </table:table-cell>
          <table:table-cell table:formula="of:=MOD(ROW([.B857]);16)" office:value-type="float" office:value="9">
            <text:p>9</text:p>
          </table:table-cell>
          <table:table-cell table:formula="of:=[.B842]-[.B841]" office:value-type="float" office:value="855">
            <text:p>85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6313">
            <text:p>16313</text:p>
          </table:table-cell>
          <table:table-cell table:formula="of:=MOD(ROW([.B858]);16)" office:value-type="float" office:value="10">
            <text:p>10</text:p>
          </table:table-cell>
          <table:table-cell table:formula="of:=[.B843]-[.B842]" office:value-type="float" office:value="847">
            <text:p>84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7162">
            <text:p>17162</text:p>
          </table:table-cell>
          <table:table-cell table:formula="of:=MOD(ROW([.B859]);16)" office:value-type="float" office:value="11">
            <text:p>11</text:p>
          </table:table-cell>
          <table:table-cell table:formula="of:=[.B844]-[.B843]" office:value-type="float" office:value="849">
            <text:p>84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8012">
            <text:p>18012</text:p>
          </table:table-cell>
          <table:table-cell table:formula="of:=MOD(ROW([.B860]);16)" office:value-type="float" office:value="12">
            <text:p>12</text:p>
          </table:table-cell>
          <table:table-cell table:formula="of:=[.B845]-[.B844]" office:value-type="float" office:value="850">
            <text:p>85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8860">
            <text:p>18860</text:p>
          </table:table-cell>
          <table:table-cell table:formula="of:=MOD(ROW([.B861]);16)" office:value-type="float" office:value="13">
            <text:p>13</text:p>
          </table:table-cell>
          <table:table-cell table:formula="of:=[.B846]-[.B845]" office:value-type="float" office:value="848">
            <text:p>84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9705">
            <text:p>19705</text:p>
          </table:table-cell>
          <table:table-cell table:formula="of:=MOD(ROW([.B862]);16)" office:value-type="float" office:value="14">
            <text:p>14</text:p>
          </table:table-cell>
          <table:table-cell table:formula="of:=[.B847]-[.B846]" office:value-type="float" office:value="845">
            <text:p>84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9765">
            <text:p>19765</text:p>
          </table:table-cell>
          <table:table-cell table:formula="of:=MOD(ROW([.B863]);16)" office:value-type="float" office:value="15">
            <text:p>15</text:p>
          </table:table-cell>
          <table:table-cell table:formula="of:=[.B848]-[.B847]" office:value-type="float" office:value="60">
            <text:p>6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MOD(ROW([.B864]);16)" office:value-type="float" office:value="0">
            <text:p>0</text:p>
          </table:table-cell>
          <table:table-cell table:formula="of:=[.B849]-[.B848]" office:value-type="float" office:value="-19765">
            <text:p>-1976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337">
            <text:p>9337</text:p>
          </table:table-cell>
          <table:table-cell table:formula="of:=MOD(ROW([.B865]);16)" office:value-type="float" office:value="1">
            <text:p>1</text:p>
          </table:table-cell>
          <table:table-cell table:formula="of:=[.B850]-[.B849]" office:value-type="float" office:value="9337">
            <text:p>933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203">
            <text:p>10203</text:p>
          </table:table-cell>
          <table:table-cell table:formula="of:=MOD(ROW([.B866]);16)" office:value-type="float" office:value="2">
            <text:p>2</text:p>
          </table:table-cell>
          <table:table-cell table:formula="of:=[.B851]-[.B850]" office:value-type="float" office:value="866">
            <text:p>86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1057">
            <text:p>11057</text:p>
          </table:table-cell>
          <table:table-cell table:formula="of:=MOD(ROW([.B867]);16)" office:value-type="float" office:value="3">
            <text:p>3</text:p>
          </table:table-cell>
          <table:table-cell table:formula="of:=[.B852]-[.B851]" office:value-type="float" office:value="854">
            <text:p>85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1910">
            <text:p>11910</text:p>
          </table:table-cell>
          <table:table-cell table:formula="of:=MOD(ROW([.B868]);16)" office:value-type="float" office:value="4">
            <text:p>4</text:p>
          </table:table-cell>
          <table:table-cell table:formula="of:=[.B853]-[.B852]" office:value-type="float" office:value="853">
            <text:p>85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2762">
            <text:p>12762</text:p>
          </table:table-cell>
          <table:table-cell table:formula="of:=MOD(ROW([.B869]);16)" office:value-type="float" office:value="5">
            <text:p>5</text:p>
          </table:table-cell>
          <table:table-cell table:formula="of:=[.B854]-[.B853]" office:value-type="float" office:value="852">
            <text:p>85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3618">
            <text:p>13618</text:p>
          </table:table-cell>
          <table:table-cell table:formula="of:=MOD(ROW([.B870]);16)" office:value-type="float" office:value="6">
            <text:p>6</text:p>
          </table:table-cell>
          <table:table-cell table:formula="of:=[.B855]-[.B854]" office:value-type="float" office:value="856">
            <text:p>85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4472">
            <text:p>14472</text:p>
          </table:table-cell>
          <table:table-cell table:formula="of:=MOD(ROW([.B871]);16)" office:value-type="float" office:value="7">
            <text:p>7</text:p>
          </table:table-cell>
          <table:table-cell table:formula="of:=[.B856]-[.B855]" office:value-type="float" office:value="854">
            <text:p>85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5332">
            <text:p>15332</text:p>
          </table:table-cell>
          <table:table-cell table:formula="of:=MOD(ROW([.B872]);16)" office:value-type="float" office:value="8">
            <text:p>8</text:p>
          </table:table-cell>
          <table:table-cell table:formula="of:=[.B857]-[.B856]" office:value-type="float" office:value="860">
            <text:p>86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6187">
            <text:p>16187</text:p>
          </table:table-cell>
          <table:table-cell table:formula="of:=MOD(ROW([.B873]);16)" office:value-type="float" office:value="9">
            <text:p>9</text:p>
          </table:table-cell>
          <table:table-cell table:formula="of:=[.B858]-[.B857]" office:value-type="float" office:value="855">
            <text:p>85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7069">
            <text:p>17069</text:p>
          </table:table-cell>
          <table:table-cell table:formula="of:=MOD(ROW([.B874]);16)" office:value-type="float" office:value="10">
            <text:p>10</text:p>
          </table:table-cell>
          <table:table-cell table:formula="of:=[.B859]-[.B858]" office:value-type="float" office:value="882">
            <text:p>88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7918">
            <text:p>17918</text:p>
          </table:table-cell>
          <table:table-cell table:formula="of:=MOD(ROW([.B875]);16)" office:value-type="float" office:value="11">
            <text:p>11</text:p>
          </table:table-cell>
          <table:table-cell table:formula="of:=[.B860]-[.B859]" office:value-type="float" office:value="849">
            <text:p>84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8763">
            <text:p>18763</text:p>
          </table:table-cell>
          <table:table-cell table:formula="of:=MOD(ROW([.B876]);16)" office:value-type="float" office:value="12">
            <text:p>12</text:p>
          </table:table-cell>
          <table:table-cell table:formula="of:=[.B861]-[.B860]" office:value-type="float" office:value="845">
            <text:p>84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9610">
            <text:p>19610</text:p>
          </table:table-cell>
          <table:table-cell table:formula="of:=MOD(ROW([.B877]);16)" office:value-type="float" office:value="13">
            <text:p>13</text:p>
          </table:table-cell>
          <table:table-cell table:formula="of:=[.B862]-[.B861]" office:value-type="float" office:value="847">
            <text:p>84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0458">
            <text:p>20458</text:p>
          </table:table-cell>
          <table:table-cell table:formula="of:=MOD(ROW([.B878]);16)" office:value-type="float" office:value="14">
            <text:p>14</text:p>
          </table:table-cell>
          <table:table-cell table:formula="of:=[.B863]-[.B862]" office:value-type="float" office:value="848">
            <text:p>84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0531">
            <text:p>20531</text:p>
          </table:table-cell>
          <table:table-cell table:formula="of:=MOD(ROW([.B879]);16)" office:value-type="float" office:value="15">
            <text:p>15</text:p>
          </table:table-cell>
          <table:table-cell table:formula="of:=[.B864]-[.B863]" office:value-type="float" office:value="73">
            <text:p>7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MOD(ROW([.B880]);16)" office:value-type="float" office:value="0">
            <text:p>0</text:p>
          </table:table-cell>
          <table:table-cell table:formula="of:=[.B865]-[.B864]" office:value-type="float" office:value="-20531">
            <text:p>-2053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460">
            <text:p>8460</text:p>
          </table:table-cell>
          <table:table-cell table:formula="of:=MOD(ROW([.B881]);16)" office:value-type="float" office:value="1">
            <text:p>1</text:p>
          </table:table-cell>
          <table:table-cell table:formula="of:=[.B866]-[.B865]" office:value-type="float" office:value="8460">
            <text:p>846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350">
            <text:p>9350</text:p>
          </table:table-cell>
          <table:table-cell table:formula="of:=MOD(ROW([.B882]);16)" office:value-type="float" office:value="2">
            <text:p>2</text:p>
          </table:table-cell>
          <table:table-cell table:formula="of:=[.B867]-[.B866]" office:value-type="float" office:value="890">
            <text:p>89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197">
            <text:p>10197</text:p>
          </table:table-cell>
          <table:table-cell table:formula="of:=MOD(ROW([.B883]);16)" office:value-type="float" office:value="3">
            <text:p>3</text:p>
          </table:table-cell>
          <table:table-cell table:formula="of:=[.B868]-[.B867]" office:value-type="float" office:value="847">
            <text:p>84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1053">
            <text:p>11053</text:p>
          </table:table-cell>
          <table:table-cell table:formula="of:=MOD(ROW([.B884]);16)" office:value-type="float" office:value="4">
            <text:p>4</text:p>
          </table:table-cell>
          <table:table-cell table:formula="of:=[.B869]-[.B868]" office:value-type="float" office:value="856">
            <text:p>85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1908">
            <text:p>11908</text:p>
          </table:table-cell>
          <table:table-cell table:formula="of:=MOD(ROW([.B885]);16)" office:value-type="float" office:value="5">
            <text:p>5</text:p>
          </table:table-cell>
          <table:table-cell table:formula="of:=[.B870]-[.B869]" office:value-type="float" office:value="855">
            <text:p>85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2770">
            <text:p>12770</text:p>
          </table:table-cell>
          <table:table-cell table:formula="of:=MOD(ROW([.B886]);16)" office:value-type="float" office:value="6">
            <text:p>6</text:p>
          </table:table-cell>
          <table:table-cell table:formula="of:=[.B871]-[.B870]" office:value-type="float" office:value="862">
            <text:p>86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3628">
            <text:p>13628</text:p>
          </table:table-cell>
          <table:table-cell table:formula="of:=MOD(ROW([.B887]);16)" office:value-type="float" office:value="7">
            <text:p>7</text:p>
          </table:table-cell>
          <table:table-cell table:formula="of:=[.B872]-[.B871]" office:value-type="float" office:value="858">
            <text:p>85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4482">
            <text:p>14482</text:p>
          </table:table-cell>
          <table:table-cell table:formula="of:=MOD(ROW([.B888]);16)" office:value-type="float" office:value="8">
            <text:p>8</text:p>
          </table:table-cell>
          <table:table-cell table:formula="of:=[.B873]-[.B872]" office:value-type="float" office:value="854">
            <text:p>85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5344">
            <text:p>15344</text:p>
          </table:table-cell>
          <table:table-cell table:formula="of:=MOD(ROW([.B889]);16)" office:value-type="float" office:value="9">
            <text:p>9</text:p>
          </table:table-cell>
          <table:table-cell table:formula="of:=[.B874]-[.B873]" office:value-type="float" office:value="862">
            <text:p>86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6193">
            <text:p>16193</text:p>
          </table:table-cell>
          <table:table-cell table:formula="of:=MOD(ROW([.B890]);16)" office:value-type="float" office:value="10">
            <text:p>10</text:p>
          </table:table-cell>
          <table:table-cell table:formula="of:=[.B875]-[.B874]" office:value-type="float" office:value="849">
            <text:p>84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7040">
            <text:p>17040</text:p>
          </table:table-cell>
          <table:table-cell table:formula="of:=MOD(ROW([.B891]);16)" office:value-type="float" office:value="11">
            <text:p>11</text:p>
          </table:table-cell>
          <table:table-cell table:formula="of:=[.B876]-[.B875]" office:value-type="float" office:value="847">
            <text:p>84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7895">
            <text:p>17895</text:p>
          </table:table-cell>
          <table:table-cell table:formula="of:=MOD(ROW([.B892]);16)" office:value-type="float" office:value="12">
            <text:p>12</text:p>
          </table:table-cell>
          <table:table-cell table:formula="of:=[.B877]-[.B876]" office:value-type="float" office:value="855">
            <text:p>85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8747">
            <text:p>18747</text:p>
          </table:table-cell>
          <table:table-cell table:formula="of:=MOD(ROW([.B893]);16)" office:value-type="float" office:value="13">
            <text:p>13</text:p>
          </table:table-cell>
          <table:table-cell table:formula="of:=[.B878]-[.B877]" office:value-type="float" office:value="852">
            <text:p>85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9593">
            <text:p>19593</text:p>
          </table:table-cell>
          <table:table-cell table:formula="of:=MOD(ROW([.B894]);16)" office:value-type="float" office:value="14">
            <text:p>14</text:p>
          </table:table-cell>
          <table:table-cell table:formula="of:=[.B879]-[.B878]" office:value-type="float" office:value="846">
            <text:p>84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9667">
            <text:p>19667</text:p>
          </table:table-cell>
          <table:table-cell table:formula="of:=MOD(ROW([.B895]);16)" office:value-type="float" office:value="15">
            <text:p>15</text:p>
          </table:table-cell>
          <table:table-cell table:formula="of:=[.B880]-[.B879]" office:value-type="float" office:value="74">
            <text:p>7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MOD(ROW([.B896]);16)" office:value-type="float" office:value="0">
            <text:p>0</text:p>
          </table:table-cell>
          <table:table-cell table:formula="of:=[.B881]-[.B880]" office:value-type="float" office:value="-19667">
            <text:p>-1966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943">
            <text:p>8943</text:p>
          </table:table-cell>
          <table:table-cell table:formula="of:=MOD(ROW([.B897]);16)" office:value-type="float" office:value="1">
            <text:p>1</text:p>
          </table:table-cell>
          <table:table-cell table:formula="of:=[.B882]-[.B881]" office:value-type="float" office:value="8943">
            <text:p>894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810">
            <text:p>9810</text:p>
          </table:table-cell>
          <table:table-cell table:formula="of:=MOD(ROW([.B898]);16)" office:value-type="float" office:value="2">
            <text:p>2</text:p>
          </table:table-cell>
          <table:table-cell table:formula="of:=[.B883]-[.B882]" office:value-type="float" office:value="867">
            <text:p>86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657">
            <text:p>10657</text:p>
          </table:table-cell>
          <table:table-cell table:formula="of:=MOD(ROW([.B899]);16)" office:value-type="float" office:value="3">
            <text:p>3</text:p>
          </table:table-cell>
          <table:table-cell table:formula="of:=[.B884]-[.B883]" office:value-type="float" office:value="847">
            <text:p>84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1516">
            <text:p>11516</text:p>
          </table:table-cell>
          <table:table-cell table:formula="of:=MOD(ROW([.B900]);16)" office:value-type="float" office:value="4">
            <text:p>4</text:p>
          </table:table-cell>
          <table:table-cell table:formula="of:=[.B885]-[.B884]" office:value-type="float" office:value="859">
            <text:p>85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2370">
            <text:p>12370</text:p>
          </table:table-cell>
          <table:table-cell table:formula="of:=MOD(ROW([.B901]);16)" office:value-type="float" office:value="5">
            <text:p>5</text:p>
          </table:table-cell>
          <table:table-cell table:formula="of:=[.B886]-[.B885]" office:value-type="float" office:value="854">
            <text:p>85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3239">
            <text:p>13239</text:p>
          </table:table-cell>
          <table:table-cell table:formula="of:=MOD(ROW([.B902]);16)" office:value-type="float" office:value="6">
            <text:p>6</text:p>
          </table:table-cell>
          <table:table-cell table:formula="of:=[.B887]-[.B886]" office:value-type="float" office:value="869">
            <text:p>86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4102">
            <text:p>14102</text:p>
          </table:table-cell>
          <table:table-cell table:formula="of:=MOD(ROW([.B903]);16)" office:value-type="float" office:value="7">
            <text:p>7</text:p>
          </table:table-cell>
          <table:table-cell table:formula="of:=[.B888]-[.B887]" office:value-type="float" office:value="863">
            <text:p>86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4963">
            <text:p>14963</text:p>
          </table:table-cell>
          <table:table-cell table:formula="of:=MOD(ROW([.B904]);16)" office:value-type="float" office:value="8">
            <text:p>8</text:p>
          </table:table-cell>
          <table:table-cell table:formula="of:=[.B889]-[.B888]" office:value-type="float" office:value="861">
            <text:p>86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5815">
            <text:p>15815</text:p>
          </table:table-cell>
          <table:table-cell table:formula="of:=MOD(ROW([.B905]);16)" office:value-type="float" office:value="9">
            <text:p>9</text:p>
          </table:table-cell>
          <table:table-cell table:formula="of:=[.B890]-[.B889]" office:value-type="float" office:value="852">
            <text:p>85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6669">
            <text:p>16669</text:p>
          </table:table-cell>
          <table:table-cell table:formula="of:=MOD(ROW([.B906]);16)" office:value-type="float" office:value="10">
            <text:p>10</text:p>
          </table:table-cell>
          <table:table-cell table:formula="of:=[.B891]-[.B890]" office:value-type="float" office:value="854">
            <text:p>85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7544">
            <text:p>17544</text:p>
          </table:table-cell>
          <table:table-cell table:formula="of:=MOD(ROW([.B907]);16)" office:value-type="float" office:value="11">
            <text:p>11</text:p>
          </table:table-cell>
          <table:table-cell table:formula="of:=[.B892]-[.B891]" office:value-type="float" office:value="875">
            <text:p>8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8405">
            <text:p>18405</text:p>
          </table:table-cell>
          <table:table-cell table:formula="of:=MOD(ROW([.B908]);16)" office:value-type="float" office:value="12">
            <text:p>12</text:p>
          </table:table-cell>
          <table:table-cell table:formula="of:=[.B893]-[.B892]" office:value-type="float" office:value="861">
            <text:p>86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9263">
            <text:p>19263</text:p>
          </table:table-cell>
          <table:table-cell table:formula="of:=MOD(ROW([.B909]);16)" office:value-type="float" office:value="13">
            <text:p>13</text:p>
          </table:table-cell>
          <table:table-cell table:formula="of:=[.B894]-[.B893]" office:value-type="float" office:value="858">
            <text:p>85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0118">
            <text:p>20118</text:p>
          </table:table-cell>
          <table:table-cell table:formula="of:=MOD(ROW([.B910]);16)" office:value-type="float" office:value="14">
            <text:p>14</text:p>
          </table:table-cell>
          <table:table-cell table:formula="of:=[.B895]-[.B894]" office:value-type="float" office:value="855">
            <text:p>85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0186">
            <text:p>20186</text:p>
          </table:table-cell>
          <table:table-cell table:formula="of:=MOD(ROW([.B911]);16)" office:value-type="float" office:value="15">
            <text:p>15</text:p>
          </table:table-cell>
          <table:table-cell table:formula="of:=[.B896]-[.B895]" office:value-type="float" office:value="68">
            <text:p>6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MOD(ROW([.B912]);16)" office:value-type="float" office:value="0">
            <text:p>0</text:p>
          </table:table-cell>
          <table:table-cell table:formula="of:=[.B897]-[.B896]" office:value-type="float" office:value="-20186">
            <text:p>-2018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876">
            <text:p>6876</text:p>
          </table:table-cell>
          <table:table-cell table:formula="of:=MOD(ROW([.B913]);16)" office:value-type="float" office:value="1">
            <text:p>1</text:p>
          </table:table-cell>
          <table:table-cell table:formula="of:=[.B898]-[.B897]" office:value-type="float" office:value="6876">
            <text:p>687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736">
            <text:p>7736</text:p>
          </table:table-cell>
          <table:table-cell table:formula="of:=MOD(ROW([.B914]);16)" office:value-type="float" office:value="2">
            <text:p>2</text:p>
          </table:table-cell>
          <table:table-cell table:formula="of:=[.B899]-[.B898]" office:value-type="float" office:value="860">
            <text:p>86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587">
            <text:p>8587</text:p>
          </table:table-cell>
          <table:table-cell table:formula="of:=MOD(ROW([.B915]);16)" office:value-type="float" office:value="3">
            <text:p>3</text:p>
          </table:table-cell>
          <table:table-cell table:formula="of:=[.B900]-[.B899]" office:value-type="float" office:value="851">
            <text:p>85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437">
            <text:p>9437</text:p>
          </table:table-cell>
          <table:table-cell table:formula="of:=MOD(ROW([.B916]);16)" office:value-type="float" office:value="4">
            <text:p>4</text:p>
          </table:table-cell>
          <table:table-cell table:formula="of:=[.B901]-[.B900]" office:value-type="float" office:value="850">
            <text:p>85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296">
            <text:p>10296</text:p>
          </table:table-cell>
          <table:table-cell table:formula="of:=MOD(ROW([.B917]);16)" office:value-type="float" office:value="5">
            <text:p>5</text:p>
          </table:table-cell>
          <table:table-cell table:formula="of:=[.B902]-[.B901]" office:value-type="float" office:value="859">
            <text:p>85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1183">
            <text:p>11183</text:p>
          </table:table-cell>
          <table:table-cell table:formula="of:=MOD(ROW([.B918]);16)" office:value-type="float" office:value="6">
            <text:p>6</text:p>
          </table:table-cell>
          <table:table-cell table:formula="of:=[.B903]-[.B902]" office:value-type="float" office:value="887">
            <text:p>88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2039">
            <text:p>12039</text:p>
          </table:table-cell>
          <table:table-cell table:formula="of:=MOD(ROW([.B919]);16)" office:value-type="float" office:value="7">
            <text:p>7</text:p>
          </table:table-cell>
          <table:table-cell table:formula="of:=[.B904]-[.B903]" office:value-type="float" office:value="856">
            <text:p>85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2887">
            <text:p>12887</text:p>
          </table:table-cell>
          <table:table-cell table:formula="of:=MOD(ROW([.B920]);16)" office:value-type="float" office:value="8">
            <text:p>8</text:p>
          </table:table-cell>
          <table:table-cell table:formula="of:=[.B905]-[.B904]" office:value-type="float" office:value="848">
            <text:p>84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3742">
            <text:p>13742</text:p>
          </table:table-cell>
          <table:table-cell table:formula="of:=MOD(ROW([.B921]);16)" office:value-type="float" office:value="9">
            <text:p>9</text:p>
          </table:table-cell>
          <table:table-cell table:formula="of:=[.B906]-[.B905]" office:value-type="float" office:value="855">
            <text:p>85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4596">
            <text:p>14596</text:p>
          </table:table-cell>
          <table:table-cell table:formula="of:=MOD(ROW([.B922]);16)" office:value-type="float" office:value="10">
            <text:p>10</text:p>
          </table:table-cell>
          <table:table-cell table:formula="of:=[.B907]-[.B906]" office:value-type="float" office:value="854">
            <text:p>85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4637">
            <text:p>14637</text:p>
          </table:table-cell>
          <table:table-cell table:formula="of:=MOD(ROW([.B923]);16)" office:value-type="float" office:value="11">
            <text:p>11</text:p>
          </table:table-cell>
          <table:table-cell table:formula="of:=[.B908]-[.B907]" office:value-type="float" office:value="41">
            <text:p>4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5979">
            <text:p>15979</text:p>
          </table:table-cell>
          <table:table-cell table:formula="of:=MOD(ROW([.B924]);16)" office:value-type="float" office:value="12">
            <text:p>12</text:p>
          </table:table-cell>
          <table:table-cell table:formula="of:=[.B909]-[.B908]" office:value-type="float" office:value="1342">
            <text:p>134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6821">
            <text:p>16821</text:p>
          </table:table-cell>
          <table:table-cell table:formula="of:=MOD(ROW([.B925]);16)" office:value-type="float" office:value="13">
            <text:p>13</text:p>
          </table:table-cell>
          <table:table-cell table:formula="of:=[.B910]-[.B909]" office:value-type="float" office:value="842">
            <text:p>84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7904">
            <text:p>17904</text:p>
          </table:table-cell>
          <table:table-cell table:formula="of:=MOD(ROW([.B926]);16)" office:value-type="float" office:value="14">
            <text:p>14</text:p>
          </table:table-cell>
          <table:table-cell table:formula="of:=[.B911]-[.B910]" office:value-type="float" office:value="1083">
            <text:p>108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8778">
            <text:p>18778</text:p>
          </table:table-cell>
          <table:table-cell table:formula="of:=MOD(ROW([.B927]);16)" office:value-type="float" office:value="15">
            <text:p>15</text:p>
          </table:table-cell>
          <table:table-cell table:formula="of:=[.B912]-[.B911]" office:value-type="float" office:value="874">
            <text:p>87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MOD(ROW([.B928]);16)" office:value-type="float" office:value="0">
            <text:p>0</text:p>
          </table:table-cell>
          <table:table-cell table:formula="of:=[.B913]-[.B912]" office:value-type="float" office:value="-18778">
            <text:p>-1877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460">
            <text:p>9460</text:p>
          </table:table-cell>
          <table:table-cell table:formula="of:=MOD(ROW([.B929]);16)" office:value-type="float" office:value="1">
            <text:p>1</text:p>
          </table:table-cell>
          <table:table-cell table:formula="of:=[.B914]-[.B913]" office:value-type="float" office:value="9460">
            <text:p>946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328">
            <text:p>10328</text:p>
          </table:table-cell>
          <table:table-cell table:formula="of:=MOD(ROW([.B930]);16)" office:value-type="float" office:value="2">
            <text:p>2</text:p>
          </table:table-cell>
          <table:table-cell table:formula="of:=[.B915]-[.B914]" office:value-type="float" office:value="868">
            <text:p>86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1183">
            <text:p>11183</text:p>
          </table:table-cell>
          <table:table-cell table:formula="of:=MOD(ROW([.B931]);16)" office:value-type="float" office:value="3">
            <text:p>3</text:p>
          </table:table-cell>
          <table:table-cell table:formula="of:=[.B916]-[.B915]" office:value-type="float" office:value="855">
            <text:p>85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2040">
            <text:p>12040</text:p>
          </table:table-cell>
          <table:table-cell table:formula="of:=MOD(ROW([.B932]);16)" office:value-type="float" office:value="4">
            <text:p>4</text:p>
          </table:table-cell>
          <table:table-cell table:formula="of:=[.B917]-[.B916]" office:value-type="float" office:value="857">
            <text:p>85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2892">
            <text:p>12892</text:p>
          </table:table-cell>
          <table:table-cell table:formula="of:=MOD(ROW([.B933]);16)" office:value-type="float" office:value="5">
            <text:p>5</text:p>
          </table:table-cell>
          <table:table-cell table:formula="of:=[.B918]-[.B917]" office:value-type="float" office:value="852">
            <text:p>85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3757">
            <text:p>13757</text:p>
          </table:table-cell>
          <table:table-cell table:formula="of:=MOD(ROW([.B934]);16)" office:value-type="float" office:value="6">
            <text:p>6</text:p>
          </table:table-cell>
          <table:table-cell table:formula="of:=[.B919]-[.B918]" office:value-type="float" office:value="865">
            <text:p>86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4613">
            <text:p>14613</text:p>
          </table:table-cell>
          <table:table-cell table:formula="of:=MOD(ROW([.B935]);16)" office:value-type="float" office:value="7">
            <text:p>7</text:p>
          </table:table-cell>
          <table:table-cell table:formula="of:=[.B920]-[.B919]" office:value-type="float" office:value="856">
            <text:p>85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5468">
            <text:p>15468</text:p>
          </table:table-cell>
          <table:table-cell table:formula="of:=MOD(ROW([.B936]);16)" office:value-type="float" office:value="8">
            <text:p>8</text:p>
          </table:table-cell>
          <table:table-cell table:formula="of:=[.B921]-[.B920]" office:value-type="float" office:value="855">
            <text:p>85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6316">
            <text:p>16316</text:p>
          </table:table-cell>
          <table:table-cell table:formula="of:=MOD(ROW([.B937]);16)" office:value-type="float" office:value="9">
            <text:p>9</text:p>
          </table:table-cell>
          <table:table-cell table:formula="of:=[.B922]-[.B921]" office:value-type="float" office:value="848">
            <text:p>84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7174">
            <text:p>17174</text:p>
          </table:table-cell>
          <table:table-cell table:formula="of:=MOD(ROW([.B938]);16)" office:value-type="float" office:value="10">
            <text:p>10</text:p>
          </table:table-cell>
          <table:table-cell table:formula="of:=[.B923]-[.B922]" office:value-type="float" office:value="858">
            <text:p>85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8025">
            <text:p>18025</text:p>
          </table:table-cell>
          <table:table-cell table:formula="of:=MOD(ROW([.B939]);16)" office:value-type="float" office:value="11">
            <text:p>11</text:p>
          </table:table-cell>
          <table:table-cell table:formula="of:=[.B924]-[.B923]" office:value-type="float" office:value="851">
            <text:p>85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8873">
            <text:p>18873</text:p>
          </table:table-cell>
          <table:table-cell table:formula="of:=MOD(ROW([.B940]);16)" office:value-type="float" office:value="12">
            <text:p>12</text:p>
          </table:table-cell>
          <table:table-cell table:formula="of:=[.B925]-[.B924]" office:value-type="float" office:value="848">
            <text:p>84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9727">
            <text:p>19727</text:p>
          </table:table-cell>
          <table:table-cell table:formula="of:=MOD(ROW([.B941]);16)" office:value-type="float" office:value="13">
            <text:p>13</text:p>
          </table:table-cell>
          <table:table-cell table:formula="of:=[.B926]-[.B925]" office:value-type="float" office:value="854">
            <text:p>85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0578">
            <text:p>20578</text:p>
          </table:table-cell>
          <table:table-cell table:formula="of:=MOD(ROW([.B942]);16)" office:value-type="float" office:value="14">
            <text:p>14</text:p>
          </table:table-cell>
          <table:table-cell table:formula="of:=[.B927]-[.B926]" office:value-type="float" office:value="851">
            <text:p>85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0619">
            <text:p>20619</text:p>
          </table:table-cell>
          <table:table-cell table:formula="of:=MOD(ROW([.B943]);16)" office:value-type="float" office:value="15">
            <text:p>15</text:p>
          </table:table-cell>
          <table:table-cell table:formula="of:=[.B928]-[.B927]" office:value-type="float" office:value="41">
            <text:p>4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MOD(ROW([.B944]);16)" office:value-type="float" office:value="0">
            <text:p>0</text:p>
          </table:table-cell>
          <table:table-cell table:formula="of:=[.B929]-[.B928]" office:value-type="float" office:value="-20619">
            <text:p>-2061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567">
            <text:p>8567</text:p>
          </table:table-cell>
          <table:table-cell table:formula="of:=MOD(ROW([.B945]);16)" office:value-type="float" office:value="1">
            <text:p>1</text:p>
          </table:table-cell>
          <table:table-cell table:formula="of:=[.B930]-[.B929]" office:value-type="float" office:value="8567">
            <text:p>856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436">
            <text:p>9436</text:p>
          </table:table-cell>
          <table:table-cell table:formula="of:=MOD(ROW([.B946]);16)" office:value-type="float" office:value="2">
            <text:p>2</text:p>
          </table:table-cell>
          <table:table-cell table:formula="of:=[.B931]-[.B930]" office:value-type="float" office:value="869">
            <text:p>86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295">
            <text:p>10295</text:p>
          </table:table-cell>
          <table:table-cell table:formula="of:=MOD(ROW([.B947]);16)" office:value-type="float" office:value="3">
            <text:p>3</text:p>
          </table:table-cell>
          <table:table-cell table:formula="of:=[.B932]-[.B931]" office:value-type="float" office:value="859">
            <text:p>85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1141">
            <text:p>11141</text:p>
          </table:table-cell>
          <table:table-cell table:formula="of:=MOD(ROW([.B948]);16)" office:value-type="float" office:value="4">
            <text:p>4</text:p>
          </table:table-cell>
          <table:table-cell table:formula="of:=[.B933]-[.B932]" office:value-type="float" office:value="846">
            <text:p>84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2002">
            <text:p>12002</text:p>
          </table:table-cell>
          <table:table-cell table:formula="of:=MOD(ROW([.B949]);16)" office:value-type="float" office:value="5">
            <text:p>5</text:p>
          </table:table-cell>
          <table:table-cell table:formula="of:=[.B934]-[.B933]" office:value-type="float" office:value="861">
            <text:p>86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2849">
            <text:p>12849</text:p>
          </table:table-cell>
          <table:table-cell table:formula="of:=MOD(ROW([.B950]);16)" office:value-type="float" office:value="6">
            <text:p>6</text:p>
          </table:table-cell>
          <table:table-cell table:formula="of:=[.B935]-[.B934]" office:value-type="float" office:value="847">
            <text:p>84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3698">
            <text:p>13698</text:p>
          </table:table-cell>
          <table:table-cell table:formula="of:=MOD(ROW([.B951]);16)" office:value-type="float" office:value="7">
            <text:p>7</text:p>
          </table:table-cell>
          <table:table-cell table:formula="of:=[.B936]-[.B935]" office:value-type="float" office:value="849">
            <text:p>84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4564">
            <text:p>14564</text:p>
          </table:table-cell>
          <table:table-cell table:formula="of:=MOD(ROW([.B952]);16)" office:value-type="float" office:value="8">
            <text:p>8</text:p>
          </table:table-cell>
          <table:table-cell table:formula="of:=[.B937]-[.B936]" office:value-type="float" office:value="866">
            <text:p>86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5428">
            <text:p>15428</text:p>
          </table:table-cell>
          <table:table-cell table:formula="of:=MOD(ROW([.B953]);16)" office:value-type="float" office:value="9">
            <text:p>9</text:p>
          </table:table-cell>
          <table:table-cell table:formula="of:=[.B938]-[.B937]" office:value-type="float" office:value="864">
            <text:p>86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6280">
            <text:p>16280</text:p>
          </table:table-cell>
          <table:table-cell table:formula="of:=MOD(ROW([.B954]);16)" office:value-type="float" office:value="10">
            <text:p>10</text:p>
          </table:table-cell>
          <table:table-cell table:formula="of:=[.B939]-[.B938]" office:value-type="float" office:value="852">
            <text:p>85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7144">
            <text:p>17144</text:p>
          </table:table-cell>
          <table:table-cell table:formula="of:=MOD(ROW([.B955]);16)" office:value-type="float" office:value="11">
            <text:p>11</text:p>
          </table:table-cell>
          <table:table-cell table:formula="of:=[.B940]-[.B939]" office:value-type="float" office:value="864">
            <text:p>86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8002">
            <text:p>18002</text:p>
          </table:table-cell>
          <table:table-cell table:formula="of:=MOD(ROW([.B956]);16)" office:value-type="float" office:value="12">
            <text:p>12</text:p>
          </table:table-cell>
          <table:table-cell table:formula="of:=[.B941]-[.B940]" office:value-type="float" office:value="858">
            <text:p>85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8856">
            <text:p>18856</text:p>
          </table:table-cell>
          <table:table-cell table:formula="of:=MOD(ROW([.B957]);16)" office:value-type="float" office:value="13">
            <text:p>13</text:p>
          </table:table-cell>
          <table:table-cell table:formula="of:=[.B942]-[.B941]" office:value-type="float" office:value="854">
            <text:p>85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9705">
            <text:p>19705</text:p>
          </table:table-cell>
          <table:table-cell table:formula="of:=MOD(ROW([.B958]);16)" office:value-type="float" office:value="14">
            <text:p>14</text:p>
          </table:table-cell>
          <table:table-cell table:formula="of:=[.B943]-[.B942]" office:value-type="float" office:value="849">
            <text:p>84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9743">
            <text:p>19743</text:p>
          </table:table-cell>
          <table:table-cell table:formula="of:=MOD(ROW([.B959]);16)" office:value-type="float" office:value="15">
            <text:p>15</text:p>
          </table:table-cell>
          <table:table-cell table:formula="of:=[.B944]-[.B943]" office:value-type="float" office:value="38">
            <text:p>3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MOD(ROW([.B960]);16)" office:value-type="float" office:value="0">
            <text:p>0</text:p>
          </table:table-cell>
          <table:table-cell table:formula="of:=[.B945]-[.B944]" office:value-type="float" office:value="-19743">
            <text:p>-1974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972">
            <text:p>8972</text:p>
          </table:table-cell>
          <table:table-cell table:formula="of:=MOD(ROW([.B961]);16)" office:value-type="float" office:value="1">
            <text:p>1</text:p>
          </table:table-cell>
          <table:table-cell table:formula="of:=[.B946]-[.B945]" office:value-type="float" office:value="8972">
            <text:p>897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836">
            <text:p>9836</text:p>
          </table:table-cell>
          <table:table-cell table:formula="of:=MOD(ROW([.B962]);16)" office:value-type="float" office:value="2">
            <text:p>2</text:p>
          </table:table-cell>
          <table:table-cell table:formula="of:=[.B947]-[.B946]" office:value-type="float" office:value="864">
            <text:p>86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691">
            <text:p>10691</text:p>
          </table:table-cell>
          <table:table-cell table:formula="of:=MOD(ROW([.B963]);16)" office:value-type="float" office:value="3">
            <text:p>3</text:p>
          </table:table-cell>
          <table:table-cell table:formula="of:=[.B948]-[.B947]" office:value-type="float" office:value="855">
            <text:p>85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1541">
            <text:p>11541</text:p>
          </table:table-cell>
          <table:table-cell table:formula="of:=MOD(ROW([.B964]);16)" office:value-type="float" office:value="4">
            <text:p>4</text:p>
          </table:table-cell>
          <table:table-cell table:formula="of:=[.B949]-[.B948]" office:value-type="float" office:value="850">
            <text:p>85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2396">
            <text:p>12396</text:p>
          </table:table-cell>
          <table:table-cell table:formula="of:=MOD(ROW([.B965]);16)" office:value-type="float" office:value="5">
            <text:p>5</text:p>
          </table:table-cell>
          <table:table-cell table:formula="of:=[.B950]-[.B949]" office:value-type="float" office:value="855">
            <text:p>85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3255">
            <text:p>13255</text:p>
          </table:table-cell>
          <table:table-cell table:formula="of:=MOD(ROW([.B966]);16)" office:value-type="float" office:value="6">
            <text:p>6</text:p>
          </table:table-cell>
          <table:table-cell table:formula="of:=[.B951]-[.B950]" office:value-type="float" office:value="859">
            <text:p>85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4114">
            <text:p>14114</text:p>
          </table:table-cell>
          <table:table-cell table:formula="of:=MOD(ROW([.B967]);16)" office:value-type="float" office:value="7">
            <text:p>7</text:p>
          </table:table-cell>
          <table:table-cell table:formula="of:=[.B952]-[.B951]" office:value-type="float" office:value="859">
            <text:p>85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4974">
            <text:p>14974</text:p>
          </table:table-cell>
          <table:table-cell table:formula="of:=MOD(ROW([.B968]);16)" office:value-type="float" office:value="8">
            <text:p>8</text:p>
          </table:table-cell>
          <table:table-cell table:formula="of:=[.B953]-[.B952]" office:value-type="float" office:value="860">
            <text:p>86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5844">
            <text:p>15844</text:p>
          </table:table-cell>
          <table:table-cell table:formula="of:=MOD(ROW([.B969]);16)" office:value-type="float" office:value="9">
            <text:p>9</text:p>
          </table:table-cell>
          <table:table-cell table:formula="of:=[.B954]-[.B953]" office:value-type="float" office:value="870">
            <text:p>87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6715">
            <text:p>16715</text:p>
          </table:table-cell>
          <table:table-cell table:formula="of:=MOD(ROW([.B970]);16)" office:value-type="float" office:value="10">
            <text:p>10</text:p>
          </table:table-cell>
          <table:table-cell table:formula="of:=[.B955]-[.B954]" office:value-type="float" office:value="871">
            <text:p>87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7568">
            <text:p>17568</text:p>
          </table:table-cell>
          <table:table-cell table:formula="of:=MOD(ROW([.B971]);16)" office:value-type="float" office:value="11">
            <text:p>11</text:p>
          </table:table-cell>
          <table:table-cell table:formula="of:=[.B956]-[.B955]" office:value-type="float" office:value="853">
            <text:p>85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8426">
            <text:p>18426</text:p>
          </table:table-cell>
          <table:table-cell table:formula="of:=MOD(ROW([.B972]);16)" office:value-type="float" office:value="12">
            <text:p>12</text:p>
          </table:table-cell>
          <table:table-cell table:formula="of:=[.B957]-[.B956]" office:value-type="float" office:value="858">
            <text:p>85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9280">
            <text:p>19280</text:p>
          </table:table-cell>
          <table:table-cell table:formula="of:=MOD(ROW([.B973]);16)" office:value-type="float" office:value="13">
            <text:p>13</text:p>
          </table:table-cell>
          <table:table-cell table:formula="of:=[.B958]-[.B957]" office:value-type="float" office:value="854">
            <text:p>85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0132">
            <text:p>20132</text:p>
          </table:table-cell>
          <table:table-cell table:formula="of:=MOD(ROW([.B974]);16)" office:value-type="float" office:value="14">
            <text:p>14</text:p>
          </table:table-cell>
          <table:table-cell table:formula="of:=[.B959]-[.B958]" office:value-type="float" office:value="852">
            <text:p>85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0173">
            <text:p>20173</text:p>
          </table:table-cell>
          <table:table-cell table:formula="of:=MOD(ROW([.B975]);16)" office:value-type="float" office:value="15">
            <text:p>15</text:p>
          </table:table-cell>
          <table:table-cell table:formula="of:=[.B960]-[.B959]" office:value-type="float" office:value="41">
            <text:p>4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MOD(ROW([.B976]);16)" office:value-type="float" office:value="0">
            <text:p>0</text:p>
          </table:table-cell>
          <table:table-cell table:formula="of:=[.B961]-[.B960]" office:value-type="float" office:value="-20173">
            <text:p>-2017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739">
            <text:p>10739</text:p>
          </table:table-cell>
          <table:table-cell table:formula="of:=MOD(ROW([.B977]);16)" office:value-type="float" office:value="1">
            <text:p>1</text:p>
          </table:table-cell>
          <table:table-cell table:formula="of:=[.B962]-[.B961]" office:value-type="float" office:value="10739">
            <text:p>1073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1905">
            <text:p>11905</text:p>
          </table:table-cell>
          <table:table-cell table:formula="of:=MOD(ROW([.B978]);16)" office:value-type="float" office:value="2">
            <text:p>2</text:p>
          </table:table-cell>
          <table:table-cell table:formula="of:=[.B963]-[.B962]" office:value-type="float" office:value="1166">
            <text:p>116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2773">
            <text:p>12773</text:p>
          </table:table-cell>
          <table:table-cell table:formula="of:=MOD(ROW([.B979]);16)" office:value-type="float" office:value="3">
            <text:p>3</text:p>
          </table:table-cell>
          <table:table-cell table:formula="of:=[.B964]-[.B963]" office:value-type="float" office:value="868">
            <text:p>86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3669">
            <text:p>13669</text:p>
          </table:table-cell>
          <table:table-cell table:formula="of:=MOD(ROW([.B980]);16)" office:value-type="float" office:value="4">
            <text:p>4</text:p>
          </table:table-cell>
          <table:table-cell table:formula="of:=[.B965]-[.B964]" office:value-type="float" office:value="896">
            <text:p>89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4524">
            <text:p>14524</text:p>
          </table:table-cell>
          <table:table-cell table:formula="of:=MOD(ROW([.B981]);16)" office:value-type="float" office:value="5">
            <text:p>5</text:p>
          </table:table-cell>
          <table:table-cell table:formula="of:=[.B966]-[.B965]" office:value-type="float" office:value="855">
            <text:p>85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5374">
            <text:p>15374</text:p>
          </table:table-cell>
          <table:table-cell table:formula="of:=MOD(ROW([.B982]);16)" office:value-type="float" office:value="6">
            <text:p>6</text:p>
          </table:table-cell>
          <table:table-cell table:formula="of:=[.B967]-[.B966]" office:value-type="float" office:value="850">
            <text:p>85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6223">
            <text:p>16223</text:p>
          </table:table-cell>
          <table:table-cell table:formula="of:=MOD(ROW([.B983]);16)" office:value-type="float" office:value="7">
            <text:p>7</text:p>
          </table:table-cell>
          <table:table-cell table:formula="of:=[.B968]-[.B967]" office:value-type="float" office:value="849">
            <text:p>84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7079">
            <text:p>17079</text:p>
          </table:table-cell>
          <table:table-cell table:formula="of:=MOD(ROW([.B984]);16)" office:value-type="float" office:value="8">
            <text:p>8</text:p>
          </table:table-cell>
          <table:table-cell table:formula="of:=[.B969]-[.B968]" office:value-type="float" office:value="856">
            <text:p>85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7927">
            <text:p>17927</text:p>
          </table:table-cell>
          <table:table-cell table:formula="of:=MOD(ROW([.B985]);16)" office:value-type="float" office:value="9">
            <text:p>9</text:p>
          </table:table-cell>
          <table:table-cell table:formula="of:=[.B970]-[.B969]" office:value-type="float" office:value="848">
            <text:p>84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8773">
            <text:p>18773</text:p>
          </table:table-cell>
          <table:table-cell table:formula="of:=MOD(ROW([.B986]);16)" office:value-type="float" office:value="10">
            <text:p>10</text:p>
          </table:table-cell>
          <table:table-cell table:formula="of:=[.B971]-[.B970]" office:value-type="float" office:value="846">
            <text:p>84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9615">
            <text:p>19615</text:p>
          </table:table-cell>
          <table:table-cell table:formula="of:=MOD(ROW([.B987]);16)" office:value-type="float" office:value="11">
            <text:p>11</text:p>
          </table:table-cell>
          <table:table-cell table:formula="of:=[.B972]-[.B971]" office:value-type="float" office:value="842">
            <text:p>84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9653">
            <text:p>19653</text:p>
          </table:table-cell>
          <table:table-cell table:formula="of:=MOD(ROW([.B988]);16)" office:value-type="float" office:value="12">
            <text:p>12</text:p>
          </table:table-cell>
          <table:table-cell table:formula="of:=[.B973]-[.B972]" office:value-type="float" office:value="38">
            <text:p>3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0500">
            <text:p>20500</text:p>
          </table:table-cell>
          <table:table-cell table:formula="of:=MOD(ROW([.B989]);16)" office:value-type="float" office:value="13">
            <text:p>13</text:p>
          </table:table-cell>
          <table:table-cell table:formula="of:=[.B974]-[.B973]" office:value-type="float" office:value="847">
            <text:p>84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1359">
            <text:p>21359</text:p>
          </table:table-cell>
          <table:table-cell table:formula="of:=MOD(ROW([.B990]);16)" office:value-type="float" office:value="14">
            <text:p>14</text:p>
          </table:table-cell>
          <table:table-cell table:formula="of:=[.B975]-[.B974]" office:value-type="float" office:value="859">
            <text:p>85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2212">
            <text:p>22212</text:p>
          </table:table-cell>
          <table:table-cell table:formula="of:=MOD(ROW([.B991]);16)" office:value-type="float" office:value="15">
            <text:p>15</text:p>
          </table:table-cell>
          <table:table-cell table:formula="of:=[.B976]-[.B975]" office:value-type="float" office:value="853">
            <text:p>85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MOD(ROW([.B992]);16)" office:value-type="float" office:value="0">
            <text:p>0</text:p>
          </table:table-cell>
          <table:table-cell table:formula="of:=[.B977]-[.B976]" office:value-type="float" office:value="-22212">
            <text:p>-2221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342">
            <text:p>6342</text:p>
          </table:table-cell>
          <table:table-cell table:formula="of:=MOD(ROW([.B993]);16)" office:value-type="float" office:value="1">
            <text:p>1</text:p>
          </table:table-cell>
          <table:table-cell table:formula="of:=[.B978]-[.B977]" office:value-type="float" office:value="6342">
            <text:p>634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202">
            <text:p>7202</text:p>
          </table:table-cell>
          <table:table-cell table:formula="of:=MOD(ROW([.B994]);16)" office:value-type="float" office:value="2">
            <text:p>2</text:p>
          </table:table-cell>
          <table:table-cell table:formula="of:=[.B979]-[.B978]" office:value-type="float" office:value="860">
            <text:p>86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046">
            <text:p>8046</text:p>
          </table:table-cell>
          <table:table-cell table:formula="of:=MOD(ROW([.B995]);16)" office:value-type="float" office:value="3">
            <text:p>3</text:p>
          </table:table-cell>
          <table:table-cell table:formula="of:=[.B980]-[.B979]" office:value-type="float" office:value="844">
            <text:p>84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884">
            <text:p>8884</text:p>
          </table:table-cell>
          <table:table-cell table:formula="of:=MOD(ROW([.B996]);16)" office:value-type="float" office:value="4">
            <text:p>4</text:p>
          </table:table-cell>
          <table:table-cell table:formula="of:=[.B981]-[.B980]" office:value-type="float" office:value="838">
            <text:p>83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732">
            <text:p>9732</text:p>
          </table:table-cell>
          <table:table-cell table:formula="of:=MOD(ROW([.B997]);16)" office:value-type="float" office:value="5">
            <text:p>5</text:p>
          </table:table-cell>
          <table:table-cell table:formula="of:=[.B982]-[.B981]" office:value-type="float" office:value="848">
            <text:p>84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580">
            <text:p>10580</text:p>
          </table:table-cell>
          <table:table-cell table:formula="of:=MOD(ROW([.B998]);16)" office:value-type="float" office:value="6">
            <text:p>6</text:p>
          </table:table-cell>
          <table:table-cell table:formula="of:=[.B983]-[.B982]" office:value-type="float" office:value="848">
            <text:p>84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1433">
            <text:p>11433</text:p>
          </table:table-cell>
          <table:table-cell table:formula="of:=MOD(ROW([.B999]);16)" office:value-type="float" office:value="7">
            <text:p>7</text:p>
          </table:table-cell>
          <table:table-cell table:formula="of:=[.B984]-[.B983]" office:value-type="float" office:value="853">
            <text:p>85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2275">
            <text:p>12275</text:p>
          </table:table-cell>
          <table:table-cell table:formula="of:=MOD(ROW([.B1000]);16)" office:value-type="float" office:value="8">
            <text:p>8</text:p>
          </table:table-cell>
          <table:table-cell table:formula="of:=[.B985]-[.B984]" office:value-type="float" office:value="842">
            <text:p>84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3115">
            <text:p>13115</text:p>
          </table:table-cell>
          <table:table-cell table:formula="of:=MOD(ROW([.B1001]);16)" office:value-type="float" office:value="9">
            <text:p>9</text:p>
          </table:table-cell>
          <table:table-cell table:formula="of:=[.B986]-[.B985]" office:value-type="float" office:value="840">
            <text:p>84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3967">
            <text:p>13967</text:p>
          </table:table-cell>
          <table:table-cell table:formula="of:=MOD(ROW([.B1002]);16)" office:value-type="float" office:value="10">
            <text:p>10</text:p>
          </table:table-cell>
          <table:table-cell table:formula="of:=[.B987]-[.B986]" office:value-type="float" office:value="852">
            <text:p>85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6322">
            <text:p>16322</text:p>
          </table:table-cell>
          <table:table-cell table:formula="of:=MOD(ROW([.B1003]);16)" office:value-type="float" office:value="11">
            <text:p>11</text:p>
          </table:table-cell>
          <table:table-cell table:formula="of:=[.B988]-[.B987]" office:value-type="float" office:value="2355">
            <text:p>235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7175">
            <text:p>17175</text:p>
          </table:table-cell>
          <table:table-cell table:formula="of:=MOD(ROW([.B1004]);16)" office:value-type="float" office:value="12">
            <text:p>12</text:p>
          </table:table-cell>
          <table:table-cell table:formula="of:=[.B989]-[.B988]" office:value-type="float" office:value="853">
            <text:p>85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8024">
            <text:p>18024</text:p>
          </table:table-cell>
          <table:table-cell table:formula="of:=MOD(ROW([.B1005]);16)" office:value-type="float" office:value="13">
            <text:p>13</text:p>
          </table:table-cell>
          <table:table-cell table:formula="of:=[.B990]-[.B989]" office:value-type="float" office:value="849">
            <text:p>84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8201">
            <text:p>18201</text:p>
          </table:table-cell>
          <table:table-cell table:formula="of:=MOD(ROW([.B1006]);16)" office:value-type="float" office:value="14">
            <text:p>14</text:p>
          </table:table-cell>
          <table:table-cell table:formula="of:=[.B991]-[.B990]" office:value-type="float" office:value="177">
            <text:p>17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9154">
            <text:p>19154</text:p>
          </table:table-cell>
          <table:table-cell table:formula="of:=MOD(ROW([.B1007]);16)" office:value-type="float" office:value="15">
            <text:p>15</text:p>
          </table:table-cell>
          <table:table-cell table:formula="of:=[.B992]-[.B991]" office:value-type="float" office:value="953">
            <text:p>95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MOD(ROW([.B1008]);16)" office:value-type="float" office:value="0">
            <text:p>0</text:p>
          </table:table-cell>
          <table:table-cell table:formula="of:=[.B993]-[.B992]" office:value-type="float" office:value="-19154">
            <text:p>-1915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5851">
            <text:p>5851</text:p>
          </table:table-cell>
          <table:table-cell table:formula="of:=MOD(ROW([.B1009]);16)" office:value-type="float" office:value="1">
            <text:p>1</text:p>
          </table:table-cell>
          <table:table-cell table:formula="of:=[.B994]-[.B993]" office:value-type="float" office:value="5851">
            <text:p>585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702">
            <text:p>6702</text:p>
          </table:table-cell>
          <table:table-cell table:formula="of:=MOD(ROW([.B1010]);16)" office:value-type="float" office:value="2">
            <text:p>2</text:p>
          </table:table-cell>
          <table:table-cell table:formula="of:=[.B995]-[.B994]" office:value-type="float" office:value="851">
            <text:p>85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545">
            <text:p>7545</text:p>
          </table:table-cell>
          <table:table-cell table:formula="of:=MOD(ROW([.B1011]);16)" office:value-type="float" office:value="3">
            <text:p>3</text:p>
          </table:table-cell>
          <table:table-cell table:formula="of:=[.B996]-[.B995]" office:value-type="float" office:value="843">
            <text:p>84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395">
            <text:p>8395</text:p>
          </table:table-cell>
          <table:table-cell table:formula="of:=MOD(ROW([.B1012]);16)" office:value-type="float" office:value="4">
            <text:p>4</text:p>
          </table:table-cell>
          <table:table-cell table:formula="of:=[.B997]-[.B996]" office:value-type="float" office:value="850">
            <text:p>85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238">
            <text:p>9238</text:p>
          </table:table-cell>
          <table:table-cell table:formula="of:=MOD(ROW([.B1013]);16)" office:value-type="float" office:value="5">
            <text:p>5</text:p>
          </table:table-cell>
          <table:table-cell table:formula="of:=[.B998]-[.B997]" office:value-type="float" office:value="843">
            <text:p>84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080">
            <text:p>10080</text:p>
          </table:table-cell>
          <table:table-cell table:formula="of:=MOD(ROW([.B1014]);16)" office:value-type="float" office:value="6">
            <text:p>6</text:p>
          </table:table-cell>
          <table:table-cell table:formula="of:=[.B999]-[.B998]" office:value-type="float" office:value="842">
            <text:p>84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926">
            <text:p>10926</text:p>
          </table:table-cell>
          <table:table-cell table:formula="of:=MOD(ROW([.B1015]);16)" office:value-type="float" office:value="7">
            <text:p>7</text:p>
          </table:table-cell>
          <table:table-cell table:formula="of:=[.B1000]-[.B999]" office:value-type="float" office:value="846">
            <text:p>84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1769">
            <text:p>11769</text:p>
          </table:table-cell>
          <table:table-cell table:formula="of:=MOD(ROW([.B1016]);16)" office:value-type="float" office:value="8">
            <text:p>8</text:p>
          </table:table-cell>
          <table:table-cell table:formula="of:=[.B1001]-[.B1000]" office:value-type="float" office:value="843">
            <text:p>84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2620">
            <text:p>12620</text:p>
          </table:table-cell>
          <table:table-cell table:formula="of:=MOD(ROW([.B1017]);16)" office:value-type="float" office:value="9">
            <text:p>9</text:p>
          </table:table-cell>
          <table:table-cell table:formula="of:=[.B1002]-[.B1001]" office:value-type="float" office:value="851">
            <text:p>85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3471">
            <text:p>13471</text:p>
          </table:table-cell>
          <table:table-cell table:formula="of:=MOD(ROW([.B1018]);16)" office:value-type="float" office:value="10">
            <text:p>10</text:p>
          </table:table-cell>
          <table:table-cell table:formula="of:=[.B1003]-[.B1002]" office:value-type="float" office:value="851">
            <text:p>85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4329">
            <text:p>14329</text:p>
          </table:table-cell>
          <table:table-cell table:formula="of:=MOD(ROW([.B1019]);16)" office:value-type="float" office:value="11">
            <text:p>11</text:p>
          </table:table-cell>
          <table:table-cell table:formula="of:=[.B1004]-[.B1003]" office:value-type="float" office:value="858">
            <text:p>85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5178">
            <text:p>15178</text:p>
          </table:table-cell>
          <table:table-cell table:formula="of:=MOD(ROW([.B1020]);16)" office:value-type="float" office:value="12">
            <text:p>12</text:p>
          </table:table-cell>
          <table:table-cell table:formula="of:=[.B1005]-[.B1004]" office:value-type="float" office:value="849">
            <text:p>84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6024">
            <text:p>16024</text:p>
          </table:table-cell>
          <table:table-cell table:formula="of:=MOD(ROW([.B1021]);16)" office:value-type="float" office:value="13">
            <text:p>13</text:p>
          </table:table-cell>
          <table:table-cell table:formula="of:=[.B1006]-[.B1005]" office:value-type="float" office:value="846">
            <text:p>84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6871">
            <text:p>16871</text:p>
          </table:table-cell>
          <table:table-cell table:formula="of:=MOD(ROW([.B1022]);16)" office:value-type="float" office:value="14">
            <text:p>14</text:p>
          </table:table-cell>
          <table:table-cell table:formula="of:=[.B1007]-[.B1006]" office:value-type="float" office:value="847">
            <text:p>84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6975">
            <text:p>16975</text:p>
          </table:table-cell>
          <table:table-cell table:formula="of:=MOD(ROW([.B1023]);16)" office:value-type="float" office:value="15">
            <text:p>15</text:p>
          </table:table-cell>
          <table:table-cell table:formula="of:=[.B1008]-[.B1007]" office:value-type="float" office:value="104">
            <text:p>10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MOD(ROW([.B1024]);16)" office:value-type="float" office:value="0">
            <text:p>0</text:p>
          </table:table-cell>
          <table:table-cell table:formula="of:=[.B1009]-[.B1008]" office:value-type="float" office:value="-16975">
            <text:p>-169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121">
            <text:p>6121</text:p>
          </table:table-cell>
          <table:table-cell table:formula="of:=MOD(ROW([.B1025]);16)" office:value-type="float" office:value="1">
            <text:p>1</text:p>
          </table:table-cell>
          <table:table-cell table:formula="of:=[.B1010]-[.B1009]" office:value-type="float" office:value="6121">
            <text:p>612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982">
            <text:p>6982</text:p>
          </table:table-cell>
          <table:table-cell table:formula="of:=MOD(ROW([.B1026]);16)" office:value-type="float" office:value="2">
            <text:p>2</text:p>
          </table:table-cell>
          <table:table-cell table:formula="of:=[.B1011]-[.B1010]" office:value-type="float" office:value="861">
            <text:p>86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836">
            <text:p>7836</text:p>
          </table:table-cell>
          <table:table-cell table:formula="of:=MOD(ROW([.B1027]);16)" office:value-type="float" office:value="3">
            <text:p>3</text:p>
          </table:table-cell>
          <table:table-cell table:formula="of:=[.B1012]-[.B1011]" office:value-type="float" office:value="854">
            <text:p>85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688">
            <text:p>8688</text:p>
          </table:table-cell>
          <table:table-cell table:formula="of:=MOD(ROW([.B1028]);16)" office:value-type="float" office:value="4">
            <text:p>4</text:p>
          </table:table-cell>
          <table:table-cell table:formula="of:=[.B1013]-[.B1012]" office:value-type="float" office:value="852">
            <text:p>85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546">
            <text:p>9546</text:p>
          </table:table-cell>
          <table:table-cell table:formula="of:=MOD(ROW([.B1029]);16)" office:value-type="float" office:value="5">
            <text:p>5</text:p>
          </table:table-cell>
          <table:table-cell table:formula="of:=[.B1014]-[.B1013]" office:value-type="float" office:value="858">
            <text:p>85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396">
            <text:p>10396</text:p>
          </table:table-cell>
          <table:table-cell table:formula="of:=MOD(ROW([.B1030]);16)" office:value-type="float" office:value="6">
            <text:p>6</text:p>
          </table:table-cell>
          <table:table-cell table:formula="of:=[.B1015]-[.B1014]" office:value-type="float" office:value="850">
            <text:p>85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1255">
            <text:p>11255</text:p>
          </table:table-cell>
          <table:table-cell table:formula="of:=MOD(ROW([.B1031]);16)" office:value-type="float" office:value="7">
            <text:p>7</text:p>
          </table:table-cell>
          <table:table-cell table:formula="of:=[.B1016]-[.B1015]" office:value-type="float" office:value="859">
            <text:p>85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2108">
            <text:p>12108</text:p>
          </table:table-cell>
          <table:table-cell table:formula="of:=MOD(ROW([.B1032]);16)" office:value-type="float" office:value="8">
            <text:p>8</text:p>
          </table:table-cell>
          <table:table-cell table:formula="of:=[.B1017]-[.B1016]" office:value-type="float" office:value="853">
            <text:p>85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2966">
            <text:p>12966</text:p>
          </table:table-cell>
          <table:table-cell table:formula="of:=MOD(ROW([.B1033]);16)" office:value-type="float" office:value="9">
            <text:p>9</text:p>
          </table:table-cell>
          <table:table-cell table:formula="of:=[.B1018]-[.B1017]" office:value-type="float" office:value="858">
            <text:p>85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3816">
            <text:p>13816</text:p>
          </table:table-cell>
          <table:table-cell table:formula="of:=MOD(ROW([.B1034]);16)" office:value-type="float" office:value="10">
            <text:p>10</text:p>
          </table:table-cell>
          <table:table-cell table:formula="of:=[.B1019]-[.B1018]" office:value-type="float" office:value="850">
            <text:p>85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4663">
            <text:p>14663</text:p>
          </table:table-cell>
          <table:table-cell table:formula="of:=MOD(ROW([.B1035]);16)" office:value-type="float" office:value="11">
            <text:p>11</text:p>
          </table:table-cell>
          <table:table-cell table:formula="of:=[.B1020]-[.B1019]" office:value-type="float" office:value="847">
            <text:p>84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5510">
            <text:p>15510</text:p>
          </table:table-cell>
          <table:table-cell table:formula="of:=MOD(ROW([.B1036]);16)" office:value-type="float" office:value="12">
            <text:p>12</text:p>
          </table:table-cell>
          <table:table-cell table:formula="of:=[.B1021]-[.B1020]" office:value-type="float" office:value="847">
            <text:p>84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6356">
            <text:p>16356</text:p>
          </table:table-cell>
          <table:table-cell table:formula="of:=MOD(ROW([.B1037]);16)" office:value-type="float" office:value="13">
            <text:p>13</text:p>
          </table:table-cell>
          <table:table-cell table:formula="of:=[.B1022]-[.B1021]" office:value-type="float" office:value="846">
            <text:p>84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7205">
            <text:p>17205</text:p>
          </table:table-cell>
          <table:table-cell table:formula="of:=MOD(ROW([.B1038]);16)" office:value-type="float" office:value="14">
            <text:p>14</text:p>
          </table:table-cell>
          <table:table-cell table:formula="of:=[.B1023]-[.B1022]" office:value-type="float" office:value="849">
            <text:p>84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7313">
            <text:p>17313</text:p>
          </table:table-cell>
          <table:table-cell table:formula="of:=MOD(ROW([.B1039]);16)" office:value-type="float" office:value="15">
            <text:p>15</text:p>
          </table:table-cell>
          <table:table-cell table:formula="of:=[.B1024]-[.B1023]" office:value-type="float" office:value="108">
            <text:p>10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MOD(ROW([.B1040]);16)" office:value-type="float" office:value="0">
            <text:p>0</text:p>
          </table:table-cell>
          <table:table-cell table:formula="of:=[.B1025]-[.B1024]" office:value-type="float" office:value="-17313">
            <text:p>-1731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321">
            <text:p>6321</text:p>
          </table:table-cell>
          <table:table-cell table:formula="of:=MOD(ROW([.B1041]);16)" office:value-type="float" office:value="1">
            <text:p>1</text:p>
          </table:table-cell>
          <table:table-cell table:formula="of:=[.B1026]-[.B1025]" office:value-type="float" office:value="6321">
            <text:p>632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184">
            <text:p>7184</text:p>
          </table:table-cell>
          <table:table-cell table:formula="of:=MOD(ROW([.B1042]);16)" office:value-type="float" office:value="2">
            <text:p>2</text:p>
          </table:table-cell>
          <table:table-cell table:formula="of:=[.B1027]-[.B1026]" office:value-type="float" office:value="863">
            <text:p>86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033">
            <text:p>8033</text:p>
          </table:table-cell>
          <table:table-cell table:formula="of:=MOD(ROW([.B1043]);16)" office:value-type="float" office:value="3">
            <text:p>3</text:p>
          </table:table-cell>
          <table:table-cell table:formula="of:=[.B1028]-[.B1027]" office:value-type="float" office:value="849">
            <text:p>84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899">
            <text:p>8899</text:p>
          </table:table-cell>
          <table:table-cell table:formula="of:=MOD(ROW([.B1044]);16)" office:value-type="float" office:value="4">
            <text:p>4</text:p>
          </table:table-cell>
          <table:table-cell table:formula="of:=[.B1029]-[.B1028]" office:value-type="float" office:value="866">
            <text:p>86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762">
            <text:p>9762</text:p>
          </table:table-cell>
          <table:table-cell table:formula="of:=MOD(ROW([.B1045]);16)" office:value-type="float" office:value="5">
            <text:p>5</text:p>
          </table:table-cell>
          <table:table-cell table:formula="of:=[.B1030]-[.B1029]" office:value-type="float" office:value="863">
            <text:p>86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618">
            <text:p>10618</text:p>
          </table:table-cell>
          <table:table-cell table:formula="of:=MOD(ROW([.B1046]);16)" office:value-type="float" office:value="6">
            <text:p>6</text:p>
          </table:table-cell>
          <table:table-cell table:formula="of:=[.B1031]-[.B1030]" office:value-type="float" office:value="856">
            <text:p>85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1470">
            <text:p>11470</text:p>
          </table:table-cell>
          <table:table-cell table:formula="of:=MOD(ROW([.B1047]);16)" office:value-type="float" office:value="7">
            <text:p>7</text:p>
          </table:table-cell>
          <table:table-cell table:formula="of:=[.B1032]-[.B1031]" office:value-type="float" office:value="852">
            <text:p>85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2326">
            <text:p>12326</text:p>
          </table:table-cell>
          <table:table-cell table:formula="of:=MOD(ROW([.B1048]);16)" office:value-type="float" office:value="8">
            <text:p>8</text:p>
          </table:table-cell>
          <table:table-cell table:formula="of:=[.B1033]-[.B1032]" office:value-type="float" office:value="856">
            <text:p>85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3189">
            <text:p>13189</text:p>
          </table:table-cell>
          <table:table-cell table:formula="of:=MOD(ROW([.B1049]);16)" office:value-type="float" office:value="9">
            <text:p>9</text:p>
          </table:table-cell>
          <table:table-cell table:formula="of:=[.B1034]-[.B1033]" office:value-type="float" office:value="863">
            <text:p>86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4045">
            <text:p>14045</text:p>
          </table:table-cell>
          <table:table-cell table:formula="of:=MOD(ROW([.B1050]);16)" office:value-type="float" office:value="10">
            <text:p>10</text:p>
          </table:table-cell>
          <table:table-cell table:formula="of:=[.B1035]-[.B1034]" office:value-type="float" office:value="856">
            <text:p>85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4896">
            <text:p>14896</text:p>
          </table:table-cell>
          <table:table-cell table:formula="of:=MOD(ROW([.B1051]);16)" office:value-type="float" office:value="11">
            <text:p>11</text:p>
          </table:table-cell>
          <table:table-cell table:formula="of:=[.B1036]-[.B1035]" office:value-type="float" office:value="851">
            <text:p>85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5747">
            <text:p>15747</text:p>
          </table:table-cell>
          <table:table-cell table:formula="of:=MOD(ROW([.B1052]);16)" office:value-type="float" office:value="12">
            <text:p>12</text:p>
          </table:table-cell>
          <table:table-cell table:formula="of:=[.B1037]-[.B1036]" office:value-type="float" office:value="851">
            <text:p>85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6597">
            <text:p>16597</text:p>
          </table:table-cell>
          <table:table-cell table:formula="of:=MOD(ROW([.B1053]);16)" office:value-type="float" office:value="13">
            <text:p>13</text:p>
          </table:table-cell>
          <table:table-cell table:formula="of:=[.B1038]-[.B1037]" office:value-type="float" office:value="850">
            <text:p>85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7445">
            <text:p>17445</text:p>
          </table:table-cell>
          <table:table-cell table:formula="of:=MOD(ROW([.B1054]);16)" office:value-type="float" office:value="14">
            <text:p>14</text:p>
          </table:table-cell>
          <table:table-cell table:formula="of:=[.B1039]-[.B1038]" office:value-type="float" office:value="848">
            <text:p>84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7553">
            <text:p>17553</text:p>
          </table:table-cell>
          <table:table-cell table:formula="of:=MOD(ROW([.B1055]);16)" office:value-type="float" office:value="15">
            <text:p>15</text:p>
          </table:table-cell>
          <table:table-cell table:formula="of:=[.B1040]-[.B1039]" office:value-type="float" office:value="108">
            <text:p>10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MOD(ROW([.B1056]);16)" office:value-type="float" office:value="0">
            <text:p>0</text:p>
          </table:table-cell>
          <table:table-cell table:formula="of:=[.B1041]-[.B1040]" office:value-type="float" office:value="-17553">
            <text:p>-1755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593">
            <text:p>6593</text:p>
          </table:table-cell>
          <table:table-cell table:formula="of:=MOD(ROW([.B1057]);16)" office:value-type="float" office:value="1">
            <text:p>1</text:p>
          </table:table-cell>
          <table:table-cell table:formula="of:=[.B1042]-[.B1041]" office:value-type="float" office:value="6593">
            <text:p>659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461">
            <text:p>7461</text:p>
          </table:table-cell>
          <table:table-cell table:formula="of:=MOD(ROW([.B1058]);16)" office:value-type="float" office:value="2">
            <text:p>2</text:p>
          </table:table-cell>
          <table:table-cell table:formula="of:=[.B1043]-[.B1042]" office:value-type="float" office:value="868">
            <text:p>86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316">
            <text:p>8316</text:p>
          </table:table-cell>
          <table:table-cell table:formula="of:=MOD(ROW([.B1059]);16)" office:value-type="float" office:value="3">
            <text:p>3</text:p>
          </table:table-cell>
          <table:table-cell table:formula="of:=[.B1044]-[.B1043]" office:value-type="float" office:value="855">
            <text:p>85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163">
            <text:p>9163</text:p>
          </table:table-cell>
          <table:table-cell table:formula="of:=MOD(ROW([.B1060]);16)" office:value-type="float" office:value="4">
            <text:p>4</text:p>
          </table:table-cell>
          <table:table-cell table:formula="of:=[.B1045]-[.B1044]" office:value-type="float" office:value="847">
            <text:p>84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019">
            <text:p>10019</text:p>
          </table:table-cell>
          <table:table-cell table:formula="of:=MOD(ROW([.B1061]);16)" office:value-type="float" office:value="5">
            <text:p>5</text:p>
          </table:table-cell>
          <table:table-cell table:formula="of:=[.B1046]-[.B1045]" office:value-type="float" office:value="856">
            <text:p>85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878">
            <text:p>10878</text:p>
          </table:table-cell>
          <table:table-cell table:formula="of:=MOD(ROW([.B1062]);16)" office:value-type="float" office:value="6">
            <text:p>6</text:p>
          </table:table-cell>
          <table:table-cell table:formula="of:=[.B1047]-[.B1046]" office:value-type="float" office:value="859">
            <text:p>85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1738">
            <text:p>11738</text:p>
          </table:table-cell>
          <table:table-cell table:formula="of:=MOD(ROW([.B1063]);16)" office:value-type="float" office:value="7">
            <text:p>7</text:p>
          </table:table-cell>
          <table:table-cell table:formula="of:=[.B1048]-[.B1047]" office:value-type="float" office:value="860">
            <text:p>86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2600">
            <text:p>12600</text:p>
          </table:table-cell>
          <table:table-cell table:formula="of:=MOD(ROW([.B1064]);16)" office:value-type="float" office:value="8">
            <text:p>8</text:p>
          </table:table-cell>
          <table:table-cell table:formula="of:=[.B1049]-[.B1048]" office:value-type="float" office:value="862">
            <text:p>86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3450">
            <text:p>13450</text:p>
          </table:table-cell>
          <table:table-cell table:formula="of:=MOD(ROW([.B1065]);16)" office:value-type="float" office:value="9">
            <text:p>9</text:p>
          </table:table-cell>
          <table:table-cell table:formula="of:=[.B1050]-[.B1049]" office:value-type="float" office:value="850">
            <text:p>85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4304">
            <text:p>14304</text:p>
          </table:table-cell>
          <table:table-cell table:formula="of:=MOD(ROW([.B1066]);16)" office:value-type="float" office:value="10">
            <text:p>10</text:p>
          </table:table-cell>
          <table:table-cell table:formula="of:=[.B1051]-[.B1050]" office:value-type="float" office:value="854">
            <text:p>85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5165">
            <text:p>15165</text:p>
          </table:table-cell>
          <table:table-cell table:formula="of:=MOD(ROW([.B1067]);16)" office:value-type="float" office:value="11">
            <text:p>11</text:p>
          </table:table-cell>
          <table:table-cell table:formula="of:=[.B1052]-[.B1051]" office:value-type="float" office:value="861">
            <text:p>86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6013">
            <text:p>16013</text:p>
          </table:table-cell>
          <table:table-cell table:formula="of:=MOD(ROW([.B1068]);16)" office:value-type="float" office:value="12">
            <text:p>12</text:p>
          </table:table-cell>
          <table:table-cell table:formula="of:=[.B1053]-[.B1052]" office:value-type="float" office:value="848">
            <text:p>84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6865">
            <text:p>16865</text:p>
          </table:table-cell>
          <table:table-cell table:formula="of:=MOD(ROW([.B1069]);16)" office:value-type="float" office:value="13">
            <text:p>13</text:p>
          </table:table-cell>
          <table:table-cell table:formula="of:=[.B1054]-[.B1053]" office:value-type="float" office:value="852">
            <text:p>85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7712">
            <text:p>17712</text:p>
          </table:table-cell>
          <table:table-cell table:formula="of:=MOD(ROW([.B1070]);16)" office:value-type="float" office:value="14">
            <text:p>14</text:p>
          </table:table-cell>
          <table:table-cell table:formula="of:=[.B1055]-[.B1054]" office:value-type="float" office:value="847">
            <text:p>84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7752">
            <text:p>17752</text:p>
          </table:table-cell>
          <table:table-cell table:formula="of:=MOD(ROW([.B1071]);16)" office:value-type="float" office:value="15">
            <text:p>15</text:p>
          </table:table-cell>
          <table:table-cell table:formula="of:=[.B1056]-[.B1055]" office:value-type="float" office:value="40">
            <text:p>4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MOD(ROW([.B1072]);16)" office:value-type="float" office:value="0">
            <text:p>0</text:p>
          </table:table-cell>
          <table:table-cell table:formula="of:=[.B1057]-[.B1056]" office:value-type="float" office:value="-17752">
            <text:p>-1775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376">
            <text:p>6376</text:p>
          </table:table-cell>
          <table:table-cell table:formula="of:=MOD(ROW([.B1073]);16)" office:value-type="float" office:value="1">
            <text:p>1</text:p>
          </table:table-cell>
          <table:table-cell table:formula="of:=[.B1058]-[.B1057]" office:value-type="float" office:value="6376">
            <text:p>637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240">
            <text:p>7240</text:p>
          </table:table-cell>
          <table:table-cell table:formula="of:=MOD(ROW([.B1074]);16)" office:value-type="float" office:value="2">
            <text:p>2</text:p>
          </table:table-cell>
          <table:table-cell table:formula="of:=[.B1059]-[.B1058]" office:value-type="float" office:value="864">
            <text:p>86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090">
            <text:p>8090</text:p>
          </table:table-cell>
          <table:table-cell table:formula="of:=MOD(ROW([.B1075]);16)" office:value-type="float" office:value="3">
            <text:p>3</text:p>
          </table:table-cell>
          <table:table-cell table:formula="of:=[.B1060]-[.B1059]" office:value-type="float" office:value="850">
            <text:p>85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946">
            <text:p>8946</text:p>
          </table:table-cell>
          <table:table-cell table:formula="of:=MOD(ROW([.B1076]);16)" office:value-type="float" office:value="4">
            <text:p>4</text:p>
          </table:table-cell>
          <table:table-cell table:formula="of:=[.B1061]-[.B1060]" office:value-type="float" office:value="856">
            <text:p>85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811">
            <text:p>9811</text:p>
          </table:table-cell>
          <table:table-cell table:formula="of:=MOD(ROW([.B1077]);16)" office:value-type="float" office:value="5">
            <text:p>5</text:p>
          </table:table-cell>
          <table:table-cell table:formula="of:=[.B1062]-[.B1061]" office:value-type="float" office:value="865">
            <text:p>86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658">
            <text:p>10658</text:p>
          </table:table-cell>
          <table:table-cell table:formula="of:=MOD(ROW([.B1078]);16)" office:value-type="float" office:value="6">
            <text:p>6</text:p>
          </table:table-cell>
          <table:table-cell table:formula="of:=[.B1063]-[.B1062]" office:value-type="float" office:value="847">
            <text:p>84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1517">
            <text:p>11517</text:p>
          </table:table-cell>
          <table:table-cell table:formula="of:=MOD(ROW([.B1079]);16)" office:value-type="float" office:value="7">
            <text:p>7</text:p>
          </table:table-cell>
          <table:table-cell table:formula="of:=[.B1064]-[.B1063]" office:value-type="float" office:value="859">
            <text:p>85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2371">
            <text:p>12371</text:p>
          </table:table-cell>
          <table:table-cell table:formula="of:=MOD(ROW([.B1080]);16)" office:value-type="float" office:value="8">
            <text:p>8</text:p>
          </table:table-cell>
          <table:table-cell table:formula="of:=[.B1065]-[.B1064]" office:value-type="float" office:value="854">
            <text:p>85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3226">
            <text:p>13226</text:p>
          </table:table-cell>
          <table:table-cell table:formula="of:=MOD(ROW([.B1081]);16)" office:value-type="float" office:value="9">
            <text:p>9</text:p>
          </table:table-cell>
          <table:table-cell table:formula="of:=[.B1066]-[.B1065]" office:value-type="float" office:value="855">
            <text:p>85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4084">
            <text:p>14084</text:p>
          </table:table-cell>
          <table:table-cell table:formula="of:=MOD(ROW([.B1082]);16)" office:value-type="float" office:value="10">
            <text:p>10</text:p>
          </table:table-cell>
          <table:table-cell table:formula="of:=[.B1067]-[.B1066]" office:value-type="float" office:value="858">
            <text:p>85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4939">
            <text:p>14939</text:p>
          </table:table-cell>
          <table:table-cell table:formula="of:=MOD(ROW([.B1083]);16)" office:value-type="float" office:value="11">
            <text:p>11</text:p>
          </table:table-cell>
          <table:table-cell table:formula="of:=[.B1068]-[.B1067]" office:value-type="float" office:value="855">
            <text:p>85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5795">
            <text:p>15795</text:p>
          </table:table-cell>
          <table:table-cell table:formula="of:=MOD(ROW([.B1084]);16)" office:value-type="float" office:value="12">
            <text:p>12</text:p>
          </table:table-cell>
          <table:table-cell table:formula="of:=[.B1069]-[.B1068]" office:value-type="float" office:value="856">
            <text:p>85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6648">
            <text:p>16648</text:p>
          </table:table-cell>
          <table:table-cell table:formula="of:=MOD(ROW([.B1085]);16)" office:value-type="float" office:value="13">
            <text:p>13</text:p>
          </table:table-cell>
          <table:table-cell table:formula="of:=[.B1070]-[.B1069]" office:value-type="float" office:value="853">
            <text:p>85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7501">
            <text:p>17501</text:p>
          </table:table-cell>
          <table:table-cell table:formula="of:=MOD(ROW([.B1086]);16)" office:value-type="float" office:value="14">
            <text:p>14</text:p>
          </table:table-cell>
          <table:table-cell table:formula="of:=[.B1071]-[.B1070]" office:value-type="float" office:value="853">
            <text:p>85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7612">
            <text:p>17612</text:p>
          </table:table-cell>
          <table:table-cell table:formula="of:=MOD(ROW([.B1087]);16)" office:value-type="float" office:value="15">
            <text:p>15</text:p>
          </table:table-cell>
          <table:table-cell table:formula="of:=[.B1072]-[.B1071]" office:value-type="float" office:value="111">
            <text:p>11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MOD(ROW([.B1088]);16)" office:value-type="float" office:value="0">
            <text:p>0</text:p>
          </table:table-cell>
          <table:table-cell table:formula="of:=[.B1073]-[.B1072]" office:value-type="float" office:value="-17612">
            <text:p>-1761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840">
            <text:p>6840</text:p>
          </table:table-cell>
          <table:table-cell table:formula="of:=MOD(ROW([.B1089]);16)" office:value-type="float" office:value="1">
            <text:p>1</text:p>
          </table:table-cell>
          <table:table-cell table:formula="of:=[.B1074]-[.B1073]" office:value-type="float" office:value="6840">
            <text:p>684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712">
            <text:p>7712</text:p>
          </table:table-cell>
          <table:table-cell table:formula="of:=MOD(ROW([.B1090]);16)" office:value-type="float" office:value="2">
            <text:p>2</text:p>
          </table:table-cell>
          <table:table-cell table:formula="of:=[.B1075]-[.B1074]" office:value-type="float" office:value="872">
            <text:p>87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560">
            <text:p>8560</text:p>
          </table:table-cell>
          <table:table-cell table:formula="of:=MOD(ROW([.B1091]);16)" office:value-type="float" office:value="3">
            <text:p>3</text:p>
          </table:table-cell>
          <table:table-cell table:formula="of:=[.B1076]-[.B1075]" office:value-type="float" office:value="848">
            <text:p>84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409">
            <text:p>9409</text:p>
          </table:table-cell>
          <table:table-cell table:formula="of:=MOD(ROW([.B1092]);16)" office:value-type="float" office:value="4">
            <text:p>4</text:p>
          </table:table-cell>
          <table:table-cell table:formula="of:=[.B1077]-[.B1076]" office:value-type="float" office:value="849">
            <text:p>84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261">
            <text:p>10261</text:p>
          </table:table-cell>
          <table:table-cell table:formula="of:=MOD(ROW([.B1093]);16)" office:value-type="float" office:value="5">
            <text:p>5</text:p>
          </table:table-cell>
          <table:table-cell table:formula="of:=[.B1078]-[.B1077]" office:value-type="float" office:value="852">
            <text:p>85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1114">
            <text:p>11114</text:p>
          </table:table-cell>
          <table:table-cell table:formula="of:=MOD(ROW([.B1094]);16)" office:value-type="float" office:value="6">
            <text:p>6</text:p>
          </table:table-cell>
          <table:table-cell table:formula="of:=[.B1079]-[.B1078]" office:value-type="float" office:value="853">
            <text:p>85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2002">
            <text:p>12002</text:p>
          </table:table-cell>
          <table:table-cell table:formula="of:=MOD(ROW([.B1095]);16)" office:value-type="float" office:value="7">
            <text:p>7</text:p>
          </table:table-cell>
          <table:table-cell table:formula="of:=[.B1080]-[.B1079]" office:value-type="float" office:value="888">
            <text:p>88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2848">
            <text:p>12848</text:p>
          </table:table-cell>
          <table:table-cell table:formula="of:=MOD(ROW([.B1096]);16)" office:value-type="float" office:value="8">
            <text:p>8</text:p>
          </table:table-cell>
          <table:table-cell table:formula="of:=[.B1081]-[.B1080]" office:value-type="float" office:value="846">
            <text:p>84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3698">
            <text:p>13698</text:p>
          </table:table-cell>
          <table:table-cell table:formula="of:=MOD(ROW([.B1097]);16)" office:value-type="float" office:value="9">
            <text:p>9</text:p>
          </table:table-cell>
          <table:table-cell table:formula="of:=[.B1082]-[.B1081]" office:value-type="float" office:value="850">
            <text:p>85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4553">
            <text:p>14553</text:p>
          </table:table-cell>
          <table:table-cell table:formula="of:=MOD(ROW([.B1098]);16)" office:value-type="float" office:value="10">
            <text:p>10</text:p>
          </table:table-cell>
          <table:table-cell table:formula="of:=[.B1083]-[.B1082]" office:value-type="float" office:value="855">
            <text:p>85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5455">
            <text:p>15455</text:p>
          </table:table-cell>
          <table:table-cell table:formula="of:=MOD(ROW([.B1099]);16)" office:value-type="float" office:value="11">
            <text:p>11</text:p>
          </table:table-cell>
          <table:table-cell table:formula="of:=[.B1084]-[.B1083]" office:value-type="float" office:value="902">
            <text:p>90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6885">
            <text:p>16885</text:p>
          </table:table-cell>
          <table:table-cell table:formula="of:=MOD(ROW([.B1100]);16)" office:value-type="float" office:value="12">
            <text:p>12</text:p>
          </table:table-cell>
          <table:table-cell table:formula="of:=[.B1085]-[.B1084]" office:value-type="float" office:value="1430">
            <text:p>143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6926">
            <text:p>16926</text:p>
          </table:table-cell>
          <table:table-cell table:formula="of:=MOD(ROW([.B1101]);16)" office:value-type="float" office:value="13">
            <text:p>13</text:p>
          </table:table-cell>
          <table:table-cell table:formula="of:=[.B1086]-[.B1085]" office:value-type="float" office:value="41">
            <text:p>4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7992">
            <text:p>17992</text:p>
          </table:table-cell>
          <table:table-cell table:formula="of:=MOD(ROW([.B1102]);16)" office:value-type="float" office:value="14">
            <text:p>14</text:p>
          </table:table-cell>
          <table:table-cell table:formula="of:=[.B1087]-[.B1086]" office:value-type="float" office:value="1066">
            <text:p>106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8832">
            <text:p>18832</text:p>
          </table:table-cell>
          <table:table-cell table:formula="of:=MOD(ROW([.B1103]);16)" office:value-type="float" office:value="15">
            <text:p>15</text:p>
          </table:table-cell>
          <table:table-cell table:formula="of:=[.B1088]-[.B1087]" office:value-type="float" office:value="840">
            <text:p>84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MOD(ROW([.B1104]);16)" office:value-type="float" office:value="0">
            <text:p>0</text:p>
          </table:table-cell>
          <table:table-cell table:formula="of:=[.B1089]-[.B1088]" office:value-type="float" office:value="-18832">
            <text:p>-1883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341">
            <text:p>6341</text:p>
          </table:table-cell>
          <table:table-cell table:formula="of:=MOD(ROW([.B1105]);16)" office:value-type="float" office:value="1">
            <text:p>1</text:p>
          </table:table-cell>
          <table:table-cell table:formula="of:=[.B1090]-[.B1089]" office:value-type="float" office:value="6341">
            <text:p>634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203">
            <text:p>7203</text:p>
          </table:table-cell>
          <table:table-cell table:formula="of:=MOD(ROW([.B1106]);16)" office:value-type="float" office:value="2">
            <text:p>2</text:p>
          </table:table-cell>
          <table:table-cell table:formula="of:=[.B1091]-[.B1090]" office:value-type="float" office:value="862">
            <text:p>86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054">
            <text:p>8054</text:p>
          </table:table-cell>
          <table:table-cell table:formula="of:=MOD(ROW([.B1107]);16)" office:value-type="float" office:value="3">
            <text:p>3</text:p>
          </table:table-cell>
          <table:table-cell table:formula="of:=[.B1092]-[.B1091]" office:value-type="float" office:value="851">
            <text:p>85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901">
            <text:p>8901</text:p>
          </table:table-cell>
          <table:table-cell table:formula="of:=MOD(ROW([.B1108]);16)" office:value-type="float" office:value="4">
            <text:p>4</text:p>
          </table:table-cell>
          <table:table-cell table:formula="of:=[.B1093]-[.B1092]" office:value-type="float" office:value="847">
            <text:p>84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762">
            <text:p>9762</text:p>
          </table:table-cell>
          <table:table-cell table:formula="of:=MOD(ROW([.B1109]);16)" office:value-type="float" office:value="5">
            <text:p>5</text:p>
          </table:table-cell>
          <table:table-cell table:formula="of:=[.B1094]-[.B1093]" office:value-type="float" office:value="861">
            <text:p>86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622">
            <text:p>10622</text:p>
          </table:table-cell>
          <table:table-cell table:formula="of:=MOD(ROW([.B1110]);16)" office:value-type="float" office:value="6">
            <text:p>6</text:p>
          </table:table-cell>
          <table:table-cell table:formula="of:=[.B1095]-[.B1094]" office:value-type="float" office:value="860">
            <text:p>86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1478">
            <text:p>11478</text:p>
          </table:table-cell>
          <table:table-cell table:formula="of:=MOD(ROW([.B1111]);16)" office:value-type="float" office:value="7">
            <text:p>7</text:p>
          </table:table-cell>
          <table:table-cell table:formula="of:=[.B1096]-[.B1095]" office:value-type="float" office:value="856">
            <text:p>85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2336">
            <text:p>12336</text:p>
          </table:table-cell>
          <table:table-cell table:formula="of:=MOD(ROW([.B1112]);16)" office:value-type="float" office:value="8">
            <text:p>8</text:p>
          </table:table-cell>
          <table:table-cell table:formula="of:=[.B1097]-[.B1096]" office:value-type="float" office:value="858">
            <text:p>85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3190">
            <text:p>13190</text:p>
          </table:table-cell>
          <table:table-cell table:formula="of:=MOD(ROW([.B1113]);16)" office:value-type="float" office:value="9">
            <text:p>9</text:p>
          </table:table-cell>
          <table:table-cell table:formula="of:=[.B1098]-[.B1097]" office:value-type="float" office:value="854">
            <text:p>85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4043">
            <text:p>14043</text:p>
          </table:table-cell>
          <table:table-cell table:formula="of:=MOD(ROW([.B1114]);16)" office:value-type="float" office:value="10">
            <text:p>10</text:p>
          </table:table-cell>
          <table:table-cell table:formula="of:=[.B1099]-[.B1098]" office:value-type="float" office:value="853">
            <text:p>85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4892">
            <text:p>14892</text:p>
          </table:table-cell>
          <table:table-cell table:formula="of:=MOD(ROW([.B1115]);16)" office:value-type="float" office:value="11">
            <text:p>11</text:p>
          </table:table-cell>
          <table:table-cell table:formula="of:=[.B1100]-[.B1099]" office:value-type="float" office:value="849">
            <text:p>84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5738">
            <text:p>15738</text:p>
          </table:table-cell>
          <table:table-cell table:formula="of:=MOD(ROW([.B1116]);16)" office:value-type="float" office:value="12">
            <text:p>12</text:p>
          </table:table-cell>
          <table:table-cell table:formula="of:=[.B1101]-[.B1100]" office:value-type="float" office:value="846">
            <text:p>84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6586">
            <text:p>16586</text:p>
          </table:table-cell>
          <table:table-cell table:formula="of:=MOD(ROW([.B1117]);16)" office:value-type="float" office:value="13">
            <text:p>13</text:p>
          </table:table-cell>
          <table:table-cell table:formula="of:=[.B1102]-[.B1101]" office:value-type="float" office:value="848">
            <text:p>84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7443">
            <text:p>17443</text:p>
          </table:table-cell>
          <table:table-cell table:formula="of:=MOD(ROW([.B1118]);16)" office:value-type="float" office:value="14">
            <text:p>14</text:p>
          </table:table-cell>
          <table:table-cell table:formula="of:=[.B1103]-[.B1102]" office:value-type="float" office:value="857">
            <text:p>85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7483">
            <text:p>17483</text:p>
          </table:table-cell>
          <table:table-cell table:formula="of:=MOD(ROW([.B1119]);16)" office:value-type="float" office:value="15">
            <text:p>15</text:p>
          </table:table-cell>
          <table:table-cell table:formula="of:=[.B1104]-[.B1103]" office:value-type="float" office:value="40">
            <text:p>4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MOD(ROW([.B1120]);16)" office:value-type="float" office:value="0">
            <text:p>0</text:p>
          </table:table-cell>
          <table:table-cell table:formula="of:=[.B1105]-[.B1104]" office:value-type="float" office:value="-17483">
            <text:p>-1748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528">
            <text:p>6528</text:p>
          </table:table-cell>
          <table:table-cell table:formula="of:=MOD(ROW([.B1121]);16)" office:value-type="float" office:value="1">
            <text:p>1</text:p>
          </table:table-cell>
          <table:table-cell table:formula="of:=[.B1106]-[.B1105]" office:value-type="float" office:value="6528">
            <text:p>652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395">
            <text:p>7395</text:p>
          </table:table-cell>
          <table:table-cell table:formula="of:=MOD(ROW([.B1122]);16)" office:value-type="float" office:value="2">
            <text:p>2</text:p>
          </table:table-cell>
          <table:table-cell table:formula="of:=[.B1107]-[.B1106]" office:value-type="float" office:value="867">
            <text:p>86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247">
            <text:p>8247</text:p>
          </table:table-cell>
          <table:table-cell table:formula="of:=MOD(ROW([.B1123]);16)" office:value-type="float" office:value="3">
            <text:p>3</text:p>
          </table:table-cell>
          <table:table-cell table:formula="of:=[.B1108]-[.B1107]" office:value-type="float" office:value="852">
            <text:p>85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108">
            <text:p>9108</text:p>
          </table:table-cell>
          <table:table-cell table:formula="of:=MOD(ROW([.B1124]);16)" office:value-type="float" office:value="4">
            <text:p>4</text:p>
          </table:table-cell>
          <table:table-cell table:formula="of:=[.B1109]-[.B1108]" office:value-type="float" office:value="861">
            <text:p>86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958">
            <text:p>9958</text:p>
          </table:table-cell>
          <table:table-cell table:formula="of:=MOD(ROW([.B1125]);16)" office:value-type="float" office:value="5">
            <text:p>5</text:p>
          </table:table-cell>
          <table:table-cell table:formula="of:=[.B1110]-[.B1109]" office:value-type="float" office:value="850">
            <text:p>85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821">
            <text:p>10821</text:p>
          </table:table-cell>
          <table:table-cell table:formula="of:=MOD(ROW([.B1126]);16)" office:value-type="float" office:value="6">
            <text:p>6</text:p>
          </table:table-cell>
          <table:table-cell table:formula="of:=[.B1111]-[.B1110]" office:value-type="float" office:value="863">
            <text:p>86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1676">
            <text:p>11676</text:p>
          </table:table-cell>
          <table:table-cell table:formula="of:=MOD(ROW([.B1127]);16)" office:value-type="float" office:value="7">
            <text:p>7</text:p>
          </table:table-cell>
          <table:table-cell table:formula="of:=[.B1112]-[.B1111]" office:value-type="float" office:value="855">
            <text:p>85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2532">
            <text:p>12532</text:p>
          </table:table-cell>
          <table:table-cell table:formula="of:=MOD(ROW([.B1128]);16)" office:value-type="float" office:value="8">
            <text:p>8</text:p>
          </table:table-cell>
          <table:table-cell table:formula="of:=[.B1113]-[.B1112]" office:value-type="float" office:value="856">
            <text:p>85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3389">
            <text:p>13389</text:p>
          </table:table-cell>
          <table:table-cell table:formula="of:=MOD(ROW([.B1129]);16)" office:value-type="float" office:value="9">
            <text:p>9</text:p>
          </table:table-cell>
          <table:table-cell table:formula="of:=[.B1114]-[.B1113]" office:value-type="float" office:value="857">
            <text:p>85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4244">
            <text:p>14244</text:p>
          </table:table-cell>
          <table:table-cell table:formula="of:=MOD(ROW([.B1130]);16)" office:value-type="float" office:value="10">
            <text:p>10</text:p>
          </table:table-cell>
          <table:table-cell table:formula="of:=[.B1115]-[.B1114]" office:value-type="float" office:value="855">
            <text:p>85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5093">
            <text:p>15093</text:p>
          </table:table-cell>
          <table:table-cell table:formula="of:=MOD(ROW([.B1131]);16)" office:value-type="float" office:value="11">
            <text:p>11</text:p>
          </table:table-cell>
          <table:table-cell table:formula="of:=[.B1116]-[.B1115]" office:value-type="float" office:value="849">
            <text:p>84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5942">
            <text:p>15942</text:p>
          </table:table-cell>
          <table:table-cell table:formula="of:=MOD(ROW([.B1132]);16)" office:value-type="float" office:value="12">
            <text:p>12</text:p>
          </table:table-cell>
          <table:table-cell table:formula="of:=[.B1117]-[.B1116]" office:value-type="float" office:value="849">
            <text:p>84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6790">
            <text:p>16790</text:p>
          </table:table-cell>
          <table:table-cell table:formula="of:=MOD(ROW([.B1133]);16)" office:value-type="float" office:value="13">
            <text:p>13</text:p>
          </table:table-cell>
          <table:table-cell table:formula="of:=[.B1118]-[.B1117]" office:value-type="float" office:value="848">
            <text:p>84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7639">
            <text:p>17639</text:p>
          </table:table-cell>
          <table:table-cell table:formula="of:=MOD(ROW([.B1134]);16)" office:value-type="float" office:value="14">
            <text:p>14</text:p>
          </table:table-cell>
          <table:table-cell table:formula="of:=[.B1119]-[.B1118]" office:value-type="float" office:value="849">
            <text:p>84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7679">
            <text:p>17679</text:p>
          </table:table-cell>
          <table:table-cell table:formula="of:=MOD(ROW([.B1135]);16)" office:value-type="float" office:value="15">
            <text:p>15</text:p>
          </table:table-cell>
          <table:table-cell table:formula="of:=[.B1120]-[.B1119]" office:value-type="float" office:value="40">
            <text:p>4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MOD(ROW([.B1136]);16)" office:value-type="float" office:value="0">
            <text:p>0</text:p>
          </table:table-cell>
          <table:table-cell table:formula="of:=[.B1121]-[.B1120]" office:value-type="float" office:value="-17679">
            <text:p>-1767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979">
            <text:p>6979</text:p>
          </table:table-cell>
          <table:table-cell table:formula="of:=MOD(ROW([.B1137]);16)" office:value-type="float" office:value="1">
            <text:p>1</text:p>
          </table:table-cell>
          <table:table-cell table:formula="of:=[.B1122]-[.B1121]" office:value-type="float" office:value="6979">
            <text:p>697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849">
            <text:p>7849</text:p>
          </table:table-cell>
          <table:table-cell table:formula="of:=MOD(ROW([.B1138]);16)" office:value-type="float" office:value="2">
            <text:p>2</text:p>
          </table:table-cell>
          <table:table-cell table:formula="of:=[.B1123]-[.B1122]" office:value-type="float" office:value="870">
            <text:p>87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700">
            <text:p>8700</text:p>
          </table:table-cell>
          <table:table-cell table:formula="of:=MOD(ROW([.B1139]);16)" office:value-type="float" office:value="3">
            <text:p>3</text:p>
          </table:table-cell>
          <table:table-cell table:formula="of:=[.B1124]-[.B1123]" office:value-type="float" office:value="851">
            <text:p>85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562">
            <text:p>9562</text:p>
          </table:table-cell>
          <table:table-cell table:formula="of:=MOD(ROW([.B1140]);16)" office:value-type="float" office:value="4">
            <text:p>4</text:p>
          </table:table-cell>
          <table:table-cell table:formula="of:=[.B1125]-[.B1124]" office:value-type="float" office:value="862">
            <text:p>86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415">
            <text:p>10415</text:p>
          </table:table-cell>
          <table:table-cell table:formula="of:=MOD(ROW([.B1141]);16)" office:value-type="float" office:value="5">
            <text:p>5</text:p>
          </table:table-cell>
          <table:table-cell table:formula="of:=[.B1126]-[.B1125]" office:value-type="float" office:value="853">
            <text:p>85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1270">
            <text:p>11270</text:p>
          </table:table-cell>
          <table:table-cell table:formula="of:=MOD(ROW([.B1142]);16)" office:value-type="float" office:value="6">
            <text:p>6</text:p>
          </table:table-cell>
          <table:table-cell table:formula="of:=[.B1127]-[.B1126]" office:value-type="float" office:value="855">
            <text:p>85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2126">
            <text:p>12126</text:p>
          </table:table-cell>
          <table:table-cell table:formula="of:=MOD(ROW([.B1143]);16)" office:value-type="float" office:value="7">
            <text:p>7</text:p>
          </table:table-cell>
          <table:table-cell table:formula="of:=[.B1128]-[.B1127]" office:value-type="float" office:value="856">
            <text:p>85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2980">
            <text:p>12980</text:p>
          </table:table-cell>
          <table:table-cell table:formula="of:=MOD(ROW([.B1144]);16)" office:value-type="float" office:value="8">
            <text:p>8</text:p>
          </table:table-cell>
          <table:table-cell table:formula="of:=[.B1129]-[.B1128]" office:value-type="float" office:value="854">
            <text:p>85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3839">
            <text:p>13839</text:p>
          </table:table-cell>
          <table:table-cell table:formula="of:=MOD(ROW([.B1145]);16)" office:value-type="float" office:value="9">
            <text:p>9</text:p>
          </table:table-cell>
          <table:table-cell table:formula="of:=[.B1130]-[.B1129]" office:value-type="float" office:value="859">
            <text:p>85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4693">
            <text:p>14693</text:p>
          </table:table-cell>
          <table:table-cell table:formula="of:=MOD(ROW([.B1146]);16)" office:value-type="float" office:value="10">
            <text:p>10</text:p>
          </table:table-cell>
          <table:table-cell table:formula="of:=[.B1131]-[.B1130]" office:value-type="float" office:value="854">
            <text:p>85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5545">
            <text:p>15545</text:p>
          </table:table-cell>
          <table:table-cell table:formula="of:=MOD(ROW([.B1147]);16)" office:value-type="float" office:value="11">
            <text:p>11</text:p>
          </table:table-cell>
          <table:table-cell table:formula="of:=[.B1132]-[.B1131]" office:value-type="float" office:value="852">
            <text:p>85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6396">
            <text:p>16396</text:p>
          </table:table-cell>
          <table:table-cell table:formula="of:=MOD(ROW([.B1148]);16)" office:value-type="float" office:value="12">
            <text:p>12</text:p>
          </table:table-cell>
          <table:table-cell table:formula="of:=[.B1133]-[.B1132]" office:value-type="float" office:value="851">
            <text:p>85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7260">
            <text:p>17260</text:p>
          </table:table-cell>
          <table:table-cell table:formula="of:=MOD(ROW([.B1149]);16)" office:value-type="float" office:value="13">
            <text:p>13</text:p>
          </table:table-cell>
          <table:table-cell table:formula="of:=[.B1134]-[.B1133]" office:value-type="float" office:value="864">
            <text:p>86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8110">
            <text:p>18110</text:p>
          </table:table-cell>
          <table:table-cell table:formula="of:=MOD(ROW([.B1150]);16)" office:value-type="float" office:value="14">
            <text:p>14</text:p>
          </table:table-cell>
          <table:table-cell table:formula="of:=[.B1135]-[.B1134]" office:value-type="float" office:value="850">
            <text:p>85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8148">
            <text:p>18148</text:p>
          </table:table-cell>
          <table:table-cell table:formula="of:=MOD(ROW([.B1151]);16)" office:value-type="float" office:value="15">
            <text:p>15</text:p>
          </table:table-cell>
          <table:table-cell table:formula="of:=[.B1136]-[.B1135]" office:value-type="float" office:value="38">
            <text:p>3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MOD(ROW([.B1152]);16)" office:value-type="float" office:value="0">
            <text:p>0</text:p>
          </table:table-cell>
          <table:table-cell table:formula="of:=[.B1137]-[.B1136]" office:value-type="float" office:value="-18148">
            <text:p>-1814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781">
            <text:p>6781</text:p>
          </table:table-cell>
          <table:table-cell table:formula="of:=MOD(ROW([.B1153]);16)" office:value-type="float" office:value="1">
            <text:p>1</text:p>
          </table:table-cell>
          <table:table-cell table:formula="of:=[.B1138]-[.B1137]" office:value-type="float" office:value="6781">
            <text:p>678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646">
            <text:p>7646</text:p>
          </table:table-cell>
          <table:table-cell table:formula="of:=MOD(ROW([.B1154]);16)" office:value-type="float" office:value="2">
            <text:p>2</text:p>
          </table:table-cell>
          <table:table-cell table:formula="of:=[.B1139]-[.B1138]" office:value-type="float" office:value="865">
            <text:p>86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497">
            <text:p>8497</text:p>
          </table:table-cell>
          <table:table-cell table:formula="of:=MOD(ROW([.B1155]);16)" office:value-type="float" office:value="3">
            <text:p>3</text:p>
          </table:table-cell>
          <table:table-cell table:formula="of:=[.B1140]-[.B1139]" office:value-type="float" office:value="851">
            <text:p>85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351">
            <text:p>9351</text:p>
          </table:table-cell>
          <table:table-cell table:formula="of:=MOD(ROW([.B1156]);16)" office:value-type="float" office:value="4">
            <text:p>4</text:p>
          </table:table-cell>
          <table:table-cell table:formula="of:=[.B1141]-[.B1140]" office:value-type="float" office:value="854">
            <text:p>85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209">
            <text:p>10209</text:p>
          </table:table-cell>
          <table:table-cell table:formula="of:=MOD(ROW([.B1157]);16)" office:value-type="float" office:value="5">
            <text:p>5</text:p>
          </table:table-cell>
          <table:table-cell table:formula="of:=[.B1142]-[.B1141]" office:value-type="float" office:value="858">
            <text:p>85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1067">
            <text:p>11067</text:p>
          </table:table-cell>
          <table:table-cell table:formula="of:=MOD(ROW([.B1158]);16)" office:value-type="float" office:value="6">
            <text:p>6</text:p>
          </table:table-cell>
          <table:table-cell table:formula="of:=[.B1143]-[.B1142]" office:value-type="float" office:value="858">
            <text:p>85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1913">
            <text:p>11913</text:p>
          </table:table-cell>
          <table:table-cell table:formula="of:=MOD(ROW([.B1159]);16)" office:value-type="float" office:value="7">
            <text:p>7</text:p>
          </table:table-cell>
          <table:table-cell table:formula="of:=[.B1144]-[.B1143]" office:value-type="float" office:value="846">
            <text:p>84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2776">
            <text:p>12776</text:p>
          </table:table-cell>
          <table:table-cell table:formula="of:=MOD(ROW([.B1160]);16)" office:value-type="float" office:value="8">
            <text:p>8</text:p>
          </table:table-cell>
          <table:table-cell table:formula="of:=[.B1145]-[.B1144]" office:value-type="float" office:value="863">
            <text:p>86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3636">
            <text:p>13636</text:p>
          </table:table-cell>
          <table:table-cell table:formula="of:=MOD(ROW([.B1161]);16)" office:value-type="float" office:value="9">
            <text:p>9</text:p>
          </table:table-cell>
          <table:table-cell table:formula="of:=[.B1146]-[.B1145]" office:value-type="float" office:value="860">
            <text:p>86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4487">
            <text:p>14487</text:p>
          </table:table-cell>
          <table:table-cell table:formula="of:=MOD(ROW([.B1162]);16)" office:value-type="float" office:value="10">
            <text:p>10</text:p>
          </table:table-cell>
          <table:table-cell table:formula="of:=[.B1147]-[.B1146]" office:value-type="float" office:value="851">
            <text:p>85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5341">
            <text:p>15341</text:p>
          </table:table-cell>
          <table:table-cell table:formula="of:=MOD(ROW([.B1163]);16)" office:value-type="float" office:value="11">
            <text:p>11</text:p>
          </table:table-cell>
          <table:table-cell table:formula="of:=[.B1148]-[.B1147]" office:value-type="float" office:value="854">
            <text:p>85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6196">
            <text:p>16196</text:p>
          </table:table-cell>
          <table:table-cell table:formula="of:=MOD(ROW([.B1164]);16)" office:value-type="float" office:value="12">
            <text:p>12</text:p>
          </table:table-cell>
          <table:table-cell table:formula="of:=[.B1149]-[.B1148]" office:value-type="float" office:value="855">
            <text:p>85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7044">
            <text:p>17044</text:p>
          </table:table-cell>
          <table:table-cell table:formula="of:=MOD(ROW([.B1165]);16)" office:value-type="float" office:value="13">
            <text:p>13</text:p>
          </table:table-cell>
          <table:table-cell table:formula="of:=[.B1150]-[.B1149]" office:value-type="float" office:value="848">
            <text:p>84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7893">
            <text:p>17893</text:p>
          </table:table-cell>
          <table:table-cell table:formula="of:=MOD(ROW([.B1166]);16)" office:value-type="float" office:value="14">
            <text:p>14</text:p>
          </table:table-cell>
          <table:table-cell table:formula="of:=[.B1151]-[.B1150]" office:value-type="float" office:value="849">
            <text:p>84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7932">
            <text:p>17932</text:p>
          </table:table-cell>
          <table:table-cell table:formula="of:=MOD(ROW([.B1167]);16)" office:value-type="float" office:value="15">
            <text:p>15</text:p>
          </table:table-cell>
          <table:table-cell table:formula="of:=[.B1152]-[.B1151]" office:value-type="float" office:value="39">
            <text:p>3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MOD(ROW([.B1168]);16)" office:value-type="float" office:value="0">
            <text:p>0</text:p>
          </table:table-cell>
          <table:table-cell table:formula="of:=[.B1153]-[.B1152]" office:value-type="float" office:value="-17932">
            <text:p>-1793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610">
            <text:p>6610</text:p>
          </table:table-cell>
          <table:table-cell table:formula="of:=MOD(ROW([.B1169]);16)" office:value-type="float" office:value="1">
            <text:p>1</text:p>
          </table:table-cell>
          <table:table-cell table:formula="of:=[.B1154]-[.B1153]" office:value-type="float" office:value="6610">
            <text:p>661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541">
            <text:p>7541</text:p>
          </table:table-cell>
          <table:table-cell table:formula="of:=MOD(ROW([.B1170]);16)" office:value-type="float" office:value="2">
            <text:p>2</text:p>
          </table:table-cell>
          <table:table-cell table:formula="of:=[.B1155]-[.B1154]" office:value-type="float" office:value="931">
            <text:p>93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397">
            <text:p>8397</text:p>
          </table:table-cell>
          <table:table-cell table:formula="of:=MOD(ROW([.B1171]);16)" office:value-type="float" office:value="3">
            <text:p>3</text:p>
          </table:table-cell>
          <table:table-cell table:formula="of:=[.B1156]-[.B1155]" office:value-type="float" office:value="856">
            <text:p>85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252">
            <text:p>9252</text:p>
          </table:table-cell>
          <table:table-cell table:formula="of:=MOD(ROW([.B1172]);16)" office:value-type="float" office:value="4">
            <text:p>4</text:p>
          </table:table-cell>
          <table:table-cell table:formula="of:=[.B1157]-[.B1156]" office:value-type="float" office:value="855">
            <text:p>85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106">
            <text:p>10106</text:p>
          </table:table-cell>
          <table:table-cell table:formula="of:=MOD(ROW([.B1173]);16)" office:value-type="float" office:value="5">
            <text:p>5</text:p>
          </table:table-cell>
          <table:table-cell table:formula="of:=[.B1158]-[.B1157]" office:value-type="float" office:value="854">
            <text:p>85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966">
            <text:p>10966</text:p>
          </table:table-cell>
          <table:table-cell table:formula="of:=MOD(ROW([.B1174]);16)" office:value-type="float" office:value="6">
            <text:p>6</text:p>
          </table:table-cell>
          <table:table-cell table:formula="of:=[.B1159]-[.B1158]" office:value-type="float" office:value="860">
            <text:p>86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1830">
            <text:p>11830</text:p>
          </table:table-cell>
          <table:table-cell table:formula="of:=MOD(ROW([.B1175]);16)" office:value-type="float" office:value="7">
            <text:p>7</text:p>
          </table:table-cell>
          <table:table-cell table:formula="of:=[.B1160]-[.B1159]" office:value-type="float" office:value="864">
            <text:p>86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2708">
            <text:p>12708</text:p>
          </table:table-cell>
          <table:table-cell table:formula="of:=MOD(ROW([.B1176]);16)" office:value-type="float" office:value="8">
            <text:p>8</text:p>
          </table:table-cell>
          <table:table-cell table:formula="of:=[.B1161]-[.B1160]" office:value-type="float" office:value="878">
            <text:p>87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3598">
            <text:p>13598</text:p>
          </table:table-cell>
          <table:table-cell table:formula="of:=MOD(ROW([.B1177]);16)" office:value-type="float" office:value="9">
            <text:p>9</text:p>
          </table:table-cell>
          <table:table-cell table:formula="of:=[.B1162]-[.B1161]" office:value-type="float" office:value="890">
            <text:p>89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4454">
            <text:p>14454</text:p>
          </table:table-cell>
          <table:table-cell table:formula="of:=MOD(ROW([.B1178]);16)" office:value-type="float" office:value="10">
            <text:p>10</text:p>
          </table:table-cell>
          <table:table-cell table:formula="of:=[.B1163]-[.B1162]" office:value-type="float" office:value="856">
            <text:p>85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5310">
            <text:p>15310</text:p>
          </table:table-cell>
          <table:table-cell table:formula="of:=MOD(ROW([.B1179]);16)" office:value-type="float" office:value="11">
            <text:p>11</text:p>
          </table:table-cell>
          <table:table-cell table:formula="of:=[.B1164]-[.B1163]" office:value-type="float" office:value="856">
            <text:p>85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6164">
            <text:p>16164</text:p>
          </table:table-cell>
          <table:table-cell table:formula="of:=MOD(ROW([.B1180]);16)" office:value-type="float" office:value="12">
            <text:p>12</text:p>
          </table:table-cell>
          <table:table-cell table:formula="of:=[.B1165]-[.B1164]" office:value-type="float" office:value="854">
            <text:p>85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7016">
            <text:p>17016</text:p>
          </table:table-cell>
          <table:table-cell table:formula="of:=MOD(ROW([.B1181]);16)" office:value-type="float" office:value="13">
            <text:p>13</text:p>
          </table:table-cell>
          <table:table-cell table:formula="of:=[.B1166]-[.B1165]" office:value-type="float" office:value="852">
            <text:p>85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7865">
            <text:p>17865</text:p>
          </table:table-cell>
          <table:table-cell table:formula="of:=MOD(ROW([.B1182]);16)" office:value-type="float" office:value="14">
            <text:p>14</text:p>
          </table:table-cell>
          <table:table-cell table:formula="of:=[.B1167]-[.B1166]" office:value-type="float" office:value="849">
            <text:p>84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8959">
            <text:p>18959</text:p>
          </table:table-cell>
          <table:table-cell table:formula="of:=MOD(ROW([.B1183]);16)" office:value-type="float" office:value="15">
            <text:p>15</text:p>
          </table:table-cell>
          <table:table-cell table:formula="of:=[.B1168]-[.B1167]" office:value-type="float" office:value="1094">
            <text:p>109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MOD(ROW([.B1184]);16)" office:value-type="float" office:value="0">
            <text:p>0</text:p>
          </table:table-cell>
          <table:table-cell table:formula="of:=[.B1169]-[.B1168]" office:value-type="float" office:value="-18959">
            <text:p>-1895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734">
            <text:p>6734</text:p>
          </table:table-cell>
          <table:table-cell table:formula="of:=MOD(ROW([.B1185]);16)" office:value-type="float" office:value="1">
            <text:p>1</text:p>
          </table:table-cell>
          <table:table-cell table:formula="of:=[.B1170]-[.B1169]" office:value-type="float" office:value="6734">
            <text:p>673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611">
            <text:p>7611</text:p>
          </table:table-cell>
          <table:table-cell table:formula="of:=MOD(ROW([.B1186]);16)" office:value-type="float" office:value="2">
            <text:p>2</text:p>
          </table:table-cell>
          <table:table-cell table:formula="of:=[.B1171]-[.B1170]" office:value-type="float" office:value="877">
            <text:p>87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468">
            <text:p>8468</text:p>
          </table:table-cell>
          <table:table-cell table:formula="of:=MOD(ROW([.B1187]);16)" office:value-type="float" office:value="3">
            <text:p>3</text:p>
          </table:table-cell>
          <table:table-cell table:formula="of:=[.B1172]-[.B1171]" office:value-type="float" office:value="857">
            <text:p>85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318">
            <text:p>9318</text:p>
          </table:table-cell>
          <table:table-cell table:formula="of:=MOD(ROW([.B1188]);16)" office:value-type="float" office:value="4">
            <text:p>4</text:p>
          </table:table-cell>
          <table:table-cell table:formula="of:=[.B1173]-[.B1172]" office:value-type="float" office:value="850">
            <text:p>85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192">
            <text:p>10192</text:p>
          </table:table-cell>
          <table:table-cell table:formula="of:=MOD(ROW([.B1189]);16)" office:value-type="float" office:value="5">
            <text:p>5</text:p>
          </table:table-cell>
          <table:table-cell table:formula="of:=[.B1174]-[.B1173]" office:value-type="float" office:value="874">
            <text:p>87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1046">
            <text:p>11046</text:p>
          </table:table-cell>
          <table:table-cell table:formula="of:=MOD(ROW([.B1190]);16)" office:value-type="float" office:value="6">
            <text:p>6</text:p>
          </table:table-cell>
          <table:table-cell table:formula="of:=[.B1175]-[.B1174]" office:value-type="float" office:value="854">
            <text:p>85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1906">
            <text:p>11906</text:p>
          </table:table-cell>
          <table:table-cell table:formula="of:=MOD(ROW([.B1191]);16)" office:value-type="float" office:value="7">
            <text:p>7</text:p>
          </table:table-cell>
          <table:table-cell table:formula="of:=[.B1176]-[.B1175]" office:value-type="float" office:value="860">
            <text:p>86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2762">
            <text:p>12762</text:p>
          </table:table-cell>
          <table:table-cell table:formula="of:=MOD(ROW([.B1192]);16)" office:value-type="float" office:value="8">
            <text:p>8</text:p>
          </table:table-cell>
          <table:table-cell table:formula="of:=[.B1177]-[.B1176]" office:value-type="float" office:value="856">
            <text:p>85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3624">
            <text:p>13624</text:p>
          </table:table-cell>
          <table:table-cell table:formula="of:=MOD(ROW([.B1193]);16)" office:value-type="float" office:value="9">
            <text:p>9</text:p>
          </table:table-cell>
          <table:table-cell table:formula="of:=[.B1178]-[.B1177]" office:value-type="float" office:value="862">
            <text:p>86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4476">
            <text:p>14476</text:p>
          </table:table-cell>
          <table:table-cell table:formula="of:=MOD(ROW([.B1194]);16)" office:value-type="float" office:value="10">
            <text:p>10</text:p>
          </table:table-cell>
          <table:table-cell table:formula="of:=[.B1179]-[.B1178]" office:value-type="float" office:value="852">
            <text:p>85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5328">
            <text:p>15328</text:p>
          </table:table-cell>
          <table:table-cell table:formula="of:=MOD(ROW([.B1195]);16)" office:value-type="float" office:value="11">
            <text:p>11</text:p>
          </table:table-cell>
          <table:table-cell table:formula="of:=[.B1180]-[.B1179]" office:value-type="float" office:value="852">
            <text:p>85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6182">
            <text:p>16182</text:p>
          </table:table-cell>
          <table:table-cell table:formula="of:=MOD(ROW([.B1196]);16)" office:value-type="float" office:value="12">
            <text:p>12</text:p>
          </table:table-cell>
          <table:table-cell table:formula="of:=[.B1181]-[.B1180]" office:value-type="float" office:value="854">
            <text:p>85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7033">
            <text:p>17033</text:p>
          </table:table-cell>
          <table:table-cell table:formula="of:=MOD(ROW([.B1197]);16)" office:value-type="float" office:value="13">
            <text:p>13</text:p>
          </table:table-cell>
          <table:table-cell table:formula="of:=[.B1182]-[.B1181]" office:value-type="float" office:value="851">
            <text:p>85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7882">
            <text:p>17882</text:p>
          </table:table-cell>
          <table:table-cell table:formula="of:=MOD(ROW([.B1198]);16)" office:value-type="float" office:value="14">
            <text:p>14</text:p>
          </table:table-cell>
          <table:table-cell table:formula="of:=[.B1183]-[.B1182]" office:value-type="float" office:value="849">
            <text:p>84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7922">
            <text:p>17922</text:p>
          </table:table-cell>
          <table:table-cell table:formula="of:=MOD(ROW([.B1199]);16)" office:value-type="float" office:value="15">
            <text:p>15</text:p>
          </table:table-cell>
          <table:table-cell table:formula="of:=[.B1184]-[.B1183]" office:value-type="float" office:value="40">
            <text:p>4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MOD(ROW([.B1200]);16)" office:value-type="float" office:value="0">
            <text:p>0</text:p>
          </table:table-cell>
          <table:table-cell table:formula="of:=[.B1185]-[.B1184]" office:value-type="float" office:value="-17922">
            <text:p>-1792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975">
            <text:p>6975</text:p>
          </table:table-cell>
          <table:table-cell table:formula="of:=MOD(ROW([.B1201]);16)" office:value-type="float" office:value="1">
            <text:p>1</text:p>
          </table:table-cell>
          <table:table-cell table:formula="of:=[.B1186]-[.B1185]" office:value-type="float" office:value="6975">
            <text:p>69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841">
            <text:p>7841</text:p>
          </table:table-cell>
          <table:table-cell table:formula="of:=MOD(ROW([.B1202]);16)" office:value-type="float" office:value="2">
            <text:p>2</text:p>
          </table:table-cell>
          <table:table-cell table:formula="of:=[.B1187]-[.B1186]" office:value-type="float" office:value="866">
            <text:p>86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686">
            <text:p>8686</text:p>
          </table:table-cell>
          <table:table-cell table:formula="of:=MOD(ROW([.B1203]);16)" office:value-type="float" office:value="3">
            <text:p>3</text:p>
          </table:table-cell>
          <table:table-cell table:formula="of:=[.B1188]-[.B1187]" office:value-type="float" office:value="845">
            <text:p>84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544">
            <text:p>9544</text:p>
          </table:table-cell>
          <table:table-cell table:formula="of:=MOD(ROW([.B1204]);16)" office:value-type="float" office:value="4">
            <text:p>4</text:p>
          </table:table-cell>
          <table:table-cell table:formula="of:=[.B1189]-[.B1188]" office:value-type="float" office:value="858">
            <text:p>85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390">
            <text:p>10390</text:p>
          </table:table-cell>
          <table:table-cell table:formula="of:=MOD(ROW([.B1205]);16)" office:value-type="float" office:value="5">
            <text:p>5</text:p>
          </table:table-cell>
          <table:table-cell table:formula="of:=[.B1190]-[.B1189]" office:value-type="float" office:value="846">
            <text:p>84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1245">
            <text:p>11245</text:p>
          </table:table-cell>
          <table:table-cell table:formula="of:=MOD(ROW([.B1206]);16)" office:value-type="float" office:value="6">
            <text:p>6</text:p>
          </table:table-cell>
          <table:table-cell table:formula="of:=[.B1191]-[.B1190]" office:value-type="float" office:value="855">
            <text:p>85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2113">
            <text:p>12113</text:p>
          </table:table-cell>
          <table:table-cell table:formula="of:=MOD(ROW([.B1207]);16)" office:value-type="float" office:value="7">
            <text:p>7</text:p>
          </table:table-cell>
          <table:table-cell table:formula="of:=[.B1192]-[.B1191]" office:value-type="float" office:value="868">
            <text:p>86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2968">
            <text:p>12968</text:p>
          </table:table-cell>
          <table:table-cell table:formula="of:=MOD(ROW([.B1208]);16)" office:value-type="float" office:value="8">
            <text:p>8</text:p>
          </table:table-cell>
          <table:table-cell table:formula="of:=[.B1193]-[.B1192]" office:value-type="float" office:value="855">
            <text:p>85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3823">
            <text:p>13823</text:p>
          </table:table-cell>
          <table:table-cell table:formula="of:=MOD(ROW([.B1209]);16)" office:value-type="float" office:value="9">
            <text:p>9</text:p>
          </table:table-cell>
          <table:table-cell table:formula="of:=[.B1194]-[.B1193]" office:value-type="float" office:value="855">
            <text:p>85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4674">
            <text:p>14674</text:p>
          </table:table-cell>
          <table:table-cell table:formula="of:=MOD(ROW([.B1210]);16)" office:value-type="float" office:value="10">
            <text:p>10</text:p>
          </table:table-cell>
          <table:table-cell table:formula="of:=[.B1195]-[.B1194]" office:value-type="float" office:value="851">
            <text:p>85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5532">
            <text:p>15532</text:p>
          </table:table-cell>
          <table:table-cell table:formula="of:=MOD(ROW([.B1211]);16)" office:value-type="float" office:value="11">
            <text:p>11</text:p>
          </table:table-cell>
          <table:table-cell table:formula="of:=[.B1196]-[.B1195]" office:value-type="float" office:value="858">
            <text:p>85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6382">
            <text:p>16382</text:p>
          </table:table-cell>
          <table:table-cell table:formula="of:=MOD(ROW([.B1212]);16)" office:value-type="float" office:value="12">
            <text:p>12</text:p>
          </table:table-cell>
          <table:table-cell table:formula="of:=[.B1197]-[.B1196]" office:value-type="float" office:value="850">
            <text:p>85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7227">
            <text:p>17227</text:p>
          </table:table-cell>
          <table:table-cell table:formula="of:=MOD(ROW([.B1213]);16)" office:value-type="float" office:value="13">
            <text:p>13</text:p>
          </table:table-cell>
          <table:table-cell table:formula="of:=[.B1198]-[.B1197]" office:value-type="float" office:value="845">
            <text:p>84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7267">
            <text:p>17267</text:p>
          </table:table-cell>
          <table:table-cell table:formula="of:=MOD(ROW([.B1214]);16)" office:value-type="float" office:value="14">
            <text:p>14</text:p>
          </table:table-cell>
          <table:table-cell table:formula="of:=[.B1199]-[.B1198]" office:value-type="float" office:value="40">
            <text:p>4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8119">
            <text:p>18119</text:p>
          </table:table-cell>
          <table:table-cell table:formula="of:=MOD(ROW([.B1215]);16)" office:value-type="float" office:value="15">
            <text:p>15</text:p>
          </table:table-cell>
          <table:table-cell table:formula="of:=[.B1200]-[.B1199]" office:value-type="float" office:value="852">
            <text:p>85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MOD(ROW([.B1216]);16)" office:value-type="float" office:value="0">
            <text:p>0</text:p>
          </table:table-cell>
          <table:table-cell table:formula="of:=[.B1201]-[.B1200]" office:value-type="float" office:value="-18119">
            <text:p>-1811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732">
            <text:p>6732</text:p>
          </table:table-cell>
          <table:table-cell table:formula="of:=MOD(ROW([.B1217]);16)" office:value-type="float" office:value="1">
            <text:p>1</text:p>
          </table:table-cell>
          <table:table-cell table:formula="of:=[.B1202]-[.B1201]" office:value-type="float" office:value="6732">
            <text:p>673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600">
            <text:p>7600</text:p>
          </table:table-cell>
          <table:table-cell table:formula="of:=MOD(ROW([.B1218]);16)" office:value-type="float" office:value="2">
            <text:p>2</text:p>
          </table:table-cell>
          <table:table-cell table:formula="of:=[.B1203]-[.B1202]" office:value-type="float" office:value="868">
            <text:p>86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455">
            <text:p>8455</text:p>
          </table:table-cell>
          <table:table-cell table:formula="of:=MOD(ROW([.B1219]);16)" office:value-type="float" office:value="3">
            <text:p>3</text:p>
          </table:table-cell>
          <table:table-cell table:formula="of:=[.B1204]-[.B1203]" office:value-type="float" office:value="855">
            <text:p>85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303">
            <text:p>9303</text:p>
          </table:table-cell>
          <table:table-cell table:formula="of:=MOD(ROW([.B1220]);16)" office:value-type="float" office:value="4">
            <text:p>4</text:p>
          </table:table-cell>
          <table:table-cell table:formula="of:=[.B1205]-[.B1204]" office:value-type="float" office:value="848">
            <text:p>84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162">
            <text:p>10162</text:p>
          </table:table-cell>
          <table:table-cell table:formula="of:=MOD(ROW([.B1221]);16)" office:value-type="float" office:value="5">
            <text:p>5</text:p>
          </table:table-cell>
          <table:table-cell table:formula="of:=[.B1206]-[.B1205]" office:value-type="float" office:value="859">
            <text:p>85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1017">
            <text:p>11017</text:p>
          </table:table-cell>
          <table:table-cell table:formula="of:=MOD(ROW([.B1222]);16)" office:value-type="float" office:value="6">
            <text:p>6</text:p>
          </table:table-cell>
          <table:table-cell table:formula="of:=[.B1207]-[.B1206]" office:value-type="float" office:value="855">
            <text:p>85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1874">
            <text:p>11874</text:p>
          </table:table-cell>
          <table:table-cell table:formula="of:=MOD(ROW([.B1223]);16)" office:value-type="float" office:value="7">
            <text:p>7</text:p>
          </table:table-cell>
          <table:table-cell table:formula="of:=[.B1208]-[.B1207]" office:value-type="float" office:value="857">
            <text:p>85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2727">
            <text:p>12727</text:p>
          </table:table-cell>
          <table:table-cell table:formula="of:=MOD(ROW([.B1224]);16)" office:value-type="float" office:value="8">
            <text:p>8</text:p>
          </table:table-cell>
          <table:table-cell table:formula="of:=[.B1209]-[.B1208]" office:value-type="float" office:value="853">
            <text:p>85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3587">
            <text:p>13587</text:p>
          </table:table-cell>
          <table:table-cell table:formula="of:=MOD(ROW([.B1225]);16)" office:value-type="float" office:value="9">
            <text:p>9</text:p>
          </table:table-cell>
          <table:table-cell table:formula="of:=[.B1210]-[.B1209]" office:value-type="float" office:value="860">
            <text:p>86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4439">
            <text:p>14439</text:p>
          </table:table-cell>
          <table:table-cell table:formula="of:=MOD(ROW([.B1226]);16)" office:value-type="float" office:value="10">
            <text:p>10</text:p>
          </table:table-cell>
          <table:table-cell table:formula="of:=[.B1211]-[.B1210]" office:value-type="float" office:value="852">
            <text:p>85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5309">
            <text:p>15309</text:p>
          </table:table-cell>
          <table:table-cell table:formula="of:=MOD(ROW([.B1227]);16)" office:value-type="float" office:value="11">
            <text:p>11</text:p>
          </table:table-cell>
          <table:table-cell table:formula="of:=[.B1212]-[.B1211]" office:value-type="float" office:value="870">
            <text:p>87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6175">
            <text:p>16175</text:p>
          </table:table-cell>
          <table:table-cell table:formula="of:=MOD(ROW([.B1228]);16)" office:value-type="float" office:value="12">
            <text:p>12</text:p>
          </table:table-cell>
          <table:table-cell table:formula="of:=[.B1213]-[.B1212]" office:value-type="float" office:value="866">
            <text:p>86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7030">
            <text:p>17030</text:p>
          </table:table-cell>
          <table:table-cell table:formula="of:=MOD(ROW([.B1229]);16)" office:value-type="float" office:value="13">
            <text:p>13</text:p>
          </table:table-cell>
          <table:table-cell table:formula="of:=[.B1214]-[.B1213]" office:value-type="float" office:value="855">
            <text:p>85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7881">
            <text:p>17881</text:p>
          </table:table-cell>
          <table:table-cell table:formula="of:=MOD(ROW([.B1230]);16)" office:value-type="float" office:value="14">
            <text:p>14</text:p>
          </table:table-cell>
          <table:table-cell table:formula="of:=[.B1215]-[.B1214]" office:value-type="float" office:value="851">
            <text:p>85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8605">
            <text:p>18605</text:p>
          </table:table-cell>
          <table:table-cell table:formula="of:=MOD(ROW([.B1231]);16)" office:value-type="float" office:value="15">
            <text:p>15</text:p>
          </table:table-cell>
          <table:table-cell table:formula="of:=[.B1216]-[.B1215]" office:value-type="float" office:value="724">
            <text:p>72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MOD(ROW([.B1232]);16)" office:value-type="float" office:value="0">
            <text:p>0</text:p>
          </table:table-cell>
          <table:table-cell table:formula="of:=[.B1217]-[.B1216]" office:value-type="float" office:value="-18605">
            <text:p>-1860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818">
            <text:p>6818</text:p>
          </table:table-cell>
          <table:table-cell table:formula="of:=MOD(ROW([.B1233]);16)" office:value-type="float" office:value="1">
            <text:p>1</text:p>
          </table:table-cell>
          <table:table-cell table:formula="of:=[.B1218]-[.B1217]" office:value-type="float" office:value="6818">
            <text:p>681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703">
            <text:p>7703</text:p>
          </table:table-cell>
          <table:table-cell table:formula="of:=MOD(ROW([.B1234]);16)" office:value-type="float" office:value="2">
            <text:p>2</text:p>
          </table:table-cell>
          <table:table-cell table:formula="of:=[.B1219]-[.B1218]" office:value-type="float" office:value="885">
            <text:p>88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577">
            <text:p>8577</text:p>
          </table:table-cell>
          <table:table-cell table:formula="of:=MOD(ROW([.B1235]);16)" office:value-type="float" office:value="3">
            <text:p>3</text:p>
          </table:table-cell>
          <table:table-cell table:formula="of:=[.B1220]-[.B1219]" office:value-type="float" office:value="874">
            <text:p>87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442">
            <text:p>9442</text:p>
          </table:table-cell>
          <table:table-cell table:formula="of:=MOD(ROW([.B1236]);16)" office:value-type="float" office:value="4">
            <text:p>4</text:p>
          </table:table-cell>
          <table:table-cell table:formula="of:=[.B1221]-[.B1220]" office:value-type="float" office:value="865">
            <text:p>86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389">
            <text:p>10389</text:p>
          </table:table-cell>
          <table:table-cell table:formula="of:=MOD(ROW([.B1237]);16)" office:value-type="float" office:value="5">
            <text:p>5</text:p>
          </table:table-cell>
          <table:table-cell table:formula="of:=[.B1222]-[.B1221]" office:value-type="float" office:value="947">
            <text:p>94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2414">
            <text:p>12414</text:p>
          </table:table-cell>
          <table:table-cell table:formula="of:=MOD(ROW([.B1238]);16)" office:value-type="float" office:value="6">
            <text:p>6</text:p>
          </table:table-cell>
          <table:table-cell table:formula="of:=[.B1223]-[.B1222]" office:value-type="float" office:value="2025">
            <text:p>20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3335">
            <text:p>13335</text:p>
          </table:table-cell>
          <table:table-cell table:formula="of:=MOD(ROW([.B1239]);16)" office:value-type="float" office:value="7">
            <text:p>7</text:p>
          </table:table-cell>
          <table:table-cell table:formula="of:=[.B1224]-[.B1223]" office:value-type="float" office:value="921">
            <text:p>92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4318">
            <text:p>14318</text:p>
          </table:table-cell>
          <table:table-cell table:formula="of:=MOD(ROW([.B1240]);16)" office:value-type="float" office:value="8">
            <text:p>8</text:p>
          </table:table-cell>
          <table:table-cell table:formula="of:=[.B1225]-[.B1224]" office:value-type="float" office:value="983">
            <text:p>98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5211">
            <text:p>15211</text:p>
          </table:table-cell>
          <table:table-cell table:formula="of:=MOD(ROW([.B1241]);16)" office:value-type="float" office:value="9">
            <text:p>9</text:p>
          </table:table-cell>
          <table:table-cell table:formula="of:=[.B1226]-[.B1225]" office:value-type="float" office:value="893">
            <text:p>89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6080">
            <text:p>16080</text:p>
          </table:table-cell>
          <table:table-cell table:formula="of:=MOD(ROW([.B1242]);16)" office:value-type="float" office:value="10">
            <text:p>10</text:p>
          </table:table-cell>
          <table:table-cell table:formula="of:=[.B1227]-[.B1226]" office:value-type="float" office:value="869">
            <text:p>86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6994">
            <text:p>16994</text:p>
          </table:table-cell>
          <table:table-cell table:formula="of:=MOD(ROW([.B1243]);16)" office:value-type="float" office:value="11">
            <text:p>11</text:p>
          </table:table-cell>
          <table:table-cell table:formula="of:=[.B1228]-[.B1227]" office:value-type="float" office:value="914">
            <text:p>91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7884">
            <text:p>17884</text:p>
          </table:table-cell>
          <table:table-cell table:formula="of:=MOD(ROW([.B1244]);16)" office:value-type="float" office:value="12">
            <text:p>12</text:p>
          </table:table-cell>
          <table:table-cell table:formula="of:=[.B1229]-[.B1228]" office:value-type="float" office:value="890">
            <text:p>89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8781">
            <text:p>18781</text:p>
          </table:table-cell>
          <table:table-cell table:formula="of:=MOD(ROW([.B1245]);16)" office:value-type="float" office:value="13">
            <text:p>13</text:p>
          </table:table-cell>
          <table:table-cell table:formula="of:=[.B1230]-[.B1229]" office:value-type="float" office:value="897">
            <text:p>89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9684">
            <text:p>19684</text:p>
          </table:table-cell>
          <table:table-cell table:formula="of:=MOD(ROW([.B1246]);16)" office:value-type="float" office:value="14">
            <text:p>14</text:p>
          </table:table-cell>
          <table:table-cell table:formula="of:=[.B1231]-[.B1230]" office:value-type="float" office:value="903">
            <text:p>90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9735">
            <text:p>19735</text:p>
          </table:table-cell>
          <table:table-cell table:formula="of:=MOD(ROW([.B1247]);16)" office:value-type="float" office:value="15">
            <text:p>15</text:p>
          </table:table-cell>
          <table:table-cell table:formula="of:=[.B1232]-[.B1231]" office:value-type="float" office:value="51">
            <text:p>5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MOD(ROW([.B1248]);16)" office:value-type="float" office:value="0">
            <text:p>0</text:p>
          </table:table-cell>
          <table:table-cell table:formula="of:=[.B1233]-[.B1232]" office:value-type="float" office:value="-19735">
            <text:p>-1973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914">
            <text:p>6914</text:p>
          </table:table-cell>
          <table:table-cell table:formula="of:=MOD(ROW([.B1249]);16)" office:value-type="float" office:value="1">
            <text:p>1</text:p>
          </table:table-cell>
          <table:table-cell table:formula="of:=[.B1234]-[.B1233]" office:value-type="float" office:value="6914">
            <text:p>691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781">
            <text:p>7781</text:p>
          </table:table-cell>
          <table:table-cell table:formula="of:=MOD(ROW([.B1250]);16)" office:value-type="float" office:value="2">
            <text:p>2</text:p>
          </table:table-cell>
          <table:table-cell table:formula="of:=[.B1235]-[.B1234]" office:value-type="float" office:value="867">
            <text:p>86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637">
            <text:p>8637</text:p>
          </table:table-cell>
          <table:table-cell table:formula="of:=MOD(ROW([.B1251]);16)" office:value-type="float" office:value="3">
            <text:p>3</text:p>
          </table:table-cell>
          <table:table-cell table:formula="of:=[.B1236]-[.B1235]" office:value-type="float" office:value="856">
            <text:p>85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492">
            <text:p>9492</text:p>
          </table:table-cell>
          <table:table-cell table:formula="of:=MOD(ROW([.B1252]);16)" office:value-type="float" office:value="4">
            <text:p>4</text:p>
          </table:table-cell>
          <table:table-cell table:formula="of:=[.B1237]-[.B1236]" office:value-type="float" office:value="855">
            <text:p>85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412">
            <text:p>10412</text:p>
          </table:table-cell>
          <table:table-cell table:formula="of:=MOD(ROW([.B1253]);16)" office:value-type="float" office:value="5">
            <text:p>5</text:p>
          </table:table-cell>
          <table:table-cell table:formula="of:=[.B1238]-[.B1237]" office:value-type="float" office:value="920">
            <text:p>92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1267">
            <text:p>11267</text:p>
          </table:table-cell>
          <table:table-cell table:formula="of:=MOD(ROW([.B1254]);16)" office:value-type="float" office:value="6">
            <text:p>6</text:p>
          </table:table-cell>
          <table:table-cell table:formula="of:=[.B1239]-[.B1238]" office:value-type="float" office:value="855">
            <text:p>85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2127">
            <text:p>12127</text:p>
          </table:table-cell>
          <table:table-cell table:formula="of:=MOD(ROW([.B1255]);16)" office:value-type="float" office:value="7">
            <text:p>7</text:p>
          </table:table-cell>
          <table:table-cell table:formula="of:=[.B1240]-[.B1239]" office:value-type="float" office:value="860">
            <text:p>86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2986">
            <text:p>12986</text:p>
          </table:table-cell>
          <table:table-cell table:formula="of:=MOD(ROW([.B1256]);16)" office:value-type="float" office:value="8">
            <text:p>8</text:p>
          </table:table-cell>
          <table:table-cell table:formula="of:=[.B1241]-[.B1240]" office:value-type="float" office:value="859">
            <text:p>85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3839">
            <text:p>13839</text:p>
          </table:table-cell>
          <table:table-cell table:formula="of:=MOD(ROW([.B1257]);16)" office:value-type="float" office:value="9">
            <text:p>9</text:p>
          </table:table-cell>
          <table:table-cell table:formula="of:=[.B1242]-[.B1241]" office:value-type="float" office:value="853">
            <text:p>85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4699">
            <text:p>14699</text:p>
          </table:table-cell>
          <table:table-cell table:formula="of:=MOD(ROW([.B1258]);16)" office:value-type="float" office:value="10">
            <text:p>10</text:p>
          </table:table-cell>
          <table:table-cell table:formula="of:=[.B1243]-[.B1242]" office:value-type="float" office:value="860">
            <text:p>86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5570">
            <text:p>15570</text:p>
          </table:table-cell>
          <table:table-cell table:formula="of:=MOD(ROW([.B1259]);16)" office:value-type="float" office:value="11">
            <text:p>11</text:p>
          </table:table-cell>
          <table:table-cell table:formula="of:=[.B1244]-[.B1243]" office:value-type="float" office:value="871">
            <text:p>87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6420">
            <text:p>16420</text:p>
          </table:table-cell>
          <table:table-cell table:formula="of:=MOD(ROW([.B1260]);16)" office:value-type="float" office:value="12">
            <text:p>12</text:p>
          </table:table-cell>
          <table:table-cell table:formula="of:=[.B1245]-[.B1244]" office:value-type="float" office:value="850">
            <text:p>85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7271">
            <text:p>17271</text:p>
          </table:table-cell>
          <table:table-cell table:formula="of:=MOD(ROW([.B1261]);16)" office:value-type="float" office:value="13">
            <text:p>13</text:p>
          </table:table-cell>
          <table:table-cell table:formula="of:=[.B1246]-[.B1245]" office:value-type="float" office:value="851">
            <text:p>85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8123">
            <text:p>18123</text:p>
          </table:table-cell>
          <table:table-cell table:formula="of:=MOD(ROW([.B1262]);16)" office:value-type="float" office:value="14">
            <text:p>14</text:p>
          </table:table-cell>
          <table:table-cell table:formula="of:=[.B1247]-[.B1246]" office:value-type="float" office:value="852">
            <text:p>85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8177">
            <text:p>18177</text:p>
          </table:table-cell>
          <table:table-cell table:formula="of:=MOD(ROW([.B1263]);16)" office:value-type="float" office:value="15">
            <text:p>15</text:p>
          </table:table-cell>
          <table:table-cell table:formula="of:=[.B1248]-[.B1247]" office:value-type="float" office:value="54">
            <text:p>5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MOD(ROW([.B1264]);16)" office:value-type="float" office:value="0">
            <text:p>0</text:p>
          </table:table-cell>
          <table:table-cell table:formula="of:=[.B1249]-[.B1248]" office:value-type="float" office:value="-18177">
            <text:p>-1817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064">
            <text:p>7064</text:p>
          </table:table-cell>
          <table:table-cell table:formula="of:=MOD(ROW([.B1265]);16)" office:value-type="float" office:value="1">
            <text:p>1</text:p>
          </table:table-cell>
          <table:table-cell table:formula="of:=[.B1250]-[.B1249]" office:value-type="float" office:value="7064">
            <text:p>706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958">
            <text:p>7958</text:p>
          </table:table-cell>
          <table:table-cell table:formula="of:=MOD(ROW([.B1266]);16)" office:value-type="float" office:value="2">
            <text:p>2</text:p>
          </table:table-cell>
          <table:table-cell table:formula="of:=[.B1251]-[.B1250]" office:value-type="float" office:value="894">
            <text:p>89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815">
            <text:p>8815</text:p>
          </table:table-cell>
          <table:table-cell table:formula="of:=MOD(ROW([.B1267]);16)" office:value-type="float" office:value="3">
            <text:p>3</text:p>
          </table:table-cell>
          <table:table-cell table:formula="of:=[.B1252]-[.B1251]" office:value-type="float" office:value="857">
            <text:p>85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669">
            <text:p>9669</text:p>
          </table:table-cell>
          <table:table-cell table:formula="of:=MOD(ROW([.B1268]);16)" office:value-type="float" office:value="4">
            <text:p>4</text:p>
          </table:table-cell>
          <table:table-cell table:formula="of:=[.B1253]-[.B1252]" office:value-type="float" office:value="854">
            <text:p>85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528">
            <text:p>10528</text:p>
          </table:table-cell>
          <table:table-cell table:formula="of:=MOD(ROW([.B1269]);16)" office:value-type="float" office:value="5">
            <text:p>5</text:p>
          </table:table-cell>
          <table:table-cell table:formula="of:=[.B1254]-[.B1253]" office:value-type="float" office:value="859">
            <text:p>85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1414">
            <text:p>11414</text:p>
          </table:table-cell>
          <table:table-cell table:formula="of:=MOD(ROW([.B1270]);16)" office:value-type="float" office:value="6">
            <text:p>6</text:p>
          </table:table-cell>
          <table:table-cell table:formula="of:=[.B1255]-[.B1254]" office:value-type="float" office:value="886">
            <text:p>88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2268">
            <text:p>12268</text:p>
          </table:table-cell>
          <table:table-cell table:formula="of:=MOD(ROW([.B1271]);16)" office:value-type="float" office:value="7">
            <text:p>7</text:p>
          </table:table-cell>
          <table:table-cell table:formula="of:=[.B1256]-[.B1255]" office:value-type="float" office:value="854">
            <text:p>85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3115">
            <text:p>13115</text:p>
          </table:table-cell>
          <table:table-cell table:formula="of:=MOD(ROW([.B1272]);16)" office:value-type="float" office:value="8">
            <text:p>8</text:p>
          </table:table-cell>
          <table:table-cell table:formula="of:=[.B1257]-[.B1256]" office:value-type="float" office:value="847">
            <text:p>84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3964">
            <text:p>13964</text:p>
          </table:table-cell>
          <table:table-cell table:formula="of:=MOD(ROW([.B1273]);16)" office:value-type="float" office:value="9">
            <text:p>9</text:p>
          </table:table-cell>
          <table:table-cell table:formula="of:=[.B1258]-[.B1257]" office:value-type="float" office:value="849">
            <text:p>84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4810">
            <text:p>14810</text:p>
          </table:table-cell>
          <table:table-cell table:formula="of:=MOD(ROW([.B1274]);16)" office:value-type="float" office:value="10">
            <text:p>10</text:p>
          </table:table-cell>
          <table:table-cell table:formula="of:=[.B1259]-[.B1258]" office:value-type="float" office:value="846">
            <text:p>84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4855">
            <text:p>14855</text:p>
          </table:table-cell>
          <table:table-cell table:formula="of:=MOD(ROW([.B1275]);16)" office:value-type="float" office:value="11">
            <text:p>11</text:p>
          </table:table-cell>
          <table:table-cell table:formula="of:=[.B1260]-[.B1259]" office:value-type="float" office:value="45">
            <text:p>4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6186">
            <text:p>16186</text:p>
          </table:table-cell>
          <table:table-cell table:formula="of:=MOD(ROW([.B1276]);16)" office:value-type="float" office:value="12">
            <text:p>12</text:p>
          </table:table-cell>
          <table:table-cell table:formula="of:=[.B1261]-[.B1260]" office:value-type="float" office:value="1331">
            <text:p>133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7027">
            <text:p>17027</text:p>
          </table:table-cell>
          <table:table-cell table:formula="of:=MOD(ROW([.B1277]);16)" office:value-type="float" office:value="13">
            <text:p>13</text:p>
          </table:table-cell>
          <table:table-cell table:formula="of:=[.B1262]-[.B1261]" office:value-type="float" office:value="841">
            <text:p>84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8104">
            <text:p>18104</text:p>
          </table:table-cell>
          <table:table-cell table:formula="of:=MOD(ROW([.B1278]);16)" office:value-type="float" office:value="14">
            <text:p>14</text:p>
          </table:table-cell>
          <table:table-cell table:formula="of:=[.B1263]-[.B1262]" office:value-type="float" office:value="1077">
            <text:p>107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8971">
            <text:p>18971</text:p>
          </table:table-cell>
          <table:table-cell table:formula="of:=MOD(ROW([.B1279]);16)" office:value-type="float" office:value="15">
            <text:p>15</text:p>
          </table:table-cell>
          <table:table-cell table:formula="of:=[.B1264]-[.B1263]" office:value-type="float" office:value="867">
            <text:p>86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MOD(ROW([.B1280]);16)" office:value-type="float" office:value="0">
            <text:p>0</text:p>
          </table:table-cell>
          <table:table-cell table:formula="of:=[.B1265]-[.B1264]" office:value-type="float" office:value="-18971">
            <text:p>-1897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992">
            <text:p>6992</text:p>
          </table:table-cell>
          <table:table-cell table:formula="of:=MOD(ROW([.B1281]);16)" office:value-type="float" office:value="1">
            <text:p>1</text:p>
          </table:table-cell>
          <table:table-cell table:formula="of:=[.B1266]-[.B1265]" office:value-type="float" office:value="6992">
            <text:p>699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906">
            <text:p>7906</text:p>
          </table:table-cell>
          <table:table-cell table:formula="of:=MOD(ROW([.B1282]);16)" office:value-type="float" office:value="2">
            <text:p>2</text:p>
          </table:table-cell>
          <table:table-cell table:formula="of:=[.B1267]-[.B1266]" office:value-type="float" office:value="914">
            <text:p>91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758">
            <text:p>8758</text:p>
          </table:table-cell>
          <table:table-cell table:formula="of:=MOD(ROW([.B1283]);16)" office:value-type="float" office:value="3">
            <text:p>3</text:p>
          </table:table-cell>
          <table:table-cell table:formula="of:=[.B1268]-[.B1267]" office:value-type="float" office:value="852">
            <text:p>85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610">
            <text:p>9610</text:p>
          </table:table-cell>
          <table:table-cell table:formula="of:=MOD(ROW([.B1284]);16)" office:value-type="float" office:value="4">
            <text:p>4</text:p>
          </table:table-cell>
          <table:table-cell table:formula="of:=[.B1269]-[.B1268]" office:value-type="float" office:value="852">
            <text:p>85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466">
            <text:p>10466</text:p>
          </table:table-cell>
          <table:table-cell table:formula="of:=MOD(ROW([.B1285]);16)" office:value-type="float" office:value="5">
            <text:p>5</text:p>
          </table:table-cell>
          <table:table-cell table:formula="of:=[.B1270]-[.B1269]" office:value-type="float" office:value="856">
            <text:p>85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1325">
            <text:p>11325</text:p>
          </table:table-cell>
          <table:table-cell table:formula="of:=MOD(ROW([.B1286]);16)" office:value-type="float" office:value="6">
            <text:p>6</text:p>
          </table:table-cell>
          <table:table-cell table:formula="of:=[.B1271]-[.B1270]" office:value-type="float" office:value="859">
            <text:p>85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2187">
            <text:p>12187</text:p>
          </table:table-cell>
          <table:table-cell table:formula="of:=MOD(ROW([.B1287]);16)" office:value-type="float" office:value="7">
            <text:p>7</text:p>
          </table:table-cell>
          <table:table-cell table:formula="of:=[.B1272]-[.B1271]" office:value-type="float" office:value="862">
            <text:p>86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3048">
            <text:p>13048</text:p>
          </table:table-cell>
          <table:table-cell table:formula="of:=MOD(ROW([.B1288]);16)" office:value-type="float" office:value="8">
            <text:p>8</text:p>
          </table:table-cell>
          <table:table-cell table:formula="of:=[.B1273]-[.B1272]" office:value-type="float" office:value="861">
            <text:p>86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4535">
            <text:p>14535</text:p>
          </table:table-cell>
          <table:table-cell table:formula="of:=MOD(ROW([.B1289]);16)" office:value-type="float" office:value="9">
            <text:p>9</text:p>
          </table:table-cell>
          <table:table-cell table:formula="of:=[.B1274]-[.B1273]" office:value-type="float" office:value="1487">
            <text:p>148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5460">
            <text:p>15460</text:p>
          </table:table-cell>
          <table:table-cell table:formula="of:=MOD(ROW([.B1290]);16)" office:value-type="float" office:value="10">
            <text:p>10</text:p>
          </table:table-cell>
          <table:table-cell table:formula="of:=[.B1275]-[.B1274]" office:value-type="float" office:value="925">
            <text:p>9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6311">
            <text:p>16311</text:p>
          </table:table-cell>
          <table:table-cell table:formula="of:=MOD(ROW([.B1291]);16)" office:value-type="float" office:value="11">
            <text:p>11</text:p>
          </table:table-cell>
          <table:table-cell table:formula="of:=[.B1276]-[.B1275]" office:value-type="float" office:value="851">
            <text:p>85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7163">
            <text:p>17163</text:p>
          </table:table-cell>
          <table:table-cell table:formula="of:=MOD(ROW([.B1292]);16)" office:value-type="float" office:value="12">
            <text:p>12</text:p>
          </table:table-cell>
          <table:table-cell table:formula="of:=[.B1277]-[.B1276]" office:value-type="float" office:value="852">
            <text:p>85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8014">
            <text:p>18014</text:p>
          </table:table-cell>
          <table:table-cell table:formula="of:=MOD(ROW([.B1293]);16)" office:value-type="float" office:value="13">
            <text:p>13</text:p>
          </table:table-cell>
          <table:table-cell table:formula="of:=[.B1278]-[.B1277]" office:value-type="float" office:value="851">
            <text:p>85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8865">
            <text:p>18865</text:p>
          </table:table-cell>
          <table:table-cell table:formula="of:=MOD(ROW([.B1294]);16)" office:value-type="float" office:value="14">
            <text:p>14</text:p>
          </table:table-cell>
          <table:table-cell table:formula="of:=[.B1279]-[.B1278]" office:value-type="float" office:value="851">
            <text:p>85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9104">
            <text:p>19104</text:p>
          </table:table-cell>
          <table:table-cell table:formula="of:=MOD(ROW([.B1295]);16)" office:value-type="float" office:value="15">
            <text:p>15</text:p>
          </table:table-cell>
          <table:table-cell table:formula="of:=[.B1280]-[.B1279]" office:value-type="float" office:value="239">
            <text:p>23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MOD(ROW([.B1296]);16)" office:value-type="float" office:value="0">
            <text:p>0</text:p>
          </table:table-cell>
          <table:table-cell table:formula="of:=[.B1281]-[.B1280]" office:value-type="float" office:value="-19104">
            <text:p>-1910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959">
            <text:p>6959</text:p>
          </table:table-cell>
          <table:table-cell table:formula="of:=MOD(ROW([.B1297]);16)" office:value-type="float" office:value="1">
            <text:p>1</text:p>
          </table:table-cell>
          <table:table-cell table:formula="of:=[.B1282]-[.B1281]" office:value-type="float" office:value="6959">
            <text:p>695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826">
            <text:p>7826</text:p>
          </table:table-cell>
          <table:table-cell table:formula="of:=MOD(ROW([.B1298]);16)" office:value-type="float" office:value="2">
            <text:p>2</text:p>
          </table:table-cell>
          <table:table-cell table:formula="of:=[.B1283]-[.B1282]" office:value-type="float" office:value="867">
            <text:p>86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676">
            <text:p>8676</text:p>
          </table:table-cell>
          <table:table-cell table:formula="of:=MOD(ROW([.B1299]);16)" office:value-type="float" office:value="3">
            <text:p>3</text:p>
          </table:table-cell>
          <table:table-cell table:formula="of:=[.B1284]-[.B1283]" office:value-type="float" office:value="850">
            <text:p>85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531">
            <text:p>9531</text:p>
          </table:table-cell>
          <table:table-cell table:formula="of:=MOD(ROW([.B1300]);16)" office:value-type="float" office:value="4">
            <text:p>4</text:p>
          </table:table-cell>
          <table:table-cell table:formula="of:=[.B1285]-[.B1284]" office:value-type="float" office:value="855">
            <text:p>85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389">
            <text:p>10389</text:p>
          </table:table-cell>
          <table:table-cell table:formula="of:=MOD(ROW([.B1301]);16)" office:value-type="float" office:value="5">
            <text:p>5</text:p>
          </table:table-cell>
          <table:table-cell table:formula="of:=[.B1286]-[.B1285]" office:value-type="float" office:value="858">
            <text:p>85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1237">
            <text:p>11237</text:p>
          </table:table-cell>
          <table:table-cell table:formula="of:=MOD(ROW([.B1302]);16)" office:value-type="float" office:value="6">
            <text:p>6</text:p>
          </table:table-cell>
          <table:table-cell table:formula="of:=[.B1287]-[.B1286]" office:value-type="float" office:value="848">
            <text:p>84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2091">
            <text:p>12091</text:p>
          </table:table-cell>
          <table:table-cell table:formula="of:=MOD(ROW([.B1303]);16)" office:value-type="float" office:value="7">
            <text:p>7</text:p>
          </table:table-cell>
          <table:table-cell table:formula="of:=[.B1288]-[.B1287]" office:value-type="float" office:value="854">
            <text:p>85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2969">
            <text:p>12969</text:p>
          </table:table-cell>
          <table:table-cell table:formula="of:=MOD(ROW([.B1304]);16)" office:value-type="float" office:value="8">
            <text:p>8</text:p>
          </table:table-cell>
          <table:table-cell table:formula="of:=[.B1289]-[.B1288]" office:value-type="float" office:value="878">
            <text:p>87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3827">
            <text:p>13827</text:p>
          </table:table-cell>
          <table:table-cell table:formula="of:=MOD(ROW([.B1305]);16)" office:value-type="float" office:value="9">
            <text:p>9</text:p>
          </table:table-cell>
          <table:table-cell table:formula="of:=[.B1290]-[.B1289]" office:value-type="float" office:value="858">
            <text:p>85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4677">
            <text:p>14677</text:p>
          </table:table-cell>
          <table:table-cell table:formula="of:=MOD(ROW([.B1306]);16)" office:value-type="float" office:value="10">
            <text:p>10</text:p>
          </table:table-cell>
          <table:table-cell table:formula="of:=[.B1291]-[.B1290]" office:value-type="float" office:value="850">
            <text:p>85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5531">
            <text:p>15531</text:p>
          </table:table-cell>
          <table:table-cell table:formula="of:=MOD(ROW([.B1307]);16)" office:value-type="float" office:value="11">
            <text:p>11</text:p>
          </table:table-cell>
          <table:table-cell table:formula="of:=[.B1292]-[.B1291]" office:value-type="float" office:value="854">
            <text:p>85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6392">
            <text:p>16392</text:p>
          </table:table-cell>
          <table:table-cell table:formula="of:=MOD(ROW([.B1308]);16)" office:value-type="float" office:value="12">
            <text:p>12</text:p>
          </table:table-cell>
          <table:table-cell table:formula="of:=[.B1293]-[.B1292]" office:value-type="float" office:value="861">
            <text:p>86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7244">
            <text:p>17244</text:p>
          </table:table-cell>
          <table:table-cell table:formula="of:=MOD(ROW([.B1309]);16)" office:value-type="float" office:value="13">
            <text:p>13</text:p>
          </table:table-cell>
          <table:table-cell table:formula="of:=[.B1294]-[.B1293]" office:value-type="float" office:value="852">
            <text:p>85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8112">
            <text:p>18112</text:p>
          </table:table-cell>
          <table:table-cell table:formula="of:=MOD(ROW([.B1310]);16)" office:value-type="float" office:value="14">
            <text:p>14</text:p>
          </table:table-cell>
          <table:table-cell table:formula="of:=[.B1295]-[.B1294]" office:value-type="float" office:value="868">
            <text:p>86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8152">
            <text:p>18152</text:p>
          </table:table-cell>
          <table:table-cell table:formula="of:=MOD(ROW([.B1311]);16)" office:value-type="float" office:value="15">
            <text:p>15</text:p>
          </table:table-cell>
          <table:table-cell table:formula="of:=[.B1296]-[.B1295]" office:value-type="float" office:value="40">
            <text:p>4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MOD(ROW([.B1312]);16)" office:value-type="float" office:value="0">
            <text:p>0</text:p>
          </table:table-cell>
          <table:table-cell table:formula="of:=[.B1297]-[.B1296]" office:value-type="float" office:value="-18152">
            <text:p>-1815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948">
            <text:p>6948</text:p>
          </table:table-cell>
          <table:table-cell table:formula="of:=MOD(ROW([.B1313]);16)" office:value-type="float" office:value="1">
            <text:p>1</text:p>
          </table:table-cell>
          <table:table-cell table:formula="of:=[.B1298]-[.B1297]" office:value-type="float" office:value="6948">
            <text:p>694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803">
            <text:p>7803</text:p>
          </table:table-cell>
          <table:table-cell table:formula="of:=MOD(ROW([.B1314]);16)" office:value-type="float" office:value="2">
            <text:p>2</text:p>
          </table:table-cell>
          <table:table-cell table:formula="of:=[.B1299]-[.B1298]" office:value-type="float" office:value="855">
            <text:p>85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659">
            <text:p>8659</text:p>
          </table:table-cell>
          <table:table-cell table:formula="of:=MOD(ROW([.B1315]);16)" office:value-type="float" office:value="3">
            <text:p>3</text:p>
          </table:table-cell>
          <table:table-cell table:formula="of:=[.B1300]-[.B1299]" office:value-type="float" office:value="856">
            <text:p>85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580">
            <text:p>9580</text:p>
          </table:table-cell>
          <table:table-cell table:formula="of:=MOD(ROW([.B1316]);16)" office:value-type="float" office:value="4">
            <text:p>4</text:p>
          </table:table-cell>
          <table:table-cell table:formula="of:=[.B1301]-[.B1300]" office:value-type="float" office:value="921">
            <text:p>92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433">
            <text:p>10433</text:p>
          </table:table-cell>
          <table:table-cell table:formula="of:=MOD(ROW([.B1317]);16)" office:value-type="float" office:value="5">
            <text:p>5</text:p>
          </table:table-cell>
          <table:table-cell table:formula="of:=[.B1302]-[.B1301]" office:value-type="float" office:value="853">
            <text:p>85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1285">
            <text:p>11285</text:p>
          </table:table-cell>
          <table:table-cell table:formula="of:=MOD(ROW([.B1318]);16)" office:value-type="float" office:value="6">
            <text:p>6</text:p>
          </table:table-cell>
          <table:table-cell table:formula="of:=[.B1303]-[.B1302]" office:value-type="float" office:value="852">
            <text:p>85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2146">
            <text:p>12146</text:p>
          </table:table-cell>
          <table:table-cell table:formula="of:=MOD(ROW([.B1319]);16)" office:value-type="float" office:value="7">
            <text:p>7</text:p>
          </table:table-cell>
          <table:table-cell table:formula="of:=[.B1304]-[.B1303]" office:value-type="float" office:value="861">
            <text:p>86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3001">
            <text:p>13001</text:p>
          </table:table-cell>
          <table:table-cell table:formula="of:=MOD(ROW([.B1320]);16)" office:value-type="float" office:value="8">
            <text:p>8</text:p>
          </table:table-cell>
          <table:table-cell table:formula="of:=[.B1305]-[.B1304]" office:value-type="float" office:value="855">
            <text:p>85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3871">
            <text:p>13871</text:p>
          </table:table-cell>
          <table:table-cell table:formula="of:=MOD(ROW([.B1321]);16)" office:value-type="float" office:value="9">
            <text:p>9</text:p>
          </table:table-cell>
          <table:table-cell table:formula="of:=[.B1306]-[.B1305]" office:value-type="float" office:value="870">
            <text:p>87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4743">
            <text:p>14743</text:p>
          </table:table-cell>
          <table:table-cell table:formula="of:=MOD(ROW([.B1322]);16)" office:value-type="float" office:value="10">
            <text:p>10</text:p>
          </table:table-cell>
          <table:table-cell table:formula="of:=[.B1307]-[.B1306]" office:value-type="float" office:value="872">
            <text:p>87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5593">
            <text:p>15593</text:p>
          </table:table-cell>
          <table:table-cell table:formula="of:=MOD(ROW([.B1323]);16)" office:value-type="float" office:value="11">
            <text:p>11</text:p>
          </table:table-cell>
          <table:table-cell table:formula="of:=[.B1308]-[.B1307]" office:value-type="float" office:value="850">
            <text:p>85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6455">
            <text:p>16455</text:p>
          </table:table-cell>
          <table:table-cell table:formula="of:=MOD(ROW([.B1324]);16)" office:value-type="float" office:value="12">
            <text:p>12</text:p>
          </table:table-cell>
          <table:table-cell table:formula="of:=[.B1309]-[.B1308]" office:value-type="float" office:value="862">
            <text:p>86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7302">
            <text:p>17302</text:p>
          </table:table-cell>
          <table:table-cell table:formula="of:=MOD(ROW([.B1325]);16)" office:value-type="float" office:value="13">
            <text:p>13</text:p>
          </table:table-cell>
          <table:table-cell table:formula="of:=[.B1310]-[.B1309]" office:value-type="float" office:value="847">
            <text:p>84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8950">
            <text:p>18950</text:p>
          </table:table-cell>
          <table:table-cell table:formula="of:=MOD(ROW([.B1326]);16)" office:value-type="float" office:value="14">
            <text:p>14</text:p>
          </table:table-cell>
          <table:table-cell table:formula="of:=[.B1311]-[.B1310]" office:value-type="float" office:value="1648">
            <text:p>164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0011">
            <text:p>20011</text:p>
          </table:table-cell>
          <table:table-cell table:formula="of:=MOD(ROW([.B1327]);16)" office:value-type="float" office:value="15">
            <text:p>15</text:p>
          </table:table-cell>
          <table:table-cell table:formula="of:=[.B1312]-[.B1311]" office:value-type="float" office:value="1061">
            <text:p>106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MOD(ROW([.B1328]);16)" office:value-type="float" office:value="0">
            <text:p>0</text:p>
          </table:table-cell>
          <table:table-cell table:formula="of:=[.B1313]-[.B1312]" office:value-type="float" office:value="-20011">
            <text:p>-2001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041">
            <text:p>7041</text:p>
          </table:table-cell>
          <table:table-cell table:formula="of:=MOD(ROW([.B1329]);16)" office:value-type="float" office:value="1">
            <text:p>1</text:p>
          </table:table-cell>
          <table:table-cell table:formula="of:=[.B1314]-[.B1313]" office:value-type="float" office:value="7041">
            <text:p>704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903">
            <text:p>7903</text:p>
          </table:table-cell>
          <table:table-cell table:formula="of:=MOD(ROW([.B1330]);16)" office:value-type="float" office:value="2">
            <text:p>2</text:p>
          </table:table-cell>
          <table:table-cell table:formula="of:=[.B1315]-[.B1314]" office:value-type="float" office:value="862">
            <text:p>86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750">
            <text:p>8750</text:p>
          </table:table-cell>
          <table:table-cell table:formula="of:=MOD(ROW([.B1331]);16)" office:value-type="float" office:value="3">
            <text:p>3</text:p>
          </table:table-cell>
          <table:table-cell table:formula="of:=[.B1316]-[.B1315]" office:value-type="float" office:value="847">
            <text:p>84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605">
            <text:p>9605</text:p>
          </table:table-cell>
          <table:table-cell table:formula="of:=MOD(ROW([.B1332]);16)" office:value-type="float" office:value="4">
            <text:p>4</text:p>
          </table:table-cell>
          <table:table-cell table:formula="of:=[.B1317]-[.B1316]" office:value-type="float" office:value="855">
            <text:p>85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463">
            <text:p>10463</text:p>
          </table:table-cell>
          <table:table-cell table:formula="of:=MOD(ROW([.B1333]);16)" office:value-type="float" office:value="5">
            <text:p>5</text:p>
          </table:table-cell>
          <table:table-cell table:formula="of:=[.B1318]-[.B1317]" office:value-type="float" office:value="858">
            <text:p>85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1321">
            <text:p>11321</text:p>
          </table:table-cell>
          <table:table-cell table:formula="of:=MOD(ROW([.B1334]);16)" office:value-type="float" office:value="6">
            <text:p>6</text:p>
          </table:table-cell>
          <table:table-cell table:formula="of:=[.B1319]-[.B1318]" office:value-type="float" office:value="858">
            <text:p>85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2182">
            <text:p>12182</text:p>
          </table:table-cell>
          <table:table-cell table:formula="of:=MOD(ROW([.B1335]);16)" office:value-type="float" office:value="7">
            <text:p>7</text:p>
          </table:table-cell>
          <table:table-cell table:formula="of:=[.B1320]-[.B1319]" office:value-type="float" office:value="861">
            <text:p>86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3040">
            <text:p>13040</text:p>
          </table:table-cell>
          <table:table-cell table:formula="of:=MOD(ROW([.B1336]);16)" office:value-type="float" office:value="8">
            <text:p>8</text:p>
          </table:table-cell>
          <table:table-cell table:formula="of:=[.B1321]-[.B1320]" office:value-type="float" office:value="858">
            <text:p>85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3903">
            <text:p>13903</text:p>
          </table:table-cell>
          <table:table-cell table:formula="of:=MOD(ROW([.B1337]);16)" office:value-type="float" office:value="9">
            <text:p>9</text:p>
          </table:table-cell>
          <table:table-cell table:formula="of:=[.B1322]-[.B1321]" office:value-type="float" office:value="863">
            <text:p>86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4753">
            <text:p>14753</text:p>
          </table:table-cell>
          <table:table-cell table:formula="of:=MOD(ROW([.B1338]);16)" office:value-type="float" office:value="10">
            <text:p>10</text:p>
          </table:table-cell>
          <table:table-cell table:formula="of:=[.B1323]-[.B1322]" office:value-type="float" office:value="850">
            <text:p>85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5606">
            <text:p>15606</text:p>
          </table:table-cell>
          <table:table-cell table:formula="of:=MOD(ROW([.B1339]);16)" office:value-type="float" office:value="11">
            <text:p>11</text:p>
          </table:table-cell>
          <table:table-cell table:formula="of:=[.B1324]-[.B1323]" office:value-type="float" office:value="853">
            <text:p>85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6468">
            <text:p>16468</text:p>
          </table:table-cell>
          <table:table-cell table:formula="of:=MOD(ROW([.B1340]);16)" office:value-type="float" office:value="12">
            <text:p>12</text:p>
          </table:table-cell>
          <table:table-cell table:formula="of:=[.B1325]-[.B1324]" office:value-type="float" office:value="862">
            <text:p>86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7324">
            <text:p>17324</text:p>
          </table:table-cell>
          <table:table-cell table:formula="of:=MOD(ROW([.B1341]);16)" office:value-type="float" office:value="13">
            <text:p>13</text:p>
          </table:table-cell>
          <table:table-cell table:formula="of:=[.B1326]-[.B1325]" office:value-type="float" office:value="856">
            <text:p>85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7367">
            <text:p>17367</text:p>
          </table:table-cell>
          <table:table-cell table:formula="of:=MOD(ROW([.B1342]);16)" office:value-type="float" office:value="14">
            <text:p>14</text:p>
          </table:table-cell>
          <table:table-cell table:formula="of:=[.B1327]-[.B1326]" office:value-type="float" office:value="43">
            <text:p>4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8221">
            <text:p>18221</text:p>
          </table:table-cell>
          <table:table-cell table:formula="of:=MOD(ROW([.B1343]);16)" office:value-type="float" office:value="15">
            <text:p>15</text:p>
          </table:table-cell>
          <table:table-cell table:formula="of:=[.B1328]-[.B1327]" office:value-type="float" office:value="854">
            <text:p>85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MOD(ROW([.B1344]);16)" office:value-type="float" office:value="0">
            <text:p>0</text:p>
          </table:table-cell>
          <table:table-cell table:formula="of:=[.B1329]-[.B1328]" office:value-type="float" office:value="-18221">
            <text:p>-1822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833">
            <text:p>7833</text:p>
          </table:table-cell>
          <table:table-cell table:formula="of:=MOD(ROW([.B1345]);16)" office:value-type="float" office:value="1">
            <text:p>1</text:p>
          </table:table-cell>
          <table:table-cell table:formula="of:=[.B1330]-[.B1329]" office:value-type="float" office:value="7833">
            <text:p>783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705">
            <text:p>8705</text:p>
          </table:table-cell>
          <table:table-cell table:formula="of:=MOD(ROW([.B1346]);16)" office:value-type="float" office:value="2">
            <text:p>2</text:p>
          </table:table-cell>
          <table:table-cell table:formula="of:=[.B1331]-[.B1330]" office:value-type="float" office:value="872">
            <text:p>87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556">
            <text:p>9556</text:p>
          </table:table-cell>
          <table:table-cell table:formula="of:=MOD(ROW([.B1347]);16)" office:value-type="float" office:value="3">
            <text:p>3</text:p>
          </table:table-cell>
          <table:table-cell table:formula="of:=[.B1332]-[.B1331]" office:value-type="float" office:value="851">
            <text:p>85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411">
            <text:p>10411</text:p>
          </table:table-cell>
          <table:table-cell table:formula="of:=MOD(ROW([.B1348]);16)" office:value-type="float" office:value="4">
            <text:p>4</text:p>
          </table:table-cell>
          <table:table-cell table:formula="of:=[.B1333]-[.B1332]" office:value-type="float" office:value="855">
            <text:p>85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1262">
            <text:p>11262</text:p>
          </table:table-cell>
          <table:table-cell table:formula="of:=MOD(ROW([.B1349]);16)" office:value-type="float" office:value="5">
            <text:p>5</text:p>
          </table:table-cell>
          <table:table-cell table:formula="of:=[.B1334]-[.B1333]" office:value-type="float" office:value="851">
            <text:p>85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2122">
            <text:p>12122</text:p>
          </table:table-cell>
          <table:table-cell table:formula="of:=MOD(ROW([.B1350]);16)" office:value-type="float" office:value="6">
            <text:p>6</text:p>
          </table:table-cell>
          <table:table-cell table:formula="of:=[.B1335]-[.B1334]" office:value-type="float" office:value="860">
            <text:p>86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2979">
            <text:p>12979</text:p>
          </table:table-cell>
          <table:table-cell table:formula="of:=MOD(ROW([.B1351]);16)" office:value-type="float" office:value="7">
            <text:p>7</text:p>
          </table:table-cell>
          <table:table-cell table:formula="of:=[.B1336]-[.B1335]" office:value-type="float" office:value="857">
            <text:p>85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3836">
            <text:p>13836</text:p>
          </table:table-cell>
          <table:table-cell table:formula="of:=MOD(ROW([.B1352]);16)" office:value-type="float" office:value="8">
            <text:p>8</text:p>
          </table:table-cell>
          <table:table-cell table:formula="of:=[.B1337]-[.B1336]" office:value-type="float" office:value="857">
            <text:p>85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4707">
            <text:p>14707</text:p>
          </table:table-cell>
          <table:table-cell table:formula="of:=MOD(ROW([.B1353]);16)" office:value-type="float" office:value="9">
            <text:p>9</text:p>
          </table:table-cell>
          <table:table-cell table:formula="of:=[.B1338]-[.B1337]" office:value-type="float" office:value="871">
            <text:p>87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5574">
            <text:p>15574</text:p>
          </table:table-cell>
          <table:table-cell table:formula="of:=MOD(ROW([.B1354]);16)" office:value-type="float" office:value="10">
            <text:p>10</text:p>
          </table:table-cell>
          <table:table-cell table:formula="of:=[.B1339]-[.B1338]" office:value-type="float" office:value="867">
            <text:p>86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6428">
            <text:p>16428</text:p>
          </table:table-cell>
          <table:table-cell table:formula="of:=MOD(ROW([.B1355]);16)" office:value-type="float" office:value="11">
            <text:p>11</text:p>
          </table:table-cell>
          <table:table-cell table:formula="of:=[.B1340]-[.B1339]" office:value-type="float" office:value="854">
            <text:p>85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7277">
            <text:p>17277</text:p>
          </table:table-cell>
          <table:table-cell table:formula="of:=MOD(ROW([.B1356]);16)" office:value-type="float" office:value="12">
            <text:p>12</text:p>
          </table:table-cell>
          <table:table-cell table:formula="of:=[.B1341]-[.B1340]" office:value-type="float" office:value="849">
            <text:p>84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8127">
            <text:p>18127</text:p>
          </table:table-cell>
          <table:table-cell table:formula="of:=MOD(ROW([.B1357]);16)" office:value-type="float" office:value="13">
            <text:p>13</text:p>
          </table:table-cell>
          <table:table-cell table:formula="of:=[.B1342]-[.B1341]" office:value-type="float" office:value="850">
            <text:p>85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8975">
            <text:p>18975</text:p>
          </table:table-cell>
          <table:table-cell table:formula="of:=MOD(ROW([.B1358]);16)" office:value-type="float" office:value="14">
            <text:p>14</text:p>
          </table:table-cell>
          <table:table-cell table:formula="of:=[.B1343]-[.B1342]" office:value-type="float" office:value="848">
            <text:p>84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9012">
            <text:p>19012</text:p>
          </table:table-cell>
          <table:table-cell table:formula="of:=MOD(ROW([.B1359]);16)" office:value-type="float" office:value="15">
            <text:p>15</text:p>
          </table:table-cell>
          <table:table-cell table:formula="of:=[.B1344]-[.B1343]" office:value-type="float" office:value="37">
            <text:p>3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MOD(ROW([.B1360]);16)" office:value-type="float" office:value="0">
            <text:p>0</text:p>
          </table:table-cell>
          <table:table-cell table:formula="of:=[.B1345]-[.B1344]" office:value-type="float" office:value="-19012">
            <text:p>-1901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226">
            <text:p>7226</text:p>
          </table:table-cell>
          <table:table-cell table:formula="of:=MOD(ROW([.B1361]);16)" office:value-type="float" office:value="1">
            <text:p>1</text:p>
          </table:table-cell>
          <table:table-cell table:formula="of:=[.B1346]-[.B1345]" office:value-type="float" office:value="7226">
            <text:p>722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103">
            <text:p>8103</text:p>
          </table:table-cell>
          <table:table-cell table:formula="of:=MOD(ROW([.B1362]);16)" office:value-type="float" office:value="2">
            <text:p>2</text:p>
          </table:table-cell>
          <table:table-cell table:formula="of:=[.B1347]-[.B1346]" office:value-type="float" office:value="877">
            <text:p>87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953">
            <text:p>8953</text:p>
          </table:table-cell>
          <table:table-cell table:formula="of:=MOD(ROW([.B1363]);16)" office:value-type="float" office:value="3">
            <text:p>3</text:p>
          </table:table-cell>
          <table:table-cell table:formula="of:=[.B1348]-[.B1347]" office:value-type="float" office:value="850">
            <text:p>85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804">
            <text:p>9804</text:p>
          </table:table-cell>
          <table:table-cell table:formula="of:=MOD(ROW([.B1364]);16)" office:value-type="float" office:value="4">
            <text:p>4</text:p>
          </table:table-cell>
          <table:table-cell table:formula="of:=[.B1349]-[.B1348]" office:value-type="float" office:value="851">
            <text:p>85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659">
            <text:p>10659</text:p>
          </table:table-cell>
          <table:table-cell table:formula="of:=MOD(ROW([.B1365]);16)" office:value-type="float" office:value="5">
            <text:p>5</text:p>
          </table:table-cell>
          <table:table-cell table:formula="of:=[.B1350]-[.B1349]" office:value-type="float" office:value="855">
            <text:p>85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1538">
            <text:p>11538</text:p>
          </table:table-cell>
          <table:table-cell table:formula="of:=MOD(ROW([.B1366]);16)" office:value-type="float" office:value="6">
            <text:p>6</text:p>
          </table:table-cell>
          <table:table-cell table:formula="of:=[.B1351]-[.B1350]" office:value-type="float" office:value="879">
            <text:p>87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2392">
            <text:p>12392</text:p>
          </table:table-cell>
          <table:table-cell table:formula="of:=MOD(ROW([.B1367]);16)" office:value-type="float" office:value="7">
            <text:p>7</text:p>
          </table:table-cell>
          <table:table-cell table:formula="of:=[.B1352]-[.B1351]" office:value-type="float" office:value="854">
            <text:p>85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3244">
            <text:p>13244</text:p>
          </table:table-cell>
          <table:table-cell table:formula="of:=MOD(ROW([.B1368]);16)" office:value-type="float" office:value="8">
            <text:p>8</text:p>
          </table:table-cell>
          <table:table-cell table:formula="of:=[.B1353]-[.B1352]" office:value-type="float" office:value="852">
            <text:p>85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4102">
            <text:p>14102</text:p>
          </table:table-cell>
          <table:table-cell table:formula="of:=MOD(ROW([.B1369]);16)" office:value-type="float" office:value="9">
            <text:p>9</text:p>
          </table:table-cell>
          <table:table-cell table:formula="of:=[.B1354]-[.B1353]" office:value-type="float" office:value="858">
            <text:p>85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4950">
            <text:p>14950</text:p>
          </table:table-cell>
          <table:table-cell table:formula="of:=MOD(ROW([.B1370]);16)" office:value-type="float" office:value="10">
            <text:p>10</text:p>
          </table:table-cell>
          <table:table-cell table:formula="of:=[.B1355]-[.B1354]" office:value-type="float" office:value="848">
            <text:p>84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5803">
            <text:p>15803</text:p>
          </table:table-cell>
          <table:table-cell table:formula="of:=MOD(ROW([.B1371]);16)" office:value-type="float" office:value="11">
            <text:p>11</text:p>
          </table:table-cell>
          <table:table-cell table:formula="of:=[.B1356]-[.B1355]" office:value-type="float" office:value="853">
            <text:p>85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6665">
            <text:p>16665</text:p>
          </table:table-cell>
          <table:table-cell table:formula="of:=MOD(ROW([.B1372]);16)" office:value-type="float" office:value="12">
            <text:p>12</text:p>
          </table:table-cell>
          <table:table-cell table:formula="of:=[.B1357]-[.B1356]" office:value-type="float" office:value="862">
            <text:p>86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7516">
            <text:p>17516</text:p>
          </table:table-cell>
          <table:table-cell table:formula="of:=MOD(ROW([.B1373]);16)" office:value-type="float" office:value="13">
            <text:p>13</text:p>
          </table:table-cell>
          <table:table-cell table:formula="of:=[.B1358]-[.B1357]" office:value-type="float" office:value="851">
            <text:p>85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8372">
            <text:p>18372</text:p>
          </table:table-cell>
          <table:table-cell table:formula="of:=MOD(ROW([.B1374]);16)" office:value-type="float" office:value="14">
            <text:p>14</text:p>
          </table:table-cell>
          <table:table-cell table:formula="of:=[.B1359]-[.B1358]" office:value-type="float" office:value="856">
            <text:p>85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8409">
            <text:p>18409</text:p>
          </table:table-cell>
          <table:table-cell table:formula="of:=MOD(ROW([.B1375]);16)" office:value-type="float" office:value="15">
            <text:p>15</text:p>
          </table:table-cell>
          <table:table-cell table:formula="of:=[.B1360]-[.B1359]" office:value-type="float" office:value="37">
            <text:p>3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MOD(ROW([.B1376]);16)" office:value-type="float" office:value="0">
            <text:p>0</text:p>
          </table:table-cell>
          <table:table-cell table:formula="of:=[.B1361]-[.B1360]" office:value-type="float" office:value="-18409">
            <text:p>-1840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031">
            <text:p>7031</text:p>
          </table:table-cell>
          <table:table-cell table:formula="of:=MOD(ROW([.B1377]);16)" office:value-type="float" office:value="1">
            <text:p>1</text:p>
          </table:table-cell>
          <table:table-cell table:formula="of:=[.B1362]-[.B1361]" office:value-type="float" office:value="7031">
            <text:p>703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899">
            <text:p>7899</text:p>
          </table:table-cell>
          <table:table-cell table:formula="of:=MOD(ROW([.B1378]);16)" office:value-type="float" office:value="2">
            <text:p>2</text:p>
          </table:table-cell>
          <table:table-cell table:formula="of:=[.B1363]-[.B1362]" office:value-type="float" office:value="868">
            <text:p>86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745">
            <text:p>8745</text:p>
          </table:table-cell>
          <table:table-cell table:formula="of:=MOD(ROW([.B1379]);16)" office:value-type="float" office:value="3">
            <text:p>3</text:p>
          </table:table-cell>
          <table:table-cell table:formula="of:=[.B1364]-[.B1363]" office:value-type="float" office:value="846">
            <text:p>84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608">
            <text:p>9608</text:p>
          </table:table-cell>
          <table:table-cell table:formula="of:=MOD(ROW([.B1380]);16)" office:value-type="float" office:value="4">
            <text:p>4</text:p>
          </table:table-cell>
          <table:table-cell table:formula="of:=[.B1365]-[.B1364]" office:value-type="float" office:value="863">
            <text:p>86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469">
            <text:p>10469</text:p>
          </table:table-cell>
          <table:table-cell table:formula="of:=MOD(ROW([.B1381]);16)" office:value-type="float" office:value="5">
            <text:p>5</text:p>
          </table:table-cell>
          <table:table-cell table:formula="of:=[.B1366]-[.B1365]" office:value-type="float" office:value="861">
            <text:p>86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1322">
            <text:p>11322</text:p>
          </table:table-cell>
          <table:table-cell table:formula="of:=MOD(ROW([.B1382]);16)" office:value-type="float" office:value="6">
            <text:p>6</text:p>
          </table:table-cell>
          <table:table-cell table:formula="of:=[.B1367]-[.B1366]" office:value-type="float" office:value="853">
            <text:p>85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2182">
            <text:p>12182</text:p>
          </table:table-cell>
          <table:table-cell table:formula="of:=MOD(ROW([.B1383]);16)" office:value-type="float" office:value="7">
            <text:p>7</text:p>
          </table:table-cell>
          <table:table-cell table:formula="of:=[.B1368]-[.B1367]" office:value-type="float" office:value="860">
            <text:p>86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3038">
            <text:p>13038</text:p>
          </table:table-cell>
          <table:table-cell table:formula="of:=MOD(ROW([.B1384]);16)" office:value-type="float" office:value="8">
            <text:p>8</text:p>
          </table:table-cell>
          <table:table-cell table:formula="of:=[.B1369]-[.B1368]" office:value-type="float" office:value="856">
            <text:p>85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3893">
            <text:p>13893</text:p>
          </table:table-cell>
          <table:table-cell table:formula="of:=MOD(ROW([.B1385]);16)" office:value-type="float" office:value="9">
            <text:p>9</text:p>
          </table:table-cell>
          <table:table-cell table:formula="of:=[.B1370]-[.B1369]" office:value-type="float" office:value="855">
            <text:p>85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4747">
            <text:p>14747</text:p>
          </table:table-cell>
          <table:table-cell table:formula="of:=MOD(ROW([.B1386]);16)" office:value-type="float" office:value="10">
            <text:p>10</text:p>
          </table:table-cell>
          <table:table-cell table:formula="of:=[.B1371]-[.B1370]" office:value-type="float" office:value="854">
            <text:p>85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5618">
            <text:p>15618</text:p>
          </table:table-cell>
          <table:table-cell table:formula="of:=MOD(ROW([.B1387]);16)" office:value-type="float" office:value="11">
            <text:p>11</text:p>
          </table:table-cell>
          <table:table-cell table:formula="of:=[.B1372]-[.B1371]" office:value-type="float" office:value="871">
            <text:p>87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6477">
            <text:p>16477</text:p>
          </table:table-cell>
          <table:table-cell table:formula="of:=MOD(ROW([.B1388]);16)" office:value-type="float" office:value="12">
            <text:p>12</text:p>
          </table:table-cell>
          <table:table-cell table:formula="of:=[.B1373]-[.B1372]" office:value-type="float" office:value="859">
            <text:p>85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7329">
            <text:p>17329</text:p>
          </table:table-cell>
          <table:table-cell table:formula="of:=MOD(ROW([.B1389]);16)" office:value-type="float" office:value="13">
            <text:p>13</text:p>
          </table:table-cell>
          <table:table-cell table:formula="of:=[.B1374]-[.B1373]" office:value-type="float" office:value="852">
            <text:p>85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8184">
            <text:p>18184</text:p>
          </table:table-cell>
          <table:table-cell table:formula="of:=MOD(ROW([.B1390]);16)" office:value-type="float" office:value="14">
            <text:p>14</text:p>
          </table:table-cell>
          <table:table-cell table:formula="of:=[.B1375]-[.B1374]" office:value-type="float" office:value="855">
            <text:p>85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8222">
            <text:p>18222</text:p>
          </table:table-cell>
          <table:table-cell table:formula="of:=MOD(ROW([.B1391]);16)" office:value-type="float" office:value="15">
            <text:p>15</text:p>
          </table:table-cell>
          <table:table-cell table:formula="of:=[.B1376]-[.B1375]" office:value-type="float" office:value="38">
            <text:p>3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MOD(ROW([.B1392]);16)" office:value-type="float" office:value="0">
            <text:p>0</text:p>
          </table:table-cell>
          <table:table-cell table:formula="of:=[.B1377]-[.B1376]" office:value-type="float" office:value="-18222">
            <text:p>-1822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171">
            <text:p>7171</text:p>
          </table:table-cell>
          <table:table-cell table:formula="of:=MOD(ROW([.B1393]);16)" office:value-type="float" office:value="1">
            <text:p>1</text:p>
          </table:table-cell>
          <table:table-cell table:formula="of:=[.B1378]-[.B1377]" office:value-type="float" office:value="7171">
            <text:p>717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035">
            <text:p>8035</text:p>
          </table:table-cell>
          <table:table-cell table:formula="of:=MOD(ROW([.B1394]);16)" office:value-type="float" office:value="2">
            <text:p>2</text:p>
          </table:table-cell>
          <table:table-cell table:formula="of:=[.B1379]-[.B1378]" office:value-type="float" office:value="864">
            <text:p>86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892">
            <text:p>8892</text:p>
          </table:table-cell>
          <table:table-cell table:formula="of:=MOD(ROW([.B1395]);16)" office:value-type="float" office:value="3">
            <text:p>3</text:p>
          </table:table-cell>
          <table:table-cell table:formula="of:=[.B1380]-[.B1379]" office:value-type="float" office:value="857">
            <text:p>85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750">
            <text:p>9750</text:p>
          </table:table-cell>
          <table:table-cell table:formula="of:=MOD(ROW([.B1396]);16)" office:value-type="float" office:value="4">
            <text:p>4</text:p>
          </table:table-cell>
          <table:table-cell table:formula="of:=[.B1381]-[.B1380]" office:value-type="float" office:value="858">
            <text:p>85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609">
            <text:p>10609</text:p>
          </table:table-cell>
          <table:table-cell table:formula="of:=MOD(ROW([.B1397]);16)" office:value-type="float" office:value="5">
            <text:p>5</text:p>
          </table:table-cell>
          <table:table-cell table:formula="of:=[.B1382]-[.B1381]" office:value-type="float" office:value="859">
            <text:p>85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1458">
            <text:p>11458</text:p>
          </table:table-cell>
          <table:table-cell table:formula="of:=MOD(ROW([.B1398]);16)" office:value-type="float" office:value="6">
            <text:p>6</text:p>
          </table:table-cell>
          <table:table-cell table:formula="of:=[.B1383]-[.B1382]" office:value-type="float" office:value="849">
            <text:p>84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2312">
            <text:p>12312</text:p>
          </table:table-cell>
          <table:table-cell table:formula="of:=MOD(ROW([.B1399]);16)" office:value-type="float" office:value="7">
            <text:p>7</text:p>
          </table:table-cell>
          <table:table-cell table:formula="of:=[.B1384]-[.B1383]" office:value-type="float" office:value="854">
            <text:p>85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3164">
            <text:p>13164</text:p>
          </table:table-cell>
          <table:table-cell table:formula="of:=MOD(ROW([.B1400]);16)" office:value-type="float" office:value="8">
            <text:p>8</text:p>
          </table:table-cell>
          <table:table-cell table:formula="of:=[.B1385]-[.B1384]" office:value-type="float" office:value="852">
            <text:p>85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4030">
            <text:p>14030</text:p>
          </table:table-cell>
          <table:table-cell table:formula="of:=MOD(ROW([.B1401]);16)" office:value-type="float" office:value="9">
            <text:p>9</text:p>
          </table:table-cell>
          <table:table-cell table:formula="of:=[.B1386]-[.B1385]" office:value-type="float" office:value="866">
            <text:p>86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4879">
            <text:p>14879</text:p>
          </table:table-cell>
          <table:table-cell table:formula="of:=MOD(ROW([.B1402]);16)" office:value-type="float" office:value="10">
            <text:p>10</text:p>
          </table:table-cell>
          <table:table-cell table:formula="of:=[.B1387]-[.B1386]" office:value-type="float" office:value="849">
            <text:p>84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5743">
            <text:p>15743</text:p>
          </table:table-cell>
          <table:table-cell table:formula="of:=MOD(ROW([.B1403]);16)" office:value-type="float" office:value="11">
            <text:p>11</text:p>
          </table:table-cell>
          <table:table-cell table:formula="of:=[.B1388]-[.B1387]" office:value-type="float" office:value="864">
            <text:p>86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6595">
            <text:p>16595</text:p>
          </table:table-cell>
          <table:table-cell table:formula="of:=MOD(ROW([.B1404]);16)" office:value-type="float" office:value="12">
            <text:p>12</text:p>
          </table:table-cell>
          <table:table-cell table:formula="of:=[.B1389]-[.B1388]" office:value-type="float" office:value="852">
            <text:p>85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7444">
            <text:p>17444</text:p>
          </table:table-cell>
          <table:table-cell table:formula="of:=MOD(ROW([.B1405]);16)" office:value-type="float" office:value="13">
            <text:p>13</text:p>
          </table:table-cell>
          <table:table-cell table:formula="of:=[.B1390]-[.B1389]" office:value-type="float" office:value="849">
            <text:p>84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8300">
            <text:p>18300</text:p>
          </table:table-cell>
          <table:table-cell table:formula="of:=MOD(ROW([.B1406]);16)" office:value-type="float" office:value="14">
            <text:p>14</text:p>
          </table:table-cell>
          <table:table-cell table:formula="of:=[.B1391]-[.B1390]" office:value-type="float" office:value="856">
            <text:p>85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8341">
            <text:p>18341</text:p>
          </table:table-cell>
          <table:table-cell table:formula="of:=MOD(ROW([.B1407]);16)" office:value-type="float" office:value="15">
            <text:p>15</text:p>
          </table:table-cell>
          <table:table-cell table:formula="of:=[.B1392]-[.B1391]" office:value-type="float" office:value="41">
            <text:p>4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MOD(ROW([.B1408]);16)" office:value-type="float" office:value="0">
            <text:p>0</text:p>
          </table:table-cell>
          <table:table-cell table:formula="of:=[.B1393]-[.B1392]" office:value-type="float" office:value="-18341">
            <text:p>-1834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345">
            <text:p>8345</text:p>
          </table:table-cell>
          <table:table-cell table:formula="of:=MOD(ROW([.B1409]);16)" office:value-type="float" office:value="1">
            <text:p>1</text:p>
          </table:table-cell>
          <table:table-cell table:formula="of:=[.B1394]-[.B1393]" office:value-type="float" office:value="8345">
            <text:p>834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263">
            <text:p>9263</text:p>
          </table:table-cell>
          <table:table-cell table:formula="of:=MOD(ROW([.B1410]);16)" office:value-type="float" office:value="2">
            <text:p>2</text:p>
          </table:table-cell>
          <table:table-cell table:formula="of:=[.B1395]-[.B1394]" office:value-type="float" office:value="918">
            <text:p>91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224">
            <text:p>10224</text:p>
          </table:table-cell>
          <table:table-cell table:formula="of:=MOD(ROW([.B1411]);16)" office:value-type="float" office:value="3">
            <text:p>3</text:p>
          </table:table-cell>
          <table:table-cell table:formula="of:=[.B1396]-[.B1395]" office:value-type="float" office:value="961">
            <text:p>96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1074">
            <text:p>11074</text:p>
          </table:table-cell>
          <table:table-cell table:formula="of:=MOD(ROW([.B1412]);16)" office:value-type="float" office:value="4">
            <text:p>4</text:p>
          </table:table-cell>
          <table:table-cell table:formula="of:=[.B1397]-[.B1396]" office:value-type="float" office:value="850">
            <text:p>85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1953">
            <text:p>11953</text:p>
          </table:table-cell>
          <table:table-cell table:formula="of:=MOD(ROW([.B1413]);16)" office:value-type="float" office:value="5">
            <text:p>5</text:p>
          </table:table-cell>
          <table:table-cell table:formula="of:=[.B1398]-[.B1397]" office:value-type="float" office:value="879">
            <text:p>87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2811">
            <text:p>12811</text:p>
          </table:table-cell>
          <table:table-cell table:formula="of:=MOD(ROW([.B1414]);16)" office:value-type="float" office:value="6">
            <text:p>6</text:p>
          </table:table-cell>
          <table:table-cell table:formula="of:=[.B1399]-[.B1398]" office:value-type="float" office:value="858">
            <text:p>85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3668">
            <text:p>13668</text:p>
          </table:table-cell>
          <table:table-cell table:formula="of:=MOD(ROW([.B1415]);16)" office:value-type="float" office:value="7">
            <text:p>7</text:p>
          </table:table-cell>
          <table:table-cell table:formula="of:=[.B1400]-[.B1399]" office:value-type="float" office:value="857">
            <text:p>85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4525">
            <text:p>14525</text:p>
          </table:table-cell>
          <table:table-cell table:formula="of:=MOD(ROW([.B1416]);16)" office:value-type="float" office:value="8">
            <text:p>8</text:p>
          </table:table-cell>
          <table:table-cell table:formula="of:=[.B1401]-[.B1400]" office:value-type="float" office:value="857">
            <text:p>85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5377">
            <text:p>15377</text:p>
          </table:table-cell>
          <table:table-cell table:formula="of:=MOD(ROW([.B1417]);16)" office:value-type="float" office:value="9">
            <text:p>9</text:p>
          </table:table-cell>
          <table:table-cell table:formula="of:=[.B1402]-[.B1401]" office:value-type="float" office:value="852">
            <text:p>85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6249">
            <text:p>16249</text:p>
          </table:table-cell>
          <table:table-cell table:formula="of:=MOD(ROW([.B1418]);16)" office:value-type="float" office:value="10">
            <text:p>10</text:p>
          </table:table-cell>
          <table:table-cell table:formula="of:=[.B1403]-[.B1402]" office:value-type="float" office:value="872">
            <text:p>87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7112">
            <text:p>17112</text:p>
          </table:table-cell>
          <table:table-cell table:formula="of:=MOD(ROW([.B1419]);16)" office:value-type="float" office:value="11">
            <text:p>11</text:p>
          </table:table-cell>
          <table:table-cell table:formula="of:=[.B1404]-[.B1403]" office:value-type="float" office:value="863">
            <text:p>86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7965">
            <text:p>17965</text:p>
          </table:table-cell>
          <table:table-cell table:formula="of:=MOD(ROW([.B1420]);16)" office:value-type="float" office:value="12">
            <text:p>12</text:p>
          </table:table-cell>
          <table:table-cell table:formula="of:=[.B1405]-[.B1404]" office:value-type="float" office:value="853">
            <text:p>85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8814">
            <text:p>18814</text:p>
          </table:table-cell>
          <table:table-cell table:formula="of:=MOD(ROW([.B1421]);16)" office:value-type="float" office:value="13">
            <text:p>13</text:p>
          </table:table-cell>
          <table:table-cell table:formula="of:=[.B1406]-[.B1405]" office:value-type="float" office:value="849">
            <text:p>84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9662">
            <text:p>19662</text:p>
          </table:table-cell>
          <table:table-cell table:formula="of:=MOD(ROW([.B1422]);16)" office:value-type="float" office:value="14">
            <text:p>14</text:p>
          </table:table-cell>
          <table:table-cell table:formula="of:=[.B1407]-[.B1406]" office:value-type="float" office:value="848">
            <text:p>84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9699">
            <text:p>19699</text:p>
          </table:table-cell>
          <table:table-cell table:formula="of:=MOD(ROW([.B1423]);16)" office:value-type="float" office:value="15">
            <text:p>15</text:p>
          </table:table-cell>
          <table:table-cell table:formula="of:=[.B1408]-[.B1407]" office:value-type="float" office:value="37">
            <text:p>3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MOD(ROW([.B1424]);16)" office:value-type="float" office:value="0">
            <text:p>0</text:p>
          </table:table-cell>
          <table:table-cell table:formula="of:=[.B1409]-[.B1408]" office:value-type="float" office:value="-19699">
            <text:p>-1969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503">
            <text:p>7503</text:p>
          </table:table-cell>
          <table:table-cell table:formula="of:=MOD(ROW([.B1425]);16)" office:value-type="float" office:value="1">
            <text:p>1</text:p>
          </table:table-cell>
          <table:table-cell table:formula="of:=[.B1410]-[.B1409]" office:value-type="float" office:value="7503">
            <text:p>750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366">
            <text:p>8366</text:p>
          </table:table-cell>
          <table:table-cell table:formula="of:=MOD(ROW([.B1426]);16)" office:value-type="float" office:value="2">
            <text:p>2</text:p>
          </table:table-cell>
          <table:table-cell table:formula="of:=[.B1411]-[.B1410]" office:value-type="float" office:value="863">
            <text:p>86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223">
            <text:p>9223</text:p>
          </table:table-cell>
          <table:table-cell table:formula="of:=MOD(ROW([.B1427]);16)" office:value-type="float" office:value="3">
            <text:p>3</text:p>
          </table:table-cell>
          <table:table-cell table:formula="of:=[.B1412]-[.B1411]" office:value-type="float" office:value="857">
            <text:p>85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086">
            <text:p>10086</text:p>
          </table:table-cell>
          <table:table-cell table:formula="of:=MOD(ROW([.B1428]);16)" office:value-type="float" office:value="4">
            <text:p>4</text:p>
          </table:table-cell>
          <table:table-cell table:formula="of:=[.B1413]-[.B1412]" office:value-type="float" office:value="863">
            <text:p>86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950">
            <text:p>10950</text:p>
          </table:table-cell>
          <table:table-cell table:formula="of:=MOD(ROW([.B1429]);16)" office:value-type="float" office:value="5">
            <text:p>5</text:p>
          </table:table-cell>
          <table:table-cell table:formula="of:=[.B1414]-[.B1413]" office:value-type="float" office:value="864">
            <text:p>86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1803">
            <text:p>11803</text:p>
          </table:table-cell>
          <table:table-cell table:formula="of:=MOD(ROW([.B1430]);16)" office:value-type="float" office:value="6">
            <text:p>6</text:p>
          </table:table-cell>
          <table:table-cell table:formula="of:=[.B1415]-[.B1414]" office:value-type="float" office:value="853">
            <text:p>85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2678">
            <text:p>12678</text:p>
          </table:table-cell>
          <table:table-cell table:formula="of:=MOD(ROW([.B1431]);16)" office:value-type="float" office:value="7">
            <text:p>7</text:p>
          </table:table-cell>
          <table:table-cell table:formula="of:=[.B1416]-[.B1415]" office:value-type="float" office:value="875">
            <text:p>8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3535">
            <text:p>13535</text:p>
          </table:table-cell>
          <table:table-cell table:formula="of:=MOD(ROW([.B1432]);16)" office:value-type="float" office:value="8">
            <text:p>8</text:p>
          </table:table-cell>
          <table:table-cell table:formula="of:=[.B1417]-[.B1416]" office:value-type="float" office:value="857">
            <text:p>85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4436">
            <text:p>14436</text:p>
          </table:table-cell>
          <table:table-cell table:formula="of:=MOD(ROW([.B1433]);16)" office:value-type="float" office:value="9">
            <text:p>9</text:p>
          </table:table-cell>
          <table:table-cell table:formula="of:=[.B1418]-[.B1417]" office:value-type="float" office:value="901">
            <text:p>90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5289">
            <text:p>15289</text:p>
          </table:table-cell>
          <table:table-cell table:formula="of:=MOD(ROW([.B1434]);16)" office:value-type="float" office:value="10">
            <text:p>10</text:p>
          </table:table-cell>
          <table:table-cell table:formula="of:=[.B1419]-[.B1418]" office:value-type="float" office:value="853">
            <text:p>85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6156">
            <text:p>16156</text:p>
          </table:table-cell>
          <table:table-cell table:formula="of:=MOD(ROW([.B1435]);16)" office:value-type="float" office:value="11">
            <text:p>11</text:p>
          </table:table-cell>
          <table:table-cell table:formula="of:=[.B1420]-[.B1419]" office:value-type="float" office:value="867">
            <text:p>86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7006">
            <text:p>17006</text:p>
          </table:table-cell>
          <table:table-cell table:formula="of:=MOD(ROW([.B1436]);16)" office:value-type="float" office:value="12">
            <text:p>12</text:p>
          </table:table-cell>
          <table:table-cell table:formula="of:=[.B1421]-[.B1420]" office:value-type="float" office:value="850">
            <text:p>85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7855">
            <text:p>17855</text:p>
          </table:table-cell>
          <table:table-cell table:formula="of:=MOD(ROW([.B1437]);16)" office:value-type="float" office:value="13">
            <text:p>13</text:p>
          </table:table-cell>
          <table:table-cell table:formula="of:=[.B1422]-[.B1421]" office:value-type="float" office:value="849">
            <text:p>84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8706">
            <text:p>18706</text:p>
          </table:table-cell>
          <table:table-cell table:formula="of:=MOD(ROW([.B1438]);16)" office:value-type="float" office:value="14">
            <text:p>14</text:p>
          </table:table-cell>
          <table:table-cell table:formula="of:=[.B1423]-[.B1422]" office:value-type="float" office:value="851">
            <text:p>85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8744">
            <text:p>18744</text:p>
          </table:table-cell>
          <table:table-cell table:formula="of:=MOD(ROW([.B1439]);16)" office:value-type="float" office:value="15">
            <text:p>15</text:p>
          </table:table-cell>
          <table:table-cell table:formula="of:=[.B1424]-[.B1423]" office:value-type="float" office:value="38">
            <text:p>3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MOD(ROW([.B1440]);16)" office:value-type="float" office:value="0">
            <text:p>0</text:p>
          </table:table-cell>
          <table:table-cell table:formula="of:=[.B1425]-[.B1424]" office:value-type="float" office:value="-18744">
            <text:p>-1874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024">
            <text:p>7024</text:p>
          </table:table-cell>
          <table:table-cell table:formula="of:=MOD(ROW([.B1441]);16)" office:value-type="float" office:value="1">
            <text:p>1</text:p>
          </table:table-cell>
          <table:table-cell table:formula="of:=[.B1426]-[.B1425]" office:value-type="float" office:value="7024">
            <text:p>702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884">
            <text:p>7884</text:p>
          </table:table-cell>
          <table:table-cell table:formula="of:=MOD(ROW([.B1442]);16)" office:value-type="float" office:value="2">
            <text:p>2</text:p>
          </table:table-cell>
          <table:table-cell table:formula="of:=[.B1427]-[.B1426]" office:value-type="float" office:value="860">
            <text:p>86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728">
            <text:p>8728</text:p>
          </table:table-cell>
          <table:table-cell table:formula="of:=MOD(ROW([.B1443]);16)" office:value-type="float" office:value="3">
            <text:p>3</text:p>
          </table:table-cell>
          <table:table-cell table:formula="of:=[.B1428]-[.B1427]" office:value-type="float" office:value="844">
            <text:p>84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582">
            <text:p>9582</text:p>
          </table:table-cell>
          <table:table-cell table:formula="of:=MOD(ROW([.B1444]);16)" office:value-type="float" office:value="4">
            <text:p>4</text:p>
          </table:table-cell>
          <table:table-cell table:formula="of:=[.B1429]-[.B1428]" office:value-type="float" office:value="854">
            <text:p>85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474">
            <text:p>10474</text:p>
          </table:table-cell>
          <table:table-cell table:formula="of:=MOD(ROW([.B1445]);16)" office:value-type="float" office:value="5">
            <text:p>5</text:p>
          </table:table-cell>
          <table:table-cell table:formula="of:=[.B1430]-[.B1429]" office:value-type="float" office:value="892">
            <text:p>89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1326">
            <text:p>11326</text:p>
          </table:table-cell>
          <table:table-cell table:formula="of:=MOD(ROW([.B1446]);16)" office:value-type="float" office:value="6">
            <text:p>6</text:p>
          </table:table-cell>
          <table:table-cell table:formula="of:=[.B1431]-[.B1430]" office:value-type="float" office:value="852">
            <text:p>85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2183">
            <text:p>12183</text:p>
          </table:table-cell>
          <table:table-cell table:formula="of:=MOD(ROW([.B1447]);16)" office:value-type="float" office:value="7">
            <text:p>7</text:p>
          </table:table-cell>
          <table:table-cell table:formula="of:=[.B1432]-[.B1431]" office:value-type="float" office:value="857">
            <text:p>85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3033">
            <text:p>13033</text:p>
          </table:table-cell>
          <table:table-cell table:formula="of:=MOD(ROW([.B1448]);16)" office:value-type="float" office:value="8">
            <text:p>8</text:p>
          </table:table-cell>
          <table:table-cell table:formula="of:=[.B1433]-[.B1432]" office:value-type="float" office:value="850">
            <text:p>85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3890">
            <text:p>13890</text:p>
          </table:table-cell>
          <table:table-cell table:formula="of:=MOD(ROW([.B1449]);16)" office:value-type="float" office:value="9">
            <text:p>9</text:p>
          </table:table-cell>
          <table:table-cell table:formula="of:=[.B1434]-[.B1433]" office:value-type="float" office:value="857">
            <text:p>85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4736">
            <text:p>14736</text:p>
          </table:table-cell>
          <table:table-cell table:formula="of:=MOD(ROW([.B1450]);16)" office:value-type="float" office:value="10">
            <text:p>10</text:p>
          </table:table-cell>
          <table:table-cell table:formula="of:=[.B1435]-[.B1434]" office:value-type="float" office:value="846">
            <text:p>84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4782">
            <text:p>14782</text:p>
          </table:table-cell>
          <table:table-cell table:formula="of:=MOD(ROW([.B1451]);16)" office:value-type="float" office:value="11">
            <text:p>11</text:p>
          </table:table-cell>
          <table:table-cell table:formula="of:=[.B1436]-[.B1435]" office:value-type="float" office:value="46">
            <text:p>4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5812">
            <text:p>15812</text:p>
          </table:table-cell>
          <table:table-cell table:formula="of:=MOD(ROW([.B1452]);16)" office:value-type="float" office:value="12">
            <text:p>12</text:p>
          </table:table-cell>
          <table:table-cell table:formula="of:=[.B1437]-[.B1436]" office:value-type="float" office:value="1030">
            <text:p>103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6656">
            <text:p>16656</text:p>
          </table:table-cell>
          <table:table-cell table:formula="of:=MOD(ROW([.B1453]);16)" office:value-type="float" office:value="13">
            <text:p>13</text:p>
          </table:table-cell>
          <table:table-cell table:formula="of:=[.B1438]-[.B1437]" office:value-type="float" office:value="844">
            <text:p>84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8055">
            <text:p>18055</text:p>
          </table:table-cell>
          <table:table-cell table:formula="of:=MOD(ROW([.B1454]);16)" office:value-type="float" office:value="14">
            <text:p>14</text:p>
          </table:table-cell>
          <table:table-cell table:formula="of:=[.B1439]-[.B1438]" office:value-type="float" office:value="1399">
            <text:p>139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8923">
            <text:p>18923</text:p>
          </table:table-cell>
          <table:table-cell table:formula="of:=MOD(ROW([.B1455]);16)" office:value-type="float" office:value="15">
            <text:p>15</text:p>
          </table:table-cell>
          <table:table-cell table:formula="of:=[.B1440]-[.B1439]" office:value-type="float" office:value="868">
            <text:p>86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MOD(ROW([.B1456]);16)" office:value-type="float" office:value="0">
            <text:p>0</text:p>
          </table:table-cell>
          <table:table-cell table:formula="of:=[.B1441]-[.B1440]" office:value-type="float" office:value="-18923">
            <text:p>-1892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249">
            <text:p>7249</text:p>
          </table:table-cell>
          <table:table-cell table:formula="of:=MOD(ROW([.B1457]);16)" office:value-type="float" office:value="1">
            <text:p>1</text:p>
          </table:table-cell>
          <table:table-cell table:formula="of:=[.B1442]-[.B1441]" office:value-type="float" office:value="7249">
            <text:p>724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119">
            <text:p>8119</text:p>
          </table:table-cell>
          <table:table-cell table:formula="of:=MOD(ROW([.B1458]);16)" office:value-type="float" office:value="2">
            <text:p>2</text:p>
          </table:table-cell>
          <table:table-cell table:formula="of:=[.B1443]-[.B1442]" office:value-type="float" office:value="870">
            <text:p>87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970">
            <text:p>8970</text:p>
          </table:table-cell>
          <table:table-cell table:formula="of:=MOD(ROW([.B1459]);16)" office:value-type="float" office:value="3">
            <text:p>3</text:p>
          </table:table-cell>
          <table:table-cell table:formula="of:=[.B1444]-[.B1443]" office:value-type="float" office:value="851">
            <text:p>85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818">
            <text:p>9818</text:p>
          </table:table-cell>
          <table:table-cell table:formula="of:=MOD(ROW([.B1460]);16)" office:value-type="float" office:value="4">
            <text:p>4</text:p>
          </table:table-cell>
          <table:table-cell table:formula="of:=[.B1445]-[.B1444]" office:value-type="float" office:value="848">
            <text:p>84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684">
            <text:p>10684</text:p>
          </table:table-cell>
          <table:table-cell table:formula="of:=MOD(ROW([.B1461]);16)" office:value-type="float" office:value="5">
            <text:p>5</text:p>
          </table:table-cell>
          <table:table-cell table:formula="of:=[.B1446]-[.B1445]" office:value-type="float" office:value="866">
            <text:p>86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1535">
            <text:p>11535</text:p>
          </table:table-cell>
          <table:table-cell table:formula="of:=MOD(ROW([.B1462]);16)" office:value-type="float" office:value="6">
            <text:p>6</text:p>
          </table:table-cell>
          <table:table-cell table:formula="of:=[.B1447]-[.B1446]" office:value-type="float" office:value="851">
            <text:p>85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2390">
            <text:p>12390</text:p>
          </table:table-cell>
          <table:table-cell table:formula="of:=MOD(ROW([.B1463]);16)" office:value-type="float" office:value="7">
            <text:p>7</text:p>
          </table:table-cell>
          <table:table-cell table:formula="of:=[.B1448]-[.B1447]" office:value-type="float" office:value="855">
            <text:p>85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3245">
            <text:p>13245</text:p>
          </table:table-cell>
          <table:table-cell table:formula="of:=MOD(ROW([.B1464]);16)" office:value-type="float" office:value="8">
            <text:p>8</text:p>
          </table:table-cell>
          <table:table-cell table:formula="of:=[.B1449]-[.B1448]" office:value-type="float" office:value="855">
            <text:p>85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4095">
            <text:p>14095</text:p>
          </table:table-cell>
          <table:table-cell table:formula="of:=MOD(ROW([.B1465]);16)" office:value-type="float" office:value="9">
            <text:p>9</text:p>
          </table:table-cell>
          <table:table-cell table:formula="of:=[.B1450]-[.B1449]" office:value-type="float" office:value="850">
            <text:p>85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4948">
            <text:p>14948</text:p>
          </table:table-cell>
          <table:table-cell table:formula="of:=MOD(ROW([.B1466]);16)" office:value-type="float" office:value="10">
            <text:p>10</text:p>
          </table:table-cell>
          <table:table-cell table:formula="of:=[.B1451]-[.B1450]" office:value-type="float" office:value="853">
            <text:p>85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5805">
            <text:p>15805</text:p>
          </table:table-cell>
          <table:table-cell table:formula="of:=MOD(ROW([.B1467]);16)" office:value-type="float" office:value="11">
            <text:p>11</text:p>
          </table:table-cell>
          <table:table-cell table:formula="of:=[.B1452]-[.B1451]" office:value-type="float" office:value="857">
            <text:p>85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6651">
            <text:p>16651</text:p>
          </table:table-cell>
          <table:table-cell table:formula="of:=MOD(ROW([.B1468]);16)" office:value-type="float" office:value="12">
            <text:p>12</text:p>
          </table:table-cell>
          <table:table-cell table:formula="of:=[.B1453]-[.B1452]" office:value-type="float" office:value="846">
            <text:p>84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7508">
            <text:p>17508</text:p>
          </table:table-cell>
          <table:table-cell table:formula="of:=MOD(ROW([.B1469]);16)" office:value-type="float" office:value="13">
            <text:p>13</text:p>
          </table:table-cell>
          <table:table-cell table:formula="of:=[.B1454]-[.B1453]" office:value-type="float" office:value="857">
            <text:p>85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8353">
            <text:p>18353</text:p>
          </table:table-cell>
          <table:table-cell table:formula="of:=MOD(ROW([.B1470]);16)" office:value-type="float" office:value="14">
            <text:p>14</text:p>
          </table:table-cell>
          <table:table-cell table:formula="of:=[.B1455]-[.B1454]" office:value-type="float" office:value="845">
            <text:p>84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8396">
            <text:p>18396</text:p>
          </table:table-cell>
          <table:table-cell table:formula="of:=MOD(ROW([.B1471]);16)" office:value-type="float" office:value="15">
            <text:p>15</text:p>
          </table:table-cell>
          <table:table-cell table:formula="of:=[.B1456]-[.B1455]" office:value-type="float" office:value="43">
            <text:p>4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MOD(ROW([.B1472]);16)" office:value-type="float" office:value="0">
            <text:p>0</text:p>
          </table:table-cell>
          <table:table-cell table:formula="of:=[.B1457]-[.B1456]" office:value-type="float" office:value="-18396">
            <text:p>-1839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368">
            <text:p>7368</text:p>
          </table:table-cell>
          <table:table-cell table:formula="of:=MOD(ROW([.B1473]);16)" office:value-type="float" office:value="1">
            <text:p>1</text:p>
          </table:table-cell>
          <table:table-cell table:formula="of:=[.B1458]-[.B1457]" office:value-type="float" office:value="7368">
            <text:p>736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475">
            <text:p>8475</text:p>
          </table:table-cell>
          <table:table-cell table:formula="of:=MOD(ROW([.B1474]);16)" office:value-type="float" office:value="2">
            <text:p>2</text:p>
          </table:table-cell>
          <table:table-cell table:formula="of:=[.B1459]-[.B1458]" office:value-type="float" office:value="1107">
            <text:p>110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330">
            <text:p>9330</text:p>
          </table:table-cell>
          <table:table-cell table:formula="of:=MOD(ROW([.B1475]);16)" office:value-type="float" office:value="3">
            <text:p>3</text:p>
          </table:table-cell>
          <table:table-cell table:formula="of:=[.B1460]-[.B1459]" office:value-type="float" office:value="855">
            <text:p>85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188">
            <text:p>10188</text:p>
          </table:table-cell>
          <table:table-cell table:formula="of:=MOD(ROW([.B1476]);16)" office:value-type="float" office:value="4">
            <text:p>4</text:p>
          </table:table-cell>
          <table:table-cell table:formula="of:=[.B1461]-[.B1460]" office:value-type="float" office:value="858">
            <text:p>85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1043">
            <text:p>11043</text:p>
          </table:table-cell>
          <table:table-cell table:formula="of:=MOD(ROW([.B1477]);16)" office:value-type="float" office:value="5">
            <text:p>5</text:p>
          </table:table-cell>
          <table:table-cell table:formula="of:=[.B1462]-[.B1461]" office:value-type="float" office:value="855">
            <text:p>85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1902">
            <text:p>11902</text:p>
          </table:table-cell>
          <table:table-cell table:formula="of:=MOD(ROW([.B1478]);16)" office:value-type="float" office:value="6">
            <text:p>6</text:p>
          </table:table-cell>
          <table:table-cell table:formula="of:=[.B1463]-[.B1462]" office:value-type="float" office:value="859">
            <text:p>85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2761">
            <text:p>12761</text:p>
          </table:table-cell>
          <table:table-cell table:formula="of:=MOD(ROW([.B1479]);16)" office:value-type="float" office:value="7">
            <text:p>7</text:p>
          </table:table-cell>
          <table:table-cell table:formula="of:=[.B1464]-[.B1463]" office:value-type="float" office:value="859">
            <text:p>85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3617">
            <text:p>13617</text:p>
          </table:table-cell>
          <table:table-cell table:formula="of:=MOD(ROW([.B1480]);16)" office:value-type="float" office:value="8">
            <text:p>8</text:p>
          </table:table-cell>
          <table:table-cell table:formula="of:=[.B1465]-[.B1464]" office:value-type="float" office:value="856">
            <text:p>85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4475">
            <text:p>14475</text:p>
          </table:table-cell>
          <table:table-cell table:formula="of:=MOD(ROW([.B1481]);16)" office:value-type="float" office:value="9">
            <text:p>9</text:p>
          </table:table-cell>
          <table:table-cell table:formula="of:=[.B1466]-[.B1465]" office:value-type="float" office:value="858">
            <text:p>85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5325">
            <text:p>15325</text:p>
          </table:table-cell>
          <table:table-cell table:formula="of:=MOD(ROW([.B1482]);16)" office:value-type="float" office:value="10">
            <text:p>10</text:p>
          </table:table-cell>
          <table:table-cell table:formula="of:=[.B1467]-[.B1466]" office:value-type="float" office:value="850">
            <text:p>85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6179">
            <text:p>16179</text:p>
          </table:table-cell>
          <table:table-cell table:formula="of:=MOD(ROW([.B1483]);16)" office:value-type="float" office:value="11">
            <text:p>11</text:p>
          </table:table-cell>
          <table:table-cell table:formula="of:=[.B1468]-[.B1467]" office:value-type="float" office:value="854">
            <text:p>85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7028">
            <text:p>17028</text:p>
          </table:table-cell>
          <table:table-cell table:formula="of:=MOD(ROW([.B1484]);16)" office:value-type="float" office:value="12">
            <text:p>12</text:p>
          </table:table-cell>
          <table:table-cell table:formula="of:=[.B1469]-[.B1468]" office:value-type="float" office:value="849">
            <text:p>84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7881">
            <text:p>17881</text:p>
          </table:table-cell>
          <table:table-cell table:formula="of:=MOD(ROW([.B1485]);16)" office:value-type="float" office:value="13">
            <text:p>13</text:p>
          </table:table-cell>
          <table:table-cell table:formula="of:=[.B1470]-[.B1469]" office:value-type="float" office:value="853">
            <text:p>85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7922">
            <text:p>17922</text:p>
          </table:table-cell>
          <table:table-cell table:formula="of:=MOD(ROW([.B1486]);16)" office:value-type="float" office:value="14">
            <text:p>14</text:p>
          </table:table-cell>
          <table:table-cell table:formula="of:=[.B1471]-[.B1470]" office:value-type="float" office:value="41">
            <text:p>4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8810">
            <text:p>18810</text:p>
          </table:table-cell>
          <table:table-cell table:formula="of:=MOD(ROW([.B1487]);16)" office:value-type="float" office:value="15">
            <text:p>15</text:p>
          </table:table-cell>
          <table:table-cell table:formula="of:=[.B1472]-[.B1471]" office:value-type="float" office:value="888">
            <text:p>88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MOD(ROW([.B1488]);16)" office:value-type="float" office:value="0">
            <text:p>0</text:p>
          </table:table-cell>
          <table:table-cell table:formula="of:=[.B1473]-[.B1472]" office:value-type="float" office:value="-18810">
            <text:p>-1881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570">
            <text:p>8570</text:p>
          </table:table-cell>
          <table:table-cell table:formula="of:=MOD(ROW([.B1489]);16)" office:value-type="float" office:value="1">
            <text:p>1</text:p>
          </table:table-cell>
          <table:table-cell table:formula="of:=[.B1474]-[.B1473]" office:value-type="float" office:value="8570">
            <text:p>857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438">
            <text:p>9438</text:p>
          </table:table-cell>
          <table:table-cell table:formula="of:=MOD(ROW([.B1490]);16)" office:value-type="float" office:value="2">
            <text:p>2</text:p>
          </table:table-cell>
          <table:table-cell table:formula="of:=[.B1475]-[.B1474]" office:value-type="float" office:value="868">
            <text:p>86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289">
            <text:p>10289</text:p>
          </table:table-cell>
          <table:table-cell table:formula="of:=MOD(ROW([.B1491]);16)" office:value-type="float" office:value="3">
            <text:p>3</text:p>
          </table:table-cell>
          <table:table-cell table:formula="of:=[.B1476]-[.B1475]" office:value-type="float" office:value="851">
            <text:p>85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1142">
            <text:p>11142</text:p>
          </table:table-cell>
          <table:table-cell table:formula="of:=MOD(ROW([.B1492]);16)" office:value-type="float" office:value="4">
            <text:p>4</text:p>
          </table:table-cell>
          <table:table-cell table:formula="of:=[.B1477]-[.B1476]" office:value-type="float" office:value="853">
            <text:p>85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1999">
            <text:p>11999</text:p>
          </table:table-cell>
          <table:table-cell table:formula="of:=MOD(ROW([.B1493]);16)" office:value-type="float" office:value="5">
            <text:p>5</text:p>
          </table:table-cell>
          <table:table-cell table:formula="of:=[.B1478]-[.B1477]" office:value-type="float" office:value="857">
            <text:p>85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2858">
            <text:p>12858</text:p>
          </table:table-cell>
          <table:table-cell table:formula="of:=MOD(ROW([.B1494]);16)" office:value-type="float" office:value="6">
            <text:p>6</text:p>
          </table:table-cell>
          <table:table-cell table:formula="of:=[.B1479]-[.B1478]" office:value-type="float" office:value="859">
            <text:p>85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3715">
            <text:p>13715</text:p>
          </table:table-cell>
          <table:table-cell table:formula="of:=MOD(ROW([.B1495]);16)" office:value-type="float" office:value="7">
            <text:p>7</text:p>
          </table:table-cell>
          <table:table-cell table:formula="of:=[.B1480]-[.B1479]" office:value-type="float" office:value="857">
            <text:p>85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4571">
            <text:p>14571</text:p>
          </table:table-cell>
          <table:table-cell table:formula="of:=MOD(ROW([.B1496]);16)" office:value-type="float" office:value="8">
            <text:p>8</text:p>
          </table:table-cell>
          <table:table-cell table:formula="of:=[.B1481]-[.B1480]" office:value-type="float" office:value="856">
            <text:p>85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5426">
            <text:p>15426</text:p>
          </table:table-cell>
          <table:table-cell table:formula="of:=MOD(ROW([.B1497]);16)" office:value-type="float" office:value="9">
            <text:p>9</text:p>
          </table:table-cell>
          <table:table-cell table:formula="of:=[.B1482]-[.B1481]" office:value-type="float" office:value="855">
            <text:p>85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6291">
            <text:p>16291</text:p>
          </table:table-cell>
          <table:table-cell table:formula="of:=MOD(ROW([.B1498]);16)" office:value-type="float" office:value="10">
            <text:p>10</text:p>
          </table:table-cell>
          <table:table-cell table:formula="of:=[.B1483]-[.B1482]" office:value-type="float" office:value="865">
            <text:p>86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7145">
            <text:p>17145</text:p>
          </table:table-cell>
          <table:table-cell table:formula="of:=MOD(ROW([.B1499]);16)" office:value-type="float" office:value="11">
            <text:p>11</text:p>
          </table:table-cell>
          <table:table-cell table:formula="of:=[.B1484]-[.B1483]" office:value-type="float" office:value="854">
            <text:p>85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7996">
            <text:p>17996</text:p>
          </table:table-cell>
          <table:table-cell table:formula="of:=MOD(ROW([.B1500]);16)" office:value-type="float" office:value="12">
            <text:p>12</text:p>
          </table:table-cell>
          <table:table-cell table:formula="of:=[.B1485]-[.B1484]" office:value-type="float" office:value="851">
            <text:p>85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8848">
            <text:p>18848</text:p>
          </table:table-cell>
          <table:table-cell table:formula="of:=MOD(ROW([.B1501]);16)" office:value-type="float" office:value="13">
            <text:p>13</text:p>
          </table:table-cell>
          <table:table-cell table:formula="of:=[.B1486]-[.B1485]" office:value-type="float" office:value="852">
            <text:p>85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9699">
            <text:p>19699</text:p>
          </table:table-cell>
          <table:table-cell table:formula="of:=MOD(ROW([.B1502]);16)" office:value-type="float" office:value="14">
            <text:p>14</text:p>
          </table:table-cell>
          <table:table-cell table:formula="of:=[.B1487]-[.B1486]" office:value-type="float" office:value="851">
            <text:p>85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9741">
            <text:p>19741</text:p>
          </table:table-cell>
          <table:table-cell table:formula="of:=MOD(ROW([.B1503]);16)" office:value-type="float" office:value="15">
            <text:p>15</text:p>
          </table:table-cell>
          <table:table-cell table:formula="of:=[.B1488]-[.B1487]" office:value-type="float" office:value="42">
            <text:p>4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MOD(ROW([.B1504]);16)" office:value-type="float" office:value="0">
            <text:p>0</text:p>
          </table:table-cell>
          <table:table-cell table:formula="of:=[.B1489]-[.B1488]" office:value-type="float" office:value="-19741">
            <text:p>-1974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977">
            <text:p>7977</text:p>
          </table:table-cell>
          <table:table-cell table:formula="of:=MOD(ROW([.B1505]);16)" office:value-type="float" office:value="1">
            <text:p>1</text:p>
          </table:table-cell>
          <table:table-cell table:formula="of:=[.B1490]-[.B1489]" office:value-type="float" office:value="7977">
            <text:p>797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836">
            <text:p>8836</text:p>
          </table:table-cell>
          <table:table-cell table:formula="of:=MOD(ROW([.B1506]);16)" office:value-type="float" office:value="2">
            <text:p>2</text:p>
          </table:table-cell>
          <table:table-cell table:formula="of:=[.B1491]-[.B1490]" office:value-type="float" office:value="859">
            <text:p>85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689">
            <text:p>9689</text:p>
          </table:table-cell>
          <table:table-cell table:formula="of:=MOD(ROW([.B1507]);16)" office:value-type="float" office:value="3">
            <text:p>3</text:p>
          </table:table-cell>
          <table:table-cell table:formula="of:=[.B1492]-[.B1491]" office:value-type="float" office:value="853">
            <text:p>85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553">
            <text:p>10553</text:p>
          </table:table-cell>
          <table:table-cell table:formula="of:=MOD(ROW([.B1508]);16)" office:value-type="float" office:value="4">
            <text:p>4</text:p>
          </table:table-cell>
          <table:table-cell table:formula="of:=[.B1493]-[.B1492]" office:value-type="float" office:value="864">
            <text:p>86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1410">
            <text:p>11410</text:p>
          </table:table-cell>
          <table:table-cell table:formula="of:=MOD(ROW([.B1509]);16)" office:value-type="float" office:value="5">
            <text:p>5</text:p>
          </table:table-cell>
          <table:table-cell table:formula="of:=[.B1494]-[.B1493]" office:value-type="float" office:value="857">
            <text:p>85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2266">
            <text:p>12266</text:p>
          </table:table-cell>
          <table:table-cell table:formula="of:=MOD(ROW([.B1510]);16)" office:value-type="float" office:value="6">
            <text:p>6</text:p>
          </table:table-cell>
          <table:table-cell table:formula="of:=[.B1495]-[.B1494]" office:value-type="float" office:value="856">
            <text:p>85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3137">
            <text:p>13137</text:p>
          </table:table-cell>
          <table:table-cell table:formula="of:=MOD(ROW([.B1511]);16)" office:value-type="float" office:value="7">
            <text:p>7</text:p>
          </table:table-cell>
          <table:table-cell table:formula="of:=[.B1496]-[.B1495]" office:value-type="float" office:value="871">
            <text:p>87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3986">
            <text:p>13986</text:p>
          </table:table-cell>
          <table:table-cell table:formula="of:=MOD(ROW([.B1512]);16)" office:value-type="float" office:value="8">
            <text:p>8</text:p>
          </table:table-cell>
          <table:table-cell table:formula="of:=[.B1497]-[.B1496]" office:value-type="float" office:value="849">
            <text:p>84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4849">
            <text:p>14849</text:p>
          </table:table-cell>
          <table:table-cell table:formula="of:=MOD(ROW([.B1513]);16)" office:value-type="float" office:value="9">
            <text:p>9</text:p>
          </table:table-cell>
          <table:table-cell table:formula="of:=[.B1498]-[.B1497]" office:value-type="float" office:value="863">
            <text:p>86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5710">
            <text:p>15710</text:p>
          </table:table-cell>
          <table:table-cell table:formula="of:=MOD(ROW([.B1514]);16)" office:value-type="float" office:value="10">
            <text:p>10</text:p>
          </table:table-cell>
          <table:table-cell table:formula="of:=[.B1499]-[.B1498]" office:value-type="float" office:value="861">
            <text:p>86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6566">
            <text:p>16566</text:p>
          </table:table-cell>
          <table:table-cell table:formula="of:=MOD(ROW([.B1515]);16)" office:value-type="float" office:value="11">
            <text:p>11</text:p>
          </table:table-cell>
          <table:table-cell table:formula="of:=[.B1500]-[.B1499]" office:value-type="float" office:value="856">
            <text:p>85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7419">
            <text:p>17419</text:p>
          </table:table-cell>
          <table:table-cell table:formula="of:=MOD(ROW([.B1516]);16)" office:value-type="float" office:value="12">
            <text:p>12</text:p>
          </table:table-cell>
          <table:table-cell table:formula="of:=[.B1501]-[.B1500]" office:value-type="float" office:value="853">
            <text:p>85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8268">
            <text:p>18268</text:p>
          </table:table-cell>
          <table:table-cell table:formula="of:=MOD(ROW([.B1517]);16)" office:value-type="float" office:value="13">
            <text:p>13</text:p>
          </table:table-cell>
          <table:table-cell table:formula="of:=[.B1502]-[.B1501]" office:value-type="float" office:value="849">
            <text:p>84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9123">
            <text:p>19123</text:p>
          </table:table-cell>
          <table:table-cell table:formula="of:=MOD(ROW([.B1518]);16)" office:value-type="float" office:value="14">
            <text:p>14</text:p>
          </table:table-cell>
          <table:table-cell table:formula="of:=[.B1503]-[.B1502]" office:value-type="float" office:value="855">
            <text:p>85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9160">
            <text:p>19160</text:p>
          </table:table-cell>
          <table:table-cell table:formula="of:=MOD(ROW([.B1519]);16)" office:value-type="float" office:value="15">
            <text:p>15</text:p>
          </table:table-cell>
          <table:table-cell table:formula="of:=[.B1504]-[.B1503]" office:value-type="float" office:value="37">
            <text:p>3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MOD(ROW([.B1520]);16)" office:value-type="float" office:value="0">
            <text:p>0</text:p>
          </table:table-cell>
          <table:table-cell table:formula="of:=[.B1505]-[.B1504]" office:value-type="float" office:value="-19160">
            <text:p>-1916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663">
            <text:p>7663</text:p>
          </table:table-cell>
          <table:table-cell table:formula="of:=MOD(ROW([.B1521]);16)" office:value-type="float" office:value="1">
            <text:p>1</text:p>
          </table:table-cell>
          <table:table-cell table:formula="of:=[.B1506]-[.B1505]" office:value-type="float" office:value="7663">
            <text:p>766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529">
            <text:p>8529</text:p>
          </table:table-cell>
          <table:table-cell table:formula="of:=MOD(ROW([.B1522]);16)" office:value-type="float" office:value="2">
            <text:p>2</text:p>
          </table:table-cell>
          <table:table-cell table:formula="of:=[.B1507]-[.B1506]" office:value-type="float" office:value="866">
            <text:p>86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382">
            <text:p>9382</text:p>
          </table:table-cell>
          <table:table-cell table:formula="of:=MOD(ROW([.B1523]);16)" office:value-type="float" office:value="3">
            <text:p>3</text:p>
          </table:table-cell>
          <table:table-cell table:formula="of:=[.B1508]-[.B1507]" office:value-type="float" office:value="853">
            <text:p>85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241">
            <text:p>10241</text:p>
          </table:table-cell>
          <table:table-cell table:formula="of:=MOD(ROW([.B1524]);16)" office:value-type="float" office:value="4">
            <text:p>4</text:p>
          </table:table-cell>
          <table:table-cell table:formula="of:=[.B1509]-[.B1508]" office:value-type="float" office:value="859">
            <text:p>85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1107">
            <text:p>11107</text:p>
          </table:table-cell>
          <table:table-cell table:formula="of:=MOD(ROW([.B1525]);16)" office:value-type="float" office:value="5">
            <text:p>5</text:p>
          </table:table-cell>
          <table:table-cell table:formula="of:=[.B1510]-[.B1509]" office:value-type="float" office:value="866">
            <text:p>86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1970">
            <text:p>11970</text:p>
          </table:table-cell>
          <table:table-cell table:formula="of:=MOD(ROW([.B1526]);16)" office:value-type="float" office:value="6">
            <text:p>6</text:p>
          </table:table-cell>
          <table:table-cell table:formula="of:=[.B1511]-[.B1510]" office:value-type="float" office:value="863">
            <text:p>86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2829">
            <text:p>12829</text:p>
          </table:table-cell>
          <table:table-cell table:formula="of:=MOD(ROW([.B1527]);16)" office:value-type="float" office:value="7">
            <text:p>7</text:p>
          </table:table-cell>
          <table:table-cell table:formula="of:=[.B1512]-[.B1511]" office:value-type="float" office:value="859">
            <text:p>85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3689">
            <text:p>13689</text:p>
          </table:table-cell>
          <table:table-cell table:formula="of:=MOD(ROW([.B1528]);16)" office:value-type="float" office:value="8">
            <text:p>8</text:p>
          </table:table-cell>
          <table:table-cell table:formula="of:=[.B1513]-[.B1512]" office:value-type="float" office:value="860">
            <text:p>86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4654">
            <text:p>14654</text:p>
          </table:table-cell>
          <table:table-cell table:formula="of:=MOD(ROW([.B1529]);16)" office:value-type="float" office:value="9">
            <text:p>9</text:p>
          </table:table-cell>
          <table:table-cell table:formula="of:=[.B1514]-[.B1513]" office:value-type="float" office:value="965">
            <text:p>96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5511">
            <text:p>15511</text:p>
          </table:table-cell>
          <table:table-cell table:formula="of:=MOD(ROW([.B1530]);16)" office:value-type="float" office:value="10">
            <text:p>10</text:p>
          </table:table-cell>
          <table:table-cell table:formula="of:=[.B1515]-[.B1514]" office:value-type="float" office:value="857">
            <text:p>85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6369">
            <text:p>16369</text:p>
          </table:table-cell>
          <table:table-cell table:formula="of:=MOD(ROW([.B1531]);16)" office:value-type="float" office:value="11">
            <text:p>11</text:p>
          </table:table-cell>
          <table:table-cell table:formula="of:=[.B1516]-[.B1515]" office:value-type="float" office:value="858">
            <text:p>85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7229">
            <text:p>17229</text:p>
          </table:table-cell>
          <table:table-cell table:formula="of:=MOD(ROW([.B1532]);16)" office:value-type="float" office:value="12">
            <text:p>12</text:p>
          </table:table-cell>
          <table:table-cell table:formula="of:=[.B1517]-[.B1516]" office:value-type="float" office:value="860">
            <text:p>86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8080">
            <text:p>18080</text:p>
          </table:table-cell>
          <table:table-cell table:formula="of:=MOD(ROW([.B1533]);16)" office:value-type="float" office:value="13">
            <text:p>13</text:p>
          </table:table-cell>
          <table:table-cell table:formula="of:=[.B1518]-[.B1517]" office:value-type="float" office:value="851">
            <text:p>85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8997">
            <text:p>18997</text:p>
          </table:table-cell>
          <table:table-cell table:formula="of:=MOD(ROW([.B1534]);16)" office:value-type="float" office:value="14">
            <text:p>14</text:p>
          </table:table-cell>
          <table:table-cell table:formula="of:=[.B1519]-[.B1518]" office:value-type="float" office:value="917">
            <text:p>91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9047">
            <text:p>19047</text:p>
          </table:table-cell>
          <table:table-cell table:formula="of:=MOD(ROW([.B1535]);16)" office:value-type="float" office:value="15">
            <text:p>15</text:p>
          </table:table-cell>
          <table:table-cell table:formula="of:=[.B1520]-[.B1519]" office:value-type="float" office:value="50">
            <text:p>5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MOD(ROW([.B1536]);16)" office:value-type="float" office:value="0">
            <text:p>0</text:p>
          </table:table-cell>
          <table:table-cell table:formula="of:=[.B1521]-[.B1520]" office:value-type="float" office:value="-19047">
            <text:p>-1904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953">
            <text:p>7953</text:p>
          </table:table-cell>
          <table:table-cell table:formula="of:=MOD(ROW([.B1537]);16)" office:value-type="float" office:value="1">
            <text:p>1</text:p>
          </table:table-cell>
          <table:table-cell table:formula="of:=[.B1522]-[.B1521]" office:value-type="float" office:value="7953">
            <text:p>795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821">
            <text:p>8821</text:p>
          </table:table-cell>
          <table:table-cell table:formula="of:=MOD(ROW([.B1538]);16)" office:value-type="float" office:value="2">
            <text:p>2</text:p>
          </table:table-cell>
          <table:table-cell table:formula="of:=[.B1523]-[.B1522]" office:value-type="float" office:value="868">
            <text:p>86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683">
            <text:p>9683</text:p>
          </table:table-cell>
          <table:table-cell table:formula="of:=MOD(ROW([.B1539]);16)" office:value-type="float" office:value="3">
            <text:p>3</text:p>
          </table:table-cell>
          <table:table-cell table:formula="of:=[.B1524]-[.B1523]" office:value-type="float" office:value="862">
            <text:p>86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543">
            <text:p>10543</text:p>
          </table:table-cell>
          <table:table-cell table:formula="of:=MOD(ROW([.B1540]);16)" office:value-type="float" office:value="4">
            <text:p>4</text:p>
          </table:table-cell>
          <table:table-cell table:formula="of:=[.B1525]-[.B1524]" office:value-type="float" office:value="860">
            <text:p>86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1406">
            <text:p>11406</text:p>
          </table:table-cell>
          <table:table-cell table:formula="of:=MOD(ROW([.B1541]);16)" office:value-type="float" office:value="5">
            <text:p>5</text:p>
          </table:table-cell>
          <table:table-cell table:formula="of:=[.B1526]-[.B1525]" office:value-type="float" office:value="863">
            <text:p>86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2263">
            <text:p>12263</text:p>
          </table:table-cell>
          <table:table-cell table:formula="of:=MOD(ROW([.B1542]);16)" office:value-type="float" office:value="6">
            <text:p>6</text:p>
          </table:table-cell>
          <table:table-cell table:formula="of:=[.B1527]-[.B1526]" office:value-type="float" office:value="857">
            <text:p>85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3128">
            <text:p>13128</text:p>
          </table:table-cell>
          <table:table-cell table:formula="of:=MOD(ROW([.B1543]);16)" office:value-type="float" office:value="7">
            <text:p>7</text:p>
          </table:table-cell>
          <table:table-cell table:formula="of:=[.B1528]-[.B1527]" office:value-type="float" office:value="865">
            <text:p>86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3983">
            <text:p>13983</text:p>
          </table:table-cell>
          <table:table-cell table:formula="of:=MOD(ROW([.B1544]);16)" office:value-type="float" office:value="8">
            <text:p>8</text:p>
          </table:table-cell>
          <table:table-cell table:formula="of:=[.B1529]-[.B1528]" office:value-type="float" office:value="855">
            <text:p>85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4836">
            <text:p>14836</text:p>
          </table:table-cell>
          <table:table-cell table:formula="of:=MOD(ROW([.B1545]);16)" office:value-type="float" office:value="9">
            <text:p>9</text:p>
          </table:table-cell>
          <table:table-cell table:formula="of:=[.B1530]-[.B1529]" office:value-type="float" office:value="853">
            <text:p>85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5696">
            <text:p>15696</text:p>
          </table:table-cell>
          <table:table-cell table:formula="of:=MOD(ROW([.B1546]);16)" office:value-type="float" office:value="10">
            <text:p>10</text:p>
          </table:table-cell>
          <table:table-cell table:formula="of:=[.B1531]-[.B1530]" office:value-type="float" office:value="860">
            <text:p>86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6549">
            <text:p>16549</text:p>
          </table:table-cell>
          <table:table-cell table:formula="of:=MOD(ROW([.B1547]);16)" office:value-type="float" office:value="11">
            <text:p>11</text:p>
          </table:table-cell>
          <table:table-cell table:formula="of:=[.B1532]-[.B1531]" office:value-type="float" office:value="853">
            <text:p>85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7402">
            <text:p>17402</text:p>
          </table:table-cell>
          <table:table-cell table:formula="of:=MOD(ROW([.B1548]);16)" office:value-type="float" office:value="12">
            <text:p>12</text:p>
          </table:table-cell>
          <table:table-cell table:formula="of:=[.B1533]-[.B1532]" office:value-type="float" office:value="853">
            <text:p>85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8254">
            <text:p>18254</text:p>
          </table:table-cell>
          <table:table-cell table:formula="of:=MOD(ROW([.B1549]);16)" office:value-type="float" office:value="13">
            <text:p>13</text:p>
          </table:table-cell>
          <table:table-cell table:formula="of:=[.B1534]-[.B1533]" office:value-type="float" office:value="852">
            <text:p>85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8292">
            <text:p>18292</text:p>
          </table:table-cell>
          <table:table-cell table:formula="of:=MOD(ROW([.B1550]);16)" office:value-type="float" office:value="14">
            <text:p>14</text:p>
          </table:table-cell>
          <table:table-cell table:formula="of:=[.B1535]-[.B1534]" office:value-type="float" office:value="38">
            <text:p>3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9142">
            <text:p>19142</text:p>
          </table:table-cell>
          <table:table-cell table:formula="of:=MOD(ROW([.B1551]);16)" office:value-type="float" office:value="15">
            <text:p>15</text:p>
          </table:table-cell>
          <table:table-cell table:formula="of:=[.B1536]-[.B1535]" office:value-type="float" office:value="850">
            <text:p>85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MOD(ROW([.B1552]);16)" office:value-type="float" office:value="0">
            <text:p>0</text:p>
          </table:table-cell>
          <table:table-cell table:formula="of:=[.B1537]-[.B1536]" office:value-type="float" office:value="-19142">
            <text:p>-1914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892">
            <text:p>7892</text:p>
          </table:table-cell>
          <table:table-cell table:formula="of:=MOD(ROW([.B1553]);16)" office:value-type="float" office:value="1">
            <text:p>1</text:p>
          </table:table-cell>
          <table:table-cell table:formula="of:=[.B1538]-[.B1537]" office:value-type="float" office:value="7892">
            <text:p>789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779">
            <text:p>8779</text:p>
          </table:table-cell>
          <table:table-cell table:formula="of:=MOD(ROW([.B1554]);16)" office:value-type="float" office:value="2">
            <text:p>2</text:p>
          </table:table-cell>
          <table:table-cell table:formula="of:=[.B1539]-[.B1538]" office:value-type="float" office:value="887">
            <text:p>88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640">
            <text:p>9640</text:p>
          </table:table-cell>
          <table:table-cell table:formula="of:=MOD(ROW([.B1555]);16)" office:value-type="float" office:value="3">
            <text:p>3</text:p>
          </table:table-cell>
          <table:table-cell table:formula="of:=[.B1540]-[.B1539]" office:value-type="float" office:value="861">
            <text:p>86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497">
            <text:p>10497</text:p>
          </table:table-cell>
          <table:table-cell table:formula="of:=MOD(ROW([.B1556]);16)" office:value-type="float" office:value="4">
            <text:p>4</text:p>
          </table:table-cell>
          <table:table-cell table:formula="of:=[.B1541]-[.B1540]" office:value-type="float" office:value="857">
            <text:p>85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1344">
            <text:p>11344</text:p>
          </table:table-cell>
          <table:table-cell table:formula="of:=MOD(ROW([.B1557]);16)" office:value-type="float" office:value="5">
            <text:p>5</text:p>
          </table:table-cell>
          <table:table-cell table:formula="of:=[.B1542]-[.B1541]" office:value-type="float" office:value="847">
            <text:p>84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2201">
            <text:p>12201</text:p>
          </table:table-cell>
          <table:table-cell table:formula="of:=MOD(ROW([.B1558]);16)" office:value-type="float" office:value="6">
            <text:p>6</text:p>
          </table:table-cell>
          <table:table-cell table:formula="of:=[.B1543]-[.B1542]" office:value-type="float" office:value="857">
            <text:p>85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3059">
            <text:p>13059</text:p>
          </table:table-cell>
          <table:table-cell table:formula="of:=MOD(ROW([.B1559]);16)" office:value-type="float" office:value="7">
            <text:p>7</text:p>
          </table:table-cell>
          <table:table-cell table:formula="of:=[.B1544]-[.B1543]" office:value-type="float" office:value="858">
            <text:p>85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3917">
            <text:p>13917</text:p>
          </table:table-cell>
          <table:table-cell table:formula="of:=MOD(ROW([.B1560]);16)" office:value-type="float" office:value="8">
            <text:p>8</text:p>
          </table:table-cell>
          <table:table-cell table:formula="of:=[.B1545]-[.B1544]" office:value-type="float" office:value="858">
            <text:p>85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4778">
            <text:p>14778</text:p>
          </table:table-cell>
          <table:table-cell table:formula="of:=MOD(ROW([.B1561]);16)" office:value-type="float" office:value="9">
            <text:p>9</text:p>
          </table:table-cell>
          <table:table-cell table:formula="of:=[.B1546]-[.B1545]" office:value-type="float" office:value="861">
            <text:p>86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5637">
            <text:p>15637</text:p>
          </table:table-cell>
          <table:table-cell table:formula="of:=MOD(ROW([.B1562]);16)" office:value-type="float" office:value="10">
            <text:p>10</text:p>
          </table:table-cell>
          <table:table-cell table:formula="of:=[.B1547]-[.B1546]" office:value-type="float" office:value="859">
            <text:p>85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6493">
            <text:p>16493</text:p>
          </table:table-cell>
          <table:table-cell table:formula="of:=MOD(ROW([.B1563]);16)" office:value-type="float" office:value="11">
            <text:p>11</text:p>
          </table:table-cell>
          <table:table-cell table:formula="of:=[.B1548]-[.B1547]" office:value-type="float" office:value="856">
            <text:p>85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7346">
            <text:p>17346</text:p>
          </table:table-cell>
          <table:table-cell table:formula="of:=MOD(ROW([.B1564]);16)" office:value-type="float" office:value="12">
            <text:p>12</text:p>
          </table:table-cell>
          <table:table-cell table:formula="of:=[.B1549]-[.B1548]" office:value-type="float" office:value="853">
            <text:p>85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8206">
            <text:p>18206</text:p>
          </table:table-cell>
          <table:table-cell table:formula="of:=MOD(ROW([.B1565]);16)" office:value-type="float" office:value="13">
            <text:p>13</text:p>
          </table:table-cell>
          <table:table-cell table:formula="of:=[.B1550]-[.B1549]" office:value-type="float" office:value="860">
            <text:p>86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9057">
            <text:p>19057</text:p>
          </table:table-cell>
          <table:table-cell table:formula="of:=MOD(ROW([.B1566]);16)" office:value-type="float" office:value="14">
            <text:p>14</text:p>
          </table:table-cell>
          <table:table-cell table:formula="of:=[.B1551]-[.B1550]" office:value-type="float" office:value="851">
            <text:p>85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9095">
            <text:p>19095</text:p>
          </table:table-cell>
          <table:table-cell table:formula="of:=MOD(ROW([.B1567]);16)" office:value-type="float" office:value="15">
            <text:p>15</text:p>
          </table:table-cell>
          <table:table-cell table:formula="of:=[.B1552]-[.B1551]" office:value-type="float" office:value="38">
            <text:p>3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MOD(ROW([.B1568]);16)" office:value-type="float" office:value="0">
            <text:p>0</text:p>
          </table:table-cell>
          <table:table-cell table:formula="of:=[.B1553]-[.B1552]" office:value-type="float" office:value="-19095">
            <text:p>-1909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847">
            <text:p>7847</text:p>
          </table:table-cell>
          <table:table-cell table:formula="of:=MOD(ROW([.B1569]);16)" office:value-type="float" office:value="1">
            <text:p>1</text:p>
          </table:table-cell>
          <table:table-cell table:formula="of:=[.B1554]-[.B1553]" office:value-type="float" office:value="7847">
            <text:p>784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707">
            <text:p>8707</text:p>
          </table:table-cell>
          <table:table-cell table:formula="of:=MOD(ROW([.B1570]);16)" office:value-type="float" office:value="2">
            <text:p>2</text:p>
          </table:table-cell>
          <table:table-cell table:formula="of:=[.B1555]-[.B1554]" office:value-type="float" office:value="860">
            <text:p>86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556">
            <text:p>9556</text:p>
          </table:table-cell>
          <table:table-cell table:formula="of:=MOD(ROW([.B1571]);16)" office:value-type="float" office:value="3">
            <text:p>3</text:p>
          </table:table-cell>
          <table:table-cell table:formula="of:=[.B1556]-[.B1555]" office:value-type="float" office:value="849">
            <text:p>84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414">
            <text:p>10414</text:p>
          </table:table-cell>
          <table:table-cell table:formula="of:=MOD(ROW([.B1572]);16)" office:value-type="float" office:value="4">
            <text:p>4</text:p>
          </table:table-cell>
          <table:table-cell table:formula="of:=[.B1557]-[.B1556]" office:value-type="float" office:value="858">
            <text:p>85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1267">
            <text:p>11267</text:p>
          </table:table-cell>
          <table:table-cell table:formula="of:=MOD(ROW([.B1573]);16)" office:value-type="float" office:value="5">
            <text:p>5</text:p>
          </table:table-cell>
          <table:table-cell table:formula="of:=[.B1558]-[.B1557]" office:value-type="float" office:value="853">
            <text:p>85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2131">
            <text:p>12131</text:p>
          </table:table-cell>
          <table:table-cell table:formula="of:=MOD(ROW([.B1574]);16)" office:value-type="float" office:value="6">
            <text:p>6</text:p>
          </table:table-cell>
          <table:table-cell table:formula="of:=[.B1559]-[.B1558]" office:value-type="float" office:value="864">
            <text:p>86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2999">
            <text:p>12999</text:p>
          </table:table-cell>
          <table:table-cell table:formula="of:=MOD(ROW([.B1575]);16)" office:value-type="float" office:value="7">
            <text:p>7</text:p>
          </table:table-cell>
          <table:table-cell table:formula="of:=[.B1560]-[.B1559]" office:value-type="float" office:value="868">
            <text:p>86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3853">
            <text:p>13853</text:p>
          </table:table-cell>
          <table:table-cell table:formula="of:=MOD(ROW([.B1576]);16)" office:value-type="float" office:value="8">
            <text:p>8</text:p>
          </table:table-cell>
          <table:table-cell table:formula="of:=[.B1561]-[.B1560]" office:value-type="float" office:value="854">
            <text:p>85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4708">
            <text:p>14708</text:p>
          </table:table-cell>
          <table:table-cell table:formula="of:=MOD(ROW([.B1577]);16)" office:value-type="float" office:value="9">
            <text:p>9</text:p>
          </table:table-cell>
          <table:table-cell table:formula="of:=[.B1562]-[.B1561]" office:value-type="float" office:value="855">
            <text:p>85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5559">
            <text:p>15559</text:p>
          </table:table-cell>
          <table:table-cell table:formula="of:=MOD(ROW([.B1578]);16)" office:value-type="float" office:value="10">
            <text:p>10</text:p>
          </table:table-cell>
          <table:table-cell table:formula="of:=[.B1563]-[.B1562]" office:value-type="float" office:value="851">
            <text:p>85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6414">
            <text:p>16414</text:p>
          </table:table-cell>
          <table:table-cell table:formula="of:=MOD(ROW([.B1579]);16)" office:value-type="float" office:value="11">
            <text:p>11</text:p>
          </table:table-cell>
          <table:table-cell table:formula="of:=[.B1564]-[.B1563]" office:value-type="float" office:value="855">
            <text:p>85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7262">
            <text:p>17262</text:p>
          </table:table-cell>
          <table:table-cell table:formula="of:=MOD(ROW([.B1580]);16)" office:value-type="float" office:value="12">
            <text:p>12</text:p>
          </table:table-cell>
          <table:table-cell table:formula="of:=[.B1565]-[.B1564]" office:value-type="float" office:value="848">
            <text:p>84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8108">
            <text:p>18108</text:p>
          </table:table-cell>
          <table:table-cell table:formula="of:=MOD(ROW([.B1581]);16)" office:value-type="float" office:value="13">
            <text:p>13</text:p>
          </table:table-cell>
          <table:table-cell table:formula="of:=[.B1566]-[.B1565]" office:value-type="float" office:value="846">
            <text:p>84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8146">
            <text:p>18146</text:p>
          </table:table-cell>
          <table:table-cell table:formula="of:=MOD(ROW([.B1582]);16)" office:value-type="float" office:value="14">
            <text:p>14</text:p>
          </table:table-cell>
          <table:table-cell table:formula="of:=[.B1567]-[.B1566]" office:value-type="float" office:value="38">
            <text:p>3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8993">
            <text:p>18993</text:p>
          </table:table-cell>
          <table:table-cell table:formula="of:=MOD(ROW([.B1583]);16)" office:value-type="float" office:value="15">
            <text:p>15</text:p>
          </table:table-cell>
          <table:table-cell table:formula="of:=[.B1568]-[.B1567]" office:value-type="float" office:value="847">
            <text:p>84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MOD(ROW([.B1584]);16)" office:value-type="float" office:value="0">
            <text:p>0</text:p>
          </table:table-cell>
          <table:table-cell table:formula="of:=[.B1569]-[.B1568]" office:value-type="float" office:value="-18993">
            <text:p>-1899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833">
            <text:p>7833</text:p>
          </table:table-cell>
          <table:table-cell table:formula="of:=MOD(ROW([.B1585]);16)" office:value-type="float" office:value="1">
            <text:p>1</text:p>
          </table:table-cell>
          <table:table-cell table:formula="of:=[.B1570]-[.B1569]" office:value-type="float" office:value="7833">
            <text:p>783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699">
            <text:p>8699</text:p>
          </table:table-cell>
          <table:table-cell table:formula="of:=MOD(ROW([.B1586]);16)" office:value-type="float" office:value="2">
            <text:p>2</text:p>
          </table:table-cell>
          <table:table-cell table:formula="of:=[.B1571]-[.B1570]" office:value-type="float" office:value="866">
            <text:p>86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551">
            <text:p>9551</text:p>
          </table:table-cell>
          <table:table-cell table:formula="of:=MOD(ROW([.B1587]);16)" office:value-type="float" office:value="3">
            <text:p>3</text:p>
          </table:table-cell>
          <table:table-cell table:formula="of:=[.B1572]-[.B1571]" office:value-type="float" office:value="852">
            <text:p>85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404">
            <text:p>10404</text:p>
          </table:table-cell>
          <table:table-cell table:formula="of:=MOD(ROW([.B1588]);16)" office:value-type="float" office:value="4">
            <text:p>4</text:p>
          </table:table-cell>
          <table:table-cell table:formula="of:=[.B1573]-[.B1572]" office:value-type="float" office:value="853">
            <text:p>85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1251">
            <text:p>11251</text:p>
          </table:table-cell>
          <table:table-cell table:formula="of:=MOD(ROW([.B1589]);16)" office:value-type="float" office:value="5">
            <text:p>5</text:p>
          </table:table-cell>
          <table:table-cell table:formula="of:=[.B1574]-[.B1573]" office:value-type="float" office:value="847">
            <text:p>84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2112">
            <text:p>12112</text:p>
          </table:table-cell>
          <table:table-cell table:formula="of:=MOD(ROW([.B1590]);16)" office:value-type="float" office:value="6">
            <text:p>6</text:p>
          </table:table-cell>
          <table:table-cell table:formula="of:=[.B1575]-[.B1574]" office:value-type="float" office:value="861">
            <text:p>86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2969">
            <text:p>12969</text:p>
          </table:table-cell>
          <table:table-cell table:formula="of:=MOD(ROW([.B1591]);16)" office:value-type="float" office:value="7">
            <text:p>7</text:p>
          </table:table-cell>
          <table:table-cell table:formula="of:=[.B1576]-[.B1575]" office:value-type="float" office:value="857">
            <text:p>85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3832">
            <text:p>13832</text:p>
          </table:table-cell>
          <table:table-cell table:formula="of:=MOD(ROW([.B1592]);16)" office:value-type="float" office:value="8">
            <text:p>8</text:p>
          </table:table-cell>
          <table:table-cell table:formula="of:=[.B1577]-[.B1576]" office:value-type="float" office:value="863">
            <text:p>86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4691">
            <text:p>14691</text:p>
          </table:table-cell>
          <table:table-cell table:formula="of:=MOD(ROW([.B1593]);16)" office:value-type="float" office:value="9">
            <text:p>9</text:p>
          </table:table-cell>
          <table:table-cell table:formula="of:=[.B1578]-[.B1577]" office:value-type="float" office:value="859">
            <text:p>85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5553">
            <text:p>15553</text:p>
          </table:table-cell>
          <table:table-cell table:formula="of:=MOD(ROW([.B1594]);16)" office:value-type="float" office:value="10">
            <text:p>10</text:p>
          </table:table-cell>
          <table:table-cell table:formula="of:=[.B1579]-[.B1578]" office:value-type="float" office:value="862">
            <text:p>86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6409">
            <text:p>16409</text:p>
          </table:table-cell>
          <table:table-cell table:formula="of:=MOD(ROW([.B1595]);16)" office:value-type="float" office:value="11">
            <text:p>11</text:p>
          </table:table-cell>
          <table:table-cell table:formula="of:=[.B1580]-[.B1579]" office:value-type="float" office:value="856">
            <text:p>85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7262">
            <text:p>17262</text:p>
          </table:table-cell>
          <table:table-cell table:formula="of:=MOD(ROW([.B1596]);16)" office:value-type="float" office:value="12">
            <text:p>12</text:p>
          </table:table-cell>
          <table:table-cell table:formula="of:=[.B1581]-[.B1580]" office:value-type="float" office:value="853">
            <text:p>85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8118">
            <text:p>18118</text:p>
          </table:table-cell>
          <table:table-cell table:formula="of:=MOD(ROW([.B1597]);16)" office:value-type="float" office:value="13">
            <text:p>13</text:p>
          </table:table-cell>
          <table:table-cell table:formula="of:=[.B1582]-[.B1581]" office:value-type="float" office:value="856">
            <text:p>85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8966">
            <text:p>18966</text:p>
          </table:table-cell>
          <table:table-cell table:formula="of:=MOD(ROW([.B1598]);16)" office:value-type="float" office:value="14">
            <text:p>14</text:p>
          </table:table-cell>
          <table:table-cell table:formula="of:=[.B1583]-[.B1582]" office:value-type="float" office:value="848">
            <text:p>84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9004">
            <text:p>19004</text:p>
          </table:table-cell>
          <table:table-cell table:formula="of:=MOD(ROW([.B1599]);16)" office:value-type="float" office:value="15">
            <text:p>15</text:p>
          </table:table-cell>
          <table:table-cell table:formula="of:=[.B1584]-[.B1583]" office:value-type="float" office:value="38">
            <text:p>3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MOD(ROW([.B1600]);16)" office:value-type="float" office:value="0">
            <text:p>0</text:p>
          </table:table-cell>
          <table:table-cell table:formula="of:=[.B1585]-[.B1584]" office:value-type="float" office:value="-19004">
            <text:p>-1900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829">
            <text:p>7829</text:p>
          </table:table-cell>
          <table:table-cell table:formula="of:=MOD(ROW([.B1601]);16)" office:value-type="float" office:value="1">
            <text:p>1</text:p>
          </table:table-cell>
          <table:table-cell table:formula="of:=[.B1586]-[.B1585]" office:value-type="float" office:value="7829">
            <text:p>782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693">
            <text:p>8693</text:p>
          </table:table-cell>
          <table:table-cell table:formula="of:=MOD(ROW([.B1602]);16)" office:value-type="float" office:value="2">
            <text:p>2</text:p>
          </table:table-cell>
          <table:table-cell table:formula="of:=[.B1587]-[.B1586]" office:value-type="float" office:value="864">
            <text:p>86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546">
            <text:p>9546</text:p>
          </table:table-cell>
          <table:table-cell table:formula="of:=MOD(ROW([.B1603]);16)" office:value-type="float" office:value="3">
            <text:p>3</text:p>
          </table:table-cell>
          <table:table-cell table:formula="of:=[.B1588]-[.B1587]" office:value-type="float" office:value="853">
            <text:p>85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400">
            <text:p>10400</text:p>
          </table:table-cell>
          <table:table-cell table:formula="of:=MOD(ROW([.B1604]);16)" office:value-type="float" office:value="4">
            <text:p>4</text:p>
          </table:table-cell>
          <table:table-cell table:formula="of:=[.B1589]-[.B1588]" office:value-type="float" office:value="854">
            <text:p>85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1265">
            <text:p>11265</text:p>
          </table:table-cell>
          <table:table-cell table:formula="of:=MOD(ROW([.B1605]);16)" office:value-type="float" office:value="5">
            <text:p>5</text:p>
          </table:table-cell>
          <table:table-cell table:formula="of:=[.B1590]-[.B1589]" office:value-type="float" office:value="865">
            <text:p>86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2135">
            <text:p>12135</text:p>
          </table:table-cell>
          <table:table-cell table:formula="of:=MOD(ROW([.B1606]);16)" office:value-type="float" office:value="6">
            <text:p>6</text:p>
          </table:table-cell>
          <table:table-cell table:formula="of:=[.B1591]-[.B1590]" office:value-type="float" office:value="870">
            <text:p>87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3006">
            <text:p>13006</text:p>
          </table:table-cell>
          <table:table-cell table:formula="of:=MOD(ROW([.B1607]);16)" office:value-type="float" office:value="7">
            <text:p>7</text:p>
          </table:table-cell>
          <table:table-cell table:formula="of:=[.B1592]-[.B1591]" office:value-type="float" office:value="871">
            <text:p>87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3875">
            <text:p>13875</text:p>
          </table:table-cell>
          <table:table-cell table:formula="of:=MOD(ROW([.B1608]);16)" office:value-type="float" office:value="8">
            <text:p>8</text:p>
          </table:table-cell>
          <table:table-cell table:formula="of:=[.B1593]-[.B1592]" office:value-type="float" office:value="869">
            <text:p>86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4728">
            <text:p>14728</text:p>
          </table:table-cell>
          <table:table-cell table:formula="of:=MOD(ROW([.B1609]);16)" office:value-type="float" office:value="9">
            <text:p>9</text:p>
          </table:table-cell>
          <table:table-cell table:formula="of:=[.B1594]-[.B1593]" office:value-type="float" office:value="853">
            <text:p>85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5576">
            <text:p>15576</text:p>
          </table:table-cell>
          <table:table-cell table:formula="of:=MOD(ROW([.B1610]);16)" office:value-type="float" office:value="10">
            <text:p>10</text:p>
          </table:table-cell>
          <table:table-cell table:formula="of:=[.B1595]-[.B1594]" office:value-type="float" office:value="848">
            <text:p>84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6426">
            <text:p>16426</text:p>
          </table:table-cell>
          <table:table-cell table:formula="of:=MOD(ROW([.B1611]);16)" office:value-type="float" office:value="11">
            <text:p>11</text:p>
          </table:table-cell>
          <table:table-cell table:formula="of:=[.B1596]-[.B1595]" office:value-type="float" office:value="850">
            <text:p>85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7277">
            <text:p>17277</text:p>
          </table:table-cell>
          <table:table-cell table:formula="of:=MOD(ROW([.B1612]);16)" office:value-type="float" office:value="12">
            <text:p>12</text:p>
          </table:table-cell>
          <table:table-cell table:formula="of:=[.B1597]-[.B1596]" office:value-type="float" office:value="851">
            <text:p>85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8128">
            <text:p>18128</text:p>
          </table:table-cell>
          <table:table-cell table:formula="of:=MOD(ROW([.B1613]);16)" office:value-type="float" office:value="13">
            <text:p>13</text:p>
          </table:table-cell>
          <table:table-cell table:formula="of:=[.B1598]-[.B1597]" office:value-type="float" office:value="851">
            <text:p>85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8977">
            <text:p>18977</text:p>
          </table:table-cell>
          <table:table-cell table:formula="of:=MOD(ROW([.B1614]);16)" office:value-type="float" office:value="14">
            <text:p>14</text:p>
          </table:table-cell>
          <table:table-cell table:formula="of:=[.B1599]-[.B1598]" office:value-type="float" office:value="849">
            <text:p>84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9014">
            <text:p>19014</text:p>
          </table:table-cell>
          <table:table-cell table:formula="of:=MOD(ROW([.B1615]);16)" office:value-type="float" office:value="15">
            <text:p>15</text:p>
          </table:table-cell>
          <table:table-cell table:formula="of:=[.B1600]-[.B1599]" office:value-type="float" office:value="37">
            <text:p>3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MOD(ROW([.B1616]);16)" office:value-type="float" office:value="0">
            <text:p>0</text:p>
          </table:table-cell>
          <table:table-cell table:formula="of:=[.B1601]-[.B1600]" office:value-type="float" office:value="-19014">
            <text:p>-1901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749">
            <text:p>6749</text:p>
          </table:table-cell>
          <table:table-cell table:formula="of:=MOD(ROW([.B1617]);16)" office:value-type="float" office:value="1">
            <text:p>1</text:p>
          </table:table-cell>
          <table:table-cell table:formula="of:=[.B1602]-[.B1601]" office:value-type="float" office:value="6749">
            <text:p>674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632">
            <text:p>7632</text:p>
          </table:table-cell>
          <table:table-cell table:formula="of:=MOD(ROW([.B1618]);16)" office:value-type="float" office:value="2">
            <text:p>2</text:p>
          </table:table-cell>
          <table:table-cell table:formula="of:=[.B1603]-[.B1602]" office:value-type="float" office:value="883">
            <text:p>88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491">
            <text:p>8491</text:p>
          </table:table-cell>
          <table:table-cell table:formula="of:=MOD(ROW([.B1619]);16)" office:value-type="float" office:value="3">
            <text:p>3</text:p>
          </table:table-cell>
          <table:table-cell table:formula="of:=[.B1604]-[.B1603]" office:value-type="float" office:value="859">
            <text:p>85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353">
            <text:p>9353</text:p>
          </table:table-cell>
          <table:table-cell table:formula="of:=MOD(ROW([.B1620]);16)" office:value-type="float" office:value="4">
            <text:p>4</text:p>
          </table:table-cell>
          <table:table-cell table:formula="of:=[.B1605]-[.B1604]" office:value-type="float" office:value="862">
            <text:p>86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206">
            <text:p>10206</text:p>
          </table:table-cell>
          <table:table-cell table:formula="of:=MOD(ROW([.B1621]);16)" office:value-type="float" office:value="5">
            <text:p>5</text:p>
          </table:table-cell>
          <table:table-cell table:formula="of:=[.B1606]-[.B1605]" office:value-type="float" office:value="853">
            <text:p>85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1064">
            <text:p>11064</text:p>
          </table:table-cell>
          <table:table-cell table:formula="of:=MOD(ROW([.B1622]);16)" office:value-type="float" office:value="6">
            <text:p>6</text:p>
          </table:table-cell>
          <table:table-cell table:formula="of:=[.B1607]-[.B1606]" office:value-type="float" office:value="858">
            <text:p>85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1953">
            <text:p>11953</text:p>
          </table:table-cell>
          <table:table-cell table:formula="of:=MOD(ROW([.B1623]);16)" office:value-type="float" office:value="7">
            <text:p>7</text:p>
          </table:table-cell>
          <table:table-cell table:formula="of:=[.B1608]-[.B1607]" office:value-type="float" office:value="889">
            <text:p>88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2816">
            <text:p>12816</text:p>
          </table:table-cell>
          <table:table-cell table:formula="of:=MOD(ROW([.B1624]);16)" office:value-type="float" office:value="8">
            <text:p>8</text:p>
          </table:table-cell>
          <table:table-cell table:formula="of:=[.B1609]-[.B1608]" office:value-type="float" office:value="863">
            <text:p>86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3674">
            <text:p>13674</text:p>
          </table:table-cell>
          <table:table-cell table:formula="of:=MOD(ROW([.B1625]);16)" office:value-type="float" office:value="9">
            <text:p>9</text:p>
          </table:table-cell>
          <table:table-cell table:formula="of:=[.B1610]-[.B1609]" office:value-type="float" office:value="858">
            <text:p>85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4524">
            <text:p>14524</text:p>
          </table:table-cell>
          <table:table-cell table:formula="of:=MOD(ROW([.B1626]);16)" office:value-type="float" office:value="10">
            <text:p>10</text:p>
          </table:table-cell>
          <table:table-cell table:formula="of:=[.B1611]-[.B1610]" office:value-type="float" office:value="850">
            <text:p>85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6085">
            <text:p>16085</text:p>
          </table:table-cell>
          <table:table-cell table:formula="of:=MOD(ROW([.B1627]);16)" office:value-type="float" office:value="11">
            <text:p>11</text:p>
          </table:table-cell>
          <table:table-cell table:formula="of:=[.B1612]-[.B1611]" office:value-type="float" office:value="1561">
            <text:p>156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7020">
            <text:p>17020</text:p>
          </table:table-cell>
          <table:table-cell table:formula="of:=MOD(ROW([.B1628]);16)" office:value-type="float" office:value="12">
            <text:p>12</text:p>
          </table:table-cell>
          <table:table-cell table:formula="of:=[.B1613]-[.B1612]" office:value-type="float" office:value="935">
            <text:p>93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7101">
            <text:p>17101</text:p>
          </table:table-cell>
          <table:table-cell table:formula="of:=MOD(ROW([.B1629]);16)" office:value-type="float" office:value="13">
            <text:p>13</text:p>
          </table:table-cell>
          <table:table-cell table:formula="of:=[.B1614]-[.B1613]" office:value-type="float" office:value="81">
            <text:p>8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8117">
            <text:p>18117</text:p>
          </table:table-cell>
          <table:table-cell table:formula="of:=MOD(ROW([.B1630]);16)" office:value-type="float" office:value="14">
            <text:p>14</text:p>
          </table:table-cell>
          <table:table-cell table:formula="of:=[.B1615]-[.B1614]" office:value-type="float" office:value="1016">
            <text:p>101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8964">
            <text:p>18964</text:p>
          </table:table-cell>
          <table:table-cell table:formula="of:=MOD(ROW([.B1631]);16)" office:value-type="float" office:value="15">
            <text:p>15</text:p>
          </table:table-cell>
          <table:table-cell table:formula="of:=[.B1616]-[.B1615]" office:value-type="float" office:value="847">
            <text:p>84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MOD(ROW([.B1632]);16)" office:value-type="float" office:value="0">
            <text:p>0</text:p>
          </table:table-cell>
          <table:table-cell table:formula="of:=[.B1617]-[.B1616]" office:value-type="float" office:value="-18964">
            <text:p>-1896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538">
            <text:p>8538</text:p>
          </table:table-cell>
          <table:table-cell table:formula="of:=MOD(ROW([.B1633]);16)" office:value-type="float" office:value="1">
            <text:p>1</text:p>
          </table:table-cell>
          <table:table-cell table:formula="of:=[.B1618]-[.B1617]" office:value-type="float" office:value="8538">
            <text:p>853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398">
            <text:p>9398</text:p>
          </table:table-cell>
          <table:table-cell table:formula="of:=MOD(ROW([.B1634]);16)" office:value-type="float" office:value="2">
            <text:p>2</text:p>
          </table:table-cell>
          <table:table-cell table:formula="of:=[.B1619]-[.B1618]" office:value-type="float" office:value="860">
            <text:p>86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255">
            <text:p>10255</text:p>
          </table:table-cell>
          <table:table-cell table:formula="of:=MOD(ROW([.B1635]);16)" office:value-type="float" office:value="3">
            <text:p>3</text:p>
          </table:table-cell>
          <table:table-cell table:formula="of:=[.B1620]-[.B1619]" office:value-type="float" office:value="857">
            <text:p>85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1115">
            <text:p>11115</text:p>
          </table:table-cell>
          <table:table-cell table:formula="of:=MOD(ROW([.B1636]);16)" office:value-type="float" office:value="4">
            <text:p>4</text:p>
          </table:table-cell>
          <table:table-cell table:formula="of:=[.B1621]-[.B1620]" office:value-type="float" office:value="860">
            <text:p>86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1983">
            <text:p>11983</text:p>
          </table:table-cell>
          <table:table-cell table:formula="of:=MOD(ROW([.B1637]);16)" office:value-type="float" office:value="5">
            <text:p>5</text:p>
          </table:table-cell>
          <table:table-cell table:formula="of:=[.B1622]-[.B1621]" office:value-type="float" office:value="868">
            <text:p>86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2838">
            <text:p>12838</text:p>
          </table:table-cell>
          <table:table-cell table:formula="of:=MOD(ROW([.B1638]);16)" office:value-type="float" office:value="6">
            <text:p>6</text:p>
          </table:table-cell>
          <table:table-cell table:formula="of:=[.B1623]-[.B1622]" office:value-type="float" office:value="855">
            <text:p>85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3693">
            <text:p>13693</text:p>
          </table:table-cell>
          <table:table-cell table:formula="of:=MOD(ROW([.B1639]);16)" office:value-type="float" office:value="7">
            <text:p>7</text:p>
          </table:table-cell>
          <table:table-cell table:formula="of:=[.B1624]-[.B1623]" office:value-type="float" office:value="855">
            <text:p>85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4542">
            <text:p>14542</text:p>
          </table:table-cell>
          <table:table-cell table:formula="of:=MOD(ROW([.B1640]);16)" office:value-type="float" office:value="8">
            <text:p>8</text:p>
          </table:table-cell>
          <table:table-cell table:formula="of:=[.B1625]-[.B1624]" office:value-type="float" office:value="849">
            <text:p>84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5398">
            <text:p>15398</text:p>
          </table:table-cell>
          <table:table-cell table:formula="of:=MOD(ROW([.B1641]);16)" office:value-type="float" office:value="9">
            <text:p>9</text:p>
          </table:table-cell>
          <table:table-cell table:formula="of:=[.B1626]-[.B1625]" office:value-type="float" office:value="856">
            <text:p>85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6250">
            <text:p>16250</text:p>
          </table:table-cell>
          <table:table-cell table:formula="of:=MOD(ROW([.B1642]);16)" office:value-type="float" office:value="10">
            <text:p>10</text:p>
          </table:table-cell>
          <table:table-cell table:formula="of:=[.B1627]-[.B1626]" office:value-type="float" office:value="852">
            <text:p>85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7101">
            <text:p>17101</text:p>
          </table:table-cell>
          <table:table-cell table:formula="of:=MOD(ROW([.B1643]);16)" office:value-type="float" office:value="11">
            <text:p>11</text:p>
          </table:table-cell>
          <table:table-cell table:formula="of:=[.B1628]-[.B1627]" office:value-type="float" office:value="851">
            <text:p>85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7948">
            <text:p>17948</text:p>
          </table:table-cell>
          <table:table-cell table:formula="of:=MOD(ROW([.B1644]);16)" office:value-type="float" office:value="12">
            <text:p>12</text:p>
          </table:table-cell>
          <table:table-cell table:formula="of:=[.B1629]-[.B1628]" office:value-type="float" office:value="847">
            <text:p>84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8804">
            <text:p>18804</text:p>
          </table:table-cell>
          <table:table-cell table:formula="of:=MOD(ROW([.B1645]);16)" office:value-type="float" office:value="13">
            <text:p>13</text:p>
          </table:table-cell>
          <table:table-cell table:formula="of:=[.B1630]-[.B1629]" office:value-type="float" office:value="856">
            <text:p>85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9658">
            <text:p>19658</text:p>
          </table:table-cell>
          <table:table-cell table:formula="of:=MOD(ROW([.B1646]);16)" office:value-type="float" office:value="14">
            <text:p>14</text:p>
          </table:table-cell>
          <table:table-cell table:formula="of:=[.B1631]-[.B1630]" office:value-type="float" office:value="854">
            <text:p>85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9708">
            <text:p>19708</text:p>
          </table:table-cell>
          <table:table-cell table:formula="of:=MOD(ROW([.B1647]);16)" office:value-type="float" office:value="15">
            <text:p>15</text:p>
          </table:table-cell>
          <table:table-cell table:formula="of:=[.B1632]-[.B1631]" office:value-type="float" office:value="50">
            <text:p>5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MOD(ROW([.B1648]);16)" office:value-type="float" office:value="0">
            <text:p>0</text:p>
          </table:table-cell>
          <table:table-cell table:formula="of:=[.B1633]-[.B1632]" office:value-type="float" office:value="-19708">
            <text:p>-1970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289">
            <text:p>8289</text:p>
          </table:table-cell>
          <table:table-cell table:formula="of:=MOD(ROW([.B1649]);16)" office:value-type="float" office:value="1">
            <text:p>1</text:p>
          </table:table-cell>
          <table:table-cell table:formula="of:=[.B1634]-[.B1633]" office:value-type="float" office:value="8289">
            <text:p>828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161">
            <text:p>9161</text:p>
          </table:table-cell>
          <table:table-cell table:formula="of:=MOD(ROW([.B1650]);16)" office:value-type="float" office:value="2">
            <text:p>2</text:p>
          </table:table-cell>
          <table:table-cell table:formula="of:=[.B1635]-[.B1634]" office:value-type="float" office:value="872">
            <text:p>87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018">
            <text:p>10018</text:p>
          </table:table-cell>
          <table:table-cell table:formula="of:=MOD(ROW([.B1651]);16)" office:value-type="float" office:value="3">
            <text:p>3</text:p>
          </table:table-cell>
          <table:table-cell table:formula="of:=[.B1636]-[.B1635]" office:value-type="float" office:value="857">
            <text:p>85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870">
            <text:p>10870</text:p>
          </table:table-cell>
          <table:table-cell table:formula="of:=MOD(ROW([.B1652]);16)" office:value-type="float" office:value="4">
            <text:p>4</text:p>
          </table:table-cell>
          <table:table-cell table:formula="of:=[.B1637]-[.B1636]" office:value-type="float" office:value="852">
            <text:p>85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1727">
            <text:p>11727</text:p>
          </table:table-cell>
          <table:table-cell table:formula="of:=MOD(ROW([.B1653]);16)" office:value-type="float" office:value="5">
            <text:p>5</text:p>
          </table:table-cell>
          <table:table-cell table:formula="of:=[.B1638]-[.B1637]" office:value-type="float" office:value="857">
            <text:p>85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2586">
            <text:p>12586</text:p>
          </table:table-cell>
          <table:table-cell table:formula="of:=MOD(ROW([.B1654]);16)" office:value-type="float" office:value="6">
            <text:p>6</text:p>
          </table:table-cell>
          <table:table-cell table:formula="of:=[.B1639]-[.B1638]" office:value-type="float" office:value="859">
            <text:p>85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3446">
            <text:p>13446</text:p>
          </table:table-cell>
          <table:table-cell table:formula="of:=MOD(ROW([.B1655]);16)" office:value-type="float" office:value="7">
            <text:p>7</text:p>
          </table:table-cell>
          <table:table-cell table:formula="of:=[.B1640]-[.B1639]" office:value-type="float" office:value="860">
            <text:p>86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4329">
            <text:p>14329</text:p>
          </table:table-cell>
          <table:table-cell table:formula="of:=MOD(ROW([.B1656]);16)" office:value-type="float" office:value="8">
            <text:p>8</text:p>
          </table:table-cell>
          <table:table-cell table:formula="of:=[.B1641]-[.B1640]" office:value-type="float" office:value="883">
            <text:p>88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5189">
            <text:p>15189</text:p>
          </table:table-cell>
          <table:table-cell table:formula="of:=MOD(ROW([.B1657]);16)" office:value-type="float" office:value="9">
            <text:p>9</text:p>
          </table:table-cell>
          <table:table-cell table:formula="of:=[.B1642]-[.B1641]" office:value-type="float" office:value="860">
            <text:p>86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6042">
            <text:p>16042</text:p>
          </table:table-cell>
          <table:table-cell table:formula="of:=MOD(ROW([.B1658]);16)" office:value-type="float" office:value="10">
            <text:p>10</text:p>
          </table:table-cell>
          <table:table-cell table:formula="of:=[.B1643]-[.B1642]" office:value-type="float" office:value="853">
            <text:p>85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6899">
            <text:p>16899</text:p>
          </table:table-cell>
          <table:table-cell table:formula="of:=MOD(ROW([.B1659]);16)" office:value-type="float" office:value="11">
            <text:p>11</text:p>
          </table:table-cell>
          <table:table-cell table:formula="of:=[.B1644]-[.B1643]" office:value-type="float" office:value="857">
            <text:p>85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7752">
            <text:p>17752</text:p>
          </table:table-cell>
          <table:table-cell table:formula="of:=MOD(ROW([.B1660]);16)" office:value-type="float" office:value="12">
            <text:p>12</text:p>
          </table:table-cell>
          <table:table-cell table:formula="of:=[.B1645]-[.B1644]" office:value-type="float" office:value="853">
            <text:p>85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8602">
            <text:p>18602</text:p>
          </table:table-cell>
          <table:table-cell table:formula="of:=MOD(ROW([.B1661]);16)" office:value-type="float" office:value="13">
            <text:p>13</text:p>
          </table:table-cell>
          <table:table-cell table:formula="of:=[.B1646]-[.B1645]" office:value-type="float" office:value="850">
            <text:p>85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9457">
            <text:p>19457</text:p>
          </table:table-cell>
          <table:table-cell table:formula="of:=MOD(ROW([.B1662]);16)" office:value-type="float" office:value="14">
            <text:p>14</text:p>
          </table:table-cell>
          <table:table-cell table:formula="of:=[.B1647]-[.B1646]" office:value-type="float" office:value="855">
            <text:p>85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9495">
            <text:p>19495</text:p>
          </table:table-cell>
          <table:table-cell table:formula="of:=MOD(ROW([.B1663]);16)" office:value-type="float" office:value="15">
            <text:p>15</text:p>
          </table:table-cell>
          <table:table-cell table:formula="of:=[.B1648]-[.B1647]" office:value-type="float" office:value="38">
            <text:p>3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MOD(ROW([.B1664]);16)" office:value-type="float" office:value="0">
            <text:p>0</text:p>
          </table:table-cell>
          <table:table-cell table:formula="of:=[.B1649]-[.B1648]" office:value-type="float" office:value="-19495">
            <text:p>-1949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522">
            <text:p>8522</text:p>
          </table:table-cell>
          <table:table-cell table:formula="of:=MOD(ROW([.B1665]);16)" office:value-type="float" office:value="1">
            <text:p>1</text:p>
          </table:table-cell>
          <table:table-cell table:formula="of:=[.B1650]-[.B1649]" office:value-type="float" office:value="8522">
            <text:p>852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392">
            <text:p>9392</text:p>
          </table:table-cell>
          <table:table-cell table:formula="of:=MOD(ROW([.B1666]);16)" office:value-type="float" office:value="2">
            <text:p>2</text:p>
          </table:table-cell>
          <table:table-cell table:formula="of:=[.B1651]-[.B1650]" office:value-type="float" office:value="870">
            <text:p>87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245">
            <text:p>10245</text:p>
          </table:table-cell>
          <table:table-cell table:formula="of:=MOD(ROW([.B1667]);16)" office:value-type="float" office:value="3">
            <text:p>3</text:p>
          </table:table-cell>
          <table:table-cell table:formula="of:=[.B1652]-[.B1651]" office:value-type="float" office:value="853">
            <text:p>85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1098">
            <text:p>11098</text:p>
          </table:table-cell>
          <table:table-cell table:formula="of:=MOD(ROW([.B1668]);16)" office:value-type="float" office:value="4">
            <text:p>4</text:p>
          </table:table-cell>
          <table:table-cell table:formula="of:=[.B1653]-[.B1652]" office:value-type="float" office:value="853">
            <text:p>85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1953">
            <text:p>11953</text:p>
          </table:table-cell>
          <table:table-cell table:formula="of:=MOD(ROW([.B1669]);16)" office:value-type="float" office:value="5">
            <text:p>5</text:p>
          </table:table-cell>
          <table:table-cell table:formula="of:=[.B1654]-[.B1653]" office:value-type="float" office:value="855">
            <text:p>85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2807">
            <text:p>12807</text:p>
          </table:table-cell>
          <table:table-cell table:formula="of:=MOD(ROW([.B1670]);16)" office:value-type="float" office:value="6">
            <text:p>6</text:p>
          </table:table-cell>
          <table:table-cell table:formula="of:=[.B1655]-[.B1654]" office:value-type="float" office:value="854">
            <text:p>85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3671">
            <text:p>13671</text:p>
          </table:table-cell>
          <table:table-cell table:formula="of:=MOD(ROW([.B1671]);16)" office:value-type="float" office:value="7">
            <text:p>7</text:p>
          </table:table-cell>
          <table:table-cell table:formula="of:=[.B1656]-[.B1655]" office:value-type="float" office:value="864">
            <text:p>86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4529">
            <text:p>14529</text:p>
          </table:table-cell>
          <table:table-cell table:formula="of:=MOD(ROW([.B1672]);16)" office:value-type="float" office:value="8">
            <text:p>8</text:p>
          </table:table-cell>
          <table:table-cell table:formula="of:=[.B1657]-[.B1656]" office:value-type="float" office:value="858">
            <text:p>85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5381">
            <text:p>15381</text:p>
          </table:table-cell>
          <table:table-cell table:formula="of:=MOD(ROW([.B1673]);16)" office:value-type="float" office:value="9">
            <text:p>9</text:p>
          </table:table-cell>
          <table:table-cell table:formula="of:=[.B1658]-[.B1657]" office:value-type="float" office:value="852">
            <text:p>85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6235">
            <text:p>16235</text:p>
          </table:table-cell>
          <table:table-cell table:formula="of:=MOD(ROW([.B1674]);16)" office:value-type="float" office:value="10">
            <text:p>10</text:p>
          </table:table-cell>
          <table:table-cell table:formula="of:=[.B1659]-[.B1658]" office:value-type="float" office:value="854">
            <text:p>85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7099">
            <text:p>17099</text:p>
          </table:table-cell>
          <table:table-cell table:formula="of:=MOD(ROW([.B1675]);16)" office:value-type="float" office:value="11">
            <text:p>11</text:p>
          </table:table-cell>
          <table:table-cell table:formula="of:=[.B1660]-[.B1659]" office:value-type="float" office:value="864">
            <text:p>86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7962">
            <text:p>17962</text:p>
          </table:table-cell>
          <table:table-cell table:formula="of:=MOD(ROW([.B1676]);16)" office:value-type="float" office:value="12">
            <text:p>12</text:p>
          </table:table-cell>
          <table:table-cell table:formula="of:=[.B1661]-[.B1660]" office:value-type="float" office:value="863">
            <text:p>86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8811">
            <text:p>18811</text:p>
          </table:table-cell>
          <table:table-cell table:formula="of:=MOD(ROW([.B1677]);16)" office:value-type="float" office:value="13">
            <text:p>13</text:p>
          </table:table-cell>
          <table:table-cell table:formula="of:=[.B1662]-[.B1661]" office:value-type="float" office:value="849">
            <text:p>84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8849">
            <text:p>18849</text:p>
          </table:table-cell>
          <table:table-cell table:formula="of:=MOD(ROW([.B1678]);16)" office:value-type="float" office:value="14">
            <text:p>14</text:p>
          </table:table-cell>
          <table:table-cell table:formula="of:=[.B1663]-[.B1662]" office:value-type="float" office:value="38">
            <text:p>3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9700">
            <text:p>19700</text:p>
          </table:table-cell>
          <table:table-cell table:formula="of:=MOD(ROW([.B1679]);16)" office:value-type="float" office:value="15">
            <text:p>15</text:p>
          </table:table-cell>
          <table:table-cell table:formula="of:=[.B1664]-[.B1663]" office:value-type="float" office:value="851">
            <text:p>85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MOD(ROW([.B1680]);16)" office:value-type="float" office:value="0">
            <text:p>0</text:p>
          </table:table-cell>
          <table:table-cell table:formula="of:=[.B1665]-[.B1664]" office:value-type="float" office:value="-19700">
            <text:p>-1970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650">
            <text:p>8650</text:p>
          </table:table-cell>
          <table:table-cell table:formula="of:=MOD(ROW([.B1681]);16)" office:value-type="float" office:value="1">
            <text:p>1</text:p>
          </table:table-cell>
          <table:table-cell table:formula="of:=[.B1666]-[.B1665]" office:value-type="float" office:value="8650">
            <text:p>865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522">
            <text:p>9522</text:p>
          </table:table-cell>
          <table:table-cell table:formula="of:=MOD(ROW([.B1682]);16)" office:value-type="float" office:value="2">
            <text:p>2</text:p>
          </table:table-cell>
          <table:table-cell table:formula="of:=[.B1667]-[.B1666]" office:value-type="float" office:value="872">
            <text:p>87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375">
            <text:p>10375</text:p>
          </table:table-cell>
          <table:table-cell table:formula="of:=MOD(ROW([.B1683]);16)" office:value-type="float" office:value="3">
            <text:p>3</text:p>
          </table:table-cell>
          <table:table-cell table:formula="of:=[.B1668]-[.B1667]" office:value-type="float" office:value="853">
            <text:p>85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1256">
            <text:p>11256</text:p>
          </table:table-cell>
          <table:table-cell table:formula="of:=MOD(ROW([.B1684]);16)" office:value-type="float" office:value="4">
            <text:p>4</text:p>
          </table:table-cell>
          <table:table-cell table:formula="of:=[.B1669]-[.B1668]" office:value-type="float" office:value="881">
            <text:p>88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2117">
            <text:p>12117</text:p>
          </table:table-cell>
          <table:table-cell table:formula="of:=MOD(ROW([.B1685]);16)" office:value-type="float" office:value="5">
            <text:p>5</text:p>
          </table:table-cell>
          <table:table-cell table:formula="of:=[.B1670]-[.B1669]" office:value-type="float" office:value="861">
            <text:p>86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2994">
            <text:p>12994</text:p>
          </table:table-cell>
          <table:table-cell table:formula="of:=MOD(ROW([.B1686]);16)" office:value-type="float" office:value="6">
            <text:p>6</text:p>
          </table:table-cell>
          <table:table-cell table:formula="of:=[.B1671]-[.B1670]" office:value-type="float" office:value="877">
            <text:p>87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3864">
            <text:p>13864</text:p>
          </table:table-cell>
          <table:table-cell table:formula="of:=MOD(ROW([.B1687]);16)" office:value-type="float" office:value="7">
            <text:p>7</text:p>
          </table:table-cell>
          <table:table-cell table:formula="of:=[.B1672]-[.B1671]" office:value-type="float" office:value="870">
            <text:p>87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4719">
            <text:p>14719</text:p>
          </table:table-cell>
          <table:table-cell table:formula="of:=MOD(ROW([.B1688]);16)" office:value-type="float" office:value="8">
            <text:p>8</text:p>
          </table:table-cell>
          <table:table-cell table:formula="of:=[.B1673]-[.B1672]" office:value-type="float" office:value="855">
            <text:p>85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5581">
            <text:p>15581</text:p>
          </table:table-cell>
          <table:table-cell table:formula="of:=MOD(ROW([.B1689]);16)" office:value-type="float" office:value="9">
            <text:p>9</text:p>
          </table:table-cell>
          <table:table-cell table:formula="of:=[.B1674]-[.B1673]" office:value-type="float" office:value="862">
            <text:p>86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6434">
            <text:p>16434</text:p>
          </table:table-cell>
          <table:table-cell table:formula="of:=MOD(ROW([.B1690]);16)" office:value-type="float" office:value="10">
            <text:p>10</text:p>
          </table:table-cell>
          <table:table-cell table:formula="of:=[.B1675]-[.B1674]" office:value-type="float" office:value="853">
            <text:p>85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7286">
            <text:p>17286</text:p>
          </table:table-cell>
          <table:table-cell table:formula="of:=MOD(ROW([.B1691]);16)" office:value-type="float" office:value="11">
            <text:p>11</text:p>
          </table:table-cell>
          <table:table-cell table:formula="of:=[.B1676]-[.B1675]" office:value-type="float" office:value="852">
            <text:p>85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8135">
            <text:p>18135</text:p>
          </table:table-cell>
          <table:table-cell table:formula="of:=MOD(ROW([.B1692]);16)" office:value-type="float" office:value="12">
            <text:p>12</text:p>
          </table:table-cell>
          <table:table-cell table:formula="of:=[.B1677]-[.B1676]" office:value-type="float" office:value="849">
            <text:p>84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8988">
            <text:p>18988</text:p>
          </table:table-cell>
          <table:table-cell table:formula="of:=MOD(ROW([.B1693]);16)" office:value-type="float" office:value="13">
            <text:p>13</text:p>
          </table:table-cell>
          <table:table-cell table:formula="of:=[.B1678]-[.B1677]" office:value-type="float" office:value="853">
            <text:p>85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9838">
            <text:p>19838</text:p>
          </table:table-cell>
          <table:table-cell table:formula="of:=MOD(ROW([.B1694]);16)" office:value-type="float" office:value="14">
            <text:p>14</text:p>
          </table:table-cell>
          <table:table-cell table:formula="of:=[.B1679]-[.B1678]" office:value-type="float" office:value="850">
            <text:p>85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9876">
            <text:p>19876</text:p>
          </table:table-cell>
          <table:table-cell table:formula="of:=MOD(ROW([.B1695]);16)" office:value-type="float" office:value="15">
            <text:p>15</text:p>
          </table:table-cell>
          <table:table-cell table:formula="of:=[.B1680]-[.B1679]" office:value-type="float" office:value="38">
            <text:p>3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MOD(ROW([.B1696]);16)" office:value-type="float" office:value="0">
            <text:p>0</text:p>
          </table:table-cell>
          <table:table-cell table:formula="of:=[.B1681]-[.B1680]" office:value-type="float" office:value="-19876">
            <text:p>-1987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804">
            <text:p>8804</text:p>
          </table:table-cell>
          <table:table-cell table:formula="of:=MOD(ROW([.B1697]);16)" office:value-type="float" office:value="1">
            <text:p>1</text:p>
          </table:table-cell>
          <table:table-cell table:formula="of:=[.B1682]-[.B1681]" office:value-type="float" office:value="8804">
            <text:p>880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674">
            <text:p>9674</text:p>
          </table:table-cell>
          <table:table-cell table:formula="of:=MOD(ROW([.B1698]);16)" office:value-type="float" office:value="2">
            <text:p>2</text:p>
          </table:table-cell>
          <table:table-cell table:formula="of:=[.B1683]-[.B1682]" office:value-type="float" office:value="870">
            <text:p>87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528">
            <text:p>10528</text:p>
          </table:table-cell>
          <table:table-cell table:formula="of:=MOD(ROW([.B1699]);16)" office:value-type="float" office:value="3">
            <text:p>3</text:p>
          </table:table-cell>
          <table:table-cell table:formula="of:=[.B1684]-[.B1683]" office:value-type="float" office:value="854">
            <text:p>85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1383">
            <text:p>11383</text:p>
          </table:table-cell>
          <table:table-cell table:formula="of:=MOD(ROW([.B1700]);16)" office:value-type="float" office:value="4">
            <text:p>4</text:p>
          </table:table-cell>
          <table:table-cell table:formula="of:=[.B1685]-[.B1684]" office:value-type="float" office:value="855">
            <text:p>85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2240">
            <text:p>12240</text:p>
          </table:table-cell>
          <table:table-cell table:formula="of:=MOD(ROW([.B1701]);16)" office:value-type="float" office:value="5">
            <text:p>5</text:p>
          </table:table-cell>
          <table:table-cell table:formula="of:=[.B1686]-[.B1685]" office:value-type="float" office:value="857">
            <text:p>85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3085">
            <text:p>13085</text:p>
          </table:table-cell>
          <table:table-cell table:formula="of:=MOD(ROW([.B1702]);16)" office:value-type="float" office:value="6">
            <text:p>6</text:p>
          </table:table-cell>
          <table:table-cell table:formula="of:=[.B1687]-[.B1686]" office:value-type="float" office:value="845">
            <text:p>84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3944">
            <text:p>13944</text:p>
          </table:table-cell>
          <table:table-cell table:formula="of:=MOD(ROW([.B1703]);16)" office:value-type="float" office:value="7">
            <text:p>7</text:p>
          </table:table-cell>
          <table:table-cell table:formula="of:=[.B1688]-[.B1687]" office:value-type="float" office:value="859">
            <text:p>85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4807">
            <text:p>14807</text:p>
          </table:table-cell>
          <table:table-cell table:formula="of:=MOD(ROW([.B1704]);16)" office:value-type="float" office:value="8">
            <text:p>8</text:p>
          </table:table-cell>
          <table:table-cell table:formula="of:=[.B1689]-[.B1688]" office:value-type="float" office:value="863">
            <text:p>86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5660">
            <text:p>15660</text:p>
          </table:table-cell>
          <table:table-cell table:formula="of:=MOD(ROW([.B1705]);16)" office:value-type="float" office:value="9">
            <text:p>9</text:p>
          </table:table-cell>
          <table:table-cell table:formula="of:=[.B1690]-[.B1689]" office:value-type="float" office:value="853">
            <text:p>85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6513">
            <text:p>16513</text:p>
          </table:table-cell>
          <table:table-cell table:formula="of:=MOD(ROW([.B1706]);16)" office:value-type="float" office:value="10">
            <text:p>10</text:p>
          </table:table-cell>
          <table:table-cell table:formula="of:=[.B1691]-[.B1690]" office:value-type="float" office:value="853">
            <text:p>85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7361">
            <text:p>17361</text:p>
          </table:table-cell>
          <table:table-cell table:formula="of:=MOD(ROW([.B1707]);16)" office:value-type="float" office:value="11">
            <text:p>11</text:p>
          </table:table-cell>
          <table:table-cell table:formula="of:=[.B1692]-[.B1691]" office:value-type="float" office:value="848">
            <text:p>84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8209">
            <text:p>18209</text:p>
          </table:table-cell>
          <table:table-cell table:formula="of:=MOD(ROW([.B1708]);16)" office:value-type="float" office:value="12">
            <text:p>12</text:p>
          </table:table-cell>
          <table:table-cell table:formula="of:=[.B1693]-[.B1692]" office:value-type="float" office:value="848">
            <text:p>84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8246">
            <text:p>18246</text:p>
          </table:table-cell>
          <table:table-cell table:formula="of:=MOD(ROW([.B1709]);16)" office:value-type="float" office:value="13">
            <text:p>13</text:p>
          </table:table-cell>
          <table:table-cell table:formula="of:=[.B1694]-[.B1693]" office:value-type="float" office:value="37">
            <text:p>3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9097">
            <text:p>19097</text:p>
          </table:table-cell>
          <table:table-cell table:formula="of:=MOD(ROW([.B1710]);16)" office:value-type="float" office:value="14">
            <text:p>14</text:p>
          </table:table-cell>
          <table:table-cell table:formula="of:=[.B1695]-[.B1694]" office:value-type="float" office:value="851">
            <text:p>85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9964">
            <text:p>19964</text:p>
          </table:table-cell>
          <table:table-cell table:formula="of:=MOD(ROW([.B1711]);16)" office:value-type="float" office:value="15">
            <text:p>15</text:p>
          </table:table-cell>
          <table:table-cell table:formula="of:=[.B1696]-[.B1695]" office:value-type="float" office:value="867">
            <text:p>86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MOD(ROW([.B1712]);16)" office:value-type="float" office:value="0">
            <text:p>0</text:p>
          </table:table-cell>
          <table:table-cell table:formula="of:=[.B1697]-[.B1696]" office:value-type="float" office:value="-19964">
            <text:p>-1996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677">
            <text:p>8677</text:p>
          </table:table-cell>
          <table:table-cell table:formula="of:=MOD(ROW([.B1713]);16)" office:value-type="float" office:value="1">
            <text:p>1</text:p>
          </table:table-cell>
          <table:table-cell table:formula="of:=[.B1698]-[.B1697]" office:value-type="float" office:value="8677">
            <text:p>867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545">
            <text:p>9545</text:p>
          </table:table-cell>
          <table:table-cell table:formula="of:=MOD(ROW([.B1714]);16)" office:value-type="float" office:value="2">
            <text:p>2</text:p>
          </table:table-cell>
          <table:table-cell table:formula="of:=[.B1699]-[.B1698]" office:value-type="float" office:value="868">
            <text:p>86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397">
            <text:p>10397</text:p>
          </table:table-cell>
          <table:table-cell table:formula="of:=MOD(ROW([.B1715]);16)" office:value-type="float" office:value="3">
            <text:p>3</text:p>
          </table:table-cell>
          <table:table-cell table:formula="of:=[.B1700]-[.B1699]" office:value-type="float" office:value="852">
            <text:p>85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1259">
            <text:p>11259</text:p>
          </table:table-cell>
          <table:table-cell table:formula="of:=MOD(ROW([.B1716]);16)" office:value-type="float" office:value="4">
            <text:p>4</text:p>
          </table:table-cell>
          <table:table-cell table:formula="of:=[.B1701]-[.B1700]" office:value-type="float" office:value="862">
            <text:p>86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2124">
            <text:p>12124</text:p>
          </table:table-cell>
          <table:table-cell table:formula="of:=MOD(ROW([.B1717]);16)" office:value-type="float" office:value="5">
            <text:p>5</text:p>
          </table:table-cell>
          <table:table-cell table:formula="of:=[.B1702]-[.B1701]" office:value-type="float" office:value="865">
            <text:p>86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2985">
            <text:p>12985</text:p>
          </table:table-cell>
          <table:table-cell table:formula="of:=MOD(ROW([.B1718]);16)" office:value-type="float" office:value="6">
            <text:p>6</text:p>
          </table:table-cell>
          <table:table-cell table:formula="of:=[.B1703]-[.B1702]" office:value-type="float" office:value="861">
            <text:p>86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3851">
            <text:p>13851</text:p>
          </table:table-cell>
          <table:table-cell table:formula="of:=MOD(ROW([.B1719]);16)" office:value-type="float" office:value="7">
            <text:p>7</text:p>
          </table:table-cell>
          <table:table-cell table:formula="of:=[.B1704]-[.B1703]" office:value-type="float" office:value="866">
            <text:p>86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4702">
            <text:p>14702</text:p>
          </table:table-cell>
          <table:table-cell table:formula="of:=MOD(ROW([.B1720]);16)" office:value-type="float" office:value="8">
            <text:p>8</text:p>
          </table:table-cell>
          <table:table-cell table:formula="of:=[.B1705]-[.B1704]" office:value-type="float" office:value="851">
            <text:p>85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5564">
            <text:p>15564</text:p>
          </table:table-cell>
          <table:table-cell table:formula="of:=MOD(ROW([.B1721]);16)" office:value-type="float" office:value="9">
            <text:p>9</text:p>
          </table:table-cell>
          <table:table-cell table:formula="of:=[.B1706]-[.B1705]" office:value-type="float" office:value="862">
            <text:p>86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6421">
            <text:p>16421</text:p>
          </table:table-cell>
          <table:table-cell table:formula="of:=MOD(ROW([.B1722]);16)" office:value-type="float" office:value="10">
            <text:p>10</text:p>
          </table:table-cell>
          <table:table-cell table:formula="of:=[.B1707]-[.B1706]" office:value-type="float" office:value="857">
            <text:p>85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7297">
            <text:p>17297</text:p>
          </table:table-cell>
          <table:table-cell table:formula="of:=MOD(ROW([.B1723]);16)" office:value-type="float" office:value="11">
            <text:p>11</text:p>
          </table:table-cell>
          <table:table-cell table:formula="of:=[.B1708]-[.B1707]" office:value-type="float" office:value="876">
            <text:p>87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8145">
            <text:p>18145</text:p>
          </table:table-cell>
          <table:table-cell table:formula="of:=MOD(ROW([.B1724]);16)" office:value-type="float" office:value="12">
            <text:p>12</text:p>
          </table:table-cell>
          <table:table-cell table:formula="of:=[.B1709]-[.B1708]" office:value-type="float" office:value="848">
            <text:p>84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8996">
            <text:p>18996</text:p>
          </table:table-cell>
          <table:table-cell table:formula="of:=MOD(ROW([.B1725]);16)" office:value-type="float" office:value="13">
            <text:p>13</text:p>
          </table:table-cell>
          <table:table-cell table:formula="of:=[.B1710]-[.B1709]" office:value-type="float" office:value="851">
            <text:p>85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9846">
            <text:p>19846</text:p>
          </table:table-cell>
          <table:table-cell table:formula="of:=MOD(ROW([.B1726]);16)" office:value-type="float" office:value="14">
            <text:p>14</text:p>
          </table:table-cell>
          <table:table-cell table:formula="of:=[.B1711]-[.B1710]" office:value-type="float" office:value="850">
            <text:p>85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9905">
            <text:p>19905</text:p>
          </table:table-cell>
          <table:table-cell table:formula="of:=MOD(ROW([.B1727]);16)" office:value-type="float" office:value="15">
            <text:p>15</text:p>
          </table:table-cell>
          <table:table-cell table:formula="of:=[.B1712]-[.B1711]" office:value-type="float" office:value="59">
            <text:p>5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MOD(ROW([.B1728]);16)" office:value-type="float" office:value="0">
            <text:p>0</text:p>
          </table:table-cell>
          <table:table-cell table:formula="of:=[.B1713]-[.B1712]" office:value-type="float" office:value="-19905">
            <text:p>-1990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124">
            <text:p>8124</text:p>
          </table:table-cell>
          <table:table-cell table:formula="of:=MOD(ROW([.B1729]);16)" office:value-type="float" office:value="1">
            <text:p>1</text:p>
          </table:table-cell>
          <table:table-cell table:formula="of:=[.B1714]-[.B1713]" office:value-type="float" office:value="8124">
            <text:p>812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988">
            <text:p>8988</text:p>
          </table:table-cell>
          <table:table-cell table:formula="of:=MOD(ROW([.B1730]);16)" office:value-type="float" office:value="2">
            <text:p>2</text:p>
          </table:table-cell>
          <table:table-cell table:formula="of:=[.B1715]-[.B1714]" office:value-type="float" office:value="864">
            <text:p>86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838">
            <text:p>9838</text:p>
          </table:table-cell>
          <table:table-cell table:formula="of:=MOD(ROW([.B1731]);16)" office:value-type="float" office:value="3">
            <text:p>3</text:p>
          </table:table-cell>
          <table:table-cell table:formula="of:=[.B1716]-[.B1715]" office:value-type="float" office:value="850">
            <text:p>85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701">
            <text:p>10701</text:p>
          </table:table-cell>
          <table:table-cell table:formula="of:=MOD(ROW([.B1732]);16)" office:value-type="float" office:value="4">
            <text:p>4</text:p>
          </table:table-cell>
          <table:table-cell table:formula="of:=[.B1717]-[.B1716]" office:value-type="float" office:value="863">
            <text:p>86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1547">
            <text:p>11547</text:p>
          </table:table-cell>
          <table:table-cell table:formula="of:=MOD(ROW([.B1733]);16)" office:value-type="float" office:value="5">
            <text:p>5</text:p>
          </table:table-cell>
          <table:table-cell table:formula="of:=[.B1718]-[.B1717]" office:value-type="float" office:value="846">
            <text:p>84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2401">
            <text:p>12401</text:p>
          </table:table-cell>
          <table:table-cell table:formula="of:=MOD(ROW([.B1734]);16)" office:value-type="float" office:value="6">
            <text:p>6</text:p>
          </table:table-cell>
          <table:table-cell table:formula="of:=[.B1719]-[.B1718]" office:value-type="float" office:value="854">
            <text:p>85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3268">
            <text:p>13268</text:p>
          </table:table-cell>
          <table:table-cell table:formula="of:=MOD(ROW([.B1735]);16)" office:value-type="float" office:value="7">
            <text:p>7</text:p>
          </table:table-cell>
          <table:table-cell table:formula="of:=[.B1720]-[.B1719]" office:value-type="float" office:value="867">
            <text:p>86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4138">
            <text:p>14138</text:p>
          </table:table-cell>
          <table:table-cell table:formula="of:=MOD(ROW([.B1736]);16)" office:value-type="float" office:value="8">
            <text:p>8</text:p>
          </table:table-cell>
          <table:table-cell table:formula="of:=[.B1721]-[.B1720]" office:value-type="float" office:value="870">
            <text:p>87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4989">
            <text:p>14989</text:p>
          </table:table-cell>
          <table:table-cell table:formula="of:=MOD(ROW([.B1737]);16)" office:value-type="float" office:value="9">
            <text:p>9</text:p>
          </table:table-cell>
          <table:table-cell table:formula="of:=[.B1722]-[.B1721]" office:value-type="float" office:value="851">
            <text:p>85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5848">
            <text:p>15848</text:p>
          </table:table-cell>
          <table:table-cell table:formula="of:=MOD(ROW([.B1738]);16)" office:value-type="float" office:value="10">
            <text:p>10</text:p>
          </table:table-cell>
          <table:table-cell table:formula="of:=[.B1723]-[.B1722]" office:value-type="float" office:value="859">
            <text:p>85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6699">
            <text:p>16699</text:p>
          </table:table-cell>
          <table:table-cell table:formula="of:=MOD(ROW([.B1739]);16)" office:value-type="float" office:value="11">
            <text:p>11</text:p>
          </table:table-cell>
          <table:table-cell table:formula="of:=[.B1724]-[.B1723]" office:value-type="float" office:value="851">
            <text:p>85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7549">
            <text:p>17549</text:p>
          </table:table-cell>
          <table:table-cell table:formula="of:=MOD(ROW([.B1740]);16)" office:value-type="float" office:value="12">
            <text:p>12</text:p>
          </table:table-cell>
          <table:table-cell table:formula="of:=[.B1725]-[.B1724]" office:value-type="float" office:value="850">
            <text:p>85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8395">
            <text:p>18395</text:p>
          </table:table-cell>
          <table:table-cell table:formula="of:=MOD(ROW([.B1741]);16)" office:value-type="float" office:value="13">
            <text:p>13</text:p>
          </table:table-cell>
          <table:table-cell table:formula="of:=[.B1726]-[.B1725]" office:value-type="float" office:value="846">
            <text:p>84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9241">
            <text:p>19241</text:p>
          </table:table-cell>
          <table:table-cell table:formula="of:=MOD(ROW([.B1742]);16)" office:value-type="float" office:value="14">
            <text:p>14</text:p>
          </table:table-cell>
          <table:table-cell table:formula="of:=[.B1727]-[.B1726]" office:value-type="float" office:value="846">
            <text:p>84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9279">
            <text:p>19279</text:p>
          </table:table-cell>
          <table:table-cell table:formula="of:=MOD(ROW([.B1743]);16)" office:value-type="float" office:value="15">
            <text:p>15</text:p>
          </table:table-cell>
          <table:table-cell table:formula="of:=[.B1728]-[.B1727]" office:value-type="float" office:value="38">
            <text:p>3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MOD(ROW([.B1744]);16)" office:value-type="float" office:value="0">
            <text:p>0</text:p>
          </table:table-cell>
          <table:table-cell table:formula="of:=[.B1729]-[.B1728]" office:value-type="float" office:value="-19279">
            <text:p>-1927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318">
            <text:p>8318</text:p>
          </table:table-cell>
          <table:table-cell table:formula="of:=MOD(ROW([.B1745]);16)" office:value-type="float" office:value="1">
            <text:p>1</text:p>
          </table:table-cell>
          <table:table-cell table:formula="of:=[.B1730]-[.B1729]" office:value-type="float" office:value="8318">
            <text:p>831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189">
            <text:p>9189</text:p>
          </table:table-cell>
          <table:table-cell table:formula="of:=MOD(ROW([.B1746]);16)" office:value-type="float" office:value="2">
            <text:p>2</text:p>
          </table:table-cell>
          <table:table-cell table:formula="of:=[.B1731]-[.B1730]" office:value-type="float" office:value="871">
            <text:p>87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039">
            <text:p>10039</text:p>
          </table:table-cell>
          <table:table-cell table:formula="of:=MOD(ROW([.B1747]);16)" office:value-type="float" office:value="3">
            <text:p>3</text:p>
          </table:table-cell>
          <table:table-cell table:formula="of:=[.B1732]-[.B1731]" office:value-type="float" office:value="850">
            <text:p>85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900">
            <text:p>10900</text:p>
          </table:table-cell>
          <table:table-cell table:formula="of:=MOD(ROW([.B1748]);16)" office:value-type="float" office:value="4">
            <text:p>4</text:p>
          </table:table-cell>
          <table:table-cell table:formula="of:=[.B1733]-[.B1732]" office:value-type="float" office:value="861">
            <text:p>86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1754">
            <text:p>11754</text:p>
          </table:table-cell>
          <table:table-cell table:formula="of:=MOD(ROW([.B1749]);16)" office:value-type="float" office:value="5">
            <text:p>5</text:p>
          </table:table-cell>
          <table:table-cell table:formula="of:=[.B1734]-[.B1733]" office:value-type="float" office:value="854">
            <text:p>85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2608">
            <text:p>12608</text:p>
          </table:table-cell>
          <table:table-cell table:formula="of:=MOD(ROW([.B1750]);16)" office:value-type="float" office:value="6">
            <text:p>6</text:p>
          </table:table-cell>
          <table:table-cell table:formula="of:=[.B1735]-[.B1734]" office:value-type="float" office:value="854">
            <text:p>85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3466">
            <text:p>13466</text:p>
          </table:table-cell>
          <table:table-cell table:formula="of:=MOD(ROW([.B1751]);16)" office:value-type="float" office:value="7">
            <text:p>7</text:p>
          </table:table-cell>
          <table:table-cell table:formula="of:=[.B1736]-[.B1735]" office:value-type="float" office:value="858">
            <text:p>85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4337">
            <text:p>14337</text:p>
          </table:table-cell>
          <table:table-cell table:formula="of:=MOD(ROW([.B1752]);16)" office:value-type="float" office:value="8">
            <text:p>8</text:p>
          </table:table-cell>
          <table:table-cell table:formula="of:=[.B1737]-[.B1736]" office:value-type="float" office:value="871">
            <text:p>87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5186">
            <text:p>15186</text:p>
          </table:table-cell>
          <table:table-cell table:formula="of:=MOD(ROW([.B1753]);16)" office:value-type="float" office:value="9">
            <text:p>9</text:p>
          </table:table-cell>
          <table:table-cell table:formula="of:=[.B1738]-[.B1737]" office:value-type="float" office:value="849">
            <text:p>84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6040">
            <text:p>16040</text:p>
          </table:table-cell>
          <table:table-cell table:formula="of:=MOD(ROW([.B1754]);16)" office:value-type="float" office:value="10">
            <text:p>10</text:p>
          </table:table-cell>
          <table:table-cell table:formula="of:=[.B1739]-[.B1738]" office:value-type="float" office:value="854">
            <text:p>85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6890">
            <text:p>16890</text:p>
          </table:table-cell>
          <table:table-cell table:formula="of:=MOD(ROW([.B1755]);16)" office:value-type="float" office:value="11">
            <text:p>11</text:p>
          </table:table-cell>
          <table:table-cell table:formula="of:=[.B1740]-[.B1739]" office:value-type="float" office:value="850">
            <text:p>85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7741">
            <text:p>17741</text:p>
          </table:table-cell>
          <table:table-cell table:formula="of:=MOD(ROW([.B1756]);16)" office:value-type="float" office:value="12">
            <text:p>12</text:p>
          </table:table-cell>
          <table:table-cell table:formula="of:=[.B1741]-[.B1740]" office:value-type="float" office:value="851">
            <text:p>85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8592">
            <text:p>18592</text:p>
          </table:table-cell>
          <table:table-cell table:formula="of:=MOD(ROW([.B1757]);16)" office:value-type="float" office:value="13">
            <text:p>13</text:p>
          </table:table-cell>
          <table:table-cell table:formula="of:=[.B1742]-[.B1741]" office:value-type="float" office:value="851">
            <text:p>85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9462">
            <text:p>19462</text:p>
          </table:table-cell>
          <table:table-cell table:formula="of:=MOD(ROW([.B1758]);16)" office:value-type="float" office:value="14">
            <text:p>14</text:p>
          </table:table-cell>
          <table:table-cell table:formula="of:=[.B1743]-[.B1742]" office:value-type="float" office:value="870">
            <text:p>87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0113">
            <text:p>20113</text:p>
          </table:table-cell>
          <table:table-cell table:formula="of:=MOD(ROW([.B1759]);16)" office:value-type="float" office:value="15">
            <text:p>15</text:p>
          </table:table-cell>
          <table:table-cell table:formula="of:=[.B1744]-[.B1743]" office:value-type="float" office:value="651">
            <text:p>65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MOD(ROW([.B1760]);16)" office:value-type="float" office:value="0">
            <text:p>0</text:p>
          </table:table-cell>
          <table:table-cell table:formula="of:=[.B1745]-[.B1744]" office:value-type="float" office:value="-20113">
            <text:p>-2011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956">
            <text:p>8956</text:p>
          </table:table-cell>
          <table:table-cell table:formula="of:=MOD(ROW([.B1761]);16)" office:value-type="float" office:value="1">
            <text:p>1</text:p>
          </table:table-cell>
          <table:table-cell table:formula="of:=[.B1746]-[.B1745]" office:value-type="float" office:value="8956">
            <text:p>895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828">
            <text:p>9828</text:p>
          </table:table-cell>
          <table:table-cell table:formula="of:=MOD(ROW([.B1762]);16)" office:value-type="float" office:value="2">
            <text:p>2</text:p>
          </table:table-cell>
          <table:table-cell table:formula="of:=[.B1747]-[.B1746]" office:value-type="float" office:value="872">
            <text:p>87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686">
            <text:p>10686</text:p>
          </table:table-cell>
          <table:table-cell table:formula="of:=MOD(ROW([.B1763]);16)" office:value-type="float" office:value="3">
            <text:p>3</text:p>
          </table:table-cell>
          <table:table-cell table:formula="of:=[.B1748]-[.B1747]" office:value-type="float" office:value="858">
            <text:p>85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1547">
            <text:p>11547</text:p>
          </table:table-cell>
          <table:table-cell table:formula="of:=MOD(ROW([.B1764]);16)" office:value-type="float" office:value="4">
            <text:p>4</text:p>
          </table:table-cell>
          <table:table-cell table:formula="of:=[.B1749]-[.B1748]" office:value-type="float" office:value="861">
            <text:p>86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2399">
            <text:p>12399</text:p>
          </table:table-cell>
          <table:table-cell table:formula="of:=MOD(ROW([.B1765]);16)" office:value-type="float" office:value="5">
            <text:p>5</text:p>
          </table:table-cell>
          <table:table-cell table:formula="of:=[.B1750]-[.B1749]" office:value-type="float" office:value="852">
            <text:p>85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3261">
            <text:p>13261</text:p>
          </table:table-cell>
          <table:table-cell table:formula="of:=MOD(ROW([.B1766]);16)" office:value-type="float" office:value="6">
            <text:p>6</text:p>
          </table:table-cell>
          <table:table-cell table:formula="of:=[.B1751]-[.B1750]" office:value-type="float" office:value="862">
            <text:p>86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4133">
            <text:p>14133</text:p>
          </table:table-cell>
          <table:table-cell table:formula="of:=MOD(ROW([.B1767]);16)" office:value-type="float" office:value="7">
            <text:p>7</text:p>
          </table:table-cell>
          <table:table-cell table:formula="of:=[.B1752]-[.B1751]" office:value-type="float" office:value="872">
            <text:p>87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4998">
            <text:p>14998</text:p>
          </table:table-cell>
          <table:table-cell table:formula="of:=MOD(ROW([.B1768]);16)" office:value-type="float" office:value="8">
            <text:p>8</text:p>
          </table:table-cell>
          <table:table-cell table:formula="of:=[.B1753]-[.B1752]" office:value-type="float" office:value="865">
            <text:p>86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5859">
            <text:p>15859</text:p>
          </table:table-cell>
          <table:table-cell table:formula="of:=MOD(ROW([.B1769]);16)" office:value-type="float" office:value="9">
            <text:p>9</text:p>
          </table:table-cell>
          <table:table-cell table:formula="of:=[.B1754]-[.B1753]" office:value-type="float" office:value="861">
            <text:p>86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6718">
            <text:p>16718</text:p>
          </table:table-cell>
          <table:table-cell table:formula="of:=MOD(ROW([.B1770]);16)" office:value-type="float" office:value="10">
            <text:p>10</text:p>
          </table:table-cell>
          <table:table-cell table:formula="of:=[.B1755]-[.B1754]" office:value-type="float" office:value="859">
            <text:p>85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7571">
            <text:p>17571</text:p>
          </table:table-cell>
          <table:table-cell table:formula="of:=MOD(ROW([.B1771]);16)" office:value-type="float" office:value="11">
            <text:p>11</text:p>
          </table:table-cell>
          <table:table-cell table:formula="of:=[.B1756]-[.B1755]" office:value-type="float" office:value="853">
            <text:p>85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8419">
            <text:p>18419</text:p>
          </table:table-cell>
          <table:table-cell table:formula="of:=MOD(ROW([.B1772]);16)" office:value-type="float" office:value="12">
            <text:p>12</text:p>
          </table:table-cell>
          <table:table-cell table:formula="of:=[.B1757]-[.B1756]" office:value-type="float" office:value="848">
            <text:p>84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8457">
            <text:p>18457</text:p>
          </table:table-cell>
          <table:table-cell table:formula="of:=MOD(ROW([.B1773]);16)" office:value-type="float" office:value="13">
            <text:p>13</text:p>
          </table:table-cell>
          <table:table-cell table:formula="of:=[.B1758]-[.B1757]" office:value-type="float" office:value="38">
            <text:p>3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9306">
            <text:p>19306</text:p>
          </table:table-cell>
          <table:table-cell table:formula="of:=MOD(ROW([.B1774]);16)" office:value-type="float" office:value="14">
            <text:p>14</text:p>
          </table:table-cell>
          <table:table-cell table:formula="of:=[.B1759]-[.B1758]" office:value-type="float" office:value="849">
            <text:p>84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0178">
            <text:p>20178</text:p>
          </table:table-cell>
          <table:table-cell table:formula="of:=MOD(ROW([.B1775]);16)" office:value-type="float" office:value="15">
            <text:p>15</text:p>
          </table:table-cell>
          <table:table-cell table:formula="of:=[.B1760]-[.B1759]" office:value-type="float" office:value="872">
            <text:p>87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MOD(ROW([.B1776]);16)" office:value-type="float" office:value="0">
            <text:p>0</text:p>
          </table:table-cell>
          <table:table-cell table:formula="of:=[.B1761]-[.B1760]" office:value-type="float" office:value="-20178">
            <text:p>-2017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601">
            <text:p>8601</text:p>
          </table:table-cell>
          <table:table-cell table:formula="of:=MOD(ROW([.B1777]);16)" office:value-type="float" office:value="1">
            <text:p>1</text:p>
          </table:table-cell>
          <table:table-cell table:formula="of:=[.B1762]-[.B1761]" office:value-type="float" office:value="8601">
            <text:p>860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463">
            <text:p>9463</text:p>
          </table:table-cell>
          <table:table-cell table:formula="of:=MOD(ROW([.B1778]);16)" office:value-type="float" office:value="2">
            <text:p>2</text:p>
          </table:table-cell>
          <table:table-cell table:formula="of:=[.B1763]-[.B1762]" office:value-type="float" office:value="862">
            <text:p>86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320">
            <text:p>10320</text:p>
          </table:table-cell>
          <table:table-cell table:formula="of:=MOD(ROW([.B1779]);16)" office:value-type="float" office:value="3">
            <text:p>3</text:p>
          </table:table-cell>
          <table:table-cell table:formula="of:=[.B1764]-[.B1763]" office:value-type="float" office:value="857">
            <text:p>85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1177">
            <text:p>11177</text:p>
          </table:table-cell>
          <table:table-cell table:formula="of:=MOD(ROW([.B1780]);16)" office:value-type="float" office:value="4">
            <text:p>4</text:p>
          </table:table-cell>
          <table:table-cell table:formula="of:=[.B1765]-[.B1764]" office:value-type="float" office:value="857">
            <text:p>85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2025">
            <text:p>12025</text:p>
          </table:table-cell>
          <table:table-cell table:formula="of:=MOD(ROW([.B1781]);16)" office:value-type="float" office:value="5">
            <text:p>5</text:p>
          </table:table-cell>
          <table:table-cell table:formula="of:=[.B1766]-[.B1765]" office:value-type="float" office:value="848">
            <text:p>84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2906">
            <text:p>12906</text:p>
          </table:table-cell>
          <table:table-cell table:formula="of:=MOD(ROW([.B1782]);16)" office:value-type="float" office:value="6">
            <text:p>6</text:p>
          </table:table-cell>
          <table:table-cell table:formula="of:=[.B1767]-[.B1766]" office:value-type="float" office:value="881">
            <text:p>88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3771">
            <text:p>13771</text:p>
          </table:table-cell>
          <table:table-cell table:formula="of:=MOD(ROW([.B1783]);16)" office:value-type="float" office:value="7">
            <text:p>7</text:p>
          </table:table-cell>
          <table:table-cell table:formula="of:=[.B1768]-[.B1767]" office:value-type="float" office:value="865">
            <text:p>86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4640">
            <text:p>14640</text:p>
          </table:table-cell>
          <table:table-cell table:formula="of:=MOD(ROW([.B1784]);16)" office:value-type="float" office:value="8">
            <text:p>8</text:p>
          </table:table-cell>
          <table:table-cell table:formula="of:=[.B1769]-[.B1768]" office:value-type="float" office:value="869">
            <text:p>86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5499">
            <text:p>15499</text:p>
          </table:table-cell>
          <table:table-cell table:formula="of:=MOD(ROW([.B1785]);16)" office:value-type="float" office:value="9">
            <text:p>9</text:p>
          </table:table-cell>
          <table:table-cell table:formula="of:=[.B1770]-[.B1769]" office:value-type="float" office:value="859">
            <text:p>85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6350">
            <text:p>16350</text:p>
          </table:table-cell>
          <table:table-cell table:formula="of:=MOD(ROW([.B1786]);16)" office:value-type="float" office:value="10">
            <text:p>10</text:p>
          </table:table-cell>
          <table:table-cell table:formula="of:=[.B1771]-[.B1770]" office:value-type="float" office:value="851">
            <text:p>85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7203">
            <text:p>17203</text:p>
          </table:table-cell>
          <table:table-cell table:formula="of:=MOD(ROW([.B1787]);16)" office:value-type="float" office:value="11">
            <text:p>11</text:p>
          </table:table-cell>
          <table:table-cell table:formula="of:=[.B1772]-[.B1771]" office:value-type="float" office:value="853">
            <text:p>85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8053">
            <text:p>18053</text:p>
          </table:table-cell>
          <table:table-cell table:formula="of:=MOD(ROW([.B1788]);16)" office:value-type="float" office:value="12">
            <text:p>12</text:p>
          </table:table-cell>
          <table:table-cell table:formula="of:=[.B1773]-[.B1772]" office:value-type="float" office:value="850">
            <text:p>85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8901">
            <text:p>18901</text:p>
          </table:table-cell>
          <table:table-cell table:formula="of:=MOD(ROW([.B1789]);16)" office:value-type="float" office:value="13">
            <text:p>13</text:p>
          </table:table-cell>
          <table:table-cell table:formula="of:=[.B1774]-[.B1773]" office:value-type="float" office:value="848">
            <text:p>84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9753">
            <text:p>19753</text:p>
          </table:table-cell>
          <table:table-cell table:formula="of:=MOD(ROW([.B1790]);16)" office:value-type="float" office:value="14">
            <text:p>14</text:p>
          </table:table-cell>
          <table:table-cell table:formula="of:=[.B1775]-[.B1774]" office:value-type="float" office:value="852">
            <text:p>85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9791">
            <text:p>19791</text:p>
          </table:table-cell>
          <table:table-cell table:formula="of:=MOD(ROW([.B1791]);16)" office:value-type="float" office:value="15">
            <text:p>15</text:p>
          </table:table-cell>
          <table:table-cell table:formula="of:=[.B1776]-[.B1775]" office:value-type="float" office:value="38">
            <text:p>3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MOD(ROW([.B1792]);16)" office:value-type="float" office:value="0">
            <text:p>0</text:p>
          </table:table-cell>
          <table:table-cell table:formula="of:=[.B1777]-[.B1776]" office:value-type="float" office:value="-19791">
            <text:p>-1979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5977">
            <text:p>5977</text:p>
          </table:table-cell>
          <table:table-cell table:formula="of:=MOD(ROW([.B1793]);16)" office:value-type="float" office:value="1">
            <text:p>1</text:p>
          </table:table-cell>
          <table:table-cell table:formula="of:=[.B1778]-[.B1777]" office:value-type="float" office:value="5977">
            <text:p>597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819">
            <text:p>6819</text:p>
          </table:table-cell>
          <table:table-cell table:formula="of:=MOD(ROW([.B1794]);16)" office:value-type="float" office:value="2">
            <text:p>2</text:p>
          </table:table-cell>
          <table:table-cell table:formula="of:=[.B1779]-[.B1778]" office:value-type="float" office:value="842">
            <text:p>84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663">
            <text:p>7663</text:p>
          </table:table-cell>
          <table:table-cell table:formula="of:=MOD(ROW([.B1795]);16)" office:value-type="float" office:value="3">
            <text:p>3</text:p>
          </table:table-cell>
          <table:table-cell table:formula="of:=[.B1780]-[.B1779]" office:value-type="float" office:value="844">
            <text:p>84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508">
            <text:p>8508</text:p>
          </table:table-cell>
          <table:table-cell table:formula="of:=MOD(ROW([.B1796]);16)" office:value-type="float" office:value="4">
            <text:p>4</text:p>
          </table:table-cell>
          <table:table-cell table:formula="of:=[.B1781]-[.B1780]" office:value-type="float" office:value="845">
            <text:p>84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362">
            <text:p>9362</text:p>
          </table:table-cell>
          <table:table-cell table:formula="of:=MOD(ROW([.B1797]);16)" office:value-type="float" office:value="5">
            <text:p>5</text:p>
          </table:table-cell>
          <table:table-cell table:formula="of:=[.B1782]-[.B1781]" office:value-type="float" office:value="854">
            <text:p>85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213">
            <text:p>10213</text:p>
          </table:table-cell>
          <table:table-cell table:formula="of:=MOD(ROW([.B1798]);16)" office:value-type="float" office:value="6">
            <text:p>6</text:p>
          </table:table-cell>
          <table:table-cell table:formula="of:=[.B1783]-[.B1782]" office:value-type="float" office:value="851">
            <text:p>85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1072">
            <text:p>11072</text:p>
          </table:table-cell>
          <table:table-cell table:formula="of:=MOD(ROW([.B1799]);16)" office:value-type="float" office:value="7">
            <text:p>7</text:p>
          </table:table-cell>
          <table:table-cell table:formula="of:=[.B1784]-[.B1783]" office:value-type="float" office:value="859">
            <text:p>85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1914">
            <text:p>11914</text:p>
          </table:table-cell>
          <table:table-cell table:formula="of:=MOD(ROW([.B1800]);16)" office:value-type="float" office:value="8">
            <text:p>8</text:p>
          </table:table-cell>
          <table:table-cell table:formula="of:=[.B1785]-[.B1784]" office:value-type="float" office:value="842">
            <text:p>84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2754">
            <text:p>12754</text:p>
          </table:table-cell>
          <table:table-cell table:formula="of:=MOD(ROW([.B1801]);16)" office:value-type="float" office:value="9">
            <text:p>9</text:p>
          </table:table-cell>
          <table:table-cell table:formula="of:=[.B1786]-[.B1785]" office:value-type="float" office:value="840">
            <text:p>84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3603">
            <text:p>13603</text:p>
          </table:table-cell>
          <table:table-cell table:formula="of:=MOD(ROW([.B1802]);16)" office:value-type="float" office:value="10">
            <text:p>10</text:p>
          </table:table-cell>
          <table:table-cell table:formula="of:=[.B1787]-[.B1786]" office:value-type="float" office:value="849">
            <text:p>84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3643">
            <text:p>13643</text:p>
          </table:table-cell>
          <table:table-cell table:formula="of:=MOD(ROW([.B1803]);16)" office:value-type="float" office:value="11">
            <text:p>11</text:p>
          </table:table-cell>
          <table:table-cell table:formula="of:=[.B1788]-[.B1787]" office:value-type="float" office:value="40">
            <text:p>4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5275">
            <text:p>15275</text:p>
          </table:table-cell>
          <table:table-cell table:formula="of:=MOD(ROW([.B1804]);16)" office:value-type="float" office:value="12">
            <text:p>12</text:p>
          </table:table-cell>
          <table:table-cell table:formula="of:=[.B1789]-[.B1788]" office:value-type="float" office:value="1632">
            <text:p>163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6120">
            <text:p>16120</text:p>
          </table:table-cell>
          <table:table-cell table:formula="of:=MOD(ROW([.B1805]);16)" office:value-type="float" office:value="13">
            <text:p>13</text:p>
          </table:table-cell>
          <table:table-cell table:formula="of:=[.B1790]-[.B1789]" office:value-type="float" office:value="845">
            <text:p>84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6973">
            <text:p>16973</text:p>
          </table:table-cell>
          <table:table-cell table:formula="of:=MOD(ROW([.B1806]);16)" office:value-type="float" office:value="14">
            <text:p>14</text:p>
          </table:table-cell>
          <table:table-cell table:formula="of:=[.B1791]-[.B1790]" office:value-type="float" office:value="853">
            <text:p>85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7810">
            <text:p>17810</text:p>
          </table:table-cell>
          <table:table-cell table:formula="of:=MOD(ROW([.B1807]);16)" office:value-type="float" office:value="15">
            <text:p>15</text:p>
          </table:table-cell>
          <table:table-cell table:formula="of:=[.B1792]-[.B1791]" office:value-type="float" office:value="837">
            <text:p>83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MOD(ROW([.B1808]);16)" office:value-type="float" office:value="0">
            <text:p>0</text:p>
          </table:table-cell>
          <table:table-cell table:formula="of:=[.B1793]-[.B1792]" office:value-type="float" office:value="-17810">
            <text:p>-1781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077">
            <text:p>7077</text:p>
          </table:table-cell>
          <table:table-cell table:formula="of:=MOD(ROW([.B1809]);16)" office:value-type="float" office:value="1">
            <text:p>1</text:p>
          </table:table-cell>
          <table:table-cell table:formula="of:=[.B1794]-[.B1793]" office:value-type="float" office:value="7077">
            <text:p>707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940">
            <text:p>7940</text:p>
          </table:table-cell>
          <table:table-cell table:formula="of:=MOD(ROW([.B1810]);16)" office:value-type="float" office:value="2">
            <text:p>2</text:p>
          </table:table-cell>
          <table:table-cell table:formula="of:=[.B1795]-[.B1794]" office:value-type="float" office:value="863">
            <text:p>86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796">
            <text:p>8796</text:p>
          </table:table-cell>
          <table:table-cell table:formula="of:=MOD(ROW([.B1811]);16)" office:value-type="float" office:value="3">
            <text:p>3</text:p>
          </table:table-cell>
          <table:table-cell table:formula="of:=[.B1796]-[.B1795]" office:value-type="float" office:value="856">
            <text:p>85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652">
            <text:p>9652</text:p>
          </table:table-cell>
          <table:table-cell table:formula="of:=MOD(ROW([.B1812]);16)" office:value-type="float" office:value="4">
            <text:p>4</text:p>
          </table:table-cell>
          <table:table-cell table:formula="of:=[.B1797]-[.B1796]" office:value-type="float" office:value="856">
            <text:p>85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506">
            <text:p>10506</text:p>
          </table:table-cell>
          <table:table-cell table:formula="of:=MOD(ROW([.B1813]);16)" office:value-type="float" office:value="5">
            <text:p>5</text:p>
          </table:table-cell>
          <table:table-cell table:formula="of:=[.B1798]-[.B1797]" office:value-type="float" office:value="854">
            <text:p>85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1397">
            <text:p>11397</text:p>
          </table:table-cell>
          <table:table-cell table:formula="of:=MOD(ROW([.B1814]);16)" office:value-type="float" office:value="6">
            <text:p>6</text:p>
          </table:table-cell>
          <table:table-cell table:formula="of:=[.B1799]-[.B1798]" office:value-type="float" office:value="891">
            <text:p>89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2259">
            <text:p>12259</text:p>
          </table:table-cell>
          <table:table-cell table:formula="of:=MOD(ROW([.B1815]);16)" office:value-type="float" office:value="7">
            <text:p>7</text:p>
          </table:table-cell>
          <table:table-cell table:formula="of:=[.B1800]-[.B1799]" office:value-type="float" office:value="862">
            <text:p>86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3116">
            <text:p>13116</text:p>
          </table:table-cell>
          <table:table-cell table:formula="of:=MOD(ROW([.B1816]);16)" office:value-type="float" office:value="8">
            <text:p>8</text:p>
          </table:table-cell>
          <table:table-cell table:formula="of:=[.B1801]-[.B1800]" office:value-type="float" office:value="857">
            <text:p>85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3967">
            <text:p>13967</text:p>
          </table:table-cell>
          <table:table-cell table:formula="of:=MOD(ROW([.B1817]);16)" office:value-type="float" office:value="9">
            <text:p>9</text:p>
          </table:table-cell>
          <table:table-cell table:formula="of:=[.B1802]-[.B1801]" office:value-type="float" office:value="851">
            <text:p>85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4818">
            <text:p>14818</text:p>
          </table:table-cell>
          <table:table-cell table:formula="of:=MOD(ROW([.B1818]);16)" office:value-type="float" office:value="10">
            <text:p>10</text:p>
          </table:table-cell>
          <table:table-cell table:formula="of:=[.B1803]-[.B1802]" office:value-type="float" office:value="851">
            <text:p>85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4877">
            <text:p>14877</text:p>
          </table:table-cell>
          <table:table-cell table:formula="of:=MOD(ROW([.B1819]);16)" office:value-type="float" office:value="11">
            <text:p>11</text:p>
          </table:table-cell>
          <table:table-cell table:formula="of:=[.B1804]-[.B1803]" office:value-type="float" office:value="59">
            <text:p>5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6246">
            <text:p>16246</text:p>
          </table:table-cell>
          <table:table-cell table:formula="of:=MOD(ROW([.B1820]);16)" office:value-type="float" office:value="12">
            <text:p>12</text:p>
          </table:table-cell>
          <table:table-cell table:formula="of:=[.B1805]-[.B1804]" office:value-type="float" office:value="1369">
            <text:p>136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7093">
            <text:p>17093</text:p>
          </table:table-cell>
          <table:table-cell table:formula="of:=MOD(ROW([.B1821]);16)" office:value-type="float" office:value="13">
            <text:p>13</text:p>
          </table:table-cell>
          <table:table-cell table:formula="of:=[.B1806]-[.B1805]" office:value-type="float" office:value="847">
            <text:p>84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8194">
            <text:p>18194</text:p>
          </table:table-cell>
          <table:table-cell table:formula="of:=MOD(ROW([.B1822]);16)" office:value-type="float" office:value="14">
            <text:p>14</text:p>
          </table:table-cell>
          <table:table-cell table:formula="of:=[.B1807]-[.B1806]" office:value-type="float" office:value="1101">
            <text:p>110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9048">
            <text:p>19048</text:p>
          </table:table-cell>
          <table:table-cell table:formula="of:=MOD(ROW([.B1823]);16)" office:value-type="float" office:value="15">
            <text:p>15</text:p>
          </table:table-cell>
          <table:table-cell table:formula="of:=[.B1808]-[.B1807]" office:value-type="float" office:value="854">
            <text:p>85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MOD(ROW([.B1824]);16)" office:value-type="float" office:value="0">
            <text:p>0</text:p>
          </table:table-cell>
          <table:table-cell table:formula="of:=[.B1809]-[.B1808]" office:value-type="float" office:value="-19048">
            <text:p>-1904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891">
            <text:p>8891</text:p>
          </table:table-cell>
          <table:table-cell table:formula="of:=MOD(ROW([.B1825]);16)" office:value-type="float" office:value="1">
            <text:p>1</text:p>
          </table:table-cell>
          <table:table-cell table:formula="of:=[.B1810]-[.B1809]" office:value-type="float" office:value="8891">
            <text:p>889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759">
            <text:p>9759</text:p>
          </table:table-cell>
          <table:table-cell table:formula="of:=MOD(ROW([.B1826]);16)" office:value-type="float" office:value="2">
            <text:p>2</text:p>
          </table:table-cell>
          <table:table-cell table:formula="of:=[.B1811]-[.B1810]" office:value-type="float" office:value="868">
            <text:p>86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610">
            <text:p>10610</text:p>
          </table:table-cell>
          <table:table-cell table:formula="of:=MOD(ROW([.B1827]);16)" office:value-type="float" office:value="3">
            <text:p>3</text:p>
          </table:table-cell>
          <table:table-cell table:formula="of:=[.B1812]-[.B1811]" office:value-type="float" office:value="851">
            <text:p>85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1484">
            <text:p>11484</text:p>
          </table:table-cell>
          <table:table-cell table:formula="of:=MOD(ROW([.B1828]);16)" office:value-type="float" office:value="4">
            <text:p>4</text:p>
          </table:table-cell>
          <table:table-cell table:formula="of:=[.B1813]-[.B1812]" office:value-type="float" office:value="874">
            <text:p>87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2350">
            <text:p>12350</text:p>
          </table:table-cell>
          <table:table-cell table:formula="of:=MOD(ROW([.B1829]);16)" office:value-type="float" office:value="5">
            <text:p>5</text:p>
          </table:table-cell>
          <table:table-cell table:formula="of:=[.B1814]-[.B1813]" office:value-type="float" office:value="866">
            <text:p>86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3210">
            <text:p>13210</text:p>
          </table:table-cell>
          <table:table-cell table:formula="of:=MOD(ROW([.B1830]);16)" office:value-type="float" office:value="6">
            <text:p>6</text:p>
          </table:table-cell>
          <table:table-cell table:formula="of:=[.B1815]-[.B1814]" office:value-type="float" office:value="860">
            <text:p>86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4069">
            <text:p>14069</text:p>
          </table:table-cell>
          <table:table-cell table:formula="of:=MOD(ROW([.B1831]);16)" office:value-type="float" office:value="7">
            <text:p>7</text:p>
          </table:table-cell>
          <table:table-cell table:formula="of:=[.B1816]-[.B1815]" office:value-type="float" office:value="859">
            <text:p>85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4927">
            <text:p>14927</text:p>
          </table:table-cell>
          <table:table-cell table:formula="of:=MOD(ROW([.B1832]);16)" office:value-type="float" office:value="8">
            <text:p>8</text:p>
          </table:table-cell>
          <table:table-cell table:formula="of:=[.B1817]-[.B1816]" office:value-type="float" office:value="858">
            <text:p>85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5790">
            <text:p>15790</text:p>
          </table:table-cell>
          <table:table-cell table:formula="of:=MOD(ROW([.B1833]);16)" office:value-type="float" office:value="9">
            <text:p>9</text:p>
          </table:table-cell>
          <table:table-cell table:formula="of:=[.B1818]-[.B1817]" office:value-type="float" office:value="863">
            <text:p>86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6650">
            <text:p>16650</text:p>
          </table:table-cell>
          <table:table-cell table:formula="of:=MOD(ROW([.B1834]);16)" office:value-type="float" office:value="10">
            <text:p>10</text:p>
          </table:table-cell>
          <table:table-cell table:formula="of:=[.B1819]-[.B1818]" office:value-type="float" office:value="860">
            <text:p>86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7505">
            <text:p>17505</text:p>
          </table:table-cell>
          <table:table-cell table:formula="of:=MOD(ROW([.B1835]);16)" office:value-type="float" office:value="11">
            <text:p>11</text:p>
          </table:table-cell>
          <table:table-cell table:formula="of:=[.B1820]-[.B1819]" office:value-type="float" office:value="855">
            <text:p>85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8353">
            <text:p>18353</text:p>
          </table:table-cell>
          <table:table-cell table:formula="of:=MOD(ROW([.B1836]);16)" office:value-type="float" office:value="12">
            <text:p>12</text:p>
          </table:table-cell>
          <table:table-cell table:formula="of:=[.B1821]-[.B1820]" office:value-type="float" office:value="848">
            <text:p>84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9205">
            <text:p>19205</text:p>
          </table:table-cell>
          <table:table-cell table:formula="of:=MOD(ROW([.B1837]);16)" office:value-type="float" office:value="13">
            <text:p>13</text:p>
          </table:table-cell>
          <table:table-cell table:formula="of:=[.B1822]-[.B1821]" office:value-type="float" office:value="852">
            <text:p>85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0052">
            <text:p>20052</text:p>
          </table:table-cell>
          <table:table-cell table:formula="of:=MOD(ROW([.B1838]);16)" office:value-type="float" office:value="14">
            <text:p>14</text:p>
          </table:table-cell>
          <table:table-cell table:formula="of:=[.B1823]-[.B1822]" office:value-type="float" office:value="847">
            <text:p>84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0090">
            <text:p>20090</text:p>
          </table:table-cell>
          <table:table-cell table:formula="of:=MOD(ROW([.B1839]);16)" office:value-type="float" office:value="15">
            <text:p>15</text:p>
          </table:table-cell>
          <table:table-cell table:formula="of:=[.B1824]-[.B1823]" office:value-type="float" office:value="38">
            <text:p>3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MOD(ROW([.B1840]);16)" office:value-type="float" office:value="0">
            <text:p>0</text:p>
          </table:table-cell>
          <table:table-cell table:formula="of:=[.B1825]-[.B1824]" office:value-type="float" office:value="-20090">
            <text:p>-2009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026">
            <text:p>9026</text:p>
          </table:table-cell>
          <table:table-cell table:formula="of:=MOD(ROW([.B1841]);16)" office:value-type="float" office:value="1">
            <text:p>1</text:p>
          </table:table-cell>
          <table:table-cell table:formula="of:=[.B1826]-[.B1825]" office:value-type="float" office:value="9026">
            <text:p>902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913">
            <text:p>9913</text:p>
          </table:table-cell>
          <table:table-cell table:formula="of:=MOD(ROW([.B1842]);16)" office:value-type="float" office:value="2">
            <text:p>2</text:p>
          </table:table-cell>
          <table:table-cell table:formula="of:=[.B1827]-[.B1826]" office:value-type="float" office:value="887">
            <text:p>88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768">
            <text:p>10768</text:p>
          </table:table-cell>
          <table:table-cell table:formula="of:=MOD(ROW([.B1843]);16)" office:value-type="float" office:value="3">
            <text:p>3</text:p>
          </table:table-cell>
          <table:table-cell table:formula="of:=[.B1828]-[.B1827]" office:value-type="float" office:value="855">
            <text:p>85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1630">
            <text:p>11630</text:p>
          </table:table-cell>
          <table:table-cell table:formula="of:=MOD(ROW([.B1844]);16)" office:value-type="float" office:value="4">
            <text:p>4</text:p>
          </table:table-cell>
          <table:table-cell table:formula="of:=[.B1829]-[.B1828]" office:value-type="float" office:value="862">
            <text:p>86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2487">
            <text:p>12487</text:p>
          </table:table-cell>
          <table:table-cell table:formula="of:=MOD(ROW([.B1845]);16)" office:value-type="float" office:value="5">
            <text:p>5</text:p>
          </table:table-cell>
          <table:table-cell table:formula="of:=[.B1830]-[.B1829]" office:value-type="float" office:value="857">
            <text:p>85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3342">
            <text:p>13342</text:p>
          </table:table-cell>
          <table:table-cell table:formula="of:=MOD(ROW([.B1846]);16)" office:value-type="float" office:value="6">
            <text:p>6</text:p>
          </table:table-cell>
          <table:table-cell table:formula="of:=[.B1831]-[.B1830]" office:value-type="float" office:value="855">
            <text:p>85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4196">
            <text:p>14196</text:p>
          </table:table-cell>
          <table:table-cell table:formula="of:=MOD(ROW([.B1847]);16)" office:value-type="float" office:value="7">
            <text:p>7</text:p>
          </table:table-cell>
          <table:table-cell table:formula="of:=[.B1832]-[.B1831]" office:value-type="float" office:value="854">
            <text:p>85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5047">
            <text:p>15047</text:p>
          </table:table-cell>
          <table:table-cell table:formula="of:=MOD(ROW([.B1848]);16)" office:value-type="float" office:value="8">
            <text:p>8</text:p>
          </table:table-cell>
          <table:table-cell table:formula="of:=[.B1833]-[.B1832]" office:value-type="float" office:value="851">
            <text:p>85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5923">
            <text:p>15923</text:p>
          </table:table-cell>
          <table:table-cell table:formula="of:=MOD(ROW([.B1849]);16)" office:value-type="float" office:value="9">
            <text:p>9</text:p>
          </table:table-cell>
          <table:table-cell table:formula="of:=[.B1834]-[.B1833]" office:value-type="float" office:value="876">
            <text:p>87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6776">
            <text:p>16776</text:p>
          </table:table-cell>
          <table:table-cell table:formula="of:=MOD(ROW([.B1850]);16)" office:value-type="float" office:value="10">
            <text:p>10</text:p>
          </table:table-cell>
          <table:table-cell table:formula="of:=[.B1835]-[.B1834]" office:value-type="float" office:value="853">
            <text:p>85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7629">
            <text:p>17629</text:p>
          </table:table-cell>
          <table:table-cell table:formula="of:=MOD(ROW([.B1851]);16)" office:value-type="float" office:value="11">
            <text:p>11</text:p>
          </table:table-cell>
          <table:table-cell table:formula="of:=[.B1836]-[.B1835]" office:value-type="float" office:value="853">
            <text:p>85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8487">
            <text:p>18487</text:p>
          </table:table-cell>
          <table:table-cell table:formula="of:=MOD(ROW([.B1852]);16)" office:value-type="float" office:value="12">
            <text:p>12</text:p>
          </table:table-cell>
          <table:table-cell table:formula="of:=[.B1837]-[.B1836]" office:value-type="float" office:value="858">
            <text:p>85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9343">
            <text:p>19343</text:p>
          </table:table-cell>
          <table:table-cell table:formula="of:=MOD(ROW([.B1853]);16)" office:value-type="float" office:value="13">
            <text:p>13</text:p>
          </table:table-cell>
          <table:table-cell table:formula="of:=[.B1838]-[.B1837]" office:value-type="float" office:value="856">
            <text:p>85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0191">
            <text:p>20191</text:p>
          </table:table-cell>
          <table:table-cell table:formula="of:=MOD(ROW([.B1854]);16)" office:value-type="float" office:value="14">
            <text:p>14</text:p>
          </table:table-cell>
          <table:table-cell table:formula="of:=[.B1839]-[.B1838]" office:value-type="float" office:value="848">
            <text:p>84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0229">
            <text:p>20229</text:p>
          </table:table-cell>
          <table:table-cell table:formula="of:=MOD(ROW([.B1855]);16)" office:value-type="float" office:value="15">
            <text:p>15</text:p>
          </table:table-cell>
          <table:table-cell table:formula="of:=[.B1840]-[.B1839]" office:value-type="float" office:value="38">
            <text:p>3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MOD(ROW([.B1856]);16)" office:value-type="float" office:value="0">
            <text:p>0</text:p>
          </table:table-cell>
          <table:table-cell table:formula="of:=[.B1841]-[.B1840]" office:value-type="float" office:value="-20229">
            <text:p>-2022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278">
            <text:p>9278</text:p>
          </table:table-cell>
          <table:table-cell table:formula="of:=MOD(ROW([.B1857]);16)" office:value-type="float" office:value="1">
            <text:p>1</text:p>
          </table:table-cell>
          <table:table-cell table:formula="of:=[.B1842]-[.B1841]" office:value-type="float" office:value="9278">
            <text:p>927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144">
            <text:p>10144</text:p>
          </table:table-cell>
          <table:table-cell table:formula="of:=MOD(ROW([.B1858]);16)" office:value-type="float" office:value="2">
            <text:p>2</text:p>
          </table:table-cell>
          <table:table-cell table:formula="of:=[.B1843]-[.B1842]" office:value-type="float" office:value="866">
            <text:p>86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998">
            <text:p>10998</text:p>
          </table:table-cell>
          <table:table-cell table:formula="of:=MOD(ROW([.B1859]);16)" office:value-type="float" office:value="3">
            <text:p>3</text:p>
          </table:table-cell>
          <table:table-cell table:formula="of:=[.B1844]-[.B1843]" office:value-type="float" office:value="854">
            <text:p>85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1848">
            <text:p>11848</text:p>
          </table:table-cell>
          <table:table-cell table:formula="of:=MOD(ROW([.B1860]);16)" office:value-type="float" office:value="4">
            <text:p>4</text:p>
          </table:table-cell>
          <table:table-cell table:formula="of:=[.B1845]-[.B1844]" office:value-type="float" office:value="850">
            <text:p>85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2710">
            <text:p>12710</text:p>
          </table:table-cell>
          <table:table-cell table:formula="of:=MOD(ROW([.B1861]);16)" office:value-type="float" office:value="5">
            <text:p>5</text:p>
          </table:table-cell>
          <table:table-cell table:formula="of:=[.B1846]-[.B1845]" office:value-type="float" office:value="862">
            <text:p>86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3579">
            <text:p>13579</text:p>
          </table:table-cell>
          <table:table-cell table:formula="of:=MOD(ROW([.B1862]);16)" office:value-type="float" office:value="6">
            <text:p>6</text:p>
          </table:table-cell>
          <table:table-cell table:formula="of:=[.B1847]-[.B1846]" office:value-type="float" office:value="869">
            <text:p>86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4443">
            <text:p>14443</text:p>
          </table:table-cell>
          <table:table-cell table:formula="of:=MOD(ROW([.B1863]);16)" office:value-type="float" office:value="7">
            <text:p>7</text:p>
          </table:table-cell>
          <table:table-cell table:formula="of:=[.B1848]-[.B1847]" office:value-type="float" office:value="864">
            <text:p>86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5299">
            <text:p>15299</text:p>
          </table:table-cell>
          <table:table-cell table:formula="of:=MOD(ROW([.B1864]);16)" office:value-type="float" office:value="8">
            <text:p>8</text:p>
          </table:table-cell>
          <table:table-cell table:formula="of:=[.B1849]-[.B1848]" office:value-type="float" office:value="856">
            <text:p>85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6172">
            <text:p>16172</text:p>
          </table:table-cell>
          <table:table-cell table:formula="of:=MOD(ROW([.B1865]);16)" office:value-type="float" office:value="9">
            <text:p>9</text:p>
          </table:table-cell>
          <table:table-cell table:formula="of:=[.B1850]-[.B1849]" office:value-type="float" office:value="873">
            <text:p>87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7025">
            <text:p>17025</text:p>
          </table:table-cell>
          <table:table-cell table:formula="of:=MOD(ROW([.B1866]);16)" office:value-type="float" office:value="10">
            <text:p>10</text:p>
          </table:table-cell>
          <table:table-cell table:formula="of:=[.B1851]-[.B1850]" office:value-type="float" office:value="853">
            <text:p>85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7875">
            <text:p>17875</text:p>
          </table:table-cell>
          <table:table-cell table:formula="of:=MOD(ROW([.B1867]);16)" office:value-type="float" office:value="11">
            <text:p>11</text:p>
          </table:table-cell>
          <table:table-cell table:formula="of:=[.B1852]-[.B1851]" office:value-type="float" office:value="850">
            <text:p>85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8738">
            <text:p>18738</text:p>
          </table:table-cell>
          <table:table-cell table:formula="of:=MOD(ROW([.B1868]);16)" office:value-type="float" office:value="12">
            <text:p>12</text:p>
          </table:table-cell>
          <table:table-cell table:formula="of:=[.B1853]-[.B1852]" office:value-type="float" office:value="863">
            <text:p>86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9587">
            <text:p>19587</text:p>
          </table:table-cell>
          <table:table-cell table:formula="of:=MOD(ROW([.B1869]);16)" office:value-type="float" office:value="13">
            <text:p>13</text:p>
          </table:table-cell>
          <table:table-cell table:formula="of:=[.B1854]-[.B1853]" office:value-type="float" office:value="849">
            <text:p>84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9625">
            <text:p>19625</text:p>
          </table:table-cell>
          <table:table-cell table:formula="of:=MOD(ROW([.B1870]);16)" office:value-type="float" office:value="14">
            <text:p>14</text:p>
          </table:table-cell>
          <table:table-cell table:formula="of:=[.B1855]-[.B1854]" office:value-type="float" office:value="38">
            <text:p>3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0487">
            <text:p>20487</text:p>
          </table:table-cell>
          <table:table-cell table:formula="of:=MOD(ROW([.B1871]);16)" office:value-type="float" office:value="15">
            <text:p>15</text:p>
          </table:table-cell>
          <table:table-cell table:formula="of:=[.B1856]-[.B1855]" office:value-type="float" office:value="862">
            <text:p>86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MOD(ROW([.B1872]);16)" office:value-type="float" office:value="0">
            <text:p>0</text:p>
          </table:table-cell>
          <table:table-cell table:formula="of:=[.B1857]-[.B1856]" office:value-type="float" office:value="-20487">
            <text:p>-2048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433">
            <text:p>9433</text:p>
          </table:table-cell>
          <table:table-cell table:formula="of:=MOD(ROW([.B1873]);16)" office:value-type="float" office:value="1">
            <text:p>1</text:p>
          </table:table-cell>
          <table:table-cell table:formula="of:=[.B1858]-[.B1857]" office:value-type="float" office:value="9433">
            <text:p>943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296">
            <text:p>10296</text:p>
          </table:table-cell>
          <table:table-cell table:formula="of:=MOD(ROW([.B1874]);16)" office:value-type="float" office:value="2">
            <text:p>2</text:p>
          </table:table-cell>
          <table:table-cell table:formula="of:=[.B1859]-[.B1858]" office:value-type="float" office:value="863">
            <text:p>86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1144">
            <text:p>11144</text:p>
          </table:table-cell>
          <table:table-cell table:formula="of:=MOD(ROW([.B1875]);16)" office:value-type="float" office:value="3">
            <text:p>3</text:p>
          </table:table-cell>
          <table:table-cell table:formula="of:=[.B1860]-[.B1859]" office:value-type="float" office:value="848">
            <text:p>84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2004">
            <text:p>12004</text:p>
          </table:table-cell>
          <table:table-cell table:formula="of:=MOD(ROW([.B1876]);16)" office:value-type="float" office:value="4">
            <text:p>4</text:p>
          </table:table-cell>
          <table:table-cell table:formula="of:=[.B1861]-[.B1860]" office:value-type="float" office:value="860">
            <text:p>86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2869">
            <text:p>12869</text:p>
          </table:table-cell>
          <table:table-cell table:formula="of:=MOD(ROW([.B1877]);16)" office:value-type="float" office:value="5">
            <text:p>5</text:p>
          </table:table-cell>
          <table:table-cell table:formula="of:=[.B1862]-[.B1861]" office:value-type="float" office:value="865">
            <text:p>86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3733">
            <text:p>13733</text:p>
          </table:table-cell>
          <table:table-cell table:formula="of:=MOD(ROW([.B1878]);16)" office:value-type="float" office:value="6">
            <text:p>6</text:p>
          </table:table-cell>
          <table:table-cell table:formula="of:=[.B1863]-[.B1862]" office:value-type="float" office:value="864">
            <text:p>86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4589">
            <text:p>14589</text:p>
          </table:table-cell>
          <table:table-cell table:formula="of:=MOD(ROW([.B1879]);16)" office:value-type="float" office:value="7">
            <text:p>7</text:p>
          </table:table-cell>
          <table:table-cell table:formula="of:=[.B1864]-[.B1863]" office:value-type="float" office:value="856">
            <text:p>85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5446">
            <text:p>15446</text:p>
          </table:table-cell>
          <table:table-cell table:formula="of:=MOD(ROW([.B1880]);16)" office:value-type="float" office:value="8">
            <text:p>8</text:p>
          </table:table-cell>
          <table:table-cell table:formula="of:=[.B1865]-[.B1864]" office:value-type="float" office:value="857">
            <text:p>85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6303">
            <text:p>16303</text:p>
          </table:table-cell>
          <table:table-cell table:formula="of:=MOD(ROW([.B1881]);16)" office:value-type="float" office:value="9">
            <text:p>9</text:p>
          </table:table-cell>
          <table:table-cell table:formula="of:=[.B1866]-[.B1865]" office:value-type="float" office:value="857">
            <text:p>85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7153">
            <text:p>17153</text:p>
          </table:table-cell>
          <table:table-cell table:formula="of:=MOD(ROW([.B1882]);16)" office:value-type="float" office:value="10">
            <text:p>10</text:p>
          </table:table-cell>
          <table:table-cell table:formula="of:=[.B1867]-[.B1866]" office:value-type="float" office:value="850">
            <text:p>85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8002">
            <text:p>18002</text:p>
          </table:table-cell>
          <table:table-cell table:formula="of:=MOD(ROW([.B1883]);16)" office:value-type="float" office:value="11">
            <text:p>11</text:p>
          </table:table-cell>
          <table:table-cell table:formula="of:=[.B1868]-[.B1867]" office:value-type="float" office:value="849">
            <text:p>84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8855">
            <text:p>18855</text:p>
          </table:table-cell>
          <table:table-cell table:formula="of:=MOD(ROW([.B1884]);16)" office:value-type="float" office:value="12">
            <text:p>12</text:p>
          </table:table-cell>
          <table:table-cell table:formula="of:=[.B1869]-[.B1868]" office:value-type="float" office:value="853">
            <text:p>85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9709">
            <text:p>19709</text:p>
          </table:table-cell>
          <table:table-cell table:formula="of:=MOD(ROW([.B1885]);16)" office:value-type="float" office:value="13">
            <text:p>13</text:p>
          </table:table-cell>
          <table:table-cell table:formula="of:=[.B1870]-[.B1869]" office:value-type="float" office:value="854">
            <text:p>85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0562">
            <text:p>20562</text:p>
          </table:table-cell>
          <table:table-cell table:formula="of:=MOD(ROW([.B1886]);16)" office:value-type="float" office:value="14">
            <text:p>14</text:p>
          </table:table-cell>
          <table:table-cell table:formula="of:=[.B1871]-[.B1870]" office:value-type="float" office:value="853">
            <text:p>85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0600">
            <text:p>20600</text:p>
          </table:table-cell>
          <table:table-cell table:formula="of:=MOD(ROW([.B1887]);16)" office:value-type="float" office:value="15">
            <text:p>15</text:p>
          </table:table-cell>
          <table:table-cell table:formula="of:=[.B1872]-[.B1871]" office:value-type="float" office:value="38">
            <text:p>3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MOD(ROW([.B1888]);16)" office:value-type="float" office:value="0">
            <text:p>0</text:p>
          </table:table-cell>
          <table:table-cell table:formula="of:=[.B1873]-[.B1872]" office:value-type="float" office:value="-20600">
            <text:p>-2060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303">
            <text:p>9303</text:p>
          </table:table-cell>
          <table:table-cell table:formula="of:=MOD(ROW([.B1889]);16)" office:value-type="float" office:value="1">
            <text:p>1</text:p>
          </table:table-cell>
          <table:table-cell table:formula="of:=[.B1874]-[.B1873]" office:value-type="float" office:value="9303">
            <text:p>930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191">
            <text:p>10191</text:p>
          </table:table-cell>
          <table:table-cell table:formula="of:=MOD(ROW([.B1890]);16)" office:value-type="float" office:value="2">
            <text:p>2</text:p>
          </table:table-cell>
          <table:table-cell table:formula="of:=[.B1875]-[.B1874]" office:value-type="float" office:value="888">
            <text:p>88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1052">
            <text:p>11052</text:p>
          </table:table-cell>
          <table:table-cell table:formula="of:=MOD(ROW([.B1891]);16)" office:value-type="float" office:value="3">
            <text:p>3</text:p>
          </table:table-cell>
          <table:table-cell table:formula="of:=[.B1876]-[.B1875]" office:value-type="float" office:value="861">
            <text:p>86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1899">
            <text:p>11899</text:p>
          </table:table-cell>
          <table:table-cell table:formula="of:=MOD(ROW([.B1892]);16)" office:value-type="float" office:value="4">
            <text:p>4</text:p>
          </table:table-cell>
          <table:table-cell table:formula="of:=[.B1877]-[.B1876]" office:value-type="float" office:value="847">
            <text:p>84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2757">
            <text:p>12757</text:p>
          </table:table-cell>
          <table:table-cell table:formula="of:=MOD(ROW([.B1893]);16)" office:value-type="float" office:value="5">
            <text:p>5</text:p>
          </table:table-cell>
          <table:table-cell table:formula="of:=[.B1878]-[.B1877]" office:value-type="float" office:value="858">
            <text:p>85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3616">
            <text:p>13616</text:p>
          </table:table-cell>
          <table:table-cell table:formula="of:=MOD(ROW([.B1894]);16)" office:value-type="float" office:value="6">
            <text:p>6</text:p>
          </table:table-cell>
          <table:table-cell table:formula="of:=[.B1879]-[.B1878]" office:value-type="float" office:value="859">
            <text:p>85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4479">
            <text:p>14479</text:p>
          </table:table-cell>
          <table:table-cell table:formula="of:=MOD(ROW([.B1895]);16)" office:value-type="float" office:value="7">
            <text:p>7</text:p>
          </table:table-cell>
          <table:table-cell table:formula="of:=[.B1880]-[.B1879]" office:value-type="float" office:value="863">
            <text:p>86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5332">
            <text:p>15332</text:p>
          </table:table-cell>
          <table:table-cell table:formula="of:=MOD(ROW([.B1896]);16)" office:value-type="float" office:value="8">
            <text:p>8</text:p>
          </table:table-cell>
          <table:table-cell table:formula="of:=[.B1881]-[.B1880]" office:value-type="float" office:value="853">
            <text:p>85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6184">
            <text:p>16184</text:p>
          </table:table-cell>
          <table:table-cell table:formula="of:=MOD(ROW([.B1897]);16)" office:value-type="float" office:value="9">
            <text:p>9</text:p>
          </table:table-cell>
          <table:table-cell table:formula="of:=[.B1882]-[.B1881]" office:value-type="float" office:value="852">
            <text:p>85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7045">
            <text:p>17045</text:p>
          </table:table-cell>
          <table:table-cell table:formula="of:=MOD(ROW([.B1898]);16)" office:value-type="float" office:value="10">
            <text:p>10</text:p>
          </table:table-cell>
          <table:table-cell table:formula="of:=[.B1883]-[.B1882]" office:value-type="float" office:value="861">
            <text:p>86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7902">
            <text:p>17902</text:p>
          </table:table-cell>
          <table:table-cell table:formula="of:=MOD(ROW([.B1899]);16)" office:value-type="float" office:value="11">
            <text:p>11</text:p>
          </table:table-cell>
          <table:table-cell table:formula="of:=[.B1884]-[.B1883]" office:value-type="float" office:value="857">
            <text:p>85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8756">
            <text:p>18756</text:p>
          </table:table-cell>
          <table:table-cell table:formula="of:=MOD(ROW([.B1900]);16)" office:value-type="float" office:value="12">
            <text:p>12</text:p>
          </table:table-cell>
          <table:table-cell table:formula="of:=[.B1885]-[.B1884]" office:value-type="float" office:value="854">
            <text:p>85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8801">
            <text:p>18801</text:p>
          </table:table-cell>
          <table:table-cell table:formula="of:=MOD(ROW([.B1901]);16)" office:value-type="float" office:value="13">
            <text:p>13</text:p>
          </table:table-cell>
          <table:table-cell table:formula="of:=[.B1886]-[.B1885]" office:value-type="float" office:value="45">
            <text:p>4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9654">
            <text:p>19654</text:p>
          </table:table-cell>
          <table:table-cell table:formula="of:=MOD(ROW([.B1902]);16)" office:value-type="float" office:value="14">
            <text:p>14</text:p>
          </table:table-cell>
          <table:table-cell table:formula="of:=[.B1887]-[.B1886]" office:value-type="float" office:value="853">
            <text:p>85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0509">
            <text:p>20509</text:p>
          </table:table-cell>
          <table:table-cell table:formula="of:=MOD(ROW([.B1903]);16)" office:value-type="float" office:value="15">
            <text:p>15</text:p>
          </table:table-cell>
          <table:table-cell table:formula="of:=[.B1888]-[.B1887]" office:value-type="float" office:value="855">
            <text:p>85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MOD(ROW([.B1904]);16)" office:value-type="float" office:value="0">
            <text:p>0</text:p>
          </table:table-cell>
          <table:table-cell table:formula="of:=[.B1889]-[.B1888]" office:value-type="float" office:value="-20509">
            <text:p>-2050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050">
            <text:p>7050</text:p>
          </table:table-cell>
          <table:table-cell table:formula="of:=MOD(ROW([.B1905]);16)" office:value-type="float" office:value="1">
            <text:p>1</text:p>
          </table:table-cell>
          <table:table-cell table:formula="of:=[.B1890]-[.B1889]" office:value-type="float" office:value="7050">
            <text:p>705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919">
            <text:p>7919</text:p>
          </table:table-cell>
          <table:table-cell table:formula="of:=MOD(ROW([.B1906]);16)" office:value-type="float" office:value="2">
            <text:p>2</text:p>
          </table:table-cell>
          <table:table-cell table:formula="of:=[.B1891]-[.B1890]" office:value-type="float" office:value="869">
            <text:p>86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773">
            <text:p>8773</text:p>
          </table:table-cell>
          <table:table-cell table:formula="of:=MOD(ROW([.B1907]);16)" office:value-type="float" office:value="3">
            <text:p>3</text:p>
          </table:table-cell>
          <table:table-cell table:formula="of:=[.B1892]-[.B1891]" office:value-type="float" office:value="854">
            <text:p>85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628">
            <text:p>9628</text:p>
          </table:table-cell>
          <table:table-cell table:formula="of:=MOD(ROW([.B1908]);16)" office:value-type="float" office:value="4">
            <text:p>4</text:p>
          </table:table-cell>
          <table:table-cell table:formula="of:=[.B1893]-[.B1892]" office:value-type="float" office:value="855">
            <text:p>85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489">
            <text:p>10489</text:p>
          </table:table-cell>
          <table:table-cell table:formula="of:=MOD(ROW([.B1909]);16)" office:value-type="float" office:value="5">
            <text:p>5</text:p>
          </table:table-cell>
          <table:table-cell table:formula="of:=[.B1894]-[.B1893]" office:value-type="float" office:value="861">
            <text:p>86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1383">
            <text:p>11383</text:p>
          </table:table-cell>
          <table:table-cell table:formula="of:=MOD(ROW([.B1910]);16)" office:value-type="float" office:value="6">
            <text:p>6</text:p>
          </table:table-cell>
          <table:table-cell table:formula="of:=[.B1895]-[.B1894]" office:value-type="float" office:value="894">
            <text:p>89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2231">
            <text:p>12231</text:p>
          </table:table-cell>
          <table:table-cell table:formula="of:=MOD(ROW([.B1911]);16)" office:value-type="float" office:value="7">
            <text:p>7</text:p>
          </table:table-cell>
          <table:table-cell table:formula="of:=[.B1896]-[.B1895]" office:value-type="float" office:value="848">
            <text:p>84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3092">
            <text:p>13092</text:p>
          </table:table-cell>
          <table:table-cell table:formula="of:=MOD(ROW([.B1912]);16)" office:value-type="float" office:value="8">
            <text:p>8</text:p>
          </table:table-cell>
          <table:table-cell table:formula="of:=[.B1897]-[.B1896]" office:value-type="float" office:value="861">
            <text:p>86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3940">
            <text:p>13940</text:p>
          </table:table-cell>
          <table:table-cell table:formula="of:=MOD(ROW([.B1913]);16)" office:value-type="float" office:value="9">
            <text:p>9</text:p>
          </table:table-cell>
          <table:table-cell table:formula="of:=[.B1898]-[.B1897]" office:value-type="float" office:value="848">
            <text:p>84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4807">
            <text:p>14807</text:p>
          </table:table-cell>
          <table:table-cell table:formula="of:=MOD(ROW([.B1914]);16)" office:value-type="float" office:value="10">
            <text:p>10</text:p>
          </table:table-cell>
          <table:table-cell table:formula="of:=[.B1899]-[.B1898]" office:value-type="float" office:value="867">
            <text:p>86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4851">
            <text:p>14851</text:p>
          </table:table-cell>
          <table:table-cell table:formula="of:=MOD(ROW([.B1915]);16)" office:value-type="float" office:value="11">
            <text:p>11</text:p>
          </table:table-cell>
          <table:table-cell table:formula="of:=[.B1900]-[.B1899]" office:value-type="float" office:value="44">
            <text:p>4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6235">
            <text:p>16235</text:p>
          </table:table-cell>
          <table:table-cell table:formula="of:=MOD(ROW([.B1916]);16)" office:value-type="float" office:value="12">
            <text:p>12</text:p>
          </table:table-cell>
          <table:table-cell table:formula="of:=[.B1901]-[.B1900]" office:value-type="float" office:value="1384">
            <text:p>138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7080">
            <text:p>17080</text:p>
          </table:table-cell>
          <table:table-cell table:formula="of:=MOD(ROW([.B1917]);16)" office:value-type="float" office:value="13">
            <text:p>13</text:p>
          </table:table-cell>
          <table:table-cell table:formula="of:=[.B1902]-[.B1901]" office:value-type="float" office:value="845">
            <text:p>84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8170">
            <text:p>18170</text:p>
          </table:table-cell>
          <table:table-cell table:formula="of:=MOD(ROW([.B1918]);16)" office:value-type="float" office:value="14">
            <text:p>14</text:p>
          </table:table-cell>
          <table:table-cell table:formula="of:=[.B1903]-[.B1902]" office:value-type="float" office:value="1090">
            <text:p>109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9080">
            <text:p>19080</text:p>
          </table:table-cell>
          <table:table-cell table:formula="of:=MOD(ROW([.B1919]);16)" office:value-type="float" office:value="15">
            <text:p>15</text:p>
          </table:table-cell>
          <table:table-cell table:formula="of:=[.B1904]-[.B1903]" office:value-type="float" office:value="910">
            <text:p>91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MOD(ROW([.B1920]);16)" office:value-type="float" office:value="0">
            <text:p>0</text:p>
          </table:table-cell>
          <table:table-cell table:formula="of:=[.B1905]-[.B1904]" office:value-type="float" office:value="-19080">
            <text:p>-1908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163">
            <text:p>7163</text:p>
          </table:table-cell>
          <table:table-cell table:formula="of:=MOD(ROW([.B1921]);16)" office:value-type="float" office:value="1">
            <text:p>1</text:p>
          </table:table-cell>
          <table:table-cell table:formula="of:=[.B1906]-[.B1905]" office:value-type="float" office:value="7163">
            <text:p>716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025">
            <text:p>8025</text:p>
          </table:table-cell>
          <table:table-cell table:formula="of:=MOD(ROW([.B1922]);16)" office:value-type="float" office:value="2">
            <text:p>2</text:p>
          </table:table-cell>
          <table:table-cell table:formula="of:=[.B1907]-[.B1906]" office:value-type="float" office:value="862">
            <text:p>86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872">
            <text:p>8872</text:p>
          </table:table-cell>
          <table:table-cell table:formula="of:=MOD(ROW([.B1923]);16)" office:value-type="float" office:value="3">
            <text:p>3</text:p>
          </table:table-cell>
          <table:table-cell table:formula="of:=[.B1908]-[.B1907]" office:value-type="float" office:value="847">
            <text:p>84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728">
            <text:p>9728</text:p>
          </table:table-cell>
          <table:table-cell table:formula="of:=MOD(ROW([.B1924]);16)" office:value-type="float" office:value="4">
            <text:p>4</text:p>
          </table:table-cell>
          <table:table-cell table:formula="of:=[.B1909]-[.B1908]" office:value-type="float" office:value="856">
            <text:p>85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589">
            <text:p>10589</text:p>
          </table:table-cell>
          <table:table-cell table:formula="of:=MOD(ROW([.B1925]);16)" office:value-type="float" office:value="5">
            <text:p>5</text:p>
          </table:table-cell>
          <table:table-cell table:formula="of:=[.B1910]-[.B1909]" office:value-type="float" office:value="861">
            <text:p>86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1442">
            <text:p>11442</text:p>
          </table:table-cell>
          <table:table-cell table:formula="of:=MOD(ROW([.B1926]);16)" office:value-type="float" office:value="6">
            <text:p>6</text:p>
          </table:table-cell>
          <table:table-cell table:formula="of:=[.B1911]-[.B1910]" office:value-type="float" office:value="853">
            <text:p>85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2295">
            <text:p>12295</text:p>
          </table:table-cell>
          <table:table-cell table:formula="of:=MOD(ROW([.B1927]);16)" office:value-type="float" office:value="7">
            <text:p>7</text:p>
          </table:table-cell>
          <table:table-cell table:formula="of:=[.B1912]-[.B1911]" office:value-type="float" office:value="853">
            <text:p>85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3155">
            <text:p>13155</text:p>
          </table:table-cell>
          <table:table-cell table:formula="of:=MOD(ROW([.B1928]);16)" office:value-type="float" office:value="8">
            <text:p>8</text:p>
          </table:table-cell>
          <table:table-cell table:formula="of:=[.B1913]-[.B1912]" office:value-type="float" office:value="860">
            <text:p>86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4001">
            <text:p>14001</text:p>
          </table:table-cell>
          <table:table-cell table:formula="of:=MOD(ROW([.B1929]);16)" office:value-type="float" office:value="9">
            <text:p>9</text:p>
          </table:table-cell>
          <table:table-cell table:formula="of:=[.B1914]-[.B1913]" office:value-type="float" office:value="846">
            <text:p>84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4847">
            <text:p>14847</text:p>
          </table:table-cell>
          <table:table-cell table:formula="of:=MOD(ROW([.B1930]);16)" office:value-type="float" office:value="10">
            <text:p>10</text:p>
          </table:table-cell>
          <table:table-cell table:formula="of:=[.B1915]-[.B1914]" office:value-type="float" office:value="846">
            <text:p>84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4887">
            <text:p>14887</text:p>
          </table:table-cell>
          <table:table-cell table:formula="of:=MOD(ROW([.B1931]);16)" office:value-type="float" office:value="11">
            <text:p>11</text:p>
          </table:table-cell>
          <table:table-cell table:formula="of:=[.B1916]-[.B1915]" office:value-type="float" office:value="40">
            <text:p>4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6523">
            <text:p>16523</text:p>
          </table:table-cell>
          <table:table-cell table:formula="of:=MOD(ROW([.B1932]);16)" office:value-type="float" office:value="12">
            <text:p>12</text:p>
          </table:table-cell>
          <table:table-cell table:formula="of:=[.B1917]-[.B1916]" office:value-type="float" office:value="1636">
            <text:p>163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7370">
            <text:p>17370</text:p>
          </table:table-cell>
          <table:table-cell table:formula="of:=MOD(ROW([.B1933]);16)" office:value-type="float" office:value="13">
            <text:p>13</text:p>
          </table:table-cell>
          <table:table-cell table:formula="of:=[.B1918]-[.B1917]" office:value-type="float" office:value="847">
            <text:p>84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8236">
            <text:p>18236</text:p>
          </table:table-cell>
          <table:table-cell table:formula="of:=MOD(ROW([.B1934]);16)" office:value-type="float" office:value="14">
            <text:p>14</text:p>
          </table:table-cell>
          <table:table-cell table:formula="of:=[.B1919]-[.B1918]" office:value-type="float" office:value="866">
            <text:p>86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9074">
            <text:p>19074</text:p>
          </table:table-cell>
          <table:table-cell table:formula="of:=MOD(ROW([.B1935]);16)" office:value-type="float" office:value="15">
            <text:p>15</text:p>
          </table:table-cell>
          <table:table-cell table:formula="of:=[.B1920]-[.B1919]" office:value-type="float" office:value="838">
            <text:p>83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MOD(ROW([.B1936]);16)" office:value-type="float" office:value="0">
            <text:p>0</text:p>
          </table:table-cell>
          <table:table-cell table:formula="of:=[.B1921]-[.B1920]" office:value-type="float" office:value="-19074">
            <text:p>-1907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252">
            <text:p>7252</text:p>
          </table:table-cell>
          <table:table-cell table:formula="of:=MOD(ROW([.B1937]);16)" office:value-type="float" office:value="1">
            <text:p>1</text:p>
          </table:table-cell>
          <table:table-cell table:formula="of:=[.B1922]-[.B1921]" office:value-type="float" office:value="7252">
            <text:p>725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116">
            <text:p>8116</text:p>
          </table:table-cell>
          <table:table-cell table:formula="of:=MOD(ROW([.B1938]);16)" office:value-type="float" office:value="2">
            <text:p>2</text:p>
          </table:table-cell>
          <table:table-cell table:formula="of:=[.B1923]-[.B1922]" office:value-type="float" office:value="864">
            <text:p>86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988">
            <text:p>8988</text:p>
          </table:table-cell>
          <table:table-cell table:formula="of:=MOD(ROW([.B1939]);16)" office:value-type="float" office:value="3">
            <text:p>3</text:p>
          </table:table-cell>
          <table:table-cell table:formula="of:=[.B1924]-[.B1923]" office:value-type="float" office:value="872">
            <text:p>87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847">
            <text:p>9847</text:p>
          </table:table-cell>
          <table:table-cell table:formula="of:=MOD(ROW([.B1940]);16)" office:value-type="float" office:value="4">
            <text:p>4</text:p>
          </table:table-cell>
          <table:table-cell table:formula="of:=[.B1925]-[.B1924]" office:value-type="float" office:value="859">
            <text:p>85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701">
            <text:p>10701</text:p>
          </table:table-cell>
          <table:table-cell table:formula="of:=MOD(ROW([.B1941]);16)" office:value-type="float" office:value="5">
            <text:p>5</text:p>
          </table:table-cell>
          <table:table-cell table:formula="of:=[.B1926]-[.B1925]" office:value-type="float" office:value="854">
            <text:p>85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1559">
            <text:p>11559</text:p>
          </table:table-cell>
          <table:table-cell table:formula="of:=MOD(ROW([.B1942]);16)" office:value-type="float" office:value="6">
            <text:p>6</text:p>
          </table:table-cell>
          <table:table-cell table:formula="of:=[.B1927]-[.B1926]" office:value-type="float" office:value="858">
            <text:p>85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2417">
            <text:p>12417</text:p>
          </table:table-cell>
          <table:table-cell table:formula="of:=MOD(ROW([.B1943]);16)" office:value-type="float" office:value="7">
            <text:p>7</text:p>
          </table:table-cell>
          <table:table-cell table:formula="of:=[.B1928]-[.B1927]" office:value-type="float" office:value="858">
            <text:p>85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3271">
            <text:p>13271</text:p>
          </table:table-cell>
          <table:table-cell table:formula="of:=MOD(ROW([.B1944]);16)" office:value-type="float" office:value="8">
            <text:p>8</text:p>
          </table:table-cell>
          <table:table-cell table:formula="of:=[.B1929]-[.B1928]" office:value-type="float" office:value="854">
            <text:p>85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4118">
            <text:p>14118</text:p>
          </table:table-cell>
          <table:table-cell table:formula="of:=MOD(ROW([.B1945]);16)" office:value-type="float" office:value="9">
            <text:p>9</text:p>
          </table:table-cell>
          <table:table-cell table:formula="of:=[.B1930]-[.B1929]" office:value-type="float" office:value="847">
            <text:p>84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4967">
            <text:p>14967</text:p>
          </table:table-cell>
          <table:table-cell table:formula="of:=MOD(ROW([.B1946]);16)" office:value-type="float" office:value="10">
            <text:p>10</text:p>
          </table:table-cell>
          <table:table-cell table:formula="of:=[.B1931]-[.B1930]" office:value-type="float" office:value="849">
            <text:p>84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5028">
            <text:p>15028</text:p>
          </table:table-cell>
          <table:table-cell table:formula="of:=MOD(ROW([.B1947]);16)" office:value-type="float" office:value="11">
            <text:p>11</text:p>
          </table:table-cell>
          <table:table-cell table:formula="of:=[.B1932]-[.B1931]" office:value-type="float" office:value="61">
            <text:p>6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6647">
            <text:p>16647</text:p>
          </table:table-cell>
          <table:table-cell table:formula="of:=MOD(ROW([.B1948]);16)" office:value-type="float" office:value="12">
            <text:p>12</text:p>
          </table:table-cell>
          <table:table-cell table:formula="of:=[.B1933]-[.B1932]" office:value-type="float" office:value="1619">
            <text:p>161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7499">
            <text:p>17499</text:p>
          </table:table-cell>
          <table:table-cell table:formula="of:=MOD(ROW([.B1949]);16)" office:value-type="float" office:value="13">
            <text:p>13</text:p>
          </table:table-cell>
          <table:table-cell table:formula="of:=[.B1934]-[.B1933]" office:value-type="float" office:value="852">
            <text:p>85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8358">
            <text:p>18358</text:p>
          </table:table-cell>
          <table:table-cell table:formula="of:=MOD(ROW([.B1950]);16)" office:value-type="float" office:value="14">
            <text:p>14</text:p>
          </table:table-cell>
          <table:table-cell table:formula="of:=[.B1935]-[.B1934]" office:value-type="float" office:value="859">
            <text:p>85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9212">
            <text:p>19212</text:p>
          </table:table-cell>
          <table:table-cell table:formula="of:=MOD(ROW([.B1951]);16)" office:value-type="float" office:value="15">
            <text:p>15</text:p>
          </table:table-cell>
          <table:table-cell table:formula="of:=[.B1936]-[.B1935]" office:value-type="float" office:value="854">
            <text:p>85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MOD(ROW([.B1952]);16)" office:value-type="float" office:value="0">
            <text:p>0</text:p>
          </table:table-cell>
          <table:table-cell table:formula="of:=[.B1937]-[.B1936]" office:value-type="float" office:value="-19212">
            <text:p>-1921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349">
            <text:p>7349</text:p>
          </table:table-cell>
          <table:table-cell table:formula="of:=MOD(ROW([.B1953]);16)" office:value-type="float" office:value="1">
            <text:p>1</text:p>
          </table:table-cell>
          <table:table-cell table:formula="of:=[.B1938]-[.B1937]" office:value-type="float" office:value="7349">
            <text:p>734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224">
            <text:p>8224</text:p>
          </table:table-cell>
          <table:table-cell table:formula="of:=MOD(ROW([.B1954]);16)" office:value-type="float" office:value="2">
            <text:p>2</text:p>
          </table:table-cell>
          <table:table-cell table:formula="of:=[.B1939]-[.B1938]" office:value-type="float" office:value="875">
            <text:p>8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072">
            <text:p>9072</text:p>
          </table:table-cell>
          <table:table-cell table:formula="of:=MOD(ROW([.B1955]);16)" office:value-type="float" office:value="3">
            <text:p>3</text:p>
          </table:table-cell>
          <table:table-cell table:formula="of:=[.B1940]-[.B1939]" office:value-type="float" office:value="848">
            <text:p>84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937">
            <text:p>9937</text:p>
          </table:table-cell>
          <table:table-cell table:formula="of:=MOD(ROW([.B1956]);16)" office:value-type="float" office:value="4">
            <text:p>4</text:p>
          </table:table-cell>
          <table:table-cell table:formula="of:=[.B1941]-[.B1940]" office:value-type="float" office:value="865">
            <text:p>86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792">
            <text:p>10792</text:p>
          </table:table-cell>
          <table:table-cell table:formula="of:=MOD(ROW([.B1957]);16)" office:value-type="float" office:value="5">
            <text:p>5</text:p>
          </table:table-cell>
          <table:table-cell table:formula="of:=[.B1942]-[.B1941]" office:value-type="float" office:value="855">
            <text:p>85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1651">
            <text:p>11651</text:p>
          </table:table-cell>
          <table:table-cell table:formula="of:=MOD(ROW([.B1958]);16)" office:value-type="float" office:value="6">
            <text:p>6</text:p>
          </table:table-cell>
          <table:table-cell table:formula="of:=[.B1943]-[.B1942]" office:value-type="float" office:value="859">
            <text:p>85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2511">
            <text:p>12511</text:p>
          </table:table-cell>
          <table:table-cell table:formula="of:=MOD(ROW([.B1959]);16)" office:value-type="float" office:value="7">
            <text:p>7</text:p>
          </table:table-cell>
          <table:table-cell table:formula="of:=[.B1944]-[.B1943]" office:value-type="float" office:value="860">
            <text:p>86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3360">
            <text:p>13360</text:p>
          </table:table-cell>
          <table:table-cell table:formula="of:=MOD(ROW([.B1960]);16)" office:value-type="float" office:value="8">
            <text:p>8</text:p>
          </table:table-cell>
          <table:table-cell table:formula="of:=[.B1945]-[.B1944]" office:value-type="float" office:value="849">
            <text:p>84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4210">
            <text:p>14210</text:p>
          </table:table-cell>
          <table:table-cell table:formula="of:=MOD(ROW([.B1961]);16)" office:value-type="float" office:value="9">
            <text:p>9</text:p>
          </table:table-cell>
          <table:table-cell table:formula="of:=[.B1946]-[.B1945]" office:value-type="float" office:value="850">
            <text:p>85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5058">
            <text:p>15058</text:p>
          </table:table-cell>
          <table:table-cell table:formula="of:=MOD(ROW([.B1962]);16)" office:value-type="float" office:value="10">
            <text:p>10</text:p>
          </table:table-cell>
          <table:table-cell table:formula="of:=[.B1947]-[.B1946]" office:value-type="float" office:value="848">
            <text:p>84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5104">
            <text:p>15104</text:p>
          </table:table-cell>
          <table:table-cell table:formula="of:=MOD(ROW([.B1963]);16)" office:value-type="float" office:value="11">
            <text:p>11</text:p>
          </table:table-cell>
          <table:table-cell table:formula="of:=[.B1948]-[.B1947]" office:value-type="float" office:value="46">
            <text:p>4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6796">
            <text:p>16796</text:p>
          </table:table-cell>
          <table:table-cell table:formula="of:=MOD(ROW([.B1964]);16)" office:value-type="float" office:value="12">
            <text:p>12</text:p>
          </table:table-cell>
          <table:table-cell table:formula="of:=[.B1949]-[.B1948]" office:value-type="float" office:value="1692">
            <text:p>169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7645">
            <text:p>17645</text:p>
          </table:table-cell>
          <table:table-cell table:formula="of:=MOD(ROW([.B1965]);16)" office:value-type="float" office:value="13">
            <text:p>13</text:p>
          </table:table-cell>
          <table:table-cell table:formula="of:=[.B1950]-[.B1949]" office:value-type="float" office:value="849">
            <text:p>84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8509">
            <text:p>18509</text:p>
          </table:table-cell>
          <table:table-cell table:formula="of:=MOD(ROW([.B1966]);16)" office:value-type="float" office:value="14">
            <text:p>14</text:p>
          </table:table-cell>
          <table:table-cell table:formula="of:=[.B1951]-[.B1950]" office:value-type="float" office:value="864">
            <text:p>86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9349">
            <text:p>19349</text:p>
          </table:table-cell>
          <table:table-cell table:formula="of:=MOD(ROW([.B1967]);16)" office:value-type="float" office:value="15">
            <text:p>15</text:p>
          </table:table-cell>
          <table:table-cell table:formula="of:=[.B1952]-[.B1951]" office:value-type="float" office:value="840">
            <text:p>84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MOD(ROW([.B1968]);16)" office:value-type="float" office:value="0">
            <text:p>0</text:p>
          </table:table-cell>
          <table:table-cell table:formula="of:=[.B1953]-[.B1952]" office:value-type="float" office:value="-19349">
            <text:p>-1934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457">
            <text:p>7457</text:p>
          </table:table-cell>
          <table:table-cell table:formula="of:=MOD(ROW([.B1969]);16)" office:value-type="float" office:value="1">
            <text:p>1</text:p>
          </table:table-cell>
          <table:table-cell table:formula="of:=[.B1954]-[.B1953]" office:value-type="float" office:value="7457">
            <text:p>745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433">
            <text:p>8433</text:p>
          </table:table-cell>
          <table:table-cell table:formula="of:=MOD(ROW([.B1970]);16)" office:value-type="float" office:value="2">
            <text:p>2</text:p>
          </table:table-cell>
          <table:table-cell table:formula="of:=[.B1955]-[.B1954]" office:value-type="float" office:value="976">
            <text:p>97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344">
            <text:p>9344</text:p>
          </table:table-cell>
          <table:table-cell table:formula="of:=MOD(ROW([.B1971]);16)" office:value-type="float" office:value="3">
            <text:p>3</text:p>
          </table:table-cell>
          <table:table-cell table:formula="of:=[.B1956]-[.B1955]" office:value-type="float" office:value="911">
            <text:p>91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210">
            <text:p>10210</text:p>
          </table:table-cell>
          <table:table-cell table:formula="of:=MOD(ROW([.B1972]);16)" office:value-type="float" office:value="4">
            <text:p>4</text:p>
          </table:table-cell>
          <table:table-cell table:formula="of:=[.B1957]-[.B1956]" office:value-type="float" office:value="866">
            <text:p>86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1208">
            <text:p>11208</text:p>
          </table:table-cell>
          <table:table-cell table:formula="of:=MOD(ROW([.B1973]);16)" office:value-type="float" office:value="5">
            <text:p>5</text:p>
          </table:table-cell>
          <table:table-cell table:formula="of:=[.B1958]-[.B1957]" office:value-type="float" office:value="998">
            <text:p>99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2073">
            <text:p>12073</text:p>
          </table:table-cell>
          <table:table-cell table:formula="of:=MOD(ROW([.B1974]);16)" office:value-type="float" office:value="6">
            <text:p>6</text:p>
          </table:table-cell>
          <table:table-cell table:formula="of:=[.B1959]-[.B1958]" office:value-type="float" office:value="865">
            <text:p>86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2927">
            <text:p>12927</text:p>
          </table:table-cell>
          <table:table-cell table:formula="of:=MOD(ROW([.B1975]);16)" office:value-type="float" office:value="7">
            <text:p>7</text:p>
          </table:table-cell>
          <table:table-cell table:formula="of:=[.B1960]-[.B1959]" office:value-type="float" office:value="854">
            <text:p>85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3785">
            <text:p>13785</text:p>
          </table:table-cell>
          <table:table-cell table:formula="of:=MOD(ROW([.B1976]);16)" office:value-type="float" office:value="8">
            <text:p>8</text:p>
          </table:table-cell>
          <table:table-cell table:formula="of:=[.B1961]-[.B1960]" office:value-type="float" office:value="858">
            <text:p>85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4636">
            <text:p>14636</text:p>
          </table:table-cell>
          <table:table-cell table:formula="of:=MOD(ROW([.B1977]);16)" office:value-type="float" office:value="9">
            <text:p>9</text:p>
          </table:table-cell>
          <table:table-cell table:formula="of:=[.B1962]-[.B1961]" office:value-type="float" office:value="851">
            <text:p>85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5489">
            <text:p>15489</text:p>
          </table:table-cell>
          <table:table-cell table:formula="of:=MOD(ROW([.B1978]);16)" office:value-type="float" office:value="10">
            <text:p>10</text:p>
          </table:table-cell>
          <table:table-cell table:formula="of:=[.B1963]-[.B1962]" office:value-type="float" office:value="853">
            <text:p>85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5532">
            <text:p>15532</text:p>
          </table:table-cell>
          <table:table-cell table:formula="of:=MOD(ROW([.B1979]);16)" office:value-type="float" office:value="11">
            <text:p>11</text:p>
          </table:table-cell>
          <table:table-cell table:formula="of:=[.B1964]-[.B1963]" office:value-type="float" office:value="43">
            <text:p>4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7257">
            <text:p>17257</text:p>
          </table:table-cell>
          <table:table-cell table:formula="of:=MOD(ROW([.B1980]);16)" office:value-type="float" office:value="12">
            <text:p>12</text:p>
          </table:table-cell>
          <table:table-cell table:formula="of:=[.B1965]-[.B1964]" office:value-type="float" office:value="1725">
            <text:p>17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8105">
            <text:p>18105</text:p>
          </table:table-cell>
          <table:table-cell table:formula="of:=MOD(ROW([.B1981]);16)" office:value-type="float" office:value="13">
            <text:p>13</text:p>
          </table:table-cell>
          <table:table-cell table:formula="of:=[.B1966]-[.B1965]" office:value-type="float" office:value="848">
            <text:p>84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8951">
            <text:p>18951</text:p>
          </table:table-cell>
          <table:table-cell table:formula="of:=MOD(ROW([.B1982]);16)" office:value-type="float" office:value="14">
            <text:p>14</text:p>
          </table:table-cell>
          <table:table-cell table:formula="of:=[.B1967]-[.B1966]" office:value-type="float" office:value="846">
            <text:p>84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9795">
            <text:p>19795</text:p>
          </table:table-cell>
          <table:table-cell table:formula="of:=MOD(ROW([.B1983]);16)" office:value-type="float" office:value="15">
            <text:p>15</text:p>
          </table:table-cell>
          <table:table-cell table:formula="of:=[.B1968]-[.B1967]" office:value-type="float" office:value="844">
            <text:p>84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MOD(ROW([.B1984]);16)" office:value-type="float" office:value="0">
            <text:p>0</text:p>
          </table:table-cell>
          <table:table-cell table:formula="of:=[.B1969]-[.B1968]" office:value-type="float" office:value="-19795">
            <text:p>-1979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547">
            <text:p>7547</text:p>
          </table:table-cell>
          <table:table-cell table:formula="of:=MOD(ROW([.B1985]);16)" office:value-type="float" office:value="1">
            <text:p>1</text:p>
          </table:table-cell>
          <table:table-cell table:formula="of:=[.B1970]-[.B1969]" office:value-type="float" office:value="7547">
            <text:p>754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415">
            <text:p>8415</text:p>
          </table:table-cell>
          <table:table-cell table:formula="of:=MOD(ROW([.B1986]);16)" office:value-type="float" office:value="2">
            <text:p>2</text:p>
          </table:table-cell>
          <table:table-cell table:formula="of:=[.B1971]-[.B1970]" office:value-type="float" office:value="868">
            <text:p>86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264">
            <text:p>9264</text:p>
          </table:table-cell>
          <table:table-cell table:formula="of:=MOD(ROW([.B1987]);16)" office:value-type="float" office:value="3">
            <text:p>3</text:p>
          </table:table-cell>
          <table:table-cell table:formula="of:=[.B1972]-[.B1971]" office:value-type="float" office:value="849">
            <text:p>84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124">
            <text:p>10124</text:p>
          </table:table-cell>
          <table:table-cell table:formula="of:=MOD(ROW([.B1988]);16)" office:value-type="float" office:value="4">
            <text:p>4</text:p>
          </table:table-cell>
          <table:table-cell table:formula="of:=[.B1973]-[.B1972]" office:value-type="float" office:value="860">
            <text:p>86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982">
            <text:p>10982</text:p>
          </table:table-cell>
          <table:table-cell table:formula="of:=MOD(ROW([.B1989]);16)" office:value-type="float" office:value="5">
            <text:p>5</text:p>
          </table:table-cell>
          <table:table-cell table:formula="of:=[.B1974]-[.B1973]" office:value-type="float" office:value="858">
            <text:p>85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1834">
            <text:p>11834</text:p>
          </table:table-cell>
          <table:table-cell table:formula="of:=MOD(ROW([.B1990]);16)" office:value-type="float" office:value="6">
            <text:p>6</text:p>
          </table:table-cell>
          <table:table-cell table:formula="of:=[.B1975]-[.B1974]" office:value-type="float" office:value="852">
            <text:p>85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2693">
            <text:p>12693</text:p>
          </table:table-cell>
          <table:table-cell table:formula="of:=MOD(ROW([.B1991]);16)" office:value-type="float" office:value="7">
            <text:p>7</text:p>
          </table:table-cell>
          <table:table-cell table:formula="of:=[.B1976]-[.B1975]" office:value-type="float" office:value="859">
            <text:p>85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3553">
            <text:p>13553</text:p>
          </table:table-cell>
          <table:table-cell table:formula="of:=MOD(ROW([.B1992]);16)" office:value-type="float" office:value="8">
            <text:p>8</text:p>
          </table:table-cell>
          <table:table-cell table:formula="of:=[.B1977]-[.B1976]" office:value-type="float" office:value="860">
            <text:p>86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4403">
            <text:p>14403</text:p>
          </table:table-cell>
          <table:table-cell table:formula="of:=MOD(ROW([.B1993]);16)" office:value-type="float" office:value="9">
            <text:p>9</text:p>
          </table:table-cell>
          <table:table-cell table:formula="of:=[.B1978]-[.B1977]" office:value-type="float" office:value="850">
            <text:p>85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5249">
            <text:p>15249</text:p>
          </table:table-cell>
          <table:table-cell table:formula="of:=MOD(ROW([.B1994]);16)" office:value-type="float" office:value="10">
            <text:p>10</text:p>
          </table:table-cell>
          <table:table-cell table:formula="of:=[.B1979]-[.B1978]" office:value-type="float" office:value="846">
            <text:p>84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5343">
            <text:p>15343</text:p>
          </table:table-cell>
          <table:table-cell table:formula="of:=MOD(ROW([.B1995]);16)" office:value-type="float" office:value="11">
            <text:p>11</text:p>
          </table:table-cell>
          <table:table-cell table:formula="of:=[.B1980]-[.B1979]" office:value-type="float" office:value="94">
            <text:p>9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6961">
            <text:p>16961</text:p>
          </table:table-cell>
          <table:table-cell table:formula="of:=MOD(ROW([.B1996]);16)" office:value-type="float" office:value="12">
            <text:p>12</text:p>
          </table:table-cell>
          <table:table-cell table:formula="of:=[.B1981]-[.B1980]" office:value-type="float" office:value="1618">
            <text:p>161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7810">
            <text:p>17810</text:p>
          </table:table-cell>
          <table:table-cell table:formula="of:=MOD(ROW([.B1997]);16)" office:value-type="float" office:value="13">
            <text:p>13</text:p>
          </table:table-cell>
          <table:table-cell table:formula="of:=[.B1982]-[.B1981]" office:value-type="float" office:value="849">
            <text:p>84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8652">
            <text:p>18652</text:p>
          </table:table-cell>
          <table:table-cell table:formula="of:=MOD(ROW([.B1998]);16)" office:value-type="float" office:value="14">
            <text:p>14</text:p>
          </table:table-cell>
          <table:table-cell table:formula="of:=[.B1983]-[.B1982]" office:value-type="float" office:value="842">
            <text:p>84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9497">
            <text:p>19497</text:p>
          </table:table-cell>
          <table:table-cell table:formula="of:=MOD(ROW([.B1999]);16)" office:value-type="float" office:value="15">
            <text:p>15</text:p>
          </table:table-cell>
          <table:table-cell table:formula="of:=[.B1984]-[.B1983]" office:value-type="float" office:value="845">
            <text:p>84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MOD(ROW([.B2000]);16)" office:value-type="float" office:value="0">
            <text:p>0</text:p>
          </table:table-cell>
          <table:table-cell table:formula="of:=[.B1985]-[.B1984]" office:value-type="float" office:value="-19497">
            <text:p>-1949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133">
            <text:p>7133</text:p>
          </table:table-cell>
          <table:table-cell table:formula="of:=MOD(ROW([.B2001]);16)" office:value-type="float" office:value="1">
            <text:p>1</text:p>
          </table:table-cell>
          <table:table-cell table:formula="of:=[.B1986]-[.B1985]" office:value-type="float" office:value="7133">
            <text:p>713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998">
            <text:p>7998</text:p>
          </table:table-cell>
          <table:table-cell table:formula="of:=MOD(ROW([.B2002]);16)" office:value-type="float" office:value="2">
            <text:p>2</text:p>
          </table:table-cell>
          <table:table-cell table:formula="of:=[.B1987]-[.B1986]" office:value-type="float" office:value="865">
            <text:p>86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850">
            <text:p>8850</text:p>
          </table:table-cell>
          <table:table-cell table:formula="of:=MOD(ROW([.B2003]);16)" office:value-type="float" office:value="3">
            <text:p>3</text:p>
          </table:table-cell>
          <table:table-cell table:formula="of:=[.B1988]-[.B1987]" office:value-type="float" office:value="852">
            <text:p>85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700">
            <text:p>9700</text:p>
          </table:table-cell>
          <table:table-cell table:formula="of:=MOD(ROW([.B2004]);16)" office:value-type="float" office:value="4">
            <text:p>4</text:p>
          </table:table-cell>
          <table:table-cell table:formula="of:=[.B1989]-[.B1988]" office:value-type="float" office:value="850">
            <text:p>85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566">
            <text:p>10566</text:p>
          </table:table-cell>
          <table:table-cell table:formula="of:=MOD(ROW([.B2005]);16)" office:value-type="float" office:value="5">
            <text:p>5</text:p>
          </table:table-cell>
          <table:table-cell table:formula="of:=[.B1990]-[.B1989]" office:value-type="float" office:value="866">
            <text:p>86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1857">
            <text:p>11857</text:p>
          </table:table-cell>
          <table:table-cell table:formula="of:=MOD(ROW([.B2006]);16)" office:value-type="float" office:value="6">
            <text:p>6</text:p>
          </table:table-cell>
          <table:table-cell table:formula="of:=[.B1991]-[.B1990]" office:value-type="float" office:value="1291">
            <text:p>129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2715">
            <text:p>12715</text:p>
          </table:table-cell>
          <table:table-cell table:formula="of:=MOD(ROW([.B2007]);16)" office:value-type="float" office:value="7">
            <text:p>7</text:p>
          </table:table-cell>
          <table:table-cell table:formula="of:=[.B1992]-[.B1991]" office:value-type="float" office:value="858">
            <text:p>85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3664">
            <text:p>13664</text:p>
          </table:table-cell>
          <table:table-cell table:formula="of:=MOD(ROW([.B2008]);16)" office:value-type="float" office:value="8">
            <text:p>8</text:p>
          </table:table-cell>
          <table:table-cell table:formula="of:=[.B1993]-[.B1992]" office:value-type="float" office:value="949">
            <text:p>94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4514">
            <text:p>14514</text:p>
          </table:table-cell>
          <table:table-cell table:formula="of:=MOD(ROW([.B2009]);16)" office:value-type="float" office:value="9">
            <text:p>9</text:p>
          </table:table-cell>
          <table:table-cell table:formula="of:=[.B1994]-[.B1993]" office:value-type="float" office:value="850">
            <text:p>85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5363">
            <text:p>15363</text:p>
          </table:table-cell>
          <table:table-cell table:formula="of:=MOD(ROW([.B2010]);16)" office:value-type="float" office:value="10">
            <text:p>10</text:p>
          </table:table-cell>
          <table:table-cell table:formula="of:=[.B1995]-[.B1994]" office:value-type="float" office:value="849">
            <text:p>84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5863">
            <text:p>15863</text:p>
          </table:table-cell>
          <table:table-cell table:formula="of:=MOD(ROW([.B2011]);16)" office:value-type="float" office:value="11">
            <text:p>11</text:p>
          </table:table-cell>
          <table:table-cell table:formula="of:=[.B1996]-[.B1995]" office:value-type="float" office:value="500">
            <text:p>50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6719">
            <text:p>16719</text:p>
          </table:table-cell>
          <table:table-cell table:formula="of:=MOD(ROW([.B2012]);16)" office:value-type="float" office:value="12">
            <text:p>12</text:p>
          </table:table-cell>
          <table:table-cell table:formula="of:=[.B1997]-[.B1996]" office:value-type="float" office:value="856">
            <text:p>85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7807">
            <text:p>17807</text:p>
          </table:table-cell>
          <table:table-cell table:formula="of:=MOD(ROW([.B2013]);16)" office:value-type="float" office:value="13">
            <text:p>13</text:p>
          </table:table-cell>
          <table:table-cell table:formula="of:=[.B1998]-[.B1997]" office:value-type="float" office:value="1088">
            <text:p>108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8769">
            <text:p>18769</text:p>
          </table:table-cell>
          <table:table-cell table:formula="of:=MOD(ROW([.B2014]);16)" office:value-type="float" office:value="14">
            <text:p>14</text:p>
          </table:table-cell>
          <table:table-cell table:formula="of:=[.B1999]-[.B1998]" office:value-type="float" office:value="962">
            <text:p>96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9611">
            <text:p>19611</text:p>
          </table:table-cell>
          <table:table-cell table:formula="of:=MOD(ROW([.B2015]);16)" office:value-type="float" office:value="15">
            <text:p>15</text:p>
          </table:table-cell>
          <table:table-cell table:formula="of:=[.B2000]-[.B1999]" office:value-type="float" office:value="842">
            <text:p>84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MOD(ROW([.B2016]);16)" office:value-type="float" office:value="0">
            <text:p>0</text:p>
          </table:table-cell>
          <table:table-cell table:formula="of:=[.B2001]-[.B2000]" office:value-type="float" office:value="-19611">
            <text:p>-1961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636">
            <text:p>7636</text:p>
          </table:table-cell>
          <table:table-cell table:formula="of:=MOD(ROW([.B2017]);16)" office:value-type="float" office:value="1">
            <text:p>1</text:p>
          </table:table-cell>
          <table:table-cell table:formula="of:=[.B2002]-[.B2001]" office:value-type="float" office:value="7636">
            <text:p>763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503">
            <text:p>8503</text:p>
          </table:table-cell>
          <table:table-cell table:formula="of:=MOD(ROW([.B2018]);16)" office:value-type="float" office:value="2">
            <text:p>2</text:p>
          </table:table-cell>
          <table:table-cell table:formula="of:=[.B2003]-[.B2002]" office:value-type="float" office:value="867">
            <text:p>86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354">
            <text:p>9354</text:p>
          </table:table-cell>
          <table:table-cell table:formula="of:=MOD(ROW([.B2019]);16)" office:value-type="float" office:value="3">
            <text:p>3</text:p>
          </table:table-cell>
          <table:table-cell table:formula="of:=[.B2004]-[.B2003]" office:value-type="float" office:value="851">
            <text:p>85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212">
            <text:p>10212</text:p>
          </table:table-cell>
          <table:table-cell table:formula="of:=MOD(ROW([.B2020]);16)" office:value-type="float" office:value="4">
            <text:p>4</text:p>
          </table:table-cell>
          <table:table-cell table:formula="of:=[.B2005]-[.B2004]" office:value-type="float" office:value="858">
            <text:p>85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1071">
            <text:p>11071</text:p>
          </table:table-cell>
          <table:table-cell table:formula="of:=MOD(ROW([.B2021]);16)" office:value-type="float" office:value="5">
            <text:p>5</text:p>
          </table:table-cell>
          <table:table-cell table:formula="of:=[.B2006]-[.B2005]" office:value-type="float" office:value="859">
            <text:p>85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1946">
            <text:p>11946</text:p>
          </table:table-cell>
          <table:table-cell table:formula="of:=MOD(ROW([.B2022]);16)" office:value-type="float" office:value="6">
            <text:p>6</text:p>
          </table:table-cell>
          <table:table-cell table:formula="of:=[.B2007]-[.B2006]" office:value-type="float" office:value="875">
            <text:p>8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2799">
            <text:p>12799</text:p>
          </table:table-cell>
          <table:table-cell table:formula="of:=MOD(ROW([.B2023]);16)" office:value-type="float" office:value="7">
            <text:p>7</text:p>
          </table:table-cell>
          <table:table-cell table:formula="of:=[.B2008]-[.B2007]" office:value-type="float" office:value="853">
            <text:p>85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3644">
            <text:p>13644</text:p>
          </table:table-cell>
          <table:table-cell table:formula="of:=MOD(ROW([.B2024]);16)" office:value-type="float" office:value="8">
            <text:p>8</text:p>
          </table:table-cell>
          <table:table-cell table:formula="of:=[.B2009]-[.B2008]" office:value-type="float" office:value="845">
            <text:p>84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4491">
            <text:p>14491</text:p>
          </table:table-cell>
          <table:table-cell table:formula="of:=MOD(ROW([.B2025]);16)" office:value-type="float" office:value="9">
            <text:p>9</text:p>
          </table:table-cell>
          <table:table-cell table:formula="of:=[.B2010]-[.B2009]" office:value-type="float" office:value="847">
            <text:p>84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5387">
            <text:p>15387</text:p>
          </table:table-cell>
          <table:table-cell table:formula="of:=MOD(ROW([.B2026]);16)" office:value-type="float" office:value="10">
            <text:p>10</text:p>
          </table:table-cell>
          <table:table-cell table:formula="of:=[.B2011]-[.B2010]" office:value-type="float" office:value="896">
            <text:p>89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5463">
            <text:p>15463</text:p>
          </table:table-cell>
          <table:table-cell table:formula="of:=MOD(ROW([.B2027]);16)" office:value-type="float" office:value="11">
            <text:p>11</text:p>
          </table:table-cell>
          <table:table-cell table:formula="of:=[.B2012]-[.B2011]" office:value-type="float" office:value="76">
            <text:p>7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7082">
            <text:p>17082</text:p>
          </table:table-cell>
          <table:table-cell table:formula="of:=MOD(ROW([.B2028]);16)" office:value-type="float" office:value="12">
            <text:p>12</text:p>
          </table:table-cell>
          <table:table-cell table:formula="of:=[.B2013]-[.B2012]" office:value-type="float" office:value="1619">
            <text:p>161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7934">
            <text:p>17934</text:p>
          </table:table-cell>
          <table:table-cell table:formula="of:=MOD(ROW([.B2029]);16)" office:value-type="float" office:value="13">
            <text:p>13</text:p>
          </table:table-cell>
          <table:table-cell table:formula="of:=[.B2014]-[.B2013]" office:value-type="float" office:value="852">
            <text:p>85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8775">
            <text:p>18775</text:p>
          </table:table-cell>
          <table:table-cell table:formula="of:=MOD(ROW([.B2030]);16)" office:value-type="float" office:value="14">
            <text:p>14</text:p>
          </table:table-cell>
          <table:table-cell table:formula="of:=[.B2015]-[.B2014]" office:value-type="float" office:value="841">
            <text:p>84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9639">
            <text:p>19639</text:p>
          </table:table-cell>
          <table:table-cell table:formula="of:=MOD(ROW([.B2031]);16)" office:value-type="float" office:value="15">
            <text:p>15</text:p>
          </table:table-cell>
          <table:table-cell table:formula="of:=[.B2016]-[.B2015]" office:value-type="float" office:value="864">
            <text:p>86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MOD(ROW([.B2032]);16)" office:value-type="float" office:value="0">
            <text:p>0</text:p>
          </table:table-cell>
          <table:table-cell table:formula="of:=[.B2017]-[.B2016]" office:value-type="float" office:value="-19639">
            <text:p>-1963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666">
            <text:p>7666</text:p>
          </table:table-cell>
          <table:table-cell table:formula="of:=MOD(ROW([.B2033]);16)" office:value-type="float" office:value="1">
            <text:p>1</text:p>
          </table:table-cell>
          <table:table-cell table:formula="of:=[.B2018]-[.B2017]" office:value-type="float" office:value="7666">
            <text:p>766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550">
            <text:p>8550</text:p>
          </table:table-cell>
          <table:table-cell table:formula="of:=MOD(ROW([.B2034]);16)" office:value-type="float" office:value="2">
            <text:p>2</text:p>
          </table:table-cell>
          <table:table-cell table:formula="of:=[.B2019]-[.B2018]" office:value-type="float" office:value="884">
            <text:p>88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416">
            <text:p>9416</text:p>
          </table:table-cell>
          <table:table-cell table:formula="of:=MOD(ROW([.B2035]);16)" office:value-type="float" office:value="3">
            <text:p>3</text:p>
          </table:table-cell>
          <table:table-cell table:formula="of:=[.B2020]-[.B2019]" office:value-type="float" office:value="866">
            <text:p>86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274">
            <text:p>10274</text:p>
          </table:table-cell>
          <table:table-cell table:formula="of:=MOD(ROW([.B2036]);16)" office:value-type="float" office:value="4">
            <text:p>4</text:p>
          </table:table-cell>
          <table:table-cell table:formula="of:=[.B2021]-[.B2020]" office:value-type="float" office:value="858">
            <text:p>85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1275">
            <text:p>11275</text:p>
          </table:table-cell>
          <table:table-cell table:formula="of:=MOD(ROW([.B2037]);16)" office:value-type="float" office:value="5">
            <text:p>5</text:p>
          </table:table-cell>
          <table:table-cell table:formula="of:=[.B2022]-[.B2021]" office:value-type="float" office:value="1001">
            <text:p>100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2896">
            <text:p>12896</text:p>
          </table:table-cell>
          <table:table-cell table:formula="of:=MOD(ROW([.B2038]);16)" office:value-type="float" office:value="6">
            <text:p>6</text:p>
          </table:table-cell>
          <table:table-cell table:formula="of:=[.B2023]-[.B2022]" office:value-type="float" office:value="1621">
            <text:p>162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3740">
            <text:p>13740</text:p>
          </table:table-cell>
          <table:table-cell table:formula="of:=MOD(ROW([.B2039]);16)" office:value-type="float" office:value="7">
            <text:p>7</text:p>
          </table:table-cell>
          <table:table-cell table:formula="of:=[.B2024]-[.B2023]" office:value-type="float" office:value="844">
            <text:p>84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4763">
            <text:p>14763</text:p>
          </table:table-cell>
          <table:table-cell table:formula="of:=MOD(ROW([.B2040]);16)" office:value-type="float" office:value="8">
            <text:p>8</text:p>
          </table:table-cell>
          <table:table-cell table:formula="of:=[.B2025]-[.B2024]" office:value-type="float" office:value="1023">
            <text:p>102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5625">
            <text:p>15625</text:p>
          </table:table-cell>
          <table:table-cell table:formula="of:=MOD(ROW([.B2041]);16)" office:value-type="float" office:value="9">
            <text:p>9</text:p>
          </table:table-cell>
          <table:table-cell table:formula="of:=[.B2026]-[.B2025]" office:value-type="float" office:value="862">
            <text:p>86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6476">
            <text:p>16476</text:p>
          </table:table-cell>
          <table:table-cell table:formula="of:=MOD(ROW([.B2042]);16)" office:value-type="float" office:value="10">
            <text:p>10</text:p>
          </table:table-cell>
          <table:table-cell table:formula="of:=[.B2027]-[.B2026]" office:value-type="float" office:value="851">
            <text:p>85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7324">
            <text:p>17324</text:p>
          </table:table-cell>
          <table:table-cell table:formula="of:=MOD(ROW([.B2043]);16)" office:value-type="float" office:value="11">
            <text:p>11</text:p>
          </table:table-cell>
          <table:table-cell table:formula="of:=[.B2028]-[.B2027]" office:value-type="float" office:value="848">
            <text:p>84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8170">
            <text:p>18170</text:p>
          </table:table-cell>
          <table:table-cell table:formula="of:=MOD(ROW([.B2044]);16)" office:value-type="float" office:value="12">
            <text:p>12</text:p>
          </table:table-cell>
          <table:table-cell table:formula="of:=[.B2029]-[.B2028]" office:value-type="float" office:value="846">
            <text:p>84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8292">
            <text:p>18292</text:p>
          </table:table-cell>
          <table:table-cell table:formula="of:=MOD(ROW([.B2045]);16)" office:value-type="float" office:value="13">
            <text:p>13</text:p>
          </table:table-cell>
          <table:table-cell table:formula="of:=[.B2030]-[.B2029]" office:value-type="float" office:value="122">
            <text:p>12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9740">
            <text:p>19740</text:p>
          </table:table-cell>
          <table:table-cell table:formula="of:=MOD(ROW([.B2046]);16)" office:value-type="float" office:value="14">
            <text:p>14</text:p>
          </table:table-cell>
          <table:table-cell table:formula="of:=[.B2031]-[.B2030]" office:value-type="float" office:value="1448">
            <text:p>144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0583">
            <text:p>20583</text:p>
          </table:table-cell>
          <table:table-cell table:formula="of:=MOD(ROW([.B2047]);16)" office:value-type="float" office:value="15">
            <text:p>15</text:p>
          </table:table-cell>
          <table:table-cell table:formula="of:=[.B2032]-[.B2031]" office:value-type="float" office:value="843">
            <text:p>84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MOD(ROW([.B2048]);16)" office:value-type="float" office:value="0">
            <text:p>0</text:p>
          </table:table-cell>
          <table:table-cell table:formula="of:=[.B2033]-[.B2032]" office:value-type="float" office:value="-20583">
            <text:p>-2058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032">
            <text:p>6032</text:p>
          </table:table-cell>
          <table:table-cell table:formula="of:=MOD(ROW([.B2049]);16)" office:value-type="float" office:value="1">
            <text:p>1</text:p>
          </table:table-cell>
          <table:table-cell table:formula="of:=[.B2034]-[.B2033]" office:value-type="float" office:value="6032">
            <text:p>603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898">
            <text:p>6898</text:p>
          </table:table-cell>
          <table:table-cell table:formula="of:=MOD(ROW([.B2050]);16)" office:value-type="float" office:value="2">
            <text:p>2</text:p>
          </table:table-cell>
          <table:table-cell table:formula="of:=[.B2035]-[.B2034]" office:value-type="float" office:value="866">
            <text:p>86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744">
            <text:p>7744</text:p>
          </table:table-cell>
          <table:table-cell table:formula="of:=MOD(ROW([.B2051]);16)" office:value-type="float" office:value="3">
            <text:p>3</text:p>
          </table:table-cell>
          <table:table-cell table:formula="of:=[.B2036]-[.B2035]" office:value-type="float" office:value="846">
            <text:p>84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599">
            <text:p>8599</text:p>
          </table:table-cell>
          <table:table-cell table:formula="of:=MOD(ROW([.B2052]);16)" office:value-type="float" office:value="4">
            <text:p>4</text:p>
          </table:table-cell>
          <table:table-cell table:formula="of:=[.B2037]-[.B2036]" office:value-type="float" office:value="855">
            <text:p>85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452">
            <text:p>9452</text:p>
          </table:table-cell>
          <table:table-cell table:formula="of:=MOD(ROW([.B2053]);16)" office:value-type="float" office:value="5">
            <text:p>5</text:p>
          </table:table-cell>
          <table:table-cell table:formula="of:=[.B2038]-[.B2037]" office:value-type="float" office:value="853">
            <text:p>85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304">
            <text:p>10304</text:p>
          </table:table-cell>
          <table:table-cell table:formula="of:=MOD(ROW([.B2054]);16)" office:value-type="float" office:value="6">
            <text:p>6</text:p>
          </table:table-cell>
          <table:table-cell table:formula="of:=[.B2039]-[.B2038]" office:value-type="float" office:value="852">
            <text:p>85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1154">
            <text:p>11154</text:p>
          </table:table-cell>
          <table:table-cell table:formula="of:=MOD(ROW([.B2055]);16)" office:value-type="float" office:value="7">
            <text:p>7</text:p>
          </table:table-cell>
          <table:table-cell table:formula="of:=[.B2040]-[.B2039]" office:value-type="float" office:value="850">
            <text:p>85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2006">
            <text:p>12006</text:p>
          </table:table-cell>
          <table:table-cell table:formula="of:=MOD(ROW([.B2056]);16)" office:value-type="float" office:value="8">
            <text:p>8</text:p>
          </table:table-cell>
          <table:table-cell table:formula="of:=[.B2041]-[.B2040]" office:value-type="float" office:value="852">
            <text:p>85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2858">
            <text:p>12858</text:p>
          </table:table-cell>
          <table:table-cell table:formula="of:=MOD(ROW([.B2057]);16)" office:value-type="float" office:value="9">
            <text:p>9</text:p>
          </table:table-cell>
          <table:table-cell table:formula="of:=[.B2042]-[.B2041]" office:value-type="float" office:value="852">
            <text:p>85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3705">
            <text:p>13705</text:p>
          </table:table-cell>
          <table:table-cell table:formula="of:=MOD(ROW([.B2058]);16)" office:value-type="float" office:value="10">
            <text:p>10</text:p>
          </table:table-cell>
          <table:table-cell table:formula="of:=[.B2043]-[.B2042]" office:value-type="float" office:value="847">
            <text:p>84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3753">
            <text:p>13753</text:p>
          </table:table-cell>
          <table:table-cell table:formula="of:=MOD(ROW([.B2059]);16)" office:value-type="float" office:value="11">
            <text:p>11</text:p>
          </table:table-cell>
          <table:table-cell table:formula="of:=[.B2044]-[.B2043]" office:value-type="float" office:value="48">
            <text:p>4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5392">
            <text:p>15392</text:p>
          </table:table-cell>
          <table:table-cell table:formula="of:=MOD(ROW([.B2060]);16)" office:value-type="float" office:value="12">
            <text:p>12</text:p>
          </table:table-cell>
          <table:table-cell table:formula="of:=[.B2045]-[.B2044]" office:value-type="float" office:value="1639">
            <text:p>163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6254">
            <text:p>16254</text:p>
          </table:table-cell>
          <table:table-cell table:formula="of:=MOD(ROW([.B2061]);16)" office:value-type="float" office:value="13">
            <text:p>13</text:p>
          </table:table-cell>
          <table:table-cell table:formula="of:=[.B2046]-[.B2045]" office:value-type="float" office:value="862">
            <text:p>86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7102">
            <text:p>17102</text:p>
          </table:table-cell>
          <table:table-cell table:formula="of:=MOD(ROW([.B2062]);16)" office:value-type="float" office:value="14">
            <text:p>14</text:p>
          </table:table-cell>
          <table:table-cell table:formula="of:=[.B2047]-[.B2046]" office:value-type="float" office:value="848">
            <text:p>84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7958">
            <text:p>17958</text:p>
          </table:table-cell>
          <table:table-cell table:formula="of:=MOD(ROW([.B2063]);16)" office:value-type="float" office:value="15">
            <text:p>15</text:p>
          </table:table-cell>
          <table:table-cell table:formula="of:=[.B2048]-[.B2047]" office:value-type="float" office:value="856">
            <text:p>85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MOD(ROW([.B2064]);16)" office:value-type="float" office:value="0">
            <text:p>0</text:p>
          </table:table-cell>
          <table:table-cell table:formula="of:=[.B2049]-[.B2048]" office:value-type="float" office:value="-17958">
            <text:p>-1795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678">
            <text:p>7678</text:p>
          </table:table-cell>
          <table:table-cell table:formula="of:=MOD(ROW([.B2065]);16)" office:value-type="float" office:value="1">
            <text:p>1</text:p>
          </table:table-cell>
          <table:table-cell table:formula="of:=[.B2050]-[.B2049]" office:value-type="float" office:value="7678">
            <text:p>767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554">
            <text:p>8554</text:p>
          </table:table-cell>
          <table:table-cell table:formula="of:=MOD(ROW([.B2066]);16)" office:value-type="float" office:value="2">
            <text:p>2</text:p>
          </table:table-cell>
          <table:table-cell table:formula="of:=[.B2051]-[.B2050]" office:value-type="float" office:value="876">
            <text:p>87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407">
            <text:p>9407</text:p>
          </table:table-cell>
          <table:table-cell table:formula="of:=MOD(ROW([.B2067]);16)" office:value-type="float" office:value="3">
            <text:p>3</text:p>
          </table:table-cell>
          <table:table-cell table:formula="of:=[.B2052]-[.B2051]" office:value-type="float" office:value="853">
            <text:p>85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272">
            <text:p>10272</text:p>
          </table:table-cell>
          <table:table-cell table:formula="of:=MOD(ROW([.B2068]);16)" office:value-type="float" office:value="4">
            <text:p>4</text:p>
          </table:table-cell>
          <table:table-cell table:formula="of:=[.B2053]-[.B2052]" office:value-type="float" office:value="865">
            <text:p>86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1126">
            <text:p>11126</text:p>
          </table:table-cell>
          <table:table-cell table:formula="of:=MOD(ROW([.B2069]);16)" office:value-type="float" office:value="5">
            <text:p>5</text:p>
          </table:table-cell>
          <table:table-cell table:formula="of:=[.B2054]-[.B2053]" office:value-type="float" office:value="854">
            <text:p>85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1980">
            <text:p>11980</text:p>
          </table:table-cell>
          <table:table-cell table:formula="of:=MOD(ROW([.B2070]);16)" office:value-type="float" office:value="6">
            <text:p>6</text:p>
          </table:table-cell>
          <table:table-cell table:formula="of:=[.B2055]-[.B2054]" office:value-type="float" office:value="854">
            <text:p>85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2840">
            <text:p>12840</text:p>
          </table:table-cell>
          <table:table-cell table:formula="of:=MOD(ROW([.B2071]);16)" office:value-type="float" office:value="7">
            <text:p>7</text:p>
          </table:table-cell>
          <table:table-cell table:formula="of:=[.B2056]-[.B2055]" office:value-type="float" office:value="860">
            <text:p>86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3689">
            <text:p>13689</text:p>
          </table:table-cell>
          <table:table-cell table:formula="of:=MOD(ROW([.B2072]);16)" office:value-type="float" office:value="8">
            <text:p>8</text:p>
          </table:table-cell>
          <table:table-cell table:formula="of:=[.B2057]-[.B2056]" office:value-type="float" office:value="849">
            <text:p>84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4545">
            <text:p>14545</text:p>
          </table:table-cell>
          <table:table-cell table:formula="of:=MOD(ROW([.B2073]);16)" office:value-type="float" office:value="9">
            <text:p>9</text:p>
          </table:table-cell>
          <table:table-cell table:formula="of:=[.B2058]-[.B2057]" office:value-type="float" office:value="856">
            <text:p>85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5397">
            <text:p>15397</text:p>
          </table:table-cell>
          <table:table-cell table:formula="of:=MOD(ROW([.B2074]);16)" office:value-type="float" office:value="10">
            <text:p>10</text:p>
          </table:table-cell>
          <table:table-cell table:formula="of:=[.B2059]-[.B2058]" office:value-type="float" office:value="852">
            <text:p>85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5435">
            <text:p>15435</text:p>
          </table:table-cell>
          <table:table-cell table:formula="of:=MOD(ROW([.B2075]);16)" office:value-type="float" office:value="11">
            <text:p>11</text:p>
          </table:table-cell>
          <table:table-cell table:formula="of:=[.B2060]-[.B2059]" office:value-type="float" office:value="38">
            <text:p>3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7052">
            <text:p>17052</text:p>
          </table:table-cell>
          <table:table-cell table:formula="of:=MOD(ROW([.B2076]);16)" office:value-type="float" office:value="12">
            <text:p>12</text:p>
          </table:table-cell>
          <table:table-cell table:formula="of:=[.B2061]-[.B2060]" office:value-type="float" office:value="1617">
            <text:p>161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7913">
            <text:p>17913</text:p>
          </table:table-cell>
          <table:table-cell table:formula="of:=MOD(ROW([.B2077]);16)" office:value-type="float" office:value="13">
            <text:p>13</text:p>
          </table:table-cell>
          <table:table-cell table:formula="of:=[.B2062]-[.B2061]" office:value-type="float" office:value="861">
            <text:p>86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8760">
            <text:p>18760</text:p>
          </table:table-cell>
          <table:table-cell table:formula="of:=MOD(ROW([.B2078]);16)" office:value-type="float" office:value="14">
            <text:p>14</text:p>
          </table:table-cell>
          <table:table-cell table:formula="of:=[.B2063]-[.B2062]" office:value-type="float" office:value="847">
            <text:p>84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9609">
            <text:p>19609</text:p>
          </table:table-cell>
          <table:table-cell table:formula="of:=MOD(ROW([.B2079]);16)" office:value-type="float" office:value="15">
            <text:p>15</text:p>
          </table:table-cell>
          <table:table-cell table:formula="of:=[.B2064]-[.B2063]" office:value-type="float" office:value="849">
            <text:p>84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MOD(ROW([.B2080]);16)" office:value-type="float" office:value="0">
            <text:p>0</text:p>
          </table:table-cell>
          <table:table-cell table:formula="of:=[.B2065]-[.B2064]" office:value-type="float" office:value="-19609">
            <text:p>-1960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317">
            <text:p>8317</text:p>
          </table:table-cell>
          <table:table-cell table:formula="of:=MOD(ROW([.B2081]);16)" office:value-type="float" office:value="1">
            <text:p>1</text:p>
          </table:table-cell>
          <table:table-cell table:formula="of:=[.B2066]-[.B2065]" office:value-type="float" office:value="8317">
            <text:p>831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180">
            <text:p>9180</text:p>
          </table:table-cell>
          <table:table-cell table:formula="of:=MOD(ROW([.B2082]);16)" office:value-type="float" office:value="2">
            <text:p>2</text:p>
          </table:table-cell>
          <table:table-cell table:formula="of:=[.B2067]-[.B2066]" office:value-type="float" office:value="863">
            <text:p>86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031">
            <text:p>10031</text:p>
          </table:table-cell>
          <table:table-cell table:formula="of:=MOD(ROW([.B2083]);16)" office:value-type="float" office:value="3">
            <text:p>3</text:p>
          </table:table-cell>
          <table:table-cell table:formula="of:=[.B2068]-[.B2067]" office:value-type="float" office:value="851">
            <text:p>85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892">
            <text:p>10892</text:p>
          </table:table-cell>
          <table:table-cell table:formula="of:=MOD(ROW([.B2084]);16)" office:value-type="float" office:value="4">
            <text:p>4</text:p>
          </table:table-cell>
          <table:table-cell table:formula="of:=[.B2069]-[.B2068]" office:value-type="float" office:value="861">
            <text:p>86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1741">
            <text:p>11741</text:p>
          </table:table-cell>
          <table:table-cell table:formula="of:=MOD(ROW([.B2085]);16)" office:value-type="float" office:value="5">
            <text:p>5</text:p>
          </table:table-cell>
          <table:table-cell table:formula="of:=[.B2070]-[.B2069]" office:value-type="float" office:value="849">
            <text:p>84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2596">
            <text:p>12596</text:p>
          </table:table-cell>
          <table:table-cell table:formula="of:=MOD(ROW([.B2086]);16)" office:value-type="float" office:value="6">
            <text:p>6</text:p>
          </table:table-cell>
          <table:table-cell table:formula="of:=[.B2071]-[.B2070]" office:value-type="float" office:value="855">
            <text:p>85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3466">
            <text:p>13466</text:p>
          </table:table-cell>
          <table:table-cell table:formula="of:=MOD(ROW([.B2087]);16)" office:value-type="float" office:value="7">
            <text:p>7</text:p>
          </table:table-cell>
          <table:table-cell table:formula="of:=[.B2072]-[.B2071]" office:value-type="float" office:value="870">
            <text:p>87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4319">
            <text:p>14319</text:p>
          </table:table-cell>
          <table:table-cell table:formula="of:=MOD(ROW([.B2088]);16)" office:value-type="float" office:value="8">
            <text:p>8</text:p>
          </table:table-cell>
          <table:table-cell table:formula="of:=[.B2073]-[.B2072]" office:value-type="float" office:value="853">
            <text:p>85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5167">
            <text:p>15167</text:p>
          </table:table-cell>
          <table:table-cell table:formula="of:=MOD(ROW([.B2089]);16)" office:value-type="float" office:value="9">
            <text:p>9</text:p>
          </table:table-cell>
          <table:table-cell table:formula="of:=[.B2074]-[.B2073]" office:value-type="float" office:value="848">
            <text:p>84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6093">
            <text:p>16093</text:p>
          </table:table-cell>
          <table:table-cell table:formula="of:=MOD(ROW([.B2090]);16)" office:value-type="float" office:value="10">
            <text:p>10</text:p>
          </table:table-cell>
          <table:table-cell table:formula="of:=[.B2075]-[.B2074]" office:value-type="float" office:value="926">
            <text:p>92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6604">
            <text:p>16604</text:p>
          </table:table-cell>
          <table:table-cell table:formula="of:=MOD(ROW([.B2091]);16)" office:value-type="float" office:value="11">
            <text:p>11</text:p>
          </table:table-cell>
          <table:table-cell table:formula="of:=[.B2076]-[.B2075]" office:value-type="float" office:value="511">
            <text:p>51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8179">
            <text:p>18179</text:p>
          </table:table-cell>
          <table:table-cell table:formula="of:=MOD(ROW([.B2092]);16)" office:value-type="float" office:value="12">
            <text:p>12</text:p>
          </table:table-cell>
          <table:table-cell table:formula="of:=[.B2077]-[.B2076]" office:value-type="float" office:value="1575">
            <text:p>15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9030">
            <text:p>19030</text:p>
          </table:table-cell>
          <table:table-cell table:formula="of:=MOD(ROW([.B2093]);16)" office:value-type="float" office:value="13">
            <text:p>13</text:p>
          </table:table-cell>
          <table:table-cell table:formula="of:=[.B2078]-[.B2077]" office:value-type="float" office:value="851">
            <text:p>85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9875">
            <text:p>19875</text:p>
          </table:table-cell>
          <table:table-cell table:formula="of:=MOD(ROW([.B2094]);16)" office:value-type="float" office:value="14">
            <text:p>14</text:p>
          </table:table-cell>
          <table:table-cell table:formula="of:=[.B2079]-[.B2078]" office:value-type="float" office:value="845">
            <text:p>84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0738">
            <text:p>20738</text:p>
          </table:table-cell>
          <table:table-cell table:formula="of:=MOD(ROW([.B2095]);16)" office:value-type="float" office:value="15">
            <text:p>15</text:p>
          </table:table-cell>
          <table:table-cell table:formula="of:=[.B2080]-[.B2079]" office:value-type="float" office:value="863">
            <text:p>86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MOD(ROW([.B2096]);16)" office:value-type="float" office:value="0">
            <text:p>0</text:p>
          </table:table-cell>
          <table:table-cell table:formula="of:=[.B2081]-[.B2080]" office:value-type="float" office:value="-20738">
            <text:p>-2073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264">
            <text:p>8264</text:p>
          </table:table-cell>
          <table:table-cell table:formula="of:=MOD(ROW([.B2097]);16)" office:value-type="float" office:value="1">
            <text:p>1</text:p>
          </table:table-cell>
          <table:table-cell table:formula="of:=[.B2082]-[.B2081]" office:value-type="float" office:value="8264">
            <text:p>826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124">
            <text:p>9124</text:p>
          </table:table-cell>
          <table:table-cell table:formula="of:=MOD(ROW([.B2098]);16)" office:value-type="float" office:value="2">
            <text:p>2</text:p>
          </table:table-cell>
          <table:table-cell table:formula="of:=[.B2083]-[.B2082]" office:value-type="float" office:value="860">
            <text:p>86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975">
            <text:p>9975</text:p>
          </table:table-cell>
          <table:table-cell table:formula="of:=MOD(ROW([.B2099]);16)" office:value-type="float" office:value="3">
            <text:p>3</text:p>
          </table:table-cell>
          <table:table-cell table:formula="of:=[.B2084]-[.B2083]" office:value-type="float" office:value="851">
            <text:p>85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827">
            <text:p>10827</text:p>
          </table:table-cell>
          <table:table-cell table:formula="of:=MOD(ROW([.B2100]);16)" office:value-type="float" office:value="4">
            <text:p>4</text:p>
          </table:table-cell>
          <table:table-cell table:formula="of:=[.B2085]-[.B2084]" office:value-type="float" office:value="852">
            <text:p>85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1687">
            <text:p>11687</text:p>
          </table:table-cell>
          <table:table-cell table:formula="of:=MOD(ROW([.B2101]);16)" office:value-type="float" office:value="5">
            <text:p>5</text:p>
          </table:table-cell>
          <table:table-cell table:formula="of:=[.B2086]-[.B2085]" office:value-type="float" office:value="860">
            <text:p>86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2555">
            <text:p>12555</text:p>
          </table:table-cell>
          <table:table-cell table:formula="of:=MOD(ROW([.B2102]);16)" office:value-type="float" office:value="6">
            <text:p>6</text:p>
          </table:table-cell>
          <table:table-cell table:formula="of:=[.B2087]-[.B2086]" office:value-type="float" office:value="868">
            <text:p>86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3418">
            <text:p>13418</text:p>
          </table:table-cell>
          <table:table-cell table:formula="of:=MOD(ROW([.B2103]);16)" office:value-type="float" office:value="7">
            <text:p>7</text:p>
          </table:table-cell>
          <table:table-cell table:formula="of:=[.B2088]-[.B2087]" office:value-type="float" office:value="863">
            <text:p>86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4265">
            <text:p>14265</text:p>
          </table:table-cell>
          <table:table-cell table:formula="of:=MOD(ROW([.B2104]);16)" office:value-type="float" office:value="8">
            <text:p>8</text:p>
          </table:table-cell>
          <table:table-cell table:formula="of:=[.B2089]-[.B2088]" office:value-type="float" office:value="847">
            <text:p>84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5126">
            <text:p>15126</text:p>
          </table:table-cell>
          <table:table-cell table:formula="of:=MOD(ROW([.B2105]);16)" office:value-type="float" office:value="9">
            <text:p>9</text:p>
          </table:table-cell>
          <table:table-cell table:formula="of:=[.B2090]-[.B2089]" office:value-type="float" office:value="861">
            <text:p>86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5972">
            <text:p>15972</text:p>
          </table:table-cell>
          <table:table-cell table:formula="of:=MOD(ROW([.B2106]);16)" office:value-type="float" office:value="10">
            <text:p>10</text:p>
          </table:table-cell>
          <table:table-cell table:formula="of:=[.B2091]-[.B2090]" office:value-type="float" office:value="846">
            <text:p>84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6061">
            <text:p>16061</text:p>
          </table:table-cell>
          <table:table-cell table:formula="of:=MOD(ROW([.B2107]);16)" office:value-type="float" office:value="11">
            <text:p>11</text:p>
          </table:table-cell>
          <table:table-cell table:formula="of:=[.B2092]-[.B2091]" office:value-type="float" office:value="89">
            <text:p>8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7730">
            <text:p>17730</text:p>
          </table:table-cell>
          <table:table-cell table:formula="of:=MOD(ROW([.B2108]);16)" office:value-type="float" office:value="12">
            <text:p>12</text:p>
          </table:table-cell>
          <table:table-cell table:formula="of:=[.B2093]-[.B2092]" office:value-type="float" office:value="1669">
            <text:p>166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8583">
            <text:p>18583</text:p>
          </table:table-cell>
          <table:table-cell table:formula="of:=MOD(ROW([.B2109]);16)" office:value-type="float" office:value="13">
            <text:p>13</text:p>
          </table:table-cell>
          <table:table-cell table:formula="of:=[.B2094]-[.B2093]" office:value-type="float" office:value="853">
            <text:p>85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9447">
            <text:p>19447</text:p>
          </table:table-cell>
          <table:table-cell table:formula="of:=MOD(ROW([.B2110]);16)" office:value-type="float" office:value="14">
            <text:p>14</text:p>
          </table:table-cell>
          <table:table-cell table:formula="of:=[.B2095]-[.B2094]" office:value-type="float" office:value="864">
            <text:p>86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0295">
            <text:p>20295</text:p>
          </table:table-cell>
          <table:table-cell table:formula="of:=MOD(ROW([.B2111]);16)" office:value-type="float" office:value="15">
            <text:p>15</text:p>
          </table:table-cell>
          <table:table-cell table:formula="of:=[.B2096]-[.B2095]" office:value-type="float" office:value="848">
            <text:p>84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MOD(ROW([.B2112]);16)" office:value-type="float" office:value="0">
            <text:p>0</text:p>
          </table:table-cell>
          <table:table-cell table:formula="of:=[.B2097]-[.B2096]" office:value-type="float" office:value="-20295">
            <text:p>-2029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154">
            <text:p>8154</text:p>
          </table:table-cell>
          <table:table-cell table:formula="of:=MOD(ROW([.B2113]);16)" office:value-type="float" office:value="1">
            <text:p>1</text:p>
          </table:table-cell>
          <table:table-cell table:formula="of:=[.B2098]-[.B2097]" office:value-type="float" office:value="8154">
            <text:p>815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036">
            <text:p>9036</text:p>
          </table:table-cell>
          <table:table-cell table:formula="of:=MOD(ROW([.B2114]);16)" office:value-type="float" office:value="2">
            <text:p>2</text:p>
          </table:table-cell>
          <table:table-cell table:formula="of:=[.B2099]-[.B2098]" office:value-type="float" office:value="882">
            <text:p>88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893">
            <text:p>9893</text:p>
          </table:table-cell>
          <table:table-cell table:formula="of:=MOD(ROW([.B2115]);16)" office:value-type="float" office:value="3">
            <text:p>3</text:p>
          </table:table-cell>
          <table:table-cell table:formula="of:=[.B2100]-[.B2099]" office:value-type="float" office:value="857">
            <text:p>85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757">
            <text:p>10757</text:p>
          </table:table-cell>
          <table:table-cell table:formula="of:=MOD(ROW([.B2116]);16)" office:value-type="float" office:value="4">
            <text:p>4</text:p>
          </table:table-cell>
          <table:table-cell table:formula="of:=[.B2101]-[.B2100]" office:value-type="float" office:value="864">
            <text:p>86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1616">
            <text:p>11616</text:p>
          </table:table-cell>
          <table:table-cell table:formula="of:=MOD(ROW([.B2117]);16)" office:value-type="float" office:value="5">
            <text:p>5</text:p>
          </table:table-cell>
          <table:table-cell table:formula="of:=[.B2102]-[.B2101]" office:value-type="float" office:value="859">
            <text:p>85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2474">
            <text:p>12474</text:p>
          </table:table-cell>
          <table:table-cell table:formula="of:=MOD(ROW([.B2118]);16)" office:value-type="float" office:value="6">
            <text:p>6</text:p>
          </table:table-cell>
          <table:table-cell table:formula="of:=[.B2103]-[.B2102]" office:value-type="float" office:value="858">
            <text:p>85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3327">
            <text:p>13327</text:p>
          </table:table-cell>
          <table:table-cell table:formula="of:=MOD(ROW([.B2119]);16)" office:value-type="float" office:value="7">
            <text:p>7</text:p>
          </table:table-cell>
          <table:table-cell table:formula="of:=[.B2104]-[.B2103]" office:value-type="float" office:value="853">
            <text:p>85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4185">
            <text:p>14185</text:p>
          </table:table-cell>
          <table:table-cell table:formula="of:=MOD(ROW([.B2120]);16)" office:value-type="float" office:value="8">
            <text:p>8</text:p>
          </table:table-cell>
          <table:table-cell table:formula="of:=[.B2105]-[.B2104]" office:value-type="float" office:value="858">
            <text:p>85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5042">
            <text:p>15042</text:p>
          </table:table-cell>
          <table:table-cell table:formula="of:=MOD(ROW([.B2121]);16)" office:value-type="float" office:value="9">
            <text:p>9</text:p>
          </table:table-cell>
          <table:table-cell table:formula="of:=[.B2106]-[.B2105]" office:value-type="float" office:value="857">
            <text:p>85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5886">
            <text:p>15886</text:p>
          </table:table-cell>
          <table:table-cell table:formula="of:=MOD(ROW([.B2122]);16)" office:value-type="float" office:value="10">
            <text:p>10</text:p>
          </table:table-cell>
          <table:table-cell table:formula="of:=[.B2107]-[.B2106]" office:value-type="float" office:value="844">
            <text:p>84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5927">
            <text:p>15927</text:p>
          </table:table-cell>
          <table:table-cell table:formula="of:=MOD(ROW([.B2123]);16)" office:value-type="float" office:value="11">
            <text:p>11</text:p>
          </table:table-cell>
          <table:table-cell table:formula="of:=[.B2108]-[.B2107]" office:value-type="float" office:value="41">
            <text:p>4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7651">
            <text:p>17651</text:p>
          </table:table-cell>
          <table:table-cell table:formula="of:=MOD(ROW([.B2124]);16)" office:value-type="float" office:value="12">
            <text:p>12</text:p>
          </table:table-cell>
          <table:table-cell table:formula="of:=[.B2109]-[.B2108]" office:value-type="float" office:value="1724">
            <text:p>172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8497">
            <text:p>18497</text:p>
          </table:table-cell>
          <table:table-cell table:formula="of:=MOD(ROW([.B2125]);16)" office:value-type="float" office:value="13">
            <text:p>13</text:p>
          </table:table-cell>
          <table:table-cell table:formula="of:=[.B2110]-[.B2109]" office:value-type="float" office:value="846">
            <text:p>84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9341">
            <text:p>19341</text:p>
          </table:table-cell>
          <table:table-cell table:formula="of:=MOD(ROW([.B2126]);16)" office:value-type="float" office:value="14">
            <text:p>14</text:p>
          </table:table-cell>
          <table:table-cell table:formula="of:=[.B2111]-[.B2110]" office:value-type="float" office:value="844">
            <text:p>84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0189">
            <text:p>20189</text:p>
          </table:table-cell>
          <table:table-cell table:formula="of:=MOD(ROW([.B2127]);16)" office:value-type="float" office:value="15">
            <text:p>15</text:p>
          </table:table-cell>
          <table:table-cell table:formula="of:=[.B2112]-[.B2111]" office:value-type="float" office:value="848">
            <text:p>84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MOD(ROW([.B2128]);16)" office:value-type="float" office:value="0">
            <text:p>0</text:p>
          </table:table-cell>
          <table:table-cell table:formula="of:=[.B2113]-[.B2112]" office:value-type="float" office:value="-20189">
            <text:p>-2018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330">
            <text:p>8330</text:p>
          </table:table-cell>
          <table:table-cell table:formula="of:=MOD(ROW([.B2129]);16)" office:value-type="float" office:value="1">
            <text:p>1</text:p>
          </table:table-cell>
          <table:table-cell table:formula="of:=[.B2114]-[.B2113]" office:value-type="float" office:value="8330">
            <text:p>833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190">
            <text:p>9190</text:p>
          </table:table-cell>
          <table:table-cell table:formula="of:=MOD(ROW([.B2130]);16)" office:value-type="float" office:value="2">
            <text:p>2</text:p>
          </table:table-cell>
          <table:table-cell table:formula="of:=[.B2115]-[.B2114]" office:value-type="float" office:value="860">
            <text:p>86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050">
            <text:p>10050</text:p>
          </table:table-cell>
          <table:table-cell table:formula="of:=MOD(ROW([.B2131]);16)" office:value-type="float" office:value="3">
            <text:p>3</text:p>
          </table:table-cell>
          <table:table-cell table:formula="of:=[.B2116]-[.B2115]" office:value-type="float" office:value="860">
            <text:p>86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898">
            <text:p>10898</text:p>
          </table:table-cell>
          <table:table-cell table:formula="of:=MOD(ROW([.B2132]);16)" office:value-type="float" office:value="4">
            <text:p>4</text:p>
          </table:table-cell>
          <table:table-cell table:formula="of:=[.B2117]-[.B2116]" office:value-type="float" office:value="848">
            <text:p>84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1759">
            <text:p>11759</text:p>
          </table:table-cell>
          <table:table-cell table:formula="of:=MOD(ROW([.B2133]);16)" office:value-type="float" office:value="5">
            <text:p>5</text:p>
          </table:table-cell>
          <table:table-cell table:formula="of:=[.B2118]-[.B2117]" office:value-type="float" office:value="861">
            <text:p>86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2617">
            <text:p>12617</text:p>
          </table:table-cell>
          <table:table-cell table:formula="of:=MOD(ROW([.B2134]);16)" office:value-type="float" office:value="6">
            <text:p>6</text:p>
          </table:table-cell>
          <table:table-cell table:formula="of:=[.B2119]-[.B2118]" office:value-type="float" office:value="858">
            <text:p>85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3478">
            <text:p>13478</text:p>
          </table:table-cell>
          <table:table-cell table:formula="of:=MOD(ROW([.B2135]);16)" office:value-type="float" office:value="7">
            <text:p>7</text:p>
          </table:table-cell>
          <table:table-cell table:formula="of:=[.B2120]-[.B2119]" office:value-type="float" office:value="861">
            <text:p>86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4335">
            <text:p>14335</text:p>
          </table:table-cell>
          <table:table-cell table:formula="of:=MOD(ROW([.B2136]);16)" office:value-type="float" office:value="8">
            <text:p>8</text:p>
          </table:table-cell>
          <table:table-cell table:formula="of:=[.B2121]-[.B2120]" office:value-type="float" office:value="857">
            <text:p>85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5181">
            <text:p>15181</text:p>
          </table:table-cell>
          <table:table-cell table:formula="of:=MOD(ROW([.B2137]);16)" office:value-type="float" office:value="9">
            <text:p>9</text:p>
          </table:table-cell>
          <table:table-cell table:formula="of:=[.B2122]-[.B2121]" office:value-type="float" office:value="846">
            <text:p>84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6027">
            <text:p>16027</text:p>
          </table:table-cell>
          <table:table-cell table:formula="of:=MOD(ROW([.B2138]);16)" office:value-type="float" office:value="10">
            <text:p>10</text:p>
          </table:table-cell>
          <table:table-cell table:formula="of:=[.B2123]-[.B2122]" office:value-type="float" office:value="846">
            <text:p>84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6067">
            <text:p>16067</text:p>
          </table:table-cell>
          <table:table-cell table:formula="of:=MOD(ROW([.B2139]);16)" office:value-type="float" office:value="11">
            <text:p>11</text:p>
          </table:table-cell>
          <table:table-cell table:formula="of:=[.B2124]-[.B2123]" office:value-type="float" office:value="40">
            <text:p>4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7725">
            <text:p>17725</text:p>
          </table:table-cell>
          <table:table-cell table:formula="of:=MOD(ROW([.B2140]);16)" office:value-type="float" office:value="12">
            <text:p>12</text:p>
          </table:table-cell>
          <table:table-cell table:formula="of:=[.B2125]-[.B2124]" office:value-type="float" office:value="1658">
            <text:p>165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8596">
            <text:p>18596</text:p>
          </table:table-cell>
          <table:table-cell table:formula="of:=MOD(ROW([.B2141]);16)" office:value-type="float" office:value="13">
            <text:p>13</text:p>
          </table:table-cell>
          <table:table-cell table:formula="of:=[.B2126]-[.B2125]" office:value-type="float" office:value="871">
            <text:p>87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9436">
            <text:p>19436</text:p>
          </table:table-cell>
          <table:table-cell table:formula="of:=MOD(ROW([.B2142]);16)" office:value-type="float" office:value="14">
            <text:p>14</text:p>
          </table:table-cell>
          <table:table-cell table:formula="of:=[.B2127]-[.B2126]" office:value-type="float" office:value="840">
            <text:p>84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0282">
            <text:p>20282</text:p>
          </table:table-cell>
          <table:table-cell table:formula="of:=MOD(ROW([.B2143]);16)" office:value-type="float" office:value="15">
            <text:p>15</text:p>
          </table:table-cell>
          <table:table-cell table:formula="of:=[.B2128]-[.B2127]" office:value-type="float" office:value="846">
            <text:p>84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MOD(ROW([.B2144]);16)" office:value-type="float" office:value="0">
            <text:p>0</text:p>
          </table:table-cell>
          <table:table-cell table:formula="of:=[.B2129]-[.B2128]" office:value-type="float" office:value="-20282">
            <text:p>-2028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286">
            <text:p>8286</text:p>
          </table:table-cell>
          <table:table-cell table:formula="of:=MOD(ROW([.B2145]);16)" office:value-type="float" office:value="1">
            <text:p>1</text:p>
          </table:table-cell>
          <table:table-cell table:formula="of:=[.B2130]-[.B2129]" office:value-type="float" office:value="8286">
            <text:p>828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249">
            <text:p>9249</text:p>
          </table:table-cell>
          <table:table-cell table:formula="of:=MOD(ROW([.B2146]);16)" office:value-type="float" office:value="2">
            <text:p>2</text:p>
          </table:table-cell>
          <table:table-cell table:formula="of:=[.B2131]-[.B2130]" office:value-type="float" office:value="963">
            <text:p>96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117">
            <text:p>10117</text:p>
          </table:table-cell>
          <table:table-cell table:formula="of:=MOD(ROW([.B2147]);16)" office:value-type="float" office:value="3">
            <text:p>3</text:p>
          </table:table-cell>
          <table:table-cell table:formula="of:=[.B2132]-[.B2131]" office:value-type="float" office:value="868">
            <text:p>86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967">
            <text:p>10967</text:p>
          </table:table-cell>
          <table:table-cell table:formula="of:=MOD(ROW([.B2148]);16)" office:value-type="float" office:value="4">
            <text:p>4</text:p>
          </table:table-cell>
          <table:table-cell table:formula="of:=[.B2133]-[.B2132]" office:value-type="float" office:value="850">
            <text:p>85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1822">
            <text:p>11822</text:p>
          </table:table-cell>
          <table:table-cell table:formula="of:=MOD(ROW([.B2149]);16)" office:value-type="float" office:value="5">
            <text:p>5</text:p>
          </table:table-cell>
          <table:table-cell table:formula="of:=[.B2134]-[.B2133]" office:value-type="float" office:value="855">
            <text:p>85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2681">
            <text:p>12681</text:p>
          </table:table-cell>
          <table:table-cell table:formula="of:=MOD(ROW([.B2150]);16)" office:value-type="float" office:value="6">
            <text:p>6</text:p>
          </table:table-cell>
          <table:table-cell table:formula="of:=[.B2135]-[.B2134]" office:value-type="float" office:value="859">
            <text:p>85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3541">
            <text:p>13541</text:p>
          </table:table-cell>
          <table:table-cell table:formula="of:=MOD(ROW([.B2151]);16)" office:value-type="float" office:value="7">
            <text:p>7</text:p>
          </table:table-cell>
          <table:table-cell table:formula="of:=[.B2136]-[.B2135]" office:value-type="float" office:value="860">
            <text:p>86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4397">
            <text:p>14397</text:p>
          </table:table-cell>
          <table:table-cell table:formula="of:=MOD(ROW([.B2152]);16)" office:value-type="float" office:value="8">
            <text:p>8</text:p>
          </table:table-cell>
          <table:table-cell table:formula="of:=[.B2137]-[.B2136]" office:value-type="float" office:value="856">
            <text:p>85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5245">
            <text:p>15245</text:p>
          </table:table-cell>
          <table:table-cell table:formula="of:=MOD(ROW([.B2153]);16)" office:value-type="float" office:value="9">
            <text:p>9</text:p>
          </table:table-cell>
          <table:table-cell table:formula="of:=[.B2138]-[.B2137]" office:value-type="float" office:value="848">
            <text:p>84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6097">
            <text:p>16097</text:p>
          </table:table-cell>
          <table:table-cell table:formula="of:=MOD(ROW([.B2154]);16)" office:value-type="float" office:value="10">
            <text:p>10</text:p>
          </table:table-cell>
          <table:table-cell table:formula="of:=[.B2139]-[.B2138]" office:value-type="float" office:value="852">
            <text:p>85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6141">
            <text:p>16141</text:p>
          </table:table-cell>
          <table:table-cell table:formula="of:=MOD(ROW([.B2155]);16)" office:value-type="float" office:value="11">
            <text:p>11</text:p>
          </table:table-cell>
          <table:table-cell table:formula="of:=[.B2140]-[.B2139]" office:value-type="float" office:value="44">
            <text:p>4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7791">
            <text:p>17791</text:p>
          </table:table-cell>
          <table:table-cell table:formula="of:=MOD(ROW([.B2156]);16)" office:value-type="float" office:value="12">
            <text:p>12</text:p>
          </table:table-cell>
          <table:table-cell table:formula="of:=[.B2141]-[.B2140]" office:value-type="float" office:value="1650">
            <text:p>165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8643">
            <text:p>18643</text:p>
          </table:table-cell>
          <table:table-cell table:formula="of:=MOD(ROW([.B2157]);16)" office:value-type="float" office:value="13">
            <text:p>13</text:p>
          </table:table-cell>
          <table:table-cell table:formula="of:=[.B2142]-[.B2141]" office:value-type="float" office:value="852">
            <text:p>85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9503">
            <text:p>19503</text:p>
          </table:table-cell>
          <table:table-cell table:formula="of:=MOD(ROW([.B2158]);16)" office:value-type="float" office:value="14">
            <text:p>14</text:p>
          </table:table-cell>
          <table:table-cell table:formula="of:=[.B2143]-[.B2142]" office:value-type="float" office:value="860">
            <text:p>86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0359">
            <text:p>20359</text:p>
          </table:table-cell>
          <table:table-cell table:formula="of:=MOD(ROW([.B2159]);16)" office:value-type="float" office:value="15">
            <text:p>15</text:p>
          </table:table-cell>
          <table:table-cell table:formula="of:=[.B2144]-[.B2143]" office:value-type="float" office:value="856">
            <text:p>85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MOD(ROW([.B2160]);16)" office:value-type="float" office:value="0">
            <text:p>0</text:p>
          </table:table-cell>
          <table:table-cell table:formula="of:=[.B2145]-[.B2144]" office:value-type="float" office:value="-20359">
            <text:p>-2035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500">
            <text:p>8500</text:p>
          </table:table-cell>
          <table:table-cell table:formula="of:=MOD(ROW([.B2161]);16)" office:value-type="float" office:value="1">
            <text:p>1</text:p>
          </table:table-cell>
          <table:table-cell table:formula="of:=[.B2146]-[.B2145]" office:value-type="float" office:value="8500">
            <text:p>850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360">
            <text:p>9360</text:p>
          </table:table-cell>
          <table:table-cell table:formula="of:=MOD(ROW([.B2162]);16)" office:value-type="float" office:value="2">
            <text:p>2</text:p>
          </table:table-cell>
          <table:table-cell table:formula="of:=[.B2147]-[.B2146]" office:value-type="float" office:value="860">
            <text:p>86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206">
            <text:p>10206</text:p>
          </table:table-cell>
          <table:table-cell table:formula="of:=MOD(ROW([.B2163]);16)" office:value-type="float" office:value="3">
            <text:p>3</text:p>
          </table:table-cell>
          <table:table-cell table:formula="of:=[.B2148]-[.B2147]" office:value-type="float" office:value="846">
            <text:p>84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1061">
            <text:p>11061</text:p>
          </table:table-cell>
          <table:table-cell table:formula="of:=MOD(ROW([.B2164]);16)" office:value-type="float" office:value="4">
            <text:p>4</text:p>
          </table:table-cell>
          <table:table-cell table:formula="of:=[.B2149]-[.B2148]" office:value-type="float" office:value="855">
            <text:p>85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1920">
            <text:p>11920</text:p>
          </table:table-cell>
          <table:table-cell table:formula="of:=MOD(ROW([.B2165]);16)" office:value-type="float" office:value="5">
            <text:p>5</text:p>
          </table:table-cell>
          <table:table-cell table:formula="of:=[.B2150]-[.B2149]" office:value-type="float" office:value="859">
            <text:p>85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2785">
            <text:p>12785</text:p>
          </table:table-cell>
          <table:table-cell table:formula="of:=MOD(ROW([.B2166]);16)" office:value-type="float" office:value="6">
            <text:p>6</text:p>
          </table:table-cell>
          <table:table-cell table:formula="of:=[.B2151]-[.B2150]" office:value-type="float" office:value="865">
            <text:p>86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3641">
            <text:p>13641</text:p>
          </table:table-cell>
          <table:table-cell table:formula="of:=MOD(ROW([.B2167]);16)" office:value-type="float" office:value="7">
            <text:p>7</text:p>
          </table:table-cell>
          <table:table-cell table:formula="of:=[.B2152]-[.B2151]" office:value-type="float" office:value="856">
            <text:p>85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4486">
            <text:p>14486</text:p>
          </table:table-cell>
          <table:table-cell table:formula="of:=MOD(ROW([.B2168]);16)" office:value-type="float" office:value="8">
            <text:p>8</text:p>
          </table:table-cell>
          <table:table-cell table:formula="of:=[.B2153]-[.B2152]" office:value-type="float" office:value="845">
            <text:p>84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5333">
            <text:p>15333</text:p>
          </table:table-cell>
          <table:table-cell table:formula="of:=MOD(ROW([.B2169]);16)" office:value-type="float" office:value="9">
            <text:p>9</text:p>
          </table:table-cell>
          <table:table-cell table:formula="of:=[.B2154]-[.B2153]" office:value-type="float" office:value="847">
            <text:p>84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6180">
            <text:p>16180</text:p>
          </table:table-cell>
          <table:table-cell table:formula="of:=MOD(ROW([.B2170]);16)" office:value-type="float" office:value="10">
            <text:p>10</text:p>
          </table:table-cell>
          <table:table-cell table:formula="of:=[.B2155]-[.B2154]" office:value-type="float" office:value="847">
            <text:p>84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6226">
            <text:p>16226</text:p>
          </table:table-cell>
          <table:table-cell table:formula="of:=MOD(ROW([.B2171]);16)" office:value-type="float" office:value="11">
            <text:p>11</text:p>
          </table:table-cell>
          <table:table-cell table:formula="of:=[.B2156]-[.B2155]" office:value-type="float" office:value="46">
            <text:p>4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7856">
            <text:p>17856</text:p>
          </table:table-cell>
          <table:table-cell table:formula="of:=MOD(ROW([.B2172]);16)" office:value-type="float" office:value="12">
            <text:p>12</text:p>
          </table:table-cell>
          <table:table-cell table:formula="of:=[.B2157]-[.B2156]" office:value-type="float" office:value="1630">
            <text:p>163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8706">
            <text:p>18706</text:p>
          </table:table-cell>
          <table:table-cell table:formula="of:=MOD(ROW([.B2173]);16)" office:value-type="float" office:value="13">
            <text:p>13</text:p>
          </table:table-cell>
          <table:table-cell table:formula="of:=[.B2158]-[.B2157]" office:value-type="float" office:value="850">
            <text:p>85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9572">
            <text:p>19572</text:p>
          </table:table-cell>
          <table:table-cell table:formula="of:=MOD(ROW([.B2174]);16)" office:value-type="float" office:value="14">
            <text:p>14</text:p>
          </table:table-cell>
          <table:table-cell table:formula="of:=[.B2159]-[.B2158]" office:value-type="float" office:value="866">
            <text:p>86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0431">
            <text:p>20431</text:p>
          </table:table-cell>
          <table:table-cell table:formula="of:=MOD(ROW([.B2175]);16)" office:value-type="float" office:value="15">
            <text:p>15</text:p>
          </table:table-cell>
          <table:table-cell table:formula="of:=[.B2160]-[.B2159]" office:value-type="float" office:value="859">
            <text:p>85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MOD(ROW([.B2176]);16)" office:value-type="float" office:value="0">
            <text:p>0</text:p>
          </table:table-cell>
          <table:table-cell table:formula="of:=[.B2161]-[.B2160]" office:value-type="float" office:value="-20431">
            <text:p>-2043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223">
            <text:p>8223</text:p>
          </table:table-cell>
          <table:table-cell table:formula="of:=MOD(ROW([.B2177]);16)" office:value-type="float" office:value="1">
            <text:p>1</text:p>
          </table:table-cell>
          <table:table-cell table:formula="of:=[.B2162]-[.B2161]" office:value-type="float" office:value="8223">
            <text:p>822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099">
            <text:p>9099</text:p>
          </table:table-cell>
          <table:table-cell table:formula="of:=MOD(ROW([.B2178]);16)" office:value-type="float" office:value="2">
            <text:p>2</text:p>
          </table:table-cell>
          <table:table-cell table:formula="of:=[.B2163]-[.B2162]" office:value-type="float" office:value="876">
            <text:p>87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946">
            <text:p>9946</text:p>
          </table:table-cell>
          <table:table-cell table:formula="of:=MOD(ROW([.B2179]);16)" office:value-type="float" office:value="3">
            <text:p>3</text:p>
          </table:table-cell>
          <table:table-cell table:formula="of:=[.B2164]-[.B2163]" office:value-type="float" office:value="847">
            <text:p>84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1283">
            <text:p>11283</text:p>
          </table:table-cell>
          <table:table-cell table:formula="of:=MOD(ROW([.B2180]);16)" office:value-type="float" office:value="4">
            <text:p>4</text:p>
          </table:table-cell>
          <table:table-cell table:formula="of:=[.B2165]-[.B2164]" office:value-type="float" office:value="1337">
            <text:p>133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2134">
            <text:p>12134</text:p>
          </table:table-cell>
          <table:table-cell table:formula="of:=MOD(ROW([.B2181]);16)" office:value-type="float" office:value="5">
            <text:p>5</text:p>
          </table:table-cell>
          <table:table-cell table:formula="of:=[.B2166]-[.B2165]" office:value-type="float" office:value="851">
            <text:p>85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3702">
            <text:p>13702</text:p>
          </table:table-cell>
          <table:table-cell table:formula="of:=MOD(ROW([.B2182]);16)" office:value-type="float" office:value="6">
            <text:p>6</text:p>
          </table:table-cell>
          <table:table-cell table:formula="of:=[.B2167]-[.B2166]" office:value-type="float" office:value="1568">
            <text:p>156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4552">
            <text:p>14552</text:p>
          </table:table-cell>
          <table:table-cell table:formula="of:=MOD(ROW([.B2183]);16)" office:value-type="float" office:value="7">
            <text:p>7</text:p>
          </table:table-cell>
          <table:table-cell table:formula="of:=[.B2168]-[.B2167]" office:value-type="float" office:value="850">
            <text:p>85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5438">
            <text:p>15438</text:p>
          </table:table-cell>
          <table:table-cell table:formula="of:=MOD(ROW([.B2184]);16)" office:value-type="float" office:value="8">
            <text:p>8</text:p>
          </table:table-cell>
          <table:table-cell table:formula="of:=[.B2169]-[.B2168]" office:value-type="float" office:value="886">
            <text:p>88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6301">
            <text:p>16301</text:p>
          </table:table-cell>
          <table:table-cell table:formula="of:=MOD(ROW([.B2185]);16)" office:value-type="float" office:value="9">
            <text:p>9</text:p>
          </table:table-cell>
          <table:table-cell table:formula="of:=[.B2170]-[.B2169]" office:value-type="float" office:value="863">
            <text:p>86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7148">
            <text:p>17148</text:p>
          </table:table-cell>
          <table:table-cell table:formula="of:=MOD(ROW([.B2186]);16)" office:value-type="float" office:value="10">
            <text:p>10</text:p>
          </table:table-cell>
          <table:table-cell table:formula="of:=[.B2171]-[.B2170]" office:value-type="float" office:value="847">
            <text:p>84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8003">
            <text:p>18003</text:p>
          </table:table-cell>
          <table:table-cell table:formula="of:=MOD(ROW([.B2187]);16)" office:value-type="float" office:value="11">
            <text:p>11</text:p>
          </table:table-cell>
          <table:table-cell table:formula="of:=[.B2172]-[.B2171]" office:value-type="float" office:value="855">
            <text:p>85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8855">
            <text:p>18855</text:p>
          </table:table-cell>
          <table:table-cell table:formula="of:=MOD(ROW([.B2188]);16)" office:value-type="float" office:value="12">
            <text:p>12</text:p>
          </table:table-cell>
          <table:table-cell table:formula="of:=[.B2173]-[.B2172]" office:value-type="float" office:value="852">
            <text:p>85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8952">
            <text:p>18952</text:p>
          </table:table-cell>
          <table:table-cell table:formula="of:=MOD(ROW([.B2189]);16)" office:value-type="float" office:value="13">
            <text:p>13</text:p>
          </table:table-cell>
          <table:table-cell table:formula="of:=[.B2174]-[.B2173]" office:value-type="float" office:value="97">
            <text:p>9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0537">
            <text:p>20537</text:p>
          </table:table-cell>
          <table:table-cell table:formula="of:=MOD(ROW([.B2190]);16)" office:value-type="float" office:value="14">
            <text:p>14</text:p>
          </table:table-cell>
          <table:table-cell table:formula="of:=[.B2175]-[.B2174]" office:value-type="float" office:value="1585">
            <text:p>158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1381">
            <text:p>21381</text:p>
          </table:table-cell>
          <table:table-cell table:formula="of:=MOD(ROW([.B2191]);16)" office:value-type="float" office:value="15">
            <text:p>15</text:p>
          </table:table-cell>
          <table:table-cell table:formula="of:=[.B2176]-[.B2175]" office:value-type="float" office:value="844">
            <text:p>84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MOD(ROW([.B2192]);16)" office:value-type="float" office:value="0">
            <text:p>0</text:p>
          </table:table-cell>
          <table:table-cell table:formula="of:=[.B2177]-[.B2176]" office:value-type="float" office:value="-21381">
            <text:p>-2138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219">
            <text:p>8219</text:p>
          </table:table-cell>
          <table:table-cell table:formula="of:=MOD(ROW([.B2193]);16)" office:value-type="float" office:value="1">
            <text:p>1</text:p>
          </table:table-cell>
          <table:table-cell table:formula="of:=[.B2178]-[.B2177]" office:value-type="float" office:value="8219">
            <text:p>821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084">
            <text:p>9084</text:p>
          </table:table-cell>
          <table:table-cell table:formula="of:=MOD(ROW([.B2194]);16)" office:value-type="float" office:value="2">
            <text:p>2</text:p>
          </table:table-cell>
          <table:table-cell table:formula="of:=[.B2179]-[.B2178]" office:value-type="float" office:value="865">
            <text:p>86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938">
            <text:p>9938</text:p>
          </table:table-cell>
          <table:table-cell table:formula="of:=MOD(ROW([.B2195]);16)" office:value-type="float" office:value="3">
            <text:p>3</text:p>
          </table:table-cell>
          <table:table-cell table:formula="of:=[.B2180]-[.B2179]" office:value-type="float" office:value="854">
            <text:p>85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791">
            <text:p>10791</text:p>
          </table:table-cell>
          <table:table-cell table:formula="of:=MOD(ROW([.B2196]);16)" office:value-type="float" office:value="4">
            <text:p>4</text:p>
          </table:table-cell>
          <table:table-cell table:formula="of:=[.B2181]-[.B2180]" office:value-type="float" office:value="853">
            <text:p>85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1654">
            <text:p>11654</text:p>
          </table:table-cell>
          <table:table-cell table:formula="of:=MOD(ROW([.B2197]);16)" office:value-type="float" office:value="5">
            <text:p>5</text:p>
          </table:table-cell>
          <table:table-cell table:formula="of:=[.B2182]-[.B2181]" office:value-type="float" office:value="863">
            <text:p>86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2527">
            <text:p>12527</text:p>
          </table:table-cell>
          <table:table-cell table:formula="of:=MOD(ROW([.B2198]);16)" office:value-type="float" office:value="6">
            <text:p>6</text:p>
          </table:table-cell>
          <table:table-cell table:formula="of:=[.B2183]-[.B2182]" office:value-type="float" office:value="873">
            <text:p>87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3388">
            <text:p>13388</text:p>
          </table:table-cell>
          <table:table-cell table:formula="of:=MOD(ROW([.B2199]);16)" office:value-type="float" office:value="7">
            <text:p>7</text:p>
          </table:table-cell>
          <table:table-cell table:formula="of:=[.B2184]-[.B2183]" office:value-type="float" office:value="861">
            <text:p>86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4239">
            <text:p>14239</text:p>
          </table:table-cell>
          <table:table-cell table:formula="of:=MOD(ROW([.B2200]);16)" office:value-type="float" office:value="8">
            <text:p>8</text:p>
          </table:table-cell>
          <table:table-cell table:formula="of:=[.B2185]-[.B2184]" office:value-type="float" office:value="851">
            <text:p>85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5092">
            <text:p>15092</text:p>
          </table:table-cell>
          <table:table-cell table:formula="of:=MOD(ROW([.B2201]);16)" office:value-type="float" office:value="9">
            <text:p>9</text:p>
          </table:table-cell>
          <table:table-cell table:formula="of:=[.B2186]-[.B2185]" office:value-type="float" office:value="853">
            <text:p>85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5942">
            <text:p>15942</text:p>
          </table:table-cell>
          <table:table-cell table:formula="of:=MOD(ROW([.B2202]);16)" office:value-type="float" office:value="10">
            <text:p>10</text:p>
          </table:table-cell>
          <table:table-cell table:formula="of:=[.B2187]-[.B2186]" office:value-type="float" office:value="850">
            <text:p>85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6065">
            <text:p>16065</text:p>
          </table:table-cell>
          <table:table-cell table:formula="of:=MOD(ROW([.B2203]);16)" office:value-type="float" office:value="11">
            <text:p>11</text:p>
          </table:table-cell>
          <table:table-cell table:formula="of:=[.B2188]-[.B2187]" office:value-type="float" office:value="123">
            <text:p>12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7774">
            <text:p>17774</text:p>
          </table:table-cell>
          <table:table-cell table:formula="of:=MOD(ROW([.B2204]);16)" office:value-type="float" office:value="12">
            <text:p>12</text:p>
          </table:table-cell>
          <table:table-cell table:formula="of:=[.B2189]-[.B2188]" office:value-type="float" office:value="1709">
            <text:p>170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8625">
            <text:p>18625</text:p>
          </table:table-cell>
          <table:table-cell table:formula="of:=MOD(ROW([.B2205]);16)" office:value-type="float" office:value="13">
            <text:p>13</text:p>
          </table:table-cell>
          <table:table-cell table:formula="of:=[.B2190]-[.B2189]" office:value-type="float" office:value="851">
            <text:p>85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9477">
            <text:p>19477</text:p>
          </table:table-cell>
          <table:table-cell table:formula="of:=MOD(ROW([.B2206]);16)" office:value-type="float" office:value="14">
            <text:p>14</text:p>
          </table:table-cell>
          <table:table-cell table:formula="of:=[.B2191]-[.B2190]" office:value-type="float" office:value="852">
            <text:p>85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0323">
            <text:p>20323</text:p>
          </table:table-cell>
          <table:table-cell table:formula="of:=MOD(ROW([.B2207]);16)" office:value-type="float" office:value="15">
            <text:p>15</text:p>
          </table:table-cell>
          <table:table-cell table:formula="of:=[.B2192]-[.B2191]" office:value-type="float" office:value="846">
            <text:p>84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MOD(ROW([.B2208]);16)" office:value-type="float" office:value="0">
            <text:p>0</text:p>
          </table:table-cell>
          <table:table-cell table:formula="of:=[.B2193]-[.B2192]" office:value-type="float" office:value="-20323">
            <text:p>-2032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721">
            <text:p>8721</text:p>
          </table:table-cell>
          <table:table-cell table:formula="of:=MOD(ROW([.B2209]);16)" office:value-type="float" office:value="1">
            <text:p>1</text:p>
          </table:table-cell>
          <table:table-cell table:formula="of:=[.B2194]-[.B2193]" office:value-type="float" office:value="8721">
            <text:p>872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582">
            <text:p>9582</text:p>
          </table:table-cell>
          <table:table-cell table:formula="of:=MOD(ROW([.B2210]);16)" office:value-type="float" office:value="2">
            <text:p>2</text:p>
          </table:table-cell>
          <table:table-cell table:formula="of:=[.B2195]-[.B2194]" office:value-type="float" office:value="861">
            <text:p>86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429">
            <text:p>10429</text:p>
          </table:table-cell>
          <table:table-cell table:formula="of:=MOD(ROW([.B2211]);16)" office:value-type="float" office:value="3">
            <text:p>3</text:p>
          </table:table-cell>
          <table:table-cell table:formula="of:=[.B2196]-[.B2195]" office:value-type="float" office:value="847">
            <text:p>84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1298">
            <text:p>11298</text:p>
          </table:table-cell>
          <table:table-cell table:formula="of:=MOD(ROW([.B2212]);16)" office:value-type="float" office:value="4">
            <text:p>4</text:p>
          </table:table-cell>
          <table:table-cell table:formula="of:=[.B2197]-[.B2196]" office:value-type="float" office:value="869">
            <text:p>86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2144">
            <text:p>12144</text:p>
          </table:table-cell>
          <table:table-cell table:formula="of:=MOD(ROW([.B2213]);16)" office:value-type="float" office:value="5">
            <text:p>5</text:p>
          </table:table-cell>
          <table:table-cell table:formula="of:=[.B2198]-[.B2197]" office:value-type="float" office:value="846">
            <text:p>84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3003">
            <text:p>13003</text:p>
          </table:table-cell>
          <table:table-cell table:formula="of:=MOD(ROW([.B2214]);16)" office:value-type="float" office:value="6">
            <text:p>6</text:p>
          </table:table-cell>
          <table:table-cell table:formula="of:=[.B2199]-[.B2198]" office:value-type="float" office:value="859">
            <text:p>85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3861">
            <text:p>13861</text:p>
          </table:table-cell>
          <table:table-cell table:formula="of:=MOD(ROW([.B2215]);16)" office:value-type="float" office:value="7">
            <text:p>7</text:p>
          </table:table-cell>
          <table:table-cell table:formula="of:=[.B2200]-[.B2199]" office:value-type="float" office:value="858">
            <text:p>85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4708">
            <text:p>14708</text:p>
          </table:table-cell>
          <table:table-cell table:formula="of:=MOD(ROW([.B2216]);16)" office:value-type="float" office:value="8">
            <text:p>8</text:p>
          </table:table-cell>
          <table:table-cell table:formula="of:=[.B2201]-[.B2200]" office:value-type="float" office:value="847">
            <text:p>84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5556">
            <text:p>15556</text:p>
          </table:table-cell>
          <table:table-cell table:formula="of:=MOD(ROW([.B2217]);16)" office:value-type="float" office:value="9">
            <text:p>9</text:p>
          </table:table-cell>
          <table:table-cell table:formula="of:=[.B2202]-[.B2201]" office:value-type="float" office:value="848">
            <text:p>84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6403">
            <text:p>16403</text:p>
          </table:table-cell>
          <table:table-cell table:formula="of:=MOD(ROW([.B2218]);16)" office:value-type="float" office:value="10">
            <text:p>10</text:p>
          </table:table-cell>
          <table:table-cell table:formula="of:=[.B2203]-[.B2202]" office:value-type="float" office:value="847">
            <text:p>84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6449">
            <text:p>16449</text:p>
          </table:table-cell>
          <table:table-cell table:formula="of:=MOD(ROW([.B2219]);16)" office:value-type="float" office:value="11">
            <text:p>11</text:p>
          </table:table-cell>
          <table:table-cell table:formula="of:=[.B2204]-[.B2203]" office:value-type="float" office:value="46">
            <text:p>4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8179">
            <text:p>18179</text:p>
          </table:table-cell>
          <table:table-cell table:formula="of:=MOD(ROW([.B2220]);16)" office:value-type="float" office:value="12">
            <text:p>12</text:p>
          </table:table-cell>
          <table:table-cell table:formula="of:=[.B2205]-[.B2204]" office:value-type="float" office:value="1730">
            <text:p>173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9049">
            <text:p>19049</text:p>
          </table:table-cell>
          <table:table-cell table:formula="of:=MOD(ROW([.B2221]);16)" office:value-type="float" office:value="13">
            <text:p>13</text:p>
          </table:table-cell>
          <table:table-cell table:formula="of:=[.B2206]-[.B2205]" office:value-type="float" office:value="870">
            <text:p>87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9900">
            <text:p>19900</text:p>
          </table:table-cell>
          <table:table-cell table:formula="of:=MOD(ROW([.B2222]);16)" office:value-type="float" office:value="14">
            <text:p>14</text:p>
          </table:table-cell>
          <table:table-cell table:formula="of:=[.B2207]-[.B2206]" office:value-type="float" office:value="851">
            <text:p>85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0744">
            <text:p>20744</text:p>
          </table:table-cell>
          <table:table-cell table:formula="of:=MOD(ROW([.B2223]);16)" office:value-type="float" office:value="15">
            <text:p>15</text:p>
          </table:table-cell>
          <table:table-cell table:formula="of:=[.B2208]-[.B2207]" office:value-type="float" office:value="844">
            <text:p>84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MOD(ROW([.B2224]);16)" office:value-type="float" office:value="0">
            <text:p>0</text:p>
          </table:table-cell>
          <table:table-cell table:formula="of:=[.B2209]-[.B2208]" office:value-type="float" office:value="-20744">
            <text:p>-2074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176">
            <text:p>6176</text:p>
          </table:table-cell>
          <table:table-cell table:formula="of:=MOD(ROW([.B2225]);16)" office:value-type="float" office:value="1">
            <text:p>1</text:p>
          </table:table-cell>
          <table:table-cell table:formula="of:=[.B2210]-[.B2209]" office:value-type="float" office:value="6176">
            <text:p>617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038">
            <text:p>7038</text:p>
          </table:table-cell>
          <table:table-cell table:formula="of:=MOD(ROW([.B2226]);16)" office:value-type="float" office:value="2">
            <text:p>2</text:p>
          </table:table-cell>
          <table:table-cell table:formula="of:=[.B2211]-[.B2210]" office:value-type="float" office:value="862">
            <text:p>86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883">
            <text:p>7883</text:p>
          </table:table-cell>
          <table:table-cell table:formula="of:=MOD(ROW([.B2227]);16)" office:value-type="float" office:value="3">
            <text:p>3</text:p>
          </table:table-cell>
          <table:table-cell table:formula="of:=[.B2212]-[.B2211]" office:value-type="float" office:value="845">
            <text:p>84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731">
            <text:p>8731</text:p>
          </table:table-cell>
          <table:table-cell table:formula="of:=MOD(ROW([.B2228]);16)" office:value-type="float" office:value="4">
            <text:p>4</text:p>
          </table:table-cell>
          <table:table-cell table:formula="of:=[.B2213]-[.B2212]" office:value-type="float" office:value="848">
            <text:p>84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587">
            <text:p>9587</text:p>
          </table:table-cell>
          <table:table-cell table:formula="of:=MOD(ROW([.B2229]);16)" office:value-type="float" office:value="5">
            <text:p>5</text:p>
          </table:table-cell>
          <table:table-cell table:formula="of:=[.B2214]-[.B2213]" office:value-type="float" office:value="856">
            <text:p>85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442">
            <text:p>10442</text:p>
          </table:table-cell>
          <table:table-cell table:formula="of:=MOD(ROW([.B2230]);16)" office:value-type="float" office:value="6">
            <text:p>6</text:p>
          </table:table-cell>
          <table:table-cell table:formula="of:=[.B2215]-[.B2214]" office:value-type="float" office:value="855">
            <text:p>85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1301">
            <text:p>11301</text:p>
          </table:table-cell>
          <table:table-cell table:formula="of:=MOD(ROW([.B2231]);16)" office:value-type="float" office:value="7">
            <text:p>7</text:p>
          </table:table-cell>
          <table:table-cell table:formula="of:=[.B2216]-[.B2215]" office:value-type="float" office:value="859">
            <text:p>85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2150">
            <text:p>12150</text:p>
          </table:table-cell>
          <table:table-cell table:formula="of:=MOD(ROW([.B2232]);16)" office:value-type="float" office:value="8">
            <text:p>8</text:p>
          </table:table-cell>
          <table:table-cell table:formula="of:=[.B2217]-[.B2216]" office:value-type="float" office:value="849">
            <text:p>84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3003">
            <text:p>13003</text:p>
          </table:table-cell>
          <table:table-cell table:formula="of:=MOD(ROW([.B2233]);16)" office:value-type="float" office:value="9">
            <text:p>9</text:p>
          </table:table-cell>
          <table:table-cell table:formula="of:=[.B2218]-[.B2217]" office:value-type="float" office:value="853">
            <text:p>85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3852">
            <text:p>13852</text:p>
          </table:table-cell>
          <table:table-cell table:formula="of:=MOD(ROW([.B2234]);16)" office:value-type="float" office:value="10">
            <text:p>10</text:p>
          </table:table-cell>
          <table:table-cell table:formula="of:=[.B2219]-[.B2218]" office:value-type="float" office:value="849">
            <text:p>84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3891">
            <text:p>13891</text:p>
          </table:table-cell>
          <table:table-cell table:formula="of:=MOD(ROW([.B2235]);16)" office:value-type="float" office:value="11">
            <text:p>11</text:p>
          </table:table-cell>
          <table:table-cell table:formula="of:=[.B2220]-[.B2219]" office:value-type="float" office:value="39">
            <text:p>3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5554">
            <text:p>15554</text:p>
          </table:table-cell>
          <table:table-cell table:formula="of:=MOD(ROW([.B2236]);16)" office:value-type="float" office:value="12">
            <text:p>12</text:p>
          </table:table-cell>
          <table:table-cell table:formula="of:=[.B2221]-[.B2220]" office:value-type="float" office:value="1663">
            <text:p>166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6400">
            <text:p>16400</text:p>
          </table:table-cell>
          <table:table-cell table:formula="of:=MOD(ROW([.B2237]);16)" office:value-type="float" office:value="13">
            <text:p>13</text:p>
          </table:table-cell>
          <table:table-cell table:formula="of:=[.B2222]-[.B2221]" office:value-type="float" office:value="846">
            <text:p>84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7241">
            <text:p>17241</text:p>
          </table:table-cell>
          <table:table-cell table:formula="of:=MOD(ROW([.B2238]);16)" office:value-type="float" office:value="14">
            <text:p>14</text:p>
          </table:table-cell>
          <table:table-cell table:formula="of:=[.B2223]-[.B2222]" office:value-type="float" office:value="841">
            <text:p>84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8092">
            <text:p>18092</text:p>
          </table:table-cell>
          <table:table-cell table:formula="of:=MOD(ROW([.B2239]);16)" office:value-type="float" office:value="15">
            <text:p>15</text:p>
          </table:table-cell>
          <table:table-cell table:formula="of:=[.B2224]-[.B2223]" office:value-type="float" office:value="851">
            <text:p>85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MOD(ROW([.B2240]);16)" office:value-type="float" office:value="0">
            <text:p>0</text:p>
          </table:table-cell>
          <table:table-cell table:formula="of:=[.B2225]-[.B2224]" office:value-type="float" office:value="-18092">
            <text:p>-1809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155">
            <text:p>8155</text:p>
          </table:table-cell>
          <table:table-cell table:formula="of:=MOD(ROW([.B2241]);16)" office:value-type="float" office:value="1">
            <text:p>1</text:p>
          </table:table-cell>
          <table:table-cell table:formula="of:=[.B2226]-[.B2225]" office:value-type="float" office:value="8155">
            <text:p>815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033">
            <text:p>9033</text:p>
          </table:table-cell>
          <table:table-cell table:formula="of:=MOD(ROW([.B2242]);16)" office:value-type="float" office:value="2">
            <text:p>2</text:p>
          </table:table-cell>
          <table:table-cell table:formula="of:=[.B2227]-[.B2226]" office:value-type="float" office:value="878">
            <text:p>87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883">
            <text:p>9883</text:p>
          </table:table-cell>
          <table:table-cell table:formula="of:=MOD(ROW([.B2243]);16)" office:value-type="float" office:value="3">
            <text:p>3</text:p>
          </table:table-cell>
          <table:table-cell table:formula="of:=[.B2228]-[.B2227]" office:value-type="float" office:value="850">
            <text:p>85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743">
            <text:p>10743</text:p>
          </table:table-cell>
          <table:table-cell table:formula="of:=MOD(ROW([.B2244]);16)" office:value-type="float" office:value="4">
            <text:p>4</text:p>
          </table:table-cell>
          <table:table-cell table:formula="of:=[.B2229]-[.B2228]" office:value-type="float" office:value="860">
            <text:p>86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1602">
            <text:p>11602</text:p>
          </table:table-cell>
          <table:table-cell table:formula="of:=MOD(ROW([.B2245]);16)" office:value-type="float" office:value="5">
            <text:p>5</text:p>
          </table:table-cell>
          <table:table-cell table:formula="of:=[.B2230]-[.B2229]" office:value-type="float" office:value="859">
            <text:p>85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2459">
            <text:p>12459</text:p>
          </table:table-cell>
          <table:table-cell table:formula="of:=MOD(ROW([.B2246]);16)" office:value-type="float" office:value="6">
            <text:p>6</text:p>
          </table:table-cell>
          <table:table-cell table:formula="of:=[.B2231]-[.B2230]" office:value-type="float" office:value="857">
            <text:p>85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3316">
            <text:p>13316</text:p>
          </table:table-cell>
          <table:table-cell table:formula="of:=MOD(ROW([.B2247]);16)" office:value-type="float" office:value="7">
            <text:p>7</text:p>
          </table:table-cell>
          <table:table-cell table:formula="of:=[.B2232]-[.B2231]" office:value-type="float" office:value="857">
            <text:p>85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4174">
            <text:p>14174</text:p>
          </table:table-cell>
          <table:table-cell table:formula="of:=MOD(ROW([.B2248]);16)" office:value-type="float" office:value="8">
            <text:p>8</text:p>
          </table:table-cell>
          <table:table-cell table:formula="of:=[.B2233]-[.B2232]" office:value-type="float" office:value="858">
            <text:p>85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5025">
            <text:p>15025</text:p>
          </table:table-cell>
          <table:table-cell table:formula="of:=MOD(ROW([.B2249]);16)" office:value-type="float" office:value="9">
            <text:p>9</text:p>
          </table:table-cell>
          <table:table-cell table:formula="of:=[.B2234]-[.B2233]" office:value-type="float" office:value="851">
            <text:p>85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5888">
            <text:p>15888</text:p>
          </table:table-cell>
          <table:table-cell table:formula="of:=MOD(ROW([.B2250]);16)" office:value-type="float" office:value="10">
            <text:p>10</text:p>
          </table:table-cell>
          <table:table-cell table:formula="of:=[.B2235]-[.B2234]" office:value-type="float" office:value="863">
            <text:p>86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5958">
            <text:p>15958</text:p>
          </table:table-cell>
          <table:table-cell table:formula="of:=MOD(ROW([.B2251]);16)" office:value-type="float" office:value="11">
            <text:p>11</text:p>
          </table:table-cell>
          <table:table-cell table:formula="of:=[.B2236]-[.B2235]" office:value-type="float" office:value="70">
            <text:p>7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8310">
            <text:p>18310</text:p>
          </table:table-cell>
          <table:table-cell table:formula="of:=MOD(ROW([.B2252]);16)" office:value-type="float" office:value="12">
            <text:p>12</text:p>
          </table:table-cell>
          <table:table-cell table:formula="of:=[.B2237]-[.B2236]" office:value-type="float" office:value="2352">
            <text:p>235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9162">
            <text:p>19162</text:p>
          </table:table-cell>
          <table:table-cell table:formula="of:=MOD(ROW([.B2253]);16)" office:value-type="float" office:value="13">
            <text:p>13</text:p>
          </table:table-cell>
          <table:table-cell table:formula="of:=[.B2238]-[.B2237]" office:value-type="float" office:value="852">
            <text:p>85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0030">
            <text:p>20030</text:p>
          </table:table-cell>
          <table:table-cell table:formula="of:=MOD(ROW([.B2254]);16)" office:value-type="float" office:value="14">
            <text:p>14</text:p>
          </table:table-cell>
          <table:table-cell table:formula="of:=[.B2239]-[.B2238]" office:value-type="float" office:value="868">
            <text:p>86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0877">
            <text:p>20877</text:p>
          </table:table-cell>
          <table:table-cell table:formula="of:=MOD(ROW([.B2255]);16)" office:value-type="float" office:value="15">
            <text:p>15</text:p>
          </table:table-cell>
          <table:table-cell table:formula="of:=[.B2240]-[.B2239]" office:value-type="float" office:value="847">
            <text:p>84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MOD(ROW([.B2256]);16)" office:value-type="float" office:value="0">
            <text:p>0</text:p>
          </table:table-cell>
          <table:table-cell table:formula="of:=[.B2241]-[.B2240]" office:value-type="float" office:value="-20877">
            <text:p>-2087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084">
            <text:p>8084</text:p>
          </table:table-cell>
          <table:table-cell table:formula="of:=MOD(ROW([.B2257]);16)" office:value-type="float" office:value="1">
            <text:p>1</text:p>
          </table:table-cell>
          <table:table-cell table:formula="of:=[.B2242]-[.B2241]" office:value-type="float" office:value="8084">
            <text:p>808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960">
            <text:p>8960</text:p>
          </table:table-cell>
          <table:table-cell table:formula="of:=MOD(ROW([.B2258]);16)" office:value-type="float" office:value="2">
            <text:p>2</text:p>
          </table:table-cell>
          <table:table-cell table:formula="of:=[.B2243]-[.B2242]" office:value-type="float" office:value="876">
            <text:p>87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815">
            <text:p>9815</text:p>
          </table:table-cell>
          <table:table-cell table:formula="of:=MOD(ROW([.B2259]);16)" office:value-type="float" office:value="3">
            <text:p>3</text:p>
          </table:table-cell>
          <table:table-cell table:formula="of:=[.B2244]-[.B2243]" office:value-type="float" office:value="855">
            <text:p>85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676">
            <text:p>10676</text:p>
          </table:table-cell>
          <table:table-cell table:formula="of:=MOD(ROW([.B2260]);16)" office:value-type="float" office:value="4">
            <text:p>4</text:p>
          </table:table-cell>
          <table:table-cell table:formula="of:=[.B2245]-[.B2244]" office:value-type="float" office:value="861">
            <text:p>86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1535">
            <text:p>11535</text:p>
          </table:table-cell>
          <table:table-cell table:formula="of:=MOD(ROW([.B2261]);16)" office:value-type="float" office:value="5">
            <text:p>5</text:p>
          </table:table-cell>
          <table:table-cell table:formula="of:=[.B2246]-[.B2245]" office:value-type="float" office:value="859">
            <text:p>85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2402">
            <text:p>12402</text:p>
          </table:table-cell>
          <table:table-cell table:formula="of:=MOD(ROW([.B2262]);16)" office:value-type="float" office:value="6">
            <text:p>6</text:p>
          </table:table-cell>
          <table:table-cell table:formula="of:=[.B2247]-[.B2246]" office:value-type="float" office:value="867">
            <text:p>86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3260">
            <text:p>13260</text:p>
          </table:table-cell>
          <table:table-cell table:formula="of:=MOD(ROW([.B2263]);16)" office:value-type="float" office:value="7">
            <text:p>7</text:p>
          </table:table-cell>
          <table:table-cell table:formula="of:=[.B2248]-[.B2247]" office:value-type="float" office:value="858">
            <text:p>85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4112">
            <text:p>14112</text:p>
          </table:table-cell>
          <table:table-cell table:formula="of:=MOD(ROW([.B2264]);16)" office:value-type="float" office:value="8">
            <text:p>8</text:p>
          </table:table-cell>
          <table:table-cell table:formula="of:=[.B2249]-[.B2248]" office:value-type="float" office:value="852">
            <text:p>85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4968">
            <text:p>14968</text:p>
          </table:table-cell>
          <table:table-cell table:formula="of:=MOD(ROW([.B2265]);16)" office:value-type="float" office:value="9">
            <text:p>9</text:p>
          </table:table-cell>
          <table:table-cell table:formula="of:=[.B2250]-[.B2249]" office:value-type="float" office:value="856">
            <text:p>85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5815">
            <text:p>15815</text:p>
          </table:table-cell>
          <table:table-cell table:formula="of:=MOD(ROW([.B2266]);16)" office:value-type="float" office:value="10">
            <text:p>10</text:p>
          </table:table-cell>
          <table:table-cell table:formula="of:=[.B2251]-[.B2250]" office:value-type="float" office:value="847">
            <text:p>84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5964">
            <text:p>15964</text:p>
          </table:table-cell>
          <table:table-cell table:formula="of:=MOD(ROW([.B2267]);16)" office:value-type="float" office:value="11">
            <text:p>11</text:p>
          </table:table-cell>
          <table:table-cell table:formula="of:=[.B2252]-[.B2251]" office:value-type="float" office:value="149">
            <text:p>14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8288">
            <text:p>18288</text:p>
          </table:table-cell>
          <table:table-cell table:formula="of:=MOD(ROW([.B2268]);16)" office:value-type="float" office:value="12">
            <text:p>12</text:p>
          </table:table-cell>
          <table:table-cell table:formula="of:=[.B2253]-[.B2252]" office:value-type="float" office:value="2324">
            <text:p>232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9139">
            <text:p>19139</text:p>
          </table:table-cell>
          <table:table-cell table:formula="of:=MOD(ROW([.B2269]);16)" office:value-type="float" office:value="13">
            <text:p>13</text:p>
          </table:table-cell>
          <table:table-cell table:formula="of:=[.B2254]-[.B2253]" office:value-type="float" office:value="851">
            <text:p>85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9984">
            <text:p>19984</text:p>
          </table:table-cell>
          <table:table-cell table:formula="of:=MOD(ROW([.B2270]);16)" office:value-type="float" office:value="14">
            <text:p>14</text:p>
          </table:table-cell>
          <table:table-cell table:formula="of:=[.B2255]-[.B2254]" office:value-type="float" office:value="845">
            <text:p>84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0836">
            <text:p>20836</text:p>
          </table:table-cell>
          <table:table-cell table:formula="of:=MOD(ROW([.B2271]);16)" office:value-type="float" office:value="15">
            <text:p>15</text:p>
          </table:table-cell>
          <table:table-cell table:formula="of:=[.B2256]-[.B2255]" office:value-type="float" office:value="852">
            <text:p>85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MOD(ROW([.B2272]);16)" office:value-type="float" office:value="0">
            <text:p>0</text:p>
          </table:table-cell>
          <table:table-cell table:formula="of:=[.B2257]-[.B2256]" office:value-type="float" office:value="-20836">
            <text:p>-2083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211">
            <text:p>8211</text:p>
          </table:table-cell>
          <table:table-cell table:formula="of:=MOD(ROW([.B2273]);16)" office:value-type="float" office:value="1">
            <text:p>1</text:p>
          </table:table-cell>
          <table:table-cell table:formula="of:=[.B2258]-[.B2257]" office:value-type="float" office:value="8211">
            <text:p>821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075">
            <text:p>9075</text:p>
          </table:table-cell>
          <table:table-cell table:formula="of:=MOD(ROW([.B2274]);16)" office:value-type="float" office:value="2">
            <text:p>2</text:p>
          </table:table-cell>
          <table:table-cell table:formula="of:=[.B2259]-[.B2258]" office:value-type="float" office:value="864">
            <text:p>86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927">
            <text:p>9927</text:p>
          </table:table-cell>
          <table:table-cell table:formula="of:=MOD(ROW([.B2275]);16)" office:value-type="float" office:value="3">
            <text:p>3</text:p>
          </table:table-cell>
          <table:table-cell table:formula="of:=[.B2260]-[.B2259]" office:value-type="float" office:value="852">
            <text:p>85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796">
            <text:p>10796</text:p>
          </table:table-cell>
          <table:table-cell table:formula="of:=MOD(ROW([.B2276]);16)" office:value-type="float" office:value="4">
            <text:p>4</text:p>
          </table:table-cell>
          <table:table-cell table:formula="of:=[.B2261]-[.B2260]" office:value-type="float" office:value="869">
            <text:p>86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1665">
            <text:p>11665</text:p>
          </table:table-cell>
          <table:table-cell table:formula="of:=MOD(ROW([.B2277]);16)" office:value-type="float" office:value="5">
            <text:p>5</text:p>
          </table:table-cell>
          <table:table-cell table:formula="of:=[.B2262]-[.B2261]" office:value-type="float" office:value="869">
            <text:p>86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2519">
            <text:p>12519</text:p>
          </table:table-cell>
          <table:table-cell table:formula="of:=MOD(ROW([.B2278]);16)" office:value-type="float" office:value="6">
            <text:p>6</text:p>
          </table:table-cell>
          <table:table-cell table:formula="of:=[.B2263]-[.B2262]" office:value-type="float" office:value="854">
            <text:p>85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3371">
            <text:p>13371</text:p>
          </table:table-cell>
          <table:table-cell table:formula="of:=MOD(ROW([.B2279]);16)" office:value-type="float" office:value="7">
            <text:p>7</text:p>
          </table:table-cell>
          <table:table-cell table:formula="of:=[.B2264]-[.B2263]" office:value-type="float" office:value="852">
            <text:p>85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4222">
            <text:p>14222</text:p>
          </table:table-cell>
          <table:table-cell table:formula="of:=MOD(ROW([.B2280]);16)" office:value-type="float" office:value="8">
            <text:p>8</text:p>
          </table:table-cell>
          <table:table-cell table:formula="of:=[.B2265]-[.B2264]" office:value-type="float" office:value="851">
            <text:p>85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5068">
            <text:p>15068</text:p>
          </table:table-cell>
          <table:table-cell table:formula="of:=MOD(ROW([.B2281]);16)" office:value-type="float" office:value="9">
            <text:p>9</text:p>
          </table:table-cell>
          <table:table-cell table:formula="of:=[.B2266]-[.B2265]" office:value-type="float" office:value="846">
            <text:p>84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5920">
            <text:p>15920</text:p>
          </table:table-cell>
          <table:table-cell table:formula="of:=MOD(ROW([.B2282]);16)" office:value-type="float" office:value="10">
            <text:p>10</text:p>
          </table:table-cell>
          <table:table-cell table:formula="of:=[.B2267]-[.B2266]" office:value-type="float" office:value="852">
            <text:p>85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5960">
            <text:p>15960</text:p>
          </table:table-cell>
          <table:table-cell table:formula="of:=MOD(ROW([.B2283]);16)" office:value-type="float" office:value="11">
            <text:p>11</text:p>
          </table:table-cell>
          <table:table-cell table:formula="of:=[.B2268]-[.B2267]" office:value-type="float" office:value="40">
            <text:p>4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8436">
            <text:p>18436</text:p>
          </table:table-cell>
          <table:table-cell table:formula="of:=MOD(ROW([.B2284]);16)" office:value-type="float" office:value="12">
            <text:p>12</text:p>
          </table:table-cell>
          <table:table-cell table:formula="of:=[.B2269]-[.B2268]" office:value-type="float" office:value="2476">
            <text:p>247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9286">
            <text:p>19286</text:p>
          </table:table-cell>
          <table:table-cell table:formula="of:=MOD(ROW([.B2285]);16)" office:value-type="float" office:value="13">
            <text:p>13</text:p>
          </table:table-cell>
          <table:table-cell table:formula="of:=[.B2270]-[.B2269]" office:value-type="float" office:value="850">
            <text:p>85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0147">
            <text:p>20147</text:p>
          </table:table-cell>
          <table:table-cell table:formula="of:=MOD(ROW([.B2286]);16)" office:value-type="float" office:value="14">
            <text:p>14</text:p>
          </table:table-cell>
          <table:table-cell table:formula="of:=[.B2271]-[.B2270]" office:value-type="float" office:value="861">
            <text:p>86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0998">
            <text:p>20998</text:p>
          </table:table-cell>
          <table:table-cell table:formula="of:=MOD(ROW([.B2287]);16)" office:value-type="float" office:value="15">
            <text:p>15</text:p>
          </table:table-cell>
          <table:table-cell table:formula="of:=[.B2272]-[.B2271]" office:value-type="float" office:value="851">
            <text:p>85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MOD(ROW([.B2288]);16)" office:value-type="float" office:value="0">
            <text:p>0</text:p>
          </table:table-cell>
          <table:table-cell table:formula="of:=[.B2273]-[.B2272]" office:value-type="float" office:value="-20998">
            <text:p>-2099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387">
            <text:p>8387</text:p>
          </table:table-cell>
          <table:table-cell table:formula="of:=MOD(ROW([.B2289]);16)" office:value-type="float" office:value="1">
            <text:p>1</text:p>
          </table:table-cell>
          <table:table-cell table:formula="of:=[.B2274]-[.B2273]" office:value-type="float" office:value="8387">
            <text:p>838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258">
            <text:p>9258</text:p>
          </table:table-cell>
          <table:table-cell table:formula="of:=MOD(ROW([.B2290]);16)" office:value-type="float" office:value="2">
            <text:p>2</text:p>
          </table:table-cell>
          <table:table-cell table:formula="of:=[.B2275]-[.B2274]" office:value-type="float" office:value="871">
            <text:p>87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112">
            <text:p>10112</text:p>
          </table:table-cell>
          <table:table-cell table:formula="of:=MOD(ROW([.B2291]);16)" office:value-type="float" office:value="3">
            <text:p>3</text:p>
          </table:table-cell>
          <table:table-cell table:formula="of:=[.B2276]-[.B2275]" office:value-type="float" office:value="854">
            <text:p>85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966">
            <text:p>10966</text:p>
          </table:table-cell>
          <table:table-cell table:formula="of:=MOD(ROW([.B2292]);16)" office:value-type="float" office:value="4">
            <text:p>4</text:p>
          </table:table-cell>
          <table:table-cell table:formula="of:=[.B2277]-[.B2276]" office:value-type="float" office:value="854">
            <text:p>85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1827">
            <text:p>11827</text:p>
          </table:table-cell>
          <table:table-cell table:formula="of:=MOD(ROW([.B2293]);16)" office:value-type="float" office:value="5">
            <text:p>5</text:p>
          </table:table-cell>
          <table:table-cell table:formula="of:=[.B2278]-[.B2277]" office:value-type="float" office:value="861">
            <text:p>86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2683">
            <text:p>12683</text:p>
          </table:table-cell>
          <table:table-cell table:formula="of:=MOD(ROW([.B2294]);16)" office:value-type="float" office:value="6">
            <text:p>6</text:p>
          </table:table-cell>
          <table:table-cell table:formula="of:=[.B2279]-[.B2278]" office:value-type="float" office:value="856">
            <text:p>85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3542">
            <text:p>13542</text:p>
          </table:table-cell>
          <table:table-cell table:formula="of:=MOD(ROW([.B2295]);16)" office:value-type="float" office:value="7">
            <text:p>7</text:p>
          </table:table-cell>
          <table:table-cell table:formula="of:=[.B2280]-[.B2279]" office:value-type="float" office:value="859">
            <text:p>85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4393">
            <text:p>14393</text:p>
          </table:table-cell>
          <table:table-cell table:formula="of:=MOD(ROW([.B2296]);16)" office:value-type="float" office:value="8">
            <text:p>8</text:p>
          </table:table-cell>
          <table:table-cell table:formula="of:=[.B2281]-[.B2280]" office:value-type="float" office:value="851">
            <text:p>85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5251">
            <text:p>15251</text:p>
          </table:table-cell>
          <table:table-cell table:formula="of:=MOD(ROW([.B2297]);16)" office:value-type="float" office:value="9">
            <text:p>9</text:p>
          </table:table-cell>
          <table:table-cell table:formula="of:=[.B2282]-[.B2281]" office:value-type="float" office:value="858">
            <text:p>85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6102">
            <text:p>16102</text:p>
          </table:table-cell>
          <table:table-cell table:formula="of:=MOD(ROW([.B2298]);16)" office:value-type="float" office:value="10">
            <text:p>10</text:p>
          </table:table-cell>
          <table:table-cell table:formula="of:=[.B2283]-[.B2282]" office:value-type="float" office:value="851">
            <text:p>85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6177">
            <text:p>16177</text:p>
          </table:table-cell>
          <table:table-cell table:formula="of:=MOD(ROW([.B2299]);16)" office:value-type="float" office:value="11">
            <text:p>11</text:p>
          </table:table-cell>
          <table:table-cell table:formula="of:=[.B2284]-[.B2283]" office:value-type="float" office:value="75">
            <text:p>7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9060">
            <text:p>19060</text:p>
          </table:table-cell>
          <table:table-cell table:formula="of:=MOD(ROW([.B2300]);16)" office:value-type="float" office:value="12">
            <text:p>12</text:p>
          </table:table-cell>
          <table:table-cell table:formula="of:=[.B2285]-[.B2284]" office:value-type="float" office:value="2883">
            <text:p>288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9913">
            <text:p>19913</text:p>
          </table:table-cell>
          <table:table-cell table:formula="of:=MOD(ROW([.B2301]);16)" office:value-type="float" office:value="13">
            <text:p>13</text:p>
          </table:table-cell>
          <table:table-cell table:formula="of:=[.B2286]-[.B2285]" office:value-type="float" office:value="853">
            <text:p>85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0778">
            <text:p>20778</text:p>
          </table:table-cell>
          <table:table-cell table:formula="of:=MOD(ROW([.B2302]);16)" office:value-type="float" office:value="14">
            <text:p>14</text:p>
          </table:table-cell>
          <table:table-cell table:formula="of:=[.B2287]-[.B2286]" office:value-type="float" office:value="865">
            <text:p>86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1623">
            <text:p>21623</text:p>
          </table:table-cell>
          <table:table-cell table:formula="of:=MOD(ROW([.B2303]);16)" office:value-type="float" office:value="15">
            <text:p>15</text:p>
          </table:table-cell>
          <table:table-cell table:formula="of:=[.B2288]-[.B2287]" office:value-type="float" office:value="845">
            <text:p>84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MOD(ROW([.B2304]);16)" office:value-type="float" office:value="0">
            <text:p>0</text:p>
          </table:table-cell>
          <table:table-cell table:formula="of:=[.B2289]-[.B2288]" office:value-type="float" office:value="-21623">
            <text:p>-2162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404">
            <text:p>8404</text:p>
          </table:table-cell>
          <table:table-cell table:formula="of:=MOD(ROW([.B2305]);16)" office:value-type="float" office:value="1">
            <text:p>1</text:p>
          </table:table-cell>
          <table:table-cell table:formula="of:=[.B2290]-[.B2289]" office:value-type="float" office:value="8404">
            <text:p>840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271">
            <text:p>9271</text:p>
          </table:table-cell>
          <table:table-cell table:formula="of:=MOD(ROW([.B2306]);16)" office:value-type="float" office:value="2">
            <text:p>2</text:p>
          </table:table-cell>
          <table:table-cell table:formula="of:=[.B2291]-[.B2290]" office:value-type="float" office:value="867">
            <text:p>86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125">
            <text:p>10125</text:p>
          </table:table-cell>
          <table:table-cell table:formula="of:=MOD(ROW([.B2307]);16)" office:value-type="float" office:value="3">
            <text:p>3</text:p>
          </table:table-cell>
          <table:table-cell table:formula="of:=[.B2292]-[.B2291]" office:value-type="float" office:value="854">
            <text:p>85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985">
            <text:p>10985</text:p>
          </table:table-cell>
          <table:table-cell table:formula="of:=MOD(ROW([.B2308]);16)" office:value-type="float" office:value="4">
            <text:p>4</text:p>
          </table:table-cell>
          <table:table-cell table:formula="of:=[.B2293]-[.B2292]" office:value-type="float" office:value="860">
            <text:p>86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1839">
            <text:p>11839</text:p>
          </table:table-cell>
          <table:table-cell table:formula="of:=MOD(ROW([.B2309]);16)" office:value-type="float" office:value="5">
            <text:p>5</text:p>
          </table:table-cell>
          <table:table-cell table:formula="of:=[.B2294]-[.B2293]" office:value-type="float" office:value="854">
            <text:p>85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2704">
            <text:p>12704</text:p>
          </table:table-cell>
          <table:table-cell table:formula="of:=MOD(ROW([.B2310]);16)" office:value-type="float" office:value="6">
            <text:p>6</text:p>
          </table:table-cell>
          <table:table-cell table:formula="of:=[.B2295]-[.B2294]" office:value-type="float" office:value="865">
            <text:p>86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3557">
            <text:p>13557</text:p>
          </table:table-cell>
          <table:table-cell table:formula="of:=MOD(ROW([.B2311]);16)" office:value-type="float" office:value="7">
            <text:p>7</text:p>
          </table:table-cell>
          <table:table-cell table:formula="of:=[.B2296]-[.B2295]" office:value-type="float" office:value="853">
            <text:p>85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4428">
            <text:p>14428</text:p>
          </table:table-cell>
          <table:table-cell table:formula="of:=MOD(ROW([.B2312]);16)" office:value-type="float" office:value="8">
            <text:p>8</text:p>
          </table:table-cell>
          <table:table-cell table:formula="of:=[.B2297]-[.B2296]" office:value-type="float" office:value="871">
            <text:p>87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5286">
            <text:p>15286</text:p>
          </table:table-cell>
          <table:table-cell table:formula="of:=MOD(ROW([.B2313]);16)" office:value-type="float" office:value="9">
            <text:p>9</text:p>
          </table:table-cell>
          <table:table-cell table:formula="of:=[.B2298]-[.B2297]" office:value-type="float" office:value="858">
            <text:p>85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6142">
            <text:p>16142</text:p>
          </table:table-cell>
          <table:table-cell table:formula="of:=MOD(ROW([.B2314]);16)" office:value-type="float" office:value="10">
            <text:p>10</text:p>
          </table:table-cell>
          <table:table-cell table:formula="of:=[.B2299]-[.B2298]" office:value-type="float" office:value="856">
            <text:p>85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6185">
            <text:p>16185</text:p>
          </table:table-cell>
          <table:table-cell table:formula="of:=MOD(ROW([.B2315]);16)" office:value-type="float" office:value="11">
            <text:p>11</text:p>
          </table:table-cell>
          <table:table-cell table:formula="of:=[.B2300]-[.B2299]" office:value-type="float" office:value="43">
            <text:p>4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8476">
            <text:p>18476</text:p>
          </table:table-cell>
          <table:table-cell table:formula="of:=MOD(ROW([.B2316]);16)" office:value-type="float" office:value="12">
            <text:p>12</text:p>
          </table:table-cell>
          <table:table-cell table:formula="of:=[.B2301]-[.B2300]" office:value-type="float" office:value="2291">
            <text:p>229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9327">
            <text:p>19327</text:p>
          </table:table-cell>
          <table:table-cell table:formula="of:=MOD(ROW([.B2317]);16)" office:value-type="float" office:value="13">
            <text:p>13</text:p>
          </table:table-cell>
          <table:table-cell table:formula="of:=[.B2302]-[.B2301]" office:value-type="float" office:value="851">
            <text:p>85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0280">
            <text:p>20280</text:p>
          </table:table-cell>
          <table:table-cell table:formula="of:=MOD(ROW([.B2318]);16)" office:value-type="float" office:value="14">
            <text:p>14</text:p>
          </table:table-cell>
          <table:table-cell table:formula="of:=[.B2303]-[.B2302]" office:value-type="float" office:value="953">
            <text:p>95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1177">
            <text:p>21177</text:p>
          </table:table-cell>
          <table:table-cell table:formula="of:=MOD(ROW([.B2319]);16)" office:value-type="float" office:value="15">
            <text:p>15</text:p>
          </table:table-cell>
          <table:table-cell table:formula="of:=[.B2304]-[.B2303]" office:value-type="float" office:value="897">
            <text:p>89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MOD(ROW([.B2320]);16)" office:value-type="float" office:value="0">
            <text:p>0</text:p>
          </table:table-cell>
          <table:table-cell table:formula="of:=[.B2305]-[.B2304]" office:value-type="float" office:value="-21177">
            <text:p>-2117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271">
            <text:p>10271</text:p>
          </table:table-cell>
          <table:table-cell table:formula="of:=MOD(ROW([.B2321]);16)" office:value-type="float" office:value="1">
            <text:p>1</text:p>
          </table:table-cell>
          <table:table-cell table:formula="of:=[.B2306]-[.B2305]" office:value-type="float" office:value="10271">
            <text:p>1027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1514">
            <text:p>11514</text:p>
          </table:table-cell>
          <table:table-cell table:formula="of:=MOD(ROW([.B2322]);16)" office:value-type="float" office:value="2">
            <text:p>2</text:p>
          </table:table-cell>
          <table:table-cell table:formula="of:=[.B2307]-[.B2306]" office:value-type="float" office:value="1243">
            <text:p>124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2370">
            <text:p>12370</text:p>
          </table:table-cell>
          <table:table-cell table:formula="of:=MOD(ROW([.B2323]);16)" office:value-type="float" office:value="3">
            <text:p>3</text:p>
          </table:table-cell>
          <table:table-cell table:formula="of:=[.B2308]-[.B2307]" office:value-type="float" office:value="856">
            <text:p>85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3233">
            <text:p>13233</text:p>
          </table:table-cell>
          <table:table-cell table:formula="of:=MOD(ROW([.B2324]);16)" office:value-type="float" office:value="4">
            <text:p>4</text:p>
          </table:table-cell>
          <table:table-cell table:formula="of:=[.B2309]-[.B2308]" office:value-type="float" office:value="863">
            <text:p>86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4089">
            <text:p>14089</text:p>
          </table:table-cell>
          <table:table-cell table:formula="of:=MOD(ROW([.B2325]);16)" office:value-type="float" office:value="5">
            <text:p>5</text:p>
          </table:table-cell>
          <table:table-cell table:formula="of:=[.B2310]-[.B2309]" office:value-type="float" office:value="856">
            <text:p>85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4953">
            <text:p>14953</text:p>
          </table:table-cell>
          <table:table-cell table:formula="of:=MOD(ROW([.B2326]);16)" office:value-type="float" office:value="6">
            <text:p>6</text:p>
          </table:table-cell>
          <table:table-cell table:formula="of:=[.B2311]-[.B2310]" office:value-type="float" office:value="864">
            <text:p>86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5805">
            <text:p>15805</text:p>
          </table:table-cell>
          <table:table-cell table:formula="of:=MOD(ROW([.B2327]);16)" office:value-type="float" office:value="7">
            <text:p>7</text:p>
          </table:table-cell>
          <table:table-cell table:formula="of:=[.B2312]-[.B2311]" office:value-type="float" office:value="852">
            <text:p>85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6660">
            <text:p>16660</text:p>
          </table:table-cell>
          <table:table-cell table:formula="of:=MOD(ROW([.B2328]);16)" office:value-type="float" office:value="8">
            <text:p>8</text:p>
          </table:table-cell>
          <table:table-cell table:formula="of:=[.B2313]-[.B2312]" office:value-type="float" office:value="855">
            <text:p>85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7550">
            <text:p>17550</text:p>
          </table:table-cell>
          <table:table-cell table:formula="of:=MOD(ROW([.B2329]);16)" office:value-type="float" office:value="9">
            <text:p>9</text:p>
          </table:table-cell>
          <table:table-cell table:formula="of:=[.B2314]-[.B2313]" office:value-type="float" office:value="890">
            <text:p>89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7589">
            <text:p>17589</text:p>
          </table:table-cell>
          <table:table-cell table:formula="of:=MOD(ROW([.B2330]);16)" office:value-type="float" office:value="10">
            <text:p>10</text:p>
          </table:table-cell>
          <table:table-cell table:formula="of:=[.B2315]-[.B2314]" office:value-type="float" office:value="39">
            <text:p>3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8438">
            <text:p>18438</text:p>
          </table:table-cell>
          <table:table-cell table:formula="of:=MOD(ROW([.B2331]);16)" office:value-type="float" office:value="11">
            <text:p>11</text:p>
          </table:table-cell>
          <table:table-cell table:formula="of:=[.B2316]-[.B2315]" office:value-type="float" office:value="849">
            <text:p>84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0448">
            <text:p>20448</text:p>
          </table:table-cell>
          <table:table-cell table:formula="of:=MOD(ROW([.B2332]);16)" office:value-type="float" office:value="12">
            <text:p>12</text:p>
          </table:table-cell>
          <table:table-cell table:formula="of:=[.B2317]-[.B2316]" office:value-type="float" office:value="2010">
            <text:p>201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1293">
            <text:p>21293</text:p>
          </table:table-cell>
          <table:table-cell table:formula="of:=MOD(ROW([.B2333]);16)" office:value-type="float" office:value="13">
            <text:p>13</text:p>
          </table:table-cell>
          <table:table-cell table:formula="of:=[.B2318]-[.B2317]" office:value-type="float" office:value="845">
            <text:p>84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2155">
            <text:p>22155</text:p>
          </table:table-cell>
          <table:table-cell table:formula="of:=MOD(ROW([.B2334]);16)" office:value-type="float" office:value="14">
            <text:p>14</text:p>
          </table:table-cell>
          <table:table-cell table:formula="of:=[.B2319]-[.B2318]" office:value-type="float" office:value="862">
            <text:p>86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4121">
            <text:p>24121</text:p>
          </table:table-cell>
          <table:table-cell table:formula="of:=MOD(ROW([.B2335]);16)" office:value-type="float" office:value="15">
            <text:p>15</text:p>
          </table:table-cell>
          <table:table-cell table:formula="of:=[.B2320]-[.B2319]" office:value-type="float" office:value="1966">
            <text:p>196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MOD(ROW([.B2336]);16)" office:value-type="float" office:value="0">
            <text:p>0</text:p>
          </table:table-cell>
          <table:table-cell table:formula="of:=[.B2321]-[.B2320]" office:value-type="float" office:value="-24121">
            <text:p>-2412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277">
            <text:p>8277</text:p>
          </table:table-cell>
          <table:table-cell table:formula="of:=MOD(ROW([.B2337]);16)" office:value-type="float" office:value="1">
            <text:p>1</text:p>
          </table:table-cell>
          <table:table-cell table:formula="of:=[.B2322]-[.B2321]" office:value-type="float" office:value="8277">
            <text:p>827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148">
            <text:p>9148</text:p>
          </table:table-cell>
          <table:table-cell table:formula="of:=MOD(ROW([.B2338]);16)" office:value-type="float" office:value="2">
            <text:p>2</text:p>
          </table:table-cell>
          <table:table-cell table:formula="of:=[.B2323]-[.B2322]" office:value-type="float" office:value="871">
            <text:p>87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024">
            <text:p>10024</text:p>
          </table:table-cell>
          <table:table-cell table:formula="of:=MOD(ROW([.B2339]);16)" office:value-type="float" office:value="3">
            <text:p>3</text:p>
          </table:table-cell>
          <table:table-cell table:formula="of:=[.B2324]-[.B2323]" office:value-type="float" office:value="876">
            <text:p>87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876">
            <text:p>10876</text:p>
          </table:table-cell>
          <table:table-cell table:formula="of:=MOD(ROW([.B2340]);16)" office:value-type="float" office:value="4">
            <text:p>4</text:p>
          </table:table-cell>
          <table:table-cell table:formula="of:=[.B2325]-[.B2324]" office:value-type="float" office:value="852">
            <text:p>85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1733">
            <text:p>11733</text:p>
          </table:table-cell>
          <table:table-cell table:formula="of:=MOD(ROW([.B2341]);16)" office:value-type="float" office:value="5">
            <text:p>5</text:p>
          </table:table-cell>
          <table:table-cell table:formula="of:=[.B2326]-[.B2325]" office:value-type="float" office:value="857">
            <text:p>85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2597">
            <text:p>12597</text:p>
          </table:table-cell>
          <table:table-cell table:formula="of:=MOD(ROW([.B2342]);16)" office:value-type="float" office:value="6">
            <text:p>6</text:p>
          </table:table-cell>
          <table:table-cell table:formula="of:=[.B2327]-[.B2326]" office:value-type="float" office:value="864">
            <text:p>86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3469">
            <text:p>13469</text:p>
          </table:table-cell>
          <table:table-cell table:formula="of:=MOD(ROW([.B2343]);16)" office:value-type="float" office:value="7">
            <text:p>7</text:p>
          </table:table-cell>
          <table:table-cell table:formula="of:=[.B2328]-[.B2327]" office:value-type="float" office:value="872">
            <text:p>87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4327">
            <text:p>14327</text:p>
          </table:table-cell>
          <table:table-cell table:formula="of:=MOD(ROW([.B2344]);16)" office:value-type="float" office:value="8">
            <text:p>8</text:p>
          </table:table-cell>
          <table:table-cell table:formula="of:=[.B2329]-[.B2328]" office:value-type="float" office:value="858">
            <text:p>85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5179">
            <text:p>15179</text:p>
          </table:table-cell>
          <table:table-cell table:formula="of:=MOD(ROW([.B2345]);16)" office:value-type="float" office:value="9">
            <text:p>9</text:p>
          </table:table-cell>
          <table:table-cell table:formula="of:=[.B2330]-[.B2329]" office:value-type="float" office:value="852">
            <text:p>85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6036">
            <text:p>16036</text:p>
          </table:table-cell>
          <table:table-cell table:formula="of:=MOD(ROW([.B2346]);16)" office:value-type="float" office:value="10">
            <text:p>10</text:p>
          </table:table-cell>
          <table:table-cell table:formula="of:=[.B2331]-[.B2330]" office:value-type="float" office:value="857">
            <text:p>85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6091">
            <text:p>16091</text:p>
          </table:table-cell>
          <table:table-cell table:formula="of:=MOD(ROW([.B2347]);16)" office:value-type="float" office:value="11">
            <text:p>11</text:p>
          </table:table-cell>
          <table:table-cell table:formula="of:=[.B2332]-[.B2331]" office:value-type="float" office:value="55">
            <text:p>5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7977">
            <text:p>17977</text:p>
          </table:table-cell>
          <table:table-cell table:formula="of:=MOD(ROW([.B2348]);16)" office:value-type="float" office:value="12">
            <text:p>12</text:p>
          </table:table-cell>
          <table:table-cell table:formula="of:=[.B2333]-[.B2332]" office:value-type="float" office:value="1886">
            <text:p>188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8820">
            <text:p>18820</text:p>
          </table:table-cell>
          <table:table-cell table:formula="of:=MOD(ROW([.B2349]);16)" office:value-type="float" office:value="13">
            <text:p>13</text:p>
          </table:table-cell>
          <table:table-cell table:formula="of:=[.B2334]-[.B2333]" office:value-type="float" office:value="843">
            <text:p>84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9665">
            <text:p>19665</text:p>
          </table:table-cell>
          <table:table-cell table:formula="of:=MOD(ROW([.B2350]);16)" office:value-type="float" office:value="14">
            <text:p>14</text:p>
          </table:table-cell>
          <table:table-cell table:formula="of:=[.B2335]-[.B2334]" office:value-type="float" office:value="845">
            <text:p>84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0517">
            <text:p>20517</text:p>
          </table:table-cell>
          <table:table-cell table:formula="of:=MOD(ROW([.B2351]);16)" office:value-type="float" office:value="15">
            <text:p>15</text:p>
          </table:table-cell>
          <table:table-cell table:formula="of:=[.B2336]-[.B2335]" office:value-type="float" office:value="852">
            <text:p>85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MOD(ROW([.B2352]);16)" office:value-type="float" office:value="0">
            <text:p>0</text:p>
          </table:table-cell>
          <table:table-cell table:formula="of:=[.B2337]-[.B2336]" office:value-type="float" office:value="-20517">
            <text:p>-2051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228">
            <text:p>9228</text:p>
          </table:table-cell>
          <table:table-cell table:formula="of:=MOD(ROW([.B2353]);16)" office:value-type="float" office:value="1">
            <text:p>1</text:p>
          </table:table-cell>
          <table:table-cell table:formula="of:=[.B2338]-[.B2337]" office:value-type="float" office:value="9228">
            <text:p>922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095">
            <text:p>10095</text:p>
          </table:table-cell>
          <table:table-cell table:formula="of:=MOD(ROW([.B2354]);16)" office:value-type="float" office:value="2">
            <text:p>2</text:p>
          </table:table-cell>
          <table:table-cell table:formula="of:=[.B2339]-[.B2338]" office:value-type="float" office:value="867">
            <text:p>86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954">
            <text:p>10954</text:p>
          </table:table-cell>
          <table:table-cell table:formula="of:=MOD(ROW([.B2355]);16)" office:value-type="float" office:value="3">
            <text:p>3</text:p>
          </table:table-cell>
          <table:table-cell table:formula="of:=[.B2340]-[.B2339]" office:value-type="float" office:value="859">
            <text:p>85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1812">
            <text:p>11812</text:p>
          </table:table-cell>
          <table:table-cell table:formula="of:=MOD(ROW([.B2356]);16)" office:value-type="float" office:value="4">
            <text:p>4</text:p>
          </table:table-cell>
          <table:table-cell table:formula="of:=[.B2341]-[.B2340]" office:value-type="float" office:value="858">
            <text:p>85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2672">
            <text:p>12672</text:p>
          </table:table-cell>
          <table:table-cell table:formula="of:=MOD(ROW([.B2357]);16)" office:value-type="float" office:value="5">
            <text:p>5</text:p>
          </table:table-cell>
          <table:table-cell table:formula="of:=[.B2342]-[.B2341]" office:value-type="float" office:value="860">
            <text:p>86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3532">
            <text:p>13532</text:p>
          </table:table-cell>
          <table:table-cell table:formula="of:=MOD(ROW([.B2358]);16)" office:value-type="float" office:value="6">
            <text:p>6</text:p>
          </table:table-cell>
          <table:table-cell table:formula="of:=[.B2343]-[.B2342]" office:value-type="float" office:value="860">
            <text:p>86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4389">
            <text:p>14389</text:p>
          </table:table-cell>
          <table:table-cell table:formula="of:=MOD(ROW([.B2359]);16)" office:value-type="float" office:value="7">
            <text:p>7</text:p>
          </table:table-cell>
          <table:table-cell table:formula="of:=[.B2344]-[.B2343]" office:value-type="float" office:value="857">
            <text:p>85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5243">
            <text:p>15243</text:p>
          </table:table-cell>
          <table:table-cell table:formula="of:=MOD(ROW([.B2360]);16)" office:value-type="float" office:value="8">
            <text:p>8</text:p>
          </table:table-cell>
          <table:table-cell table:formula="of:=[.B2345]-[.B2344]" office:value-type="float" office:value="854">
            <text:p>85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6092">
            <text:p>16092</text:p>
          </table:table-cell>
          <table:table-cell table:formula="of:=MOD(ROW([.B2361]);16)" office:value-type="float" office:value="9">
            <text:p>9</text:p>
          </table:table-cell>
          <table:table-cell table:formula="of:=[.B2346]-[.B2345]" office:value-type="float" office:value="849">
            <text:p>84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6939">
            <text:p>16939</text:p>
          </table:table-cell>
          <table:table-cell table:formula="of:=MOD(ROW([.B2362]);16)" office:value-type="float" office:value="10">
            <text:p>10</text:p>
          </table:table-cell>
          <table:table-cell table:formula="of:=[.B2347]-[.B2346]" office:value-type="float" office:value="847">
            <text:p>84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6981">
            <text:p>16981</text:p>
          </table:table-cell>
          <table:table-cell table:formula="of:=MOD(ROW([.B2363]);16)" office:value-type="float" office:value="11">
            <text:p>11</text:p>
          </table:table-cell>
          <table:table-cell table:formula="of:=[.B2348]-[.B2347]" office:value-type="float" office:value="42">
            <text:p>4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8790">
            <text:p>18790</text:p>
          </table:table-cell>
          <table:table-cell table:formula="of:=MOD(ROW([.B2364]);16)" office:value-type="float" office:value="12">
            <text:p>12</text:p>
          </table:table-cell>
          <table:table-cell table:formula="of:=[.B2349]-[.B2348]" office:value-type="float" office:value="1809">
            <text:p>180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9639">
            <text:p>19639</text:p>
          </table:table-cell>
          <table:table-cell table:formula="of:=MOD(ROW([.B2365]);16)" office:value-type="float" office:value="13">
            <text:p>13</text:p>
          </table:table-cell>
          <table:table-cell table:formula="of:=[.B2350]-[.B2349]" office:value-type="float" office:value="849">
            <text:p>84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0491">
            <text:p>20491</text:p>
          </table:table-cell>
          <table:table-cell table:formula="of:=MOD(ROW([.B2366]);16)" office:value-type="float" office:value="14">
            <text:p>14</text:p>
          </table:table-cell>
          <table:table-cell table:formula="of:=[.B2351]-[.B2350]" office:value-type="float" office:value="852">
            <text:p>85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1370">
            <text:p>21370</text:p>
          </table:table-cell>
          <table:table-cell table:formula="of:=MOD(ROW([.B2367]);16)" office:value-type="float" office:value="15">
            <text:p>15</text:p>
          </table:table-cell>
          <table:table-cell table:formula="of:=[.B2352]-[.B2351]" office:value-type="float" office:value="879">
            <text:p>87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MOD(ROW([.B2368]);16)" office:value-type="float" office:value="0">
            <text:p>0</text:p>
          </table:table-cell>
          <table:table-cell table:formula="of:=[.B2353]-[.B2352]" office:value-type="float" office:value="-21370">
            <text:p>-2137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583">
            <text:p>8583</text:p>
          </table:table-cell>
          <table:table-cell table:formula="of:=MOD(ROW([.B2369]);16)" office:value-type="float" office:value="1">
            <text:p>1</text:p>
          </table:table-cell>
          <table:table-cell table:formula="of:=[.B2354]-[.B2353]" office:value-type="float" office:value="8583">
            <text:p>858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462">
            <text:p>9462</text:p>
          </table:table-cell>
          <table:table-cell table:formula="of:=MOD(ROW([.B2370]);16)" office:value-type="float" office:value="2">
            <text:p>2</text:p>
          </table:table-cell>
          <table:table-cell table:formula="of:=[.B2355]-[.B2354]" office:value-type="float" office:value="879">
            <text:p>87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311">
            <text:p>10311</text:p>
          </table:table-cell>
          <table:table-cell table:formula="of:=MOD(ROW([.B2371]);16)" office:value-type="float" office:value="3">
            <text:p>3</text:p>
          </table:table-cell>
          <table:table-cell table:formula="of:=[.B2356]-[.B2355]" office:value-type="float" office:value="849">
            <text:p>84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1159">
            <text:p>11159</text:p>
          </table:table-cell>
          <table:table-cell table:formula="of:=MOD(ROW([.B2372]);16)" office:value-type="float" office:value="4">
            <text:p>4</text:p>
          </table:table-cell>
          <table:table-cell table:formula="of:=[.B2357]-[.B2356]" office:value-type="float" office:value="848">
            <text:p>84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2017">
            <text:p>12017</text:p>
          </table:table-cell>
          <table:table-cell table:formula="of:=MOD(ROW([.B2373]);16)" office:value-type="float" office:value="5">
            <text:p>5</text:p>
          </table:table-cell>
          <table:table-cell table:formula="of:=[.B2358]-[.B2357]" office:value-type="float" office:value="858">
            <text:p>85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2875">
            <text:p>12875</text:p>
          </table:table-cell>
          <table:table-cell table:formula="of:=MOD(ROW([.B2374]);16)" office:value-type="float" office:value="6">
            <text:p>6</text:p>
          </table:table-cell>
          <table:table-cell table:formula="of:=[.B2359]-[.B2358]" office:value-type="float" office:value="858">
            <text:p>85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3732">
            <text:p>13732</text:p>
          </table:table-cell>
          <table:table-cell table:formula="of:=MOD(ROW([.B2375]);16)" office:value-type="float" office:value="7">
            <text:p>7</text:p>
          </table:table-cell>
          <table:table-cell table:formula="of:=[.B2360]-[.B2359]" office:value-type="float" office:value="857">
            <text:p>85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4585">
            <text:p>14585</text:p>
          </table:table-cell>
          <table:table-cell table:formula="of:=MOD(ROW([.B2376]);16)" office:value-type="float" office:value="8">
            <text:p>8</text:p>
          </table:table-cell>
          <table:table-cell table:formula="of:=[.B2361]-[.B2360]" office:value-type="float" office:value="853">
            <text:p>85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5444">
            <text:p>15444</text:p>
          </table:table-cell>
          <table:table-cell table:formula="of:=MOD(ROW([.B2377]);16)" office:value-type="float" office:value="9">
            <text:p>9</text:p>
          </table:table-cell>
          <table:table-cell table:formula="of:=[.B2362]-[.B2361]" office:value-type="float" office:value="859">
            <text:p>85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5491">
            <text:p>15491</text:p>
          </table:table-cell>
          <table:table-cell table:formula="of:=MOD(ROW([.B2378]);16)" office:value-type="float" office:value="10">
            <text:p>10</text:p>
          </table:table-cell>
          <table:table-cell table:formula="of:=[.B2363]-[.B2362]" office:value-type="float" office:value="47">
            <text:p>4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6378">
            <text:p>16378</text:p>
          </table:table-cell>
          <table:table-cell table:formula="of:=MOD(ROW([.B2379]);16)" office:value-type="float" office:value="11">
            <text:p>11</text:p>
          </table:table-cell>
          <table:table-cell table:formula="of:=[.B2364]-[.B2363]" office:value-type="float" office:value="887">
            <text:p>88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8929">
            <text:p>18929</text:p>
          </table:table-cell>
          <table:table-cell table:formula="of:=MOD(ROW([.B2380]);16)" office:value-type="float" office:value="12">
            <text:p>12</text:p>
          </table:table-cell>
          <table:table-cell table:formula="of:=[.B2365]-[.B2364]" office:value-type="float" office:value="2551">
            <text:p>255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9794">
            <text:p>19794</text:p>
          </table:table-cell>
          <table:table-cell table:formula="of:=MOD(ROW([.B2381]);16)" office:value-type="float" office:value="13">
            <text:p>13</text:p>
          </table:table-cell>
          <table:table-cell table:formula="of:=[.B2366]-[.B2365]" office:value-type="float" office:value="865">
            <text:p>86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0644">
            <text:p>20644</text:p>
          </table:table-cell>
          <table:table-cell table:formula="of:=MOD(ROW([.B2382]);16)" office:value-type="float" office:value="14">
            <text:p>14</text:p>
          </table:table-cell>
          <table:table-cell table:formula="of:=[.B2367]-[.B2366]" office:value-type="float" office:value="850">
            <text:p>85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1498">
            <text:p>21498</text:p>
          </table:table-cell>
          <table:table-cell table:formula="of:=MOD(ROW([.B2383]);16)" office:value-type="float" office:value="15">
            <text:p>15</text:p>
          </table:table-cell>
          <table:table-cell table:formula="of:=[.B2368]-[.B2367]" office:value-type="float" office:value="854">
            <text:p>85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MOD(ROW([.B2384]);16)" office:value-type="float" office:value="0">
            <text:p>0</text:p>
          </table:table-cell>
          <table:table-cell table:formula="of:=[.B2369]-[.B2368]" office:value-type="float" office:value="-21498">
            <text:p>-2149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585">
            <text:p>8585</text:p>
          </table:table-cell>
          <table:table-cell table:formula="of:=MOD(ROW([.B2385]);16)" office:value-type="float" office:value="1">
            <text:p>1</text:p>
          </table:table-cell>
          <table:table-cell table:formula="of:=[.B2370]-[.B2369]" office:value-type="float" office:value="8585">
            <text:p>858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459">
            <text:p>9459</text:p>
          </table:table-cell>
          <table:table-cell table:formula="of:=MOD(ROW([.B2386]);16)" office:value-type="float" office:value="2">
            <text:p>2</text:p>
          </table:table-cell>
          <table:table-cell table:formula="of:=[.B2371]-[.B2370]" office:value-type="float" office:value="874">
            <text:p>87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315">
            <text:p>10315</text:p>
          </table:table-cell>
          <table:table-cell table:formula="of:=MOD(ROW([.B2387]);16)" office:value-type="float" office:value="3">
            <text:p>3</text:p>
          </table:table-cell>
          <table:table-cell table:formula="of:=[.B2372]-[.B2371]" office:value-type="float" office:value="856">
            <text:p>85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1172">
            <text:p>11172</text:p>
          </table:table-cell>
          <table:table-cell table:formula="of:=MOD(ROW([.B2388]);16)" office:value-type="float" office:value="4">
            <text:p>4</text:p>
          </table:table-cell>
          <table:table-cell table:formula="of:=[.B2373]-[.B2372]" office:value-type="float" office:value="857">
            <text:p>85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2032">
            <text:p>12032</text:p>
          </table:table-cell>
          <table:table-cell table:formula="of:=MOD(ROW([.B2389]);16)" office:value-type="float" office:value="5">
            <text:p>5</text:p>
          </table:table-cell>
          <table:table-cell table:formula="of:=[.B2374]-[.B2373]" office:value-type="float" office:value="860">
            <text:p>86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2889">
            <text:p>12889</text:p>
          </table:table-cell>
          <table:table-cell table:formula="of:=MOD(ROW([.B2390]);16)" office:value-type="float" office:value="6">
            <text:p>6</text:p>
          </table:table-cell>
          <table:table-cell table:formula="of:=[.B2375]-[.B2374]" office:value-type="float" office:value="857">
            <text:p>85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3759">
            <text:p>13759</text:p>
          </table:table-cell>
          <table:table-cell table:formula="of:=MOD(ROW([.B2391]);16)" office:value-type="float" office:value="7">
            <text:p>7</text:p>
          </table:table-cell>
          <table:table-cell table:formula="of:=[.B2376]-[.B2375]" office:value-type="float" office:value="870">
            <text:p>87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4614">
            <text:p>14614</text:p>
          </table:table-cell>
          <table:table-cell table:formula="of:=MOD(ROW([.B2392]);16)" office:value-type="float" office:value="8">
            <text:p>8</text:p>
          </table:table-cell>
          <table:table-cell table:formula="of:=[.B2377]-[.B2376]" office:value-type="float" office:value="855">
            <text:p>85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5466">
            <text:p>15466</text:p>
          </table:table-cell>
          <table:table-cell table:formula="of:=MOD(ROW([.B2393]);16)" office:value-type="float" office:value="9">
            <text:p>9</text:p>
          </table:table-cell>
          <table:table-cell table:formula="of:=[.B2378]-[.B2377]" office:value-type="float" office:value="852">
            <text:p>85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6315">
            <text:p>16315</text:p>
          </table:table-cell>
          <table:table-cell table:formula="of:=MOD(ROW([.B2394]);16)" office:value-type="float" office:value="10">
            <text:p>10</text:p>
          </table:table-cell>
          <table:table-cell table:formula="of:=[.B2379]-[.B2378]" office:value-type="float" office:value="849">
            <text:p>84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6356">
            <text:p>16356</text:p>
          </table:table-cell>
          <table:table-cell table:formula="of:=MOD(ROW([.B2395]);16)" office:value-type="float" office:value="11">
            <text:p>11</text:p>
          </table:table-cell>
          <table:table-cell table:formula="of:=[.B2380]-[.B2379]" office:value-type="float" office:value="41">
            <text:p>4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9093">
            <text:p>19093</text:p>
          </table:table-cell>
          <table:table-cell table:formula="of:=MOD(ROW([.B2396]);16)" office:value-type="float" office:value="12">
            <text:p>12</text:p>
          </table:table-cell>
          <table:table-cell table:formula="of:=[.B2381]-[.B2380]" office:value-type="float" office:value="2737">
            <text:p>273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9944">
            <text:p>19944</text:p>
          </table:table-cell>
          <table:table-cell table:formula="of:=MOD(ROW([.B2397]);16)" office:value-type="float" office:value="13">
            <text:p>13</text:p>
          </table:table-cell>
          <table:table-cell table:formula="of:=[.B2382]-[.B2381]" office:value-type="float" office:value="851">
            <text:p>85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0792">
            <text:p>20792</text:p>
          </table:table-cell>
          <table:table-cell table:formula="of:=MOD(ROW([.B2398]);16)" office:value-type="float" office:value="14">
            <text:p>14</text:p>
          </table:table-cell>
          <table:table-cell table:formula="of:=[.B2383]-[.B2382]" office:value-type="float" office:value="848">
            <text:p>84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1643">
            <text:p>21643</text:p>
          </table:table-cell>
          <table:table-cell table:formula="of:=MOD(ROW([.B2399]);16)" office:value-type="float" office:value="15">
            <text:p>15</text:p>
          </table:table-cell>
          <table:table-cell table:formula="of:=[.B2384]-[.B2383]" office:value-type="float" office:value="851">
            <text:p>85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MOD(ROW([.B2400]);16)" office:value-type="float" office:value="0">
            <text:p>0</text:p>
          </table:table-cell>
          <table:table-cell table:formula="of:=[.B2385]-[.B2384]" office:value-type="float" office:value="-21643">
            <text:p>-2164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041">
            <text:p>6041</text:p>
          </table:table-cell>
          <table:table-cell table:formula="of:=MOD(ROW([.B2401]);16)" office:value-type="float" office:value="1">
            <text:p>1</text:p>
          </table:table-cell>
          <table:table-cell table:formula="of:=[.B2386]-[.B2385]" office:value-type="float" office:value="6041">
            <text:p>604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921">
            <text:p>6921</text:p>
          </table:table-cell>
          <table:table-cell table:formula="of:=MOD(ROW([.B2402]);16)" office:value-type="float" office:value="2">
            <text:p>2</text:p>
          </table:table-cell>
          <table:table-cell table:formula="of:=[.B2387]-[.B2386]" office:value-type="float" office:value="880">
            <text:p>88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773">
            <text:p>7773</text:p>
          </table:table-cell>
          <table:table-cell table:formula="of:=MOD(ROW([.B2403]);16)" office:value-type="float" office:value="3">
            <text:p>3</text:p>
          </table:table-cell>
          <table:table-cell table:formula="of:=[.B2388]-[.B2387]" office:value-type="float" office:value="852">
            <text:p>85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630">
            <text:p>8630</text:p>
          </table:table-cell>
          <table:table-cell table:formula="of:=MOD(ROW([.B2404]);16)" office:value-type="float" office:value="4">
            <text:p>4</text:p>
          </table:table-cell>
          <table:table-cell table:formula="of:=[.B2389]-[.B2388]" office:value-type="float" office:value="857">
            <text:p>85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491">
            <text:p>9491</text:p>
          </table:table-cell>
          <table:table-cell table:formula="of:=MOD(ROW([.B2405]);16)" office:value-type="float" office:value="5">
            <text:p>5</text:p>
          </table:table-cell>
          <table:table-cell table:formula="of:=[.B2390]-[.B2389]" office:value-type="float" office:value="861">
            <text:p>86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364">
            <text:p>10364</text:p>
          </table:table-cell>
          <table:table-cell table:formula="of:=MOD(ROW([.B2406]);16)" office:value-type="float" office:value="6">
            <text:p>6</text:p>
          </table:table-cell>
          <table:table-cell table:formula="of:=[.B2391]-[.B2390]" office:value-type="float" office:value="873">
            <text:p>87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1222">
            <text:p>11222</text:p>
          </table:table-cell>
          <table:table-cell table:formula="of:=MOD(ROW([.B2407]);16)" office:value-type="float" office:value="7">
            <text:p>7</text:p>
          </table:table-cell>
          <table:table-cell table:formula="of:=[.B2392]-[.B2391]" office:value-type="float" office:value="858">
            <text:p>85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2076">
            <text:p>12076</text:p>
          </table:table-cell>
          <table:table-cell table:formula="of:=MOD(ROW([.B2408]);16)" office:value-type="float" office:value="8">
            <text:p>8</text:p>
          </table:table-cell>
          <table:table-cell table:formula="of:=[.B2393]-[.B2392]" office:value-type="float" office:value="854">
            <text:p>85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2923">
            <text:p>12923</text:p>
          </table:table-cell>
          <table:table-cell table:formula="of:=MOD(ROW([.B2409]);16)" office:value-type="float" office:value="9">
            <text:p>9</text:p>
          </table:table-cell>
          <table:table-cell table:formula="of:=[.B2394]-[.B2393]" office:value-type="float" office:value="847">
            <text:p>84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3773">
            <text:p>13773</text:p>
          </table:table-cell>
          <table:table-cell table:formula="of:=MOD(ROW([.B2410]);16)" office:value-type="float" office:value="10">
            <text:p>10</text:p>
          </table:table-cell>
          <table:table-cell table:formula="of:=[.B2395]-[.B2394]" office:value-type="float" office:value="850">
            <text:p>85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3816">
            <text:p>13816</text:p>
          </table:table-cell>
          <table:table-cell table:formula="of:=MOD(ROW([.B2411]);16)" office:value-type="float" office:value="11">
            <text:p>11</text:p>
          </table:table-cell>
          <table:table-cell table:formula="of:=[.B2396]-[.B2395]" office:value-type="float" office:value="43">
            <text:p>4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5549">
            <text:p>15549</text:p>
          </table:table-cell>
          <table:table-cell table:formula="of:=MOD(ROW([.B2412]);16)" office:value-type="float" office:value="12">
            <text:p>12</text:p>
          </table:table-cell>
          <table:table-cell table:formula="of:=[.B2397]-[.B2396]" office:value-type="float" office:value="1733">
            <text:p>173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6396">
            <text:p>16396</text:p>
          </table:table-cell>
          <table:table-cell table:formula="of:=MOD(ROW([.B2413]);16)" office:value-type="float" office:value="13">
            <text:p>13</text:p>
          </table:table-cell>
          <table:table-cell table:formula="of:=[.B2398]-[.B2397]" office:value-type="float" office:value="847">
            <text:p>84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7258">
            <text:p>17258</text:p>
          </table:table-cell>
          <table:table-cell table:formula="of:=MOD(ROW([.B2414]);16)" office:value-type="float" office:value="14">
            <text:p>14</text:p>
          </table:table-cell>
          <table:table-cell table:formula="of:=[.B2399]-[.B2398]" office:value-type="float" office:value="862">
            <text:p>86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8095">
            <text:p>18095</text:p>
          </table:table-cell>
          <table:table-cell table:formula="of:=MOD(ROW([.B2415]);16)" office:value-type="float" office:value="15">
            <text:p>15</text:p>
          </table:table-cell>
          <table:table-cell table:formula="of:=[.B2400]-[.B2399]" office:value-type="float" office:value="837">
            <text:p>83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MOD(ROW([.B2416]);16)" office:value-type="float" office:value="0">
            <text:p>0</text:p>
          </table:table-cell>
          <table:table-cell table:formula="of:=[.B2401]-[.B2400]" office:value-type="float" office:value="-18095">
            <text:p>-1809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630">
            <text:p>8630</text:p>
          </table:table-cell>
          <table:table-cell table:formula="of:=MOD(ROW([.B2417]);16)" office:value-type="float" office:value="1">
            <text:p>1</text:p>
          </table:table-cell>
          <table:table-cell table:formula="of:=[.B2402]-[.B2401]" office:value-type="float" office:value="8630">
            <text:p>863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586">
            <text:p>9586</text:p>
          </table:table-cell>
          <table:table-cell table:formula="of:=MOD(ROW([.B2418]);16)" office:value-type="float" office:value="2">
            <text:p>2</text:p>
          </table:table-cell>
          <table:table-cell table:formula="of:=[.B2403]-[.B2402]" office:value-type="float" office:value="956">
            <text:p>95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441">
            <text:p>10441</text:p>
          </table:table-cell>
          <table:table-cell table:formula="of:=MOD(ROW([.B2419]);16)" office:value-type="float" office:value="3">
            <text:p>3</text:p>
          </table:table-cell>
          <table:table-cell table:formula="of:=[.B2404]-[.B2403]" office:value-type="float" office:value="855">
            <text:p>85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1300">
            <text:p>11300</text:p>
          </table:table-cell>
          <table:table-cell table:formula="of:=MOD(ROW([.B2420]);16)" office:value-type="float" office:value="4">
            <text:p>4</text:p>
          </table:table-cell>
          <table:table-cell table:formula="of:=[.B2405]-[.B2404]" office:value-type="float" office:value="859">
            <text:p>85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2161">
            <text:p>12161</text:p>
          </table:table-cell>
          <table:table-cell table:formula="of:=MOD(ROW([.B2421]);16)" office:value-type="float" office:value="5">
            <text:p>5</text:p>
          </table:table-cell>
          <table:table-cell table:formula="of:=[.B2406]-[.B2405]" office:value-type="float" office:value="861">
            <text:p>86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3011">
            <text:p>13011</text:p>
          </table:table-cell>
          <table:table-cell table:formula="of:=MOD(ROW([.B2422]);16)" office:value-type="float" office:value="6">
            <text:p>6</text:p>
          </table:table-cell>
          <table:table-cell table:formula="of:=[.B2407]-[.B2406]" office:value-type="float" office:value="850">
            <text:p>85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3861">
            <text:p>13861</text:p>
          </table:table-cell>
          <table:table-cell table:formula="of:=MOD(ROW([.B2423]);16)" office:value-type="float" office:value="7">
            <text:p>7</text:p>
          </table:table-cell>
          <table:table-cell table:formula="of:=[.B2408]-[.B2407]" office:value-type="float" office:value="850">
            <text:p>85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4734">
            <text:p>14734</text:p>
          </table:table-cell>
          <table:table-cell table:formula="of:=MOD(ROW([.B2424]);16)" office:value-type="float" office:value="8">
            <text:p>8</text:p>
          </table:table-cell>
          <table:table-cell table:formula="of:=[.B2409]-[.B2408]" office:value-type="float" office:value="873">
            <text:p>87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5585">
            <text:p>15585</text:p>
          </table:table-cell>
          <table:table-cell table:formula="of:=MOD(ROW([.B2425]);16)" office:value-type="float" office:value="9">
            <text:p>9</text:p>
          </table:table-cell>
          <table:table-cell table:formula="of:=[.B2410]-[.B2409]" office:value-type="float" office:value="851">
            <text:p>85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6438">
            <text:p>16438</text:p>
          </table:table-cell>
          <table:table-cell table:formula="of:=MOD(ROW([.B2426]);16)" office:value-type="float" office:value="10">
            <text:p>10</text:p>
          </table:table-cell>
          <table:table-cell table:formula="of:=[.B2411]-[.B2410]" office:value-type="float" office:value="853">
            <text:p>85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6476">
            <text:p>16476</text:p>
          </table:table-cell>
          <table:table-cell table:formula="of:=MOD(ROW([.B2427]);16)" office:value-type="float" office:value="11">
            <text:p>11</text:p>
          </table:table-cell>
          <table:table-cell table:formula="of:=[.B2412]-[.B2411]" office:value-type="float" office:value="38">
            <text:p>3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8867">
            <text:p>18867</text:p>
          </table:table-cell>
          <table:table-cell table:formula="of:=MOD(ROW([.B2428]);16)" office:value-type="float" office:value="12">
            <text:p>12</text:p>
          </table:table-cell>
          <table:table-cell table:formula="of:=[.B2413]-[.B2412]" office:value-type="float" office:value="2391">
            <text:p>239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9715">
            <text:p>19715</text:p>
          </table:table-cell>
          <table:table-cell table:formula="of:=MOD(ROW([.B2429]);16)" office:value-type="float" office:value="13">
            <text:p>13</text:p>
          </table:table-cell>
          <table:table-cell table:formula="of:=[.B2414]-[.B2413]" office:value-type="float" office:value="848">
            <text:p>84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0567">
            <text:p>20567</text:p>
          </table:table-cell>
          <table:table-cell table:formula="of:=MOD(ROW([.B2430]);16)" office:value-type="float" office:value="14">
            <text:p>14</text:p>
          </table:table-cell>
          <table:table-cell table:formula="of:=[.B2415]-[.B2414]" office:value-type="float" office:value="852">
            <text:p>85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1434">
            <text:p>21434</text:p>
          </table:table-cell>
          <table:table-cell table:formula="of:=MOD(ROW([.B2431]);16)" office:value-type="float" office:value="15">
            <text:p>15</text:p>
          </table:table-cell>
          <table:table-cell table:formula="of:=[.B2416]-[.B2415]" office:value-type="float" office:value="867">
            <text:p>86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MOD(ROW([.B2432]);16)" office:value-type="float" office:value="0">
            <text:p>0</text:p>
          </table:table-cell>
          <table:table-cell table:formula="of:=[.B2417]-[.B2416]" office:value-type="float" office:value="-21434">
            <text:p>-2143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792">
            <text:p>8792</text:p>
          </table:table-cell>
          <table:table-cell table:formula="of:=MOD(ROW([.B2433]);16)" office:value-type="float" office:value="1">
            <text:p>1</text:p>
          </table:table-cell>
          <table:table-cell table:formula="of:=[.B2418]-[.B2417]" office:value-type="float" office:value="8792">
            <text:p>879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661">
            <text:p>9661</text:p>
          </table:table-cell>
          <table:table-cell table:formula="of:=MOD(ROW([.B2434]);16)" office:value-type="float" office:value="2">
            <text:p>2</text:p>
          </table:table-cell>
          <table:table-cell table:formula="of:=[.B2419]-[.B2418]" office:value-type="float" office:value="869">
            <text:p>86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526">
            <text:p>10526</text:p>
          </table:table-cell>
          <table:table-cell table:formula="of:=MOD(ROW([.B2435]);16)" office:value-type="float" office:value="3">
            <text:p>3</text:p>
          </table:table-cell>
          <table:table-cell table:formula="of:=[.B2420]-[.B2419]" office:value-type="float" office:value="865">
            <text:p>86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1387">
            <text:p>11387</text:p>
          </table:table-cell>
          <table:table-cell table:formula="of:=MOD(ROW([.B2436]);16)" office:value-type="float" office:value="4">
            <text:p>4</text:p>
          </table:table-cell>
          <table:table-cell table:formula="of:=[.B2421]-[.B2420]" office:value-type="float" office:value="861">
            <text:p>86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2239">
            <text:p>12239</text:p>
          </table:table-cell>
          <table:table-cell table:formula="of:=MOD(ROW([.B2437]);16)" office:value-type="float" office:value="5">
            <text:p>5</text:p>
          </table:table-cell>
          <table:table-cell table:formula="of:=[.B2422]-[.B2421]" office:value-type="float" office:value="852">
            <text:p>85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3100">
            <text:p>13100</text:p>
          </table:table-cell>
          <table:table-cell table:formula="of:=MOD(ROW([.B2438]);16)" office:value-type="float" office:value="6">
            <text:p>6</text:p>
          </table:table-cell>
          <table:table-cell table:formula="of:=[.B2423]-[.B2422]" office:value-type="float" office:value="861">
            <text:p>86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3961">
            <text:p>13961</text:p>
          </table:table-cell>
          <table:table-cell table:formula="of:=MOD(ROW([.B2439]);16)" office:value-type="float" office:value="7">
            <text:p>7</text:p>
          </table:table-cell>
          <table:table-cell table:formula="of:=[.B2424]-[.B2423]" office:value-type="float" office:value="861">
            <text:p>86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4817">
            <text:p>14817</text:p>
          </table:table-cell>
          <table:table-cell table:formula="of:=MOD(ROW([.B2440]);16)" office:value-type="float" office:value="8">
            <text:p>8</text:p>
          </table:table-cell>
          <table:table-cell table:formula="of:=[.B2425]-[.B2424]" office:value-type="float" office:value="856">
            <text:p>85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5673">
            <text:p>15673</text:p>
          </table:table-cell>
          <table:table-cell table:formula="of:=MOD(ROW([.B2441]);16)" office:value-type="float" office:value="9">
            <text:p>9</text:p>
          </table:table-cell>
          <table:table-cell table:formula="of:=[.B2426]-[.B2425]" office:value-type="float" office:value="856">
            <text:p>85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6528">
            <text:p>16528</text:p>
          </table:table-cell>
          <table:table-cell table:formula="of:=MOD(ROW([.B2442]);16)" office:value-type="float" office:value="10">
            <text:p>10</text:p>
          </table:table-cell>
          <table:table-cell table:formula="of:=[.B2427]-[.B2426]" office:value-type="float" office:value="855">
            <text:p>85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6570">
            <text:p>16570</text:p>
          </table:table-cell>
          <table:table-cell table:formula="of:=MOD(ROW([.B2443]);16)" office:value-type="float" office:value="11">
            <text:p>11</text:p>
          </table:table-cell>
          <table:table-cell table:formula="of:=[.B2428]-[.B2427]" office:value-type="float" office:value="42">
            <text:p>4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9265">
            <text:p>19265</text:p>
          </table:table-cell>
          <table:table-cell table:formula="of:=MOD(ROW([.B2444]);16)" office:value-type="float" office:value="12">
            <text:p>12</text:p>
          </table:table-cell>
          <table:table-cell table:formula="of:=[.B2429]-[.B2428]" office:value-type="float" office:value="2695">
            <text:p>269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0133">
            <text:p>20133</text:p>
          </table:table-cell>
          <table:table-cell table:formula="of:=MOD(ROW([.B2445]);16)" office:value-type="float" office:value="13">
            <text:p>13</text:p>
          </table:table-cell>
          <table:table-cell table:formula="of:=[.B2430]-[.B2429]" office:value-type="float" office:value="868">
            <text:p>86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0998">
            <text:p>20998</text:p>
          </table:table-cell>
          <table:table-cell table:formula="of:=MOD(ROW([.B2446]);16)" office:value-type="float" office:value="14">
            <text:p>14</text:p>
          </table:table-cell>
          <table:table-cell table:formula="of:=[.B2431]-[.B2430]" office:value-type="float" office:value="865">
            <text:p>86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1846">
            <text:p>21846</text:p>
          </table:table-cell>
          <table:table-cell table:formula="of:=MOD(ROW([.B2447]);16)" office:value-type="float" office:value="15">
            <text:p>15</text:p>
          </table:table-cell>
          <table:table-cell table:formula="of:=[.B2432]-[.B2431]" office:value-type="float" office:value="848">
            <text:p>84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MOD(ROW([.B2448]);16)" office:value-type="float" office:value="0">
            <text:p>0</text:p>
          </table:table-cell>
          <table:table-cell table:formula="of:=[.B2433]-[.B2432]" office:value-type="float" office:value="-21846">
            <text:p>-2184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640">
            <text:p>6640</text:p>
          </table:table-cell>
          <table:table-cell table:formula="of:=MOD(ROW([.B2449]);16)" office:value-type="float" office:value="1">
            <text:p>1</text:p>
          </table:table-cell>
          <table:table-cell table:formula="of:=[.B2434]-[.B2433]" office:value-type="float" office:value="6640">
            <text:p>664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732">
            <text:p>8732</text:p>
          </table:table-cell>
          <table:table-cell table:formula="of:=MOD(ROW([.B2450]);16)" office:value-type="float" office:value="2">
            <text:p>2</text:p>
          </table:table-cell>
          <table:table-cell table:formula="of:=[.B2435]-[.B2434]" office:value-type="float" office:value="2092">
            <text:p>209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620">
            <text:p>9620</text:p>
          </table:table-cell>
          <table:table-cell table:formula="of:=MOD(ROW([.B2451]);16)" office:value-type="float" office:value="3">
            <text:p>3</text:p>
          </table:table-cell>
          <table:table-cell table:formula="of:=[.B2436]-[.B2435]" office:value-type="float" office:value="888">
            <text:p>88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538">
            <text:p>10538</text:p>
          </table:table-cell>
          <table:table-cell table:formula="of:=MOD(ROW([.B2452]);16)" office:value-type="float" office:value="4">
            <text:p>4</text:p>
          </table:table-cell>
          <table:table-cell table:formula="of:=[.B2437]-[.B2436]" office:value-type="float" office:value="918">
            <text:p>91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1392">
            <text:p>11392</text:p>
          </table:table-cell>
          <table:table-cell table:formula="of:=MOD(ROW([.B2453]);16)" office:value-type="float" office:value="5">
            <text:p>5</text:p>
          </table:table-cell>
          <table:table-cell table:formula="of:=[.B2438]-[.B2437]" office:value-type="float" office:value="854">
            <text:p>85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2229">
            <text:p>12229</text:p>
          </table:table-cell>
          <table:table-cell table:formula="of:=MOD(ROW([.B2454]);16)" office:value-type="float" office:value="6">
            <text:p>6</text:p>
          </table:table-cell>
          <table:table-cell table:formula="of:=[.B2439]-[.B2438]" office:value-type="float" office:value="837">
            <text:p>83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3087">
            <text:p>13087</text:p>
          </table:table-cell>
          <table:table-cell table:formula="of:=MOD(ROW([.B2455]);16)" office:value-type="float" office:value="7">
            <text:p>7</text:p>
          </table:table-cell>
          <table:table-cell table:formula="of:=[.B2440]-[.B2439]" office:value-type="float" office:value="858">
            <text:p>85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3937">
            <text:p>13937</text:p>
          </table:table-cell>
          <table:table-cell table:formula="of:=MOD(ROW([.B2456]);16)" office:value-type="float" office:value="8">
            <text:p>8</text:p>
          </table:table-cell>
          <table:table-cell table:formula="of:=[.B2441]-[.B2440]" office:value-type="float" office:value="850">
            <text:p>85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4775">
            <text:p>14775</text:p>
          </table:table-cell>
          <table:table-cell table:formula="of:=MOD(ROW([.B2457]);16)" office:value-type="float" office:value="9">
            <text:p>9</text:p>
          </table:table-cell>
          <table:table-cell table:formula="of:=[.B2442]-[.B2441]" office:value-type="float" office:value="838">
            <text:p>83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5626">
            <text:p>15626</text:p>
          </table:table-cell>
          <table:table-cell table:formula="of:=MOD(ROW([.B2458]);16)" office:value-type="float" office:value="10">
            <text:p>10</text:p>
          </table:table-cell>
          <table:table-cell table:formula="of:=[.B2443]-[.B2442]" office:value-type="float" office:value="851">
            <text:p>85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5669">
            <text:p>15669</text:p>
          </table:table-cell>
          <table:table-cell table:formula="of:=MOD(ROW([.B2459]);16)" office:value-type="float" office:value="11">
            <text:p>11</text:p>
          </table:table-cell>
          <table:table-cell table:formula="of:=[.B2444]-[.B2443]" office:value-type="float" office:value="43">
            <text:p>4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6515">
            <text:p>16515</text:p>
          </table:table-cell>
          <table:table-cell table:formula="of:=MOD(ROW([.B2460]);16)" office:value-type="float" office:value="12">
            <text:p>12</text:p>
          </table:table-cell>
          <table:table-cell table:formula="of:=[.B2445]-[.B2444]" office:value-type="float" office:value="846">
            <text:p>84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7615">
            <text:p>17615</text:p>
          </table:table-cell>
          <table:table-cell table:formula="of:=MOD(ROW([.B2461]);16)" office:value-type="float" office:value="13">
            <text:p>13</text:p>
          </table:table-cell>
          <table:table-cell table:formula="of:=[.B2446]-[.B2445]" office:value-type="float" office:value="1100">
            <text:p>110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8854">
            <text:p>18854</text:p>
          </table:table-cell>
          <table:table-cell table:formula="of:=MOD(ROW([.B2462]);16)" office:value-type="float" office:value="14">
            <text:p>14</text:p>
          </table:table-cell>
          <table:table-cell table:formula="of:=[.B2447]-[.B2446]" office:value-type="float" office:value="1239">
            <text:p>123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9689">
            <text:p>19689</text:p>
          </table:table-cell>
          <table:table-cell table:formula="of:=MOD(ROW([.B2463]);16)" office:value-type="float" office:value="15">
            <text:p>15</text:p>
          </table:table-cell>
          <table:table-cell table:formula="of:=[.B2448]-[.B2447]" office:value-type="float" office:value="835">
            <text:p>83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MOD(ROW([.B2464]);16)" office:value-type="float" office:value="0">
            <text:p>0</text:p>
          </table:table-cell>
          <table:table-cell table:formula="of:=[.B2449]-[.B2448]" office:value-type="float" office:value="-19689">
            <text:p>-1968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325">
            <text:p>8325</text:p>
          </table:table-cell>
          <table:table-cell table:formula="of:=MOD(ROW([.B2465]);16)" office:value-type="float" office:value="1">
            <text:p>1</text:p>
          </table:table-cell>
          <table:table-cell table:formula="of:=[.B2450]-[.B2449]" office:value-type="float" office:value="8325">
            <text:p>83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162">
            <text:p>9162</text:p>
          </table:table-cell>
          <table:table-cell table:formula="of:=MOD(ROW([.B2466]);16)" office:value-type="float" office:value="2">
            <text:p>2</text:p>
          </table:table-cell>
          <table:table-cell table:formula="of:=[.B2451]-[.B2450]" office:value-type="float" office:value="837">
            <text:p>83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001">
            <text:p>10001</text:p>
          </table:table-cell>
          <table:table-cell table:formula="of:=MOD(ROW([.B2467]);16)" office:value-type="float" office:value="3">
            <text:p>3</text:p>
          </table:table-cell>
          <table:table-cell table:formula="of:=[.B2452]-[.B2451]" office:value-type="float" office:value="839">
            <text:p>83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1375">
            <text:p>11375</text:p>
          </table:table-cell>
          <table:table-cell table:formula="of:=MOD(ROW([.B2468]);16)" office:value-type="float" office:value="4">
            <text:p>4</text:p>
          </table:table-cell>
          <table:table-cell table:formula="of:=[.B2453]-[.B2452]" office:value-type="float" office:value="1374">
            <text:p>137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2216">
            <text:p>12216</text:p>
          </table:table-cell>
          <table:table-cell table:formula="of:=MOD(ROW([.B2469]);16)" office:value-type="float" office:value="5">
            <text:p>5</text:p>
          </table:table-cell>
          <table:table-cell table:formula="of:=[.B2454]-[.B2453]" office:value-type="float" office:value="841">
            <text:p>84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3083">
            <text:p>13083</text:p>
          </table:table-cell>
          <table:table-cell table:formula="of:=MOD(ROW([.B2470]);16)" office:value-type="float" office:value="6">
            <text:p>6</text:p>
          </table:table-cell>
          <table:table-cell table:formula="of:=[.B2455]-[.B2454]" office:value-type="float" office:value="867">
            <text:p>86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3926">
            <text:p>13926</text:p>
          </table:table-cell>
          <table:table-cell table:formula="of:=MOD(ROW([.B2471]);16)" office:value-type="float" office:value="7">
            <text:p>7</text:p>
          </table:table-cell>
          <table:table-cell table:formula="of:=[.B2456]-[.B2455]" office:value-type="float" office:value="843">
            <text:p>84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4763">
            <text:p>14763</text:p>
          </table:table-cell>
          <table:table-cell table:formula="of:=MOD(ROW([.B2472]);16)" office:value-type="float" office:value="8">
            <text:p>8</text:p>
          </table:table-cell>
          <table:table-cell table:formula="of:=[.B2457]-[.B2456]" office:value-type="float" office:value="837">
            <text:p>83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6042">
            <text:p>16042</text:p>
          </table:table-cell>
          <table:table-cell table:formula="of:=MOD(ROW([.B2473]);16)" office:value-type="float" office:value="9">
            <text:p>9</text:p>
          </table:table-cell>
          <table:table-cell table:formula="of:=[.B2458]-[.B2457]" office:value-type="float" office:value="1279">
            <text:p>127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7080">
            <text:p>17080</text:p>
          </table:table-cell>
          <table:table-cell table:formula="of:=MOD(ROW([.B2474]);16)" office:value-type="float" office:value="10">
            <text:p>10</text:p>
          </table:table-cell>
          <table:table-cell table:formula="of:=[.B2459]-[.B2458]" office:value-type="float" office:value="1038">
            <text:p>103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7931">
            <text:p>17931</text:p>
          </table:table-cell>
          <table:table-cell table:formula="of:=MOD(ROW([.B2475]);16)" office:value-type="float" office:value="11">
            <text:p>11</text:p>
          </table:table-cell>
          <table:table-cell table:formula="of:=[.B2460]-[.B2459]" office:value-type="float" office:value="851">
            <text:p>85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8959">
            <text:p>18959</text:p>
          </table:table-cell>
          <table:table-cell table:formula="of:=MOD(ROW([.B2476]);16)" office:value-type="float" office:value="12">
            <text:p>12</text:p>
          </table:table-cell>
          <table:table-cell table:formula="of:=[.B2461]-[.B2460]" office:value-type="float" office:value="1028">
            <text:p>102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9798">
            <text:p>19798</text:p>
          </table:table-cell>
          <table:table-cell table:formula="of:=MOD(ROW([.B2477]);16)" office:value-type="float" office:value="13">
            <text:p>13</text:p>
          </table:table-cell>
          <table:table-cell table:formula="of:=[.B2462]-[.B2461]" office:value-type="float" office:value="839">
            <text:p>83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9843">
            <text:p>19843</text:p>
          </table:table-cell>
          <table:table-cell table:formula="of:=MOD(ROW([.B2478]);16)" office:value-type="float" office:value="14">
            <text:p>14</text:p>
          </table:table-cell>
          <table:table-cell table:formula="of:=[.B2463]-[.B2462]" office:value-type="float" office:value="45">
            <text:p>4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0836">
            <text:p>20836</text:p>
          </table:table-cell>
          <table:table-cell table:formula="of:=MOD(ROW([.B2479]);16)" office:value-type="float" office:value="15">
            <text:p>15</text:p>
          </table:table-cell>
          <table:table-cell table:formula="of:=[.B2464]-[.B2463]" office:value-type="float" office:value="993">
            <text:p>99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MOD(ROW([.B2480]);16)" office:value-type="float" office:value="0">
            <text:p>0</text:p>
          </table:table-cell>
          <table:table-cell table:formula="of:=[.B2465]-[.B2464]" office:value-type="float" office:value="-20836">
            <text:p>-2083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5971">
            <text:p>5971</text:p>
          </table:table-cell>
          <table:table-cell table:formula="of:=MOD(ROW([.B2481]);16)" office:value-type="float" office:value="1">
            <text:p>1</text:p>
          </table:table-cell>
          <table:table-cell table:formula="of:=[.B2466]-[.B2465]" office:value-type="float" office:value="5971">
            <text:p>597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833">
            <text:p>6833</text:p>
          </table:table-cell>
          <table:table-cell table:formula="of:=MOD(ROW([.B2482]);16)" office:value-type="float" office:value="2">
            <text:p>2</text:p>
          </table:table-cell>
          <table:table-cell table:formula="of:=[.B2467]-[.B2466]" office:value-type="float" office:value="862">
            <text:p>86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669">
            <text:p>7669</text:p>
          </table:table-cell>
          <table:table-cell table:formula="of:=MOD(ROW([.B2483]);16)" office:value-type="float" office:value="3">
            <text:p>3</text:p>
          </table:table-cell>
          <table:table-cell table:formula="of:=[.B2468]-[.B2467]" office:value-type="float" office:value="836">
            <text:p>83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511">
            <text:p>8511</text:p>
          </table:table-cell>
          <table:table-cell table:formula="of:=MOD(ROW([.B2484]);16)" office:value-type="float" office:value="4">
            <text:p>4</text:p>
          </table:table-cell>
          <table:table-cell table:formula="of:=[.B2469]-[.B2468]" office:value-type="float" office:value="842">
            <text:p>84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364">
            <text:p>9364</text:p>
          </table:table-cell>
          <table:table-cell table:formula="of:=MOD(ROW([.B2485]);16)" office:value-type="float" office:value="5">
            <text:p>5</text:p>
          </table:table-cell>
          <table:table-cell table:formula="of:=[.B2470]-[.B2469]" office:value-type="float" office:value="853">
            <text:p>85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203">
            <text:p>10203</text:p>
          </table:table-cell>
          <table:table-cell table:formula="of:=MOD(ROW([.B2486]);16)" office:value-type="float" office:value="6">
            <text:p>6</text:p>
          </table:table-cell>
          <table:table-cell table:formula="of:=[.B2471]-[.B2470]" office:value-type="float" office:value="839">
            <text:p>83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1056">
            <text:p>11056</text:p>
          </table:table-cell>
          <table:table-cell table:formula="of:=MOD(ROW([.B2487]);16)" office:value-type="float" office:value="7">
            <text:p>7</text:p>
          </table:table-cell>
          <table:table-cell table:formula="of:=[.B2472]-[.B2471]" office:value-type="float" office:value="853">
            <text:p>85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1904">
            <text:p>11904</text:p>
          </table:table-cell>
          <table:table-cell table:formula="of:=MOD(ROW([.B2488]);16)" office:value-type="float" office:value="8">
            <text:p>8</text:p>
          </table:table-cell>
          <table:table-cell table:formula="of:=[.B2473]-[.B2472]" office:value-type="float" office:value="848">
            <text:p>84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2751">
            <text:p>12751</text:p>
          </table:table-cell>
          <table:table-cell table:formula="of:=MOD(ROW([.B2489]);16)" office:value-type="float" office:value="9">
            <text:p>9</text:p>
          </table:table-cell>
          <table:table-cell table:formula="of:=[.B2474]-[.B2473]" office:value-type="float" office:value="847">
            <text:p>84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3597">
            <text:p>13597</text:p>
          </table:table-cell>
          <table:table-cell table:formula="of:=MOD(ROW([.B2490]);16)" office:value-type="float" office:value="10">
            <text:p>10</text:p>
          </table:table-cell>
          <table:table-cell table:formula="of:=[.B2475]-[.B2474]" office:value-type="float" office:value="846">
            <text:p>84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4440">
            <text:p>14440</text:p>
          </table:table-cell>
          <table:table-cell table:formula="of:=MOD(ROW([.B2491]);16)" office:value-type="float" office:value="11">
            <text:p>11</text:p>
          </table:table-cell>
          <table:table-cell table:formula="of:=[.B2476]-[.B2475]" office:value-type="float" office:value="843">
            <text:p>84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5280">
            <text:p>15280</text:p>
          </table:table-cell>
          <table:table-cell table:formula="of:=MOD(ROW([.B2492]);16)" office:value-type="float" office:value="12">
            <text:p>12</text:p>
          </table:table-cell>
          <table:table-cell table:formula="of:=[.B2477]-[.B2476]" office:value-type="float" office:value="840">
            <text:p>84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6120">
            <text:p>16120</text:p>
          </table:table-cell>
          <table:table-cell table:formula="of:=MOD(ROW([.B2493]);16)" office:value-type="float" office:value="13">
            <text:p>13</text:p>
          </table:table-cell>
          <table:table-cell table:formula="of:=[.B2478]-[.B2477]" office:value-type="float" office:value="840">
            <text:p>84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6961">
            <text:p>16961</text:p>
          </table:table-cell>
          <table:table-cell table:formula="of:=MOD(ROW([.B2494]);16)" office:value-type="float" office:value="14">
            <text:p>14</text:p>
          </table:table-cell>
          <table:table-cell table:formula="of:=[.B2479]-[.B2478]" office:value-type="float" office:value="841">
            <text:p>84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7014">
            <text:p>17014</text:p>
          </table:table-cell>
          <table:table-cell table:formula="of:=MOD(ROW([.B2495]);16)" office:value-type="float" office:value="15">
            <text:p>15</text:p>
          </table:table-cell>
          <table:table-cell table:formula="of:=[.B2480]-[.B2479]" office:value-type="float" office:value="53">
            <text:p>5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MOD(ROW([.B2496]);16)" office:value-type="float" office:value="0">
            <text:p>0</text:p>
          </table:table-cell>
          <table:table-cell table:formula="of:=[.B2481]-[.B2480]" office:value-type="float" office:value="-17014">
            <text:p>-1701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213">
            <text:p>6213</text:p>
          </table:table-cell>
          <table:table-cell table:formula="of:=MOD(ROW([.B2497]);16)" office:value-type="float" office:value="1">
            <text:p>1</text:p>
          </table:table-cell>
          <table:table-cell table:formula="of:=[.B2482]-[.B2481]" office:value-type="float" office:value="6213">
            <text:p>621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060">
            <text:p>7060</text:p>
          </table:table-cell>
          <table:table-cell table:formula="of:=MOD(ROW([.B2498]);16)" office:value-type="float" office:value="2">
            <text:p>2</text:p>
          </table:table-cell>
          <table:table-cell table:formula="of:=[.B2483]-[.B2482]" office:value-type="float" office:value="847">
            <text:p>84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911">
            <text:p>7911</text:p>
          </table:table-cell>
          <table:table-cell table:formula="of:=MOD(ROW([.B2499]);16)" office:value-type="float" office:value="3">
            <text:p>3</text:p>
          </table:table-cell>
          <table:table-cell table:formula="of:=[.B2484]-[.B2483]" office:value-type="float" office:value="851">
            <text:p>85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762">
            <text:p>8762</text:p>
          </table:table-cell>
          <table:table-cell table:formula="of:=MOD(ROW([.B2500]);16)" office:value-type="float" office:value="4">
            <text:p>4</text:p>
          </table:table-cell>
          <table:table-cell table:formula="of:=[.B2485]-[.B2484]" office:value-type="float" office:value="851">
            <text:p>85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609">
            <text:p>9609</text:p>
          </table:table-cell>
          <table:table-cell table:formula="of:=MOD(ROW([.B2501]);16)" office:value-type="float" office:value="5">
            <text:p>5</text:p>
          </table:table-cell>
          <table:table-cell table:formula="of:=[.B2486]-[.B2485]" office:value-type="float" office:value="847">
            <text:p>84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458">
            <text:p>10458</text:p>
          </table:table-cell>
          <table:table-cell table:formula="of:=MOD(ROW([.B2502]);16)" office:value-type="float" office:value="6">
            <text:p>6</text:p>
          </table:table-cell>
          <table:table-cell table:formula="of:=[.B2487]-[.B2486]" office:value-type="float" office:value="849">
            <text:p>84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1302">
            <text:p>11302</text:p>
          </table:table-cell>
          <table:table-cell table:formula="of:=MOD(ROW([.B2503]);16)" office:value-type="float" office:value="7">
            <text:p>7</text:p>
          </table:table-cell>
          <table:table-cell table:formula="of:=[.B2488]-[.B2487]" office:value-type="float" office:value="844">
            <text:p>84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2151">
            <text:p>12151</text:p>
          </table:table-cell>
          <table:table-cell table:formula="of:=MOD(ROW([.B2504]);16)" office:value-type="float" office:value="8">
            <text:p>8</text:p>
          </table:table-cell>
          <table:table-cell table:formula="of:=[.B2489]-[.B2488]" office:value-type="float" office:value="849">
            <text:p>84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2998">
            <text:p>12998</text:p>
          </table:table-cell>
          <table:table-cell table:formula="of:=MOD(ROW([.B2505]);16)" office:value-type="float" office:value="9">
            <text:p>9</text:p>
          </table:table-cell>
          <table:table-cell table:formula="of:=[.B2490]-[.B2489]" office:value-type="float" office:value="847">
            <text:p>84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3843">
            <text:p>13843</text:p>
          </table:table-cell>
          <table:table-cell table:formula="of:=MOD(ROW([.B2506]);16)" office:value-type="float" office:value="10">
            <text:p>10</text:p>
          </table:table-cell>
          <table:table-cell table:formula="of:=[.B2491]-[.B2490]" office:value-type="float" office:value="845">
            <text:p>84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4684">
            <text:p>14684</text:p>
          </table:table-cell>
          <table:table-cell table:formula="of:=MOD(ROW([.B2507]);16)" office:value-type="float" office:value="11">
            <text:p>11</text:p>
          </table:table-cell>
          <table:table-cell table:formula="of:=[.B2492]-[.B2491]" office:value-type="float" office:value="841">
            <text:p>84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5521">
            <text:p>15521</text:p>
          </table:table-cell>
          <table:table-cell table:formula="of:=MOD(ROW([.B2508]);16)" office:value-type="float" office:value="12">
            <text:p>12</text:p>
          </table:table-cell>
          <table:table-cell table:formula="of:=[.B2493]-[.B2492]" office:value-type="float" office:value="837">
            <text:p>83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6371">
            <text:p>16371</text:p>
          </table:table-cell>
          <table:table-cell table:formula="of:=MOD(ROW([.B2509]);16)" office:value-type="float" office:value="13">
            <text:p>13</text:p>
          </table:table-cell>
          <table:table-cell table:formula="of:=[.B2494]-[.B2493]" office:value-type="float" office:value="850">
            <text:p>85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7211">
            <text:p>17211</text:p>
          </table:table-cell>
          <table:table-cell table:formula="of:=MOD(ROW([.B2510]);16)" office:value-type="float" office:value="14">
            <text:p>14</text:p>
          </table:table-cell>
          <table:table-cell table:formula="of:=[.B2495]-[.B2494]" office:value-type="float" office:value="840">
            <text:p>84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7252">
            <text:p>17252</text:p>
          </table:table-cell>
          <table:table-cell table:formula="of:=MOD(ROW([.B2511]);16)" office:value-type="float" office:value="15">
            <text:p>15</text:p>
          </table:table-cell>
          <table:table-cell table:formula="of:=[.B2496]-[.B2495]" office:value-type="float" office:value="41">
            <text:p>4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MOD(ROW([.B2512]);16)" office:value-type="float" office:value="0">
            <text:p>0</text:p>
          </table:table-cell>
          <table:table-cell table:formula="of:=[.B2497]-[.B2496]" office:value-type="float" office:value="-17252">
            <text:p>-1725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344">
            <text:p>6344</text:p>
          </table:table-cell>
          <table:table-cell table:formula="of:=MOD(ROW([.B2513]);16)" office:value-type="float" office:value="1">
            <text:p>1</text:p>
          </table:table-cell>
          <table:table-cell table:formula="of:=[.B2498]-[.B2497]" office:value-type="float" office:value="6344">
            <text:p>634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192">
            <text:p>7192</text:p>
          </table:table-cell>
          <table:table-cell table:formula="of:=MOD(ROW([.B2514]);16)" office:value-type="float" office:value="2">
            <text:p>2</text:p>
          </table:table-cell>
          <table:table-cell table:formula="of:=[.B2499]-[.B2498]" office:value-type="float" office:value="848">
            <text:p>84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034">
            <text:p>8034</text:p>
          </table:table-cell>
          <table:table-cell table:formula="of:=MOD(ROW([.B2515]);16)" office:value-type="float" office:value="3">
            <text:p>3</text:p>
          </table:table-cell>
          <table:table-cell table:formula="of:=[.B2500]-[.B2499]" office:value-type="float" office:value="842">
            <text:p>84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882">
            <text:p>8882</text:p>
          </table:table-cell>
          <table:table-cell table:formula="of:=MOD(ROW([.B2516]);16)" office:value-type="float" office:value="4">
            <text:p>4</text:p>
          </table:table-cell>
          <table:table-cell table:formula="of:=[.B2501]-[.B2500]" office:value-type="float" office:value="848">
            <text:p>84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729">
            <text:p>9729</text:p>
          </table:table-cell>
          <table:table-cell table:formula="of:=MOD(ROW([.B2517]);16)" office:value-type="float" office:value="5">
            <text:p>5</text:p>
          </table:table-cell>
          <table:table-cell table:formula="of:=[.B2502]-[.B2501]" office:value-type="float" office:value="847">
            <text:p>84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583">
            <text:p>10583</text:p>
          </table:table-cell>
          <table:table-cell table:formula="of:=MOD(ROW([.B2518]);16)" office:value-type="float" office:value="6">
            <text:p>6</text:p>
          </table:table-cell>
          <table:table-cell table:formula="of:=[.B2503]-[.B2502]" office:value-type="float" office:value="854">
            <text:p>85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1428">
            <text:p>11428</text:p>
          </table:table-cell>
          <table:table-cell table:formula="of:=MOD(ROW([.B2519]);16)" office:value-type="float" office:value="7">
            <text:p>7</text:p>
          </table:table-cell>
          <table:table-cell table:formula="of:=[.B2504]-[.B2503]" office:value-type="float" office:value="845">
            <text:p>84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2278">
            <text:p>12278</text:p>
          </table:table-cell>
          <table:table-cell table:formula="of:=MOD(ROW([.B2520]);16)" office:value-type="float" office:value="8">
            <text:p>8</text:p>
          </table:table-cell>
          <table:table-cell table:formula="of:=[.B2505]-[.B2504]" office:value-type="float" office:value="850">
            <text:p>85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3120">
            <text:p>13120</text:p>
          </table:table-cell>
          <table:table-cell table:formula="of:=MOD(ROW([.B2521]);16)" office:value-type="float" office:value="9">
            <text:p>9</text:p>
          </table:table-cell>
          <table:table-cell table:formula="of:=[.B2506]-[.B2505]" office:value-type="float" office:value="842">
            <text:p>84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3966">
            <text:p>13966</text:p>
          </table:table-cell>
          <table:table-cell table:formula="of:=MOD(ROW([.B2522]);16)" office:value-type="float" office:value="10">
            <text:p>10</text:p>
          </table:table-cell>
          <table:table-cell table:formula="of:=[.B2507]-[.B2506]" office:value-type="float" office:value="846">
            <text:p>84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4809">
            <text:p>14809</text:p>
          </table:table-cell>
          <table:table-cell table:formula="of:=MOD(ROW([.B2523]);16)" office:value-type="float" office:value="11">
            <text:p>11</text:p>
          </table:table-cell>
          <table:table-cell table:formula="of:=[.B2508]-[.B2507]" office:value-type="float" office:value="843">
            <text:p>84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5656">
            <text:p>15656</text:p>
          </table:table-cell>
          <table:table-cell table:formula="of:=MOD(ROW([.B2524]);16)" office:value-type="float" office:value="12">
            <text:p>12</text:p>
          </table:table-cell>
          <table:table-cell table:formula="of:=[.B2509]-[.B2508]" office:value-type="float" office:value="847">
            <text:p>84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6495">
            <text:p>16495</text:p>
          </table:table-cell>
          <table:table-cell table:formula="of:=MOD(ROW([.B2525]);16)" office:value-type="float" office:value="13">
            <text:p>13</text:p>
          </table:table-cell>
          <table:table-cell table:formula="of:=[.B2510]-[.B2509]" office:value-type="float" office:value="839">
            <text:p>83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7338">
            <text:p>17338</text:p>
          </table:table-cell>
          <table:table-cell table:formula="of:=MOD(ROW([.B2526]);16)" office:value-type="float" office:value="14">
            <text:p>14</text:p>
          </table:table-cell>
          <table:table-cell table:formula="of:=[.B2511]-[.B2510]" office:value-type="float" office:value="843">
            <text:p>84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7380">
            <text:p>17380</text:p>
          </table:table-cell>
          <table:table-cell table:formula="of:=MOD(ROW([.B2527]);16)" office:value-type="float" office:value="15">
            <text:p>15</text:p>
          </table:table-cell>
          <table:table-cell table:formula="of:=[.B2512]-[.B2511]" office:value-type="float" office:value="42">
            <text:p>4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MOD(ROW([.B2528]);16)" office:value-type="float" office:value="0">
            <text:p>0</text:p>
          </table:table-cell>
          <table:table-cell table:formula="of:=[.B2513]-[.B2512]" office:value-type="float" office:value="-17380">
            <text:p>-1738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203">
            <text:p>7203</text:p>
          </table:table-cell>
          <table:table-cell table:formula="of:=MOD(ROW([.B2529]);16)" office:value-type="float" office:value="1">
            <text:p>1</text:p>
          </table:table-cell>
          <table:table-cell table:formula="of:=[.B2514]-[.B2513]" office:value-type="float" office:value="7203">
            <text:p>720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040">
            <text:p>8040</text:p>
          </table:table-cell>
          <table:table-cell table:formula="of:=MOD(ROW([.B2530]);16)" office:value-type="float" office:value="2">
            <text:p>2</text:p>
          </table:table-cell>
          <table:table-cell table:formula="of:=[.B2515]-[.B2514]" office:value-type="float" office:value="837">
            <text:p>83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880">
            <text:p>8880</text:p>
          </table:table-cell>
          <table:table-cell table:formula="of:=MOD(ROW([.B2531]);16)" office:value-type="float" office:value="3">
            <text:p>3</text:p>
          </table:table-cell>
          <table:table-cell table:formula="of:=[.B2516]-[.B2515]" office:value-type="float" office:value="840">
            <text:p>84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792">
            <text:p>9792</text:p>
          </table:table-cell>
          <table:table-cell table:formula="of:=MOD(ROW([.B2532]);16)" office:value-type="float" office:value="4">
            <text:p>4</text:p>
          </table:table-cell>
          <table:table-cell table:formula="of:=[.B2517]-[.B2516]" office:value-type="float" office:value="912">
            <text:p>91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640">
            <text:p>10640</text:p>
          </table:table-cell>
          <table:table-cell table:formula="of:=MOD(ROW([.B2533]);16)" office:value-type="float" office:value="5">
            <text:p>5</text:p>
          </table:table-cell>
          <table:table-cell table:formula="of:=[.B2518]-[.B2517]" office:value-type="float" office:value="848">
            <text:p>84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1484">
            <text:p>11484</text:p>
          </table:table-cell>
          <table:table-cell table:formula="of:=MOD(ROW([.B2534]);16)" office:value-type="float" office:value="6">
            <text:p>6</text:p>
          </table:table-cell>
          <table:table-cell table:formula="of:=[.B2519]-[.B2518]" office:value-type="float" office:value="844">
            <text:p>84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2322">
            <text:p>12322</text:p>
          </table:table-cell>
          <table:table-cell table:formula="of:=MOD(ROW([.B2535]);16)" office:value-type="float" office:value="7">
            <text:p>7</text:p>
          </table:table-cell>
          <table:table-cell table:formula="of:=[.B2520]-[.B2519]" office:value-type="float" office:value="838">
            <text:p>83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3171">
            <text:p>13171</text:p>
          </table:table-cell>
          <table:table-cell table:formula="of:=MOD(ROW([.B2536]);16)" office:value-type="float" office:value="8">
            <text:p>8</text:p>
          </table:table-cell>
          <table:table-cell table:formula="of:=[.B2521]-[.B2520]" office:value-type="float" office:value="849">
            <text:p>84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4023">
            <text:p>14023</text:p>
          </table:table-cell>
          <table:table-cell table:formula="of:=MOD(ROW([.B2537]);16)" office:value-type="float" office:value="9">
            <text:p>9</text:p>
          </table:table-cell>
          <table:table-cell table:formula="of:=[.B2522]-[.B2521]" office:value-type="float" office:value="852">
            <text:p>85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4865">
            <text:p>14865</text:p>
          </table:table-cell>
          <table:table-cell table:formula="of:=MOD(ROW([.B2538]);16)" office:value-type="float" office:value="10">
            <text:p>10</text:p>
          </table:table-cell>
          <table:table-cell table:formula="of:=[.B2523]-[.B2522]" office:value-type="float" office:value="842">
            <text:p>84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5736">
            <text:p>15736</text:p>
          </table:table-cell>
          <table:table-cell table:formula="of:=MOD(ROW([.B2539]);16)" office:value-type="float" office:value="11">
            <text:p>11</text:p>
          </table:table-cell>
          <table:table-cell table:formula="of:=[.B2524]-[.B2523]" office:value-type="float" office:value="871">
            <text:p>87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6579">
            <text:p>16579</text:p>
          </table:table-cell>
          <table:table-cell table:formula="of:=MOD(ROW([.B2540]);16)" office:value-type="float" office:value="12">
            <text:p>12</text:p>
          </table:table-cell>
          <table:table-cell table:formula="of:=[.B2525]-[.B2524]" office:value-type="float" office:value="843">
            <text:p>84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7419">
            <text:p>17419</text:p>
          </table:table-cell>
          <table:table-cell table:formula="of:=MOD(ROW([.B2541]);16)" office:value-type="float" office:value="13">
            <text:p>13</text:p>
          </table:table-cell>
          <table:table-cell table:formula="of:=[.B2526]-[.B2525]" office:value-type="float" office:value="840">
            <text:p>84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7461">
            <text:p>17461</text:p>
          </table:table-cell>
          <table:table-cell table:formula="of:=MOD(ROW([.B2542]);16)" office:value-type="float" office:value="14">
            <text:p>14</text:p>
          </table:table-cell>
          <table:table-cell table:formula="of:=[.B2527]-[.B2526]" office:value-type="float" office:value="42">
            <text:p>4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8300">
            <text:p>18300</text:p>
          </table:table-cell>
          <table:table-cell table:formula="of:=MOD(ROW([.B2543]);16)" office:value-type="float" office:value="15">
            <text:p>15</text:p>
          </table:table-cell>
          <table:table-cell table:formula="of:=[.B2528]-[.B2527]" office:value-type="float" office:value="839">
            <text:p>83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MOD(ROW([.B2544]);16)" office:value-type="float" office:value="0">
            <text:p>0</text:p>
          </table:table-cell>
          <table:table-cell table:formula="of:=[.B2529]-[.B2528]" office:value-type="float" office:value="-18300">
            <text:p>-1830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387">
            <text:p>6387</text:p>
          </table:table-cell>
          <table:table-cell table:formula="of:=MOD(ROW([.B2545]);16)" office:value-type="float" office:value="1">
            <text:p>1</text:p>
          </table:table-cell>
          <table:table-cell table:formula="of:=[.B2530]-[.B2529]" office:value-type="float" office:value="6387">
            <text:p>638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241">
            <text:p>7241</text:p>
          </table:table-cell>
          <table:table-cell table:formula="of:=MOD(ROW([.B2546]);16)" office:value-type="float" office:value="2">
            <text:p>2</text:p>
          </table:table-cell>
          <table:table-cell table:formula="of:=[.B2531]-[.B2530]" office:value-type="float" office:value="854">
            <text:p>85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082">
            <text:p>8082</text:p>
          </table:table-cell>
          <table:table-cell table:formula="of:=MOD(ROW([.B2547]);16)" office:value-type="float" office:value="3">
            <text:p>3</text:p>
          </table:table-cell>
          <table:table-cell table:formula="of:=[.B2532]-[.B2531]" office:value-type="float" office:value="841">
            <text:p>84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930">
            <text:p>8930</text:p>
          </table:table-cell>
          <table:table-cell table:formula="of:=MOD(ROW([.B2548]);16)" office:value-type="float" office:value="4">
            <text:p>4</text:p>
          </table:table-cell>
          <table:table-cell table:formula="of:=[.B2533]-[.B2532]" office:value-type="float" office:value="848">
            <text:p>84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774">
            <text:p>9774</text:p>
          </table:table-cell>
          <table:table-cell table:formula="of:=MOD(ROW([.B2549]);16)" office:value-type="float" office:value="5">
            <text:p>5</text:p>
          </table:table-cell>
          <table:table-cell table:formula="of:=[.B2534]-[.B2533]" office:value-type="float" office:value="844">
            <text:p>84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624">
            <text:p>10624</text:p>
          </table:table-cell>
          <table:table-cell table:formula="of:=MOD(ROW([.B2550]);16)" office:value-type="float" office:value="6">
            <text:p>6</text:p>
          </table:table-cell>
          <table:table-cell table:formula="of:=[.B2535]-[.B2534]" office:value-type="float" office:value="850">
            <text:p>85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1472">
            <text:p>11472</text:p>
          </table:table-cell>
          <table:table-cell table:formula="of:=MOD(ROW([.B2551]);16)" office:value-type="float" office:value="7">
            <text:p>7</text:p>
          </table:table-cell>
          <table:table-cell table:formula="of:=[.B2536]-[.B2535]" office:value-type="float" office:value="848">
            <text:p>84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2307">
            <text:p>12307</text:p>
          </table:table-cell>
          <table:table-cell table:formula="of:=MOD(ROW([.B2552]);16)" office:value-type="float" office:value="8">
            <text:p>8</text:p>
          </table:table-cell>
          <table:table-cell table:formula="of:=[.B2537]-[.B2536]" office:value-type="float" office:value="835">
            <text:p>83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3169">
            <text:p>13169</text:p>
          </table:table-cell>
          <table:table-cell table:formula="of:=MOD(ROW([.B2553]);16)" office:value-type="float" office:value="9">
            <text:p>9</text:p>
          </table:table-cell>
          <table:table-cell table:formula="of:=[.B2538]-[.B2537]" office:value-type="float" office:value="862">
            <text:p>86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4020">
            <text:p>14020</text:p>
          </table:table-cell>
          <table:table-cell table:formula="of:=MOD(ROW([.B2554]);16)" office:value-type="float" office:value="10">
            <text:p>10</text:p>
          </table:table-cell>
          <table:table-cell table:formula="of:=[.B2539]-[.B2538]" office:value-type="float" office:value="851">
            <text:p>85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4868">
            <text:p>14868</text:p>
          </table:table-cell>
          <table:table-cell table:formula="of:=MOD(ROW([.B2555]);16)" office:value-type="float" office:value="11">
            <text:p>11</text:p>
          </table:table-cell>
          <table:table-cell table:formula="of:=[.B2540]-[.B2539]" office:value-type="float" office:value="848">
            <text:p>84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5730">
            <text:p>15730</text:p>
          </table:table-cell>
          <table:table-cell table:formula="of:=MOD(ROW([.B2556]);16)" office:value-type="float" office:value="12">
            <text:p>12</text:p>
          </table:table-cell>
          <table:table-cell table:formula="of:=[.B2541]-[.B2540]" office:value-type="float" office:value="862">
            <text:p>86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6569">
            <text:p>16569</text:p>
          </table:table-cell>
          <table:table-cell table:formula="of:=MOD(ROW([.B2557]);16)" office:value-type="float" office:value="13">
            <text:p>13</text:p>
          </table:table-cell>
          <table:table-cell table:formula="of:=[.B2542]-[.B2541]" office:value-type="float" office:value="839">
            <text:p>83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7410">
            <text:p>17410</text:p>
          </table:table-cell>
          <table:table-cell table:formula="of:=MOD(ROW([.B2558]);16)" office:value-type="float" office:value="14">
            <text:p>14</text:p>
          </table:table-cell>
          <table:table-cell table:formula="of:=[.B2543]-[.B2542]" office:value-type="float" office:value="841">
            <text:p>84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7450">
            <text:p>17450</text:p>
          </table:table-cell>
          <table:table-cell table:formula="of:=MOD(ROW([.B2559]);16)" office:value-type="float" office:value="15">
            <text:p>15</text:p>
          </table:table-cell>
          <table:table-cell table:formula="of:=[.B2544]-[.B2543]" office:value-type="float" office:value="40">
            <text:p>4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MOD(ROW([.B2560]);16)" office:value-type="float" office:value="0">
            <text:p>0</text:p>
          </table:table-cell>
          <table:table-cell table:formula="of:=[.B2545]-[.B2544]" office:value-type="float" office:value="-17450">
            <text:p>-1745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539">
            <text:p>6539</text:p>
          </table:table-cell>
          <table:table-cell table:formula="of:=MOD(ROW([.B2561]);16)" office:value-type="float" office:value="1">
            <text:p>1</text:p>
          </table:table-cell>
          <table:table-cell table:formula="of:=[.B2546]-[.B2545]" office:value-type="float" office:value="6539">
            <text:p>653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402">
            <text:p>7402</text:p>
          </table:table-cell>
          <table:table-cell table:formula="of:=MOD(ROW([.B2562]);16)" office:value-type="float" office:value="2">
            <text:p>2</text:p>
          </table:table-cell>
          <table:table-cell table:formula="of:=[.B2547]-[.B2546]" office:value-type="float" office:value="863">
            <text:p>86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246">
            <text:p>8246</text:p>
          </table:table-cell>
          <table:table-cell table:formula="of:=MOD(ROW([.B2563]);16)" office:value-type="float" office:value="3">
            <text:p>3</text:p>
          </table:table-cell>
          <table:table-cell table:formula="of:=[.B2548]-[.B2547]" office:value-type="float" office:value="844">
            <text:p>84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090">
            <text:p>9090</text:p>
          </table:table-cell>
          <table:table-cell table:formula="of:=MOD(ROW([.B2564]);16)" office:value-type="float" office:value="4">
            <text:p>4</text:p>
          </table:table-cell>
          <table:table-cell table:formula="of:=[.B2549]-[.B2548]" office:value-type="float" office:value="844">
            <text:p>84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928">
            <text:p>9928</text:p>
          </table:table-cell>
          <table:table-cell table:formula="of:=MOD(ROW([.B2565]);16)" office:value-type="float" office:value="5">
            <text:p>5</text:p>
          </table:table-cell>
          <table:table-cell table:formula="of:=[.B2550]-[.B2549]" office:value-type="float" office:value="838">
            <text:p>83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769">
            <text:p>10769</text:p>
          </table:table-cell>
          <table:table-cell table:formula="of:=MOD(ROW([.B2566]);16)" office:value-type="float" office:value="6">
            <text:p>6</text:p>
          </table:table-cell>
          <table:table-cell table:formula="of:=[.B2551]-[.B2550]" office:value-type="float" office:value="841">
            <text:p>84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1617">
            <text:p>11617</text:p>
          </table:table-cell>
          <table:table-cell table:formula="of:=MOD(ROW([.B2567]);16)" office:value-type="float" office:value="7">
            <text:p>7</text:p>
          </table:table-cell>
          <table:table-cell table:formula="of:=[.B2552]-[.B2551]" office:value-type="float" office:value="848">
            <text:p>84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2476">
            <text:p>12476</text:p>
          </table:table-cell>
          <table:table-cell table:formula="of:=MOD(ROW([.B2568]);16)" office:value-type="float" office:value="8">
            <text:p>8</text:p>
          </table:table-cell>
          <table:table-cell table:formula="of:=[.B2553]-[.B2552]" office:value-type="float" office:value="859">
            <text:p>85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3335">
            <text:p>13335</text:p>
          </table:table-cell>
          <table:table-cell table:formula="of:=MOD(ROW([.B2569]);16)" office:value-type="float" office:value="9">
            <text:p>9</text:p>
          </table:table-cell>
          <table:table-cell table:formula="of:=[.B2554]-[.B2553]" office:value-type="float" office:value="859">
            <text:p>85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4182">
            <text:p>14182</text:p>
          </table:table-cell>
          <table:table-cell table:formula="of:=MOD(ROW([.B2570]);16)" office:value-type="float" office:value="10">
            <text:p>10</text:p>
          </table:table-cell>
          <table:table-cell table:formula="of:=[.B2555]-[.B2554]" office:value-type="float" office:value="847">
            <text:p>84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5023">
            <text:p>15023</text:p>
          </table:table-cell>
          <table:table-cell table:formula="of:=MOD(ROW([.B2571]);16)" office:value-type="float" office:value="11">
            <text:p>11</text:p>
          </table:table-cell>
          <table:table-cell table:formula="of:=[.B2556]-[.B2555]" office:value-type="float" office:value="841">
            <text:p>84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5866">
            <text:p>15866</text:p>
          </table:table-cell>
          <table:table-cell table:formula="of:=MOD(ROW([.B2572]);16)" office:value-type="float" office:value="12">
            <text:p>12</text:p>
          </table:table-cell>
          <table:table-cell table:formula="of:=[.B2557]-[.B2556]" office:value-type="float" office:value="843">
            <text:p>84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6706">
            <text:p>16706</text:p>
          </table:table-cell>
          <table:table-cell table:formula="of:=MOD(ROW([.B2573]);16)" office:value-type="float" office:value="13">
            <text:p>13</text:p>
          </table:table-cell>
          <table:table-cell table:formula="of:=[.B2558]-[.B2557]" office:value-type="float" office:value="840">
            <text:p>84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7557">
            <text:p>17557</text:p>
          </table:table-cell>
          <table:table-cell table:formula="of:=MOD(ROW([.B2574]);16)" office:value-type="float" office:value="14">
            <text:p>14</text:p>
          </table:table-cell>
          <table:table-cell table:formula="of:=[.B2559]-[.B2558]" office:value-type="float" office:value="851">
            <text:p>85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7597">
            <text:p>17597</text:p>
          </table:table-cell>
          <table:table-cell table:formula="of:=MOD(ROW([.B2575]);16)" office:value-type="float" office:value="15">
            <text:p>15</text:p>
          </table:table-cell>
          <table:table-cell table:formula="of:=[.B2560]-[.B2559]" office:value-type="float" office:value="40">
            <text:p>4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MOD(ROW([.B2576]);16)" office:value-type="float" office:value="0">
            <text:p>0</text:p>
          </table:table-cell>
          <table:table-cell table:formula="of:=[.B2561]-[.B2560]" office:value-type="float" office:value="-17597">
            <text:p>-1759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237">
            <text:p>6237</text:p>
          </table:table-cell>
          <table:table-cell table:formula="of:=MOD(ROW([.B2577]);16)" office:value-type="float" office:value="1">
            <text:p>1</text:p>
          </table:table-cell>
          <table:table-cell table:formula="of:=[.B2562]-[.B2561]" office:value-type="float" office:value="6237">
            <text:p>623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092">
            <text:p>7092</text:p>
          </table:table-cell>
          <table:table-cell table:formula="of:=MOD(ROW([.B2578]);16)" office:value-type="float" office:value="2">
            <text:p>2</text:p>
          </table:table-cell>
          <table:table-cell table:formula="of:=[.B2563]-[.B2562]" office:value-type="float" office:value="855">
            <text:p>85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934">
            <text:p>7934</text:p>
          </table:table-cell>
          <table:table-cell table:formula="of:=MOD(ROW([.B2579]);16)" office:value-type="float" office:value="3">
            <text:p>3</text:p>
          </table:table-cell>
          <table:table-cell table:formula="of:=[.B2564]-[.B2563]" office:value-type="float" office:value="842">
            <text:p>84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790">
            <text:p>8790</text:p>
          </table:table-cell>
          <table:table-cell table:formula="of:=MOD(ROW([.B2580]);16)" office:value-type="float" office:value="4">
            <text:p>4</text:p>
          </table:table-cell>
          <table:table-cell table:formula="of:=[.B2565]-[.B2564]" office:value-type="float" office:value="856">
            <text:p>85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641">
            <text:p>9641</text:p>
          </table:table-cell>
          <table:table-cell table:formula="of:=MOD(ROW([.B2581]);16)" office:value-type="float" office:value="5">
            <text:p>5</text:p>
          </table:table-cell>
          <table:table-cell table:formula="of:=[.B2566]-[.B2565]" office:value-type="float" office:value="851">
            <text:p>85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504">
            <text:p>10504</text:p>
          </table:table-cell>
          <table:table-cell table:formula="of:=MOD(ROW([.B2582]);16)" office:value-type="float" office:value="6">
            <text:p>6</text:p>
          </table:table-cell>
          <table:table-cell table:formula="of:=[.B2567]-[.B2566]" office:value-type="float" office:value="863">
            <text:p>86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1361">
            <text:p>11361</text:p>
          </table:table-cell>
          <table:table-cell table:formula="of:=MOD(ROW([.B2583]);16)" office:value-type="float" office:value="7">
            <text:p>7</text:p>
          </table:table-cell>
          <table:table-cell table:formula="of:=[.B2568]-[.B2567]" office:value-type="float" office:value="857">
            <text:p>85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2303">
            <text:p>12303</text:p>
          </table:table-cell>
          <table:table-cell table:formula="of:=MOD(ROW([.B2584]);16)" office:value-type="float" office:value="8">
            <text:p>8</text:p>
          </table:table-cell>
          <table:table-cell table:formula="of:=[.B2569]-[.B2568]" office:value-type="float" office:value="942">
            <text:p>94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3157">
            <text:p>13157</text:p>
          </table:table-cell>
          <table:table-cell table:formula="of:=MOD(ROW([.B2585]);16)" office:value-type="float" office:value="9">
            <text:p>9</text:p>
          </table:table-cell>
          <table:table-cell table:formula="of:=[.B2570]-[.B2569]" office:value-type="float" office:value="854">
            <text:p>85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4002">
            <text:p>14002</text:p>
          </table:table-cell>
          <table:table-cell table:formula="of:=MOD(ROW([.B2586]);16)" office:value-type="float" office:value="10">
            <text:p>10</text:p>
          </table:table-cell>
          <table:table-cell table:formula="of:=[.B2571]-[.B2570]" office:value-type="float" office:value="845">
            <text:p>84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4124">
            <text:p>14124</text:p>
          </table:table-cell>
          <table:table-cell table:formula="of:=MOD(ROW([.B2587]);16)" office:value-type="float" office:value="11">
            <text:p>11</text:p>
          </table:table-cell>
          <table:table-cell table:formula="of:=[.B2572]-[.B2571]" office:value-type="float" office:value="122">
            <text:p>12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5696">
            <text:p>15696</text:p>
          </table:table-cell>
          <table:table-cell table:formula="of:=MOD(ROW([.B2588]);16)" office:value-type="float" office:value="12">
            <text:p>12</text:p>
          </table:table-cell>
          <table:table-cell table:formula="of:=[.B2573]-[.B2572]" office:value-type="float" office:value="1572">
            <text:p>157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6541">
            <text:p>16541</text:p>
          </table:table-cell>
          <table:table-cell table:formula="of:=MOD(ROW([.B2589]);16)" office:value-type="float" office:value="13">
            <text:p>13</text:p>
          </table:table-cell>
          <table:table-cell table:formula="of:=[.B2574]-[.B2573]" office:value-type="float" office:value="845">
            <text:p>84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7393">
            <text:p>17393</text:p>
          </table:table-cell>
          <table:table-cell table:formula="of:=MOD(ROW([.B2590]);16)" office:value-type="float" office:value="14">
            <text:p>14</text:p>
          </table:table-cell>
          <table:table-cell table:formula="of:=[.B2575]-[.B2574]" office:value-type="float" office:value="852">
            <text:p>85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8243">
            <text:p>18243</text:p>
          </table:table-cell>
          <table:table-cell table:formula="of:=MOD(ROW([.B2591]);16)" office:value-type="float" office:value="15">
            <text:p>15</text:p>
          </table:table-cell>
          <table:table-cell table:formula="of:=[.B2576]-[.B2575]" office:value-type="float" office:value="850">
            <text:p>85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MOD(ROW([.B2592]);16)" office:value-type="float" office:value="0">
            <text:p>0</text:p>
          </table:table-cell>
          <table:table-cell table:formula="of:=[.B2577]-[.B2576]" office:value-type="float" office:value="-18243">
            <text:p>-1824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608">
            <text:p>6608</text:p>
          </table:table-cell>
          <table:table-cell table:formula="of:=MOD(ROW([.B2593]);16)" office:value-type="float" office:value="1">
            <text:p>1</text:p>
          </table:table-cell>
          <table:table-cell table:formula="of:=[.B2578]-[.B2577]" office:value-type="float" office:value="6608">
            <text:p>660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462">
            <text:p>7462</text:p>
          </table:table-cell>
          <table:table-cell table:formula="of:=MOD(ROW([.B2594]);16)" office:value-type="float" office:value="2">
            <text:p>2</text:p>
          </table:table-cell>
          <table:table-cell table:formula="of:=[.B2579]-[.B2578]" office:value-type="float" office:value="854">
            <text:p>85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299">
            <text:p>8299</text:p>
          </table:table-cell>
          <table:table-cell table:formula="of:=MOD(ROW([.B2595]);16)" office:value-type="float" office:value="3">
            <text:p>3</text:p>
          </table:table-cell>
          <table:table-cell table:formula="of:=[.B2580]-[.B2579]" office:value-type="float" office:value="837">
            <text:p>83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144">
            <text:p>9144</text:p>
          </table:table-cell>
          <table:table-cell table:formula="of:=MOD(ROW([.B2596]);16)" office:value-type="float" office:value="4">
            <text:p>4</text:p>
          </table:table-cell>
          <table:table-cell table:formula="of:=[.B2581]-[.B2580]" office:value-type="float" office:value="845">
            <text:p>84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994">
            <text:p>9994</text:p>
          </table:table-cell>
          <table:table-cell table:formula="of:=MOD(ROW([.B2597]);16)" office:value-type="float" office:value="5">
            <text:p>5</text:p>
          </table:table-cell>
          <table:table-cell table:formula="of:=[.B2582]-[.B2581]" office:value-type="float" office:value="850">
            <text:p>85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833">
            <text:p>10833</text:p>
          </table:table-cell>
          <table:table-cell table:formula="of:=MOD(ROW([.B2598]);16)" office:value-type="float" office:value="6">
            <text:p>6</text:p>
          </table:table-cell>
          <table:table-cell table:formula="of:=[.B2583]-[.B2582]" office:value-type="float" office:value="839">
            <text:p>83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1687">
            <text:p>11687</text:p>
          </table:table-cell>
          <table:table-cell table:formula="of:=MOD(ROW([.B2599]);16)" office:value-type="float" office:value="7">
            <text:p>7</text:p>
          </table:table-cell>
          <table:table-cell table:formula="of:=[.B2584]-[.B2583]" office:value-type="float" office:value="854">
            <text:p>85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2535">
            <text:p>12535</text:p>
          </table:table-cell>
          <table:table-cell table:formula="of:=MOD(ROW([.B2600]);16)" office:value-type="float" office:value="8">
            <text:p>8</text:p>
          </table:table-cell>
          <table:table-cell table:formula="of:=[.B2585]-[.B2584]" office:value-type="float" office:value="848">
            <text:p>84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3377">
            <text:p>13377</text:p>
          </table:table-cell>
          <table:table-cell table:formula="of:=MOD(ROW([.B2601]);16)" office:value-type="float" office:value="9">
            <text:p>9</text:p>
          </table:table-cell>
          <table:table-cell table:formula="of:=[.B2586]-[.B2585]" office:value-type="float" office:value="842">
            <text:p>84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4216">
            <text:p>14216</text:p>
          </table:table-cell>
          <table:table-cell table:formula="of:=MOD(ROW([.B2602]);16)" office:value-type="float" office:value="10">
            <text:p>10</text:p>
          </table:table-cell>
          <table:table-cell table:formula="of:=[.B2587]-[.B2586]" office:value-type="float" office:value="839">
            <text:p>83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5055">
            <text:p>15055</text:p>
          </table:table-cell>
          <table:table-cell table:formula="of:=MOD(ROW([.B2603]);16)" office:value-type="float" office:value="11">
            <text:p>11</text:p>
          </table:table-cell>
          <table:table-cell table:formula="of:=[.B2588]-[.B2587]" office:value-type="float" office:value="839">
            <text:p>83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5898">
            <text:p>15898</text:p>
          </table:table-cell>
          <table:table-cell table:formula="of:=MOD(ROW([.B2604]);16)" office:value-type="float" office:value="12">
            <text:p>12</text:p>
          </table:table-cell>
          <table:table-cell table:formula="of:=[.B2589]-[.B2588]" office:value-type="float" office:value="843">
            <text:p>84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6739">
            <text:p>16739</text:p>
          </table:table-cell>
          <table:table-cell table:formula="of:=MOD(ROW([.B2605]);16)" office:value-type="float" office:value="13">
            <text:p>13</text:p>
          </table:table-cell>
          <table:table-cell table:formula="of:=[.B2590]-[.B2589]" office:value-type="float" office:value="841">
            <text:p>84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6776">
            <text:p>16776</text:p>
          </table:table-cell>
          <table:table-cell table:formula="of:=MOD(ROW([.B2606]);16)" office:value-type="float" office:value="14">
            <text:p>14</text:p>
          </table:table-cell>
          <table:table-cell table:formula="of:=[.B2591]-[.B2590]" office:value-type="float" office:value="37">
            <text:p>3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7617">
            <text:p>17617</text:p>
          </table:table-cell>
          <table:table-cell table:formula="of:=MOD(ROW([.B2607]);16)" office:value-type="float" office:value="15">
            <text:p>15</text:p>
          </table:table-cell>
          <table:table-cell table:formula="of:=[.B2592]-[.B2591]" office:value-type="float" office:value="841">
            <text:p>84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MOD(ROW([.B2608]);16)" office:value-type="float" office:value="0">
            <text:p>0</text:p>
          </table:table-cell>
          <table:table-cell table:formula="of:=[.B2593]-[.B2592]" office:value-type="float" office:value="-17617">
            <text:p>-1761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922">
            <text:p>6922</text:p>
          </table:table-cell>
          <table:table-cell table:formula="of:=MOD(ROW([.B2609]);16)" office:value-type="float" office:value="1">
            <text:p>1</text:p>
          </table:table-cell>
          <table:table-cell table:formula="of:=[.B2594]-[.B2593]" office:value-type="float" office:value="6922">
            <text:p>692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756">
            <text:p>7756</text:p>
          </table:table-cell>
          <table:table-cell table:formula="of:=MOD(ROW([.B2610]);16)" office:value-type="float" office:value="2">
            <text:p>2</text:p>
          </table:table-cell>
          <table:table-cell table:formula="of:=[.B2595]-[.B2594]" office:value-type="float" office:value="834">
            <text:p>83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596">
            <text:p>8596</text:p>
          </table:table-cell>
          <table:table-cell table:formula="of:=MOD(ROW([.B2611]);16)" office:value-type="float" office:value="3">
            <text:p>3</text:p>
          </table:table-cell>
          <table:table-cell table:formula="of:=[.B2596]-[.B2595]" office:value-type="float" office:value="840">
            <text:p>84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490">
            <text:p>9490</text:p>
          </table:table-cell>
          <table:table-cell table:formula="of:=MOD(ROW([.B2612]);16)" office:value-type="float" office:value="4">
            <text:p>4</text:p>
          </table:table-cell>
          <table:table-cell table:formula="of:=[.B2597]-[.B2596]" office:value-type="float" office:value="894">
            <text:p>89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333">
            <text:p>10333</text:p>
          </table:table-cell>
          <table:table-cell table:formula="of:=MOD(ROW([.B2613]);16)" office:value-type="float" office:value="5">
            <text:p>5</text:p>
          </table:table-cell>
          <table:table-cell table:formula="of:=[.B2598]-[.B2597]" office:value-type="float" office:value="843">
            <text:p>84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1182">
            <text:p>11182</text:p>
          </table:table-cell>
          <table:table-cell table:formula="of:=MOD(ROW([.B2614]);16)" office:value-type="float" office:value="6">
            <text:p>6</text:p>
          </table:table-cell>
          <table:table-cell table:formula="of:=[.B2599]-[.B2598]" office:value-type="float" office:value="849">
            <text:p>84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2027">
            <text:p>12027</text:p>
          </table:table-cell>
          <table:table-cell table:formula="of:=MOD(ROW([.B2615]);16)" office:value-type="float" office:value="7">
            <text:p>7</text:p>
          </table:table-cell>
          <table:table-cell table:formula="of:=[.B2600]-[.B2599]" office:value-type="float" office:value="845">
            <text:p>84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2877">
            <text:p>12877</text:p>
          </table:table-cell>
          <table:table-cell table:formula="of:=MOD(ROW([.B2616]);16)" office:value-type="float" office:value="8">
            <text:p>8</text:p>
          </table:table-cell>
          <table:table-cell table:formula="of:=[.B2601]-[.B2600]" office:value-type="float" office:value="850">
            <text:p>85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3716">
            <text:p>13716</text:p>
          </table:table-cell>
          <table:table-cell table:formula="of:=MOD(ROW([.B2617]);16)" office:value-type="float" office:value="9">
            <text:p>9</text:p>
          </table:table-cell>
          <table:table-cell table:formula="of:=[.B2602]-[.B2601]" office:value-type="float" office:value="839">
            <text:p>83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4559">
            <text:p>14559</text:p>
          </table:table-cell>
          <table:table-cell table:formula="of:=MOD(ROW([.B2618]);16)" office:value-type="float" office:value="10">
            <text:p>10</text:p>
          </table:table-cell>
          <table:table-cell table:formula="of:=[.B2603]-[.B2602]" office:value-type="float" office:value="843">
            <text:p>84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5408">
            <text:p>15408</text:p>
          </table:table-cell>
          <table:table-cell table:formula="of:=MOD(ROW([.B2619]);16)" office:value-type="float" office:value="11">
            <text:p>11</text:p>
          </table:table-cell>
          <table:table-cell table:formula="of:=[.B2604]-[.B2603]" office:value-type="float" office:value="849">
            <text:p>84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6252">
            <text:p>16252</text:p>
          </table:table-cell>
          <table:table-cell table:formula="of:=MOD(ROW([.B2620]);16)" office:value-type="float" office:value="12">
            <text:p>12</text:p>
          </table:table-cell>
          <table:table-cell table:formula="of:=[.B2605]-[.B2604]" office:value-type="float" office:value="844">
            <text:p>84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7113">
            <text:p>17113</text:p>
          </table:table-cell>
          <table:table-cell table:formula="of:=MOD(ROW([.B2621]);16)" office:value-type="float" office:value="13">
            <text:p>13</text:p>
          </table:table-cell>
          <table:table-cell table:formula="of:=[.B2606]-[.B2605]" office:value-type="float" office:value="861">
            <text:p>86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7971">
            <text:p>17971</text:p>
          </table:table-cell>
          <table:table-cell table:formula="of:=MOD(ROW([.B2622]);16)" office:value-type="float" office:value="14">
            <text:p>14</text:p>
          </table:table-cell>
          <table:table-cell table:formula="of:=[.B2607]-[.B2606]" office:value-type="float" office:value="858">
            <text:p>85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8010">
            <text:p>18010</text:p>
          </table:table-cell>
          <table:table-cell table:formula="of:=MOD(ROW([.B2623]);16)" office:value-type="float" office:value="15">
            <text:p>15</text:p>
          </table:table-cell>
          <table:table-cell table:formula="of:=[.B2608]-[.B2607]" office:value-type="float" office:value="39">
            <text:p>3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MOD(ROW([.B2624]);16)" office:value-type="float" office:value="0">
            <text:p>0</text:p>
          </table:table-cell>
          <table:table-cell table:formula="of:=[.B2609]-[.B2608]" office:value-type="float" office:value="-18010">
            <text:p>-1801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671">
            <text:p>6671</text:p>
          </table:table-cell>
          <table:table-cell table:formula="of:=MOD(ROW([.B2625]);16)" office:value-type="float" office:value="1">
            <text:p>1</text:p>
          </table:table-cell>
          <table:table-cell table:formula="of:=[.B2610]-[.B2609]" office:value-type="float" office:value="6671">
            <text:p>667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530">
            <text:p>7530</text:p>
          </table:table-cell>
          <table:table-cell table:formula="of:=MOD(ROW([.B2626]);16)" office:value-type="float" office:value="2">
            <text:p>2</text:p>
          </table:table-cell>
          <table:table-cell table:formula="of:=[.B2611]-[.B2610]" office:value-type="float" office:value="859">
            <text:p>85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379">
            <text:p>8379</text:p>
          </table:table-cell>
          <table:table-cell table:formula="of:=MOD(ROW([.B2627]);16)" office:value-type="float" office:value="3">
            <text:p>3</text:p>
          </table:table-cell>
          <table:table-cell table:formula="of:=[.B2612]-[.B2611]" office:value-type="float" office:value="849">
            <text:p>84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223">
            <text:p>9223</text:p>
          </table:table-cell>
          <table:table-cell table:formula="of:=MOD(ROW([.B2628]);16)" office:value-type="float" office:value="4">
            <text:p>4</text:p>
          </table:table-cell>
          <table:table-cell table:formula="of:=[.B2613]-[.B2612]" office:value-type="float" office:value="844">
            <text:p>84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078">
            <text:p>10078</text:p>
          </table:table-cell>
          <table:table-cell table:formula="of:=MOD(ROW([.B2629]);16)" office:value-type="float" office:value="5">
            <text:p>5</text:p>
          </table:table-cell>
          <table:table-cell table:formula="of:=[.B2614]-[.B2613]" office:value-type="float" office:value="855">
            <text:p>85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918">
            <text:p>10918</text:p>
          </table:table-cell>
          <table:table-cell table:formula="of:=MOD(ROW([.B2630]);16)" office:value-type="float" office:value="6">
            <text:p>6</text:p>
          </table:table-cell>
          <table:table-cell table:formula="of:=[.B2615]-[.B2614]" office:value-type="float" office:value="840">
            <text:p>84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1759">
            <text:p>11759</text:p>
          </table:table-cell>
          <table:table-cell table:formula="of:=MOD(ROW([.B2631]);16)" office:value-type="float" office:value="7">
            <text:p>7</text:p>
          </table:table-cell>
          <table:table-cell table:formula="of:=[.B2616]-[.B2615]" office:value-type="float" office:value="841">
            <text:p>84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2607">
            <text:p>12607</text:p>
          </table:table-cell>
          <table:table-cell table:formula="of:=MOD(ROW([.B2632]);16)" office:value-type="float" office:value="8">
            <text:p>8</text:p>
          </table:table-cell>
          <table:table-cell table:formula="of:=[.B2617]-[.B2616]" office:value-type="float" office:value="848">
            <text:p>84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3449">
            <text:p>13449</text:p>
          </table:table-cell>
          <table:table-cell table:formula="of:=MOD(ROW([.B2633]);16)" office:value-type="float" office:value="9">
            <text:p>9</text:p>
          </table:table-cell>
          <table:table-cell table:formula="of:=[.B2618]-[.B2617]" office:value-type="float" office:value="842">
            <text:p>84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4290">
            <text:p>14290</text:p>
          </table:table-cell>
          <table:table-cell table:formula="of:=MOD(ROW([.B2634]);16)" office:value-type="float" office:value="10">
            <text:p>10</text:p>
          </table:table-cell>
          <table:table-cell table:formula="of:=[.B2619]-[.B2618]" office:value-type="float" office:value="841">
            <text:p>84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5129">
            <text:p>15129</text:p>
          </table:table-cell>
          <table:table-cell table:formula="of:=MOD(ROW([.B2635]);16)" office:value-type="float" office:value="11">
            <text:p>11</text:p>
          </table:table-cell>
          <table:table-cell table:formula="of:=[.B2620]-[.B2619]" office:value-type="float" office:value="839">
            <text:p>83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5970">
            <text:p>15970</text:p>
          </table:table-cell>
          <table:table-cell table:formula="of:=MOD(ROW([.B2636]);16)" office:value-type="float" office:value="12">
            <text:p>12</text:p>
          </table:table-cell>
          <table:table-cell table:formula="of:=[.B2621]-[.B2620]" office:value-type="float" office:value="841">
            <text:p>84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6813">
            <text:p>16813</text:p>
          </table:table-cell>
          <table:table-cell table:formula="of:=MOD(ROW([.B2637]);16)" office:value-type="float" office:value="13">
            <text:p>13</text:p>
          </table:table-cell>
          <table:table-cell table:formula="of:=[.B2622]-[.B2621]" office:value-type="float" office:value="843">
            <text:p>84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7660">
            <text:p>17660</text:p>
          </table:table-cell>
          <table:table-cell table:formula="of:=MOD(ROW([.B2638]);16)" office:value-type="float" office:value="14">
            <text:p>14</text:p>
          </table:table-cell>
          <table:table-cell table:formula="of:=[.B2623]-[.B2622]" office:value-type="float" office:value="847">
            <text:p>84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7703">
            <text:p>17703</text:p>
          </table:table-cell>
          <table:table-cell table:formula="of:=MOD(ROW([.B2639]);16)" office:value-type="float" office:value="15">
            <text:p>15</text:p>
          </table:table-cell>
          <table:table-cell table:formula="of:=[.B2624]-[.B2623]" office:value-type="float" office:value="43">
            <text:p>4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MOD(ROW([.B2640]);16)" office:value-type="float" office:value="0">
            <text:p>0</text:p>
          </table:table-cell>
          <table:table-cell table:formula="of:=[.B2625]-[.B2624]" office:value-type="float" office:value="-17703">
            <text:p>-1770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918">
            <text:p>6918</text:p>
          </table:table-cell>
          <table:table-cell table:formula="of:=MOD(ROW([.B2641]);16)" office:value-type="float" office:value="1">
            <text:p>1</text:p>
          </table:table-cell>
          <table:table-cell table:formula="of:=[.B2626]-[.B2625]" office:value-type="float" office:value="6918">
            <text:p>691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778">
            <text:p>7778</text:p>
          </table:table-cell>
          <table:table-cell table:formula="of:=MOD(ROW([.B2642]);16)" office:value-type="float" office:value="2">
            <text:p>2</text:p>
          </table:table-cell>
          <table:table-cell table:formula="of:=[.B2627]-[.B2626]" office:value-type="float" office:value="860">
            <text:p>86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624">
            <text:p>8624</text:p>
          </table:table-cell>
          <table:table-cell table:formula="of:=MOD(ROW([.B2643]);16)" office:value-type="float" office:value="3">
            <text:p>3</text:p>
          </table:table-cell>
          <table:table-cell table:formula="of:=[.B2628]-[.B2627]" office:value-type="float" office:value="846">
            <text:p>84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470">
            <text:p>9470</text:p>
          </table:table-cell>
          <table:table-cell table:formula="of:=MOD(ROW([.B2644]);16)" office:value-type="float" office:value="4">
            <text:p>4</text:p>
          </table:table-cell>
          <table:table-cell table:formula="of:=[.B2629]-[.B2628]" office:value-type="float" office:value="846">
            <text:p>84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311">
            <text:p>10311</text:p>
          </table:table-cell>
          <table:table-cell table:formula="of:=MOD(ROW([.B2645]);16)" office:value-type="float" office:value="5">
            <text:p>5</text:p>
          </table:table-cell>
          <table:table-cell table:formula="of:=[.B2630]-[.B2629]" office:value-type="float" office:value="841">
            <text:p>84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1156">
            <text:p>11156</text:p>
          </table:table-cell>
          <table:table-cell table:formula="of:=MOD(ROW([.B2646]);16)" office:value-type="float" office:value="6">
            <text:p>6</text:p>
          </table:table-cell>
          <table:table-cell table:formula="of:=[.B2631]-[.B2630]" office:value-type="float" office:value="845">
            <text:p>84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2004">
            <text:p>12004</text:p>
          </table:table-cell>
          <table:table-cell table:formula="of:=MOD(ROW([.B2647]);16)" office:value-type="float" office:value="7">
            <text:p>7</text:p>
          </table:table-cell>
          <table:table-cell table:formula="of:=[.B2632]-[.B2631]" office:value-type="float" office:value="848">
            <text:p>84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2843">
            <text:p>12843</text:p>
          </table:table-cell>
          <table:table-cell table:formula="of:=MOD(ROW([.B2648]);16)" office:value-type="float" office:value="8">
            <text:p>8</text:p>
          </table:table-cell>
          <table:table-cell table:formula="of:=[.B2633]-[.B2632]" office:value-type="float" office:value="839">
            <text:p>83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3694">
            <text:p>13694</text:p>
          </table:table-cell>
          <table:table-cell table:formula="of:=MOD(ROW([.B2649]);16)" office:value-type="float" office:value="9">
            <text:p>9</text:p>
          </table:table-cell>
          <table:table-cell table:formula="of:=[.B2634]-[.B2633]" office:value-type="float" office:value="851">
            <text:p>85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4562">
            <text:p>14562</text:p>
          </table:table-cell>
          <table:table-cell table:formula="of:=MOD(ROW([.B2650]);16)" office:value-type="float" office:value="10">
            <text:p>10</text:p>
          </table:table-cell>
          <table:table-cell table:formula="of:=[.B2635]-[.B2634]" office:value-type="float" office:value="868">
            <text:p>86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5407">
            <text:p>15407</text:p>
          </table:table-cell>
          <table:table-cell table:formula="of:=MOD(ROW([.B2651]);16)" office:value-type="float" office:value="11">
            <text:p>11</text:p>
          </table:table-cell>
          <table:table-cell table:formula="of:=[.B2636]-[.B2635]" office:value-type="float" office:value="845">
            <text:p>84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6253">
            <text:p>16253</text:p>
          </table:table-cell>
          <table:table-cell table:formula="of:=MOD(ROW([.B2652]);16)" office:value-type="float" office:value="12">
            <text:p>12</text:p>
          </table:table-cell>
          <table:table-cell table:formula="of:=[.B2637]-[.B2636]" office:value-type="float" office:value="846">
            <text:p>84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7119">
            <text:p>17119</text:p>
          </table:table-cell>
          <table:table-cell table:formula="of:=MOD(ROW([.B2653]);16)" office:value-type="float" office:value="13">
            <text:p>13</text:p>
          </table:table-cell>
          <table:table-cell table:formula="of:=[.B2638]-[.B2637]" office:value-type="float" office:value="866">
            <text:p>86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7958">
            <text:p>17958</text:p>
          </table:table-cell>
          <table:table-cell table:formula="of:=MOD(ROW([.B2654]);16)" office:value-type="float" office:value="14">
            <text:p>14</text:p>
          </table:table-cell>
          <table:table-cell table:formula="of:=[.B2639]-[.B2638]" office:value-type="float" office:value="839">
            <text:p>83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7996">
            <text:p>17996</text:p>
          </table:table-cell>
          <table:table-cell table:formula="of:=MOD(ROW([.B2655]);16)" office:value-type="float" office:value="15">
            <text:p>15</text:p>
          </table:table-cell>
          <table:table-cell table:formula="of:=[.B2640]-[.B2639]" office:value-type="float" office:value="38">
            <text:p>3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MOD(ROW([.B2656]);16)" office:value-type="float" office:value="0">
            <text:p>0</text:p>
          </table:table-cell>
          <table:table-cell table:formula="of:=[.B2641]-[.B2640]" office:value-type="float" office:value="-17996">
            <text:p>-1799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765">
            <text:p>6765</text:p>
          </table:table-cell>
          <table:table-cell table:formula="of:=MOD(ROW([.B2657]);16)" office:value-type="float" office:value="1">
            <text:p>1</text:p>
          </table:table-cell>
          <table:table-cell table:formula="of:=[.B2642]-[.B2641]" office:value-type="float" office:value="6765">
            <text:p>676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615">
            <text:p>7615</text:p>
          </table:table-cell>
          <table:table-cell table:formula="of:=MOD(ROW([.B2658]);16)" office:value-type="float" office:value="2">
            <text:p>2</text:p>
          </table:table-cell>
          <table:table-cell table:formula="of:=[.B2643]-[.B2642]" office:value-type="float" office:value="850">
            <text:p>85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463">
            <text:p>8463</text:p>
          </table:table-cell>
          <table:table-cell table:formula="of:=MOD(ROW([.B2659]);16)" office:value-type="float" office:value="3">
            <text:p>3</text:p>
          </table:table-cell>
          <table:table-cell table:formula="of:=[.B2644]-[.B2643]" office:value-type="float" office:value="848">
            <text:p>84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329">
            <text:p>9329</text:p>
          </table:table-cell>
          <table:table-cell table:formula="of:=MOD(ROW([.B2660]);16)" office:value-type="float" office:value="4">
            <text:p>4</text:p>
          </table:table-cell>
          <table:table-cell table:formula="of:=[.B2645]-[.B2644]" office:value-type="float" office:value="866">
            <text:p>86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180">
            <text:p>10180</text:p>
          </table:table-cell>
          <table:table-cell table:formula="of:=MOD(ROW([.B2661]);16)" office:value-type="float" office:value="5">
            <text:p>5</text:p>
          </table:table-cell>
          <table:table-cell table:formula="of:=[.B2646]-[.B2645]" office:value-type="float" office:value="851">
            <text:p>85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1046">
            <text:p>11046</text:p>
          </table:table-cell>
          <table:table-cell table:formula="of:=MOD(ROW([.B2662]);16)" office:value-type="float" office:value="6">
            <text:p>6</text:p>
          </table:table-cell>
          <table:table-cell table:formula="of:=[.B2647]-[.B2646]" office:value-type="float" office:value="866">
            <text:p>86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1885">
            <text:p>11885</text:p>
          </table:table-cell>
          <table:table-cell table:formula="of:=MOD(ROW([.B2663]);16)" office:value-type="float" office:value="7">
            <text:p>7</text:p>
          </table:table-cell>
          <table:table-cell table:formula="of:=[.B2648]-[.B2647]" office:value-type="float" office:value="839">
            <text:p>83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2732">
            <text:p>12732</text:p>
          </table:table-cell>
          <table:table-cell table:formula="of:=MOD(ROW([.B2664]);16)" office:value-type="float" office:value="8">
            <text:p>8</text:p>
          </table:table-cell>
          <table:table-cell table:formula="of:=[.B2649]-[.B2648]" office:value-type="float" office:value="847">
            <text:p>84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3581">
            <text:p>13581</text:p>
          </table:table-cell>
          <table:table-cell table:formula="of:=MOD(ROW([.B2665]);16)" office:value-type="float" office:value="9">
            <text:p>9</text:p>
          </table:table-cell>
          <table:table-cell table:formula="of:=[.B2650]-[.B2649]" office:value-type="float" office:value="849">
            <text:p>84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4423">
            <text:p>14423</text:p>
          </table:table-cell>
          <table:table-cell table:formula="of:=MOD(ROW([.B2666]);16)" office:value-type="float" office:value="10">
            <text:p>10</text:p>
          </table:table-cell>
          <table:table-cell table:formula="of:=[.B2651]-[.B2650]" office:value-type="float" office:value="842">
            <text:p>84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5261">
            <text:p>15261</text:p>
          </table:table-cell>
          <table:table-cell table:formula="of:=MOD(ROW([.B2667]);16)" office:value-type="float" office:value="11">
            <text:p>11</text:p>
          </table:table-cell>
          <table:table-cell table:formula="of:=[.B2652]-[.B2651]" office:value-type="float" office:value="838">
            <text:p>83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6102">
            <text:p>16102</text:p>
          </table:table-cell>
          <table:table-cell table:formula="of:=MOD(ROW([.B2668]);16)" office:value-type="float" office:value="12">
            <text:p>12</text:p>
          </table:table-cell>
          <table:table-cell table:formula="of:=[.B2653]-[.B2652]" office:value-type="float" office:value="841">
            <text:p>84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6941">
            <text:p>16941</text:p>
          </table:table-cell>
          <table:table-cell table:formula="of:=MOD(ROW([.B2669]);16)" office:value-type="float" office:value="13">
            <text:p>13</text:p>
          </table:table-cell>
          <table:table-cell table:formula="of:=[.B2654]-[.B2653]" office:value-type="float" office:value="839">
            <text:p>83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6978">
            <text:p>16978</text:p>
          </table:table-cell>
          <table:table-cell table:formula="of:=MOD(ROW([.B2670]);16)" office:value-type="float" office:value="14">
            <text:p>14</text:p>
          </table:table-cell>
          <table:table-cell table:formula="of:=[.B2655]-[.B2654]" office:value-type="float" office:value="37">
            <text:p>3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7840">
            <text:p>17840</text:p>
          </table:table-cell>
          <table:table-cell table:formula="of:=MOD(ROW([.B2671]);16)" office:value-type="float" office:value="15">
            <text:p>15</text:p>
          </table:table-cell>
          <table:table-cell table:formula="of:=[.B2656]-[.B2655]" office:value-type="float" office:value="862">
            <text:p>86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MOD(ROW([.B2672]);16)" office:value-type="float" office:value="0">
            <text:p>0</text:p>
          </table:table-cell>
          <table:table-cell table:formula="of:=[.B2657]-[.B2656]" office:value-type="float" office:value="-17840">
            <text:p>-1784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372">
            <text:p>7372</text:p>
          </table:table-cell>
          <table:table-cell table:formula="of:=MOD(ROW([.B2673]);16)" office:value-type="float" office:value="1">
            <text:p>1</text:p>
          </table:table-cell>
          <table:table-cell table:formula="of:=[.B2658]-[.B2657]" office:value-type="float" office:value="7372">
            <text:p>737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267">
            <text:p>8267</text:p>
          </table:table-cell>
          <table:table-cell table:formula="of:=MOD(ROW([.B2674]);16)" office:value-type="float" office:value="2">
            <text:p>2</text:p>
          </table:table-cell>
          <table:table-cell table:formula="of:=[.B2659]-[.B2658]" office:value-type="float" office:value="895">
            <text:p>89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112">
            <text:p>9112</text:p>
          </table:table-cell>
          <table:table-cell table:formula="of:=MOD(ROW([.B2675]);16)" office:value-type="float" office:value="3">
            <text:p>3</text:p>
          </table:table-cell>
          <table:table-cell table:formula="of:=[.B2660]-[.B2659]" office:value-type="float" office:value="845">
            <text:p>84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298">
            <text:p>10298</text:p>
          </table:table-cell>
          <table:table-cell table:formula="of:=MOD(ROW([.B2676]);16)" office:value-type="float" office:value="4">
            <text:p>4</text:p>
          </table:table-cell>
          <table:table-cell table:formula="of:=[.B2661]-[.B2660]" office:value-type="float" office:value="1186">
            <text:p>118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1144">
            <text:p>11144</text:p>
          </table:table-cell>
          <table:table-cell table:formula="of:=MOD(ROW([.B2677]);16)" office:value-type="float" office:value="5">
            <text:p>5</text:p>
          </table:table-cell>
          <table:table-cell table:formula="of:=[.B2662]-[.B2661]" office:value-type="float" office:value="846">
            <text:p>84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2701">
            <text:p>12701</text:p>
          </table:table-cell>
          <table:table-cell table:formula="of:=MOD(ROW([.B2678]);16)" office:value-type="float" office:value="6">
            <text:p>6</text:p>
          </table:table-cell>
          <table:table-cell table:formula="of:=[.B2663]-[.B2662]" office:value-type="float" office:value="1557">
            <text:p>155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3551">
            <text:p>13551</text:p>
          </table:table-cell>
          <table:table-cell table:formula="of:=MOD(ROW([.B2679]);16)" office:value-type="float" office:value="7">
            <text:p>7</text:p>
          </table:table-cell>
          <table:table-cell table:formula="of:=[.B2664]-[.B2663]" office:value-type="float" office:value="850">
            <text:p>85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4392">
            <text:p>14392</text:p>
          </table:table-cell>
          <table:table-cell table:formula="of:=MOD(ROW([.B2680]);16)" office:value-type="float" office:value="8">
            <text:p>8</text:p>
          </table:table-cell>
          <table:table-cell table:formula="of:=[.B2665]-[.B2664]" office:value-type="float" office:value="841">
            <text:p>84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5234">
            <text:p>15234</text:p>
          </table:table-cell>
          <table:table-cell table:formula="of:=MOD(ROW([.B2681]);16)" office:value-type="float" office:value="9">
            <text:p>9</text:p>
          </table:table-cell>
          <table:table-cell table:formula="of:=[.B2666]-[.B2665]" office:value-type="float" office:value="842">
            <text:p>84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6075">
            <text:p>16075</text:p>
          </table:table-cell>
          <table:table-cell table:formula="of:=MOD(ROW([.B2682]);16)" office:value-type="float" office:value="10">
            <text:p>10</text:p>
          </table:table-cell>
          <table:table-cell table:formula="of:=[.B2667]-[.B2666]" office:value-type="float" office:value="841">
            <text:p>84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7379">
            <text:p>17379</text:p>
          </table:table-cell>
          <table:table-cell table:formula="of:=MOD(ROW([.B2683]);16)" office:value-type="float" office:value="11">
            <text:p>11</text:p>
          </table:table-cell>
          <table:table-cell table:formula="of:=[.B2668]-[.B2667]" office:value-type="float" office:value="1304">
            <text:p>130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8221">
            <text:p>18221</text:p>
          </table:table-cell>
          <table:table-cell table:formula="of:=MOD(ROW([.B2684]);16)" office:value-type="float" office:value="12">
            <text:p>12</text:p>
          </table:table-cell>
          <table:table-cell table:formula="of:=[.B2669]-[.B2668]" office:value-type="float" office:value="842">
            <text:p>84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8258">
            <text:p>18258</text:p>
          </table:table-cell>
          <table:table-cell table:formula="of:=MOD(ROW([.B2685]);16)" office:value-type="float" office:value="13">
            <text:p>13</text:p>
          </table:table-cell>
          <table:table-cell table:formula="of:=[.B2670]-[.B2669]" office:value-type="float" office:value="37">
            <text:p>3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9407">
            <text:p>19407</text:p>
          </table:table-cell>
          <table:table-cell table:formula="of:=MOD(ROW([.B2686]);16)" office:value-type="float" office:value="14">
            <text:p>14</text:p>
          </table:table-cell>
          <table:table-cell table:formula="of:=[.B2671]-[.B2670]" office:value-type="float" office:value="1149">
            <text:p>114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0345">
            <text:p>20345</text:p>
          </table:table-cell>
          <table:table-cell table:formula="of:=MOD(ROW([.B2687]);16)" office:value-type="float" office:value="15">
            <text:p>15</text:p>
          </table:table-cell>
          <table:table-cell table:formula="of:=[.B2672]-[.B2671]" office:value-type="float" office:value="938">
            <text:p>93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MOD(ROW([.B2688]);16)" office:value-type="float" office:value="0">
            <text:p>0</text:p>
          </table:table-cell>
          <table:table-cell table:formula="of:=[.B2673]-[.B2672]" office:value-type="float" office:value="-20345">
            <text:p>-2034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007">
            <text:p>7007</text:p>
          </table:table-cell>
          <table:table-cell table:formula="of:=MOD(ROW([.B2689]);16)" office:value-type="float" office:value="1">
            <text:p>1</text:p>
          </table:table-cell>
          <table:table-cell table:formula="of:=[.B2674]-[.B2673]" office:value-type="float" office:value="7007">
            <text:p>700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874">
            <text:p>7874</text:p>
          </table:table-cell>
          <table:table-cell table:formula="of:=MOD(ROW([.B2690]);16)" office:value-type="float" office:value="2">
            <text:p>2</text:p>
          </table:table-cell>
          <table:table-cell table:formula="of:=[.B2675]-[.B2674]" office:value-type="float" office:value="867">
            <text:p>86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720">
            <text:p>8720</text:p>
          </table:table-cell>
          <table:table-cell table:formula="of:=MOD(ROW([.B2691]);16)" office:value-type="float" office:value="3">
            <text:p>3</text:p>
          </table:table-cell>
          <table:table-cell table:formula="of:=[.B2676]-[.B2675]" office:value-type="float" office:value="846">
            <text:p>84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566">
            <text:p>9566</text:p>
          </table:table-cell>
          <table:table-cell table:formula="of:=MOD(ROW([.B2692]);16)" office:value-type="float" office:value="4">
            <text:p>4</text:p>
          </table:table-cell>
          <table:table-cell table:formula="of:=[.B2677]-[.B2676]" office:value-type="float" office:value="846">
            <text:p>84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408">
            <text:p>10408</text:p>
          </table:table-cell>
          <table:table-cell table:formula="of:=MOD(ROW([.B2693]);16)" office:value-type="float" office:value="5">
            <text:p>5</text:p>
          </table:table-cell>
          <table:table-cell table:formula="of:=[.B2678]-[.B2677]" office:value-type="float" office:value="842">
            <text:p>84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1257">
            <text:p>11257</text:p>
          </table:table-cell>
          <table:table-cell table:formula="of:=MOD(ROW([.B2694]);16)" office:value-type="float" office:value="6">
            <text:p>6</text:p>
          </table:table-cell>
          <table:table-cell table:formula="of:=[.B2679]-[.B2678]" office:value-type="float" office:value="849">
            <text:p>84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2094">
            <text:p>12094</text:p>
          </table:table-cell>
          <table:table-cell table:formula="of:=MOD(ROW([.B2695]);16)" office:value-type="float" office:value="7">
            <text:p>7</text:p>
          </table:table-cell>
          <table:table-cell table:formula="of:=[.B2680]-[.B2679]" office:value-type="float" office:value="837">
            <text:p>83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2970">
            <text:p>12970</text:p>
          </table:table-cell>
          <table:table-cell table:formula="of:=MOD(ROW([.B2696]);16)" office:value-type="float" office:value="8">
            <text:p>8</text:p>
          </table:table-cell>
          <table:table-cell table:formula="of:=[.B2681]-[.B2680]" office:value-type="float" office:value="876">
            <text:p>87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3836">
            <text:p>13836</text:p>
          </table:table-cell>
          <table:table-cell table:formula="of:=MOD(ROW([.B2697]);16)" office:value-type="float" office:value="9">
            <text:p>9</text:p>
          </table:table-cell>
          <table:table-cell table:formula="of:=[.B2682]-[.B2681]" office:value-type="float" office:value="866">
            <text:p>86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4677">
            <text:p>14677</text:p>
          </table:table-cell>
          <table:table-cell table:formula="of:=MOD(ROW([.B2698]);16)" office:value-type="float" office:value="10">
            <text:p>10</text:p>
          </table:table-cell>
          <table:table-cell table:formula="of:=[.B2683]-[.B2682]" office:value-type="float" office:value="841">
            <text:p>84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5520">
            <text:p>15520</text:p>
          </table:table-cell>
          <table:table-cell table:formula="of:=MOD(ROW([.B2699]);16)" office:value-type="float" office:value="11">
            <text:p>11</text:p>
          </table:table-cell>
          <table:table-cell table:formula="of:=[.B2684]-[.B2683]" office:value-type="float" office:value="843">
            <text:p>84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6364">
            <text:p>16364</text:p>
          </table:table-cell>
          <table:table-cell table:formula="of:=MOD(ROW([.B2700]);16)" office:value-type="float" office:value="12">
            <text:p>12</text:p>
          </table:table-cell>
          <table:table-cell table:formula="of:=[.B2685]-[.B2684]" office:value-type="float" office:value="844">
            <text:p>84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7204">
            <text:p>17204</text:p>
          </table:table-cell>
          <table:table-cell table:formula="of:=MOD(ROW([.B2701]);16)" office:value-type="float" office:value="13">
            <text:p>13</text:p>
          </table:table-cell>
          <table:table-cell table:formula="of:=[.B2686]-[.B2685]" office:value-type="float" office:value="840">
            <text:p>84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8049">
            <text:p>18049</text:p>
          </table:table-cell>
          <table:table-cell table:formula="of:=MOD(ROW([.B2702]);16)" office:value-type="float" office:value="14">
            <text:p>14</text:p>
          </table:table-cell>
          <table:table-cell table:formula="of:=[.B2687]-[.B2686]" office:value-type="float" office:value="845">
            <text:p>84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8092">
            <text:p>18092</text:p>
          </table:table-cell>
          <table:table-cell table:formula="of:=MOD(ROW([.B2703]);16)" office:value-type="float" office:value="15">
            <text:p>15</text:p>
          </table:table-cell>
          <table:table-cell table:formula="of:=[.B2688]-[.B2687]" office:value-type="float" office:value="43">
            <text:p>4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MOD(ROW([.B2704]);16)" office:value-type="float" office:value="0">
            <text:p>0</text:p>
          </table:table-cell>
          <table:table-cell table:formula="of:=[.B2689]-[.B2688]" office:value-type="float" office:value="-18092">
            <text:p>-1809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819">
            <text:p>6819</text:p>
          </table:table-cell>
          <table:table-cell table:formula="of:=MOD(ROW([.B2705]);16)" office:value-type="float" office:value="1">
            <text:p>1</text:p>
          </table:table-cell>
          <table:table-cell table:formula="of:=[.B2690]-[.B2689]" office:value-type="float" office:value="6819">
            <text:p>681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676">
            <text:p>7676</text:p>
          </table:table-cell>
          <table:table-cell table:formula="of:=MOD(ROW([.B2706]);16)" office:value-type="float" office:value="2">
            <text:p>2</text:p>
          </table:table-cell>
          <table:table-cell table:formula="of:=[.B2691]-[.B2690]" office:value-type="float" office:value="857">
            <text:p>85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516">
            <text:p>8516</text:p>
          </table:table-cell>
          <table:table-cell table:formula="of:=MOD(ROW([.B2707]);16)" office:value-type="float" office:value="3">
            <text:p>3</text:p>
          </table:table-cell>
          <table:table-cell table:formula="of:=[.B2692]-[.B2691]" office:value-type="float" office:value="840">
            <text:p>84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365">
            <text:p>9365</text:p>
          </table:table-cell>
          <table:table-cell table:formula="of:=MOD(ROW([.B2708]);16)" office:value-type="float" office:value="4">
            <text:p>4</text:p>
          </table:table-cell>
          <table:table-cell table:formula="of:=[.B2693]-[.B2692]" office:value-type="float" office:value="849">
            <text:p>84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211">
            <text:p>10211</text:p>
          </table:table-cell>
          <table:table-cell table:formula="of:=MOD(ROW([.B2709]);16)" office:value-type="float" office:value="5">
            <text:p>5</text:p>
          </table:table-cell>
          <table:table-cell table:formula="of:=[.B2694]-[.B2693]" office:value-type="float" office:value="846">
            <text:p>84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1071">
            <text:p>11071</text:p>
          </table:table-cell>
          <table:table-cell table:formula="of:=MOD(ROW([.B2710]);16)" office:value-type="float" office:value="6">
            <text:p>6</text:p>
          </table:table-cell>
          <table:table-cell table:formula="of:=[.B2695]-[.B2694]" office:value-type="float" office:value="860">
            <text:p>86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1922">
            <text:p>11922</text:p>
          </table:table-cell>
          <table:table-cell table:formula="of:=MOD(ROW([.B2711]);16)" office:value-type="float" office:value="7">
            <text:p>7</text:p>
          </table:table-cell>
          <table:table-cell table:formula="of:=[.B2696]-[.B2695]" office:value-type="float" office:value="851">
            <text:p>85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2772">
            <text:p>12772</text:p>
          </table:table-cell>
          <table:table-cell table:formula="of:=MOD(ROW([.B2712]);16)" office:value-type="float" office:value="8">
            <text:p>8</text:p>
          </table:table-cell>
          <table:table-cell table:formula="of:=[.B2697]-[.B2696]" office:value-type="float" office:value="850">
            <text:p>85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3617">
            <text:p>13617</text:p>
          </table:table-cell>
          <table:table-cell table:formula="of:=MOD(ROW([.B2713]);16)" office:value-type="float" office:value="9">
            <text:p>9</text:p>
          </table:table-cell>
          <table:table-cell table:formula="of:=[.B2698]-[.B2697]" office:value-type="float" office:value="845">
            <text:p>84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4460">
            <text:p>14460</text:p>
          </table:table-cell>
          <table:table-cell table:formula="of:=MOD(ROW([.B2714]);16)" office:value-type="float" office:value="10">
            <text:p>10</text:p>
          </table:table-cell>
          <table:table-cell table:formula="of:=[.B2699]-[.B2698]" office:value-type="float" office:value="843">
            <text:p>84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5302">
            <text:p>15302</text:p>
          </table:table-cell>
          <table:table-cell table:formula="of:=MOD(ROW([.B2715]);16)" office:value-type="float" office:value="11">
            <text:p>11</text:p>
          </table:table-cell>
          <table:table-cell table:formula="of:=[.B2700]-[.B2699]" office:value-type="float" office:value="842">
            <text:p>84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6143">
            <text:p>16143</text:p>
          </table:table-cell>
          <table:table-cell table:formula="of:=MOD(ROW([.B2716]);16)" office:value-type="float" office:value="12">
            <text:p>12</text:p>
          </table:table-cell>
          <table:table-cell table:formula="of:=[.B2701]-[.B2700]" office:value-type="float" office:value="841">
            <text:p>84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6986">
            <text:p>16986</text:p>
          </table:table-cell>
          <table:table-cell table:formula="of:=MOD(ROW([.B2717]);16)" office:value-type="float" office:value="13">
            <text:p>13</text:p>
          </table:table-cell>
          <table:table-cell table:formula="of:=[.B2702]-[.B2701]" office:value-type="float" office:value="843">
            <text:p>84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7826">
            <text:p>17826</text:p>
          </table:table-cell>
          <table:table-cell table:formula="of:=MOD(ROW([.B2718]);16)" office:value-type="float" office:value="14">
            <text:p>14</text:p>
          </table:table-cell>
          <table:table-cell table:formula="of:=[.B2703]-[.B2702]" office:value-type="float" office:value="840">
            <text:p>84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7899">
            <text:p>17899</text:p>
          </table:table-cell>
          <table:table-cell table:formula="of:=MOD(ROW([.B2719]);16)" office:value-type="float" office:value="15">
            <text:p>15</text:p>
          </table:table-cell>
          <table:table-cell table:formula="of:=[.B2704]-[.B2703]" office:value-type="float" office:value="73">
            <text:p>7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MOD(ROW([.B2720]);16)" office:value-type="float" office:value="0">
            <text:p>0</text:p>
          </table:table-cell>
          <table:table-cell table:formula="of:=[.B2705]-[.B2704]" office:value-type="float" office:value="-17899">
            <text:p>-1789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077">
            <text:p>7077</text:p>
          </table:table-cell>
          <table:table-cell table:formula="of:=MOD(ROW([.B2721]);16)" office:value-type="float" office:value="1">
            <text:p>1</text:p>
          </table:table-cell>
          <table:table-cell table:formula="of:=[.B2706]-[.B2705]" office:value-type="float" office:value="7077">
            <text:p>707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936">
            <text:p>7936</text:p>
          </table:table-cell>
          <table:table-cell table:formula="of:=MOD(ROW([.B2722]);16)" office:value-type="float" office:value="2">
            <text:p>2</text:p>
          </table:table-cell>
          <table:table-cell table:formula="of:=[.B2707]-[.B2706]" office:value-type="float" office:value="859">
            <text:p>85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777">
            <text:p>8777</text:p>
          </table:table-cell>
          <table:table-cell table:formula="of:=MOD(ROW([.B2723]);16)" office:value-type="float" office:value="3">
            <text:p>3</text:p>
          </table:table-cell>
          <table:table-cell table:formula="of:=[.B2708]-[.B2707]" office:value-type="float" office:value="841">
            <text:p>84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620">
            <text:p>9620</text:p>
          </table:table-cell>
          <table:table-cell table:formula="of:=MOD(ROW([.B2724]);16)" office:value-type="float" office:value="4">
            <text:p>4</text:p>
          </table:table-cell>
          <table:table-cell table:formula="of:=[.B2709]-[.B2708]" office:value-type="float" office:value="843">
            <text:p>84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470">
            <text:p>10470</text:p>
          </table:table-cell>
          <table:table-cell table:formula="of:=MOD(ROW([.B2725]);16)" office:value-type="float" office:value="5">
            <text:p>5</text:p>
          </table:table-cell>
          <table:table-cell table:formula="of:=[.B2710]-[.B2709]" office:value-type="float" office:value="850">
            <text:p>85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1317">
            <text:p>11317</text:p>
          </table:table-cell>
          <table:table-cell table:formula="of:=MOD(ROW([.B2726]);16)" office:value-type="float" office:value="6">
            <text:p>6</text:p>
          </table:table-cell>
          <table:table-cell table:formula="of:=[.B2711]-[.B2710]" office:value-type="float" office:value="847">
            <text:p>84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2160">
            <text:p>12160</text:p>
          </table:table-cell>
          <table:table-cell table:formula="of:=MOD(ROW([.B2727]);16)" office:value-type="float" office:value="7">
            <text:p>7</text:p>
          </table:table-cell>
          <table:table-cell table:formula="of:=[.B2712]-[.B2711]" office:value-type="float" office:value="843">
            <text:p>84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3008">
            <text:p>13008</text:p>
          </table:table-cell>
          <table:table-cell table:formula="of:=MOD(ROW([.B2728]);16)" office:value-type="float" office:value="8">
            <text:p>8</text:p>
          </table:table-cell>
          <table:table-cell table:formula="of:=[.B2713]-[.B2712]" office:value-type="float" office:value="848">
            <text:p>84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3850">
            <text:p>13850</text:p>
          </table:table-cell>
          <table:table-cell table:formula="of:=MOD(ROW([.B2729]);16)" office:value-type="float" office:value="9">
            <text:p>9</text:p>
          </table:table-cell>
          <table:table-cell table:formula="of:=[.B2714]-[.B2713]" office:value-type="float" office:value="842">
            <text:p>84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4699">
            <text:p>14699</text:p>
          </table:table-cell>
          <table:table-cell table:formula="of:=MOD(ROW([.B2730]);16)" office:value-type="float" office:value="10">
            <text:p>10</text:p>
          </table:table-cell>
          <table:table-cell table:formula="of:=[.B2715]-[.B2714]" office:value-type="float" office:value="849">
            <text:p>84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5556">
            <text:p>15556</text:p>
          </table:table-cell>
          <table:table-cell table:formula="of:=MOD(ROW([.B2731]);16)" office:value-type="float" office:value="11">
            <text:p>11</text:p>
          </table:table-cell>
          <table:table-cell table:formula="of:=[.B2716]-[.B2715]" office:value-type="float" office:value="857">
            <text:p>85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6397">
            <text:p>16397</text:p>
          </table:table-cell>
          <table:table-cell table:formula="of:=MOD(ROW([.B2732]);16)" office:value-type="float" office:value="12">
            <text:p>12</text:p>
          </table:table-cell>
          <table:table-cell table:formula="of:=[.B2717]-[.B2716]" office:value-type="float" office:value="841">
            <text:p>84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7235">
            <text:p>17235</text:p>
          </table:table-cell>
          <table:table-cell table:formula="of:=MOD(ROW([.B2733]);16)" office:value-type="float" office:value="13">
            <text:p>13</text:p>
          </table:table-cell>
          <table:table-cell table:formula="of:=[.B2718]-[.B2717]" office:value-type="float" office:value="838">
            <text:p>83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8076">
            <text:p>18076</text:p>
          </table:table-cell>
          <table:table-cell table:formula="of:=MOD(ROW([.B2734]);16)" office:value-type="float" office:value="14">
            <text:p>14</text:p>
          </table:table-cell>
          <table:table-cell table:formula="of:=[.B2719]-[.B2718]" office:value-type="float" office:value="841">
            <text:p>84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8124">
            <text:p>18124</text:p>
          </table:table-cell>
          <table:table-cell table:formula="of:=MOD(ROW([.B2735]);16)" office:value-type="float" office:value="15">
            <text:p>15</text:p>
          </table:table-cell>
          <table:table-cell table:formula="of:=[.B2720]-[.B2719]" office:value-type="float" office:value="48">
            <text:p>4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MOD(ROW([.B2736]);16)" office:value-type="float" office:value="0">
            <text:p>0</text:p>
          </table:table-cell>
          <table:table-cell table:formula="of:=[.B2721]-[.B2720]" office:value-type="float" office:value="-18124">
            <text:p>-1812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580">
            <text:p>7580</text:p>
          </table:table-cell>
          <table:table-cell table:formula="of:=MOD(ROW([.B2737]);16)" office:value-type="float" office:value="1">
            <text:p>1</text:p>
          </table:table-cell>
          <table:table-cell table:formula="of:=[.B2722]-[.B2721]" office:value-type="float" office:value="7580">
            <text:p>758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835">
            <text:p>8835</text:p>
          </table:table-cell>
          <table:table-cell table:formula="of:=MOD(ROW([.B2738]);16)" office:value-type="float" office:value="2">
            <text:p>2</text:p>
          </table:table-cell>
          <table:table-cell table:formula="of:=[.B2723]-[.B2722]" office:value-type="float" office:value="1255">
            <text:p>125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673">
            <text:p>9673</text:p>
          </table:table-cell>
          <table:table-cell table:formula="of:=MOD(ROW([.B2739]);16)" office:value-type="float" office:value="3">
            <text:p>3</text:p>
          </table:table-cell>
          <table:table-cell table:formula="of:=[.B2724]-[.B2723]" office:value-type="float" office:value="838">
            <text:p>83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540">
            <text:p>10540</text:p>
          </table:table-cell>
          <table:table-cell table:formula="of:=MOD(ROW([.B2740]);16)" office:value-type="float" office:value="4">
            <text:p>4</text:p>
          </table:table-cell>
          <table:table-cell table:formula="of:=[.B2725]-[.B2724]" office:value-type="float" office:value="867">
            <text:p>86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1383">
            <text:p>11383</text:p>
          </table:table-cell>
          <table:table-cell table:formula="of:=MOD(ROW([.B2741]);16)" office:value-type="float" office:value="5">
            <text:p>5</text:p>
          </table:table-cell>
          <table:table-cell table:formula="of:=[.B2726]-[.B2725]" office:value-type="float" office:value="843">
            <text:p>84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3001">
            <text:p>13001</text:p>
          </table:table-cell>
          <table:table-cell table:formula="of:=MOD(ROW([.B2742]);16)" office:value-type="float" office:value="6">
            <text:p>6</text:p>
          </table:table-cell>
          <table:table-cell table:formula="of:=[.B2727]-[.B2726]" office:value-type="float" office:value="1618">
            <text:p>161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3851">
            <text:p>13851</text:p>
          </table:table-cell>
          <table:table-cell table:formula="of:=MOD(ROW([.B2743]);16)" office:value-type="float" office:value="7">
            <text:p>7</text:p>
          </table:table-cell>
          <table:table-cell table:formula="of:=[.B2728]-[.B2727]" office:value-type="float" office:value="850">
            <text:p>85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4696">
            <text:p>14696</text:p>
          </table:table-cell>
          <table:table-cell table:formula="of:=MOD(ROW([.B2744]);16)" office:value-type="float" office:value="8">
            <text:p>8</text:p>
          </table:table-cell>
          <table:table-cell table:formula="of:=[.B2729]-[.B2728]" office:value-type="float" office:value="845">
            <text:p>84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5538">
            <text:p>15538</text:p>
          </table:table-cell>
          <table:table-cell table:formula="of:=MOD(ROW([.B2745]);16)" office:value-type="float" office:value="9">
            <text:p>9</text:p>
          </table:table-cell>
          <table:table-cell table:formula="of:=[.B2730]-[.B2729]" office:value-type="float" office:value="842">
            <text:p>84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6378">
            <text:p>16378</text:p>
          </table:table-cell>
          <table:table-cell table:formula="of:=MOD(ROW([.B2746]);16)" office:value-type="float" office:value="10">
            <text:p>10</text:p>
          </table:table-cell>
          <table:table-cell table:formula="of:=[.B2731]-[.B2730]" office:value-type="float" office:value="840">
            <text:p>84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7666">
            <text:p>17666</text:p>
          </table:table-cell>
          <table:table-cell table:formula="of:=MOD(ROW([.B2747]);16)" office:value-type="float" office:value="11">
            <text:p>11</text:p>
          </table:table-cell>
          <table:table-cell table:formula="of:=[.B2732]-[.B2731]" office:value-type="float" office:value="1288">
            <text:p>128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8506">
            <text:p>18506</text:p>
          </table:table-cell>
          <table:table-cell table:formula="of:=MOD(ROW([.B2748]);16)" office:value-type="float" office:value="12">
            <text:p>12</text:p>
          </table:table-cell>
          <table:table-cell table:formula="of:=[.B2733]-[.B2732]" office:value-type="float" office:value="840">
            <text:p>84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8543">
            <text:p>18543</text:p>
          </table:table-cell>
          <table:table-cell table:formula="of:=MOD(ROW([.B2749]);16)" office:value-type="float" office:value="13">
            <text:p>13</text:p>
          </table:table-cell>
          <table:table-cell table:formula="of:=[.B2734]-[.B2733]" office:value-type="float" office:value="37">
            <text:p>3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9771">
            <text:p>19771</text:p>
          </table:table-cell>
          <table:table-cell table:formula="of:=MOD(ROW([.B2750]);16)" office:value-type="float" office:value="14">
            <text:p>14</text:p>
          </table:table-cell>
          <table:table-cell table:formula="of:=[.B2735]-[.B2734]" office:value-type="float" office:value="1228">
            <text:p>122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0708">
            <text:p>20708</text:p>
          </table:table-cell>
          <table:table-cell table:formula="of:=MOD(ROW([.B2751]);16)" office:value-type="float" office:value="15">
            <text:p>15</text:p>
          </table:table-cell>
          <table:table-cell table:formula="of:=[.B2736]-[.B2735]" office:value-type="float" office:value="937">
            <text:p>93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MOD(ROW([.B2752]);16)" office:value-type="float" office:value="0">
            <text:p>0</text:p>
          </table:table-cell>
          <table:table-cell table:formula="of:=[.B2737]-[.B2736]" office:value-type="float" office:value="-20708">
            <text:p>-2070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152">
            <text:p>6152</text:p>
          </table:table-cell>
          <table:table-cell table:formula="of:=MOD(ROW([.B2753]);16)" office:value-type="float" office:value="1">
            <text:p>1</text:p>
          </table:table-cell>
          <table:table-cell table:formula="of:=[.B2738]-[.B2737]" office:value-type="float" office:value="6152">
            <text:p>615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010">
            <text:p>7010</text:p>
          </table:table-cell>
          <table:table-cell table:formula="of:=MOD(ROW([.B2754]);16)" office:value-type="float" office:value="2">
            <text:p>2</text:p>
          </table:table-cell>
          <table:table-cell table:formula="of:=[.B2739]-[.B2738]" office:value-type="float" office:value="858">
            <text:p>85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855">
            <text:p>7855</text:p>
          </table:table-cell>
          <table:table-cell table:formula="of:=MOD(ROW([.B2755]);16)" office:value-type="float" office:value="3">
            <text:p>3</text:p>
          </table:table-cell>
          <table:table-cell table:formula="of:=[.B2740]-[.B2739]" office:value-type="float" office:value="845">
            <text:p>84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712">
            <text:p>8712</text:p>
          </table:table-cell>
          <table:table-cell table:formula="of:=MOD(ROW([.B2756]);16)" office:value-type="float" office:value="4">
            <text:p>4</text:p>
          </table:table-cell>
          <table:table-cell table:formula="of:=[.B2741]-[.B2740]" office:value-type="float" office:value="857">
            <text:p>85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668">
            <text:p>9668</text:p>
          </table:table-cell>
          <table:table-cell table:formula="of:=MOD(ROW([.B2757]);16)" office:value-type="float" office:value="5">
            <text:p>5</text:p>
          </table:table-cell>
          <table:table-cell table:formula="of:=[.B2742]-[.B2741]" office:value-type="float" office:value="956">
            <text:p>95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518">
            <text:p>10518</text:p>
          </table:table-cell>
          <table:table-cell table:formula="of:=MOD(ROW([.B2758]);16)" office:value-type="float" office:value="6">
            <text:p>6</text:p>
          </table:table-cell>
          <table:table-cell table:formula="of:=[.B2743]-[.B2742]" office:value-type="float" office:value="850">
            <text:p>85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1374">
            <text:p>11374</text:p>
          </table:table-cell>
          <table:table-cell table:formula="of:=MOD(ROW([.B2759]);16)" office:value-type="float" office:value="7">
            <text:p>7</text:p>
          </table:table-cell>
          <table:table-cell table:formula="of:=[.B2744]-[.B2743]" office:value-type="float" office:value="856">
            <text:p>85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2895">
            <text:p>12895</text:p>
          </table:table-cell>
          <table:table-cell table:formula="of:=MOD(ROW([.B2760]);16)" office:value-type="float" office:value="8">
            <text:p>8</text:p>
          </table:table-cell>
          <table:table-cell table:formula="of:=[.B2745]-[.B2744]" office:value-type="float" office:value="1521">
            <text:p>152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3746">
            <text:p>13746</text:p>
          </table:table-cell>
          <table:table-cell table:formula="of:=MOD(ROW([.B2761]);16)" office:value-type="float" office:value="9">
            <text:p>9</text:p>
          </table:table-cell>
          <table:table-cell table:formula="of:=[.B2746]-[.B2745]" office:value-type="float" office:value="851">
            <text:p>85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5349">
            <text:p>15349</text:p>
          </table:table-cell>
          <table:table-cell table:formula="of:=MOD(ROW([.B2762]);16)" office:value-type="float" office:value="10">
            <text:p>10</text:p>
          </table:table-cell>
          <table:table-cell table:formula="of:=[.B2747]-[.B2746]" office:value-type="float" office:value="1603">
            <text:p>160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6195">
            <text:p>16195</text:p>
          </table:table-cell>
          <table:table-cell table:formula="of:=MOD(ROW([.B2763]);16)" office:value-type="float" office:value="11">
            <text:p>11</text:p>
          </table:table-cell>
          <table:table-cell table:formula="of:=[.B2748]-[.B2747]" office:value-type="float" office:value="846">
            <text:p>84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7045">
            <text:p>17045</text:p>
          </table:table-cell>
          <table:table-cell table:formula="of:=MOD(ROW([.B2764]);16)" office:value-type="float" office:value="12">
            <text:p>12</text:p>
          </table:table-cell>
          <table:table-cell table:formula="of:=[.B2749]-[.B2748]" office:value-type="float" office:value="850">
            <text:p>85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7083">
            <text:p>17083</text:p>
          </table:table-cell>
          <table:table-cell table:formula="of:=MOD(ROW([.B2765]);16)" office:value-type="float" office:value="13">
            <text:p>13</text:p>
          </table:table-cell>
          <table:table-cell table:formula="of:=[.B2750]-[.B2749]" office:value-type="float" office:value="38">
            <text:p>3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8237">
            <text:p>18237</text:p>
          </table:table-cell>
          <table:table-cell table:formula="of:=MOD(ROW([.B2766]);16)" office:value-type="float" office:value="14">
            <text:p>14</text:p>
          </table:table-cell>
          <table:table-cell table:formula="of:=[.B2751]-[.B2750]" office:value-type="float" office:value="1154">
            <text:p>115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9084">
            <text:p>19084</text:p>
          </table:table-cell>
          <table:table-cell table:formula="of:=MOD(ROW([.B2767]);16)" office:value-type="float" office:value="15">
            <text:p>15</text:p>
          </table:table-cell>
          <table:table-cell table:formula="of:=[.B2752]-[.B2751]" office:value-type="float" office:value="847">
            <text:p>84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MOD(ROW([.B2768]);16)" office:value-type="float" office:value="0">
            <text:p>0</text:p>
          </table:table-cell>
          <table:table-cell table:formula="of:=[.B2753]-[.B2752]" office:value-type="float" office:value="-19084">
            <text:p>-1908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199">
            <text:p>7199</text:p>
          </table:table-cell>
          <table:table-cell table:formula="of:=MOD(ROW([.B2769]);16)" office:value-type="float" office:value="1">
            <text:p>1</text:p>
          </table:table-cell>
          <table:table-cell table:formula="of:=[.B2754]-[.B2753]" office:value-type="float" office:value="7199">
            <text:p>719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058">
            <text:p>8058</text:p>
          </table:table-cell>
          <table:table-cell table:formula="of:=MOD(ROW([.B2770]);16)" office:value-type="float" office:value="2">
            <text:p>2</text:p>
          </table:table-cell>
          <table:table-cell table:formula="of:=[.B2755]-[.B2754]" office:value-type="float" office:value="859">
            <text:p>85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903">
            <text:p>8903</text:p>
          </table:table-cell>
          <table:table-cell table:formula="of:=MOD(ROW([.B2771]);16)" office:value-type="float" office:value="3">
            <text:p>3</text:p>
          </table:table-cell>
          <table:table-cell table:formula="of:=[.B2756]-[.B2755]" office:value-type="float" office:value="845">
            <text:p>84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756">
            <text:p>9756</text:p>
          </table:table-cell>
          <table:table-cell table:formula="of:=MOD(ROW([.B2772]);16)" office:value-type="float" office:value="4">
            <text:p>4</text:p>
          </table:table-cell>
          <table:table-cell table:formula="of:=[.B2757]-[.B2756]" office:value-type="float" office:value="853">
            <text:p>85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600">
            <text:p>10600</text:p>
          </table:table-cell>
          <table:table-cell table:formula="of:=MOD(ROW([.B2773]);16)" office:value-type="float" office:value="5">
            <text:p>5</text:p>
          </table:table-cell>
          <table:table-cell table:formula="of:=[.B2758]-[.B2757]" office:value-type="float" office:value="844">
            <text:p>84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1445">
            <text:p>11445</text:p>
          </table:table-cell>
          <table:table-cell table:formula="of:=MOD(ROW([.B2774]);16)" office:value-type="float" office:value="6">
            <text:p>6</text:p>
          </table:table-cell>
          <table:table-cell table:formula="of:=[.B2759]-[.B2758]" office:value-type="float" office:value="845">
            <text:p>84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2287">
            <text:p>12287</text:p>
          </table:table-cell>
          <table:table-cell table:formula="of:=MOD(ROW([.B2775]);16)" office:value-type="float" office:value="7">
            <text:p>7</text:p>
          </table:table-cell>
          <table:table-cell table:formula="of:=[.B2760]-[.B2759]" office:value-type="float" office:value="842">
            <text:p>84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3138">
            <text:p>13138</text:p>
          </table:table-cell>
          <table:table-cell table:formula="of:=MOD(ROW([.B2776]);16)" office:value-type="float" office:value="8">
            <text:p>8</text:p>
          </table:table-cell>
          <table:table-cell table:formula="of:=[.B2761]-[.B2760]" office:value-type="float" office:value="851">
            <text:p>85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3995">
            <text:p>13995</text:p>
          </table:table-cell>
          <table:table-cell table:formula="of:=MOD(ROW([.B2777]);16)" office:value-type="float" office:value="9">
            <text:p>9</text:p>
          </table:table-cell>
          <table:table-cell table:formula="of:=[.B2762]-[.B2761]" office:value-type="float" office:value="857">
            <text:p>85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4847">
            <text:p>14847</text:p>
          </table:table-cell>
          <table:table-cell table:formula="of:=MOD(ROW([.B2778]);16)" office:value-type="float" office:value="10">
            <text:p>10</text:p>
          </table:table-cell>
          <table:table-cell table:formula="of:=[.B2763]-[.B2762]" office:value-type="float" office:value="852">
            <text:p>85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5695">
            <text:p>15695</text:p>
          </table:table-cell>
          <table:table-cell table:formula="of:=MOD(ROW([.B2779]);16)" office:value-type="float" office:value="11">
            <text:p>11</text:p>
          </table:table-cell>
          <table:table-cell table:formula="of:=[.B2764]-[.B2763]" office:value-type="float" office:value="848">
            <text:p>84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6543">
            <text:p>16543</text:p>
          </table:table-cell>
          <table:table-cell table:formula="of:=MOD(ROW([.B2780]);16)" office:value-type="float" office:value="12">
            <text:p>12</text:p>
          </table:table-cell>
          <table:table-cell table:formula="of:=[.B2765]-[.B2764]" office:value-type="float" office:value="848">
            <text:p>84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7390">
            <text:p>17390</text:p>
          </table:table-cell>
          <table:table-cell table:formula="of:=MOD(ROW([.B2781]);16)" office:value-type="float" office:value="13">
            <text:p>13</text:p>
          </table:table-cell>
          <table:table-cell table:formula="of:=[.B2766]-[.B2765]" office:value-type="float" office:value="847">
            <text:p>84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8245">
            <text:p>18245</text:p>
          </table:table-cell>
          <table:table-cell table:formula="of:=MOD(ROW([.B2782]);16)" office:value-type="float" office:value="14">
            <text:p>14</text:p>
          </table:table-cell>
          <table:table-cell table:formula="of:=[.B2767]-[.B2766]" office:value-type="float" office:value="855">
            <text:p>85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8285">
            <text:p>18285</text:p>
          </table:table-cell>
          <table:table-cell table:formula="of:=MOD(ROW([.B2783]);16)" office:value-type="float" office:value="15">
            <text:p>15</text:p>
          </table:table-cell>
          <table:table-cell table:formula="of:=[.B2768]-[.B2767]" office:value-type="float" office:value="40">
            <text:p>4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MOD(ROW([.B2784]);16)" office:value-type="float" office:value="0">
            <text:p>0</text:p>
          </table:table-cell>
          <table:table-cell table:formula="of:=[.B2769]-[.B2768]" office:value-type="float" office:value="-18285">
            <text:p>-1828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108">
            <text:p>7108</text:p>
          </table:table-cell>
          <table:table-cell table:formula="of:=MOD(ROW([.B2785]);16)" office:value-type="float" office:value="1">
            <text:p>1</text:p>
          </table:table-cell>
          <table:table-cell table:formula="of:=[.B2770]-[.B2769]" office:value-type="float" office:value="7108">
            <text:p>710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968">
            <text:p>7968</text:p>
          </table:table-cell>
          <table:table-cell table:formula="of:=MOD(ROW([.B2786]);16)" office:value-type="float" office:value="2">
            <text:p>2</text:p>
          </table:table-cell>
          <table:table-cell table:formula="of:=[.B2771]-[.B2770]" office:value-type="float" office:value="860">
            <text:p>86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807">
            <text:p>8807</text:p>
          </table:table-cell>
          <table:table-cell table:formula="of:=MOD(ROW([.B2787]);16)" office:value-type="float" office:value="3">
            <text:p>3</text:p>
          </table:table-cell>
          <table:table-cell table:formula="of:=[.B2772]-[.B2771]" office:value-type="float" office:value="839">
            <text:p>83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664">
            <text:p>9664</text:p>
          </table:table-cell>
          <table:table-cell table:formula="of:=MOD(ROW([.B2788]);16)" office:value-type="float" office:value="4">
            <text:p>4</text:p>
          </table:table-cell>
          <table:table-cell table:formula="of:=[.B2773]-[.B2772]" office:value-type="float" office:value="857">
            <text:p>85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508">
            <text:p>10508</text:p>
          </table:table-cell>
          <table:table-cell table:formula="of:=MOD(ROW([.B2789]);16)" office:value-type="float" office:value="5">
            <text:p>5</text:p>
          </table:table-cell>
          <table:table-cell table:formula="of:=[.B2774]-[.B2773]" office:value-type="float" office:value="844">
            <text:p>84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1351">
            <text:p>11351</text:p>
          </table:table-cell>
          <table:table-cell table:formula="of:=MOD(ROW([.B2790]);16)" office:value-type="float" office:value="6">
            <text:p>6</text:p>
          </table:table-cell>
          <table:table-cell table:formula="of:=[.B2775]-[.B2774]" office:value-type="float" office:value="843">
            <text:p>84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2200">
            <text:p>12200</text:p>
          </table:table-cell>
          <table:table-cell table:formula="of:=MOD(ROW([.B2791]);16)" office:value-type="float" office:value="7">
            <text:p>7</text:p>
          </table:table-cell>
          <table:table-cell table:formula="of:=[.B2776]-[.B2775]" office:value-type="float" office:value="849">
            <text:p>84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3050">
            <text:p>13050</text:p>
          </table:table-cell>
          <table:table-cell table:formula="of:=MOD(ROW([.B2792]);16)" office:value-type="float" office:value="8">
            <text:p>8</text:p>
          </table:table-cell>
          <table:table-cell table:formula="of:=[.B2777]-[.B2776]" office:value-type="float" office:value="850">
            <text:p>85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3897">
            <text:p>13897</text:p>
          </table:table-cell>
          <table:table-cell table:formula="of:=MOD(ROW([.B2793]);16)" office:value-type="float" office:value="9">
            <text:p>9</text:p>
          </table:table-cell>
          <table:table-cell table:formula="of:=[.B2778]-[.B2777]" office:value-type="float" office:value="847">
            <text:p>84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4743">
            <text:p>14743</text:p>
          </table:table-cell>
          <table:table-cell table:formula="of:=MOD(ROW([.B2794]);16)" office:value-type="float" office:value="10">
            <text:p>10</text:p>
          </table:table-cell>
          <table:table-cell table:formula="of:=[.B2779]-[.B2778]" office:value-type="float" office:value="846">
            <text:p>84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5584">
            <text:p>15584</text:p>
          </table:table-cell>
          <table:table-cell table:formula="of:=MOD(ROW([.B2795]);16)" office:value-type="float" office:value="11">
            <text:p>11</text:p>
          </table:table-cell>
          <table:table-cell table:formula="of:=[.B2780]-[.B2779]" office:value-type="float" office:value="841">
            <text:p>84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6423">
            <text:p>16423</text:p>
          </table:table-cell>
          <table:table-cell table:formula="of:=MOD(ROW([.B2796]);16)" office:value-type="float" office:value="12">
            <text:p>12</text:p>
          </table:table-cell>
          <table:table-cell table:formula="of:=[.B2781]-[.B2780]" office:value-type="float" office:value="839">
            <text:p>83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7267">
            <text:p>17267</text:p>
          </table:table-cell>
          <table:table-cell table:formula="of:=MOD(ROW([.B2797]);16)" office:value-type="float" office:value="13">
            <text:p>13</text:p>
          </table:table-cell>
          <table:table-cell table:formula="of:=[.B2782]-[.B2781]" office:value-type="float" office:value="844">
            <text:p>84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8112">
            <text:p>18112</text:p>
          </table:table-cell>
          <table:table-cell table:formula="of:=MOD(ROW([.B2798]);16)" office:value-type="float" office:value="14">
            <text:p>14</text:p>
          </table:table-cell>
          <table:table-cell table:formula="of:=[.B2783]-[.B2782]" office:value-type="float" office:value="845">
            <text:p>84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8158">
            <text:p>18158</text:p>
          </table:table-cell>
          <table:table-cell table:formula="of:=MOD(ROW([.B2799]);16)" office:value-type="float" office:value="15">
            <text:p>15</text:p>
          </table:table-cell>
          <table:table-cell table:formula="of:=[.B2784]-[.B2783]" office:value-type="float" office:value="46">
            <text:p>4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MOD(ROW([.B2800]);16)" office:value-type="float" office:value="0">
            <text:p>0</text:p>
          </table:table-cell>
          <table:table-cell table:formula="of:=[.B2785]-[.B2784]" office:value-type="float" office:value="-18158">
            <text:p>-1815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087">
            <text:p>7087</text:p>
          </table:table-cell>
          <table:table-cell table:formula="of:=MOD(ROW([.B2801]);16)" office:value-type="float" office:value="1">
            <text:p>1</text:p>
          </table:table-cell>
          <table:table-cell table:formula="of:=[.B2786]-[.B2785]" office:value-type="float" office:value="7087">
            <text:p>708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947">
            <text:p>7947</text:p>
          </table:table-cell>
          <table:table-cell table:formula="of:=MOD(ROW([.B2802]);16)" office:value-type="float" office:value="2">
            <text:p>2</text:p>
          </table:table-cell>
          <table:table-cell table:formula="of:=[.B2787]-[.B2786]" office:value-type="float" office:value="860">
            <text:p>86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790">
            <text:p>8790</text:p>
          </table:table-cell>
          <table:table-cell table:formula="of:=MOD(ROW([.B2803]);16)" office:value-type="float" office:value="3">
            <text:p>3</text:p>
          </table:table-cell>
          <table:table-cell table:formula="of:=[.B2788]-[.B2787]" office:value-type="float" office:value="843">
            <text:p>84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635">
            <text:p>9635</text:p>
          </table:table-cell>
          <table:table-cell table:formula="of:=MOD(ROW([.B2804]);16)" office:value-type="float" office:value="4">
            <text:p>4</text:p>
          </table:table-cell>
          <table:table-cell table:formula="of:=[.B2789]-[.B2788]" office:value-type="float" office:value="845">
            <text:p>84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472">
            <text:p>10472</text:p>
          </table:table-cell>
          <table:table-cell table:formula="of:=MOD(ROW([.B2805]);16)" office:value-type="float" office:value="5">
            <text:p>5</text:p>
          </table:table-cell>
          <table:table-cell table:formula="of:=[.B2790]-[.B2789]" office:value-type="float" office:value="837">
            <text:p>83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1341">
            <text:p>11341</text:p>
          </table:table-cell>
          <table:table-cell table:formula="of:=MOD(ROW([.B2806]);16)" office:value-type="float" office:value="6">
            <text:p>6</text:p>
          </table:table-cell>
          <table:table-cell table:formula="of:=[.B2791]-[.B2790]" office:value-type="float" office:value="869">
            <text:p>86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2188">
            <text:p>12188</text:p>
          </table:table-cell>
          <table:table-cell table:formula="of:=MOD(ROW([.B2807]);16)" office:value-type="float" office:value="7">
            <text:p>7</text:p>
          </table:table-cell>
          <table:table-cell table:formula="of:=[.B2792]-[.B2791]" office:value-type="float" office:value="847">
            <text:p>84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3052">
            <text:p>13052</text:p>
          </table:table-cell>
          <table:table-cell table:formula="of:=MOD(ROW([.B2808]);16)" office:value-type="float" office:value="8">
            <text:p>8</text:p>
          </table:table-cell>
          <table:table-cell table:formula="of:=[.B2793]-[.B2792]" office:value-type="float" office:value="864">
            <text:p>86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3894">
            <text:p>13894</text:p>
          </table:table-cell>
          <table:table-cell table:formula="of:=MOD(ROW([.B2809]);16)" office:value-type="float" office:value="9">
            <text:p>9</text:p>
          </table:table-cell>
          <table:table-cell table:formula="of:=[.B2794]-[.B2793]" office:value-type="float" office:value="842">
            <text:p>84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4739">
            <text:p>14739</text:p>
          </table:table-cell>
          <table:table-cell table:formula="of:=MOD(ROW([.B2810]);16)" office:value-type="float" office:value="10">
            <text:p>10</text:p>
          </table:table-cell>
          <table:table-cell table:formula="of:=[.B2795]-[.B2794]" office:value-type="float" office:value="845">
            <text:p>84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5584">
            <text:p>15584</text:p>
          </table:table-cell>
          <table:table-cell table:formula="of:=MOD(ROW([.B2811]);16)" office:value-type="float" office:value="11">
            <text:p>11</text:p>
          </table:table-cell>
          <table:table-cell table:formula="of:=[.B2796]-[.B2795]" office:value-type="float" office:value="845">
            <text:p>84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6426">
            <text:p>16426</text:p>
          </table:table-cell>
          <table:table-cell table:formula="of:=MOD(ROW([.B2812]);16)" office:value-type="float" office:value="12">
            <text:p>12</text:p>
          </table:table-cell>
          <table:table-cell table:formula="of:=[.B2797]-[.B2796]" office:value-type="float" office:value="842">
            <text:p>84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7267">
            <text:p>17267</text:p>
          </table:table-cell>
          <table:table-cell table:formula="of:=MOD(ROW([.B2813]);16)" office:value-type="float" office:value="13">
            <text:p>13</text:p>
          </table:table-cell>
          <table:table-cell table:formula="of:=[.B2798]-[.B2797]" office:value-type="float" office:value="841">
            <text:p>84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8108">
            <text:p>18108</text:p>
          </table:table-cell>
          <table:table-cell table:formula="of:=MOD(ROW([.B2814]);16)" office:value-type="float" office:value="14">
            <text:p>14</text:p>
          </table:table-cell>
          <table:table-cell table:formula="of:=[.B2799]-[.B2798]" office:value-type="float" office:value="841">
            <text:p>84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8146">
            <text:p>18146</text:p>
          </table:table-cell>
          <table:table-cell table:formula="of:=MOD(ROW([.B2815]);16)" office:value-type="float" office:value="15">
            <text:p>15</text:p>
          </table:table-cell>
          <table:table-cell table:formula="of:=[.B2800]-[.B2799]" office:value-type="float" office:value="38">
            <text:p>3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MOD(ROW([.B2816]);16)" office:value-type="float" office:value="0">
            <text:p>0</text:p>
          </table:table-cell>
          <table:table-cell table:formula="of:=[.B2801]-[.B2800]" office:value-type="float" office:value="-18146">
            <text:p>-1814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554">
            <text:p>7554</text:p>
          </table:table-cell>
          <table:table-cell table:formula="of:=MOD(ROW([.B2817]);16)" office:value-type="float" office:value="1">
            <text:p>1</text:p>
          </table:table-cell>
          <table:table-cell table:formula="of:=[.B2802]-[.B2801]" office:value-type="float" office:value="7554">
            <text:p>755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424">
            <text:p>8424</text:p>
          </table:table-cell>
          <table:table-cell table:formula="of:=MOD(ROW([.B2818]);16)" office:value-type="float" office:value="2">
            <text:p>2</text:p>
          </table:table-cell>
          <table:table-cell table:formula="of:=[.B2803]-[.B2802]" office:value-type="float" office:value="870">
            <text:p>87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275">
            <text:p>9275</text:p>
          </table:table-cell>
          <table:table-cell table:formula="of:=MOD(ROW([.B2819]);16)" office:value-type="float" office:value="3">
            <text:p>3</text:p>
          </table:table-cell>
          <table:table-cell table:formula="of:=[.B2804]-[.B2803]" office:value-type="float" office:value="851">
            <text:p>85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117">
            <text:p>10117</text:p>
          </table:table-cell>
          <table:table-cell table:formula="of:=MOD(ROW([.B2820]);16)" office:value-type="float" office:value="4">
            <text:p>4</text:p>
          </table:table-cell>
          <table:table-cell table:formula="of:=[.B2805]-[.B2804]" office:value-type="float" office:value="842">
            <text:p>84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965">
            <text:p>10965</text:p>
          </table:table-cell>
          <table:table-cell table:formula="of:=MOD(ROW([.B2821]);16)" office:value-type="float" office:value="5">
            <text:p>5</text:p>
          </table:table-cell>
          <table:table-cell table:formula="of:=[.B2806]-[.B2805]" office:value-type="float" office:value="848">
            <text:p>84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2970">
            <text:p>12970</text:p>
          </table:table-cell>
          <table:table-cell table:formula="of:=MOD(ROW([.B2822]);16)" office:value-type="float" office:value="6">
            <text:p>6</text:p>
          </table:table-cell>
          <table:table-cell table:formula="of:=[.B2807]-[.B2806]" office:value-type="float" office:value="2005">
            <text:p>200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3821">
            <text:p>13821</text:p>
          </table:table-cell>
          <table:table-cell table:formula="of:=MOD(ROW([.B2823]);16)" office:value-type="float" office:value="7">
            <text:p>7</text:p>
          </table:table-cell>
          <table:table-cell table:formula="of:=[.B2808]-[.B2807]" office:value-type="float" office:value="851">
            <text:p>85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4683">
            <text:p>14683</text:p>
          </table:table-cell>
          <table:table-cell table:formula="of:=MOD(ROW([.B2824]);16)" office:value-type="float" office:value="8">
            <text:p>8</text:p>
          </table:table-cell>
          <table:table-cell table:formula="of:=[.B2809]-[.B2808]" office:value-type="float" office:value="862">
            <text:p>86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5528">
            <text:p>15528</text:p>
          </table:table-cell>
          <table:table-cell table:formula="of:=MOD(ROW([.B2825]);16)" office:value-type="float" office:value="9">
            <text:p>9</text:p>
          </table:table-cell>
          <table:table-cell table:formula="of:=[.B2810]-[.B2809]" office:value-type="float" office:value="845">
            <text:p>84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6368">
            <text:p>16368</text:p>
          </table:table-cell>
          <table:table-cell table:formula="of:=MOD(ROW([.B2826]);16)" office:value-type="float" office:value="10">
            <text:p>10</text:p>
          </table:table-cell>
          <table:table-cell table:formula="of:=[.B2811]-[.B2810]" office:value-type="float" office:value="840">
            <text:p>84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6811">
            <text:p>16811</text:p>
          </table:table-cell>
          <table:table-cell table:formula="of:=MOD(ROW([.B2827]);16)" office:value-type="float" office:value="11">
            <text:p>11</text:p>
          </table:table-cell>
          <table:table-cell table:formula="of:=[.B2812]-[.B2811]" office:value-type="float" office:value="443">
            <text:p>44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7653">
            <text:p>17653</text:p>
          </table:table-cell>
          <table:table-cell table:formula="of:=MOD(ROW([.B2828]);16)" office:value-type="float" office:value="12">
            <text:p>12</text:p>
          </table:table-cell>
          <table:table-cell table:formula="of:=[.B2813]-[.B2812]" office:value-type="float" office:value="842">
            <text:p>84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8493">
            <text:p>18493</text:p>
          </table:table-cell>
          <table:table-cell table:formula="of:=MOD(ROW([.B2829]);16)" office:value-type="float" office:value="13">
            <text:p>13</text:p>
          </table:table-cell>
          <table:table-cell table:formula="of:=[.B2814]-[.B2813]" office:value-type="float" office:value="840">
            <text:p>84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9752">
            <text:p>19752</text:p>
          </table:table-cell>
          <table:table-cell table:formula="of:=MOD(ROW([.B2830]);16)" office:value-type="float" office:value="14">
            <text:p>14</text:p>
          </table:table-cell>
          <table:table-cell table:formula="of:=[.B2815]-[.B2814]" office:value-type="float" office:value="1259">
            <text:p>125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0711">
            <text:p>20711</text:p>
          </table:table-cell>
          <table:table-cell table:formula="of:=MOD(ROW([.B2831]);16)" office:value-type="float" office:value="15">
            <text:p>15</text:p>
          </table:table-cell>
          <table:table-cell table:formula="of:=[.B2816]-[.B2815]" office:value-type="float" office:value="959">
            <text:p>95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MOD(ROW([.B2832]);16)" office:value-type="float" office:value="0">
            <text:p>0</text:p>
          </table:table-cell>
          <table:table-cell table:formula="of:=[.B2817]-[.B2816]" office:value-type="float" office:value="-20711">
            <text:p>-2071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395">
            <text:p>7395</text:p>
          </table:table-cell>
          <table:table-cell table:formula="of:=MOD(ROW([.B2833]);16)" office:value-type="float" office:value="1">
            <text:p>1</text:p>
          </table:table-cell>
          <table:table-cell table:formula="of:=[.B2818]-[.B2817]" office:value-type="float" office:value="7395">
            <text:p>739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262">
            <text:p>8262</text:p>
          </table:table-cell>
          <table:table-cell table:formula="of:=MOD(ROW([.B2834]);16)" office:value-type="float" office:value="2">
            <text:p>2</text:p>
          </table:table-cell>
          <table:table-cell table:formula="of:=[.B2819]-[.B2818]" office:value-type="float" office:value="867">
            <text:p>86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109">
            <text:p>9109</text:p>
          </table:table-cell>
          <table:table-cell table:formula="of:=MOD(ROW([.B2835]);16)" office:value-type="float" office:value="3">
            <text:p>3</text:p>
          </table:table-cell>
          <table:table-cell table:formula="of:=[.B2820]-[.B2819]" office:value-type="float" office:value="847">
            <text:p>84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962">
            <text:p>9962</text:p>
          </table:table-cell>
          <table:table-cell table:formula="of:=MOD(ROW([.B2836]);16)" office:value-type="float" office:value="4">
            <text:p>4</text:p>
          </table:table-cell>
          <table:table-cell table:formula="of:=[.B2821]-[.B2820]" office:value-type="float" office:value="853">
            <text:p>85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812">
            <text:p>10812</text:p>
          </table:table-cell>
          <table:table-cell table:formula="of:=MOD(ROW([.B2837]);16)" office:value-type="float" office:value="5">
            <text:p>5</text:p>
          </table:table-cell>
          <table:table-cell table:formula="of:=[.B2822]-[.B2821]" office:value-type="float" office:value="850">
            <text:p>85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1664">
            <text:p>11664</text:p>
          </table:table-cell>
          <table:table-cell table:formula="of:=MOD(ROW([.B2838]);16)" office:value-type="float" office:value="6">
            <text:p>6</text:p>
          </table:table-cell>
          <table:table-cell table:formula="of:=[.B2823]-[.B2822]" office:value-type="float" office:value="852">
            <text:p>85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2516">
            <text:p>12516</text:p>
          </table:table-cell>
          <table:table-cell table:formula="of:=MOD(ROW([.B2839]);16)" office:value-type="float" office:value="7">
            <text:p>7</text:p>
          </table:table-cell>
          <table:table-cell table:formula="of:=[.B2824]-[.B2823]" office:value-type="float" office:value="852">
            <text:p>85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3362">
            <text:p>13362</text:p>
          </table:table-cell>
          <table:table-cell table:formula="of:=MOD(ROW([.B2840]);16)" office:value-type="float" office:value="8">
            <text:p>8</text:p>
          </table:table-cell>
          <table:table-cell table:formula="of:=[.B2825]-[.B2824]" office:value-type="float" office:value="846">
            <text:p>84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4209">
            <text:p>14209</text:p>
          </table:table-cell>
          <table:table-cell table:formula="of:=MOD(ROW([.B2841]);16)" office:value-type="float" office:value="9">
            <text:p>9</text:p>
          </table:table-cell>
          <table:table-cell table:formula="of:=[.B2826]-[.B2825]" office:value-type="float" office:value="847">
            <text:p>84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5056">
            <text:p>15056</text:p>
          </table:table-cell>
          <table:table-cell table:formula="of:=MOD(ROW([.B2842]);16)" office:value-type="float" office:value="10">
            <text:p>10</text:p>
          </table:table-cell>
          <table:table-cell table:formula="of:=[.B2827]-[.B2826]" office:value-type="float" office:value="847">
            <text:p>84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5898">
            <text:p>15898</text:p>
          </table:table-cell>
          <table:table-cell table:formula="of:=MOD(ROW([.B2843]);16)" office:value-type="float" office:value="11">
            <text:p>11</text:p>
          </table:table-cell>
          <table:table-cell table:formula="of:=[.B2828]-[.B2827]" office:value-type="float" office:value="842">
            <text:p>84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6737">
            <text:p>16737</text:p>
          </table:table-cell>
          <table:table-cell table:formula="of:=MOD(ROW([.B2844]);16)" office:value-type="float" office:value="12">
            <text:p>12</text:p>
          </table:table-cell>
          <table:table-cell table:formula="of:=[.B2829]-[.B2828]" office:value-type="float" office:value="839">
            <text:p>83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7578">
            <text:p>17578</text:p>
          </table:table-cell>
          <table:table-cell table:formula="of:=MOD(ROW([.B2845]);16)" office:value-type="float" office:value="13">
            <text:p>13</text:p>
          </table:table-cell>
          <table:table-cell table:formula="of:=[.B2830]-[.B2829]" office:value-type="float" office:value="841">
            <text:p>84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8416">
            <text:p>18416</text:p>
          </table:table-cell>
          <table:table-cell table:formula="of:=MOD(ROW([.B2846]);16)" office:value-type="float" office:value="14">
            <text:p>14</text:p>
          </table:table-cell>
          <table:table-cell table:formula="of:=[.B2831]-[.B2830]" office:value-type="float" office:value="838">
            <text:p>83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8472">
            <text:p>18472</text:p>
          </table:table-cell>
          <table:table-cell table:formula="of:=MOD(ROW([.B2847]);16)" office:value-type="float" office:value="15">
            <text:p>15</text:p>
          </table:table-cell>
          <table:table-cell table:formula="of:=[.B2832]-[.B2831]" office:value-type="float" office:value="56">
            <text:p>5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MOD(ROW([.B2848]);16)" office:value-type="float" office:value="0">
            <text:p>0</text:p>
          </table:table-cell>
          <table:table-cell table:formula="of:=[.B2833]-[.B2832]" office:value-type="float" office:value="-18472">
            <text:p>-1847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333">
            <text:p>7333</text:p>
          </table:table-cell>
          <table:table-cell table:formula="of:=MOD(ROW([.B2849]);16)" office:value-type="float" office:value="1">
            <text:p>1</text:p>
          </table:table-cell>
          <table:table-cell table:formula="of:=[.B2834]-[.B2833]" office:value-type="float" office:value="7333">
            <text:p>733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187">
            <text:p>8187</text:p>
          </table:table-cell>
          <table:table-cell table:formula="of:=MOD(ROW([.B2850]);16)" office:value-type="float" office:value="2">
            <text:p>2</text:p>
          </table:table-cell>
          <table:table-cell table:formula="of:=[.B2835]-[.B2834]" office:value-type="float" office:value="854">
            <text:p>85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034">
            <text:p>9034</text:p>
          </table:table-cell>
          <table:table-cell table:formula="of:=MOD(ROW([.B2851]);16)" office:value-type="float" office:value="3">
            <text:p>3</text:p>
          </table:table-cell>
          <table:table-cell table:formula="of:=[.B2836]-[.B2835]" office:value-type="float" office:value="847">
            <text:p>84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888">
            <text:p>9888</text:p>
          </table:table-cell>
          <table:table-cell table:formula="of:=MOD(ROW([.B2852]);16)" office:value-type="float" office:value="4">
            <text:p>4</text:p>
          </table:table-cell>
          <table:table-cell table:formula="of:=[.B2837]-[.B2836]" office:value-type="float" office:value="854">
            <text:p>85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728">
            <text:p>10728</text:p>
          </table:table-cell>
          <table:table-cell table:formula="of:=MOD(ROW([.B2853]);16)" office:value-type="float" office:value="5">
            <text:p>5</text:p>
          </table:table-cell>
          <table:table-cell table:formula="of:=[.B2838]-[.B2837]" office:value-type="float" office:value="840">
            <text:p>84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1577">
            <text:p>11577</text:p>
          </table:table-cell>
          <table:table-cell table:formula="of:=MOD(ROW([.B2854]);16)" office:value-type="float" office:value="6">
            <text:p>6</text:p>
          </table:table-cell>
          <table:table-cell table:formula="of:=[.B2839]-[.B2838]" office:value-type="float" office:value="849">
            <text:p>84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2445">
            <text:p>12445</text:p>
          </table:table-cell>
          <table:table-cell table:formula="of:=MOD(ROW([.B2855]);16)" office:value-type="float" office:value="7">
            <text:p>7</text:p>
          </table:table-cell>
          <table:table-cell table:formula="of:=[.B2840]-[.B2839]" office:value-type="float" office:value="868">
            <text:p>86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3288">
            <text:p>13288</text:p>
          </table:table-cell>
          <table:table-cell table:formula="of:=MOD(ROW([.B2856]);16)" office:value-type="float" office:value="8">
            <text:p>8</text:p>
          </table:table-cell>
          <table:table-cell table:formula="of:=[.B2841]-[.B2840]" office:value-type="float" office:value="843">
            <text:p>84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4148">
            <text:p>14148</text:p>
          </table:table-cell>
          <table:table-cell table:formula="of:=MOD(ROW([.B2857]);16)" office:value-type="float" office:value="9">
            <text:p>9</text:p>
          </table:table-cell>
          <table:table-cell table:formula="of:=[.B2842]-[.B2841]" office:value-type="float" office:value="860">
            <text:p>86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4990">
            <text:p>14990</text:p>
          </table:table-cell>
          <table:table-cell table:formula="of:=MOD(ROW([.B2858]);16)" office:value-type="float" office:value="10">
            <text:p>10</text:p>
          </table:table-cell>
          <table:table-cell table:formula="of:=[.B2843]-[.B2842]" office:value-type="float" office:value="842">
            <text:p>84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5834">
            <text:p>15834</text:p>
          </table:table-cell>
          <table:table-cell table:formula="of:=MOD(ROW([.B2859]);16)" office:value-type="float" office:value="11">
            <text:p>11</text:p>
          </table:table-cell>
          <table:table-cell table:formula="of:=[.B2844]-[.B2843]" office:value-type="float" office:value="844">
            <text:p>84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6674">
            <text:p>16674</text:p>
          </table:table-cell>
          <table:table-cell table:formula="of:=MOD(ROW([.B2860]);16)" office:value-type="float" office:value="12">
            <text:p>12</text:p>
          </table:table-cell>
          <table:table-cell table:formula="of:=[.B2845]-[.B2844]" office:value-type="float" office:value="840">
            <text:p>84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7517">
            <text:p>17517</text:p>
          </table:table-cell>
          <table:table-cell table:formula="of:=MOD(ROW([.B2861]);16)" office:value-type="float" office:value="13">
            <text:p>13</text:p>
          </table:table-cell>
          <table:table-cell table:formula="of:=[.B2846]-[.B2845]" office:value-type="float" office:value="843">
            <text:p>84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8371">
            <text:p>18371</text:p>
          </table:table-cell>
          <table:table-cell table:formula="of:=MOD(ROW([.B2862]);16)" office:value-type="float" office:value="14">
            <text:p>14</text:p>
          </table:table-cell>
          <table:table-cell table:formula="of:=[.B2847]-[.B2846]" office:value-type="float" office:value="854">
            <text:p>85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8432">
            <text:p>18432</text:p>
          </table:table-cell>
          <table:table-cell table:formula="of:=MOD(ROW([.B2863]);16)" office:value-type="float" office:value="15">
            <text:p>15</text:p>
          </table:table-cell>
          <table:table-cell table:formula="of:=[.B2848]-[.B2847]" office:value-type="float" office:value="61">
            <text:p>6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MOD(ROW([.B2864]);16)" office:value-type="float" office:value="0">
            <text:p>0</text:p>
          </table:table-cell>
          <table:table-cell table:formula="of:=[.B2849]-[.B2848]" office:value-type="float" office:value="-18432">
            <text:p>-1843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337">
            <text:p>7337</text:p>
          </table:table-cell>
          <table:table-cell table:formula="of:=MOD(ROW([.B2865]);16)" office:value-type="float" office:value="1">
            <text:p>1</text:p>
          </table:table-cell>
          <table:table-cell table:formula="of:=[.B2850]-[.B2849]" office:value-type="float" office:value="7337">
            <text:p>733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196">
            <text:p>8196</text:p>
          </table:table-cell>
          <table:table-cell table:formula="of:=MOD(ROW([.B2866]);16)" office:value-type="float" office:value="2">
            <text:p>2</text:p>
          </table:table-cell>
          <table:table-cell table:formula="of:=[.B2851]-[.B2850]" office:value-type="float" office:value="859">
            <text:p>85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045">
            <text:p>9045</text:p>
          </table:table-cell>
          <table:table-cell table:formula="of:=MOD(ROW([.B2867]);16)" office:value-type="float" office:value="3">
            <text:p>3</text:p>
          </table:table-cell>
          <table:table-cell table:formula="of:=[.B2852]-[.B2851]" office:value-type="float" office:value="849">
            <text:p>84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889">
            <text:p>9889</text:p>
          </table:table-cell>
          <table:table-cell table:formula="of:=MOD(ROW([.B2868]);16)" office:value-type="float" office:value="4">
            <text:p>4</text:p>
          </table:table-cell>
          <table:table-cell table:formula="of:=[.B2853]-[.B2852]" office:value-type="float" office:value="844">
            <text:p>84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742">
            <text:p>10742</text:p>
          </table:table-cell>
          <table:table-cell table:formula="of:=MOD(ROW([.B2869]);16)" office:value-type="float" office:value="5">
            <text:p>5</text:p>
          </table:table-cell>
          <table:table-cell table:formula="of:=[.B2854]-[.B2853]" office:value-type="float" office:value="853">
            <text:p>85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1592">
            <text:p>11592</text:p>
          </table:table-cell>
          <table:table-cell table:formula="of:=MOD(ROW([.B2870]);16)" office:value-type="float" office:value="6">
            <text:p>6</text:p>
          </table:table-cell>
          <table:table-cell table:formula="of:=[.B2855]-[.B2854]" office:value-type="float" office:value="850">
            <text:p>85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2435">
            <text:p>12435</text:p>
          </table:table-cell>
          <table:table-cell table:formula="of:=MOD(ROW([.B2871]);16)" office:value-type="float" office:value="7">
            <text:p>7</text:p>
          </table:table-cell>
          <table:table-cell table:formula="of:=[.B2856]-[.B2855]" office:value-type="float" office:value="843">
            <text:p>84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3287">
            <text:p>13287</text:p>
          </table:table-cell>
          <table:table-cell table:formula="of:=MOD(ROW([.B2872]);16)" office:value-type="float" office:value="8">
            <text:p>8</text:p>
          </table:table-cell>
          <table:table-cell table:formula="of:=[.B2857]-[.B2856]" office:value-type="float" office:value="852">
            <text:p>85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4130">
            <text:p>14130</text:p>
          </table:table-cell>
          <table:table-cell table:formula="of:=MOD(ROW([.B2873]);16)" office:value-type="float" office:value="9">
            <text:p>9</text:p>
          </table:table-cell>
          <table:table-cell table:formula="of:=[.B2858]-[.B2857]" office:value-type="float" office:value="843">
            <text:p>84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4975">
            <text:p>14975</text:p>
          </table:table-cell>
          <table:table-cell table:formula="of:=MOD(ROW([.B2874]);16)" office:value-type="float" office:value="10">
            <text:p>10</text:p>
          </table:table-cell>
          <table:table-cell table:formula="of:=[.B2859]-[.B2858]" office:value-type="float" office:value="845">
            <text:p>84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5822">
            <text:p>15822</text:p>
          </table:table-cell>
          <table:table-cell table:formula="of:=MOD(ROW([.B2875]);16)" office:value-type="float" office:value="11">
            <text:p>11</text:p>
          </table:table-cell>
          <table:table-cell table:formula="of:=[.B2860]-[.B2859]" office:value-type="float" office:value="847">
            <text:p>84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6671">
            <text:p>16671</text:p>
          </table:table-cell>
          <table:table-cell table:formula="of:=MOD(ROW([.B2876]);16)" office:value-type="float" office:value="12">
            <text:p>12</text:p>
          </table:table-cell>
          <table:table-cell table:formula="of:=[.B2861]-[.B2860]" office:value-type="float" office:value="849">
            <text:p>84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7511">
            <text:p>17511</text:p>
          </table:table-cell>
          <table:table-cell table:formula="of:=MOD(ROW([.B2877]);16)" office:value-type="float" office:value="13">
            <text:p>13</text:p>
          </table:table-cell>
          <table:table-cell table:formula="of:=[.B2862]-[.B2861]" office:value-type="float" office:value="840">
            <text:p>84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8377">
            <text:p>18377</text:p>
          </table:table-cell>
          <table:table-cell table:formula="of:=MOD(ROW([.B2878]);16)" office:value-type="float" office:value="14">
            <text:p>14</text:p>
          </table:table-cell>
          <table:table-cell table:formula="of:=[.B2863]-[.B2862]" office:value-type="float" office:value="866">
            <text:p>86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8424">
            <text:p>18424</text:p>
          </table:table-cell>
          <table:table-cell table:formula="of:=MOD(ROW([.B2879]);16)" office:value-type="float" office:value="15">
            <text:p>15</text:p>
          </table:table-cell>
          <table:table-cell table:formula="of:=[.B2864]-[.B2863]" office:value-type="float" office:value="47">
            <text:p>4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MOD(ROW([.B2880]);16)" office:value-type="float" office:value="0">
            <text:p>0</text:p>
          </table:table-cell>
          <table:table-cell table:formula="of:=[.B2865]-[.B2864]" office:value-type="float" office:value="-18424">
            <text:p>-1842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291">
            <text:p>8291</text:p>
          </table:table-cell>
          <table:table-cell table:formula="of:=MOD(ROW([.B2881]);16)" office:value-type="float" office:value="1">
            <text:p>1</text:p>
          </table:table-cell>
          <table:table-cell table:formula="of:=[.B2866]-[.B2865]" office:value-type="float" office:value="8291">
            <text:p>829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148">
            <text:p>9148</text:p>
          </table:table-cell>
          <table:table-cell table:formula="of:=MOD(ROW([.B2882]);16)" office:value-type="float" office:value="2">
            <text:p>2</text:p>
          </table:table-cell>
          <table:table-cell table:formula="of:=[.B2867]-[.B2866]" office:value-type="float" office:value="857">
            <text:p>85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991">
            <text:p>9991</text:p>
          </table:table-cell>
          <table:table-cell table:formula="of:=MOD(ROW([.B2883]);16)" office:value-type="float" office:value="3">
            <text:p>3</text:p>
          </table:table-cell>
          <table:table-cell table:formula="of:=[.B2868]-[.B2867]" office:value-type="float" office:value="843">
            <text:p>84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837">
            <text:p>10837</text:p>
          </table:table-cell>
          <table:table-cell table:formula="of:=MOD(ROW([.B2884]);16)" office:value-type="float" office:value="4">
            <text:p>4</text:p>
          </table:table-cell>
          <table:table-cell table:formula="of:=[.B2869]-[.B2868]" office:value-type="float" office:value="846">
            <text:p>84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1687">
            <text:p>11687</text:p>
          </table:table-cell>
          <table:table-cell table:formula="of:=MOD(ROW([.B2885]);16)" office:value-type="float" office:value="5">
            <text:p>5</text:p>
          </table:table-cell>
          <table:table-cell table:formula="of:=[.B2870]-[.B2869]" office:value-type="float" office:value="850">
            <text:p>85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2525">
            <text:p>12525</text:p>
          </table:table-cell>
          <table:table-cell table:formula="of:=MOD(ROW([.B2886]);16)" office:value-type="float" office:value="6">
            <text:p>6</text:p>
          </table:table-cell>
          <table:table-cell table:formula="of:=[.B2871]-[.B2870]" office:value-type="float" office:value="838">
            <text:p>83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3373">
            <text:p>13373</text:p>
          </table:table-cell>
          <table:table-cell table:formula="of:=MOD(ROW([.B2887]);16)" office:value-type="float" office:value="7">
            <text:p>7</text:p>
          </table:table-cell>
          <table:table-cell table:formula="of:=[.B2872]-[.B2871]" office:value-type="float" office:value="848">
            <text:p>84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4940">
            <text:p>14940</text:p>
          </table:table-cell>
          <table:table-cell table:formula="of:=MOD(ROW([.B2888]);16)" office:value-type="float" office:value="8">
            <text:p>8</text:p>
          </table:table-cell>
          <table:table-cell table:formula="of:=[.B2873]-[.B2872]" office:value-type="float" office:value="1567">
            <text:p>156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6135">
            <text:p>16135</text:p>
          </table:table-cell>
          <table:table-cell table:formula="of:=MOD(ROW([.B2889]);16)" office:value-type="float" office:value="9">
            <text:p>9</text:p>
          </table:table-cell>
          <table:table-cell table:formula="of:=[.B2874]-[.B2873]" office:value-type="float" office:value="1195">
            <text:p>119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6978">
            <text:p>16978</text:p>
          </table:table-cell>
          <table:table-cell table:formula="of:=MOD(ROW([.B2890]);16)" office:value-type="float" office:value="10">
            <text:p>10</text:p>
          </table:table-cell>
          <table:table-cell table:formula="of:=[.B2875]-[.B2874]" office:value-type="float" office:value="843">
            <text:p>84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7823">
            <text:p>17823</text:p>
          </table:table-cell>
          <table:table-cell table:formula="of:=MOD(ROW([.B2891]);16)" office:value-type="float" office:value="11">
            <text:p>11</text:p>
          </table:table-cell>
          <table:table-cell table:formula="of:=[.B2876]-[.B2875]" office:value-type="float" office:value="845">
            <text:p>84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8665">
            <text:p>18665</text:p>
          </table:table-cell>
          <table:table-cell table:formula="of:=MOD(ROW([.B2892]);16)" office:value-type="float" office:value="12">
            <text:p>12</text:p>
          </table:table-cell>
          <table:table-cell table:formula="of:=[.B2877]-[.B2876]" office:value-type="float" office:value="842">
            <text:p>84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9519">
            <text:p>19519</text:p>
          </table:table-cell>
          <table:table-cell table:formula="of:=MOD(ROW([.B2893]);16)" office:value-type="float" office:value="13">
            <text:p>13</text:p>
          </table:table-cell>
          <table:table-cell table:formula="of:=[.B2878]-[.B2877]" office:value-type="float" office:value="854">
            <text:p>85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0357">
            <text:p>20357</text:p>
          </table:table-cell>
          <table:table-cell table:formula="of:=MOD(ROW([.B2894]);16)" office:value-type="float" office:value="14">
            <text:p>14</text:p>
          </table:table-cell>
          <table:table-cell table:formula="of:=[.B2879]-[.B2878]" office:value-type="float" office:value="838">
            <text:p>83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1125">
            <text:p>21125</text:p>
          </table:table-cell>
          <table:table-cell table:formula="of:=MOD(ROW([.B2895]);16)" office:value-type="float" office:value="15">
            <text:p>15</text:p>
          </table:table-cell>
          <table:table-cell table:formula="of:=[.B2880]-[.B2879]" office:value-type="float" office:value="768">
            <text:p>76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MOD(ROW([.B2896]);16)" office:value-type="float" office:value="0">
            <text:p>0</text:p>
          </table:table-cell>
          <table:table-cell table:formula="of:=[.B2881]-[.B2880]" office:value-type="float" office:value="-21125">
            <text:p>-2112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407">
            <text:p>7407</text:p>
          </table:table-cell>
          <table:table-cell table:formula="of:=MOD(ROW([.B2897]);16)" office:value-type="float" office:value="1">
            <text:p>1</text:p>
          </table:table-cell>
          <table:table-cell table:formula="of:=[.B2882]-[.B2881]" office:value-type="float" office:value="7407">
            <text:p>740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275">
            <text:p>8275</text:p>
          </table:table-cell>
          <table:table-cell table:formula="of:=MOD(ROW([.B2898]);16)" office:value-type="float" office:value="2">
            <text:p>2</text:p>
          </table:table-cell>
          <table:table-cell table:formula="of:=[.B2883]-[.B2882]" office:value-type="float" office:value="868">
            <text:p>86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122">
            <text:p>9122</text:p>
          </table:table-cell>
          <table:table-cell table:formula="of:=MOD(ROW([.B2899]);16)" office:value-type="float" office:value="3">
            <text:p>3</text:p>
          </table:table-cell>
          <table:table-cell table:formula="of:=[.B2884]-[.B2883]" office:value-type="float" office:value="847">
            <text:p>84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971">
            <text:p>9971</text:p>
          </table:table-cell>
          <table:table-cell table:formula="of:=MOD(ROW([.B2900]);16)" office:value-type="float" office:value="4">
            <text:p>4</text:p>
          </table:table-cell>
          <table:table-cell table:formula="of:=[.B2885]-[.B2884]" office:value-type="float" office:value="849">
            <text:p>84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814">
            <text:p>10814</text:p>
          </table:table-cell>
          <table:table-cell table:formula="of:=MOD(ROW([.B2901]);16)" office:value-type="float" office:value="5">
            <text:p>5</text:p>
          </table:table-cell>
          <table:table-cell table:formula="of:=[.B2886]-[.B2885]" office:value-type="float" office:value="843">
            <text:p>84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1676">
            <text:p>11676</text:p>
          </table:table-cell>
          <table:table-cell table:formula="of:=MOD(ROW([.B2902]);16)" office:value-type="float" office:value="6">
            <text:p>6</text:p>
          </table:table-cell>
          <table:table-cell table:formula="of:=[.B2887]-[.B2886]" office:value-type="float" office:value="862">
            <text:p>86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2521">
            <text:p>12521</text:p>
          </table:table-cell>
          <table:table-cell table:formula="of:=MOD(ROW([.B2903]);16)" office:value-type="float" office:value="7">
            <text:p>7</text:p>
          </table:table-cell>
          <table:table-cell table:formula="of:=[.B2888]-[.B2887]" office:value-type="float" office:value="845">
            <text:p>84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3371">
            <text:p>13371</text:p>
          </table:table-cell>
          <table:table-cell table:formula="of:=MOD(ROW([.B2904]);16)" office:value-type="float" office:value="8">
            <text:p>8</text:p>
          </table:table-cell>
          <table:table-cell table:formula="of:=[.B2889]-[.B2888]" office:value-type="float" office:value="850">
            <text:p>85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4224">
            <text:p>14224</text:p>
          </table:table-cell>
          <table:table-cell table:formula="of:=MOD(ROW([.B2905]);16)" office:value-type="float" office:value="9">
            <text:p>9</text:p>
          </table:table-cell>
          <table:table-cell table:formula="of:=[.B2890]-[.B2889]" office:value-type="float" office:value="853">
            <text:p>85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5073">
            <text:p>15073</text:p>
          </table:table-cell>
          <table:table-cell table:formula="of:=MOD(ROW([.B2906]);16)" office:value-type="float" office:value="10">
            <text:p>10</text:p>
          </table:table-cell>
          <table:table-cell table:formula="of:=[.B2891]-[.B2890]" office:value-type="float" office:value="849">
            <text:p>84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5918">
            <text:p>15918</text:p>
          </table:table-cell>
          <table:table-cell table:formula="of:=MOD(ROW([.B2907]);16)" office:value-type="float" office:value="11">
            <text:p>11</text:p>
          </table:table-cell>
          <table:table-cell table:formula="of:=[.B2892]-[.B2891]" office:value-type="float" office:value="845">
            <text:p>84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6764">
            <text:p>16764</text:p>
          </table:table-cell>
          <table:table-cell table:formula="of:=MOD(ROW([.B2908]);16)" office:value-type="float" office:value="12">
            <text:p>12</text:p>
          </table:table-cell>
          <table:table-cell table:formula="of:=[.B2893]-[.B2892]" office:value-type="float" office:value="846">
            <text:p>84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7611">
            <text:p>17611</text:p>
          </table:table-cell>
          <table:table-cell table:formula="of:=MOD(ROW([.B2909]);16)" office:value-type="float" office:value="13">
            <text:p>13</text:p>
          </table:table-cell>
          <table:table-cell table:formula="of:=[.B2894]-[.B2893]" office:value-type="float" office:value="847">
            <text:p>84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8480">
            <text:p>18480</text:p>
          </table:table-cell>
          <table:table-cell table:formula="of:=MOD(ROW([.B2910]);16)" office:value-type="float" office:value="14">
            <text:p>14</text:p>
          </table:table-cell>
          <table:table-cell table:formula="of:=[.B2895]-[.B2894]" office:value-type="float" office:value="869">
            <text:p>86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8518">
            <text:p>18518</text:p>
          </table:table-cell>
          <table:table-cell table:formula="of:=MOD(ROW([.B2911]);16)" office:value-type="float" office:value="15">
            <text:p>15</text:p>
          </table:table-cell>
          <table:table-cell table:formula="of:=[.B2896]-[.B2895]" office:value-type="float" office:value="38">
            <text:p>3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MOD(ROW([.B2912]);16)" office:value-type="float" office:value="0">
            <text:p>0</text:p>
          </table:table-cell>
          <table:table-cell table:formula="of:=[.B2897]-[.B2896]" office:value-type="float" office:value="-18518">
            <text:p>-1851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422">
            <text:p>7422</text:p>
          </table:table-cell>
          <table:table-cell table:formula="of:=MOD(ROW([.B2913]);16)" office:value-type="float" office:value="1">
            <text:p>1</text:p>
          </table:table-cell>
          <table:table-cell table:formula="of:=[.B2898]-[.B2897]" office:value-type="float" office:value="7422">
            <text:p>742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278">
            <text:p>8278</text:p>
          </table:table-cell>
          <table:table-cell table:formula="of:=MOD(ROW([.B2914]);16)" office:value-type="float" office:value="2">
            <text:p>2</text:p>
          </table:table-cell>
          <table:table-cell table:formula="of:=[.B2899]-[.B2898]" office:value-type="float" office:value="856">
            <text:p>85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122">
            <text:p>9122</text:p>
          </table:table-cell>
          <table:table-cell table:formula="of:=MOD(ROW([.B2915]);16)" office:value-type="float" office:value="3">
            <text:p>3</text:p>
          </table:table-cell>
          <table:table-cell table:formula="of:=[.B2900]-[.B2899]" office:value-type="float" office:value="844">
            <text:p>84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965">
            <text:p>9965</text:p>
          </table:table-cell>
          <table:table-cell table:formula="of:=MOD(ROW([.B2916]);16)" office:value-type="float" office:value="4">
            <text:p>4</text:p>
          </table:table-cell>
          <table:table-cell table:formula="of:=[.B2901]-[.B2900]" office:value-type="float" office:value="843">
            <text:p>84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809">
            <text:p>10809</text:p>
          </table:table-cell>
          <table:table-cell table:formula="of:=MOD(ROW([.B2917]);16)" office:value-type="float" office:value="5">
            <text:p>5</text:p>
          </table:table-cell>
          <table:table-cell table:formula="of:=[.B2902]-[.B2901]" office:value-type="float" office:value="844">
            <text:p>84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1653">
            <text:p>11653</text:p>
          </table:table-cell>
          <table:table-cell table:formula="of:=MOD(ROW([.B2918]);16)" office:value-type="float" office:value="6">
            <text:p>6</text:p>
          </table:table-cell>
          <table:table-cell table:formula="of:=[.B2903]-[.B2902]" office:value-type="float" office:value="844">
            <text:p>84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2504">
            <text:p>12504</text:p>
          </table:table-cell>
          <table:table-cell table:formula="of:=MOD(ROW([.B2919]);16)" office:value-type="float" office:value="7">
            <text:p>7</text:p>
          </table:table-cell>
          <table:table-cell table:formula="of:=[.B2904]-[.B2903]" office:value-type="float" office:value="851">
            <text:p>85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3353">
            <text:p>13353</text:p>
          </table:table-cell>
          <table:table-cell table:formula="of:=MOD(ROW([.B2920]);16)" office:value-type="float" office:value="8">
            <text:p>8</text:p>
          </table:table-cell>
          <table:table-cell table:formula="of:=[.B2905]-[.B2904]" office:value-type="float" office:value="849">
            <text:p>84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4203">
            <text:p>14203</text:p>
          </table:table-cell>
          <table:table-cell table:formula="of:=MOD(ROW([.B2921]);16)" office:value-type="float" office:value="9">
            <text:p>9</text:p>
          </table:table-cell>
          <table:table-cell table:formula="of:=[.B2906]-[.B2905]" office:value-type="float" office:value="850">
            <text:p>85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5045">
            <text:p>15045</text:p>
          </table:table-cell>
          <table:table-cell table:formula="of:=MOD(ROW([.B2922]);16)" office:value-type="float" office:value="10">
            <text:p>10</text:p>
          </table:table-cell>
          <table:table-cell table:formula="of:=[.B2907]-[.B2906]" office:value-type="float" office:value="842">
            <text:p>84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5888">
            <text:p>15888</text:p>
          </table:table-cell>
          <table:table-cell table:formula="of:=MOD(ROW([.B2923]);16)" office:value-type="float" office:value="11">
            <text:p>11</text:p>
          </table:table-cell>
          <table:table-cell table:formula="of:=[.B2908]-[.B2907]" office:value-type="float" office:value="843">
            <text:p>84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6737">
            <text:p>16737</text:p>
          </table:table-cell>
          <table:table-cell table:formula="of:=MOD(ROW([.B2924]);16)" office:value-type="float" office:value="12">
            <text:p>12</text:p>
          </table:table-cell>
          <table:table-cell table:formula="of:=[.B2909]-[.B2908]" office:value-type="float" office:value="849">
            <text:p>84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7578">
            <text:p>17578</text:p>
          </table:table-cell>
          <table:table-cell table:formula="of:=MOD(ROW([.B2925]);16)" office:value-type="float" office:value="13">
            <text:p>13</text:p>
          </table:table-cell>
          <table:table-cell table:formula="of:=[.B2910]-[.B2909]" office:value-type="float" office:value="841">
            <text:p>84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8417">
            <text:p>18417</text:p>
          </table:table-cell>
          <table:table-cell table:formula="of:=MOD(ROW([.B2926]);16)" office:value-type="float" office:value="14">
            <text:p>14</text:p>
          </table:table-cell>
          <table:table-cell table:formula="of:=[.B2911]-[.B2910]" office:value-type="float" office:value="839">
            <text:p>83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8456">
            <text:p>18456</text:p>
          </table:table-cell>
          <table:table-cell table:formula="of:=MOD(ROW([.B2927]);16)" office:value-type="float" office:value="15">
            <text:p>15</text:p>
          </table:table-cell>
          <table:table-cell table:formula="of:=[.B2912]-[.B2911]" office:value-type="float" office:value="39">
            <text:p>3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MOD(ROW([.B2928]);16)" office:value-type="float" office:value="0">
            <text:p>0</text:p>
          </table:table-cell>
          <table:table-cell table:formula="of:=[.B2913]-[.B2912]" office:value-type="float" office:value="-18456">
            <text:p>-1845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352">
            <text:p>6352</text:p>
          </table:table-cell>
          <table:table-cell table:formula="of:=MOD(ROW([.B2929]);16)" office:value-type="float" office:value="1">
            <text:p>1</text:p>
          </table:table-cell>
          <table:table-cell table:formula="of:=[.B2914]-[.B2913]" office:value-type="float" office:value="6352">
            <text:p>635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213">
            <text:p>7213</text:p>
          </table:table-cell>
          <table:table-cell table:formula="of:=MOD(ROW([.B2930]);16)" office:value-type="float" office:value="2">
            <text:p>2</text:p>
          </table:table-cell>
          <table:table-cell table:formula="of:=[.B2915]-[.B2914]" office:value-type="float" office:value="861">
            <text:p>86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065">
            <text:p>8065</text:p>
          </table:table-cell>
          <table:table-cell table:formula="of:=MOD(ROW([.B2931]);16)" office:value-type="float" office:value="3">
            <text:p>3</text:p>
          </table:table-cell>
          <table:table-cell table:formula="of:=[.B2916]-[.B2915]" office:value-type="float" office:value="852">
            <text:p>85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917">
            <text:p>8917</text:p>
          </table:table-cell>
          <table:table-cell table:formula="of:=MOD(ROW([.B2932]);16)" office:value-type="float" office:value="4">
            <text:p>4</text:p>
          </table:table-cell>
          <table:table-cell table:formula="of:=[.B2917]-[.B2916]" office:value-type="float" office:value="852">
            <text:p>85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767">
            <text:p>9767</text:p>
          </table:table-cell>
          <table:table-cell table:formula="of:=MOD(ROW([.B2933]);16)" office:value-type="float" office:value="5">
            <text:p>5</text:p>
          </table:table-cell>
          <table:table-cell table:formula="of:=[.B2918]-[.B2917]" office:value-type="float" office:value="850">
            <text:p>85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627">
            <text:p>10627</text:p>
          </table:table-cell>
          <table:table-cell table:formula="of:=MOD(ROW([.B2934]);16)" office:value-type="float" office:value="6">
            <text:p>6</text:p>
          </table:table-cell>
          <table:table-cell table:formula="of:=[.B2919]-[.B2918]" office:value-type="float" office:value="860">
            <text:p>86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1476">
            <text:p>11476</text:p>
          </table:table-cell>
          <table:table-cell table:formula="of:=MOD(ROW([.B2935]);16)" office:value-type="float" office:value="7">
            <text:p>7</text:p>
          </table:table-cell>
          <table:table-cell table:formula="of:=[.B2920]-[.B2919]" office:value-type="float" office:value="849">
            <text:p>84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2318">
            <text:p>12318</text:p>
          </table:table-cell>
          <table:table-cell table:formula="of:=MOD(ROW([.B2936]);16)" office:value-type="float" office:value="8">
            <text:p>8</text:p>
          </table:table-cell>
          <table:table-cell table:formula="of:=[.B2921]-[.B2920]" office:value-type="float" office:value="842">
            <text:p>84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3163">
            <text:p>13163</text:p>
          </table:table-cell>
          <table:table-cell table:formula="of:=MOD(ROW([.B2937]);16)" office:value-type="float" office:value="9">
            <text:p>9</text:p>
          </table:table-cell>
          <table:table-cell table:formula="of:=[.B2922]-[.B2921]" office:value-type="float" office:value="845">
            <text:p>84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4009">
            <text:p>14009</text:p>
          </table:table-cell>
          <table:table-cell table:formula="of:=MOD(ROW([.B2938]);16)" office:value-type="float" office:value="10">
            <text:p>10</text:p>
          </table:table-cell>
          <table:table-cell table:formula="of:=[.B2923]-[.B2922]" office:value-type="float" office:value="846">
            <text:p>84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4158">
            <text:p>14158</text:p>
          </table:table-cell>
          <table:table-cell table:formula="of:=MOD(ROW([.B2939]);16)" office:value-type="float" office:value="11">
            <text:p>11</text:p>
          </table:table-cell>
          <table:table-cell table:formula="of:=[.B2924]-[.B2923]" office:value-type="float" office:value="149">
            <text:p>14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5628">
            <text:p>15628</text:p>
          </table:table-cell>
          <table:table-cell table:formula="of:=MOD(ROW([.B2940]);16)" office:value-type="float" office:value="12">
            <text:p>12</text:p>
          </table:table-cell>
          <table:table-cell table:formula="of:=[.B2925]-[.B2924]" office:value-type="float" office:value="1470">
            <text:p>147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6469">
            <text:p>16469</text:p>
          </table:table-cell>
          <table:table-cell table:formula="of:=MOD(ROW([.B2941]);16)" office:value-type="float" office:value="13">
            <text:p>13</text:p>
          </table:table-cell>
          <table:table-cell table:formula="of:=[.B2926]-[.B2925]" office:value-type="float" office:value="841">
            <text:p>84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7315">
            <text:p>17315</text:p>
          </table:table-cell>
          <table:table-cell table:formula="of:=MOD(ROW([.B2942]);16)" office:value-type="float" office:value="14">
            <text:p>14</text:p>
          </table:table-cell>
          <table:table-cell table:formula="of:=[.B2927]-[.B2926]" office:value-type="float" office:value="846">
            <text:p>84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8165">
            <text:p>18165</text:p>
          </table:table-cell>
          <table:table-cell table:formula="of:=MOD(ROW([.B2943]);16)" office:value-type="float" office:value="15">
            <text:p>15</text:p>
          </table:table-cell>
          <table:table-cell table:formula="of:=[.B2928]-[.B2927]" office:value-type="float" office:value="850">
            <text:p>85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MOD(ROW([.B2944]);16)" office:value-type="float" office:value="0">
            <text:p>0</text:p>
          </table:table-cell>
          <table:table-cell table:formula="of:=[.B2929]-[.B2928]" office:value-type="float" office:value="-18165">
            <text:p>-1816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842">
            <text:p>7842</text:p>
          </table:table-cell>
          <table:table-cell table:formula="of:=MOD(ROW([.B2945]);16)" office:value-type="float" office:value="1">
            <text:p>1</text:p>
          </table:table-cell>
          <table:table-cell table:formula="of:=[.B2930]-[.B2929]" office:value-type="float" office:value="7842">
            <text:p>784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706">
            <text:p>8706</text:p>
          </table:table-cell>
          <table:table-cell table:formula="of:=MOD(ROW([.B2946]);16)" office:value-type="float" office:value="2">
            <text:p>2</text:p>
          </table:table-cell>
          <table:table-cell table:formula="of:=[.B2931]-[.B2930]" office:value-type="float" office:value="864">
            <text:p>86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549">
            <text:p>9549</text:p>
          </table:table-cell>
          <table:table-cell table:formula="of:=MOD(ROW([.B2947]);16)" office:value-type="float" office:value="3">
            <text:p>3</text:p>
          </table:table-cell>
          <table:table-cell table:formula="of:=[.B2932]-[.B2931]" office:value-type="float" office:value="843">
            <text:p>84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409">
            <text:p>10409</text:p>
          </table:table-cell>
          <table:table-cell table:formula="of:=MOD(ROW([.B2948]);16)" office:value-type="float" office:value="4">
            <text:p>4</text:p>
          </table:table-cell>
          <table:table-cell table:formula="of:=[.B2933]-[.B2932]" office:value-type="float" office:value="860">
            <text:p>86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1258">
            <text:p>11258</text:p>
          </table:table-cell>
          <table:table-cell table:formula="of:=MOD(ROW([.B2949]);16)" office:value-type="float" office:value="5">
            <text:p>5</text:p>
          </table:table-cell>
          <table:table-cell table:formula="of:=[.B2934]-[.B2933]" office:value-type="float" office:value="849">
            <text:p>84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2116">
            <text:p>12116</text:p>
          </table:table-cell>
          <table:table-cell table:formula="of:=MOD(ROW([.B2950]);16)" office:value-type="float" office:value="6">
            <text:p>6</text:p>
          </table:table-cell>
          <table:table-cell table:formula="of:=[.B2935]-[.B2934]" office:value-type="float" office:value="858">
            <text:p>85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2966">
            <text:p>12966</text:p>
          </table:table-cell>
          <table:table-cell table:formula="of:=MOD(ROW([.B2951]);16)" office:value-type="float" office:value="7">
            <text:p>7</text:p>
          </table:table-cell>
          <table:table-cell table:formula="of:=[.B2936]-[.B2935]" office:value-type="float" office:value="850">
            <text:p>85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3817">
            <text:p>13817</text:p>
          </table:table-cell>
          <table:table-cell table:formula="of:=MOD(ROW([.B2952]);16)" office:value-type="float" office:value="8">
            <text:p>8</text:p>
          </table:table-cell>
          <table:table-cell table:formula="of:=[.B2937]-[.B2936]" office:value-type="float" office:value="851">
            <text:p>85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4660">
            <text:p>14660</text:p>
          </table:table-cell>
          <table:table-cell table:formula="of:=MOD(ROW([.B2953]);16)" office:value-type="float" office:value="9">
            <text:p>9</text:p>
          </table:table-cell>
          <table:table-cell table:formula="of:=[.B2938]-[.B2937]" office:value-type="float" office:value="843">
            <text:p>84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5512">
            <text:p>15512</text:p>
          </table:table-cell>
          <table:table-cell table:formula="of:=MOD(ROW([.B2954]);16)" office:value-type="float" office:value="10">
            <text:p>10</text:p>
          </table:table-cell>
          <table:table-cell table:formula="of:=[.B2939]-[.B2938]" office:value-type="float" office:value="852">
            <text:p>85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6357">
            <text:p>16357</text:p>
          </table:table-cell>
          <table:table-cell table:formula="of:=MOD(ROW([.B2955]);16)" office:value-type="float" office:value="11">
            <text:p>11</text:p>
          </table:table-cell>
          <table:table-cell table:formula="of:=[.B2940]-[.B2939]" office:value-type="float" office:value="845">
            <text:p>84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7198">
            <text:p>17198</text:p>
          </table:table-cell>
          <table:table-cell table:formula="of:=MOD(ROW([.B2956]);16)" office:value-type="float" office:value="12">
            <text:p>12</text:p>
          </table:table-cell>
          <table:table-cell table:formula="of:=[.B2941]-[.B2940]" office:value-type="float" office:value="841">
            <text:p>84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8050">
            <text:p>18050</text:p>
          </table:table-cell>
          <table:table-cell table:formula="of:=MOD(ROW([.B2957]);16)" office:value-type="float" office:value="13">
            <text:p>13</text:p>
          </table:table-cell>
          <table:table-cell table:formula="of:=[.B2942]-[.B2941]" office:value-type="float" office:value="852">
            <text:p>85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8891">
            <text:p>18891</text:p>
          </table:table-cell>
          <table:table-cell table:formula="of:=MOD(ROW([.B2958]);16)" office:value-type="float" office:value="14">
            <text:p>14</text:p>
          </table:table-cell>
          <table:table-cell table:formula="of:=[.B2943]-[.B2942]" office:value-type="float" office:value="841">
            <text:p>84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8931">
            <text:p>18931</text:p>
          </table:table-cell>
          <table:table-cell table:formula="of:=MOD(ROW([.B2959]);16)" office:value-type="float" office:value="15">
            <text:p>15</text:p>
          </table:table-cell>
          <table:table-cell table:formula="of:=[.B2944]-[.B2943]" office:value-type="float" office:value="40">
            <text:p>4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MOD(ROW([.B2960]);16)" office:value-type="float" office:value="0">
            <text:p>0</text:p>
          </table:table-cell>
          <table:table-cell table:formula="of:=[.B2945]-[.B2944]" office:value-type="float" office:value="-18931">
            <text:p>-1893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865">
            <text:p>8865</text:p>
          </table:table-cell>
          <table:table-cell table:formula="of:=MOD(ROW([.B2961]);16)" office:value-type="float" office:value="1">
            <text:p>1</text:p>
          </table:table-cell>
          <table:table-cell table:formula="of:=[.B2946]-[.B2945]" office:value-type="float" office:value="8865">
            <text:p>886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720">
            <text:p>9720</text:p>
          </table:table-cell>
          <table:table-cell table:formula="of:=MOD(ROW([.B2962]);16)" office:value-type="float" office:value="2">
            <text:p>2</text:p>
          </table:table-cell>
          <table:table-cell table:formula="of:=[.B2947]-[.B2946]" office:value-type="float" office:value="855">
            <text:p>85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565">
            <text:p>10565</text:p>
          </table:table-cell>
          <table:table-cell table:formula="of:=MOD(ROW([.B2963]);16)" office:value-type="float" office:value="3">
            <text:p>3</text:p>
          </table:table-cell>
          <table:table-cell table:formula="of:=[.B2948]-[.B2947]" office:value-type="float" office:value="845">
            <text:p>84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1404">
            <text:p>11404</text:p>
          </table:table-cell>
          <table:table-cell table:formula="of:=MOD(ROW([.B2964]);16)" office:value-type="float" office:value="4">
            <text:p>4</text:p>
          </table:table-cell>
          <table:table-cell table:formula="of:=[.B2949]-[.B2948]" office:value-type="float" office:value="839">
            <text:p>83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2244">
            <text:p>12244</text:p>
          </table:table-cell>
          <table:table-cell table:formula="of:=MOD(ROW([.B2965]);16)" office:value-type="float" office:value="5">
            <text:p>5</text:p>
          </table:table-cell>
          <table:table-cell table:formula="of:=[.B2950]-[.B2949]" office:value-type="float" office:value="840">
            <text:p>84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3088">
            <text:p>13088</text:p>
          </table:table-cell>
          <table:table-cell table:formula="of:=MOD(ROW([.B2966]);16)" office:value-type="float" office:value="6">
            <text:p>6</text:p>
          </table:table-cell>
          <table:table-cell table:formula="of:=[.B2951]-[.B2950]" office:value-type="float" office:value="844">
            <text:p>84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3937">
            <text:p>13937</text:p>
          </table:table-cell>
          <table:table-cell table:formula="of:=MOD(ROW([.B2967]);16)" office:value-type="float" office:value="7">
            <text:p>7</text:p>
          </table:table-cell>
          <table:table-cell table:formula="of:=[.B2952]-[.B2951]" office:value-type="float" office:value="849">
            <text:p>84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4787">
            <text:p>14787</text:p>
          </table:table-cell>
          <table:table-cell table:formula="of:=MOD(ROW([.B2968]);16)" office:value-type="float" office:value="8">
            <text:p>8</text:p>
          </table:table-cell>
          <table:table-cell table:formula="of:=[.B2953]-[.B2952]" office:value-type="float" office:value="850">
            <text:p>85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5637">
            <text:p>15637</text:p>
          </table:table-cell>
          <table:table-cell table:formula="of:=MOD(ROW([.B2969]);16)" office:value-type="float" office:value="9">
            <text:p>9</text:p>
          </table:table-cell>
          <table:table-cell table:formula="of:=[.B2954]-[.B2953]" office:value-type="float" office:value="850">
            <text:p>85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6494">
            <text:p>16494</text:p>
          </table:table-cell>
          <table:table-cell table:formula="of:=MOD(ROW([.B2970]);16)" office:value-type="float" office:value="10">
            <text:p>10</text:p>
          </table:table-cell>
          <table:table-cell table:formula="of:=[.B2955]-[.B2954]" office:value-type="float" office:value="857">
            <text:p>85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7344">
            <text:p>17344</text:p>
          </table:table-cell>
          <table:table-cell table:formula="of:=MOD(ROW([.B2971]);16)" office:value-type="float" office:value="11">
            <text:p>11</text:p>
          </table:table-cell>
          <table:table-cell table:formula="of:=[.B2956]-[.B2955]" office:value-type="float" office:value="850">
            <text:p>85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8191">
            <text:p>18191</text:p>
          </table:table-cell>
          <table:table-cell table:formula="of:=MOD(ROW([.B2972]);16)" office:value-type="float" office:value="12">
            <text:p>12</text:p>
          </table:table-cell>
          <table:table-cell table:formula="of:=[.B2957]-[.B2956]" office:value-type="float" office:value="847">
            <text:p>84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9034">
            <text:p>19034</text:p>
          </table:table-cell>
          <table:table-cell table:formula="of:=MOD(ROW([.B2973]);16)" office:value-type="float" office:value="13">
            <text:p>13</text:p>
          </table:table-cell>
          <table:table-cell table:formula="of:=[.B2958]-[.B2957]" office:value-type="float" office:value="843">
            <text:p>84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9878">
            <text:p>19878</text:p>
          </table:table-cell>
          <table:table-cell table:formula="of:=MOD(ROW([.B2974]);16)" office:value-type="float" office:value="14">
            <text:p>14</text:p>
          </table:table-cell>
          <table:table-cell table:formula="of:=[.B2959]-[.B2958]" office:value-type="float" office:value="844">
            <text:p>84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9916">
            <text:p>19916</text:p>
          </table:table-cell>
          <table:table-cell table:formula="of:=MOD(ROW([.B2975]);16)" office:value-type="float" office:value="15">
            <text:p>15</text:p>
          </table:table-cell>
          <table:table-cell table:formula="of:=[.B2960]-[.B2959]" office:value-type="float" office:value="38">
            <text:p>3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MOD(ROW([.B2976]);16)" office:value-type="float" office:value="0">
            <text:p>0</text:p>
          </table:table-cell>
          <table:table-cell table:formula="of:=[.B2961]-[.B2960]" office:value-type="float" office:value="-19916">
            <text:p>-1991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363">
            <text:p>8363</text:p>
          </table:table-cell>
          <table:table-cell table:formula="of:=MOD(ROW([.B2977]);16)" office:value-type="float" office:value="1">
            <text:p>1</text:p>
          </table:table-cell>
          <table:table-cell table:formula="of:=[.B2962]-[.B2961]" office:value-type="float" office:value="8363">
            <text:p>836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215">
            <text:p>9215</text:p>
          </table:table-cell>
          <table:table-cell table:formula="of:=MOD(ROW([.B2978]);16)" office:value-type="float" office:value="2">
            <text:p>2</text:p>
          </table:table-cell>
          <table:table-cell table:formula="of:=[.B2963]-[.B2962]" office:value-type="float" office:value="852">
            <text:p>85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063">
            <text:p>10063</text:p>
          </table:table-cell>
          <table:table-cell table:formula="of:=MOD(ROW([.B2979]);16)" office:value-type="float" office:value="3">
            <text:p>3</text:p>
          </table:table-cell>
          <table:table-cell table:formula="of:=[.B2964]-[.B2963]" office:value-type="float" office:value="848">
            <text:p>84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903">
            <text:p>10903</text:p>
          </table:table-cell>
          <table:table-cell table:formula="of:=MOD(ROW([.B2980]);16)" office:value-type="float" office:value="4">
            <text:p>4</text:p>
          </table:table-cell>
          <table:table-cell table:formula="of:=[.B2965]-[.B2964]" office:value-type="float" office:value="840">
            <text:p>84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1750">
            <text:p>11750</text:p>
          </table:table-cell>
          <table:table-cell table:formula="of:=MOD(ROW([.B2981]);16)" office:value-type="float" office:value="5">
            <text:p>5</text:p>
          </table:table-cell>
          <table:table-cell table:formula="of:=[.B2966]-[.B2965]" office:value-type="float" office:value="847">
            <text:p>84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2617">
            <text:p>12617</text:p>
          </table:table-cell>
          <table:table-cell table:formula="of:=MOD(ROW([.B2982]);16)" office:value-type="float" office:value="6">
            <text:p>6</text:p>
          </table:table-cell>
          <table:table-cell table:formula="of:=[.B2967]-[.B2966]" office:value-type="float" office:value="867">
            <text:p>86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3464">
            <text:p>13464</text:p>
          </table:table-cell>
          <table:table-cell table:formula="of:=MOD(ROW([.B2983]);16)" office:value-type="float" office:value="7">
            <text:p>7</text:p>
          </table:table-cell>
          <table:table-cell table:formula="of:=[.B2968]-[.B2967]" office:value-type="float" office:value="847">
            <text:p>84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4315">
            <text:p>14315</text:p>
          </table:table-cell>
          <table:table-cell table:formula="of:=MOD(ROW([.B2984]);16)" office:value-type="float" office:value="8">
            <text:p>8</text:p>
          </table:table-cell>
          <table:table-cell table:formula="of:=[.B2969]-[.B2968]" office:value-type="float" office:value="851">
            <text:p>85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5157">
            <text:p>15157</text:p>
          </table:table-cell>
          <table:table-cell table:formula="of:=MOD(ROW([.B2985]);16)" office:value-type="float" office:value="9">
            <text:p>9</text:p>
          </table:table-cell>
          <table:table-cell table:formula="of:=[.B2970]-[.B2969]" office:value-type="float" office:value="842">
            <text:p>84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6006">
            <text:p>16006</text:p>
          </table:table-cell>
          <table:table-cell table:formula="of:=MOD(ROW([.B2986]);16)" office:value-type="float" office:value="10">
            <text:p>10</text:p>
          </table:table-cell>
          <table:table-cell table:formula="of:=[.B2971]-[.B2970]" office:value-type="float" office:value="849">
            <text:p>84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6852">
            <text:p>16852</text:p>
          </table:table-cell>
          <table:table-cell table:formula="of:=MOD(ROW([.B2987]);16)" office:value-type="float" office:value="11">
            <text:p>11</text:p>
          </table:table-cell>
          <table:table-cell table:formula="of:=[.B2972]-[.B2971]" office:value-type="float" office:value="846">
            <text:p>84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7695">
            <text:p>17695</text:p>
          </table:table-cell>
          <table:table-cell table:formula="of:=MOD(ROW([.B2988]);16)" office:value-type="float" office:value="12">
            <text:p>12</text:p>
          </table:table-cell>
          <table:table-cell table:formula="of:=[.B2973]-[.B2972]" office:value-type="float" office:value="843">
            <text:p>84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8537">
            <text:p>18537</text:p>
          </table:table-cell>
          <table:table-cell table:formula="of:=MOD(ROW([.B2989]);16)" office:value-type="float" office:value="13">
            <text:p>13</text:p>
          </table:table-cell>
          <table:table-cell table:formula="of:=[.B2974]-[.B2973]" office:value-type="float" office:value="842">
            <text:p>84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9387">
            <text:p>19387</text:p>
          </table:table-cell>
          <table:table-cell table:formula="of:=MOD(ROW([.B2990]);16)" office:value-type="float" office:value="14">
            <text:p>14</text:p>
          </table:table-cell>
          <table:table-cell table:formula="of:=[.B2975]-[.B2974]" office:value-type="float" office:value="850">
            <text:p>85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9427">
            <text:p>19427</text:p>
          </table:table-cell>
          <table:table-cell table:formula="of:=MOD(ROW([.B2991]);16)" office:value-type="float" office:value="15">
            <text:p>15</text:p>
          </table:table-cell>
          <table:table-cell table:formula="of:=[.B2976]-[.B2975]" office:value-type="float" office:value="40">
            <text:p>4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MOD(ROW([.B2992]);16)" office:value-type="float" office:value="0">
            <text:p>0</text:p>
          </table:table-cell>
          <table:table-cell table:formula="of:=[.B2977]-[.B2976]" office:value-type="float" office:value="-19427">
            <text:p>-1942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893">
            <text:p>7893</text:p>
          </table:table-cell>
          <table:table-cell table:formula="of:=MOD(ROW([.B2993]);16)" office:value-type="float" office:value="1">
            <text:p>1</text:p>
          </table:table-cell>
          <table:table-cell table:formula="of:=[.B2978]-[.B2977]" office:value-type="float" office:value="7893">
            <text:p>789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751">
            <text:p>8751</text:p>
          </table:table-cell>
          <table:table-cell table:formula="of:=MOD(ROW([.B2994]);16)" office:value-type="float" office:value="2">
            <text:p>2</text:p>
          </table:table-cell>
          <table:table-cell table:formula="of:=[.B2979]-[.B2978]" office:value-type="float" office:value="858">
            <text:p>85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602">
            <text:p>9602</text:p>
          </table:table-cell>
          <table:table-cell table:formula="of:=MOD(ROW([.B2995]);16)" office:value-type="float" office:value="3">
            <text:p>3</text:p>
          </table:table-cell>
          <table:table-cell table:formula="of:=[.B2980]-[.B2979]" office:value-type="float" office:value="851">
            <text:p>85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452">
            <text:p>10452</text:p>
          </table:table-cell>
          <table:table-cell table:formula="of:=MOD(ROW([.B2996]);16)" office:value-type="float" office:value="4">
            <text:p>4</text:p>
          </table:table-cell>
          <table:table-cell table:formula="of:=[.B2981]-[.B2980]" office:value-type="float" office:value="850">
            <text:p>85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1289">
            <text:p>11289</text:p>
          </table:table-cell>
          <table:table-cell table:formula="of:=MOD(ROW([.B2997]);16)" office:value-type="float" office:value="5">
            <text:p>5</text:p>
          </table:table-cell>
          <table:table-cell table:formula="of:=[.B2982]-[.B2981]" office:value-type="float" office:value="837">
            <text:p>83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2140">
            <text:p>12140</text:p>
          </table:table-cell>
          <table:table-cell table:formula="of:=MOD(ROW([.B2998]);16)" office:value-type="float" office:value="6">
            <text:p>6</text:p>
          </table:table-cell>
          <table:table-cell table:formula="of:=[.B2983]-[.B2982]" office:value-type="float" office:value="851">
            <text:p>85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2993">
            <text:p>12993</text:p>
          </table:table-cell>
          <table:table-cell table:formula="of:=MOD(ROW([.B2999]);16)" office:value-type="float" office:value="7">
            <text:p>7</text:p>
          </table:table-cell>
          <table:table-cell table:formula="of:=[.B2984]-[.B2983]" office:value-type="float" office:value="853">
            <text:p>85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3840">
            <text:p>13840</text:p>
          </table:table-cell>
          <table:table-cell table:formula="of:=MOD(ROW([.B3000]);16)" office:value-type="float" office:value="8">
            <text:p>8</text:p>
          </table:table-cell>
          <table:table-cell table:formula="of:=[.B2985]-[.B2984]" office:value-type="float" office:value="847">
            <text:p>84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4693">
            <text:p>14693</text:p>
          </table:table-cell>
          <table:table-cell table:formula="of:=MOD(ROW([.B3001]);16)" office:value-type="float" office:value="9">
            <text:p>9</text:p>
          </table:table-cell>
          <table:table-cell table:formula="of:=[.B2986]-[.B2985]" office:value-type="float" office:value="853">
            <text:p>85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5551">
            <text:p>15551</text:p>
          </table:table-cell>
          <table:table-cell table:formula="of:=MOD(ROW([.B3002]);16)" office:value-type="float" office:value="10">
            <text:p>10</text:p>
          </table:table-cell>
          <table:table-cell table:formula="of:=[.B2987]-[.B2986]" office:value-type="float" office:value="858">
            <text:p>85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6410">
            <text:p>16410</text:p>
          </table:table-cell>
          <table:table-cell table:formula="of:=MOD(ROW([.B3003]);16)" office:value-type="float" office:value="11">
            <text:p>11</text:p>
          </table:table-cell>
          <table:table-cell table:formula="of:=[.B2988]-[.B2987]" office:value-type="float" office:value="859">
            <text:p>85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7256">
            <text:p>17256</text:p>
          </table:table-cell>
          <table:table-cell table:formula="of:=MOD(ROW([.B3004]);16)" office:value-type="float" office:value="12">
            <text:p>12</text:p>
          </table:table-cell>
          <table:table-cell table:formula="of:=[.B2989]-[.B2988]" office:value-type="float" office:value="846">
            <text:p>84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8100">
            <text:p>18100</text:p>
          </table:table-cell>
          <table:table-cell table:formula="of:=MOD(ROW([.B3005]);16)" office:value-type="float" office:value="13">
            <text:p>13</text:p>
          </table:table-cell>
          <table:table-cell table:formula="of:=[.B2990]-[.B2989]" office:value-type="float" office:value="844">
            <text:p>84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8940">
            <text:p>18940</text:p>
          </table:table-cell>
          <table:table-cell table:formula="of:=MOD(ROW([.B3006]);16)" office:value-type="float" office:value="14">
            <text:p>14</text:p>
          </table:table-cell>
          <table:table-cell table:formula="of:=[.B2991]-[.B2990]" office:value-type="float" office:value="840">
            <text:p>84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8998">
            <text:p>18998</text:p>
          </table:table-cell>
          <table:table-cell table:formula="of:=MOD(ROW([.B3007]);16)" office:value-type="float" office:value="15">
            <text:p>15</text:p>
          </table:table-cell>
          <table:table-cell table:formula="of:=[.B2992]-[.B2991]" office:value-type="float" office:value="58">
            <text:p>5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MOD(ROW([.B3008]);16)" office:value-type="float" office:value="0">
            <text:p>0</text:p>
          </table:table-cell>
          <table:table-cell table:formula="of:=[.B2993]-[.B2992]" office:value-type="float" office:value="-18998">
            <text:p>-1899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746">
            <text:p>7746</text:p>
          </table:table-cell>
          <table:table-cell table:formula="of:=MOD(ROW([.B3009]);16)" office:value-type="float" office:value="1">
            <text:p>1</text:p>
          </table:table-cell>
          <table:table-cell table:formula="of:=[.B2994]-[.B2993]" office:value-type="float" office:value="7746">
            <text:p>774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607">
            <text:p>8607</text:p>
          </table:table-cell>
          <table:table-cell table:formula="of:=MOD(ROW([.B3010]);16)" office:value-type="float" office:value="2">
            <text:p>2</text:p>
          </table:table-cell>
          <table:table-cell table:formula="of:=[.B2995]-[.B2994]" office:value-type="float" office:value="861">
            <text:p>86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453">
            <text:p>9453</text:p>
          </table:table-cell>
          <table:table-cell table:formula="of:=MOD(ROW([.B3011]);16)" office:value-type="float" office:value="3">
            <text:p>3</text:p>
          </table:table-cell>
          <table:table-cell table:formula="of:=[.B2996]-[.B2995]" office:value-type="float" office:value="846">
            <text:p>84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301">
            <text:p>10301</text:p>
          </table:table-cell>
          <table:table-cell table:formula="of:=MOD(ROW([.B3012]);16)" office:value-type="float" office:value="4">
            <text:p>4</text:p>
          </table:table-cell>
          <table:table-cell table:formula="of:=[.B2997]-[.B2996]" office:value-type="float" office:value="848">
            <text:p>84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1139">
            <text:p>11139</text:p>
          </table:table-cell>
          <table:table-cell table:formula="of:=MOD(ROW([.B3013]);16)" office:value-type="float" office:value="5">
            <text:p>5</text:p>
          </table:table-cell>
          <table:table-cell table:formula="of:=[.B2998]-[.B2997]" office:value-type="float" office:value="838">
            <text:p>83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1987">
            <text:p>11987</text:p>
          </table:table-cell>
          <table:table-cell table:formula="of:=MOD(ROW([.B3014]);16)" office:value-type="float" office:value="6">
            <text:p>6</text:p>
          </table:table-cell>
          <table:table-cell table:formula="of:=[.B2999]-[.B2998]" office:value-type="float" office:value="848">
            <text:p>84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2837">
            <text:p>12837</text:p>
          </table:table-cell>
          <table:table-cell table:formula="of:=MOD(ROW([.B3015]);16)" office:value-type="float" office:value="7">
            <text:p>7</text:p>
          </table:table-cell>
          <table:table-cell table:formula="of:=[.B3000]-[.B2999]" office:value-type="float" office:value="850">
            <text:p>85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3687">
            <text:p>13687</text:p>
          </table:table-cell>
          <table:table-cell table:formula="of:=MOD(ROW([.B3016]);16)" office:value-type="float" office:value="8">
            <text:p>8</text:p>
          </table:table-cell>
          <table:table-cell table:formula="of:=[.B3001]-[.B3000]" office:value-type="float" office:value="850">
            <text:p>85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4549">
            <text:p>14549</text:p>
          </table:table-cell>
          <table:table-cell table:formula="of:=MOD(ROW([.B3017]);16)" office:value-type="float" office:value="9">
            <text:p>9</text:p>
          </table:table-cell>
          <table:table-cell table:formula="of:=[.B3002]-[.B3001]" office:value-type="float" office:value="862">
            <text:p>86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5390">
            <text:p>15390</text:p>
          </table:table-cell>
          <table:table-cell table:formula="of:=MOD(ROW([.B3018]);16)" office:value-type="float" office:value="10">
            <text:p>10</text:p>
          </table:table-cell>
          <table:table-cell table:formula="of:=[.B3003]-[.B3002]" office:value-type="float" office:value="841">
            <text:p>84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6233">
            <text:p>16233</text:p>
          </table:table-cell>
          <table:table-cell table:formula="of:=MOD(ROW([.B3019]);16)" office:value-type="float" office:value="11">
            <text:p>11</text:p>
          </table:table-cell>
          <table:table-cell table:formula="of:=[.B3004]-[.B3003]" office:value-type="float" office:value="843">
            <text:p>84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7088">
            <text:p>17088</text:p>
          </table:table-cell>
          <table:table-cell table:formula="of:=MOD(ROW([.B3020]);16)" office:value-type="float" office:value="12">
            <text:p>12</text:p>
          </table:table-cell>
          <table:table-cell table:formula="of:=[.B3005]-[.B3004]" office:value-type="float" office:value="855">
            <text:p>85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7931">
            <text:p>17931</text:p>
          </table:table-cell>
          <table:table-cell table:formula="of:=MOD(ROW([.B3021]);16)" office:value-type="float" office:value="13">
            <text:p>13</text:p>
          </table:table-cell>
          <table:table-cell table:formula="of:=[.B3006]-[.B3005]" office:value-type="float" office:value="843">
            <text:p>84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8771">
            <text:p>18771</text:p>
          </table:table-cell>
          <table:table-cell table:formula="of:=MOD(ROW([.B3022]);16)" office:value-type="float" office:value="14">
            <text:p>14</text:p>
          </table:table-cell>
          <table:table-cell table:formula="of:=[.B3007]-[.B3006]" office:value-type="float" office:value="840">
            <text:p>84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8842">
            <text:p>18842</text:p>
          </table:table-cell>
          <table:table-cell table:formula="of:=MOD(ROW([.B3023]);16)" office:value-type="float" office:value="15">
            <text:p>15</text:p>
          </table:table-cell>
          <table:table-cell table:formula="of:=[.B3008]-[.B3007]" office:value-type="float" office:value="71">
            <text:p>7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MOD(ROW([.B3024]);16)" office:value-type="float" office:value="0">
            <text:p>0</text:p>
          </table:table-cell>
          <table:table-cell table:formula="of:=[.B3009]-[.B3008]" office:value-type="float" office:value="-18842">
            <text:p>-1884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743">
            <text:p>7743</text:p>
          </table:table-cell>
          <table:table-cell table:formula="of:=MOD(ROW([.B3025]);16)" office:value-type="float" office:value="1">
            <text:p>1</text:p>
          </table:table-cell>
          <table:table-cell table:formula="of:=[.B3010]-[.B3009]" office:value-type="float" office:value="7743">
            <text:p>774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627">
            <text:p>9627</text:p>
          </table:table-cell>
          <table:table-cell table:formula="of:=MOD(ROW([.B3026]);16)" office:value-type="float" office:value="2">
            <text:p>2</text:p>
          </table:table-cell>
          <table:table-cell table:formula="of:=[.B3011]-[.B3010]" office:value-type="float" office:value="1884">
            <text:p>188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463">
            <text:p>10463</text:p>
          </table:table-cell>
          <table:table-cell table:formula="of:=MOD(ROW([.B3027]);16)" office:value-type="float" office:value="3">
            <text:p>3</text:p>
          </table:table-cell>
          <table:table-cell table:formula="of:=[.B3012]-[.B3011]" office:value-type="float" office:value="836">
            <text:p>83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1292">
            <text:p>11292</text:p>
          </table:table-cell>
          <table:table-cell table:formula="of:=MOD(ROW([.B3028]);16)" office:value-type="float" office:value="4">
            <text:p>4</text:p>
          </table:table-cell>
          <table:table-cell table:formula="of:=[.B3013]-[.B3012]" office:value-type="float" office:value="829">
            <text:p>82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2257">
            <text:p>12257</text:p>
          </table:table-cell>
          <table:table-cell table:formula="of:=MOD(ROW([.B3029]);16)" office:value-type="float" office:value="5">
            <text:p>5</text:p>
          </table:table-cell>
          <table:table-cell table:formula="of:=[.B3014]-[.B3013]" office:value-type="float" office:value="965">
            <text:p>96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3100">
            <text:p>13100</text:p>
          </table:table-cell>
          <table:table-cell table:formula="of:=MOD(ROW([.B3030]);16)" office:value-type="float" office:value="6">
            <text:p>6</text:p>
          </table:table-cell>
          <table:table-cell table:formula="of:=[.B3015]-[.B3014]" office:value-type="float" office:value="843">
            <text:p>84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3954">
            <text:p>13954</text:p>
          </table:table-cell>
          <table:table-cell table:formula="of:=MOD(ROW([.B3031]);16)" office:value-type="float" office:value="7">
            <text:p>7</text:p>
          </table:table-cell>
          <table:table-cell table:formula="of:=[.B3016]-[.B3015]" office:value-type="float" office:value="854">
            <text:p>85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4818">
            <text:p>14818</text:p>
          </table:table-cell>
          <table:table-cell table:formula="of:=MOD(ROW([.B3032]);16)" office:value-type="float" office:value="8">
            <text:p>8</text:p>
          </table:table-cell>
          <table:table-cell table:formula="of:=[.B3017]-[.B3016]" office:value-type="float" office:value="864">
            <text:p>86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5656">
            <text:p>15656</text:p>
          </table:table-cell>
          <table:table-cell table:formula="of:=MOD(ROW([.B3033]);16)" office:value-type="float" office:value="9">
            <text:p>9</text:p>
          </table:table-cell>
          <table:table-cell table:formula="of:=[.B3018]-[.B3017]" office:value-type="float" office:value="838">
            <text:p>83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6511">
            <text:p>16511</text:p>
          </table:table-cell>
          <table:table-cell table:formula="of:=MOD(ROW([.B3034]);16)" office:value-type="float" office:value="10">
            <text:p>10</text:p>
          </table:table-cell>
          <table:table-cell table:formula="of:=[.B3019]-[.B3018]" office:value-type="float" office:value="855">
            <text:p>85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7348">
            <text:p>17348</text:p>
          </table:table-cell>
          <table:table-cell table:formula="of:=MOD(ROW([.B3035]);16)" office:value-type="float" office:value="11">
            <text:p>11</text:p>
          </table:table-cell>
          <table:table-cell table:formula="of:=[.B3020]-[.B3019]" office:value-type="float" office:value="837">
            <text:p>83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8187">
            <text:p>18187</text:p>
          </table:table-cell>
          <table:table-cell table:formula="of:=MOD(ROW([.B3036]);16)" office:value-type="float" office:value="12">
            <text:p>12</text:p>
          </table:table-cell>
          <table:table-cell table:formula="of:=[.B3021]-[.B3020]" office:value-type="float" office:value="839">
            <text:p>83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9026">
            <text:p>19026</text:p>
          </table:table-cell>
          <table:table-cell table:formula="of:=MOD(ROW([.B3037]);16)" office:value-type="float" office:value="13">
            <text:p>13</text:p>
          </table:table-cell>
          <table:table-cell table:formula="of:=[.B3022]-[.B3021]" office:value-type="float" office:value="839">
            <text:p>83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9878">
            <text:p>19878</text:p>
          </table:table-cell>
          <table:table-cell table:formula="of:=MOD(ROW([.B3038]);16)" office:value-type="float" office:value="14">
            <text:p>14</text:p>
          </table:table-cell>
          <table:table-cell table:formula="of:=[.B3023]-[.B3022]" office:value-type="float" office:value="852">
            <text:p>85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9915">
            <text:p>19915</text:p>
          </table:table-cell>
          <table:table-cell table:formula="of:=MOD(ROW([.B3039]);16)" office:value-type="float" office:value="15">
            <text:p>15</text:p>
          </table:table-cell>
          <table:table-cell table:formula="of:=[.B3024]-[.B3023]" office:value-type="float" office:value="37">
            <text:p>3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MOD(ROW([.B3040]);16)" office:value-type="float" office:value="0">
            <text:p>0</text:p>
          </table:table-cell>
          <table:table-cell table:formula="of:=[.B3025]-[.B3024]" office:value-type="float" office:value="-19915">
            <text:p>-1991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914">
            <text:p>7914</text:p>
          </table:table-cell>
          <table:table-cell table:formula="of:=MOD(ROW([.B3041]);16)" office:value-type="float" office:value="1">
            <text:p>1</text:p>
          </table:table-cell>
          <table:table-cell table:formula="of:=[.B3026]-[.B3025]" office:value-type="float" office:value="7914">
            <text:p>791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773">
            <text:p>8773</text:p>
          </table:table-cell>
          <table:table-cell table:formula="of:=MOD(ROW([.B3042]);16)" office:value-type="float" office:value="2">
            <text:p>2</text:p>
          </table:table-cell>
          <table:table-cell table:formula="of:=[.B3027]-[.B3026]" office:value-type="float" office:value="859">
            <text:p>85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613">
            <text:p>9613</text:p>
          </table:table-cell>
          <table:table-cell table:formula="of:=MOD(ROW([.B3043]);16)" office:value-type="float" office:value="3">
            <text:p>3</text:p>
          </table:table-cell>
          <table:table-cell table:formula="of:=[.B3028]-[.B3027]" office:value-type="float" office:value="840">
            <text:p>84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462">
            <text:p>10462</text:p>
          </table:table-cell>
          <table:table-cell table:formula="of:=MOD(ROW([.B3044]);16)" office:value-type="float" office:value="4">
            <text:p>4</text:p>
          </table:table-cell>
          <table:table-cell table:formula="of:=[.B3029]-[.B3028]" office:value-type="float" office:value="849">
            <text:p>84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1314">
            <text:p>11314</text:p>
          </table:table-cell>
          <table:table-cell table:formula="of:=MOD(ROW([.B3045]);16)" office:value-type="float" office:value="5">
            <text:p>5</text:p>
          </table:table-cell>
          <table:table-cell table:formula="of:=[.B3030]-[.B3029]" office:value-type="float" office:value="852">
            <text:p>85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2162">
            <text:p>12162</text:p>
          </table:table-cell>
          <table:table-cell table:formula="of:=MOD(ROW([.B3046]);16)" office:value-type="float" office:value="6">
            <text:p>6</text:p>
          </table:table-cell>
          <table:table-cell table:formula="of:=[.B3031]-[.B3030]" office:value-type="float" office:value="848">
            <text:p>84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3010">
            <text:p>13010</text:p>
          </table:table-cell>
          <table:table-cell table:formula="of:=MOD(ROW([.B3047]);16)" office:value-type="float" office:value="7">
            <text:p>7</text:p>
          </table:table-cell>
          <table:table-cell table:formula="of:=[.B3032]-[.B3031]" office:value-type="float" office:value="848">
            <text:p>84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3857">
            <text:p>13857</text:p>
          </table:table-cell>
          <table:table-cell table:formula="of:=MOD(ROW([.B3048]);16)" office:value-type="float" office:value="8">
            <text:p>8</text:p>
          </table:table-cell>
          <table:table-cell table:formula="of:=[.B3033]-[.B3032]" office:value-type="float" office:value="847">
            <text:p>84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4709">
            <text:p>14709</text:p>
          </table:table-cell>
          <table:table-cell table:formula="of:=MOD(ROW([.B3049]);16)" office:value-type="float" office:value="9">
            <text:p>9</text:p>
          </table:table-cell>
          <table:table-cell table:formula="of:=[.B3034]-[.B3033]" office:value-type="float" office:value="852">
            <text:p>85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5562">
            <text:p>15562</text:p>
          </table:table-cell>
          <table:table-cell table:formula="of:=MOD(ROW([.B3050]);16)" office:value-type="float" office:value="10">
            <text:p>10</text:p>
          </table:table-cell>
          <table:table-cell table:formula="of:=[.B3035]-[.B3034]" office:value-type="float" office:value="853">
            <text:p>85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6404">
            <text:p>16404</text:p>
          </table:table-cell>
          <table:table-cell table:formula="of:=MOD(ROW([.B3051]);16)" office:value-type="float" office:value="11">
            <text:p>11</text:p>
          </table:table-cell>
          <table:table-cell table:formula="of:=[.B3036]-[.B3035]" office:value-type="float" office:value="842">
            <text:p>84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7245">
            <text:p>17245</text:p>
          </table:table-cell>
          <table:table-cell table:formula="of:=MOD(ROW([.B3052]);16)" office:value-type="float" office:value="12">
            <text:p>12</text:p>
          </table:table-cell>
          <table:table-cell table:formula="of:=[.B3037]-[.B3036]" office:value-type="float" office:value="841">
            <text:p>84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8084">
            <text:p>18084</text:p>
          </table:table-cell>
          <table:table-cell table:formula="of:=MOD(ROW([.B3053]);16)" office:value-type="float" office:value="13">
            <text:p>13</text:p>
          </table:table-cell>
          <table:table-cell table:formula="of:=[.B3038]-[.B3037]" office:value-type="float" office:value="839">
            <text:p>83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8927">
            <text:p>18927</text:p>
          </table:table-cell>
          <table:table-cell table:formula="of:=MOD(ROW([.B3054]);16)" office:value-type="float" office:value="14">
            <text:p>14</text:p>
          </table:table-cell>
          <table:table-cell table:formula="of:=[.B3039]-[.B3038]" office:value-type="float" office:value="843">
            <text:p>84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8965">
            <text:p>18965</text:p>
          </table:table-cell>
          <table:table-cell table:formula="of:=MOD(ROW([.B3055]);16)" office:value-type="float" office:value="15">
            <text:p>15</text:p>
          </table:table-cell>
          <table:table-cell table:formula="of:=[.B3040]-[.B3039]" office:value-type="float" office:value="38">
            <text:p>3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MOD(ROW([.B3056]);16)" office:value-type="float" office:value="0">
            <text:p>0</text:p>
          </table:table-cell>
          <table:table-cell table:formula="of:=[.B3041]-[.B3040]" office:value-type="float" office:value="-18965">
            <text:p>-1896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565">
            <text:p>7565</text:p>
          </table:table-cell>
          <table:table-cell table:formula="of:=MOD(ROW([.B3057]);16)" office:value-type="float" office:value="1">
            <text:p>1</text:p>
          </table:table-cell>
          <table:table-cell table:formula="of:=[.B3042]-[.B3041]" office:value-type="float" office:value="7565">
            <text:p>756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422">
            <text:p>8422</text:p>
          </table:table-cell>
          <table:table-cell table:formula="of:=MOD(ROW([.B3058]);16)" office:value-type="float" office:value="2">
            <text:p>2</text:p>
          </table:table-cell>
          <table:table-cell table:formula="of:=[.B3043]-[.B3042]" office:value-type="float" office:value="857">
            <text:p>85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276">
            <text:p>9276</text:p>
          </table:table-cell>
          <table:table-cell table:formula="of:=MOD(ROW([.B3059]);16)" office:value-type="float" office:value="3">
            <text:p>3</text:p>
          </table:table-cell>
          <table:table-cell table:formula="of:=[.B3044]-[.B3043]" office:value-type="float" office:value="854">
            <text:p>85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189">
            <text:p>10189</text:p>
          </table:table-cell>
          <table:table-cell table:formula="of:=MOD(ROW([.B3060]);16)" office:value-type="float" office:value="4">
            <text:p>4</text:p>
          </table:table-cell>
          <table:table-cell table:formula="of:=[.B3045]-[.B3044]" office:value-type="float" office:value="913">
            <text:p>91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1050">
            <text:p>11050</text:p>
          </table:table-cell>
          <table:table-cell table:formula="of:=MOD(ROW([.B3061]);16)" office:value-type="float" office:value="5">
            <text:p>5</text:p>
          </table:table-cell>
          <table:table-cell table:formula="of:=[.B3046]-[.B3045]" office:value-type="float" office:value="861">
            <text:p>86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1900">
            <text:p>11900</text:p>
          </table:table-cell>
          <table:table-cell table:formula="of:=MOD(ROW([.B3062]);16)" office:value-type="float" office:value="6">
            <text:p>6</text:p>
          </table:table-cell>
          <table:table-cell table:formula="of:=[.B3047]-[.B3046]" office:value-type="float" office:value="850">
            <text:p>85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2750">
            <text:p>12750</text:p>
          </table:table-cell>
          <table:table-cell table:formula="of:=MOD(ROW([.B3063]);16)" office:value-type="float" office:value="7">
            <text:p>7</text:p>
          </table:table-cell>
          <table:table-cell table:formula="of:=[.B3048]-[.B3047]" office:value-type="float" office:value="850">
            <text:p>85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3598">
            <text:p>13598</text:p>
          </table:table-cell>
          <table:table-cell table:formula="of:=MOD(ROW([.B3064]);16)" office:value-type="float" office:value="8">
            <text:p>8</text:p>
          </table:table-cell>
          <table:table-cell table:formula="of:=[.B3049]-[.B3048]" office:value-type="float" office:value="848">
            <text:p>84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4457">
            <text:p>14457</text:p>
          </table:table-cell>
          <table:table-cell table:formula="of:=MOD(ROW([.B3065]);16)" office:value-type="float" office:value="9">
            <text:p>9</text:p>
          </table:table-cell>
          <table:table-cell table:formula="of:=[.B3050]-[.B3049]" office:value-type="float" office:value="859">
            <text:p>85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5309">
            <text:p>15309</text:p>
          </table:table-cell>
          <table:table-cell table:formula="of:=MOD(ROW([.B3066]);16)" office:value-type="float" office:value="10">
            <text:p>10</text:p>
          </table:table-cell>
          <table:table-cell table:formula="of:=[.B3051]-[.B3050]" office:value-type="float" office:value="852">
            <text:p>85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6159">
            <text:p>16159</text:p>
          </table:table-cell>
          <table:table-cell table:formula="of:=MOD(ROW([.B3067]);16)" office:value-type="float" office:value="11">
            <text:p>11</text:p>
          </table:table-cell>
          <table:table-cell table:formula="of:=[.B3052]-[.B3051]" office:value-type="float" office:value="850">
            <text:p>85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7003">
            <text:p>17003</text:p>
          </table:table-cell>
          <table:table-cell table:formula="of:=MOD(ROW([.B3068]);16)" office:value-type="float" office:value="12">
            <text:p>12</text:p>
          </table:table-cell>
          <table:table-cell table:formula="of:=[.B3053]-[.B3052]" office:value-type="float" office:value="844">
            <text:p>84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7845">
            <text:p>17845</text:p>
          </table:table-cell>
          <table:table-cell table:formula="of:=MOD(ROW([.B3069]);16)" office:value-type="float" office:value="13">
            <text:p>13</text:p>
          </table:table-cell>
          <table:table-cell table:formula="of:=[.B3054]-[.B3053]" office:value-type="float" office:value="842">
            <text:p>84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8695">
            <text:p>18695</text:p>
          </table:table-cell>
          <table:table-cell table:formula="of:=MOD(ROW([.B3070]);16)" office:value-type="float" office:value="14">
            <text:p>14</text:p>
          </table:table-cell>
          <table:table-cell table:formula="of:=[.B3055]-[.B3054]" office:value-type="float" office:value="850">
            <text:p>85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8735">
            <text:p>18735</text:p>
          </table:table-cell>
          <table:table-cell table:formula="of:=MOD(ROW([.B3071]);16)" office:value-type="float" office:value="15">
            <text:p>15</text:p>
          </table:table-cell>
          <table:table-cell table:formula="of:=[.B3056]-[.B3055]" office:value-type="float" office:value="40">
            <text:p>4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MOD(ROW([.B3072]);16)" office:value-type="float" office:value="0">
            <text:p>0</text:p>
          </table:table-cell>
          <table:table-cell table:formula="of:=[.B3057]-[.B3056]" office:value-type="float" office:value="-18735">
            <text:p>-1873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153">
            <text:p>8153</text:p>
          </table:table-cell>
          <table:table-cell table:formula="of:=MOD(ROW([.B3073]);16)" office:value-type="float" office:value="1">
            <text:p>1</text:p>
          </table:table-cell>
          <table:table-cell table:formula="of:=[.B3058]-[.B3057]" office:value-type="float" office:value="8153">
            <text:p>815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011">
            <text:p>9011</text:p>
          </table:table-cell>
          <table:table-cell table:formula="of:=MOD(ROW([.B3074]);16)" office:value-type="float" office:value="2">
            <text:p>2</text:p>
          </table:table-cell>
          <table:table-cell table:formula="of:=[.B3059]-[.B3058]" office:value-type="float" office:value="858">
            <text:p>85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858">
            <text:p>9858</text:p>
          </table:table-cell>
          <table:table-cell table:formula="of:=MOD(ROW([.B3075]);16)" office:value-type="float" office:value="3">
            <text:p>3</text:p>
          </table:table-cell>
          <table:table-cell table:formula="of:=[.B3060]-[.B3059]" office:value-type="float" office:value="847">
            <text:p>84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702">
            <text:p>10702</text:p>
          </table:table-cell>
          <table:table-cell table:formula="of:=MOD(ROW([.B3076]);16)" office:value-type="float" office:value="4">
            <text:p>4</text:p>
          </table:table-cell>
          <table:table-cell table:formula="of:=[.B3061]-[.B3060]" office:value-type="float" office:value="844">
            <text:p>84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1566">
            <text:p>11566</text:p>
          </table:table-cell>
          <table:table-cell table:formula="of:=MOD(ROW([.B3077]);16)" office:value-type="float" office:value="5">
            <text:p>5</text:p>
          </table:table-cell>
          <table:table-cell table:formula="of:=[.B3062]-[.B3061]" office:value-type="float" office:value="864">
            <text:p>86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2419">
            <text:p>12419</text:p>
          </table:table-cell>
          <table:table-cell table:formula="of:=MOD(ROW([.B3078]);16)" office:value-type="float" office:value="6">
            <text:p>6</text:p>
          </table:table-cell>
          <table:table-cell table:formula="of:=[.B3063]-[.B3062]" office:value-type="float" office:value="853">
            <text:p>85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3265">
            <text:p>13265</text:p>
          </table:table-cell>
          <table:table-cell table:formula="of:=MOD(ROW([.B3079]);16)" office:value-type="float" office:value="7">
            <text:p>7</text:p>
          </table:table-cell>
          <table:table-cell table:formula="of:=[.B3064]-[.B3063]" office:value-type="float" office:value="846">
            <text:p>84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4114">
            <text:p>14114</text:p>
          </table:table-cell>
          <table:table-cell table:formula="of:=MOD(ROW([.B3080]);16)" office:value-type="float" office:value="8">
            <text:p>8</text:p>
          </table:table-cell>
          <table:table-cell table:formula="of:=[.B3065]-[.B3064]" office:value-type="float" office:value="849">
            <text:p>84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4976">
            <text:p>14976</text:p>
          </table:table-cell>
          <table:table-cell table:formula="of:=MOD(ROW([.B3081]);16)" office:value-type="float" office:value="9">
            <text:p>9</text:p>
          </table:table-cell>
          <table:table-cell table:formula="of:=[.B3066]-[.B3065]" office:value-type="float" office:value="862">
            <text:p>86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5820">
            <text:p>15820</text:p>
          </table:table-cell>
          <table:table-cell table:formula="of:=MOD(ROW([.B3082]);16)" office:value-type="float" office:value="10">
            <text:p>10</text:p>
          </table:table-cell>
          <table:table-cell table:formula="of:=[.B3067]-[.B3066]" office:value-type="float" office:value="844">
            <text:p>84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6665">
            <text:p>16665</text:p>
          </table:table-cell>
          <table:table-cell table:formula="of:=MOD(ROW([.B3083]);16)" office:value-type="float" office:value="11">
            <text:p>11</text:p>
          </table:table-cell>
          <table:table-cell table:formula="of:=[.B3068]-[.B3067]" office:value-type="float" office:value="845">
            <text:p>84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7511">
            <text:p>17511</text:p>
          </table:table-cell>
          <table:table-cell table:formula="of:=MOD(ROW([.B3084]);16)" office:value-type="float" office:value="12">
            <text:p>12</text:p>
          </table:table-cell>
          <table:table-cell table:formula="of:=[.B3069]-[.B3068]" office:value-type="float" office:value="846">
            <text:p>84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8354">
            <text:p>18354</text:p>
          </table:table-cell>
          <table:table-cell table:formula="of:=MOD(ROW([.B3085]);16)" office:value-type="float" office:value="13">
            <text:p>13</text:p>
          </table:table-cell>
          <table:table-cell table:formula="of:=[.B3070]-[.B3069]" office:value-type="float" office:value="843">
            <text:p>84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9200">
            <text:p>19200</text:p>
          </table:table-cell>
          <table:table-cell table:formula="of:=MOD(ROW([.B3086]);16)" office:value-type="float" office:value="14">
            <text:p>14</text:p>
          </table:table-cell>
          <table:table-cell table:formula="of:=[.B3071]-[.B3070]" office:value-type="float" office:value="846">
            <text:p>84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9241">
            <text:p>19241</text:p>
          </table:table-cell>
          <table:table-cell table:formula="of:=MOD(ROW([.B3087]);16)" office:value-type="float" office:value="15">
            <text:p>15</text:p>
          </table:table-cell>
          <table:table-cell table:formula="of:=[.B3072]-[.B3071]" office:value-type="float" office:value="41">
            <text:p>4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MOD(ROW([.B3088]);16)" office:value-type="float" office:value="0">
            <text:p>0</text:p>
          </table:table-cell>
          <table:table-cell table:formula="of:=[.B3073]-[.B3072]" office:value-type="float" office:value="-19241">
            <text:p>-1924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055">
            <text:p>9055</text:p>
          </table:table-cell>
          <table:table-cell table:formula="of:=MOD(ROW([.B3089]);16)" office:value-type="float" office:value="1">
            <text:p>1</text:p>
          </table:table-cell>
          <table:table-cell table:formula="of:=[.B3074]-[.B3073]" office:value-type="float" office:value="9055">
            <text:p>905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910">
            <text:p>9910</text:p>
          </table:table-cell>
          <table:table-cell table:formula="of:=MOD(ROW([.B3090]);16)" office:value-type="float" office:value="2">
            <text:p>2</text:p>
          </table:table-cell>
          <table:table-cell table:formula="of:=[.B3075]-[.B3074]" office:value-type="float" office:value="855">
            <text:p>85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755">
            <text:p>10755</text:p>
          </table:table-cell>
          <table:table-cell table:formula="of:=MOD(ROW([.B3091]);16)" office:value-type="float" office:value="3">
            <text:p>3</text:p>
          </table:table-cell>
          <table:table-cell table:formula="of:=[.B3076]-[.B3075]" office:value-type="float" office:value="845">
            <text:p>84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1597">
            <text:p>11597</text:p>
          </table:table-cell>
          <table:table-cell table:formula="of:=MOD(ROW([.B3092]);16)" office:value-type="float" office:value="4">
            <text:p>4</text:p>
          </table:table-cell>
          <table:table-cell table:formula="of:=[.B3077]-[.B3076]" office:value-type="float" office:value="842">
            <text:p>84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2449">
            <text:p>12449</text:p>
          </table:table-cell>
          <table:table-cell table:formula="of:=MOD(ROW([.B3093]);16)" office:value-type="float" office:value="5">
            <text:p>5</text:p>
          </table:table-cell>
          <table:table-cell table:formula="of:=[.B3078]-[.B3077]" office:value-type="float" office:value="852">
            <text:p>85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3292">
            <text:p>13292</text:p>
          </table:table-cell>
          <table:table-cell table:formula="of:=MOD(ROW([.B3094]);16)" office:value-type="float" office:value="6">
            <text:p>6</text:p>
          </table:table-cell>
          <table:table-cell table:formula="of:=[.B3079]-[.B3078]" office:value-type="float" office:value="843">
            <text:p>84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4151">
            <text:p>14151</text:p>
          </table:table-cell>
          <table:table-cell table:formula="of:=MOD(ROW([.B3095]);16)" office:value-type="float" office:value="7">
            <text:p>7</text:p>
          </table:table-cell>
          <table:table-cell table:formula="of:=[.B3080]-[.B3079]" office:value-type="float" office:value="859">
            <text:p>85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4996">
            <text:p>14996</text:p>
          </table:table-cell>
          <table:table-cell table:formula="of:=MOD(ROW([.B3096]);16)" office:value-type="float" office:value="8">
            <text:p>8</text:p>
          </table:table-cell>
          <table:table-cell table:formula="of:=[.B3081]-[.B3080]" office:value-type="float" office:value="845">
            <text:p>84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5844">
            <text:p>15844</text:p>
          </table:table-cell>
          <table:table-cell table:formula="of:=MOD(ROW([.B3097]);16)" office:value-type="float" office:value="9">
            <text:p>9</text:p>
          </table:table-cell>
          <table:table-cell table:formula="of:=[.B3082]-[.B3081]" office:value-type="float" office:value="848">
            <text:p>84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6689">
            <text:p>16689</text:p>
          </table:table-cell>
          <table:table-cell table:formula="of:=MOD(ROW([.B3098]);16)" office:value-type="float" office:value="10">
            <text:p>10</text:p>
          </table:table-cell>
          <table:table-cell table:formula="of:=[.B3083]-[.B3082]" office:value-type="float" office:value="845">
            <text:p>84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7532">
            <text:p>17532</text:p>
          </table:table-cell>
          <table:table-cell table:formula="of:=MOD(ROW([.B3099]);16)" office:value-type="float" office:value="11">
            <text:p>11</text:p>
          </table:table-cell>
          <table:table-cell table:formula="of:=[.B3084]-[.B3083]" office:value-type="float" office:value="843">
            <text:p>84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8373">
            <text:p>18373</text:p>
          </table:table-cell>
          <table:table-cell table:formula="of:=MOD(ROW([.B3100]);16)" office:value-type="float" office:value="12">
            <text:p>12</text:p>
          </table:table-cell>
          <table:table-cell table:formula="of:=[.B3085]-[.B3084]" office:value-type="float" office:value="841">
            <text:p>84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8410">
            <text:p>18410</text:p>
          </table:table-cell>
          <table:table-cell table:formula="of:=MOD(ROW([.B3101]);16)" office:value-type="float" office:value="13">
            <text:p>13</text:p>
          </table:table-cell>
          <table:table-cell table:formula="of:=[.B3086]-[.B3085]" office:value-type="float" office:value="37">
            <text:p>3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9252">
            <text:p>19252</text:p>
          </table:table-cell>
          <table:table-cell table:formula="of:=MOD(ROW([.B3102]);16)" office:value-type="float" office:value="14">
            <text:p>14</text:p>
          </table:table-cell>
          <table:table-cell table:formula="of:=[.B3087]-[.B3086]" office:value-type="float" office:value="842">
            <text:p>84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0093">
            <text:p>20093</text:p>
          </table:table-cell>
          <table:table-cell table:formula="of:=MOD(ROW([.B3103]);16)" office:value-type="float" office:value="15">
            <text:p>15</text:p>
          </table:table-cell>
          <table:table-cell table:formula="of:=[.B3088]-[.B3087]" office:value-type="float" office:value="841">
            <text:p>84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MOD(ROW([.B3104]);16)" office:value-type="float" office:value="0">
            <text:p>0</text:p>
          </table:table-cell>
          <table:table-cell table:formula="of:=[.B3089]-[.B3088]" office:value-type="float" office:value="-20093">
            <text:p>-2009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546">
            <text:p>6546</text:p>
          </table:table-cell>
          <table:table-cell table:formula="of:=MOD(ROW([.B3105]);16)" office:value-type="float" office:value="1">
            <text:p>1</text:p>
          </table:table-cell>
          <table:table-cell table:formula="of:=[.B3090]-[.B3089]" office:value-type="float" office:value="6546">
            <text:p>654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417">
            <text:p>7417</text:p>
          </table:table-cell>
          <table:table-cell table:formula="of:=MOD(ROW([.B3106]);16)" office:value-type="float" office:value="2">
            <text:p>2</text:p>
          </table:table-cell>
          <table:table-cell table:formula="of:=[.B3091]-[.B3090]" office:value-type="float" office:value="871">
            <text:p>87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272">
            <text:p>8272</text:p>
          </table:table-cell>
          <table:table-cell table:formula="of:=MOD(ROW([.B3107]);16)" office:value-type="float" office:value="3">
            <text:p>3</text:p>
          </table:table-cell>
          <table:table-cell table:formula="of:=[.B3092]-[.B3091]" office:value-type="float" office:value="855">
            <text:p>85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128">
            <text:p>9128</text:p>
          </table:table-cell>
          <table:table-cell table:formula="of:=MOD(ROW([.B3108]);16)" office:value-type="float" office:value="4">
            <text:p>4</text:p>
          </table:table-cell>
          <table:table-cell table:formula="of:=[.B3093]-[.B3092]" office:value-type="float" office:value="856">
            <text:p>85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983">
            <text:p>9983</text:p>
          </table:table-cell>
          <table:table-cell table:formula="of:=MOD(ROW([.B3109]);16)" office:value-type="float" office:value="5">
            <text:p>5</text:p>
          </table:table-cell>
          <table:table-cell table:formula="of:=[.B3094]-[.B3093]" office:value-type="float" office:value="855">
            <text:p>85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847">
            <text:p>10847</text:p>
          </table:table-cell>
          <table:table-cell table:formula="of:=MOD(ROW([.B3110]);16)" office:value-type="float" office:value="6">
            <text:p>6</text:p>
          </table:table-cell>
          <table:table-cell table:formula="of:=[.B3095]-[.B3094]" office:value-type="float" office:value="864">
            <text:p>86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1700">
            <text:p>11700</text:p>
          </table:table-cell>
          <table:table-cell table:formula="of:=MOD(ROW([.B3111]);16)" office:value-type="float" office:value="7">
            <text:p>7</text:p>
          </table:table-cell>
          <table:table-cell table:formula="of:=[.B3096]-[.B3095]" office:value-type="float" office:value="853">
            <text:p>85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2551">
            <text:p>12551</text:p>
          </table:table-cell>
          <table:table-cell table:formula="of:=MOD(ROW([.B3112]);16)" office:value-type="float" office:value="8">
            <text:p>8</text:p>
          </table:table-cell>
          <table:table-cell table:formula="of:=[.B3097]-[.B3096]" office:value-type="float" office:value="851">
            <text:p>85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3396">
            <text:p>13396</text:p>
          </table:table-cell>
          <table:table-cell table:formula="of:=MOD(ROW([.B3113]);16)" office:value-type="float" office:value="9">
            <text:p>9</text:p>
          </table:table-cell>
          <table:table-cell table:formula="of:=[.B3098]-[.B3097]" office:value-type="float" office:value="845">
            <text:p>84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4247">
            <text:p>14247</text:p>
          </table:table-cell>
          <table:table-cell table:formula="of:=MOD(ROW([.B3114]);16)" office:value-type="float" office:value="10">
            <text:p>10</text:p>
          </table:table-cell>
          <table:table-cell table:formula="of:=[.B3099]-[.B3098]" office:value-type="float" office:value="851">
            <text:p>85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4338">
            <text:p>14338</text:p>
          </table:table-cell>
          <table:table-cell table:formula="of:=MOD(ROW([.B3115]);16)" office:value-type="float" office:value="11">
            <text:p>11</text:p>
          </table:table-cell>
          <table:table-cell table:formula="of:=[.B3100]-[.B3099]" office:value-type="float" office:value="91">
            <text:p>9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5817">
            <text:p>15817</text:p>
          </table:table-cell>
          <table:table-cell table:formula="of:=MOD(ROW([.B3116]);16)" office:value-type="float" office:value="12">
            <text:p>12</text:p>
          </table:table-cell>
          <table:table-cell table:formula="of:=[.B3101]-[.B3100]" office:value-type="float" office:value="1479">
            <text:p>147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6665">
            <text:p>16665</text:p>
          </table:table-cell>
          <table:table-cell table:formula="of:=MOD(ROW([.B3117]);16)" office:value-type="float" office:value="13">
            <text:p>13</text:p>
          </table:table-cell>
          <table:table-cell table:formula="of:=[.B3102]-[.B3101]" office:value-type="float" office:value="848">
            <text:p>84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7514">
            <text:p>17514</text:p>
          </table:table-cell>
          <table:table-cell table:formula="of:=MOD(ROW([.B3118]);16)" office:value-type="float" office:value="14">
            <text:p>14</text:p>
          </table:table-cell>
          <table:table-cell table:formula="of:=[.B3103]-[.B3102]" office:value-type="float" office:value="849">
            <text:p>84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8356">
            <text:p>18356</text:p>
          </table:table-cell>
          <table:table-cell table:formula="of:=MOD(ROW([.B3119]);16)" office:value-type="float" office:value="15">
            <text:p>15</text:p>
          </table:table-cell>
          <table:table-cell table:formula="of:=[.B3104]-[.B3103]" office:value-type="float" office:value="842">
            <text:p>84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MOD(ROW([.B3120]);16)" office:value-type="float" office:value="0">
            <text:p>0</text:p>
          </table:table-cell>
          <table:table-cell table:formula="of:=[.B3105]-[.B3104]" office:value-type="float" office:value="-18356">
            <text:p>-1835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745">
            <text:p>8745</text:p>
          </table:table-cell>
          <table:table-cell table:formula="of:=MOD(ROW([.B3121]);16)" office:value-type="float" office:value="1">
            <text:p>1</text:p>
          </table:table-cell>
          <table:table-cell table:formula="of:=[.B3106]-[.B3105]" office:value-type="float" office:value="8745">
            <text:p>874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601">
            <text:p>9601</text:p>
          </table:table-cell>
          <table:table-cell table:formula="of:=MOD(ROW([.B3122]);16)" office:value-type="float" office:value="2">
            <text:p>2</text:p>
          </table:table-cell>
          <table:table-cell table:formula="of:=[.B3107]-[.B3106]" office:value-type="float" office:value="856">
            <text:p>85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454">
            <text:p>10454</text:p>
          </table:table-cell>
          <table:table-cell table:formula="of:=MOD(ROW([.B3123]);16)" office:value-type="float" office:value="3">
            <text:p>3</text:p>
          </table:table-cell>
          <table:table-cell table:formula="of:=[.B3108]-[.B3107]" office:value-type="float" office:value="853">
            <text:p>85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1297">
            <text:p>11297</text:p>
          </table:table-cell>
          <table:table-cell table:formula="of:=MOD(ROW([.B3124]);16)" office:value-type="float" office:value="4">
            <text:p>4</text:p>
          </table:table-cell>
          <table:table-cell table:formula="of:=[.B3109]-[.B3108]" office:value-type="float" office:value="843">
            <text:p>84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2147">
            <text:p>12147</text:p>
          </table:table-cell>
          <table:table-cell table:formula="of:=MOD(ROW([.B3125]);16)" office:value-type="float" office:value="5">
            <text:p>5</text:p>
          </table:table-cell>
          <table:table-cell table:formula="of:=[.B3110]-[.B3109]" office:value-type="float" office:value="850">
            <text:p>85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2987">
            <text:p>12987</text:p>
          </table:table-cell>
          <table:table-cell table:formula="of:=MOD(ROW([.B3126]);16)" office:value-type="float" office:value="6">
            <text:p>6</text:p>
          </table:table-cell>
          <table:table-cell table:formula="of:=[.B3111]-[.B3110]" office:value-type="float" office:value="840">
            <text:p>84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3843">
            <text:p>13843</text:p>
          </table:table-cell>
          <table:table-cell table:formula="of:=MOD(ROW([.B3127]);16)" office:value-type="float" office:value="7">
            <text:p>7</text:p>
          </table:table-cell>
          <table:table-cell table:formula="of:=[.B3112]-[.B3111]" office:value-type="float" office:value="856">
            <text:p>85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4695">
            <text:p>14695</text:p>
          </table:table-cell>
          <table:table-cell table:formula="of:=MOD(ROW([.B3128]);16)" office:value-type="float" office:value="8">
            <text:p>8</text:p>
          </table:table-cell>
          <table:table-cell table:formula="of:=[.B3113]-[.B3112]" office:value-type="float" office:value="852">
            <text:p>85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5547">
            <text:p>15547</text:p>
          </table:table-cell>
          <table:table-cell table:formula="of:=MOD(ROW([.B3129]);16)" office:value-type="float" office:value="9">
            <text:p>9</text:p>
          </table:table-cell>
          <table:table-cell table:formula="of:=[.B3114]-[.B3113]" office:value-type="float" office:value="852">
            <text:p>85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6388">
            <text:p>16388</text:p>
          </table:table-cell>
          <table:table-cell table:formula="of:=MOD(ROW([.B3130]);16)" office:value-type="float" office:value="10">
            <text:p>10</text:p>
          </table:table-cell>
          <table:table-cell table:formula="of:=[.B3115]-[.B3114]" office:value-type="float" office:value="841">
            <text:p>84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7230">
            <text:p>17230</text:p>
          </table:table-cell>
          <table:table-cell table:formula="of:=MOD(ROW([.B3131]);16)" office:value-type="float" office:value="11">
            <text:p>11</text:p>
          </table:table-cell>
          <table:table-cell table:formula="of:=[.B3116]-[.B3115]" office:value-type="float" office:value="842">
            <text:p>84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8079">
            <text:p>18079</text:p>
          </table:table-cell>
          <table:table-cell table:formula="of:=MOD(ROW([.B3132]);16)" office:value-type="float" office:value="12">
            <text:p>12</text:p>
          </table:table-cell>
          <table:table-cell table:formula="of:=[.B3117]-[.B3116]" office:value-type="float" office:value="849">
            <text:p>84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8117">
            <text:p>18117</text:p>
          </table:table-cell>
          <table:table-cell table:formula="of:=MOD(ROW([.B3133]);16)" office:value-type="float" office:value="13">
            <text:p>13</text:p>
          </table:table-cell>
          <table:table-cell table:formula="of:=[.B3118]-[.B3117]" office:value-type="float" office:value="38">
            <text:p>3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8961">
            <text:p>18961</text:p>
          </table:table-cell>
          <table:table-cell table:formula="of:=MOD(ROW([.B3134]);16)" office:value-type="float" office:value="14">
            <text:p>14</text:p>
          </table:table-cell>
          <table:table-cell table:formula="of:=[.B3119]-[.B3118]" office:value-type="float" office:value="844">
            <text:p>84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9803">
            <text:p>19803</text:p>
          </table:table-cell>
          <table:table-cell table:formula="of:=MOD(ROW([.B3135]);16)" office:value-type="float" office:value="15">
            <text:p>15</text:p>
          </table:table-cell>
          <table:table-cell table:formula="of:=[.B3120]-[.B3119]" office:value-type="float" office:value="842">
            <text:p>84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MOD(ROW([.B3136]);16)" office:value-type="float" office:value="0">
            <text:p>0</text:p>
          </table:table-cell>
          <table:table-cell table:formula="of:=[.B3121]-[.B3120]" office:value-type="float" office:value="-19803">
            <text:p>-1980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045">
            <text:p>8045</text:p>
          </table:table-cell>
          <table:table-cell table:formula="of:=MOD(ROW([.B3137]);16)" office:value-type="float" office:value="1">
            <text:p>1</text:p>
          </table:table-cell>
          <table:table-cell table:formula="of:=[.B3122]-[.B3121]" office:value-type="float" office:value="8045">
            <text:p>804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908">
            <text:p>8908</text:p>
          </table:table-cell>
          <table:table-cell table:formula="of:=MOD(ROW([.B3138]);16)" office:value-type="float" office:value="2">
            <text:p>2</text:p>
          </table:table-cell>
          <table:table-cell table:formula="of:=[.B3123]-[.B3122]" office:value-type="float" office:value="863">
            <text:p>86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755">
            <text:p>9755</text:p>
          </table:table-cell>
          <table:table-cell table:formula="of:=MOD(ROW([.B3139]);16)" office:value-type="float" office:value="3">
            <text:p>3</text:p>
          </table:table-cell>
          <table:table-cell table:formula="of:=[.B3124]-[.B3123]" office:value-type="float" office:value="847">
            <text:p>84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598">
            <text:p>10598</text:p>
          </table:table-cell>
          <table:table-cell table:formula="of:=MOD(ROW([.B3140]);16)" office:value-type="float" office:value="4">
            <text:p>4</text:p>
          </table:table-cell>
          <table:table-cell table:formula="of:=[.B3125]-[.B3124]" office:value-type="float" office:value="843">
            <text:p>84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1448">
            <text:p>11448</text:p>
          </table:table-cell>
          <table:table-cell table:formula="of:=MOD(ROW([.B3141]);16)" office:value-type="float" office:value="5">
            <text:p>5</text:p>
          </table:table-cell>
          <table:table-cell table:formula="of:=[.B3126]-[.B3125]" office:value-type="float" office:value="850">
            <text:p>85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2303">
            <text:p>12303</text:p>
          </table:table-cell>
          <table:table-cell table:formula="of:=MOD(ROW([.B3142]);16)" office:value-type="float" office:value="6">
            <text:p>6</text:p>
          </table:table-cell>
          <table:table-cell table:formula="of:=[.B3127]-[.B3126]" office:value-type="float" office:value="855">
            <text:p>85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3151">
            <text:p>13151</text:p>
          </table:table-cell>
          <table:table-cell table:formula="of:=MOD(ROW([.B3143]);16)" office:value-type="float" office:value="7">
            <text:p>7</text:p>
          </table:table-cell>
          <table:table-cell table:formula="of:=[.B3128]-[.B3127]" office:value-type="float" office:value="848">
            <text:p>84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3995">
            <text:p>13995</text:p>
          </table:table-cell>
          <table:table-cell table:formula="of:=MOD(ROW([.B3144]);16)" office:value-type="float" office:value="8">
            <text:p>8</text:p>
          </table:table-cell>
          <table:table-cell table:formula="of:=[.B3129]-[.B3128]" office:value-type="float" office:value="844">
            <text:p>84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4837">
            <text:p>14837</text:p>
          </table:table-cell>
          <table:table-cell table:formula="of:=MOD(ROW([.B3145]);16)" office:value-type="float" office:value="9">
            <text:p>9</text:p>
          </table:table-cell>
          <table:table-cell table:formula="of:=[.B3130]-[.B3129]" office:value-type="float" office:value="842">
            <text:p>84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5678">
            <text:p>15678</text:p>
          </table:table-cell>
          <table:table-cell table:formula="of:=MOD(ROW([.B3146]);16)" office:value-type="float" office:value="10">
            <text:p>10</text:p>
          </table:table-cell>
          <table:table-cell table:formula="of:=[.B3131]-[.B3130]" office:value-type="float" office:value="841">
            <text:p>84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6522">
            <text:p>16522</text:p>
          </table:table-cell>
          <table:table-cell table:formula="of:=MOD(ROW([.B3147]);16)" office:value-type="float" office:value="11">
            <text:p>11</text:p>
          </table:table-cell>
          <table:table-cell table:formula="of:=[.B3132]-[.B3131]" office:value-type="float" office:value="844">
            <text:p>84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7373">
            <text:p>17373</text:p>
          </table:table-cell>
          <table:table-cell table:formula="of:=MOD(ROW([.B3148]);16)" office:value-type="float" office:value="12">
            <text:p>12</text:p>
          </table:table-cell>
          <table:table-cell table:formula="of:=[.B3133]-[.B3132]" office:value-type="float" office:value="851">
            <text:p>85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8221">
            <text:p>18221</text:p>
          </table:table-cell>
          <table:table-cell table:formula="of:=MOD(ROW([.B3149]);16)" office:value-type="float" office:value="13">
            <text:p>13</text:p>
          </table:table-cell>
          <table:table-cell table:formula="of:=[.B3134]-[.B3133]" office:value-type="float" office:value="848">
            <text:p>84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9062">
            <text:p>19062</text:p>
          </table:table-cell>
          <table:table-cell table:formula="of:=MOD(ROW([.B3150]);16)" office:value-type="float" office:value="14">
            <text:p>14</text:p>
          </table:table-cell>
          <table:table-cell table:formula="of:=[.B3135]-[.B3134]" office:value-type="float" office:value="841">
            <text:p>84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9123">
            <text:p>19123</text:p>
          </table:table-cell>
          <table:table-cell table:formula="of:=MOD(ROW([.B3151]);16)" office:value-type="float" office:value="15">
            <text:p>15</text:p>
          </table:table-cell>
          <table:table-cell table:formula="of:=[.B3136]-[.B3135]" office:value-type="float" office:value="61">
            <text:p>6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MOD(ROW([.B3152]);16)" office:value-type="float" office:value="0">
            <text:p>0</text:p>
          </table:table-cell>
          <table:table-cell table:formula="of:=[.B3137]-[.B3136]" office:value-type="float" office:value="-19123">
            <text:p>-1912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378">
            <text:p>8378</text:p>
          </table:table-cell>
          <table:table-cell table:formula="of:=MOD(ROW([.B3153]);16)" office:value-type="float" office:value="1">
            <text:p>1</text:p>
          </table:table-cell>
          <table:table-cell table:formula="of:=[.B3138]-[.B3137]" office:value-type="float" office:value="8378">
            <text:p>837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233">
            <text:p>9233</text:p>
          </table:table-cell>
          <table:table-cell table:formula="of:=MOD(ROW([.B3154]);16)" office:value-type="float" office:value="2">
            <text:p>2</text:p>
          </table:table-cell>
          <table:table-cell table:formula="of:=[.B3139]-[.B3138]" office:value-type="float" office:value="855">
            <text:p>85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078">
            <text:p>10078</text:p>
          </table:table-cell>
          <table:table-cell table:formula="of:=MOD(ROW([.B3155]);16)" office:value-type="float" office:value="3">
            <text:p>3</text:p>
          </table:table-cell>
          <table:table-cell table:formula="of:=[.B3140]-[.B3139]" office:value-type="float" office:value="845">
            <text:p>84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921">
            <text:p>10921</text:p>
          </table:table-cell>
          <table:table-cell table:formula="of:=MOD(ROW([.B3156]);16)" office:value-type="float" office:value="4">
            <text:p>4</text:p>
          </table:table-cell>
          <table:table-cell table:formula="of:=[.B3141]-[.B3140]" office:value-type="float" office:value="843">
            <text:p>84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1770">
            <text:p>11770</text:p>
          </table:table-cell>
          <table:table-cell table:formula="of:=MOD(ROW([.B3157]);16)" office:value-type="float" office:value="5">
            <text:p>5</text:p>
          </table:table-cell>
          <table:table-cell table:formula="of:=[.B3142]-[.B3141]" office:value-type="float" office:value="849">
            <text:p>84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2617">
            <text:p>12617</text:p>
          </table:table-cell>
          <table:table-cell table:formula="of:=MOD(ROW([.B3158]);16)" office:value-type="float" office:value="6">
            <text:p>6</text:p>
          </table:table-cell>
          <table:table-cell table:formula="of:=[.B3143]-[.B3142]" office:value-type="float" office:value="847">
            <text:p>84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3462">
            <text:p>13462</text:p>
          </table:table-cell>
          <table:table-cell table:formula="of:=MOD(ROW([.B3159]);16)" office:value-type="float" office:value="7">
            <text:p>7</text:p>
          </table:table-cell>
          <table:table-cell table:formula="of:=[.B3144]-[.B3143]" office:value-type="float" office:value="845">
            <text:p>84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4317">
            <text:p>14317</text:p>
          </table:table-cell>
          <table:table-cell table:formula="of:=MOD(ROW([.B3160]);16)" office:value-type="float" office:value="8">
            <text:p>8</text:p>
          </table:table-cell>
          <table:table-cell table:formula="of:=[.B3145]-[.B3144]" office:value-type="float" office:value="855">
            <text:p>85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5165">
            <text:p>15165</text:p>
          </table:table-cell>
          <table:table-cell table:formula="of:=MOD(ROW([.B3161]);16)" office:value-type="float" office:value="9">
            <text:p>9</text:p>
          </table:table-cell>
          <table:table-cell table:formula="of:=[.B3146]-[.B3145]" office:value-type="float" office:value="848">
            <text:p>84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6021">
            <text:p>16021</text:p>
          </table:table-cell>
          <table:table-cell table:formula="of:=MOD(ROW([.B3162]);16)" office:value-type="float" office:value="10">
            <text:p>10</text:p>
          </table:table-cell>
          <table:table-cell table:formula="of:=[.B3147]-[.B3146]" office:value-type="float" office:value="856">
            <text:p>85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6873">
            <text:p>16873</text:p>
          </table:table-cell>
          <table:table-cell table:formula="of:=MOD(ROW([.B3163]);16)" office:value-type="float" office:value="11">
            <text:p>11</text:p>
          </table:table-cell>
          <table:table-cell table:formula="of:=[.B3148]-[.B3147]" office:value-type="float" office:value="852">
            <text:p>85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7728">
            <text:p>17728</text:p>
          </table:table-cell>
          <table:table-cell table:formula="of:=MOD(ROW([.B3164]);16)" office:value-type="float" office:value="12">
            <text:p>12</text:p>
          </table:table-cell>
          <table:table-cell table:formula="of:=[.B3149]-[.B3148]" office:value-type="float" office:value="855">
            <text:p>85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8574">
            <text:p>18574</text:p>
          </table:table-cell>
          <table:table-cell table:formula="of:=MOD(ROW([.B3165]);16)" office:value-type="float" office:value="13">
            <text:p>13</text:p>
          </table:table-cell>
          <table:table-cell table:formula="of:=[.B3150]-[.B3149]" office:value-type="float" office:value="846">
            <text:p>84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9437">
            <text:p>19437</text:p>
          </table:table-cell>
          <table:table-cell table:formula="of:=MOD(ROW([.B3166]);16)" office:value-type="float" office:value="14">
            <text:p>14</text:p>
          </table:table-cell>
          <table:table-cell table:formula="of:=[.B3151]-[.B3150]" office:value-type="float" office:value="863">
            <text:p>86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9477">
            <text:p>19477</text:p>
          </table:table-cell>
          <table:table-cell table:formula="of:=MOD(ROW([.B3167]);16)" office:value-type="float" office:value="15">
            <text:p>15</text:p>
          </table:table-cell>
          <table:table-cell table:formula="of:=[.B3152]-[.B3151]" office:value-type="float" office:value="40">
            <text:p>4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MOD(ROW([.B3168]);16)" office:value-type="float" office:value="0">
            <text:p>0</text:p>
          </table:table-cell>
          <table:table-cell table:formula="of:=[.B3153]-[.B3152]" office:value-type="float" office:value="-19477">
            <text:p>-1947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078">
            <text:p>9078</text:p>
          </table:table-cell>
          <table:table-cell table:formula="of:=MOD(ROW([.B3169]);16)" office:value-type="float" office:value="1">
            <text:p>1</text:p>
          </table:table-cell>
          <table:table-cell table:formula="of:=[.B3154]-[.B3153]" office:value-type="float" office:value="9078">
            <text:p>907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935">
            <text:p>9935</text:p>
          </table:table-cell>
          <table:table-cell table:formula="of:=MOD(ROW([.B3170]);16)" office:value-type="float" office:value="2">
            <text:p>2</text:p>
          </table:table-cell>
          <table:table-cell table:formula="of:=[.B3155]-[.B3154]" office:value-type="float" office:value="857">
            <text:p>85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787">
            <text:p>10787</text:p>
          </table:table-cell>
          <table:table-cell table:formula="of:=MOD(ROW([.B3171]);16)" office:value-type="float" office:value="3">
            <text:p>3</text:p>
          </table:table-cell>
          <table:table-cell table:formula="of:=[.B3156]-[.B3155]" office:value-type="float" office:value="852">
            <text:p>85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1650">
            <text:p>11650</text:p>
          </table:table-cell>
          <table:table-cell table:formula="of:=MOD(ROW([.B3172]);16)" office:value-type="float" office:value="4">
            <text:p>4</text:p>
          </table:table-cell>
          <table:table-cell table:formula="of:=[.B3157]-[.B3156]" office:value-type="float" office:value="863">
            <text:p>86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2488">
            <text:p>12488</text:p>
          </table:table-cell>
          <table:table-cell table:formula="of:=MOD(ROW([.B3173]);16)" office:value-type="float" office:value="5">
            <text:p>5</text:p>
          </table:table-cell>
          <table:table-cell table:formula="of:=[.B3158]-[.B3157]" office:value-type="float" office:value="838">
            <text:p>83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3333">
            <text:p>13333</text:p>
          </table:table-cell>
          <table:table-cell table:formula="of:=MOD(ROW([.B3174]);16)" office:value-type="float" office:value="6">
            <text:p>6</text:p>
          </table:table-cell>
          <table:table-cell table:formula="of:=[.B3159]-[.B3158]" office:value-type="float" office:value="845">
            <text:p>84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4186">
            <text:p>14186</text:p>
          </table:table-cell>
          <table:table-cell table:formula="of:=MOD(ROW([.B3175]);16)" office:value-type="float" office:value="7">
            <text:p>7</text:p>
          </table:table-cell>
          <table:table-cell table:formula="of:=[.B3160]-[.B3159]" office:value-type="float" office:value="853">
            <text:p>85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5045">
            <text:p>15045</text:p>
          </table:table-cell>
          <table:table-cell table:formula="of:=MOD(ROW([.B3176]);16)" office:value-type="float" office:value="8">
            <text:p>8</text:p>
          </table:table-cell>
          <table:table-cell table:formula="of:=[.B3161]-[.B3160]" office:value-type="float" office:value="859">
            <text:p>85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5894">
            <text:p>15894</text:p>
          </table:table-cell>
          <table:table-cell table:formula="of:=MOD(ROW([.B3177]);16)" office:value-type="float" office:value="9">
            <text:p>9</text:p>
          </table:table-cell>
          <table:table-cell table:formula="of:=[.B3162]-[.B3161]" office:value-type="float" office:value="849">
            <text:p>84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6737">
            <text:p>16737</text:p>
          </table:table-cell>
          <table:table-cell table:formula="of:=MOD(ROW([.B3178]);16)" office:value-type="float" office:value="10">
            <text:p>10</text:p>
          </table:table-cell>
          <table:table-cell table:formula="of:=[.B3163]-[.B3162]" office:value-type="float" office:value="843">
            <text:p>84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7581">
            <text:p>17581</text:p>
          </table:table-cell>
          <table:table-cell table:formula="of:=MOD(ROW([.B3179]);16)" office:value-type="float" office:value="11">
            <text:p>11</text:p>
          </table:table-cell>
          <table:table-cell table:formula="of:=[.B3164]-[.B3163]" office:value-type="float" office:value="844">
            <text:p>84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8423">
            <text:p>18423</text:p>
          </table:table-cell>
          <table:table-cell table:formula="of:=MOD(ROW([.B3180]);16)" office:value-type="float" office:value="12">
            <text:p>12</text:p>
          </table:table-cell>
          <table:table-cell table:formula="of:=[.B3165]-[.B3164]" office:value-type="float" office:value="842">
            <text:p>84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9268">
            <text:p>19268</text:p>
          </table:table-cell>
          <table:table-cell table:formula="of:=MOD(ROW([.B3181]);16)" office:value-type="float" office:value="13">
            <text:p>13</text:p>
          </table:table-cell>
          <table:table-cell table:formula="of:=[.B3166]-[.B3165]" office:value-type="float" office:value="845">
            <text:p>84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9315">
            <text:p>19315</text:p>
          </table:table-cell>
          <table:table-cell table:formula="of:=MOD(ROW([.B3182]);16)" office:value-type="float" office:value="14">
            <text:p>14</text:p>
          </table:table-cell>
          <table:table-cell table:formula="of:=[.B3167]-[.B3166]" office:value-type="float" office:value="47">
            <text:p>4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0182">
            <text:p>20182</text:p>
          </table:table-cell>
          <table:table-cell table:formula="of:=MOD(ROW([.B3183]);16)" office:value-type="float" office:value="15">
            <text:p>15</text:p>
          </table:table-cell>
          <table:table-cell table:formula="of:=[.B3168]-[.B3167]" office:value-type="float" office:value="867">
            <text:p>86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MOD(ROW([.B3184]);16)" office:value-type="float" office:value="0">
            <text:p>0</text:p>
          </table:table-cell>
          <table:table-cell table:formula="of:=[.B3169]-[.B3168]" office:value-type="float" office:value="-20182">
            <text:p>-2018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178">
            <text:p>8178</text:p>
          </table:table-cell>
          <table:table-cell table:formula="of:=MOD(ROW([.B3185]);16)" office:value-type="float" office:value="1">
            <text:p>1</text:p>
          </table:table-cell>
          <table:table-cell table:formula="of:=[.B3170]-[.B3169]" office:value-type="float" office:value="8178">
            <text:p>817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311">
            <text:p>9311</text:p>
          </table:table-cell>
          <table:table-cell table:formula="of:=MOD(ROW([.B3186]);16)" office:value-type="float" office:value="2">
            <text:p>2</text:p>
          </table:table-cell>
          <table:table-cell table:formula="of:=[.B3171]-[.B3170]" office:value-type="float" office:value="1133">
            <text:p>113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161">
            <text:p>10161</text:p>
          </table:table-cell>
          <table:table-cell table:formula="of:=MOD(ROW([.B3187]);16)" office:value-type="float" office:value="3">
            <text:p>3</text:p>
          </table:table-cell>
          <table:table-cell table:formula="of:=[.B3172]-[.B3171]" office:value-type="float" office:value="850">
            <text:p>85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1006">
            <text:p>11006</text:p>
          </table:table-cell>
          <table:table-cell table:formula="of:=MOD(ROW([.B3188]);16)" office:value-type="float" office:value="4">
            <text:p>4</text:p>
          </table:table-cell>
          <table:table-cell table:formula="of:=[.B3173]-[.B3172]" office:value-type="float" office:value="845">
            <text:p>84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1858">
            <text:p>11858</text:p>
          </table:table-cell>
          <table:table-cell table:formula="of:=MOD(ROW([.B3189]);16)" office:value-type="float" office:value="5">
            <text:p>5</text:p>
          </table:table-cell>
          <table:table-cell table:formula="of:=[.B3174]-[.B3173]" office:value-type="float" office:value="852">
            <text:p>85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2703">
            <text:p>12703</text:p>
          </table:table-cell>
          <table:table-cell table:formula="of:=MOD(ROW([.B3190]);16)" office:value-type="float" office:value="6">
            <text:p>6</text:p>
          </table:table-cell>
          <table:table-cell table:formula="of:=[.B3175]-[.B3174]" office:value-type="float" office:value="845">
            <text:p>84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3556">
            <text:p>13556</text:p>
          </table:table-cell>
          <table:table-cell table:formula="of:=MOD(ROW([.B3191]);16)" office:value-type="float" office:value="7">
            <text:p>7</text:p>
          </table:table-cell>
          <table:table-cell table:formula="of:=[.B3176]-[.B3175]" office:value-type="float" office:value="853">
            <text:p>85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4405">
            <text:p>14405</text:p>
          </table:table-cell>
          <table:table-cell table:formula="of:=MOD(ROW([.B3192]);16)" office:value-type="float" office:value="8">
            <text:p>8</text:p>
          </table:table-cell>
          <table:table-cell table:formula="of:=[.B3177]-[.B3176]" office:value-type="float" office:value="849">
            <text:p>84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5270">
            <text:p>15270</text:p>
          </table:table-cell>
          <table:table-cell table:formula="of:=MOD(ROW([.B3193]);16)" office:value-type="float" office:value="9">
            <text:p>9</text:p>
          </table:table-cell>
          <table:table-cell table:formula="of:=[.B3178]-[.B3177]" office:value-type="float" office:value="865">
            <text:p>86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6118">
            <text:p>16118</text:p>
          </table:table-cell>
          <table:table-cell table:formula="of:=MOD(ROW([.B3194]);16)" office:value-type="float" office:value="10">
            <text:p>10</text:p>
          </table:table-cell>
          <table:table-cell table:formula="of:=[.B3179]-[.B3178]" office:value-type="float" office:value="848">
            <text:p>84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6959">
            <text:p>16959</text:p>
          </table:table-cell>
          <table:table-cell table:formula="of:=MOD(ROW([.B3195]);16)" office:value-type="float" office:value="11">
            <text:p>11</text:p>
          </table:table-cell>
          <table:table-cell table:formula="of:=[.B3180]-[.B3179]" office:value-type="float" office:value="841">
            <text:p>84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7804">
            <text:p>17804</text:p>
          </table:table-cell>
          <table:table-cell table:formula="of:=MOD(ROW([.B3196]);16)" office:value-type="float" office:value="12">
            <text:p>12</text:p>
          </table:table-cell>
          <table:table-cell table:formula="of:=[.B3181]-[.B3180]" office:value-type="float" office:value="845">
            <text:p>84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8648">
            <text:p>18648</text:p>
          </table:table-cell>
          <table:table-cell table:formula="of:=MOD(ROW([.B3197]);16)" office:value-type="float" office:value="13">
            <text:p>13</text:p>
          </table:table-cell>
          <table:table-cell table:formula="of:=[.B3182]-[.B3181]" office:value-type="float" office:value="844">
            <text:p>84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9490">
            <text:p>19490</text:p>
          </table:table-cell>
          <table:table-cell table:formula="of:=MOD(ROW([.B3198]);16)" office:value-type="float" office:value="14">
            <text:p>14</text:p>
          </table:table-cell>
          <table:table-cell table:formula="of:=[.B3183]-[.B3182]" office:value-type="float" office:value="842">
            <text:p>84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9528">
            <text:p>19528</text:p>
          </table:table-cell>
          <table:table-cell table:formula="of:=MOD(ROW([.B3199]);16)" office:value-type="float" office:value="15">
            <text:p>15</text:p>
          </table:table-cell>
          <table:table-cell table:formula="of:=[.B3184]-[.B3183]" office:value-type="float" office:value="38">
            <text:p>3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MOD(ROW([.B3200]);16)" office:value-type="float" office:value="0">
            <text:p>0</text:p>
          </table:table-cell>
          <table:table-cell table:formula="of:=[.B3185]-[.B3184]" office:value-type="float" office:value="-19528">
            <text:p>-1952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642">
            <text:p>8642</text:p>
          </table:table-cell>
          <table:table-cell table:formula="of:=MOD(ROW([.B3201]);16)" office:value-type="float" office:value="1">
            <text:p>1</text:p>
          </table:table-cell>
          <table:table-cell table:formula="of:=[.B3186]-[.B3185]" office:value-type="float" office:value="8642">
            <text:p>864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496">
            <text:p>9496</text:p>
          </table:table-cell>
          <table:table-cell table:formula="of:=MOD(ROW([.B3202]);16)" office:value-type="float" office:value="2">
            <text:p>2</text:p>
          </table:table-cell>
          <table:table-cell table:formula="of:=[.B3187]-[.B3186]" office:value-type="float" office:value="854">
            <text:p>85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350">
            <text:p>10350</text:p>
          </table:table-cell>
          <table:table-cell table:formula="of:=MOD(ROW([.B3203]);16)" office:value-type="float" office:value="3">
            <text:p>3</text:p>
          </table:table-cell>
          <table:table-cell table:formula="of:=[.B3188]-[.B3187]" office:value-type="float" office:value="854">
            <text:p>85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1205">
            <text:p>11205</text:p>
          </table:table-cell>
          <table:table-cell table:formula="of:=MOD(ROW([.B3204]);16)" office:value-type="float" office:value="4">
            <text:p>4</text:p>
          </table:table-cell>
          <table:table-cell table:formula="of:=[.B3189]-[.B3188]" office:value-type="float" office:value="855">
            <text:p>85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2046">
            <text:p>12046</text:p>
          </table:table-cell>
          <table:table-cell table:formula="of:=MOD(ROW([.B3205]);16)" office:value-type="float" office:value="5">
            <text:p>5</text:p>
          </table:table-cell>
          <table:table-cell table:formula="of:=[.B3190]-[.B3189]" office:value-type="float" office:value="841">
            <text:p>84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2894">
            <text:p>12894</text:p>
          </table:table-cell>
          <table:table-cell table:formula="of:=MOD(ROW([.B3206]);16)" office:value-type="float" office:value="6">
            <text:p>6</text:p>
          </table:table-cell>
          <table:table-cell table:formula="of:=[.B3191]-[.B3190]" office:value-type="float" office:value="848">
            <text:p>84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3748">
            <text:p>13748</text:p>
          </table:table-cell>
          <table:table-cell table:formula="of:=MOD(ROW([.B3207]);16)" office:value-type="float" office:value="7">
            <text:p>7</text:p>
          </table:table-cell>
          <table:table-cell table:formula="of:=[.B3192]-[.B3191]" office:value-type="float" office:value="854">
            <text:p>85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4597">
            <text:p>14597</text:p>
          </table:table-cell>
          <table:table-cell table:formula="of:=MOD(ROW([.B3208]);16)" office:value-type="float" office:value="8">
            <text:p>8</text:p>
          </table:table-cell>
          <table:table-cell table:formula="of:=[.B3193]-[.B3192]" office:value-type="float" office:value="849">
            <text:p>84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5445">
            <text:p>15445</text:p>
          </table:table-cell>
          <table:table-cell table:formula="of:=MOD(ROW([.B3209]);16)" office:value-type="float" office:value="9">
            <text:p>9</text:p>
          </table:table-cell>
          <table:table-cell table:formula="of:=[.B3194]-[.B3193]" office:value-type="float" office:value="848">
            <text:p>84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6288">
            <text:p>16288</text:p>
          </table:table-cell>
          <table:table-cell table:formula="of:=MOD(ROW([.B3210]);16)" office:value-type="float" office:value="10">
            <text:p>10</text:p>
          </table:table-cell>
          <table:table-cell table:formula="of:=[.B3195]-[.B3194]" office:value-type="float" office:value="843">
            <text:p>84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7132">
            <text:p>17132</text:p>
          </table:table-cell>
          <table:table-cell table:formula="of:=MOD(ROW([.B3211]);16)" office:value-type="float" office:value="11">
            <text:p>11</text:p>
          </table:table-cell>
          <table:table-cell table:formula="of:=[.B3196]-[.B3195]" office:value-type="float" office:value="844">
            <text:p>84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7975">
            <text:p>17975</text:p>
          </table:table-cell>
          <table:table-cell table:formula="of:=MOD(ROW([.B3212]);16)" office:value-type="float" office:value="12">
            <text:p>12</text:p>
          </table:table-cell>
          <table:table-cell table:formula="of:=[.B3197]-[.B3196]" office:value-type="float" office:value="843">
            <text:p>84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8815">
            <text:p>18815</text:p>
          </table:table-cell>
          <table:table-cell table:formula="of:=MOD(ROW([.B3213]);16)" office:value-type="float" office:value="13">
            <text:p>13</text:p>
          </table:table-cell>
          <table:table-cell table:formula="of:=[.B3198]-[.B3197]" office:value-type="float" office:value="840">
            <text:p>84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9656">
            <text:p>19656</text:p>
          </table:table-cell>
          <table:table-cell table:formula="of:=MOD(ROW([.B3214]);16)" office:value-type="float" office:value="14">
            <text:p>14</text:p>
          </table:table-cell>
          <table:table-cell table:formula="of:=[.B3199]-[.B3198]" office:value-type="float" office:value="841">
            <text:p>84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9697">
            <text:p>19697</text:p>
          </table:table-cell>
          <table:table-cell table:formula="of:=MOD(ROW([.B3215]);16)" office:value-type="float" office:value="15">
            <text:p>15</text:p>
          </table:table-cell>
          <table:table-cell table:formula="of:=[.B3200]-[.B3199]" office:value-type="float" office:value="41">
            <text:p>4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MOD(ROW([.B3216]);16)" office:value-type="float" office:value="0">
            <text:p>0</text:p>
          </table:table-cell>
          <table:table-cell table:formula="of:=[.B3201]-[.B3200]" office:value-type="float" office:value="-19697">
            <text:p>-1969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118">
            <text:p>9118</text:p>
          </table:table-cell>
          <table:table-cell table:formula="of:=MOD(ROW([.B3217]);16)" office:value-type="float" office:value="1">
            <text:p>1</text:p>
          </table:table-cell>
          <table:table-cell table:formula="of:=[.B3202]-[.B3201]" office:value-type="float" office:value="9118">
            <text:p>911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973">
            <text:p>9973</text:p>
          </table:table-cell>
          <table:table-cell table:formula="of:=MOD(ROW([.B3218]);16)" office:value-type="float" office:value="2">
            <text:p>2</text:p>
          </table:table-cell>
          <table:table-cell table:formula="of:=[.B3203]-[.B3202]" office:value-type="float" office:value="855">
            <text:p>85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824">
            <text:p>10824</text:p>
          </table:table-cell>
          <table:table-cell table:formula="of:=MOD(ROW([.B3219]);16)" office:value-type="float" office:value="3">
            <text:p>3</text:p>
          </table:table-cell>
          <table:table-cell table:formula="of:=[.B3204]-[.B3203]" office:value-type="float" office:value="851">
            <text:p>85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1669">
            <text:p>11669</text:p>
          </table:table-cell>
          <table:table-cell table:formula="of:=MOD(ROW([.B3220]);16)" office:value-type="float" office:value="4">
            <text:p>4</text:p>
          </table:table-cell>
          <table:table-cell table:formula="of:=[.B3205]-[.B3204]" office:value-type="float" office:value="845">
            <text:p>84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2518">
            <text:p>12518</text:p>
          </table:table-cell>
          <table:table-cell table:formula="of:=MOD(ROW([.B3221]);16)" office:value-type="float" office:value="5">
            <text:p>5</text:p>
          </table:table-cell>
          <table:table-cell table:formula="of:=[.B3206]-[.B3205]" office:value-type="float" office:value="849">
            <text:p>84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3377">
            <text:p>13377</text:p>
          </table:table-cell>
          <table:table-cell table:formula="of:=MOD(ROW([.B3222]);16)" office:value-type="float" office:value="6">
            <text:p>6</text:p>
          </table:table-cell>
          <table:table-cell table:formula="of:=[.B3207]-[.B3206]" office:value-type="float" office:value="859">
            <text:p>85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4226">
            <text:p>14226</text:p>
          </table:table-cell>
          <table:table-cell table:formula="of:=MOD(ROW([.B3223]);16)" office:value-type="float" office:value="7">
            <text:p>7</text:p>
          </table:table-cell>
          <table:table-cell table:formula="of:=[.B3208]-[.B3207]" office:value-type="float" office:value="849">
            <text:p>84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5075">
            <text:p>15075</text:p>
          </table:table-cell>
          <table:table-cell table:formula="of:=MOD(ROW([.B3224]);16)" office:value-type="float" office:value="8">
            <text:p>8</text:p>
          </table:table-cell>
          <table:table-cell table:formula="of:=[.B3209]-[.B3208]" office:value-type="float" office:value="849">
            <text:p>84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5921">
            <text:p>15921</text:p>
          </table:table-cell>
          <table:table-cell table:formula="of:=MOD(ROW([.B3225]);16)" office:value-type="float" office:value="9">
            <text:p>9</text:p>
          </table:table-cell>
          <table:table-cell table:formula="of:=[.B3210]-[.B3209]" office:value-type="float" office:value="846">
            <text:p>84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6765">
            <text:p>16765</text:p>
          </table:table-cell>
          <table:table-cell table:formula="of:=MOD(ROW([.B3226]);16)" office:value-type="float" office:value="10">
            <text:p>10</text:p>
          </table:table-cell>
          <table:table-cell table:formula="of:=[.B3211]-[.B3210]" office:value-type="float" office:value="844">
            <text:p>84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7615">
            <text:p>17615</text:p>
          </table:table-cell>
          <table:table-cell table:formula="of:=MOD(ROW([.B3227]);16)" office:value-type="float" office:value="11">
            <text:p>11</text:p>
          </table:table-cell>
          <table:table-cell table:formula="of:=[.B3212]-[.B3211]" office:value-type="float" office:value="850">
            <text:p>85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8456">
            <text:p>18456</text:p>
          </table:table-cell>
          <table:table-cell table:formula="of:=MOD(ROW([.B3228]);16)" office:value-type="float" office:value="12">
            <text:p>12</text:p>
          </table:table-cell>
          <table:table-cell table:formula="of:=[.B3213]-[.B3212]" office:value-type="float" office:value="841">
            <text:p>84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9298">
            <text:p>19298</text:p>
          </table:table-cell>
          <table:table-cell table:formula="of:=MOD(ROW([.B3229]);16)" office:value-type="float" office:value="13">
            <text:p>13</text:p>
          </table:table-cell>
          <table:table-cell table:formula="of:=[.B3214]-[.B3213]" office:value-type="float" office:value="842">
            <text:p>84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9336">
            <text:p>19336</text:p>
          </table:table-cell>
          <table:table-cell table:formula="of:=MOD(ROW([.B3230]);16)" office:value-type="float" office:value="14">
            <text:p>14</text:p>
          </table:table-cell>
          <table:table-cell table:formula="of:=[.B3215]-[.B3214]" office:value-type="float" office:value="38">
            <text:p>3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0186">
            <text:p>20186</text:p>
          </table:table-cell>
          <table:table-cell table:formula="of:=MOD(ROW([.B3231]);16)" office:value-type="float" office:value="15">
            <text:p>15</text:p>
          </table:table-cell>
          <table:table-cell table:formula="of:=[.B3216]-[.B3215]" office:value-type="float" office:value="850">
            <text:p>85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MOD(ROW([.B3232]);16)" office:value-type="float" office:value="0">
            <text:p>0</text:p>
          </table:table-cell>
          <table:table-cell table:formula="of:=[.B3217]-[.B3216]" office:value-type="float" office:value="-20186">
            <text:p>-2018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959">
            <text:p>9959</text:p>
          </table:table-cell>
          <table:table-cell table:formula="of:=MOD(ROW([.B3233]);16)" office:value-type="float" office:value="1">
            <text:p>1</text:p>
          </table:table-cell>
          <table:table-cell table:formula="of:=[.B3218]-[.B3217]" office:value-type="float" office:value="9959">
            <text:p>995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829">
            <text:p>10829</text:p>
          </table:table-cell>
          <table:table-cell table:formula="of:=MOD(ROW([.B3234]);16)" office:value-type="float" office:value="2">
            <text:p>2</text:p>
          </table:table-cell>
          <table:table-cell table:formula="of:=[.B3219]-[.B3218]" office:value-type="float" office:value="870">
            <text:p>87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1677">
            <text:p>11677</text:p>
          </table:table-cell>
          <table:table-cell table:formula="of:=MOD(ROW([.B3235]);16)" office:value-type="float" office:value="3">
            <text:p>3</text:p>
          </table:table-cell>
          <table:table-cell table:formula="of:=[.B3220]-[.B3219]" office:value-type="float" office:value="848">
            <text:p>84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2519">
            <text:p>12519</text:p>
          </table:table-cell>
          <table:table-cell table:formula="of:=MOD(ROW([.B3236]);16)" office:value-type="float" office:value="4">
            <text:p>4</text:p>
          </table:table-cell>
          <table:table-cell table:formula="of:=[.B3221]-[.B3220]" office:value-type="float" office:value="842">
            <text:p>84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3373">
            <text:p>13373</text:p>
          </table:table-cell>
          <table:table-cell table:formula="of:=MOD(ROW([.B3237]);16)" office:value-type="float" office:value="5">
            <text:p>5</text:p>
          </table:table-cell>
          <table:table-cell table:formula="of:=[.B3222]-[.B3221]" office:value-type="float" office:value="854">
            <text:p>85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4222">
            <text:p>14222</text:p>
          </table:table-cell>
          <table:table-cell table:formula="of:=MOD(ROW([.B3238]);16)" office:value-type="float" office:value="6">
            <text:p>6</text:p>
          </table:table-cell>
          <table:table-cell table:formula="of:=[.B3223]-[.B3222]" office:value-type="float" office:value="849">
            <text:p>84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5074">
            <text:p>15074</text:p>
          </table:table-cell>
          <table:table-cell table:formula="of:=MOD(ROW([.B3239]);16)" office:value-type="float" office:value="7">
            <text:p>7</text:p>
          </table:table-cell>
          <table:table-cell table:formula="of:=[.B3224]-[.B3223]" office:value-type="float" office:value="852">
            <text:p>85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7336">
            <text:p>17336</text:p>
          </table:table-cell>
          <table:table-cell table:formula="of:=MOD(ROW([.B3240]);16)" office:value-type="float" office:value="8">
            <text:p>8</text:p>
          </table:table-cell>
          <table:table-cell table:formula="of:=[.B3225]-[.B3224]" office:value-type="float" office:value="2262">
            <text:p>226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8187">
            <text:p>18187</text:p>
          </table:table-cell>
          <table:table-cell table:formula="of:=MOD(ROW([.B3241]);16)" office:value-type="float" office:value="9">
            <text:p>9</text:p>
          </table:table-cell>
          <table:table-cell table:formula="of:=[.B3226]-[.B3225]" office:value-type="float" office:value="851">
            <text:p>85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9034">
            <text:p>19034</text:p>
          </table:table-cell>
          <table:table-cell table:formula="of:=MOD(ROW([.B3242]);16)" office:value-type="float" office:value="10">
            <text:p>10</text:p>
          </table:table-cell>
          <table:table-cell table:formula="of:=[.B3227]-[.B3226]" office:value-type="float" office:value="847">
            <text:p>84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9880">
            <text:p>19880</text:p>
          </table:table-cell>
          <table:table-cell table:formula="of:=MOD(ROW([.B3243]);16)" office:value-type="float" office:value="11">
            <text:p>11</text:p>
          </table:table-cell>
          <table:table-cell table:formula="of:=[.B3228]-[.B3227]" office:value-type="float" office:value="846">
            <text:p>84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0747">
            <text:p>20747</text:p>
          </table:table-cell>
          <table:table-cell table:formula="of:=MOD(ROW([.B3244]);16)" office:value-type="float" office:value="12">
            <text:p>12</text:p>
          </table:table-cell>
          <table:table-cell table:formula="of:=[.B3229]-[.B3228]" office:value-type="float" office:value="867">
            <text:p>86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1592">
            <text:p>21592</text:p>
          </table:table-cell>
          <table:table-cell table:formula="of:=MOD(ROW([.B3245]);16)" office:value-type="float" office:value="13">
            <text:p>13</text:p>
          </table:table-cell>
          <table:table-cell table:formula="of:=[.B3230]-[.B3229]" office:value-type="float" office:value="845">
            <text:p>84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2449">
            <text:p>22449</text:p>
          </table:table-cell>
          <table:table-cell table:formula="of:=MOD(ROW([.B3246]);16)" office:value-type="float" office:value="14">
            <text:p>14</text:p>
          </table:table-cell>
          <table:table-cell table:formula="of:=[.B3231]-[.B3230]" office:value-type="float" office:value="857">
            <text:p>85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3315">
            <text:p>23315</text:p>
          </table:table-cell>
          <table:table-cell table:formula="of:=MOD(ROW([.B3247]);16)" office:value-type="float" office:value="15">
            <text:p>15</text:p>
          </table:table-cell>
          <table:table-cell table:formula="of:=[.B3232]-[.B3231]" office:value-type="float" office:value="866">
            <text:p>86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MOD(ROW([.B3248]);16)" office:value-type="float" office:value="0">
            <text:p>0</text:p>
          </table:table-cell>
          <table:table-cell table:formula="of:=[.B3233]-[.B3232]" office:value-type="float" office:value="-23315">
            <text:p>-2331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758">
            <text:p>8758</text:p>
          </table:table-cell>
          <table:table-cell table:formula="of:=MOD(ROW([.B3249]);16)" office:value-type="float" office:value="1">
            <text:p>1</text:p>
          </table:table-cell>
          <table:table-cell table:formula="of:=[.B3234]-[.B3233]" office:value-type="float" office:value="8758">
            <text:p>875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689">
            <text:p>9689</text:p>
          </table:table-cell>
          <table:table-cell table:formula="of:=MOD(ROW([.B3250]);16)" office:value-type="float" office:value="2">
            <text:p>2</text:p>
          </table:table-cell>
          <table:table-cell table:formula="of:=[.B3235]-[.B3234]" office:value-type="float" office:value="931">
            <text:p>93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538">
            <text:p>10538</text:p>
          </table:table-cell>
          <table:table-cell table:formula="of:=MOD(ROW([.B3251]);16)" office:value-type="float" office:value="3">
            <text:p>3</text:p>
          </table:table-cell>
          <table:table-cell table:formula="of:=[.B3236]-[.B3235]" office:value-type="float" office:value="849">
            <text:p>84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1389">
            <text:p>11389</text:p>
          </table:table-cell>
          <table:table-cell table:formula="of:=MOD(ROW([.B3252]);16)" office:value-type="float" office:value="4">
            <text:p>4</text:p>
          </table:table-cell>
          <table:table-cell table:formula="of:=[.B3237]-[.B3236]" office:value-type="float" office:value="851">
            <text:p>85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2246">
            <text:p>12246</text:p>
          </table:table-cell>
          <table:table-cell table:formula="of:=MOD(ROW([.B3253]);16)" office:value-type="float" office:value="5">
            <text:p>5</text:p>
          </table:table-cell>
          <table:table-cell table:formula="of:=[.B3238]-[.B3237]" office:value-type="float" office:value="857">
            <text:p>85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3091">
            <text:p>13091</text:p>
          </table:table-cell>
          <table:table-cell table:formula="of:=MOD(ROW([.B3254]);16)" office:value-type="float" office:value="6">
            <text:p>6</text:p>
          </table:table-cell>
          <table:table-cell table:formula="of:=[.B3239]-[.B3238]" office:value-type="float" office:value="845">
            <text:p>84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3951">
            <text:p>13951</text:p>
          </table:table-cell>
          <table:table-cell table:formula="of:=MOD(ROW([.B3255]);16)" office:value-type="float" office:value="7">
            <text:p>7</text:p>
          </table:table-cell>
          <table:table-cell table:formula="of:=[.B3240]-[.B3239]" office:value-type="float" office:value="860">
            <text:p>86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4801">
            <text:p>14801</text:p>
          </table:table-cell>
          <table:table-cell table:formula="of:=MOD(ROW([.B3256]);16)" office:value-type="float" office:value="8">
            <text:p>8</text:p>
          </table:table-cell>
          <table:table-cell table:formula="of:=[.B3241]-[.B3240]" office:value-type="float" office:value="850">
            <text:p>85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5656">
            <text:p>15656</text:p>
          </table:table-cell>
          <table:table-cell table:formula="of:=MOD(ROW([.B3257]);16)" office:value-type="float" office:value="9">
            <text:p>9</text:p>
          </table:table-cell>
          <table:table-cell table:formula="of:=[.B3242]-[.B3241]" office:value-type="float" office:value="855">
            <text:p>85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6503">
            <text:p>16503</text:p>
          </table:table-cell>
          <table:table-cell table:formula="of:=MOD(ROW([.B3258]);16)" office:value-type="float" office:value="10">
            <text:p>10</text:p>
          </table:table-cell>
          <table:table-cell table:formula="of:=[.B3243]-[.B3242]" office:value-type="float" office:value="847">
            <text:p>84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7351">
            <text:p>17351</text:p>
          </table:table-cell>
          <table:table-cell table:formula="of:=MOD(ROW([.B3259]);16)" office:value-type="float" office:value="11">
            <text:p>11</text:p>
          </table:table-cell>
          <table:table-cell table:formula="of:=[.B3244]-[.B3243]" office:value-type="float" office:value="848">
            <text:p>84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8194">
            <text:p>18194</text:p>
          </table:table-cell>
          <table:table-cell table:formula="of:=MOD(ROW([.B3260]);16)" office:value-type="float" office:value="12">
            <text:p>12</text:p>
          </table:table-cell>
          <table:table-cell table:formula="of:=[.B3245]-[.B3244]" office:value-type="float" office:value="843">
            <text:p>84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9036">
            <text:p>19036</text:p>
          </table:table-cell>
          <table:table-cell table:formula="of:=MOD(ROW([.B3261]);16)" office:value-type="float" office:value="13">
            <text:p>13</text:p>
          </table:table-cell>
          <table:table-cell table:formula="of:=[.B3246]-[.B3245]" office:value-type="float" office:value="842">
            <text:p>84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9882">
            <text:p>19882</text:p>
          </table:table-cell>
          <table:table-cell table:formula="of:=MOD(ROW([.B3262]);16)" office:value-type="float" office:value="14">
            <text:p>14</text:p>
          </table:table-cell>
          <table:table-cell table:formula="of:=[.B3247]-[.B3246]" office:value-type="float" office:value="846">
            <text:p>846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9920">
            <text:p>19920</text:p>
          </table:table-cell>
          <table:table-cell table:formula="of:=MOD(ROW([.B3263]);16)" office:value-type="float" office:value="15">
            <text:p>15</text:p>
          </table:table-cell>
          <table:table-cell table:formula="of:=[.B3248]-[.B3247]" office:value-type="float" office:value="38">
            <text:p>3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MOD(ROW([.B3264]);16)" office:value-type="float" office:value="0">
            <text:p>0</text:p>
          </table:table-cell>
          <table:table-cell table:formula="of:=[.B3249]-[.B3248]" office:value-type="float" office:value="-19920">
            <text:p>-1992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9285">
            <text:p>9285</text:p>
          </table:table-cell>
          <table:table-cell table:formula="of:=MOD(ROW([.B3265]);16)" office:value-type="float" office:value="1">
            <text:p>1</text:p>
          </table:table-cell>
          <table:table-cell table:formula="of:=[.B3250]-[.B3249]" office:value-type="float" office:value="9285">
            <text:p>928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150">
            <text:p>10150</text:p>
          </table:table-cell>
          <table:table-cell table:formula="of:=MOD(ROW([.B3266]);16)" office:value-type="float" office:value="2">
            <text:p>2</text:p>
          </table:table-cell>
          <table:table-cell table:formula="of:=[.B3251]-[.B3250]" office:value-type="float" office:value="865">
            <text:p>86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0992">
            <text:p>10992</text:p>
          </table:table-cell>
          <table:table-cell table:formula="of:=MOD(ROW([.B3267]);16)" office:value-type="float" office:value="3">
            <text:p>3</text:p>
          </table:table-cell>
          <table:table-cell table:formula="of:=[.B3252]-[.B3251]" office:value-type="float" office:value="842">
            <text:p>84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1846">
            <text:p>11846</text:p>
          </table:table-cell>
          <table:table-cell table:formula="of:=MOD(ROW([.B3268]);16)" office:value-type="float" office:value="4">
            <text:p>4</text:p>
          </table:table-cell>
          <table:table-cell table:formula="of:=[.B3253]-[.B3252]" office:value-type="float" office:value="854">
            <text:p>85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2691">
            <text:p>12691</text:p>
          </table:table-cell>
          <table:table-cell table:formula="of:=MOD(ROW([.B3269]);16)" office:value-type="float" office:value="5">
            <text:p>5</text:p>
          </table:table-cell>
          <table:table-cell table:formula="of:=[.B3254]-[.B3253]" office:value-type="float" office:value="845">
            <text:p>84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3551">
            <text:p>13551</text:p>
          </table:table-cell>
          <table:table-cell table:formula="of:=MOD(ROW([.B3270]);16)" office:value-type="float" office:value="6">
            <text:p>6</text:p>
          </table:table-cell>
          <table:table-cell table:formula="of:=[.B3255]-[.B3254]" office:value-type="float" office:value="860">
            <text:p>86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4412">
            <text:p>14412</text:p>
          </table:table-cell>
          <table:table-cell table:formula="of:=MOD(ROW([.B3271]);16)" office:value-type="float" office:value="7">
            <text:p>7</text:p>
          </table:table-cell>
          <table:table-cell table:formula="of:=[.B3256]-[.B3255]" office:value-type="float" office:value="861">
            <text:p>86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5266">
            <text:p>15266</text:p>
          </table:table-cell>
          <table:table-cell table:formula="of:=MOD(ROW([.B3272]);16)" office:value-type="float" office:value="8">
            <text:p>8</text:p>
          </table:table-cell>
          <table:table-cell table:formula="of:=[.B3257]-[.B3256]" office:value-type="float" office:value="854">
            <text:p>85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6113">
            <text:p>16113</text:p>
          </table:table-cell>
          <table:table-cell table:formula="of:=MOD(ROW([.B3273]);16)" office:value-type="float" office:value="9">
            <text:p>9</text:p>
          </table:table-cell>
          <table:table-cell table:formula="of:=[.B3258]-[.B3257]" office:value-type="float" office:value="847">
            <text:p>84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6954">
            <text:p>16954</text:p>
          </table:table-cell>
          <table:table-cell table:formula="of:=MOD(ROW([.B3274]);16)" office:value-type="float" office:value="10">
            <text:p>10</text:p>
          </table:table-cell>
          <table:table-cell table:formula="of:=[.B3259]-[.B3258]" office:value-type="float" office:value="841">
            <text:p>841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7799">
            <text:p>17799</text:p>
          </table:table-cell>
          <table:table-cell table:formula="of:=MOD(ROW([.B3275]);16)" office:value-type="float" office:value="11">
            <text:p>11</text:p>
          </table:table-cell>
          <table:table-cell table:formula="of:=[.B3260]-[.B3259]" office:value-type="float" office:value="845">
            <text:p>845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8646">
            <text:p>18646</text:p>
          </table:table-cell>
          <table:table-cell table:formula="of:=MOD(ROW([.B3276]);16)" office:value-type="float" office:value="12">
            <text:p>12</text:p>
          </table:table-cell>
          <table:table-cell table:formula="of:=[.B3261]-[.B3260]" office:value-type="float" office:value="847">
            <text:p>84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9485">
            <text:p>19485</text:p>
          </table:table-cell>
          <table:table-cell table:formula="of:=MOD(ROW([.B3277]);16)" office:value-type="float" office:value="13">
            <text:p>13</text:p>
          </table:table-cell>
          <table:table-cell table:formula="of:=[.B3262]-[.B3261]" office:value-type="float" office:value="839">
            <text:p>839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9523">
            <text:p>19523</text:p>
          </table:table-cell>
          <table:table-cell table:formula="of:=MOD(ROW([.B3278]);16)" office:value-type="float" office:value="14">
            <text:p>14</text:p>
          </table:table-cell>
          <table:table-cell table:formula="of:=[.B3263]-[.B3262]" office:value-type="float" office:value="38">
            <text:p>38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0386">
            <text:p>20386</text:p>
          </table:table-cell>
          <table:table-cell table:formula="of:=MOD(ROW([.B3279]);16)" office:value-type="float" office:value="15">
            <text:p>15</text:p>
          </table:table-cell>
          <table:table-cell table:formula="of:=[.B3264]-[.B3263]" office:value-type="float" office:value="863">
            <text:p>863</text:p>
          </table:table-cell>
          <table:table-cell table:number-columns-repeated="19"/>
        </table:table-row>
        <table:table-row table:style-name="ro1">
          <table:table-cell/>
          <table:table-cell/>
          <table:table-cell table:number-columns-repeated="21"/>
        </table:table-row>
        <table:table-row table:style-name="ro1">
          <table:table-cell/>
          <table:table-cell/>
          <table:table-cell table:number-columns-repeated="21"/>
        </table:table-row>
        <table:table-row table:style-name="ro1">
          <table:table-cell/>
          <table:table-cell/>
          <table:table-cell table:number-columns-repeated="21"/>
        </table:table-row>
        <table:table-row table:style-name="ro1">
          <table:table-cell/>
          <table:table-cell/>
          <table:table-cell table:number-columns-repeated="21"/>
        </table:table-row>
        <table:table-row table:style-name="ro1">
          <table:table-cell/>
          <table:table-cell/>
          <table:table-cell table:number-columns-repeated="21"/>
        </table:table-row>
        <table:table-row table:style-name="ro1">
          <table:table-cell/>
          <table:table-cell/>
          <table:table-cell table:number-columns-repeated="21"/>
        </table:table-row>
        <table:table-row table:style-name="ro1">
          <table:table-cell/>
          <table:table-cell/>
          <table:table-cell table:number-columns-repeated="21"/>
        </table:table-row>
        <table:table-row table:style-name="ro1">
          <table:table-cell/>
          <table:table-cell/>
          <table:table-cell table:number-columns-repeated="21"/>
        </table:table-row>
        <table:table-row table:style-name="ro1">
          <table:table-cell/>
          <table:table-cell/>
          <table:table-cell table:number-columns-repeated="21"/>
        </table:table-row>
        <table:table-row table:style-name="ro1">
          <table:table-cell/>
          <table:table-cell/>
          <table:table-cell table:number-columns-repeated="21"/>
        </table:table-row>
        <table:table-row table:style-name="ro1">
          <table:table-cell/>
          <table:table-cell/>
          <table:table-cell table:number-columns-repeated="21"/>
        </table:table-row>
        <table:table-row table:style-name="ro1">
          <table:table-cell/>
          <table:table-cell/>
          <table:table-cell table:number-columns-repeated="21"/>
        </table:table-row>
        <table:table-row table:style-name="ro1">
          <table:table-cell/>
          <table:table-cell/>
          <table:table-cell table:number-columns-repeated="21"/>
        </table:table-row>
        <table:table-row table:style-name="ro1">
          <table:table-cell/>
          <table:table-cell/>
          <table:table-cell table:number-columns-repeated="21"/>
        </table:table-row>
        <table:table-row table:style-name="ro1">
          <table:table-cell/>
          <table:table-cell/>
          <table:table-cell table:number-columns-repeated="21"/>
        </table:table-row>
        <table:table-row table:style-name="ro1" table:number-rows-repeated="1045296">
          <table:table-cell table:number-columns-repeated="23"/>
        </table:table-row>
        <table:table-row table:style-name="ro1">
          <table:table-cell table:number-columns-repeated="23"/>
        </table:table-row>
      </table:table>
      <table:table table:name="Sheet2" table:style-name="ta1" table:print="false">
        <table:table-column table:style-name="co6" table:default-cell-style-name="Default"/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079">
            <text:p>6079</text:p>
          </table:table-cell>
        </table:table-row>
        <table:table-row table:style-name="ro1">
          <table:table-cell office:value-type="float" office:value="6167">
            <text:p>6167</text:p>
          </table:table-cell>
        </table:table-row>
        <table:table-row table:style-name="ro1">
          <table:table-cell office:value-type="float" office:value="6213">
            <text:p>6213</text:p>
          </table:table-cell>
        </table:table-row>
        <table:table-row table:style-name="ro1">
          <table:table-cell office:value-type="float" office:value="6252">
            <text:p>6252</text:p>
          </table:table-cell>
        </table:table-row>
        <table:table-row table:style-name="ro1">
          <table:table-cell office:value-type="float" office:value="6303">
            <text:p>6303</text:p>
          </table:table-cell>
        </table:table-row>
        <table:table-row table:style-name="ro1">
          <table:table-cell office:value-type="float" office:value="6352">
            <text:p>6352</text:p>
          </table:table-cell>
        </table:table-row>
        <table:table-row table:style-name="ro1">
          <table:table-cell office:value-type="float" office:value="6399">
            <text:p>6399</text:p>
          </table:table-cell>
        </table:table-row>
        <table:table-row table:style-name="ro1">
          <table:table-cell office:value-type="float" office:value="6445">
            <text:p>6445</text:p>
          </table:table-cell>
        </table:table-row>
        <table:table-row table:style-name="ro1">
          <table:table-cell office:value-type="float" office:value="6491">
            <text:p>6491</text:p>
          </table:table-cell>
        </table:table-row>
        <table:table-row table:style-name="ro1">
          <table:table-cell office:value-type="float" office:value="6534">
            <text:p>6534</text:p>
          </table:table-cell>
        </table:table-row>
        <table:table-row table:style-name="ro1">
          <table:table-cell office:value-type="float" office:value="6576">
            <text:p>6576</text:p>
          </table:table-cell>
        </table:table-row>
        <table:table-row table:style-name="ro1">
          <table:table-cell office:value-type="float" office:value="6620">
            <text:p>6620</text:p>
          </table:table-cell>
        </table:table-row>
        <table:table-row table:style-name="ro1">
          <table:table-cell office:value-type="float" office:value="6662">
            <text:p>6662</text:p>
          </table:table-cell>
        </table:table-row>
        <table:table-row table:style-name="ro1">
          <table:table-cell office:value-type="float" office:value="6705">
            <text:p>6705</text:p>
          </table:table-cell>
        </table:table-row>
        <table:table-row table:style-name="ro1">
          <table:table-cell office:value-type="float" office:value="6806">
            <text:p>6806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878">
            <text:p>5878</text:p>
          </table:table-cell>
        </table:table-row>
        <table:table-row table:style-name="ro1">
          <table:table-cell office:value-type="float" office:value="5920">
            <text:p>5920</text:p>
          </table:table-cell>
        </table:table-row>
        <table:table-row table:style-name="ro1">
          <table:table-cell office:value-type="float" office:value="6015">
            <text:p>6015</text:p>
          </table:table-cell>
        </table:table-row>
        <table:table-row table:style-name="ro1">
          <table:table-cell office:value-type="float" office:value="6061">
            <text:p>6061</text:p>
          </table:table-cell>
        </table:table-row>
        <table:table-row table:style-name="ro1">
          <table:table-cell office:value-type="float" office:value="6107">
            <text:p>6107</text:p>
          </table:table-cell>
        </table:table-row>
        <table:table-row table:style-name="ro1">
          <table:table-cell office:value-type="float" office:value="6154">
            <text:p>6154</text:p>
          </table:table-cell>
        </table:table-row>
        <table:table-row table:style-name="ro1">
          <table:table-cell office:value-type="float" office:value="6200">
            <text:p>6200</text:p>
          </table:table-cell>
        </table:table-row>
        <table:table-row table:style-name="ro1">
          <table:table-cell office:value-type="float" office:value="6267">
            <text:p>6267</text:p>
          </table:table-cell>
        </table:table-row>
        <table:table-row table:style-name="ro1">
          <table:table-cell office:value-type="float" office:value="6321">
            <text:p>6321</text:p>
          </table:table-cell>
        </table:table-row>
        <table:table-row table:style-name="ro1">
          <table:table-cell office:value-type="float" office:value="6364">
            <text:p>6364</text:p>
          </table:table-cell>
        </table:table-row>
        <table:table-row table:style-name="ro1">
          <table:table-cell office:value-type="float" office:value="6407">
            <text:p>6407</text:p>
          </table:table-cell>
        </table:table-row>
        <table:table-row table:style-name="ro1">
          <table:table-cell office:value-type="float" office:value="6450">
            <text:p>6450</text:p>
          </table:table-cell>
        </table:table-row>
        <table:table-row table:style-name="ro1">
          <table:table-cell office:value-type="float" office:value="6493">
            <text:p>6493</text:p>
          </table:table-cell>
        </table:table-row>
        <table:table-row table:style-name="ro1">
          <table:table-cell office:value-type="float" office:value="6536">
            <text:p>6536</text:p>
          </table:table-cell>
        </table:table-row>
        <table:table-row table:style-name="ro1">
          <table:table-cell office:value-type="float" office:value="6580">
            <text:p>6580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891">
            <text:p>5891</text:p>
          </table:table-cell>
        </table:table-row>
        <table:table-row table:style-name="ro1">
          <table:table-cell office:value-type="float" office:value="5980">
            <text:p>5980</text:p>
          </table:table-cell>
        </table:table-row>
        <table:table-row table:style-name="ro1">
          <table:table-cell office:value-type="float" office:value="6019">
            <text:p>6019</text:p>
          </table:table-cell>
        </table:table-row>
        <table:table-row table:style-name="ro1">
          <table:table-cell office:value-type="float" office:value="6072">
            <text:p>6072</text:p>
          </table:table-cell>
        </table:table-row>
        <table:table-row table:style-name="ro1">
          <table:table-cell office:value-type="float" office:value="6120">
            <text:p>6120</text:p>
          </table:table-cell>
        </table:table-row>
        <table:table-row table:style-name="ro1">
          <table:table-cell office:value-type="float" office:value="6168">
            <text:p>6168</text:p>
          </table:table-cell>
        </table:table-row>
        <table:table-row table:style-name="ro1">
          <table:table-cell office:value-type="float" office:value="6210">
            <text:p>6210</text:p>
          </table:table-cell>
        </table:table-row>
        <table:table-row table:style-name="ro1">
          <table:table-cell office:value-type="float" office:value="6261">
            <text:p>6261</text:p>
          </table:table-cell>
        </table:table-row>
        <table:table-row table:style-name="ro1">
          <table:table-cell office:value-type="float" office:value="6307">
            <text:p>6307</text:p>
          </table:table-cell>
        </table:table-row>
        <table:table-row table:style-name="ro1">
          <table:table-cell office:value-type="float" office:value="6350">
            <text:p>6350</text:p>
          </table:table-cell>
        </table:table-row>
        <table:table-row table:style-name="ro1">
          <table:table-cell office:value-type="float" office:value="6393">
            <text:p>6393</text:p>
          </table:table-cell>
        </table:table-row>
        <table:table-row table:style-name="ro1">
          <table:table-cell office:value-type="float" office:value="6435">
            <text:p>6435</text:p>
          </table:table-cell>
        </table:table-row>
        <table:table-row table:style-name="ro1">
          <table:table-cell office:value-type="float" office:value="6478">
            <text:p>6478</text:p>
          </table:table-cell>
        </table:table-row>
        <table:table-row table:style-name="ro1">
          <table:table-cell office:value-type="float" office:value="6521">
            <text:p>6521</text:p>
          </table:table-cell>
        </table:table-row>
        <table:table-row table:style-name="ro1">
          <table:table-cell office:value-type="float" office:value="6564">
            <text:p>6564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924">
            <text:p>5924</text:p>
          </table:table-cell>
        </table:table-row>
        <table:table-row table:style-name="ro1">
          <table:table-cell office:value-type="float" office:value="6017">
            <text:p>6017</text:p>
          </table:table-cell>
        </table:table-row>
        <table:table-row table:style-name="ro1">
          <table:table-cell office:value-type="float" office:value="6063">
            <text:p>6063</text:p>
          </table:table-cell>
        </table:table-row>
        <table:table-row table:style-name="ro1">
          <table:table-cell office:value-type="float" office:value="6108">
            <text:p>6108</text:p>
          </table:table-cell>
        </table:table-row>
        <table:table-row table:style-name="ro1">
          <table:table-cell office:value-type="float" office:value="6159">
            <text:p>6159</text:p>
          </table:table-cell>
        </table:table-row>
        <table:table-row table:style-name="ro1">
          <table:table-cell office:value-type="float" office:value="6207">
            <text:p>6207</text:p>
          </table:table-cell>
        </table:table-row>
        <table:table-row table:style-name="ro1">
          <table:table-cell office:value-type="float" office:value="6253">
            <text:p>6253</text:p>
          </table:table-cell>
        </table:table-row>
        <table:table-row table:style-name="ro1">
          <table:table-cell office:value-type="float" office:value="6299">
            <text:p>6299</text:p>
          </table:table-cell>
        </table:table-row>
        <table:table-row table:style-name="ro1">
          <table:table-cell office:value-type="float" office:value="6345">
            <text:p>6345</text:p>
          </table:table-cell>
        </table:table-row>
        <table:table-row table:style-name="ro1">
          <table:table-cell office:value-type="float" office:value="6388">
            <text:p>6388</text:p>
          </table:table-cell>
        </table:table-row>
        <table:table-row table:style-name="ro1">
          <table:table-cell office:value-type="float" office:value="6431">
            <text:p>6431</text:p>
          </table:table-cell>
        </table:table-row>
        <table:table-row table:style-name="ro1">
          <table:table-cell office:value-type="float" office:value="6475">
            <text:p>6475</text:p>
          </table:table-cell>
        </table:table-row>
        <table:table-row table:style-name="ro1">
          <table:table-cell office:value-type="float" office:value="6518">
            <text:p>6518</text:p>
          </table:table-cell>
        </table:table-row>
        <table:table-row table:style-name="ro1">
          <table:table-cell office:value-type="float" office:value="6561">
            <text:p>6561</text:p>
          </table:table-cell>
        </table:table-row>
        <table:table-row table:style-name="ro1">
          <table:table-cell office:value-type="float" office:value="6604">
            <text:p>6604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086">
            <text:p>6086</text:p>
          </table:table-cell>
        </table:table-row>
        <table:table-row table:style-name="ro1">
          <table:table-cell office:value-type="float" office:value="6177">
            <text:p>6177</text:p>
          </table:table-cell>
        </table:table-row>
        <table:table-row table:style-name="ro1">
          <table:table-cell office:value-type="float" office:value="6224">
            <text:p>6224</text:p>
          </table:table-cell>
        </table:table-row>
        <table:table-row table:style-name="ro1">
          <table:table-cell office:value-type="float" office:value="6271">
            <text:p>6271</text:p>
          </table:table-cell>
        </table:table-row>
        <table:table-row table:style-name="ro1">
          <table:table-cell office:value-type="float" office:value="6319">
            <text:p>6319</text:p>
          </table:table-cell>
        </table:table-row>
        <table:table-row table:style-name="ro1">
          <table:table-cell office:value-type="float" office:value="6365">
            <text:p>6365</text:p>
          </table:table-cell>
        </table:table-row>
        <table:table-row table:style-name="ro1">
          <table:table-cell office:value-type="float" office:value="6411">
            <text:p>6411</text:p>
          </table:table-cell>
        </table:table-row>
        <table:table-row table:style-name="ro1">
          <table:table-cell office:value-type="float" office:value="6458">
            <text:p>6458</text:p>
          </table:table-cell>
        </table:table-row>
        <table:table-row table:style-name="ro1">
          <table:table-cell office:value-type="float" office:value="6504">
            <text:p>6504</text:p>
          </table:table-cell>
        </table:table-row>
        <table:table-row table:style-name="ro1">
          <table:table-cell office:value-type="float" office:value="6551">
            <text:p>6551</text:p>
          </table:table-cell>
        </table:table-row>
        <table:table-row table:style-name="ro1">
          <table:table-cell office:value-type="float" office:value="6594">
            <text:p>6594</text:p>
          </table:table-cell>
        </table:table-row>
        <table:table-row table:style-name="ro1">
          <table:table-cell office:value-type="float" office:value="6637">
            <text:p>6637</text:p>
          </table:table-cell>
        </table:table-row>
        <table:table-row table:style-name="ro1">
          <table:table-cell office:value-type="float" office:value="6680">
            <text:p>6680</text:p>
          </table:table-cell>
        </table:table-row>
        <table:table-row table:style-name="ro1">
          <table:table-cell office:value-type="float" office:value="6727">
            <text:p>6727</text:p>
          </table:table-cell>
        </table:table-row>
        <table:table-row table:style-name="ro1">
          <table:table-cell office:value-type="float" office:value="8245">
            <text:p>8245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030">
            <text:p>6030</text:p>
          </table:table-cell>
        </table:table-row>
        <table:table-row table:style-name="ro1">
          <table:table-cell office:value-type="float" office:value="6092">
            <text:p>6092</text:p>
          </table:table-cell>
        </table:table-row>
        <table:table-row table:style-name="ro1">
          <table:table-cell office:value-type="float" office:value="6139">
            <text:p>6139</text:p>
          </table:table-cell>
        </table:table-row>
        <table:table-row table:style-name="ro1">
          <table:table-cell office:value-type="float" office:value="6185">
            <text:p>6185</text:p>
          </table:table-cell>
        </table:table-row>
        <table:table-row table:style-name="ro1">
          <table:table-cell office:value-type="float" office:value="6251">
            <text:p>6251</text:p>
          </table:table-cell>
        </table:table-row>
        <table:table-row table:style-name="ro1">
          <table:table-cell office:value-type="float" office:value="6298">
            <text:p>6298</text:p>
          </table:table-cell>
        </table:table-row>
        <table:table-row table:style-name="ro1">
          <table:table-cell office:value-type="float" office:value="6362">
            <text:p>6362</text:p>
          </table:table-cell>
        </table:table-row>
        <table:table-row table:style-name="ro1">
          <table:table-cell office:value-type="float" office:value="6409">
            <text:p>6409</text:p>
          </table:table-cell>
        </table:table-row>
        <table:table-row table:style-name="ro1">
          <table:table-cell office:value-type="float" office:value="6455">
            <text:p>6455</text:p>
          </table:table-cell>
        </table:table-row>
        <table:table-row table:style-name="ro1">
          <table:table-cell office:value-type="float" office:value="6501">
            <text:p>6501</text:p>
          </table:table-cell>
        </table:table-row>
        <table:table-row table:style-name="ro1">
          <table:table-cell office:value-type="float" office:value="6545">
            <text:p>6545</text:p>
          </table:table-cell>
        </table:table-row>
        <table:table-row table:style-name="ro1">
          <table:table-cell office:value-type="float" office:value="6589">
            <text:p>6589</text:p>
          </table:table-cell>
        </table:table-row>
        <table:table-row table:style-name="ro1">
          <table:table-cell office:value-type="float" office:value="6632">
            <text:p>6632</text:p>
          </table:table-cell>
        </table:table-row>
        <table:table-row table:style-name="ro1">
          <table:table-cell office:value-type="float" office:value="6676">
            <text:p>6676</text:p>
          </table:table-cell>
        </table:table-row>
        <table:table-row table:style-name="ro1">
          <table:table-cell office:value-type="float" office:value="6719">
            <text:p>6719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078">
            <text:p>6078</text:p>
          </table:table-cell>
        </table:table-row>
        <table:table-row table:style-name="ro1">
          <table:table-cell office:value-type="float" office:value="6141">
            <text:p>6141</text:p>
          </table:table-cell>
        </table:table-row>
        <table:table-row table:style-name="ro1">
          <table:table-cell office:value-type="float" office:value="6208">
            <text:p>6208</text:p>
          </table:table-cell>
        </table:table-row>
        <table:table-row table:style-name="ro1">
          <table:table-cell office:value-type="float" office:value="6254">
            <text:p>6254</text:p>
          </table:table-cell>
        </table:table-row>
        <table:table-row table:style-name="ro1">
          <table:table-cell office:value-type="float" office:value="6300">
            <text:p>6300</text:p>
          </table:table-cell>
        </table:table-row>
        <table:table-row table:style-name="ro1">
          <table:table-cell office:value-type="float" office:value="6347">
            <text:p>6347</text:p>
          </table:table-cell>
        </table:table-row>
        <table:table-row table:style-name="ro1">
          <table:table-cell office:value-type="float" office:value="6394">
            <text:p>6394</text:p>
          </table:table-cell>
        </table:table-row>
        <table:table-row table:style-name="ro1">
          <table:table-cell office:value-type="float" office:value="6441">
            <text:p>6441</text:p>
          </table:table-cell>
        </table:table-row>
        <table:table-row table:style-name="ro1">
          <table:table-cell office:value-type="float" office:value="6488">
            <text:p>6488</text:p>
          </table:table-cell>
        </table:table-row>
        <table:table-row table:style-name="ro1">
          <table:table-cell office:value-type="float" office:value="6531">
            <text:p>6531</text:p>
          </table:table-cell>
        </table:table-row>
        <table:table-row table:style-name="ro1">
          <table:table-cell office:value-type="float" office:value="6575">
            <text:p>6575</text:p>
          </table:table-cell>
        </table:table-row>
        <table:table-row table:style-name="ro1">
          <table:table-cell office:value-type="float" office:value="6619">
            <text:p>6619</text:p>
          </table:table-cell>
        </table:table-row>
        <table:table-row table:style-name="ro1">
          <table:table-cell office:value-type="float" office:value="6662">
            <text:p>6662</text:p>
          </table:table-cell>
        </table:table-row>
        <table:table-row table:style-name="ro1">
          <table:table-cell office:value-type="float" office:value="6706">
            <text:p>6706</text:p>
          </table:table-cell>
        </table:table-row>
        <table:table-row table:style-name="ro1">
          <table:table-cell office:value-type="float" office:value="6749">
            <text:p>6749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068">
            <text:p>6068</text:p>
          </table:table-cell>
        </table:table-row>
        <table:table-row table:style-name="ro1">
          <table:table-cell office:value-type="float" office:value="6112">
            <text:p>6112</text:p>
          </table:table-cell>
        </table:table-row>
        <table:table-row table:style-name="ro1">
          <table:table-cell office:value-type="float" office:value="6184">
            <text:p>6184</text:p>
          </table:table-cell>
        </table:table-row>
        <table:table-row table:style-name="ro1">
          <table:table-cell office:value-type="float" office:value="6229">
            <text:p>6229</text:p>
          </table:table-cell>
        </table:table-row>
        <table:table-row table:style-name="ro1">
          <table:table-cell office:value-type="float" office:value="6273">
            <text:p>6273</text:p>
          </table:table-cell>
        </table:table-row>
        <table:table-row table:style-name="ro1">
          <table:table-cell office:value-type="float" office:value="6323">
            <text:p>6323</text:p>
          </table:table-cell>
        </table:table-row>
        <table:table-row table:style-name="ro1">
          <table:table-cell office:value-type="float" office:value="6370">
            <text:p>6370</text:p>
          </table:table-cell>
        </table:table-row>
        <table:table-row table:style-name="ro1">
          <table:table-cell office:value-type="float" office:value="6417">
            <text:p>6417</text:p>
          </table:table-cell>
        </table:table-row>
        <table:table-row table:style-name="ro1">
          <table:table-cell office:value-type="float" office:value="6463">
            <text:p>6463</text:p>
          </table:table-cell>
        </table:table-row>
        <table:table-row table:style-name="ro1">
          <table:table-cell office:value-type="float" office:value="6507">
            <text:p>6507</text:p>
          </table:table-cell>
        </table:table-row>
        <table:table-row table:style-name="ro1">
          <table:table-cell office:value-type="float" office:value="6550">
            <text:p>6550</text:p>
          </table:table-cell>
        </table:table-row>
        <table:table-row table:style-name="ro1">
          <table:table-cell office:value-type="float" office:value="6594">
            <text:p>6594</text:p>
          </table:table-cell>
        </table:table-row>
        <table:table-row table:style-name="ro1">
          <table:table-cell office:value-type="float" office:value="6638">
            <text:p>6638</text:p>
          </table:table-cell>
        </table:table-row>
        <table:table-row table:style-name="ro1">
          <table:table-cell office:value-type="float" office:value="6681">
            <text:p>6681</text:p>
          </table:table-cell>
        </table:table-row>
        <table:table-row table:style-name="ro1">
          <table:table-cell office:value-type="float" office:value="6725">
            <text:p>6725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993">
            <text:p>6993</text:p>
          </table:table-cell>
        </table:table-row>
        <table:table-row table:style-name="ro1">
          <table:table-cell office:value-type="float" office:value="7057">
            <text:p>7057</text:p>
          </table:table-cell>
        </table:table-row>
        <table:table-row table:style-name="ro1">
          <table:table-cell office:value-type="float" office:value="7123">
            <text:p>7123</text:p>
          </table:table-cell>
        </table:table-row>
        <table:table-row table:style-name="ro1">
          <table:table-cell office:value-type="float" office:value="7171">
            <text:p>7171</text:p>
          </table:table-cell>
        </table:table-row>
        <table:table-row table:style-name="ro1">
          <table:table-cell office:value-type="float" office:value="7237">
            <text:p>7237</text:p>
          </table:table-cell>
        </table:table-row>
        <table:table-row table:style-name="ro1">
          <table:table-cell office:value-type="float" office:value="7285">
            <text:p>7285</text:p>
          </table:table-cell>
        </table:table-row>
        <table:table-row table:style-name="ro1">
          <table:table-cell office:value-type="float" office:value="7333">
            <text:p>7333</text:p>
          </table:table-cell>
        </table:table-row>
        <table:table-row table:style-name="ro1">
          <table:table-cell office:value-type="float" office:value="7387">
            <text:p>7387</text:p>
          </table:table-cell>
        </table:table-row>
        <table:table-row table:style-name="ro1">
          <table:table-cell office:value-type="float" office:value="7435">
            <text:p>7435</text:p>
          </table:table-cell>
        </table:table-row>
        <table:table-row table:style-name="ro1">
          <table:table-cell office:value-type="float" office:value="7479">
            <text:p>7479</text:p>
          </table:table-cell>
        </table:table-row>
        <table:table-row table:style-name="ro1">
          <table:table-cell office:value-type="float" office:value="7523">
            <text:p>7523</text:p>
          </table:table-cell>
        </table:table-row>
        <table:table-row table:style-name="ro1">
          <table:table-cell office:value-type="float" office:value="7567">
            <text:p>7567</text:p>
          </table:table-cell>
        </table:table-row>
        <table:table-row table:style-name="ro1">
          <table:table-cell office:value-type="float" office:value="7611">
            <text:p>7611</text:p>
          </table:table-cell>
        </table:table-row>
        <table:table-row table:style-name="ro1">
          <table:table-cell office:value-type="float" office:value="7655">
            <text:p>7655</text:p>
          </table:table-cell>
        </table:table-row>
        <table:table-row table:style-name="ro1">
          <table:table-cell office:value-type="float" office:value="7699">
            <text:p>7699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262">
            <text:p>6262</text:p>
          </table:table-cell>
        </table:table-row>
        <table:table-row table:style-name="ro1">
          <table:table-cell office:value-type="float" office:value="6370">
            <text:p>6370</text:p>
          </table:table-cell>
        </table:table-row>
        <table:table-row table:style-name="ro1">
          <table:table-cell office:value-type="float" office:value="6419">
            <text:p>6419</text:p>
          </table:table-cell>
        </table:table-row>
        <table:table-row table:style-name="ro1">
          <table:table-cell office:value-type="float" office:value="6473">
            <text:p>6473</text:p>
          </table:table-cell>
        </table:table-row>
        <table:table-row table:style-name="ro1">
          <table:table-cell office:value-type="float" office:value="6521">
            <text:p>6521</text:p>
          </table:table-cell>
        </table:table-row>
        <table:table-row table:style-name="ro1">
          <table:table-cell office:value-type="float" office:value="6570">
            <text:p>6570</text:p>
          </table:table-cell>
        </table:table-row>
        <table:table-row table:style-name="ro1">
          <table:table-cell office:value-type="float" office:value="6617">
            <text:p>6617</text:p>
          </table:table-cell>
        </table:table-row>
        <table:table-row table:style-name="ro1">
          <table:table-cell office:value-type="float" office:value="6665">
            <text:p>6665</text:p>
          </table:table-cell>
        </table:table-row>
        <table:table-row table:style-name="ro1">
          <table:table-cell office:value-type="float" office:value="6712">
            <text:p>6712</text:p>
          </table:table-cell>
        </table:table-row>
        <table:table-row table:style-name="ro1">
          <table:table-cell office:value-type="float" office:value="6756">
            <text:p>6756</text:p>
          </table:table-cell>
        </table:table-row>
        <table:table-row table:style-name="ro1">
          <table:table-cell office:value-type="float" office:value="6801">
            <text:p>6801</text:p>
          </table:table-cell>
        </table:table-row>
        <table:table-row table:style-name="ro1">
          <table:table-cell office:value-type="float" office:value="6846">
            <text:p>6846</text:p>
          </table:table-cell>
        </table:table-row>
        <table:table-row table:style-name="ro1">
          <table:table-cell office:value-type="float" office:value="6890">
            <text:p>6890</text:p>
          </table:table-cell>
        </table:table-row>
        <table:table-row table:style-name="ro1">
          <table:table-cell office:value-type="float" office:value="6934">
            <text:p>6934</text:p>
          </table:table-cell>
        </table:table-row>
        <table:table-row table:style-name="ro1">
          <table:table-cell office:value-type="float" office:value="6978">
            <text:p>6978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923">
            <text:p>4923</text:p>
          </table:table-cell>
        </table:table-row>
        <table:table-row table:style-name="ro1">
          <table:table-cell office:value-type="float" office:value="4963">
            <text:p>4963</text:p>
          </table:table-cell>
        </table:table-row>
        <table:table-row table:style-name="ro1">
          <table:table-cell office:value-type="float" office:value="5019">
            <text:p>5019</text:p>
          </table:table-cell>
        </table:table-row>
        <table:table-row table:style-name="ro1">
          <table:table-cell office:value-type="float" office:value="5064">
            <text:p>5064</text:p>
          </table:table-cell>
        </table:table-row>
        <table:table-row table:style-name="ro1">
          <table:table-cell office:value-type="float" office:value="5113">
            <text:p>5113</text:p>
          </table:table-cell>
        </table:table-row>
        <table:table-row table:style-name="ro1">
          <table:table-cell office:value-type="float" office:value="5153">
            <text:p>5153</text:p>
          </table:table-cell>
        </table:table-row>
        <table:table-row table:style-name="ro1">
          <table:table-cell office:value-type="float" office:value="6710">
            <text:p>6710</text:p>
          </table:table-cell>
        </table:table-row>
        <table:table-row table:style-name="ro1">
          <table:table-cell office:value-type="float" office:value="6748">
            <text:p>6748</text:p>
          </table:table-cell>
        </table:table-row>
        <table:table-row table:style-name="ro1">
          <table:table-cell office:value-type="float" office:value="6783">
            <text:p>6783</text:p>
          </table:table-cell>
        </table:table-row>
        <table:table-row table:style-name="ro1">
          <table:table-cell office:value-type="float" office:value="6819">
            <text:p>6819</text:p>
          </table:table-cell>
        </table:table-row>
        <table:table-row table:style-name="ro1">
          <table:table-cell office:value-type="float" office:value="6854">
            <text:p>6854</text:p>
          </table:table-cell>
        </table:table-row>
        <table:table-row table:style-name="ro1">
          <table:table-cell office:value-type="float" office:value="6889">
            <text:p>6889</text:p>
          </table:table-cell>
        </table:table-row>
        <table:table-row table:style-name="ro1">
          <table:table-cell office:value-type="float" office:value="6918">
            <text:p>6918</text:p>
          </table:table-cell>
        </table:table-row>
        <table:table-row table:style-name="ro1">
          <table:table-cell office:value-type="float" office:value="7021">
            <text:p>7021</text:p>
          </table:table-cell>
        </table:table-row>
        <table:table-row table:style-name="ro1">
          <table:table-cell office:value-type="float" office:value="9287">
            <text:p>9287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208">
            <text:p>6208</text:p>
          </table:table-cell>
        </table:table-row>
        <table:table-row table:style-name="ro1">
          <table:table-cell office:value-type="float" office:value="6304">
            <text:p>6304</text:p>
          </table:table-cell>
        </table:table-row>
        <table:table-row table:style-name="ro1">
          <table:table-cell office:value-type="float" office:value="6350">
            <text:p>6350</text:p>
          </table:table-cell>
        </table:table-row>
        <table:table-row table:style-name="ro1">
          <table:table-cell office:value-type="float" office:value="6399">
            <text:p>6399</text:p>
          </table:table-cell>
        </table:table-row>
        <table:table-row table:style-name="ro1">
          <table:table-cell office:value-type="float" office:value="6447">
            <text:p>6447</text:p>
          </table:table-cell>
        </table:table-row>
        <table:table-row table:style-name="ro1">
          <table:table-cell office:value-type="float" office:value="6494">
            <text:p>6494</text:p>
          </table:table-cell>
        </table:table-row>
        <table:table-row table:style-name="ro1">
          <table:table-cell office:value-type="float" office:value="6542">
            <text:p>6542</text:p>
          </table:table-cell>
        </table:table-row>
        <table:table-row table:style-name="ro1">
          <table:table-cell office:value-type="float" office:value="6589">
            <text:p>6589</text:p>
          </table:table-cell>
        </table:table-row>
        <table:table-row table:style-name="ro1">
          <table:table-cell office:value-type="float" office:value="6633">
            <text:p>6633</text:p>
          </table:table-cell>
        </table:table-row>
        <table:table-row table:style-name="ro1">
          <table:table-cell office:value-type="float" office:value="6677">
            <text:p>6677</text:p>
          </table:table-cell>
        </table:table-row>
        <table:table-row table:style-name="ro1">
          <table:table-cell office:value-type="float" office:value="6722">
            <text:p>6722</text:p>
          </table:table-cell>
        </table:table-row>
        <table:table-row table:style-name="ro1">
          <table:table-cell office:value-type="float" office:value="6766">
            <text:p>6766</text:p>
          </table:table-cell>
        </table:table-row>
        <table:table-row table:style-name="ro1">
          <table:table-cell office:value-type="float" office:value="6810">
            <text:p>6810</text:p>
          </table:table-cell>
        </table:table-row>
        <table:table-row table:style-name="ro1">
          <table:table-cell office:value-type="float" office:value="6854">
            <text:p>6854</text:p>
          </table:table-cell>
        </table:table-row>
        <table:table-row table:style-name="ro1">
          <table:table-cell office:value-type="float" office:value="6898">
            <text:p>6898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400">
            <text:p>6400</text:p>
          </table:table-cell>
        </table:table-row>
        <table:table-row table:style-name="ro1">
          <table:table-cell office:value-type="float" office:value="6507">
            <text:p>6507</text:p>
          </table:table-cell>
        </table:table-row>
        <table:table-row table:style-name="ro1">
          <table:table-cell office:value-type="float" office:value="6555">
            <text:p>6555</text:p>
          </table:table-cell>
        </table:table-row>
        <table:table-row table:style-name="ro1">
          <table:table-cell office:value-type="float" office:value="6606">
            <text:p>6606</text:p>
          </table:table-cell>
        </table:table-row>
        <table:table-row table:style-name="ro1">
          <table:table-cell office:value-type="float" office:value="6656">
            <text:p>6656</text:p>
          </table:table-cell>
        </table:table-row>
        <table:table-row table:style-name="ro1">
          <table:table-cell office:value-type="float" office:value="6704">
            <text:p>6704</text:p>
          </table:table-cell>
        </table:table-row>
        <table:table-row table:style-name="ro1">
          <table:table-cell office:value-type="float" office:value="6752">
            <text:p>6752</text:p>
          </table:table-cell>
        </table:table-row>
        <table:table-row table:style-name="ro1">
          <table:table-cell office:value-type="float" office:value="6800">
            <text:p>6800</text:p>
          </table:table-cell>
        </table:table-row>
        <table:table-row table:style-name="ro1">
          <table:table-cell office:value-type="float" office:value="6846">
            <text:p>6846</text:p>
          </table:table-cell>
        </table:table-row>
        <table:table-row table:style-name="ro1">
          <table:table-cell office:value-type="float" office:value="6891">
            <text:p>6891</text:p>
          </table:table-cell>
        </table:table-row>
        <table:table-row table:style-name="ro1">
          <table:table-cell office:value-type="float" office:value="6936">
            <text:p>6936</text:p>
          </table:table-cell>
        </table:table-row>
        <table:table-row table:style-name="ro1">
          <table:table-cell office:value-type="float" office:value="6980">
            <text:p>6980</text:p>
          </table:table-cell>
        </table:table-row>
        <table:table-row table:style-name="ro1">
          <table:table-cell office:value-type="float" office:value="7020">
            <text:p>7020</text:p>
          </table:table-cell>
        </table:table-row>
        <table:table-row table:style-name="ro1">
          <table:table-cell office:value-type="float" office:value="7069">
            <text:p>7069</text:p>
          </table:table-cell>
        </table:table-row>
        <table:table-row table:style-name="ro1">
          <table:table-cell office:value-type="float" office:value="7113">
            <text:p>7113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419">
            <text:p>6419</text:p>
          </table:table-cell>
        </table:table-row>
        <table:table-row table:style-name="ro1">
          <table:table-cell office:value-type="float" office:value="6526">
            <text:p>6526</text:p>
          </table:table-cell>
        </table:table-row>
        <table:table-row table:style-name="ro1">
          <table:table-cell office:value-type="float" office:value="6573">
            <text:p>6573</text:p>
          </table:table-cell>
        </table:table-row>
        <table:table-row table:style-name="ro1">
          <table:table-cell office:value-type="float" office:value="6621">
            <text:p>6621</text:p>
          </table:table-cell>
        </table:table-row>
        <table:table-row table:style-name="ro1">
          <table:table-cell office:value-type="float" office:value="6671">
            <text:p>6671</text:p>
          </table:table-cell>
        </table:table-row>
        <table:table-row table:style-name="ro1">
          <table:table-cell office:value-type="float" office:value="6719">
            <text:p>6719</text:p>
          </table:table-cell>
        </table:table-row>
        <table:table-row table:style-name="ro1">
          <table:table-cell office:value-type="float" office:value="6767">
            <text:p>6767</text:p>
          </table:table-cell>
        </table:table-row>
        <table:table-row table:style-name="ro1">
          <table:table-cell office:value-type="float" office:value="6816">
            <text:p>6816</text:p>
          </table:table-cell>
        </table:table-row>
        <table:table-row table:style-name="ro1">
          <table:table-cell office:value-type="float" office:value="6861">
            <text:p>6861</text:p>
          </table:table-cell>
        </table:table-row>
        <table:table-row table:style-name="ro1">
          <table:table-cell office:value-type="float" office:value="6905">
            <text:p>6905</text:p>
          </table:table-cell>
        </table:table-row>
        <table:table-row table:style-name="ro1">
          <table:table-cell office:value-type="float" office:value="6950">
            <text:p>6950</text:p>
          </table:table-cell>
        </table:table-row>
        <table:table-row table:style-name="ro1">
          <table:table-cell office:value-type="float" office:value="6996">
            <text:p>6996</text:p>
          </table:table-cell>
        </table:table-row>
        <table:table-row table:style-name="ro1">
          <table:table-cell office:value-type="float" office:value="7041">
            <text:p>7041</text:p>
          </table:table-cell>
        </table:table-row>
        <table:table-row table:style-name="ro1">
          <table:table-cell office:value-type="float" office:value="7086">
            <text:p>7086</text:p>
          </table:table-cell>
        </table:table-row>
        <table:table-row table:style-name="ro1">
          <table:table-cell office:value-type="float" office:value="7131">
            <text:p>7131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443">
            <text:p>6443</text:p>
          </table:table-cell>
        </table:table-row>
        <table:table-row table:style-name="ro1">
          <table:table-cell office:value-type="float" office:value="6548">
            <text:p>6548</text:p>
          </table:table-cell>
        </table:table-row>
        <table:table-row table:style-name="ro1">
          <table:table-cell office:value-type="float" office:value="6602">
            <text:p>6602</text:p>
          </table:table-cell>
        </table:table-row>
        <table:table-row table:style-name="ro1">
          <table:table-cell office:value-type="float" office:value="6651">
            <text:p>6651</text:p>
          </table:table-cell>
        </table:table-row>
        <table:table-row table:style-name="ro1">
          <table:table-cell office:value-type="float" office:value="6701">
            <text:p>6701</text:p>
          </table:table-cell>
        </table:table-row>
        <table:table-row table:style-name="ro1">
          <table:table-cell office:value-type="float" office:value="6751">
            <text:p>6751</text:p>
          </table:table-cell>
        </table:table-row>
        <table:table-row table:style-name="ro1">
          <table:table-cell office:value-type="float" office:value="6799">
            <text:p>6799</text:p>
          </table:table-cell>
        </table:table-row>
        <table:table-row table:style-name="ro1">
          <table:table-cell office:value-type="float" office:value="6848">
            <text:p>6848</text:p>
          </table:table-cell>
        </table:table-row>
        <table:table-row table:style-name="ro1">
          <table:table-cell office:value-type="float" office:value="6893">
            <text:p>6893</text:p>
          </table:table-cell>
        </table:table-row>
        <table:table-row table:style-name="ro1">
          <table:table-cell office:value-type="float" office:value="6938">
            <text:p>6938</text:p>
          </table:table-cell>
        </table:table-row>
        <table:table-row table:style-name="ro1">
          <table:table-cell office:value-type="float" office:value="6984">
            <text:p>6984</text:p>
          </table:table-cell>
        </table:table-row>
        <table:table-row table:style-name="ro1">
          <table:table-cell office:value-type="float" office:value="7029">
            <text:p>7029</text:p>
          </table:table-cell>
        </table:table-row>
        <table:table-row table:style-name="ro1">
          <table:table-cell office:value-type="float" office:value="7074">
            <text:p>7074</text:p>
          </table:table-cell>
        </table:table-row>
        <table:table-row table:style-name="ro1">
          <table:table-cell office:value-type="float" office:value="7117">
            <text:p>7117</text:p>
          </table:table-cell>
        </table:table-row>
        <table:table-row table:style-name="ro1">
          <table:table-cell office:value-type="float" office:value="7164">
            <text:p>7164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064">
            <text:p>5064</text:p>
          </table:table-cell>
        </table:table-row>
        <table:table-row table:style-name="ro1">
          <table:table-cell office:value-type="float" office:value="5117">
            <text:p>5117</text:p>
          </table:table-cell>
        </table:table-row>
        <table:table-row table:style-name="ro1">
          <table:table-cell office:value-type="float" office:value="5165">
            <text:p>5165</text:p>
          </table:table-cell>
        </table:table-row>
        <table:table-row table:style-name="ro1">
          <table:table-cell office:value-type="float" office:value="5213">
            <text:p>5213</text:p>
          </table:table-cell>
        </table:table-row>
        <table:table-row table:style-name="ro1">
          <table:table-cell office:value-type="float" office:value="5253">
            <text:p>5253</text:p>
          </table:table-cell>
        </table:table-row>
        <table:table-row table:style-name="ro1">
          <table:table-cell office:value-type="float" office:value="5292">
            <text:p>5292</text:p>
          </table:table-cell>
        </table:table-row>
        <table:table-row table:style-name="ro1">
          <table:table-cell office:value-type="float" office:value="5330">
            <text:p>5330</text:p>
          </table:table-cell>
        </table:table-row>
        <table:table-row table:style-name="ro1">
          <table:table-cell office:value-type="float" office:value="6818">
            <text:p>6818</text:p>
          </table:table-cell>
        </table:table-row>
        <table:table-row table:style-name="ro1">
          <table:table-cell office:value-type="float" office:value="6854">
            <text:p>6854</text:p>
          </table:table-cell>
        </table:table-row>
        <table:table-row table:style-name="ro1">
          <table:table-cell office:value-type="float" office:value="6889">
            <text:p>6889</text:p>
          </table:table-cell>
        </table:table-row>
        <table:table-row table:style-name="ro1">
          <table:table-cell office:value-type="float" office:value="6925">
            <text:p>6925</text:p>
          </table:table-cell>
        </table:table-row>
        <table:table-row table:style-name="ro1">
          <table:table-cell office:value-type="float" office:value="7146">
            <text:p>7146</text:p>
          </table:table-cell>
        </table:table-row>
        <table:table-row table:style-name="ro1">
          <table:table-cell office:value-type="float" office:value="7185">
            <text:p>7185</text:p>
          </table:table-cell>
        </table:table-row>
        <table:table-row table:style-name="ro1">
          <table:table-cell office:value-type="float" office:value="7220">
            <text:p>7220</text:p>
          </table:table-cell>
        </table:table-row>
        <table:table-row table:style-name="ro1">
          <table:table-cell office:value-type="float" office:value="7248">
            <text:p>7248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886">
            <text:p>10886</text:p>
          </table:table-cell>
        </table:table-row>
        <table:table-row table:style-name="ro1">
          <table:table-cell office:value-type="float" office:value="5293">
            <text:p>5293</text:p>
          </table:table-cell>
        </table:table-row>
        <table:table-row table:style-name="ro1">
          <table:table-cell office:value-type="float" office:value="5333">
            <text:p>5333</text:p>
          </table:table-cell>
        </table:table-row>
        <table:table-row table:style-name="ro1">
          <table:table-cell office:value-type="float" office:value="5378">
            <text:p>5378</text:p>
          </table:table-cell>
        </table:table-row>
        <table:table-row table:style-name="ro1">
          <table:table-cell office:value-type="float" office:value="5418">
            <text:p>5418</text:p>
          </table:table-cell>
        </table:table-row>
        <table:table-row table:style-name="ro1">
          <table:table-cell office:value-type="float" office:value="5458">
            <text:p>5458</text:p>
          </table:table-cell>
        </table:table-row>
        <table:table-row table:style-name="ro1">
          <table:table-cell office:value-type="float" office:value="5497">
            <text:p>5497</text:p>
          </table:table-cell>
        </table:table-row>
        <table:table-row table:style-name="ro1">
          <table:table-cell office:value-type="float" office:value="5535">
            <text:p>5535</text:p>
          </table:table-cell>
        </table:table-row>
        <table:table-row table:style-name="ro1">
          <table:table-cell office:value-type="float" office:value="8074">
            <text:p>8074</text:p>
          </table:table-cell>
        </table:table-row>
        <table:table-row table:style-name="ro1">
          <table:table-cell office:value-type="float" office:value="8124">
            <text:p>8124</text:p>
          </table:table-cell>
        </table:table-row>
        <table:table-row table:style-name="ro1">
          <table:table-cell office:value-type="float" office:value="8170">
            <text:p>8170</text:p>
          </table:table-cell>
        </table:table-row>
        <table:table-row table:style-name="ro1">
          <table:table-cell office:value-type="float" office:value="8269">
            <text:p>8269</text:p>
          </table:table-cell>
        </table:table-row>
        <table:table-row table:style-name="ro1">
          <table:table-cell office:value-type="float" office:value="8310">
            <text:p>8310</text:p>
          </table:table-cell>
        </table:table-row>
        <table:table-row table:style-name="ro1">
          <table:table-cell office:value-type="float" office:value="8360">
            <text:p>8360</text:p>
          </table:table-cell>
        </table:table-row>
        <table:table-row table:style-name="ro1">
          <table:table-cell office:value-type="float" office:value="8407">
            <text:p>8407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010">
            <text:p>5010</text:p>
          </table:table-cell>
        </table:table-row>
        <table:table-row table:style-name="ro1">
          <table:table-cell office:value-type="float" office:value="5052">
            <text:p>5052</text:p>
          </table:table-cell>
        </table:table-row>
        <table:table-row table:style-name="ro1">
          <table:table-cell office:value-type="float" office:value="5102">
            <text:p>5102</text:p>
          </table:table-cell>
        </table:table-row>
        <table:table-row table:style-name="ro1">
          <table:table-cell office:value-type="float" office:value="5144">
            <text:p>5144</text:p>
          </table:table-cell>
        </table:table-row>
        <table:table-row table:style-name="ro1">
          <table:table-cell office:value-type="float" office:value="5187">
            <text:p>5187</text:p>
          </table:table-cell>
        </table:table-row>
        <table:table-row table:style-name="ro1">
          <table:table-cell office:value-type="float" office:value="5226">
            <text:p>5226</text:p>
          </table:table-cell>
        </table:table-row>
        <table:table-row table:style-name="ro1">
          <table:table-cell office:value-type="float" office:value="5266">
            <text:p>5266</text:p>
          </table:table-cell>
        </table:table-row>
        <table:table-row table:style-name="ro1">
          <table:table-cell office:value-type="float" office:value="5308">
            <text:p>5308</text:p>
          </table:table-cell>
        </table:table-row>
        <table:table-row table:style-name="ro1">
          <table:table-cell office:value-type="float" office:value="6911">
            <text:p>6911</text:p>
          </table:table-cell>
        </table:table-row>
        <table:table-row table:style-name="ro1">
          <table:table-cell office:value-type="float" office:value="6948">
            <text:p>6948</text:p>
          </table:table-cell>
        </table:table-row>
        <table:table-row table:style-name="ro1">
          <table:table-cell office:value-type="float" office:value="7098">
            <text:p>7098</text:p>
          </table:table-cell>
        </table:table-row>
        <table:table-row table:style-name="ro1">
          <table:table-cell office:value-type="float" office:value="7135">
            <text:p>7135</text:p>
          </table:table-cell>
        </table:table-row>
        <table:table-row table:style-name="ro1">
          <table:table-cell office:value-type="float" office:value="7171">
            <text:p>7171</text:p>
          </table:table-cell>
        </table:table-row>
        <table:table-row table:style-name="ro1">
          <table:table-cell office:value-type="float" office:value="7207">
            <text:p>7207</text:p>
          </table:table-cell>
        </table:table-row>
        <table:table-row table:style-name="ro1">
          <table:table-cell office:value-type="float" office:value="7244">
            <text:p>7244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616">
            <text:p>4616</text:p>
          </table:table-cell>
        </table:table-row>
        <table:table-row table:style-name="ro1">
          <table:table-cell office:value-type="float" office:value="4669">
            <text:p>4669</text:p>
          </table:table-cell>
        </table:table-row>
        <table:table-row table:style-name="ro1">
          <table:table-cell office:value-type="float" office:value="4706">
            <text:p>4706</text:p>
          </table:table-cell>
        </table:table-row>
        <table:table-row table:style-name="ro1">
          <table:table-cell office:value-type="float" office:value="4760">
            <text:p>4760</text:p>
          </table:table-cell>
        </table:table-row>
        <table:table-row table:style-name="ro1">
          <table:table-cell office:value-type="float" office:value="4797">
            <text:p>4797</text:p>
          </table:table-cell>
        </table:table-row>
        <table:table-row table:style-name="ro1">
          <table:table-cell office:value-type="float" office:value="4834">
            <text:p>4834</text:p>
          </table:table-cell>
        </table:table-row>
        <table:table-row table:style-name="ro1">
          <table:table-cell office:value-type="float" office:value="4873">
            <text:p>4873</text:p>
          </table:table-cell>
        </table:table-row>
        <table:table-row table:style-name="ro1">
          <table:table-cell office:value-type="float" office:value="4911">
            <text:p>4911</text:p>
          </table:table-cell>
        </table:table-row>
        <table:table-row table:style-name="ro1">
          <table:table-cell office:value-type="float" office:value="4950">
            <text:p>4950</text:p>
          </table:table-cell>
        </table:table-row>
        <table:table-row table:style-name="ro1">
          <table:table-cell office:value-type="float" office:value="4988">
            <text:p>4988</text:p>
          </table:table-cell>
        </table:table-row>
        <table:table-row table:style-name="ro1">
          <table:table-cell office:value-type="float" office:value="5023">
            <text:p>5023</text:p>
          </table:table-cell>
        </table:table-row>
        <table:table-row table:style-name="ro1">
          <table:table-cell office:value-type="float" office:value="5086">
            <text:p>5086</text:p>
          </table:table-cell>
        </table:table-row>
        <table:table-row table:style-name="ro1">
          <table:table-cell office:value-type="float" office:value="5499">
            <text:p>5499</text:p>
          </table:table-cell>
        </table:table-row>
        <table:table-row table:style-name="ro1">
          <table:table-cell office:value-type="float" office:value="5529">
            <text:p>5529</text:p>
          </table:table-cell>
        </table:table-row>
        <table:table-row table:style-name="ro1">
          <table:table-cell office:value-type="float" office:value="5955">
            <text:p>5955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506">
            <text:p>4506</text:p>
          </table:table-cell>
        </table:table-row>
        <table:table-row table:style-name="ro1">
          <table:table-cell office:value-type="float" office:value="4544">
            <text:p>4544</text:p>
          </table:table-cell>
        </table:table-row>
        <table:table-row table:style-name="ro1">
          <table:table-cell office:value-type="float" office:value="4599">
            <text:p>4599</text:p>
          </table:table-cell>
        </table:table-row>
        <table:table-row table:style-name="ro1">
          <table:table-cell office:value-type="float" office:value="4637">
            <text:p>4637</text:p>
          </table:table-cell>
        </table:table-row>
        <table:table-row table:style-name="ro1">
          <table:table-cell office:value-type="float" office:value="4675">
            <text:p>4675</text:p>
          </table:table-cell>
        </table:table-row>
        <table:table-row table:style-name="ro1">
          <table:table-cell office:value-type="float" office:value="4713">
            <text:p>4713</text:p>
          </table:table-cell>
        </table:table-row>
        <table:table-row table:style-name="ro1">
          <table:table-cell office:value-type="float" office:value="4751">
            <text:p>4751</text:p>
          </table:table-cell>
        </table:table-row>
        <table:table-row table:style-name="ro1">
          <table:table-cell office:value-type="float" office:value="4789">
            <text:p>4789</text:p>
          </table:table-cell>
        </table:table-row>
        <table:table-row table:style-name="ro1">
          <table:table-cell office:value-type="float" office:value="4828">
            <text:p>4828</text:p>
          </table:table-cell>
        </table:table-row>
        <table:table-row table:style-name="ro1">
          <table:table-cell office:value-type="float" office:value="4866">
            <text:p>4866</text:p>
          </table:table-cell>
        </table:table-row>
        <table:table-row table:style-name="ro1">
          <table:table-cell office:value-type="float" office:value="4901">
            <text:p>4901</text:p>
          </table:table-cell>
        </table:table-row>
        <table:table-row table:style-name="ro1">
          <table:table-cell office:value-type="float" office:value="4968">
            <text:p>4968</text:p>
          </table:table-cell>
        </table:table-row>
        <table:table-row table:style-name="ro1">
          <table:table-cell office:value-type="float" office:value="5007">
            <text:p>5007</text:p>
          </table:table-cell>
        </table:table-row>
        <table:table-row table:style-name="ro1">
          <table:table-cell office:value-type="float" office:value="5043">
            <text:p>5043</text:p>
          </table:table-cell>
        </table:table-row>
        <table:table-row table:style-name="ro1">
          <table:table-cell office:value-type="float" office:value="5127">
            <text:p>5127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03">
            <text:p>4403</text:p>
          </table:table-cell>
        </table:table-row>
        <table:table-row table:style-name="ro1">
          <table:table-cell office:value-type="float" office:value="4475">
            <text:p>4475</text:p>
          </table:table-cell>
        </table:table-row>
        <table:table-row table:style-name="ro1">
          <table:table-cell office:value-type="float" office:value="4518">
            <text:p>4518</text:p>
          </table:table-cell>
        </table:table-row>
        <table:table-row table:style-name="ro1">
          <table:table-cell office:value-type="float" office:value="4554">
            <text:p>4554</text:p>
          </table:table-cell>
        </table:table-row>
        <table:table-row table:style-name="ro1">
          <table:table-cell office:value-type="float" office:value="4601">
            <text:p>4601</text:p>
          </table:table-cell>
        </table:table-row>
        <table:table-row table:style-name="ro1">
          <table:table-cell office:value-type="float" office:value="4643">
            <text:p>4643</text:p>
          </table:table-cell>
        </table:table-row>
        <table:table-row table:style-name="ro1">
          <table:table-cell office:value-type="float" office:value="4685">
            <text:p>4685</text:p>
          </table:table-cell>
        </table:table-row>
        <table:table-row table:style-name="ro1">
          <table:table-cell office:value-type="float" office:value="4731">
            <text:p>4731</text:p>
          </table:table-cell>
        </table:table-row>
        <table:table-row table:style-name="ro1">
          <table:table-cell office:value-type="float" office:value="4774">
            <text:p>4774</text:p>
          </table:table-cell>
        </table:table-row>
        <table:table-row table:style-name="ro1">
          <table:table-cell office:value-type="float" office:value="4815">
            <text:p>4815</text:p>
          </table:table-cell>
        </table:table-row>
        <table:table-row table:style-name="ro1">
          <table:table-cell office:value-type="float" office:value="4884">
            <text:p>4884</text:p>
          </table:table-cell>
        </table:table-row>
        <table:table-row table:style-name="ro1">
          <table:table-cell office:value-type="float" office:value="4924">
            <text:p>4924</text:p>
          </table:table-cell>
        </table:table-row>
        <table:table-row table:style-name="ro1">
          <table:table-cell office:value-type="float" office:value="4967">
            <text:p>4967</text:p>
          </table:table-cell>
        </table:table-row>
        <table:table-row table:style-name="ro1">
          <table:table-cell office:value-type="float" office:value="5391">
            <text:p>5391</text:p>
          </table:table-cell>
        </table:table-row>
        <table:table-row table:style-name="ro1">
          <table:table-cell office:value-type="float" office:value="5455">
            <text:p>5455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89">
            <text:p>4489</text:p>
          </table:table-cell>
        </table:table-row>
        <table:table-row table:style-name="ro1">
          <table:table-cell office:value-type="float" office:value="4549">
            <text:p>4549</text:p>
          </table:table-cell>
        </table:table-row>
        <table:table-row table:style-name="ro1">
          <table:table-cell office:value-type="float" office:value="4591">
            <text:p>4591</text:p>
          </table:table-cell>
        </table:table-row>
        <table:table-row table:style-name="ro1">
          <table:table-cell office:value-type="float" office:value="4632">
            <text:p>4632</text:p>
          </table:table-cell>
        </table:table-row>
        <table:table-row table:style-name="ro1">
          <table:table-cell office:value-type="float" office:value="4675">
            <text:p>4675</text:p>
          </table:table-cell>
        </table:table-row>
        <table:table-row table:style-name="ro1">
          <table:table-cell office:value-type="float" office:value="4718">
            <text:p>4718</text:p>
          </table:table-cell>
        </table:table-row>
        <table:table-row table:style-name="ro1">
          <table:table-cell office:value-type="float" office:value="5172">
            <text:p>5172</text:p>
          </table:table-cell>
        </table:table-row>
        <table:table-row table:style-name="ro1">
          <table:table-cell office:value-type="float" office:value="5214">
            <text:p>5214</text:p>
          </table:table-cell>
        </table:table-row>
        <table:table-row table:style-name="ro1">
          <table:table-cell office:value-type="float" office:value="5266">
            <text:p>5266</text:p>
          </table:table-cell>
        </table:table-row>
        <table:table-row table:style-name="ro1">
          <table:table-cell office:value-type="float" office:value="5321">
            <text:p>5321</text:p>
          </table:table-cell>
        </table:table-row>
        <table:table-row table:style-name="ro1">
          <table:table-cell office:value-type="float" office:value="5373">
            <text:p>5373</text:p>
          </table:table-cell>
        </table:table-row>
        <table:table-row table:style-name="ro1">
          <table:table-cell office:value-type="float" office:value="5948">
            <text:p>5948</text:p>
          </table:table-cell>
        </table:table-row>
        <table:table-row table:style-name="ro1">
          <table:table-cell office:value-type="float" office:value="5982">
            <text:p>5982</text:p>
          </table:table-cell>
        </table:table-row>
        <table:table-row table:style-name="ro1">
          <table:table-cell office:value-type="float" office:value="6019">
            <text:p>6019</text:p>
          </table:table-cell>
        </table:table-row>
        <table:table-row table:style-name="ro1">
          <table:table-cell office:value-type="float" office:value="6553">
            <text:p>6553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485">
            <text:p>5485</text:p>
          </table:table-cell>
        </table:table-row>
        <table:table-row table:style-name="ro1">
          <table:table-cell office:value-type="float" office:value="5521">
            <text:p>5521</text:p>
          </table:table-cell>
        </table:table-row>
        <table:table-row table:style-name="ro1">
          <table:table-cell office:value-type="float" office:value="5555">
            <text:p>5555</text:p>
          </table:table-cell>
        </table:table-row>
        <table:table-row table:style-name="ro1">
          <table:table-cell office:value-type="float" office:value="5588">
            <text:p>5588</text:p>
          </table:table-cell>
        </table:table-row>
        <table:table-row table:style-name="ro1">
          <table:table-cell office:value-type="float" office:value="5617">
            <text:p>5617</text:p>
          </table:table-cell>
        </table:table-row>
        <table:table-row table:style-name="ro1">
          <table:table-cell office:value-type="float" office:value="5651">
            <text:p>5651</text:p>
          </table:table-cell>
        </table:table-row>
        <table:table-row table:style-name="ro1">
          <table:table-cell office:value-type="float" office:value="5689">
            <text:p>5689</text:p>
          </table:table-cell>
        </table:table-row>
        <table:table-row table:style-name="ro1">
          <table:table-cell office:value-type="float" office:value="5722">
            <text:p>5722</text:p>
          </table:table-cell>
        </table:table-row>
        <table:table-row table:style-name="ro1">
          <table:table-cell office:value-type="float" office:value="5900">
            <text:p>5900</text:p>
          </table:table-cell>
        </table:table-row>
        <table:table-row table:style-name="ro1">
          <table:table-cell office:value-type="float" office:value="5942">
            <text:p>5942</text:p>
          </table:table-cell>
        </table:table-row>
        <table:table-row table:style-name="ro1">
          <table:table-cell office:value-type="float" office:value="5973">
            <text:p>5973</text:p>
          </table:table-cell>
        </table:table-row>
        <table:table-row table:style-name="ro1">
          <table:table-cell office:value-type="float" office:value="6005">
            <text:p>6005</text:p>
          </table:table-cell>
        </table:table-row>
        <table:table-row table:style-name="ro1">
          <table:table-cell office:value-type="float" office:value="6037">
            <text:p>6037</text:p>
          </table:table-cell>
        </table:table-row>
        <table:table-row table:style-name="ro1">
          <table:table-cell office:value-type="float" office:value="6085">
            <text:p>6085</text:p>
          </table:table-cell>
        </table:table-row>
        <table:table-row table:style-name="ro1">
          <table:table-cell office:value-type="float" office:value="6119">
            <text:p>6119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354">
            <text:p>4354</text:p>
          </table:table-cell>
        </table:table-row>
        <table:table-row table:style-name="ro1">
          <table:table-cell office:value-type="float" office:value="4415">
            <text:p>4415</text:p>
          </table:table-cell>
        </table:table-row>
        <table:table-row table:style-name="ro1">
          <table:table-cell office:value-type="float" office:value="4456">
            <text:p>4456</text:p>
          </table:table-cell>
        </table:table-row>
        <table:table-row table:style-name="ro1">
          <table:table-cell office:value-type="float" office:value="4498">
            <text:p>4498</text:p>
          </table:table-cell>
        </table:table-row>
        <table:table-row table:style-name="ro1">
          <table:table-cell office:value-type="float" office:value="4536">
            <text:p>4536</text:p>
          </table:table-cell>
        </table:table-row>
        <table:table-row table:style-name="ro1">
          <table:table-cell office:value-type="float" office:value="4583">
            <text:p>4583</text:p>
          </table:table-cell>
        </table:table-row>
        <table:table-row table:style-name="ro1">
          <table:table-cell office:value-type="float" office:value="4625">
            <text:p>4625</text:p>
          </table:table-cell>
        </table:table-row>
        <table:table-row table:style-name="ro1">
          <table:table-cell office:value-type="float" office:value="4667">
            <text:p>4667</text:p>
          </table:table-cell>
        </table:table-row>
        <table:table-row table:style-name="ro1">
          <table:table-cell office:value-type="float" office:value="5061">
            <text:p>5061</text:p>
          </table:table-cell>
        </table:table-row>
        <table:table-row table:style-name="ro1">
          <table:table-cell office:value-type="float" office:value="5101">
            <text:p>5101</text:p>
          </table:table-cell>
        </table:table-row>
        <table:table-row table:style-name="ro1">
          <table:table-cell office:value-type="float" office:value="5141">
            <text:p>5141</text:p>
          </table:table-cell>
        </table:table-row>
        <table:table-row table:style-name="ro1">
          <table:table-cell office:value-type="float" office:value="5181">
            <text:p>5181</text:p>
          </table:table-cell>
        </table:table-row>
        <table:table-row table:style-name="ro1">
          <table:table-cell office:value-type="float" office:value="5254">
            <text:p>5254</text:p>
          </table:table-cell>
        </table:table-row>
        <table:table-row table:style-name="ro1">
          <table:table-cell office:value-type="float" office:value="5294">
            <text:p>5294</text:p>
          </table:table-cell>
        </table:table-row>
        <table:table-row table:style-name="ro1">
          <table:table-cell office:value-type="float" office:value="5334">
            <text:p>5334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83">
            <text:p>4483</text:p>
          </table:table-cell>
        </table:table-row>
        <table:table-row table:style-name="ro1">
          <table:table-cell office:value-type="float" office:value="4542">
            <text:p>4542</text:p>
          </table:table-cell>
        </table:table-row>
        <table:table-row table:style-name="ro1">
          <table:table-cell office:value-type="float" office:value="4585">
            <text:p>4585</text:p>
          </table:table-cell>
        </table:table-row>
        <table:table-row table:style-name="ro1">
          <table:table-cell office:value-type="float" office:value="4627">
            <text:p>4627</text:p>
          </table:table-cell>
        </table:table-row>
        <table:table-row table:style-name="ro1">
          <table:table-cell office:value-type="float" office:value="4686">
            <text:p>4686</text:p>
          </table:table-cell>
        </table:table-row>
        <table:table-row table:style-name="ro1">
          <table:table-cell office:value-type="float" office:value="4723">
            <text:p>4723</text:p>
          </table:table-cell>
        </table:table-row>
        <table:table-row table:style-name="ro1">
          <table:table-cell office:value-type="float" office:value="4764">
            <text:p>4764</text:p>
          </table:table-cell>
        </table:table-row>
        <table:table-row table:style-name="ro1">
          <table:table-cell office:value-type="float" office:value="4806">
            <text:p>4806</text:p>
          </table:table-cell>
        </table:table-row>
        <table:table-row table:style-name="ro1">
          <table:table-cell office:value-type="float" office:value="4848">
            <text:p>4848</text:p>
          </table:table-cell>
        </table:table-row>
        <table:table-row table:style-name="ro1">
          <table:table-cell office:value-type="float" office:value="5295">
            <text:p>5295</text:p>
          </table:table-cell>
        </table:table-row>
        <table:table-row table:style-name="ro1">
          <table:table-cell office:value-type="float" office:value="5335">
            <text:p>5335</text:p>
          </table:table-cell>
        </table:table-row>
        <table:table-row table:style-name="ro1">
          <table:table-cell office:value-type="float" office:value="5372">
            <text:p>5372</text:p>
          </table:table-cell>
        </table:table-row>
        <table:table-row table:style-name="ro1">
          <table:table-cell office:value-type="float" office:value="5446">
            <text:p>5446</text:p>
          </table:table-cell>
        </table:table-row>
        <table:table-row table:style-name="ro1">
          <table:table-cell office:value-type="float" office:value="5486">
            <text:p>5486</text:p>
          </table:table-cell>
        </table:table-row>
        <table:table-row table:style-name="ro1">
          <table:table-cell office:value-type="float" office:value="5525">
            <text:p>5525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718">
            <text:p>4718</text:p>
          </table:table-cell>
        </table:table-row>
        <table:table-row table:style-name="ro1">
          <table:table-cell office:value-type="float" office:value="4779">
            <text:p>4779</text:p>
          </table:table-cell>
        </table:table-row>
        <table:table-row table:style-name="ro1">
          <table:table-cell office:value-type="float" office:value="4823">
            <text:p>4823</text:p>
          </table:table-cell>
        </table:table-row>
        <table:table-row table:style-name="ro1">
          <table:table-cell office:value-type="float" office:value="4865">
            <text:p>4865</text:p>
          </table:table-cell>
        </table:table-row>
        <table:table-row table:style-name="ro1">
          <table:table-cell office:value-type="float" office:value="4907">
            <text:p>4907</text:p>
          </table:table-cell>
        </table:table-row>
        <table:table-row table:style-name="ro1">
          <table:table-cell office:value-type="float" office:value="4949">
            <text:p>4949</text:p>
          </table:table-cell>
        </table:table-row>
        <table:table-row table:style-name="ro1">
          <table:table-cell office:value-type="float" office:value="4991">
            <text:p>4991</text:p>
          </table:table-cell>
        </table:table-row>
        <table:table-row table:style-name="ro1">
          <table:table-cell office:value-type="float" office:value="5035">
            <text:p>5035</text:p>
          </table:table-cell>
        </table:table-row>
        <table:table-row table:style-name="ro1">
          <table:table-cell office:value-type="float" office:value="5075">
            <text:p>5075</text:p>
          </table:table-cell>
        </table:table-row>
        <table:table-row table:style-name="ro1">
          <table:table-cell office:value-type="float" office:value="5115">
            <text:p>5115</text:p>
          </table:table-cell>
        </table:table-row>
        <table:table-row table:style-name="ro1">
          <table:table-cell office:value-type="float" office:value="5155">
            <text:p>5155</text:p>
          </table:table-cell>
        </table:table-row>
        <table:table-row table:style-name="ro1">
          <table:table-cell office:value-type="float" office:value="5607">
            <text:p>5607</text:p>
          </table:table-cell>
        </table:table-row>
        <table:table-row table:style-name="ro1">
          <table:table-cell office:value-type="float" office:value="5648">
            <text:p>5648</text:p>
          </table:table-cell>
        </table:table-row>
        <table:table-row table:style-name="ro1">
          <table:table-cell office:value-type="float" office:value="5687">
            <text:p>5687</text:p>
          </table:table-cell>
        </table:table-row>
        <table:table-row table:style-name="ro1">
          <table:table-cell office:value-type="float" office:value="5728">
            <text:p>5728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611">
            <text:p>4611</text:p>
          </table:table-cell>
        </table:table-row>
        <table:table-row table:style-name="ro1">
          <table:table-cell office:value-type="float" office:value="4663">
            <text:p>4663</text:p>
          </table:table-cell>
        </table:table-row>
        <table:table-row table:style-name="ro1">
          <table:table-cell office:value-type="float" office:value="4705">
            <text:p>4705</text:p>
          </table:table-cell>
        </table:table-row>
        <table:table-row table:style-name="ro1">
          <table:table-cell office:value-type="float" office:value="4746">
            <text:p>4746</text:p>
          </table:table-cell>
        </table:table-row>
        <table:table-row table:style-name="ro1">
          <table:table-cell office:value-type="float" office:value="4788">
            <text:p>4788</text:p>
          </table:table-cell>
        </table:table-row>
        <table:table-row table:style-name="ro1">
          <table:table-cell office:value-type="float" office:value="4830">
            <text:p>4830</text:p>
          </table:table-cell>
        </table:table-row>
        <table:table-row table:style-name="ro1">
          <table:table-cell office:value-type="float" office:value="4873">
            <text:p>4873</text:p>
          </table:table-cell>
        </table:table-row>
        <table:table-row table:style-name="ro1">
          <table:table-cell office:value-type="float" office:value="4917">
            <text:p>4917</text:p>
          </table:table-cell>
        </table:table-row>
        <table:table-row table:style-name="ro1">
          <table:table-cell office:value-type="float" office:value="4953">
            <text:p>4953</text:p>
          </table:table-cell>
        </table:table-row>
        <table:table-row table:style-name="ro1">
          <table:table-cell office:value-type="float" office:value="4998">
            <text:p>4998</text:p>
          </table:table-cell>
        </table:table-row>
        <table:table-row table:style-name="ro1">
          <table:table-cell office:value-type="float" office:value="5038">
            <text:p>5038</text:p>
          </table:table-cell>
        </table:table-row>
        <table:table-row table:style-name="ro1">
          <table:table-cell office:value-type="float" office:value="5078">
            <text:p>5078</text:p>
          </table:table-cell>
        </table:table-row>
        <table:table-row table:style-name="ro1">
          <table:table-cell office:value-type="float" office:value="5122">
            <text:p>5122</text:p>
          </table:table-cell>
        </table:table-row>
        <table:table-row table:style-name="ro1">
          <table:table-cell office:value-type="float" office:value="5163">
            <text:p>5163</text:p>
          </table:table-cell>
        </table:table-row>
        <table:table-row table:style-name="ro1">
          <table:table-cell office:value-type="float" office:value="5247">
            <text:p>5247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581">
            <text:p>4581</text:p>
          </table:table-cell>
        </table:table-row>
        <table:table-row table:style-name="ro1">
          <table:table-cell office:value-type="float" office:value="4642">
            <text:p>4642</text:p>
          </table:table-cell>
        </table:table-row>
        <table:table-row table:style-name="ro1">
          <table:table-cell office:value-type="float" office:value="4685">
            <text:p>4685</text:p>
          </table:table-cell>
        </table:table-row>
        <table:table-row table:style-name="ro1">
          <table:table-cell office:value-type="float" office:value="4728">
            <text:p>4728</text:p>
          </table:table-cell>
        </table:table-row>
        <table:table-row table:style-name="ro1">
          <table:table-cell office:value-type="float" office:value="4770">
            <text:p>4770</text:p>
          </table:table-cell>
        </table:table-row>
        <table:table-row table:style-name="ro1">
          <table:table-cell office:value-type="float" office:value="4812">
            <text:p>4812</text:p>
          </table:table-cell>
        </table:table-row>
        <table:table-row table:style-name="ro1">
          <table:table-cell office:value-type="float" office:value="4855">
            <text:p>4855</text:p>
          </table:table-cell>
        </table:table-row>
        <table:table-row table:style-name="ro1">
          <table:table-cell office:value-type="float" office:value="4897">
            <text:p>4897</text:p>
          </table:table-cell>
        </table:table-row>
        <table:table-row table:style-name="ro1">
          <table:table-cell office:value-type="float" office:value="4951">
            <text:p>4951</text:p>
          </table:table-cell>
        </table:table-row>
        <table:table-row table:style-name="ro1">
          <table:table-cell office:value-type="float" office:value="4991">
            <text:p>4991</text:p>
          </table:table-cell>
        </table:table-row>
        <table:table-row table:style-name="ro1">
          <table:table-cell office:value-type="float" office:value="5031">
            <text:p>5031</text:p>
          </table:table-cell>
        </table:table-row>
        <table:table-row table:style-name="ro1">
          <table:table-cell office:value-type="float" office:value="5070">
            <text:p>5070</text:p>
          </table:table-cell>
        </table:table-row>
        <table:table-row table:style-name="ro1">
          <table:table-cell office:value-type="float" office:value="5111">
            <text:p>5111</text:p>
          </table:table-cell>
        </table:table-row>
        <table:table-row table:style-name="ro1">
          <table:table-cell office:value-type="float" office:value="5153">
            <text:p>5153</text:p>
          </table:table-cell>
        </table:table-row>
        <table:table-row table:style-name="ro1">
          <table:table-cell office:value-type="float" office:value="5192">
            <text:p>5192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683">
            <text:p>4683</text:p>
          </table:table-cell>
        </table:table-row>
        <table:table-row table:style-name="ro1">
          <table:table-cell office:value-type="float" office:value="4730">
            <text:p>4730</text:p>
          </table:table-cell>
        </table:table-row>
        <table:table-row table:style-name="ro1">
          <table:table-cell office:value-type="float" office:value="4773">
            <text:p>4773</text:p>
          </table:table-cell>
        </table:table-row>
        <table:table-row table:style-name="ro1">
          <table:table-cell office:value-type="float" office:value="4825">
            <text:p>4825</text:p>
          </table:table-cell>
        </table:table-row>
        <table:table-row table:style-name="ro1">
          <table:table-cell office:value-type="float" office:value="4868">
            <text:p>4868</text:p>
          </table:table-cell>
        </table:table-row>
        <table:table-row table:style-name="ro1">
          <table:table-cell office:value-type="float" office:value="4911">
            <text:p>4911</text:p>
          </table:table-cell>
        </table:table-row>
        <table:table-row table:style-name="ro1">
          <table:table-cell office:value-type="float" office:value="4953">
            <text:p>4953</text:p>
          </table:table-cell>
        </table:table-row>
        <table:table-row table:style-name="ro1">
          <table:table-cell office:value-type="float" office:value="4995">
            <text:p>4995</text:p>
          </table:table-cell>
        </table:table-row>
        <table:table-row table:style-name="ro1">
          <table:table-cell office:value-type="float" office:value="5040">
            <text:p>5040</text:p>
          </table:table-cell>
        </table:table-row>
        <table:table-row table:style-name="ro1">
          <table:table-cell office:value-type="float" office:value="5079">
            <text:p>5079</text:p>
          </table:table-cell>
        </table:table-row>
        <table:table-row table:style-name="ro1">
          <table:table-cell office:value-type="float" office:value="5119">
            <text:p>5119</text:p>
          </table:table-cell>
        </table:table-row>
        <table:table-row table:style-name="ro1">
          <table:table-cell office:value-type="float" office:value="5159">
            <text:p>5159</text:p>
          </table:table-cell>
        </table:table-row>
        <table:table-row table:style-name="ro1">
          <table:table-cell office:value-type="float" office:value="5199">
            <text:p>5199</text:p>
          </table:table-cell>
        </table:table-row>
        <table:table-row table:style-name="ro1">
          <table:table-cell office:value-type="float" office:value="5239">
            <text:p>5239</text:p>
          </table:table-cell>
        </table:table-row>
        <table:table-row table:style-name="ro1">
          <table:table-cell office:value-type="float" office:value="5279">
            <text:p>5279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809">
            <text:p>4809</text:p>
          </table:table-cell>
        </table:table-row>
        <table:table-row table:style-name="ro1">
          <table:table-cell office:value-type="float" office:value="4872">
            <text:p>4872</text:p>
          </table:table-cell>
        </table:table-row>
        <table:table-row table:style-name="ro1">
          <table:table-cell office:value-type="float" office:value="4910">
            <text:p>4910</text:p>
          </table:table-cell>
        </table:table-row>
        <table:table-row table:style-name="ro1">
          <table:table-cell office:value-type="float" office:value="4953">
            <text:p>4953</text:p>
          </table:table-cell>
        </table:table-row>
        <table:table-row table:style-name="ro1">
          <table:table-cell office:value-type="float" office:value="4995">
            <text:p>4995</text:p>
          </table:table-cell>
        </table:table-row>
        <table:table-row table:style-name="ro1">
          <table:table-cell office:value-type="float" office:value="5038">
            <text:p>5038</text:p>
          </table:table-cell>
        </table:table-row>
        <table:table-row table:style-name="ro1">
          <table:table-cell office:value-type="float" office:value="5082">
            <text:p>5082</text:p>
          </table:table-cell>
        </table:table-row>
        <table:table-row table:style-name="ro1">
          <table:table-cell office:value-type="float" office:value="5124">
            <text:p>5124</text:p>
          </table:table-cell>
        </table:table-row>
        <table:table-row table:style-name="ro1">
          <table:table-cell office:value-type="float" office:value="5169">
            <text:p>5169</text:p>
          </table:table-cell>
        </table:table-row>
        <table:table-row table:style-name="ro1">
          <table:table-cell office:value-type="float" office:value="5209">
            <text:p>5209</text:p>
          </table:table-cell>
        </table:table-row>
        <table:table-row table:style-name="ro1">
          <table:table-cell office:value-type="float" office:value="5249">
            <text:p>5249</text:p>
          </table:table-cell>
        </table:table-row>
        <table:table-row table:style-name="ro1">
          <table:table-cell office:value-type="float" office:value="5290">
            <text:p>5290</text:p>
          </table:table-cell>
        </table:table-row>
        <table:table-row table:style-name="ro1">
          <table:table-cell office:value-type="float" office:value="5333">
            <text:p>5333</text:p>
          </table:table-cell>
        </table:table-row>
        <table:table-row table:style-name="ro1">
          <table:table-cell office:value-type="float" office:value="5372">
            <text:p>5372</text:p>
          </table:table-cell>
        </table:table-row>
        <table:table-row table:style-name="ro1">
          <table:table-cell office:value-type="float" office:value="5412">
            <text:p>5412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791">
            <text:p>5791</text:p>
          </table:table-cell>
        </table:table-row>
        <table:table-row table:style-name="ro1">
          <table:table-cell office:value-type="float" office:value="5825">
            <text:p>5825</text:p>
          </table:table-cell>
        </table:table-row>
        <table:table-row table:style-name="ro1">
          <table:table-cell office:value-type="float" office:value="5854">
            <text:p>5854</text:p>
          </table:table-cell>
        </table:table-row>
        <table:table-row table:style-name="ro1">
          <table:table-cell office:value-type="float" office:value="5890">
            <text:p>5890</text:p>
          </table:table-cell>
        </table:table-row>
        <table:table-row table:style-name="ro1">
          <table:table-cell office:value-type="float" office:value="5924">
            <text:p>5924</text:p>
          </table:table-cell>
        </table:table-row>
        <table:table-row table:style-name="ro1">
          <table:table-cell office:value-type="float" office:value="5959">
            <text:p>5959</text:p>
          </table:table-cell>
        </table:table-row>
        <table:table-row table:style-name="ro1">
          <table:table-cell office:value-type="float" office:value="6061">
            <text:p>6061</text:p>
          </table:table-cell>
        </table:table-row>
        <table:table-row table:style-name="ro1">
          <table:table-cell office:value-type="float" office:value="6104">
            <text:p>6104</text:p>
          </table:table-cell>
        </table:table-row>
        <table:table-row table:style-name="ro1">
          <table:table-cell office:value-type="float" office:value="6367">
            <text:p>6367</text:p>
          </table:table-cell>
        </table:table-row>
        <table:table-row table:style-name="ro1">
          <table:table-cell office:value-type="float" office:value="6409">
            <text:p>6409</text:p>
          </table:table-cell>
        </table:table-row>
        <table:table-row table:style-name="ro1">
          <table:table-cell office:value-type="float" office:value="6602">
            <text:p>6602</text:p>
          </table:table-cell>
        </table:table-row>
        <table:table-row table:style-name="ro1">
          <table:table-cell office:value-type="float" office:value="6634">
            <text:p>6634</text:p>
          </table:table-cell>
        </table:table-row>
        <table:table-row table:style-name="ro1">
          <table:table-cell office:value-type="float" office:value="6667">
            <text:p>6667</text:p>
          </table:table-cell>
        </table:table-row>
        <table:table-row table:style-name="ro1">
          <table:table-cell office:value-type="float" office:value="6713">
            <text:p>6713</text:p>
          </table:table-cell>
        </table:table-row>
        <table:table-row table:style-name="ro1">
          <table:table-cell office:value-type="float" office:value="6745">
            <text:p>6745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068">
            <text:p>5068</text:p>
          </table:table-cell>
        </table:table-row>
        <table:table-row table:style-name="ro1">
          <table:table-cell office:value-type="float" office:value="5150">
            <text:p>5150</text:p>
          </table:table-cell>
        </table:table-row>
        <table:table-row table:style-name="ro1">
          <table:table-cell office:value-type="float" office:value="5193">
            <text:p>5193</text:p>
          </table:table-cell>
        </table:table-row>
        <table:table-row table:style-name="ro1">
          <table:table-cell office:value-type="float" office:value="5236">
            <text:p>5236</text:p>
          </table:table-cell>
        </table:table-row>
        <table:table-row table:style-name="ro1">
          <table:table-cell office:value-type="float" office:value="5279">
            <text:p>5279</text:p>
          </table:table-cell>
        </table:table-row>
        <table:table-row table:style-name="ro1">
          <table:table-cell office:value-type="float" office:value="5321">
            <text:p>5321</text:p>
          </table:table-cell>
        </table:table-row>
        <table:table-row table:style-name="ro1">
          <table:table-cell office:value-type="float" office:value="5365">
            <text:p>5365</text:p>
          </table:table-cell>
        </table:table-row>
        <table:table-row table:style-name="ro1">
          <table:table-cell office:value-type="float" office:value="5408">
            <text:p>5408</text:p>
          </table:table-cell>
        </table:table-row>
        <table:table-row table:style-name="ro1">
          <table:table-cell office:value-type="float" office:value="5449">
            <text:p>5449</text:p>
          </table:table-cell>
        </table:table-row>
        <table:table-row table:style-name="ro1">
          <table:table-cell office:value-type="float" office:value="5489">
            <text:p>5489</text:p>
          </table:table-cell>
        </table:table-row>
        <table:table-row table:style-name="ro1">
          <table:table-cell office:value-type="float" office:value="5527">
            <text:p>5527</text:p>
          </table:table-cell>
        </table:table-row>
        <table:table-row table:style-name="ro1">
          <table:table-cell office:value-type="float" office:value="5571">
            <text:p>5571</text:p>
          </table:table-cell>
        </table:table-row>
        <table:table-row table:style-name="ro1">
          <table:table-cell office:value-type="float" office:value="5611">
            <text:p>5611</text:p>
          </table:table-cell>
        </table:table-row>
        <table:table-row table:style-name="ro1">
          <table:table-cell office:value-type="float" office:value="5652">
            <text:p>5652</text:p>
          </table:table-cell>
        </table:table-row>
        <table:table-row table:style-name="ro1">
          <table:table-cell office:value-type="float" office:value="5692">
            <text:p>5692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321">
            <text:p>5321</text:p>
          </table:table-cell>
        </table:table-row>
        <table:table-row table:style-name="ro1">
          <table:table-cell office:value-type="float" office:value="5356">
            <text:p>5356</text:p>
          </table:table-cell>
        </table:table-row>
        <table:table-row table:style-name="ro1">
          <table:table-cell office:value-type="float" office:value="5406">
            <text:p>5406</text:p>
          </table:table-cell>
        </table:table-row>
        <table:table-row table:style-name="ro1">
          <table:table-cell office:value-type="float" office:value="5455">
            <text:p>5455</text:p>
          </table:table-cell>
        </table:table-row>
        <table:table-row table:style-name="ro1">
          <table:table-cell office:value-type="float" office:value="5507">
            <text:p>5507</text:p>
          </table:table-cell>
        </table:table-row>
        <table:table-row table:style-name="ro1">
          <table:table-cell office:value-type="float" office:value="5542">
            <text:p>5542</text:p>
          </table:table-cell>
        </table:table-row>
        <table:table-row table:style-name="ro1">
          <table:table-cell office:value-type="float" office:value="5577">
            <text:p>5577</text:p>
          </table:table-cell>
        </table:table-row>
        <table:table-row table:style-name="ro1">
          <table:table-cell office:value-type="float" office:value="5612">
            <text:p>5612</text:p>
          </table:table-cell>
        </table:table-row>
        <table:table-row table:style-name="ro1">
          <table:table-cell office:value-type="float" office:value="5645">
            <text:p>5645</text:p>
          </table:table-cell>
        </table:table-row>
        <table:table-row table:style-name="ro1">
          <table:table-cell office:value-type="float" office:value="5678">
            <text:p>5678</text:p>
          </table:table-cell>
        </table:table-row>
        <table:table-row table:style-name="ro1">
          <table:table-cell office:value-type="float" office:value="5710">
            <text:p>5710</text:p>
          </table:table-cell>
        </table:table-row>
        <table:table-row table:style-name="ro1">
          <table:table-cell office:value-type="float" office:value="5742">
            <text:p>5742</text:p>
          </table:table-cell>
        </table:table-row>
        <table:table-row table:style-name="ro1">
          <table:table-cell office:value-type="float" office:value="5774">
            <text:p>5774</text:p>
          </table:table-cell>
        </table:table-row>
        <table:table-row table:style-name="ro1">
          <table:table-cell office:value-type="float" office:value="5805">
            <text:p>5805</text:p>
          </table:table-cell>
        </table:table-row>
        <table:table-row table:style-name="ro1">
          <table:table-cell office:value-type="float" office:value="5837">
            <text:p>5837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090">
            <text:p>5090</text:p>
          </table:table-cell>
        </table:table-row>
        <table:table-row table:style-name="ro1">
          <table:table-cell office:value-type="float" office:value="5137">
            <text:p>5137</text:p>
          </table:table-cell>
        </table:table-row>
        <table:table-row table:style-name="ro1">
          <table:table-cell office:value-type="float" office:value="5180">
            <text:p>5180</text:p>
          </table:table-cell>
        </table:table-row>
        <table:table-row table:style-name="ro1">
          <table:table-cell office:value-type="float" office:value="5223">
            <text:p>5223</text:p>
          </table:table-cell>
        </table:table-row>
        <table:table-row table:style-name="ro1">
          <table:table-cell office:value-type="float" office:value="5279">
            <text:p>5279</text:p>
          </table:table-cell>
        </table:table-row>
        <table:table-row table:style-name="ro1">
          <table:table-cell office:value-type="float" office:value="5326">
            <text:p>5326</text:p>
          </table:table-cell>
        </table:table-row>
        <table:table-row table:style-name="ro1">
          <table:table-cell office:value-type="float" office:value="5387">
            <text:p>5387</text:p>
          </table:table-cell>
        </table:table-row>
        <table:table-row table:style-name="ro1">
          <table:table-cell office:value-type="float" office:value="5430">
            <text:p>5430</text:p>
          </table:table-cell>
        </table:table-row>
        <table:table-row table:style-name="ro1">
          <table:table-cell office:value-type="float" office:value="5471">
            <text:p>5471</text:p>
          </table:table-cell>
        </table:table-row>
        <table:table-row table:style-name="ro1">
          <table:table-cell office:value-type="float" office:value="5512">
            <text:p>5512</text:p>
          </table:table-cell>
        </table:table-row>
        <table:table-row table:style-name="ro1">
          <table:table-cell office:value-type="float" office:value="5554">
            <text:p>5554</text:p>
          </table:table-cell>
        </table:table-row>
        <table:table-row table:style-name="ro1">
          <table:table-cell office:value-type="float" office:value="5594">
            <text:p>5594</text:p>
          </table:table-cell>
        </table:table-row>
        <table:table-row table:style-name="ro1">
          <table:table-cell office:value-type="float" office:value="5635">
            <text:p>5635</text:p>
          </table:table-cell>
        </table:table-row>
        <table:table-row table:style-name="ro1">
          <table:table-cell office:value-type="float" office:value="5675">
            <text:p>5675</text:p>
          </table:table-cell>
        </table:table-row>
        <table:table-row table:style-name="ro1">
          <table:table-cell office:value-type="float" office:value="5716">
            <text:p>5716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356">
            <text:p>5356</text:p>
          </table:table-cell>
        </table:table-row>
        <table:table-row table:style-name="ro1">
          <table:table-cell office:value-type="float" office:value="5430">
            <text:p>5430</text:p>
          </table:table-cell>
        </table:table-row>
        <table:table-row table:style-name="ro1">
          <table:table-cell office:value-type="float" office:value="5472">
            <text:p>5472</text:p>
          </table:table-cell>
        </table:table-row>
        <table:table-row table:style-name="ro1">
          <table:table-cell office:value-type="float" office:value="5516">
            <text:p>5516</text:p>
          </table:table-cell>
        </table:table-row>
        <table:table-row table:style-name="ro1">
          <table:table-cell office:value-type="float" office:value="5559">
            <text:p>5559</text:p>
          </table:table-cell>
        </table:table-row>
        <table:table-row table:style-name="ro1">
          <table:table-cell office:value-type="float" office:value="5603">
            <text:p>5603</text:p>
          </table:table-cell>
        </table:table-row>
        <table:table-row table:style-name="ro1">
          <table:table-cell office:value-type="float" office:value="5646">
            <text:p>5646</text:p>
          </table:table-cell>
        </table:table-row>
        <table:table-row table:style-name="ro1">
          <table:table-cell office:value-type="float" office:value="5689">
            <text:p>5689</text:p>
          </table:table-cell>
        </table:table-row>
        <table:table-row table:style-name="ro1">
          <table:table-cell office:value-type="float" office:value="5734">
            <text:p>5734</text:p>
          </table:table-cell>
        </table:table-row>
        <table:table-row table:style-name="ro1">
          <table:table-cell office:value-type="float" office:value="5775">
            <text:p>5775</text:p>
          </table:table-cell>
        </table:table-row>
        <table:table-row table:style-name="ro1">
          <table:table-cell office:value-type="float" office:value="5816">
            <text:p>5816</text:p>
          </table:table-cell>
        </table:table-row>
        <table:table-row table:style-name="ro1">
          <table:table-cell office:value-type="float" office:value="5853">
            <text:p>5853</text:p>
          </table:table-cell>
        </table:table-row>
        <table:table-row table:style-name="ro1">
          <table:table-cell office:value-type="float" office:value="5897">
            <text:p>5897</text:p>
          </table:table-cell>
        </table:table-row>
        <table:table-row table:style-name="ro1">
          <table:table-cell office:value-type="float" office:value="5937">
            <text:p>5937</text:p>
          </table:table-cell>
        </table:table-row>
        <table:table-row table:style-name="ro1">
          <table:table-cell office:value-type="float" office:value="5980">
            <text:p>5980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208">
            <text:p>5208</text:p>
          </table:table-cell>
        </table:table-row>
        <table:table-row table:style-name="ro1">
          <table:table-cell office:value-type="float" office:value="5276">
            <text:p>5276</text:p>
          </table:table-cell>
        </table:table-row>
        <table:table-row table:style-name="ro1">
          <table:table-cell office:value-type="float" office:value="5314">
            <text:p>5314</text:p>
          </table:table-cell>
        </table:table-row>
        <table:table-row table:style-name="ro1">
          <table:table-cell office:value-type="float" office:value="5363">
            <text:p>5363</text:p>
          </table:table-cell>
        </table:table-row>
        <table:table-row table:style-name="ro1">
          <table:table-cell office:value-type="float" office:value="5407">
            <text:p>5407</text:p>
          </table:table-cell>
        </table:table-row>
        <table:table-row table:style-name="ro1">
          <table:table-cell office:value-type="float" office:value="5450">
            <text:p>5450</text:p>
          </table:table-cell>
        </table:table-row>
        <table:table-row table:style-name="ro1">
          <table:table-cell office:value-type="float" office:value="5494">
            <text:p>5494</text:p>
          </table:table-cell>
        </table:table-row>
        <table:table-row table:style-name="ro1">
          <table:table-cell office:value-type="float" office:value="5538">
            <text:p>5538</text:p>
          </table:table-cell>
        </table:table-row>
        <table:table-row table:style-name="ro1">
          <table:table-cell office:value-type="float" office:value="5578">
            <text:p>5578</text:p>
          </table:table-cell>
        </table:table-row>
        <table:table-row table:style-name="ro1">
          <table:table-cell office:value-type="float" office:value="5619">
            <text:p>5619</text:p>
          </table:table-cell>
        </table:table-row>
        <table:table-row table:style-name="ro1">
          <table:table-cell office:value-type="float" office:value="5659">
            <text:p>5659</text:p>
          </table:table-cell>
        </table:table-row>
        <table:table-row table:style-name="ro1">
          <table:table-cell office:value-type="float" office:value="5700">
            <text:p>5700</text:p>
          </table:table-cell>
        </table:table-row>
        <table:table-row table:style-name="ro1">
          <table:table-cell office:value-type="float" office:value="5740">
            <text:p>5740</text:p>
          </table:table-cell>
        </table:table-row>
        <table:table-row table:style-name="ro1">
          <table:table-cell office:value-type="float" office:value="5781">
            <text:p>5781</text:p>
          </table:table-cell>
        </table:table-row>
        <table:table-row table:style-name="ro1">
          <table:table-cell office:value-type="float" office:value="5822">
            <text:p>5822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428">
            <text:p>5428</text:p>
          </table:table-cell>
        </table:table-row>
        <table:table-row table:style-name="ro1">
          <table:table-cell office:value-type="float" office:value="5510">
            <text:p>5510</text:p>
          </table:table-cell>
        </table:table-row>
        <table:table-row table:style-name="ro1">
          <table:table-cell office:value-type="float" office:value="5553">
            <text:p>5553</text:p>
          </table:table-cell>
        </table:table-row>
        <table:table-row table:style-name="ro1">
          <table:table-cell office:value-type="float" office:value="5597">
            <text:p>5597</text:p>
          </table:table-cell>
        </table:table-row>
        <table:table-row table:style-name="ro1">
          <table:table-cell office:value-type="float" office:value="5641">
            <text:p>5641</text:p>
          </table:table-cell>
        </table:table-row>
        <table:table-row table:style-name="ro1">
          <table:table-cell office:value-type="float" office:value="5679">
            <text:p>5679</text:p>
          </table:table-cell>
        </table:table-row>
        <table:table-row table:style-name="ro1">
          <table:table-cell office:value-type="float" office:value="5728">
            <text:p>5728</text:p>
          </table:table-cell>
        </table:table-row>
        <table:table-row table:style-name="ro1">
          <table:table-cell office:value-type="float" office:value="5772">
            <text:p>5772</text:p>
          </table:table-cell>
        </table:table-row>
        <table:table-row table:style-name="ro1">
          <table:table-cell office:value-type="float" office:value="5813">
            <text:p>5813</text:p>
          </table:table-cell>
        </table:table-row>
        <table:table-row table:style-name="ro1">
          <table:table-cell office:value-type="float" office:value="5851">
            <text:p>5851</text:p>
          </table:table-cell>
        </table:table-row>
        <table:table-row table:style-name="ro1">
          <table:table-cell office:value-type="float" office:value="5895">
            <text:p>5895</text:p>
          </table:table-cell>
        </table:table-row>
        <table:table-row table:style-name="ro1">
          <table:table-cell office:value-type="float" office:value="5936">
            <text:p>5936</text:p>
          </table:table-cell>
        </table:table-row>
        <table:table-row table:style-name="ro1">
          <table:table-cell office:value-type="float" office:value="5977">
            <text:p>5977</text:p>
          </table:table-cell>
        </table:table-row>
        <table:table-row table:style-name="ro1">
          <table:table-cell office:value-type="float" office:value="6018">
            <text:p>6018</text:p>
          </table:table-cell>
        </table:table-row>
        <table:table-row table:style-name="ro1">
          <table:table-cell office:value-type="float" office:value="6059">
            <text:p>6059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315">
            <text:p>5315</text:p>
          </table:table-cell>
        </table:table-row>
        <table:table-row table:style-name="ro1">
          <table:table-cell office:value-type="float" office:value="5396">
            <text:p>5396</text:p>
          </table:table-cell>
        </table:table-row>
        <table:table-row table:style-name="ro1">
          <table:table-cell office:value-type="float" office:value="5439">
            <text:p>5439</text:p>
          </table:table-cell>
        </table:table-row>
        <table:table-row table:style-name="ro1">
          <table:table-cell office:value-type="float" office:value="5482">
            <text:p>5482</text:p>
          </table:table-cell>
        </table:table-row>
        <table:table-row table:style-name="ro1">
          <table:table-cell office:value-type="float" office:value="5526">
            <text:p>5526</text:p>
          </table:table-cell>
        </table:table-row>
        <table:table-row table:style-name="ro1">
          <table:table-cell office:value-type="float" office:value="5570">
            <text:p>5570</text:p>
          </table:table-cell>
        </table:table-row>
        <table:table-row table:style-name="ro1">
          <table:table-cell office:value-type="float" office:value="5614">
            <text:p>5614</text:p>
          </table:table-cell>
        </table:table-row>
        <table:table-row table:style-name="ro1">
          <table:table-cell office:value-type="float" office:value="5657">
            <text:p>5657</text:p>
          </table:table-cell>
        </table:table-row>
        <table:table-row table:style-name="ro1">
          <table:table-cell office:value-type="float" office:value="5698">
            <text:p>5698</text:p>
          </table:table-cell>
        </table:table-row>
        <table:table-row table:style-name="ro1">
          <table:table-cell office:value-type="float" office:value="5739">
            <text:p>5739</text:p>
          </table:table-cell>
        </table:table-row>
        <table:table-row table:style-name="ro1">
          <table:table-cell office:value-type="float" office:value="5779">
            <text:p>5779</text:p>
          </table:table-cell>
        </table:table-row>
        <table:table-row table:style-name="ro1">
          <table:table-cell office:value-type="float" office:value="5820">
            <text:p>5820</text:p>
          </table:table-cell>
        </table:table-row>
        <table:table-row table:style-name="ro1">
          <table:table-cell office:value-type="float" office:value="5861">
            <text:p>5861</text:p>
          </table:table-cell>
        </table:table-row>
        <table:table-row table:style-name="ro1">
          <table:table-cell office:value-type="float" office:value="5902">
            <text:p>5902</text:p>
          </table:table-cell>
        </table:table-row>
        <table:table-row table:style-name="ro1">
          <table:table-cell office:value-type="float" office:value="5943">
            <text:p>5943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676">
            <text:p>6676</text:p>
          </table:table-cell>
        </table:table-row>
        <table:table-row table:style-name="ro1">
          <table:table-cell office:value-type="float" office:value="6811">
            <text:p>6811</text:p>
          </table:table-cell>
        </table:table-row>
        <table:table-row table:style-name="ro1">
          <table:table-cell office:value-type="float" office:value="6856">
            <text:p>6856</text:p>
          </table:table-cell>
        </table:table-row>
        <table:table-row table:style-name="ro1">
          <table:table-cell office:value-type="float" office:value="6899">
            <text:p>6899</text:p>
          </table:table-cell>
        </table:table-row>
        <table:table-row table:style-name="ro1">
          <table:table-cell office:value-type="float" office:value="6943">
            <text:p>6943</text:p>
          </table:table-cell>
        </table:table-row>
        <table:table-row table:style-name="ro1">
          <table:table-cell office:value-type="float" office:value="6988">
            <text:p>6988</text:p>
          </table:table-cell>
        </table:table-row>
        <table:table-row table:style-name="ro1">
          <table:table-cell office:value-type="float" office:value="7033">
            <text:p>7033</text:p>
          </table:table-cell>
        </table:table-row>
        <table:table-row table:style-name="ro1">
          <table:table-cell office:value-type="float" office:value="7078">
            <text:p>7078</text:p>
          </table:table-cell>
        </table:table-row>
        <table:table-row table:style-name="ro1">
          <table:table-cell office:value-type="float" office:value="7160">
            <text:p>7160</text:p>
          </table:table-cell>
        </table:table-row>
        <table:table-row table:style-name="ro1">
          <table:table-cell office:value-type="float" office:value="7234">
            <text:p>7234</text:p>
          </table:table-cell>
        </table:table-row>
        <table:table-row table:style-name="ro1">
          <table:table-cell office:value-type="float" office:value="7279">
            <text:p>7279</text:p>
          </table:table-cell>
        </table:table-row>
        <table:table-row table:style-name="ro1">
          <table:table-cell office:value-type="float" office:value="7321">
            <text:p>7321</text:p>
          </table:table-cell>
        </table:table-row>
        <table:table-row table:style-name="ro1">
          <table:table-cell office:value-type="float" office:value="7364">
            <text:p>7364</text:p>
          </table:table-cell>
        </table:table-row>
        <table:table-row table:style-name="ro1">
          <table:table-cell office:value-type="float" office:value="7405">
            <text:p>7405</text:p>
          </table:table-cell>
        </table:table-row>
        <table:table-row table:style-name="ro1">
          <table:table-cell office:value-type="float" office:value="7443">
            <text:p>7443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47">
            <text:p>4447</text:p>
          </table:table-cell>
        </table:table-row>
        <table:table-row table:style-name="ro1">
          <table:table-cell office:value-type="float" office:value="4496">
            <text:p>4496</text:p>
          </table:table-cell>
        </table:table-row>
        <table:table-row table:style-name="ro1">
          <table:table-cell office:value-type="float" office:value="4558">
            <text:p>4558</text:p>
          </table:table-cell>
        </table:table-row>
        <table:table-row table:style-name="ro1">
          <table:table-cell office:value-type="float" office:value="5585">
            <text:p>5585</text:p>
          </table:table-cell>
        </table:table-row>
        <table:table-row table:style-name="ro1">
          <table:table-cell office:value-type="float" office:value="5636">
            <text:p>5636</text:p>
          </table:table-cell>
        </table:table-row>
        <table:table-row table:style-name="ro1">
          <table:table-cell office:value-type="float" office:value="5681">
            <text:p>5681</text:p>
          </table:table-cell>
        </table:table-row>
        <table:table-row table:style-name="ro1">
          <table:table-cell office:value-type="float" office:value="5725">
            <text:p>5725</text:p>
          </table:table-cell>
        </table:table-row>
        <table:table-row table:style-name="ro1">
          <table:table-cell office:value-type="float" office:value="5769">
            <text:p>5769</text:p>
          </table:table-cell>
        </table:table-row>
        <table:table-row table:style-name="ro1">
          <table:table-cell office:value-type="float" office:value="5900">
            <text:p>5900</text:p>
          </table:table-cell>
        </table:table-row>
        <table:table-row table:style-name="ro1">
          <table:table-cell office:value-type="float" office:value="5942">
            <text:p>5942</text:p>
          </table:table-cell>
        </table:table-row>
        <table:table-row table:style-name="ro1">
          <table:table-cell office:value-type="float" office:value="5983">
            <text:p>5983</text:p>
          </table:table-cell>
        </table:table-row>
        <table:table-row table:style-name="ro1">
          <table:table-cell office:value-type="float" office:value="6025">
            <text:p>6025</text:p>
          </table:table-cell>
        </table:table-row>
        <table:table-row table:style-name="ro1">
          <table:table-cell office:value-type="float" office:value="6067">
            <text:p>6067</text:p>
          </table:table-cell>
        </table:table-row>
        <table:table-row table:style-name="ro1">
          <table:table-cell office:value-type="float" office:value="6108">
            <text:p>6108</text:p>
          </table:table-cell>
        </table:table-row>
        <table:table-row table:style-name="ro1">
          <table:table-cell office:value-type="float" office:value="6149">
            <text:p>6149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489">
            <text:p>5489</text:p>
          </table:table-cell>
        </table:table-row>
        <table:table-row table:style-name="ro1">
          <table:table-cell office:value-type="float" office:value="5586">
            <text:p>5586</text:p>
          </table:table-cell>
        </table:table-row>
        <table:table-row table:style-name="ro1">
          <table:table-cell office:value-type="float" office:value="5630">
            <text:p>5630</text:p>
          </table:table-cell>
        </table:table-row>
        <table:table-row table:style-name="ro1">
          <table:table-cell office:value-type="float" office:value="5674">
            <text:p>5674</text:p>
          </table:table-cell>
        </table:table-row>
        <table:table-row table:style-name="ro1">
          <table:table-cell office:value-type="float" office:value="5718">
            <text:p>5718</text:p>
          </table:table-cell>
        </table:table-row>
        <table:table-row table:style-name="ro1">
          <table:table-cell office:value-type="float" office:value="5762">
            <text:p>5762</text:p>
          </table:table-cell>
        </table:table-row>
        <table:table-row table:style-name="ro1">
          <table:table-cell office:value-type="float" office:value="5806">
            <text:p>5806</text:p>
          </table:table-cell>
        </table:table-row>
        <table:table-row table:style-name="ro1">
          <table:table-cell office:value-type="float" office:value="5851">
            <text:p>5851</text:p>
          </table:table-cell>
        </table:table-row>
        <table:table-row table:style-name="ro1">
          <table:table-cell office:value-type="float" office:value="5918">
            <text:p>5918</text:p>
          </table:table-cell>
        </table:table-row>
        <table:table-row table:style-name="ro1">
          <table:table-cell office:value-type="float" office:value="5959">
            <text:p>5959</text:p>
          </table:table-cell>
        </table:table-row>
        <table:table-row table:style-name="ro1">
          <table:table-cell office:value-type="float" office:value="6001">
            <text:p>6001</text:p>
          </table:table-cell>
        </table:table-row>
        <table:table-row table:style-name="ro1">
          <table:table-cell office:value-type="float" office:value="6043">
            <text:p>6043</text:p>
          </table:table-cell>
        </table:table-row>
        <table:table-row table:style-name="ro1">
          <table:table-cell office:value-type="float" office:value="6084">
            <text:p>6084</text:p>
          </table:table-cell>
        </table:table-row>
        <table:table-row table:style-name="ro1">
          <table:table-cell office:value-type="float" office:value="6124">
            <text:p>6124</text:p>
          </table:table-cell>
        </table:table-row>
        <table:table-row table:style-name="ro1">
          <table:table-cell office:value-type="float" office:value="6168">
            <text:p>6168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620">
            <text:p>5620</text:p>
          </table:table-cell>
        </table:table-row>
        <table:table-row table:style-name="ro1">
          <table:table-cell office:value-type="float" office:value="5679">
            <text:p>5679</text:p>
          </table:table-cell>
        </table:table-row>
        <table:table-row table:style-name="ro1">
          <table:table-cell office:value-type="float" office:value="5723">
            <text:p>5723</text:p>
          </table:table-cell>
        </table:table-row>
        <table:table-row table:style-name="ro1">
          <table:table-cell office:value-type="float" office:value="5787">
            <text:p>5787</text:p>
          </table:table-cell>
        </table:table-row>
        <table:table-row table:style-name="ro1">
          <table:table-cell office:value-type="float" office:value="5832">
            <text:p>5832</text:p>
          </table:table-cell>
        </table:table-row>
        <table:table-row table:style-name="ro1">
          <table:table-cell office:value-type="float" office:value="5877">
            <text:p>5877</text:p>
          </table:table-cell>
        </table:table-row>
        <table:table-row table:style-name="ro1">
          <table:table-cell office:value-type="float" office:value="5922">
            <text:p>5922</text:p>
          </table:table-cell>
        </table:table-row>
        <table:table-row table:style-name="ro1">
          <table:table-cell office:value-type="float" office:value="5966">
            <text:p>5966</text:p>
          </table:table-cell>
        </table:table-row>
        <table:table-row table:style-name="ro1">
          <table:table-cell office:value-type="float" office:value="6026">
            <text:p>6026</text:p>
          </table:table-cell>
        </table:table-row>
        <table:table-row table:style-name="ro1">
          <table:table-cell office:value-type="float" office:value="6067">
            <text:p>6067</text:p>
          </table:table-cell>
        </table:table-row>
        <table:table-row table:style-name="ro1">
          <table:table-cell office:value-type="float" office:value="6108">
            <text:p>6108</text:p>
          </table:table-cell>
        </table:table-row>
        <table:table-row table:style-name="ro1">
          <table:table-cell office:value-type="float" office:value="6149">
            <text:p>6149</text:p>
          </table:table-cell>
        </table:table-row>
        <table:table-row table:style-name="ro1">
          <table:table-cell office:value-type="float" office:value="6191">
            <text:p>6191</text:p>
          </table:table-cell>
        </table:table-row>
        <table:table-row table:style-name="ro1">
          <table:table-cell office:value-type="float" office:value="6232">
            <text:p>6232</text:p>
          </table:table-cell>
        </table:table-row>
        <table:table-row table:style-name="ro1">
          <table:table-cell office:value-type="float" office:value="6273">
            <text:p>6273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290">
            <text:p>6290</text:p>
          </table:table-cell>
        </table:table-row>
        <table:table-row table:style-name="ro1">
          <table:table-cell office:value-type="float" office:value="6378">
            <text:p>6378</text:p>
          </table:table-cell>
        </table:table-row>
        <table:table-row table:style-name="ro1">
          <table:table-cell office:value-type="float" office:value="6422">
            <text:p>6422</text:p>
          </table:table-cell>
        </table:table-row>
        <table:table-row table:style-name="ro1">
          <table:table-cell office:value-type="float" office:value="6483">
            <text:p>6483</text:p>
          </table:table-cell>
        </table:table-row>
        <table:table-row table:style-name="ro1">
          <table:table-cell office:value-type="float" office:value="6528">
            <text:p>6528</text:p>
          </table:table-cell>
        </table:table-row>
        <table:table-row table:style-name="ro1">
          <table:table-cell office:value-type="float" office:value="6573">
            <text:p>6573</text:p>
          </table:table-cell>
        </table:table-row>
        <table:table-row table:style-name="ro1">
          <table:table-cell office:value-type="float" office:value="6617">
            <text:p>6617</text:p>
          </table:table-cell>
        </table:table-row>
        <table:table-row table:style-name="ro1">
          <table:table-cell office:value-type="float" office:value="6662">
            <text:p>6662</text:p>
          </table:table-cell>
        </table:table-row>
        <table:table-row table:style-name="ro1">
          <table:table-cell office:value-type="float" office:value="6704">
            <text:p>6704</text:p>
          </table:table-cell>
        </table:table-row>
        <table:table-row table:style-name="ro1">
          <table:table-cell office:value-type="float" office:value="6745">
            <text:p>6745</text:p>
          </table:table-cell>
        </table:table-row>
        <table:table-row table:style-name="ro1">
          <table:table-cell office:value-type="float" office:value="6786">
            <text:p>6786</text:p>
          </table:table-cell>
        </table:table-row>
        <table:table-row table:style-name="ro1">
          <table:table-cell office:value-type="float" office:value="6828">
            <text:p>6828</text:p>
          </table:table-cell>
        </table:table-row>
        <table:table-row table:style-name="ro1">
          <table:table-cell office:value-type="float" office:value="6869">
            <text:p>6869</text:p>
          </table:table-cell>
        </table:table-row>
        <table:table-row table:style-name="ro1">
          <table:table-cell office:value-type="float" office:value="6911">
            <text:p>6911</text:p>
          </table:table-cell>
        </table:table-row>
        <table:table-row table:style-name="ro1">
          <table:table-cell office:value-type="float" office:value="6952">
            <text:p>6952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684">
            <text:p>5684</text:p>
          </table:table-cell>
        </table:table-row>
        <table:table-row table:style-name="ro1">
          <table:table-cell office:value-type="float" office:value="5730">
            <text:p>5730</text:p>
          </table:table-cell>
        </table:table-row>
        <table:table-row table:style-name="ro1">
          <table:table-cell office:value-type="float" office:value="5792">
            <text:p>5792</text:p>
          </table:table-cell>
        </table:table-row>
        <table:table-row table:style-name="ro1">
          <table:table-cell office:value-type="float" office:value="5837">
            <text:p>5837</text:p>
          </table:table-cell>
        </table:table-row>
        <table:table-row table:style-name="ro1">
          <table:table-cell office:value-type="float" office:value="5882">
            <text:p>5882</text:p>
          </table:table-cell>
        </table:table-row>
        <table:table-row table:style-name="ro1">
          <table:table-cell office:value-type="float" office:value="5928">
            <text:p>5928</text:p>
          </table:table-cell>
        </table:table-row>
        <table:table-row table:style-name="ro1">
          <table:table-cell office:value-type="float" office:value="5972">
            <text:p>5972</text:p>
          </table:table-cell>
        </table:table-row>
        <table:table-row table:style-name="ro1">
          <table:table-cell office:value-type="float" office:value="6017">
            <text:p>6017</text:p>
          </table:table-cell>
        </table:table-row>
        <table:table-row table:style-name="ro1">
          <table:table-cell office:value-type="float" office:value="6080">
            <text:p>6080</text:p>
          </table:table-cell>
        </table:table-row>
        <table:table-row table:style-name="ro1">
          <table:table-cell office:value-type="float" office:value="6122">
            <text:p>6122</text:p>
          </table:table-cell>
        </table:table-row>
        <table:table-row table:style-name="ro1">
          <table:table-cell office:value-type="float" office:value="6163">
            <text:p>6163</text:p>
          </table:table-cell>
        </table:table-row>
        <table:table-row table:style-name="ro1">
          <table:table-cell office:value-type="float" office:value="6205">
            <text:p>6205</text:p>
          </table:table-cell>
        </table:table-row>
        <table:table-row table:style-name="ro1">
          <table:table-cell office:value-type="float" office:value="6244">
            <text:p>6244</text:p>
          </table:table-cell>
        </table:table-row>
        <table:table-row table:style-name="ro1">
          <table:table-cell office:value-type="float" office:value="6289">
            <text:p>6289</text:p>
          </table:table-cell>
        </table:table-row>
        <table:table-row table:style-name="ro1">
          <table:table-cell office:value-type="float" office:value="6327">
            <text:p>6327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586">
            <text:p>5586</text:p>
          </table:table-cell>
        </table:table-row>
        <table:table-row table:style-name="ro1">
          <table:table-cell office:value-type="float" office:value="5646">
            <text:p>5646</text:p>
          </table:table-cell>
        </table:table-row>
        <table:table-row table:style-name="ro1">
          <table:table-cell office:value-type="float" office:value="5707">
            <text:p>5707</text:p>
          </table:table-cell>
        </table:table-row>
        <table:table-row table:style-name="ro1">
          <table:table-cell office:value-type="float" office:value="5752">
            <text:p>5752</text:p>
          </table:table-cell>
        </table:table-row>
        <table:table-row table:style-name="ro1">
          <table:table-cell office:value-type="float" office:value="5796">
            <text:p>5796</text:p>
          </table:table-cell>
        </table:table-row>
        <table:table-row table:style-name="ro1">
          <table:table-cell office:value-type="float" office:value="5841">
            <text:p>5841</text:p>
          </table:table-cell>
        </table:table-row>
        <table:table-row table:style-name="ro1">
          <table:table-cell office:value-type="float" office:value="5886">
            <text:p>5886</text:p>
          </table:table-cell>
        </table:table-row>
        <table:table-row table:style-name="ro1">
          <table:table-cell office:value-type="float" office:value="5930">
            <text:p>5930</text:p>
          </table:table-cell>
        </table:table-row>
        <table:table-row table:style-name="ro1">
          <table:table-cell office:value-type="float" office:value="5972">
            <text:p>5972</text:p>
          </table:table-cell>
        </table:table-row>
        <table:table-row table:style-name="ro1">
          <table:table-cell office:value-type="float" office:value="6014">
            <text:p>6014</text:p>
          </table:table-cell>
        </table:table-row>
        <table:table-row table:style-name="ro1">
          <table:table-cell office:value-type="float" office:value="6056">
            <text:p>6056</text:p>
          </table:table-cell>
        </table:table-row>
        <table:table-row table:style-name="ro1">
          <table:table-cell office:value-type="float" office:value="6097">
            <text:p>6097</text:p>
          </table:table-cell>
        </table:table-row>
        <table:table-row table:style-name="ro1">
          <table:table-cell office:value-type="float" office:value="6139">
            <text:p>6139</text:p>
          </table:table-cell>
        </table:table-row>
        <table:table-row table:style-name="ro1">
          <table:table-cell office:value-type="float" office:value="6181">
            <text:p>6181</text:p>
          </table:table-cell>
        </table:table-row>
        <table:table-row table:style-name="ro1">
          <table:table-cell office:value-type="float" office:value="6223">
            <text:p>6223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785">
            <text:p>5785</text:p>
          </table:table-cell>
        </table:table-row>
        <table:table-row table:style-name="ro1">
          <table:table-cell office:value-type="float" office:value="5886">
            <text:p>5886</text:p>
          </table:table-cell>
        </table:table-row>
        <table:table-row table:style-name="ro1">
          <table:table-cell office:value-type="float" office:value="5931">
            <text:p>5931</text:p>
          </table:table-cell>
        </table:table-row>
        <table:table-row table:style-name="ro1">
          <table:table-cell office:value-type="float" office:value="5980">
            <text:p>5980</text:p>
          </table:table-cell>
        </table:table-row>
        <table:table-row table:style-name="ro1">
          <table:table-cell office:value-type="float" office:value="6026">
            <text:p>6026</text:p>
          </table:table-cell>
        </table:table-row>
        <table:table-row table:style-name="ro1">
          <table:table-cell office:value-type="float" office:value="6076">
            <text:p>6076</text:p>
          </table:table-cell>
        </table:table-row>
        <table:table-row table:style-name="ro1">
          <table:table-cell office:value-type="float" office:value="6122">
            <text:p>6122</text:p>
          </table:table-cell>
        </table:table-row>
        <table:table-row table:style-name="ro1">
          <table:table-cell office:value-type="float" office:value="6169">
            <text:p>6169</text:p>
          </table:table-cell>
        </table:table-row>
        <table:table-row table:style-name="ro1">
          <table:table-cell office:value-type="float" office:value="6211">
            <text:p>6211</text:p>
          </table:table-cell>
        </table:table-row>
        <table:table-row table:style-name="ro1">
          <table:table-cell office:value-type="float" office:value="6252">
            <text:p>6252</text:p>
          </table:table-cell>
        </table:table-row>
        <table:table-row table:style-name="ro1">
          <table:table-cell office:value-type="float" office:value="6295">
            <text:p>6295</text:p>
          </table:table-cell>
        </table:table-row>
        <table:table-row table:style-name="ro1">
          <table:table-cell office:value-type="float" office:value="6337">
            <text:p>6337</text:p>
          </table:table-cell>
        </table:table-row>
        <table:table-row table:style-name="ro1">
          <table:table-cell office:value-type="float" office:value="6378">
            <text:p>6378</text:p>
          </table:table-cell>
        </table:table-row>
        <table:table-row table:style-name="ro1">
          <table:table-cell office:value-type="float" office:value="6422">
            <text:p>6422</text:p>
          </table:table-cell>
        </table:table-row>
        <table:table-row table:style-name="ro1">
          <table:table-cell office:value-type="float" office:value="6463">
            <text:p>6463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181">
            <text:p>6181</text:p>
          </table:table-cell>
        </table:table-row>
        <table:table-row table:style-name="ro1">
          <table:table-cell office:value-type="float" office:value="6270">
            <text:p>6270</text:p>
          </table:table-cell>
        </table:table-row>
        <table:table-row table:style-name="ro1">
          <table:table-cell office:value-type="float" office:value="6315">
            <text:p>6315</text:p>
          </table:table-cell>
        </table:table-row>
        <table:table-row table:style-name="ro1">
          <table:table-cell office:value-type="float" office:value="6360">
            <text:p>6360</text:p>
          </table:table-cell>
        </table:table-row>
        <table:table-row table:style-name="ro1">
          <table:table-cell office:value-type="float" office:value="6416">
            <text:p>6416</text:p>
          </table:table-cell>
        </table:table-row>
        <table:table-row table:style-name="ro1">
          <table:table-cell office:value-type="float" office:value="6461">
            <text:p>6461</text:p>
          </table:table-cell>
        </table:table-row>
        <table:table-row table:style-name="ro1">
          <table:table-cell office:value-type="float" office:value="6526">
            <text:p>6526</text:p>
          </table:table-cell>
        </table:table-row>
        <table:table-row table:style-name="ro1">
          <table:table-cell office:value-type="float" office:value="6570">
            <text:p>6570</text:p>
          </table:table-cell>
        </table:table-row>
        <table:table-row table:style-name="ro1">
          <table:table-cell office:value-type="float" office:value="6613">
            <text:p>6613</text:p>
          </table:table-cell>
        </table:table-row>
        <table:table-row table:style-name="ro1">
          <table:table-cell office:value-type="float" office:value="6655">
            <text:p>6655</text:p>
          </table:table-cell>
        </table:table-row>
        <table:table-row table:style-name="ro1">
          <table:table-cell office:value-type="float" office:value="6697">
            <text:p>6697</text:p>
          </table:table-cell>
        </table:table-row>
        <table:table-row table:style-name="ro1">
          <table:table-cell office:value-type="float" office:value="6739">
            <text:p>6739</text:p>
          </table:table-cell>
        </table:table-row>
        <table:table-row table:style-name="ro1">
          <table:table-cell office:value-type="float" office:value="6781">
            <text:p>6781</text:p>
          </table:table-cell>
        </table:table-row>
        <table:table-row table:style-name="ro1">
          <table:table-cell office:value-type="float" office:value="6823">
            <text:p>6823</text:p>
          </table:table-cell>
        </table:table-row>
        <table:table-row table:style-name="ro1">
          <table:table-cell office:value-type="float" office:value="6865">
            <text:p>6865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722">
            <text:p>5722</text:p>
          </table:table-cell>
        </table:table-row>
        <table:table-row table:style-name="ro1">
          <table:table-cell office:value-type="float" office:value="5787">
            <text:p>5787</text:p>
          </table:table-cell>
        </table:table-row>
        <table:table-row table:style-name="ro1">
          <table:table-cell office:value-type="float" office:value="5833">
            <text:p>5833</text:p>
          </table:table-cell>
        </table:table-row>
        <table:table-row table:style-name="ro1">
          <table:table-cell office:value-type="float" office:value="5881">
            <text:p>5881</text:p>
          </table:table-cell>
        </table:table-row>
        <table:table-row table:style-name="ro1">
          <table:table-cell office:value-type="float" office:value="5927">
            <text:p>5927</text:p>
          </table:table-cell>
        </table:table-row>
        <table:table-row table:style-name="ro1">
          <table:table-cell office:value-type="float" office:value="5973">
            <text:p>5973</text:p>
          </table:table-cell>
        </table:table-row>
        <table:table-row table:style-name="ro1">
          <table:table-cell office:value-type="float" office:value="6019">
            <text:p>6019</text:p>
          </table:table-cell>
        </table:table-row>
        <table:table-row table:style-name="ro1">
          <table:table-cell office:value-type="float" office:value="6065">
            <text:p>6065</text:p>
          </table:table-cell>
        </table:table-row>
        <table:table-row table:style-name="ro1">
          <table:table-cell office:value-type="float" office:value="6107">
            <text:p>6107</text:p>
          </table:table-cell>
        </table:table-row>
        <table:table-row table:style-name="ro1">
          <table:table-cell office:value-type="float" office:value="6149">
            <text:p>6149</text:p>
          </table:table-cell>
        </table:table-row>
        <table:table-row table:style-name="ro1">
          <table:table-cell office:value-type="float" office:value="6192">
            <text:p>6192</text:p>
          </table:table-cell>
        </table:table-row>
        <table:table-row table:style-name="ro1">
          <table:table-cell office:value-type="float" office:value="6234">
            <text:p>6234</text:p>
          </table:table-cell>
        </table:table-row>
        <table:table-row table:style-name="ro1">
          <table:table-cell office:value-type="float" office:value="6277">
            <text:p>6277</text:p>
          </table:table-cell>
        </table:table-row>
        <table:table-row table:style-name="ro1">
          <table:table-cell office:value-type="float" office:value="6321">
            <text:p>6321</text:p>
          </table:table-cell>
        </table:table-row>
        <table:table-row table:style-name="ro1">
          <table:table-cell office:value-type="float" office:value="6399">
            <text:p>6399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802">
            <text:p>5802</text:p>
          </table:table-cell>
        </table:table-row>
        <table:table-row table:style-name="ro1">
          <table:table-cell office:value-type="float" office:value="5904">
            <text:p>5904</text:p>
          </table:table-cell>
        </table:table-row>
        <table:table-row table:style-name="ro1">
          <table:table-cell office:value-type="float" office:value="5950">
            <text:p>5950</text:p>
          </table:table-cell>
        </table:table-row>
        <table:table-row table:style-name="ro1">
          <table:table-cell office:value-type="float" office:value="5998">
            <text:p>5998</text:p>
          </table:table-cell>
        </table:table-row>
        <table:table-row table:style-name="ro1">
          <table:table-cell office:value-type="float" office:value="6044">
            <text:p>6044</text:p>
          </table:table-cell>
        </table:table-row>
        <table:table-row table:style-name="ro1">
          <table:table-cell office:value-type="float" office:value="6089">
            <text:p>6089</text:p>
          </table:table-cell>
        </table:table-row>
        <table:table-row table:style-name="ro1">
          <table:table-cell office:value-type="float" office:value="6135">
            <text:p>6135</text:p>
          </table:table-cell>
        </table:table-row>
        <table:table-row table:style-name="ro1">
          <table:table-cell office:value-type="float" office:value="6181">
            <text:p>6181</text:p>
          </table:table-cell>
        </table:table-row>
        <table:table-row table:style-name="ro1">
          <table:table-cell office:value-type="float" office:value="6223">
            <text:p>6223</text:p>
          </table:table-cell>
        </table:table-row>
        <table:table-row table:style-name="ro1">
          <table:table-cell office:value-type="float" office:value="6265">
            <text:p>6265</text:p>
          </table:table-cell>
        </table:table-row>
        <table:table-row table:style-name="ro1">
          <table:table-cell office:value-type="float" office:value="6308">
            <text:p>6308</text:p>
          </table:table-cell>
        </table:table-row>
        <table:table-row table:style-name="ro1">
          <table:table-cell office:value-type="float" office:value="6351">
            <text:p>6351</text:p>
          </table:table-cell>
        </table:table-row>
        <table:table-row table:style-name="ro1">
          <table:table-cell office:value-type="float" office:value="6393">
            <text:p>6393</text:p>
          </table:table-cell>
        </table:table-row>
        <table:table-row table:style-name="ro1">
          <table:table-cell office:value-type="float" office:value="6436">
            <text:p>6436</text:p>
          </table:table-cell>
        </table:table-row>
        <table:table-row table:style-name="ro1">
          <table:table-cell office:value-type="float" office:value="6479">
            <text:p>6479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897">
            <text:p>5897</text:p>
          </table:table-cell>
        </table:table-row>
        <table:table-row table:style-name="ro1">
          <table:table-cell office:value-type="float" office:value="5996">
            <text:p>5996</text:p>
          </table:table-cell>
        </table:table-row>
        <table:table-row table:style-name="ro1">
          <table:table-cell office:value-type="float" office:value="6041">
            <text:p>6041</text:p>
          </table:table-cell>
        </table:table-row>
        <table:table-row table:style-name="ro1">
          <table:table-cell office:value-type="float" office:value="6087">
            <text:p>6087</text:p>
          </table:table-cell>
        </table:table-row>
        <table:table-row table:style-name="ro1">
          <table:table-cell office:value-type="float" office:value="6133">
            <text:p>6133</text:p>
          </table:table-cell>
        </table:table-row>
        <table:table-row table:style-name="ro1">
          <table:table-cell office:value-type="float" office:value="6178">
            <text:p>6178</text:p>
          </table:table-cell>
        </table:table-row>
        <table:table-row table:style-name="ro1">
          <table:table-cell office:value-type="float" office:value="6223">
            <text:p>6223</text:p>
          </table:table-cell>
        </table:table-row>
        <table:table-row table:style-name="ro1">
          <table:table-cell office:value-type="float" office:value="6270">
            <text:p>6270</text:p>
          </table:table-cell>
        </table:table-row>
        <table:table-row table:style-name="ro1">
          <table:table-cell office:value-type="float" office:value="6312">
            <text:p>6312</text:p>
          </table:table-cell>
        </table:table-row>
        <table:table-row table:style-name="ro1">
          <table:table-cell office:value-type="float" office:value="6355">
            <text:p>6355</text:p>
          </table:table-cell>
        </table:table-row>
        <table:table-row table:style-name="ro1">
          <table:table-cell office:value-type="float" office:value="6397">
            <text:p>6397</text:p>
          </table:table-cell>
        </table:table-row>
        <table:table-row table:style-name="ro1">
          <table:table-cell office:value-type="float" office:value="6439">
            <text:p>6439</text:p>
          </table:table-cell>
        </table:table-row>
        <table:table-row table:style-name="ro1">
          <table:table-cell office:value-type="float" office:value="6482">
            <text:p>6482</text:p>
          </table:table-cell>
        </table:table-row>
        <table:table-row table:style-name="ro1">
          <table:table-cell office:value-type="float" office:value="6521">
            <text:p>6521</text:p>
          </table:table-cell>
        </table:table-row>
        <table:table-row table:style-name="ro1">
          <table:table-cell office:value-type="float" office:value="6566">
            <text:p>6566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074">
            <text:p>6074</text:p>
          </table:table-cell>
        </table:table-row>
        <table:table-row table:style-name="ro1">
          <table:table-cell office:value-type="float" office:value="6167">
            <text:p>6167</text:p>
          </table:table-cell>
        </table:table-row>
        <table:table-row table:style-name="ro1">
          <table:table-cell office:value-type="float" office:value="6213">
            <text:p>6213</text:p>
          </table:table-cell>
        </table:table-row>
        <table:table-row table:style-name="ro1">
          <table:table-cell office:value-type="float" office:value="6263">
            <text:p>6263</text:p>
          </table:table-cell>
        </table:table-row>
        <table:table-row table:style-name="ro1">
          <table:table-cell office:value-type="float" office:value="6310">
            <text:p>6310</text:p>
          </table:table-cell>
        </table:table-row>
        <table:table-row table:style-name="ro1">
          <table:table-cell office:value-type="float" office:value="6356">
            <text:p>6356</text:p>
          </table:table-cell>
        </table:table-row>
        <table:table-row table:style-name="ro1">
          <table:table-cell office:value-type="float" office:value="6402">
            <text:p>6402</text:p>
          </table:table-cell>
        </table:table-row>
        <table:table-row table:style-name="ro1">
          <table:table-cell office:value-type="float" office:value="6448">
            <text:p>6448</text:p>
          </table:table-cell>
        </table:table-row>
        <table:table-row table:style-name="ro1">
          <table:table-cell office:value-type="float" office:value="6491">
            <text:p>6491</text:p>
          </table:table-cell>
        </table:table-row>
        <table:table-row table:style-name="ro1">
          <table:table-cell office:value-type="float" office:value="6533">
            <text:p>6533</text:p>
          </table:table-cell>
        </table:table-row>
        <table:table-row table:style-name="ro1">
          <table:table-cell office:value-type="float" office:value="6575">
            <text:p>6575</text:p>
          </table:table-cell>
        </table:table-row>
        <table:table-row table:style-name="ro1">
          <table:table-cell office:value-type="float" office:value="6617">
            <text:p>6617</text:p>
          </table:table-cell>
        </table:table-row>
        <table:table-row table:style-name="ro1">
          <table:table-cell office:value-type="float" office:value="6659">
            <text:p>6659</text:p>
          </table:table-cell>
        </table:table-row>
        <table:table-row table:style-name="ro1">
          <table:table-cell office:value-type="float" office:value="6702">
            <text:p>6702</text:p>
          </table:table-cell>
        </table:table-row>
        <table:table-row table:style-name="ro1">
          <table:table-cell office:value-type="float" office:value="6744">
            <text:p>6744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034">
            <text:p>6034</text:p>
          </table:table-cell>
        </table:table-row>
        <table:table-row table:style-name="ro1">
          <table:table-cell office:value-type="float" office:value="6124">
            <text:p>6124</text:p>
          </table:table-cell>
        </table:table-row>
        <table:table-row table:style-name="ro1">
          <table:table-cell office:value-type="float" office:value="6170">
            <text:p>6170</text:p>
          </table:table-cell>
        </table:table-row>
        <table:table-row table:style-name="ro1">
          <table:table-cell office:value-type="float" office:value="6217">
            <text:p>6217</text:p>
          </table:table-cell>
        </table:table-row>
        <table:table-row table:style-name="ro1">
          <table:table-cell office:value-type="float" office:value="6263">
            <text:p>6263</text:p>
          </table:table-cell>
        </table:table-row>
        <table:table-row table:style-name="ro1">
          <table:table-cell office:value-type="float" office:value="6309">
            <text:p>6309</text:p>
          </table:table-cell>
        </table:table-row>
        <table:table-row table:style-name="ro1">
          <table:table-cell office:value-type="float" office:value="6355">
            <text:p>6355</text:p>
          </table:table-cell>
        </table:table-row>
        <table:table-row table:style-name="ro1">
          <table:table-cell office:value-type="float" office:value="6401">
            <text:p>6401</text:p>
          </table:table-cell>
        </table:table-row>
        <table:table-row table:style-name="ro1">
          <table:table-cell office:value-type="float" office:value="6444">
            <text:p>6444</text:p>
          </table:table-cell>
        </table:table-row>
        <table:table-row table:style-name="ro1">
          <table:table-cell office:value-type="float" office:value="6487">
            <text:p>6487</text:p>
          </table:table-cell>
        </table:table-row>
        <table:table-row table:style-name="ro1">
          <table:table-cell office:value-type="float" office:value="6530">
            <text:p>6530</text:p>
          </table:table-cell>
        </table:table-row>
        <table:table-row table:style-name="ro1">
          <table:table-cell office:value-type="float" office:value="6572">
            <text:p>6572</text:p>
          </table:table-cell>
        </table:table-row>
        <table:table-row table:style-name="ro1">
          <table:table-cell office:value-type="float" office:value="6615">
            <text:p>6615</text:p>
          </table:table-cell>
        </table:table-row>
        <table:table-row table:style-name="ro1">
          <table:table-cell office:value-type="float" office:value="6657">
            <text:p>6657</text:p>
          </table:table-cell>
        </table:table-row>
        <table:table-row table:style-name="ro1">
          <table:table-cell office:value-type="float" office:value="6699">
            <text:p>6699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961">
            <text:p>5961</text:p>
          </table:table-cell>
        </table:table-row>
        <table:table-row table:style-name="ro1">
          <table:table-cell office:value-type="float" office:value="6041">
            <text:p>6041</text:p>
          </table:table-cell>
        </table:table-row>
        <table:table-row table:style-name="ro1">
          <table:table-cell office:value-type="float" office:value="6088">
            <text:p>6088</text:p>
          </table:table-cell>
        </table:table-row>
        <table:table-row table:style-name="ro1">
          <table:table-cell office:value-type="float" office:value="6134">
            <text:p>6134</text:p>
          </table:table-cell>
        </table:table-row>
        <table:table-row table:style-name="ro1">
          <table:table-cell office:value-type="float" office:value="6179">
            <text:p>6179</text:p>
          </table:table-cell>
        </table:table-row>
        <table:table-row table:style-name="ro1">
          <table:table-cell office:value-type="float" office:value="6224">
            <text:p>6224</text:p>
          </table:table-cell>
        </table:table-row>
        <table:table-row table:style-name="ro1">
          <table:table-cell office:value-type="float" office:value="6270">
            <text:p>6270</text:p>
          </table:table-cell>
        </table:table-row>
        <table:table-row table:style-name="ro1">
          <table:table-cell office:value-type="float" office:value="6316">
            <text:p>6316</text:p>
          </table:table-cell>
        </table:table-row>
        <table:table-row table:style-name="ro1">
          <table:table-cell office:value-type="float" office:value="6364">
            <text:p>6364</text:p>
          </table:table-cell>
        </table:table-row>
        <table:table-row table:style-name="ro1">
          <table:table-cell office:value-type="float" office:value="6407">
            <text:p>6407</text:p>
          </table:table-cell>
        </table:table-row>
        <table:table-row table:style-name="ro1">
          <table:table-cell office:value-type="float" office:value="6449">
            <text:p>6449</text:p>
          </table:table-cell>
        </table:table-row>
        <table:table-row table:style-name="ro1">
          <table:table-cell office:value-type="float" office:value="6492">
            <text:p>6492</text:p>
          </table:table-cell>
        </table:table-row>
        <table:table-row table:style-name="ro1">
          <table:table-cell office:value-type="float" office:value="6535">
            <text:p>6535</text:p>
          </table:table-cell>
        </table:table-row>
        <table:table-row table:style-name="ro1">
          <table:table-cell office:value-type="float" office:value="6581">
            <text:p>6581</text:p>
          </table:table-cell>
        </table:table-row>
        <table:table-row table:style-name="ro1">
          <table:table-cell office:value-type="float" office:value="6623">
            <text:p>6623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106">
            <text:p>6106</text:p>
          </table:table-cell>
        </table:table-row>
        <table:table-row table:style-name="ro1">
          <table:table-cell office:value-type="float" office:value="6192">
            <text:p>6192</text:p>
          </table:table-cell>
        </table:table-row>
        <table:table-row table:style-name="ro1">
          <table:table-cell office:value-type="float" office:value="6243">
            <text:p>6243</text:p>
          </table:table-cell>
        </table:table-row>
        <table:table-row table:style-name="ro1">
          <table:table-cell office:value-type="float" office:value="6290">
            <text:p>6290</text:p>
          </table:table-cell>
        </table:table-row>
        <table:table-row table:style-name="ro1">
          <table:table-cell office:value-type="float" office:value="6335">
            <text:p>6335</text:p>
          </table:table-cell>
        </table:table-row>
        <table:table-row table:style-name="ro1">
          <table:table-cell office:value-type="float" office:value="6378">
            <text:p>6378</text:p>
          </table:table-cell>
        </table:table-row>
        <table:table-row table:style-name="ro1">
          <table:table-cell office:value-type="float" office:value="6427">
            <text:p>6427</text:p>
          </table:table-cell>
        </table:table-row>
        <table:table-row table:style-name="ro1">
          <table:table-cell office:value-type="float" office:value="6473">
            <text:p>6473</text:p>
          </table:table-cell>
        </table:table-row>
        <table:table-row table:style-name="ro1">
          <table:table-cell office:value-type="float" office:value="6516">
            <text:p>6516</text:p>
          </table:table-cell>
        </table:table-row>
        <table:table-row table:style-name="ro1">
          <table:table-cell office:value-type="float" office:value="6558">
            <text:p>6558</text:p>
          </table:table-cell>
        </table:table-row>
        <table:table-row table:style-name="ro1">
          <table:table-cell office:value-type="float" office:value="6601">
            <text:p>6601</text:p>
          </table:table-cell>
        </table:table-row>
        <table:table-row table:style-name="ro1">
          <table:table-cell office:value-type="float" office:value="6644">
            <text:p>6644</text:p>
          </table:table-cell>
        </table:table-row>
        <table:table-row table:style-name="ro1">
          <table:table-cell office:value-type="float" office:value="6687">
            <text:p>6687</text:p>
          </table:table-cell>
        </table:table-row>
        <table:table-row table:style-name="ro1">
          <table:table-cell office:value-type="float" office:value="6729">
            <text:p>6729</text:p>
          </table:table-cell>
        </table:table-row>
        <table:table-row table:style-name="ro1">
          <table:table-cell office:value-type="float" office:value="6772">
            <text:p>6772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488">
            <text:p>6488</text:p>
          </table:table-cell>
        </table:table-row>
        <table:table-row table:style-name="ro1">
          <table:table-cell office:value-type="float" office:value="6581">
            <text:p>6581</text:p>
          </table:table-cell>
        </table:table-row>
        <table:table-row table:style-name="ro1">
          <table:table-cell office:value-type="float" office:value="6626">
            <text:p>6626</text:p>
          </table:table-cell>
        </table:table-row>
        <table:table-row table:style-name="ro1">
          <table:table-cell office:value-type="float" office:value="6671">
            <text:p>6671</text:p>
          </table:table-cell>
        </table:table-row>
        <table:table-row table:style-name="ro1">
          <table:table-cell office:value-type="float" office:value="6717">
            <text:p>6717</text:p>
          </table:table-cell>
        </table:table-row>
        <table:table-row table:style-name="ro1">
          <table:table-cell office:value-type="float" office:value="6764">
            <text:p>6764</text:p>
          </table:table-cell>
        </table:table-row>
        <table:table-row table:style-name="ro1">
          <table:table-cell office:value-type="float" office:value="6811">
            <text:p>6811</text:p>
          </table:table-cell>
        </table:table-row>
        <table:table-row table:style-name="ro1">
          <table:table-cell office:value-type="float" office:value="6858">
            <text:p>6858</text:p>
          </table:table-cell>
        </table:table-row>
        <table:table-row table:style-name="ro1">
          <table:table-cell office:value-type="float" office:value="6905">
            <text:p>6905</text:p>
          </table:table-cell>
        </table:table-row>
        <table:table-row table:style-name="ro1">
          <table:table-cell office:value-type="float" office:value="6949">
            <text:p>6949</text:p>
          </table:table-cell>
        </table:table-row>
        <table:table-row table:style-name="ro1">
          <table:table-cell office:value-type="float" office:value="6997">
            <text:p>6997</text:p>
          </table:table-cell>
        </table:table-row>
        <table:table-row table:style-name="ro1">
          <table:table-cell office:value-type="float" office:value="7040">
            <text:p>7040</text:p>
          </table:table-cell>
        </table:table-row>
        <table:table-row table:style-name="ro1">
          <table:table-cell office:value-type="float" office:value="7083">
            <text:p>7083</text:p>
          </table:table-cell>
        </table:table-row>
        <table:table-row table:style-name="ro1">
          <table:table-cell office:value-type="float" office:value="7125">
            <text:p>7125</text:p>
          </table:table-cell>
        </table:table-row>
        <table:table-row table:style-name="ro1">
          <table:table-cell office:value-type="float" office:value="7168">
            <text:p>7168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292">
            <text:p>6292</text:p>
          </table:table-cell>
        </table:table-row>
        <table:table-row table:style-name="ro1">
          <table:table-cell office:value-type="float" office:value="6386">
            <text:p>6386</text:p>
          </table:table-cell>
        </table:table-row>
        <table:table-row table:style-name="ro1">
          <table:table-cell office:value-type="float" office:value="6431">
            <text:p>6431</text:p>
          </table:table-cell>
        </table:table-row>
        <table:table-row table:style-name="ro1">
          <table:table-cell office:value-type="float" office:value="6477">
            <text:p>6477</text:p>
          </table:table-cell>
        </table:table-row>
        <table:table-row table:style-name="ro1">
          <table:table-cell office:value-type="float" office:value="6524">
            <text:p>6524</text:p>
          </table:table-cell>
        </table:table-row>
        <table:table-row table:style-name="ro1">
          <table:table-cell office:value-type="float" office:value="6570">
            <text:p>6570</text:p>
          </table:table-cell>
        </table:table-row>
        <table:table-row table:style-name="ro1">
          <table:table-cell office:value-type="float" office:value="6616">
            <text:p>6616</text:p>
          </table:table-cell>
        </table:table-row>
        <table:table-row table:style-name="ro1">
          <table:table-cell office:value-type="float" office:value="6663">
            <text:p>6663</text:p>
          </table:table-cell>
        </table:table-row>
        <table:table-row table:style-name="ro1">
          <table:table-cell office:value-type="float" office:value="6706">
            <text:p>6706</text:p>
          </table:table-cell>
        </table:table-row>
        <table:table-row table:style-name="ro1">
          <table:table-cell office:value-type="float" office:value="6749">
            <text:p>6749</text:p>
          </table:table-cell>
        </table:table-row>
        <table:table-row table:style-name="ro1">
          <table:table-cell office:value-type="float" office:value="6792">
            <text:p>6792</text:p>
          </table:table-cell>
        </table:table-row>
        <table:table-row table:style-name="ro1">
          <table:table-cell office:value-type="float" office:value="6835">
            <text:p>6835</text:p>
          </table:table-cell>
        </table:table-row>
        <table:table-row table:style-name="ro1">
          <table:table-cell office:value-type="float" office:value="6879">
            <text:p>6879</text:p>
          </table:table-cell>
        </table:table-row>
        <table:table-row table:style-name="ro1">
          <table:table-cell office:value-type="float" office:value="6921">
            <text:p>6921</text:p>
          </table:table-cell>
        </table:table-row>
        <table:table-row table:style-name="ro1">
          <table:table-cell office:value-type="float" office:value="6964">
            <text:p>6964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275">
            <text:p>6275</text:p>
          </table:table-cell>
        </table:table-row>
        <table:table-row table:style-name="ro1">
          <table:table-cell office:value-type="float" office:value="6367">
            <text:p>6367</text:p>
          </table:table-cell>
        </table:table-row>
        <table:table-row table:style-name="ro1">
          <table:table-cell office:value-type="float" office:value="6416">
            <text:p>6416</text:p>
          </table:table-cell>
        </table:table-row>
        <table:table-row table:style-name="ro1">
          <table:table-cell office:value-type="float" office:value="6462">
            <text:p>6462</text:p>
          </table:table-cell>
        </table:table-row>
        <table:table-row table:style-name="ro1">
          <table:table-cell office:value-type="float" office:value="6509">
            <text:p>6509</text:p>
          </table:table-cell>
        </table:table-row>
        <table:table-row table:style-name="ro1">
          <table:table-cell office:value-type="float" office:value="6555">
            <text:p>6555</text:p>
          </table:table-cell>
        </table:table-row>
        <table:table-row table:style-name="ro1">
          <table:table-cell office:value-type="float" office:value="6601">
            <text:p>6601</text:p>
          </table:table-cell>
        </table:table-row>
        <table:table-row table:style-name="ro1">
          <table:table-cell office:value-type="float" office:value="6648">
            <text:p>6648</text:p>
          </table:table-cell>
        </table:table-row>
        <table:table-row table:style-name="ro1">
          <table:table-cell office:value-type="float" office:value="6692">
            <text:p>6692</text:p>
          </table:table-cell>
        </table:table-row>
        <table:table-row table:style-name="ro1">
          <table:table-cell office:value-type="float" office:value="6735">
            <text:p>6735</text:p>
          </table:table-cell>
        </table:table-row>
        <table:table-row table:style-name="ro1">
          <table:table-cell office:value-type="float" office:value="6779">
            <text:p>6779</text:p>
          </table:table-cell>
        </table:table-row>
        <table:table-row table:style-name="ro1">
          <table:table-cell office:value-type="float" office:value="6819">
            <text:p>6819</text:p>
          </table:table-cell>
        </table:table-row>
        <table:table-row table:style-name="ro1">
          <table:table-cell office:value-type="float" office:value="6865">
            <text:p>6865</text:p>
          </table:table-cell>
        </table:table-row>
        <table:table-row table:style-name="ro1">
          <table:table-cell office:value-type="float" office:value="6909">
            <text:p>6909</text:p>
          </table:table-cell>
        </table:table-row>
        <table:table-row table:style-name="ro1">
          <table:table-cell office:value-type="float" office:value="6952">
            <text:p>6952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425">
            <text:p>6425</text:p>
          </table:table-cell>
        </table:table-row>
        <table:table-row table:style-name="ro1">
          <table:table-cell office:value-type="float" office:value="6511">
            <text:p>6511</text:p>
          </table:table-cell>
        </table:table-row>
        <table:table-row table:style-name="ro1">
          <table:table-cell office:value-type="float" office:value="6556">
            <text:p>6556</text:p>
          </table:table-cell>
        </table:table-row>
        <table:table-row table:style-name="ro1">
          <table:table-cell office:value-type="float" office:value="6603">
            <text:p>6603</text:p>
          </table:table-cell>
        </table:table-row>
        <table:table-row table:style-name="ro1">
          <table:table-cell office:value-type="float" office:value="6649">
            <text:p>6649</text:p>
          </table:table-cell>
        </table:table-row>
        <table:table-row table:style-name="ro1">
          <table:table-cell office:value-type="float" office:value="6695">
            <text:p>6695</text:p>
          </table:table-cell>
        </table:table-row>
        <table:table-row table:style-name="ro1">
          <table:table-cell office:value-type="float" office:value="6743">
            <text:p>6743</text:p>
          </table:table-cell>
        </table:table-row>
        <table:table-row table:style-name="ro1">
          <table:table-cell office:value-type="float" office:value="6789">
            <text:p>6789</text:p>
          </table:table-cell>
        </table:table-row>
        <table:table-row table:style-name="ro1">
          <table:table-cell office:value-type="float" office:value="6838">
            <text:p>6838</text:p>
          </table:table-cell>
        </table:table-row>
        <table:table-row table:style-name="ro1">
          <table:table-cell office:value-type="float" office:value="6881">
            <text:p>6881</text:p>
          </table:table-cell>
        </table:table-row>
        <table:table-row table:style-name="ro1">
          <table:table-cell office:value-type="float" office:value="6925">
            <text:p>6925</text:p>
          </table:table-cell>
        </table:table-row>
        <table:table-row table:style-name="ro1">
          <table:table-cell office:value-type="float" office:value="6968">
            <text:p>6968</text:p>
          </table:table-cell>
        </table:table-row>
        <table:table-row table:style-name="ro1">
          <table:table-cell office:value-type="float" office:value="7012">
            <text:p>7012</text:p>
          </table:table-cell>
        </table:table-row>
        <table:table-row table:style-name="ro1">
          <table:table-cell office:value-type="float" office:value="7056">
            <text:p>7056</text:p>
          </table:table-cell>
        </table:table-row>
        <table:table-row table:style-name="ro1">
          <table:table-cell office:value-type="float" office:value="7099">
            <text:p>7099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147">
            <text:p>6147</text:p>
          </table:table-cell>
        </table:table-row>
        <table:table-row table:style-name="ro1">
          <table:table-cell office:value-type="float" office:value="6241">
            <text:p>6241</text:p>
          </table:table-cell>
        </table:table-row>
        <table:table-row table:style-name="ro1">
          <table:table-cell office:value-type="float" office:value="6290">
            <text:p>6290</text:p>
          </table:table-cell>
        </table:table-row>
        <table:table-row table:style-name="ro1">
          <table:table-cell office:value-type="float" office:value="6337">
            <text:p>6337</text:p>
          </table:table-cell>
        </table:table-row>
        <table:table-row table:style-name="ro1">
          <table:table-cell office:value-type="float" office:value="6383">
            <text:p>6383</text:p>
          </table:table-cell>
        </table:table-row>
        <table:table-row table:style-name="ro1">
          <table:table-cell office:value-type="float" office:value="6430">
            <text:p>6430</text:p>
          </table:table-cell>
        </table:table-row>
        <table:table-row table:style-name="ro1">
          <table:table-cell office:value-type="float" office:value="6477">
            <text:p>6477</text:p>
          </table:table-cell>
        </table:table-row>
        <table:table-row table:style-name="ro1">
          <table:table-cell office:value-type="float" office:value="6523">
            <text:p>6523</text:p>
          </table:table-cell>
        </table:table-row>
        <table:table-row table:style-name="ro1">
          <table:table-cell office:value-type="float" office:value="6567">
            <text:p>6567</text:p>
          </table:table-cell>
        </table:table-row>
        <table:table-row table:style-name="ro1">
          <table:table-cell office:value-type="float" office:value="6610">
            <text:p>6610</text:p>
          </table:table-cell>
        </table:table-row>
        <table:table-row table:style-name="ro1">
          <table:table-cell office:value-type="float" office:value="6654">
            <text:p>6654</text:p>
          </table:table-cell>
        </table:table-row>
        <table:table-row table:style-name="ro1">
          <table:table-cell office:value-type="float" office:value="6697">
            <text:p>6697</text:p>
          </table:table-cell>
        </table:table-row>
        <table:table-row table:style-name="ro1">
          <table:table-cell office:value-type="float" office:value="6741">
            <text:p>6741</text:p>
          </table:table-cell>
        </table:table-row>
        <table:table-row table:style-name="ro1">
          <table:table-cell office:value-type="float" office:value="6783">
            <text:p>6783</text:p>
          </table:table-cell>
        </table:table-row>
        <table:table-row table:style-name="ro1">
          <table:table-cell office:value-type="float" office:value="6826">
            <text:p>6826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420">
            <text:p>6420</text:p>
          </table:table-cell>
        </table:table-row>
        <table:table-row table:style-name="ro1">
          <table:table-cell office:value-type="float" office:value="6516">
            <text:p>6516</text:p>
          </table:table-cell>
        </table:table-row>
        <table:table-row table:style-name="ro1">
          <table:table-cell office:value-type="float" office:value="6562">
            <text:p>6562</text:p>
          </table:table-cell>
        </table:table-row>
        <table:table-row table:style-name="ro1">
          <table:table-cell office:value-type="float" office:value="6607">
            <text:p>6607</text:p>
          </table:table-cell>
        </table:table-row>
        <table:table-row table:style-name="ro1">
          <table:table-cell office:value-type="float" office:value="6656">
            <text:p>6656</text:p>
          </table:table-cell>
        </table:table-row>
        <table:table-row table:style-name="ro1">
          <table:table-cell office:value-type="float" office:value="6709">
            <text:p>6709</text:p>
          </table:table-cell>
        </table:table-row>
        <table:table-row table:style-name="ro1">
          <table:table-cell office:value-type="float" office:value="6756">
            <text:p>6756</text:p>
          </table:table-cell>
        </table:table-row>
        <table:table-row table:style-name="ro1">
          <table:table-cell office:value-type="float" office:value="6803">
            <text:p>6803</text:p>
          </table:table-cell>
        </table:table-row>
        <table:table-row table:style-name="ro1">
          <table:table-cell office:value-type="float" office:value="6849">
            <text:p>6849</text:p>
          </table:table-cell>
        </table:table-row>
        <table:table-row table:style-name="ro1">
          <table:table-cell office:value-type="float" office:value="6892">
            <text:p>6892</text:p>
          </table:table-cell>
        </table:table-row>
        <table:table-row table:style-name="ro1">
          <table:table-cell office:value-type="float" office:value="6935">
            <text:p>6935</text:p>
          </table:table-cell>
        </table:table-row>
        <table:table-row table:style-name="ro1">
          <table:table-cell office:value-type="float" office:value="6979">
            <text:p>6979</text:p>
          </table:table-cell>
        </table:table-row>
        <table:table-row table:style-name="ro1">
          <table:table-cell office:value-type="float" office:value="7023">
            <text:p>7023</text:p>
          </table:table-cell>
        </table:table-row>
        <table:table-row table:style-name="ro1">
          <table:table-cell office:value-type="float" office:value="7066">
            <text:p>7066</text:p>
          </table:table-cell>
        </table:table-row>
        <table:table-row table:style-name="ro1">
          <table:table-cell office:value-type="float" office:value="7109">
            <text:p>7109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346">
            <text:p>6346</text:p>
          </table:table-cell>
        </table:table-row>
        <table:table-row table:style-name="ro1">
          <table:table-cell office:value-type="float" office:value="6437">
            <text:p>6437</text:p>
          </table:table-cell>
        </table:table-row>
        <table:table-row table:style-name="ro1">
          <table:table-cell office:value-type="float" office:value="6487">
            <text:p>6487</text:p>
          </table:table-cell>
        </table:table-row>
        <table:table-row table:style-name="ro1">
          <table:table-cell office:value-type="float" office:value="6534">
            <text:p>6534</text:p>
          </table:table-cell>
        </table:table-row>
        <table:table-row table:style-name="ro1">
          <table:table-cell office:value-type="float" office:value="6581">
            <text:p>6581</text:p>
          </table:table-cell>
        </table:table-row>
        <table:table-row table:style-name="ro1">
          <table:table-cell office:value-type="float" office:value="6629">
            <text:p>6629</text:p>
          </table:table-cell>
        </table:table-row>
        <table:table-row table:style-name="ro1">
          <table:table-cell office:value-type="float" office:value="6669">
            <text:p>6669</text:p>
          </table:table-cell>
        </table:table-row>
        <table:table-row table:style-name="ro1">
          <table:table-cell office:value-type="float" office:value="6722">
            <text:p>6722</text:p>
          </table:table-cell>
        </table:table-row>
        <table:table-row table:style-name="ro1">
          <table:table-cell office:value-type="float" office:value="6767">
            <text:p>6767</text:p>
          </table:table-cell>
        </table:table-row>
        <table:table-row table:style-name="ro1">
          <table:table-cell office:value-type="float" office:value="6811">
            <text:p>6811</text:p>
          </table:table-cell>
        </table:table-row>
        <table:table-row table:style-name="ro1">
          <table:table-cell office:value-type="float" office:value="6854">
            <text:p>6854</text:p>
          </table:table-cell>
        </table:table-row>
        <table:table-row table:style-name="ro1">
          <table:table-cell office:value-type="float" office:value="6897">
            <text:p>6897</text:p>
          </table:table-cell>
        </table:table-row>
        <table:table-row table:style-name="ro1">
          <table:table-cell office:value-type="float" office:value="6941">
            <text:p>6941</text:p>
          </table:table-cell>
        </table:table-row>
        <table:table-row table:style-name="ro1">
          <table:table-cell office:value-type="float" office:value="6984">
            <text:p>6984</text:p>
          </table:table-cell>
        </table:table-row>
        <table:table-row table:style-name="ro1">
          <table:table-cell office:value-type="float" office:value="7028">
            <text:p>7028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468">
            <text:p>6468</text:p>
          </table:table-cell>
        </table:table-row>
        <table:table-row table:style-name="ro1">
          <table:table-cell office:value-type="float" office:value="6560">
            <text:p>6560</text:p>
          </table:table-cell>
        </table:table-row>
        <table:table-row table:style-name="ro1">
          <table:table-cell office:value-type="float" office:value="6607">
            <text:p>6607</text:p>
          </table:table-cell>
        </table:table-row>
        <table:table-row table:style-name="ro1">
          <table:table-cell office:value-type="float" office:value="6655">
            <text:p>6655</text:p>
          </table:table-cell>
        </table:table-row>
        <table:table-row table:style-name="ro1">
          <table:table-cell office:value-type="float" office:value="6702">
            <text:p>6702</text:p>
          </table:table-cell>
        </table:table-row>
        <table:table-row table:style-name="ro1">
          <table:table-cell office:value-type="float" office:value="6754">
            <text:p>6754</text:p>
          </table:table-cell>
        </table:table-row>
        <table:table-row table:style-name="ro1">
          <table:table-cell office:value-type="float" office:value="6803">
            <text:p>6803</text:p>
          </table:table-cell>
        </table:table-row>
        <table:table-row table:style-name="ro1">
          <table:table-cell office:value-type="float" office:value="6853">
            <text:p>6853</text:p>
          </table:table-cell>
        </table:table-row>
        <table:table-row table:style-name="ro1">
          <table:table-cell office:value-type="float" office:value="6898">
            <text:p>6898</text:p>
          </table:table-cell>
        </table:table-row>
        <table:table-row table:style-name="ro1">
          <table:table-cell office:value-type="float" office:value="6942">
            <text:p>6942</text:p>
          </table:table-cell>
        </table:table-row>
        <table:table-row table:style-name="ro1">
          <table:table-cell office:value-type="float" office:value="6986">
            <text:p>6986</text:p>
          </table:table-cell>
        </table:table-row>
        <table:table-row table:style-name="ro1">
          <table:table-cell office:value-type="float" office:value="7032">
            <text:p>7032</text:p>
          </table:table-cell>
        </table:table-row>
        <table:table-row table:style-name="ro1">
          <table:table-cell office:value-type="float" office:value="7076">
            <text:p>7076</text:p>
          </table:table-cell>
        </table:table-row>
        <table:table-row table:style-name="ro1">
          <table:table-cell office:value-type="float" office:value="7119">
            <text:p>7119</text:p>
          </table:table-cell>
        </table:table-row>
        <table:table-row table:style-name="ro1">
          <table:table-cell office:value-type="float" office:value="7163">
            <text:p>7163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881">
            <text:p>6881</text:p>
          </table:table-cell>
        </table:table-row>
        <table:table-row table:style-name="ro1">
          <table:table-cell office:value-type="float" office:value="6990">
            <text:p>6990</text:p>
          </table:table-cell>
        </table:table-row>
        <table:table-row table:style-name="ro1">
          <table:table-cell office:value-type="float" office:value="7038">
            <text:p>7038</text:p>
          </table:table-cell>
        </table:table-row>
        <table:table-row table:style-name="ro1">
          <table:table-cell office:value-type="float" office:value="7086">
            <text:p>7086</text:p>
          </table:table-cell>
        </table:table-row>
        <table:table-row table:style-name="ro1">
          <table:table-cell office:value-type="float" office:value="7134">
            <text:p>7134</text:p>
          </table:table-cell>
        </table:table-row>
        <table:table-row table:style-name="ro1">
          <table:table-cell office:value-type="float" office:value="7181">
            <text:p>7181</text:p>
          </table:table-cell>
        </table:table-row>
        <table:table-row table:style-name="ro1">
          <table:table-cell office:value-type="float" office:value="7231">
            <text:p>7231</text:p>
          </table:table-cell>
        </table:table-row>
        <table:table-row table:style-name="ro1">
          <table:table-cell office:value-type="float" office:value="8058">
            <text:p>8058</text:p>
          </table:table-cell>
        </table:table-row>
        <table:table-row table:style-name="ro1">
          <table:table-cell office:value-type="float" office:value="8102">
            <text:p>8102</text:p>
          </table:table-cell>
        </table:table-row>
        <table:table-row table:style-name="ro1">
          <table:table-cell office:value-type="float" office:value="8146">
            <text:p>8146</text:p>
          </table:table-cell>
        </table:table-row>
        <table:table-row table:style-name="ro1">
          <table:table-cell office:value-type="float" office:value="8190">
            <text:p>8190</text:p>
          </table:table-cell>
        </table:table-row>
        <table:table-row table:style-name="ro1">
          <table:table-cell office:value-type="float" office:value="8235">
            <text:p>8235</text:p>
          </table:table-cell>
        </table:table-row>
        <table:table-row table:style-name="ro1">
          <table:table-cell office:value-type="float" office:value="8279">
            <text:p>8279</text:p>
          </table:table-cell>
        </table:table-row>
        <table:table-row table:style-name="ro1">
          <table:table-cell office:value-type="float" office:value="8324">
            <text:p>8324</text:p>
          </table:table-cell>
        </table:table-row>
        <table:table-row table:style-name="ro1">
          <table:table-cell office:value-type="float" office:value="8368">
            <text:p>8368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463">
            <text:p>6463</text:p>
          </table:table-cell>
        </table:table-row>
        <table:table-row table:style-name="ro1">
          <table:table-cell office:value-type="float" office:value="6537">
            <text:p>6537</text:p>
          </table:table-cell>
        </table:table-row>
        <table:table-row table:style-name="ro1">
          <table:table-cell office:value-type="float" office:value="6586">
            <text:p>6586</text:p>
          </table:table-cell>
        </table:table-row>
        <table:table-row table:style-name="ro1">
          <table:table-cell office:value-type="float" office:value="6635">
            <text:p>6635</text:p>
          </table:table-cell>
        </table:table-row>
        <table:table-row table:style-name="ro1">
          <table:table-cell office:value-type="float" office:value="6683">
            <text:p>6683</text:p>
          </table:table-cell>
        </table:table-row>
        <table:table-row table:style-name="ro1">
          <table:table-cell office:value-type="float" office:value="6750">
            <text:p>6750</text:p>
          </table:table-cell>
        </table:table-row>
        <table:table-row table:style-name="ro1">
          <table:table-cell office:value-type="float" office:value="6798">
            <text:p>6798</text:p>
          </table:table-cell>
        </table:table-row>
        <table:table-row table:style-name="ro1">
          <table:table-cell office:value-type="float" office:value="6846">
            <text:p>6846</text:p>
          </table:table-cell>
        </table:table-row>
        <table:table-row table:style-name="ro1">
          <table:table-cell office:value-type="float" office:value="6891">
            <text:p>6891</text:p>
          </table:table-cell>
        </table:table-row>
        <table:table-row table:style-name="ro1">
          <table:table-cell office:value-type="float" office:value="6936">
            <text:p>6936</text:p>
          </table:table-cell>
        </table:table-row>
        <table:table-row table:style-name="ro1">
          <table:table-cell office:value-type="float" office:value="6977">
            <text:p>6977</text:p>
          </table:table-cell>
        </table:table-row>
        <table:table-row table:style-name="ro1">
          <table:table-cell office:value-type="float" office:value="7027">
            <text:p>7027</text:p>
          </table:table-cell>
        </table:table-row>
        <table:table-row table:style-name="ro1">
          <table:table-cell office:value-type="float" office:value="7084">
            <text:p>7084</text:p>
          </table:table-cell>
        </table:table-row>
        <table:table-row table:style-name="ro1">
          <table:table-cell office:value-type="float" office:value="7129">
            <text:p>7129</text:p>
          </table:table-cell>
        </table:table-row>
        <table:table-row table:style-name="ro1">
          <table:table-cell office:value-type="float" office:value="7174">
            <text:p>7174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523">
            <text:p>6523</text:p>
          </table:table-cell>
        </table:table-row>
        <table:table-row table:style-name="ro1">
          <table:table-cell office:value-type="float" office:value="6574">
            <text:p>6574</text:p>
          </table:table-cell>
        </table:table-row>
        <table:table-row table:style-name="ro1">
          <table:table-cell office:value-type="float" office:value="6623">
            <text:p>6623</text:p>
          </table:table-cell>
        </table:table-row>
        <table:table-row table:style-name="ro1">
          <table:table-cell office:value-type="float" office:value="6671">
            <text:p>6671</text:p>
          </table:table-cell>
        </table:table-row>
        <table:table-row table:style-name="ro1">
          <table:table-cell office:value-type="float" office:value="6719">
            <text:p>6719</text:p>
          </table:table-cell>
        </table:table-row>
        <table:table-row table:style-name="ro1">
          <table:table-cell office:value-type="float" office:value="6779">
            <text:p>6779</text:p>
          </table:table-cell>
        </table:table-row>
        <table:table-row table:style-name="ro1">
          <table:table-cell office:value-type="float" office:value="6827">
            <text:p>6827</text:p>
          </table:table-cell>
        </table:table-row>
        <table:table-row table:style-name="ro1">
          <table:table-cell office:value-type="float" office:value="6874">
            <text:p>6874</text:p>
          </table:table-cell>
        </table:table-row>
        <table:table-row table:style-name="ro1">
          <table:table-cell office:value-type="float" office:value="6926">
            <text:p>6926</text:p>
          </table:table-cell>
        </table:table-row>
        <table:table-row table:style-name="ro1">
          <table:table-cell office:value-type="float" office:value="6971">
            <text:p>6971</text:p>
          </table:table-cell>
        </table:table-row>
        <table:table-row table:style-name="ro1">
          <table:table-cell office:value-type="float" office:value="7015">
            <text:p>7015</text:p>
          </table:table-cell>
        </table:table-row>
        <table:table-row table:style-name="ro1">
          <table:table-cell office:value-type="float" office:value="7060">
            <text:p>7060</text:p>
          </table:table-cell>
        </table:table-row>
        <table:table-row table:style-name="ro1">
          <table:table-cell office:value-type="float" office:value="7105">
            <text:p>7105</text:p>
          </table:table-cell>
        </table:table-row>
        <table:table-row table:style-name="ro1">
          <table:table-cell office:value-type="float" office:value="7971">
            <text:p>7971</text:p>
          </table:table-cell>
        </table:table-row>
        <table:table-row table:style-name="ro1">
          <table:table-cell office:value-type="float" office:value="8015">
            <text:p>8015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234">
            <text:p>5234</text:p>
          </table:table-cell>
        </table:table-row>
        <table:table-row table:style-name="ro1">
          <table:table-cell office:value-type="float" office:value="5329">
            <text:p>5329</text:p>
          </table:table-cell>
        </table:table-row>
        <table:table-row table:style-name="ro1">
          <table:table-cell office:value-type="float" office:value="5384">
            <text:p>5384</text:p>
          </table:table-cell>
        </table:table-row>
        <table:table-row table:style-name="ro1">
          <table:table-cell office:value-type="float" office:value="5432">
            <text:p>5432</text:p>
          </table:table-cell>
        </table:table-row>
        <table:table-row table:style-name="ro1">
          <table:table-cell office:value-type="float" office:value="5479">
            <text:p>5479</text:p>
          </table:table-cell>
        </table:table-row>
        <table:table-row table:style-name="ro1">
          <table:table-cell office:value-type="float" office:value="5528">
            <text:p>5528</text:p>
          </table:table-cell>
        </table:table-row>
        <table:table-row table:style-name="ro1">
          <table:table-cell office:value-type="float" office:value="5577">
            <text:p>5577</text:p>
          </table:table-cell>
        </table:table-row>
        <table:table-row table:style-name="ro1">
          <table:table-cell office:value-type="float" office:value="5625">
            <text:p>5625</text:p>
          </table:table-cell>
        </table:table-row>
        <table:table-row table:style-name="ro1">
          <table:table-cell office:value-type="float" office:value="7210">
            <text:p>7210</text:p>
          </table:table-cell>
        </table:table-row>
        <table:table-row table:style-name="ro1">
          <table:table-cell office:value-type="float" office:value="7255">
            <text:p>7255</text:p>
          </table:table-cell>
        </table:table-row>
        <table:table-row table:style-name="ro1">
          <table:table-cell office:value-type="float" office:value="7299">
            <text:p>7299</text:p>
          </table:table-cell>
        </table:table-row>
        <table:table-row table:style-name="ro1">
          <table:table-cell office:value-type="float" office:value="8194">
            <text:p>8194</text:p>
          </table:table-cell>
        </table:table-row>
        <table:table-row table:style-name="ro1">
          <table:table-cell office:value-type="float" office:value="8236">
            <text:p>8236</text:p>
          </table:table-cell>
        </table:table-row>
        <table:table-row table:style-name="ro1">
          <table:table-cell office:value-type="float" office:value="8283">
            <text:p>8283</text:p>
          </table:table-cell>
        </table:table-row>
        <table:table-row table:style-name="ro1">
          <table:table-cell office:value-type="float" office:value="8329">
            <text:p>8329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132">
            <text:p>5132</text:p>
          </table:table-cell>
        </table:table-row>
        <table:table-row table:style-name="ro1">
          <table:table-cell office:value-type="float" office:value="5209">
            <text:p>5209</text:p>
          </table:table-cell>
        </table:table-row>
        <table:table-row table:style-name="ro1">
          <table:table-cell office:value-type="float" office:value="5265">
            <text:p>5265</text:p>
          </table:table-cell>
        </table:table-row>
        <table:table-row table:style-name="ro1">
          <table:table-cell office:value-type="float" office:value="5323">
            <text:p>5323</text:p>
          </table:table-cell>
        </table:table-row>
        <table:table-row table:style-name="ro1">
          <table:table-cell office:value-type="float" office:value="5396">
            <text:p>5396</text:p>
          </table:table-cell>
        </table:table-row>
        <table:table-row table:style-name="ro1">
          <table:table-cell office:value-type="float" office:value="5444">
            <text:p>5444</text:p>
          </table:table-cell>
        </table:table-row>
        <table:table-row table:style-name="ro1">
          <table:table-cell office:value-type="float" office:value="5510">
            <text:p>5510</text:p>
          </table:table-cell>
        </table:table-row>
        <table:table-row table:style-name="ro1">
          <table:table-cell office:value-type="float" office:value="6801">
            <text:p>6801</text:p>
          </table:table-cell>
        </table:table-row>
        <table:table-row table:style-name="ro1">
          <table:table-cell office:value-type="float" office:value="6870">
            <text:p>6870</text:p>
          </table:table-cell>
        </table:table-row>
        <table:table-row table:style-name="ro1">
          <table:table-cell office:value-type="float" office:value="7205">
            <text:p>7205</text:p>
          </table:table-cell>
        </table:table-row>
        <table:table-row table:style-name="ro1">
          <table:table-cell office:value-type="float" office:value="7250">
            <text:p>7250</text:p>
          </table:table-cell>
        </table:table-row>
        <table:table-row table:style-name="ro1">
          <table:table-cell office:value-type="float" office:value="7302">
            <text:p>7302</text:p>
          </table:table-cell>
        </table:table-row>
        <table:table-row table:style-name="ro1">
          <table:table-cell office:value-type="float" office:value="7347">
            <text:p>7347</text:p>
          </table:table-cell>
        </table:table-row>
        <table:table-row table:style-name="ro1">
          <table:table-cell office:value-type="float" office:value="7392">
            <text:p>7392</text:p>
          </table:table-cell>
        </table:table-row>
        <table:table-row table:style-name="ro1">
          <table:table-cell office:value-type="float" office:value="7481">
            <text:p>7481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685">
            <text:p>6685</text:p>
          </table:table-cell>
        </table:table-row>
        <table:table-row table:style-name="ro1">
          <table:table-cell office:value-type="float" office:value="6780">
            <text:p>6780</text:p>
          </table:table-cell>
        </table:table-row>
        <table:table-row table:style-name="ro1">
          <table:table-cell office:value-type="float" office:value="6828">
            <text:p>6828</text:p>
          </table:table-cell>
        </table:table-row>
        <table:table-row table:style-name="ro1">
          <table:table-cell office:value-type="float" office:value="6878">
            <text:p>6878</text:p>
          </table:table-cell>
        </table:table-row>
        <table:table-row table:style-name="ro1">
          <table:table-cell office:value-type="float" office:value="6925">
            <text:p>6925</text:p>
          </table:table-cell>
        </table:table-row>
        <table:table-row table:style-name="ro1">
          <table:table-cell office:value-type="float" office:value="6973">
            <text:p>6973</text:p>
          </table:table-cell>
        </table:table-row>
        <table:table-row table:style-name="ro1">
          <table:table-cell office:value-type="float" office:value="7021">
            <text:p>7021</text:p>
          </table:table-cell>
        </table:table-row>
        <table:table-row table:style-name="ro1">
          <table:table-cell office:value-type="float" office:value="7064">
            <text:p>7064</text:p>
          </table:table-cell>
        </table:table-row>
        <table:table-row table:style-name="ro1">
          <table:table-cell office:value-type="float" office:value="7993">
            <text:p>7993</text:p>
          </table:table-cell>
        </table:table-row>
        <table:table-row table:style-name="ro1">
          <table:table-cell office:value-type="float" office:value="8038">
            <text:p>8038</text:p>
          </table:table-cell>
        </table:table-row>
        <table:table-row table:style-name="ro1">
          <table:table-cell office:value-type="float" office:value="8083">
            <text:p>8083</text:p>
          </table:table-cell>
        </table:table-row>
        <table:table-row table:style-name="ro1">
          <table:table-cell office:value-type="float" office:value="8127">
            <text:p>8127</text:p>
          </table:table-cell>
        </table:table-row>
        <table:table-row table:style-name="ro1">
          <table:table-cell office:value-type="float" office:value="8172">
            <text:p>8172</text:p>
          </table:table-cell>
        </table:table-row>
        <table:table-row table:style-name="ro1">
          <table:table-cell office:value-type="float" office:value="8217">
            <text:p>8217</text:p>
          </table:table-cell>
        </table:table-row>
        <table:table-row table:style-name="ro1">
          <table:table-cell office:value-type="float" office:value="8262">
            <text:p>8262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839">
            <text:p>4839</text:p>
          </table:table-cell>
        </table:table-row>
        <table:table-row table:style-name="ro1">
          <table:table-cell office:value-type="float" office:value="4906">
            <text:p>4906</text:p>
          </table:table-cell>
        </table:table-row>
        <table:table-row table:style-name="ro1">
          <table:table-cell office:value-type="float" office:value="4986">
            <text:p>4986</text:p>
          </table:table-cell>
        </table:table-row>
        <table:table-row table:style-name="ro1">
          <table:table-cell office:value-type="float" office:value="5031">
            <text:p>5031</text:p>
          </table:table-cell>
        </table:table-row>
        <table:table-row table:style-name="ro1">
          <table:table-cell office:value-type="float" office:value="5070">
            <text:p>5070</text:p>
          </table:table-cell>
        </table:table-row>
        <table:table-row table:style-name="ro1">
          <table:table-cell office:value-type="float" office:value="5108">
            <text:p>5108</text:p>
          </table:table-cell>
        </table:table-row>
        <table:table-row table:style-name="ro1">
          <table:table-cell office:value-type="float" office:value="5148">
            <text:p>5148</text:p>
          </table:table-cell>
        </table:table-row>
        <table:table-row table:style-name="ro1">
          <table:table-cell office:value-type="float" office:value="5185">
            <text:p>5185</text:p>
          </table:table-cell>
        </table:table-row>
        <table:table-row table:style-name="ro1">
          <table:table-cell office:value-type="float" office:value="5222">
            <text:p>5222</text:p>
          </table:table-cell>
        </table:table-row>
        <table:table-row table:style-name="ro1">
          <table:table-cell office:value-type="float" office:value="5260">
            <text:p>5260</text:p>
          </table:table-cell>
        </table:table-row>
        <table:table-row table:style-name="ro1">
          <table:table-cell office:value-type="float" office:value="5295">
            <text:p>5295</text:p>
          </table:table-cell>
        </table:table-row>
        <table:table-row table:style-name="ro1">
          <table:table-cell office:value-type="float" office:value="5652">
            <text:p>5652</text:p>
          </table:table-cell>
        </table:table-row>
        <table:table-row table:style-name="ro1">
          <table:table-cell office:value-type="float" office:value="5683">
            <text:p>5683</text:p>
          </table:table-cell>
        </table:table-row>
        <table:table-row table:style-name="ro1">
          <table:table-cell office:value-type="float" office:value="5714">
            <text:p>5714</text:p>
          </table:table-cell>
        </table:table-row>
        <table:table-row table:style-name="ro1">
          <table:table-cell office:value-type="float" office:value="6144">
            <text:p>6144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265">
            <text:p>4265</text:p>
          </table:table-cell>
        </table:table-row>
        <table:table-row table:style-name="ro1">
          <table:table-cell office:value-type="float" office:value="4303">
            <text:p>4303</text:p>
          </table:table-cell>
        </table:table-row>
        <table:table-row table:style-name="ro1">
          <table:table-cell office:value-type="float" office:value="4342">
            <text:p>4342</text:p>
          </table:table-cell>
        </table:table-row>
        <table:table-row table:style-name="ro1">
          <table:table-cell office:value-type="float" office:value="4396">
            <text:p>4396</text:p>
          </table:table-cell>
        </table:table-row>
        <table:table-row table:style-name="ro1">
          <table:table-cell office:value-type="float" office:value="4450">
            <text:p>4450</text:p>
          </table:table-cell>
        </table:table-row>
        <table:table-row table:style-name="ro1">
          <table:table-cell office:value-type="float" office:value="4488">
            <text:p>4488</text:p>
          </table:table-cell>
        </table:table-row>
        <table:table-row table:style-name="ro1">
          <table:table-cell office:value-type="float" office:value="4526">
            <text:p>4526</text:p>
          </table:table-cell>
        </table:table-row>
        <table:table-row table:style-name="ro1">
          <table:table-cell office:value-type="float" office:value="4564">
            <text:p>4564</text:p>
          </table:table-cell>
        </table:table-row>
        <table:table-row table:style-name="ro1">
          <table:table-cell office:value-type="float" office:value="4601">
            <text:p>4601</text:p>
          </table:table-cell>
        </table:table-row>
        <table:table-row table:style-name="ro1">
          <table:table-cell office:value-type="float" office:value="4637">
            <text:p>4637</text:p>
          </table:table-cell>
        </table:table-row>
        <table:table-row table:style-name="ro1">
          <table:table-cell office:value-type="float" office:value="4701">
            <text:p>4701</text:p>
          </table:table-cell>
        </table:table-row>
        <table:table-row table:style-name="ro1">
          <table:table-cell office:value-type="float" office:value="4736">
            <text:p>4736</text:p>
          </table:table-cell>
        </table:table-row>
        <table:table-row table:style-name="ro1">
          <table:table-cell office:value-type="float" office:value="4772">
            <text:p>4772</text:p>
          </table:table-cell>
        </table:table-row>
        <table:table-row table:style-name="ro1">
          <table:table-cell office:value-type="float" office:value="4808">
            <text:p>4808</text:p>
          </table:table-cell>
        </table:table-row>
        <table:table-row table:style-name="ro1">
          <table:table-cell office:value-type="float" office:value="4847">
            <text:p>4847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239">
            <text:p>4239</text:p>
          </table:table-cell>
        </table:table-row>
        <table:table-row table:style-name="ro1">
          <table:table-cell office:value-type="float" office:value="4318">
            <text:p>4318</text:p>
          </table:table-cell>
        </table:table-row>
        <table:table-row table:style-name="ro1">
          <table:table-cell office:value-type="float" office:value="4361">
            <text:p>4361</text:p>
          </table:table-cell>
        </table:table-row>
        <table:table-row table:style-name="ro1">
          <table:table-cell office:value-type="float" office:value="4406">
            <text:p>4406</text:p>
          </table:table-cell>
        </table:table-row>
        <table:table-row table:style-name="ro1">
          <table:table-cell office:value-type="float" office:value="4450">
            <text:p>4450</text:p>
          </table:table-cell>
        </table:table-row>
        <table:table-row table:style-name="ro1">
          <table:table-cell office:value-type="float" office:value="4493">
            <text:p>4493</text:p>
          </table:table-cell>
        </table:table-row>
        <table:table-row table:style-name="ro1">
          <table:table-cell office:value-type="float" office:value="4536">
            <text:p>4536</text:p>
          </table:table-cell>
        </table:table-row>
        <table:table-row table:style-name="ro1">
          <table:table-cell office:value-type="float" office:value="5000">
            <text:p>5000</text:p>
          </table:table-cell>
        </table:table-row>
        <table:table-row table:style-name="ro1">
          <table:table-cell office:value-type="float" office:value="5052">
            <text:p>5052</text:p>
          </table:table-cell>
        </table:table-row>
        <table:table-row table:style-name="ro1">
          <table:table-cell office:value-type="float" office:value="5102">
            <text:p>5102</text:p>
          </table:table-cell>
        </table:table-row>
        <table:table-row table:style-name="ro1">
          <table:table-cell office:value-type="float" office:value="5151">
            <text:p>5151</text:p>
          </table:table-cell>
        </table:table-row>
        <table:table-row table:style-name="ro1">
          <table:table-cell office:value-type="float" office:value="5201">
            <text:p>5201</text:p>
          </table:table-cell>
        </table:table-row>
        <table:table-row table:style-name="ro1">
          <table:table-cell office:value-type="float" office:value="5304">
            <text:p>5304</text:p>
          </table:table-cell>
        </table:table-row>
        <table:table-row table:style-name="ro1">
          <table:table-cell office:value-type="float" office:value="5354">
            <text:p>5354</text:p>
          </table:table-cell>
        </table:table-row>
        <table:table-row table:style-name="ro1">
          <table:table-cell office:value-type="float" office:value="5407">
            <text:p>5407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334">
            <text:p>4334</text:p>
          </table:table-cell>
        </table:table-row>
        <table:table-row table:style-name="ro1">
          <table:table-cell office:value-type="float" office:value="4393">
            <text:p>4393</text:p>
          </table:table-cell>
        </table:table-row>
        <table:table-row table:style-name="ro1">
          <table:table-cell office:value-type="float" office:value="4435">
            <text:p>4435</text:p>
          </table:table-cell>
        </table:table-row>
        <table:table-row table:style-name="ro1">
          <table:table-cell office:value-type="float" office:value="4477">
            <text:p>4477</text:p>
          </table:table-cell>
        </table:table-row>
        <table:table-row table:style-name="ro1">
          <table:table-cell office:value-type="float" office:value="4520">
            <text:p>4520</text:p>
          </table:table-cell>
        </table:table-row>
        <table:table-row table:style-name="ro1">
          <table:table-cell office:value-type="float" office:value="4562">
            <text:p>4562</text:p>
          </table:table-cell>
        </table:table-row>
        <table:table-row table:style-name="ro1">
          <table:table-cell office:value-type="float" office:value="4605">
            <text:p>4605</text:p>
          </table:table-cell>
        </table:table-row>
        <table:table-row table:style-name="ro1">
          <table:table-cell office:value-type="float" office:value="4666">
            <text:p>4666</text:p>
          </table:table-cell>
        </table:table-row>
        <table:table-row table:style-name="ro1">
          <table:table-cell office:value-type="float" office:value="4709">
            <text:p>4709</text:p>
          </table:table-cell>
        </table:table-row>
        <table:table-row table:style-name="ro1">
          <table:table-cell office:value-type="float" office:value="4748">
            <text:p>4748</text:p>
          </table:table-cell>
        </table:table-row>
        <table:table-row table:style-name="ro1">
          <table:table-cell office:value-type="float" office:value="4788">
            <text:p>4788</text:p>
          </table:table-cell>
        </table:table-row>
        <table:table-row table:style-name="ro1">
          <table:table-cell office:value-type="float" office:value="4828">
            <text:p>4828</text:p>
          </table:table-cell>
        </table:table-row>
        <table:table-row table:style-name="ro1">
          <table:table-cell office:value-type="float" office:value="4870">
            <text:p>4870</text:p>
          </table:table-cell>
        </table:table-row>
        <table:table-row table:style-name="ro1">
          <table:table-cell office:value-type="float" office:value="4909">
            <text:p>4909</text:p>
          </table:table-cell>
        </table:table-row>
        <table:table-row table:style-name="ro1">
          <table:table-cell office:value-type="float" office:value="5366">
            <text:p>5366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341">
            <text:p>4341</text:p>
          </table:table-cell>
        </table:table-row>
        <table:table-row table:style-name="ro1">
          <table:table-cell office:value-type="float" office:value="4403">
            <text:p>4403</text:p>
          </table:table-cell>
        </table:table-row>
        <table:table-row table:style-name="ro1">
          <table:table-cell office:value-type="float" office:value="4444">
            <text:p>4444</text:p>
          </table:table-cell>
        </table:table-row>
        <table:table-row table:style-name="ro1">
          <table:table-cell office:value-type="float" office:value="4486">
            <text:p>4486</text:p>
          </table:table-cell>
        </table:table-row>
        <table:table-row table:style-name="ro1">
          <table:table-cell office:value-type="float" office:value="4528">
            <text:p>4528</text:p>
          </table:table-cell>
        </table:table-row>
        <table:table-row table:style-name="ro1">
          <table:table-cell office:value-type="float" office:value="4569">
            <text:p>4569</text:p>
          </table:table-cell>
        </table:table-row>
        <table:table-row table:style-name="ro1">
          <table:table-cell office:value-type="float" office:value="4612">
            <text:p>4612</text:p>
          </table:table-cell>
        </table:table-row>
        <table:table-row table:style-name="ro1">
          <table:table-cell office:value-type="float" office:value="4654">
            <text:p>4654</text:p>
          </table:table-cell>
        </table:table-row>
        <table:table-row table:style-name="ro1">
          <table:table-cell office:value-type="float" office:value="4696">
            <text:p>4696</text:p>
          </table:table-cell>
        </table:table-row>
        <table:table-row table:style-name="ro1">
          <table:table-cell office:value-type="float" office:value="4735">
            <text:p>4735</text:p>
          </table:table-cell>
        </table:table-row>
        <table:table-row table:style-name="ro1">
          <table:table-cell office:value-type="float" office:value="4775">
            <text:p>4775</text:p>
          </table:table-cell>
        </table:table-row>
        <table:table-row table:style-name="ro1">
          <table:table-cell office:value-type="float" office:value="4815">
            <text:p>4815</text:p>
          </table:table-cell>
        </table:table-row>
        <table:table-row table:style-name="ro1">
          <table:table-cell office:value-type="float" office:value="4854">
            <text:p>4854</text:p>
          </table:table-cell>
        </table:table-row>
        <table:table-row table:style-name="ro1">
          <table:table-cell office:value-type="float" office:value="4894">
            <text:p>4894</text:p>
          </table:table-cell>
        </table:table-row>
        <table:table-row table:style-name="ro1">
          <table:table-cell office:value-type="float" office:value="5362">
            <text:p>5362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369">
            <text:p>4369</text:p>
          </table:table-cell>
        </table:table-row>
        <table:table-row table:style-name="ro1">
          <table:table-cell office:value-type="float" office:value="4427">
            <text:p>4427</text:p>
          </table:table-cell>
        </table:table-row>
        <table:table-row table:style-name="ro1">
          <table:table-cell office:value-type="float" office:value="4484">
            <text:p>4484</text:p>
          </table:table-cell>
        </table:table-row>
        <table:table-row table:style-name="ro1">
          <table:table-cell office:value-type="float" office:value="4527">
            <text:p>4527</text:p>
          </table:table-cell>
        </table:table-row>
        <table:table-row table:style-name="ro1">
          <table:table-cell office:value-type="float" office:value="4568">
            <text:p>4568</text:p>
          </table:table-cell>
        </table:table-row>
        <table:table-row table:style-name="ro1">
          <table:table-cell office:value-type="float" office:value="4610">
            <text:p>4610</text:p>
          </table:table-cell>
        </table:table-row>
        <table:table-row table:style-name="ro1">
          <table:table-cell office:value-type="float" office:value="4653">
            <text:p>4653</text:p>
          </table:table-cell>
        </table:table-row>
        <table:table-row table:style-name="ro1">
          <table:table-cell office:value-type="float" office:value="4695">
            <text:p>4695</text:p>
          </table:table-cell>
        </table:table-row>
        <table:table-row table:style-name="ro1">
          <table:table-cell office:value-type="float" office:value="4737">
            <text:p>4737</text:p>
          </table:table-cell>
        </table:table-row>
        <table:table-row table:style-name="ro1">
          <table:table-cell office:value-type="float" office:value="4773">
            <text:p>4773</text:p>
          </table:table-cell>
        </table:table-row>
        <table:table-row table:style-name="ro1">
          <table:table-cell office:value-type="float" office:value="4816">
            <text:p>4816</text:p>
          </table:table-cell>
        </table:table-row>
        <table:table-row table:style-name="ro1">
          <table:table-cell office:value-type="float" office:value="4885">
            <text:p>4885</text:p>
          </table:table-cell>
        </table:table-row>
        <table:table-row table:style-name="ro1">
          <table:table-cell office:value-type="float" office:value="4925">
            <text:p>4925</text:p>
          </table:table-cell>
        </table:table-row>
        <table:table-row table:style-name="ro1">
          <table:table-cell office:value-type="float" office:value="4964">
            <text:p>4964</text:p>
          </table:table-cell>
        </table:table-row>
        <table:table-row table:style-name="ro1">
          <table:table-cell office:value-type="float" office:value="5400">
            <text:p>5400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12">
            <text:p>4412</text:p>
          </table:table-cell>
        </table:table-row>
        <table:table-row table:style-name="ro1">
          <table:table-cell office:value-type="float" office:value="4456">
            <text:p>4456</text:p>
          </table:table-cell>
        </table:table-row>
        <table:table-row table:style-name="ro1">
          <table:table-cell office:value-type="float" office:value="4516">
            <text:p>4516</text:p>
          </table:table-cell>
        </table:table-row>
        <table:table-row table:style-name="ro1">
          <table:table-cell office:value-type="float" office:value="4557">
            <text:p>4557</text:p>
          </table:table-cell>
        </table:table-row>
        <table:table-row table:style-name="ro1">
          <table:table-cell office:value-type="float" office:value="4599">
            <text:p>4599</text:p>
          </table:table-cell>
        </table:table-row>
        <table:table-row table:style-name="ro1">
          <table:table-cell office:value-type="float" office:value="4641">
            <text:p>4641</text:p>
          </table:table-cell>
        </table:table-row>
        <table:table-row table:style-name="ro1">
          <table:table-cell office:value-type="float" office:value="4684">
            <text:p>4684</text:p>
          </table:table-cell>
        </table:table-row>
        <table:table-row table:style-name="ro1">
          <table:table-cell office:value-type="float" office:value="4726">
            <text:p>4726</text:p>
          </table:table-cell>
        </table:table-row>
        <table:table-row table:style-name="ro1">
          <table:table-cell office:value-type="float" office:value="4768">
            <text:p>4768</text:p>
          </table:table-cell>
        </table:table-row>
        <table:table-row table:style-name="ro1">
          <table:table-cell office:value-type="float" office:value="4808">
            <text:p>4808</text:p>
          </table:table-cell>
        </table:table-row>
        <table:table-row table:style-name="ro1">
          <table:table-cell office:value-type="float" office:value="4847">
            <text:p>4847</text:p>
          </table:table-cell>
        </table:table-row>
        <table:table-row table:style-name="ro1">
          <table:table-cell office:value-type="float" office:value="4887">
            <text:p>4887</text:p>
          </table:table-cell>
        </table:table-row>
        <table:table-row table:style-name="ro1">
          <table:table-cell office:value-type="float" office:value="4926">
            <text:p>4926</text:p>
          </table:table-cell>
        </table:table-row>
        <table:table-row table:style-name="ro1">
          <table:table-cell office:value-type="float" office:value="4964">
            <text:p>4964</text:p>
          </table:table-cell>
        </table:table-row>
        <table:table-row table:style-name="ro1">
          <table:table-cell office:value-type="float" office:value="5043">
            <text:p>5043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526">
            <text:p>6526</text:p>
          </table:table-cell>
        </table:table-row>
        <table:table-row table:style-name="ro1">
          <table:table-cell office:value-type="float" office:value="6595">
            <text:p>6595</text:p>
          </table:table-cell>
        </table:table-row>
        <table:table-row table:style-name="ro1">
          <table:table-cell office:value-type="float" office:value="6637">
            <text:p>6637</text:p>
          </table:table-cell>
        </table:table-row>
        <table:table-row table:style-name="ro1">
          <table:table-cell office:value-type="float" office:value="6679">
            <text:p>6679</text:p>
          </table:table-cell>
        </table:table-row>
        <table:table-row table:style-name="ro1">
          <table:table-cell office:value-type="float" office:value="6721">
            <text:p>6721</text:p>
          </table:table-cell>
        </table:table-row>
        <table:table-row table:style-name="ro1">
          <table:table-cell office:value-type="float" office:value="6764">
            <text:p>6764</text:p>
          </table:table-cell>
        </table:table-row>
        <table:table-row table:style-name="ro1">
          <table:table-cell office:value-type="float" office:value="6806">
            <text:p>6806</text:p>
          </table:table-cell>
        </table:table-row>
        <table:table-row table:style-name="ro1">
          <table:table-cell office:value-type="float" office:value="6849">
            <text:p>6849</text:p>
          </table:table-cell>
        </table:table-row>
        <table:table-row table:style-name="ro1">
          <table:table-cell office:value-type="float" office:value="6891">
            <text:p>6891</text:p>
          </table:table-cell>
        </table:table-row>
        <table:table-row table:style-name="ro1">
          <table:table-cell office:value-type="float" office:value="6931">
            <text:p>6931</text:p>
          </table:table-cell>
        </table:table-row>
        <table:table-row table:style-name="ro1">
          <table:table-cell office:value-type="float" office:value="6971">
            <text:p>6971</text:p>
          </table:table-cell>
        </table:table-row>
        <table:table-row table:style-name="ro1">
          <table:table-cell office:value-type="float" office:value="7011">
            <text:p>7011</text:p>
          </table:table-cell>
        </table:table-row>
        <table:table-row table:style-name="ro1">
          <table:table-cell office:value-type="float" office:value="7050">
            <text:p>7050</text:p>
          </table:table-cell>
        </table:table-row>
        <table:table-row table:style-name="ro1">
          <table:table-cell office:value-type="float" office:value="7090">
            <text:p>7090</text:p>
          </table:table-cell>
        </table:table-row>
        <table:table-row table:style-name="ro1">
          <table:table-cell office:value-type="float" office:value="7307">
            <text:p>7307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881">
            <text:p>4881</text:p>
          </table:table-cell>
        </table:table-row>
        <table:table-row table:style-name="ro1">
          <table:table-cell office:value-type="float" office:value="4958">
            <text:p>4958</text:p>
          </table:table-cell>
        </table:table-row>
        <table:table-row table:style-name="ro1">
          <table:table-cell office:value-type="float" office:value="4998">
            <text:p>4998</text:p>
          </table:table-cell>
        </table:table-row>
        <table:table-row table:style-name="ro1">
          <table:table-cell office:value-type="float" office:value="5043">
            <text:p>5043</text:p>
          </table:table-cell>
        </table:table-row>
        <table:table-row table:style-name="ro1">
          <table:table-cell office:value-type="float" office:value="5086">
            <text:p>5086</text:p>
          </table:table-cell>
        </table:table-row>
        <table:table-row table:style-name="ro1">
          <table:table-cell office:value-type="float" office:value="5128">
            <text:p>5128</text:p>
          </table:table-cell>
        </table:table-row>
        <table:table-row table:style-name="ro1">
          <table:table-cell office:value-type="float" office:value="5171">
            <text:p>5171</text:p>
          </table:table-cell>
        </table:table-row>
        <table:table-row table:style-name="ro1">
          <table:table-cell office:value-type="float" office:value="5233">
            <text:p>5233</text:p>
          </table:table-cell>
        </table:table-row>
        <table:table-row table:style-name="ro1">
          <table:table-cell office:value-type="float" office:value="5281">
            <text:p>5281</text:p>
          </table:table-cell>
        </table:table-row>
        <table:table-row table:style-name="ro1">
          <table:table-cell office:value-type="float" office:value="5321">
            <text:p>5321</text:p>
          </table:table-cell>
        </table:table-row>
        <table:table-row table:style-name="ro1">
          <table:table-cell office:value-type="float" office:value="5361">
            <text:p>5361</text:p>
          </table:table-cell>
        </table:table-row>
        <table:table-row table:style-name="ro1">
          <table:table-cell office:value-type="float" office:value="5401">
            <text:p>5401</text:p>
          </table:table-cell>
        </table:table-row>
        <table:table-row table:style-name="ro1">
          <table:table-cell office:value-type="float" office:value="5441">
            <text:p>5441</text:p>
          </table:table-cell>
        </table:table-row>
        <table:table-row table:style-name="ro1">
          <table:table-cell office:value-type="float" office:value="5484">
            <text:p>5484</text:p>
          </table:table-cell>
        </table:table-row>
        <table:table-row table:style-name="ro1">
          <table:table-cell office:value-type="float" office:value="5524">
            <text:p>5524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832">
            <text:p>3832</text:p>
          </table:table-cell>
        </table:table-row>
        <table:table-row table:style-name="ro1">
          <table:table-cell office:value-type="float" office:value="3869">
            <text:p>3869</text:p>
          </table:table-cell>
        </table:table-row>
        <table:table-row table:style-name="ro1">
          <table:table-cell office:value-type="float" office:value="3905">
            <text:p>3905</text:p>
          </table:table-cell>
        </table:table-row>
        <table:table-row table:style-name="ro1">
          <table:table-cell office:value-type="float" office:value="3938">
            <text:p>3938</text:p>
          </table:table-cell>
        </table:table-row>
        <table:table-row table:style-name="ro1">
          <table:table-cell office:value-type="float" office:value="3972">
            <text:p>3972</text:p>
          </table:table-cell>
        </table:table-row>
        <table:table-row table:style-name="ro1">
          <table:table-cell office:value-type="float" office:value="4006">
            <text:p>4006</text:p>
          </table:table-cell>
        </table:table-row>
        <table:table-row table:style-name="ro1">
          <table:table-cell office:value-type="float" office:value="4043">
            <text:p>4043</text:p>
          </table:table-cell>
        </table:table-row>
        <table:table-row table:style-name="ro1">
          <table:table-cell office:value-type="float" office:value="4932">
            <text:p>4932</text:p>
          </table:table-cell>
        </table:table-row>
        <table:table-row table:style-name="ro1">
          <table:table-cell office:value-type="float" office:value="4960">
            <text:p>4960</text:p>
          </table:table-cell>
        </table:table-row>
        <table:table-row table:style-name="ro1">
          <table:table-cell office:value-type="float" office:value="5005">
            <text:p>5005</text:p>
          </table:table-cell>
        </table:table-row>
        <table:table-row table:style-name="ro1">
          <table:table-cell office:value-type="float" office:value="5031">
            <text:p>5031</text:p>
          </table:table-cell>
        </table:table-row>
        <table:table-row table:style-name="ro1">
          <table:table-cell office:value-type="float" office:value="5059">
            <text:p>5059</text:p>
          </table:table-cell>
        </table:table-row>
        <table:table-row table:style-name="ro1">
          <table:table-cell office:value-type="float" office:value="5086">
            <text:p>5086</text:p>
          </table:table-cell>
        </table:table-row>
        <table:table-row table:style-name="ro1">
          <table:table-cell office:value-type="float" office:value="5114">
            <text:p>5114</text:p>
          </table:table-cell>
        </table:table-row>
        <table:table-row table:style-name="ro1">
          <table:table-cell office:value-type="float" office:value="5143">
            <text:p>5143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909">
            <text:p>4909</text:p>
          </table:table-cell>
        </table:table-row>
        <table:table-row table:style-name="ro1">
          <table:table-cell office:value-type="float" office:value="4954">
            <text:p>4954</text:p>
          </table:table-cell>
        </table:table-row>
        <table:table-row table:style-name="ro1">
          <table:table-cell office:value-type="float" office:value="4996">
            <text:p>4996</text:p>
          </table:table-cell>
        </table:table-row>
        <table:table-row table:style-name="ro1">
          <table:table-cell office:value-type="float" office:value="5039">
            <text:p>5039</text:p>
          </table:table-cell>
        </table:table-row>
        <table:table-row table:style-name="ro1">
          <table:table-cell office:value-type="float" office:value="5102">
            <text:p>5102</text:p>
          </table:table-cell>
        </table:table-row>
        <table:table-row table:style-name="ro1">
          <table:table-cell office:value-type="float" office:value="5159">
            <text:p>5159</text:p>
          </table:table-cell>
        </table:table-row>
        <table:table-row table:style-name="ro1">
          <table:table-cell office:value-type="float" office:value="5202">
            <text:p>5202</text:p>
          </table:table-cell>
        </table:table-row>
        <table:table-row table:style-name="ro1">
          <table:table-cell office:value-type="float" office:value="5245">
            <text:p>5245</text:p>
          </table:table-cell>
        </table:table-row>
        <table:table-row table:style-name="ro1">
          <table:table-cell office:value-type="float" office:value="5288">
            <text:p>5288</text:p>
          </table:table-cell>
        </table:table-row>
        <table:table-row table:style-name="ro1">
          <table:table-cell office:value-type="float" office:value="5328">
            <text:p>5328</text:p>
          </table:table-cell>
        </table:table-row>
        <table:table-row table:style-name="ro1">
          <table:table-cell office:value-type="float" office:value="5368">
            <text:p>5368</text:p>
          </table:table-cell>
        </table:table-row>
        <table:table-row table:style-name="ro1">
          <table:table-cell office:value-type="float" office:value="5408">
            <text:p>5408</text:p>
          </table:table-cell>
        </table:table-row>
        <table:table-row table:style-name="ro1">
          <table:table-cell office:value-type="float" office:value="5448">
            <text:p>5448</text:p>
          </table:table-cell>
        </table:table-row>
        <table:table-row table:style-name="ro1">
          <table:table-cell office:value-type="float" office:value="5487">
            <text:p>5487</text:p>
          </table:table-cell>
        </table:table-row>
        <table:table-row table:style-name="ro1">
          <table:table-cell office:value-type="float" office:value="5530">
            <text:p>5530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933">
            <text:p>4933</text:p>
          </table:table-cell>
        </table:table-row>
        <table:table-row table:style-name="ro1">
          <table:table-cell office:value-type="float" office:value="4993">
            <text:p>4993</text:p>
          </table:table-cell>
        </table:table-row>
        <table:table-row table:style-name="ro1">
          <table:table-cell office:value-type="float" office:value="5036">
            <text:p>5036</text:p>
          </table:table-cell>
        </table:table-row>
        <table:table-row table:style-name="ro1">
          <table:table-cell office:value-type="float" office:value="5078">
            <text:p>5078</text:p>
          </table:table-cell>
        </table:table-row>
        <table:table-row table:style-name="ro1">
          <table:table-cell office:value-type="float" office:value="5121">
            <text:p>5121</text:p>
          </table:table-cell>
        </table:table-row>
        <table:table-row table:style-name="ro1">
          <table:table-cell office:value-type="float" office:value="5164">
            <text:p>5164</text:p>
          </table:table-cell>
        </table:table-row>
        <table:table-row table:style-name="ro1">
          <table:table-cell office:value-type="float" office:value="5208">
            <text:p>5208</text:p>
          </table:table-cell>
        </table:table-row>
        <table:table-row table:style-name="ro1">
          <table:table-cell office:value-type="float" office:value="5251">
            <text:p>5251</text:p>
          </table:table-cell>
        </table:table-row>
        <table:table-row table:style-name="ro1">
          <table:table-cell office:value-type="float" office:value="5294">
            <text:p>5294</text:p>
          </table:table-cell>
        </table:table-row>
        <table:table-row table:style-name="ro1">
          <table:table-cell office:value-type="float" office:value="5334">
            <text:p>5334</text:p>
          </table:table-cell>
        </table:table-row>
        <table:table-row table:style-name="ro1">
          <table:table-cell office:value-type="float" office:value="5374">
            <text:p>5374</text:p>
          </table:table-cell>
        </table:table-row>
        <table:table-row table:style-name="ro1">
          <table:table-cell office:value-type="float" office:value="5415">
            <text:p>5415</text:p>
          </table:table-cell>
        </table:table-row>
        <table:table-row table:style-name="ro1">
          <table:table-cell office:value-type="float" office:value="5454">
            <text:p>5454</text:p>
          </table:table-cell>
        </table:table-row>
        <table:table-row table:style-name="ro1">
          <table:table-cell office:value-type="float" office:value="5491">
            <text:p>5491</text:p>
          </table:table-cell>
        </table:table-row>
        <table:table-row table:style-name="ro1">
          <table:table-cell office:value-type="float" office:value="5540">
            <text:p>5540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851">
            <text:p>4851</text:p>
          </table:table-cell>
        </table:table-row>
        <table:table-row table:style-name="ro1">
          <table:table-cell office:value-type="float" office:value="4917">
            <text:p>4917</text:p>
          </table:table-cell>
        </table:table-row>
        <table:table-row table:style-name="ro1">
          <table:table-cell office:value-type="float" office:value="4975">
            <text:p>4975</text:p>
          </table:table-cell>
        </table:table-row>
        <table:table-row table:style-name="ro1">
          <table:table-cell office:value-type="float" office:value="5018">
            <text:p>5018</text:p>
          </table:table-cell>
        </table:table-row>
        <table:table-row table:style-name="ro1">
          <table:table-cell office:value-type="float" office:value="5061">
            <text:p>5061</text:p>
          </table:table-cell>
        </table:table-row>
        <table:table-row table:style-name="ro1">
          <table:table-cell office:value-type="float" office:value="5104">
            <text:p>5104</text:p>
          </table:table-cell>
        </table:table-row>
        <table:table-row table:style-name="ro1">
          <table:table-cell office:value-type="float" office:value="5147">
            <text:p>5147</text:p>
          </table:table-cell>
        </table:table-row>
        <table:table-row table:style-name="ro1">
          <table:table-cell office:value-type="float" office:value="5191">
            <text:p>5191</text:p>
          </table:table-cell>
        </table:table-row>
        <table:table-row table:style-name="ro1">
          <table:table-cell office:value-type="float" office:value="5233">
            <text:p>5233</text:p>
          </table:table-cell>
        </table:table-row>
        <table:table-row table:style-name="ro1">
          <table:table-cell office:value-type="float" office:value="5274">
            <text:p>5274</text:p>
          </table:table-cell>
        </table:table-row>
        <table:table-row table:style-name="ro1">
          <table:table-cell office:value-type="float" office:value="5314">
            <text:p>5314</text:p>
          </table:table-cell>
        </table:table-row>
        <table:table-row table:style-name="ro1">
          <table:table-cell office:value-type="float" office:value="5354">
            <text:p>5354</text:p>
          </table:table-cell>
        </table:table-row>
        <table:table-row table:style-name="ro1">
          <table:table-cell office:value-type="float" office:value="5394">
            <text:p>5394</text:p>
          </table:table-cell>
        </table:table-row>
        <table:table-row table:style-name="ro1">
          <table:table-cell office:value-type="float" office:value="5434">
            <text:p>5434</text:p>
          </table:table-cell>
        </table:table-row>
        <table:table-row table:style-name="ro1">
          <table:table-cell office:value-type="float" office:value="5477">
            <text:p>5477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934">
            <text:p>4934</text:p>
          </table:table-cell>
        </table:table-row>
        <table:table-row table:style-name="ro1">
          <table:table-cell office:value-type="float" office:value="5001">
            <text:p>5001</text:p>
          </table:table-cell>
        </table:table-row>
        <table:table-row table:style-name="ro1">
          <table:table-cell office:value-type="float" office:value="5044">
            <text:p>5044</text:p>
          </table:table-cell>
        </table:table-row>
        <table:table-row table:style-name="ro1">
          <table:table-cell office:value-type="float" office:value="5086">
            <text:p>5086</text:p>
          </table:table-cell>
        </table:table-row>
        <table:table-row table:style-name="ro1">
          <table:table-cell office:value-type="float" office:value="5128">
            <text:p>5128</text:p>
          </table:table-cell>
        </table:table-row>
        <table:table-row table:style-name="ro1">
          <table:table-cell office:value-type="float" office:value="5172">
            <text:p>5172</text:p>
          </table:table-cell>
        </table:table-row>
        <table:table-row table:style-name="ro1">
          <table:table-cell office:value-type="float" office:value="5214">
            <text:p>5214</text:p>
          </table:table-cell>
        </table:table-row>
        <table:table-row table:style-name="ro1">
          <table:table-cell office:value-type="float" office:value="5257">
            <text:p>5257</text:p>
          </table:table-cell>
        </table:table-row>
        <table:table-row table:style-name="ro1">
          <table:table-cell office:value-type="float" office:value="5301">
            <text:p>5301</text:p>
          </table:table-cell>
        </table:table-row>
        <table:table-row table:style-name="ro1">
          <table:table-cell office:value-type="float" office:value="5341">
            <text:p>5341</text:p>
          </table:table-cell>
        </table:table-row>
        <table:table-row table:style-name="ro1">
          <table:table-cell office:value-type="float" office:value="5381">
            <text:p>5381</text:p>
          </table:table-cell>
        </table:table-row>
        <table:table-row table:style-name="ro1">
          <table:table-cell office:value-type="float" office:value="5423">
            <text:p>5423</text:p>
          </table:table-cell>
        </table:table-row>
        <table:table-row table:style-name="ro1">
          <table:table-cell office:value-type="float" office:value="5463">
            <text:p>5463</text:p>
          </table:table-cell>
        </table:table-row>
        <table:table-row table:style-name="ro1">
          <table:table-cell office:value-type="float" office:value="5939">
            <text:p>5939</text:p>
          </table:table-cell>
        </table:table-row>
        <table:table-row table:style-name="ro1">
          <table:table-cell office:value-type="float" office:value="6015">
            <text:p>6015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907">
            <text:p>4907</text:p>
          </table:table-cell>
        </table:table-row>
        <table:table-row table:style-name="ro1">
          <table:table-cell office:value-type="float" office:value="4968">
            <text:p>4968</text:p>
          </table:table-cell>
        </table:table-row>
        <table:table-row table:style-name="ro1">
          <table:table-cell office:value-type="float" office:value="5012">
            <text:p>5012</text:p>
          </table:table-cell>
        </table:table-row>
        <table:table-row table:style-name="ro1">
          <table:table-cell office:value-type="float" office:value="5055">
            <text:p>5055</text:p>
          </table:table-cell>
        </table:table-row>
        <table:table-row table:style-name="ro1">
          <table:table-cell office:value-type="float" office:value="5097">
            <text:p>5097</text:p>
          </table:table-cell>
        </table:table-row>
        <table:table-row table:style-name="ro1">
          <table:table-cell office:value-type="float" office:value="5138">
            <text:p>5138</text:p>
          </table:table-cell>
        </table:table-row>
        <table:table-row table:style-name="ro1">
          <table:table-cell office:value-type="float" office:value="5181">
            <text:p>5181</text:p>
          </table:table-cell>
        </table:table-row>
        <table:table-row table:style-name="ro1">
          <table:table-cell office:value-type="float" office:value="5225">
            <text:p>5225</text:p>
          </table:table-cell>
        </table:table-row>
        <table:table-row table:style-name="ro1">
          <table:table-cell office:value-type="float" office:value="5268">
            <text:p>5268</text:p>
          </table:table-cell>
        </table:table-row>
        <table:table-row table:style-name="ro1">
          <table:table-cell office:value-type="float" office:value="5309">
            <text:p>5309</text:p>
          </table:table-cell>
        </table:table-row>
        <table:table-row table:style-name="ro1">
          <table:table-cell office:value-type="float" office:value="5349">
            <text:p>5349</text:p>
          </table:table-cell>
        </table:table-row>
        <table:table-row table:style-name="ro1">
          <table:table-cell office:value-type="float" office:value="5389">
            <text:p>5389</text:p>
          </table:table-cell>
        </table:table-row>
        <table:table-row table:style-name="ro1">
          <table:table-cell office:value-type="float" office:value="5429">
            <text:p>5429</text:p>
          </table:table-cell>
        </table:table-row>
        <table:table-row table:style-name="ro1">
          <table:table-cell office:value-type="float" office:value="5469">
            <text:p>5469</text:p>
          </table:table-cell>
        </table:table-row>
        <table:table-row table:style-name="ro1">
          <table:table-cell office:value-type="float" office:value="5991">
            <text:p>5991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833">
            <text:p>5833</text:p>
          </table:table-cell>
        </table:table-row>
        <table:table-row table:style-name="ro1">
          <table:table-cell office:value-type="float" office:value="5868">
            <text:p>5868</text:p>
          </table:table-cell>
        </table:table-row>
        <table:table-row table:style-name="ro1">
          <table:table-cell office:value-type="float" office:value="5903">
            <text:p>5903</text:p>
          </table:table-cell>
        </table:table-row>
        <table:table-row table:style-name="ro1">
          <table:table-cell office:value-type="float" office:value="5997">
            <text:p>5997</text:p>
          </table:table-cell>
        </table:table-row>
        <table:table-row table:style-name="ro1">
          <table:table-cell office:value-type="float" office:value="6042">
            <text:p>6042</text:p>
          </table:table-cell>
        </table:table-row>
        <table:table-row table:style-name="ro1">
          <table:table-cell office:value-type="float" office:value="6081">
            <text:p>6081</text:p>
          </table:table-cell>
        </table:table-row>
        <table:table-row table:style-name="ro1">
          <table:table-cell office:value-type="float" office:value="6130">
            <text:p>6130</text:p>
          </table:table-cell>
        </table:table-row>
        <table:table-row table:style-name="ro1">
          <table:table-cell office:value-type="float" office:value="6422">
            <text:p>6422</text:p>
          </table:table-cell>
        </table:table-row>
        <table:table-row table:style-name="ro1">
          <table:table-cell office:value-type="float" office:value="6466">
            <text:p>6466</text:p>
          </table:table-cell>
        </table:table-row>
        <table:table-row table:style-name="ro1">
          <table:table-cell office:value-type="float" office:value="6507">
            <text:p>6507</text:p>
          </table:table-cell>
        </table:table-row>
        <table:table-row table:style-name="ro1">
          <table:table-cell office:value-type="float" office:value="6549">
            <text:p>6549</text:p>
          </table:table-cell>
        </table:table-row>
        <table:table-row table:style-name="ro1">
          <table:table-cell office:value-type="float" office:value="6590">
            <text:p>6590</text:p>
          </table:table-cell>
        </table:table-row>
        <table:table-row table:style-name="ro1">
          <table:table-cell office:value-type="float" office:value="6632">
            <text:p>6632</text:p>
          </table:table-cell>
        </table:table-row>
        <table:table-row table:style-name="ro1">
          <table:table-cell office:value-type="float" office:value="6674">
            <text:p>6674</text:p>
          </table:table-cell>
        </table:table-row>
        <table:table-row table:style-name="ro1">
          <table:table-cell office:value-type="float" office:value="6910">
            <text:p>6910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195">
            <text:p>5195</text:p>
          </table:table-cell>
        </table:table-row>
        <table:table-row table:style-name="ro1">
          <table:table-cell office:value-type="float" office:value="5263">
            <text:p>5263</text:p>
          </table:table-cell>
        </table:table-row>
        <table:table-row table:style-name="ro1">
          <table:table-cell office:value-type="float" office:value="5306">
            <text:p>5306</text:p>
          </table:table-cell>
        </table:table-row>
        <table:table-row table:style-name="ro1">
          <table:table-cell office:value-type="float" office:value="5349">
            <text:p>5349</text:p>
          </table:table-cell>
        </table:table-row>
        <table:table-row table:style-name="ro1">
          <table:table-cell office:value-type="float" office:value="5393">
            <text:p>5393</text:p>
          </table:table-cell>
        </table:table-row>
        <table:table-row table:style-name="ro1">
          <table:table-cell office:value-type="float" office:value="5437">
            <text:p>5437</text:p>
          </table:table-cell>
        </table:table-row>
        <table:table-row table:style-name="ro1">
          <table:table-cell office:value-type="float" office:value="5481">
            <text:p>5481</text:p>
          </table:table-cell>
        </table:table-row>
        <table:table-row table:style-name="ro1">
          <table:table-cell office:value-type="float" office:value="5525">
            <text:p>5525</text:p>
          </table:table-cell>
        </table:table-row>
        <table:table-row table:style-name="ro1">
          <table:table-cell office:value-type="float" office:value="5569">
            <text:p>5569</text:p>
          </table:table-cell>
        </table:table-row>
        <table:table-row table:style-name="ro1">
          <table:table-cell office:value-type="float" office:value="5610">
            <text:p>5610</text:p>
          </table:table-cell>
        </table:table-row>
        <table:table-row table:style-name="ro1">
          <table:table-cell office:value-type="float" office:value="5650">
            <text:p>5650</text:p>
          </table:table-cell>
        </table:table-row>
        <table:table-row table:style-name="ro1">
          <table:table-cell office:value-type="float" office:value="5692">
            <text:p>5692</text:p>
          </table:table-cell>
        </table:table-row>
        <table:table-row table:style-name="ro1">
          <table:table-cell office:value-type="float" office:value="5733">
            <text:p>5733</text:p>
          </table:table-cell>
        </table:table-row>
        <table:table-row table:style-name="ro1">
          <table:table-cell office:value-type="float" office:value="5774">
            <text:p>5774</text:p>
          </table:table-cell>
        </table:table-row>
        <table:table-row table:style-name="ro1">
          <table:table-cell office:value-type="float" office:value="5849">
            <text:p>5849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090">
            <text:p>4090</text:p>
          </table:table-cell>
        </table:table-row>
        <table:table-row table:style-name="ro1">
          <table:table-cell office:value-type="float" office:value="4125">
            <text:p>4125</text:p>
          </table:table-cell>
        </table:table-row>
        <table:table-row table:style-name="ro1">
          <table:table-cell office:value-type="float" office:value="4162">
            <text:p>4162</text:p>
          </table:table-cell>
        </table:table-row>
        <table:table-row table:style-name="ro1">
          <table:table-cell office:value-type="float" office:value="4197">
            <text:p>4197</text:p>
          </table:table-cell>
        </table:table-row>
        <table:table-row table:style-name="ro1">
          <table:table-cell office:value-type="float" office:value="4240">
            <text:p>4240</text:p>
          </table:table-cell>
        </table:table-row>
        <table:table-row table:style-name="ro1">
          <table:table-cell office:value-type="float" office:value="4278">
            <text:p>4278</text:p>
          </table:table-cell>
        </table:table-row>
        <table:table-row table:style-name="ro1">
          <table:table-cell office:value-type="float" office:value="4895">
            <text:p>4895</text:p>
          </table:table-cell>
        </table:table-row>
        <table:table-row table:style-name="ro1">
          <table:table-cell office:value-type="float" office:value="5466">
            <text:p>5466</text:p>
          </table:table-cell>
        </table:table-row>
        <table:table-row table:style-name="ro1">
          <table:table-cell office:value-type="float" office:value="5560">
            <text:p>5560</text:p>
          </table:table-cell>
        </table:table-row>
        <table:table-row table:style-name="ro1">
          <table:table-cell office:value-type="float" office:value="5592">
            <text:p>5592</text:p>
          </table:table-cell>
        </table:table-row>
        <table:table-row table:style-name="ro1">
          <table:table-cell office:value-type="float" office:value="5624">
            <text:p>5624</text:p>
          </table:table-cell>
        </table:table-row>
        <table:table-row table:style-name="ro1">
          <table:table-cell office:value-type="float" office:value="5657">
            <text:p>5657</text:p>
          </table:table-cell>
        </table:table-row>
        <table:table-row table:style-name="ro1">
          <table:table-cell office:value-type="float" office:value="5689">
            <text:p>5689</text:p>
          </table:table-cell>
        </table:table-row>
        <table:table-row table:style-name="ro1">
          <table:table-cell office:value-type="float" office:value="5721">
            <text:p>5721</text:p>
          </table:table-cell>
        </table:table-row>
        <table:table-row table:style-name="ro1">
          <table:table-cell office:value-type="float" office:value="5755">
            <text:p>5755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435">
            <text:p>5435</text:p>
          </table:table-cell>
        </table:table-row>
        <table:table-row table:style-name="ro1">
          <table:table-cell office:value-type="float" office:value="5516">
            <text:p>5516</text:p>
          </table:table-cell>
        </table:table-row>
        <table:table-row table:style-name="ro1">
          <table:table-cell office:value-type="float" office:value="5559">
            <text:p>5559</text:p>
          </table:table-cell>
        </table:table-row>
        <table:table-row table:style-name="ro1">
          <table:table-cell office:value-type="float" office:value="5604">
            <text:p>5604</text:p>
          </table:table-cell>
        </table:table-row>
        <table:table-row table:style-name="ro1">
          <table:table-cell office:value-type="float" office:value="5641">
            <text:p>5641</text:p>
          </table:table-cell>
        </table:table-row>
        <table:table-row table:style-name="ro1">
          <table:table-cell office:value-type="float" office:value="5692">
            <text:p>5692</text:p>
          </table:table-cell>
        </table:table-row>
        <table:table-row table:style-name="ro1">
          <table:table-cell office:value-type="float" office:value="5736">
            <text:p>5736</text:p>
          </table:table-cell>
        </table:table-row>
        <table:table-row table:style-name="ro1">
          <table:table-cell office:value-type="float" office:value="5781">
            <text:p>5781</text:p>
          </table:table-cell>
        </table:table-row>
        <table:table-row table:style-name="ro1">
          <table:table-cell office:value-type="float" office:value="5823">
            <text:p>5823</text:p>
          </table:table-cell>
        </table:table-row>
        <table:table-row table:style-name="ro1">
          <table:table-cell office:value-type="float" office:value="5864">
            <text:p>5864</text:p>
          </table:table-cell>
        </table:table-row>
        <table:table-row table:style-name="ro1">
          <table:table-cell office:value-type="float" office:value="5905">
            <text:p>5905</text:p>
          </table:table-cell>
        </table:table-row>
        <table:table-row table:style-name="ro1">
          <table:table-cell office:value-type="float" office:value="5946">
            <text:p>5946</text:p>
          </table:table-cell>
        </table:table-row>
        <table:table-row table:style-name="ro1">
          <table:table-cell office:value-type="float" office:value="5987">
            <text:p>5987</text:p>
          </table:table-cell>
        </table:table-row>
        <table:table-row table:style-name="ro1">
          <table:table-cell office:value-type="float" office:value="6028">
            <text:p>6028</text:p>
          </table:table-cell>
        </table:table-row>
        <table:table-row table:style-name="ro1">
          <table:table-cell office:value-type="float" office:value="7437">
            <text:p>7437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189">
            <text:p>5189</text:p>
          </table:table-cell>
        </table:table-row>
        <table:table-row table:style-name="ro1">
          <table:table-cell office:value-type="float" office:value="5251">
            <text:p>5251</text:p>
          </table:table-cell>
        </table:table-row>
        <table:table-row table:style-name="ro1">
          <table:table-cell office:value-type="float" office:value="5300">
            <text:p>5300</text:p>
          </table:table-cell>
        </table:table-row>
        <table:table-row table:style-name="ro1">
          <table:table-cell office:value-type="float" office:value="5344">
            <text:p>5344</text:p>
          </table:table-cell>
        </table:table-row>
        <table:table-row table:style-name="ro1">
          <table:table-cell office:value-type="float" office:value="5389">
            <text:p>5389</text:p>
          </table:table-cell>
        </table:table-row>
        <table:table-row table:style-name="ro1">
          <table:table-cell office:value-type="float" office:value="5433">
            <text:p>5433</text:p>
          </table:table-cell>
        </table:table-row>
        <table:table-row table:style-name="ro1">
          <table:table-cell office:value-type="float" office:value="5477">
            <text:p>5477</text:p>
          </table:table-cell>
        </table:table-row>
        <table:table-row table:style-name="ro1">
          <table:table-cell office:value-type="float" office:value="5521">
            <text:p>5521</text:p>
          </table:table-cell>
        </table:table-row>
        <table:table-row table:style-name="ro1">
          <table:table-cell office:value-type="float" office:value="5562">
            <text:p>5562</text:p>
          </table:table-cell>
        </table:table-row>
        <table:table-row table:style-name="ro1">
          <table:table-cell office:value-type="float" office:value="5602">
            <text:p>5602</text:p>
          </table:table-cell>
        </table:table-row>
        <table:table-row table:style-name="ro1">
          <table:table-cell office:value-type="float" office:value="5643">
            <text:p>5643</text:p>
          </table:table-cell>
        </table:table-row>
        <table:table-row table:style-name="ro1">
          <table:table-cell office:value-type="float" office:value="5684">
            <text:p>5684</text:p>
          </table:table-cell>
        </table:table-row>
        <table:table-row table:style-name="ro1">
          <table:table-cell office:value-type="float" office:value="5725">
            <text:p>5725</text:p>
          </table:table-cell>
        </table:table-row>
        <table:table-row table:style-name="ro1">
          <table:table-cell office:value-type="float" office:value="5765">
            <text:p>5765</text:p>
          </table:table-cell>
        </table:table-row>
        <table:table-row table:style-name="ro1">
          <table:table-cell office:value-type="float" office:value="5806">
            <text:p>5806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138">
            <text:p>4138</text:p>
          </table:table-cell>
        </table:table-row>
        <table:table-row table:style-name="ro1">
          <table:table-cell office:value-type="float" office:value="4174">
            <text:p>4174</text:p>
          </table:table-cell>
        </table:table-row>
        <table:table-row table:style-name="ro1">
          <table:table-cell office:value-type="float" office:value="4209">
            <text:p>4209</text:p>
          </table:table-cell>
        </table:table-row>
        <table:table-row table:style-name="ro1">
          <table:table-cell office:value-type="float" office:value="4246">
            <text:p>4246</text:p>
          </table:table-cell>
        </table:table-row>
        <table:table-row table:style-name="ro1">
          <table:table-cell office:value-type="float" office:value="4287">
            <text:p>4287</text:p>
          </table:table-cell>
        </table:table-row>
        <table:table-row table:style-name="ro1">
          <table:table-cell office:value-type="float" office:value="4325">
            <text:p>4325</text:p>
          </table:table-cell>
        </table:table-row>
        <table:table-row table:style-name="ro1">
          <table:table-cell office:value-type="float" office:value="4363">
            <text:p>4363</text:p>
          </table:table-cell>
        </table:table-row>
        <table:table-row table:style-name="ro1">
          <table:table-cell office:value-type="float" office:value="4411">
            <text:p>4411</text:p>
          </table:table-cell>
        </table:table-row>
        <table:table-row table:style-name="ro1">
          <table:table-cell office:value-type="float" office:value="5578">
            <text:p>5578</text:p>
          </table:table-cell>
        </table:table-row>
        <table:table-row table:style-name="ro1">
          <table:table-cell office:value-type="float" office:value="5610">
            <text:p>5610</text:p>
          </table:table-cell>
        </table:table-row>
        <table:table-row table:style-name="ro1">
          <table:table-cell office:value-type="float" office:value="5643">
            <text:p>5643</text:p>
          </table:table-cell>
        </table:table-row>
        <table:table-row table:style-name="ro1">
          <table:table-cell office:value-type="float" office:value="5675">
            <text:p>5675</text:p>
          </table:table-cell>
        </table:table-row>
        <table:table-row table:style-name="ro1">
          <table:table-cell office:value-type="float" office:value="5708">
            <text:p>5708</text:p>
          </table:table-cell>
        </table:table-row>
        <table:table-row table:style-name="ro1">
          <table:table-cell office:value-type="float" office:value="5740">
            <text:p>5740</text:p>
          </table:table-cell>
        </table:table-row>
        <table:table-row table:style-name="ro1">
          <table:table-cell office:value-type="float" office:value="5773">
            <text:p>5773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373">
            <text:p>5373</text:p>
          </table:table-cell>
        </table:table-row>
        <table:table-row table:style-name="ro1">
          <table:table-cell office:value-type="float" office:value="5462">
            <text:p>5462</text:p>
          </table:table-cell>
        </table:table-row>
        <table:table-row table:style-name="ro1">
          <table:table-cell office:value-type="float" office:value="5507">
            <text:p>5507</text:p>
          </table:table-cell>
        </table:table-row>
        <table:table-row table:style-name="ro1">
          <table:table-cell office:value-type="float" office:value="5551">
            <text:p>5551</text:p>
          </table:table-cell>
        </table:table-row>
        <table:table-row table:style-name="ro1">
          <table:table-cell office:value-type="float" office:value="5590">
            <text:p>5590</text:p>
          </table:table-cell>
        </table:table-row>
        <table:table-row table:style-name="ro1">
          <table:table-cell office:value-type="float" office:value="5648">
            <text:p>5648</text:p>
          </table:table-cell>
        </table:table-row>
        <table:table-row table:style-name="ro1">
          <table:table-cell office:value-type="float" office:value="5693">
            <text:p>5693</text:p>
          </table:table-cell>
        </table:table-row>
        <table:table-row table:style-name="ro1">
          <table:table-cell office:value-type="float" office:value="5737">
            <text:p>5737</text:p>
          </table:table-cell>
        </table:table-row>
        <table:table-row table:style-name="ro1">
          <table:table-cell office:value-type="float" office:value="5779">
            <text:p>5779</text:p>
          </table:table-cell>
        </table:table-row>
        <table:table-row table:style-name="ro1">
          <table:table-cell office:value-type="float" office:value="5820">
            <text:p>5820</text:p>
          </table:table-cell>
        </table:table-row>
        <table:table-row table:style-name="ro1">
          <table:table-cell office:value-type="float" office:value="5861">
            <text:p>5861</text:p>
          </table:table-cell>
        </table:table-row>
        <table:table-row table:style-name="ro1">
          <table:table-cell office:value-type="float" office:value="5902">
            <text:p>5902</text:p>
          </table:table-cell>
        </table:table-row>
        <table:table-row table:style-name="ro1">
          <table:table-cell office:value-type="float" office:value="5944">
            <text:p>5944</text:p>
          </table:table-cell>
        </table:table-row>
        <table:table-row table:style-name="ro1">
          <table:table-cell office:value-type="float" office:value="5985">
            <text:p>5985</text:p>
          </table:table-cell>
        </table:table-row>
        <table:table-row table:style-name="ro1">
          <table:table-cell office:value-type="float" office:value="6026">
            <text:p>6026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532">
            <text:p>5532</text:p>
          </table:table-cell>
        </table:table-row>
        <table:table-row table:style-name="ro1">
          <table:table-cell office:value-type="float" office:value="5617">
            <text:p>5617</text:p>
          </table:table-cell>
        </table:table-row>
        <table:table-row table:style-name="ro1">
          <table:table-cell office:value-type="float" office:value="5654">
            <text:p>5654</text:p>
          </table:table-cell>
        </table:table-row>
        <table:table-row table:style-name="ro1">
          <table:table-cell office:value-type="float" office:value="5705">
            <text:p>5705</text:p>
          </table:table-cell>
        </table:table-row>
        <table:table-row table:style-name="ro1">
          <table:table-cell office:value-type="float" office:value="5749">
            <text:p>5749</text:p>
          </table:table-cell>
        </table:table-row>
        <table:table-row table:style-name="ro1">
          <table:table-cell office:value-type="float" office:value="5793">
            <text:p>5793</text:p>
          </table:table-cell>
        </table:table-row>
        <table:table-row table:style-name="ro1">
          <table:table-cell office:value-type="float" office:value="5839">
            <text:p>5839</text:p>
          </table:table-cell>
        </table:table-row>
        <table:table-row table:style-name="ro1">
          <table:table-cell office:value-type="float" office:value="5883">
            <text:p>5883</text:p>
          </table:table-cell>
        </table:table-row>
        <table:table-row table:style-name="ro1">
          <table:table-cell office:value-type="float" office:value="5924">
            <text:p>5924</text:p>
          </table:table-cell>
        </table:table-row>
        <table:table-row table:style-name="ro1">
          <table:table-cell office:value-type="float" office:value="5965">
            <text:p>5965</text:p>
          </table:table-cell>
        </table:table-row>
        <table:table-row table:style-name="ro1">
          <table:table-cell office:value-type="float" office:value="6006">
            <text:p>6006</text:p>
          </table:table-cell>
        </table:table-row>
        <table:table-row table:style-name="ro1">
          <table:table-cell office:value-type="float" office:value="6047">
            <text:p>6047</text:p>
          </table:table-cell>
        </table:table-row>
        <table:table-row table:style-name="ro1">
          <table:table-cell office:value-type="float" office:value="6088">
            <text:p>6088</text:p>
          </table:table-cell>
        </table:table-row>
        <table:table-row table:style-name="ro1">
          <table:table-cell office:value-type="float" office:value="6128">
            <text:p>6128</text:p>
          </table:table-cell>
        </table:table-row>
        <table:table-row table:style-name="ro1">
          <table:table-cell office:value-type="float" office:value="6170">
            <text:p>6170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730">
            <text:p>6730</text:p>
          </table:table-cell>
        </table:table-row>
        <table:table-row table:style-name="ro1">
          <table:table-cell office:value-type="float" office:value="6791">
            <text:p>6791</text:p>
          </table:table-cell>
        </table:table-row>
        <table:table-row table:style-name="ro1">
          <table:table-cell office:value-type="float" office:value="6853">
            <text:p>6853</text:p>
          </table:table-cell>
        </table:table-row>
        <table:table-row table:style-name="ro1">
          <table:table-cell office:value-type="float" office:value="6899">
            <text:p>6899</text:p>
          </table:table-cell>
        </table:table-row>
        <table:table-row table:style-name="ro1">
          <table:table-cell office:value-type="float" office:value="6943">
            <text:p>6943</text:p>
          </table:table-cell>
        </table:table-row>
        <table:table-row table:style-name="ro1">
          <table:table-cell office:value-type="float" office:value="6988">
            <text:p>6988</text:p>
          </table:table-cell>
        </table:table-row>
        <table:table-row table:style-name="ro1">
          <table:table-cell office:value-type="float" office:value="7033">
            <text:p>7033</text:p>
          </table:table-cell>
        </table:table-row>
        <table:table-row table:style-name="ro1">
          <table:table-cell office:value-type="float" office:value="7077">
            <text:p>7077</text:p>
          </table:table-cell>
        </table:table-row>
        <table:table-row table:style-name="ro1">
          <table:table-cell office:value-type="float" office:value="7165">
            <text:p>7165</text:p>
          </table:table-cell>
        </table:table-row>
        <table:table-row table:style-name="ro1">
          <table:table-cell office:value-type="float" office:value="7233">
            <text:p>7233</text:p>
          </table:table-cell>
        </table:table-row>
        <table:table-row table:style-name="ro1">
          <table:table-cell office:value-type="float" office:value="7275">
            <text:p>7275</text:p>
          </table:table-cell>
        </table:table-row>
        <table:table-row table:style-name="ro1">
          <table:table-cell office:value-type="float" office:value="7315">
            <text:p>7315</text:p>
          </table:table-cell>
        </table:table-row>
        <table:table-row table:style-name="ro1">
          <table:table-cell office:value-type="float" office:value="7362">
            <text:p>7362</text:p>
          </table:table-cell>
        </table:table-row>
        <table:table-row table:style-name="ro1">
          <table:table-cell office:value-type="float" office:value="7405">
            <text:p>7405</text:p>
          </table:table-cell>
        </table:table-row>
        <table:table-row table:style-name="ro1">
          <table:table-cell office:value-type="float" office:value="7447">
            <text:p>7447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417">
            <text:p>5417</text:p>
          </table:table-cell>
        </table:table-row>
        <table:table-row table:style-name="ro1">
          <table:table-cell office:value-type="float" office:value="5479">
            <text:p>5479</text:p>
          </table:table-cell>
        </table:table-row>
        <table:table-row table:style-name="ro1">
          <table:table-cell office:value-type="float" office:value="5524">
            <text:p>5524</text:p>
          </table:table-cell>
        </table:table-row>
        <table:table-row table:style-name="ro1">
          <table:table-cell office:value-type="float" office:value="5568">
            <text:p>5568</text:p>
          </table:table-cell>
        </table:table-row>
        <table:table-row table:style-name="ro1">
          <table:table-cell office:value-type="float" office:value="5612">
            <text:p>5612</text:p>
          </table:table-cell>
        </table:table-row>
        <table:table-row table:style-name="ro1">
          <table:table-cell office:value-type="float" office:value="5656">
            <text:p>5656</text:p>
          </table:table-cell>
        </table:table-row>
        <table:table-row table:style-name="ro1">
          <table:table-cell office:value-type="float" office:value="5700">
            <text:p>5700</text:p>
          </table:table-cell>
        </table:table-row>
        <table:table-row table:style-name="ro1">
          <table:table-cell office:value-type="float" office:value="5745">
            <text:p>5745</text:p>
          </table:table-cell>
        </table:table-row>
        <table:table-row table:style-name="ro1">
          <table:table-cell office:value-type="float" office:value="5787">
            <text:p>5787</text:p>
          </table:table-cell>
        </table:table-row>
        <table:table-row table:style-name="ro1">
          <table:table-cell office:value-type="float" office:value="5829">
            <text:p>5829</text:p>
          </table:table-cell>
        </table:table-row>
        <table:table-row table:style-name="ro1">
          <table:table-cell office:value-type="float" office:value="5870">
            <text:p>5870</text:p>
          </table:table-cell>
        </table:table-row>
        <table:table-row table:style-name="ro1">
          <table:table-cell office:value-type="float" office:value="5912">
            <text:p>5912</text:p>
          </table:table-cell>
        </table:table-row>
        <table:table-row table:style-name="ro1">
          <table:table-cell office:value-type="float" office:value="5950">
            <text:p>5950</text:p>
          </table:table-cell>
        </table:table-row>
        <table:table-row table:style-name="ro1">
          <table:table-cell office:value-type="float" office:value="5995">
            <text:p>5995</text:p>
          </table:table-cell>
        </table:table-row>
        <table:table-row table:style-name="ro1">
          <table:table-cell office:value-type="float" office:value="6036">
            <text:p>6036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747">
            <text:p>5747</text:p>
          </table:table-cell>
        </table:table-row>
        <table:table-row table:style-name="ro1">
          <table:table-cell office:value-type="float" office:value="5828">
            <text:p>5828</text:p>
          </table:table-cell>
        </table:table-row>
        <table:table-row table:style-name="ro1">
          <table:table-cell office:value-type="float" office:value="5873">
            <text:p>5873</text:p>
          </table:table-cell>
        </table:table-row>
        <table:table-row table:style-name="ro1">
          <table:table-cell office:value-type="float" office:value="5917">
            <text:p>5917</text:p>
          </table:table-cell>
        </table:table-row>
        <table:table-row table:style-name="ro1">
          <table:table-cell office:value-type="float" office:value="5962">
            <text:p>5962</text:p>
          </table:table-cell>
        </table:table-row>
        <table:table-row table:style-name="ro1">
          <table:table-cell office:value-type="float" office:value="6000">
            <text:p>6000</text:p>
          </table:table-cell>
        </table:table-row>
        <table:table-row table:style-name="ro1">
          <table:table-cell office:value-type="float" office:value="6050">
            <text:p>6050</text:p>
          </table:table-cell>
        </table:table-row>
        <table:table-row table:style-name="ro1">
          <table:table-cell office:value-type="float" office:value="6094">
            <text:p>6094</text:p>
          </table:table-cell>
        </table:table-row>
        <table:table-row table:style-name="ro1">
          <table:table-cell office:value-type="float" office:value="6136">
            <text:p>6136</text:p>
          </table:table-cell>
        </table:table-row>
        <table:table-row table:style-name="ro1">
          <table:table-cell office:value-type="float" office:value="6177">
            <text:p>6177</text:p>
          </table:table-cell>
        </table:table-row>
        <table:table-row table:style-name="ro1">
          <table:table-cell office:value-type="float" office:value="6219">
            <text:p>6219</text:p>
          </table:table-cell>
        </table:table-row>
        <table:table-row table:style-name="ro1">
          <table:table-cell office:value-type="float" office:value="6260">
            <text:p>6260</text:p>
          </table:table-cell>
        </table:table-row>
        <table:table-row table:style-name="ro1">
          <table:table-cell office:value-type="float" office:value="6301">
            <text:p>6301</text:p>
          </table:table-cell>
        </table:table-row>
        <table:table-row table:style-name="ro1">
          <table:table-cell office:value-type="float" office:value="6343">
            <text:p>6343</text:p>
          </table:table-cell>
        </table:table-row>
        <table:table-row table:style-name="ro1">
          <table:table-cell office:value-type="float" office:value="6385">
            <text:p>6385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679">
            <text:p>5679</text:p>
          </table:table-cell>
        </table:table-row>
        <table:table-row table:style-name="ro1">
          <table:table-cell office:value-type="float" office:value="5761">
            <text:p>5761</text:p>
          </table:table-cell>
        </table:table-row>
        <table:table-row table:style-name="ro1">
          <table:table-cell office:value-type="float" office:value="5805">
            <text:p>5805</text:p>
          </table:table-cell>
        </table:table-row>
        <table:table-row table:style-name="ro1">
          <table:table-cell office:value-type="float" office:value="5850">
            <text:p>5850</text:p>
          </table:table-cell>
        </table:table-row>
        <table:table-row table:style-name="ro1">
          <table:table-cell office:value-type="float" office:value="5895">
            <text:p>5895</text:p>
          </table:table-cell>
        </table:table-row>
        <table:table-row table:style-name="ro1">
          <table:table-cell office:value-type="float" office:value="5939">
            <text:p>5939</text:p>
          </table:table-cell>
        </table:table-row>
        <table:table-row table:style-name="ro1">
          <table:table-cell office:value-type="float" office:value="5984">
            <text:p>5984</text:p>
          </table:table-cell>
        </table:table-row>
        <table:table-row table:style-name="ro1">
          <table:table-cell office:value-type="float" office:value="6029">
            <text:p>6029</text:p>
          </table:table-cell>
        </table:table-row>
        <table:table-row table:style-name="ro1">
          <table:table-cell office:value-type="float" office:value="6070">
            <text:p>6070</text:p>
          </table:table-cell>
        </table:table-row>
        <table:table-row table:style-name="ro1">
          <table:table-cell office:value-type="float" office:value="6108">
            <text:p>6108</text:p>
          </table:table-cell>
        </table:table-row>
        <table:table-row table:style-name="ro1">
          <table:table-cell office:value-type="float" office:value="6154">
            <text:p>6154</text:p>
          </table:table-cell>
        </table:table-row>
        <table:table-row table:style-name="ro1">
          <table:table-cell office:value-type="float" office:value="6195">
            <text:p>6195</text:p>
          </table:table-cell>
        </table:table-row>
        <table:table-row table:style-name="ro1">
          <table:table-cell office:value-type="float" office:value="6237">
            <text:p>6237</text:p>
          </table:table-cell>
        </table:table-row>
        <table:table-row table:style-name="ro1">
          <table:table-cell office:value-type="float" office:value="6278">
            <text:p>6278</text:p>
          </table:table-cell>
        </table:table-row>
        <table:table-row table:style-name="ro1">
          <table:table-cell office:value-type="float" office:value="6320">
            <text:p>6320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700">
            <text:p>5700</text:p>
          </table:table-cell>
        </table:table-row>
        <table:table-row table:style-name="ro1">
          <table:table-cell office:value-type="float" office:value="5784">
            <text:p>5784</text:p>
          </table:table-cell>
        </table:table-row>
        <table:table-row table:style-name="ro1">
          <table:table-cell office:value-type="float" office:value="5829">
            <text:p>5829</text:p>
          </table:table-cell>
        </table:table-row>
        <table:table-row table:style-name="ro1">
          <table:table-cell office:value-type="float" office:value="5873">
            <text:p>5873</text:p>
          </table:table-cell>
        </table:table-row>
        <table:table-row table:style-name="ro1">
          <table:table-cell office:value-type="float" office:value="5919">
            <text:p>5919</text:p>
          </table:table-cell>
        </table:table-row>
        <table:table-row table:style-name="ro1">
          <table:table-cell office:value-type="float" office:value="5964">
            <text:p>5964</text:p>
          </table:table-cell>
        </table:table-row>
        <table:table-row table:style-name="ro1">
          <table:table-cell office:value-type="float" office:value="6010">
            <text:p>6010</text:p>
          </table:table-cell>
        </table:table-row>
        <table:table-row table:style-name="ro1">
          <table:table-cell office:value-type="float" office:value="6055">
            <text:p>6055</text:p>
          </table:table-cell>
        </table:table-row>
        <table:table-row table:style-name="ro1">
          <table:table-cell office:value-type="float" office:value="6097">
            <text:p>6097</text:p>
          </table:table-cell>
        </table:table-row>
        <table:table-row table:style-name="ro1">
          <table:table-cell office:value-type="float" office:value="6139">
            <text:p>6139</text:p>
          </table:table-cell>
        </table:table-row>
        <table:table-row table:style-name="ro1">
          <table:table-cell office:value-type="float" office:value="6181">
            <text:p>6181</text:p>
          </table:table-cell>
        </table:table-row>
        <table:table-row table:style-name="ro1">
          <table:table-cell office:value-type="float" office:value="6223">
            <text:p>6223</text:p>
          </table:table-cell>
        </table:table-row>
        <table:table-row table:style-name="ro1">
          <table:table-cell office:value-type="float" office:value="6266">
            <text:p>6266</text:p>
          </table:table-cell>
        </table:table-row>
        <table:table-row table:style-name="ro1">
          <table:table-cell office:value-type="float" office:value="6308">
            <text:p>6308</text:p>
          </table:table-cell>
        </table:table-row>
        <table:table-row table:style-name="ro1">
          <table:table-cell office:value-type="float" office:value="6350">
            <text:p>6350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517">
            <text:p>4517</text:p>
          </table:table-cell>
        </table:table-row>
        <table:table-row table:style-name="ro1">
          <table:table-cell office:value-type="float" office:value="4581">
            <text:p>4581</text:p>
          </table:table-cell>
        </table:table-row>
        <table:table-row table:style-name="ro1">
          <table:table-cell office:value-type="float" office:value="4657">
            <text:p>4657</text:p>
          </table:table-cell>
        </table:table-row>
        <table:table-row table:style-name="ro1">
          <table:table-cell office:value-type="float" office:value="4704">
            <text:p>4704</text:p>
          </table:table-cell>
        </table:table-row>
        <table:table-row table:style-name="ro1">
          <table:table-cell office:value-type="float" office:value="4746">
            <text:p>4746</text:p>
          </table:table-cell>
        </table:table-row>
        <table:table-row table:style-name="ro1">
          <table:table-cell office:value-type="float" office:value="4821">
            <text:p>4821</text:p>
          </table:table-cell>
        </table:table-row>
        <table:table-row table:style-name="ro1">
          <table:table-cell office:value-type="float" office:value="4868">
            <text:p>4868</text:p>
          </table:table-cell>
        </table:table-row>
        <table:table-row table:style-name="ro1">
          <table:table-cell office:value-type="float" office:value="4914">
            <text:p>4914</text:p>
          </table:table-cell>
        </table:table-row>
        <table:table-row table:style-name="ro1">
          <table:table-cell office:value-type="float" office:value="6272">
            <text:p>6272</text:p>
          </table:table-cell>
        </table:table-row>
        <table:table-row table:style-name="ro1">
          <table:table-cell office:value-type="float" office:value="6315">
            <text:p>6315</text:p>
          </table:table-cell>
        </table:table-row>
        <table:table-row table:style-name="ro1">
          <table:table-cell office:value-type="float" office:value="6367">
            <text:p>6367</text:p>
          </table:table-cell>
        </table:table-row>
        <table:table-row table:style-name="ro1">
          <table:table-cell office:value-type="float" office:value="6409">
            <text:p>6409</text:p>
          </table:table-cell>
        </table:table-row>
        <table:table-row table:style-name="ro1">
          <table:table-cell office:value-type="float" office:value="6452">
            <text:p>6452</text:p>
          </table:table-cell>
        </table:table-row>
        <table:table-row table:style-name="ro1">
          <table:table-cell office:value-type="float" office:value="6569">
            <text:p>6569</text:p>
          </table:table-cell>
        </table:table-row>
        <table:table-row table:style-name="ro1">
          <table:table-cell office:value-type="float" office:value="6611">
            <text:p>6611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524">
            <text:p>4524</text:p>
          </table:table-cell>
        </table:table-row>
        <table:table-row table:style-name="ro1">
          <table:table-cell office:value-type="float" office:value="4583">
            <text:p>4583</text:p>
          </table:table-cell>
        </table:table-row>
        <table:table-row table:style-name="ro1">
          <table:table-cell office:value-type="float" office:value="4649">
            <text:p>4649</text:p>
          </table:table-cell>
        </table:table-row>
        <table:table-row table:style-name="ro1">
          <table:table-cell office:value-type="float" office:value="4713">
            <text:p>4713</text:p>
          </table:table-cell>
        </table:table-row>
        <table:table-row table:style-name="ro1">
          <table:table-cell office:value-type="float" office:value="4759">
            <text:p>4759</text:p>
          </table:table-cell>
        </table:table-row>
        <table:table-row table:style-name="ro1">
          <table:table-cell office:value-type="float" office:value="4797">
            <text:p>4797</text:p>
          </table:table-cell>
        </table:table-row>
        <table:table-row table:style-name="ro1">
          <table:table-cell office:value-type="float" office:value="4849">
            <text:p>4849</text:p>
          </table:table-cell>
        </table:table-row>
        <table:table-row table:style-name="ro1">
          <table:table-cell office:value-type="float" office:value="4895">
            <text:p>4895</text:p>
          </table:table-cell>
        </table:table-row>
        <table:table-row table:style-name="ro1">
          <table:table-cell office:value-type="float" office:value="6228">
            <text:p>6228</text:p>
          </table:table-cell>
        </table:table-row>
        <table:table-row table:style-name="ro1">
          <table:table-cell office:value-type="float" office:value="6270">
            <text:p>6270</text:p>
          </table:table-cell>
        </table:table-row>
        <table:table-row table:style-name="ro1">
          <table:table-cell office:value-type="float" office:value="6310">
            <text:p>6310</text:p>
          </table:table-cell>
        </table:table-row>
        <table:table-row table:style-name="ro1">
          <table:table-cell office:value-type="float" office:value="6359">
            <text:p>6359</text:p>
          </table:table-cell>
        </table:table-row>
        <table:table-row table:style-name="ro1">
          <table:table-cell office:value-type="float" office:value="6402">
            <text:p>6402</text:p>
          </table:table-cell>
        </table:table-row>
        <table:table-row table:style-name="ro1">
          <table:table-cell office:value-type="float" office:value="6444">
            <text:p>6444</text:p>
          </table:table-cell>
        </table:table-row>
        <table:table-row table:style-name="ro1">
          <table:table-cell office:value-type="float" office:value="6535">
            <text:p>6535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794">
            <text:p>5794</text:p>
          </table:table-cell>
        </table:table-row>
        <table:table-row table:style-name="ro1">
          <table:table-cell office:value-type="float" office:value="5842">
            <text:p>5842</text:p>
          </table:table-cell>
        </table:table-row>
        <table:table-row table:style-name="ro1">
          <table:table-cell office:value-type="float" office:value="5906">
            <text:p>5906</text:p>
          </table:table-cell>
        </table:table-row>
        <table:table-row table:style-name="ro1">
          <table:table-cell office:value-type="float" office:value="5964">
            <text:p>5964</text:p>
          </table:table-cell>
        </table:table-row>
        <table:table-row table:style-name="ro1">
          <table:table-cell office:value-type="float" office:value="6009">
            <text:p>6009</text:p>
          </table:table-cell>
        </table:table-row>
        <table:table-row table:style-name="ro1">
          <table:table-cell office:value-type="float" office:value="6056">
            <text:p>6056</text:p>
          </table:table-cell>
        </table:table-row>
        <table:table-row table:style-name="ro1">
          <table:table-cell office:value-type="float" office:value="6096">
            <text:p>6096</text:p>
          </table:table-cell>
        </table:table-row>
        <table:table-row table:style-name="ro1">
          <table:table-cell office:value-type="float" office:value="6148">
            <text:p>6148</text:p>
          </table:table-cell>
        </table:table-row>
        <table:table-row table:style-name="ro1">
          <table:table-cell office:value-type="float" office:value="6196">
            <text:p>6196</text:p>
          </table:table-cell>
        </table:table-row>
        <table:table-row table:style-name="ro1">
          <table:table-cell office:value-type="float" office:value="6239">
            <text:p>6239</text:p>
          </table:table-cell>
        </table:table-row>
        <table:table-row table:style-name="ro1">
          <table:table-cell office:value-type="float" office:value="6281">
            <text:p>6281</text:p>
          </table:table-cell>
        </table:table-row>
        <table:table-row table:style-name="ro1">
          <table:table-cell office:value-type="float" office:value="6323">
            <text:p>6323</text:p>
          </table:table-cell>
        </table:table-row>
        <table:table-row table:style-name="ro1">
          <table:table-cell office:value-type="float" office:value="6366">
            <text:p>6366</text:p>
          </table:table-cell>
        </table:table-row>
        <table:table-row table:style-name="ro1">
          <table:table-cell office:value-type="float" office:value="6408">
            <text:p>6408</text:p>
          </table:table-cell>
        </table:table-row>
        <table:table-row table:style-name="ro1">
          <table:table-cell office:value-type="float" office:value="6446">
            <text:p>6446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505">
            <text:p>6505</text:p>
          </table:table-cell>
        </table:table-row>
        <table:table-row table:style-name="ro1">
          <table:table-cell office:value-type="float" office:value="6595">
            <text:p>6595</text:p>
          </table:table-cell>
        </table:table-row>
        <table:table-row table:style-name="ro1">
          <table:table-cell office:value-type="float" office:value="6640">
            <text:p>6640</text:p>
          </table:table-cell>
        </table:table-row>
        <table:table-row table:style-name="ro1">
          <table:table-cell office:value-type="float" office:value="6686">
            <text:p>6686</text:p>
          </table:table-cell>
        </table:table-row>
        <table:table-row table:style-name="ro1">
          <table:table-cell office:value-type="float" office:value="6733">
            <text:p>6733</text:p>
          </table:table-cell>
        </table:table-row>
        <table:table-row table:style-name="ro1">
          <table:table-cell office:value-type="float" office:value="6771">
            <text:p>6771</text:p>
          </table:table-cell>
        </table:table-row>
        <table:table-row table:style-name="ro1">
          <table:table-cell office:value-type="float" office:value="6823">
            <text:p>6823</text:p>
          </table:table-cell>
        </table:table-row>
        <table:table-row table:style-name="ro1">
          <table:table-cell office:value-type="float" office:value="6868">
            <text:p>6868</text:p>
          </table:table-cell>
        </table:table-row>
        <table:table-row table:style-name="ro1">
          <table:table-cell office:value-type="float" office:value="6912">
            <text:p>6912</text:p>
          </table:table-cell>
        </table:table-row>
        <table:table-row table:style-name="ro1">
          <table:table-cell office:value-type="float" office:value="6954">
            <text:p>6954</text:p>
          </table:table-cell>
        </table:table-row>
        <table:table-row table:style-name="ro1">
          <table:table-cell office:value-type="float" office:value="6996">
            <text:p>6996</text:p>
          </table:table-cell>
        </table:table-row>
        <table:table-row table:style-name="ro1">
          <table:table-cell office:value-type="float" office:value="7040">
            <text:p>7040</text:p>
          </table:table-cell>
        </table:table-row>
        <table:table-row table:style-name="ro1">
          <table:table-cell office:value-type="float" office:value="7082">
            <text:p>7082</text:p>
          </table:table-cell>
        </table:table-row>
        <table:table-row table:style-name="ro1">
          <table:table-cell office:value-type="float" office:value="7125">
            <text:p>7125</text:p>
          </table:table-cell>
        </table:table-row>
        <table:table-row table:style-name="ro1">
          <table:table-cell office:value-type="float" office:value="7168">
            <text:p>7168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859">
            <text:p>5859</text:p>
          </table:table-cell>
        </table:table-row>
        <table:table-row table:style-name="ro1">
          <table:table-cell office:value-type="float" office:value="5928">
            <text:p>5928</text:p>
          </table:table-cell>
        </table:table-row>
        <table:table-row table:style-name="ro1">
          <table:table-cell office:value-type="float" office:value="5983">
            <text:p>5983</text:p>
          </table:table-cell>
        </table:table-row>
        <table:table-row table:style-name="ro1">
          <table:table-cell office:value-type="float" office:value="6036">
            <text:p>6036</text:p>
          </table:table-cell>
        </table:table-row>
        <table:table-row table:style-name="ro1">
          <table:table-cell office:value-type="float" office:value="6075">
            <text:p>6075</text:p>
          </table:table-cell>
        </table:table-row>
        <table:table-row table:style-name="ro1">
          <table:table-cell office:value-type="float" office:value="6128">
            <text:p>6128</text:p>
          </table:table-cell>
        </table:table-row>
        <table:table-row table:style-name="ro1">
          <table:table-cell office:value-type="float" office:value="6174">
            <text:p>6174</text:p>
          </table:table-cell>
        </table:table-row>
        <table:table-row table:style-name="ro1">
          <table:table-cell office:value-type="float" office:value="6217">
            <text:p>6217</text:p>
          </table:table-cell>
        </table:table-row>
        <table:table-row table:style-name="ro1">
          <table:table-cell office:value-type="float" office:value="6265">
            <text:p>6265</text:p>
          </table:table-cell>
        </table:table-row>
        <table:table-row table:style-name="ro1">
          <table:table-cell office:value-type="float" office:value="6308">
            <text:p>6308</text:p>
          </table:table-cell>
        </table:table-row>
        <table:table-row table:style-name="ro1">
          <table:table-cell office:value-type="float" office:value="6351">
            <text:p>6351</text:p>
          </table:table-cell>
        </table:table-row>
        <table:table-row table:style-name="ro1">
          <table:table-cell office:value-type="float" office:value="6393">
            <text:p>6393</text:p>
          </table:table-cell>
        </table:table-row>
        <table:table-row table:style-name="ro1">
          <table:table-cell office:value-type="float" office:value="6436">
            <text:p>6436</text:p>
          </table:table-cell>
        </table:table-row>
        <table:table-row table:style-name="ro1">
          <table:table-cell office:value-type="float" office:value="6478">
            <text:p>6478</text:p>
          </table:table-cell>
        </table:table-row>
        <table:table-row table:style-name="ro1">
          <table:table-cell office:value-type="float" office:value="6521">
            <text:p>6521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010">
            <text:p>6010</text:p>
          </table:table-cell>
        </table:table-row>
        <table:table-row table:style-name="ro1">
          <table:table-cell office:value-type="float" office:value="6073">
            <text:p>6073</text:p>
          </table:table-cell>
        </table:table-row>
        <table:table-row table:style-name="ro1">
          <table:table-cell office:value-type="float" office:value="6139">
            <text:p>6139</text:p>
          </table:table-cell>
        </table:table-row>
        <table:table-row table:style-name="ro1">
          <table:table-cell office:value-type="float" office:value="6186">
            <text:p>6186</text:p>
          </table:table-cell>
        </table:table-row>
        <table:table-row table:style-name="ro1">
          <table:table-cell office:value-type="float" office:value="6234">
            <text:p>6234</text:p>
          </table:table-cell>
        </table:table-row>
        <table:table-row table:style-name="ro1">
          <table:table-cell office:value-type="float" office:value="6279">
            <text:p>6279</text:p>
          </table:table-cell>
        </table:table-row>
        <table:table-row table:style-name="ro1">
          <table:table-cell office:value-type="float" office:value="6325">
            <text:p>6325</text:p>
          </table:table-cell>
        </table:table-row>
        <table:table-row table:style-name="ro1">
          <table:table-cell office:value-type="float" office:value="6395">
            <text:p>6395</text:p>
          </table:table-cell>
        </table:table-row>
        <table:table-row table:style-name="ro1">
          <table:table-cell office:value-type="float" office:value="6439">
            <text:p>6439</text:p>
          </table:table-cell>
        </table:table-row>
        <table:table-row table:style-name="ro1">
          <table:table-cell office:value-type="float" office:value="6482">
            <text:p>6482</text:p>
          </table:table-cell>
        </table:table-row>
        <table:table-row table:style-name="ro1">
          <table:table-cell office:value-type="float" office:value="6526">
            <text:p>6526</text:p>
          </table:table-cell>
        </table:table-row>
        <table:table-row table:style-name="ro1">
          <table:table-cell office:value-type="float" office:value="6569">
            <text:p>6569</text:p>
          </table:table-cell>
        </table:table-row>
        <table:table-row table:style-name="ro1">
          <table:table-cell office:value-type="float" office:value="6613">
            <text:p>6613</text:p>
          </table:table-cell>
        </table:table-row>
        <table:table-row table:style-name="ro1">
          <table:table-cell office:value-type="float" office:value="6657">
            <text:p>6657</text:p>
          </table:table-cell>
        </table:table-row>
        <table:table-row table:style-name="ro1">
          <table:table-cell office:value-type="float" office:value="6700">
            <text:p>6700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092">
            <text:p>6092</text:p>
          </table:table-cell>
        </table:table-row>
        <table:table-row table:style-name="ro1">
          <table:table-cell office:value-type="float" office:value="6154">
            <text:p>6154</text:p>
          </table:table-cell>
        </table:table-row>
        <table:table-row table:style-name="ro1">
          <table:table-cell office:value-type="float" office:value="6222">
            <text:p>6222</text:p>
          </table:table-cell>
        </table:table-row>
        <table:table-row table:style-name="ro1">
          <table:table-cell office:value-type="float" office:value="6269">
            <text:p>6269</text:p>
          </table:table-cell>
        </table:table-row>
        <table:table-row table:style-name="ro1">
          <table:table-cell office:value-type="float" office:value="6311">
            <text:p>6311</text:p>
          </table:table-cell>
        </table:table-row>
        <table:table-row table:style-name="ro1">
          <table:table-cell office:value-type="float" office:value="6363">
            <text:p>6363</text:p>
          </table:table-cell>
        </table:table-row>
        <table:table-row table:style-name="ro1">
          <table:table-cell office:value-type="float" office:value="6408">
            <text:p>6408</text:p>
          </table:table-cell>
        </table:table-row>
        <table:table-row table:style-name="ro1">
          <table:table-cell office:value-type="float" office:value="6447">
            <text:p>6447</text:p>
          </table:table-cell>
        </table:table-row>
        <table:table-row table:style-name="ro1">
          <table:table-cell office:value-type="float" office:value="6498">
            <text:p>6498</text:p>
          </table:table-cell>
        </table:table-row>
        <table:table-row table:style-name="ro1">
          <table:table-cell office:value-type="float" office:value="6541">
            <text:p>6541</text:p>
          </table:table-cell>
        </table:table-row>
        <table:table-row table:style-name="ro1">
          <table:table-cell office:value-type="float" office:value="6584">
            <text:p>6584</text:p>
          </table:table-cell>
        </table:table-row>
        <table:table-row table:style-name="ro1">
          <table:table-cell office:value-type="float" office:value="6628">
            <text:p>6628</text:p>
          </table:table-cell>
        </table:table-row>
        <table:table-row table:style-name="ro1">
          <table:table-cell office:value-type="float" office:value="6671">
            <text:p>6671</text:p>
          </table:table-cell>
        </table:table-row>
        <table:table-row table:style-name="ro1">
          <table:table-cell office:value-type="float" office:value="6713">
            <text:p>6713</text:p>
          </table:table-cell>
        </table:table-row>
        <table:table-row table:style-name="ro1">
          <table:table-cell office:value-type="float" office:value="6758">
            <text:p>6758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025">
            <text:p>6025</text:p>
          </table:table-cell>
        </table:table-row>
        <table:table-row table:style-name="ro1">
          <table:table-cell office:value-type="float" office:value="6116">
            <text:p>6116</text:p>
          </table:table-cell>
        </table:table-row>
        <table:table-row table:style-name="ro1">
          <table:table-cell office:value-type="float" office:value="6162">
            <text:p>6162</text:p>
          </table:table-cell>
        </table:table-row>
        <table:table-row table:style-name="ro1">
          <table:table-cell office:value-type="float" office:value="6212">
            <text:p>6212</text:p>
          </table:table-cell>
        </table:table-row>
        <table:table-row table:style-name="ro1">
          <table:table-cell office:value-type="float" office:value="6259">
            <text:p>6259</text:p>
          </table:table-cell>
        </table:table-row>
        <table:table-row table:style-name="ro1">
          <table:table-cell office:value-type="float" office:value="6307">
            <text:p>6307</text:p>
          </table:table-cell>
        </table:table-row>
        <table:table-row table:style-name="ro1">
          <table:table-cell office:value-type="float" office:value="6353">
            <text:p>6353</text:p>
          </table:table-cell>
        </table:table-row>
        <table:table-row table:style-name="ro1">
          <table:table-cell office:value-type="float" office:value="6401">
            <text:p>6401</text:p>
          </table:table-cell>
        </table:table-row>
        <table:table-row table:style-name="ro1">
          <table:table-cell office:value-type="float" office:value="6452">
            <text:p>6452</text:p>
          </table:table-cell>
        </table:table-row>
        <table:table-row table:style-name="ro1">
          <table:table-cell office:value-type="float" office:value="6492">
            <text:p>6492</text:p>
          </table:table-cell>
        </table:table-row>
        <table:table-row table:style-name="ro1">
          <table:table-cell office:value-type="float" office:value="6539">
            <text:p>6539</text:p>
          </table:table-cell>
        </table:table-row>
        <table:table-row table:style-name="ro1">
          <table:table-cell office:value-type="float" office:value="6582">
            <text:p>6582</text:p>
          </table:table-cell>
        </table:table-row>
        <table:table-row table:style-name="ro1">
          <table:table-cell office:value-type="float" office:value="6626">
            <text:p>6626</text:p>
          </table:table-cell>
        </table:table-row>
        <table:table-row table:style-name="ro1">
          <table:table-cell office:value-type="float" office:value="6669">
            <text:p>6669</text:p>
          </table:table-cell>
        </table:table-row>
        <table:table-row table:style-name="ro1">
          <table:table-cell office:value-type="float" office:value="6713">
            <text:p>6713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185">
            <text:p>6185</text:p>
          </table:table-cell>
        </table:table-row>
        <table:table-row table:style-name="ro1">
          <table:table-cell office:value-type="float" office:value="6292">
            <text:p>6292</text:p>
          </table:table-cell>
        </table:table-row>
        <table:table-row table:style-name="ro1">
          <table:table-cell office:value-type="float" office:value="6340">
            <text:p>6340</text:p>
          </table:table-cell>
        </table:table-row>
        <table:table-row table:style-name="ro1">
          <table:table-cell office:value-type="float" office:value="6388">
            <text:p>6388</text:p>
          </table:table-cell>
        </table:table-row>
        <table:table-row table:style-name="ro1">
          <table:table-cell office:value-type="float" office:value="6435">
            <text:p>6435</text:p>
          </table:table-cell>
        </table:table-row>
        <table:table-row table:style-name="ro1">
          <table:table-cell office:value-type="float" office:value="6482">
            <text:p>6482</text:p>
          </table:table-cell>
        </table:table-row>
        <table:table-row table:style-name="ro1">
          <table:table-cell office:value-type="float" office:value="6521">
            <text:p>6521</text:p>
          </table:table-cell>
        </table:table-row>
        <table:table-row table:style-name="ro1">
          <table:table-cell office:value-type="float" office:value="6575">
            <text:p>6575</text:p>
          </table:table-cell>
        </table:table-row>
        <table:table-row table:style-name="ro1">
          <table:table-cell office:value-type="float" office:value="6619">
            <text:p>6619</text:p>
          </table:table-cell>
        </table:table-row>
        <table:table-row table:style-name="ro1">
          <table:table-cell office:value-type="float" office:value="6662">
            <text:p>6662</text:p>
          </table:table-cell>
        </table:table-row>
        <table:table-row table:style-name="ro1">
          <table:table-cell office:value-type="float" office:value="6706">
            <text:p>6706</text:p>
          </table:table-cell>
        </table:table-row>
        <table:table-row table:style-name="ro1">
          <table:table-cell office:value-type="float" office:value="6750">
            <text:p>6750</text:p>
          </table:table-cell>
        </table:table-row>
        <table:table-row table:style-name="ro1">
          <table:table-cell office:value-type="float" office:value="6794">
            <text:p>6794</text:p>
          </table:table-cell>
        </table:table-row>
        <table:table-row table:style-name="ro1">
          <table:table-cell office:value-type="float" office:value="6837">
            <text:p>6837</text:p>
          </table:table-cell>
        </table:table-row>
        <table:table-row table:style-name="ro1">
          <table:table-cell office:value-type="float" office:value="6881">
            <text:p>6881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129">
            <text:p>6129</text:p>
          </table:table-cell>
        </table:table-row>
        <table:table-row table:style-name="ro1">
          <table:table-cell office:value-type="float" office:value="6230">
            <text:p>6230</text:p>
          </table:table-cell>
        </table:table-row>
        <table:table-row table:style-name="ro1">
          <table:table-cell office:value-type="float" office:value="6285">
            <text:p>6285</text:p>
          </table:table-cell>
        </table:table-row>
        <table:table-row table:style-name="ro1">
          <table:table-cell office:value-type="float" office:value="6332">
            <text:p>6332</text:p>
          </table:table-cell>
        </table:table-row>
        <table:table-row table:style-name="ro1">
          <table:table-cell office:value-type="float" office:value="6400">
            <text:p>6400</text:p>
          </table:table-cell>
        </table:table-row>
        <table:table-row table:style-name="ro1">
          <table:table-cell office:value-type="float" office:value="6450">
            <text:p>6450</text:p>
          </table:table-cell>
        </table:table-row>
        <table:table-row table:style-name="ro1">
          <table:table-cell office:value-type="float" office:value="6498">
            <text:p>6498</text:p>
          </table:table-cell>
        </table:table-row>
        <table:table-row table:style-name="ro1">
          <table:table-cell office:value-type="float" office:value="6544">
            <text:p>6544</text:p>
          </table:table-cell>
        </table:table-row>
        <table:table-row table:style-name="ro1">
          <table:table-cell office:value-type="float" office:value="6588">
            <text:p>6588</text:p>
          </table:table-cell>
        </table:table-row>
        <table:table-row table:style-name="ro1">
          <table:table-cell office:value-type="float" office:value="6628">
            <text:p>6628</text:p>
          </table:table-cell>
        </table:table-row>
        <table:table-row table:style-name="ro1">
          <table:table-cell office:value-type="float" office:value="6675">
            <text:p>6675</text:p>
          </table:table-cell>
        </table:table-row>
        <table:table-row table:style-name="ro1">
          <table:table-cell office:value-type="float" office:value="6719">
            <text:p>6719</text:p>
          </table:table-cell>
        </table:table-row>
        <table:table-row table:style-name="ro1">
          <table:table-cell office:value-type="float" office:value="6762">
            <text:p>6762</text:p>
          </table:table-cell>
        </table:table-row>
        <table:table-row table:style-name="ro1">
          <table:table-cell office:value-type="float" office:value="6806">
            <text:p>6806</text:p>
          </table:table-cell>
        </table:table-row>
        <table:table-row table:style-name="ro1">
          <table:table-cell office:value-type="float" office:value="6849">
            <text:p>6849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239">
            <text:p>6239</text:p>
          </table:table-cell>
        </table:table-row>
        <table:table-row table:style-name="ro1">
          <table:table-cell office:value-type="float" office:value="6349">
            <text:p>6349</text:p>
          </table:table-cell>
        </table:table-row>
        <table:table-row table:style-name="ro1">
          <table:table-cell office:value-type="float" office:value="6412">
            <text:p>6412</text:p>
          </table:table-cell>
        </table:table-row>
        <table:table-row table:style-name="ro1">
          <table:table-cell office:value-type="float" office:value="6460">
            <text:p>6460</text:p>
          </table:table-cell>
        </table:table-row>
        <table:table-row table:style-name="ro1">
          <table:table-cell office:value-type="float" office:value="6508">
            <text:p>6508</text:p>
          </table:table-cell>
        </table:table-row>
        <table:table-row table:style-name="ro1">
          <table:table-cell office:value-type="float" office:value="6555">
            <text:p>6555</text:p>
          </table:table-cell>
        </table:table-row>
        <table:table-row table:style-name="ro1">
          <table:table-cell office:value-type="float" office:value="6603">
            <text:p>6603</text:p>
          </table:table-cell>
        </table:table-row>
        <table:table-row table:style-name="ro1">
          <table:table-cell office:value-type="float" office:value="6650">
            <text:p>6650</text:p>
          </table:table-cell>
        </table:table-row>
        <table:table-row table:style-name="ro1">
          <table:table-cell office:value-type="float" office:value="6694">
            <text:p>6694</text:p>
          </table:table-cell>
        </table:table-row>
        <table:table-row table:style-name="ro1">
          <table:table-cell office:value-type="float" office:value="6738">
            <text:p>6738</text:p>
          </table:table-cell>
        </table:table-row>
        <table:table-row table:style-name="ro1">
          <table:table-cell office:value-type="float" office:value="6782">
            <text:p>6782</text:p>
          </table:table-cell>
        </table:table-row>
        <table:table-row table:style-name="ro1">
          <table:table-cell office:value-type="float" office:value="6827">
            <text:p>6827</text:p>
          </table:table-cell>
        </table:table-row>
        <table:table-row table:style-name="ro1">
          <table:table-cell office:value-type="float" office:value="6871">
            <text:p>6871</text:p>
          </table:table-cell>
        </table:table-row>
        <table:table-row table:style-name="ro1">
          <table:table-cell office:value-type="float" office:value="6915">
            <text:p>6915</text:p>
          </table:table-cell>
        </table:table-row>
        <table:table-row table:style-name="ro1">
          <table:table-cell office:value-type="float" office:value="6958">
            <text:p>6958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716">
            <text:p>6716</text:p>
          </table:table-cell>
        </table:table-row>
        <table:table-row table:style-name="ro1">
          <table:table-cell office:value-type="float" office:value="6813">
            <text:p>6813</text:p>
          </table:table-cell>
        </table:table-row>
        <table:table-row table:style-name="ro1">
          <table:table-cell office:value-type="float" office:value="6862">
            <text:p>6862</text:p>
          </table:table-cell>
        </table:table-row>
        <table:table-row table:style-name="ro1">
          <table:table-cell office:value-type="float" office:value="6908">
            <text:p>6908</text:p>
          </table:table-cell>
        </table:table-row>
        <table:table-row table:style-name="ro1">
          <table:table-cell office:value-type="float" office:value="6955">
            <text:p>6955</text:p>
          </table:table-cell>
        </table:table-row>
        <table:table-row table:style-name="ro1">
          <table:table-cell office:value-type="float" office:value="7002">
            <text:p>7002</text:p>
          </table:table-cell>
        </table:table-row>
        <table:table-row table:style-name="ro1">
          <table:table-cell office:value-type="float" office:value="7048">
            <text:p>7048</text:p>
          </table:table-cell>
        </table:table-row>
        <table:table-row table:style-name="ro1">
          <table:table-cell office:value-type="float" office:value="7094">
            <text:p>7094</text:p>
          </table:table-cell>
        </table:table-row>
        <table:table-row table:style-name="ro1">
          <table:table-cell office:value-type="float" office:value="7138">
            <text:p>7138</text:p>
          </table:table-cell>
        </table:table-row>
        <table:table-row table:style-name="ro1">
          <table:table-cell office:value-type="float" office:value="7178">
            <text:p>7178</text:p>
          </table:table-cell>
        </table:table-row>
        <table:table-row table:style-name="ro1">
          <table:table-cell office:value-type="float" office:value="7225">
            <text:p>7225</text:p>
          </table:table-cell>
        </table:table-row>
        <table:table-row table:style-name="ro1">
          <table:table-cell office:value-type="float" office:value="7269">
            <text:p>7269</text:p>
          </table:table-cell>
        </table:table-row>
        <table:table-row table:style-name="ro1">
          <table:table-cell office:value-type="float" office:value="7309">
            <text:p>7309</text:p>
          </table:table-cell>
        </table:table-row>
        <table:table-row table:style-name="ro1">
          <table:table-cell office:value-type="float" office:value="7356">
            <text:p>7356</text:p>
          </table:table-cell>
        </table:table-row>
        <table:table-row table:style-name="ro1">
          <table:table-cell office:value-type="float" office:value="7399">
            <text:p>7399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272">
            <text:p>6272</text:p>
          </table:table-cell>
        </table:table-row>
        <table:table-row table:style-name="ro1">
          <table:table-cell office:value-type="float" office:value="6369">
            <text:p>6369</text:p>
          </table:table-cell>
        </table:table-row>
        <table:table-row table:style-name="ro1">
          <table:table-cell office:value-type="float" office:value="6417">
            <text:p>6417</text:p>
          </table:table-cell>
        </table:table-row>
        <table:table-row table:style-name="ro1">
          <table:table-cell office:value-type="float" office:value="6466">
            <text:p>6466</text:p>
          </table:table-cell>
        </table:table-row>
        <table:table-row table:style-name="ro1">
          <table:table-cell office:value-type="float" office:value="6515">
            <text:p>6515</text:p>
          </table:table-cell>
        </table:table-row>
        <table:table-row table:style-name="ro1">
          <table:table-cell office:value-type="float" office:value="6561">
            <text:p>6561</text:p>
          </table:table-cell>
        </table:table-row>
        <table:table-row table:style-name="ro1">
          <table:table-cell office:value-type="float" office:value="6603">
            <text:p>6603</text:p>
          </table:table-cell>
        </table:table-row>
        <table:table-row table:style-name="ro1">
          <table:table-cell office:value-type="float" office:value="6656">
            <text:p>6656</text:p>
          </table:table-cell>
        </table:table-row>
        <table:table-row table:style-name="ro1">
          <table:table-cell office:value-type="float" office:value="6706">
            <text:p>6706</text:p>
          </table:table-cell>
        </table:table-row>
        <table:table-row table:style-name="ro1">
          <table:table-cell office:value-type="float" office:value="6750">
            <text:p>6750</text:p>
          </table:table-cell>
        </table:table-row>
        <table:table-row table:style-name="ro1">
          <table:table-cell office:value-type="float" office:value="6794">
            <text:p>6794</text:p>
          </table:table-cell>
        </table:table-row>
        <table:table-row table:style-name="ro1">
          <table:table-cell office:value-type="float" office:value="6838">
            <text:p>6838</text:p>
          </table:table-cell>
        </table:table-row>
        <table:table-row table:style-name="ro1">
          <table:table-cell office:value-type="float" office:value="6882">
            <text:p>6882</text:p>
          </table:table-cell>
        </table:table-row>
        <table:table-row table:style-name="ro1">
          <table:table-cell office:value-type="float" office:value="6926">
            <text:p>6926</text:p>
          </table:table-cell>
        </table:table-row>
        <table:table-row table:style-name="ro1">
          <table:table-cell office:value-type="float" office:value="6969">
            <text:p>6969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973">
            <text:p>4973</text:p>
          </table:table-cell>
        </table:table-row>
        <table:table-row table:style-name="ro1">
          <table:table-cell office:value-type="float" office:value="5078">
            <text:p>5078</text:p>
          </table:table-cell>
        </table:table-row>
        <table:table-row table:style-name="ro1">
          <table:table-cell office:value-type="float" office:value="5133">
            <text:p>5133</text:p>
          </table:table-cell>
        </table:table-row>
        <table:table-row table:style-name="ro1">
          <table:table-cell office:value-type="float" office:value="5179">
            <text:p>5179</text:p>
          </table:table-cell>
        </table:table-row>
        <table:table-row table:style-name="ro1">
          <table:table-cell office:value-type="float" office:value="5226">
            <text:p>5226</text:p>
          </table:table-cell>
        </table:table-row>
        <table:table-row table:style-name="ro1">
          <table:table-cell office:value-type="float" office:value="5300">
            <text:p>5300</text:p>
          </table:table-cell>
        </table:table-row>
        <table:table-row table:style-name="ro1">
          <table:table-cell office:value-type="float" office:value="5347">
            <text:p>5347</text:p>
          </table:table-cell>
        </table:table-row>
        <table:table-row table:style-name="ro1">
          <table:table-cell office:value-type="float" office:value="5394">
            <text:p>5394</text:p>
          </table:table-cell>
        </table:table-row>
        <table:table-row table:style-name="ro1">
          <table:table-cell office:value-type="float" office:value="6852">
            <text:p>6852</text:p>
          </table:table-cell>
        </table:table-row>
        <table:table-row table:style-name="ro1">
          <table:table-cell office:value-type="float" office:value="6897">
            <text:p>6897</text:p>
          </table:table-cell>
        </table:table-row>
        <table:table-row table:style-name="ro1">
          <table:table-cell office:value-type="float" office:value="6940">
            <text:p>6940</text:p>
          </table:table-cell>
        </table:table-row>
        <table:table-row table:style-name="ro1">
          <table:table-cell office:value-type="float" office:value="6981">
            <text:p>6981</text:p>
          </table:table-cell>
        </table:table-row>
        <table:table-row table:style-name="ro1">
          <table:table-cell office:value-type="float" office:value="7028">
            <text:p>7028</text:p>
          </table:table-cell>
        </table:table-row>
        <table:table-row table:style-name="ro1">
          <table:table-cell office:value-type="float" office:value="7072">
            <text:p>7072</text:p>
          </table:table-cell>
        </table:table-row>
        <table:table-row table:style-name="ro1">
          <table:table-cell office:value-type="float" office:value="7117">
            <text:p>7117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013">
            <text:p>5013</text:p>
          </table:table-cell>
        </table:table-row>
        <table:table-row table:style-name="ro1">
          <table:table-cell office:value-type="float" office:value="5111">
            <text:p>5111</text:p>
          </table:table-cell>
        </table:table-row>
        <table:table-row table:style-name="ro1">
          <table:table-cell office:value-type="float" office:value="5155">
            <text:p>5155</text:p>
          </table:table-cell>
        </table:table-row>
        <table:table-row table:style-name="ro1">
          <table:table-cell office:value-type="float" office:value="5213">
            <text:p>5213</text:p>
          </table:table-cell>
        </table:table-row>
        <table:table-row table:style-name="ro1">
          <table:table-cell office:value-type="float" office:value="5286">
            <text:p>5286</text:p>
          </table:table-cell>
        </table:table-row>
        <table:table-row table:style-name="ro1">
          <table:table-cell office:value-type="float" office:value="5333">
            <text:p>5333</text:p>
          </table:table-cell>
        </table:table-row>
        <table:table-row table:style-name="ro1">
          <table:table-cell office:value-type="float" office:value="5375">
            <text:p>5375</text:p>
          </table:table-cell>
        </table:table-row>
        <table:table-row table:style-name="ro1">
          <table:table-cell office:value-type="float" office:value="5428">
            <text:p>5428</text:p>
          </table:table-cell>
        </table:table-row>
        <table:table-row table:style-name="ro1">
          <table:table-cell office:value-type="float" office:value="6388">
            <text:p>6388</text:p>
          </table:table-cell>
        </table:table-row>
        <table:table-row table:style-name="ro1">
          <table:table-cell office:value-type="float" office:value="6585">
            <text:p>6585</text:p>
          </table:table-cell>
        </table:table-row>
        <table:table-row table:style-name="ro1">
          <table:table-cell office:value-type="float" office:value="6911">
            <text:p>6911</text:p>
          </table:table-cell>
        </table:table-row>
        <table:table-row table:style-name="ro1">
          <table:table-cell office:value-type="float" office:value="6962">
            <text:p>6962</text:p>
          </table:table-cell>
        </table:table-row>
        <table:table-row table:style-name="ro1">
          <table:table-cell office:value-type="float" office:value="7006">
            <text:p>7006</text:p>
          </table:table-cell>
        </table:table-row>
        <table:table-row table:style-name="ro1">
          <table:table-cell office:value-type="float" office:value="7051">
            <text:p>7051</text:p>
          </table:table-cell>
        </table:table-row>
        <table:table-row table:style-name="ro1">
          <table:table-cell office:value-type="float" office:value="7101">
            <text:p>7101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518">
            <text:p>6518</text:p>
          </table:table-cell>
        </table:table-row>
        <table:table-row table:style-name="ro1">
          <table:table-cell office:value-type="float" office:value="6612">
            <text:p>6612</text:p>
          </table:table-cell>
        </table:table-row>
        <table:table-row table:style-name="ro1">
          <table:table-cell office:value-type="float" office:value="6660">
            <text:p>6660</text:p>
          </table:table-cell>
        </table:table-row>
        <table:table-row table:style-name="ro1">
          <table:table-cell office:value-type="float" office:value="6709">
            <text:p>6709</text:p>
          </table:table-cell>
        </table:table-row>
        <table:table-row table:style-name="ro1">
          <table:table-cell office:value-type="float" office:value="6757">
            <text:p>6757</text:p>
          </table:table-cell>
        </table:table-row>
        <table:table-row table:style-name="ro1">
          <table:table-cell office:value-type="float" office:value="6809">
            <text:p>6809</text:p>
          </table:table-cell>
        </table:table-row>
        <table:table-row table:style-name="ro1">
          <table:table-cell office:value-type="float" office:value="6857">
            <text:p>6857</text:p>
          </table:table-cell>
        </table:table-row>
        <table:table-row table:style-name="ro1">
          <table:table-cell office:value-type="float" office:value="6906">
            <text:p>6906</text:p>
          </table:table-cell>
        </table:table-row>
        <table:table-row table:style-name="ro1">
          <table:table-cell office:value-type="float" office:value="6951">
            <text:p>6951</text:p>
          </table:table-cell>
        </table:table-row>
        <table:table-row table:style-name="ro1">
          <table:table-cell office:value-type="float" office:value="6996">
            <text:p>6996</text:p>
          </table:table-cell>
        </table:table-row>
        <table:table-row table:style-name="ro1">
          <table:table-cell office:value-type="float" office:value="7039">
            <text:p>7039</text:p>
          </table:table-cell>
        </table:table-row>
        <table:table-row table:style-name="ro1">
          <table:table-cell office:value-type="float" office:value="7084">
            <text:p>7084</text:p>
          </table:table-cell>
        </table:table-row>
        <table:table-row table:style-name="ro1">
          <table:table-cell office:value-type="float" office:value="7126">
            <text:p>7126</text:p>
          </table:table-cell>
        </table:table-row>
        <table:table-row table:style-name="ro1">
          <table:table-cell office:value-type="float" office:value="7173">
            <text:p>7173</text:p>
          </table:table-cell>
        </table:table-row>
        <table:table-row table:style-name="ro1">
          <table:table-cell office:value-type="float" office:value="7217">
            <text:p>7217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507">
            <text:p>6507</text:p>
          </table:table-cell>
        </table:table-row>
        <table:table-row table:style-name="ro1">
          <table:table-cell office:value-type="float" office:value="6573">
            <text:p>6573</text:p>
          </table:table-cell>
        </table:table-row>
        <table:table-row table:style-name="ro1">
          <table:table-cell office:value-type="float" office:value="6641">
            <text:p>6641</text:p>
          </table:table-cell>
        </table:table-row>
        <table:table-row table:style-name="ro1">
          <table:table-cell office:value-type="float" office:value="6690">
            <text:p>6690</text:p>
          </table:table-cell>
        </table:table-row>
        <table:table-row table:style-name="ro1">
          <table:table-cell office:value-type="float" office:value="6740">
            <text:p>6740</text:p>
          </table:table-cell>
        </table:table-row>
        <table:table-row table:style-name="ro1">
          <table:table-cell office:value-type="float" office:value="6787">
            <text:p>6787</text:p>
          </table:table-cell>
        </table:table-row>
        <table:table-row table:style-name="ro1">
          <table:table-cell office:value-type="float" office:value="6837">
            <text:p>6837</text:p>
          </table:table-cell>
        </table:table-row>
        <table:table-row table:style-name="ro1">
          <table:table-cell office:value-type="float" office:value="6884">
            <text:p>6884</text:p>
          </table:table-cell>
        </table:table-row>
        <table:table-row table:style-name="ro1">
          <table:table-cell office:value-type="float" office:value="6928">
            <text:p>6928</text:p>
          </table:table-cell>
        </table:table-row>
        <table:table-row table:style-name="ro1">
          <table:table-cell office:value-type="float" office:value="6972">
            <text:p>6972</text:p>
          </table:table-cell>
        </table:table-row>
        <table:table-row table:style-name="ro1">
          <table:table-cell office:value-type="float" office:value="7016">
            <text:p>7016</text:p>
          </table:table-cell>
        </table:table-row>
        <table:table-row table:style-name="ro1">
          <table:table-cell office:value-type="float" office:value="7060">
            <text:p>7060</text:p>
          </table:table-cell>
        </table:table-row>
        <table:table-row table:style-name="ro1">
          <table:table-cell office:value-type="float" office:value="7105">
            <text:p>7105</text:p>
          </table:table-cell>
        </table:table-row>
        <table:table-row table:style-name="ro1">
          <table:table-cell office:value-type="float" office:value="7150">
            <text:p>7150</text:p>
          </table:table-cell>
        </table:table-row>
        <table:table-row table:style-name="ro1">
          <table:table-cell office:value-type="float" office:value="7194">
            <text:p>7194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064">
            <text:p>5064</text:p>
          </table:table-cell>
        </table:table-row>
        <table:table-row table:style-name="ro1">
          <table:table-cell office:value-type="float" office:value="5160">
            <text:p>5160</text:p>
          </table:table-cell>
        </table:table-row>
        <table:table-row table:style-name="ro1">
          <table:table-cell office:value-type="float" office:value="5237">
            <text:p>5237</text:p>
          </table:table-cell>
        </table:table-row>
        <table:table-row table:style-name="ro1">
          <table:table-cell office:value-type="float" office:value="5307">
            <text:p>5307</text:p>
          </table:table-cell>
        </table:table-row>
        <table:table-row table:style-name="ro1">
          <table:table-cell office:value-type="float" office:value="5357">
            <text:p>5357</text:p>
          </table:table-cell>
        </table:table-row>
        <table:table-row table:style-name="ro1">
          <table:table-cell office:value-type="float" office:value="5405">
            <text:p>5405</text:p>
          </table:table-cell>
        </table:table-row>
        <table:table-row table:style-name="ro1">
          <table:table-cell office:value-type="float" office:value="5453">
            <text:p>5453</text:p>
          </table:table-cell>
        </table:table-row>
        <table:table-row table:style-name="ro1">
          <table:table-cell office:value-type="float" office:value="7105">
            <text:p>7105</text:p>
          </table:table-cell>
        </table:table-row>
        <table:table-row table:style-name="ro1">
          <table:table-cell office:value-type="float" office:value="7150">
            <text:p>7150</text:p>
          </table:table-cell>
        </table:table-row>
        <table:table-row table:style-name="ro1">
          <table:table-cell office:value-type="float" office:value="7194">
            <text:p>7194</text:p>
          </table:table-cell>
        </table:table-row>
        <table:table-row table:style-name="ro1">
          <table:table-cell office:value-type="float" office:value="7239">
            <text:p>7239</text:p>
          </table:table-cell>
        </table:table-row>
        <table:table-row table:style-name="ro1">
          <table:table-cell office:value-type="float" office:value="7284">
            <text:p>7284</text:p>
          </table:table-cell>
        </table:table-row>
        <table:table-row table:style-name="ro1">
          <table:table-cell office:value-type="float" office:value="7329">
            <text:p>7329</text:p>
          </table:table-cell>
        </table:table-row>
        <table:table-row table:style-name="ro1">
          <table:table-cell office:value-type="float" office:value="7374">
            <text:p>7374</text:p>
          </table:table-cell>
        </table:table-row>
        <table:table-row table:style-name="ro1">
          <table:table-cell office:value-type="float" office:value="7409">
            <text:p>7409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898">
            <text:p>4898</text:p>
          </table:table-cell>
        </table:table-row>
        <table:table-row table:style-name="ro1">
          <table:table-cell office:value-type="float" office:value="4978">
            <text:p>4978</text:p>
          </table:table-cell>
        </table:table-row>
        <table:table-row table:style-name="ro1">
          <table:table-cell office:value-type="float" office:value="5031">
            <text:p>5031</text:p>
          </table:table-cell>
        </table:table-row>
        <table:table-row table:style-name="ro1">
          <table:table-cell office:value-type="float" office:value="5088">
            <text:p>5088</text:p>
          </table:table-cell>
        </table:table-row>
        <table:table-row table:style-name="ro1">
          <table:table-cell office:value-type="float" office:value="5146">
            <text:p>5146</text:p>
          </table:table-cell>
        </table:table-row>
        <table:table-row table:style-name="ro1">
          <table:table-cell office:value-type="float" office:value="5201">
            <text:p>5201</text:p>
          </table:table-cell>
        </table:table-row>
        <table:table-row table:style-name="ro1">
          <table:table-cell office:value-type="float" office:value="5249">
            <text:p>5249</text:p>
          </table:table-cell>
        </table:table-row>
        <table:table-row table:style-name="ro1">
          <table:table-cell office:value-type="float" office:value="5399">
            <text:p>5399</text:p>
          </table:table-cell>
        </table:table-row>
        <table:table-row table:style-name="ro1">
          <table:table-cell office:value-type="float" office:value="7009">
            <text:p>7009</text:p>
          </table:table-cell>
        </table:table-row>
        <table:table-row table:style-name="ro1">
          <table:table-cell office:value-type="float" office:value="7056">
            <text:p>7056</text:p>
          </table:table-cell>
        </table:table-row>
        <table:table-row table:style-name="ro1">
          <table:table-cell office:value-type="float" office:value="7100">
            <text:p>7100</text:p>
          </table:table-cell>
        </table:table-row>
        <table:table-row table:style-name="ro1">
          <table:table-cell office:value-type="float" office:value="7146">
            <text:p>7146</text:p>
          </table:table-cell>
        </table:table-row>
        <table:table-row table:style-name="ro1">
          <table:table-cell office:value-type="float" office:value="7191">
            <text:p>7191</text:p>
          </table:table-cell>
        </table:table-row>
        <table:table-row table:style-name="ro1">
          <table:table-cell office:value-type="float" office:value="7236">
            <text:p>7236</text:p>
          </table:table-cell>
        </table:table-row>
        <table:table-row table:style-name="ro1">
          <table:table-cell office:value-type="float" office:value="7281">
            <text:p>7281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024">
            <text:p>7024</text:p>
          </table:table-cell>
        </table:table-row>
        <table:table-row table:style-name="ro1">
          <table:table-cell office:value-type="float" office:value="7129">
            <text:p>7129</text:p>
          </table:table-cell>
        </table:table-row>
        <table:table-row table:style-name="ro1">
          <table:table-cell office:value-type="float" office:value="7179">
            <text:p>7179</text:p>
          </table:table-cell>
        </table:table-row>
        <table:table-row table:style-name="ro1">
          <table:table-cell office:value-type="float" office:value="7227">
            <text:p>7227</text:p>
          </table:table-cell>
        </table:table-row>
        <table:table-row table:style-name="ro1">
          <table:table-cell office:value-type="float" office:value="7277">
            <text:p>7277</text:p>
          </table:table-cell>
        </table:table-row>
        <table:table-row table:style-name="ro1">
          <table:table-cell office:value-type="float" office:value="7325">
            <text:p>7325</text:p>
          </table:table-cell>
        </table:table-row>
        <table:table-row table:style-name="ro1">
          <table:table-cell office:value-type="float" office:value="7373">
            <text:p>7373</text:p>
          </table:table-cell>
        </table:table-row>
        <table:table-row table:style-name="ro1">
          <table:table-cell office:value-type="float" office:value="7422">
            <text:p>7422</text:p>
          </table:table-cell>
        </table:table-row>
        <table:table-row table:style-name="ro1">
          <table:table-cell office:value-type="float" office:value="7469">
            <text:p>7469</text:p>
          </table:table-cell>
        </table:table-row>
        <table:table-row table:style-name="ro1">
          <table:table-cell office:value-type="float" office:value="8345">
            <text:p>8345</text:p>
          </table:table-cell>
        </table:table-row>
        <table:table-row table:style-name="ro1">
          <table:table-cell office:value-type="float" office:value="8390">
            <text:p>8390</text:p>
          </table:table-cell>
        </table:table-row>
        <table:table-row table:style-name="ro1">
          <table:table-cell office:value-type="float" office:value="8435">
            <text:p>8435</text:p>
          </table:table-cell>
        </table:table-row>
        <table:table-row table:style-name="ro1">
          <table:table-cell office:value-type="float" office:value="8480">
            <text:p>8480</text:p>
          </table:table-cell>
        </table:table-row>
        <table:table-row table:style-name="ro1">
          <table:table-cell office:value-type="float" office:value="8525">
            <text:p>8525</text:p>
          </table:table-cell>
        </table:table-row>
        <table:table-row table:style-name="ro1">
          <table:table-cell office:value-type="float" office:value="8570">
            <text:p>8570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707">
            <text:p>6707</text:p>
          </table:table-cell>
        </table:table-row>
        <table:table-row table:style-name="ro1">
          <table:table-cell office:value-type="float" office:value="6800">
            <text:p>6800</text:p>
          </table:table-cell>
        </table:table-row>
        <table:table-row table:style-name="ro1">
          <table:table-cell office:value-type="float" office:value="6848">
            <text:p>6848</text:p>
          </table:table-cell>
        </table:table-row>
        <table:table-row table:style-name="ro1">
          <table:table-cell office:value-type="float" office:value="6897">
            <text:p>6897</text:p>
          </table:table-cell>
        </table:table-row>
        <table:table-row table:style-name="ro1">
          <table:table-cell office:value-type="float" office:value="6947">
            <text:p>6947</text:p>
          </table:table-cell>
        </table:table-row>
        <table:table-row table:style-name="ro1">
          <table:table-cell office:value-type="float" office:value="6996">
            <text:p>6996</text:p>
          </table:table-cell>
        </table:table-row>
        <table:table-row table:style-name="ro1">
          <table:table-cell office:value-type="float" office:value="7046">
            <text:p>7046</text:p>
          </table:table-cell>
        </table:table-row>
        <table:table-row table:style-name="ro1">
          <table:table-cell office:value-type="float" office:value="7100">
            <text:p>7100</text:p>
          </table:table-cell>
        </table:table-row>
        <table:table-row table:style-name="ro1">
          <table:table-cell office:value-type="float" office:value="7149">
            <text:p>7149</text:p>
          </table:table-cell>
        </table:table-row>
        <table:table-row table:style-name="ro1">
          <table:table-cell office:value-type="float" office:value="7194">
            <text:p>7194</text:p>
          </table:table-cell>
        </table:table-row>
        <table:table-row table:style-name="ro1">
          <table:table-cell office:value-type="float" office:value="8096">
            <text:p>8096</text:p>
          </table:table-cell>
        </table:table-row>
        <table:table-row table:style-name="ro1">
          <table:table-cell office:value-type="float" office:value="8143">
            <text:p>8143</text:p>
          </table:table-cell>
        </table:table-row>
        <table:table-row table:style-name="ro1">
          <table:table-cell office:value-type="float" office:value="8188">
            <text:p>8188</text:p>
          </table:table-cell>
        </table:table-row>
        <table:table-row table:style-name="ro1">
          <table:table-cell office:value-type="float" office:value="8233">
            <text:p>8233</text:p>
          </table:table-cell>
        </table:table-row>
        <table:table-row table:style-name="ro1">
          <table:table-cell office:value-type="float" office:value="8278">
            <text:p>8278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104">
            <text:p>5104</text:p>
          </table:table-cell>
        </table:table-row>
        <table:table-row table:style-name="ro1">
          <table:table-cell office:value-type="float" office:value="5214">
            <text:p>5214</text:p>
          </table:table-cell>
        </table:table-row>
        <table:table-row table:style-name="ro1">
          <table:table-cell office:value-type="float" office:value="5263">
            <text:p>5263</text:p>
          </table:table-cell>
        </table:table-row>
        <table:table-row table:style-name="ro1">
          <table:table-cell office:value-type="float" office:value="5312">
            <text:p>5312</text:p>
          </table:table-cell>
        </table:table-row>
        <table:table-row table:style-name="ro1">
          <table:table-cell office:value-type="float" office:value="5360">
            <text:p>5360</text:p>
          </table:table-cell>
        </table:table-row>
        <table:table-row table:style-name="ro1">
          <table:table-cell office:value-type="float" office:value="5407">
            <text:p>5407</text:p>
          </table:table-cell>
        </table:table-row>
        <table:table-row table:style-name="ro1">
          <table:table-cell office:value-type="float" office:value="5456">
            <text:p>5456</text:p>
          </table:table-cell>
        </table:table-row>
        <table:table-row table:style-name="ro1">
          <table:table-cell office:value-type="float" office:value="5505">
            <text:p>5505</text:p>
          </table:table-cell>
        </table:table-row>
        <table:table-row table:style-name="ro1">
          <table:table-cell office:value-type="float" office:value="7011">
            <text:p>7011</text:p>
          </table:table-cell>
        </table:table-row>
        <table:table-row table:style-name="ro1">
          <table:table-cell office:value-type="float" office:value="7056">
            <text:p>7056</text:p>
          </table:table-cell>
        </table:table-row>
        <table:table-row table:style-name="ro1">
          <table:table-cell office:value-type="float" office:value="7101">
            <text:p>7101</text:p>
          </table:table-cell>
        </table:table-row>
        <table:table-row table:style-name="ro1">
          <table:table-cell office:value-type="float" office:value="7147">
            <text:p>7147</text:p>
          </table:table-cell>
        </table:table-row>
        <table:table-row table:style-name="ro1">
          <table:table-cell office:value-type="float" office:value="7197">
            <text:p>7197</text:p>
          </table:table-cell>
        </table:table-row>
        <table:table-row table:style-name="ro1">
          <table:table-cell office:value-type="float" office:value="7243">
            <text:p>7243</text:p>
          </table:table-cell>
        </table:table-row>
        <table:table-row table:style-name="ro1">
          <table:table-cell office:value-type="float" office:value="7288">
            <text:p>7288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337">
            <text:p>4337</text:p>
          </table:table-cell>
        </table:table-row>
        <table:table-row table:style-name="ro1">
          <table:table-cell office:value-type="float" office:value="4373">
            <text:p>4373</text:p>
          </table:table-cell>
        </table:table-row>
        <table:table-row table:style-name="ro1">
          <table:table-cell office:value-type="float" office:value="4411">
            <text:p>4411</text:p>
          </table:table-cell>
        </table:table-row>
        <table:table-row table:style-name="ro1">
          <table:table-cell office:value-type="float" office:value="4441">
            <text:p>4441</text:p>
          </table:table-cell>
        </table:table-row>
        <table:table-row table:style-name="ro1">
          <table:table-cell office:value-type="float" office:value="4502">
            <text:p>4502</text:p>
          </table:table-cell>
        </table:table-row>
        <table:table-row table:style-name="ro1">
          <table:table-cell office:value-type="float" office:value="4549">
            <text:p>4549</text:p>
          </table:table-cell>
        </table:table-row>
        <table:table-row table:style-name="ro1">
          <table:table-cell office:value-type="float" office:value="4606">
            <text:p>4606</text:p>
          </table:table-cell>
        </table:table-row>
        <table:table-row table:style-name="ro1">
          <table:table-cell office:value-type="float" office:value="4645">
            <text:p>4645</text:p>
          </table:table-cell>
        </table:table-row>
        <table:table-row table:style-name="ro1">
          <table:table-cell office:value-type="float" office:value="4684">
            <text:p>4684</text:p>
          </table:table-cell>
        </table:table-row>
        <table:table-row table:style-name="ro1">
          <table:table-cell office:value-type="float" office:value="4720">
            <text:p>4720</text:p>
          </table:table-cell>
        </table:table-row>
        <table:table-row table:style-name="ro1">
          <table:table-cell office:value-type="float" office:value="4762">
            <text:p>4762</text:p>
          </table:table-cell>
        </table:table-row>
        <table:table-row table:style-name="ro1">
          <table:table-cell office:value-type="float" office:value="4834">
            <text:p>4834</text:p>
          </table:table-cell>
        </table:table-row>
        <table:table-row table:style-name="ro1">
          <table:table-cell office:value-type="float" office:value="6239">
            <text:p>6239</text:p>
          </table:table-cell>
        </table:table-row>
        <table:table-row table:style-name="ro1">
          <table:table-cell office:value-type="float" office:value="6269">
            <text:p>6269</text:p>
          </table:table-cell>
        </table:table-row>
        <table:table-row table:style-name="ro1">
          <table:table-cell office:value-type="float" office:value="6650">
            <text:p>6650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552">
            <text:p>4552</text:p>
          </table:table-cell>
        </table:table-row>
        <table:table-row table:style-name="ro1">
          <table:table-cell office:value-type="float" office:value="4606">
            <text:p>4606</text:p>
          </table:table-cell>
        </table:table-row>
        <table:table-row table:style-name="ro1">
          <table:table-cell office:value-type="float" office:value="4643">
            <text:p>4643</text:p>
          </table:table-cell>
        </table:table-row>
        <table:table-row table:style-name="ro1">
          <table:table-cell office:value-type="float" office:value="4681">
            <text:p>4681</text:p>
          </table:table-cell>
        </table:table-row>
        <table:table-row table:style-name="ro1">
          <table:table-cell office:value-type="float" office:value="4718">
            <text:p>4718</text:p>
          </table:table-cell>
        </table:table-row>
        <table:table-row table:style-name="ro1">
          <table:table-cell office:value-type="float" office:value="4756">
            <text:p>4756</text:p>
          </table:table-cell>
        </table:table-row>
        <table:table-row table:style-name="ro1">
          <table:table-cell office:value-type="float" office:value="4797">
            <text:p>4797</text:p>
          </table:table-cell>
        </table:table-row>
        <table:table-row table:style-name="ro1">
          <table:table-cell office:value-type="float" office:value="4834">
            <text:p>4834</text:p>
          </table:table-cell>
        </table:table-row>
        <table:table-row table:style-name="ro1">
          <table:table-cell office:value-type="float" office:value="4869">
            <text:p>4869</text:p>
          </table:table-cell>
        </table:table-row>
        <table:table-row table:style-name="ro1">
          <table:table-cell office:value-type="float" office:value="4904">
            <text:p>4904</text:p>
          </table:table-cell>
        </table:table-row>
        <table:table-row table:style-name="ro1">
          <table:table-cell office:value-type="float" office:value="4940">
            <text:p>4940</text:p>
          </table:table-cell>
        </table:table-row>
        <table:table-row table:style-name="ro1">
          <table:table-cell office:value-type="float" office:value="5025">
            <text:p>5025</text:p>
          </table:table-cell>
        </table:table-row>
        <table:table-row table:style-name="ro1">
          <table:table-cell office:value-type="float" office:value="5061">
            <text:p>5061</text:p>
          </table:table-cell>
        </table:table-row>
        <table:table-row table:style-name="ro1">
          <table:table-cell office:value-type="float" office:value="5097">
            <text:p>5097</text:p>
          </table:table-cell>
        </table:table-row>
        <table:table-row table:style-name="ro1">
          <table:table-cell office:value-type="float" office:value="5130">
            <text:p>5130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58">
            <text:p>4458</text:p>
          </table:table-cell>
        </table:table-row>
        <table:table-row table:style-name="ro1">
          <table:table-cell office:value-type="float" office:value="4518">
            <text:p>4518</text:p>
          </table:table-cell>
        </table:table-row>
        <table:table-row table:style-name="ro1">
          <table:table-cell office:value-type="float" office:value="4560">
            <text:p>4560</text:p>
          </table:table-cell>
        </table:table-row>
        <table:table-row table:style-name="ro1">
          <table:table-cell office:value-type="float" office:value="4602">
            <text:p>4602</text:p>
          </table:table-cell>
        </table:table-row>
        <table:table-row table:style-name="ro1">
          <table:table-cell office:value-type="float" office:value="4643">
            <text:p>4643</text:p>
          </table:table-cell>
        </table:table-row>
        <table:table-row table:style-name="ro1">
          <table:table-cell office:value-type="float" office:value="4685">
            <text:p>4685</text:p>
          </table:table-cell>
        </table:table-row>
        <table:table-row table:style-name="ro1">
          <table:table-cell office:value-type="float" office:value="4727">
            <text:p>4727</text:p>
          </table:table-cell>
        </table:table-row>
        <table:table-row table:style-name="ro1">
          <table:table-cell office:value-type="float" office:value="4769">
            <text:p>4769</text:p>
          </table:table-cell>
        </table:table-row>
        <table:table-row table:style-name="ro1">
          <table:table-cell office:value-type="float" office:value="4809">
            <text:p>4809</text:p>
          </table:table-cell>
        </table:table-row>
        <table:table-row table:style-name="ro1">
          <table:table-cell office:value-type="float" office:value="4848">
            <text:p>4848</text:p>
          </table:table-cell>
        </table:table-row>
        <table:table-row table:style-name="ro1">
          <table:table-cell office:value-type="float" office:value="4888">
            <text:p>4888</text:p>
          </table:table-cell>
        </table:table-row>
        <table:table-row table:style-name="ro1">
          <table:table-cell office:value-type="float" office:value="4927">
            <text:p>4927</text:p>
          </table:table-cell>
        </table:table-row>
        <table:table-row table:style-name="ro1">
          <table:table-cell office:value-type="float" office:value="4966">
            <text:p>4966</text:p>
          </table:table-cell>
        </table:table-row>
        <table:table-row table:style-name="ro1">
          <table:table-cell office:value-type="float" office:value="5005">
            <text:p>5005</text:p>
          </table:table-cell>
        </table:table-row>
        <table:table-row table:style-name="ro1">
          <table:table-cell office:value-type="float" office:value="5045">
            <text:p>5045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203">
            <text:p>4203</text:p>
          </table:table-cell>
        </table:table-row>
        <table:table-row table:style-name="ro1">
          <table:table-cell office:value-type="float" office:value="4263">
            <text:p>4263</text:p>
          </table:table-cell>
        </table:table-row>
        <table:table-row table:style-name="ro1">
          <table:table-cell office:value-type="float" office:value="4305">
            <text:p>4305</text:p>
          </table:table-cell>
        </table:table-row>
        <table:table-row table:style-name="ro1">
          <table:table-cell office:value-type="float" office:value="4348">
            <text:p>4348</text:p>
          </table:table-cell>
        </table:table-row>
        <table:table-row table:style-name="ro1">
          <table:table-cell office:value-type="float" office:value="4391">
            <text:p>4391</text:p>
          </table:table-cell>
        </table:table-row>
        <table:table-row table:style-name="ro1">
          <table:table-cell office:value-type="float" office:value="4431">
            <text:p>4431</text:p>
          </table:table-cell>
        </table:table-row>
        <table:table-row table:style-name="ro1">
          <table:table-cell office:value-type="float" office:value="4474">
            <text:p>4474</text:p>
          </table:table-cell>
        </table:table-row>
        <table:table-row table:style-name="ro1">
          <table:table-cell office:value-type="float" office:value="4516">
            <text:p>4516</text:p>
          </table:table-cell>
        </table:table-row>
        <table:table-row table:style-name="ro1">
          <table:table-cell office:value-type="float" office:value="4555">
            <text:p>4555</text:p>
          </table:table-cell>
        </table:table-row>
        <table:table-row table:style-name="ro1">
          <table:table-cell office:value-type="float" office:value="4595">
            <text:p>4595</text:p>
          </table:table-cell>
        </table:table-row>
        <table:table-row table:style-name="ro1">
          <table:table-cell office:value-type="float" office:value="4634">
            <text:p>4634</text:p>
          </table:table-cell>
        </table:table-row>
        <table:table-row table:style-name="ro1">
          <table:table-cell office:value-type="float" office:value="4674">
            <text:p>4674</text:p>
          </table:table-cell>
        </table:table-row>
        <table:table-row table:style-name="ro1">
          <table:table-cell office:value-type="float" office:value="4758">
            <text:p>4758</text:p>
          </table:table-cell>
        </table:table-row>
        <table:table-row table:style-name="ro1">
          <table:table-cell office:value-type="float" office:value="4801">
            <text:p>4801</text:p>
          </table:table-cell>
        </table:table-row>
        <table:table-row table:style-name="ro1">
          <table:table-cell office:value-type="float" office:value="4841">
            <text:p>4841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339">
            <text:p>4339</text:p>
          </table:table-cell>
        </table:table-row>
        <table:table-row table:style-name="ro1">
          <table:table-cell office:value-type="float" office:value="4399">
            <text:p>4399</text:p>
          </table:table-cell>
        </table:table-row>
        <table:table-row table:style-name="ro1">
          <table:table-cell office:value-type="float" office:value="4441">
            <text:p>4441</text:p>
          </table:table-cell>
        </table:table-row>
        <table:table-row table:style-name="ro1">
          <table:table-cell office:value-type="float" office:value="4483">
            <text:p>4483</text:p>
          </table:table-cell>
        </table:table-row>
        <table:table-row table:style-name="ro1">
          <table:table-cell office:value-type="float" office:value="4525">
            <text:p>4525</text:p>
          </table:table-cell>
        </table:table-row>
        <table:table-row table:style-name="ro1">
          <table:table-cell office:value-type="float" office:value="4567">
            <text:p>4567</text:p>
          </table:table-cell>
        </table:table-row>
        <table:table-row table:style-name="ro1">
          <table:table-cell office:value-type="float" office:value="4603">
            <text:p>4603</text:p>
          </table:table-cell>
        </table:table-row>
        <table:table-row table:style-name="ro1">
          <table:table-cell office:value-type="float" office:value="4650">
            <text:p>4650</text:p>
          </table:table-cell>
        </table:table-row>
        <table:table-row table:style-name="ro1">
          <table:table-cell office:value-type="float" office:value="5022">
            <text:p>5022</text:p>
          </table:table-cell>
        </table:table-row>
        <table:table-row table:style-name="ro1">
          <table:table-cell office:value-type="float" office:value="5062">
            <text:p>5062</text:p>
          </table:table-cell>
        </table:table-row>
        <table:table-row table:style-name="ro1">
          <table:table-cell office:value-type="float" office:value="5101">
            <text:p>5101</text:p>
          </table:table-cell>
        </table:table-row>
        <table:table-row table:style-name="ro1">
          <table:table-cell office:value-type="float" office:value="5141">
            <text:p>5141</text:p>
          </table:table-cell>
        </table:table-row>
        <table:table-row table:style-name="ro1">
          <table:table-cell office:value-type="float" office:value="5180">
            <text:p>5180</text:p>
          </table:table-cell>
        </table:table-row>
        <table:table-row table:style-name="ro1">
          <table:table-cell office:value-type="float" office:value="5220">
            <text:p>5220</text:p>
          </table:table-cell>
        </table:table-row>
        <table:table-row table:style-name="ro1">
          <table:table-cell office:value-type="float" office:value="5259">
            <text:p>5259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394">
            <text:p>4394</text:p>
          </table:table-cell>
        </table:table-row>
        <table:table-row table:style-name="ro1">
          <table:table-cell office:value-type="float" office:value="4426">
            <text:p>4426</text:p>
          </table:table-cell>
        </table:table-row>
        <table:table-row table:style-name="ro1">
          <table:table-cell office:value-type="float" office:value="4455">
            <text:p>4455</text:p>
          </table:table-cell>
        </table:table-row>
        <table:table-row table:style-name="ro1">
          <table:table-cell office:value-type="float" office:value="4485">
            <text:p>4485</text:p>
          </table:table-cell>
        </table:table-row>
        <table:table-row table:style-name="ro1">
          <table:table-cell office:value-type="float" office:value="4578">
            <text:p>4578</text:p>
          </table:table-cell>
        </table:table-row>
        <table:table-row table:style-name="ro1">
          <table:table-cell office:value-type="float" office:value="4628">
            <text:p>4628</text:p>
          </table:table-cell>
        </table:table-row>
        <table:table-row table:style-name="ro1">
          <table:table-cell office:value-type="float" office:value="4655">
            <text:p>4655</text:p>
          </table:table-cell>
        </table:table-row>
        <table:table-row table:style-name="ro1">
          <table:table-cell office:value-type="float" office:value="4683">
            <text:p>4683</text:p>
          </table:table-cell>
        </table:table-row>
        <table:table-row table:style-name="ro1">
          <table:table-cell office:value-type="float" office:value="5260">
            <text:p>5260</text:p>
          </table:table-cell>
        </table:table-row>
        <table:table-row table:style-name="ro1">
          <table:table-cell office:value-type="float" office:value="5316">
            <text:p>5316</text:p>
          </table:table-cell>
        </table:table-row>
        <table:table-row table:style-name="ro1">
          <table:table-cell office:value-type="float" office:value="5356">
            <text:p>5356</text:p>
          </table:table-cell>
        </table:table-row>
        <table:table-row table:style-name="ro1">
          <table:table-cell office:value-type="float" office:value="5396">
            <text:p>5396</text:p>
          </table:table-cell>
        </table:table-row>
        <table:table-row table:style-name="ro1">
          <table:table-cell office:value-type="float" office:value="5443">
            <text:p>5443</text:p>
          </table:table-cell>
        </table:table-row>
        <table:table-row table:style-name="ro1">
          <table:table-cell office:value-type="float" office:value="5483">
            <text:p>5483</text:p>
          </table:table-cell>
        </table:table-row>
        <table:table-row table:style-name="ro1">
          <table:table-cell office:value-type="float" office:value="5524">
            <text:p>5524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815">
            <text:p>4815</text:p>
          </table:table-cell>
        </table:table-row>
        <table:table-row table:style-name="ro1">
          <table:table-cell office:value-type="float" office:value="4874">
            <text:p>4874</text:p>
          </table:table-cell>
        </table:table-row>
        <table:table-row table:style-name="ro1">
          <table:table-cell office:value-type="float" office:value="4916">
            <text:p>4916</text:p>
          </table:table-cell>
        </table:table-row>
        <table:table-row table:style-name="ro1">
          <table:table-cell office:value-type="float" office:value="4958">
            <text:p>4958</text:p>
          </table:table-cell>
        </table:table-row>
        <table:table-row table:style-name="ro1">
          <table:table-cell office:value-type="float" office:value="5000">
            <text:p>5000</text:p>
          </table:table-cell>
        </table:table-row>
        <table:table-row table:style-name="ro1">
          <table:table-cell office:value-type="float" office:value="5042">
            <text:p>5042</text:p>
          </table:table-cell>
        </table:table-row>
        <table:table-row table:style-name="ro1">
          <table:table-cell office:value-type="float" office:value="5084">
            <text:p>5084</text:p>
          </table:table-cell>
        </table:table-row>
        <table:table-row table:style-name="ro1">
          <table:table-cell office:value-type="float" office:value="5126">
            <text:p>5126</text:p>
          </table:table-cell>
        </table:table-row>
        <table:table-row table:style-name="ro1">
          <table:table-cell office:value-type="float" office:value="5166">
            <text:p>5166</text:p>
          </table:table-cell>
        </table:table-row>
        <table:table-row table:style-name="ro1">
          <table:table-cell office:value-type="float" office:value="5206">
            <text:p>5206</text:p>
          </table:table-cell>
        </table:table-row>
        <table:table-row table:style-name="ro1">
          <table:table-cell office:value-type="float" office:value="5245">
            <text:p>5245</text:p>
          </table:table-cell>
        </table:table-row>
        <table:table-row table:style-name="ro1">
          <table:table-cell office:value-type="float" office:value="5284">
            <text:p>5284</text:p>
          </table:table-cell>
        </table:table-row>
        <table:table-row table:style-name="ro1">
          <table:table-cell office:value-type="float" office:value="5324">
            <text:p>5324</text:p>
          </table:table-cell>
        </table:table-row>
        <table:table-row table:style-name="ro1">
          <table:table-cell office:value-type="float" office:value="5416">
            <text:p>5416</text:p>
          </table:table-cell>
        </table:table-row>
        <table:table-row table:style-name="ro1">
          <table:table-cell office:value-type="float" office:value="5456">
            <text:p>5456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727">
            <text:p>4727</text:p>
          </table:table-cell>
        </table:table-row>
        <table:table-row table:style-name="ro1">
          <table:table-cell office:value-type="float" office:value="4771">
            <text:p>4771</text:p>
          </table:table-cell>
        </table:table-row>
        <table:table-row table:style-name="ro1">
          <table:table-cell office:value-type="float" office:value="4830">
            <text:p>4830</text:p>
          </table:table-cell>
        </table:table-row>
        <table:table-row table:style-name="ro1">
          <table:table-cell office:value-type="float" office:value="4887">
            <text:p>4887</text:p>
          </table:table-cell>
        </table:table-row>
        <table:table-row table:style-name="ro1">
          <table:table-cell office:value-type="float" office:value="4929">
            <text:p>4929</text:p>
          </table:table-cell>
        </table:table-row>
        <table:table-row table:style-name="ro1">
          <table:table-cell office:value-type="float" office:value="4971">
            <text:p>4971</text:p>
          </table:table-cell>
        </table:table-row>
        <table:table-row table:style-name="ro1">
          <table:table-cell office:value-type="float" office:value="5014">
            <text:p>5014</text:p>
          </table:table-cell>
        </table:table-row>
        <table:table-row table:style-name="ro1">
          <table:table-cell office:value-type="float" office:value="5056">
            <text:p>5056</text:p>
          </table:table-cell>
        </table:table-row>
        <table:table-row table:style-name="ro1">
          <table:table-cell office:value-type="float" office:value="5096">
            <text:p>5096</text:p>
          </table:table-cell>
        </table:table-row>
        <table:table-row table:style-name="ro1">
          <table:table-cell office:value-type="float" office:value="5136">
            <text:p>5136</text:p>
          </table:table-cell>
        </table:table-row>
        <table:table-row table:style-name="ro1">
          <table:table-cell office:value-type="float" office:value="5175">
            <text:p>5175</text:p>
          </table:table-cell>
        </table:table-row>
        <table:table-row table:style-name="ro1">
          <table:table-cell office:value-type="float" office:value="5215">
            <text:p>5215</text:p>
          </table:table-cell>
        </table:table-row>
        <table:table-row table:style-name="ro1">
          <table:table-cell office:value-type="float" office:value="5307">
            <text:p>5307</text:p>
          </table:table-cell>
        </table:table-row>
        <table:table-row table:style-name="ro1">
          <table:table-cell office:value-type="float" office:value="5347">
            <text:p>5347</text:p>
          </table:table-cell>
        </table:table-row>
        <table:table-row table:style-name="ro1">
          <table:table-cell office:value-type="float" office:value="5388">
            <text:p>5388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899">
            <text:p>3899</text:p>
          </table:table-cell>
        </table:table-row>
        <table:table-row table:style-name="ro1">
          <table:table-cell office:value-type="float" office:value="3933">
            <text:p>3933</text:p>
          </table:table-cell>
        </table:table-row>
        <table:table-row table:style-name="ro1">
          <table:table-cell office:value-type="float" office:value="3966">
            <text:p>3966</text:p>
          </table:table-cell>
        </table:table-row>
        <table:table-row table:style-name="ro1">
          <table:table-cell office:value-type="float" office:value="4001">
            <text:p>4001</text:p>
          </table:table-cell>
        </table:table-row>
        <table:table-row table:style-name="ro1">
          <table:table-cell office:value-type="float" office:value="4035">
            <text:p>4035</text:p>
          </table:table-cell>
        </table:table-row>
        <table:table-row table:style-name="ro1">
          <table:table-cell office:value-type="float" office:value="4618">
            <text:p>4618</text:p>
          </table:table-cell>
        </table:table-row>
        <table:table-row table:style-name="ro1">
          <table:table-cell office:value-type="float" office:value="4655">
            <text:p>4655</text:p>
          </table:table-cell>
        </table:table-row>
        <table:table-row table:style-name="ro1">
          <table:table-cell office:value-type="float" office:value="5152">
            <text:p>5152</text:p>
          </table:table-cell>
        </table:table-row>
        <table:table-row table:style-name="ro1">
          <table:table-cell office:value-type="float" office:value="5282">
            <text:p>5282</text:p>
          </table:table-cell>
        </table:table-row>
        <table:table-row table:style-name="ro1">
          <table:table-cell office:value-type="float" office:value="5313">
            <text:p>5313</text:p>
          </table:table-cell>
        </table:table-row>
        <table:table-row table:style-name="ro1">
          <table:table-cell office:value-type="float" office:value="5344">
            <text:p>5344</text:p>
          </table:table-cell>
        </table:table-row>
        <table:table-row table:style-name="ro1">
          <table:table-cell office:value-type="float" office:value="5375">
            <text:p>5375</text:p>
          </table:table-cell>
        </table:table-row>
        <table:table-row table:style-name="ro1">
          <table:table-cell office:value-type="float" office:value="5406">
            <text:p>5406</text:p>
          </table:table-cell>
        </table:table-row>
        <table:table-row table:style-name="ro1">
          <table:table-cell office:value-type="float" office:value="5437">
            <text:p>5437</text:p>
          </table:table-cell>
        </table:table-row>
        <table:table-row table:style-name="ro1">
          <table:table-cell office:value-type="float" office:value="5469">
            <text:p>5469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617">
            <text:p>4617</text:p>
          </table:table-cell>
        </table:table-row>
        <table:table-row table:style-name="ro1">
          <table:table-cell office:value-type="float" office:value="4666">
            <text:p>4666</text:p>
          </table:table-cell>
        </table:table-row>
        <table:table-row table:style-name="ro1">
          <table:table-cell office:value-type="float" office:value="4728">
            <text:p>4728</text:p>
          </table:table-cell>
        </table:table-row>
        <table:table-row table:style-name="ro1">
          <table:table-cell office:value-type="float" office:value="4775">
            <text:p>4775</text:p>
          </table:table-cell>
        </table:table-row>
        <table:table-row table:style-name="ro1">
          <table:table-cell office:value-type="float" office:value="4816">
            <text:p>4816</text:p>
          </table:table-cell>
        </table:table-row>
        <table:table-row table:style-name="ro1">
          <table:table-cell office:value-type="float" office:value="4860">
            <text:p>4860</text:p>
          </table:table-cell>
        </table:table-row>
        <table:table-row table:style-name="ro1">
          <table:table-cell office:value-type="float" office:value="4903">
            <text:p>4903</text:p>
          </table:table-cell>
        </table:table-row>
        <table:table-row table:style-name="ro1">
          <table:table-cell office:value-type="float" office:value="4945">
            <text:p>4945</text:p>
          </table:table-cell>
        </table:table-row>
        <table:table-row table:style-name="ro1">
          <table:table-cell office:value-type="float" office:value="4985">
            <text:p>4985</text:p>
          </table:table-cell>
        </table:table-row>
        <table:table-row table:style-name="ro1">
          <table:table-cell office:value-type="float" office:value="5025">
            <text:p>5025</text:p>
          </table:table-cell>
        </table:table-row>
        <table:table-row table:style-name="ro1">
          <table:table-cell office:value-type="float" office:value="5064">
            <text:p>5064</text:p>
          </table:table-cell>
        </table:table-row>
        <table:table-row table:style-name="ro1">
          <table:table-cell office:value-type="float" office:value="5104">
            <text:p>5104</text:p>
          </table:table-cell>
        </table:table-row>
        <table:table-row table:style-name="ro1">
          <table:table-cell office:value-type="float" office:value="5144">
            <text:p>5144</text:p>
          </table:table-cell>
        </table:table-row>
        <table:table-row table:style-name="ro1">
          <table:table-cell office:value-type="float" office:value="5183">
            <text:p>5183</text:p>
          </table:table-cell>
        </table:table-row>
        <table:table-row table:style-name="ro1">
          <table:table-cell office:value-type="float" office:value="5223">
            <text:p>5223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538">
            <text:p>4538</text:p>
          </table:table-cell>
        </table:table-row>
        <table:table-row table:style-name="ro1">
          <table:table-cell office:value-type="float" office:value="4600">
            <text:p>4600</text:p>
          </table:table-cell>
        </table:table-row>
        <table:table-row table:style-name="ro1">
          <table:table-cell office:value-type="float" office:value="4642">
            <text:p>4642</text:p>
          </table:table-cell>
        </table:table-row>
        <table:table-row table:style-name="ro1">
          <table:table-cell office:value-type="float" office:value="4687">
            <text:p>4687</text:p>
          </table:table-cell>
        </table:table-row>
        <table:table-row table:style-name="ro1">
          <table:table-cell office:value-type="float" office:value="4723">
            <text:p>4723</text:p>
          </table:table-cell>
        </table:table-row>
        <table:table-row table:style-name="ro1">
          <table:table-cell office:value-type="float" office:value="4772">
            <text:p>4772</text:p>
          </table:table-cell>
        </table:table-row>
        <table:table-row table:style-name="ro1">
          <table:table-cell office:value-type="float" office:value="4814">
            <text:p>4814</text:p>
          </table:table-cell>
        </table:table-row>
        <table:table-row table:style-name="ro1">
          <table:table-cell office:value-type="float" office:value="4856">
            <text:p>4856</text:p>
          </table:table-cell>
        </table:table-row>
        <table:table-row table:style-name="ro1">
          <table:table-cell office:value-type="float" office:value="4900">
            <text:p>4900</text:p>
          </table:table-cell>
        </table:table-row>
        <table:table-row table:style-name="ro1">
          <table:table-cell office:value-type="float" office:value="4939">
            <text:p>4939</text:p>
          </table:table-cell>
        </table:table-row>
        <table:table-row table:style-name="ro1">
          <table:table-cell office:value-type="float" office:value="4979">
            <text:p>4979</text:p>
          </table:table-cell>
        </table:table-row>
        <table:table-row table:style-name="ro1">
          <table:table-cell office:value-type="float" office:value="5429">
            <text:p>5429</text:p>
          </table:table-cell>
        </table:table-row>
        <table:table-row table:style-name="ro1">
          <table:table-cell office:value-type="float" office:value="5472">
            <text:p>5472</text:p>
          </table:table-cell>
        </table:table-row>
        <table:table-row table:style-name="ro1">
          <table:table-cell office:value-type="float" office:value="5510">
            <text:p>5510</text:p>
          </table:table-cell>
        </table:table-row>
        <table:table-row table:style-name="ro1">
          <table:table-cell office:value-type="float" office:value="5571">
            <text:p>5571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624">
            <text:p>4624</text:p>
          </table:table-cell>
        </table:table-row>
        <table:table-row table:style-name="ro1">
          <table:table-cell office:value-type="float" office:value="4689">
            <text:p>4689</text:p>
          </table:table-cell>
        </table:table-row>
        <table:table-row table:style-name="ro1">
          <table:table-cell office:value-type="float" office:value="4731">
            <text:p>4731</text:p>
          </table:table-cell>
        </table:table-row>
        <table:table-row table:style-name="ro1">
          <table:table-cell office:value-type="float" office:value="4775">
            <text:p>4775</text:p>
          </table:table-cell>
        </table:table-row>
        <table:table-row table:style-name="ro1">
          <table:table-cell office:value-type="float" office:value="4811">
            <text:p>4811</text:p>
          </table:table-cell>
        </table:table-row>
        <table:table-row table:style-name="ro1">
          <table:table-cell office:value-type="float" office:value="4859">
            <text:p>4859</text:p>
          </table:table-cell>
        </table:table-row>
        <table:table-row table:style-name="ro1">
          <table:table-cell office:value-type="float" office:value="4902">
            <text:p>4902</text:p>
          </table:table-cell>
        </table:table-row>
        <table:table-row table:style-name="ro1">
          <table:table-cell office:value-type="float" office:value="4938">
            <text:p>4938</text:p>
          </table:table-cell>
        </table:table-row>
        <table:table-row table:style-name="ro1">
          <table:table-cell office:value-type="float" office:value="4983">
            <text:p>4983</text:p>
          </table:table-cell>
        </table:table-row>
        <table:table-row table:style-name="ro1">
          <table:table-cell office:value-type="float" office:value="5023">
            <text:p>5023</text:p>
          </table:table-cell>
        </table:table-row>
        <table:table-row table:style-name="ro1">
          <table:table-cell office:value-type="float" office:value="5063">
            <text:p>5063</text:p>
          </table:table-cell>
        </table:table-row>
        <table:table-row table:style-name="ro1">
          <table:table-cell office:value-type="float" office:value="5102">
            <text:p>5102</text:p>
          </table:table-cell>
        </table:table-row>
        <table:table-row table:style-name="ro1">
          <table:table-cell office:value-type="float" office:value="5142">
            <text:p>5142</text:p>
          </table:table-cell>
        </table:table-row>
        <table:table-row table:style-name="ro1">
          <table:table-cell office:value-type="float" office:value="5182">
            <text:p>5182</text:p>
          </table:table-cell>
        </table:table-row>
        <table:table-row table:style-name="ro1">
          <table:table-cell office:value-type="float" office:value="5222">
            <text:p>5222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97">
            <text:p>3597</text:p>
          </table:table-cell>
        </table:table-row>
        <table:table-row table:style-name="ro1">
          <table:table-cell office:value-type="float" office:value="3632">
            <text:p>3632</text:p>
          </table:table-cell>
        </table:table-row>
        <table:table-row table:style-name="ro1">
          <table:table-cell office:value-type="float" office:value="3667">
            <text:p>3667</text:p>
          </table:table-cell>
        </table:table-row>
        <table:table-row table:style-name="ro1">
          <table:table-cell office:value-type="float" office:value="3708">
            <text:p>3708</text:p>
          </table:table-cell>
        </table:table-row>
        <table:table-row table:style-name="ro1">
          <table:table-cell office:value-type="float" office:value="3743">
            <text:p>3743</text:p>
          </table:table-cell>
        </table:table-row>
        <table:table-row table:style-name="ro1">
          <table:table-cell office:value-type="float" office:value="3784">
            <text:p>3784</text:p>
          </table:table-cell>
        </table:table-row>
        <table:table-row table:style-name="ro1">
          <table:table-cell office:value-type="float" office:value="3823">
            <text:p>3823</text:p>
          </table:table-cell>
        </table:table-row>
        <table:table-row table:style-name="ro1">
          <table:table-cell office:value-type="float" office:value="3859">
            <text:p>3859</text:p>
          </table:table-cell>
        </table:table-row>
        <table:table-row table:style-name="ro1">
          <table:table-cell office:value-type="float" office:value="5053">
            <text:p>5053</text:p>
          </table:table-cell>
        </table:table-row>
        <table:table-row table:style-name="ro1">
          <table:table-cell office:value-type="float" office:value="5086">
            <text:p>5086</text:p>
          </table:table-cell>
        </table:table-row>
        <table:table-row table:style-name="ro1">
          <table:table-cell office:value-type="float" office:value="5117">
            <text:p>5117</text:p>
          </table:table-cell>
        </table:table-row>
        <table:table-row table:style-name="ro1">
          <table:table-cell office:value-type="float" office:value="5149">
            <text:p>5149</text:p>
          </table:table-cell>
        </table:table-row>
        <table:table-row table:style-name="ro1">
          <table:table-cell office:value-type="float" office:value="5179">
            <text:p>5179</text:p>
          </table:table-cell>
        </table:table-row>
        <table:table-row table:style-name="ro1">
          <table:table-cell office:value-type="float" office:value="5213">
            <text:p>5213</text:p>
          </table:table-cell>
        </table:table-row>
        <table:table-row table:style-name="ro1">
          <table:table-cell office:value-type="float" office:value="5245">
            <text:p>5245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297">
            <text:p>5297</text:p>
          </table:table-cell>
        </table:table-row>
        <table:table-row table:style-name="ro1">
          <table:table-cell office:value-type="float" office:value="5334">
            <text:p>5334</text:p>
          </table:table-cell>
        </table:table-row>
        <table:table-row table:style-name="ro1">
          <table:table-cell office:value-type="float" office:value="5382">
            <text:p>5382</text:p>
          </table:table-cell>
        </table:table-row>
        <table:table-row table:style-name="ro1">
          <table:table-cell office:value-type="float" office:value="5416">
            <text:p>5416</text:p>
          </table:table-cell>
        </table:table-row>
        <table:table-row table:style-name="ro1">
          <table:table-cell office:value-type="float" office:value="5451">
            <text:p>5451</text:p>
          </table:table-cell>
        </table:table-row>
        <table:table-row table:style-name="ro1">
          <table:table-cell office:value-type="float" office:value="5496">
            <text:p>5496</text:p>
          </table:table-cell>
        </table:table-row>
        <table:table-row table:style-name="ro1">
          <table:table-cell office:value-type="float" office:value="5532">
            <text:p>5532</text:p>
          </table:table-cell>
        </table:table-row>
        <table:table-row table:style-name="ro1">
          <table:table-cell office:value-type="float" office:value="5567">
            <text:p>5567</text:p>
          </table:table-cell>
        </table:table-row>
        <table:table-row table:style-name="ro1">
          <table:table-cell office:value-type="float" office:value="6098">
            <text:p>6098</text:p>
          </table:table-cell>
        </table:table-row>
        <table:table-row table:style-name="ro1">
          <table:table-cell office:value-type="float" office:value="6130">
            <text:p>6130</text:p>
          </table:table-cell>
        </table:table-row>
        <table:table-row table:style-name="ro1">
          <table:table-cell office:value-type="float" office:value="6169">
            <text:p>6169</text:p>
          </table:table-cell>
        </table:table-row>
        <table:table-row table:style-name="ro1">
          <table:table-cell office:value-type="float" office:value="6202">
            <text:p>6202</text:p>
          </table:table-cell>
        </table:table-row>
        <table:table-row table:style-name="ro1">
          <table:table-cell office:value-type="float" office:value="6234">
            <text:p>6234</text:p>
          </table:table-cell>
        </table:table-row>
        <table:table-row table:style-name="ro1">
          <table:table-cell office:value-type="float" office:value="6267">
            <text:p>6267</text:p>
          </table:table-cell>
        </table:table-row>
        <table:table-row table:style-name="ro1">
          <table:table-cell office:value-type="float" office:value="6303">
            <text:p>6303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7">
            <text:p>4467</text:p>
          </table:table-cell>
        </table:table-row>
        <table:table-row table:style-name="ro1">
          <table:table-cell office:value-type="float" office:value="4529">
            <text:p>4529</text:p>
          </table:table-cell>
        </table:table-row>
        <table:table-row table:style-name="ro1">
          <table:table-cell office:value-type="float" office:value="4572">
            <text:p>4572</text:p>
          </table:table-cell>
        </table:table-row>
        <table:table-row table:style-name="ro1">
          <table:table-cell office:value-type="float" office:value="4615">
            <text:p>4615</text:p>
          </table:table-cell>
        </table:table-row>
        <table:table-row table:style-name="ro1">
          <table:table-cell office:value-type="float" office:value="4659">
            <text:p>4659</text:p>
          </table:table-cell>
        </table:table-row>
        <table:table-row table:style-name="ro1">
          <table:table-cell office:value-type="float" office:value="4702">
            <text:p>4702</text:p>
          </table:table-cell>
        </table:table-row>
        <table:table-row table:style-name="ro1">
          <table:table-cell office:value-type="float" office:value="4745">
            <text:p>4745</text:p>
          </table:table-cell>
        </table:table-row>
        <table:table-row table:style-name="ro1">
          <table:table-cell office:value-type="float" office:value="4788">
            <text:p>4788</text:p>
          </table:table-cell>
        </table:table-row>
        <table:table-row table:style-name="ro1">
          <table:table-cell office:value-type="float" office:value="5604">
            <text:p>5604</text:p>
          </table:table-cell>
        </table:table-row>
        <table:table-row table:style-name="ro1">
          <table:table-cell office:value-type="float" office:value="5645">
            <text:p>5645</text:p>
          </table:table-cell>
        </table:table-row>
        <table:table-row table:style-name="ro1">
          <table:table-cell office:value-type="float" office:value="5686">
            <text:p>5686</text:p>
          </table:table-cell>
        </table:table-row>
        <table:table-row table:style-name="ro1">
          <table:table-cell office:value-type="float" office:value="5728">
            <text:p>5728</text:p>
          </table:table-cell>
        </table:table-row>
        <table:table-row table:style-name="ro1">
          <table:table-cell office:value-type="float" office:value="5769">
            <text:p>5769</text:p>
          </table:table-cell>
        </table:table-row>
        <table:table-row table:style-name="ro1">
          <table:table-cell office:value-type="float" office:value="5810">
            <text:p>5810</text:p>
          </table:table-cell>
        </table:table-row>
        <table:table-row table:style-name="ro1">
          <table:table-cell office:value-type="float" office:value="5851">
            <text:p>5851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168">
            <text:p>5168</text:p>
          </table:table-cell>
        </table:table-row>
        <table:table-row table:style-name="ro1">
          <table:table-cell office:value-type="float" office:value="5232">
            <text:p>5232</text:p>
          </table:table-cell>
        </table:table-row>
        <table:table-row table:style-name="ro1">
          <table:table-cell office:value-type="float" office:value="5276">
            <text:p>5276</text:p>
          </table:table-cell>
        </table:table-row>
        <table:table-row table:style-name="ro1">
          <table:table-cell office:value-type="float" office:value="5324">
            <text:p>5324</text:p>
          </table:table-cell>
        </table:table-row>
        <table:table-row table:style-name="ro1">
          <table:table-cell office:value-type="float" office:value="5368">
            <text:p>5368</text:p>
          </table:table-cell>
        </table:table-row>
        <table:table-row table:style-name="ro1">
          <table:table-cell office:value-type="float" office:value="5411">
            <text:p>5411</text:p>
          </table:table-cell>
        </table:table-row>
        <table:table-row table:style-name="ro1">
          <table:table-cell office:value-type="float" office:value="5454">
            <text:p>5454</text:p>
          </table:table-cell>
        </table:table-row>
        <table:table-row table:style-name="ro1">
          <table:table-cell office:value-type="float" office:value="5498">
            <text:p>5498</text:p>
          </table:table-cell>
        </table:table-row>
        <table:table-row table:style-name="ro1">
          <table:table-cell office:value-type="float" office:value="5538">
            <text:p>5538</text:p>
          </table:table-cell>
        </table:table-row>
        <table:table-row table:style-name="ro1">
          <table:table-cell office:value-type="float" office:value="5579">
            <text:p>5579</text:p>
          </table:table-cell>
        </table:table-row>
        <table:table-row table:style-name="ro1">
          <table:table-cell office:value-type="float" office:value="5620">
            <text:p>5620</text:p>
          </table:table-cell>
        </table:table-row>
        <table:table-row table:style-name="ro1">
          <table:table-cell office:value-type="float" office:value="5662">
            <text:p>5662</text:p>
          </table:table-cell>
        </table:table-row>
        <table:table-row table:style-name="ro1">
          <table:table-cell office:value-type="float" office:value="5703">
            <text:p>5703</text:p>
          </table:table-cell>
        </table:table-row>
        <table:table-row table:style-name="ro1">
          <table:table-cell office:value-type="float" office:value="5743">
            <text:p>5743</text:p>
          </table:table-cell>
        </table:table-row>
        <table:table-row table:style-name="ro1">
          <table:table-cell office:value-type="float" office:value="5784">
            <text:p>5784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176">
            <text:p>5176</text:p>
          </table:table-cell>
        </table:table-row>
        <table:table-row table:style-name="ro1">
          <table:table-cell office:value-type="float" office:value="5232">
            <text:p>5232</text:p>
          </table:table-cell>
        </table:table-row>
        <table:table-row table:style-name="ro1">
          <table:table-cell office:value-type="float" office:value="5297">
            <text:p>5297</text:p>
          </table:table-cell>
        </table:table-row>
        <table:table-row table:style-name="ro1">
          <table:table-cell office:value-type="float" office:value="5340">
            <text:p>5340</text:p>
          </table:table-cell>
        </table:table-row>
        <table:table-row table:style-name="ro1">
          <table:table-cell office:value-type="float" office:value="5384">
            <text:p>5384</text:p>
          </table:table-cell>
        </table:table-row>
        <table:table-row table:style-name="ro1">
          <table:table-cell office:value-type="float" office:value="5428">
            <text:p>5428</text:p>
          </table:table-cell>
        </table:table-row>
        <table:table-row table:style-name="ro1">
          <table:table-cell office:value-type="float" office:value="5472">
            <text:p>5472</text:p>
          </table:table-cell>
        </table:table-row>
        <table:table-row table:style-name="ro1">
          <table:table-cell office:value-type="float" office:value="5516">
            <text:p>5516</text:p>
          </table:table-cell>
        </table:table-row>
        <table:table-row table:style-name="ro1">
          <table:table-cell office:value-type="float" office:value="5557">
            <text:p>5557</text:p>
          </table:table-cell>
        </table:table-row>
        <table:table-row table:style-name="ro1">
          <table:table-cell office:value-type="float" office:value="5597">
            <text:p>5597</text:p>
          </table:table-cell>
        </table:table-row>
        <table:table-row table:style-name="ro1">
          <table:table-cell office:value-type="float" office:value="5639">
            <text:p>5639</text:p>
          </table:table-cell>
        </table:table-row>
        <table:table-row table:style-name="ro1">
          <table:table-cell office:value-type="float" office:value="5680">
            <text:p>5680</text:p>
          </table:table-cell>
        </table:table-row>
        <table:table-row table:style-name="ro1">
          <table:table-cell office:value-type="float" office:value="5723">
            <text:p>5723</text:p>
          </table:table-cell>
        </table:table-row>
        <table:table-row table:style-name="ro1">
          <table:table-cell office:value-type="float" office:value="5764">
            <text:p>5764</text:p>
          </table:table-cell>
        </table:table-row>
        <table:table-row table:style-name="ro1">
          <table:table-cell office:value-type="float" office:value="5804">
            <text:p>5804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011">
            <text:p>5011</text:p>
          </table:table-cell>
        </table:table-row>
        <table:table-row table:style-name="ro1">
          <table:table-cell office:value-type="float" office:value="5069">
            <text:p>5069</text:p>
          </table:table-cell>
        </table:table-row>
        <table:table-row table:style-name="ro1">
          <table:table-cell office:value-type="float" office:value="5112">
            <text:p>5112</text:p>
          </table:table-cell>
        </table:table-row>
        <table:table-row table:style-name="ro1">
          <table:table-cell office:value-type="float" office:value="5156">
            <text:p>5156</text:p>
          </table:table-cell>
        </table:table-row>
        <table:table-row table:style-name="ro1">
          <table:table-cell office:value-type="float" office:value="5197">
            <text:p>5197</text:p>
          </table:table-cell>
        </table:table-row>
        <table:table-row table:style-name="ro1">
          <table:table-cell office:value-type="float" office:value="5251">
            <text:p>5251</text:p>
          </table:table-cell>
        </table:table-row>
        <table:table-row table:style-name="ro1">
          <table:table-cell office:value-type="float" office:value="5295">
            <text:p>5295</text:p>
          </table:table-cell>
        </table:table-row>
        <table:table-row table:style-name="ro1">
          <table:table-cell office:value-type="float" office:value="5338">
            <text:p>5338</text:p>
          </table:table-cell>
        </table:table-row>
        <table:table-row table:style-name="ro1">
          <table:table-cell office:value-type="float" office:value="5383">
            <text:p>5383</text:p>
          </table:table-cell>
        </table:table-row>
        <table:table-row table:style-name="ro1">
          <table:table-cell office:value-type="float" office:value="5424">
            <text:p>5424</text:p>
          </table:table-cell>
        </table:table-row>
        <table:table-row table:style-name="ro1">
          <table:table-cell office:value-type="float" office:value="5467">
            <text:p>5467</text:p>
          </table:table-cell>
        </table:table-row>
        <table:table-row table:style-name="ro1">
          <table:table-cell office:value-type="float" office:value="5507">
            <text:p>5507</text:p>
          </table:table-cell>
        </table:table-row>
        <table:table-row table:style-name="ro1">
          <table:table-cell office:value-type="float" office:value="5548">
            <text:p>5548</text:p>
          </table:table-cell>
        </table:table-row>
        <table:table-row table:style-name="ro1">
          <table:table-cell office:value-type="float" office:value="5589">
            <text:p>5589</text:p>
          </table:table-cell>
        </table:table-row>
        <table:table-row table:style-name="ro1">
          <table:table-cell office:value-type="float" office:value="5630">
            <text:p>5630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299">
            <text:p>5299</text:p>
          </table:table-cell>
        </table:table-row>
        <table:table-row table:style-name="ro1">
          <table:table-cell office:value-type="float" office:value="5358">
            <text:p>5358</text:p>
          </table:table-cell>
        </table:table-row>
        <table:table-row table:style-name="ro1">
          <table:table-cell office:value-type="float" office:value="5419">
            <text:p>5419</text:p>
          </table:table-cell>
        </table:table-row>
        <table:table-row table:style-name="ro1">
          <table:table-cell office:value-type="float" office:value="5462">
            <text:p>5462</text:p>
          </table:table-cell>
        </table:table-row>
        <table:table-row table:style-name="ro1">
          <table:table-cell office:value-type="float" office:value="5506">
            <text:p>5506</text:p>
          </table:table-cell>
        </table:table-row>
        <table:table-row table:style-name="ro1">
          <table:table-cell office:value-type="float" office:value="5550">
            <text:p>5550</text:p>
          </table:table-cell>
        </table:table-row>
        <table:table-row table:style-name="ro1">
          <table:table-cell office:value-type="float" office:value="5595">
            <text:p>5595</text:p>
          </table:table-cell>
        </table:table-row>
        <table:table-row table:style-name="ro1">
          <table:table-cell office:value-type="float" office:value="5639">
            <text:p>5639</text:p>
          </table:table-cell>
        </table:table-row>
        <table:table-row table:style-name="ro1">
          <table:table-cell office:value-type="float" office:value="5680">
            <text:p>5680</text:p>
          </table:table-cell>
        </table:table-row>
        <table:table-row table:style-name="ro1">
          <table:table-cell office:value-type="float" office:value="5721">
            <text:p>5721</text:p>
          </table:table-cell>
        </table:table-row>
        <table:table-row table:style-name="ro1">
          <table:table-cell office:value-type="float" office:value="5763">
            <text:p>5763</text:p>
          </table:table-cell>
        </table:table-row>
        <table:table-row table:style-name="ro1">
          <table:table-cell office:value-type="float" office:value="5805">
            <text:p>5805</text:p>
          </table:table-cell>
        </table:table-row>
        <table:table-row table:style-name="ro1">
          <table:table-cell office:value-type="float" office:value="5890">
            <text:p>5890</text:p>
          </table:table-cell>
        </table:table-row>
        <table:table-row table:style-name="ro1">
          <table:table-cell office:value-type="float" office:value="5986">
            <text:p>5986</text:p>
          </table:table-cell>
        </table:table-row>
        <table:table-row table:style-name="ro1">
          <table:table-cell office:value-type="float" office:value="6028">
            <text:p>6028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397">
            <text:p>5397</text:p>
          </table:table-cell>
        </table:table-row>
        <table:table-row table:style-name="ro1">
          <table:table-cell office:value-type="float" office:value="5481">
            <text:p>5481</text:p>
          </table:table-cell>
        </table:table-row>
        <table:table-row table:style-name="ro1">
          <table:table-cell office:value-type="float" office:value="5524">
            <text:p>5524</text:p>
          </table:table-cell>
        </table:table-row>
        <table:table-row table:style-name="ro1">
          <table:table-cell office:value-type="float" office:value="5568">
            <text:p>5568</text:p>
          </table:table-cell>
        </table:table-row>
        <table:table-row table:style-name="ro1">
          <table:table-cell office:value-type="float" office:value="5612">
            <text:p>5612</text:p>
          </table:table-cell>
        </table:table-row>
        <table:table-row table:style-name="ro1">
          <table:table-cell office:value-type="float" office:value="5657">
            <text:p>5657</text:p>
          </table:table-cell>
        </table:table-row>
        <table:table-row table:style-name="ro1">
          <table:table-cell office:value-type="float" office:value="5703">
            <text:p>5703</text:p>
          </table:table-cell>
        </table:table-row>
        <table:table-row table:style-name="ro1">
          <table:table-cell office:value-type="float" office:value="5747">
            <text:p>5747</text:p>
          </table:table-cell>
        </table:table-row>
        <table:table-row table:style-name="ro1">
          <table:table-cell office:value-type="float" office:value="5954">
            <text:p>5954</text:p>
          </table:table-cell>
        </table:table-row>
        <table:table-row table:style-name="ro1">
          <table:table-cell office:value-type="float" office:value="5995">
            <text:p>5995</text:p>
          </table:table-cell>
        </table:table-row>
        <table:table-row table:style-name="ro1">
          <table:table-cell office:value-type="float" office:value="6036">
            <text:p>6036</text:p>
          </table:table-cell>
        </table:table-row>
        <table:table-row table:style-name="ro1">
          <table:table-cell office:value-type="float" office:value="6095">
            <text:p>6095</text:p>
          </table:table-cell>
        </table:table-row>
        <table:table-row table:style-name="ro1">
          <table:table-cell office:value-type="float" office:value="6141">
            <text:p>6141</text:p>
          </table:table-cell>
        </table:table-row>
        <table:table-row table:style-name="ro1">
          <table:table-cell office:value-type="float" office:value="6183">
            <text:p>6183</text:p>
          </table:table-cell>
        </table:table-row>
        <table:table-row table:style-name="ro1">
          <table:table-cell office:value-type="float" office:value="6225">
            <text:p>6225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028">
            <text:p>5028</text:p>
          </table:table-cell>
        </table:table-row>
        <table:table-row table:style-name="ro1">
          <table:table-cell office:value-type="float" office:value="5098">
            <text:p>5098</text:p>
          </table:table-cell>
        </table:table-row>
        <table:table-row table:style-name="ro1">
          <table:table-cell office:value-type="float" office:value="5157">
            <text:p>5157</text:p>
          </table:table-cell>
        </table:table-row>
        <table:table-row table:style-name="ro1">
          <table:table-cell office:value-type="float" office:value="5201">
            <text:p>5201</text:p>
          </table:table-cell>
        </table:table-row>
        <table:table-row table:style-name="ro1">
          <table:table-cell office:value-type="float" office:value="5246">
            <text:p>5246</text:p>
          </table:table-cell>
        </table:table-row>
        <table:table-row table:style-name="ro1">
          <table:table-cell office:value-type="float" office:value="5290">
            <text:p>5290</text:p>
          </table:table-cell>
        </table:table-row>
        <table:table-row table:style-name="ro1">
          <table:table-cell office:value-type="float" office:value="5335">
            <text:p>5335</text:p>
          </table:table-cell>
        </table:table-row>
        <table:table-row table:style-name="ro1">
          <table:table-cell office:value-type="float" office:value="5379">
            <text:p>5379</text:p>
          </table:table-cell>
        </table:table-row>
        <table:table-row table:style-name="ro1">
          <table:table-cell office:value-type="float" office:value="5579">
            <text:p>5579</text:p>
          </table:table-cell>
        </table:table-row>
        <table:table-row table:style-name="ro1">
          <table:table-cell office:value-type="float" office:value="5621">
            <text:p>5621</text:p>
          </table:table-cell>
        </table:table-row>
        <table:table-row table:style-name="ro1">
          <table:table-cell office:value-type="float" office:value="5710">
            <text:p>5710</text:p>
          </table:table-cell>
        </table:table-row>
        <table:table-row table:style-name="ro1">
          <table:table-cell office:value-type="float" office:value="5753">
            <text:p>5753</text:p>
          </table:table-cell>
        </table:table-row>
        <table:table-row table:style-name="ro1">
          <table:table-cell office:value-type="float" office:value="5797">
            <text:p>5797</text:p>
          </table:table-cell>
        </table:table-row>
        <table:table-row table:style-name="ro1">
          <table:table-cell office:value-type="float" office:value="5838">
            <text:p>5838</text:p>
          </table:table-cell>
        </table:table-row>
        <table:table-row table:style-name="ro1">
          <table:table-cell office:value-type="float" office:value="5890">
            <text:p>5890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823">
            <text:p>5823</text:p>
          </table:table-cell>
        </table:table-row>
        <table:table-row table:style-name="ro1">
          <table:table-cell office:value-type="float" office:value="5889">
            <text:p>5889</text:p>
          </table:table-cell>
        </table:table-row>
        <table:table-row table:style-name="ro1">
          <table:table-cell office:value-type="float" office:value="5938">
            <text:p>5938</text:p>
          </table:table-cell>
        </table:table-row>
        <table:table-row table:style-name="ro1">
          <table:table-cell office:value-type="float" office:value="6013">
            <text:p>6013</text:p>
          </table:table-cell>
        </table:table-row>
        <table:table-row table:style-name="ro1">
          <table:table-cell office:value-type="float" office:value="6081">
            <text:p>6081</text:p>
          </table:table-cell>
        </table:table-row>
        <table:table-row table:style-name="ro1">
          <table:table-cell office:value-type="float" office:value="6125">
            <text:p>6125</text:p>
          </table:table-cell>
        </table:table-row>
        <table:table-row table:style-name="ro1">
          <table:table-cell office:value-type="float" office:value="6171">
            <text:p>6171</text:p>
          </table:table-cell>
        </table:table-row>
        <table:table-row table:style-name="ro1">
          <table:table-cell office:value-type="float" office:value="6215">
            <text:p>6215</text:p>
          </table:table-cell>
        </table:table-row>
        <table:table-row table:style-name="ro1">
          <table:table-cell office:value-type="float" office:value="6280">
            <text:p>6280</text:p>
          </table:table-cell>
        </table:table-row>
        <table:table-row table:style-name="ro1">
          <table:table-cell office:value-type="float" office:value="6322">
            <text:p>6322</text:p>
          </table:table-cell>
        </table:table-row>
        <table:table-row table:style-name="ro1">
          <table:table-cell office:value-type="float" office:value="6364">
            <text:p>6364</text:p>
          </table:table-cell>
        </table:table-row>
        <table:table-row table:style-name="ro1">
          <table:table-cell office:value-type="float" office:value="6427">
            <text:p>6427</text:p>
          </table:table-cell>
        </table:table-row>
        <table:table-row table:style-name="ro1">
          <table:table-cell office:value-type="float" office:value="6474">
            <text:p>6474</text:p>
          </table:table-cell>
        </table:table-row>
        <table:table-row table:style-name="ro1">
          <table:table-cell office:value-type="float" office:value="6515">
            <text:p>6515</text:p>
          </table:table-cell>
        </table:table-row>
        <table:table-row table:style-name="ro1">
          <table:table-cell office:value-type="float" office:value="6556">
            <text:p>6556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181">
            <text:p>5181</text:p>
          </table:table-cell>
        </table:table-row>
        <table:table-row table:style-name="ro1">
          <table:table-cell office:value-type="float" office:value="5270">
            <text:p>5270</text:p>
          </table:table-cell>
        </table:table-row>
        <table:table-row table:style-name="ro1">
          <table:table-cell office:value-type="float" office:value="5313">
            <text:p>5313</text:p>
          </table:table-cell>
        </table:table-row>
        <table:table-row table:style-name="ro1">
          <table:table-cell office:value-type="float" office:value="5357">
            <text:p>5357</text:p>
          </table:table-cell>
        </table:table-row>
        <table:table-row table:style-name="ro1">
          <table:table-cell office:value-type="float" office:value="5401">
            <text:p>5401</text:p>
          </table:table-cell>
        </table:table-row>
        <table:table-row table:style-name="ro1">
          <table:table-cell office:value-type="float" office:value="5445">
            <text:p>5445</text:p>
          </table:table-cell>
        </table:table-row>
        <table:table-row table:style-name="ro1">
          <table:table-cell office:value-type="float" office:value="5492">
            <text:p>5492</text:p>
          </table:table-cell>
        </table:table-row>
        <table:table-row table:style-name="ro1">
          <table:table-cell office:value-type="float" office:value="5537">
            <text:p>5537</text:p>
          </table:table-cell>
        </table:table-row>
        <table:table-row table:style-name="ro1">
          <table:table-cell office:value-type="float" office:value="5577">
            <text:p>5577</text:p>
          </table:table-cell>
        </table:table-row>
        <table:table-row table:style-name="ro1">
          <table:table-cell office:value-type="float" office:value="5716">
            <text:p>5716</text:p>
          </table:table-cell>
        </table:table-row>
        <table:table-row table:style-name="ro1">
          <table:table-cell office:value-type="float" office:value="5835">
            <text:p>5835</text:p>
          </table:table-cell>
        </table:table-row>
        <table:table-row table:style-name="ro1">
          <table:table-cell office:value-type="float" office:value="5897">
            <text:p>5897</text:p>
          </table:table-cell>
        </table:table-row>
        <table:table-row table:style-name="ro1">
          <table:table-cell office:value-type="float" office:value="5988">
            <text:p>5988</text:p>
          </table:table-cell>
        </table:table-row>
        <table:table-row table:style-name="ro1">
          <table:table-cell office:value-type="float" office:value="6039">
            <text:p>6039</text:p>
          </table:table-cell>
        </table:table-row>
        <table:table-row table:style-name="ro1">
          <table:table-cell office:value-type="float" office:value="6081">
            <text:p>6081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069">
            <text:p>5069</text:p>
          </table:table-cell>
        </table:table-row>
        <table:table-row table:style-name="ro1">
          <table:table-cell office:value-type="float" office:value="5117">
            <text:p>5117</text:p>
          </table:table-cell>
        </table:table-row>
        <table:table-row table:style-name="ro1">
          <table:table-cell office:value-type="float" office:value="5179">
            <text:p>5179</text:p>
          </table:table-cell>
        </table:table-row>
        <table:table-row table:style-name="ro1">
          <table:table-cell office:value-type="float" office:value="5223">
            <text:p>5223</text:p>
          </table:table-cell>
        </table:table-row>
        <table:table-row table:style-name="ro1">
          <table:table-cell office:value-type="float" office:value="5267">
            <text:p>5267</text:p>
          </table:table-cell>
        </table:table-row>
        <table:table-row table:style-name="ro1">
          <table:table-cell office:value-type="float" office:value="5311">
            <text:p>5311</text:p>
          </table:table-cell>
        </table:table-row>
        <table:table-row table:style-name="ro1">
          <table:table-cell office:value-type="float" office:value="5357">
            <text:p>5357</text:p>
          </table:table-cell>
        </table:table-row>
        <table:table-row table:style-name="ro1">
          <table:table-cell office:value-type="float" office:value="5402">
            <text:p>5402</text:p>
          </table:table-cell>
        </table:table-row>
        <table:table-row table:style-name="ro1">
          <table:table-cell office:value-type="float" office:value="5616">
            <text:p>5616</text:p>
          </table:table-cell>
        </table:table-row>
        <table:table-row table:style-name="ro1">
          <table:table-cell office:value-type="float" office:value="5675">
            <text:p>5675</text:p>
          </table:table-cell>
        </table:table-row>
        <table:table-row table:style-name="ro1">
          <table:table-cell office:value-type="float" office:value="5713">
            <text:p>5713</text:p>
          </table:table-cell>
        </table:table-row>
        <table:table-row table:style-name="ro1">
          <table:table-cell office:value-type="float" office:value="5758">
            <text:p>5758</text:p>
          </table:table-cell>
        </table:table-row>
        <table:table-row table:style-name="ro1">
          <table:table-cell office:value-type="float" office:value="5799">
            <text:p>5799</text:p>
          </table:table-cell>
        </table:table-row>
        <table:table-row table:style-name="ro1">
          <table:table-cell office:value-type="float" office:value="5840">
            <text:p>5840</text:p>
          </table:table-cell>
        </table:table-row>
        <table:table-row table:style-name="ro1">
          <table:table-cell office:value-type="float" office:value="5881">
            <text:p>5881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100">
            <text:p>5100</text:p>
          </table:table-cell>
        </table:table-row>
        <table:table-row table:style-name="ro1">
          <table:table-cell office:value-type="float" office:value="5226">
            <text:p>5226</text:p>
          </table:table-cell>
        </table:table-row>
        <table:table-row table:style-name="ro1">
          <table:table-cell office:value-type="float" office:value="5281">
            <text:p>5281</text:p>
          </table:table-cell>
        </table:table-row>
        <table:table-row table:style-name="ro1">
          <table:table-cell office:value-type="float" office:value="5393">
            <text:p>5393</text:p>
          </table:table-cell>
        </table:table-row>
        <table:table-row table:style-name="ro1">
          <table:table-cell office:value-type="float" office:value="5468">
            <text:p>5468</text:p>
          </table:table-cell>
        </table:table-row>
        <table:table-row table:style-name="ro1">
          <table:table-cell office:value-type="float" office:value="5506">
            <text:p>5506</text:p>
          </table:table-cell>
        </table:table-row>
        <table:table-row table:style-name="ro1">
          <table:table-cell office:value-type="float" office:value="5556">
            <text:p>5556</text:p>
          </table:table-cell>
        </table:table-row>
        <table:table-row table:style-name="ro1">
          <table:table-cell office:value-type="float" office:value="5601">
            <text:p>5601</text:p>
          </table:table-cell>
        </table:table-row>
        <table:table-row table:style-name="ro1">
          <table:table-cell office:value-type="float" office:value="5741">
            <text:p>5741</text:p>
          </table:table-cell>
        </table:table-row>
        <table:table-row table:style-name="ro1">
          <table:table-cell office:value-type="float" office:value="6126">
            <text:p>6126</text:p>
          </table:table-cell>
        </table:table-row>
        <table:table-row table:style-name="ro1">
          <table:table-cell office:value-type="float" office:value="6168">
            <text:p>6168</text:p>
          </table:table-cell>
        </table:table-row>
        <table:table-row table:style-name="ro1">
          <table:table-cell office:value-type="float" office:value="6209">
            <text:p>6209</text:p>
          </table:table-cell>
        </table:table-row>
        <table:table-row table:style-name="ro1">
          <table:table-cell office:value-type="float" office:value="6251">
            <text:p>6251</text:p>
          </table:table-cell>
        </table:table-row>
        <table:table-row table:style-name="ro1">
          <table:table-cell office:value-type="float" office:value="6292">
            <text:p>6292</text:p>
          </table:table-cell>
        </table:table-row>
        <table:table-row table:style-name="ro1">
          <table:table-cell office:value-type="float" office:value="6333">
            <text:p>6333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108">
            <text:p>5108</text:p>
          </table:table-cell>
        </table:table-row>
        <table:table-row table:style-name="ro1">
          <table:table-cell office:value-type="float" office:value="5171">
            <text:p>5171</text:p>
          </table:table-cell>
        </table:table-row>
        <table:table-row table:style-name="ro1">
          <table:table-cell office:value-type="float" office:value="5215">
            <text:p>5215</text:p>
          </table:table-cell>
        </table:table-row>
        <table:table-row table:style-name="ro1">
          <table:table-cell office:value-type="float" office:value="5260">
            <text:p>5260</text:p>
          </table:table-cell>
        </table:table-row>
        <table:table-row table:style-name="ro1">
          <table:table-cell office:value-type="float" office:value="5304">
            <text:p>5304</text:p>
          </table:table-cell>
        </table:table-row>
        <table:table-row table:style-name="ro1">
          <table:table-cell office:value-type="float" office:value="5348">
            <text:p>5348</text:p>
          </table:table-cell>
        </table:table-row>
        <table:table-row table:style-name="ro1">
          <table:table-cell office:value-type="float" office:value="5393">
            <text:p>5393</text:p>
          </table:table-cell>
        </table:table-row>
        <table:table-row table:style-name="ro1">
          <table:table-cell office:value-type="float" office:value="5437">
            <text:p>5437</text:p>
          </table:table-cell>
        </table:table-row>
        <table:table-row table:style-name="ro1">
          <table:table-cell office:value-type="float" office:value="5480">
            <text:p>5480</text:p>
          </table:table-cell>
        </table:table-row>
        <table:table-row table:style-name="ro1">
          <table:table-cell office:value-type="float" office:value="5701">
            <text:p>5701</text:p>
          </table:table-cell>
        </table:table-row>
        <table:table-row table:style-name="ro1">
          <table:table-cell office:value-type="float" office:value="5761">
            <text:p>5761</text:p>
          </table:table-cell>
        </table:table-row>
        <table:table-row table:style-name="ro1">
          <table:table-cell office:value-type="float" office:value="5803">
            <text:p>5803</text:p>
          </table:table-cell>
        </table:table-row>
        <table:table-row table:style-name="ro1">
          <table:table-cell office:value-type="float" office:value="5844">
            <text:p>5844</text:p>
          </table:table-cell>
        </table:table-row>
        <table:table-row table:style-name="ro1">
          <table:table-cell office:value-type="float" office:value="5904">
            <text:p>5904</text:p>
          </table:table-cell>
        </table:table-row>
        <table:table-row table:style-name="ro1">
          <table:table-cell office:value-type="float" office:value="5946">
            <text:p>5946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189">
            <text:p>5189</text:p>
          </table:table-cell>
        </table:table-row>
        <table:table-row table:style-name="ro1">
          <table:table-cell office:value-type="float" office:value="5236">
            <text:p>5236</text:p>
          </table:table-cell>
        </table:table-row>
        <table:table-row table:style-name="ro1">
          <table:table-cell office:value-type="float" office:value="5297">
            <text:p>5297</text:p>
          </table:table-cell>
        </table:table-row>
        <table:table-row table:style-name="ro1">
          <table:table-cell office:value-type="float" office:value="5342">
            <text:p>5342</text:p>
          </table:table-cell>
        </table:table-row>
        <table:table-row table:style-name="ro1">
          <table:table-cell office:value-type="float" office:value="5387">
            <text:p>5387</text:p>
          </table:table-cell>
        </table:table-row>
        <table:table-row table:style-name="ro1">
          <table:table-cell office:value-type="float" office:value="5431">
            <text:p>5431</text:p>
          </table:table-cell>
        </table:table-row>
        <table:table-row table:style-name="ro1">
          <table:table-cell office:value-type="float" office:value="5475">
            <text:p>5475</text:p>
          </table:table-cell>
        </table:table-row>
        <table:table-row table:style-name="ro1">
          <table:table-cell office:value-type="float" office:value="5519">
            <text:p>5519</text:p>
          </table:table-cell>
        </table:table-row>
        <table:table-row table:style-name="ro1">
          <table:table-cell office:value-type="float" office:value="5560">
            <text:p>5560</text:p>
          </table:table-cell>
        </table:table-row>
        <table:table-row table:style-name="ro1">
          <table:table-cell office:value-type="float" office:value="5673">
            <text:p>5673</text:p>
          </table:table-cell>
        </table:table-row>
        <table:table-row table:style-name="ro1">
          <table:table-cell office:value-type="float" office:value="5715">
            <text:p>5715</text:p>
          </table:table-cell>
        </table:table-row>
        <table:table-row table:style-name="ro1">
          <table:table-cell office:value-type="float" office:value="5847">
            <text:p>5847</text:p>
          </table:table-cell>
        </table:table-row>
        <table:table-row table:style-name="ro1">
          <table:table-cell office:value-type="float" office:value="5936">
            <text:p>5936</text:p>
          </table:table-cell>
        </table:table-row>
        <table:table-row table:style-name="ro1">
          <table:table-cell office:value-type="float" office:value="5975">
            <text:p>5975</text:p>
          </table:table-cell>
        </table:table-row>
        <table:table-row table:style-name="ro1">
          <table:table-cell office:value-type="float" office:value="6018">
            <text:p>6018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155">
            <text:p>5155</text:p>
          </table:table-cell>
        </table:table-row>
        <table:table-row table:style-name="ro1">
          <table:table-cell office:value-type="float" office:value="5225">
            <text:p>5225</text:p>
          </table:table-cell>
        </table:table-row>
        <table:table-row table:style-name="ro1">
          <table:table-cell office:value-type="float" office:value="5268">
            <text:p>5268</text:p>
          </table:table-cell>
        </table:table-row>
        <table:table-row table:style-name="ro1">
          <table:table-cell office:value-type="float" office:value="5312">
            <text:p>5312</text:p>
          </table:table-cell>
        </table:table-row>
        <table:table-row table:style-name="ro1">
          <table:table-cell office:value-type="float" office:value="5357">
            <text:p>5357</text:p>
          </table:table-cell>
        </table:table-row>
        <table:table-row table:style-name="ro1">
          <table:table-cell office:value-type="float" office:value="5401">
            <text:p>5401</text:p>
          </table:table-cell>
        </table:table-row>
        <table:table-row table:style-name="ro1">
          <table:table-cell office:value-type="float" office:value="5446">
            <text:p>5446</text:p>
          </table:table-cell>
        </table:table-row>
        <table:table-row table:style-name="ro1">
          <table:table-cell office:value-type="float" office:value="5491">
            <text:p>5491</text:p>
          </table:table-cell>
        </table:table-row>
        <table:table-row table:style-name="ro1">
          <table:table-cell office:value-type="float" office:value="5532">
            <text:p>5532</text:p>
          </table:table-cell>
        </table:table-row>
        <table:table-row table:style-name="ro1">
          <table:table-cell office:value-type="float" office:value="5577">
            <text:p>5577</text:p>
          </table:table-cell>
        </table:table-row>
        <table:table-row table:style-name="ro1">
          <table:table-cell office:value-type="float" office:value="5767">
            <text:p>5767</text:p>
          </table:table-cell>
        </table:table-row>
        <table:table-row table:style-name="ro1">
          <table:table-cell office:value-type="float" office:value="5811">
            <text:p>5811</text:p>
          </table:table-cell>
        </table:table-row>
        <table:table-row table:style-name="ro1">
          <table:table-cell office:value-type="float" office:value="5853">
            <text:p>5853</text:p>
          </table:table-cell>
        </table:table-row>
        <table:table-row table:style-name="ro1">
          <table:table-cell office:value-type="float" office:value="5912">
            <text:p>5912</text:p>
          </table:table-cell>
        </table:table-row>
        <table:table-row table:style-name="ro1">
          <table:table-cell office:value-type="float" office:value="5953">
            <text:p>5953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517">
            <text:p>5517</text:p>
          </table:table-cell>
        </table:table-row>
        <table:table-row table:style-name="ro1">
          <table:table-cell office:value-type="float" office:value="5605">
            <text:p>5605</text:p>
          </table:table-cell>
        </table:table-row>
        <table:table-row table:style-name="ro1">
          <table:table-cell office:value-type="float" office:value="5643">
            <text:p>5643</text:p>
          </table:table-cell>
        </table:table-row>
        <table:table-row table:style-name="ro1">
          <table:table-cell office:value-type="float" office:value="5694">
            <text:p>5694</text:p>
          </table:table-cell>
        </table:table-row>
        <table:table-row table:style-name="ro1">
          <table:table-cell office:value-type="float" office:value="5733">
            <text:p>5733</text:p>
          </table:table-cell>
        </table:table-row>
        <table:table-row table:style-name="ro1">
          <table:table-cell office:value-type="float" office:value="5783">
            <text:p>5783</text:p>
          </table:table-cell>
        </table:table-row>
        <table:table-row table:style-name="ro1">
          <table:table-cell office:value-type="float" office:value="5828">
            <text:p>5828</text:p>
          </table:table-cell>
        </table:table-row>
        <table:table-row table:style-name="ro1">
          <table:table-cell office:value-type="float" office:value="5873">
            <text:p>5873</text:p>
          </table:table-cell>
        </table:table-row>
        <table:table-row table:style-name="ro1">
          <table:table-cell office:value-type="float" office:value="5915">
            <text:p>5915</text:p>
          </table:table-cell>
        </table:table-row>
        <table:table-row table:style-name="ro1">
          <table:table-cell office:value-type="float" office:value="5957">
            <text:p>5957</text:p>
          </table:table-cell>
        </table:table-row>
        <table:table-row table:style-name="ro1">
          <table:table-cell office:value-type="float" office:value="5999">
            <text:p>5999</text:p>
          </table:table-cell>
        </table:table-row>
        <table:table-row table:style-name="ro1">
          <table:table-cell office:value-type="float" office:value="6201">
            <text:p>6201</text:p>
          </table:table-cell>
        </table:table-row>
        <table:table-row table:style-name="ro1">
          <table:table-cell office:value-type="float" office:value="6244">
            <text:p>6244</text:p>
          </table:table-cell>
        </table:table-row>
        <table:table-row table:style-name="ro1">
          <table:table-cell office:value-type="float" office:value="6290">
            <text:p>6290</text:p>
          </table:table-cell>
        </table:table-row>
        <table:table-row table:style-name="ro1">
          <table:table-cell office:value-type="float" office:value="6385">
            <text:p>6385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889">
            <text:p>5889</text:p>
          </table:table-cell>
        </table:table-row>
        <table:table-row table:style-name="ro1">
          <table:table-cell office:value-type="float" office:value="5980">
            <text:p>5980</text:p>
          </table:table-cell>
        </table:table-row>
        <table:table-row table:style-name="ro1">
          <table:table-cell office:value-type="float" office:value="6025">
            <text:p>6025</text:p>
          </table:table-cell>
        </table:table-row>
        <table:table-row table:style-name="ro1">
          <table:table-cell office:value-type="float" office:value="6073">
            <text:p>6073</text:p>
          </table:table-cell>
        </table:table-row>
        <table:table-row table:style-name="ro1">
          <table:table-cell office:value-type="float" office:value="6119">
            <text:p>6119</text:p>
          </table:table-cell>
        </table:table-row>
        <table:table-row table:style-name="ro1">
          <table:table-cell office:value-type="float" office:value="6164">
            <text:p>6164</text:p>
          </table:table-cell>
        </table:table-row>
        <table:table-row table:style-name="ro1">
          <table:table-cell office:value-type="float" office:value="6209">
            <text:p>6209</text:p>
          </table:table-cell>
        </table:table-row>
        <table:table-row table:style-name="ro1">
          <table:table-cell office:value-type="float" office:value="6251">
            <text:p>6251</text:p>
          </table:table-cell>
        </table:table-row>
        <table:table-row table:style-name="ro1">
          <table:table-cell office:value-type="float" office:value="6877">
            <text:p>6877</text:p>
          </table:table-cell>
        </table:table-row>
        <table:table-row table:style-name="ro1">
          <table:table-cell office:value-type="float" office:value="6919">
            <text:p>6919</text:p>
          </table:table-cell>
        </table:table-row>
        <table:table-row table:style-name="ro1">
          <table:table-cell office:value-type="float" office:value="7381">
            <text:p>7381</text:p>
          </table:table-cell>
        </table:table-row>
        <table:table-row table:style-name="ro1">
          <table:table-cell office:value-type="float" office:value="7424">
            <text:p>7424</text:p>
          </table:table-cell>
        </table:table-row>
        <table:table-row table:style-name="ro1">
          <table:table-cell office:value-type="float" office:value="7466">
            <text:p>7466</text:p>
          </table:table-cell>
        </table:table-row>
        <table:table-row table:style-name="ro1">
          <table:table-cell office:value-type="float" office:value="7508">
            <text:p>7508</text:p>
          </table:table-cell>
        </table:table-row>
        <table:table-row table:style-name="ro1">
          <table:table-cell office:value-type="float" office:value="7551">
            <text:p>7551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229">
            <text:p>5229</text:p>
          </table:table-cell>
        </table:table-row>
        <table:table-row table:style-name="ro1">
          <table:table-cell office:value-type="float" office:value="5291">
            <text:p>5291</text:p>
          </table:table-cell>
        </table:table-row>
        <table:table-row table:style-name="ro1">
          <table:table-cell office:value-type="float" office:value="5335">
            <text:p>5335</text:p>
          </table:table-cell>
        </table:table-row>
        <table:table-row table:style-name="ro1">
          <table:table-cell office:value-type="float" office:value="5379">
            <text:p>5379</text:p>
          </table:table-cell>
        </table:table-row>
        <table:table-row table:style-name="ro1">
          <table:table-cell office:value-type="float" office:value="5425">
            <text:p>5425</text:p>
          </table:table-cell>
        </table:table-row>
        <table:table-row table:style-name="ro1">
          <table:table-cell office:value-type="float" office:value="5469">
            <text:p>5469</text:p>
          </table:table-cell>
        </table:table-row>
        <table:table-row table:style-name="ro1">
          <table:table-cell office:value-type="float" office:value="5514">
            <text:p>5514</text:p>
          </table:table-cell>
        </table:table-row>
        <table:table-row table:style-name="ro1">
          <table:table-cell office:value-type="float" office:value="5559">
            <text:p>5559</text:p>
          </table:table-cell>
        </table:table-row>
        <table:table-row table:style-name="ro1">
          <table:table-cell office:value-type="float" office:value="5601">
            <text:p>5601</text:p>
          </table:table-cell>
        </table:table-row>
        <table:table-row table:style-name="ro1">
          <table:table-cell office:value-type="float" office:value="5643">
            <text:p>5643</text:p>
          </table:table-cell>
        </table:table-row>
        <table:table-row table:style-name="ro1">
          <table:table-cell office:value-type="float" office:value="5687">
            <text:p>5687</text:p>
          </table:table-cell>
        </table:table-row>
        <table:table-row table:style-name="ro1">
          <table:table-cell office:value-type="float" office:value="5802">
            <text:p>5802</text:p>
          </table:table-cell>
        </table:table-row>
        <table:table-row table:style-name="ro1">
          <table:table-cell office:value-type="float" office:value="5844">
            <text:p>5844</text:p>
          </table:table-cell>
        </table:table-row>
        <table:table-row table:style-name="ro1">
          <table:table-cell office:value-type="float" office:value="5883">
            <text:p>5883</text:p>
          </table:table-cell>
        </table:table-row>
        <table:table-row table:style-name="ro1">
          <table:table-cell office:value-type="float" office:value="5927">
            <text:p>5927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620">
            <text:p>5620</text:p>
          </table:table-cell>
        </table:table-row>
        <table:table-row table:style-name="ro1">
          <table:table-cell office:value-type="float" office:value="5679">
            <text:p>5679</text:p>
          </table:table-cell>
        </table:table-row>
        <table:table-row table:style-name="ro1">
          <table:table-cell office:value-type="float" office:value="5725">
            <text:p>5725</text:p>
          </table:table-cell>
        </table:table-row>
        <table:table-row table:style-name="ro1">
          <table:table-cell office:value-type="float" office:value="5789">
            <text:p>5789</text:p>
          </table:table-cell>
        </table:table-row>
        <table:table-row table:style-name="ro1">
          <table:table-cell office:value-type="float" office:value="5834">
            <text:p>5834</text:p>
          </table:table-cell>
        </table:table-row>
        <table:table-row table:style-name="ro1">
          <table:table-cell office:value-type="float" office:value="5879">
            <text:p>5879</text:p>
          </table:table-cell>
        </table:table-row>
        <table:table-row table:style-name="ro1">
          <table:table-cell office:value-type="float" office:value="5923">
            <text:p>5923</text:p>
          </table:table-cell>
        </table:table-row>
        <table:table-row table:style-name="ro1">
          <table:table-cell office:value-type="float" office:value="5968">
            <text:p>5968</text:p>
          </table:table-cell>
        </table:table-row>
        <table:table-row table:style-name="ro1">
          <table:table-cell office:value-type="float" office:value="6011">
            <text:p>6011</text:p>
          </table:table-cell>
        </table:table-row>
        <table:table-row table:style-name="ro1">
          <table:table-cell office:value-type="float" office:value="6085">
            <text:p>6085</text:p>
          </table:table-cell>
        </table:table-row>
        <table:table-row table:style-name="ro1">
          <table:table-cell office:value-type="float" office:value="6274">
            <text:p>6274</text:p>
          </table:table-cell>
        </table:table-row>
        <table:table-row table:style-name="ro1">
          <table:table-cell office:value-type="float" office:value="6321">
            <text:p>6321</text:p>
          </table:table-cell>
        </table:table-row>
        <table:table-row table:style-name="ro1">
          <table:table-cell office:value-type="float" office:value="6363">
            <text:p>6363</text:p>
          </table:table-cell>
        </table:table-row>
        <table:table-row table:style-name="ro1">
          <table:table-cell office:value-type="float" office:value="6440">
            <text:p>6440</text:p>
          </table:table-cell>
        </table:table-row>
        <table:table-row table:style-name="ro1">
          <table:table-cell office:value-type="float" office:value="6482">
            <text:p>6482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614">
            <text:p>5614</text:p>
          </table:table-cell>
        </table:table-row>
        <table:table-row table:style-name="ro1">
          <table:table-cell office:value-type="float" office:value="5708">
            <text:p>5708</text:p>
          </table:table-cell>
        </table:table-row>
        <table:table-row table:style-name="ro1">
          <table:table-cell office:value-type="float" office:value="5754">
            <text:p>5754</text:p>
          </table:table-cell>
        </table:table-row>
        <table:table-row table:style-name="ro1">
          <table:table-cell office:value-type="float" office:value="5815">
            <text:p>5815</text:p>
          </table:table-cell>
        </table:table-row>
        <table:table-row table:style-name="ro1">
          <table:table-cell office:value-type="float" office:value="5861">
            <text:p>5861</text:p>
          </table:table-cell>
        </table:table-row>
        <table:table-row table:style-name="ro1">
          <table:table-cell office:value-type="float" office:value="5906">
            <text:p>5906</text:p>
          </table:table-cell>
        </table:table-row>
        <table:table-row table:style-name="ro1">
          <table:table-cell office:value-type="float" office:value="5948">
            <text:p>5948</text:p>
          </table:table-cell>
        </table:table-row>
        <table:table-row table:style-name="ro1">
          <table:table-cell office:value-type="float" office:value="5996">
            <text:p>5996</text:p>
          </table:table-cell>
        </table:table-row>
        <table:table-row table:style-name="ro1">
          <table:table-cell office:value-type="float" office:value="6040">
            <text:p>6040</text:p>
          </table:table-cell>
        </table:table-row>
        <table:table-row table:style-name="ro1">
          <table:table-cell office:value-type="float" office:value="6085">
            <text:p>6085</text:p>
          </table:table-cell>
        </table:table-row>
        <table:table-row table:style-name="ro1">
          <table:table-cell office:value-type="float" office:value="6127">
            <text:p>6127</text:p>
          </table:table-cell>
        </table:table-row>
        <table:table-row table:style-name="ro1">
          <table:table-cell office:value-type="float" office:value="6170">
            <text:p>6170</text:p>
          </table:table-cell>
        </table:table-row>
        <table:table-row table:style-name="ro1">
          <table:table-cell office:value-type="float" office:value="6386">
            <text:p>6386</text:p>
          </table:table-cell>
        </table:table-row>
        <table:table-row table:style-name="ro1">
          <table:table-cell office:value-type="float" office:value="6443">
            <text:p>6443</text:p>
          </table:table-cell>
        </table:table-row>
        <table:table-row table:style-name="ro1">
          <table:table-cell office:value-type="float" office:value="6493">
            <text:p>6493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663">
            <text:p>5663</text:p>
          </table:table-cell>
        </table:table-row>
        <table:table-row table:style-name="ro1">
          <table:table-cell office:value-type="float" office:value="5756">
            <text:p>5756</text:p>
          </table:table-cell>
        </table:table-row>
        <table:table-row table:style-name="ro1">
          <table:table-cell office:value-type="float" office:value="5819">
            <text:p>5819</text:p>
          </table:table-cell>
        </table:table-row>
        <table:table-row table:style-name="ro1">
          <table:table-cell office:value-type="float" office:value="5864">
            <text:p>5864</text:p>
          </table:table-cell>
        </table:table-row>
        <table:table-row table:style-name="ro1">
          <table:table-cell office:value-type="float" office:value="5910">
            <text:p>5910</text:p>
          </table:table-cell>
        </table:table-row>
        <table:table-row table:style-name="ro1">
          <table:table-cell office:value-type="float" office:value="5950">
            <text:p>5950</text:p>
          </table:table-cell>
        </table:table-row>
        <table:table-row table:style-name="ro1">
          <table:table-cell office:value-type="float" office:value="6001">
            <text:p>6001</text:p>
          </table:table-cell>
        </table:table-row>
        <table:table-row table:style-name="ro1">
          <table:table-cell office:value-type="float" office:value="6046">
            <text:p>6046</text:p>
          </table:table-cell>
        </table:table-row>
        <table:table-row table:style-name="ro1">
          <table:table-cell office:value-type="float" office:value="6088">
            <text:p>6088</text:p>
          </table:table-cell>
        </table:table-row>
        <table:table-row table:style-name="ro1">
          <table:table-cell office:value-type="float" office:value="6132">
            <text:p>6132</text:p>
          </table:table-cell>
        </table:table-row>
        <table:table-row table:style-name="ro1">
          <table:table-cell office:value-type="float" office:value="6175">
            <text:p>6175</text:p>
          </table:table-cell>
        </table:table-row>
        <table:table-row table:style-name="ro1">
          <table:table-cell office:value-type="float" office:value="6218">
            <text:p>6218</text:p>
          </table:table-cell>
        </table:table-row>
        <table:table-row table:style-name="ro1">
          <table:table-cell office:value-type="float" office:value="6434">
            <text:p>6434</text:p>
          </table:table-cell>
        </table:table-row>
        <table:table-row table:style-name="ro1">
          <table:table-cell office:value-type="float" office:value="6497">
            <text:p>6497</text:p>
          </table:table-cell>
        </table:table-row>
        <table:table-row table:style-name="ro1">
          <table:table-cell office:value-type="float" office:value="6537">
            <text:p>6537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779">
            <text:p>5779</text:p>
          </table:table-cell>
        </table:table-row>
        <table:table-row table:style-name="ro1">
          <table:table-cell office:value-type="float" office:value="5865">
            <text:p>5865</text:p>
          </table:table-cell>
        </table:table-row>
        <table:table-row table:style-name="ro1">
          <table:table-cell office:value-type="float" office:value="5910">
            <text:p>5910</text:p>
          </table:table-cell>
        </table:table-row>
        <table:table-row table:style-name="ro1">
          <table:table-cell office:value-type="float" office:value="5956">
            <text:p>5956</text:p>
          </table:table-cell>
        </table:table-row>
        <table:table-row table:style-name="ro1">
          <table:table-cell office:value-type="float" office:value="6001">
            <text:p>6001</text:p>
          </table:table-cell>
        </table:table-row>
        <table:table-row table:style-name="ro1">
          <table:table-cell office:value-type="float" office:value="6046">
            <text:p>6046</text:p>
          </table:table-cell>
        </table:table-row>
        <table:table-row table:style-name="ro1">
          <table:table-cell office:value-type="float" office:value="6091">
            <text:p>6091</text:p>
          </table:table-cell>
        </table:table-row>
        <table:table-row table:style-name="ro1">
          <table:table-cell office:value-type="float" office:value="6135">
            <text:p>6135</text:p>
          </table:table-cell>
        </table:table-row>
        <table:table-row table:style-name="ro1">
          <table:table-cell office:value-type="float" office:value="6178">
            <text:p>6178</text:p>
          </table:table-cell>
        </table:table-row>
        <table:table-row table:style-name="ro1">
          <table:table-cell office:value-type="float" office:value="6223">
            <text:p>6223</text:p>
          </table:table-cell>
        </table:table-row>
        <table:table-row table:style-name="ro1">
          <table:table-cell office:value-type="float" office:value="6372">
            <text:p>6372</text:p>
          </table:table-cell>
        </table:table-row>
        <table:table-row table:style-name="ro1">
          <table:table-cell office:value-type="float" office:value="6488">
            <text:p>6488</text:p>
          </table:table-cell>
        </table:table-row>
        <table:table-row table:style-name="ro1">
          <table:table-cell office:value-type="float" office:value="6553">
            <text:p>6553</text:p>
          </table:table-cell>
        </table:table-row>
        <table:table-row table:style-name="ro1">
          <table:table-cell office:value-type="float" office:value="6612">
            <text:p>6612</text:p>
          </table:table-cell>
        </table:table-row>
        <table:table-row table:style-name="ro1">
          <table:table-cell office:value-type="float" office:value="6655">
            <text:p>6655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880">
            <text:p>5880</text:p>
          </table:table-cell>
        </table:table-row>
        <table:table-row table:style-name="ro1">
          <table:table-cell office:value-type="float" office:value="5940">
            <text:p>5940</text:p>
          </table:table-cell>
        </table:table-row>
        <table:table-row table:style-name="ro1">
          <table:table-cell office:value-type="float" office:value="5994">
            <text:p>5994</text:p>
          </table:table-cell>
        </table:table-row>
        <table:table-row table:style-name="ro1">
          <table:table-cell office:value-type="float" office:value="6033">
            <text:p>6033</text:p>
          </table:table-cell>
        </table:table-row>
        <table:table-row table:style-name="ro1">
          <table:table-cell office:value-type="float" office:value="6084">
            <text:p>6084</text:p>
          </table:table-cell>
        </table:table-row>
        <table:table-row table:style-name="ro1">
          <table:table-cell office:value-type="float" office:value="6129">
            <text:p>6129</text:p>
          </table:table-cell>
        </table:table-row>
        <table:table-row table:style-name="ro1">
          <table:table-cell office:value-type="float" office:value="6173">
            <text:p>6173</text:p>
          </table:table-cell>
        </table:table-row>
        <table:table-row table:style-name="ro1">
          <table:table-cell office:value-type="float" office:value="6218">
            <text:p>6218</text:p>
          </table:table-cell>
        </table:table-row>
        <table:table-row table:style-name="ro1">
          <table:table-cell office:value-type="float" office:value="6270">
            <text:p>6270</text:p>
          </table:table-cell>
        </table:table-row>
        <table:table-row table:style-name="ro1">
          <table:table-cell office:value-type="float" office:value="6319">
            <text:p>6319</text:p>
          </table:table-cell>
        </table:table-row>
        <table:table-row table:style-name="ro1">
          <table:table-cell office:value-type="float" office:value="6361">
            <text:p>6361</text:p>
          </table:table-cell>
        </table:table-row>
        <table:table-row table:style-name="ro1">
          <table:table-cell office:value-type="float" office:value="6404">
            <text:p>6404</text:p>
          </table:table-cell>
        </table:table-row>
        <table:table-row table:style-name="ro1">
          <table:table-cell office:value-type="float" office:value="6471">
            <text:p>6471</text:p>
          </table:table-cell>
        </table:table-row>
        <table:table-row table:style-name="ro1">
          <table:table-cell office:value-type="float" office:value="6591">
            <text:p>6591</text:p>
          </table:table-cell>
        </table:table-row>
        <table:table-row table:style-name="ro1">
          <table:table-cell office:value-type="float" office:value="6650">
            <text:p>6650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906">
            <text:p>5906</text:p>
          </table:table-cell>
        </table:table-row>
        <table:table-row table:style-name="ro1">
          <table:table-cell office:value-type="float" office:value="5967">
            <text:p>5967</text:p>
          </table:table-cell>
        </table:table-row>
        <table:table-row table:style-name="ro1">
          <table:table-cell office:value-type="float" office:value="6030">
            <text:p>6030</text:p>
          </table:table-cell>
        </table:table-row>
        <table:table-row table:style-name="ro1">
          <table:table-cell office:value-type="float" office:value="6075">
            <text:p>6075</text:p>
          </table:table-cell>
        </table:table-row>
        <table:table-row table:style-name="ro1">
          <table:table-cell office:value-type="float" office:value="6120">
            <text:p>6120</text:p>
          </table:table-cell>
        </table:table-row>
        <table:table-row table:style-name="ro1">
          <table:table-cell office:value-type="float" office:value="6166">
            <text:p>6166</text:p>
          </table:table-cell>
        </table:table-row>
        <table:table-row table:style-name="ro1">
          <table:table-cell office:value-type="float" office:value="6211">
            <text:p>6211</text:p>
          </table:table-cell>
        </table:table-row>
        <table:table-row table:style-name="ro1">
          <table:table-cell office:value-type="float" office:value="6256">
            <text:p>6256</text:p>
          </table:table-cell>
        </table:table-row>
        <table:table-row table:style-name="ro1">
          <table:table-cell office:value-type="float" office:value="6304">
            <text:p>6304</text:p>
          </table:table-cell>
        </table:table-row>
        <table:table-row table:style-name="ro1">
          <table:table-cell office:value-type="float" office:value="6348">
            <text:p>6348</text:p>
          </table:table-cell>
        </table:table-row>
        <table:table-row table:style-name="ro1">
          <table:table-cell office:value-type="float" office:value="6413">
            <text:p>6413</text:p>
          </table:table-cell>
        </table:table-row>
        <table:table-row table:style-name="ro1">
          <table:table-cell office:value-type="float" office:value="6460">
            <text:p>6460</text:p>
          </table:table-cell>
        </table:table-row>
        <table:table-row table:style-name="ro1">
          <table:table-cell office:value-type="float" office:value="6502">
            <text:p>6502</text:p>
          </table:table-cell>
        </table:table-row>
        <table:table-row table:style-name="ro1">
          <table:table-cell office:value-type="float" office:value="6636">
            <text:p>6636</text:p>
          </table:table-cell>
        </table:table-row>
        <table:table-row table:style-name="ro1">
          <table:table-cell office:value-type="float" office:value="6679">
            <text:p>6679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083">
            <text:p>6083</text:p>
          </table:table-cell>
        </table:table-row>
        <table:table-row table:style-name="ro1">
          <table:table-cell office:value-type="float" office:value="6176">
            <text:p>6176</text:p>
          </table:table-cell>
        </table:table-row>
        <table:table-row table:style-name="ro1">
          <table:table-cell office:value-type="float" office:value="6243">
            <text:p>6243</text:p>
          </table:table-cell>
        </table:table-row>
        <table:table-row table:style-name="ro1">
          <table:table-cell office:value-type="float" office:value="6289">
            <text:p>6289</text:p>
          </table:table-cell>
        </table:table-row>
        <table:table-row table:style-name="ro1">
          <table:table-cell office:value-type="float" office:value="6331">
            <text:p>6331</text:p>
          </table:table-cell>
        </table:table-row>
        <table:table-row table:style-name="ro1">
          <table:table-cell office:value-type="float" office:value="6381">
            <text:p>6381</text:p>
          </table:table-cell>
        </table:table-row>
        <table:table-row table:style-name="ro1">
          <table:table-cell office:value-type="float" office:value="6438">
            <text:p>6438</text:p>
          </table:table-cell>
        </table:table-row>
        <table:table-row table:style-name="ro1">
          <table:table-cell office:value-type="float" office:value="6553">
            <text:p>6553</text:p>
          </table:table-cell>
        </table:table-row>
        <table:table-row table:style-name="ro1">
          <table:table-cell office:value-type="float" office:value="7236">
            <text:p>7236</text:p>
          </table:table-cell>
        </table:table-row>
        <table:table-row table:style-name="ro1">
          <table:table-cell office:value-type="float" office:value="7279">
            <text:p>7279</text:p>
          </table:table-cell>
        </table:table-row>
        <table:table-row table:style-name="ro1">
          <table:table-cell office:value-type="float" office:value="7322">
            <text:p>7322</text:p>
          </table:table-cell>
        </table:table-row>
        <table:table-row table:style-name="ro1">
          <table:table-cell office:value-type="float" office:value="7365">
            <text:p>7365</text:p>
          </table:table-cell>
        </table:table-row>
        <table:table-row table:style-name="ro1">
          <table:table-cell office:value-type="float" office:value="7407">
            <text:p>7407</text:p>
          </table:table-cell>
        </table:table-row>
        <table:table-row table:style-name="ro1">
          <table:table-cell office:value-type="float" office:value="7450">
            <text:p>7450</text:p>
          </table:table-cell>
        </table:table-row>
        <table:table-row table:style-name="ro1">
          <table:table-cell office:value-type="float" office:value="7493">
            <text:p>7493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955">
            <text:p>5955</text:p>
          </table:table-cell>
        </table:table-row>
        <table:table-row table:style-name="ro1">
          <table:table-cell office:value-type="float" office:value="6044">
            <text:p>6044</text:p>
          </table:table-cell>
        </table:table-row>
        <table:table-row table:style-name="ro1">
          <table:table-cell office:value-type="float" office:value="6089">
            <text:p>6089</text:p>
          </table:table-cell>
        </table:table-row>
        <table:table-row table:style-name="ro1">
          <table:table-cell office:value-type="float" office:value="6133">
            <text:p>6133</text:p>
          </table:table-cell>
        </table:table-row>
        <table:table-row table:style-name="ro1">
          <table:table-cell office:value-type="float" office:value="6178">
            <text:p>6178</text:p>
          </table:table-cell>
        </table:table-row>
        <table:table-row table:style-name="ro1">
          <table:table-cell office:value-type="float" office:value="6224">
            <text:p>6224</text:p>
          </table:table-cell>
        </table:table-row>
        <table:table-row table:style-name="ro1">
          <table:table-cell office:value-type="float" office:value="6269">
            <text:p>6269</text:p>
          </table:table-cell>
        </table:table-row>
        <table:table-row table:style-name="ro1">
          <table:table-cell office:value-type="float" office:value="6314">
            <text:p>6314</text:p>
          </table:table-cell>
        </table:table-row>
        <table:table-row table:style-name="ro1">
          <table:table-cell office:value-type="float" office:value="6914">
            <text:p>6914</text:p>
          </table:table-cell>
        </table:table-row>
        <table:table-row table:style-name="ro1">
          <table:table-cell office:value-type="float" office:value="6957">
            <text:p>6957</text:p>
          </table:table-cell>
        </table:table-row>
        <table:table-row table:style-name="ro1">
          <table:table-cell office:value-type="float" office:value="7000">
            <text:p>7000</text:p>
          </table:table-cell>
        </table:table-row>
        <table:table-row table:style-name="ro1">
          <table:table-cell office:value-type="float" office:value="7042">
            <text:p>7042</text:p>
          </table:table-cell>
        </table:table-row>
        <table:table-row table:style-name="ro1">
          <table:table-cell office:value-type="float" office:value="7095">
            <text:p>7095</text:p>
          </table:table-cell>
        </table:table-row>
        <table:table-row table:style-name="ro1">
          <table:table-cell office:value-type="float" office:value="7137">
            <text:p>7137</text:p>
          </table:table-cell>
        </table:table-row>
        <table:table-row table:style-name="ro1">
          <table:table-cell office:value-type="float" office:value="7359">
            <text:p>7359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834">
            <text:p>5834</text:p>
          </table:table-cell>
        </table:table-row>
        <table:table-row table:style-name="ro1">
          <table:table-cell office:value-type="float" office:value="5894">
            <text:p>5894</text:p>
          </table:table-cell>
        </table:table-row>
        <table:table-row table:style-name="ro1">
          <table:table-cell office:value-type="float" office:value="5947">
            <text:p>5947</text:p>
          </table:table-cell>
        </table:table-row>
        <table:table-row table:style-name="ro1">
          <table:table-cell office:value-type="float" office:value="5991">
            <text:p>5991</text:p>
          </table:table-cell>
        </table:table-row>
        <table:table-row table:style-name="ro1">
          <table:table-cell office:value-type="float" office:value="6037">
            <text:p>6037</text:p>
          </table:table-cell>
        </table:table-row>
        <table:table-row table:style-name="ro1">
          <table:table-cell office:value-type="float" office:value="6082">
            <text:p>6082</text:p>
          </table:table-cell>
        </table:table-row>
        <table:table-row table:style-name="ro1">
          <table:table-cell office:value-type="float" office:value="6128">
            <text:p>6128</text:p>
          </table:table-cell>
        </table:table-row>
        <table:table-row table:style-name="ro1">
          <table:table-cell office:value-type="float" office:value="6173">
            <text:p>6173</text:p>
          </table:table-cell>
        </table:table-row>
        <table:table-row table:style-name="ro1">
          <table:table-cell office:value-type="float" office:value="6223">
            <text:p>6223</text:p>
          </table:table-cell>
        </table:table-row>
        <table:table-row table:style-name="ro1">
          <table:table-cell office:value-type="float" office:value="6265">
            <text:p>6265</text:p>
          </table:table-cell>
        </table:table-row>
        <table:table-row table:style-name="ro1">
          <table:table-cell office:value-type="float" office:value="6337">
            <text:p>6337</text:p>
          </table:table-cell>
        </table:table-row>
        <table:table-row table:style-name="ro1">
          <table:table-cell office:value-type="float" office:value="6400">
            <text:p>6400</text:p>
          </table:table-cell>
        </table:table-row>
        <table:table-row table:style-name="ro1">
          <table:table-cell office:value-type="float" office:value="6460">
            <text:p>6460</text:p>
          </table:table-cell>
        </table:table-row>
        <table:table-row table:style-name="ro1">
          <table:table-cell office:value-type="float" office:value="6590">
            <text:p>6590</text:p>
          </table:table-cell>
        </table:table-row>
        <table:table-row table:style-name="ro1">
          <table:table-cell office:value-type="float" office:value="6633">
            <text:p>6633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822">
            <text:p>5822</text:p>
          </table:table-cell>
        </table:table-row>
        <table:table-row table:style-name="ro1">
          <table:table-cell office:value-type="float" office:value="5913">
            <text:p>5913</text:p>
          </table:table-cell>
        </table:table-row>
        <table:table-row table:style-name="ro1">
          <table:table-cell office:value-type="float" office:value="5959">
            <text:p>5959</text:p>
          </table:table-cell>
        </table:table-row>
        <table:table-row table:style-name="ro1">
          <table:table-cell office:value-type="float" office:value="6005">
            <text:p>6005</text:p>
          </table:table-cell>
        </table:table-row>
        <table:table-row table:style-name="ro1">
          <table:table-cell office:value-type="float" office:value="6050">
            <text:p>6050</text:p>
          </table:table-cell>
        </table:table-row>
        <table:table-row table:style-name="ro1">
          <table:table-cell office:value-type="float" office:value="6096">
            <text:p>6096</text:p>
          </table:table-cell>
        </table:table-row>
        <table:table-row table:style-name="ro1">
          <table:table-cell office:value-type="float" office:value="6141">
            <text:p>6141</text:p>
          </table:table-cell>
        </table:table-row>
        <table:table-row table:style-name="ro1">
          <table:table-cell office:value-type="float" office:value="6186">
            <text:p>6186</text:p>
          </table:table-cell>
        </table:table-row>
        <table:table-row table:style-name="ro1">
          <table:table-cell office:value-type="float" office:value="6229">
            <text:p>6229</text:p>
          </table:table-cell>
        </table:table-row>
        <table:table-row table:style-name="ro1">
          <table:table-cell office:value-type="float" office:value="6272">
            <text:p>6272</text:p>
          </table:table-cell>
        </table:table-row>
        <table:table-row table:style-name="ro1">
          <table:table-cell office:value-type="float" office:value="6314">
            <text:p>6314</text:p>
          </table:table-cell>
        </table:table-row>
        <table:table-row table:style-name="ro1">
          <table:table-cell office:value-type="float" office:value="6356">
            <text:p>6356</text:p>
          </table:table-cell>
        </table:table-row>
        <table:table-row table:style-name="ro1">
          <table:table-cell office:value-type="float" office:value="6399">
            <text:p>6399</text:p>
          </table:table-cell>
        </table:table-row>
        <table:table-row table:style-name="ro1">
          <table:table-cell office:value-type="float" office:value="6443">
            <text:p>6443</text:p>
          </table:table-cell>
        </table:table-row>
        <table:table-row table:style-name="ro1">
          <table:table-cell office:value-type="float" office:value="6524">
            <text:p>6524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118">
            <text:p>6118</text:p>
          </table:table-cell>
        </table:table-row>
        <table:table-row table:style-name="ro1">
          <table:table-cell office:value-type="float" office:value="6205">
            <text:p>6205</text:p>
          </table:table-cell>
        </table:table-row>
        <table:table-row table:style-name="ro1">
          <table:table-cell office:value-type="float" office:value="6251">
            <text:p>6251</text:p>
          </table:table-cell>
        </table:table-row>
        <table:table-row table:style-name="ro1">
          <table:table-cell office:value-type="float" office:value="6297">
            <text:p>6297</text:p>
          </table:table-cell>
        </table:table-row>
        <table:table-row table:style-name="ro1">
          <table:table-cell office:value-type="float" office:value="6342">
            <text:p>6342</text:p>
          </table:table-cell>
        </table:table-row>
        <table:table-row table:style-name="ro1">
          <table:table-cell office:value-type="float" office:value="6386">
            <text:p>6386</text:p>
          </table:table-cell>
        </table:table-row>
        <table:table-row table:style-name="ro1">
          <table:table-cell office:value-type="float" office:value="6433">
            <text:p>6433</text:p>
          </table:table-cell>
        </table:table-row>
        <table:table-row table:style-name="ro1">
          <table:table-cell office:value-type="float" office:value="6478">
            <text:p>6478</text:p>
          </table:table-cell>
        </table:table-row>
        <table:table-row table:style-name="ro1">
          <table:table-cell office:value-type="float" office:value="6532">
            <text:p>6532</text:p>
          </table:table-cell>
        </table:table-row>
        <table:table-row table:style-name="ro1">
          <table:table-cell office:value-type="float" office:value="6576">
            <text:p>6576</text:p>
          </table:table-cell>
        </table:table-row>
        <table:table-row table:style-name="ro1">
          <table:table-cell office:value-type="float" office:value="6646">
            <text:p>6646</text:p>
          </table:table-cell>
        </table:table-row>
        <table:table-row table:style-name="ro1">
          <table:table-cell office:value-type="float" office:value="6693">
            <text:p>6693</text:p>
          </table:table-cell>
        </table:table-row>
        <table:table-row table:style-name="ro1">
          <table:table-cell office:value-type="float" office:value="6736">
            <text:p>6736</text:p>
          </table:table-cell>
        </table:table-row>
        <table:table-row table:style-name="ro1">
          <table:table-cell office:value-type="float" office:value="6796">
            <text:p>6796</text:p>
          </table:table-cell>
        </table:table-row>
        <table:table-row table:style-name="ro1">
          <table:table-cell office:value-type="float" office:value="6914">
            <text:p>6914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936">
            <text:p>5936</text:p>
          </table:table-cell>
        </table:table-row>
        <table:table-row table:style-name="ro1">
          <table:table-cell office:value-type="float" office:value="6029">
            <text:p>6029</text:p>
          </table:table-cell>
        </table:table-row>
        <table:table-row table:style-name="ro1">
          <table:table-cell office:value-type="float" office:value="6074">
            <text:p>6074</text:p>
          </table:table-cell>
        </table:table-row>
        <table:table-row table:style-name="ro1">
          <table:table-cell office:value-type="float" office:value="6120">
            <text:p>6120</text:p>
          </table:table-cell>
        </table:table-row>
        <table:table-row table:style-name="ro1">
          <table:table-cell office:value-type="float" office:value="6166">
            <text:p>6166</text:p>
          </table:table-cell>
        </table:table-row>
        <table:table-row table:style-name="ro1">
          <table:table-cell office:value-type="float" office:value="6212">
            <text:p>6212</text:p>
          </table:table-cell>
        </table:table-row>
        <table:table-row table:style-name="ro1">
          <table:table-cell office:value-type="float" office:value="6258">
            <text:p>6258</text:p>
          </table:table-cell>
        </table:table-row>
        <table:table-row table:style-name="ro1">
          <table:table-cell office:value-type="float" office:value="6304">
            <text:p>6304</text:p>
          </table:table-cell>
        </table:table-row>
        <table:table-row table:style-name="ro1">
          <table:table-cell office:value-type="float" office:value="6346">
            <text:p>6346</text:p>
          </table:table-cell>
        </table:table-row>
        <table:table-row table:style-name="ro1">
          <table:table-cell office:value-type="float" office:value="6390">
            <text:p>6390</text:p>
          </table:table-cell>
        </table:table-row>
        <table:table-row table:style-name="ro1">
          <table:table-cell office:value-type="float" office:value="6438">
            <text:p>6438</text:p>
          </table:table-cell>
        </table:table-row>
        <table:table-row table:style-name="ro1">
          <table:table-cell office:value-type="float" office:value="6482">
            <text:p>6482</text:p>
          </table:table-cell>
        </table:table-row>
        <table:table-row table:style-name="ro1">
          <table:table-cell office:value-type="float" office:value="6630">
            <text:p>6630</text:p>
          </table:table-cell>
        </table:table-row>
        <table:table-row table:style-name="ro1">
          <table:table-cell office:value-type="float" office:value="6678">
            <text:p>6678</text:p>
          </table:table-cell>
        </table:table-row>
        <table:table-row table:style-name="ro1">
          <table:table-cell office:value-type="float" office:value="6740">
            <text:p>6740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176">
            <text:p>6176</text:p>
          </table:table-cell>
        </table:table-row>
        <table:table-row table:style-name="ro1">
          <table:table-cell office:value-type="float" office:value="6269">
            <text:p>6269</text:p>
          </table:table-cell>
        </table:table-row>
        <table:table-row table:style-name="ro1">
          <table:table-cell office:value-type="float" office:value="6313">
            <text:p>6313</text:p>
          </table:table-cell>
        </table:table-row>
        <table:table-row table:style-name="ro1">
          <table:table-cell office:value-type="float" office:value="6356">
            <text:p>6356</text:p>
          </table:table-cell>
        </table:table-row>
        <table:table-row table:style-name="ro1">
          <table:table-cell office:value-type="float" office:value="6405">
            <text:p>6405</text:p>
          </table:table-cell>
        </table:table-row>
        <table:table-row table:style-name="ro1">
          <table:table-cell office:value-type="float" office:value="6450">
            <text:p>6450</text:p>
          </table:table-cell>
        </table:table-row>
        <table:table-row table:style-name="ro1">
          <table:table-cell office:value-type="float" office:value="6496">
            <text:p>6496</text:p>
          </table:table-cell>
        </table:table-row>
        <table:table-row table:style-name="ro1">
          <table:table-cell office:value-type="float" office:value="6544">
            <text:p>6544</text:p>
          </table:table-cell>
        </table:table-row>
        <table:table-row table:style-name="ro1">
          <table:table-cell office:value-type="float" office:value="6587">
            <text:p>6587</text:p>
          </table:table-cell>
        </table:table-row>
        <table:table-row table:style-name="ro1">
          <table:table-cell office:value-type="float" office:value="6631">
            <text:p>6631</text:p>
          </table:table-cell>
        </table:table-row>
        <table:table-row table:style-name="ro1">
          <table:table-cell office:value-type="float" office:value="6674">
            <text:p>6674</text:p>
          </table:table-cell>
        </table:table-row>
        <table:table-row table:style-name="ro1">
          <table:table-cell office:value-type="float" office:value="6713">
            <text:p>6713</text:p>
          </table:table-cell>
        </table:table-row>
        <table:table-row table:style-name="ro1">
          <table:table-cell office:value-type="float" office:value="6952">
            <text:p>6952</text:p>
          </table:table-cell>
        </table:table-row>
        <table:table-row table:style-name="ro1">
          <table:table-cell office:value-type="float" office:value="6996">
            <text:p>6996</text:p>
          </table:table-cell>
        </table:table-row>
        <table:table-row table:style-name="ro1">
          <table:table-cell office:value-type="float" office:value="7039">
            <text:p>7039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047">
            <text:p>6047</text:p>
          </table:table-cell>
        </table:table-row>
        <table:table-row table:style-name="ro1">
          <table:table-cell office:value-type="float" office:value="6111">
            <text:p>6111</text:p>
          </table:table-cell>
        </table:table-row>
        <table:table-row table:style-name="ro1">
          <table:table-cell office:value-type="float" office:value="6149">
            <text:p>6149</text:p>
          </table:table-cell>
        </table:table-row>
        <table:table-row table:style-name="ro1">
          <table:table-cell office:value-type="float" office:value="6202">
            <text:p>6202</text:p>
          </table:table-cell>
        </table:table-row>
        <table:table-row table:style-name="ro1">
          <table:table-cell office:value-type="float" office:value="6249">
            <text:p>6249</text:p>
          </table:table-cell>
        </table:table-row>
        <table:table-row table:style-name="ro1">
          <table:table-cell office:value-type="float" office:value="6294">
            <text:p>6294</text:p>
          </table:table-cell>
        </table:table-row>
        <table:table-row table:style-name="ro1">
          <table:table-cell office:value-type="float" office:value="6347">
            <text:p>6347</text:p>
          </table:table-cell>
        </table:table-row>
        <table:table-row table:style-name="ro1">
          <table:table-cell office:value-type="float" office:value="6389">
            <text:p>6389</text:p>
          </table:table-cell>
        </table:table-row>
        <table:table-row table:style-name="ro1">
          <table:table-cell office:value-type="float" office:value="6440">
            <text:p>6440</text:p>
          </table:table-cell>
        </table:table-row>
        <table:table-row table:style-name="ro1">
          <table:table-cell office:value-type="float" office:value="6483">
            <text:p>6483</text:p>
          </table:table-cell>
        </table:table-row>
        <table:table-row table:style-name="ro1">
          <table:table-cell office:value-type="float" office:value="6522">
            <text:p>6522</text:p>
          </table:table-cell>
        </table:table-row>
        <table:table-row table:style-name="ro1">
          <table:table-cell office:value-type="float" office:value="6569">
            <text:p>6569</text:p>
          </table:table-cell>
        </table:table-row>
        <table:table-row table:style-name="ro1">
          <table:table-cell office:value-type="float" office:value="6608">
            <text:p>6608</text:p>
          </table:table-cell>
        </table:table-row>
        <table:table-row table:style-name="ro1">
          <table:table-cell office:value-type="float" office:value="6764">
            <text:p>6764</text:p>
          </table:table-cell>
        </table:table-row>
        <table:table-row table:style-name="ro1">
          <table:table-cell office:value-type="float" office:value="6809">
            <text:p>6809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280">
            <text:p>6280</text:p>
          </table:table-cell>
        </table:table-row>
        <table:table-row table:style-name="ro1">
          <table:table-cell office:value-type="float" office:value="6346">
            <text:p>6346</text:p>
          </table:table-cell>
        </table:table-row>
        <table:table-row table:style-name="ro1">
          <table:table-cell office:value-type="float" office:value="6420">
            <text:p>6420</text:p>
          </table:table-cell>
        </table:table-row>
        <table:table-row table:style-name="ro1">
          <table:table-cell office:value-type="float" office:value="6466">
            <text:p>6466</text:p>
          </table:table-cell>
        </table:table-row>
        <table:table-row table:style-name="ro1">
          <table:table-cell office:value-type="float" office:value="6513">
            <text:p>6513</text:p>
          </table:table-cell>
        </table:table-row>
        <table:table-row table:style-name="ro1">
          <table:table-cell office:value-type="float" office:value="6558">
            <text:p>6558</text:p>
          </table:table-cell>
        </table:table-row>
        <table:table-row table:style-name="ro1">
          <table:table-cell office:value-type="float" office:value="6600">
            <text:p>6600</text:p>
          </table:table-cell>
        </table:table-row>
        <table:table-row table:style-name="ro1">
          <table:table-cell office:value-type="float" office:value="6652">
            <text:p>6652</text:p>
          </table:table-cell>
        </table:table-row>
        <table:table-row table:style-name="ro1">
          <table:table-cell office:value-type="float" office:value="6772">
            <text:p>6772</text:p>
          </table:table-cell>
        </table:table-row>
        <table:table-row table:style-name="ro1">
          <table:table-cell office:value-type="float" office:value="6831">
            <text:p>6831</text:p>
          </table:table-cell>
        </table:table-row>
        <table:table-row table:style-name="ro1">
          <table:table-cell office:value-type="float" office:value="6874">
            <text:p>6874</text:p>
          </table:table-cell>
        </table:table-row>
        <table:table-row table:style-name="ro1">
          <table:table-cell office:value-type="float" office:value="6917">
            <text:p>6917</text:p>
          </table:table-cell>
        </table:table-row>
        <table:table-row table:style-name="ro1">
          <table:table-cell office:value-type="float" office:value="6960">
            <text:p>6960</text:p>
          </table:table-cell>
        </table:table-row>
        <table:table-row table:style-name="ro1">
          <table:table-cell office:value-type="float" office:value="7004">
            <text:p>7004</text:p>
          </table:table-cell>
        </table:table-row>
        <table:table-row table:style-name="ro1">
          <table:table-cell office:value-type="float" office:value="7047">
            <text:p>7047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104">
            <text:p>6104</text:p>
          </table:table-cell>
        </table:table-row>
        <table:table-row table:style-name="ro1">
          <table:table-cell office:value-type="float" office:value="6165">
            <text:p>6165</text:p>
          </table:table-cell>
        </table:table-row>
        <table:table-row table:style-name="ro1">
          <table:table-cell office:value-type="float" office:value="6211">
            <text:p>6211</text:p>
          </table:table-cell>
        </table:table-row>
        <table:table-row table:style-name="ro1">
          <table:table-cell office:value-type="float" office:value="6274">
            <text:p>6274</text:p>
          </table:table-cell>
        </table:table-row>
        <table:table-row table:style-name="ro1">
          <table:table-cell office:value-type="float" office:value="6319">
            <text:p>6319</text:p>
          </table:table-cell>
        </table:table-row>
        <table:table-row table:style-name="ro1">
          <table:table-cell office:value-type="float" office:value="6365">
            <text:p>6365</text:p>
          </table:table-cell>
        </table:table-row>
        <table:table-row table:style-name="ro1">
          <table:table-cell office:value-type="float" office:value="6411">
            <text:p>6411</text:p>
          </table:table-cell>
        </table:table-row>
        <table:table-row table:style-name="ro1">
          <table:table-cell office:value-type="float" office:value="6456">
            <text:p>6456</text:p>
          </table:table-cell>
        </table:table-row>
        <table:table-row table:style-name="ro1">
          <table:table-cell office:value-type="float" office:value="7155">
            <text:p>7155</text:p>
          </table:table-cell>
        </table:table-row>
        <table:table-row table:style-name="ro1">
          <table:table-cell office:value-type="float" office:value="7198">
            <text:p>7198</text:p>
          </table:table-cell>
        </table:table-row>
        <table:table-row table:style-name="ro1">
          <table:table-cell office:value-type="float" office:value="7241">
            <text:p>7241</text:p>
          </table:table-cell>
        </table:table-row>
        <table:table-row table:style-name="ro1">
          <table:table-cell office:value-type="float" office:value="7285">
            <text:p>7285</text:p>
          </table:table-cell>
        </table:table-row>
        <table:table-row table:style-name="ro1">
          <table:table-cell office:value-type="float" office:value="7329">
            <text:p>7329</text:p>
          </table:table-cell>
        </table:table-row>
        <table:table-row table:style-name="ro1">
          <table:table-cell office:value-type="float" office:value="7371">
            <text:p>7371</text:p>
          </table:table-cell>
        </table:table-row>
        <table:table-row table:style-name="ro1">
          <table:table-cell office:value-type="float" office:value="7414">
            <text:p>7414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002">
            <text:p>6002</text:p>
          </table:table-cell>
        </table:table-row>
        <table:table-row table:style-name="ro1">
          <table:table-cell office:value-type="float" office:value="6094">
            <text:p>6094</text:p>
          </table:table-cell>
        </table:table-row>
        <table:table-row table:style-name="ro1">
          <table:table-cell office:value-type="float" office:value="6140">
            <text:p>6140</text:p>
          </table:table-cell>
        </table:table-row>
        <table:table-row table:style-name="ro1">
          <table:table-cell office:value-type="float" office:value="6186">
            <text:p>6186</text:p>
          </table:table-cell>
        </table:table-row>
        <table:table-row table:style-name="ro1">
          <table:table-cell office:value-type="float" office:value="6230">
            <text:p>6230</text:p>
          </table:table-cell>
        </table:table-row>
        <table:table-row table:style-name="ro1">
          <table:table-cell office:value-type="float" office:value="6277">
            <text:p>6277</text:p>
          </table:table-cell>
        </table:table-row>
        <table:table-row table:style-name="ro1">
          <table:table-cell office:value-type="float" office:value="6323">
            <text:p>6323</text:p>
          </table:table-cell>
        </table:table-row>
        <table:table-row table:style-name="ro1">
          <table:table-cell office:value-type="float" office:value="6369">
            <text:p>6369</text:p>
          </table:table-cell>
        </table:table-row>
        <table:table-row table:style-name="ro1">
          <table:table-cell office:value-type="float" office:value="6412">
            <text:p>6412</text:p>
          </table:table-cell>
        </table:table-row>
        <table:table-row table:style-name="ro1">
          <table:table-cell office:value-type="float" office:value="6454">
            <text:p>6454</text:p>
          </table:table-cell>
        </table:table-row>
        <table:table-row table:style-name="ro1">
          <table:table-cell office:value-type="float" office:value="6498">
            <text:p>6498</text:p>
          </table:table-cell>
        </table:table-row>
        <table:table-row table:style-name="ro1">
          <table:table-cell office:value-type="float" office:value="6570">
            <text:p>6570</text:p>
          </table:table-cell>
        </table:table-row>
        <table:table-row table:style-name="ro1">
          <table:table-cell office:value-type="float" office:value="6617">
            <text:p>6617</text:p>
          </table:table-cell>
        </table:table-row>
        <table:table-row table:style-name="ro1">
          <table:table-cell office:value-type="float" office:value="6661">
            <text:p>6661</text:p>
          </table:table-cell>
        </table:table-row>
        <table:table-row table:style-name="ro1">
          <table:table-cell office:value-type="float" office:value="6897">
            <text:p>6897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326">
            <text:p>6326</text:p>
          </table:table-cell>
        </table:table-row>
        <table:table-row table:style-name="ro1">
          <table:table-cell office:value-type="float" office:value="6416">
            <text:p>6416</text:p>
          </table:table-cell>
        </table:table-row>
        <table:table-row table:style-name="ro1">
          <table:table-cell office:value-type="float" office:value="6461">
            <text:p>6461</text:p>
          </table:table-cell>
        </table:table-row>
        <table:table-row table:style-name="ro1">
          <table:table-cell office:value-type="float" office:value="6508">
            <text:p>6508</text:p>
          </table:table-cell>
        </table:table-row>
        <table:table-row table:style-name="ro1">
          <table:table-cell office:value-type="float" office:value="6548">
            <text:p>6548</text:p>
          </table:table-cell>
        </table:table-row>
        <table:table-row table:style-name="ro1">
          <table:table-cell office:value-type="float" office:value="6601">
            <text:p>6601</text:p>
          </table:table-cell>
        </table:table-row>
        <table:table-row table:style-name="ro1">
          <table:table-cell office:value-type="float" office:value="6648">
            <text:p>6648</text:p>
          </table:table-cell>
        </table:table-row>
        <table:table-row table:style-name="ro1">
          <table:table-cell office:value-type="float" office:value="6694">
            <text:p>6694</text:p>
          </table:table-cell>
        </table:table-row>
        <table:table-row table:style-name="ro1">
          <table:table-cell office:value-type="float" office:value="6745">
            <text:p>6745</text:p>
          </table:table-cell>
        </table:table-row>
        <table:table-row table:style-name="ro1">
          <table:table-cell office:value-type="float" office:value="6788">
            <text:p>6788</text:p>
          </table:table-cell>
        </table:table-row>
        <table:table-row table:style-name="ro1">
          <table:table-cell office:value-type="float" office:value="6832">
            <text:p>6832</text:p>
          </table:table-cell>
        </table:table-row>
        <table:table-row table:style-name="ro1">
          <table:table-cell office:value-type="float" office:value="6876">
            <text:p>6876</text:p>
          </table:table-cell>
        </table:table-row>
        <table:table-row table:style-name="ro1">
          <table:table-cell office:value-type="float" office:value="6919">
            <text:p>6919</text:p>
          </table:table-cell>
        </table:table-row>
        <table:table-row table:style-name="ro1">
          <table:table-cell office:value-type="float" office:value="6963">
            <text:p>6963</text:p>
          </table:table-cell>
        </table:table-row>
        <table:table-row table:style-name="ro1">
          <table:table-cell office:value-type="float" office:value="7006">
            <text:p>7006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284">
            <text:p>6284</text:p>
          </table:table-cell>
        </table:table-row>
        <table:table-row table:style-name="ro1">
          <table:table-cell office:value-type="float" office:value="6375">
            <text:p>6375</text:p>
          </table:table-cell>
        </table:table-row>
        <table:table-row table:style-name="ro1">
          <table:table-cell office:value-type="float" office:value="6420">
            <text:p>6420</text:p>
          </table:table-cell>
        </table:table-row>
        <table:table-row table:style-name="ro1">
          <table:table-cell office:value-type="float" office:value="6466">
            <text:p>6466</text:p>
          </table:table-cell>
        </table:table-row>
        <table:table-row table:style-name="ro1">
          <table:table-cell office:value-type="float" office:value="6513">
            <text:p>6513</text:p>
          </table:table-cell>
        </table:table-row>
        <table:table-row table:style-name="ro1">
          <table:table-cell office:value-type="float" office:value="6559">
            <text:p>6559</text:p>
          </table:table-cell>
        </table:table-row>
        <table:table-row table:style-name="ro1">
          <table:table-cell office:value-type="float" office:value="6605">
            <text:p>6605</text:p>
          </table:table-cell>
        </table:table-row>
        <table:table-row table:style-name="ro1">
          <table:table-cell office:value-type="float" office:value="6652">
            <text:p>6652</text:p>
          </table:table-cell>
        </table:table-row>
        <table:table-row table:style-name="ro1">
          <table:table-cell office:value-type="float" office:value="6701">
            <text:p>6701</text:p>
          </table:table-cell>
        </table:table-row>
        <table:table-row table:style-name="ro1">
          <table:table-cell office:value-type="float" office:value="6744">
            <text:p>6744</text:p>
          </table:table-cell>
        </table:table-row>
        <table:table-row table:style-name="ro1">
          <table:table-cell office:value-type="float" office:value="6787">
            <text:p>6787</text:p>
          </table:table-cell>
        </table:table-row>
        <table:table-row table:style-name="ro1">
          <table:table-cell office:value-type="float" office:value="6830">
            <text:p>6830</text:p>
          </table:table-cell>
        </table:table-row>
        <table:table-row table:style-name="ro1">
          <table:table-cell office:value-type="float" office:value="6899">
            <text:p>6899</text:p>
          </table:table-cell>
        </table:table-row>
        <table:table-row table:style-name="ro1">
          <table:table-cell office:value-type="float" office:value="6943">
            <text:p>6943</text:p>
          </table:table-cell>
        </table:table-row>
        <table:table-row table:style-name="ro1">
          <table:table-cell office:value-type="float" office:value="6986">
            <text:p>6986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047">
            <text:p>4047</text:p>
          </table:table-cell>
        </table:table-row>
        <table:table-row table:style-name="ro1">
          <table:table-cell office:value-type="float" office:value="4100">
            <text:p>4100</text:p>
          </table:table-cell>
        </table:table-row>
        <table:table-row table:style-name="ro1">
          <table:table-cell office:value-type="float" office:value="4158">
            <text:p>4158</text:p>
          </table:table-cell>
        </table:table-row>
        <table:table-row table:style-name="ro1">
          <table:table-cell office:value-type="float" office:value="4200">
            <text:p>4200</text:p>
          </table:table-cell>
        </table:table-row>
        <table:table-row table:style-name="ro1">
          <table:table-cell office:value-type="float" office:value="4251">
            <text:p>4251</text:p>
          </table:table-cell>
        </table:table-row>
        <table:table-row table:style-name="ro1">
          <table:table-cell office:value-type="float" office:value="4311">
            <text:p>4311</text:p>
          </table:table-cell>
        </table:table-row>
        <table:table-row table:style-name="ro1">
          <table:table-cell office:value-type="float" office:value="4749">
            <text:p>4749</text:p>
          </table:table-cell>
        </table:table-row>
        <table:table-row table:style-name="ro1">
          <table:table-cell office:value-type="float" office:value="4787">
            <text:p>4787</text:p>
          </table:table-cell>
        </table:table-row>
        <table:table-row table:style-name="ro1">
          <table:table-cell office:value-type="float" office:value="4824">
            <text:p>4824</text:p>
          </table:table-cell>
        </table:table-row>
        <table:table-row table:style-name="ro1">
          <table:table-cell office:value-type="float" office:value="4859">
            <text:p>4859</text:p>
          </table:table-cell>
        </table:table-row>
        <table:table-row table:style-name="ro1">
          <table:table-cell office:value-type="float" office:value="4893">
            <text:p>4893</text:p>
          </table:table-cell>
        </table:table-row>
        <table:table-row table:style-name="ro1">
          <table:table-cell office:value-type="float" office:value="4929">
            <text:p>4929</text:p>
          </table:table-cell>
        </table:table-row>
        <table:table-row table:style-name="ro1">
          <table:table-cell office:value-type="float" office:value="5491">
            <text:p>5491</text:p>
          </table:table-cell>
        </table:table-row>
        <table:table-row table:style-name="ro1">
          <table:table-cell office:value-type="float" office:value="5526">
            <text:p>5526</text:p>
          </table:table-cell>
        </table:table-row>
        <table:table-row table:style-name="ro1">
          <table:table-cell office:value-type="float" office:value="5890">
            <text:p>5890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096">
            <text:p>4096</text:p>
          </table:table-cell>
        </table:table-row>
        <table:table-row table:style-name="ro1">
          <table:table-cell office:value-type="float" office:value="4171">
            <text:p>4171</text:p>
          </table:table-cell>
        </table:table-row>
        <table:table-row table:style-name="ro1">
          <table:table-cell office:value-type="float" office:value="4208">
            <text:p>4208</text:p>
          </table:table-cell>
        </table:table-row>
        <table:table-row table:style-name="ro1">
          <table:table-cell office:value-type="float" office:value="4259">
            <text:p>4259</text:p>
          </table:table-cell>
        </table:table-row>
        <table:table-row table:style-name="ro1">
          <table:table-cell office:value-type="float" office:value="4297">
            <text:p>4297</text:p>
          </table:table-cell>
        </table:table-row>
        <table:table-row table:style-name="ro1">
          <table:table-cell office:value-type="float" office:value="4335">
            <text:p>4335</text:p>
          </table:table-cell>
        </table:table-row>
        <table:table-row table:style-name="ro1">
          <table:table-cell office:value-type="float" office:value="4373">
            <text:p>4373</text:p>
          </table:table-cell>
        </table:table-row>
        <table:table-row table:style-name="ro1">
          <table:table-cell office:value-type="float" office:value="4768">
            <text:p>4768</text:p>
          </table:table-cell>
        </table:table-row>
        <table:table-row table:style-name="ro1">
          <table:table-cell office:value-type="float" office:value="4806">
            <text:p>4806</text:p>
          </table:table-cell>
        </table:table-row>
        <table:table-row table:style-name="ro1">
          <table:table-cell office:value-type="float" office:value="4842">
            <text:p>4842</text:p>
          </table:table-cell>
        </table:table-row>
        <table:table-row table:style-name="ro1">
          <table:table-cell office:value-type="float" office:value="4877">
            <text:p>4877</text:p>
          </table:table-cell>
        </table:table-row>
        <table:table-row table:style-name="ro1">
          <table:table-cell office:value-type="float" office:value="4913">
            <text:p>4913</text:p>
          </table:table-cell>
        </table:table-row>
        <table:table-row table:style-name="ro1">
          <table:table-cell office:value-type="float" office:value="4949">
            <text:p>4949</text:p>
          </table:table-cell>
        </table:table-row>
        <table:table-row table:style-name="ro1">
          <table:table-cell office:value-type="float" office:value="4984">
            <text:p>4984</text:p>
          </table:table-cell>
        </table:table-row>
        <table:table-row table:style-name="ro1">
          <table:table-cell office:value-type="float" office:value="5044">
            <text:p>5044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115">
            <text:p>4115</text:p>
          </table:table-cell>
        </table:table-row>
        <table:table-row table:style-name="ro1">
          <table:table-cell office:value-type="float" office:value="4194">
            <text:p>4194</text:p>
          </table:table-cell>
        </table:table-row>
        <table:table-row table:style-name="ro1">
          <table:table-cell office:value-type="float" office:value="4246">
            <text:p>4246</text:p>
          </table:table-cell>
        </table:table-row>
        <table:table-row table:style-name="ro1">
          <table:table-cell office:value-type="float" office:value="4290">
            <text:p>4290</text:p>
          </table:table-cell>
        </table:table-row>
        <table:table-row table:style-name="ro1">
          <table:table-cell office:value-type="float" office:value="4350">
            <text:p>4350</text:p>
          </table:table-cell>
        </table:table-row>
        <table:table-row table:style-name="ro1">
          <table:table-cell office:value-type="float" office:value="4392">
            <text:p>4392</text:p>
          </table:table-cell>
        </table:table-row>
        <table:table-row table:style-name="ro1">
          <table:table-cell office:value-type="float" office:value="4434">
            <text:p>4434</text:p>
          </table:table-cell>
        </table:table-row>
        <table:table-row table:style-name="ro1">
          <table:table-cell office:value-type="float" office:value="4822">
            <text:p>4822</text:p>
          </table:table-cell>
        </table:table-row>
        <table:table-row table:style-name="ro1">
          <table:table-cell office:value-type="float" office:value="4861">
            <text:p>4861</text:p>
          </table:table-cell>
        </table:table-row>
        <table:table-row table:style-name="ro1">
          <table:table-cell office:value-type="float" office:value="4901">
            <text:p>4901</text:p>
          </table:table-cell>
        </table:table-row>
        <table:table-row table:style-name="ro1">
          <table:table-cell office:value-type="float" office:value="4943">
            <text:p>4943</text:p>
          </table:table-cell>
        </table:table-row>
        <table:table-row table:style-name="ro1">
          <table:table-cell office:value-type="float" office:value="4983">
            <text:p>4983</text:p>
          </table:table-cell>
        </table:table-row>
        <table:table-row table:style-name="ro1">
          <table:table-cell office:value-type="float" office:value="5023">
            <text:p>5023</text:p>
          </table:table-cell>
        </table:table-row>
        <table:table-row table:style-name="ro1">
          <table:table-cell office:value-type="float" office:value="5062">
            <text:p>5062</text:p>
          </table:table-cell>
        </table:table-row>
        <table:table-row table:style-name="ro1">
          <table:table-cell office:value-type="float" office:value="5130">
            <text:p>5130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234">
            <text:p>4234</text:p>
          </table:table-cell>
        </table:table-row>
        <table:table-row table:style-name="ro1">
          <table:table-cell office:value-type="float" office:value="4620">
            <text:p>4620</text:p>
          </table:table-cell>
        </table:table-row>
        <table:table-row table:style-name="ro1">
          <table:table-cell office:value-type="float" office:value="4662">
            <text:p>4662</text:p>
          </table:table-cell>
        </table:table-row>
        <table:table-row table:style-name="ro1">
          <table:table-cell office:value-type="float" office:value="4704">
            <text:p>4704</text:p>
          </table:table-cell>
        </table:table-row>
        <table:table-row table:style-name="ro1">
          <table:table-cell office:value-type="float" office:value="4746">
            <text:p>4746</text:p>
          </table:table-cell>
        </table:table-row>
        <table:table-row table:style-name="ro1">
          <table:table-cell office:value-type="float" office:value="4807">
            <text:p>4807</text:p>
          </table:table-cell>
        </table:table-row>
        <table:table-row table:style-name="ro1">
          <table:table-cell office:value-type="float" office:value="4877">
            <text:p>4877</text:p>
          </table:table-cell>
        </table:table-row>
        <table:table-row table:style-name="ro1">
          <table:table-cell office:value-type="float" office:value="4920">
            <text:p>4920</text:p>
          </table:table-cell>
        </table:table-row>
        <table:table-row table:style-name="ro1">
          <table:table-cell office:value-type="float" office:value="4959">
            <text:p>4959</text:p>
          </table:table-cell>
        </table:table-row>
        <table:table-row table:style-name="ro1">
          <table:table-cell office:value-type="float" office:value="4999">
            <text:p>4999</text:p>
          </table:table-cell>
        </table:table-row>
        <table:table-row table:style-name="ro1">
          <table:table-cell office:value-type="float" office:value="5039">
            <text:p>5039</text:p>
          </table:table-cell>
        </table:table-row>
        <table:table-row table:style-name="ro1">
          <table:table-cell office:value-type="float" office:value="5078">
            <text:p>5078</text:p>
          </table:table-cell>
        </table:table-row>
        <table:table-row table:style-name="ro1">
          <table:table-cell office:value-type="float" office:value="5118">
            <text:p>5118</text:p>
          </table:table-cell>
        </table:table-row>
        <table:table-row table:style-name="ro1">
          <table:table-cell office:value-type="float" office:value="5701">
            <text:p>5701</text:p>
          </table:table-cell>
        </table:table-row>
        <table:table-row table:style-name="ro1">
          <table:table-cell office:value-type="float" office:value="6342">
            <text:p>6342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187">
            <text:p>4187</text:p>
          </table:table-cell>
        </table:table-row>
        <table:table-row table:style-name="ro1">
          <table:table-cell office:value-type="float" office:value="4247">
            <text:p>4247</text:p>
          </table:table-cell>
        </table:table-row>
        <table:table-row table:style-name="ro1">
          <table:table-cell office:value-type="float" office:value="4297">
            <text:p>4297</text:p>
          </table:table-cell>
        </table:table-row>
        <table:table-row table:style-name="ro1">
          <table:table-cell office:value-type="float" office:value="4363">
            <text:p>4363</text:p>
          </table:table-cell>
        </table:table-row>
        <table:table-row table:style-name="ro1">
          <table:table-cell office:value-type="float" office:value="4405">
            <text:p>4405</text:p>
          </table:table-cell>
        </table:table-row>
        <table:table-row table:style-name="ro1">
          <table:table-cell office:value-type="float" office:value="4466">
            <text:p>4466</text:p>
          </table:table-cell>
        </table:table-row>
        <table:table-row table:style-name="ro1">
          <table:table-cell office:value-type="float" office:value="4833">
            <text:p>4833</text:p>
          </table:table-cell>
        </table:table-row>
        <table:table-row table:style-name="ro1">
          <table:table-cell office:value-type="float" office:value="4903">
            <text:p>4903</text:p>
          </table:table-cell>
        </table:table-row>
        <table:table-row table:style-name="ro1">
          <table:table-cell office:value-type="float" office:value="4941">
            <text:p>4941</text:p>
          </table:table-cell>
        </table:table-row>
        <table:table-row table:style-name="ro1">
          <table:table-cell office:value-type="float" office:value="4981">
            <text:p>4981</text:p>
          </table:table-cell>
        </table:table-row>
        <table:table-row table:style-name="ro1">
          <table:table-cell office:value-type="float" office:value="5021">
            <text:p>5021</text:p>
          </table:table-cell>
        </table:table-row>
        <table:table-row table:style-name="ro1">
          <table:table-cell office:value-type="float" office:value="5060">
            <text:p>5060</text:p>
          </table:table-cell>
        </table:table-row>
        <table:table-row table:style-name="ro1">
          <table:table-cell office:value-type="float" office:value="5099">
            <text:p>5099</text:p>
          </table:table-cell>
        </table:table-row>
        <table:table-row table:style-name="ro1">
          <table:table-cell office:value-type="float" office:value="5142">
            <text:p>5142</text:p>
          </table:table-cell>
        </table:table-row>
        <table:table-row table:style-name="ro1">
          <table:table-cell office:value-type="float" office:value="5181">
            <text:p>5181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209">
            <text:p>4209</text:p>
          </table:table-cell>
        </table:table-row>
        <table:table-row table:style-name="ro1">
          <table:table-cell office:value-type="float" office:value="4274">
            <text:p>4274</text:p>
          </table:table-cell>
        </table:table-row>
        <table:table-row table:style-name="ro1">
          <table:table-cell office:value-type="float" office:value="4341">
            <text:p>4341</text:p>
          </table:table-cell>
        </table:table-row>
        <table:table-row table:style-name="ro1">
          <table:table-cell office:value-type="float" office:value="4410">
            <text:p>4410</text:p>
          </table:table-cell>
        </table:table-row>
        <table:table-row table:style-name="ro1">
          <table:table-cell office:value-type="float" office:value="4455">
            <text:p>4455</text:p>
          </table:table-cell>
        </table:table-row>
        <table:table-row table:style-name="ro1">
          <table:table-cell office:value-type="float" office:value="4515">
            <text:p>4515</text:p>
          </table:table-cell>
        </table:table-row>
        <table:table-row table:style-name="ro1">
          <table:table-cell office:value-type="float" office:value="4881">
            <text:p>4881</text:p>
          </table:table-cell>
        </table:table-row>
        <table:table-row table:style-name="ro1">
          <table:table-cell office:value-type="float" office:value="4918">
            <text:p>4918</text:p>
          </table:table-cell>
        </table:table-row>
        <table:table-row table:style-name="ro1">
          <table:table-cell office:value-type="float" office:value="4983">
            <text:p>4983</text:p>
          </table:table-cell>
        </table:table-row>
        <table:table-row table:style-name="ro1">
          <table:table-cell office:value-type="float" office:value="5023">
            <text:p>5023</text:p>
          </table:table-cell>
        </table:table-row>
        <table:table-row table:style-name="ro1">
          <table:table-cell office:value-type="float" office:value="5065">
            <text:p>5065</text:p>
          </table:table-cell>
        </table:table-row>
        <table:table-row table:style-name="ro1">
          <table:table-cell office:value-type="float" office:value="5104">
            <text:p>5104</text:p>
          </table:table-cell>
        </table:table-row>
        <table:table-row table:style-name="ro1">
          <table:table-cell office:value-type="float" office:value="5147">
            <text:p>5147</text:p>
          </table:table-cell>
        </table:table-row>
        <table:table-row table:style-name="ro1">
          <table:table-cell office:value-type="float" office:value="5188">
            <text:p>5188</text:p>
          </table:table-cell>
        </table:table-row>
        <table:table-row table:style-name="ro1">
          <table:table-cell office:value-type="float" office:value="5229">
            <text:p>5229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600">
            <text:p>4600</text:p>
          </table:table-cell>
        </table:table-row>
        <table:table-row table:style-name="ro1">
          <table:table-cell office:value-type="float" office:value="4662">
            <text:p>4662</text:p>
          </table:table-cell>
        </table:table-row>
        <table:table-row table:style-name="ro1">
          <table:table-cell office:value-type="float" office:value="4703">
            <text:p>4703</text:p>
          </table:table-cell>
        </table:table-row>
        <table:table-row table:style-name="ro1">
          <table:table-cell office:value-type="float" office:value="4762">
            <text:p>4762</text:p>
          </table:table-cell>
        </table:table-row>
        <table:table-row table:style-name="ro1">
          <table:table-cell office:value-type="float" office:value="4805">
            <text:p>4805</text:p>
          </table:table-cell>
        </table:table-row>
        <table:table-row table:style-name="ro1">
          <table:table-cell office:value-type="float" office:value="4846">
            <text:p>4846</text:p>
          </table:table-cell>
        </table:table-row>
        <table:table-row table:style-name="ro1">
          <table:table-cell office:value-type="float" office:value="4889">
            <text:p>4889</text:p>
          </table:table-cell>
        </table:table-row>
        <table:table-row table:style-name="ro1">
          <table:table-cell office:value-type="float" office:value="5384">
            <text:p>5384</text:p>
          </table:table-cell>
        </table:table-row>
        <table:table-row table:style-name="ro1">
          <table:table-cell office:value-type="float" office:value="5421">
            <text:p>5421</text:p>
          </table:table-cell>
        </table:table-row>
        <table:table-row table:style-name="ro1">
          <table:table-cell office:value-type="float" office:value="5461">
            <text:p>5461</text:p>
          </table:table-cell>
        </table:table-row>
        <table:table-row table:style-name="ro1">
          <table:table-cell office:value-type="float" office:value="5501">
            <text:p>5501</text:p>
          </table:table-cell>
        </table:table-row>
        <table:table-row table:style-name="ro1">
          <table:table-cell office:value-type="float" office:value="5541">
            <text:p>5541</text:p>
          </table:table-cell>
        </table:table-row>
        <table:table-row table:style-name="ro1">
          <table:table-cell office:value-type="float" office:value="5580">
            <text:p>5580</text:p>
          </table:table-cell>
        </table:table-row>
        <table:table-row table:style-name="ro1">
          <table:table-cell office:value-type="float" office:value="5619">
            <text:p>5619</text:p>
          </table:table-cell>
        </table:table-row>
        <table:table-row table:style-name="ro1">
          <table:table-cell office:value-type="float" office:value="5658">
            <text:p>5658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174">
            <text:p>4174</text:p>
          </table:table-cell>
        </table:table-row>
        <table:table-row table:style-name="ro1">
          <table:table-cell office:value-type="float" office:value="4308">
            <text:p>4308</text:p>
          </table:table-cell>
        </table:table-row>
        <table:table-row table:style-name="ro1">
          <table:table-cell office:value-type="float" office:value="4685">
            <text:p>4685</text:p>
          </table:table-cell>
        </table:table-row>
        <table:table-row table:style-name="ro1">
          <table:table-cell office:value-type="float" office:value="4726">
            <text:p>4726</text:p>
          </table:table-cell>
        </table:table-row>
        <table:table-row table:style-name="ro1">
          <table:table-cell office:value-type="float" office:value="4768">
            <text:p>4768</text:p>
          </table:table-cell>
        </table:table-row>
        <table:table-row table:style-name="ro1">
          <table:table-cell office:value-type="float" office:value="4832">
            <text:p>4832</text:p>
          </table:table-cell>
        </table:table-row>
        <table:table-row table:style-name="ro1">
          <table:table-cell office:value-type="float" office:value="4874">
            <text:p>4874</text:p>
          </table:table-cell>
        </table:table-row>
        <table:table-row table:style-name="ro1">
          <table:table-cell office:value-type="float" office:value="4916">
            <text:p>4916</text:p>
          </table:table-cell>
        </table:table-row>
        <table:table-row table:style-name="ro1">
          <table:table-cell office:value-type="float" office:value="4998">
            <text:p>4998</text:p>
          </table:table-cell>
        </table:table-row>
        <table:table-row table:style-name="ro1">
          <table:table-cell office:value-type="float" office:value="5039">
            <text:p>5039</text:p>
          </table:table-cell>
        </table:table-row>
        <table:table-row table:style-name="ro1">
          <table:table-cell office:value-type="float" office:value="5084">
            <text:p>5084</text:p>
          </table:table-cell>
        </table:table-row>
        <table:table-row table:style-name="ro1">
          <table:table-cell office:value-type="float" office:value="5140">
            <text:p>5140</text:p>
          </table:table-cell>
        </table:table-row>
        <table:table-row table:style-name="ro1">
          <table:table-cell office:value-type="float" office:value="5183">
            <text:p>5183</text:p>
          </table:table-cell>
        </table:table-row>
        <table:table-row table:style-name="ro1">
          <table:table-cell office:value-type="float" office:value="5222">
            <text:p>5222</text:p>
          </table:table-cell>
        </table:table-row>
        <table:table-row table:style-name="ro1">
          <table:table-cell office:value-type="float" office:value="5262">
            <text:p>5262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143">
            <text:p>4143</text:p>
          </table:table-cell>
        </table:table-row>
        <table:table-row table:style-name="ro1">
          <table:table-cell office:value-type="float" office:value="4264">
            <text:p>4264</text:p>
          </table:table-cell>
        </table:table-row>
        <table:table-row table:style-name="ro1">
          <table:table-cell office:value-type="float" office:value="4311">
            <text:p>4311</text:p>
          </table:table-cell>
        </table:table-row>
        <table:table-row table:style-name="ro1">
          <table:table-cell office:value-type="float" office:value="4353">
            <text:p>4353</text:p>
          </table:table-cell>
        </table:table-row>
        <table:table-row table:style-name="ro1">
          <table:table-cell office:value-type="float" office:value="4412">
            <text:p>4412</text:p>
          </table:table-cell>
        </table:table-row>
        <table:table-row table:style-name="ro1">
          <table:table-cell office:value-type="float" office:value="4456">
            <text:p>4456</text:p>
          </table:table-cell>
        </table:table-row>
        <table:table-row table:style-name="ro1">
          <table:table-cell office:value-type="float" office:value="4831">
            <text:p>4831</text:p>
          </table:table-cell>
        </table:table-row>
        <table:table-row table:style-name="ro1">
          <table:table-cell office:value-type="float" office:value="4891">
            <text:p>4891</text:p>
          </table:table-cell>
        </table:table-row>
        <table:table-row table:style-name="ro1">
          <table:table-cell office:value-type="float" office:value="4972">
            <text:p>4972</text:p>
          </table:table-cell>
        </table:table-row>
        <table:table-row table:style-name="ro1">
          <table:table-cell office:value-type="float" office:value="5011">
            <text:p>5011</text:p>
          </table:table-cell>
        </table:table-row>
        <table:table-row table:style-name="ro1">
          <table:table-cell office:value-type="float" office:value="5050">
            <text:p>5050</text:p>
          </table:table-cell>
        </table:table-row>
        <table:table-row table:style-name="ro1">
          <table:table-cell office:value-type="float" office:value="5090">
            <text:p>5090</text:p>
          </table:table-cell>
        </table:table-row>
        <table:table-row table:style-name="ro1">
          <table:table-cell office:value-type="float" office:value="5129">
            <text:p>5129</text:p>
          </table:table-cell>
        </table:table-row>
        <table:table-row table:style-name="ro1">
          <table:table-cell office:value-type="float" office:value="5177">
            <text:p>5177</text:p>
          </table:table-cell>
        </table:table-row>
        <table:table-row table:style-name="ro1">
          <table:table-cell office:value-type="float" office:value="5217">
            <text:p>5217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243">
            <text:p>4243</text:p>
          </table:table-cell>
        </table:table-row>
        <table:table-row table:style-name="ro1">
          <table:table-cell office:value-type="float" office:value="4297">
            <text:p>4297</text:p>
          </table:table-cell>
        </table:table-row>
        <table:table-row table:style-name="ro1">
          <table:table-cell office:value-type="float" office:value="4363">
            <text:p>4363</text:p>
          </table:table-cell>
        </table:table-row>
        <table:table-row table:style-name="ro1">
          <table:table-cell office:value-type="float" office:value="4404">
            <text:p>4404</text:p>
          </table:table-cell>
        </table:table-row>
        <table:table-row table:style-name="ro1">
          <table:table-cell office:value-type="float" office:value="4446">
            <text:p>4446</text:p>
          </table:table-cell>
        </table:table-row>
        <table:table-row table:style-name="ro1">
          <table:table-cell office:value-type="float" office:value="4488">
            <text:p>4488</text:p>
          </table:table-cell>
        </table:table-row>
        <table:table-row table:style-name="ro1">
          <table:table-cell office:value-type="float" office:value="4532">
            <text:p>4532</text:p>
          </table:table-cell>
        </table:table-row>
        <table:table-row table:style-name="ro1">
          <table:table-cell office:value-type="float" office:value="4573">
            <text:p>4573</text:p>
          </table:table-cell>
        </table:table-row>
        <table:table-row table:style-name="ro1">
          <table:table-cell office:value-type="float" office:value="5005">
            <text:p>5005</text:p>
          </table:table-cell>
        </table:table-row>
        <table:table-row table:style-name="ro1">
          <table:table-cell office:value-type="float" office:value="5045">
            <text:p>5045</text:p>
          </table:table-cell>
        </table:table-row>
        <table:table-row table:style-name="ro1">
          <table:table-cell office:value-type="float" office:value="5084">
            <text:p>5084</text:p>
          </table:table-cell>
        </table:table-row>
        <table:table-row table:style-name="ro1">
          <table:table-cell office:value-type="float" office:value="5123">
            <text:p>5123</text:p>
          </table:table-cell>
        </table:table-row>
        <table:table-row table:style-name="ro1">
          <table:table-cell office:value-type="float" office:value="5163">
            <text:p>5163</text:p>
          </table:table-cell>
        </table:table-row>
        <table:table-row table:style-name="ro1">
          <table:table-cell office:value-type="float" office:value="5203">
            <text:p>5203</text:p>
          </table:table-cell>
        </table:table-row>
        <table:table-row table:style-name="ro1">
          <table:table-cell office:value-type="float" office:value="5242">
            <text:p>5242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224">
            <text:p>4224</text:p>
          </table:table-cell>
        </table:table-row>
        <table:table-row table:style-name="ro1">
          <table:table-cell office:value-type="float" office:value="4283">
            <text:p>4283</text:p>
          </table:table-cell>
        </table:table-row>
        <table:table-row table:style-name="ro1">
          <table:table-cell office:value-type="float" office:value="4347">
            <text:p>4347</text:p>
          </table:table-cell>
        </table:table-row>
        <table:table-row table:style-name="ro1">
          <table:table-cell office:value-type="float" office:value="4391">
            <text:p>4391</text:p>
          </table:table-cell>
        </table:table-row>
        <table:table-row table:style-name="ro1">
          <table:table-cell office:value-type="float" office:value="4455">
            <text:p>4455</text:p>
          </table:table-cell>
        </table:table-row>
        <table:table-row table:style-name="ro1">
          <table:table-cell office:value-type="float" office:value="4498">
            <text:p>4498</text:p>
          </table:table-cell>
        </table:table-row>
        <table:table-row table:style-name="ro1">
          <table:table-cell office:value-type="float" office:value="4541">
            <text:p>4541</text:p>
          </table:table-cell>
        </table:table-row>
        <table:table-row table:style-name="ro1">
          <table:table-cell office:value-type="float" office:value="4588">
            <text:p>4588</text:p>
          </table:table-cell>
        </table:table-row>
        <table:table-row table:style-name="ro1">
          <table:table-cell office:value-type="float" office:value="5138">
            <text:p>5138</text:p>
          </table:table-cell>
        </table:table-row>
        <table:table-row table:style-name="ro1">
          <table:table-cell office:value-type="float" office:value="5178">
            <text:p>5178</text:p>
          </table:table-cell>
        </table:table-row>
        <table:table-row table:style-name="ro1">
          <table:table-cell office:value-type="float" office:value="5218">
            <text:p>5218</text:p>
          </table:table-cell>
        </table:table-row>
        <table:table-row table:style-name="ro1">
          <table:table-cell office:value-type="float" office:value="5258">
            <text:p>5258</text:p>
          </table:table-cell>
        </table:table-row>
        <table:table-row table:style-name="ro1">
          <table:table-cell office:value-type="float" office:value="5297">
            <text:p>5297</text:p>
          </table:table-cell>
        </table:table-row>
        <table:table-row table:style-name="ro1">
          <table:table-cell office:value-type="float" office:value="5337">
            <text:p>5337</text:p>
          </table:table-cell>
        </table:table-row>
        <table:table-row table:style-name="ro1">
          <table:table-cell office:value-type="float" office:value="5376">
            <text:p>5376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306">
            <text:p>4306</text:p>
          </table:table-cell>
        </table:table-row>
        <table:table-row table:style-name="ro1">
          <table:table-cell office:value-type="float" office:value="4714">
            <text:p>4714</text:p>
          </table:table-cell>
        </table:table-row>
        <table:table-row table:style-name="ro1">
          <table:table-cell office:value-type="float" office:value="4755">
            <text:p>4755</text:p>
          </table:table-cell>
        </table:table-row>
        <table:table-row table:style-name="ro1">
          <table:table-cell office:value-type="float" office:value="4792">
            <text:p>4792</text:p>
          </table:table-cell>
        </table:table-row>
        <table:table-row table:style-name="ro1">
          <table:table-cell office:value-type="float" office:value="4839">
            <text:p>4839</text:p>
          </table:table-cell>
        </table:table-row>
        <table:table-row table:style-name="ro1">
          <table:table-cell office:value-type="float" office:value="4881">
            <text:p>4881</text:p>
          </table:table-cell>
        </table:table-row>
        <table:table-row table:style-name="ro1">
          <table:table-cell office:value-type="float" office:value="4923">
            <text:p>4923</text:p>
          </table:table-cell>
        </table:table-row>
        <table:table-row table:style-name="ro1">
          <table:table-cell office:value-type="float" office:value="4970">
            <text:p>4970</text:p>
          </table:table-cell>
        </table:table-row>
        <table:table-row table:style-name="ro1">
          <table:table-cell office:value-type="float" office:value="5190">
            <text:p>5190</text:p>
          </table:table-cell>
        </table:table-row>
        <table:table-row table:style-name="ro1">
          <table:table-cell office:value-type="float" office:value="5230">
            <text:p>5230</text:p>
          </table:table-cell>
        </table:table-row>
        <table:table-row table:style-name="ro1">
          <table:table-cell office:value-type="float" office:value="5269">
            <text:p>5269</text:p>
          </table:table-cell>
        </table:table-row>
        <table:table-row table:style-name="ro1">
          <table:table-cell office:value-type="float" office:value="5308">
            <text:p>5308</text:p>
          </table:table-cell>
        </table:table-row>
        <table:table-row table:style-name="ro1">
          <table:table-cell office:value-type="float" office:value="5348">
            <text:p>5348</text:p>
          </table:table-cell>
        </table:table-row>
        <table:table-row table:style-name="ro1">
          <table:table-cell office:value-type="float" office:value="5387">
            <text:p>5387</text:p>
          </table:table-cell>
        </table:table-row>
        <table:table-row table:style-name="ro1">
          <table:table-cell office:value-type="float" office:value="5427">
            <text:p>5427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521">
            <text:p>4521</text:p>
          </table:table-cell>
        </table:table-row>
        <table:table-row table:style-name="ro1">
          <table:table-cell office:value-type="float" office:value="4589">
            <text:p>4589</text:p>
          </table:table-cell>
        </table:table-row>
        <table:table-row table:style-name="ro1">
          <table:table-cell office:value-type="float" office:value="4631">
            <text:p>4631</text:p>
          </table:table-cell>
        </table:table-row>
        <table:table-row table:style-name="ro1">
          <table:table-cell office:value-type="float" office:value="4674">
            <text:p>4674</text:p>
          </table:table-cell>
        </table:table-row>
        <table:table-row table:style-name="ro1">
          <table:table-cell office:value-type="float" office:value="4717">
            <text:p>4717</text:p>
          </table:table-cell>
        </table:table-row>
        <table:table-row table:style-name="ro1">
          <table:table-cell office:value-type="float" office:value="4758">
            <text:p>4758</text:p>
          </table:table-cell>
        </table:table-row>
        <table:table-row table:style-name="ro1">
          <table:table-cell office:value-type="float" office:value="4800">
            <text:p>4800</text:p>
          </table:table-cell>
        </table:table-row>
        <table:table-row table:style-name="ro1">
          <table:table-cell office:value-type="float" office:value="4842">
            <text:p>4842</text:p>
          </table:table-cell>
        </table:table-row>
        <table:table-row table:style-name="ro1">
          <table:table-cell office:value-type="float" office:value="5042">
            <text:p>5042</text:p>
          </table:table-cell>
        </table:table-row>
        <table:table-row table:style-name="ro1">
          <table:table-cell office:value-type="float" office:value="5083">
            <text:p>5083</text:p>
          </table:table-cell>
        </table:table-row>
        <table:table-row table:style-name="ro1">
          <table:table-cell office:value-type="float" office:value="5133">
            <text:p>5133</text:p>
          </table:table-cell>
        </table:table-row>
        <table:table-row table:style-name="ro1">
          <table:table-cell office:value-type="float" office:value="5173">
            <text:p>5173</text:p>
          </table:table-cell>
        </table:table-row>
        <table:table-row table:style-name="ro1">
          <table:table-cell office:value-type="float" office:value="5229">
            <text:p>5229</text:p>
          </table:table-cell>
        </table:table-row>
        <table:table-row table:style-name="ro1">
          <table:table-cell office:value-type="float" office:value="5266">
            <text:p>5266</text:p>
          </table:table-cell>
        </table:table-row>
        <table:table-row table:style-name="ro1">
          <table:table-cell office:value-type="float" office:value="5307">
            <text:p>5307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618">
            <text:p>4618</text:p>
          </table:table-cell>
        </table:table-row>
        <table:table-row table:style-name="ro1">
          <table:table-cell office:value-type="float" office:value="4683">
            <text:p>4683</text:p>
          </table:table-cell>
        </table:table-row>
        <table:table-row table:style-name="ro1">
          <table:table-cell office:value-type="float" office:value="4742">
            <text:p>4742</text:p>
          </table:table-cell>
        </table:table-row>
        <table:table-row table:style-name="ro1">
          <table:table-cell office:value-type="float" office:value="4785">
            <text:p>4785</text:p>
          </table:table-cell>
        </table:table-row>
        <table:table-row table:style-name="ro1">
          <table:table-cell office:value-type="float" office:value="4827">
            <text:p>4827</text:p>
          </table:table-cell>
        </table:table-row>
        <table:table-row table:style-name="ro1">
          <table:table-cell office:value-type="float" office:value="4869">
            <text:p>4869</text:p>
          </table:table-cell>
        </table:table-row>
        <table:table-row table:style-name="ro1">
          <table:table-cell office:value-type="float" office:value="4912">
            <text:p>4912</text:p>
          </table:table-cell>
        </table:table-row>
        <table:table-row table:style-name="ro1">
          <table:table-cell office:value-type="float" office:value="4954">
            <text:p>4954</text:p>
          </table:table-cell>
        </table:table-row>
        <table:table-row table:style-name="ro1">
          <table:table-cell office:value-type="float" office:value="5078">
            <text:p>5078</text:p>
          </table:table-cell>
        </table:table-row>
        <table:table-row table:style-name="ro1">
          <table:table-cell office:value-type="float" office:value="5198">
            <text:p>5198</text:p>
          </table:table-cell>
        </table:table-row>
        <table:table-row table:style-name="ro1">
          <table:table-cell office:value-type="float" office:value="5254">
            <text:p>5254</text:p>
          </table:table-cell>
        </table:table-row>
        <table:table-row table:style-name="ro1">
          <table:table-cell office:value-type="float" office:value="5308">
            <text:p>5308</text:p>
          </table:table-cell>
        </table:table-row>
        <table:table-row table:style-name="ro1">
          <table:table-cell office:value-type="float" office:value="5348">
            <text:p>5348</text:p>
          </table:table-cell>
        </table:table-row>
        <table:table-row table:style-name="ro1">
          <table:table-cell office:value-type="float" office:value="5387">
            <text:p>5387</text:p>
          </table:table-cell>
        </table:table-row>
        <table:table-row table:style-name="ro1">
          <table:table-cell office:value-type="float" office:value="5438">
            <text:p>5438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728">
            <text:p>4728</text:p>
          </table:table-cell>
        </table:table-row>
        <table:table-row table:style-name="ro1">
          <table:table-cell office:value-type="float" office:value="4802">
            <text:p>4802</text:p>
          </table:table-cell>
        </table:table-row>
        <table:table-row table:style-name="ro1">
          <table:table-cell office:value-type="float" office:value="4849">
            <text:p>4849</text:p>
          </table:table-cell>
        </table:table-row>
        <table:table-row table:style-name="ro1">
          <table:table-cell office:value-type="float" office:value="4892">
            <text:p>4892</text:p>
          </table:table-cell>
        </table:table-row>
        <table:table-row table:style-name="ro1">
          <table:table-cell office:value-type="float" office:value="4935">
            <text:p>4935</text:p>
          </table:table-cell>
        </table:table-row>
        <table:table-row table:style-name="ro1">
          <table:table-cell office:value-type="float" office:value="4977">
            <text:p>4977</text:p>
          </table:table-cell>
        </table:table-row>
        <table:table-row table:style-name="ro1">
          <table:table-cell office:value-type="float" office:value="5024">
            <text:p>5024</text:p>
          </table:table-cell>
        </table:table-row>
        <table:table-row table:style-name="ro1">
          <table:table-cell office:value-type="float" office:value="5067">
            <text:p>5067</text:p>
          </table:table-cell>
        </table:table-row>
        <table:table-row table:style-name="ro1">
          <table:table-cell office:value-type="float" office:value="5783">
            <text:p>5783</text:p>
          </table:table-cell>
        </table:table-row>
        <table:table-row table:style-name="ro1">
          <table:table-cell office:value-type="float" office:value="5823">
            <text:p>5823</text:p>
          </table:table-cell>
        </table:table-row>
        <table:table-row table:style-name="ro1">
          <table:table-cell office:value-type="float" office:value="5862">
            <text:p>5862</text:p>
          </table:table-cell>
        </table:table-row>
        <table:table-row table:style-name="ro1">
          <table:table-cell office:value-type="float" office:value="5902">
            <text:p>5902</text:p>
          </table:table-cell>
        </table:table-row>
        <table:table-row table:style-name="ro1">
          <table:table-cell office:value-type="float" office:value="5942">
            <text:p>5942</text:p>
          </table:table-cell>
        </table:table-row>
        <table:table-row table:style-name="ro1">
          <table:table-cell office:value-type="float" office:value="5982">
            <text:p>5982</text:p>
          </table:table-cell>
        </table:table-row>
        <table:table-row table:style-name="ro1">
          <table:table-cell office:value-type="float" office:value="6022">
            <text:p>6022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35">
            <text:p>4435</text:p>
          </table:table-cell>
        </table:table-row>
        <table:table-row table:style-name="ro1">
          <table:table-cell office:value-type="float" office:value="4489">
            <text:p>4489</text:p>
          </table:table-cell>
        </table:table-row>
        <table:table-row table:style-name="ro1">
          <table:table-cell office:value-type="float" office:value="4547">
            <text:p>4547</text:p>
          </table:table-cell>
        </table:table-row>
        <table:table-row table:style-name="ro1">
          <table:table-cell office:value-type="float" office:value="4588">
            <text:p>4588</text:p>
          </table:table-cell>
        </table:table-row>
        <table:table-row table:style-name="ro1">
          <table:table-cell office:value-type="float" office:value="4630">
            <text:p>4630</text:p>
          </table:table-cell>
        </table:table-row>
        <table:table-row table:style-name="ro1">
          <table:table-cell office:value-type="float" office:value="4673">
            <text:p>4673</text:p>
          </table:table-cell>
        </table:table-row>
        <table:table-row table:style-name="ro1">
          <table:table-cell office:value-type="float" office:value="4715">
            <text:p>4715</text:p>
          </table:table-cell>
        </table:table-row>
        <table:table-row table:style-name="ro1">
          <table:table-cell office:value-type="float" office:value="4758">
            <text:p>4758</text:p>
          </table:table-cell>
        </table:table-row>
        <table:table-row table:style-name="ro1">
          <table:table-cell office:value-type="float" office:value="4961">
            <text:p>4961</text:p>
          </table:table-cell>
        </table:table-row>
        <table:table-row table:style-name="ro1">
          <table:table-cell office:value-type="float" office:value="5001">
            <text:p>5001</text:p>
          </table:table-cell>
        </table:table-row>
        <table:table-row table:style-name="ro1">
          <table:table-cell office:value-type="float" office:value="5055">
            <text:p>5055</text:p>
          </table:table-cell>
        </table:table-row>
        <table:table-row table:style-name="ro1">
          <table:table-cell office:value-type="float" office:value="5108">
            <text:p>5108</text:p>
          </table:table-cell>
        </table:table-row>
        <table:table-row table:style-name="ro1">
          <table:table-cell office:value-type="float" office:value="5148">
            <text:p>5148</text:p>
          </table:table-cell>
        </table:table-row>
        <table:table-row table:style-name="ro1">
          <table:table-cell office:value-type="float" office:value="5187">
            <text:p>5187</text:p>
          </table:table-cell>
        </table:table-row>
        <table:table-row table:style-name="ro1">
          <table:table-cell office:value-type="float" office:value="5227">
            <text:p>5227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627">
            <text:p>4627</text:p>
          </table:table-cell>
        </table:table-row>
        <table:table-row table:style-name="ro1">
          <table:table-cell office:value-type="float" office:value="4691">
            <text:p>4691</text:p>
          </table:table-cell>
        </table:table-row>
        <table:table-row table:style-name="ro1">
          <table:table-cell office:value-type="float" office:value="4748">
            <text:p>4748</text:p>
          </table:table-cell>
        </table:table-row>
        <table:table-row table:style-name="ro1">
          <table:table-cell office:value-type="float" office:value="4790">
            <text:p>4790</text:p>
          </table:table-cell>
        </table:table-row>
        <table:table-row table:style-name="ro1">
          <table:table-cell office:value-type="float" office:value="4828">
            <text:p>4828</text:p>
          </table:table-cell>
        </table:table-row>
        <table:table-row table:style-name="ro1">
          <table:table-cell office:value-type="float" office:value="4875">
            <text:p>4875</text:p>
          </table:table-cell>
        </table:table-row>
        <table:table-row table:style-name="ro1">
          <table:table-cell office:value-type="float" office:value="4919">
            <text:p>4919</text:p>
          </table:table-cell>
        </table:table-row>
        <table:table-row table:style-name="ro1">
          <table:table-cell office:value-type="float" office:value="4964">
            <text:p>4964</text:p>
          </table:table-cell>
        </table:table-row>
        <table:table-row table:style-name="ro1">
          <table:table-cell office:value-type="float" office:value="5087">
            <text:p>5087</text:p>
          </table:table-cell>
        </table:table-row>
        <table:table-row table:style-name="ro1">
          <table:table-cell office:value-type="float" office:value="5201">
            <text:p>5201</text:p>
          </table:table-cell>
        </table:table-row>
        <table:table-row table:style-name="ro1">
          <table:table-cell office:value-type="float" office:value="5269">
            <text:p>5269</text:p>
          </table:table-cell>
        </table:table-row>
        <table:table-row table:style-name="ro1">
          <table:table-cell office:value-type="float" office:value="5309">
            <text:p>5309</text:p>
          </table:table-cell>
        </table:table-row>
        <table:table-row table:style-name="ro1">
          <table:table-cell office:value-type="float" office:value="5363">
            <text:p>5363</text:p>
          </table:table-cell>
        </table:table-row>
        <table:table-row table:style-name="ro1">
          <table:table-cell office:value-type="float" office:value="5416">
            <text:p>5416</text:p>
          </table:table-cell>
        </table:table-row>
        <table:table-row table:style-name="ro1">
          <table:table-cell office:value-type="float" office:value="5456">
            <text:p>5456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635">
            <text:p>4635</text:p>
          </table:table-cell>
        </table:table-row>
        <table:table-row table:style-name="ro1">
          <table:table-cell office:value-type="float" office:value="4695">
            <text:p>4695</text:p>
          </table:table-cell>
        </table:table-row>
        <table:table-row table:style-name="ro1">
          <table:table-cell office:value-type="float" office:value="4737">
            <text:p>4737</text:p>
          </table:table-cell>
        </table:table-row>
        <table:table-row table:style-name="ro1">
          <table:table-cell office:value-type="float" office:value="4779">
            <text:p>4779</text:p>
          </table:table-cell>
        </table:table-row>
        <table:table-row table:style-name="ro1">
          <table:table-cell office:value-type="float" office:value="4822">
            <text:p>4822</text:p>
          </table:table-cell>
        </table:table-row>
        <table:table-row table:style-name="ro1">
          <table:table-cell office:value-type="float" office:value="4864">
            <text:p>4864</text:p>
          </table:table-cell>
        </table:table-row>
        <table:table-row table:style-name="ro1">
          <table:table-cell office:value-type="float" office:value="4905">
            <text:p>4905</text:p>
          </table:table-cell>
        </table:table-row>
        <table:table-row table:style-name="ro1">
          <table:table-cell office:value-type="float" office:value="4950">
            <text:p>4950</text:p>
          </table:table-cell>
        </table:table-row>
        <table:table-row table:style-name="ro1">
          <table:table-cell office:value-type="float" office:value="5151">
            <text:p>5151</text:p>
          </table:table-cell>
        </table:table-row>
        <table:table-row table:style-name="ro1">
          <table:table-cell office:value-type="float" office:value="5208">
            <text:p>5208</text:p>
          </table:table-cell>
        </table:table-row>
        <table:table-row table:style-name="ro1">
          <table:table-cell office:value-type="float" office:value="5248">
            <text:p>5248</text:p>
          </table:table-cell>
        </table:table-row>
        <table:table-row table:style-name="ro1">
          <table:table-cell office:value-type="float" office:value="5286">
            <text:p>5286</text:p>
          </table:table-cell>
        </table:table-row>
        <table:table-row table:style-name="ro1">
          <table:table-cell office:value-type="float" office:value="5328">
            <text:p>5328</text:p>
          </table:table-cell>
        </table:table-row>
        <table:table-row table:style-name="ro1">
          <table:table-cell office:value-type="float" office:value="5382">
            <text:p>5382</text:p>
          </table:table-cell>
        </table:table-row>
        <table:table-row table:style-name="ro1">
          <table:table-cell office:value-type="float" office:value="5422">
            <text:p>5422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617">
            <text:p>4617</text:p>
          </table:table-cell>
        </table:table-row>
        <table:table-row table:style-name="ro1">
          <table:table-cell office:value-type="float" office:value="4663">
            <text:p>4663</text:p>
          </table:table-cell>
        </table:table-row>
        <table:table-row table:style-name="ro1">
          <table:table-cell office:value-type="float" office:value="4722">
            <text:p>4722</text:p>
          </table:table-cell>
        </table:table-row>
        <table:table-row table:style-name="ro1">
          <table:table-cell office:value-type="float" office:value="4764">
            <text:p>4764</text:p>
          </table:table-cell>
        </table:table-row>
        <table:table-row table:style-name="ro1">
          <table:table-cell office:value-type="float" office:value="4807">
            <text:p>4807</text:p>
          </table:table-cell>
        </table:table-row>
        <table:table-row table:style-name="ro1">
          <table:table-cell office:value-type="float" office:value="4850">
            <text:p>4850</text:p>
          </table:table-cell>
        </table:table-row>
        <table:table-row table:style-name="ro1">
          <table:table-cell office:value-type="float" office:value="4892">
            <text:p>4892</text:p>
          </table:table-cell>
        </table:table-row>
        <table:table-row table:style-name="ro1">
          <table:table-cell office:value-type="float" office:value="4935">
            <text:p>4935</text:p>
          </table:table-cell>
        </table:table-row>
        <table:table-row table:style-name="ro1">
          <table:table-cell office:value-type="float" office:value="5130">
            <text:p>5130</text:p>
          </table:table-cell>
        </table:table-row>
        <table:table-row table:style-name="ro1">
          <table:table-cell office:value-type="float" office:value="5170">
            <text:p>5170</text:p>
          </table:table-cell>
        </table:table-row>
        <table:table-row table:style-name="ro1">
          <table:table-cell office:value-type="float" office:value="5209">
            <text:p>5209</text:p>
          </table:table-cell>
        </table:table-row>
        <table:table-row table:style-name="ro1">
          <table:table-cell office:value-type="float" office:value="5274">
            <text:p>5274</text:p>
          </table:table-cell>
        </table:table-row>
        <table:table-row table:style-name="ro1">
          <table:table-cell office:value-type="float" office:value="5327">
            <text:p>5327</text:p>
          </table:table-cell>
        </table:table-row>
        <table:table-row table:style-name="ro1">
          <table:table-cell office:value-type="float" office:value="5381">
            <text:p>5381</text:p>
          </table:table-cell>
        </table:table-row>
        <table:table-row table:style-name="ro1">
          <table:table-cell office:value-type="float" office:value="5420">
            <text:p>5420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623">
            <text:p>4623</text:p>
          </table:table-cell>
        </table:table-row>
        <table:table-row table:style-name="ro1">
          <table:table-cell office:value-type="float" office:value="4674">
            <text:p>4674</text:p>
          </table:table-cell>
        </table:table-row>
        <table:table-row table:style-name="ro1">
          <table:table-cell office:value-type="float" office:value="4734">
            <text:p>4734</text:p>
          </table:table-cell>
        </table:table-row>
        <table:table-row table:style-name="ro1">
          <table:table-cell office:value-type="float" office:value="4772">
            <text:p>4772</text:p>
          </table:table-cell>
        </table:table-row>
        <table:table-row table:style-name="ro1">
          <table:table-cell office:value-type="float" office:value="4820">
            <text:p>4820</text:p>
          </table:table-cell>
        </table:table-row>
        <table:table-row table:style-name="ro1">
          <table:table-cell office:value-type="float" office:value="4863">
            <text:p>4863</text:p>
          </table:table-cell>
        </table:table-row>
        <table:table-row table:style-name="ro1">
          <table:table-cell office:value-type="float" office:value="4905">
            <text:p>4905</text:p>
          </table:table-cell>
        </table:table-row>
        <table:table-row table:style-name="ro1">
          <table:table-cell office:value-type="float" office:value="4948">
            <text:p>4948</text:p>
          </table:table-cell>
        </table:table-row>
        <table:table-row table:style-name="ro1">
          <table:table-cell office:value-type="float" office:value="5067">
            <text:p>5067</text:p>
          </table:table-cell>
        </table:table-row>
        <table:table-row table:style-name="ro1">
          <table:table-cell office:value-type="float" office:value="5192">
            <text:p>5192</text:p>
          </table:table-cell>
        </table:table-row>
        <table:table-row table:style-name="ro1">
          <table:table-cell office:value-type="float" office:value="5250">
            <text:p>5250</text:p>
          </table:table-cell>
        </table:table-row>
        <table:table-row table:style-name="ro1">
          <table:table-cell office:value-type="float" office:value="5291">
            <text:p>5291</text:p>
          </table:table-cell>
        </table:table-row>
        <table:table-row table:style-name="ro1">
          <table:table-cell office:value-type="float" office:value="5331">
            <text:p>5331</text:p>
          </table:table-cell>
        </table:table-row>
        <table:table-row table:style-name="ro1">
          <table:table-cell office:value-type="float" office:value="5373">
            <text:p>5373</text:p>
          </table:table-cell>
        </table:table-row>
        <table:table-row table:style-name="ro1">
          <table:table-cell office:value-type="float" office:value="5413">
            <text:p>5413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846">
            <text:p>4846</text:p>
          </table:table-cell>
        </table:table-row>
        <table:table-row table:style-name="ro1">
          <table:table-cell office:value-type="float" office:value="4908">
            <text:p>4908</text:p>
          </table:table-cell>
        </table:table-row>
        <table:table-row table:style-name="ro1">
          <table:table-cell office:value-type="float" office:value="4950">
            <text:p>4950</text:p>
          </table:table-cell>
        </table:table-row>
        <table:table-row table:style-name="ro1">
          <table:table-cell office:value-type="float" office:value="4993">
            <text:p>4993</text:p>
          </table:table-cell>
        </table:table-row>
        <table:table-row table:style-name="ro1">
          <table:table-cell office:value-type="float" office:value="5037">
            <text:p>5037</text:p>
          </table:table-cell>
        </table:table-row>
        <table:table-row table:style-name="ro1">
          <table:table-cell office:value-type="float" office:value="5079">
            <text:p>5079</text:p>
          </table:table-cell>
        </table:table-row>
        <table:table-row table:style-name="ro1">
          <table:table-cell office:value-type="float" office:value="5122">
            <text:p>5122</text:p>
          </table:table-cell>
        </table:table-row>
        <table:table-row table:style-name="ro1">
          <table:table-cell office:value-type="float" office:value="5160">
            <text:p>5160</text:p>
          </table:table-cell>
        </table:table-row>
        <table:table-row table:style-name="ro1">
          <table:table-cell office:value-type="float" office:value="5206">
            <text:p>5206</text:p>
          </table:table-cell>
        </table:table-row>
        <table:table-row table:style-name="ro1">
          <table:table-cell office:value-type="float" office:value="5247">
            <text:p>5247</text:p>
          </table:table-cell>
        </table:table-row>
        <table:table-row table:style-name="ro1">
          <table:table-cell office:value-type="float" office:value="5288">
            <text:p>5288</text:p>
          </table:table-cell>
        </table:table-row>
        <table:table-row table:style-name="ro1">
          <table:table-cell office:value-type="float" office:value="5328">
            <text:p>5328</text:p>
          </table:table-cell>
        </table:table-row>
        <table:table-row table:style-name="ro1">
          <table:table-cell office:value-type="float" office:value="5369">
            <text:p>5369</text:p>
          </table:table-cell>
        </table:table-row>
        <table:table-row table:style-name="ro1">
          <table:table-cell office:value-type="float" office:value="5409">
            <text:p>5409</text:p>
          </table:table-cell>
        </table:table-row>
        <table:table-row table:style-name="ro1">
          <table:table-cell office:value-type="float" office:value="5494">
            <text:p>5494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721">
            <text:p>4721</text:p>
          </table:table-cell>
        </table:table-row>
        <table:table-row table:style-name="ro1">
          <table:table-cell office:value-type="float" office:value="4781">
            <text:p>4781</text:p>
          </table:table-cell>
        </table:table-row>
        <table:table-row table:style-name="ro1">
          <table:table-cell office:value-type="float" office:value="4839">
            <text:p>4839</text:p>
          </table:table-cell>
        </table:table-row>
        <table:table-row table:style-name="ro1">
          <table:table-cell office:value-type="float" office:value="4881">
            <text:p>4881</text:p>
          </table:table-cell>
        </table:table-row>
        <table:table-row table:style-name="ro1">
          <table:table-cell office:value-type="float" office:value="4925">
            <text:p>4925</text:p>
          </table:table-cell>
        </table:table-row>
        <table:table-row table:style-name="ro1">
          <table:table-cell office:value-type="float" office:value="4963">
            <text:p>4963</text:p>
          </table:table-cell>
        </table:table-row>
        <table:table-row table:style-name="ro1">
          <table:table-cell office:value-type="float" office:value="5012">
            <text:p>5012</text:p>
          </table:table-cell>
        </table:table-row>
        <table:table-row table:style-name="ro1">
          <table:table-cell office:value-type="float" office:value="5055">
            <text:p>5055</text:p>
          </table:table-cell>
        </table:table-row>
        <table:table-row table:style-name="ro1">
          <table:table-cell office:value-type="float" office:value="5096">
            <text:p>5096</text:p>
          </table:table-cell>
        </table:table-row>
        <table:table-row table:style-name="ro1">
          <table:table-cell office:value-type="float" office:value="5140">
            <text:p>5140</text:p>
          </table:table-cell>
        </table:table-row>
        <table:table-row table:style-name="ro1">
          <table:table-cell office:value-type="float" office:value="5180">
            <text:p>5180</text:p>
          </table:table-cell>
        </table:table-row>
        <table:table-row table:style-name="ro1">
          <table:table-cell office:value-type="float" office:value="5286">
            <text:p>5286</text:p>
          </table:table-cell>
        </table:table-row>
        <table:table-row table:style-name="ro1">
          <table:table-cell office:value-type="float" office:value="5411">
            <text:p>5411</text:p>
          </table:table-cell>
        </table:table-row>
        <table:table-row table:style-name="ro1">
          <table:table-cell office:value-type="float" office:value="5452">
            <text:p>5452</text:p>
          </table:table-cell>
        </table:table-row>
        <table:table-row table:style-name="ro1">
          <table:table-cell office:value-type="float" office:value="5493">
            <text:p>5493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950">
            <text:p>4950</text:p>
          </table:table-cell>
        </table:table-row>
        <table:table-row table:style-name="ro1">
          <table:table-cell office:value-type="float" office:value="5011">
            <text:p>5011</text:p>
          </table:table-cell>
        </table:table-row>
        <table:table-row table:style-name="ro1">
          <table:table-cell office:value-type="float" office:value="5053">
            <text:p>5053</text:p>
          </table:table-cell>
        </table:table-row>
        <table:table-row table:style-name="ro1">
          <table:table-cell office:value-type="float" office:value="5096">
            <text:p>5096</text:p>
          </table:table-cell>
        </table:table-row>
        <table:table-row table:style-name="ro1">
          <table:table-cell office:value-type="float" office:value="5139">
            <text:p>5139</text:p>
          </table:table-cell>
        </table:table-row>
        <table:table-row table:style-name="ro1">
          <table:table-cell office:value-type="float" office:value="5490">
            <text:p>5490</text:p>
          </table:table-cell>
        </table:table-row>
        <table:table-row table:style-name="ro1">
          <table:table-cell office:value-type="float" office:value="5535">
            <text:p>5535</text:p>
          </table:table-cell>
        </table:table-row>
        <table:table-row table:style-name="ro1">
          <table:table-cell office:value-type="float" office:value="5578">
            <text:p>5578</text:p>
          </table:table-cell>
        </table:table-row>
        <table:table-row table:style-name="ro1">
          <table:table-cell office:value-type="float" office:value="6000">
            <text:p>6000</text:p>
          </table:table-cell>
        </table:table-row>
        <table:table-row table:style-name="ro1">
          <table:table-cell office:value-type="float" office:value="6041">
            <text:p>6041</text:p>
          </table:table-cell>
        </table:table-row>
        <table:table-row table:style-name="ro1">
          <table:table-cell office:value-type="float" office:value="6081">
            <text:p>6081</text:p>
          </table:table-cell>
        </table:table-row>
        <table:table-row table:style-name="ro1">
          <table:table-cell office:value-type="float" office:value="6138">
            <text:p>6138</text:p>
          </table:table-cell>
        </table:table-row>
        <table:table-row table:style-name="ro1">
          <table:table-cell office:value-type="float" office:value="6200">
            <text:p>6200</text:p>
          </table:table-cell>
        </table:table-row>
        <table:table-row table:style-name="ro1">
          <table:table-cell office:value-type="float" office:value="6240">
            <text:p>6240</text:p>
          </table:table-cell>
        </table:table-row>
        <table:table-row table:style-name="ro1">
          <table:table-cell office:value-type="float" office:value="6280">
            <text:p>6280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690">
            <text:p>4690</text:p>
          </table:table-cell>
        </table:table-row>
        <table:table-row table:style-name="ro1">
          <table:table-cell office:value-type="float" office:value="4757">
            <text:p>4757</text:p>
          </table:table-cell>
        </table:table-row>
        <table:table-row table:style-name="ro1">
          <table:table-cell office:value-type="float" office:value="4801">
            <text:p>4801</text:p>
          </table:table-cell>
        </table:table-row>
        <table:table-row table:style-name="ro1">
          <table:table-cell office:value-type="float" office:value="4860">
            <text:p>4860</text:p>
          </table:table-cell>
        </table:table-row>
        <table:table-row table:style-name="ro1">
          <table:table-cell office:value-type="float" office:value="4903">
            <text:p>4903</text:p>
          </table:table-cell>
        </table:table-row>
        <table:table-row table:style-name="ro1">
          <table:table-cell office:value-type="float" office:value="4947">
            <text:p>4947</text:p>
          </table:table-cell>
        </table:table-row>
        <table:table-row table:style-name="ro1">
          <table:table-cell office:value-type="float" office:value="4990">
            <text:p>4990</text:p>
          </table:table-cell>
        </table:table-row>
        <table:table-row table:style-name="ro1">
          <table:table-cell office:value-type="float" office:value="5033">
            <text:p>5033</text:p>
          </table:table-cell>
        </table:table-row>
        <table:table-row table:style-name="ro1">
          <table:table-cell office:value-type="float" office:value="5166">
            <text:p>5166</text:p>
          </table:table-cell>
        </table:table-row>
        <table:table-row table:style-name="ro1">
          <table:table-cell office:value-type="float" office:value="5306">
            <text:p>5306</text:p>
          </table:table-cell>
        </table:table-row>
        <table:table-row table:style-name="ro1">
          <table:table-cell office:value-type="float" office:value="5345">
            <text:p>5345</text:p>
          </table:table-cell>
        </table:table-row>
        <table:table-row table:style-name="ro1">
          <table:table-cell office:value-type="float" office:value="5388">
            <text:p>5388</text:p>
          </table:table-cell>
        </table:table-row>
        <table:table-row table:style-name="ro1">
          <table:table-cell office:value-type="float" office:value="5441">
            <text:p>5441</text:p>
          </table:table-cell>
        </table:table-row>
        <table:table-row table:style-name="ro1">
          <table:table-cell office:value-type="float" office:value="5482">
            <text:p>5482</text:p>
          </table:table-cell>
        </table:table-row>
        <table:table-row table:style-name="ro1">
          <table:table-cell office:value-type="float" office:value="5522">
            <text:p>5522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766">
            <text:p>4766</text:p>
          </table:table-cell>
        </table:table-row>
        <table:table-row table:style-name="ro1">
          <table:table-cell office:value-type="float" office:value="4827">
            <text:p>4827</text:p>
          </table:table-cell>
        </table:table-row>
        <table:table-row table:style-name="ro1">
          <table:table-cell office:value-type="float" office:value="4870">
            <text:p>4870</text:p>
          </table:table-cell>
        </table:table-row>
        <table:table-row table:style-name="ro1">
          <table:table-cell office:value-type="float" office:value="4914">
            <text:p>4914</text:p>
          </table:table-cell>
        </table:table-row>
        <table:table-row table:style-name="ro1">
          <table:table-cell office:value-type="float" office:value="4958">
            <text:p>4958</text:p>
          </table:table-cell>
        </table:table-row>
        <table:table-row table:style-name="ro1">
          <table:table-cell office:value-type="float" office:value="5001">
            <text:p>5001</text:p>
          </table:table-cell>
        </table:table-row>
        <table:table-row table:style-name="ro1">
          <table:table-cell office:value-type="float" office:value="5044">
            <text:p>5044</text:p>
          </table:table-cell>
        </table:table-row>
        <table:table-row table:style-name="ro1">
          <table:table-cell office:value-type="float" office:value="5086">
            <text:p>5086</text:p>
          </table:table-cell>
        </table:table-row>
        <table:table-row table:style-name="ro1">
          <table:table-cell office:value-type="float" office:value="5217">
            <text:p>5217</text:p>
          </table:table-cell>
        </table:table-row>
        <table:table-row table:style-name="ro1">
          <table:table-cell office:value-type="float" office:value="5258">
            <text:p>5258</text:p>
          </table:table-cell>
        </table:table-row>
        <table:table-row table:style-name="ro1">
          <table:table-cell office:value-type="float" office:value="5298">
            <text:p>5298</text:p>
          </table:table-cell>
        </table:table-row>
        <table:table-row table:style-name="ro1">
          <table:table-cell office:value-type="float" office:value="5338">
            <text:p>5338</text:p>
          </table:table-cell>
        </table:table-row>
        <table:table-row table:style-name="ro1">
          <table:table-cell office:value-type="float" office:value="5376">
            <text:p>5376</text:p>
          </table:table-cell>
        </table:table-row>
        <table:table-row table:style-name="ro1">
          <table:table-cell office:value-type="float" office:value="5420">
            <text:p>5420</text:p>
          </table:table-cell>
        </table:table-row>
        <table:table-row table:style-name="ro1">
          <table:table-cell office:value-type="float" office:value="5550">
            <text:p>5550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677">
            <text:p>4677</text:p>
          </table:table-cell>
        </table:table-row>
        <table:table-row table:style-name="ro1">
          <table:table-cell office:value-type="float" office:value="4739">
            <text:p>4739</text:p>
          </table:table-cell>
        </table:table-row>
        <table:table-row table:style-name="ro1">
          <table:table-cell office:value-type="float" office:value="4782">
            <text:p>4782</text:p>
          </table:table-cell>
        </table:table-row>
        <table:table-row table:style-name="ro1">
          <table:table-cell office:value-type="float" office:value="4825">
            <text:p>4825</text:p>
          </table:table-cell>
        </table:table-row>
        <table:table-row table:style-name="ro1">
          <table:table-cell office:value-type="float" office:value="4868">
            <text:p>4868</text:p>
          </table:table-cell>
        </table:table-row>
        <table:table-row table:style-name="ro1">
          <table:table-cell office:value-type="float" office:value="4912">
            <text:p>4912</text:p>
          </table:table-cell>
        </table:table-row>
        <table:table-row table:style-name="ro1">
          <table:table-cell office:value-type="float" office:value="4954">
            <text:p>4954</text:p>
          </table:table-cell>
        </table:table-row>
        <table:table-row table:style-name="ro1">
          <table:table-cell office:value-type="float" office:value="4997">
            <text:p>4997</text:p>
          </table:table-cell>
        </table:table-row>
        <table:table-row table:style-name="ro1">
          <table:table-cell office:value-type="float" office:value="5131">
            <text:p>5131</text:p>
          </table:table-cell>
        </table:table-row>
        <table:table-row table:style-name="ro1">
          <table:table-cell office:value-type="float" office:value="5248">
            <text:p>5248</text:p>
          </table:table-cell>
        </table:table-row>
        <table:table-row table:style-name="ro1">
          <table:table-cell office:value-type="float" office:value="5294">
            <text:p>5294</text:p>
          </table:table-cell>
        </table:table-row>
        <table:table-row table:style-name="ro1">
          <table:table-cell office:value-type="float" office:value="5335">
            <text:p>5335</text:p>
          </table:table-cell>
        </table:table-row>
        <table:table-row table:style-name="ro1">
          <table:table-cell office:value-type="float" office:value="5373">
            <text:p>5373</text:p>
          </table:table-cell>
        </table:table-row>
        <table:table-row table:style-name="ro1">
          <table:table-cell office:value-type="float" office:value="5413">
            <text:p>5413</text:p>
          </table:table-cell>
        </table:table-row>
        <table:table-row table:style-name="ro1">
          <table:table-cell office:value-type="float" office:value="5475">
            <text:p>5475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748">
            <text:p>4748</text:p>
          </table:table-cell>
        </table:table-row>
        <table:table-row table:style-name="ro1">
          <table:table-cell office:value-type="float" office:value="4815">
            <text:p>4815</text:p>
          </table:table-cell>
        </table:table-row>
        <table:table-row table:style-name="ro1">
          <table:table-cell office:value-type="float" office:value="4859">
            <text:p>4859</text:p>
          </table:table-cell>
        </table:table-row>
        <table:table-row table:style-name="ro1">
          <table:table-cell office:value-type="float" office:value="4902">
            <text:p>4902</text:p>
          </table:table-cell>
        </table:table-row>
        <table:table-row table:style-name="ro1">
          <table:table-cell office:value-type="float" office:value="4944">
            <text:p>4944</text:p>
          </table:table-cell>
        </table:table-row>
        <table:table-row table:style-name="ro1">
          <table:table-cell office:value-type="float" office:value="4988">
            <text:p>4988</text:p>
          </table:table-cell>
        </table:table-row>
        <table:table-row table:style-name="ro1">
          <table:table-cell office:value-type="float" office:value="5031">
            <text:p>5031</text:p>
          </table:table-cell>
        </table:table-row>
        <table:table-row table:style-name="ro1">
          <table:table-cell office:value-type="float" office:value="5075">
            <text:p>5075</text:p>
          </table:table-cell>
        </table:table-row>
        <table:table-row table:style-name="ro1">
          <table:table-cell office:value-type="float" office:value="5272">
            <text:p>5272</text:p>
          </table:table-cell>
        </table:table-row>
        <table:table-row table:style-name="ro1">
          <table:table-cell office:value-type="float" office:value="5314">
            <text:p>5314</text:p>
          </table:table-cell>
        </table:table-row>
        <table:table-row table:style-name="ro1">
          <table:table-cell office:value-type="float" office:value="5360">
            <text:p>5360</text:p>
          </table:table-cell>
        </table:table-row>
        <table:table-row table:style-name="ro1">
          <table:table-cell office:value-type="float" office:value="5422">
            <text:p>5422</text:p>
          </table:table-cell>
        </table:table-row>
        <table:table-row table:style-name="ro1">
          <table:table-cell office:value-type="float" office:value="5464">
            <text:p>5464</text:p>
          </table:table-cell>
        </table:table-row>
        <table:table-row table:style-name="ro1">
          <table:table-cell office:value-type="float" office:value="5506">
            <text:p>5506</text:p>
          </table:table-cell>
        </table:table-row>
        <table:table-row table:style-name="ro1">
          <table:table-cell office:value-type="float" office:value="5547">
            <text:p>5547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780">
            <text:p>4780</text:p>
          </table:table-cell>
        </table:table-row>
        <table:table-row table:style-name="ro1">
          <table:table-cell office:value-type="float" office:value="4829">
            <text:p>4829</text:p>
          </table:table-cell>
        </table:table-row>
        <table:table-row table:style-name="ro1">
          <table:table-cell office:value-type="float" office:value="4882">
            <text:p>4882</text:p>
          </table:table-cell>
        </table:table-row>
        <table:table-row table:style-name="ro1">
          <table:table-cell office:value-type="float" office:value="4931">
            <text:p>4931</text:p>
          </table:table-cell>
        </table:table-row>
        <table:table-row table:style-name="ro1">
          <table:table-cell office:value-type="float" office:value="4973">
            <text:p>4973</text:p>
          </table:table-cell>
        </table:table-row>
        <table:table-row table:style-name="ro1">
          <table:table-cell office:value-type="float" office:value="5016">
            <text:p>5016</text:p>
          </table:table-cell>
        </table:table-row>
        <table:table-row table:style-name="ro1">
          <table:table-cell office:value-type="float" office:value="5060">
            <text:p>5060</text:p>
          </table:table-cell>
        </table:table-row>
        <table:table-row table:style-name="ro1">
          <table:table-cell office:value-type="float" office:value="5103">
            <text:p>5103</text:p>
          </table:table-cell>
        </table:table-row>
        <table:table-row table:style-name="ro1">
          <table:table-cell office:value-type="float" office:value="5143">
            <text:p>5143</text:p>
          </table:table-cell>
        </table:table-row>
        <table:table-row table:style-name="ro1">
          <table:table-cell office:value-type="float" office:value="5249">
            <text:p>5249</text:p>
          </table:table-cell>
        </table:table-row>
        <table:table-row table:style-name="ro1">
          <table:table-cell office:value-type="float" office:value="5370">
            <text:p>5370</text:p>
          </table:table-cell>
        </table:table-row>
        <table:table-row table:style-name="ro1">
          <table:table-cell office:value-type="float" office:value="5410">
            <text:p>5410</text:p>
          </table:table-cell>
        </table:table-row>
        <table:table-row table:style-name="ro1">
          <table:table-cell office:value-type="float" office:value="5453">
            <text:p>5453</text:p>
          </table:table-cell>
        </table:table-row>
        <table:table-row table:style-name="ro1">
          <table:table-cell office:value-type="float" office:value="5518">
            <text:p>5518</text:p>
          </table:table-cell>
        </table:table-row>
        <table:table-row table:style-name="ro1">
          <table:table-cell office:value-type="float" office:value="5589">
            <text:p>5589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767">
            <text:p>4767</text:p>
          </table:table-cell>
        </table:table-row>
        <table:table-row table:style-name="ro1">
          <table:table-cell office:value-type="float" office:value="4829">
            <text:p>4829</text:p>
          </table:table-cell>
        </table:table-row>
        <table:table-row table:style-name="ro1">
          <table:table-cell office:value-type="float" office:value="4873">
            <text:p>4873</text:p>
          </table:table-cell>
        </table:table-row>
        <table:table-row table:style-name="ro1">
          <table:table-cell office:value-type="float" office:value="4911">
            <text:p>4911</text:p>
          </table:table-cell>
        </table:table-row>
        <table:table-row table:style-name="ro1">
          <table:table-cell office:value-type="float" office:value="4955">
            <text:p>4955</text:p>
          </table:table-cell>
        </table:table-row>
        <table:table-row table:style-name="ro1">
          <table:table-cell office:value-type="float" office:value="5002">
            <text:p>5002</text:p>
          </table:table-cell>
        </table:table-row>
        <table:table-row table:style-name="ro1">
          <table:table-cell office:value-type="float" office:value="5046">
            <text:p>5046</text:p>
          </table:table-cell>
        </table:table-row>
        <table:table-row table:style-name="ro1">
          <table:table-cell office:value-type="float" office:value="5090">
            <text:p>5090</text:p>
          </table:table-cell>
        </table:table-row>
        <table:table-row table:style-name="ro1">
          <table:table-cell office:value-type="float" office:value="5224">
            <text:p>5224</text:p>
          </table:table-cell>
        </table:table-row>
        <table:table-row table:style-name="ro1">
          <table:table-cell office:value-type="float" office:value="5272">
            <text:p>5272</text:p>
          </table:table-cell>
        </table:table-row>
        <table:table-row table:style-name="ro1">
          <table:table-cell office:value-type="float" office:value="5338">
            <text:p>5338</text:p>
          </table:table-cell>
        </table:table-row>
        <table:table-row table:style-name="ro1">
          <table:table-cell office:value-type="float" office:value="5379">
            <text:p>5379</text:p>
          </table:table-cell>
        </table:table-row>
        <table:table-row table:style-name="ro1">
          <table:table-cell office:value-type="float" office:value="5497">
            <text:p>5497</text:p>
          </table:table-cell>
        </table:table-row>
        <table:table-row table:style-name="ro1">
          <table:table-cell office:value-type="float" office:value="5538">
            <text:p>5538</text:p>
          </table:table-cell>
        </table:table-row>
        <table:table-row table:style-name="ro1">
          <table:table-cell office:value-type="float" office:value="5582">
            <text:p>5582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863">
            <text:p>4863</text:p>
          </table:table-cell>
        </table:table-row>
        <table:table-row table:style-name="ro1">
          <table:table-cell office:value-type="float" office:value="4925">
            <text:p>4925</text:p>
          </table:table-cell>
        </table:table-row>
        <table:table-row table:style-name="ro1">
          <table:table-cell office:value-type="float" office:value="4984">
            <text:p>4984</text:p>
          </table:table-cell>
        </table:table-row>
        <table:table-row table:style-name="ro1">
          <table:table-cell office:value-type="float" office:value="5023">
            <text:p>5023</text:p>
          </table:table-cell>
        </table:table-row>
        <table:table-row table:style-name="ro1">
          <table:table-cell office:value-type="float" office:value="5062">
            <text:p>5062</text:p>
          </table:table-cell>
        </table:table-row>
        <table:table-row table:style-name="ro1">
          <table:table-cell office:value-type="float" office:value="5116">
            <text:p>5116</text:p>
          </table:table-cell>
        </table:table-row>
        <table:table-row table:style-name="ro1">
          <table:table-cell office:value-type="float" office:value="5160">
            <text:p>5160</text:p>
          </table:table-cell>
        </table:table-row>
        <table:table-row table:style-name="ro1">
          <table:table-cell office:value-type="float" office:value="5204">
            <text:p>5204</text:p>
          </table:table-cell>
        </table:table-row>
        <table:table-row table:style-name="ro1">
          <table:table-cell office:value-type="float" office:value="5401">
            <text:p>5401</text:p>
          </table:table-cell>
        </table:table-row>
        <table:table-row table:style-name="ro1">
          <table:table-cell office:value-type="float" office:value="5448">
            <text:p>5448</text:p>
          </table:table-cell>
        </table:table-row>
        <table:table-row table:style-name="ro1">
          <table:table-cell office:value-type="float" office:value="5510">
            <text:p>5510</text:p>
          </table:table-cell>
        </table:table-row>
        <table:table-row table:style-name="ro1">
          <table:table-cell office:value-type="float" office:value="5551">
            <text:p>5551</text:p>
          </table:table-cell>
        </table:table-row>
        <table:table-row table:style-name="ro1">
          <table:table-cell office:value-type="float" office:value="5592">
            <text:p>5592</text:p>
          </table:table-cell>
        </table:table-row>
        <table:table-row table:style-name="ro1">
          <table:table-cell office:value-type="float" office:value="5635">
            <text:p>5635</text:p>
          </table:table-cell>
        </table:table-row>
        <table:table-row table:style-name="ro1">
          <table:table-cell office:value-type="float" office:value="5677">
            <text:p>5677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177">
            <text:p>13177</text:p>
          </table:table-cell>
        </table:table-row>
        <table:table-row table:style-name="ro1">
          <table:table-cell office:value-type="float" office:value="4987">
            <text:p>4987</text:p>
          </table:table-cell>
        </table:table-row>
        <table:table-row table:style-name="ro1">
          <table:table-cell office:value-type="float" office:value="5084">
            <text:p>5084</text:p>
          </table:table-cell>
        </table:table-row>
        <table:table-row table:style-name="ro1">
          <table:table-cell office:value-type="float" office:value="5133">
            <text:p>5133</text:p>
          </table:table-cell>
        </table:table-row>
        <table:table-row table:style-name="ro1">
          <table:table-cell office:value-type="float" office:value="5176">
            <text:p>5176</text:p>
          </table:table-cell>
        </table:table-row>
        <table:table-row table:style-name="ro1">
          <table:table-cell office:value-type="float" office:value="5241">
            <text:p>5241</text:p>
          </table:table-cell>
        </table:table-row>
        <table:table-row table:style-name="ro1">
          <table:table-cell office:value-type="float" office:value="5286">
            <text:p>5286</text:p>
          </table:table-cell>
        </table:table-row>
        <table:table-row table:style-name="ro1">
          <table:table-cell office:value-type="float" office:value="5859">
            <text:p>5859</text:p>
          </table:table-cell>
        </table:table-row>
        <table:table-row table:style-name="ro1">
          <table:table-cell office:value-type="float" office:value="5903">
            <text:p>5903</text:p>
          </table:table-cell>
        </table:table-row>
        <table:table-row table:style-name="ro1">
          <table:table-cell office:value-type="float" office:value="5943">
            <text:p>5943</text:p>
          </table:table-cell>
        </table:table-row>
        <table:table-row table:style-name="ro1">
          <table:table-cell office:value-type="float" office:value="5984">
            <text:p>5984</text:p>
          </table:table-cell>
        </table:table-row>
        <table:table-row table:style-name="ro1">
          <table:table-cell office:value-type="float" office:value="6026">
            <text:p>6026</text:p>
          </table:table-cell>
        </table:table-row>
        <table:table-row table:style-name="ro1">
          <table:table-cell office:value-type="float" office:value="6066">
            <text:p>6066</text:p>
          </table:table-cell>
        </table:table-row>
        <table:table-row table:style-name="ro1">
          <table:table-cell office:value-type="float" office:value="6473">
            <text:p>6473</text:p>
          </table:table-cell>
        </table:table-row>
        <table:table-row table:style-name="ro1">
          <table:table-cell office:value-type="float" office:value="6515">
            <text:p>6515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940">
            <text:p>4940</text:p>
          </table:table-cell>
        </table:table-row>
        <table:table-row table:style-name="ro1">
          <table:table-cell office:value-type="float" office:value="5026">
            <text:p>5026</text:p>
          </table:table-cell>
        </table:table-row>
        <table:table-row table:style-name="ro1">
          <table:table-cell office:value-type="float" office:value="5070">
            <text:p>5070</text:p>
          </table:table-cell>
        </table:table-row>
        <table:table-row table:style-name="ro1">
          <table:table-cell office:value-type="float" office:value="5113">
            <text:p>5113</text:p>
          </table:table-cell>
        </table:table-row>
        <table:table-row table:style-name="ro1">
          <table:table-cell office:value-type="float" office:value="5156">
            <text:p>5156</text:p>
          </table:table-cell>
        </table:table-row>
        <table:table-row table:style-name="ro1">
          <table:table-cell office:value-type="float" office:value="5194">
            <text:p>5194</text:p>
          </table:table-cell>
        </table:table-row>
        <table:table-row table:style-name="ro1">
          <table:table-cell office:value-type="float" office:value="5242">
            <text:p>5242</text:p>
          </table:table-cell>
        </table:table-row>
        <table:table-row table:style-name="ro1">
          <table:table-cell office:value-type="float" office:value="5285">
            <text:p>5285</text:p>
          </table:table-cell>
        </table:table-row>
        <table:table-row table:style-name="ro1">
          <table:table-cell office:value-type="float" office:value="5330">
            <text:p>5330</text:p>
          </table:table-cell>
        </table:table-row>
        <table:table-row table:style-name="ro1">
          <table:table-cell office:value-type="float" office:value="5459">
            <text:p>5459</text:p>
          </table:table-cell>
        </table:table-row>
        <table:table-row table:style-name="ro1">
          <table:table-cell office:value-type="float" office:value="5503">
            <text:p>5503</text:p>
          </table:table-cell>
        </table:table-row>
        <table:table-row table:style-name="ro1">
          <table:table-cell office:value-type="float" office:value="5625">
            <text:p>5625</text:p>
          </table:table-cell>
        </table:table-row>
        <table:table-row table:style-name="ro1">
          <table:table-cell office:value-type="float" office:value="5698">
            <text:p>5698</text:p>
          </table:table-cell>
        </table:table-row>
        <table:table-row table:style-name="ro1">
          <table:table-cell office:value-type="float" office:value="5752">
            <text:p>5752</text:p>
          </table:table-cell>
        </table:table-row>
        <table:table-row table:style-name="ro1">
          <table:table-cell office:value-type="float" office:value="5793">
            <text:p>5793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981">
            <text:p>4981</text:p>
          </table:table-cell>
        </table:table-row>
        <table:table-row table:style-name="ro1">
          <table:table-cell office:value-type="float" office:value="5033">
            <text:p>5033</text:p>
          </table:table-cell>
        </table:table-row>
        <table:table-row table:style-name="ro1">
          <table:table-cell office:value-type="float" office:value="5093">
            <text:p>5093</text:p>
          </table:table-cell>
        </table:table-row>
        <table:table-row table:style-name="ro1">
          <table:table-cell office:value-type="float" office:value="5138">
            <text:p>5138</text:p>
          </table:table-cell>
        </table:table-row>
        <table:table-row table:style-name="ro1">
          <table:table-cell office:value-type="float" office:value="5182">
            <text:p>5182</text:p>
          </table:table-cell>
        </table:table-row>
        <table:table-row table:style-name="ro1">
          <table:table-cell office:value-type="float" office:value="5226">
            <text:p>5226</text:p>
          </table:table-cell>
        </table:table-row>
        <table:table-row table:style-name="ro1">
          <table:table-cell office:value-type="float" office:value="5271">
            <text:p>5271</text:p>
          </table:table-cell>
        </table:table-row>
        <table:table-row table:style-name="ro1">
          <table:table-cell office:value-type="float" office:value="5315">
            <text:p>5315</text:p>
          </table:table-cell>
        </table:table-row>
        <table:table-row table:style-name="ro1">
          <table:table-cell office:value-type="float" office:value="5364">
            <text:p>5364</text:p>
          </table:table-cell>
        </table:table-row>
        <table:table-row table:style-name="ro1">
          <table:table-cell office:value-type="float" office:value="5489">
            <text:p>5489</text:p>
          </table:table-cell>
        </table:table-row>
        <table:table-row table:style-name="ro1">
          <table:table-cell office:value-type="float" office:value="5530">
            <text:p>5530</text:p>
          </table:table-cell>
        </table:table-row>
        <table:table-row table:style-name="ro1">
          <table:table-cell office:value-type="float" office:value="5571">
            <text:p>5571</text:p>
          </table:table-cell>
        </table:table-row>
        <table:table-row table:style-name="ro1">
          <table:table-cell office:value-type="float" office:value="5710">
            <text:p>5710</text:p>
          </table:table-cell>
        </table:table-row>
        <table:table-row table:style-name="ro1">
          <table:table-cell office:value-type="float" office:value="5749">
            <text:p>5749</text:p>
          </table:table-cell>
        </table:table-row>
        <table:table-row table:style-name="ro1">
          <table:table-cell office:value-type="float" office:value="5793">
            <text:p>5793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868">
            <text:p>4868</text:p>
          </table:table-cell>
        </table:table-row>
        <table:table-row table:style-name="ro1">
          <table:table-cell office:value-type="float" office:value="4985">
            <text:p>4985</text:p>
          </table:table-cell>
        </table:table-row>
        <table:table-row table:style-name="ro1">
          <table:table-cell office:value-type="float" office:value="5043">
            <text:p>5043</text:p>
          </table:table-cell>
        </table:table-row>
        <table:table-row table:style-name="ro1">
          <table:table-cell office:value-type="float" office:value="5087">
            <text:p>5087</text:p>
          </table:table-cell>
        </table:table-row>
        <table:table-row table:style-name="ro1">
          <table:table-cell office:value-type="float" office:value="5131">
            <text:p>5131</text:p>
          </table:table-cell>
        </table:table-row>
        <table:table-row table:style-name="ro1">
          <table:table-cell office:value-type="float" office:value="5175">
            <text:p>5175</text:p>
          </table:table-cell>
        </table:table-row>
        <table:table-row table:style-name="ro1">
          <table:table-cell office:value-type="float" office:value="5220">
            <text:p>5220</text:p>
          </table:table-cell>
        </table:table-row>
        <table:table-row table:style-name="ro1">
          <table:table-cell office:value-type="float" office:value="5264">
            <text:p>5264</text:p>
          </table:table-cell>
        </table:table-row>
        <table:table-row table:style-name="ro1">
          <table:table-cell office:value-type="float" office:value="5304">
            <text:p>5304</text:p>
          </table:table-cell>
        </table:table-row>
        <table:table-row table:style-name="ro1">
          <table:table-cell office:value-type="float" office:value="5345">
            <text:p>5345</text:p>
          </table:table-cell>
        </table:table-row>
        <table:table-row table:style-name="ro1">
          <table:table-cell office:value-type="float" office:value="5416">
            <text:p>5416</text:p>
          </table:table-cell>
        </table:table-row>
        <table:table-row table:style-name="ro1">
          <table:table-cell office:value-type="float" office:value="5459">
            <text:p>5459</text:p>
          </table:table-cell>
        </table:table-row>
        <table:table-row table:style-name="ro1">
          <table:table-cell office:value-type="float" office:value="5500">
            <text:p>5500</text:p>
          </table:table-cell>
        </table:table-row>
        <table:table-row table:style-name="ro1">
          <table:table-cell office:value-type="float" office:value="5540">
            <text:p>5540</text:p>
          </table:table-cell>
        </table:table-row>
        <table:table-row table:style-name="ro1">
          <table:table-cell office:value-type="float" office:value="5584">
            <text:p>5584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830">
            <text:p>4830</text:p>
          </table:table-cell>
        </table:table-row>
        <table:table-row table:style-name="ro1">
          <table:table-cell office:value-type="float" office:value="4895">
            <text:p>4895</text:p>
          </table:table-cell>
        </table:table-row>
        <table:table-row table:style-name="ro1">
          <table:table-cell office:value-type="float" office:value="4933">
            <text:p>4933</text:p>
          </table:table-cell>
        </table:table-row>
        <table:table-row table:style-name="ro1">
          <table:table-cell office:value-type="float" office:value="4982">
            <text:p>4982</text:p>
          </table:table-cell>
        </table:table-row>
        <table:table-row table:style-name="ro1">
          <table:table-cell office:value-type="float" office:value="5026">
            <text:p>5026</text:p>
          </table:table-cell>
        </table:table-row>
        <table:table-row table:style-name="ro1">
          <table:table-cell office:value-type="float" office:value="5069">
            <text:p>5069</text:p>
          </table:table-cell>
        </table:table-row>
        <table:table-row table:style-name="ro1">
          <table:table-cell office:value-type="float" office:value="5112">
            <text:p>5112</text:p>
          </table:table-cell>
        </table:table-row>
        <table:table-row table:style-name="ro1">
          <table:table-cell office:value-type="float" office:value="5156">
            <text:p>5156</text:p>
          </table:table-cell>
        </table:table-row>
        <table:table-row table:style-name="ro1">
          <table:table-cell office:value-type="float" office:value="5198">
            <text:p>5198</text:p>
          </table:table-cell>
        </table:table-row>
        <table:table-row table:style-name="ro1">
          <table:table-cell office:value-type="float" office:value="5332">
            <text:p>5332</text:p>
          </table:table-cell>
        </table:table-row>
        <table:table-row table:style-name="ro1">
          <table:table-cell office:value-type="float" office:value="5374">
            <text:p>5374</text:p>
          </table:table-cell>
        </table:table-row>
        <table:table-row table:style-name="ro1">
          <table:table-cell office:value-type="float" office:value="5504">
            <text:p>5504</text:p>
          </table:table-cell>
        </table:table-row>
        <table:table-row table:style-name="ro1">
          <table:table-cell office:value-type="float" office:value="5545">
            <text:p>5545</text:p>
          </table:table-cell>
        </table:table-row>
        <table:table-row table:style-name="ro1">
          <table:table-cell office:value-type="float" office:value="5587">
            <text:p>5587</text:p>
          </table:table-cell>
        </table:table-row>
        <table:table-row table:style-name="ro1">
          <table:table-cell office:value-type="float" office:value="5627">
            <text:p>5627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844">
            <text:p>4844</text:p>
          </table:table-cell>
        </table:table-row>
        <table:table-row table:style-name="ro1">
          <table:table-cell office:value-type="float" office:value="4906">
            <text:p>4906</text:p>
          </table:table-cell>
        </table:table-row>
        <table:table-row table:style-name="ro1">
          <table:table-cell office:value-type="float" office:value="4950">
            <text:p>4950</text:p>
          </table:table-cell>
        </table:table-row>
        <table:table-row table:style-name="ro1">
          <table:table-cell office:value-type="float" office:value="4993">
            <text:p>4993</text:p>
          </table:table-cell>
        </table:table-row>
        <table:table-row table:style-name="ro1">
          <table:table-cell office:value-type="float" office:value="5037">
            <text:p>5037</text:p>
          </table:table-cell>
        </table:table-row>
        <table:table-row table:style-name="ro1">
          <table:table-cell office:value-type="float" office:value="5081">
            <text:p>5081</text:p>
          </table:table-cell>
        </table:table-row>
        <table:table-row table:style-name="ro1">
          <table:table-cell office:value-type="float" office:value="5125">
            <text:p>5125</text:p>
          </table:table-cell>
        </table:table-row>
        <table:table-row table:style-name="ro1">
          <table:table-cell office:value-type="float" office:value="5169">
            <text:p>5169</text:p>
          </table:table-cell>
        </table:table-row>
        <table:table-row table:style-name="ro1">
          <table:table-cell office:value-type="float" office:value="5210">
            <text:p>5210</text:p>
          </table:table-cell>
        </table:table-row>
        <table:table-row table:style-name="ro1">
          <table:table-cell office:value-type="float" office:value="5251">
            <text:p>5251</text:p>
          </table:table-cell>
        </table:table-row>
        <table:table-row table:style-name="ro1">
          <table:table-cell office:value-type="float" office:value="5367">
            <text:p>5367</text:p>
          </table:table-cell>
        </table:table-row>
        <table:table-row table:style-name="ro1">
          <table:table-cell office:value-type="float" office:value="5408">
            <text:p>5408</text:p>
          </table:table-cell>
        </table:table-row>
        <table:table-row table:style-name="ro1">
          <table:table-cell office:value-type="float" office:value="5449">
            <text:p>5449</text:p>
          </table:table-cell>
        </table:table-row>
        <table:table-row table:style-name="ro1">
          <table:table-cell office:value-type="float" office:value="5490">
            <text:p>5490</text:p>
          </table:table-cell>
        </table:table-row>
        <table:table-row table:style-name="ro1">
          <table:table-cell office:value-type="float" office:value="5532">
            <text:p>5532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006">
            <text:p>5006</text:p>
          </table:table-cell>
        </table:table-row>
        <table:table-row table:style-name="ro1">
          <table:table-cell office:value-type="float" office:value="5053">
            <text:p>5053</text:p>
          </table:table-cell>
        </table:table-row>
        <table:table-row table:style-name="ro1">
          <table:table-cell office:value-type="float" office:value="5113">
            <text:p>5113</text:p>
          </table:table-cell>
        </table:table-row>
        <table:table-row table:style-name="ro1">
          <table:table-cell office:value-type="float" office:value="5157">
            <text:p>5157</text:p>
          </table:table-cell>
        </table:table-row>
        <table:table-row table:style-name="ro1">
          <table:table-cell office:value-type="float" office:value="5199">
            <text:p>5199</text:p>
          </table:table-cell>
        </table:table-row>
        <table:table-row table:style-name="ro1">
          <table:table-cell office:value-type="float" office:value="5240">
            <text:p>5240</text:p>
          </table:table-cell>
        </table:table-row>
        <table:table-row table:style-name="ro1">
          <table:table-cell office:value-type="float" office:value="5289">
            <text:p>5289</text:p>
          </table:table-cell>
        </table:table-row>
        <table:table-row table:style-name="ro1">
          <table:table-cell office:value-type="float" office:value="5334">
            <text:p>5334</text:p>
          </table:table-cell>
        </table:table-row>
        <table:table-row table:style-name="ro1">
          <table:table-cell office:value-type="float" office:value="5375">
            <text:p>5375</text:p>
          </table:table-cell>
        </table:table-row>
        <table:table-row table:style-name="ro1">
          <table:table-cell office:value-type="float" office:value="5420">
            <text:p>5420</text:p>
          </table:table-cell>
        </table:table-row>
        <table:table-row table:style-name="ro1">
          <table:table-cell office:value-type="float" office:value="5461">
            <text:p>5461</text:p>
          </table:table-cell>
        </table:table-row>
        <table:table-row table:style-name="ro1">
          <table:table-cell office:value-type="float" office:value="5526">
            <text:p>5526</text:p>
          </table:table-cell>
        </table:table-row>
        <table:table-row table:style-name="ro1">
          <table:table-cell office:value-type="float" office:value="5567">
            <text:p>5567</text:p>
          </table:table-cell>
        </table:table-row>
        <table:table-row table:style-name="ro1">
          <table:table-cell office:value-type="float" office:value="5692">
            <text:p>5692</text:p>
          </table:table-cell>
        </table:table-row>
        <table:table-row table:style-name="ro1">
          <table:table-cell office:value-type="float" office:value="5733">
            <text:p>5733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037">
            <text:p>5037</text:p>
          </table:table-cell>
        </table:table-row>
        <table:table-row table:style-name="ro1">
          <table:table-cell office:value-type="float" office:value="5100">
            <text:p>5100</text:p>
          </table:table-cell>
        </table:table-row>
        <table:table-row table:style-name="ro1">
          <table:table-cell office:value-type="float" office:value="5144">
            <text:p>5144</text:p>
          </table:table-cell>
        </table:table-row>
        <table:table-row table:style-name="ro1">
          <table:table-cell office:value-type="float" office:value="5192">
            <text:p>5192</text:p>
          </table:table-cell>
        </table:table-row>
        <table:table-row table:style-name="ro1">
          <table:table-cell office:value-type="float" office:value="5236">
            <text:p>5236</text:p>
          </table:table-cell>
        </table:table-row>
        <table:table-row table:style-name="ro1">
          <table:table-cell office:value-type="float" office:value="5279">
            <text:p>5279</text:p>
          </table:table-cell>
        </table:table-row>
        <table:table-row table:style-name="ro1">
          <table:table-cell office:value-type="float" office:value="5323">
            <text:p>5323</text:p>
          </table:table-cell>
        </table:table-row>
        <table:table-row table:style-name="ro1">
          <table:table-cell office:value-type="float" office:value="5367">
            <text:p>5367</text:p>
          </table:table-cell>
        </table:table-row>
        <table:table-row table:style-name="ro1">
          <table:table-cell office:value-type="float" office:value="5409">
            <text:p>5409</text:p>
          </table:table-cell>
        </table:table-row>
        <table:table-row table:style-name="ro1">
          <table:table-cell office:value-type="float" office:value="5597">
            <text:p>5597</text:p>
          </table:table-cell>
        </table:table-row>
        <table:table-row table:style-name="ro1">
          <table:table-cell office:value-type="float" office:value="5639">
            <text:p>5639</text:p>
          </table:table-cell>
        </table:table-row>
        <table:table-row table:style-name="ro1">
          <table:table-cell office:value-type="float" office:value="5686">
            <text:p>5686</text:p>
          </table:table-cell>
        </table:table-row>
        <table:table-row table:style-name="ro1">
          <table:table-cell office:value-type="float" office:value="5728">
            <text:p>5728</text:p>
          </table:table-cell>
        </table:table-row>
        <table:table-row table:style-name="ro1">
          <table:table-cell office:value-type="float" office:value="5789">
            <text:p>5789</text:p>
          </table:table-cell>
        </table:table-row>
        <table:table-row table:style-name="ro1">
          <table:table-cell office:value-type="float" office:value="5830">
            <text:p>5830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083">
            <text:p>6083</text:p>
          </table:table-cell>
        </table:table-row>
        <table:table-row table:style-name="ro1">
          <table:table-cell office:value-type="float" office:value="6183">
            <text:p>6183</text:p>
          </table:table-cell>
        </table:table-row>
        <table:table-row table:style-name="ro1">
          <table:table-cell office:value-type="float" office:value="6233">
            <text:p>6233</text:p>
          </table:table-cell>
        </table:table-row>
        <table:table-row table:style-name="ro1">
          <table:table-cell office:value-type="float" office:value="6279">
            <text:p>6279</text:p>
          </table:table-cell>
        </table:table-row>
        <table:table-row table:style-name="ro1">
          <table:table-cell office:value-type="float" office:value="6323">
            <text:p>6323</text:p>
          </table:table-cell>
        </table:table-row>
        <table:table-row table:style-name="ro1">
          <table:table-cell office:value-type="float" office:value="6367">
            <text:p>6367</text:p>
          </table:table-cell>
        </table:table-row>
        <table:table-row table:style-name="ro1">
          <table:table-cell office:value-type="float" office:value="6412">
            <text:p>6412</text:p>
          </table:table-cell>
        </table:table-row>
        <table:table-row table:style-name="ro1">
          <table:table-cell office:value-type="float" office:value="6457">
            <text:p>6457</text:p>
          </table:table-cell>
        </table:table-row>
        <table:table-row table:style-name="ro1">
          <table:table-cell office:value-type="float" office:value="6594">
            <text:p>6594</text:p>
          </table:table-cell>
        </table:table-row>
        <table:table-row table:style-name="ro1">
          <table:table-cell office:value-type="float" office:value="6635">
            <text:p>6635</text:p>
          </table:table-cell>
        </table:table-row>
        <table:table-row table:style-name="ro1">
          <table:table-cell office:value-type="float" office:value="6677">
            <text:p>6677</text:p>
          </table:table-cell>
        </table:table-row>
        <table:table-row table:style-name="ro1">
          <table:table-cell office:value-type="float" office:value="6719">
            <text:p>6719</text:p>
          </table:table-cell>
        </table:table-row>
        <table:table-row table:style-name="ro1">
          <table:table-cell office:value-type="float" office:value="6760">
            <text:p>6760</text:p>
          </table:table-cell>
        </table:table-row>
        <table:table-row table:style-name="ro1">
          <table:table-cell office:value-type="float" office:value="6801">
            <text:p>6801</text:p>
          </table:table-cell>
        </table:table-row>
        <table:table-row table:style-name="ro1">
          <table:table-cell office:value-type="float" office:value="6843">
            <text:p>6843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196">
            <text:p>5196</text:p>
          </table:table-cell>
        </table:table-row>
        <table:table-row table:style-name="ro1">
          <table:table-cell office:value-type="float" office:value="5259">
            <text:p>5259</text:p>
          </table:table-cell>
        </table:table-row>
        <table:table-row table:style-name="ro1">
          <table:table-cell office:value-type="float" office:value="5325">
            <text:p>5325</text:p>
          </table:table-cell>
        </table:table-row>
        <table:table-row table:style-name="ro1">
          <table:table-cell office:value-type="float" office:value="5373">
            <text:p>5373</text:p>
          </table:table-cell>
        </table:table-row>
        <table:table-row table:style-name="ro1">
          <table:table-cell office:value-type="float" office:value="5418">
            <text:p>5418</text:p>
          </table:table-cell>
        </table:table-row>
        <table:table-row table:style-name="ro1">
          <table:table-cell office:value-type="float" office:value="5461">
            <text:p>5461</text:p>
          </table:table-cell>
        </table:table-row>
        <table:table-row table:style-name="ro1">
          <table:table-cell office:value-type="float" office:value="5500">
            <text:p>5500</text:p>
          </table:table-cell>
        </table:table-row>
        <table:table-row table:style-name="ro1">
          <table:table-cell office:value-type="float" office:value="5544">
            <text:p>5544</text:p>
          </table:table-cell>
        </table:table-row>
        <table:table-row table:style-name="ro1">
          <table:table-cell office:value-type="float" office:value="6083">
            <text:p>6083</text:p>
          </table:table-cell>
        </table:table-row>
        <table:table-row table:style-name="ro1">
          <table:table-cell office:value-type="float" office:value="6125">
            <text:p>6125</text:p>
          </table:table-cell>
        </table:table-row>
        <table:table-row table:style-name="ro1">
          <table:table-cell office:value-type="float" office:value="6166">
            <text:p>6166</text:p>
          </table:table-cell>
        </table:table-row>
        <table:table-row table:style-name="ro1">
          <table:table-cell office:value-type="float" office:value="6208">
            <text:p>6208</text:p>
          </table:table-cell>
        </table:table-row>
        <table:table-row table:style-name="ro1">
          <table:table-cell office:value-type="float" office:value="6250">
            <text:p>6250</text:p>
          </table:table-cell>
        </table:table-row>
        <table:table-row table:style-name="ro1">
          <table:table-cell office:value-type="float" office:value="6292">
            <text:p>6292</text:p>
          </table:table-cell>
        </table:table-row>
        <table:table-row table:style-name="ro1">
          <table:table-cell office:value-type="float" office:value="6334">
            <text:p>6334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165">
            <text:p>5165</text:p>
          </table:table-cell>
        </table:table-row>
        <table:table-row table:style-name="ro1">
          <table:table-cell office:value-type="float" office:value="5227">
            <text:p>5227</text:p>
          </table:table-cell>
        </table:table-row>
        <table:table-row table:style-name="ro1">
          <table:table-cell office:value-type="float" office:value="5297">
            <text:p>5297</text:p>
          </table:table-cell>
        </table:table-row>
        <table:table-row table:style-name="ro1">
          <table:table-cell office:value-type="float" office:value="5344">
            <text:p>5344</text:p>
          </table:table-cell>
        </table:table-row>
        <table:table-row table:style-name="ro1">
          <table:table-cell office:value-type="float" office:value="5393">
            <text:p>5393</text:p>
          </table:table-cell>
        </table:table-row>
        <table:table-row table:style-name="ro1">
          <table:table-cell office:value-type="float" office:value="5439">
            <text:p>5439</text:p>
          </table:table-cell>
        </table:table-row>
        <table:table-row table:style-name="ro1">
          <table:table-cell office:value-type="float" office:value="5485">
            <text:p>5485</text:p>
          </table:table-cell>
        </table:table-row>
        <table:table-row table:style-name="ro1">
          <table:table-cell office:value-type="float" office:value="5528">
            <text:p>5528</text:p>
          </table:table-cell>
        </table:table-row>
        <table:table-row table:style-name="ro1">
          <table:table-cell office:value-type="float" office:value="6068">
            <text:p>6068</text:p>
          </table:table-cell>
        </table:table-row>
        <table:table-row table:style-name="ro1">
          <table:table-cell office:value-type="float" office:value="6110">
            <text:p>6110</text:p>
          </table:table-cell>
        </table:table-row>
        <table:table-row table:style-name="ro1">
          <table:table-cell office:value-type="float" office:value="6151">
            <text:p>6151</text:p>
          </table:table-cell>
        </table:table-row>
        <table:table-row table:style-name="ro1">
          <table:table-cell office:value-type="float" office:value="6192">
            <text:p>6192</text:p>
          </table:table-cell>
        </table:table-row>
        <table:table-row table:style-name="ro1">
          <table:table-cell office:value-type="float" office:value="6233">
            <text:p>6233</text:p>
          </table:table-cell>
        </table:table-row>
        <table:table-row table:style-name="ro1">
          <table:table-cell office:value-type="float" office:value="6274">
            <text:p>6274</text:p>
          </table:table-cell>
        </table:table-row>
        <table:table-row table:style-name="ro1">
          <table:table-cell office:value-type="float" office:value="6316">
            <text:p>6316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319">
            <text:p>5319</text:p>
          </table:table-cell>
        </table:table-row>
        <table:table-row table:style-name="ro1">
          <table:table-cell office:value-type="float" office:value="5381">
            <text:p>5381</text:p>
          </table:table-cell>
        </table:table-row>
        <table:table-row table:style-name="ro1">
          <table:table-cell office:value-type="float" office:value="5428">
            <text:p>5428</text:p>
          </table:table-cell>
        </table:table-row>
        <table:table-row table:style-name="ro1">
          <table:table-cell office:value-type="float" office:value="5476">
            <text:p>5476</text:p>
          </table:table-cell>
        </table:table-row>
        <table:table-row table:style-name="ro1">
          <table:table-cell office:value-type="float" office:value="5522">
            <text:p>5522</text:p>
          </table:table-cell>
        </table:table-row>
        <table:table-row table:style-name="ro1">
          <table:table-cell office:value-type="float" office:value="5567">
            <text:p>5567</text:p>
          </table:table-cell>
        </table:table-row>
        <table:table-row table:style-name="ro1">
          <table:table-cell office:value-type="float" office:value="5606">
            <text:p>5606</text:p>
          </table:table-cell>
        </table:table-row>
        <table:table-row table:style-name="ro1">
          <table:table-cell office:value-type="float" office:value="5656">
            <text:p>5656</text:p>
          </table:table-cell>
        </table:table-row>
        <table:table-row table:style-name="ro1">
          <table:table-cell office:value-type="float" office:value="6209">
            <text:p>6209</text:p>
          </table:table-cell>
        </table:table-row>
        <table:table-row table:style-name="ro1">
          <table:table-cell office:value-type="float" office:value="6250">
            <text:p>6250</text:p>
          </table:table-cell>
        </table:table-row>
        <table:table-row table:style-name="ro1">
          <table:table-cell office:value-type="float" office:value="6292">
            <text:p>6292</text:p>
          </table:table-cell>
        </table:table-row>
        <table:table-row table:style-name="ro1">
          <table:table-cell office:value-type="float" office:value="6334">
            <text:p>6334</text:p>
          </table:table-cell>
        </table:table-row>
        <table:table-row table:style-name="ro1">
          <table:table-cell office:value-type="float" office:value="6374">
            <text:p>6374</text:p>
          </table:table-cell>
        </table:table-row>
        <table:table-row table:style-name="ro1">
          <table:table-cell office:value-type="float" office:value="6416">
            <text:p>6416</text:p>
          </table:table-cell>
        </table:table-row>
        <table:table-row table:style-name="ro1">
          <table:table-cell office:value-type="float" office:value="6458">
            <text:p>6458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254">
            <text:p>5254</text:p>
          </table:table-cell>
        </table:table-row>
        <table:table-row table:style-name="ro1">
          <table:table-cell office:value-type="float" office:value="5302">
            <text:p>5302</text:p>
          </table:table-cell>
        </table:table-row>
        <table:table-row table:style-name="ro1">
          <table:table-cell office:value-type="float" office:value="5374">
            <text:p>5374</text:p>
          </table:table-cell>
        </table:table-row>
        <table:table-row table:style-name="ro1">
          <table:table-cell office:value-type="float" office:value="5424">
            <text:p>5424</text:p>
          </table:table-cell>
        </table:table-row>
        <table:table-row table:style-name="ro1">
          <table:table-cell office:value-type="float" office:value="5471">
            <text:p>5471</text:p>
          </table:table-cell>
        </table:table-row>
        <table:table-row table:style-name="ro1">
          <table:table-cell office:value-type="float" office:value="5538">
            <text:p>5538</text:p>
          </table:table-cell>
        </table:table-row>
        <table:table-row table:style-name="ro1">
          <table:table-cell office:value-type="float" office:value="5584">
            <text:p>5584</text:p>
          </table:table-cell>
        </table:table-row>
        <table:table-row table:style-name="ro1">
          <table:table-cell office:value-type="float" office:value="5624">
            <text:p>5624</text:p>
          </table:table-cell>
        </table:table-row>
        <table:table-row table:style-name="ro1">
          <table:table-cell office:value-type="float" office:value="6158">
            <text:p>6158</text:p>
          </table:table-cell>
        </table:table-row>
        <table:table-row table:style-name="ro1">
          <table:table-cell office:value-type="float" office:value="6207">
            <text:p>6207</text:p>
          </table:table-cell>
        </table:table-row>
        <table:table-row table:style-name="ro1">
          <table:table-cell office:value-type="float" office:value="6249">
            <text:p>6249</text:p>
          </table:table-cell>
        </table:table-row>
        <table:table-row table:style-name="ro1">
          <table:table-cell office:value-type="float" office:value="6292">
            <text:p>6292</text:p>
          </table:table-cell>
        </table:table-row>
        <table:table-row table:style-name="ro1">
          <table:table-cell office:value-type="float" office:value="6333">
            <text:p>6333</text:p>
          </table:table-cell>
        </table:table-row>
        <table:table-row table:style-name="ro1">
          <table:table-cell office:value-type="float" office:value="6376">
            <text:p>6376</text:p>
          </table:table-cell>
        </table:table-row>
        <table:table-row table:style-name="ro1">
          <table:table-cell office:value-type="float" office:value="6417">
            <text:p>6417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266">
            <text:p>5266</text:p>
          </table:table-cell>
        </table:table-row>
        <table:table-row table:style-name="ro1">
          <table:table-cell office:value-type="float" office:value="5315">
            <text:p>5315</text:p>
          </table:table-cell>
        </table:table-row>
        <table:table-row table:style-name="ro1">
          <table:table-cell office:value-type="float" office:value="5378">
            <text:p>5378</text:p>
          </table:table-cell>
        </table:table-row>
        <table:table-row table:style-name="ro1">
          <table:table-cell office:value-type="float" office:value="5434">
            <text:p>5434</text:p>
          </table:table-cell>
        </table:table-row>
        <table:table-row table:style-name="ro1">
          <table:table-cell office:value-type="float" office:value="5485">
            <text:p>5485</text:p>
          </table:table-cell>
        </table:table-row>
        <table:table-row table:style-name="ro1">
          <table:table-cell office:value-type="float" office:value="5530">
            <text:p>5530</text:p>
          </table:table-cell>
        </table:table-row>
        <table:table-row table:style-name="ro1">
          <table:table-cell office:value-type="float" office:value="5574">
            <text:p>5574</text:p>
          </table:table-cell>
        </table:table-row>
        <table:table-row table:style-name="ro1">
          <table:table-cell office:value-type="float" office:value="5620">
            <text:p>5620</text:p>
          </table:table-cell>
        </table:table-row>
        <table:table-row table:style-name="ro1">
          <table:table-cell office:value-type="float" office:value="6188">
            <text:p>6188</text:p>
          </table:table-cell>
        </table:table-row>
        <table:table-row table:style-name="ro1">
          <table:table-cell office:value-type="float" office:value="6231">
            <text:p>6231</text:p>
          </table:table-cell>
        </table:table-row>
        <table:table-row table:style-name="ro1">
          <table:table-cell office:value-type="float" office:value="6272">
            <text:p>6272</text:p>
          </table:table-cell>
        </table:table-row>
        <table:table-row table:style-name="ro1">
          <table:table-cell office:value-type="float" office:value="6314">
            <text:p>6314</text:p>
          </table:table-cell>
        </table:table-row>
        <table:table-row table:style-name="ro1">
          <table:table-cell office:value-type="float" office:value="6355">
            <text:p>6355</text:p>
          </table:table-cell>
        </table:table-row>
        <table:table-row table:style-name="ro1">
          <table:table-cell office:value-type="float" office:value="6397">
            <text:p>6397</text:p>
          </table:table-cell>
        </table:table-row>
        <table:table-row table:style-name="ro1">
          <table:table-cell office:value-type="float" office:value="6438">
            <text:p>6438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366">
            <text:p>5366</text:p>
          </table:table-cell>
        </table:table-row>
        <table:table-row table:style-name="ro1">
          <table:table-cell office:value-type="float" office:value="5430">
            <text:p>5430</text:p>
          </table:table-cell>
        </table:table-row>
        <table:table-row table:style-name="ro1">
          <table:table-cell office:value-type="float" office:value="5509">
            <text:p>5509</text:p>
          </table:table-cell>
        </table:table-row>
        <table:table-row table:style-name="ro1">
          <table:table-cell office:value-type="float" office:value="5558">
            <text:p>5558</text:p>
          </table:table-cell>
        </table:table-row>
        <table:table-row table:style-name="ro1">
          <table:table-cell office:value-type="float" office:value="5602">
            <text:p>5602</text:p>
          </table:table-cell>
        </table:table-row>
        <table:table-row table:style-name="ro1">
          <table:table-cell office:value-type="float" office:value="5647">
            <text:p>5647</text:p>
          </table:table-cell>
        </table:table-row>
        <table:table-row table:style-name="ro1">
          <table:table-cell office:value-type="float" office:value="5691">
            <text:p>5691</text:p>
          </table:table-cell>
        </table:table-row>
        <table:table-row table:style-name="ro1">
          <table:table-cell office:value-type="float" office:value="5736">
            <text:p>5736</text:p>
          </table:table-cell>
        </table:table-row>
        <table:table-row table:style-name="ro1">
          <table:table-cell office:value-type="float" office:value="6318">
            <text:p>6318</text:p>
          </table:table-cell>
        </table:table-row>
        <table:table-row table:style-name="ro1">
          <table:table-cell office:value-type="float" office:value="6363">
            <text:p>6363</text:p>
          </table:table-cell>
        </table:table-row>
        <table:table-row table:style-name="ro1">
          <table:table-cell office:value-type="float" office:value="6404">
            <text:p>6404</text:p>
          </table:table-cell>
        </table:table-row>
        <table:table-row table:style-name="ro1">
          <table:table-cell office:value-type="float" office:value="6451">
            <text:p>6451</text:p>
          </table:table-cell>
        </table:table-row>
        <table:table-row table:style-name="ro1">
          <table:table-cell office:value-type="float" office:value="6493">
            <text:p>6493</text:p>
          </table:table-cell>
        </table:table-row>
        <table:table-row table:style-name="ro1">
          <table:table-cell office:value-type="float" office:value="6535">
            <text:p>6535</text:p>
          </table:table-cell>
        </table:table-row>
        <table:table-row table:style-name="ro1">
          <table:table-cell office:value-type="float" office:value="6578">
            <text:p>6578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231">
            <text:p>5231</text:p>
          </table:table-cell>
        </table:table-row>
        <table:table-row table:style-name="ro1">
          <table:table-cell office:value-type="float" office:value="5294">
            <text:p>5294</text:p>
          </table:table-cell>
        </table:table-row>
        <table:table-row table:style-name="ro1">
          <table:table-cell office:value-type="float" office:value="5350">
            <text:p>5350</text:p>
          </table:table-cell>
        </table:table-row>
        <table:table-row table:style-name="ro1">
          <table:table-cell office:value-type="float" office:value="5396">
            <text:p>5396</text:p>
          </table:table-cell>
        </table:table-row>
        <table:table-row table:style-name="ro1">
          <table:table-cell office:value-type="float" office:value="5441">
            <text:p>5441</text:p>
          </table:table-cell>
        </table:table-row>
        <table:table-row table:style-name="ro1">
          <table:table-cell office:value-type="float" office:value="5485">
            <text:p>5485</text:p>
          </table:table-cell>
        </table:table-row>
        <table:table-row table:style-name="ro1">
          <table:table-cell office:value-type="float" office:value="5529">
            <text:p>5529</text:p>
          </table:table-cell>
        </table:table-row>
        <table:table-row table:style-name="ro1">
          <table:table-cell office:value-type="float" office:value="5575">
            <text:p>5575</text:p>
          </table:table-cell>
        </table:table-row>
        <table:table-row table:style-name="ro1">
          <table:table-cell office:value-type="float" office:value="6166">
            <text:p>6166</text:p>
          </table:table-cell>
        </table:table-row>
        <table:table-row table:style-name="ro1">
          <table:table-cell office:value-type="float" office:value="6209">
            <text:p>6209</text:p>
          </table:table-cell>
        </table:table-row>
        <table:table-row table:style-name="ro1">
          <table:table-cell office:value-type="float" office:value="6248">
            <text:p>6248</text:p>
          </table:table-cell>
        </table:table-row>
        <table:table-row table:style-name="ro1">
          <table:table-cell office:value-type="float" office:value="6292">
            <text:p>6292</text:p>
          </table:table-cell>
        </table:table-row>
        <table:table-row table:style-name="ro1">
          <table:table-cell office:value-type="float" office:value="6334">
            <text:p>6334</text:p>
          </table:table-cell>
        </table:table-row>
        <table:table-row table:style-name="ro1">
          <table:table-cell office:value-type="float" office:value="6375">
            <text:p>6375</text:p>
          </table:table-cell>
        </table:table-row>
        <table:table-row table:style-name="ro1">
          <table:table-cell office:value-type="float" office:value="6417">
            <text:p>6417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048">
            <text:p>6048</text:p>
          </table:table-cell>
        </table:table-row>
        <table:table-row table:style-name="ro1">
          <table:table-cell office:value-type="float" office:value="6111">
            <text:p>6111</text:p>
          </table:table-cell>
        </table:table-row>
        <table:table-row table:style-name="ro1">
          <table:table-cell office:value-type="float" office:value="6155">
            <text:p>6155</text:p>
          </table:table-cell>
        </table:table-row>
        <table:table-row table:style-name="ro1">
          <table:table-cell office:value-type="float" office:value="6199">
            <text:p>6199</text:p>
          </table:table-cell>
        </table:table-row>
        <table:table-row table:style-name="ro1">
          <table:table-cell office:value-type="float" office:value="6242">
            <text:p>6242</text:p>
          </table:table-cell>
        </table:table-row>
        <table:table-row table:style-name="ro1">
          <table:table-cell office:value-type="float" office:value="6290">
            <text:p>6290</text:p>
          </table:table-cell>
        </table:table-row>
        <table:table-row table:style-name="ro1">
          <table:table-cell office:value-type="float" office:value="6334">
            <text:p>6334</text:p>
          </table:table-cell>
        </table:table-row>
        <table:table-row table:style-name="ro1">
          <table:table-cell office:value-type="float" office:value="6379">
            <text:p>6379</text:p>
          </table:table-cell>
        </table:table-row>
        <table:table-row table:style-name="ro1">
          <table:table-cell office:value-type="float" office:value="6422">
            <text:p>6422</text:p>
          </table:table-cell>
        </table:table-row>
        <table:table-row table:style-name="ro1">
          <table:table-cell office:value-type="float" office:value="6463">
            <text:p>6463</text:p>
          </table:table-cell>
        </table:table-row>
        <table:table-row table:style-name="ro1">
          <table:table-cell office:value-type="float" office:value="6505">
            <text:p>6505</text:p>
          </table:table-cell>
        </table:table-row>
        <table:table-row table:style-name="ro1">
          <table:table-cell office:value-type="float" office:value="6547">
            <text:p>6547</text:p>
          </table:table-cell>
        </table:table-row>
        <table:table-row table:style-name="ro1">
          <table:table-cell office:value-type="float" office:value="6590">
            <text:p>6590</text:p>
          </table:table-cell>
        </table:table-row>
        <table:table-row table:style-name="ro1">
          <table:table-cell office:value-type="float" office:value="6667">
            <text:p>6667</text:p>
          </table:table-cell>
        </table:table-row>
        <table:table-row table:style-name="ro1">
          <table:table-cell office:value-type="float" office:value="6730">
            <text:p>6730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366">
            <text:p>5366</text:p>
          </table:table-cell>
        </table:table-row>
        <table:table-row table:style-name="ro1">
          <table:table-cell office:value-type="float" office:value="5428">
            <text:p>5428</text:p>
          </table:table-cell>
        </table:table-row>
        <table:table-row table:style-name="ro1">
          <table:table-cell office:value-type="float" office:value="5473">
            <text:p>5473</text:p>
          </table:table-cell>
        </table:table-row>
        <table:table-row table:style-name="ro1">
          <table:table-cell office:value-type="float" office:value="5527">
            <text:p>5527</text:p>
          </table:table-cell>
        </table:table-row>
        <table:table-row table:style-name="ro1">
          <table:table-cell office:value-type="float" office:value="5572">
            <text:p>5572</text:p>
          </table:table-cell>
        </table:table-row>
        <table:table-row table:style-name="ro1">
          <table:table-cell office:value-type="float" office:value="5618">
            <text:p>5618</text:p>
          </table:table-cell>
        </table:table-row>
        <table:table-row table:style-name="ro1">
          <table:table-cell office:value-type="float" office:value="5662">
            <text:p>5662</text:p>
          </table:table-cell>
        </table:table-row>
        <table:table-row table:style-name="ro1">
          <table:table-cell office:value-type="float" office:value="5707">
            <text:p>5707</text:p>
          </table:table-cell>
        </table:table-row>
        <table:table-row table:style-name="ro1">
          <table:table-cell office:value-type="float" office:value="6328">
            <text:p>6328</text:p>
          </table:table-cell>
        </table:table-row>
        <table:table-row table:style-name="ro1">
          <table:table-cell office:value-type="float" office:value="6369">
            <text:p>6369</text:p>
          </table:table-cell>
        </table:table-row>
        <table:table-row table:style-name="ro1">
          <table:table-cell office:value-type="float" office:value="6413">
            <text:p>6413</text:p>
          </table:table-cell>
        </table:table-row>
        <table:table-row table:style-name="ro1">
          <table:table-cell office:value-type="float" office:value="6454">
            <text:p>6454</text:p>
          </table:table-cell>
        </table:table-row>
        <table:table-row table:style-name="ro1">
          <table:table-cell office:value-type="float" office:value="6496">
            <text:p>6496</text:p>
          </table:table-cell>
        </table:table-row>
        <table:table-row table:style-name="ro1">
          <table:table-cell office:value-type="float" office:value="6537">
            <text:p>6537</text:p>
          </table:table-cell>
        </table:table-row>
        <table:table-row table:style-name="ro1">
          <table:table-cell office:value-type="float" office:value="6578">
            <text:p>6578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493">
            <text:p>5493</text:p>
          </table:table-cell>
        </table:table-row>
        <table:table-row table:style-name="ro1">
          <table:table-cell office:value-type="float" office:value="5562">
            <text:p>5562</text:p>
          </table:table-cell>
        </table:table-row>
        <table:table-row table:style-name="ro1">
          <table:table-cell office:value-type="float" office:value="5635">
            <text:p>5635</text:p>
          </table:table-cell>
        </table:table-row>
        <table:table-row table:style-name="ro1">
          <table:table-cell office:value-type="float" office:value="5681">
            <text:p>5681</text:p>
          </table:table-cell>
        </table:table-row>
        <table:table-row table:style-name="ro1">
          <table:table-cell office:value-type="float" office:value="6277">
            <text:p>6277</text:p>
          </table:table-cell>
        </table:table-row>
        <table:table-row table:style-name="ro1">
          <table:table-cell office:value-type="float" office:value="6322">
            <text:p>6322</text:p>
          </table:table-cell>
        </table:table-row>
        <table:table-row table:style-name="ro1">
          <table:table-cell office:value-type="float" office:value="6367">
            <text:p>6367</text:p>
          </table:table-cell>
        </table:table-row>
        <table:table-row table:style-name="ro1">
          <table:table-cell office:value-type="float" office:value="6412">
            <text:p>6412</text:p>
          </table:table-cell>
        </table:table-row>
        <table:table-row table:style-name="ro1">
          <table:table-cell office:value-type="float" office:value="6493">
            <text:p>6493</text:p>
          </table:table-cell>
        </table:table-row>
        <table:table-row table:style-name="ro1">
          <table:table-cell office:value-type="float" office:value="6535">
            <text:p>6535</text:p>
          </table:table-cell>
        </table:table-row>
        <table:table-row table:style-name="ro1">
          <table:table-cell office:value-type="float" office:value="6577">
            <text:p>6577</text:p>
          </table:table-cell>
        </table:table-row>
        <table:table-row table:style-name="ro1">
          <table:table-cell office:value-type="float" office:value="6618">
            <text:p>6618</text:p>
          </table:table-cell>
        </table:table-row>
        <table:table-row table:style-name="ro1">
          <table:table-cell office:value-type="float" office:value="6658">
            <text:p>6658</text:p>
          </table:table-cell>
        </table:table-row>
        <table:table-row table:style-name="ro1">
          <table:table-cell office:value-type="float" office:value="6702">
            <text:p>6702</text:p>
          </table:table-cell>
        </table:table-row>
        <table:table-row table:style-name="ro1">
          <table:table-cell office:value-type="float" office:value="6744">
            <text:p>6744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519">
            <text:p>5519</text:p>
          </table:table-cell>
        </table:table-row>
        <table:table-row table:style-name="ro1">
          <table:table-cell office:value-type="float" office:value="5591">
            <text:p>5591</text:p>
          </table:table-cell>
        </table:table-row>
        <table:table-row table:style-name="ro1">
          <table:table-cell office:value-type="float" office:value="6209">
            <text:p>6209</text:p>
          </table:table-cell>
        </table:table-row>
        <table:table-row table:style-name="ro1">
          <table:table-cell office:value-type="float" office:value="6261">
            <text:p>6261</text:p>
          </table:table-cell>
        </table:table-row>
        <table:table-row table:style-name="ro1">
          <table:table-cell office:value-type="float" office:value="6312">
            <text:p>6312</text:p>
          </table:table-cell>
        </table:table-row>
        <table:table-row table:style-name="ro1">
          <table:table-cell office:value-type="float" office:value="6357">
            <text:p>6357</text:p>
          </table:table-cell>
        </table:table-row>
        <table:table-row table:style-name="ro1">
          <table:table-cell office:value-type="float" office:value="6403">
            <text:p>6403</text:p>
          </table:table-cell>
        </table:table-row>
        <table:table-row table:style-name="ro1">
          <table:table-cell office:value-type="float" office:value="6447">
            <text:p>6447</text:p>
          </table:table-cell>
        </table:table-row>
        <table:table-row table:style-name="ro1">
          <table:table-cell office:value-type="float" office:value="6529">
            <text:p>6529</text:p>
          </table:table-cell>
        </table:table-row>
        <table:table-row table:style-name="ro1">
          <table:table-cell office:value-type="float" office:value="6572">
            <text:p>6572</text:p>
          </table:table-cell>
        </table:table-row>
        <table:table-row table:style-name="ro1">
          <table:table-cell office:value-type="float" office:value="6615">
            <text:p>6615</text:p>
          </table:table-cell>
        </table:table-row>
        <table:table-row table:style-name="ro1">
          <table:table-cell office:value-type="float" office:value="6657">
            <text:p>6657</text:p>
          </table:table-cell>
        </table:table-row>
        <table:table-row table:style-name="ro1">
          <table:table-cell office:value-type="float" office:value="6699">
            <text:p>6699</text:p>
          </table:table-cell>
        </table:table-row>
        <table:table-row table:style-name="ro1">
          <table:table-cell office:value-type="float" office:value="6740">
            <text:p>6740</text:p>
          </table:table-cell>
        </table:table-row>
        <table:table-row table:style-name="ro1">
          <table:table-cell office:value-type="float" office:value="6782">
            <text:p>6782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710">
            <text:p>4710</text:p>
          </table:table-cell>
        </table:table-row>
        <table:table-row table:style-name="ro1">
          <table:table-cell office:value-type="float" office:value="4747">
            <text:p>4747</text:p>
          </table:table-cell>
        </table:table-row>
        <table:table-row table:style-name="ro1">
          <table:table-cell office:value-type="float" office:value="4800">
            <text:p>4800</text:p>
          </table:table-cell>
        </table:table-row>
        <table:table-row table:style-name="ro1">
          <table:table-cell office:value-type="float" office:value="4836">
            <text:p>4836</text:p>
          </table:table-cell>
        </table:table-row>
        <table:table-row table:style-name="ro1">
          <table:table-cell office:value-type="float" office:value="4868">
            <text:p>4868</text:p>
          </table:table-cell>
        </table:table-row>
        <table:table-row table:style-name="ro1">
          <table:table-cell office:value-type="float" office:value="4910">
            <text:p>4910</text:p>
          </table:table-cell>
        </table:table-row>
        <table:table-row table:style-name="ro1">
          <table:table-cell office:value-type="float" office:value="4948">
            <text:p>4948</text:p>
          </table:table-cell>
        </table:table-row>
        <table:table-row table:style-name="ro1">
          <table:table-cell office:value-type="float" office:value="4983">
            <text:p>4983</text:p>
          </table:table-cell>
        </table:table-row>
        <table:table-row table:style-name="ro1">
          <table:table-cell office:value-type="float" office:value="5026">
            <text:p>5026</text:p>
          </table:table-cell>
        </table:table-row>
        <table:table-row table:style-name="ro1">
          <table:table-cell office:value-type="float" office:value="5112">
            <text:p>5112</text:p>
          </table:table-cell>
        </table:table-row>
        <table:table-row table:style-name="ro1">
          <table:table-cell office:value-type="float" office:value="5147">
            <text:p>5147</text:p>
          </table:table-cell>
        </table:table-row>
        <table:table-row table:style-name="ro1">
          <table:table-cell office:value-type="float" office:value="5180">
            <text:p>5180</text:p>
          </table:table-cell>
        </table:table-row>
        <table:table-row table:style-name="ro1">
          <table:table-cell office:value-type="float" office:value="5896">
            <text:p>5896</text:p>
          </table:table-cell>
        </table:table-row>
        <table:table-row table:style-name="ro1">
          <table:table-cell office:value-type="float" office:value="5927">
            <text:p>5927</text:p>
          </table:table-cell>
        </table:table-row>
        <table:table-row table:style-name="ro1">
          <table:table-cell office:value-type="float" office:value="6356">
            <text:p>6356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184">
            <text:p>4184</text:p>
          </table:table-cell>
        </table:table-row>
        <table:table-row table:style-name="ro1">
          <table:table-cell office:value-type="float" office:value="4222">
            <text:p>4222</text:p>
          </table:table-cell>
        </table:table-row>
        <table:table-row table:style-name="ro1">
          <table:table-cell office:value-type="float" office:value="4289">
            <text:p>4289</text:p>
          </table:table-cell>
        </table:table-row>
        <table:table-row table:style-name="ro1">
          <table:table-cell office:value-type="float" office:value="4342">
            <text:p>4342</text:p>
          </table:table-cell>
        </table:table-row>
        <table:table-row table:style-name="ro1">
          <table:table-cell office:value-type="float" office:value="4379">
            <text:p>4379</text:p>
          </table:table-cell>
        </table:table-row>
        <table:table-row table:style-name="ro1">
          <table:table-cell office:value-type="float" office:value="4736">
            <text:p>4736</text:p>
          </table:table-cell>
        </table:table-row>
        <table:table-row table:style-name="ro1">
          <table:table-cell office:value-type="float" office:value="4774">
            <text:p>4774</text:p>
          </table:table-cell>
        </table:table-row>
        <table:table-row table:style-name="ro1">
          <table:table-cell office:value-type="float" office:value="4813">
            <text:p>4813</text:p>
          </table:table-cell>
        </table:table-row>
        <table:table-row table:style-name="ro1">
          <table:table-cell office:value-type="float" office:value="4851">
            <text:p>4851</text:p>
          </table:table-cell>
        </table:table-row>
        <table:table-row table:style-name="ro1">
          <table:table-cell office:value-type="float" office:value="4887">
            <text:p>4887</text:p>
          </table:table-cell>
        </table:table-row>
        <table:table-row table:style-name="ro1">
          <table:table-cell office:value-type="float" office:value="4923">
            <text:p>4923</text:p>
          </table:table-cell>
        </table:table-row>
        <table:table-row table:style-name="ro1">
          <table:table-cell office:value-type="float" office:value="4960">
            <text:p>4960</text:p>
          </table:table-cell>
        </table:table-row>
        <table:table-row table:style-name="ro1">
          <table:table-cell office:value-type="float" office:value="4996">
            <text:p>4996</text:p>
          </table:table-cell>
        </table:table-row>
        <table:table-row table:style-name="ro1">
          <table:table-cell office:value-type="float" office:value="5085">
            <text:p>5085</text:p>
          </table:table-cell>
        </table:table-row>
        <table:table-row table:style-name="ro1">
          <table:table-cell office:value-type="float" office:value="5126">
            <text:p>5126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171">
            <text:p>4171</text:p>
          </table:table-cell>
        </table:table-row>
        <table:table-row table:style-name="ro1">
          <table:table-cell office:value-type="float" office:value="4243">
            <text:p>4243</text:p>
          </table:table-cell>
        </table:table-row>
        <table:table-row table:style-name="ro1">
          <table:table-cell office:value-type="float" office:value="4287">
            <text:p>4287</text:p>
          </table:table-cell>
        </table:table-row>
        <table:table-row table:style-name="ro1">
          <table:table-cell office:value-type="float" office:value="4328">
            <text:p>4328</text:p>
          </table:table-cell>
        </table:table-row>
        <table:table-row table:style-name="ro1">
          <table:table-cell office:value-type="float" office:value="4371">
            <text:p>4371</text:p>
          </table:table-cell>
        </table:table-row>
        <table:table-row table:style-name="ro1">
          <table:table-cell office:value-type="float" office:value="4414">
            <text:p>4414</text:p>
          </table:table-cell>
        </table:table-row>
        <table:table-row table:style-name="ro1">
          <table:table-cell office:value-type="float" office:value="4456">
            <text:p>4456</text:p>
          </table:table-cell>
        </table:table-row>
        <table:table-row table:style-name="ro1">
          <table:table-cell office:value-type="float" office:value="4826">
            <text:p>4826</text:p>
          </table:table-cell>
        </table:table-row>
        <table:table-row table:style-name="ro1">
          <table:table-cell office:value-type="float" office:value="4868">
            <text:p>4868</text:p>
          </table:table-cell>
        </table:table-row>
        <table:table-row table:style-name="ro1">
          <table:table-cell office:value-type="float" office:value="4908">
            <text:p>4908</text:p>
          </table:table-cell>
        </table:table-row>
        <table:table-row table:style-name="ro1">
          <table:table-cell office:value-type="float" office:value="4949">
            <text:p>4949</text:p>
          </table:table-cell>
        </table:table-row>
        <table:table-row table:style-name="ro1">
          <table:table-cell office:value-type="float" office:value="5042">
            <text:p>5042</text:p>
          </table:table-cell>
        </table:table-row>
        <table:table-row table:style-name="ro1">
          <table:table-cell office:value-type="float" office:value="5082">
            <text:p>5082</text:p>
          </table:table-cell>
        </table:table-row>
        <table:table-row table:style-name="ro1">
          <table:table-cell office:value-type="float" office:value="5122">
            <text:p>5122</text:p>
          </table:table-cell>
        </table:table-row>
        <table:table-row table:style-name="ro1">
          <table:table-cell office:value-type="float" office:value="5166">
            <text:p>5166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372">
            <text:p>4372</text:p>
          </table:table-cell>
        </table:table-row>
        <table:table-row table:style-name="ro1">
          <table:table-cell office:value-type="float" office:value="4757">
            <text:p>4757</text:p>
          </table:table-cell>
        </table:table-row>
        <table:table-row table:style-name="ro1">
          <table:table-cell office:value-type="float" office:value="4800">
            <text:p>4800</text:p>
          </table:table-cell>
        </table:table-row>
        <table:table-row table:style-name="ro1">
          <table:table-cell office:value-type="float" office:value="4859">
            <text:p>4859</text:p>
          </table:table-cell>
        </table:table-row>
        <table:table-row table:style-name="ro1">
          <table:table-cell office:value-type="float" office:value="4902">
            <text:p>4902</text:p>
          </table:table-cell>
        </table:table-row>
        <table:table-row table:style-name="ro1">
          <table:table-cell office:value-type="float" office:value="4945">
            <text:p>4945</text:p>
          </table:table-cell>
        </table:table-row>
        <table:table-row table:style-name="ro1">
          <table:table-cell office:value-type="float" office:value="4988">
            <text:p>4988</text:p>
          </table:table-cell>
        </table:table-row>
        <table:table-row table:style-name="ro1">
          <table:table-cell office:value-type="float" office:value="5031">
            <text:p>5031</text:p>
          </table:table-cell>
        </table:table-row>
        <table:table-row table:style-name="ro1">
          <table:table-cell office:value-type="float" office:value="5074">
            <text:p>5074</text:p>
          </table:table-cell>
        </table:table-row>
        <table:table-row table:style-name="ro1">
          <table:table-cell office:value-type="float" office:value="5161">
            <text:p>5161</text:p>
          </table:table-cell>
        </table:table-row>
        <table:table-row table:style-name="ro1">
          <table:table-cell office:value-type="float" office:value="5203">
            <text:p>5203</text:p>
          </table:table-cell>
        </table:table-row>
        <table:table-row table:style-name="ro1">
          <table:table-cell office:value-type="float" office:value="5244">
            <text:p>5244</text:p>
          </table:table-cell>
        </table:table-row>
        <table:table-row table:style-name="ro1">
          <table:table-cell office:value-type="float" office:value="5283">
            <text:p>5283</text:p>
          </table:table-cell>
        </table:table-row>
        <table:table-row table:style-name="ro1">
          <table:table-cell office:value-type="float" office:value="5326">
            <text:p>5326</text:p>
          </table:table-cell>
        </table:table-row>
        <table:table-row table:style-name="ro1">
          <table:table-cell office:value-type="float" office:value="5370">
            <text:p>5370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369">
            <text:p>4369</text:p>
          </table:table-cell>
        </table:table-row>
        <table:table-row table:style-name="ro1">
          <table:table-cell office:value-type="float" office:value="4433">
            <text:p>4433</text:p>
          </table:table-cell>
        </table:table-row>
        <table:table-row table:style-name="ro1">
          <table:table-cell office:value-type="float" office:value="4476">
            <text:p>4476</text:p>
          </table:table-cell>
        </table:table-row>
        <table:table-row table:style-name="ro1">
          <table:table-cell office:value-type="float" office:value="4518">
            <text:p>4518</text:p>
          </table:table-cell>
        </table:table-row>
        <table:table-row table:style-name="ro1">
          <table:table-cell office:value-type="float" office:value="4560">
            <text:p>4560</text:p>
          </table:table-cell>
        </table:table-row>
        <table:table-row table:style-name="ro1">
          <table:table-cell office:value-type="float" office:value="4602">
            <text:p>4602</text:p>
          </table:table-cell>
        </table:table-row>
        <table:table-row table:style-name="ro1">
          <table:table-cell office:value-type="float" office:value="4644">
            <text:p>4644</text:p>
          </table:table-cell>
        </table:table-row>
        <table:table-row table:style-name="ro1">
          <table:table-cell office:value-type="float" office:value="4686">
            <text:p>4686</text:p>
          </table:table-cell>
        </table:table-row>
        <table:table-row table:style-name="ro1">
          <table:table-cell office:value-type="float" office:value="4729">
            <text:p>4729</text:p>
          </table:table-cell>
        </table:table-row>
        <table:table-row table:style-name="ro1">
          <table:table-cell office:value-type="float" office:value="4769">
            <text:p>4769</text:p>
          </table:table-cell>
        </table:table-row>
        <table:table-row table:style-name="ro1">
          <table:table-cell office:value-type="float" office:value="4809">
            <text:p>4809</text:p>
          </table:table-cell>
        </table:table-row>
        <table:table-row table:style-name="ro1">
          <table:table-cell office:value-type="float" office:value="5239">
            <text:p>5239</text:p>
          </table:table-cell>
        </table:table-row>
        <table:table-row table:style-name="ro1">
          <table:table-cell office:value-type="float" office:value="5281">
            <text:p>5281</text:p>
          </table:table-cell>
        </table:table-row>
        <table:table-row table:style-name="ro1">
          <table:table-cell office:value-type="float" office:value="5324">
            <text:p>5324</text:p>
          </table:table-cell>
        </table:table-row>
        <table:table-row table:style-name="ro1">
          <table:table-cell office:value-type="float" office:value="5364">
            <text:p>5364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10">
            <text:p>4410</text:p>
          </table:table-cell>
        </table:table-row>
        <table:table-row table:style-name="ro1">
          <table:table-cell office:value-type="float" office:value="4470">
            <text:p>4470</text:p>
          </table:table-cell>
        </table:table-row>
        <table:table-row table:style-name="ro1">
          <table:table-cell office:value-type="float" office:value="4512">
            <text:p>4512</text:p>
          </table:table-cell>
        </table:table-row>
        <table:table-row table:style-name="ro1">
          <table:table-cell office:value-type="float" office:value="4554">
            <text:p>4554</text:p>
          </table:table-cell>
        </table:table-row>
        <table:table-row table:style-name="ro1">
          <table:table-cell office:value-type="float" office:value="4614">
            <text:p>4614</text:p>
          </table:table-cell>
        </table:table-row>
        <table:table-row table:style-name="ro1">
          <table:table-cell office:value-type="float" office:value="4655">
            <text:p>4655</text:p>
          </table:table-cell>
        </table:table-row>
        <table:table-row table:style-name="ro1">
          <table:table-cell office:value-type="float" office:value="4692">
            <text:p>4692</text:p>
          </table:table-cell>
        </table:table-row>
        <table:table-row table:style-name="ro1">
          <table:table-cell office:value-type="float" office:value="4739">
            <text:p>4739</text:p>
          </table:table-cell>
        </table:table-row>
        <table:table-row table:style-name="ro1">
          <table:table-cell office:value-type="float" office:value="4782">
            <text:p>4782</text:p>
          </table:table-cell>
        </table:table-row>
        <table:table-row table:style-name="ro1">
          <table:table-cell office:value-type="float" office:value="4821">
            <text:p>4821</text:p>
          </table:table-cell>
        </table:table-row>
        <table:table-row table:style-name="ro1">
          <table:table-cell office:value-type="float" office:value="5197">
            <text:p>5197</text:p>
          </table:table-cell>
        </table:table-row>
        <table:table-row table:style-name="ro1">
          <table:table-cell office:value-type="float" office:value="5238">
            <text:p>5238</text:p>
          </table:table-cell>
        </table:table-row>
        <table:table-row table:style-name="ro1">
          <table:table-cell office:value-type="float" office:value="5278">
            <text:p>5278</text:p>
          </table:table-cell>
        </table:table-row>
        <table:table-row table:style-name="ro1">
          <table:table-cell office:value-type="float" office:value="5318">
            <text:p>5318</text:p>
          </table:table-cell>
        </table:table-row>
        <table:table-row table:style-name="ro1">
          <table:table-cell office:value-type="float" office:value="5416">
            <text:p>5416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382">
            <text:p>5382</text:p>
          </table:table-cell>
        </table:table-row>
        <table:table-row table:style-name="ro1">
          <table:table-cell office:value-type="float" office:value="5416">
            <text:p>5416</text:p>
          </table:table-cell>
        </table:table-row>
        <table:table-row table:style-name="ro1">
          <table:table-cell office:value-type="float" office:value="5451">
            <text:p>5451</text:p>
          </table:table-cell>
        </table:table-row>
        <table:table-row table:style-name="ro1">
          <table:table-cell office:value-type="float" office:value="5487">
            <text:p>5487</text:p>
          </table:table-cell>
        </table:table-row>
        <table:table-row table:style-name="ro1">
          <table:table-cell office:value-type="float" office:value="5515">
            <text:p>5515</text:p>
          </table:table-cell>
        </table:table-row>
        <table:table-row table:style-name="ro1">
          <table:table-cell office:value-type="float" office:value="5548">
            <text:p>5548</text:p>
          </table:table-cell>
        </table:table-row>
        <table:table-row table:style-name="ro1">
          <table:table-cell office:value-type="float" office:value="5594">
            <text:p>5594</text:p>
          </table:table-cell>
        </table:table-row>
        <table:table-row table:style-name="ro1">
          <table:table-cell office:value-type="float" office:value="5917">
            <text:p>5917</text:p>
          </table:table-cell>
        </table:table-row>
        <table:table-row table:style-name="ro1">
          <table:table-cell office:value-type="float" office:value="5948">
            <text:p>5948</text:p>
          </table:table-cell>
        </table:table-row>
        <table:table-row table:style-name="ro1">
          <table:table-cell office:value-type="float" office:value="5978">
            <text:p>5978</text:p>
          </table:table-cell>
        </table:table-row>
        <table:table-row table:style-name="ro1">
          <table:table-cell office:value-type="float" office:value="6011">
            <text:p>6011</text:p>
          </table:table-cell>
        </table:table-row>
        <table:table-row table:style-name="ro1">
          <table:table-cell office:value-type="float" office:value="6043">
            <text:p>6043</text:p>
          </table:table-cell>
        </table:table-row>
        <table:table-row table:style-name="ro1">
          <table:table-cell office:value-type="float" office:value="6074">
            <text:p>6074</text:p>
          </table:table-cell>
        </table:table-row>
        <table:table-row table:style-name="ro1">
          <table:table-cell office:value-type="float" office:value="6106">
            <text:p>6106</text:p>
          </table:table-cell>
        </table:table-row>
        <table:table-row table:style-name="ro1">
          <table:table-cell office:value-type="float" office:value="6925">
            <text:p>6925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856">
            <text:p>4856</text:p>
          </table:table-cell>
        </table:table-row>
        <table:table-row table:style-name="ro1">
          <table:table-cell office:value-type="float" office:value="4917">
            <text:p>4917</text:p>
          </table:table-cell>
        </table:table-row>
        <table:table-row table:style-name="ro1">
          <table:table-cell office:value-type="float" office:value="4960">
            <text:p>4960</text:p>
          </table:table-cell>
        </table:table-row>
        <table:table-row table:style-name="ro1">
          <table:table-cell office:value-type="float" office:value="5002">
            <text:p>5002</text:p>
          </table:table-cell>
        </table:table-row>
        <table:table-row table:style-name="ro1">
          <table:table-cell office:value-type="float" office:value="5044">
            <text:p>5044</text:p>
          </table:table-cell>
        </table:table-row>
        <table:table-row table:style-name="ro1">
          <table:table-cell office:value-type="float" office:value="5087">
            <text:p>5087</text:p>
          </table:table-cell>
        </table:table-row>
        <table:table-row table:style-name="ro1">
          <table:table-cell office:value-type="float" office:value="5130">
            <text:p>5130</text:p>
          </table:table-cell>
        </table:table-row>
        <table:table-row table:style-name="ro1">
          <table:table-cell office:value-type="float" office:value="5173">
            <text:p>5173</text:p>
          </table:table-cell>
        </table:table-row>
        <table:table-row table:style-name="ro1">
          <table:table-cell office:value-type="float" office:value="5214">
            <text:p>5214</text:p>
          </table:table-cell>
        </table:table-row>
        <table:table-row table:style-name="ro1">
          <table:table-cell office:value-type="float" office:value="5254">
            <text:p>5254</text:p>
          </table:table-cell>
        </table:table-row>
        <table:table-row table:style-name="ro1">
          <table:table-cell office:value-type="float" office:value="5297">
            <text:p>5297</text:p>
          </table:table-cell>
        </table:table-row>
        <table:table-row table:style-name="ro1">
          <table:table-cell office:value-type="float" office:value="5337">
            <text:p>5337</text:p>
          </table:table-cell>
        </table:table-row>
        <table:table-row table:style-name="ro1">
          <table:table-cell office:value-type="float" office:value="5378">
            <text:p>5378</text:p>
          </table:table-cell>
        </table:table-row>
        <table:table-row table:style-name="ro1">
          <table:table-cell office:value-type="float" office:value="5418">
            <text:p>5418</text:p>
          </table:table-cell>
        </table:table-row>
        <table:table-row table:style-name="ro1">
          <table:table-cell office:value-type="float" office:value="5458">
            <text:p>5458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738">
            <text:p>3738</text:p>
          </table:table-cell>
        </table:table-row>
        <table:table-row table:style-name="ro1">
          <table:table-cell office:value-type="float" office:value="3777">
            <text:p>3777</text:p>
          </table:table-cell>
        </table:table-row>
        <table:table-row table:style-name="ro1">
          <table:table-cell office:value-type="float" office:value="3811">
            <text:p>3811</text:p>
          </table:table-cell>
        </table:table-row>
        <table:table-row table:style-name="ro1">
          <table:table-cell office:value-type="float" office:value="3845">
            <text:p>3845</text:p>
          </table:table-cell>
        </table:table-row>
        <table:table-row table:style-name="ro1">
          <table:table-cell office:value-type="float" office:value="3879">
            <text:p>3879</text:p>
          </table:table-cell>
        </table:table-row>
        <table:table-row table:style-name="ro1">
          <table:table-cell office:value-type="float" office:value="3913">
            <text:p>3913</text:p>
          </table:table-cell>
        </table:table-row>
        <table:table-row table:style-name="ro1">
          <table:table-cell office:value-type="float" office:value="3947">
            <text:p>3947</text:p>
          </table:table-cell>
        </table:table-row>
        <table:table-row table:style-name="ro1">
          <table:table-cell office:value-type="float" office:value="3981">
            <text:p>3981</text:p>
          </table:table-cell>
        </table:table-row>
        <table:table-row table:style-name="ro1">
          <table:table-cell office:value-type="float" office:value="5161">
            <text:p>5161</text:p>
          </table:table-cell>
        </table:table-row>
        <table:table-row table:style-name="ro1">
          <table:table-cell office:value-type="float" office:value="5196">
            <text:p>5196</text:p>
          </table:table-cell>
        </table:table-row>
        <table:table-row table:style-name="ro1">
          <table:table-cell office:value-type="float" office:value="5243">
            <text:p>5243</text:p>
          </table:table-cell>
        </table:table-row>
        <table:table-row table:style-name="ro1">
          <table:table-cell office:value-type="float" office:value="5275">
            <text:p>5275</text:p>
          </table:table-cell>
        </table:table-row>
        <table:table-row table:style-name="ro1">
          <table:table-cell office:value-type="float" office:value="5306">
            <text:p>5306</text:p>
          </table:table-cell>
        </table:table-row>
        <table:table-row table:style-name="ro1">
          <table:table-cell office:value-type="float" office:value="5341">
            <text:p>5341</text:p>
          </table:table-cell>
        </table:table-row>
        <table:table-row table:style-name="ro1">
          <table:table-cell office:value-type="float" office:value="5373">
            <text:p>5373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848">
            <text:p>4848</text:p>
          </table:table-cell>
        </table:table-row>
        <table:table-row table:style-name="ro1">
          <table:table-cell office:value-type="float" office:value="4893">
            <text:p>4893</text:p>
          </table:table-cell>
        </table:table-row>
        <table:table-row table:style-name="ro1">
          <table:table-cell office:value-type="float" office:value="4952">
            <text:p>4952</text:p>
          </table:table-cell>
        </table:table-row>
        <table:table-row table:style-name="ro1">
          <table:table-cell office:value-type="float" office:value="4995">
            <text:p>4995</text:p>
          </table:table-cell>
        </table:table-row>
        <table:table-row table:style-name="ro1">
          <table:table-cell office:value-type="float" office:value="5038">
            <text:p>5038</text:p>
          </table:table-cell>
        </table:table-row>
        <table:table-row table:style-name="ro1">
          <table:table-cell office:value-type="float" office:value="5091">
            <text:p>5091</text:p>
          </table:table-cell>
        </table:table-row>
        <table:table-row table:style-name="ro1">
          <table:table-cell office:value-type="float" office:value="5139">
            <text:p>5139</text:p>
          </table:table-cell>
        </table:table-row>
        <table:table-row table:style-name="ro1">
          <table:table-cell office:value-type="float" office:value="5182">
            <text:p>5182</text:p>
          </table:table-cell>
        </table:table-row>
        <table:table-row table:style-name="ro1">
          <table:table-cell office:value-type="float" office:value="5222">
            <text:p>5222</text:p>
          </table:table-cell>
        </table:table-row>
        <table:table-row table:style-name="ro1">
          <table:table-cell office:value-type="float" office:value="5262">
            <text:p>5262</text:p>
          </table:table-cell>
        </table:table-row>
        <table:table-row table:style-name="ro1">
          <table:table-cell office:value-type="float" office:value="5303">
            <text:p>5303</text:p>
          </table:table-cell>
        </table:table-row>
        <table:table-row table:style-name="ro1">
          <table:table-cell office:value-type="float" office:value="5343">
            <text:p>5343</text:p>
          </table:table-cell>
        </table:table-row>
        <table:table-row table:style-name="ro1">
          <table:table-cell office:value-type="float" office:value="5383">
            <text:p>5383</text:p>
          </table:table-cell>
        </table:table-row>
        <table:table-row table:style-name="ro1">
          <table:table-cell office:value-type="float" office:value="5423">
            <text:p>5423</text:p>
          </table:table-cell>
        </table:table-row>
        <table:table-row table:style-name="ro1">
          <table:table-cell office:value-type="float" office:value="5463">
            <text:p>5463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868">
            <text:p>3868</text:p>
          </table:table-cell>
        </table:table-row>
        <table:table-row table:style-name="ro1">
          <table:table-cell office:value-type="float" office:value="3904">
            <text:p>3904</text:p>
          </table:table-cell>
        </table:table-row>
        <table:table-row table:style-name="ro1">
          <table:table-cell office:value-type="float" office:value="3938">
            <text:p>3938</text:p>
          </table:table-cell>
        </table:table-row>
        <table:table-row table:style-name="ro1">
          <table:table-cell office:value-type="float" office:value="3972">
            <text:p>3972</text:p>
          </table:table-cell>
        </table:table-row>
        <table:table-row table:style-name="ro1">
          <table:table-cell office:value-type="float" office:value="4009">
            <text:p>4009</text:p>
          </table:table-cell>
        </table:table-row>
        <table:table-row table:style-name="ro1">
          <table:table-cell office:value-type="float" office:value="4047">
            <text:p>4047</text:p>
          </table:table-cell>
        </table:table-row>
        <table:table-row table:style-name="ro1">
          <table:table-cell office:value-type="float" office:value="4097">
            <text:p>4097</text:p>
          </table:table-cell>
        </table:table-row>
        <table:table-row table:style-name="ro1">
          <table:table-cell office:value-type="float" office:value="4132">
            <text:p>4132</text:p>
          </table:table-cell>
        </table:table-row>
        <table:table-row table:style-name="ro1">
          <table:table-cell office:value-type="float" office:value="5250">
            <text:p>5250</text:p>
          </table:table-cell>
        </table:table-row>
        <table:table-row table:style-name="ro1">
          <table:table-cell office:value-type="float" office:value="5282">
            <text:p>5282</text:p>
          </table:table-cell>
        </table:table-row>
        <table:table-row table:style-name="ro1">
          <table:table-cell office:value-type="float" office:value="5313">
            <text:p>5313</text:p>
          </table:table-cell>
        </table:table-row>
        <table:table-row table:style-name="ro1">
          <table:table-cell office:value-type="float" office:value="5345">
            <text:p>5345</text:p>
          </table:table-cell>
        </table:table-row>
        <table:table-row table:style-name="ro1">
          <table:table-cell office:value-type="float" office:value="5377">
            <text:p>5377</text:p>
          </table:table-cell>
        </table:table-row>
        <table:table-row table:style-name="ro1">
          <table:table-cell office:value-type="float" office:value="5409">
            <text:p>5409</text:p>
          </table:table-cell>
        </table:table-row>
        <table:table-row table:style-name="ro1">
          <table:table-cell office:value-type="float" office:value="5506">
            <text:p>5506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798">
            <text:p>4798</text:p>
          </table:table-cell>
        </table:table-row>
        <table:table-row table:style-name="ro1">
          <table:table-cell office:value-type="float" office:value="4860">
            <text:p>4860</text:p>
          </table:table-cell>
        </table:table-row>
        <table:table-row table:style-name="ro1">
          <table:table-cell office:value-type="float" office:value="4903">
            <text:p>4903</text:p>
          </table:table-cell>
        </table:table-row>
        <table:table-row table:style-name="ro1">
          <table:table-cell office:value-type="float" office:value="4969">
            <text:p>4969</text:p>
          </table:table-cell>
        </table:table-row>
        <table:table-row table:style-name="ro1">
          <table:table-cell office:value-type="float" office:value="5011">
            <text:p>5011</text:p>
          </table:table-cell>
        </table:table-row>
        <table:table-row table:style-name="ro1">
          <table:table-cell office:value-type="float" office:value="5055">
            <text:p>5055</text:p>
          </table:table-cell>
        </table:table-row>
        <table:table-row table:style-name="ro1">
          <table:table-cell office:value-type="float" office:value="5098">
            <text:p>5098</text:p>
          </table:table-cell>
        </table:table-row>
        <table:table-row table:style-name="ro1">
          <table:table-cell office:value-type="float" office:value="5140">
            <text:p>5140</text:p>
          </table:table-cell>
        </table:table-row>
        <table:table-row table:style-name="ro1">
          <table:table-cell office:value-type="float" office:value="5180">
            <text:p>5180</text:p>
          </table:table-cell>
        </table:table-row>
        <table:table-row table:style-name="ro1">
          <table:table-cell office:value-type="float" office:value="5220">
            <text:p>5220</text:p>
          </table:table-cell>
        </table:table-row>
        <table:table-row table:style-name="ro1">
          <table:table-cell office:value-type="float" office:value="5260">
            <text:p>5260</text:p>
          </table:table-cell>
        </table:table-row>
        <table:table-row table:style-name="ro1">
          <table:table-cell office:value-type="float" office:value="5302">
            <text:p>5302</text:p>
          </table:table-cell>
        </table:table-row>
        <table:table-row table:style-name="ro1">
          <table:table-cell office:value-type="float" office:value="5342">
            <text:p>5342</text:p>
          </table:table-cell>
        </table:table-row>
        <table:table-row table:style-name="ro1">
          <table:table-cell office:value-type="float" office:value="5383">
            <text:p>5383</text:p>
          </table:table-cell>
        </table:table-row>
        <table:table-row table:style-name="ro1">
          <table:table-cell office:value-type="float" office:value="5421">
            <text:p>5421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610">
            <text:p>3610</text:p>
          </table:table-cell>
        </table:table-row>
        <table:table-row table:style-name="ro1">
          <table:table-cell office:value-type="float" office:value="3649">
            <text:p>3649</text:p>
          </table:table-cell>
        </table:table-row>
        <table:table-row table:style-name="ro1">
          <table:table-cell office:value-type="float" office:value="3683">
            <text:p>3683</text:p>
          </table:table-cell>
        </table:table-row>
        <table:table-row table:style-name="ro1">
          <table:table-cell office:value-type="float" office:value="3718">
            <text:p>3718</text:p>
          </table:table-cell>
        </table:table-row>
        <table:table-row table:style-name="ro1">
          <table:table-cell office:value-type="float" office:value="3753">
            <text:p>3753</text:p>
          </table:table-cell>
        </table:table-row>
        <table:table-row table:style-name="ro1">
          <table:table-cell office:value-type="float" office:value="3785">
            <text:p>3785</text:p>
          </table:table-cell>
        </table:table-row>
        <table:table-row table:style-name="ro1">
          <table:table-cell office:value-type="float" office:value="3824">
            <text:p>3824</text:p>
          </table:table-cell>
        </table:table-row>
        <table:table-row table:style-name="ro1">
          <table:table-cell office:value-type="float" office:value="4938">
            <text:p>4938</text:p>
          </table:table-cell>
        </table:table-row>
        <table:table-row table:style-name="ro1">
          <table:table-cell office:value-type="float" office:value="5069">
            <text:p>5069</text:p>
          </table:table-cell>
        </table:table-row>
        <table:table-row table:style-name="ro1">
          <table:table-cell office:value-type="float" office:value="5101">
            <text:p>5101</text:p>
          </table:table-cell>
        </table:table-row>
        <table:table-row table:style-name="ro1">
          <table:table-cell office:value-type="float" office:value="5132">
            <text:p>5132</text:p>
          </table:table-cell>
        </table:table-row>
        <table:table-row table:style-name="ro1">
          <table:table-cell office:value-type="float" office:value="5165">
            <text:p>5165</text:p>
          </table:table-cell>
        </table:table-row>
        <table:table-row table:style-name="ro1">
          <table:table-cell office:value-type="float" office:value="5197">
            <text:p>5197</text:p>
          </table:table-cell>
        </table:table-row>
        <table:table-row table:style-name="ro1">
          <table:table-cell office:value-type="float" office:value="5229">
            <text:p>5229</text:p>
          </table:table-cell>
        </table:table-row>
        <table:table-row table:style-name="ro1">
          <table:table-cell office:value-type="float" office:value="5261">
            <text:p>5261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893">
            <text:p>4893</text:p>
          </table:table-cell>
        </table:table-row>
        <table:table-row table:style-name="ro1">
          <table:table-cell office:value-type="float" office:value="4954">
            <text:p>4954</text:p>
          </table:table-cell>
        </table:table-row>
        <table:table-row table:style-name="ro1">
          <table:table-cell office:value-type="float" office:value="4998">
            <text:p>4998</text:p>
          </table:table-cell>
        </table:table-row>
        <table:table-row table:style-name="ro1">
          <table:table-cell office:value-type="float" office:value="5040">
            <text:p>5040</text:p>
          </table:table-cell>
        </table:table-row>
        <table:table-row table:style-name="ro1">
          <table:table-cell office:value-type="float" office:value="5083">
            <text:p>5083</text:p>
          </table:table-cell>
        </table:table-row>
        <table:table-row table:style-name="ro1">
          <table:table-cell office:value-type="float" office:value="5126">
            <text:p>5126</text:p>
          </table:table-cell>
        </table:table-row>
        <table:table-row table:style-name="ro1">
          <table:table-cell office:value-type="float" office:value="5170">
            <text:p>5170</text:p>
          </table:table-cell>
        </table:table-row>
        <table:table-row table:style-name="ro1">
          <table:table-cell office:value-type="float" office:value="5213">
            <text:p>5213</text:p>
          </table:table-cell>
        </table:table-row>
        <table:table-row table:style-name="ro1">
          <table:table-cell office:value-type="float" office:value="5254">
            <text:p>5254</text:p>
          </table:table-cell>
        </table:table-row>
        <table:table-row table:style-name="ro1">
          <table:table-cell office:value-type="float" office:value="5294">
            <text:p>5294</text:p>
          </table:table-cell>
        </table:table-row>
        <table:table-row table:style-name="ro1">
          <table:table-cell office:value-type="float" office:value="5335">
            <text:p>5335</text:p>
          </table:table-cell>
        </table:table-row>
        <table:table-row table:style-name="ro1">
          <table:table-cell office:value-type="float" office:value="5375">
            <text:p>5375</text:p>
          </table:table-cell>
        </table:table-row>
        <table:table-row table:style-name="ro1">
          <table:table-cell office:value-type="float" office:value="5781">
            <text:p>5781</text:p>
          </table:table-cell>
        </table:table-row>
        <table:table-row table:style-name="ro1">
          <table:table-cell office:value-type="float" office:value="5824">
            <text:p>5824</text:p>
          </table:table-cell>
        </table:table-row>
        <table:table-row table:style-name="ro1">
          <table:table-cell office:value-type="float" office:value="5865">
            <text:p>5865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425">
            <text:p>14425</text:p>
          </table:table-cell>
        </table:table-row>
        <table:table-row table:style-name="ro1">
          <table:table-cell office:value-type="float" office:value="14509">
            <text:p>14509</text:p>
          </table:table-cell>
        </table:table-row>
        <table:table-row table:style-name="ro1">
          <table:table-cell office:value-type="float" office:value="14545">
            <text:p>14545</text:p>
          </table:table-cell>
        </table:table-row>
        <table:table-row table:style-name="ro1">
          <table:table-cell office:value-type="float" office:value="5426">
            <text:p>5426</text:p>
          </table:table-cell>
        </table:table-row>
        <table:table-row table:style-name="ro1">
          <table:table-cell office:value-type="float" office:value="5485">
            <text:p>5485</text:p>
          </table:table-cell>
        </table:table-row>
        <table:table-row table:style-name="ro1">
          <table:table-cell office:value-type="float" office:value="5546">
            <text:p>5546</text:p>
          </table:table-cell>
        </table:table-row>
        <table:table-row table:style-name="ro1">
          <table:table-cell office:value-type="float" office:value="5589">
            <text:p>5589</text:p>
          </table:table-cell>
        </table:table-row>
        <table:table-row table:style-name="ro1">
          <table:table-cell office:value-type="float" office:value="5633">
            <text:p>5633</text:p>
          </table:table-cell>
        </table:table-row>
        <table:table-row table:style-name="ro1">
          <table:table-cell office:value-type="float" office:value="5676">
            <text:p>5676</text:p>
          </table:table-cell>
        </table:table-row>
        <table:table-row table:style-name="ro1">
          <table:table-cell office:value-type="float" office:value="5721">
            <text:p>5721</text:p>
          </table:table-cell>
        </table:table-row>
        <table:table-row table:style-name="ro1">
          <table:table-cell office:value-type="float" office:value="5765">
            <text:p>5765</text:p>
          </table:table-cell>
        </table:table-row>
        <table:table-row table:style-name="ro1">
          <table:table-cell office:value-type="float" office:value="5808">
            <text:p>5808</text:p>
          </table:table-cell>
        </table:table-row>
        <table:table-row table:style-name="ro1">
          <table:table-cell office:value-type="float" office:value="6639">
            <text:p>6639</text:p>
          </table:table-cell>
        </table:table-row>
        <table:table-row table:style-name="ro1">
          <table:table-cell office:value-type="float" office:value="9040">
            <text:p>9040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110">
            <text:p>5110</text:p>
          </table:table-cell>
        </table:table-row>
        <table:table-row table:style-name="ro1">
          <table:table-cell office:value-type="float" office:value="5189">
            <text:p>5189</text:p>
          </table:table-cell>
        </table:table-row>
        <table:table-row table:style-name="ro1">
          <table:table-cell office:value-type="float" office:value="5232">
            <text:p>5232</text:p>
          </table:table-cell>
        </table:table-row>
        <table:table-row table:style-name="ro1">
          <table:table-cell office:value-type="float" office:value="5281">
            <text:p>5281</text:p>
          </table:table-cell>
        </table:table-row>
        <table:table-row table:style-name="ro1">
          <table:table-cell office:value-type="float" office:value="5324">
            <text:p>5324</text:p>
          </table:table-cell>
        </table:table-row>
        <table:table-row table:style-name="ro1">
          <table:table-cell office:value-type="float" office:value="5366">
            <text:p>5366</text:p>
          </table:table-cell>
        </table:table-row>
        <table:table-row table:style-name="ro1">
          <table:table-cell office:value-type="float" office:value="5410">
            <text:p>5410</text:p>
          </table:table-cell>
        </table:table-row>
        <table:table-row table:style-name="ro1">
          <table:table-cell office:value-type="float" office:value="5453">
            <text:p>5453</text:p>
          </table:table-cell>
        </table:table-row>
        <table:table-row table:style-name="ro1">
          <table:table-cell office:value-type="float" office:value="5494">
            <text:p>5494</text:p>
          </table:table-cell>
        </table:table-row>
        <table:table-row table:style-name="ro1">
          <table:table-cell office:value-type="float" office:value="5534">
            <text:p>5534</text:p>
          </table:table-cell>
        </table:table-row>
        <table:table-row table:style-name="ro1">
          <table:table-cell office:value-type="float" office:value="5575">
            <text:p>5575</text:p>
          </table:table-cell>
        </table:table-row>
        <table:table-row table:style-name="ro1">
          <table:table-cell office:value-type="float" office:value="5615">
            <text:p>5615</text:p>
          </table:table-cell>
        </table:table-row>
        <table:table-row table:style-name="ro1">
          <table:table-cell office:value-type="float" office:value="5656">
            <text:p>5656</text:p>
          </table:table-cell>
        </table:table-row>
        <table:table-row table:style-name="ro1">
          <table:table-cell office:value-type="float" office:value="5696">
            <text:p>5696</text:p>
          </table:table-cell>
        </table:table-row>
        <table:table-row table:style-name="ro1">
          <table:table-cell office:value-type="float" office:value="5736">
            <text:p>5736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049">
            <text:p>5049</text:p>
          </table:table-cell>
        </table:table-row>
        <table:table-row table:style-name="ro1">
          <table:table-cell office:value-type="float" office:value="5117">
            <text:p>5117</text:p>
          </table:table-cell>
        </table:table-row>
        <table:table-row table:style-name="ro1">
          <table:table-cell office:value-type="float" office:value="5154">
            <text:p>5154</text:p>
          </table:table-cell>
        </table:table-row>
        <table:table-row table:style-name="ro1">
          <table:table-cell office:value-type="float" office:value="5203">
            <text:p>5203</text:p>
          </table:table-cell>
        </table:table-row>
        <table:table-row table:style-name="ro1">
          <table:table-cell office:value-type="float" office:value="5246">
            <text:p>5246</text:p>
          </table:table-cell>
        </table:table-row>
        <table:table-row table:style-name="ro1">
          <table:table-cell office:value-type="float" office:value="5285">
            <text:p>5285</text:p>
          </table:table-cell>
        </table:table-row>
        <table:table-row table:style-name="ro1">
          <table:table-cell office:value-type="float" office:value="5334">
            <text:p>5334</text:p>
          </table:table-cell>
        </table:table-row>
        <table:table-row table:style-name="ro1">
          <table:table-cell office:value-type="float" office:value="5378">
            <text:p>5378</text:p>
          </table:table-cell>
        </table:table-row>
        <table:table-row table:style-name="ro1">
          <table:table-cell office:value-type="float" office:value="5419">
            <text:p>5419</text:p>
          </table:table-cell>
        </table:table-row>
        <table:table-row table:style-name="ro1">
          <table:table-cell office:value-type="float" office:value="5838">
            <text:p>5838</text:p>
          </table:table-cell>
        </table:table-row>
        <table:table-row table:style-name="ro1">
          <table:table-cell office:value-type="float" office:value="5880">
            <text:p>5880</text:p>
          </table:table-cell>
        </table:table-row>
        <table:table-row table:style-name="ro1">
          <table:table-cell office:value-type="float" office:value="5921">
            <text:p>5921</text:p>
          </table:table-cell>
        </table:table-row>
        <table:table-row table:style-name="ro1">
          <table:table-cell office:value-type="float" office:value="5962">
            <text:p>5962</text:p>
          </table:table-cell>
        </table:table-row>
        <table:table-row table:style-name="ro1">
          <table:table-cell office:value-type="float" office:value="6003">
            <text:p>6003</text:p>
          </table:table-cell>
        </table:table-row>
        <table:table-row table:style-name="ro1">
          <table:table-cell office:value-type="float" office:value="6042">
            <text:p>6042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167">
            <text:p>5167</text:p>
          </table:table-cell>
        </table:table-row>
        <table:table-row table:style-name="ro1">
          <table:table-cell office:value-type="float" office:value="5229">
            <text:p>5229</text:p>
          </table:table-cell>
        </table:table-row>
        <table:table-row table:style-name="ro1">
          <table:table-cell office:value-type="float" office:value="5273">
            <text:p>5273</text:p>
          </table:table-cell>
        </table:table-row>
        <table:table-row table:style-name="ro1">
          <table:table-cell office:value-type="float" office:value="5317">
            <text:p>5317</text:p>
          </table:table-cell>
        </table:table-row>
        <table:table-row table:style-name="ro1">
          <table:table-cell office:value-type="float" office:value="5360">
            <text:p>5360</text:p>
          </table:table-cell>
        </table:table-row>
        <table:table-row table:style-name="ro1">
          <table:table-cell office:value-type="float" office:value="5403">
            <text:p>5403</text:p>
          </table:table-cell>
        </table:table-row>
        <table:table-row table:style-name="ro1">
          <table:table-cell office:value-type="float" office:value="5442">
            <text:p>5442</text:p>
          </table:table-cell>
        </table:table-row>
        <table:table-row table:style-name="ro1">
          <table:table-cell office:value-type="float" office:value="5491">
            <text:p>5491</text:p>
          </table:table-cell>
        </table:table-row>
        <table:table-row table:style-name="ro1">
          <table:table-cell office:value-type="float" office:value="5915">
            <text:p>5915</text:p>
          </table:table-cell>
        </table:table-row>
        <table:table-row table:style-name="ro1">
          <table:table-cell office:value-type="float" office:value="5956">
            <text:p>5956</text:p>
          </table:table-cell>
        </table:table-row>
        <table:table-row table:style-name="ro1">
          <table:table-cell office:value-type="float" office:value="5997">
            <text:p>5997</text:p>
          </table:table-cell>
        </table:table-row>
        <table:table-row table:style-name="ro1">
          <table:table-cell office:value-type="float" office:value="6039">
            <text:p>6039</text:p>
          </table:table-cell>
        </table:table-row>
        <table:table-row table:style-name="ro1">
          <table:table-cell office:value-type="float" office:value="6080">
            <text:p>6080</text:p>
          </table:table-cell>
        </table:table-row>
        <table:table-row table:style-name="ro1">
          <table:table-cell office:value-type="float" office:value="6123">
            <text:p>6123</text:p>
          </table:table-cell>
        </table:table-row>
        <table:table-row table:style-name="ro1">
          <table:table-cell office:value-type="float" office:value="6164">
            <text:p>6164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155">
            <text:p>5155</text:p>
          </table:table-cell>
        </table:table-row>
        <table:table-row table:style-name="ro1">
          <table:table-cell office:value-type="float" office:value="5216">
            <text:p>5216</text:p>
          </table:table-cell>
        </table:table-row>
        <table:table-row table:style-name="ro1">
          <table:table-cell office:value-type="float" office:value="5264">
            <text:p>5264</text:p>
          </table:table-cell>
        </table:table-row>
        <table:table-row table:style-name="ro1">
          <table:table-cell office:value-type="float" office:value="5309">
            <text:p>5309</text:p>
          </table:table-cell>
        </table:table-row>
        <table:table-row table:style-name="ro1">
          <table:table-cell office:value-type="float" office:value="5353">
            <text:p>5353</text:p>
          </table:table-cell>
        </table:table-row>
        <table:table-row table:style-name="ro1">
          <table:table-cell office:value-type="float" office:value="5397">
            <text:p>5397</text:p>
          </table:table-cell>
        </table:table-row>
        <table:table-row table:style-name="ro1">
          <table:table-cell office:value-type="float" office:value="5441">
            <text:p>5441</text:p>
          </table:table-cell>
        </table:table-row>
        <table:table-row table:style-name="ro1">
          <table:table-cell office:value-type="float" office:value="5486">
            <text:p>5486</text:p>
          </table:table-cell>
        </table:table-row>
        <table:table-row table:style-name="ro1">
          <table:table-cell office:value-type="float" office:value="5916">
            <text:p>5916</text:p>
          </table:table-cell>
        </table:table-row>
        <table:table-row table:style-name="ro1">
          <table:table-cell office:value-type="float" office:value="5957">
            <text:p>5957</text:p>
          </table:table-cell>
        </table:table-row>
        <table:table-row table:style-name="ro1">
          <table:table-cell office:value-type="float" office:value="5996">
            <text:p>5996</text:p>
          </table:table-cell>
        </table:table-row>
        <table:table-row table:style-name="ro1">
          <table:table-cell office:value-type="float" office:value="6039">
            <text:p>6039</text:p>
          </table:table-cell>
        </table:table-row>
        <table:table-row table:style-name="ro1">
          <table:table-cell office:value-type="float" office:value="6081">
            <text:p>6081</text:p>
          </table:table-cell>
        </table:table-row>
        <table:table-row table:style-name="ro1">
          <table:table-cell office:value-type="float" office:value="6122">
            <text:p>6122</text:p>
          </table:table-cell>
        </table:table-row>
        <table:table-row table:style-name="ro1">
          <table:table-cell office:value-type="float" office:value="6164">
            <text:p>6164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255">
            <text:p>5255</text:p>
          </table:table-cell>
        </table:table-row>
        <table:table-row table:style-name="ro1">
          <table:table-cell office:value-type="float" office:value="5317">
            <text:p>5317</text:p>
          </table:table-cell>
        </table:table-row>
        <table:table-row table:style-name="ro1">
          <table:table-cell office:value-type="float" office:value="5360">
            <text:p>5360</text:p>
          </table:table-cell>
        </table:table-row>
        <table:table-row table:style-name="ro1">
          <table:table-cell office:value-type="float" office:value="5404">
            <text:p>5404</text:p>
          </table:table-cell>
        </table:table-row>
        <table:table-row table:style-name="ro1">
          <table:table-cell office:value-type="float" office:value="5447">
            <text:p>5447</text:p>
          </table:table-cell>
        </table:table-row>
        <table:table-row table:style-name="ro1">
          <table:table-cell office:value-type="float" office:value="5492">
            <text:p>5492</text:p>
          </table:table-cell>
        </table:table-row>
        <table:table-row table:style-name="ro1">
          <table:table-cell office:value-type="float" office:value="5531">
            <text:p>5531</text:p>
          </table:table-cell>
        </table:table-row>
        <table:table-row table:style-name="ro1">
          <table:table-cell office:value-type="float" office:value="5580">
            <text:p>5580</text:p>
          </table:table-cell>
        </table:table-row>
        <table:table-row table:style-name="ro1">
          <table:table-cell office:value-type="float" office:value="6011">
            <text:p>6011</text:p>
          </table:table-cell>
        </table:table-row>
        <table:table-row table:style-name="ro1">
          <table:table-cell office:value-type="float" office:value="6052">
            <text:p>6052</text:p>
          </table:table-cell>
        </table:table-row>
        <table:table-row table:style-name="ro1">
          <table:table-cell office:value-type="float" office:value="6093">
            <text:p>6093</text:p>
          </table:table-cell>
        </table:table-row>
        <table:table-row table:style-name="ro1">
          <table:table-cell office:value-type="float" office:value="6135">
            <text:p>6135</text:p>
          </table:table-cell>
        </table:table-row>
        <table:table-row table:style-name="ro1">
          <table:table-cell office:value-type="float" office:value="6176">
            <text:p>6176</text:p>
          </table:table-cell>
        </table:table-row>
        <table:table-row table:style-name="ro1">
          <table:table-cell office:value-type="float" office:value="6218">
            <text:p>6218</text:p>
          </table:table-cell>
        </table:table-row>
        <table:table-row table:style-name="ro1">
          <table:table-cell office:value-type="float" office:value="6260">
            <text:p>6260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273">
            <text:p>5273</text:p>
          </table:table-cell>
        </table:table-row>
        <table:table-row table:style-name="ro1">
          <table:table-cell office:value-type="float" office:value="5334">
            <text:p>5334</text:p>
          </table:table-cell>
        </table:table-row>
        <table:table-row table:style-name="ro1">
          <table:table-cell office:value-type="float" office:value="5384">
            <text:p>5384</text:p>
          </table:table-cell>
        </table:table-row>
        <table:table-row table:style-name="ro1">
          <table:table-cell office:value-type="float" office:value="5429">
            <text:p>5429</text:p>
          </table:table-cell>
        </table:table-row>
        <table:table-row table:style-name="ro1">
          <table:table-cell office:value-type="float" office:value="5473">
            <text:p>5473</text:p>
          </table:table-cell>
        </table:table-row>
        <table:table-row table:style-name="ro1">
          <table:table-cell office:value-type="float" office:value="5518">
            <text:p>5518</text:p>
          </table:table-cell>
        </table:table-row>
        <table:table-row table:style-name="ro1">
          <table:table-cell office:value-type="float" office:value="5562">
            <text:p>5562</text:p>
          </table:table-cell>
        </table:table-row>
        <table:table-row table:style-name="ro1">
          <table:table-cell office:value-type="float" office:value="5606">
            <text:p>5606</text:p>
          </table:table-cell>
        </table:table-row>
        <table:table-row table:style-name="ro1">
          <table:table-cell office:value-type="float" office:value="6045">
            <text:p>6045</text:p>
          </table:table-cell>
        </table:table-row>
        <table:table-row table:style-name="ro1">
          <table:table-cell office:value-type="float" office:value="6086">
            <text:p>6086</text:p>
          </table:table-cell>
        </table:table-row>
        <table:table-row table:style-name="ro1">
          <table:table-cell office:value-type="float" office:value="6128">
            <text:p>6128</text:p>
          </table:table-cell>
        </table:table-row>
        <table:table-row table:style-name="ro1">
          <table:table-cell office:value-type="float" office:value="6169">
            <text:p>6169</text:p>
          </table:table-cell>
        </table:table-row>
        <table:table-row table:style-name="ro1">
          <table:table-cell office:value-type="float" office:value="6211">
            <text:p>6211</text:p>
          </table:table-cell>
        </table:table-row>
        <table:table-row table:style-name="ro1">
          <table:table-cell office:value-type="float" office:value="6253">
            <text:p>6253</text:p>
          </table:table-cell>
        </table:table-row>
        <table:table-row table:style-name="ro1">
          <table:table-cell office:value-type="float" office:value="6296">
            <text:p>6296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386">
            <text:p>5386</text:p>
          </table:table-cell>
        </table:table-row>
        <table:table-row table:style-name="ro1">
          <table:table-cell office:value-type="float" office:value="5451">
            <text:p>5451</text:p>
          </table:table-cell>
        </table:table-row>
        <table:table-row table:style-name="ro1">
          <table:table-cell office:value-type="float" office:value="5497">
            <text:p>5497</text:p>
          </table:table-cell>
        </table:table-row>
        <table:table-row table:style-name="ro1">
          <table:table-cell office:value-type="float" office:value="5960">
            <text:p>5960</text:p>
          </table:table-cell>
        </table:table-row>
        <table:table-row table:style-name="ro1">
          <table:table-cell office:value-type="float" office:value="6006">
            <text:p>6006</text:p>
          </table:table-cell>
        </table:table-row>
        <table:table-row table:style-name="ro1">
          <table:table-cell office:value-type="float" office:value="6050">
            <text:p>6050</text:p>
          </table:table-cell>
        </table:table-row>
        <table:table-row table:style-name="ro1">
          <table:table-cell office:value-type="float" office:value="6095">
            <text:p>6095</text:p>
          </table:table-cell>
        </table:table-row>
        <table:table-row table:style-name="ro1">
          <table:table-cell office:value-type="float" office:value="6140">
            <text:p>6140</text:p>
          </table:table-cell>
        </table:table-row>
        <table:table-row table:style-name="ro1">
          <table:table-cell office:value-type="float" office:value="6181">
            <text:p>6181</text:p>
          </table:table-cell>
        </table:table-row>
        <table:table-row table:style-name="ro1">
          <table:table-cell office:value-type="float" office:value="6223">
            <text:p>6223</text:p>
          </table:table-cell>
        </table:table-row>
        <table:table-row table:style-name="ro1">
          <table:table-cell office:value-type="float" office:value="6265">
            <text:p>6265</text:p>
          </table:table-cell>
        </table:table-row>
        <table:table-row table:style-name="ro1">
          <table:table-cell office:value-type="float" office:value="6307">
            <text:p>6307</text:p>
          </table:table-cell>
        </table:table-row>
        <table:table-row table:style-name="ro1">
          <table:table-cell office:value-type="float" office:value="6345">
            <text:p>6345</text:p>
          </table:table-cell>
        </table:table-row>
        <table:table-row table:style-name="ro1">
          <table:table-cell office:value-type="float" office:value="6387">
            <text:p>6387</text:p>
          </table:table-cell>
        </table:table-row>
        <table:table-row table:style-name="ro1">
          <table:table-cell office:value-type="float" office:value="6430">
            <text:p>6430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961">
            <text:p>5961</text:p>
          </table:table-cell>
        </table:table-row>
        <table:table-row table:style-name="ro1">
          <table:table-cell office:value-type="float" office:value="6050">
            <text:p>6050</text:p>
          </table:table-cell>
        </table:table-row>
        <table:table-row table:style-name="ro1">
          <table:table-cell office:value-type="float" office:value="6096">
            <text:p>6096</text:p>
          </table:table-cell>
        </table:table-row>
        <table:table-row table:style-name="ro1">
          <table:table-cell office:value-type="float" office:value="6141">
            <text:p>6141</text:p>
          </table:table-cell>
        </table:table-row>
        <table:table-row table:style-name="ro1">
          <table:table-cell office:value-type="float" office:value="6186">
            <text:p>6186</text:p>
          </table:table-cell>
        </table:table-row>
        <table:table-row table:style-name="ro1">
          <table:table-cell office:value-type="float" office:value="6231">
            <text:p>6231</text:p>
          </table:table-cell>
        </table:table-row>
        <table:table-row table:style-name="ro1">
          <table:table-cell office:value-type="float" office:value="6277">
            <text:p>6277</text:p>
          </table:table-cell>
        </table:table-row>
        <table:table-row table:style-name="ro1">
          <table:table-cell office:value-type="float" office:value="6322">
            <text:p>6322</text:p>
          </table:table-cell>
        </table:table-row>
        <table:table-row table:style-name="ro1">
          <table:table-cell office:value-type="float" office:value="6422">
            <text:p>6422</text:p>
          </table:table-cell>
        </table:table-row>
        <table:table-row table:style-name="ro1">
          <table:table-cell office:value-type="float" office:value="6465">
            <text:p>6465</text:p>
          </table:table-cell>
        </table:table-row>
        <table:table-row table:style-name="ro1">
          <table:table-cell office:value-type="float" office:value="6508">
            <text:p>6508</text:p>
          </table:table-cell>
        </table:table-row>
        <table:table-row table:style-name="ro1">
          <table:table-cell office:value-type="float" office:value="6551">
            <text:p>6551</text:p>
          </table:table-cell>
        </table:table-row>
        <table:table-row table:style-name="ro1">
          <table:table-cell office:value-type="float" office:value="6593">
            <text:p>6593</text:p>
          </table:table-cell>
        </table:table-row>
        <table:table-row table:style-name="ro1">
          <table:table-cell office:value-type="float" office:value="6635">
            <text:p>6635</text:p>
          </table:table-cell>
        </table:table-row>
        <table:table-row table:style-name="ro1">
          <table:table-cell office:value-type="float" office:value="6678">
            <text:p>6678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383">
            <text:p>5383</text:p>
          </table:table-cell>
        </table:table-row>
        <table:table-row table:style-name="ro1">
          <table:table-cell office:value-type="float" office:value="5442">
            <text:p>5442</text:p>
          </table:table-cell>
        </table:table-row>
        <table:table-row table:style-name="ro1">
          <table:table-cell office:value-type="float" office:value="5505">
            <text:p>5505</text:p>
          </table:table-cell>
        </table:table-row>
        <table:table-row table:style-name="ro1">
          <table:table-cell office:value-type="float" office:value="5549">
            <text:p>5549</text:p>
          </table:table-cell>
        </table:table-row>
        <table:table-row table:style-name="ro1">
          <table:table-cell office:value-type="float" office:value="5592">
            <text:p>5592</text:p>
          </table:table-cell>
        </table:table-row>
        <table:table-row table:style-name="ro1">
          <table:table-cell office:value-type="float" office:value="5637">
            <text:p>5637</text:p>
          </table:table-cell>
        </table:table-row>
        <table:table-row table:style-name="ro1">
          <table:table-cell office:value-type="float" office:value="5682">
            <text:p>5682</text:p>
          </table:table-cell>
        </table:table-row>
        <table:table-row table:style-name="ro1">
          <table:table-cell office:value-type="float" office:value="5726">
            <text:p>5726</text:p>
          </table:table-cell>
        </table:table-row>
        <table:table-row table:style-name="ro1">
          <table:table-cell office:value-type="float" office:value="6196">
            <text:p>6196</text:p>
          </table:table-cell>
        </table:table-row>
        <table:table-row table:style-name="ro1">
          <table:table-cell office:value-type="float" office:value="6238">
            <text:p>6238</text:p>
          </table:table-cell>
        </table:table-row>
        <table:table-row table:style-name="ro1">
          <table:table-cell office:value-type="float" office:value="6277">
            <text:p>6277</text:p>
          </table:table-cell>
        </table:table-row>
        <table:table-row table:style-name="ro1">
          <table:table-cell office:value-type="float" office:value="6321">
            <text:p>6321</text:p>
          </table:table-cell>
        </table:table-row>
        <table:table-row table:style-name="ro1">
          <table:table-cell office:value-type="float" office:value="6363">
            <text:p>6363</text:p>
          </table:table-cell>
        </table:table-row>
        <table:table-row table:style-name="ro1">
          <table:table-cell office:value-type="float" office:value="6404">
            <text:p>6404</text:p>
          </table:table-cell>
        </table:table-row>
        <table:table-row table:style-name="ro1">
          <table:table-cell office:value-type="float" office:value="6446">
            <text:p>6446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568">
            <text:p>5568</text:p>
          </table:table-cell>
        </table:table-row>
        <table:table-row table:style-name="ro1">
          <table:table-cell office:value-type="float" office:value="5618">
            <text:p>5618</text:p>
          </table:table-cell>
        </table:table-row>
        <table:table-row table:style-name="ro1">
          <table:table-cell office:value-type="float" office:value="5662">
            <text:p>5662</text:p>
          </table:table-cell>
        </table:table-row>
        <table:table-row table:style-name="ro1">
          <table:table-cell office:value-type="float" office:value="5708">
            <text:p>5708</text:p>
          </table:table-cell>
        </table:table-row>
        <table:table-row table:style-name="ro1">
          <table:table-cell office:value-type="float" office:value="5772">
            <text:p>5772</text:p>
          </table:table-cell>
        </table:table-row>
        <table:table-row table:style-name="ro1">
          <table:table-cell office:value-type="float" office:value="5817">
            <text:p>5817</text:p>
          </table:table-cell>
        </table:table-row>
        <table:table-row table:style-name="ro1">
          <table:table-cell office:value-type="float" office:value="5862">
            <text:p>5862</text:p>
          </table:table-cell>
        </table:table-row>
        <table:table-row table:style-name="ro1">
          <table:table-cell office:value-type="float" office:value="5908">
            <text:p>5908</text:p>
          </table:table-cell>
        </table:table-row>
        <table:table-row table:style-name="ro1">
          <table:table-cell office:value-type="float" office:value="5951">
            <text:p>5951</text:p>
          </table:table-cell>
        </table:table-row>
        <table:table-row table:style-name="ro1">
          <table:table-cell office:value-type="float" office:value="5993">
            <text:p>5993</text:p>
          </table:table-cell>
        </table:table-row>
        <table:table-row table:style-name="ro1">
          <table:table-cell office:value-type="float" office:value="6036">
            <text:p>6036</text:p>
          </table:table-cell>
        </table:table-row>
        <table:table-row table:style-name="ro1">
          <table:table-cell office:value-type="float" office:value="6079">
            <text:p>6079</text:p>
          </table:table-cell>
        </table:table-row>
        <table:table-row table:style-name="ro1">
          <table:table-cell office:value-type="float" office:value="6121">
            <text:p>6121</text:p>
          </table:table-cell>
        </table:table-row>
        <table:table-row table:style-name="ro1">
          <table:table-cell office:value-type="float" office:value="6163">
            <text:p>6163</text:p>
          </table:table-cell>
        </table:table-row>
        <table:table-row table:style-name="ro1">
          <table:table-cell office:value-type="float" office:value="6206">
            <text:p>6206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667">
            <text:p>5667</text:p>
          </table:table-cell>
        </table:table-row>
        <table:table-row table:style-name="ro1">
          <table:table-cell office:value-type="float" office:value="5761">
            <text:p>5761</text:p>
          </table:table-cell>
        </table:table-row>
        <table:table-row table:style-name="ro1">
          <table:table-cell office:value-type="float" office:value="5812">
            <text:p>5812</text:p>
          </table:table-cell>
        </table:table-row>
        <table:table-row table:style-name="ro1">
          <table:table-cell office:value-type="float" office:value="5857">
            <text:p>5857</text:p>
          </table:table-cell>
        </table:table-row>
        <table:table-row table:style-name="ro1">
          <table:table-cell office:value-type="float" office:value="5904">
            <text:p>5904</text:p>
          </table:table-cell>
        </table:table-row>
        <table:table-row table:style-name="ro1">
          <table:table-cell office:value-type="float" office:value="5950">
            <text:p>5950</text:p>
          </table:table-cell>
        </table:table-row>
        <table:table-row table:style-name="ro1">
          <table:table-cell office:value-type="float" office:value="5996">
            <text:p>5996</text:p>
          </table:table-cell>
        </table:table-row>
        <table:table-row table:style-name="ro1">
          <table:table-cell office:value-type="float" office:value="6042">
            <text:p>6042</text:p>
          </table:table-cell>
        </table:table-row>
        <table:table-row table:style-name="ro1">
          <table:table-cell office:value-type="float" office:value="6085">
            <text:p>6085</text:p>
          </table:table-cell>
        </table:table-row>
        <table:table-row table:style-name="ro1">
          <table:table-cell office:value-type="float" office:value="6129">
            <text:p>6129</text:p>
          </table:table-cell>
        </table:table-row>
        <table:table-row table:style-name="ro1">
          <table:table-cell office:value-type="float" office:value="6172">
            <text:p>6172</text:p>
          </table:table-cell>
        </table:table-row>
        <table:table-row table:style-name="ro1">
          <table:table-cell office:value-type="float" office:value="6214">
            <text:p>6214</text:p>
          </table:table-cell>
        </table:table-row>
        <table:table-row table:style-name="ro1">
          <table:table-cell office:value-type="float" office:value="6256">
            <text:p>6256</text:p>
          </table:table-cell>
        </table:table-row>
        <table:table-row table:style-name="ro1">
          <table:table-cell office:value-type="float" office:value="6298">
            <text:p>6298</text:p>
          </table:table-cell>
        </table:table-row>
        <table:table-row table:style-name="ro1">
          <table:table-cell office:value-type="float" office:value="6340">
            <text:p>6340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663">
            <text:p>5663</text:p>
          </table:table-cell>
        </table:table-row>
        <table:table-row table:style-name="ro1">
          <table:table-cell office:value-type="float" office:value="5763">
            <text:p>5763</text:p>
          </table:table-cell>
        </table:table-row>
        <table:table-row table:style-name="ro1">
          <table:table-cell office:value-type="float" office:value="5814">
            <text:p>5814</text:p>
          </table:table-cell>
        </table:table-row>
        <table:table-row table:style-name="ro1">
          <table:table-cell office:value-type="float" office:value="5861">
            <text:p>5861</text:p>
          </table:table-cell>
        </table:table-row>
        <table:table-row table:style-name="ro1">
          <table:table-cell office:value-type="float" office:value="5907">
            <text:p>5907</text:p>
          </table:table-cell>
        </table:table-row>
        <table:table-row table:style-name="ro1">
          <table:table-cell office:value-type="float" office:value="5952">
            <text:p>5952</text:p>
          </table:table-cell>
        </table:table-row>
        <table:table-row table:style-name="ro1">
          <table:table-cell office:value-type="float" office:value="5991">
            <text:p>5991</text:p>
          </table:table-cell>
        </table:table-row>
        <table:table-row table:style-name="ro1">
          <table:table-cell office:value-type="float" office:value="6043">
            <text:p>6043</text:p>
          </table:table-cell>
        </table:table-row>
        <table:table-row table:style-name="ro1">
          <table:table-cell office:value-type="float" office:value="6085">
            <text:p>6085</text:p>
          </table:table-cell>
        </table:table-row>
        <table:table-row table:style-name="ro1">
          <table:table-cell office:value-type="float" office:value="6127">
            <text:p>6127</text:p>
          </table:table-cell>
        </table:table-row>
        <table:table-row table:style-name="ro1">
          <table:table-cell office:value-type="float" office:value="6169">
            <text:p>6169</text:p>
          </table:table-cell>
        </table:table-row>
        <table:table-row table:style-name="ro1">
          <table:table-cell office:value-type="float" office:value="6213">
            <text:p>6213</text:p>
          </table:table-cell>
        </table:table-row>
        <table:table-row table:style-name="ro1">
          <table:table-cell office:value-type="float" office:value="6255">
            <text:p>6255</text:p>
          </table:table-cell>
        </table:table-row>
        <table:table-row table:style-name="ro1">
          <table:table-cell office:value-type="float" office:value="6298">
            <text:p>6298</text:p>
          </table:table-cell>
        </table:table-row>
        <table:table-row table:style-name="ro1">
          <table:table-cell office:value-type="float" office:value="6340">
            <text:p>6340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91">
            <text:p>4491</text:p>
          </table:table-cell>
        </table:table-row>
        <table:table-row table:style-name="ro1">
          <table:table-cell office:value-type="float" office:value="4529">
            <text:p>4529</text:p>
          </table:table-cell>
        </table:table-row>
        <table:table-row table:style-name="ro1">
          <table:table-cell office:value-type="float" office:value="4568">
            <text:p>4568</text:p>
          </table:table-cell>
        </table:table-row>
        <table:table-row table:style-name="ro1">
          <table:table-cell office:value-type="float" office:value="4607">
            <text:p>4607</text:p>
          </table:table-cell>
        </table:table-row>
        <table:table-row table:style-name="ro1">
          <table:table-cell office:value-type="float" office:value="4640">
            <text:p>4640</text:p>
          </table:table-cell>
        </table:table-row>
        <table:table-row table:style-name="ro1">
          <table:table-cell office:value-type="float" office:value="4691">
            <text:p>4691</text:p>
          </table:table-cell>
        </table:table-row>
        <table:table-row table:style-name="ro1">
          <table:table-cell office:value-type="float" office:value="4792">
            <text:p>4792</text:p>
          </table:table-cell>
        </table:table-row>
        <table:table-row table:style-name="ro1">
          <table:table-cell office:value-type="float" office:value="5995">
            <text:p>5995</text:p>
          </table:table-cell>
        </table:table-row>
        <table:table-row table:style-name="ro1">
          <table:table-cell office:value-type="float" office:value="6086">
            <text:p>6086</text:p>
          </table:table-cell>
        </table:table-row>
        <table:table-row table:style-name="ro1">
          <table:table-cell office:value-type="float" office:value="6120">
            <text:p>6120</text:p>
          </table:table-cell>
        </table:table-row>
        <table:table-row table:style-name="ro1">
          <table:table-cell office:value-type="float" office:value="6153">
            <text:p>6153</text:p>
          </table:table-cell>
        </table:table-row>
        <table:table-row table:style-name="ro1">
          <table:table-cell office:value-type="float" office:value="6249">
            <text:p>6249</text:p>
          </table:table-cell>
        </table:table-row>
        <table:table-row table:style-name="ro1">
          <table:table-cell office:value-type="float" office:value="6283">
            <text:p>6283</text:p>
          </table:table-cell>
        </table:table-row>
        <table:table-row table:style-name="ro1">
          <table:table-cell office:value-type="float" office:value="6316">
            <text:p>6316</text:p>
          </table:table-cell>
        </table:table-row>
        <table:table-row table:style-name="ro1">
          <table:table-cell office:value-type="float" office:value="6350">
            <text:p>6350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741">
            <text:p>5741</text:p>
          </table:table-cell>
        </table:table-row>
        <table:table-row table:style-name="ro1">
          <table:table-cell office:value-type="float" office:value="5842">
            <text:p>5842</text:p>
          </table:table-cell>
        </table:table-row>
        <table:table-row table:style-name="ro1">
          <table:table-cell office:value-type="float" office:value="5888">
            <text:p>5888</text:p>
          </table:table-cell>
        </table:table-row>
        <table:table-row table:style-name="ro1">
          <table:table-cell office:value-type="float" office:value="5934">
            <text:p>5934</text:p>
          </table:table-cell>
        </table:table-row>
        <table:table-row table:style-name="ro1">
          <table:table-cell office:value-type="float" office:value="5981">
            <text:p>5981</text:p>
          </table:table-cell>
        </table:table-row>
        <table:table-row table:style-name="ro1">
          <table:table-cell office:value-type="float" office:value="6026">
            <text:p>6026</text:p>
          </table:table-cell>
        </table:table-row>
        <table:table-row table:style-name="ro1">
          <table:table-cell office:value-type="float" office:value="6073">
            <text:p>6073</text:p>
          </table:table-cell>
        </table:table-row>
        <table:table-row table:style-name="ro1">
          <table:table-cell office:value-type="float" office:value="6120">
            <text:p>6120</text:p>
          </table:table-cell>
        </table:table-row>
        <table:table-row table:style-name="ro1">
          <table:table-cell office:value-type="float" office:value="6162">
            <text:p>6162</text:p>
          </table:table-cell>
        </table:table-row>
        <table:table-row table:style-name="ro1">
          <table:table-cell office:value-type="float" office:value="6205">
            <text:p>6205</text:p>
          </table:table-cell>
        </table:table-row>
        <table:table-row table:style-name="ro1">
          <table:table-cell office:value-type="float" office:value="6247">
            <text:p>6247</text:p>
          </table:table-cell>
        </table:table-row>
        <table:table-row table:style-name="ro1">
          <table:table-cell office:value-type="float" office:value="6291">
            <text:p>6291</text:p>
          </table:table-cell>
        </table:table-row>
        <table:table-row table:style-name="ro1">
          <table:table-cell office:value-type="float" office:value="6333">
            <text:p>6333</text:p>
          </table:table-cell>
        </table:table-row>
        <table:table-row table:style-name="ro1">
          <table:table-cell office:value-type="float" office:value="6375">
            <text:p>6375</text:p>
          </table:table-cell>
        </table:table-row>
        <table:table-row table:style-name="ro1">
          <table:table-cell office:value-type="float" office:value="6418">
            <text:p>6418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842">
            <text:p>5842</text:p>
          </table:table-cell>
        </table:table-row>
        <table:table-row table:style-name="ro1">
          <table:table-cell office:value-type="float" office:value="5940">
            <text:p>5940</text:p>
          </table:table-cell>
        </table:table-row>
        <table:table-row table:style-name="ro1">
          <table:table-cell office:value-type="float" office:value="5985">
            <text:p>5985</text:p>
          </table:table-cell>
        </table:table-row>
        <table:table-row table:style-name="ro1">
          <table:table-cell office:value-type="float" office:value="6031">
            <text:p>6031</text:p>
          </table:table-cell>
        </table:table-row>
        <table:table-row table:style-name="ro1">
          <table:table-cell office:value-type="float" office:value="6077">
            <text:p>6077</text:p>
          </table:table-cell>
        </table:table-row>
        <table:table-row table:style-name="ro1">
          <table:table-cell office:value-type="float" office:value="6116">
            <text:p>6116</text:p>
          </table:table-cell>
        </table:table-row>
        <table:table-row table:style-name="ro1">
          <table:table-cell office:value-type="float" office:value="6178">
            <text:p>6178</text:p>
          </table:table-cell>
        </table:table-row>
        <table:table-row table:style-name="ro1">
          <table:table-cell office:value-type="float" office:value="6233">
            <text:p>6233</text:p>
          </table:table-cell>
        </table:table-row>
        <table:table-row table:style-name="ro1">
          <table:table-cell office:value-type="float" office:value="6276">
            <text:p>6276</text:p>
          </table:table-cell>
        </table:table-row>
        <table:table-row table:style-name="ro1">
          <table:table-cell office:value-type="float" office:value="6318">
            <text:p>6318</text:p>
          </table:table-cell>
        </table:table-row>
        <table:table-row table:style-name="ro1">
          <table:table-cell office:value-type="float" office:value="6361">
            <text:p>6361</text:p>
          </table:table-cell>
        </table:table-row>
        <table:table-row table:style-name="ro1">
          <table:table-cell office:value-type="float" office:value="6404">
            <text:p>6404</text:p>
          </table:table-cell>
        </table:table-row>
        <table:table-row table:style-name="ro1">
          <table:table-cell office:value-type="float" office:value="6447">
            <text:p>6447</text:p>
          </table:table-cell>
        </table:table-row>
        <table:table-row table:style-name="ro1">
          <table:table-cell office:value-type="float" office:value="6490">
            <text:p>6490</text:p>
          </table:table-cell>
        </table:table-row>
        <table:table-row table:style-name="ro1">
          <table:table-cell office:value-type="float" office:value="6533">
            <text:p>6533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533">
            <text:p>6533</text:p>
          </table:table-cell>
        </table:table-row>
        <table:table-row table:style-name="ro1">
          <table:table-cell office:value-type="float" office:value="6594">
            <text:p>6594</text:p>
          </table:table-cell>
        </table:table-row>
        <table:table-row table:style-name="ro1">
          <table:table-cell office:value-type="float" office:value="6658">
            <text:p>6658</text:p>
          </table:table-cell>
        </table:table-row>
        <table:table-row table:style-name="ro1">
          <table:table-cell office:value-type="float" office:value="6704">
            <text:p>6704</text:p>
          </table:table-cell>
        </table:table-row>
        <table:table-row table:style-name="ro1">
          <table:table-cell office:value-type="float" office:value="6750">
            <text:p>6750</text:p>
          </table:table-cell>
        </table:table-row>
        <table:table-row table:style-name="ro1">
          <table:table-cell office:value-type="float" office:value="6795">
            <text:p>6795</text:p>
          </table:table-cell>
        </table:table-row>
        <table:table-row table:style-name="ro1">
          <table:table-cell office:value-type="float" office:value="6841">
            <text:p>6841</text:p>
          </table:table-cell>
        </table:table-row>
        <table:table-row table:style-name="ro1">
          <table:table-cell office:value-type="float" office:value="6887">
            <text:p>6887</text:p>
          </table:table-cell>
        </table:table-row>
        <table:table-row table:style-name="ro1">
          <table:table-cell office:value-type="float" office:value="6930">
            <text:p>6930</text:p>
          </table:table-cell>
        </table:table-row>
        <table:table-row table:style-name="ro1">
          <table:table-cell office:value-type="float" office:value="6972">
            <text:p>6972</text:p>
          </table:table-cell>
        </table:table-row>
        <table:table-row table:style-name="ro1">
          <table:table-cell office:value-type="float" office:value="7015">
            <text:p>7015</text:p>
          </table:table-cell>
        </table:table-row>
        <table:table-row table:style-name="ro1">
          <table:table-cell office:value-type="float" office:value="7057">
            <text:p>7057</text:p>
          </table:table-cell>
        </table:table-row>
        <table:table-row table:style-name="ro1">
          <table:table-cell office:value-type="float" office:value="7100">
            <text:p>7100</text:p>
          </table:table-cell>
        </table:table-row>
        <table:table-row table:style-name="ro1">
          <table:table-cell office:value-type="float" office:value="7142">
            <text:p>7142</text:p>
          </table:table-cell>
        </table:table-row>
        <table:table-row table:style-name="ro1">
          <table:table-cell office:value-type="float" office:value="7185">
            <text:p>7185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544">
            <text:p>4544</text:p>
          </table:table-cell>
        </table:table-row>
        <table:table-row table:style-name="ro1">
          <table:table-cell office:value-type="float" office:value="4582">
            <text:p>4582</text:p>
          </table:table-cell>
        </table:table-row>
        <table:table-row table:style-name="ro1">
          <table:table-cell office:value-type="float" office:value="4612">
            <text:p>4612</text:p>
          </table:table-cell>
        </table:table-row>
        <table:table-row table:style-name="ro1">
          <table:table-cell office:value-type="float" office:value="4642">
            <text:p>4642</text:p>
          </table:table-cell>
        </table:table-row>
        <table:table-row table:style-name="ro1">
          <table:table-cell office:value-type="float" office:value="4703">
            <text:p>4703</text:p>
          </table:table-cell>
        </table:table-row>
        <table:table-row table:style-name="ro1">
          <table:table-cell office:value-type="float" office:value="4744">
            <text:p>4744</text:p>
          </table:table-cell>
        </table:table-row>
        <table:table-row table:style-name="ro1">
          <table:table-cell office:value-type="float" office:value="4782">
            <text:p>4782</text:p>
          </table:table-cell>
        </table:table-row>
        <table:table-row table:style-name="ro1">
          <table:table-cell office:value-type="float" office:value="4814">
            <text:p>4814</text:p>
          </table:table-cell>
        </table:table-row>
        <table:table-row table:style-name="ro1">
          <table:table-cell office:value-type="float" office:value="5520">
            <text:p>5520</text:p>
          </table:table-cell>
        </table:table-row>
        <table:table-row table:style-name="ro1">
          <table:table-cell office:value-type="float" office:value="5644">
            <text:p>5644</text:p>
          </table:table-cell>
        </table:table-row>
        <table:table-row table:style-name="ro1">
          <table:table-cell office:value-type="float" office:value="5677">
            <text:p>5677</text:p>
          </table:table-cell>
        </table:table-row>
        <table:table-row table:style-name="ro1">
          <table:table-cell office:value-type="float" office:value="5711">
            <text:p>5711</text:p>
          </table:table-cell>
        </table:table-row>
        <table:table-row table:style-name="ro1">
          <table:table-cell office:value-type="float" office:value="5745">
            <text:p>5745</text:p>
          </table:table-cell>
        </table:table-row>
        <table:table-row table:style-name="ro1">
          <table:table-cell office:value-type="float" office:value="5779">
            <text:p>5779</text:p>
          </table:table-cell>
        </table:table-row>
        <table:table-row table:style-name="ro1">
          <table:table-cell office:value-type="float" office:value="5810">
            <text:p>5810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573">
            <text:p>4573</text:p>
          </table:table-cell>
        </table:table-row>
        <table:table-row table:style-name="ro1">
          <table:table-cell office:value-type="float" office:value="4606">
            <text:p>4606</text:p>
          </table:table-cell>
        </table:table-row>
        <table:table-row table:style-name="ro1">
          <table:table-cell office:value-type="float" office:value="4651">
            <text:p>4651</text:p>
          </table:table-cell>
        </table:table-row>
        <table:table-row table:style-name="ro1">
          <table:table-cell office:value-type="float" office:value="4695">
            <text:p>4695</text:p>
          </table:table-cell>
        </table:table-row>
        <table:table-row table:style-name="ro1">
          <table:table-cell office:value-type="float" office:value="4736">
            <text:p>4736</text:p>
          </table:table-cell>
        </table:table-row>
        <table:table-row table:style-name="ro1">
          <table:table-cell office:value-type="float" office:value="4768">
            <text:p>4768</text:p>
          </table:table-cell>
        </table:table-row>
        <table:table-row table:style-name="ro1">
          <table:table-cell office:value-type="float" office:value="4812">
            <text:p>4812</text:p>
          </table:table-cell>
        </table:table-row>
        <table:table-row table:style-name="ro1">
          <table:table-cell office:value-type="float" office:value="4844">
            <text:p>4844</text:p>
          </table:table-cell>
        </table:table-row>
        <table:table-row table:style-name="ro1">
          <table:table-cell office:value-type="float" office:value="5571">
            <text:p>5571</text:p>
          </table:table-cell>
        </table:table-row>
        <table:table-row table:style-name="ro1">
          <table:table-cell office:value-type="float" office:value="5605">
            <text:p>5605</text:p>
          </table:table-cell>
        </table:table-row>
        <table:table-row table:style-name="ro1">
          <table:table-cell office:value-type="float" office:value="5640">
            <text:p>5640</text:p>
          </table:table-cell>
        </table:table-row>
        <table:table-row table:style-name="ro1">
          <table:table-cell office:value-type="float" office:value="5740">
            <text:p>5740</text:p>
          </table:table-cell>
        </table:table-row>
        <table:table-row table:style-name="ro1">
          <table:table-cell office:value-type="float" office:value="6159">
            <text:p>6159</text:p>
          </table:table-cell>
        </table:table-row>
        <table:table-row table:style-name="ro1">
          <table:table-cell office:value-type="float" office:value="6399">
            <text:p>6399</text:p>
          </table:table-cell>
        </table:table-row>
        <table:table-row table:style-name="ro1">
          <table:table-cell office:value-type="float" office:value="6433">
            <text:p>6433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802">
            <text:p>5802</text:p>
          </table:table-cell>
        </table:table-row>
        <table:table-row table:style-name="ro1">
          <table:table-cell office:value-type="float" office:value="5867">
            <text:p>5867</text:p>
          </table:table-cell>
        </table:table-row>
        <table:table-row table:style-name="ro1">
          <table:table-cell office:value-type="float" office:value="5913">
            <text:p>5913</text:p>
          </table:table-cell>
        </table:table-row>
        <table:table-row table:style-name="ro1">
          <table:table-cell office:value-type="float" office:value="5953">
            <text:p>5953</text:p>
          </table:table-cell>
        </table:table-row>
        <table:table-row table:style-name="ro1">
          <table:table-cell office:value-type="float" office:value="6005">
            <text:p>6005</text:p>
          </table:table-cell>
        </table:table-row>
        <table:table-row table:style-name="ro1">
          <table:table-cell office:value-type="float" office:value="6045">
            <text:p>6045</text:p>
          </table:table-cell>
        </table:table-row>
        <table:table-row table:style-name="ro1">
          <table:table-cell office:value-type="float" office:value="6098">
            <text:p>6098</text:p>
          </table:table-cell>
        </table:table-row>
        <table:table-row table:style-name="ro1">
          <table:table-cell office:value-type="float" office:value="6140">
            <text:p>6140</text:p>
          </table:table-cell>
        </table:table-row>
        <table:table-row table:style-name="ro1">
          <table:table-cell office:value-type="float" office:value="6189">
            <text:p>6189</text:p>
          </table:table-cell>
        </table:table-row>
        <table:table-row table:style-name="ro1">
          <table:table-cell office:value-type="float" office:value="6232">
            <text:p>6232</text:p>
          </table:table-cell>
        </table:table-row>
        <table:table-row table:style-name="ro1">
          <table:table-cell office:value-type="float" office:value="6275">
            <text:p>6275</text:p>
          </table:table-cell>
        </table:table-row>
        <table:table-row table:style-name="ro1">
          <table:table-cell office:value-type="float" office:value="6318">
            <text:p>6318</text:p>
          </table:table-cell>
        </table:table-row>
        <table:table-row table:style-name="ro1">
          <table:table-cell office:value-type="float" office:value="6361">
            <text:p>6361</text:p>
          </table:table-cell>
        </table:table-row>
        <table:table-row table:style-name="ro1">
          <table:table-cell office:value-type="float" office:value="6400">
            <text:p>6400</text:p>
          </table:table-cell>
        </table:table-row>
        <table:table-row table:style-name="ro1">
          <table:table-cell office:value-type="float" office:value="6446">
            <text:p>6446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938">
            <text:p>5938</text:p>
          </table:table-cell>
        </table:table-row>
        <table:table-row table:style-name="ro1">
          <table:table-cell office:value-type="float" office:value="6003">
            <text:p>6003</text:p>
          </table:table-cell>
        </table:table-row>
        <table:table-row table:style-name="ro1">
          <table:table-cell office:value-type="float" office:value="6067">
            <text:p>6067</text:p>
          </table:table-cell>
        </table:table-row>
        <table:table-row table:style-name="ro1">
          <table:table-cell office:value-type="float" office:value="6113">
            <text:p>6113</text:p>
          </table:table-cell>
        </table:table-row>
        <table:table-row table:style-name="ro1">
          <table:table-cell office:value-type="float" office:value="6159">
            <text:p>6159</text:p>
          </table:table-cell>
        </table:table-row>
        <table:table-row table:style-name="ro1">
          <table:table-cell office:value-type="float" office:value="6204">
            <text:p>6204</text:p>
          </table:table-cell>
        </table:table-row>
        <table:table-row table:style-name="ro1">
          <table:table-cell office:value-type="float" office:value="6250">
            <text:p>6250</text:p>
          </table:table-cell>
        </table:table-row>
        <table:table-row table:style-name="ro1">
          <table:table-cell office:value-type="float" office:value="6297">
            <text:p>6297</text:p>
          </table:table-cell>
        </table:table-row>
        <table:table-row table:style-name="ro1">
          <table:table-cell office:value-type="float" office:value="6341">
            <text:p>6341</text:p>
          </table:table-cell>
        </table:table-row>
        <table:table-row table:style-name="ro1">
          <table:table-cell office:value-type="float" office:value="6383">
            <text:p>6383</text:p>
          </table:table-cell>
        </table:table-row>
        <table:table-row table:style-name="ro1">
          <table:table-cell office:value-type="float" office:value="6427">
            <text:p>6427</text:p>
          </table:table-cell>
        </table:table-row>
        <table:table-row table:style-name="ro1">
          <table:table-cell office:value-type="float" office:value="6470">
            <text:p>6470</text:p>
          </table:table-cell>
        </table:table-row>
        <table:table-row table:style-name="ro1">
          <table:table-cell office:value-type="float" office:value="6513">
            <text:p>6513</text:p>
          </table:table-cell>
        </table:table-row>
        <table:table-row table:style-name="ro1">
          <table:table-cell office:value-type="float" office:value="6556">
            <text:p>6556</text:p>
          </table:table-cell>
        </table:table-row>
        <table:table-row table:style-name="ro1">
          <table:table-cell office:value-type="float" office:value="6598">
            <text:p>6598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018">
            <text:p>6018</text:p>
          </table:table-cell>
        </table:table-row>
        <table:table-row table:style-name="ro1">
          <table:table-cell office:value-type="float" office:value="6100">
            <text:p>6100</text:p>
          </table:table-cell>
        </table:table-row>
        <table:table-row table:style-name="ro1">
          <table:table-cell office:value-type="float" office:value="6152">
            <text:p>6152</text:p>
          </table:table-cell>
        </table:table-row>
        <table:table-row table:style-name="ro1">
          <table:table-cell office:value-type="float" office:value="6198">
            <text:p>6198</text:p>
          </table:table-cell>
        </table:table-row>
        <table:table-row table:style-name="ro1">
          <table:table-cell office:value-type="float" office:value="6245">
            <text:p>6245</text:p>
          </table:table-cell>
        </table:table-row>
        <table:table-row table:style-name="ro1">
          <table:table-cell office:value-type="float" office:value="6291">
            <text:p>6291</text:p>
          </table:table-cell>
        </table:table-row>
        <table:table-row table:style-name="ro1">
          <table:table-cell office:value-type="float" office:value="6338">
            <text:p>6338</text:p>
          </table:table-cell>
        </table:table-row>
        <table:table-row table:style-name="ro1">
          <table:table-cell office:value-type="float" office:value="6384">
            <text:p>6384</text:p>
          </table:table-cell>
        </table:table-row>
        <table:table-row table:style-name="ro1">
          <table:table-cell office:value-type="float" office:value="6428">
            <text:p>6428</text:p>
          </table:table-cell>
        </table:table-row>
        <table:table-row table:style-name="ro1">
          <table:table-cell office:value-type="float" office:value="6471">
            <text:p>6471</text:p>
          </table:table-cell>
        </table:table-row>
        <table:table-row table:style-name="ro1">
          <table:table-cell office:value-type="float" office:value="6514">
            <text:p>6514</text:p>
          </table:table-cell>
        </table:table-row>
        <table:table-row table:style-name="ro1">
          <table:table-cell office:value-type="float" office:value="6557">
            <text:p>6557</text:p>
          </table:table-cell>
        </table:table-row>
        <table:table-row table:style-name="ro1">
          <table:table-cell office:value-type="float" office:value="6601">
            <text:p>6601</text:p>
          </table:table-cell>
        </table:table-row>
        <table:table-row table:style-name="ro1">
          <table:table-cell office:value-type="float" office:value="6644">
            <text:p>6644</text:p>
          </table:table-cell>
        </table:table-row>
        <table:table-row table:style-name="ro1">
          <table:table-cell office:value-type="float" office:value="6687">
            <text:p>6687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077">
            <text:p>6077</text:p>
          </table:table-cell>
        </table:table-row>
        <table:table-row table:style-name="ro1">
          <table:table-cell office:value-type="float" office:value="6133">
            <text:p>6133</text:p>
          </table:table-cell>
        </table:table-row>
        <table:table-row table:style-name="ro1">
          <table:table-cell office:value-type="float" office:value="6203">
            <text:p>6203</text:p>
          </table:table-cell>
        </table:table-row>
        <table:table-row table:style-name="ro1">
          <table:table-cell office:value-type="float" office:value="6250">
            <text:p>6250</text:p>
          </table:table-cell>
        </table:table-row>
        <table:table-row table:style-name="ro1">
          <table:table-cell office:value-type="float" office:value="6295">
            <text:p>6295</text:p>
          </table:table-cell>
        </table:table-row>
        <table:table-row table:style-name="ro1">
          <table:table-cell office:value-type="float" office:value="6342">
            <text:p>6342</text:p>
          </table:table-cell>
        </table:table-row>
        <table:table-row table:style-name="ro1">
          <table:table-cell office:value-type="float" office:value="6390">
            <text:p>6390</text:p>
          </table:table-cell>
        </table:table-row>
        <table:table-row table:style-name="ro1">
          <table:table-cell office:value-type="float" office:value="6437">
            <text:p>6437</text:p>
          </table:table-cell>
        </table:table-row>
        <table:table-row table:style-name="ro1">
          <table:table-cell office:value-type="float" office:value="6481">
            <text:p>6481</text:p>
          </table:table-cell>
        </table:table-row>
        <table:table-row table:style-name="ro1">
          <table:table-cell office:value-type="float" office:value="6524">
            <text:p>6524</text:p>
          </table:table-cell>
        </table:table-row>
        <table:table-row table:style-name="ro1">
          <table:table-cell office:value-type="float" office:value="6569">
            <text:p>6569</text:p>
          </table:table-cell>
        </table:table-row>
        <table:table-row table:style-name="ro1">
          <table:table-cell office:value-type="float" office:value="6612">
            <text:p>6612</text:p>
          </table:table-cell>
        </table:table-row>
        <table:table-row table:style-name="ro1">
          <table:table-cell office:value-type="float" office:value="6655">
            <text:p>6655</text:p>
          </table:table-cell>
        </table:table-row>
        <table:table-row table:style-name="ro1">
          <table:table-cell office:value-type="float" office:value="6694">
            <text:p>6694</text:p>
          </table:table-cell>
        </table:table-row>
        <table:table-row table:style-name="ro1">
          <table:table-cell office:value-type="float" office:value="6742">
            <text:p>6742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105">
            <text:p>6105</text:p>
          </table:table-cell>
        </table:table-row>
        <table:table-row table:style-name="ro1">
          <table:table-cell office:value-type="float" office:value="6196">
            <text:p>6196</text:p>
          </table:table-cell>
        </table:table-row>
        <table:table-row table:style-name="ro1">
          <table:table-cell office:value-type="float" office:value="6245">
            <text:p>6245</text:p>
          </table:table-cell>
        </table:table-row>
        <table:table-row table:style-name="ro1">
          <table:table-cell office:value-type="float" office:value="6309">
            <text:p>6309</text:p>
          </table:table-cell>
        </table:table-row>
        <table:table-row table:style-name="ro1">
          <table:table-cell office:value-type="float" office:value="6355">
            <text:p>6355</text:p>
          </table:table-cell>
        </table:table-row>
        <table:table-row table:style-name="ro1">
          <table:table-cell office:value-type="float" office:value="6403">
            <text:p>6403</text:p>
          </table:table-cell>
        </table:table-row>
        <table:table-row table:style-name="ro1">
          <table:table-cell office:value-type="float" office:value="6449">
            <text:p>6449</text:p>
          </table:table-cell>
        </table:table-row>
        <table:table-row table:style-name="ro1">
          <table:table-cell office:value-type="float" office:value="6497">
            <text:p>6497</text:p>
          </table:table-cell>
        </table:table-row>
        <table:table-row table:style-name="ro1">
          <table:table-cell office:value-type="float" office:value="6540">
            <text:p>6540</text:p>
          </table:table-cell>
        </table:table-row>
        <table:table-row table:style-name="ro1">
          <table:table-cell office:value-type="float" office:value="6580">
            <text:p>6580</text:p>
          </table:table-cell>
        </table:table-row>
        <table:table-row table:style-name="ro1">
          <table:table-cell office:value-type="float" office:value="6626">
            <text:p>6626</text:p>
          </table:table-cell>
        </table:table-row>
        <table:table-row table:style-name="ro1">
          <table:table-cell office:value-type="float" office:value="6670">
            <text:p>6670</text:p>
          </table:table-cell>
        </table:table-row>
        <table:table-row table:style-name="ro1">
          <table:table-cell office:value-type="float" office:value="6714">
            <text:p>6714</text:p>
          </table:table-cell>
        </table:table-row>
        <table:table-row table:style-name="ro1">
          <table:table-cell office:value-type="float" office:value="6757">
            <text:p>6757</text:p>
          </table:table-cell>
        </table:table-row>
        <table:table-row table:style-name="ro1">
          <table:table-cell office:value-type="float" office:value="6802">
            <text:p>6802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349">
            <text:p>6349</text:p>
          </table:table-cell>
        </table:table-row>
        <table:table-row table:style-name="ro1">
          <table:table-cell office:value-type="float" office:value="6440">
            <text:p>6440</text:p>
          </table:table-cell>
        </table:table-row>
        <table:table-row table:style-name="ro1">
          <table:table-cell office:value-type="float" office:value="6504">
            <text:p>6504</text:p>
          </table:table-cell>
        </table:table-row>
        <table:table-row table:style-name="ro1">
          <table:table-cell office:value-type="float" office:value="6551">
            <text:p>6551</text:p>
          </table:table-cell>
        </table:table-row>
        <table:table-row table:style-name="ro1">
          <table:table-cell office:value-type="float" office:value="6597">
            <text:p>6597</text:p>
          </table:table-cell>
        </table:table-row>
        <table:table-row table:style-name="ro1">
          <table:table-cell office:value-type="float" office:value="6645">
            <text:p>6645</text:p>
          </table:table-cell>
        </table:table-row>
        <table:table-row table:style-name="ro1">
          <table:table-cell office:value-type="float" office:value="6692">
            <text:p>6692</text:p>
          </table:table-cell>
        </table:table-row>
        <table:table-row table:style-name="ro1">
          <table:table-cell office:value-type="float" office:value="6739">
            <text:p>6739</text:p>
          </table:table-cell>
        </table:table-row>
        <table:table-row table:style-name="ro1">
          <table:table-cell office:value-type="float" office:value="7508">
            <text:p>7508</text:p>
          </table:table-cell>
        </table:table-row>
        <table:table-row table:style-name="ro1">
          <table:table-cell office:value-type="float" office:value="7553">
            <text:p>7553</text:p>
          </table:table-cell>
        </table:table-row>
        <table:table-row table:style-name="ro1">
          <table:table-cell office:value-type="float" office:value="7600">
            <text:p>7600</text:p>
          </table:table-cell>
        </table:table-row>
        <table:table-row table:style-name="ro1">
          <table:table-cell office:value-type="float" office:value="7644">
            <text:p>7644</text:p>
          </table:table-cell>
        </table:table-row>
        <table:table-row table:style-name="ro1">
          <table:table-cell office:value-type="float" office:value="7688">
            <text:p>7688</text:p>
          </table:table-cell>
        </table:table-row>
        <table:table-row table:style-name="ro1">
          <table:table-cell office:value-type="float" office:value="7732">
            <text:p>7732</text:p>
          </table:table-cell>
        </table:table-row>
        <table:table-row table:style-name="ro1">
          <table:table-cell office:value-type="float" office:value="7776">
            <text:p>7776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264">
            <text:p>6264</text:p>
          </table:table-cell>
        </table:table-row>
        <table:table-row table:style-name="ro1">
          <table:table-cell office:value-type="float" office:value="6358">
            <text:p>6358</text:p>
          </table:table-cell>
        </table:table-row>
        <table:table-row table:style-name="ro1">
          <table:table-cell office:value-type="float" office:value="6422">
            <text:p>6422</text:p>
          </table:table-cell>
        </table:table-row>
        <table:table-row table:style-name="ro1">
          <table:table-cell office:value-type="float" office:value="6470">
            <text:p>6470</text:p>
          </table:table-cell>
        </table:table-row>
        <table:table-row table:style-name="ro1">
          <table:table-cell office:value-type="float" office:value="6510">
            <text:p>6510</text:p>
          </table:table-cell>
        </table:table-row>
        <table:table-row table:style-name="ro1">
          <table:table-cell office:value-type="float" office:value="6564">
            <text:p>6564</text:p>
          </table:table-cell>
        </table:table-row>
        <table:table-row table:style-name="ro1">
          <table:table-cell office:value-type="float" office:value="6612">
            <text:p>6612</text:p>
          </table:table-cell>
        </table:table-row>
        <table:table-row table:style-name="ro1">
          <table:table-cell office:value-type="float" office:value="6659">
            <text:p>6659</text:p>
          </table:table-cell>
        </table:table-row>
        <table:table-row table:style-name="ro1">
          <table:table-cell office:value-type="float" office:value="6704">
            <text:p>6704</text:p>
          </table:table-cell>
        </table:table-row>
        <table:table-row table:style-name="ro1">
          <table:table-cell office:value-type="float" office:value="6748">
            <text:p>6748</text:p>
          </table:table-cell>
        </table:table-row>
        <table:table-row table:style-name="ro1">
          <table:table-cell office:value-type="float" office:value="6792">
            <text:p>6792</text:p>
          </table:table-cell>
        </table:table-row>
        <table:table-row table:style-name="ro1">
          <table:table-cell office:value-type="float" office:value="6836">
            <text:p>6836</text:p>
          </table:table-cell>
        </table:table-row>
        <table:table-row table:style-name="ro1">
          <table:table-cell office:value-type="float" office:value="6880">
            <text:p>6880</text:p>
          </table:table-cell>
        </table:table-row>
        <table:table-row table:style-name="ro1">
          <table:table-cell office:value-type="float" office:value="6926">
            <text:p>6926</text:p>
          </table:table-cell>
        </table:table-row>
        <table:table-row table:style-name="ro1">
          <table:table-cell office:value-type="float" office:value="6970">
            <text:p>6970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248">
            <text:p>6248</text:p>
          </table:table-cell>
        </table:table-row>
        <table:table-row table:style-name="ro1">
          <table:table-cell office:value-type="float" office:value="6331">
            <text:p>6331</text:p>
          </table:table-cell>
        </table:table-row>
        <table:table-row table:style-name="ro1">
          <table:table-cell office:value-type="float" office:value="6379">
            <text:p>6379</text:p>
          </table:table-cell>
        </table:table-row>
        <table:table-row table:style-name="ro1">
          <table:table-cell office:value-type="float" office:value="6428">
            <text:p>6428</text:p>
          </table:table-cell>
        </table:table-row>
        <table:table-row table:style-name="ro1">
          <table:table-cell office:value-type="float" office:value="6475">
            <text:p>6475</text:p>
          </table:table-cell>
        </table:table-row>
        <table:table-row table:style-name="ro1">
          <table:table-cell office:value-type="float" office:value="6522">
            <text:p>6522</text:p>
          </table:table-cell>
        </table:table-row>
        <table:table-row table:style-name="ro1">
          <table:table-cell office:value-type="float" office:value="6569">
            <text:p>6569</text:p>
          </table:table-cell>
        </table:table-row>
        <table:table-row table:style-name="ro1">
          <table:table-cell office:value-type="float" office:value="6616">
            <text:p>6616</text:p>
          </table:table-cell>
        </table:table-row>
        <table:table-row table:style-name="ro1">
          <table:table-cell office:value-type="float" office:value="6665">
            <text:p>6665</text:p>
          </table:table-cell>
        </table:table-row>
        <table:table-row table:style-name="ro1">
          <table:table-cell office:value-type="float" office:value="6705">
            <text:p>6705</text:p>
          </table:table-cell>
        </table:table-row>
        <table:table-row table:style-name="ro1">
          <table:table-cell office:value-type="float" office:value="6751">
            <text:p>6751</text:p>
          </table:table-cell>
        </table:table-row>
        <table:table-row table:style-name="ro1">
          <table:table-cell office:value-type="float" office:value="6795">
            <text:p>6795</text:p>
          </table:table-cell>
        </table:table-row>
        <table:table-row table:style-name="ro1">
          <table:table-cell office:value-type="float" office:value="6839">
            <text:p>6839</text:p>
          </table:table-cell>
        </table:table-row>
        <table:table-row table:style-name="ro1">
          <table:table-cell office:value-type="float" office:value="6882">
            <text:p>6882</text:p>
          </table:table-cell>
        </table:table-row>
        <table:table-row table:style-name="ro1">
          <table:table-cell office:value-type="float" office:value="6928">
            <text:p>6928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295">
            <text:p>6295</text:p>
          </table:table-cell>
        </table:table-row>
        <table:table-row table:style-name="ro1">
          <table:table-cell office:value-type="float" office:value="6359">
            <text:p>6359</text:p>
          </table:table-cell>
        </table:table-row>
        <table:table-row table:style-name="ro1">
          <table:table-cell office:value-type="float" office:value="6424">
            <text:p>6424</text:p>
          </table:table-cell>
        </table:table-row>
        <table:table-row table:style-name="ro1">
          <table:table-cell office:value-type="float" office:value="6472">
            <text:p>6472</text:p>
          </table:table-cell>
        </table:table-row>
        <table:table-row table:style-name="ro1">
          <table:table-cell office:value-type="float" office:value="6541">
            <text:p>6541</text:p>
          </table:table-cell>
        </table:table-row>
        <table:table-row table:style-name="ro1">
          <table:table-cell office:value-type="float" office:value="6587">
            <text:p>6587</text:p>
          </table:table-cell>
        </table:table-row>
        <table:table-row table:style-name="ro1">
          <table:table-cell office:value-type="float" office:value="6635">
            <text:p>6635</text:p>
          </table:table-cell>
        </table:table-row>
        <table:table-row table:style-name="ro1">
          <table:table-cell office:value-type="float" office:value="6685">
            <text:p>6685</text:p>
          </table:table-cell>
        </table:table-row>
        <table:table-row table:style-name="ro1">
          <table:table-cell office:value-type="float" office:value="6730">
            <text:p>6730</text:p>
          </table:table-cell>
        </table:table-row>
        <table:table-row table:style-name="ro1">
          <table:table-cell office:value-type="float" office:value="6773">
            <text:p>6773</text:p>
          </table:table-cell>
        </table:table-row>
        <table:table-row table:style-name="ro1">
          <table:table-cell office:value-type="float" office:value="6818">
            <text:p>6818</text:p>
          </table:table-cell>
        </table:table-row>
        <table:table-row table:style-name="ro1">
          <table:table-cell office:value-type="float" office:value="6861">
            <text:p>6861</text:p>
          </table:table-cell>
        </table:table-row>
        <table:table-row table:style-name="ro1">
          <table:table-cell office:value-type="float" office:value="6902">
            <text:p>6902</text:p>
          </table:table-cell>
        </table:table-row>
        <table:table-row table:style-name="ro1">
          <table:table-cell office:value-type="float" office:value="6949">
            <text:p>6949</text:p>
          </table:table-cell>
        </table:table-row>
        <table:table-row table:style-name="ro1">
          <table:table-cell office:value-type="float" office:value="6993">
            <text:p>6993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256">
            <text:p>6256</text:p>
          </table:table-cell>
        </table:table-row>
        <table:table-row table:style-name="ro1">
          <table:table-cell office:value-type="float" office:value="6350">
            <text:p>6350</text:p>
          </table:table-cell>
        </table:table-row>
        <table:table-row table:style-name="ro1">
          <table:table-cell office:value-type="float" office:value="6402">
            <text:p>6402</text:p>
          </table:table-cell>
        </table:table-row>
        <table:table-row table:style-name="ro1">
          <table:table-cell office:value-type="float" office:value="6449">
            <text:p>6449</text:p>
          </table:table-cell>
        </table:table-row>
        <table:table-row table:style-name="ro1">
          <table:table-cell office:value-type="float" office:value="6497">
            <text:p>6497</text:p>
          </table:table-cell>
        </table:table-row>
        <table:table-row table:style-name="ro1">
          <table:table-cell office:value-type="float" office:value="6544">
            <text:p>6544</text:p>
          </table:table-cell>
        </table:table-row>
        <table:table-row table:style-name="ro1">
          <table:table-cell office:value-type="float" office:value="6592">
            <text:p>6592</text:p>
          </table:table-cell>
        </table:table-row>
        <table:table-row table:style-name="ro1">
          <table:table-cell office:value-type="float" office:value="6639">
            <text:p>6639</text:p>
          </table:table-cell>
        </table:table-row>
        <table:table-row table:style-name="ro1">
          <table:table-cell office:value-type="float" office:value="6685">
            <text:p>6685</text:p>
          </table:table-cell>
        </table:table-row>
        <table:table-row table:style-name="ro1">
          <table:table-cell office:value-type="float" office:value="6724">
            <text:p>6724</text:p>
          </table:table-cell>
        </table:table-row>
        <table:table-row table:style-name="ro1">
          <table:table-cell office:value-type="float" office:value="6773">
            <text:p>6773</text:p>
          </table:table-cell>
        </table:table-row>
        <table:table-row table:style-name="ro1">
          <table:table-cell office:value-type="float" office:value="6817">
            <text:p>6817</text:p>
          </table:table-cell>
        </table:table-row>
        <table:table-row table:style-name="ro1">
          <table:table-cell office:value-type="float" office:value="6860">
            <text:p>6860</text:p>
          </table:table-cell>
        </table:table-row>
        <table:table-row table:style-name="ro1">
          <table:table-cell office:value-type="float" office:value="6904">
            <text:p>6904</text:p>
          </table:table-cell>
        </table:table-row>
        <table:table-row table:style-name="ro1">
          <table:table-cell office:value-type="float" office:value="6948">
            <text:p>6948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430">
            <text:p>6430</text:p>
          </table:table-cell>
        </table:table-row>
        <table:table-row table:style-name="ro1">
          <table:table-cell office:value-type="float" office:value="6494">
            <text:p>6494</text:p>
          </table:table-cell>
        </table:table-row>
        <table:table-row table:style-name="ro1">
          <table:table-cell office:value-type="float" office:value="6562">
            <text:p>6562</text:p>
          </table:table-cell>
        </table:table-row>
        <table:table-row table:style-name="ro1">
          <table:table-cell office:value-type="float" office:value="6609">
            <text:p>6609</text:p>
          </table:table-cell>
        </table:table-row>
        <table:table-row table:style-name="ro1">
          <table:table-cell office:value-type="float" office:value="6657">
            <text:p>6657</text:p>
          </table:table-cell>
        </table:table-row>
        <table:table-row table:style-name="ro1">
          <table:table-cell office:value-type="float" office:value="6704">
            <text:p>6704</text:p>
          </table:table-cell>
        </table:table-row>
        <table:table-row table:style-name="ro1">
          <table:table-cell office:value-type="float" office:value="6750">
            <text:p>6750</text:p>
          </table:table-cell>
        </table:table-row>
        <table:table-row table:style-name="ro1">
          <table:table-cell office:value-type="float" office:value="6798">
            <text:p>6798</text:p>
          </table:table-cell>
        </table:table-row>
        <table:table-row table:style-name="ro1">
          <table:table-cell office:value-type="float" office:value="6843">
            <text:p>6843</text:p>
          </table:table-cell>
        </table:table-row>
        <table:table-row table:style-name="ro1">
          <table:table-cell office:value-type="float" office:value="6887">
            <text:p>6887</text:p>
          </table:table-cell>
        </table:table-row>
        <table:table-row table:style-name="ro1">
          <table:table-cell office:value-type="float" office:value="6931">
            <text:p>6931</text:p>
          </table:table-cell>
        </table:table-row>
        <table:table-row table:style-name="ro1">
          <table:table-cell office:value-type="float" office:value="6972">
            <text:p>6972</text:p>
          </table:table-cell>
        </table:table-row>
        <table:table-row table:style-name="ro1">
          <table:table-cell office:value-type="float" office:value="7020">
            <text:p>7020</text:p>
          </table:table-cell>
        </table:table-row>
        <table:table-row table:style-name="ro1">
          <table:table-cell office:value-type="float" office:value="7064">
            <text:p>7064</text:p>
          </table:table-cell>
        </table:table-row>
        <table:table-row table:style-name="ro1">
          <table:table-cell office:value-type="float" office:value="7108">
            <text:p>7108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316">
            <text:p>6316</text:p>
          </table:table-cell>
        </table:table-row>
        <table:table-row table:style-name="ro1">
          <table:table-cell office:value-type="float" office:value="6413">
            <text:p>6413</text:p>
          </table:table-cell>
        </table:table-row>
        <table:table-row table:style-name="ro1">
          <table:table-cell office:value-type="float" office:value="6461">
            <text:p>6461</text:p>
          </table:table-cell>
        </table:table-row>
        <table:table-row table:style-name="ro1">
          <table:table-cell office:value-type="float" office:value="6510">
            <text:p>6510</text:p>
          </table:table-cell>
        </table:table-row>
        <table:table-row table:style-name="ro1">
          <table:table-cell office:value-type="float" office:value="6557">
            <text:p>6557</text:p>
          </table:table-cell>
        </table:table-row>
        <table:table-row table:style-name="ro1">
          <table:table-cell office:value-type="float" office:value="6605">
            <text:p>6605</text:p>
          </table:table-cell>
        </table:table-row>
        <table:table-row table:style-name="ro1">
          <table:table-cell office:value-type="float" office:value="6656">
            <text:p>6656</text:p>
          </table:table-cell>
        </table:table-row>
        <table:table-row table:style-name="ro1">
          <table:table-cell office:value-type="float" office:value="6703">
            <text:p>6703</text:p>
          </table:table-cell>
        </table:table-row>
        <table:table-row table:style-name="ro1">
          <table:table-cell office:value-type="float" office:value="6748">
            <text:p>6748</text:p>
          </table:table-cell>
        </table:table-row>
        <table:table-row table:style-name="ro1">
          <table:table-cell office:value-type="float" office:value="6792">
            <text:p>6792</text:p>
          </table:table-cell>
        </table:table-row>
        <table:table-row table:style-name="ro1">
          <table:table-cell office:value-type="float" office:value="6836">
            <text:p>6836</text:p>
          </table:table-cell>
        </table:table-row>
        <table:table-row table:style-name="ro1">
          <table:table-cell office:value-type="float" office:value="6880">
            <text:p>6880</text:p>
          </table:table-cell>
        </table:table-row>
        <table:table-row table:style-name="ro1">
          <table:table-cell office:value-type="float" office:value="6924">
            <text:p>6924</text:p>
          </table:table-cell>
        </table:table-row>
        <table:table-row table:style-name="ro1">
          <table:table-cell office:value-type="float" office:value="6969">
            <text:p>6969</text:p>
          </table:table-cell>
        </table:table-row>
        <table:table-row table:style-name="ro1">
          <table:table-cell office:value-type="float" office:value="7011">
            <text:p>7011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453">
            <text:p>6453</text:p>
          </table:table-cell>
        </table:table-row>
        <table:table-row table:style-name="ro1">
          <table:table-cell office:value-type="float" office:value="6548">
            <text:p>6548</text:p>
          </table:table-cell>
        </table:table-row>
        <table:table-row table:style-name="ro1">
          <table:table-cell office:value-type="float" office:value="6597">
            <text:p>6597</text:p>
          </table:table-cell>
        </table:table-row>
        <table:table-row table:style-name="ro1">
          <table:table-cell office:value-type="float" office:value="6645">
            <text:p>6645</text:p>
          </table:table-cell>
        </table:table-row>
        <table:table-row table:style-name="ro1">
          <table:table-cell office:value-type="float" office:value="6687">
            <text:p>6687</text:p>
          </table:table-cell>
        </table:table-row>
        <table:table-row table:style-name="ro1">
          <table:table-cell office:value-type="float" office:value="6742">
            <text:p>6742</text:p>
          </table:table-cell>
        </table:table-row>
        <table:table-row table:style-name="ro1">
          <table:table-cell office:value-type="float" office:value="6790">
            <text:p>6790</text:p>
          </table:table-cell>
        </table:table-row>
        <table:table-row table:style-name="ro1">
          <table:table-cell office:value-type="float" office:value="6836">
            <text:p>6836</text:p>
          </table:table-cell>
        </table:table-row>
        <table:table-row table:style-name="ro1">
          <table:table-cell office:value-type="float" office:value="6882">
            <text:p>6882</text:p>
          </table:table-cell>
        </table:table-row>
        <table:table-row table:style-name="ro1">
          <table:table-cell office:value-type="float" office:value="6927">
            <text:p>6927</text:p>
          </table:table-cell>
        </table:table-row>
        <table:table-row table:style-name="ro1">
          <table:table-cell office:value-type="float" office:value="6971">
            <text:p>6971</text:p>
          </table:table-cell>
        </table:table-row>
        <table:table-row table:style-name="ro1">
          <table:table-cell office:value-type="float" office:value="7015">
            <text:p>7015</text:p>
          </table:table-cell>
        </table:table-row>
        <table:table-row table:style-name="ro1">
          <table:table-cell office:value-type="float" office:value="7060">
            <text:p>7060</text:p>
          </table:table-cell>
        </table:table-row>
        <table:table-row table:style-name="ro1">
          <table:table-cell office:value-type="float" office:value="7104">
            <text:p>7104</text:p>
          </table:table-cell>
        </table:table-row>
        <table:table-row table:style-name="ro1">
          <table:table-cell office:value-type="float" office:value="7149">
            <text:p>7149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376">
            <text:p>7376</text:p>
          </table:table-cell>
        </table:table-row>
        <table:table-row table:style-name="ro1">
          <table:table-cell office:value-type="float" office:value="7471">
            <text:p>7471</text:p>
          </table:table-cell>
        </table:table-row>
        <table:table-row table:style-name="ro1">
          <table:table-cell office:value-type="float" office:value="7519">
            <text:p>7519</text:p>
          </table:table-cell>
        </table:table-row>
        <table:table-row table:style-name="ro1">
          <table:table-cell office:value-type="float" office:value="7567">
            <text:p>7567</text:p>
          </table:table-cell>
        </table:table-row>
        <table:table-row table:style-name="ro1">
          <table:table-cell office:value-type="float" office:value="7615">
            <text:p>7615</text:p>
          </table:table-cell>
        </table:table-row>
        <table:table-row table:style-name="ro1">
          <table:table-cell office:value-type="float" office:value="7664">
            <text:p>7664</text:p>
          </table:table-cell>
        </table:table-row>
        <table:table-row table:style-name="ro1">
          <table:table-cell office:value-type="float" office:value="7715">
            <text:p>7715</text:p>
          </table:table-cell>
        </table:table-row>
        <table:table-row table:style-name="ro1">
          <table:table-cell office:value-type="float" office:value="7763">
            <text:p>7763</text:p>
          </table:table-cell>
        </table:table-row>
        <table:table-row table:style-name="ro1">
          <table:table-cell office:value-type="float" office:value="7871">
            <text:p>7871</text:p>
          </table:table-cell>
        </table:table-row>
        <table:table-row table:style-name="ro1">
          <table:table-cell office:value-type="float" office:value="7916">
            <text:p>7916</text:p>
          </table:table-cell>
        </table:table-row>
        <table:table-row table:style-name="ro1">
          <table:table-cell office:value-type="float" office:value="7961">
            <text:p>7961</text:p>
          </table:table-cell>
        </table:table-row>
        <table:table-row table:style-name="ro1">
          <table:table-cell office:value-type="float" office:value="8006">
            <text:p>8006</text:p>
          </table:table-cell>
        </table:table-row>
        <table:table-row table:style-name="ro1">
          <table:table-cell office:value-type="float" office:value="8051">
            <text:p>8051</text:p>
          </table:table-cell>
        </table:table-row>
        <table:table-row table:style-name="ro1">
          <table:table-cell office:value-type="float" office:value="8096">
            <text:p>8096</text:p>
          </table:table-cell>
        </table:table-row>
        <table:table-row table:style-name="ro1">
          <table:table-cell office:value-type="float" office:value="8141">
            <text:p>8141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626">
            <text:p>6626</text:p>
          </table:table-cell>
        </table:table-row>
        <table:table-row table:style-name="ro1">
          <table:table-cell office:value-type="float" office:value="6691">
            <text:p>6691</text:p>
          </table:table-cell>
        </table:table-row>
        <table:table-row table:style-name="ro1">
          <table:table-cell office:value-type="float" office:value="6766">
            <text:p>6766</text:p>
          </table:table-cell>
        </table:table-row>
        <table:table-row table:style-name="ro1">
          <table:table-cell office:value-type="float" office:value="6814">
            <text:p>6814</text:p>
          </table:table-cell>
        </table:table-row>
        <table:table-row table:style-name="ro1">
          <table:table-cell office:value-type="float" office:value="6863">
            <text:p>6863</text:p>
          </table:table-cell>
        </table:table-row>
        <table:table-row table:style-name="ro1">
          <table:table-cell office:value-type="float" office:value="6906">
            <text:p>6906</text:p>
          </table:table-cell>
        </table:table-row>
        <table:table-row table:style-name="ro1">
          <table:table-cell office:value-type="float" office:value="6961">
            <text:p>6961</text:p>
          </table:table-cell>
        </table:table-row>
        <table:table-row table:style-name="ro1">
          <table:table-cell office:value-type="float" office:value="7010">
            <text:p>7010</text:p>
          </table:table-cell>
        </table:table-row>
        <table:table-row table:style-name="ro1">
          <table:table-cell office:value-type="float" office:value="7897">
            <text:p>7897</text:p>
          </table:table-cell>
        </table:table-row>
        <table:table-row table:style-name="ro1">
          <table:table-cell office:value-type="float" office:value="7942">
            <text:p>7942</text:p>
          </table:table-cell>
        </table:table-row>
        <table:table-row table:style-name="ro1">
          <table:table-cell office:value-type="float" office:value="7987">
            <text:p>7987</text:p>
          </table:table-cell>
        </table:table-row>
        <table:table-row table:style-name="ro1">
          <table:table-cell office:value-type="float" office:value="8033">
            <text:p>8033</text:p>
          </table:table-cell>
        </table:table-row>
        <table:table-row table:style-name="ro1">
          <table:table-cell office:value-type="float" office:value="8075">
            <text:p>8075</text:p>
          </table:table-cell>
        </table:table-row>
        <table:table-row table:style-name="ro1">
          <table:table-cell office:value-type="float" office:value="8123">
            <text:p>8123</text:p>
          </table:table-cell>
        </table:table-row>
        <table:table-row table:style-name="ro1">
          <table:table-cell office:value-type="float" office:value="8169">
            <text:p>8169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131">
            <text:p>5131</text:p>
          </table:table-cell>
        </table:table-row>
        <table:table-row table:style-name="ro1">
          <table:table-cell office:value-type="float" office:value="5178">
            <text:p>5178</text:p>
          </table:table-cell>
        </table:table-row>
        <table:table-row table:style-name="ro1">
          <table:table-cell office:value-type="float" office:value="5219">
            <text:p>5219</text:p>
          </table:table-cell>
        </table:table-row>
        <table:table-row table:style-name="ro1">
          <table:table-cell office:value-type="float" office:value="5259">
            <text:p>5259</text:p>
          </table:table-cell>
        </table:table-row>
        <table:table-row table:style-name="ro1">
          <table:table-cell office:value-type="float" office:value="5305">
            <text:p>5305</text:p>
          </table:table-cell>
        </table:table-row>
        <table:table-row table:style-name="ro1">
          <table:table-cell office:value-type="float" office:value="5348">
            <text:p>5348</text:p>
          </table:table-cell>
        </table:table-row>
        <table:table-row table:style-name="ro1">
          <table:table-cell office:value-type="float" office:value="5394">
            <text:p>5394</text:p>
          </table:table-cell>
        </table:table-row>
        <table:table-row table:style-name="ro1">
          <table:table-cell office:value-type="float" office:value="5452">
            <text:p>5452</text:p>
          </table:table-cell>
        </table:table-row>
        <table:table-row table:style-name="ro1">
          <table:table-cell office:value-type="float" office:value="6995">
            <text:p>6995</text:p>
          </table:table-cell>
        </table:table-row>
        <table:table-row table:style-name="ro1">
          <table:table-cell office:value-type="float" office:value="7045">
            <text:p>7045</text:p>
          </table:table-cell>
        </table:table-row>
        <table:table-row table:style-name="ro1">
          <table:table-cell office:value-type="float" office:value="7092">
            <text:p>7092</text:p>
          </table:table-cell>
        </table:table-row>
        <table:table-row table:style-name="ro1">
          <table:table-cell office:value-type="float" office:value="7136">
            <text:p>7136</text:p>
          </table:table-cell>
        </table:table-row>
        <table:table-row table:style-name="ro1">
          <table:table-cell office:value-type="float" office:value="7192">
            <text:p>7192</text:p>
          </table:table-cell>
        </table:table-row>
        <table:table-row table:style-name="ro1">
          <table:table-cell office:value-type="float" office:value="7235">
            <text:p>7235</text:p>
          </table:table-cell>
        </table:table-row>
        <table:table-row table:style-name="ro1">
          <table:table-cell office:value-type="float" office:value="7311">
            <text:p>7311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186">
            <text:p>5186</text:p>
          </table:table-cell>
        </table:table-row>
        <table:table-row table:style-name="ro1">
          <table:table-cell office:value-type="float" office:value="5269">
            <text:p>5269</text:p>
          </table:table-cell>
        </table:table-row>
        <table:table-row table:style-name="ro1">
          <table:table-cell office:value-type="float" office:value="5340">
            <text:p>5340</text:p>
          </table:table-cell>
        </table:table-row>
        <table:table-row table:style-name="ro1">
          <table:table-cell office:value-type="float" office:value="5389">
            <text:p>5389</text:p>
          </table:table-cell>
        </table:table-row>
        <table:table-row table:style-name="ro1">
          <table:table-cell office:value-type="float" office:value="5434">
            <text:p>5434</text:p>
          </table:table-cell>
        </table:table-row>
        <table:table-row table:style-name="ro1">
          <table:table-cell office:value-type="float" office:value="5488">
            <text:p>5488</text:p>
          </table:table-cell>
        </table:table-row>
        <table:table-row table:style-name="ro1">
          <table:table-cell office:value-type="float" office:value="5537">
            <text:p>5537</text:p>
          </table:table-cell>
        </table:table-row>
        <table:table-row table:style-name="ro1">
          <table:table-cell office:value-type="float" office:value="5586">
            <text:p>5586</text:p>
          </table:table-cell>
        </table:table-row>
        <table:table-row table:style-name="ro1">
          <table:table-cell office:value-type="float" office:value="5631">
            <text:p>5631</text:p>
          </table:table-cell>
        </table:table-row>
        <table:table-row table:style-name="ro1">
          <table:table-cell office:value-type="float" office:value="5676">
            <text:p>5676</text:p>
          </table:table-cell>
        </table:table-row>
        <table:table-row table:style-name="ro1">
          <table:table-cell office:value-type="float" office:value="5722">
            <text:p>5722</text:p>
          </table:table-cell>
        </table:table-row>
        <table:table-row table:style-name="ro1">
          <table:table-cell office:value-type="float" office:value="5771">
            <text:p>5771</text:p>
          </table:table-cell>
        </table:table-row>
        <table:table-row table:style-name="ro1">
          <table:table-cell office:value-type="float" office:value="5822">
            <text:p>5822</text:p>
          </table:table-cell>
        </table:table-row>
        <table:table-row table:style-name="ro1">
          <table:table-cell office:value-type="float" office:value="5909">
            <text:p>5909</text:p>
          </table:table-cell>
        </table:table-row>
        <table:table-row table:style-name="ro1">
          <table:table-cell office:value-type="float" office:value="5956">
            <text:p>5956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30">
            <text:p>4430</text:p>
          </table:table-cell>
        </table:table-row>
        <table:table-row table:style-name="ro1">
          <table:table-cell office:value-type="float" office:value="4483">
            <text:p>4483</text:p>
          </table:table-cell>
        </table:table-row>
        <table:table-row table:style-name="ro1">
          <table:table-cell office:value-type="float" office:value="4519">
            <text:p>4519</text:p>
          </table:table-cell>
        </table:table-row>
        <table:table-row table:style-name="ro1">
          <table:table-cell office:value-type="float" office:value="4556">
            <text:p>4556</text:p>
          </table:table-cell>
        </table:table-row>
        <table:table-row table:style-name="ro1">
          <table:table-cell office:value-type="float" office:value="4593">
            <text:p>4593</text:p>
          </table:table-cell>
        </table:table-row>
        <table:table-row table:style-name="ro1">
          <table:table-cell office:value-type="float" office:value="4631">
            <text:p>4631</text:p>
          </table:table-cell>
        </table:table-row>
        <table:table-row table:style-name="ro1">
          <table:table-cell office:value-type="float" office:value="4669">
            <text:p>4669</text:p>
          </table:table-cell>
        </table:table-row>
        <table:table-row table:style-name="ro1">
          <table:table-cell office:value-type="float" office:value="4706">
            <text:p>4706</text:p>
          </table:table-cell>
        </table:table-row>
        <table:table-row table:style-name="ro1">
          <table:table-cell office:value-type="float" office:value="4743">
            <text:p>4743</text:p>
          </table:table-cell>
        </table:table-row>
        <table:table-row table:style-name="ro1">
          <table:table-cell office:value-type="float" office:value="4778">
            <text:p>4778</text:p>
          </table:table-cell>
        </table:table-row>
        <table:table-row table:style-name="ro1">
          <table:table-cell office:value-type="float" office:value="4813">
            <text:p>4813</text:p>
          </table:table-cell>
        </table:table-row>
        <table:table-row table:style-name="ro1">
          <table:table-cell office:value-type="float" office:value="4848">
            <text:p>4848</text:p>
          </table:table-cell>
        </table:table-row>
        <table:table-row table:style-name="ro1">
          <table:table-cell office:value-type="float" office:value="5341">
            <text:p>5341</text:p>
          </table:table-cell>
        </table:table-row>
        <table:table-row table:style-name="ro1">
          <table:table-cell office:value-type="float" office:value="5371">
            <text:p>5371</text:p>
          </table:table-cell>
        </table:table-row>
        <table:table-row table:style-name="ro1">
          <table:table-cell office:value-type="float" office:value="5813">
            <text:p>5813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37">
            <text:p>4437</text:p>
          </table:table-cell>
        </table:table-row>
        <table:table-row table:style-name="ro1">
          <table:table-cell office:value-type="float" office:value="4474">
            <text:p>4474</text:p>
          </table:table-cell>
        </table:table-row>
        <table:table-row table:style-name="ro1">
          <table:table-cell office:value-type="float" office:value="4512">
            <text:p>4512</text:p>
          </table:table-cell>
        </table:table-row>
        <table:table-row table:style-name="ro1">
          <table:table-cell office:value-type="float" office:value="4568">
            <text:p>4568</text:p>
          </table:table-cell>
        </table:table-row>
        <table:table-row table:style-name="ro1">
          <table:table-cell office:value-type="float" office:value="4605">
            <text:p>4605</text:p>
          </table:table-cell>
        </table:table-row>
        <table:table-row table:style-name="ro1">
          <table:table-cell office:value-type="float" office:value="4638">
            <text:p>4638</text:p>
          </table:table-cell>
        </table:table-row>
        <table:table-row table:style-name="ro1">
          <table:table-cell office:value-type="float" office:value="4682">
            <text:p>4682</text:p>
          </table:table-cell>
        </table:table-row>
        <table:table-row table:style-name="ro1">
          <table:table-cell office:value-type="float" office:value="4720">
            <text:p>4720</text:p>
          </table:table-cell>
        </table:table-row>
        <table:table-row table:style-name="ro1">
          <table:table-cell office:value-type="float" office:value="4757">
            <text:p>4757</text:p>
          </table:table-cell>
        </table:table-row>
        <table:table-row table:style-name="ro1">
          <table:table-cell office:value-type="float" office:value="4793">
            <text:p>4793</text:p>
          </table:table-cell>
        </table:table-row>
        <table:table-row table:style-name="ro1">
          <table:table-cell office:value-type="float" office:value="4829">
            <text:p>4829</text:p>
          </table:table-cell>
        </table:table-row>
        <table:table-row table:style-name="ro1">
          <table:table-cell office:value-type="float" office:value="4912">
            <text:p>4912</text:p>
          </table:table-cell>
        </table:table-row>
        <table:table-row table:style-name="ro1">
          <table:table-cell office:value-type="float" office:value="4948">
            <text:p>4948</text:p>
          </table:table-cell>
        </table:table-row>
        <table:table-row table:style-name="ro1">
          <table:table-cell office:value-type="float" office:value="4984">
            <text:p>4984</text:p>
          </table:table-cell>
        </table:table-row>
        <table:table-row table:style-name="ro1">
          <table:table-cell office:value-type="float" office:value="5023">
            <text:p>5023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049">
            <text:p>4049</text:p>
          </table:table-cell>
        </table:table-row>
        <table:table-row table:style-name="ro1">
          <table:table-cell office:value-type="float" office:value="4083">
            <text:p>4083</text:p>
          </table:table-cell>
        </table:table-row>
        <table:table-row table:style-name="ro1">
          <table:table-cell office:value-type="float" office:value="4116">
            <text:p>4116</text:p>
          </table:table-cell>
        </table:table-row>
        <table:table-row table:style-name="ro1">
          <table:table-cell office:value-type="float" office:value="4148">
            <text:p>4148</text:p>
          </table:table-cell>
        </table:table-row>
        <table:table-row table:style-name="ro1">
          <table:table-cell office:value-type="float" office:value="4180">
            <text:p>4180</text:p>
          </table:table-cell>
        </table:table-row>
        <table:table-row table:style-name="ro1">
          <table:table-cell office:value-type="float" office:value="4214">
            <text:p>4214</text:p>
          </table:table-cell>
        </table:table-row>
        <table:table-row table:style-name="ro1">
          <table:table-cell office:value-type="float" office:value="4247">
            <text:p>4247</text:p>
          </table:table-cell>
        </table:table-row>
        <table:table-row table:style-name="ro1">
          <table:table-cell office:value-type="float" office:value="4280">
            <text:p>4280</text:p>
          </table:table-cell>
        </table:table-row>
        <table:table-row table:style-name="ro1">
          <table:table-cell office:value-type="float" office:value="4313">
            <text:p>4313</text:p>
          </table:table-cell>
        </table:table-row>
        <table:table-row table:style-name="ro1">
          <table:table-cell office:value-type="float" office:value="4343">
            <text:p>4343</text:p>
          </table:table-cell>
        </table:table-row>
        <table:table-row table:style-name="ro1">
          <table:table-cell office:value-type="float" office:value="4374">
            <text:p>4374</text:p>
          </table:table-cell>
        </table:table-row>
        <table:table-row table:style-name="ro1">
          <table:table-cell office:value-type="float" office:value="4405">
            <text:p>4405</text:p>
          </table:table-cell>
        </table:table-row>
        <table:table-row table:style-name="ro1">
          <table:table-cell office:value-type="float" office:value="4437">
            <text:p>4437</text:p>
          </table:table-cell>
        </table:table-row>
        <table:table-row table:style-name="ro1">
          <table:table-cell office:value-type="float" office:value="4467">
            <text:p>4467</text:p>
          </table:table-cell>
        </table:table-row>
        <table:table-row table:style-name="ro1">
          <table:table-cell office:value-type="float" office:value="4526">
            <text:p>4526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587">
            <text:p>4587</text:p>
          </table:table-cell>
        </table:table-row>
        <table:table-row table:style-name="ro1">
          <table:table-cell office:value-type="float" office:value="4620">
            <text:p>4620</text:p>
          </table:table-cell>
        </table:table-row>
        <table:table-row table:style-name="ro1">
          <table:table-cell office:value-type="float" office:value="4654">
            <text:p>4654</text:p>
          </table:table-cell>
        </table:table-row>
        <table:table-row table:style-name="ro1">
          <table:table-cell office:value-type="float" office:value="4682">
            <text:p>4682</text:p>
          </table:table-cell>
        </table:table-row>
        <table:table-row table:style-name="ro1">
          <table:table-cell office:value-type="float" office:value="4721">
            <text:p>4721</text:p>
          </table:table-cell>
        </table:table-row>
        <table:table-row table:style-name="ro1">
          <table:table-cell office:value-type="float" office:value="4754">
            <text:p>4754</text:p>
          </table:table-cell>
        </table:table-row>
        <table:table-row table:style-name="ro1">
          <table:table-cell office:value-type="float" office:value="4788">
            <text:p>4788</text:p>
          </table:table-cell>
        </table:table-row>
        <table:table-row table:style-name="ro1">
          <table:table-cell office:value-type="float" office:value="4843">
            <text:p>4843</text:p>
          </table:table-cell>
        </table:table-row>
        <table:table-row table:style-name="ro1">
          <table:table-cell office:value-type="float" office:value="4875">
            <text:p>4875</text:p>
          </table:table-cell>
        </table:table-row>
        <table:table-row table:style-name="ro1">
          <table:table-cell office:value-type="float" office:value="4916">
            <text:p>4916</text:p>
          </table:table-cell>
        </table:table-row>
        <table:table-row table:style-name="ro1">
          <table:table-cell office:value-type="float" office:value="4993">
            <text:p>4993</text:p>
          </table:table-cell>
        </table:table-row>
        <table:table-row table:style-name="ro1">
          <table:table-cell office:value-type="float" office:value="5034">
            <text:p>5034</text:p>
          </table:table-cell>
        </table:table-row>
        <table:table-row table:style-name="ro1">
          <table:table-cell office:value-type="float" office:value="5075">
            <text:p>5075</text:p>
          </table:table-cell>
        </table:table-row>
        <table:table-row table:style-name="ro1">
          <table:table-cell office:value-type="float" office:value="5115">
            <text:p>5115</text:p>
          </table:table-cell>
        </table:table-row>
        <table:table-row table:style-name="ro1">
          <table:table-cell office:value-type="float" office:value="5995">
            <text:p>5995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629">
            <text:p>4629</text:p>
          </table:table-cell>
        </table:table-row>
        <table:table-row table:style-name="ro1">
          <table:table-cell office:value-type="float" office:value="4675">
            <text:p>4675</text:p>
          </table:table-cell>
        </table:table-row>
        <table:table-row table:style-name="ro1">
          <table:table-cell office:value-type="float" office:value="4717">
            <text:p>4717</text:p>
          </table:table-cell>
        </table:table-row>
        <table:table-row table:style-name="ro1">
          <table:table-cell office:value-type="float" office:value="4759">
            <text:p>4759</text:p>
          </table:table-cell>
        </table:table-row>
        <table:table-row table:style-name="ro1">
          <table:table-cell office:value-type="float" office:value="4801">
            <text:p>4801</text:p>
          </table:table-cell>
        </table:table-row>
        <table:table-row table:style-name="ro1">
          <table:table-cell office:value-type="float" office:value="4859">
            <text:p>4859</text:p>
          </table:table-cell>
        </table:table-row>
        <table:table-row table:style-name="ro1">
          <table:table-cell office:value-type="float" office:value="4914">
            <text:p>4914</text:p>
          </table:table-cell>
        </table:table-row>
        <table:table-row table:style-name="ro1">
          <table:table-cell office:value-type="float" office:value="4953">
            <text:p>4953</text:p>
          </table:table-cell>
        </table:table-row>
        <table:table-row table:style-name="ro1">
          <table:table-cell office:value-type="float" office:value="5040">
            <text:p>5040</text:p>
          </table:table-cell>
        </table:table-row>
        <table:table-row table:style-name="ro1">
          <table:table-cell office:value-type="float" office:value="5079">
            <text:p>5079</text:p>
          </table:table-cell>
        </table:table-row>
        <table:table-row table:style-name="ro1">
          <table:table-cell office:value-type="float" office:value="5119">
            <text:p>5119</text:p>
          </table:table-cell>
        </table:table-row>
        <table:table-row table:style-name="ro1">
          <table:table-cell office:value-type="float" office:value="5159">
            <text:p>5159</text:p>
          </table:table-cell>
        </table:table-row>
        <table:table-row table:style-name="ro1">
          <table:table-cell office:value-type="float" office:value="5198">
            <text:p>5198</text:p>
          </table:table-cell>
        </table:table-row>
        <table:table-row table:style-name="ro1">
          <table:table-cell office:value-type="float" office:value="5238">
            <text:p>5238</text:p>
          </table:table-cell>
        </table:table-row>
        <table:table-row table:style-name="ro1">
          <table:table-cell office:value-type="float" office:value="5278">
            <text:p>5278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759">
            <text:p>4759</text:p>
          </table:table-cell>
        </table:table-row>
        <table:table-row table:style-name="ro1">
          <table:table-cell office:value-type="float" office:value="4820">
            <text:p>4820</text:p>
          </table:table-cell>
        </table:table-row>
        <table:table-row table:style-name="ro1">
          <table:table-cell office:value-type="float" office:value="4862">
            <text:p>4862</text:p>
          </table:table-cell>
        </table:table-row>
        <table:table-row table:style-name="ro1">
          <table:table-cell office:value-type="float" office:value="4905">
            <text:p>4905</text:p>
          </table:table-cell>
        </table:table-row>
        <table:table-row table:style-name="ro1">
          <table:table-cell office:value-type="float" office:value="4947">
            <text:p>4947</text:p>
          </table:table-cell>
        </table:table-row>
        <table:table-row table:style-name="ro1">
          <table:table-cell office:value-type="float" office:value="4989">
            <text:p>4989</text:p>
          </table:table-cell>
        </table:table-row>
        <table:table-row table:style-name="ro1">
          <table:table-cell office:value-type="float" office:value="5031">
            <text:p>5031</text:p>
          </table:table-cell>
        </table:table-row>
        <table:table-row table:style-name="ro1">
          <table:table-cell office:value-type="float" office:value="5073">
            <text:p>5073</text:p>
          </table:table-cell>
        </table:table-row>
        <table:table-row table:style-name="ro1">
          <table:table-cell office:value-type="float" office:value="5113">
            <text:p>5113</text:p>
          </table:table-cell>
        </table:table-row>
        <table:table-row table:style-name="ro1">
          <table:table-cell office:value-type="float" office:value="5155">
            <text:p>5155</text:p>
          </table:table-cell>
        </table:table-row>
        <table:table-row table:style-name="ro1">
          <table:table-cell office:value-type="float" office:value="5194">
            <text:p>5194</text:p>
          </table:table-cell>
        </table:table-row>
        <table:table-row table:style-name="ro1">
          <table:table-cell office:value-type="float" office:value="5234">
            <text:p>5234</text:p>
          </table:table-cell>
        </table:table-row>
        <table:table-row table:style-name="ro1">
          <table:table-cell office:value-type="float" office:value="5274">
            <text:p>5274</text:p>
          </table:table-cell>
        </table:table-row>
        <table:table-row table:style-name="ro1">
          <table:table-cell office:value-type="float" office:value="5313">
            <text:p>5313</text:p>
          </table:table-cell>
        </table:table-row>
        <table:table-row table:style-name="ro1">
          <table:table-cell office:value-type="float" office:value="5353">
            <text:p>5353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640">
            <text:p>3640</text:p>
          </table:table-cell>
        </table:table-row>
        <table:table-row table:style-name="ro1">
          <table:table-cell office:value-type="float" office:value="3679">
            <text:p>3679</text:p>
          </table:table-cell>
        </table:table-row>
        <table:table-row table:style-name="ro1">
          <table:table-cell office:value-type="float" office:value="3716">
            <text:p>3716</text:p>
          </table:table-cell>
        </table:table-row>
        <table:table-row table:style-name="ro1">
          <table:table-cell office:value-type="float" office:value="3749">
            <text:p>3749</text:p>
          </table:table-cell>
        </table:table-row>
        <table:table-row table:style-name="ro1">
          <table:table-cell office:value-type="float" office:value="3782">
            <text:p>3782</text:p>
          </table:table-cell>
        </table:table-row>
        <table:table-row table:style-name="ro1">
          <table:table-cell office:value-type="float" office:value="3816">
            <text:p>3816</text:p>
          </table:table-cell>
        </table:table-row>
        <table:table-row table:style-name="ro1">
          <table:table-cell office:value-type="float" office:value="3845">
            <text:p>3845</text:p>
          </table:table-cell>
        </table:table-row>
        <table:table-row table:style-name="ro1">
          <table:table-cell office:value-type="float" office:value="3883">
            <text:p>3883</text:p>
          </table:table-cell>
        </table:table-row>
        <table:table-row table:style-name="ro1">
          <table:table-cell office:value-type="float" office:value="5067">
            <text:p>5067</text:p>
          </table:table-cell>
        </table:table-row>
        <table:table-row table:style-name="ro1">
          <table:table-cell office:value-type="float" office:value="5101">
            <text:p>5101</text:p>
          </table:table-cell>
        </table:table-row>
        <table:table-row table:style-name="ro1">
          <table:table-cell office:value-type="float" office:value="5132">
            <text:p>5132</text:p>
          </table:table-cell>
        </table:table-row>
        <table:table-row table:style-name="ro1">
          <table:table-cell office:value-type="float" office:value="5163">
            <text:p>5163</text:p>
          </table:table-cell>
        </table:table-row>
        <table:table-row table:style-name="ro1">
          <table:table-cell office:value-type="float" office:value="5195">
            <text:p>5195</text:p>
          </table:table-cell>
        </table:table-row>
        <table:table-row table:style-name="ro1">
          <table:table-cell office:value-type="float" office:value="5226">
            <text:p>5226</text:p>
          </table:table-cell>
        </table:table-row>
        <table:table-row table:style-name="ro1">
          <table:table-cell office:value-type="float" office:value="5257">
            <text:p>5257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789">
            <text:p>4789</text:p>
          </table:table-cell>
        </table:table-row>
        <table:table-row table:style-name="ro1">
          <table:table-cell office:value-type="float" office:value="4849">
            <text:p>4849</text:p>
          </table:table-cell>
        </table:table-row>
        <table:table-row table:style-name="ro1">
          <table:table-cell office:value-type="float" office:value="4899">
            <text:p>4899</text:p>
          </table:table-cell>
        </table:table-row>
        <table:table-row table:style-name="ro1">
          <table:table-cell office:value-type="float" office:value="4941">
            <text:p>4941</text:p>
          </table:table-cell>
        </table:table-row>
        <table:table-row table:style-name="ro1">
          <table:table-cell office:value-type="float" office:value="4983">
            <text:p>4983</text:p>
          </table:table-cell>
        </table:table-row>
        <table:table-row table:style-name="ro1">
          <table:table-cell office:value-type="float" office:value="5025">
            <text:p>5025</text:p>
          </table:table-cell>
        </table:table-row>
        <table:table-row table:style-name="ro1">
          <table:table-cell office:value-type="float" office:value="5068">
            <text:p>5068</text:p>
          </table:table-cell>
        </table:table-row>
        <table:table-row table:style-name="ro1">
          <table:table-cell office:value-type="float" office:value="5110">
            <text:p>5110</text:p>
          </table:table-cell>
        </table:table-row>
        <table:table-row table:style-name="ro1">
          <table:table-cell office:value-type="float" office:value="5154">
            <text:p>5154</text:p>
          </table:table-cell>
        </table:table-row>
        <table:table-row table:style-name="ro1">
          <table:table-cell office:value-type="float" office:value="5194">
            <text:p>5194</text:p>
          </table:table-cell>
        </table:table-row>
        <table:table-row table:style-name="ro1">
          <table:table-cell office:value-type="float" office:value="5233">
            <text:p>5233</text:p>
          </table:table-cell>
        </table:table-row>
        <table:table-row table:style-name="ro1">
          <table:table-cell office:value-type="float" office:value="5324">
            <text:p>5324</text:p>
          </table:table-cell>
        </table:table-row>
        <table:table-row table:style-name="ro1">
          <table:table-cell office:value-type="float" office:value="5365">
            <text:p>5365</text:p>
          </table:table-cell>
        </table:table-row>
        <table:table-row table:style-name="ro1">
          <table:table-cell office:value-type="float" office:value="5409">
            <text:p>5409</text:p>
          </table:table-cell>
        </table:table-row>
        <table:table-row table:style-name="ro1">
          <table:table-cell office:value-type="float" office:value="5449">
            <text:p>5449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768">
            <text:p>4768</text:p>
          </table:table-cell>
        </table:table-row>
        <table:table-row table:style-name="ro1">
          <table:table-cell office:value-type="float" office:value="4829">
            <text:p>4829</text:p>
          </table:table-cell>
        </table:table-row>
        <table:table-row table:style-name="ro1">
          <table:table-cell office:value-type="float" office:value="4871">
            <text:p>4871</text:p>
          </table:table-cell>
        </table:table-row>
        <table:table-row table:style-name="ro1">
          <table:table-cell office:value-type="float" office:value="4913">
            <text:p>4913</text:p>
          </table:table-cell>
        </table:table-row>
        <table:table-row table:style-name="ro1">
          <table:table-cell office:value-type="float" office:value="4955">
            <text:p>4955</text:p>
          </table:table-cell>
        </table:table-row>
        <table:table-row table:style-name="ro1">
          <table:table-cell office:value-type="float" office:value="4997">
            <text:p>4997</text:p>
          </table:table-cell>
        </table:table-row>
        <table:table-row table:style-name="ro1">
          <table:table-cell office:value-type="float" office:value="5040">
            <text:p>5040</text:p>
          </table:table-cell>
        </table:table-row>
        <table:table-row table:style-name="ro1">
          <table:table-cell office:value-type="float" office:value="5082">
            <text:p>5082</text:p>
          </table:table-cell>
        </table:table-row>
        <table:table-row table:style-name="ro1">
          <table:table-cell office:value-type="float" office:value="5122">
            <text:p>5122</text:p>
          </table:table-cell>
        </table:table-row>
        <table:table-row table:style-name="ro1">
          <table:table-cell office:value-type="float" office:value="5163">
            <text:p>5163</text:p>
          </table:table-cell>
        </table:table-row>
        <table:table-row table:style-name="ro1">
          <table:table-cell office:value-type="float" office:value="5203">
            <text:p>5203</text:p>
          </table:table-cell>
        </table:table-row>
        <table:table-row table:style-name="ro1">
          <table:table-cell office:value-type="float" office:value="5243">
            <text:p>5243</text:p>
          </table:table-cell>
        </table:table-row>
        <table:table-row table:style-name="ro1">
          <table:table-cell office:value-type="float" office:value="5283">
            <text:p>5283</text:p>
          </table:table-cell>
        </table:table-row>
        <table:table-row table:style-name="ro1">
          <table:table-cell office:value-type="float" office:value="5323">
            <text:p>5323</text:p>
          </table:table-cell>
        </table:table-row>
        <table:table-row table:style-name="ro1">
          <table:table-cell office:value-type="float" office:value="5363">
            <text:p>5363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523">
            <text:p>4523</text:p>
          </table:table-cell>
        </table:table-row>
        <table:table-row table:style-name="ro1">
          <table:table-cell office:value-type="float" office:value="4577">
            <text:p>4577</text:p>
          </table:table-cell>
        </table:table-row>
        <table:table-row table:style-name="ro1">
          <table:table-cell office:value-type="float" office:value="4620">
            <text:p>4620</text:p>
          </table:table-cell>
        </table:table-row>
        <table:table-row table:style-name="ro1">
          <table:table-cell office:value-type="float" office:value="4663">
            <text:p>4663</text:p>
          </table:table-cell>
        </table:table-row>
        <table:table-row table:style-name="ro1">
          <table:table-cell office:value-type="float" office:value="4705">
            <text:p>4705</text:p>
          </table:table-cell>
        </table:table-row>
        <table:table-row table:style-name="ro1">
          <table:table-cell office:value-type="float" office:value="4747">
            <text:p>4747</text:p>
          </table:table-cell>
        </table:table-row>
        <table:table-row table:style-name="ro1">
          <table:table-cell office:value-type="float" office:value="4790">
            <text:p>4790</text:p>
          </table:table-cell>
        </table:table-row>
        <table:table-row table:style-name="ro1">
          <table:table-cell office:value-type="float" office:value="4833">
            <text:p>4833</text:p>
          </table:table-cell>
        </table:table-row>
        <table:table-row table:style-name="ro1">
          <table:table-cell office:value-type="float" office:value="4877">
            <text:p>4877</text:p>
          </table:table-cell>
        </table:table-row>
        <table:table-row table:style-name="ro1">
          <table:table-cell office:value-type="float" office:value="4918">
            <text:p>4918</text:p>
          </table:table-cell>
        </table:table-row>
        <table:table-row table:style-name="ro1">
          <table:table-cell office:value-type="float" office:value="4958">
            <text:p>4958</text:p>
          </table:table-cell>
        </table:table-row>
        <table:table-row table:style-name="ro1">
          <table:table-cell office:value-type="float" office:value="4998">
            <text:p>4998</text:p>
          </table:table-cell>
        </table:table-row>
        <table:table-row table:style-name="ro1">
          <table:table-cell office:value-type="float" office:value="5038">
            <text:p>5038</text:p>
          </table:table-cell>
        </table:table-row>
        <table:table-row table:style-name="ro1">
          <table:table-cell office:value-type="float" office:value="5078">
            <text:p>5078</text:p>
          </table:table-cell>
        </table:table-row>
        <table:table-row table:style-name="ro1">
          <table:table-cell office:value-type="float" office:value="5118">
            <text:p>5118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559">
            <text:p>4559</text:p>
          </table:table-cell>
        </table:table-row>
        <table:table-row table:style-name="ro1">
          <table:table-cell office:value-type="float" office:value="4619">
            <text:p>4619</text:p>
          </table:table-cell>
        </table:table-row>
        <table:table-row table:style-name="ro1">
          <table:table-cell office:value-type="float" office:value="4661">
            <text:p>4661</text:p>
          </table:table-cell>
        </table:table-row>
        <table:table-row table:style-name="ro1">
          <table:table-cell office:value-type="float" office:value="4704">
            <text:p>4704</text:p>
          </table:table-cell>
        </table:table-row>
        <table:table-row table:style-name="ro1">
          <table:table-cell office:value-type="float" office:value="4747">
            <text:p>4747</text:p>
          </table:table-cell>
        </table:table-row>
        <table:table-row table:style-name="ro1">
          <table:table-cell office:value-type="float" office:value="4789">
            <text:p>4789</text:p>
          </table:table-cell>
        </table:table-row>
        <table:table-row table:style-name="ro1">
          <table:table-cell office:value-type="float" office:value="4832">
            <text:p>4832</text:p>
          </table:table-cell>
        </table:table-row>
        <table:table-row table:style-name="ro1">
          <table:table-cell office:value-type="float" office:value="4875">
            <text:p>4875</text:p>
          </table:table-cell>
        </table:table-row>
        <table:table-row table:style-name="ro1">
          <table:table-cell office:value-type="float" office:value="4916">
            <text:p>4916</text:p>
          </table:table-cell>
        </table:table-row>
        <table:table-row table:style-name="ro1">
          <table:table-cell office:value-type="float" office:value="4957">
            <text:p>4957</text:p>
          </table:table-cell>
        </table:table-row>
        <table:table-row table:style-name="ro1">
          <table:table-cell office:value-type="float" office:value="4997">
            <text:p>4997</text:p>
          </table:table-cell>
        </table:table-row>
        <table:table-row table:style-name="ro1">
          <table:table-cell office:value-type="float" office:value="5033">
            <text:p>5033</text:p>
          </table:table-cell>
        </table:table-row>
        <table:table-row table:style-name="ro1">
          <table:table-cell office:value-type="float" office:value="5077">
            <text:p>5077</text:p>
          </table:table-cell>
        </table:table-row>
        <table:table-row table:style-name="ro1">
          <table:table-cell office:value-type="float" office:value="5117">
            <text:p>5117</text:p>
          </table:table-cell>
        </table:table-row>
        <table:table-row table:style-name="ro1">
          <table:table-cell office:value-type="float" office:value="5157">
            <text:p>5157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732">
            <text:p>4732</text:p>
          </table:table-cell>
        </table:table-row>
        <table:table-row table:style-name="ro1">
          <table:table-cell office:value-type="float" office:value="4793">
            <text:p>4793</text:p>
          </table:table-cell>
        </table:table-row>
        <table:table-row table:style-name="ro1">
          <table:table-cell office:value-type="float" office:value="4835">
            <text:p>4835</text:p>
          </table:table-cell>
        </table:table-row>
        <table:table-row table:style-name="ro1">
          <table:table-cell office:value-type="float" office:value="4878">
            <text:p>4878</text:p>
          </table:table-cell>
        </table:table-row>
        <table:table-row table:style-name="ro1">
          <table:table-cell office:value-type="float" office:value="4920">
            <text:p>4920</text:p>
          </table:table-cell>
        </table:table-row>
        <table:table-row table:style-name="ro1">
          <table:table-cell office:value-type="float" office:value="4962">
            <text:p>4962</text:p>
          </table:table-cell>
        </table:table-row>
        <table:table-row table:style-name="ro1">
          <table:table-cell office:value-type="float" office:value="5005">
            <text:p>5005</text:p>
          </table:table-cell>
        </table:table-row>
        <table:table-row table:style-name="ro1">
          <table:table-cell office:value-type="float" office:value="5048">
            <text:p>5048</text:p>
          </table:table-cell>
        </table:table-row>
        <table:table-row table:style-name="ro1">
          <table:table-cell office:value-type="float" office:value="5088">
            <text:p>5088</text:p>
          </table:table-cell>
        </table:table-row>
        <table:table-row table:style-name="ro1">
          <table:table-cell office:value-type="float" office:value="5128">
            <text:p>5128</text:p>
          </table:table-cell>
        </table:table-row>
        <table:table-row table:style-name="ro1">
          <table:table-cell office:value-type="float" office:value="5168">
            <text:p>5168</text:p>
          </table:table-cell>
        </table:table-row>
        <table:table-row table:style-name="ro1">
          <table:table-cell office:value-type="float" office:value="5208">
            <text:p>5208</text:p>
          </table:table-cell>
        </table:table-row>
        <table:table-row table:style-name="ro1">
          <table:table-cell office:value-type="float" office:value="5300">
            <text:p>5300</text:p>
          </table:table-cell>
        </table:table-row>
        <table:table-row table:style-name="ro1">
          <table:table-cell office:value-type="float" office:value="5341">
            <text:p>5341</text:p>
          </table:table-cell>
        </table:table-row>
        <table:table-row table:style-name="ro1">
          <table:table-cell office:value-type="float" office:value="5382">
            <text:p>5382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841">
            <text:p>4841</text:p>
          </table:table-cell>
        </table:table-row>
        <table:table-row table:style-name="ro1">
          <table:table-cell office:value-type="float" office:value="4901">
            <text:p>4901</text:p>
          </table:table-cell>
        </table:table-row>
        <table:table-row table:style-name="ro1">
          <table:table-cell office:value-type="float" office:value="4944">
            <text:p>4944</text:p>
          </table:table-cell>
        </table:table-row>
        <table:table-row table:style-name="ro1">
          <table:table-cell office:value-type="float" office:value="4986">
            <text:p>4986</text:p>
          </table:table-cell>
        </table:table-row>
        <table:table-row table:style-name="ro1">
          <table:table-cell office:value-type="float" office:value="5029">
            <text:p>5029</text:p>
          </table:table-cell>
        </table:table-row>
        <table:table-row table:style-name="ro1">
          <table:table-cell office:value-type="float" office:value="5072">
            <text:p>5072</text:p>
          </table:table-cell>
        </table:table-row>
        <table:table-row table:style-name="ro1">
          <table:table-cell office:value-type="float" office:value="5115">
            <text:p>5115</text:p>
          </table:table-cell>
        </table:table-row>
        <table:table-row table:style-name="ro1">
          <table:table-cell office:value-type="float" office:value="5156">
            <text:p>5156</text:p>
          </table:table-cell>
        </table:table-row>
        <table:table-row table:style-name="ro1">
          <table:table-cell office:value-type="float" office:value="5195">
            <text:p>5195</text:p>
          </table:table-cell>
        </table:table-row>
        <table:table-row table:style-name="ro1">
          <table:table-cell office:value-type="float" office:value="5236">
            <text:p>5236</text:p>
          </table:table-cell>
        </table:table-row>
        <table:table-row table:style-name="ro1">
          <table:table-cell office:value-type="float" office:value="5276">
            <text:p>5276</text:p>
          </table:table-cell>
        </table:table-row>
        <table:table-row table:style-name="ro1">
          <table:table-cell office:value-type="float" office:value="5316">
            <text:p>5316</text:p>
          </table:table-cell>
        </table:table-row>
        <table:table-row table:style-name="ro1">
          <table:table-cell office:value-type="float" office:value="5356">
            <text:p>5356</text:p>
          </table:table-cell>
        </table:table-row>
        <table:table-row table:style-name="ro1">
          <table:table-cell office:value-type="float" office:value="5396">
            <text:p>5396</text:p>
          </table:table-cell>
        </table:table-row>
        <table:table-row table:style-name="ro1">
          <table:table-cell office:value-type="float" office:value="5436">
            <text:p>5436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802">
            <text:p>4802</text:p>
          </table:table-cell>
        </table:table-row>
        <table:table-row table:style-name="ro1">
          <table:table-cell office:value-type="float" office:value="4847">
            <text:p>4847</text:p>
          </table:table-cell>
        </table:table-row>
        <table:table-row table:style-name="ro1">
          <table:table-cell office:value-type="float" office:value="4908">
            <text:p>4908</text:p>
          </table:table-cell>
        </table:table-row>
        <table:table-row table:style-name="ro1">
          <table:table-cell office:value-type="float" office:value="4951">
            <text:p>4951</text:p>
          </table:table-cell>
        </table:table-row>
        <table:table-row table:style-name="ro1">
          <table:table-cell office:value-type="float" office:value="4994">
            <text:p>4994</text:p>
          </table:table-cell>
        </table:table-row>
        <table:table-row table:style-name="ro1">
          <table:table-cell office:value-type="float" office:value="5030">
            <text:p>5030</text:p>
          </table:table-cell>
        </table:table-row>
        <table:table-row table:style-name="ro1">
          <table:table-cell office:value-type="float" office:value="5079">
            <text:p>5079</text:p>
          </table:table-cell>
        </table:table-row>
        <table:table-row table:style-name="ro1">
          <table:table-cell office:value-type="float" office:value="5122">
            <text:p>5122</text:p>
          </table:table-cell>
        </table:table-row>
        <table:table-row table:style-name="ro1">
          <table:table-cell office:value-type="float" office:value="5162">
            <text:p>5162</text:p>
          </table:table-cell>
        </table:table-row>
        <table:table-row table:style-name="ro1">
          <table:table-cell office:value-type="float" office:value="5203">
            <text:p>5203</text:p>
          </table:table-cell>
        </table:table-row>
        <table:table-row table:style-name="ro1">
          <table:table-cell office:value-type="float" office:value="5244">
            <text:p>5244</text:p>
          </table:table-cell>
        </table:table-row>
        <table:table-row table:style-name="ro1">
          <table:table-cell office:value-type="float" office:value="5284">
            <text:p>5284</text:p>
          </table:table-cell>
        </table:table-row>
        <table:table-row table:style-name="ro1">
          <table:table-cell office:value-type="float" office:value="5324">
            <text:p>5324</text:p>
          </table:table-cell>
        </table:table-row>
        <table:table-row table:style-name="ro1">
          <table:table-cell office:value-type="float" office:value="5365">
            <text:p>5365</text:p>
          </table:table-cell>
        </table:table-row>
        <table:table-row table:style-name="ro1">
          <table:table-cell office:value-type="float" office:value="5405">
            <text:p>5405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008">
            <text:p>5008</text:p>
          </table:table-cell>
        </table:table-row>
        <table:table-row table:style-name="ro1">
          <table:table-cell office:value-type="float" office:value="5054">
            <text:p>5054</text:p>
          </table:table-cell>
        </table:table-row>
        <table:table-row table:style-name="ro1">
          <table:table-cell office:value-type="float" office:value="5114">
            <text:p>5114</text:p>
          </table:table-cell>
        </table:table-row>
        <table:table-row table:style-name="ro1">
          <table:table-cell office:value-type="float" office:value="5157">
            <text:p>5157</text:p>
          </table:table-cell>
        </table:table-row>
        <table:table-row table:style-name="ro1">
          <table:table-cell office:value-type="float" office:value="5200">
            <text:p>5200</text:p>
          </table:table-cell>
        </table:table-row>
        <table:table-row table:style-name="ro1">
          <table:table-cell office:value-type="float" office:value="5242">
            <text:p>5242</text:p>
          </table:table-cell>
        </table:table-row>
        <table:table-row table:style-name="ro1">
          <table:table-cell office:value-type="float" office:value="5285">
            <text:p>5285</text:p>
          </table:table-cell>
        </table:table-row>
        <table:table-row table:style-name="ro1">
          <table:table-cell office:value-type="float" office:value="5328">
            <text:p>5328</text:p>
          </table:table-cell>
        </table:table-row>
        <table:table-row table:style-name="ro1">
          <table:table-cell office:value-type="float" office:value="5369">
            <text:p>5369</text:p>
          </table:table-cell>
        </table:table-row>
        <table:table-row table:style-name="ro1">
          <table:table-cell office:value-type="float" office:value="5409">
            <text:p>5409</text:p>
          </table:table-cell>
        </table:table-row>
        <table:table-row table:style-name="ro1">
          <table:table-cell office:value-type="float" office:value="5450">
            <text:p>5450</text:p>
          </table:table-cell>
        </table:table-row>
        <table:table-row table:style-name="ro1">
          <table:table-cell office:value-type="float" office:value="5490">
            <text:p>5490</text:p>
          </table:table-cell>
        </table:table-row>
        <table:table-row table:style-name="ro1">
          <table:table-cell office:value-type="float" office:value="5911">
            <text:p>5911</text:p>
          </table:table-cell>
        </table:table-row>
        <table:table-row table:style-name="ro1">
          <table:table-cell office:value-type="float" office:value="5952">
            <text:p>5952</text:p>
          </table:table-cell>
        </table:table-row>
        <table:table-row table:style-name="ro1">
          <table:table-cell office:value-type="float" office:value="5993">
            <text:p>5993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013">
            <text:p>5013</text:p>
          </table:table-cell>
        </table:table-row>
        <table:table-row table:style-name="ro1">
          <table:table-cell office:value-type="float" office:value="5066">
            <text:p>5066</text:p>
          </table:table-cell>
        </table:table-row>
        <table:table-row table:style-name="ro1">
          <table:table-cell office:value-type="float" office:value="5125">
            <text:p>5125</text:p>
          </table:table-cell>
        </table:table-row>
        <table:table-row table:style-name="ro1">
          <table:table-cell office:value-type="float" office:value="5169">
            <text:p>5169</text:p>
          </table:table-cell>
        </table:table-row>
        <table:table-row table:style-name="ro1">
          <table:table-cell office:value-type="float" office:value="5211">
            <text:p>5211</text:p>
          </table:table-cell>
        </table:table-row>
        <table:table-row table:style-name="ro1">
          <table:table-cell office:value-type="float" office:value="5249">
            <text:p>5249</text:p>
          </table:table-cell>
        </table:table-row>
        <table:table-row table:style-name="ro1">
          <table:table-cell office:value-type="float" office:value="5297">
            <text:p>5297</text:p>
          </table:table-cell>
        </table:table-row>
        <table:table-row table:style-name="ro1">
          <table:table-cell office:value-type="float" office:value="5340">
            <text:p>5340</text:p>
          </table:table-cell>
        </table:table-row>
        <table:table-row table:style-name="ro1">
          <table:table-cell office:value-type="float" office:value="5385">
            <text:p>5385</text:p>
          </table:table-cell>
        </table:table-row>
        <table:table-row table:style-name="ro1">
          <table:table-cell office:value-type="float" office:value="5426">
            <text:p>5426</text:p>
          </table:table-cell>
        </table:table-row>
        <table:table-row table:style-name="ro1">
          <table:table-cell office:value-type="float" office:value="5467">
            <text:p>5467</text:p>
          </table:table-cell>
        </table:table-row>
        <table:table-row table:style-name="ro1">
          <table:table-cell office:value-type="float" office:value="5508">
            <text:p>5508</text:p>
          </table:table-cell>
        </table:table-row>
        <table:table-row table:style-name="ro1">
          <table:table-cell office:value-type="float" office:value="5548">
            <text:p>5548</text:p>
          </table:table-cell>
        </table:table-row>
        <table:table-row table:style-name="ro1">
          <table:table-cell office:value-type="float" office:value="5974">
            <text:p>5974</text:p>
          </table:table-cell>
        </table:table-row>
        <table:table-row table:style-name="ro1">
          <table:table-cell office:value-type="float" office:value="6016">
            <text:p>6016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070">
            <text:p>5070</text:p>
          </table:table-cell>
        </table:table-row>
        <table:table-row table:style-name="ro1">
          <table:table-cell office:value-type="float" office:value="5132">
            <text:p>5132</text:p>
          </table:table-cell>
        </table:table-row>
        <table:table-row table:style-name="ro1">
          <table:table-cell office:value-type="float" office:value="5191">
            <text:p>5191</text:p>
          </table:table-cell>
        </table:table-row>
        <table:table-row table:style-name="ro1">
          <table:table-cell office:value-type="float" office:value="5235">
            <text:p>5235</text:p>
          </table:table-cell>
        </table:table-row>
        <table:table-row table:style-name="ro1">
          <table:table-cell office:value-type="float" office:value="5278">
            <text:p>5278</text:p>
          </table:table-cell>
        </table:table-row>
        <table:table-row table:style-name="ro1">
          <table:table-cell office:value-type="float" office:value="5321">
            <text:p>5321</text:p>
          </table:table-cell>
        </table:table-row>
        <table:table-row table:style-name="ro1">
          <table:table-cell office:value-type="float" office:value="5365">
            <text:p>5365</text:p>
          </table:table-cell>
        </table:table-row>
        <table:table-row table:style-name="ro1">
          <table:table-cell office:value-type="float" office:value="5408">
            <text:p>5408</text:p>
          </table:table-cell>
        </table:table-row>
        <table:table-row table:style-name="ro1">
          <table:table-cell office:value-type="float" office:value="5449">
            <text:p>5449</text:p>
          </table:table-cell>
        </table:table-row>
        <table:table-row table:style-name="ro1">
          <table:table-cell office:value-type="float" office:value="5880">
            <text:p>5880</text:p>
          </table:table-cell>
        </table:table-row>
        <table:table-row table:style-name="ro1">
          <table:table-cell office:value-type="float" office:value="5921">
            <text:p>5921</text:p>
          </table:table-cell>
        </table:table-row>
        <table:table-row table:style-name="ro1">
          <table:table-cell office:value-type="float" office:value="5962">
            <text:p>5962</text:p>
          </table:table-cell>
        </table:table-row>
        <table:table-row table:style-name="ro1">
          <table:table-cell office:value-type="float" office:value="6003">
            <text:p>6003</text:p>
          </table:table-cell>
        </table:table-row>
        <table:table-row table:style-name="ro1">
          <table:table-cell office:value-type="float" office:value="6044">
            <text:p>6044</text:p>
          </table:table-cell>
        </table:table-row>
        <table:table-row table:style-name="ro1">
          <table:table-cell office:value-type="float" office:value="6086">
            <text:p>6086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574">
            <text:p>5574</text:p>
          </table:table-cell>
        </table:table-row>
        <table:table-row table:style-name="ro1">
          <table:table-cell office:value-type="float" office:value="5621">
            <text:p>5621</text:p>
          </table:table-cell>
        </table:table-row>
        <table:table-row table:style-name="ro1">
          <table:table-cell office:value-type="float" office:value="5664">
            <text:p>5664</text:p>
          </table:table-cell>
        </table:table-row>
        <table:table-row table:style-name="ro1">
          <table:table-cell office:value-type="float" office:value="5726">
            <text:p>5726</text:p>
          </table:table-cell>
        </table:table-row>
        <table:table-row table:style-name="ro1">
          <table:table-cell office:value-type="float" office:value="5770">
            <text:p>5770</text:p>
          </table:table-cell>
        </table:table-row>
        <table:table-row table:style-name="ro1">
          <table:table-cell office:value-type="float" office:value="5814">
            <text:p>5814</text:p>
          </table:table-cell>
        </table:table-row>
        <table:table-row table:style-name="ro1">
          <table:table-cell office:value-type="float" office:value="5860">
            <text:p>5860</text:p>
          </table:table-cell>
        </table:table-row>
        <table:table-row table:style-name="ro1">
          <table:table-cell office:value-type="float" office:value="5921">
            <text:p>5921</text:p>
          </table:table-cell>
        </table:table-row>
        <table:table-row table:style-name="ro1">
          <table:table-cell office:value-type="float" office:value="5964">
            <text:p>5964</text:p>
          </table:table-cell>
        </table:table-row>
        <table:table-row table:style-name="ro1">
          <table:table-cell office:value-type="float" office:value="6005">
            <text:p>6005</text:p>
          </table:table-cell>
        </table:table-row>
        <table:table-row table:style-name="ro1">
          <table:table-cell office:value-type="float" office:value="6046">
            <text:p>6046</text:p>
          </table:table-cell>
        </table:table-row>
        <table:table-row table:style-name="ro1">
          <table:table-cell office:value-type="float" office:value="6087">
            <text:p>6087</text:p>
          </table:table-cell>
        </table:table-row>
        <table:table-row table:style-name="ro1">
          <table:table-cell office:value-type="float" office:value="6129">
            <text:p>6129</text:p>
          </table:table-cell>
        </table:table-row>
        <table:table-row table:style-name="ro1">
          <table:table-cell office:value-type="float" office:value="6222">
            <text:p>6222</text:p>
          </table:table-cell>
        </table:table-row>
        <table:table-row table:style-name="ro1">
          <table:table-cell office:value-type="float" office:value="6263">
            <text:p>6263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157">
            <text:p>5157</text:p>
          </table:table-cell>
        </table:table-row>
        <table:table-row table:style-name="ro1">
          <table:table-cell office:value-type="float" office:value="5218">
            <text:p>5218</text:p>
          </table:table-cell>
        </table:table-row>
        <table:table-row table:style-name="ro1">
          <table:table-cell office:value-type="float" office:value="5278">
            <text:p>5278</text:p>
          </table:table-cell>
        </table:table-row>
        <table:table-row table:style-name="ro1">
          <table:table-cell office:value-type="float" office:value="5322">
            <text:p>5322</text:p>
          </table:table-cell>
        </table:table-row>
        <table:table-row table:style-name="ro1">
          <table:table-cell office:value-type="float" office:value="5366">
            <text:p>5366</text:p>
          </table:table-cell>
        </table:table-row>
        <table:table-row table:style-name="ro1">
          <table:table-cell office:value-type="float" office:value="5411">
            <text:p>5411</text:p>
          </table:table-cell>
        </table:table-row>
        <table:table-row table:style-name="ro1">
          <table:table-cell office:value-type="float" office:value="5455">
            <text:p>5455</text:p>
          </table:table-cell>
        </table:table-row>
        <table:table-row table:style-name="ro1">
          <table:table-cell office:value-type="float" office:value="5500">
            <text:p>5500</text:p>
          </table:table-cell>
        </table:table-row>
        <table:table-row table:style-name="ro1">
          <table:table-cell office:value-type="float" office:value="5543">
            <text:p>5543</text:p>
          </table:table-cell>
        </table:table-row>
        <table:table-row table:style-name="ro1">
          <table:table-cell office:value-type="float" office:value="5980">
            <text:p>5980</text:p>
          </table:table-cell>
        </table:table-row>
        <table:table-row table:style-name="ro1">
          <table:table-cell office:value-type="float" office:value="6021">
            <text:p>6021</text:p>
          </table:table-cell>
        </table:table-row>
        <table:table-row table:style-name="ro1">
          <table:table-cell office:value-type="float" office:value="6063">
            <text:p>6063</text:p>
          </table:table-cell>
        </table:table-row>
        <table:table-row table:style-name="ro1">
          <table:table-cell office:value-type="float" office:value="6104">
            <text:p>6104</text:p>
          </table:table-cell>
        </table:table-row>
        <table:table-row table:style-name="ro1">
          <table:table-cell office:value-type="float" office:value="6145">
            <text:p>6145</text:p>
          </table:table-cell>
        </table:table-row>
        <table:table-row table:style-name="ro1">
          <table:table-cell office:value-type="float" office:value="6187">
            <text:p>6187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221">
            <text:p>5221</text:p>
          </table:table-cell>
        </table:table-row>
        <table:table-row table:style-name="ro1">
          <table:table-cell office:value-type="float" office:value="5287">
            <text:p>5287</text:p>
          </table:table-cell>
        </table:table-row>
        <table:table-row table:style-name="ro1">
          <table:table-cell office:value-type="float" office:value="5331">
            <text:p>5331</text:p>
          </table:table-cell>
        </table:table-row>
        <table:table-row table:style-name="ro1">
          <table:table-cell office:value-type="float" office:value="5377">
            <text:p>5377</text:p>
          </table:table-cell>
        </table:table-row>
        <table:table-row table:style-name="ro1">
          <table:table-cell office:value-type="float" office:value="5420">
            <text:p>5420</text:p>
          </table:table-cell>
        </table:table-row>
        <table:table-row table:style-name="ro1">
          <table:table-cell office:value-type="float" office:value="5464">
            <text:p>5464</text:p>
          </table:table-cell>
        </table:table-row>
        <table:table-row table:style-name="ro1">
          <table:table-cell office:value-type="float" office:value="5507">
            <text:p>5507</text:p>
          </table:table-cell>
        </table:table-row>
        <table:table-row table:style-name="ro1">
          <table:table-cell office:value-type="float" office:value="5551">
            <text:p>5551</text:p>
          </table:table-cell>
        </table:table-row>
        <table:table-row table:style-name="ro1">
          <table:table-cell office:value-type="float" office:value="5996">
            <text:p>5996</text:p>
          </table:table-cell>
        </table:table-row>
        <table:table-row table:style-name="ro1">
          <table:table-cell office:value-type="float" office:value="6038">
            <text:p>6038</text:p>
          </table:table-cell>
        </table:table-row>
        <table:table-row table:style-name="ro1">
          <table:table-cell office:value-type="float" office:value="6080">
            <text:p>6080</text:p>
          </table:table-cell>
        </table:table-row>
        <table:table-row table:style-name="ro1">
          <table:table-cell office:value-type="float" office:value="6121">
            <text:p>6121</text:p>
          </table:table-cell>
        </table:table-row>
        <table:table-row table:style-name="ro1">
          <table:table-cell office:value-type="float" office:value="6163">
            <text:p>6163</text:p>
          </table:table-cell>
        </table:table-row>
        <table:table-row table:style-name="ro1">
          <table:table-cell office:value-type="float" office:value="6204">
            <text:p>6204</text:p>
          </table:table-cell>
        </table:table-row>
        <table:table-row table:style-name="ro1">
          <table:table-cell office:value-type="float" office:value="6245">
            <text:p>6245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835">
            <text:p>5835</text:p>
          </table:table-cell>
        </table:table-row>
        <table:table-row table:style-name="ro1">
          <table:table-cell office:value-type="float" office:value="5897">
            <text:p>5897</text:p>
          </table:table-cell>
        </table:table-row>
        <table:table-row table:style-name="ro1">
          <table:table-cell office:value-type="float" office:value="5947">
            <text:p>5947</text:p>
          </table:table-cell>
        </table:table-row>
        <table:table-row table:style-name="ro1">
          <table:table-cell office:value-type="float" office:value="5992">
            <text:p>5992</text:p>
          </table:table-cell>
        </table:table-row>
        <table:table-row table:style-name="ro1">
          <table:table-cell office:value-type="float" office:value="6036">
            <text:p>6036</text:p>
          </table:table-cell>
        </table:table-row>
        <table:table-row table:style-name="ro1">
          <table:table-cell office:value-type="float" office:value="6080">
            <text:p>6080</text:p>
          </table:table-cell>
        </table:table-row>
        <table:table-row table:style-name="ro1">
          <table:table-cell office:value-type="float" office:value="6125">
            <text:p>6125</text:p>
          </table:table-cell>
        </table:table-row>
        <table:table-row table:style-name="ro1">
          <table:table-cell office:value-type="float" office:value="6169">
            <text:p>6169</text:p>
          </table:table-cell>
        </table:table-row>
        <table:table-row table:style-name="ro1">
          <table:table-cell office:value-type="float" office:value="6217">
            <text:p>6217</text:p>
          </table:table-cell>
        </table:table-row>
        <table:table-row table:style-name="ro1">
          <table:table-cell office:value-type="float" office:value="6258">
            <text:p>6258</text:p>
          </table:table-cell>
        </table:table-row>
        <table:table-row table:style-name="ro1">
          <table:table-cell office:value-type="float" office:value="6300">
            <text:p>6300</text:p>
          </table:table-cell>
        </table:table-row>
        <table:table-row table:style-name="ro1">
          <table:table-cell office:value-type="float" office:value="6341">
            <text:p>6341</text:p>
          </table:table-cell>
        </table:table-row>
        <table:table-row table:style-name="ro1">
          <table:table-cell office:value-type="float" office:value="6383">
            <text:p>6383</text:p>
          </table:table-cell>
        </table:table-row>
        <table:table-row table:style-name="ro1">
          <table:table-cell office:value-type="float" office:value="6424">
            <text:p>6424</text:p>
          </table:table-cell>
        </table:table-row>
        <table:table-row table:style-name="ro1">
          <table:table-cell office:value-type="float" office:value="6465">
            <text:p>6465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352">
            <text:p>5352</text:p>
          </table:table-cell>
        </table:table-row>
        <table:table-row table:style-name="ro1">
          <table:table-cell office:value-type="float" office:value="5405">
            <text:p>5405</text:p>
          </table:table-cell>
        </table:table-row>
        <table:table-row table:style-name="ro1">
          <table:table-cell office:value-type="float" office:value="5457">
            <text:p>5457</text:p>
          </table:table-cell>
        </table:table-row>
        <table:table-row table:style-name="ro1">
          <table:table-cell office:value-type="float" office:value="5502">
            <text:p>5502</text:p>
          </table:table-cell>
        </table:table-row>
        <table:table-row table:style-name="ro1">
          <table:table-cell office:value-type="float" office:value="5546">
            <text:p>5546</text:p>
          </table:table-cell>
        </table:table-row>
        <table:table-row table:style-name="ro1">
          <table:table-cell office:value-type="float" office:value="5590">
            <text:p>5590</text:p>
          </table:table-cell>
        </table:table-row>
        <table:table-row table:style-name="ro1">
          <table:table-cell office:value-type="float" office:value="5635">
            <text:p>5635</text:p>
          </table:table-cell>
        </table:table-row>
        <table:table-row table:style-name="ro1">
          <table:table-cell office:value-type="float" office:value="5679">
            <text:p>5679</text:p>
          </table:table-cell>
        </table:table-row>
        <table:table-row table:style-name="ro1">
          <table:table-cell office:value-type="float" office:value="6135">
            <text:p>6135</text:p>
          </table:table-cell>
        </table:table-row>
        <table:table-row table:style-name="ro1">
          <table:table-cell office:value-type="float" office:value="6177">
            <text:p>6177</text:p>
          </table:table-cell>
        </table:table-row>
        <table:table-row table:style-name="ro1">
          <table:table-cell office:value-type="float" office:value="6216">
            <text:p>6216</text:p>
          </table:table-cell>
        </table:table-row>
        <table:table-row table:style-name="ro1">
          <table:table-cell office:value-type="float" office:value="6260">
            <text:p>6260</text:p>
          </table:table-cell>
        </table:table-row>
        <table:table-row table:style-name="ro1">
          <table:table-cell office:value-type="float" office:value="6301">
            <text:p>6301</text:p>
          </table:table-cell>
        </table:table-row>
        <table:table-row table:style-name="ro1">
          <table:table-cell office:value-type="float" office:value="6343">
            <text:p>6343</text:p>
          </table:table-cell>
        </table:table-row>
        <table:table-row table:style-name="ro1">
          <table:table-cell office:value-type="float" office:value="6385">
            <text:p>6385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963">
            <text:p>5963</text:p>
          </table:table-cell>
        </table:table-row>
        <table:table-row table:style-name="ro1">
          <table:table-cell office:value-type="float" office:value="6046">
            <text:p>6046</text:p>
          </table:table-cell>
        </table:table-row>
        <table:table-row table:style-name="ro1">
          <table:table-cell office:value-type="float" office:value="6091">
            <text:p>6091</text:p>
          </table:table-cell>
        </table:table-row>
        <table:table-row table:style-name="ro1">
          <table:table-cell office:value-type="float" office:value="6135">
            <text:p>6135</text:p>
          </table:table-cell>
        </table:table-row>
        <table:table-row table:style-name="ro1">
          <table:table-cell office:value-type="float" office:value="6180">
            <text:p>6180</text:p>
          </table:table-cell>
        </table:table-row>
        <table:table-row table:style-name="ro1">
          <table:table-cell office:value-type="float" office:value="6225">
            <text:p>6225</text:p>
          </table:table-cell>
        </table:table-row>
        <table:table-row table:style-name="ro1">
          <table:table-cell office:value-type="float" office:value="6270">
            <text:p>6270</text:p>
          </table:table-cell>
        </table:table-row>
        <table:table-row table:style-name="ro1">
          <table:table-cell office:value-type="float" office:value="6315">
            <text:p>6315</text:p>
          </table:table-cell>
        </table:table-row>
        <table:table-row table:style-name="ro1">
          <table:table-cell office:value-type="float" office:value="6357">
            <text:p>6357</text:p>
          </table:table-cell>
        </table:table-row>
        <table:table-row table:style-name="ro1">
          <table:table-cell office:value-type="float" office:value="6405">
            <text:p>6405</text:p>
          </table:table-cell>
        </table:table-row>
        <table:table-row table:style-name="ro1">
          <table:table-cell office:value-type="float" office:value="6447">
            <text:p>6447</text:p>
          </table:table-cell>
        </table:table-row>
        <table:table-row table:style-name="ro1">
          <table:table-cell office:value-type="float" office:value="6489">
            <text:p>6489</text:p>
          </table:table-cell>
        </table:table-row>
        <table:table-row table:style-name="ro1">
          <table:table-cell office:value-type="float" office:value="6531">
            <text:p>6531</text:p>
          </table:table-cell>
        </table:table-row>
        <table:table-row table:style-name="ro1">
          <table:table-cell office:value-type="float" office:value="6573">
            <text:p>6573</text:p>
          </table:table-cell>
        </table:table-row>
        <table:table-row table:style-name="ro1">
          <table:table-cell office:value-type="float" office:value="6615">
            <text:p>6615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317">
            <text:p>5317</text:p>
          </table:table-cell>
        </table:table-row>
        <table:table-row table:style-name="ro1">
          <table:table-cell office:value-type="float" office:value="5380">
            <text:p>5380</text:p>
          </table:table-cell>
        </table:table-row>
        <table:table-row table:style-name="ro1">
          <table:table-cell office:value-type="float" office:value="5451">
            <text:p>5451</text:p>
          </table:table-cell>
        </table:table-row>
        <table:table-row table:style-name="ro1">
          <table:table-cell office:value-type="float" office:value="5495">
            <text:p>5495</text:p>
          </table:table-cell>
        </table:table-row>
        <table:table-row table:style-name="ro1">
          <table:table-cell office:value-type="float" office:value="5541">
            <text:p>5541</text:p>
          </table:table-cell>
        </table:table-row>
        <table:table-row table:style-name="ro1">
          <table:table-cell office:value-type="float" office:value="5587">
            <text:p>5587</text:p>
          </table:table-cell>
        </table:table-row>
        <table:table-row table:style-name="ro1">
          <table:table-cell office:value-type="float" office:value="5632">
            <text:p>5632</text:p>
          </table:table-cell>
        </table:table-row>
        <table:table-row table:style-name="ro1">
          <table:table-cell office:value-type="float" office:value="5677">
            <text:p>5677</text:p>
          </table:table-cell>
        </table:table-row>
        <table:table-row table:style-name="ro1">
          <table:table-cell office:value-type="float" office:value="5719">
            <text:p>5719</text:p>
          </table:table-cell>
        </table:table-row>
        <table:table-row table:style-name="ro1">
          <table:table-cell office:value-type="float" office:value="5761">
            <text:p>5761</text:p>
          </table:table-cell>
        </table:table-row>
        <table:table-row table:style-name="ro1">
          <table:table-cell office:value-type="float" office:value="5802">
            <text:p>5802</text:p>
          </table:table-cell>
        </table:table-row>
        <table:table-row table:style-name="ro1">
          <table:table-cell office:value-type="float" office:value="6274">
            <text:p>6274</text:p>
          </table:table-cell>
        </table:table-row>
        <table:table-row table:style-name="ro1">
          <table:table-cell office:value-type="float" office:value="6316">
            <text:p>6316</text:p>
          </table:table-cell>
        </table:table-row>
        <table:table-row table:style-name="ro1">
          <table:table-cell office:value-type="float" office:value="6357">
            <text:p>6357</text:p>
          </table:table-cell>
        </table:table-row>
        <table:table-row table:style-name="ro1">
          <table:table-cell office:value-type="float" office:value="6399">
            <text:p>6399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376">
            <text:p>5376</text:p>
          </table:table-cell>
        </table:table-row>
        <table:table-row table:style-name="ro1">
          <table:table-cell office:value-type="float" office:value="5423">
            <text:p>5423</text:p>
          </table:table-cell>
        </table:table-row>
        <table:table-row table:style-name="ro1">
          <table:table-cell office:value-type="float" office:value="5485">
            <text:p>5485</text:p>
          </table:table-cell>
        </table:table-row>
        <table:table-row table:style-name="ro1">
          <table:table-cell office:value-type="float" office:value="5952">
            <text:p>5952</text:p>
          </table:table-cell>
        </table:table-row>
        <table:table-row table:style-name="ro1">
          <table:table-cell office:value-type="float" office:value="5998">
            <text:p>5998</text:p>
          </table:table-cell>
        </table:table-row>
        <table:table-row table:style-name="ro1">
          <table:table-cell office:value-type="float" office:value="6044">
            <text:p>6044</text:p>
          </table:table-cell>
        </table:table-row>
        <table:table-row table:style-name="ro1">
          <table:table-cell office:value-type="float" office:value="6089">
            <text:p>6089</text:p>
          </table:table-cell>
        </table:table-row>
        <table:table-row table:style-name="ro1">
          <table:table-cell office:value-type="float" office:value="6128">
            <text:p>6128</text:p>
          </table:table-cell>
        </table:table-row>
        <table:table-row table:style-name="ro1">
          <table:table-cell office:value-type="float" office:value="6176">
            <text:p>6176</text:p>
          </table:table-cell>
        </table:table-row>
        <table:table-row table:style-name="ro1">
          <table:table-cell office:value-type="float" office:value="6218">
            <text:p>6218</text:p>
          </table:table-cell>
        </table:table-row>
        <table:table-row table:style-name="ro1">
          <table:table-cell office:value-type="float" office:value="6260">
            <text:p>6260</text:p>
          </table:table-cell>
        </table:table-row>
        <table:table-row table:style-name="ro1">
          <table:table-cell office:value-type="float" office:value="6302">
            <text:p>6302</text:p>
          </table:table-cell>
        </table:table-row>
        <table:table-row table:style-name="ro1">
          <table:table-cell office:value-type="float" office:value="6344">
            <text:p>6344</text:p>
          </table:table-cell>
        </table:table-row>
        <table:table-row table:style-name="ro1">
          <table:table-cell office:value-type="float" office:value="6386">
            <text:p>6386</text:p>
          </table:table-cell>
        </table:table-row>
        <table:table-row table:style-name="ro1">
          <table:table-cell office:value-type="float" office:value="6428">
            <text:p>6428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914">
            <text:p>5914</text:p>
          </table:table-cell>
        </table:table-row>
        <table:table-row table:style-name="ro1">
          <table:table-cell office:value-type="float" office:value="5979">
            <text:p>5979</text:p>
          </table:table-cell>
        </table:table-row>
        <table:table-row table:style-name="ro1">
          <table:table-cell office:value-type="float" office:value="6025">
            <text:p>6025</text:p>
          </table:table-cell>
        </table:table-row>
        <table:table-row table:style-name="ro1">
          <table:table-cell office:value-type="float" office:value="6087">
            <text:p>6087</text:p>
          </table:table-cell>
        </table:table-row>
        <table:table-row table:style-name="ro1">
          <table:table-cell office:value-type="float" office:value="6132">
            <text:p>6132</text:p>
          </table:table-cell>
        </table:table-row>
        <table:table-row table:style-name="ro1">
          <table:table-cell office:value-type="float" office:value="6178">
            <text:p>6178</text:p>
          </table:table-cell>
        </table:table-row>
        <table:table-row table:style-name="ro1">
          <table:table-cell office:value-type="float" office:value="6224">
            <text:p>6224</text:p>
          </table:table-cell>
        </table:table-row>
        <table:table-row table:style-name="ro1">
          <table:table-cell office:value-type="float" office:value="6270">
            <text:p>6270</text:p>
          </table:table-cell>
        </table:table-row>
        <table:table-row table:style-name="ro1">
          <table:table-cell office:value-type="float" office:value="6312">
            <text:p>6312</text:p>
          </table:table-cell>
        </table:table-row>
        <table:table-row table:style-name="ro1">
          <table:table-cell office:value-type="float" office:value="6356">
            <text:p>6356</text:p>
          </table:table-cell>
        </table:table-row>
        <table:table-row table:style-name="ro1">
          <table:table-cell office:value-type="float" office:value="6399">
            <text:p>6399</text:p>
          </table:table-cell>
        </table:table-row>
        <table:table-row table:style-name="ro1">
          <table:table-cell office:value-type="float" office:value="6441">
            <text:p>6441</text:p>
          </table:table-cell>
        </table:table-row>
        <table:table-row table:style-name="ro1">
          <table:table-cell office:value-type="float" office:value="6483">
            <text:p>6483</text:p>
          </table:table-cell>
        </table:table-row>
        <table:table-row table:style-name="ro1">
          <table:table-cell office:value-type="float" office:value="6526">
            <text:p>6526</text:p>
          </table:table-cell>
        </table:table-row>
        <table:table-row table:style-name="ro1">
          <table:table-cell office:value-type="float" office:value="6568">
            <text:p>6568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508">
            <text:p>5508</text:p>
          </table:table-cell>
        </table:table-row>
        <table:table-row table:style-name="ro1">
          <table:table-cell office:value-type="float" office:value="5584">
            <text:p>5584</text:p>
          </table:table-cell>
        </table:table-row>
        <table:table-row table:style-name="ro1">
          <table:table-cell office:value-type="float" office:value="5629">
            <text:p>5629</text:p>
          </table:table-cell>
        </table:table-row>
        <table:table-row table:style-name="ro1">
          <table:table-cell office:value-type="float" office:value="5674">
            <text:p>5674</text:p>
          </table:table-cell>
        </table:table-row>
        <table:table-row table:style-name="ro1">
          <table:table-cell office:value-type="float" office:value="5720">
            <text:p>5720</text:p>
          </table:table-cell>
        </table:table-row>
        <table:table-row table:style-name="ro1">
          <table:table-cell office:value-type="float" office:value="5767">
            <text:p>5767</text:p>
          </table:table-cell>
        </table:table-row>
        <table:table-row table:style-name="ro1">
          <table:table-cell office:value-type="float" office:value="5813">
            <text:p>5813</text:p>
          </table:table-cell>
        </table:table-row>
        <table:table-row table:style-name="ro1">
          <table:table-cell office:value-type="float" office:value="5859">
            <text:p>5859</text:p>
          </table:table-cell>
        </table:table-row>
        <table:table-row table:style-name="ro1">
          <table:table-cell office:value-type="float" office:value="6349">
            <text:p>6349</text:p>
          </table:table-cell>
        </table:table-row>
        <table:table-row table:style-name="ro1">
          <table:table-cell office:value-type="float" office:value="6392">
            <text:p>6392</text:p>
          </table:table-cell>
        </table:table-row>
        <table:table-row table:style-name="ro1">
          <table:table-cell office:value-type="float" office:value="6434">
            <text:p>6434</text:p>
          </table:table-cell>
        </table:table-row>
        <table:table-row table:style-name="ro1">
          <table:table-cell office:value-type="float" office:value="6477">
            <text:p>6477</text:p>
          </table:table-cell>
        </table:table-row>
        <table:table-row table:style-name="ro1">
          <table:table-cell office:value-type="float" office:value="6519">
            <text:p>6519</text:p>
          </table:table-cell>
        </table:table-row>
        <table:table-row table:style-name="ro1">
          <table:table-cell office:value-type="float" office:value="6563">
            <text:p>6563</text:p>
          </table:table-cell>
        </table:table-row>
        <table:table-row table:style-name="ro1">
          <table:table-cell office:value-type="float" office:value="6607">
            <text:p>6607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853">
            <text:p>5853</text:p>
          </table:table-cell>
        </table:table-row>
        <table:table-row table:style-name="ro1">
          <table:table-cell office:value-type="float" office:value="5938">
            <text:p>5938</text:p>
          </table:table-cell>
        </table:table-row>
        <table:table-row table:style-name="ro1">
          <table:table-cell office:value-type="float" office:value="5984">
            <text:p>5984</text:p>
          </table:table-cell>
        </table:table-row>
        <table:table-row table:style-name="ro1">
          <table:table-cell office:value-type="float" office:value="6030">
            <text:p>6030</text:p>
          </table:table-cell>
        </table:table-row>
        <table:table-row table:style-name="ro1">
          <table:table-cell office:value-type="float" office:value="6077">
            <text:p>6077</text:p>
          </table:table-cell>
        </table:table-row>
        <table:table-row table:style-name="ro1">
          <table:table-cell office:value-type="float" office:value="6122">
            <text:p>6122</text:p>
          </table:table-cell>
        </table:table-row>
        <table:table-row table:style-name="ro1">
          <table:table-cell office:value-type="float" office:value="6168">
            <text:p>6168</text:p>
          </table:table-cell>
        </table:table-row>
        <table:table-row table:style-name="ro1">
          <table:table-cell office:value-type="float" office:value="6214">
            <text:p>6214</text:p>
          </table:table-cell>
        </table:table-row>
        <table:table-row table:style-name="ro1">
          <table:table-cell office:value-type="float" office:value="6676">
            <text:p>6676</text:p>
          </table:table-cell>
        </table:table-row>
        <table:table-row table:style-name="ro1">
          <table:table-cell office:value-type="float" office:value="6719">
            <text:p>6719</text:p>
          </table:table-cell>
        </table:table-row>
        <table:table-row table:style-name="ro1">
          <table:table-cell office:value-type="float" office:value="6762">
            <text:p>6762</text:p>
          </table:table-cell>
        </table:table-row>
        <table:table-row table:style-name="ro1">
          <table:table-cell office:value-type="float" office:value="6805">
            <text:p>6805</text:p>
          </table:table-cell>
        </table:table-row>
        <table:table-row table:style-name="ro1">
          <table:table-cell office:value-type="float" office:value="6847">
            <text:p>6847</text:p>
          </table:table-cell>
        </table:table-row>
        <table:table-row table:style-name="ro1">
          <table:table-cell office:value-type="float" office:value="6890">
            <text:p>6890</text:p>
          </table:table-cell>
        </table:table-row>
        <table:table-row table:style-name="ro1">
          <table:table-cell office:value-type="float" office:value="6933">
            <text:p>6933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035">
            <text:p>5035</text:p>
          </table:table-cell>
        </table:table-row>
        <table:table-row table:style-name="ro1">
          <table:table-cell office:value-type="float" office:value="5096">
            <text:p>5096</text:p>
          </table:table-cell>
        </table:table-row>
        <table:table-row table:style-name="ro1">
          <table:table-cell office:value-type="float" office:value="5161">
            <text:p>5161</text:p>
          </table:table-cell>
        </table:table-row>
        <table:table-row table:style-name="ro1">
          <table:table-cell office:value-type="float" office:value="5206">
            <text:p>5206</text:p>
          </table:table-cell>
        </table:table-row>
        <table:table-row table:style-name="ro1">
          <table:table-cell office:value-type="float" office:value="5251">
            <text:p>5251</text:p>
          </table:table-cell>
        </table:table-row>
        <table:table-row table:style-name="ro1">
          <table:table-cell office:value-type="float" office:value="5296">
            <text:p>5296</text:p>
          </table:table-cell>
        </table:table-row>
        <table:table-row table:style-name="ro1">
          <table:table-cell office:value-type="float" office:value="5342">
            <text:p>5342</text:p>
          </table:table-cell>
        </table:table-row>
        <table:table-row table:style-name="ro1">
          <table:table-cell office:value-type="float" office:value="5387">
            <text:p>5387</text:p>
          </table:table-cell>
        </table:table-row>
        <table:table-row table:style-name="ro1">
          <table:table-cell office:value-type="float" office:value="5430">
            <text:p>5430</text:p>
          </table:table-cell>
        </table:table-row>
        <table:table-row table:style-name="ro1">
          <table:table-cell office:value-type="float" office:value="6578">
            <text:p>6578</text:p>
          </table:table-cell>
        </table:table-row>
        <table:table-row table:style-name="ro1">
          <table:table-cell office:value-type="float" office:value="6655">
            <text:p>6655</text:p>
          </table:table-cell>
        </table:table-row>
        <table:table-row table:style-name="ro1">
          <table:table-cell office:value-type="float" office:value="6742">
            <text:p>6742</text:p>
          </table:table-cell>
        </table:table-row>
        <table:table-row table:style-name="ro1">
          <table:table-cell office:value-type="float" office:value="6785">
            <text:p>6785</text:p>
          </table:table-cell>
        </table:table-row>
        <table:table-row table:style-name="ro1">
          <table:table-cell office:value-type="float" office:value="6834">
            <text:p>6834</text:p>
          </table:table-cell>
        </table:table-row>
        <table:table-row table:style-name="ro1">
          <table:table-cell office:value-type="float" office:value="6876">
            <text:p>6876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63">
            <text:p>4463</text:p>
          </table:table-cell>
        </table:table-row>
        <table:table-row table:style-name="ro1">
          <table:table-cell office:value-type="float" office:value="4494">
            <text:p>4494</text:p>
          </table:table-cell>
        </table:table-row>
        <table:table-row table:style-name="ro1">
          <table:table-cell office:value-type="float" office:value="4537">
            <text:p>4537</text:p>
          </table:table-cell>
        </table:table-row>
        <table:table-row table:style-name="ro1">
          <table:table-cell office:value-type="float" office:value="4573">
            <text:p>4573</text:p>
          </table:table-cell>
        </table:table-row>
        <table:table-row table:style-name="ro1">
          <table:table-cell office:value-type="float" office:value="4610">
            <text:p>4610</text:p>
          </table:table-cell>
        </table:table-row>
        <table:table-row table:style-name="ro1">
          <table:table-cell office:value-type="float" office:value="4646">
            <text:p>4646</text:p>
          </table:table-cell>
        </table:table-row>
        <table:table-row table:style-name="ro1">
          <table:table-cell office:value-type="float" office:value="4683">
            <text:p>4683</text:p>
          </table:table-cell>
        </table:table-row>
        <table:table-row table:style-name="ro1">
          <table:table-cell office:value-type="float" office:value="4720">
            <text:p>4720</text:p>
          </table:table-cell>
        </table:table-row>
        <table:table-row table:style-name="ro1">
          <table:table-cell office:value-type="float" office:value="6034">
            <text:p>6034</text:p>
          </table:table-cell>
        </table:table-row>
        <table:table-row table:style-name="ro1">
          <table:table-cell office:value-type="float" office:value="6069">
            <text:p>6069</text:p>
          </table:table-cell>
        </table:table-row>
        <table:table-row table:style-name="ro1">
          <table:table-cell office:value-type="float" office:value="6121">
            <text:p>6121</text:p>
          </table:table-cell>
        </table:table-row>
        <table:table-row table:style-name="ro1">
          <table:table-cell office:value-type="float" office:value="6178">
            <text:p>6178</text:p>
          </table:table-cell>
        </table:table-row>
        <table:table-row table:style-name="ro1">
          <table:table-cell office:value-type="float" office:value="6213">
            <text:p>6213</text:p>
          </table:table-cell>
        </table:table-row>
        <table:table-row table:style-name="ro1">
          <table:table-cell office:value-type="float" office:value="6248">
            <text:p>6248</text:p>
          </table:table-cell>
        </table:table-row>
        <table:table-row table:style-name="ro1">
          <table:table-cell office:value-type="float" office:value="6298">
            <text:p>6298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767">
            <text:p>5767</text:p>
          </table:table-cell>
        </table:table-row>
        <table:table-row table:style-name="ro1">
          <table:table-cell office:value-type="float" office:value="5852">
            <text:p>5852</text:p>
          </table:table-cell>
        </table:table-row>
        <table:table-row table:style-name="ro1">
          <table:table-cell office:value-type="float" office:value="5897">
            <text:p>5897</text:p>
          </table:table-cell>
        </table:table-row>
        <table:table-row table:style-name="ro1">
          <table:table-cell office:value-type="float" office:value="5943">
            <text:p>5943</text:p>
          </table:table-cell>
        </table:table-row>
        <table:table-row table:style-name="ro1">
          <table:table-cell office:value-type="float" office:value="5988">
            <text:p>5988</text:p>
          </table:table-cell>
        </table:table-row>
        <table:table-row table:style-name="ro1">
          <table:table-cell office:value-type="float" office:value="6033">
            <text:p>6033</text:p>
          </table:table-cell>
        </table:table-row>
        <table:table-row table:style-name="ro1">
          <table:table-cell office:value-type="float" office:value="6079">
            <text:p>6079</text:p>
          </table:table-cell>
        </table:table-row>
        <table:table-row table:style-name="ro1">
          <table:table-cell office:value-type="float" office:value="6117">
            <text:p>6117</text:p>
          </table:table-cell>
        </table:table-row>
        <table:table-row table:style-name="ro1">
          <table:table-cell office:value-type="float" office:value="6167">
            <text:p>6167</text:p>
          </table:table-cell>
        </table:table-row>
        <table:table-row table:style-name="ro1">
          <table:table-cell office:value-type="float" office:value="6209">
            <text:p>6209</text:p>
          </table:table-cell>
        </table:table-row>
        <table:table-row table:style-name="ro1">
          <table:table-cell office:value-type="float" office:value="6251">
            <text:p>6251</text:p>
          </table:table-cell>
        </table:table-row>
        <table:table-row table:style-name="ro1">
          <table:table-cell office:value-type="float" office:value="6294">
            <text:p>6294</text:p>
          </table:table-cell>
        </table:table-row>
        <table:table-row table:style-name="ro1">
          <table:table-cell office:value-type="float" office:value="6336">
            <text:p>6336</text:p>
          </table:table-cell>
        </table:table-row>
        <table:table-row table:style-name="ro1">
          <table:table-cell office:value-type="float" office:value="6378">
            <text:p>6378</text:p>
          </table:table-cell>
        </table:table-row>
        <table:table-row table:style-name="ro1">
          <table:table-cell office:value-type="float" office:value="6421">
            <text:p>6421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792">
            <text:p>5792</text:p>
          </table:table-cell>
        </table:table-row>
        <table:table-row table:style-name="ro1">
          <table:table-cell office:value-type="float" office:value="5856">
            <text:p>5856</text:p>
          </table:table-cell>
        </table:table-row>
        <table:table-row table:style-name="ro1">
          <table:table-cell office:value-type="float" office:value="5896">
            <text:p>5896</text:p>
          </table:table-cell>
        </table:table-row>
        <table:table-row table:style-name="ro1">
          <table:table-cell office:value-type="float" office:value="5949">
            <text:p>5949</text:p>
          </table:table-cell>
        </table:table-row>
        <table:table-row table:style-name="ro1">
          <table:table-cell office:value-type="float" office:value="5995">
            <text:p>5995</text:p>
          </table:table-cell>
        </table:table-row>
        <table:table-row table:style-name="ro1">
          <table:table-cell office:value-type="float" office:value="6040">
            <text:p>6040</text:p>
          </table:table-cell>
        </table:table-row>
        <table:table-row table:style-name="ro1">
          <table:table-cell office:value-type="float" office:value="6085">
            <text:p>6085</text:p>
          </table:table-cell>
        </table:table-row>
        <table:table-row table:style-name="ro1">
          <table:table-cell office:value-type="float" office:value="6131">
            <text:p>6131</text:p>
          </table:table-cell>
        </table:table-row>
        <table:table-row table:style-name="ro1">
          <table:table-cell office:value-type="float" office:value="6174">
            <text:p>6174</text:p>
          </table:table-cell>
        </table:table-row>
        <table:table-row table:style-name="ro1">
          <table:table-cell office:value-type="float" office:value="6218">
            <text:p>6218</text:p>
          </table:table-cell>
        </table:table-row>
        <table:table-row table:style-name="ro1">
          <table:table-cell office:value-type="float" office:value="6260">
            <text:p>6260</text:p>
          </table:table-cell>
        </table:table-row>
        <table:table-row table:style-name="ro1">
          <table:table-cell office:value-type="float" office:value="6303">
            <text:p>6303</text:p>
          </table:table-cell>
        </table:table-row>
        <table:table-row table:style-name="ro1">
          <table:table-cell office:value-type="float" office:value="6344">
            <text:p>6344</text:p>
          </table:table-cell>
        </table:table-row>
        <table:table-row table:style-name="ro1">
          <table:table-cell office:value-type="float" office:value="6387">
            <text:p>6387</text:p>
          </table:table-cell>
        </table:table-row>
        <table:table-row table:style-name="ro1">
          <table:table-cell office:value-type="float" office:value="6430">
            <text:p>6430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840">
            <text:p>5840</text:p>
          </table:table-cell>
        </table:table-row>
        <table:table-row table:style-name="ro1">
          <table:table-cell office:value-type="float" office:value="5928">
            <text:p>5928</text:p>
          </table:table-cell>
        </table:table-row>
        <table:table-row table:style-name="ro1">
          <table:table-cell office:value-type="float" office:value="5974">
            <text:p>5974</text:p>
          </table:table-cell>
        </table:table-row>
        <table:table-row table:style-name="ro1">
          <table:table-cell office:value-type="float" office:value="6019">
            <text:p>6019</text:p>
          </table:table-cell>
        </table:table-row>
        <table:table-row table:style-name="ro1">
          <table:table-cell office:value-type="float" office:value="6066">
            <text:p>6066</text:p>
          </table:table-cell>
        </table:table-row>
        <table:table-row table:style-name="ro1">
          <table:table-cell office:value-type="float" office:value="6112">
            <text:p>6112</text:p>
          </table:table-cell>
        </table:table-row>
        <table:table-row table:style-name="ro1">
          <table:table-cell office:value-type="float" office:value="6158">
            <text:p>6158</text:p>
          </table:table-cell>
        </table:table-row>
        <table:table-row table:style-name="ro1">
          <table:table-cell office:value-type="float" office:value="6203">
            <text:p>6203</text:p>
          </table:table-cell>
        </table:table-row>
        <table:table-row table:style-name="ro1">
          <table:table-cell office:value-type="float" office:value="6246">
            <text:p>6246</text:p>
          </table:table-cell>
        </table:table-row>
        <table:table-row table:style-name="ro1">
          <table:table-cell office:value-type="float" office:value="6288">
            <text:p>6288</text:p>
          </table:table-cell>
        </table:table-row>
        <table:table-row table:style-name="ro1">
          <table:table-cell office:value-type="float" office:value="6331">
            <text:p>6331</text:p>
          </table:table-cell>
        </table:table-row>
        <table:table-row table:style-name="ro1">
          <table:table-cell office:value-type="float" office:value="6370">
            <text:p>6370</text:p>
          </table:table-cell>
        </table:table-row>
        <table:table-row table:style-name="ro1">
          <table:table-cell office:value-type="float" office:value="6417">
            <text:p>6417</text:p>
          </table:table-cell>
        </table:table-row>
        <table:table-row table:style-name="ro1">
          <table:table-cell office:value-type="float" office:value="6459">
            <text:p>6459</text:p>
          </table:table-cell>
        </table:table-row>
        <table:table-row table:style-name="ro1">
          <table:table-cell office:value-type="float" office:value="6502">
            <text:p>6502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560">
            <text:p>4560</text:p>
          </table:table-cell>
        </table:table-row>
        <table:table-row table:style-name="ro1">
          <table:table-cell office:value-type="float" office:value="4598">
            <text:p>4598</text:p>
          </table:table-cell>
        </table:table-row>
        <table:table-row table:style-name="ro1">
          <table:table-cell office:value-type="float" office:value="4636">
            <text:p>4636</text:p>
          </table:table-cell>
        </table:table-row>
        <table:table-row table:style-name="ro1">
          <table:table-cell office:value-type="float" office:value="4675">
            <text:p>4675</text:p>
          </table:table-cell>
        </table:table-row>
        <table:table-row table:style-name="ro1">
          <table:table-cell office:value-type="float" office:value="4713">
            <text:p>4713</text:p>
          </table:table-cell>
        </table:table-row>
        <table:table-row table:style-name="ro1">
          <table:table-cell office:value-type="float" office:value="4749">
            <text:p>4749</text:p>
          </table:table-cell>
        </table:table-row>
        <table:table-row table:style-name="ro1">
          <table:table-cell office:value-type="float" office:value="4787">
            <text:p>4787</text:p>
          </table:table-cell>
        </table:table-row>
        <table:table-row table:style-name="ro1">
          <table:table-cell office:value-type="float" office:value="4825">
            <text:p>4825</text:p>
          </table:table-cell>
        </table:table-row>
        <table:table-row table:style-name="ro1">
          <table:table-cell office:value-type="float" office:value="6161">
            <text:p>6161</text:p>
          </table:table-cell>
        </table:table-row>
        <table:table-row table:style-name="ro1">
          <table:table-cell office:value-type="float" office:value="6195">
            <text:p>6195</text:p>
          </table:table-cell>
        </table:table-row>
        <table:table-row table:style-name="ro1">
          <table:table-cell office:value-type="float" office:value="6229">
            <text:p>6229</text:p>
          </table:table-cell>
        </table:table-row>
        <table:table-row table:style-name="ro1">
          <table:table-cell office:value-type="float" office:value="6264">
            <text:p>6264</text:p>
          </table:table-cell>
        </table:table-row>
        <table:table-row table:style-name="ro1">
          <table:table-cell office:value-type="float" office:value="6298">
            <text:p>6298</text:p>
          </table:table-cell>
        </table:table-row>
        <table:table-row table:style-name="ro1">
          <table:table-cell office:value-type="float" office:value="6332">
            <text:p>6332</text:p>
          </table:table-cell>
        </table:table-row>
        <table:table-row table:style-name="ro1">
          <table:table-cell office:value-type="float" office:value="7820">
            <text:p>7820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980">
            <text:p>5980</text:p>
          </table:table-cell>
        </table:table-row>
        <table:table-row table:style-name="ro1">
          <table:table-cell office:value-type="float" office:value="6062">
            <text:p>6062</text:p>
          </table:table-cell>
        </table:table-row>
        <table:table-row table:style-name="ro1">
          <table:table-cell office:value-type="float" office:value="6108">
            <text:p>6108</text:p>
          </table:table-cell>
        </table:table-row>
        <table:table-row table:style-name="ro1">
          <table:table-cell office:value-type="float" office:value="6149">
            <text:p>6149</text:p>
          </table:table-cell>
        </table:table-row>
        <table:table-row table:style-name="ro1">
          <table:table-cell office:value-type="float" office:value="6201">
            <text:p>6201</text:p>
          </table:table-cell>
        </table:table-row>
        <table:table-row table:style-name="ro1">
          <table:table-cell office:value-type="float" office:value="6248">
            <text:p>6248</text:p>
          </table:table-cell>
        </table:table-row>
        <table:table-row table:style-name="ro1">
          <table:table-cell office:value-type="float" office:value="6295">
            <text:p>6295</text:p>
          </table:table-cell>
        </table:table-row>
        <table:table-row table:style-name="ro1">
          <table:table-cell office:value-type="float" office:value="6341">
            <text:p>6341</text:p>
          </table:table-cell>
        </table:table-row>
        <table:table-row table:style-name="ro1">
          <table:table-cell office:value-type="float" office:value="6389">
            <text:p>6389</text:p>
          </table:table-cell>
        </table:table-row>
        <table:table-row table:style-name="ro1">
          <table:table-cell office:value-type="float" office:value="6432">
            <text:p>6432</text:p>
          </table:table-cell>
        </table:table-row>
        <table:table-row table:style-name="ro1">
          <table:table-cell office:value-type="float" office:value="6479">
            <text:p>6479</text:p>
          </table:table-cell>
        </table:table-row>
        <table:table-row table:style-name="ro1">
          <table:table-cell office:value-type="float" office:value="6521">
            <text:p>6521</text:p>
          </table:table-cell>
        </table:table-row>
        <table:table-row table:style-name="ro1">
          <table:table-cell office:value-type="float" office:value="6565">
            <text:p>6565</text:p>
          </table:table-cell>
        </table:table-row>
        <table:table-row table:style-name="ro1">
          <table:table-cell office:value-type="float" office:value="6611">
            <text:p>6611</text:p>
          </table:table-cell>
        </table:table-row>
        <table:table-row table:style-name="ro1">
          <table:table-cell office:value-type="float" office:value="6654">
            <text:p>6654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049">
            <text:p>6049</text:p>
          </table:table-cell>
        </table:table-row>
        <table:table-row table:style-name="ro1">
          <table:table-cell office:value-type="float" office:value="6139">
            <text:p>6139</text:p>
          </table:table-cell>
        </table:table-row>
        <table:table-row table:style-name="ro1">
          <table:table-cell office:value-type="float" office:value="6186">
            <text:p>6186</text:p>
          </table:table-cell>
        </table:table-row>
        <table:table-row table:style-name="ro1">
          <table:table-cell office:value-type="float" office:value="6235">
            <text:p>6235</text:p>
          </table:table-cell>
        </table:table-row>
        <table:table-row table:style-name="ro1">
          <table:table-cell office:value-type="float" office:value="6281">
            <text:p>6281</text:p>
          </table:table-cell>
        </table:table-row>
        <table:table-row table:style-name="ro1">
          <table:table-cell office:value-type="float" office:value="6327">
            <text:p>6327</text:p>
          </table:table-cell>
        </table:table-row>
        <table:table-row table:style-name="ro1">
          <table:table-cell office:value-type="float" office:value="6366">
            <text:p>6366</text:p>
          </table:table-cell>
        </table:table-row>
        <table:table-row table:style-name="ro1">
          <table:table-cell office:value-type="float" office:value="6419">
            <text:p>6419</text:p>
          </table:table-cell>
        </table:table-row>
        <table:table-row table:style-name="ro1">
          <table:table-cell office:value-type="float" office:value="6463">
            <text:p>6463</text:p>
          </table:table-cell>
        </table:table-row>
        <table:table-row table:style-name="ro1">
          <table:table-cell office:value-type="float" office:value="6507">
            <text:p>6507</text:p>
          </table:table-cell>
        </table:table-row>
        <table:table-row table:style-name="ro1">
          <table:table-cell office:value-type="float" office:value="6547">
            <text:p>6547</text:p>
          </table:table-cell>
        </table:table-row>
        <table:table-row table:style-name="ro1">
          <table:table-cell office:value-type="float" office:value="6593">
            <text:p>6593</text:p>
          </table:table-cell>
        </table:table-row>
        <table:table-row table:style-name="ro1">
          <table:table-cell office:value-type="float" office:value="6636">
            <text:p>6636</text:p>
          </table:table-cell>
        </table:table-row>
        <table:table-row table:style-name="ro1">
          <table:table-cell office:value-type="float" office:value="6680">
            <text:p>6680</text:p>
          </table:table-cell>
        </table:table-row>
        <table:table-row table:style-name="ro1">
          <table:table-cell office:value-type="float" office:value="6723">
            <text:p>6723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038">
            <text:p>6038</text:p>
          </table:table-cell>
        </table:table-row>
        <table:table-row table:style-name="ro1">
          <table:table-cell office:value-type="float" office:value="6134">
            <text:p>6134</text:p>
          </table:table-cell>
        </table:table-row>
        <table:table-row table:style-name="ro1">
          <table:table-cell office:value-type="float" office:value="6183">
            <text:p>6183</text:p>
          </table:table-cell>
        </table:table-row>
        <table:table-row table:style-name="ro1">
          <table:table-cell office:value-type="float" office:value="6230">
            <text:p>6230</text:p>
          </table:table-cell>
        </table:table-row>
        <table:table-row table:style-name="ro1">
          <table:table-cell office:value-type="float" office:value="6276">
            <text:p>6276</text:p>
          </table:table-cell>
        </table:table-row>
        <table:table-row table:style-name="ro1">
          <table:table-cell office:value-type="float" office:value="6323">
            <text:p>6323</text:p>
          </table:table-cell>
        </table:table-row>
        <table:table-row table:style-name="ro1">
          <table:table-cell office:value-type="float" office:value="6371">
            <text:p>6371</text:p>
          </table:table-cell>
        </table:table-row>
        <table:table-row table:style-name="ro1">
          <table:table-cell office:value-type="float" office:value="6417">
            <text:p>6417</text:p>
          </table:table-cell>
        </table:table-row>
        <table:table-row table:style-name="ro1">
          <table:table-cell office:value-type="float" office:value="6459">
            <text:p>6459</text:p>
          </table:table-cell>
        </table:table-row>
        <table:table-row table:style-name="ro1">
          <table:table-cell office:value-type="float" office:value="6503">
            <text:p>6503</text:p>
          </table:table-cell>
        </table:table-row>
        <table:table-row table:style-name="ro1">
          <table:table-cell office:value-type="float" office:value="6546">
            <text:p>6546</text:p>
          </table:table-cell>
        </table:table-row>
        <table:table-row table:style-name="ro1">
          <table:table-cell office:value-type="float" office:value="6589">
            <text:p>6589</text:p>
          </table:table-cell>
        </table:table-row>
        <table:table-row table:style-name="ro1">
          <table:table-cell office:value-type="float" office:value="6634">
            <text:p>6634</text:p>
          </table:table-cell>
        </table:table-row>
        <table:table-row table:style-name="ro1">
          <table:table-cell office:value-type="float" office:value="6684">
            <text:p>6684</text:p>
          </table:table-cell>
        </table:table-row>
        <table:table-row table:style-name="ro1">
          <table:table-cell office:value-type="float" office:value="6737">
            <text:p>6737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015">
            <text:p>6015</text:p>
          </table:table-cell>
        </table:table-row>
        <table:table-row table:style-name="ro1">
          <table:table-cell office:value-type="float" office:value="6105">
            <text:p>6105</text:p>
          </table:table-cell>
        </table:table-row>
        <table:table-row table:style-name="ro1">
          <table:table-cell office:value-type="float" office:value="6152">
            <text:p>6152</text:p>
          </table:table-cell>
        </table:table-row>
        <table:table-row table:style-name="ro1">
          <table:table-cell office:value-type="float" office:value="6199">
            <text:p>6199</text:p>
          </table:table-cell>
        </table:table-row>
        <table:table-row table:style-name="ro1">
          <table:table-cell office:value-type="float" office:value="6246">
            <text:p>6246</text:p>
          </table:table-cell>
        </table:table-row>
        <table:table-row table:style-name="ro1">
          <table:table-cell office:value-type="float" office:value="6292">
            <text:p>6292</text:p>
          </table:table-cell>
        </table:table-row>
        <table:table-row table:style-name="ro1">
          <table:table-cell office:value-type="float" office:value="6340">
            <text:p>6340</text:p>
          </table:table-cell>
        </table:table-row>
        <table:table-row table:style-name="ro1">
          <table:table-cell office:value-type="float" office:value="6386">
            <text:p>6386</text:p>
          </table:table-cell>
        </table:table-row>
        <table:table-row table:style-name="ro1">
          <table:table-cell office:value-type="float" office:value="6429">
            <text:p>6429</text:p>
          </table:table-cell>
        </table:table-row>
        <table:table-row table:style-name="ro1">
          <table:table-cell office:value-type="float" office:value="6472">
            <text:p>6472</text:p>
          </table:table-cell>
        </table:table-row>
        <table:table-row table:style-name="ro1">
          <table:table-cell office:value-type="float" office:value="6515">
            <text:p>6515</text:p>
          </table:table-cell>
        </table:table-row>
        <table:table-row table:style-name="ro1">
          <table:table-cell office:value-type="float" office:value="6560">
            <text:p>6560</text:p>
          </table:table-cell>
        </table:table-row>
        <table:table-row table:style-name="ro1">
          <table:table-cell office:value-type="float" office:value="6603">
            <text:p>6603</text:p>
          </table:table-cell>
        </table:table-row>
        <table:table-row table:style-name="ro1">
          <table:table-cell office:value-type="float" office:value="6647">
            <text:p>6647</text:p>
          </table:table-cell>
        </table:table-row>
        <table:table-row table:style-name="ro1">
          <table:table-cell office:value-type="float" office:value="6690">
            <text:p>6690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097">
            <text:p>6097</text:p>
          </table:table-cell>
        </table:table-row>
        <table:table-row table:style-name="ro1">
          <table:table-cell office:value-type="float" office:value="6181">
            <text:p>6181</text:p>
          </table:table-cell>
        </table:table-row>
        <table:table-row table:style-name="ro1">
          <table:table-cell office:value-type="float" office:value="6239">
            <text:p>6239</text:p>
          </table:table-cell>
        </table:table-row>
        <table:table-row table:style-name="ro1">
          <table:table-cell office:value-type="float" office:value="6287">
            <text:p>6287</text:p>
          </table:table-cell>
        </table:table-row>
        <table:table-row table:style-name="ro1">
          <table:table-cell office:value-type="float" office:value="6326">
            <text:p>6326</text:p>
          </table:table-cell>
        </table:table-row>
        <table:table-row table:style-name="ro1">
          <table:table-cell office:value-type="float" office:value="6378">
            <text:p>6378</text:p>
          </table:table-cell>
        </table:table-row>
        <table:table-row table:style-name="ro1">
          <table:table-cell office:value-type="float" office:value="6425">
            <text:p>6425</text:p>
          </table:table-cell>
        </table:table-row>
        <table:table-row table:style-name="ro1">
          <table:table-cell office:value-type="float" office:value="6474">
            <text:p>6474</text:p>
          </table:table-cell>
        </table:table-row>
        <table:table-row table:style-name="ro1">
          <table:table-cell office:value-type="float" office:value="6518">
            <text:p>6518</text:p>
          </table:table-cell>
        </table:table-row>
        <table:table-row table:style-name="ro1">
          <table:table-cell office:value-type="float" office:value="6561">
            <text:p>6561</text:p>
          </table:table-cell>
        </table:table-row>
        <table:table-row table:style-name="ro1">
          <table:table-cell office:value-type="float" office:value="6601">
            <text:p>6601</text:p>
          </table:table-cell>
        </table:table-row>
        <table:table-row table:style-name="ro1">
          <table:table-cell office:value-type="float" office:value="6648">
            <text:p>6648</text:p>
          </table:table-cell>
        </table:table-row>
        <table:table-row table:style-name="ro1">
          <table:table-cell office:value-type="float" office:value="6694">
            <text:p>6694</text:p>
          </table:table-cell>
        </table:table-row>
        <table:table-row table:style-name="ro1">
          <table:table-cell office:value-type="float" office:value="6737">
            <text:p>6737</text:p>
          </table:table-cell>
        </table:table-row>
        <table:table-row table:style-name="ro1">
          <table:table-cell office:value-type="float" office:value="6780">
            <text:p>6780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068">
            <text:p>6068</text:p>
          </table:table-cell>
        </table:table-row>
        <table:table-row table:style-name="ro1">
          <table:table-cell office:value-type="float" office:value="6159">
            <text:p>6159</text:p>
          </table:table-cell>
        </table:table-row>
        <table:table-row table:style-name="ro1">
          <table:table-cell office:value-type="float" office:value="6229">
            <text:p>6229</text:p>
          </table:table-cell>
        </table:table-row>
        <table:table-row table:style-name="ro1">
          <table:table-cell office:value-type="float" office:value="6278">
            <text:p>6278</text:p>
          </table:table-cell>
        </table:table-row>
        <table:table-row table:style-name="ro1">
          <table:table-cell office:value-type="float" office:value="6330">
            <text:p>6330</text:p>
          </table:table-cell>
        </table:table-row>
        <table:table-row table:style-name="ro1">
          <table:table-cell office:value-type="float" office:value="6377">
            <text:p>6377</text:p>
          </table:table-cell>
        </table:table-row>
        <table:table-row table:style-name="ro1">
          <table:table-cell office:value-type="float" office:value="6426">
            <text:p>6426</text:p>
          </table:table-cell>
        </table:table-row>
        <table:table-row table:style-name="ro1">
          <table:table-cell office:value-type="float" office:value="6472">
            <text:p>6472</text:p>
          </table:table-cell>
        </table:table-row>
        <table:table-row table:style-name="ro1">
          <table:table-cell office:value-type="float" office:value="6517">
            <text:p>6517</text:p>
          </table:table-cell>
        </table:table-row>
        <table:table-row table:style-name="ro1">
          <table:table-cell office:value-type="float" office:value="6560">
            <text:p>6560</text:p>
          </table:table-cell>
        </table:table-row>
        <table:table-row table:style-name="ro1">
          <table:table-cell office:value-type="float" office:value="6604">
            <text:p>6604</text:p>
          </table:table-cell>
        </table:table-row>
        <table:table-row table:style-name="ro1">
          <table:table-cell office:value-type="float" office:value="6647">
            <text:p>6647</text:p>
          </table:table-cell>
        </table:table-row>
        <table:table-row table:style-name="ro1">
          <table:table-cell office:value-type="float" office:value="6700">
            <text:p>6700</text:p>
          </table:table-cell>
        </table:table-row>
        <table:table-row table:style-name="ro1">
          <table:table-cell office:value-type="float" office:value="6748">
            <text:p>6748</text:p>
          </table:table-cell>
        </table:table-row>
        <table:table-row table:style-name="ro1">
          <table:table-cell office:value-type="float" office:value="6791">
            <text:p>6791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205">
            <text:p>6205</text:p>
          </table:table-cell>
        </table:table-row>
        <table:table-row table:style-name="ro1">
          <table:table-cell office:value-type="float" office:value="6310">
            <text:p>6310</text:p>
          </table:table-cell>
        </table:table-row>
        <table:table-row table:style-name="ro1">
          <table:table-cell office:value-type="float" office:value="6358">
            <text:p>6358</text:p>
          </table:table-cell>
        </table:table-row>
        <table:table-row table:style-name="ro1">
          <table:table-cell office:value-type="float" office:value="6406">
            <text:p>6406</text:p>
          </table:table-cell>
        </table:table-row>
        <table:table-row table:style-name="ro1">
          <table:table-cell office:value-type="float" office:value="6455">
            <text:p>6455</text:p>
          </table:table-cell>
        </table:table-row>
        <table:table-row table:style-name="ro1">
          <table:table-cell office:value-type="float" office:value="6503">
            <text:p>6503</text:p>
          </table:table-cell>
        </table:table-row>
        <table:table-row table:style-name="ro1">
          <table:table-cell office:value-type="float" office:value="6550">
            <text:p>6550</text:p>
          </table:table-cell>
        </table:table-row>
        <table:table-row table:style-name="ro1">
          <table:table-cell office:value-type="float" office:value="6598">
            <text:p>6598</text:p>
          </table:table-cell>
        </table:table-row>
        <table:table-row table:style-name="ro1">
          <table:table-cell office:value-type="float" office:value="6647">
            <text:p>6647</text:p>
          </table:table-cell>
        </table:table-row>
        <table:table-row table:style-name="ro1">
          <table:table-cell office:value-type="float" office:value="6691">
            <text:p>6691</text:p>
          </table:table-cell>
        </table:table-row>
        <table:table-row table:style-name="ro1">
          <table:table-cell office:value-type="float" office:value="6735">
            <text:p>6735</text:p>
          </table:table-cell>
        </table:table-row>
        <table:table-row table:style-name="ro1">
          <table:table-cell office:value-type="float" office:value="6780">
            <text:p>6780</text:p>
          </table:table-cell>
        </table:table-row>
        <table:table-row table:style-name="ro1">
          <table:table-cell office:value-type="float" office:value="6824">
            <text:p>6824</text:p>
          </table:table-cell>
        </table:table-row>
        <table:table-row table:style-name="ro1">
          <table:table-cell office:value-type="float" office:value="6869">
            <text:p>6869</text:p>
          </table:table-cell>
        </table:table-row>
        <table:table-row table:style-name="ro1">
          <table:table-cell office:value-type="float" office:value="6912">
            <text:p>6912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190">
            <text:p>6190</text:p>
          </table:table-cell>
        </table:table-row>
        <table:table-row table:style-name="ro1">
          <table:table-cell office:value-type="float" office:value="6288">
            <text:p>6288</text:p>
          </table:table-cell>
        </table:table-row>
        <table:table-row table:style-name="ro1">
          <table:table-cell office:value-type="float" office:value="6338">
            <text:p>6338</text:p>
          </table:table-cell>
        </table:table-row>
        <table:table-row table:style-name="ro1">
          <table:table-cell office:value-type="float" office:value="6386">
            <text:p>6386</text:p>
          </table:table-cell>
        </table:table-row>
        <table:table-row table:style-name="ro1">
          <table:table-cell office:value-type="float" office:value="6433">
            <text:p>6433</text:p>
          </table:table-cell>
        </table:table-row>
        <table:table-row table:style-name="ro1">
          <table:table-cell office:value-type="float" office:value="6480">
            <text:p>6480</text:p>
          </table:table-cell>
        </table:table-row>
        <table:table-row table:style-name="ro1">
          <table:table-cell office:value-type="float" office:value="6527">
            <text:p>6527</text:p>
          </table:table-cell>
        </table:table-row>
        <table:table-row table:style-name="ro1">
          <table:table-cell office:value-type="float" office:value="6574">
            <text:p>6574</text:p>
          </table:table-cell>
        </table:table-row>
        <table:table-row table:style-name="ro1">
          <table:table-cell office:value-type="float" office:value="6620">
            <text:p>6620</text:p>
          </table:table-cell>
        </table:table-row>
        <table:table-row table:style-name="ro1">
          <table:table-cell office:value-type="float" office:value="6664">
            <text:p>6664</text:p>
          </table:table-cell>
        </table:table-row>
        <table:table-row table:style-name="ro1">
          <table:table-cell office:value-type="float" office:value="6709">
            <text:p>6709</text:p>
          </table:table-cell>
        </table:table-row>
        <table:table-row table:style-name="ro1">
          <table:table-cell office:value-type="float" office:value="6752">
            <text:p>6752</text:p>
          </table:table-cell>
        </table:table-row>
        <table:table-row table:style-name="ro1">
          <table:table-cell office:value-type="float" office:value="6796">
            <text:p>6796</text:p>
          </table:table-cell>
        </table:table-row>
        <table:table-row table:style-name="ro1">
          <table:table-cell office:value-type="float" office:value="6841">
            <text:p>6841</text:p>
          </table:table-cell>
        </table:table-row>
        <table:table-row table:style-name="ro1">
          <table:table-cell office:value-type="float" office:value="6885">
            <text:p>6885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239">
            <text:p>6239</text:p>
          </table:table-cell>
        </table:table-row>
        <table:table-row table:style-name="ro1">
          <table:table-cell office:value-type="float" office:value="6305">
            <text:p>6305</text:p>
          </table:table-cell>
        </table:table-row>
        <table:table-row table:style-name="ro1">
          <table:table-cell office:value-type="float" office:value="6361">
            <text:p>6361</text:p>
          </table:table-cell>
        </table:table-row>
        <table:table-row table:style-name="ro1">
          <table:table-cell office:value-type="float" office:value="6408">
            <text:p>6408</text:p>
          </table:table-cell>
        </table:table-row>
        <table:table-row table:style-name="ro1">
          <table:table-cell office:value-type="float" office:value="6457">
            <text:p>6457</text:p>
          </table:table-cell>
        </table:table-row>
        <table:table-row table:style-name="ro1">
          <table:table-cell office:value-type="float" office:value="6504">
            <text:p>6504</text:p>
          </table:table-cell>
        </table:table-row>
        <table:table-row table:style-name="ro1">
          <table:table-cell office:value-type="float" office:value="6552">
            <text:p>6552</text:p>
          </table:table-cell>
        </table:table-row>
        <table:table-row table:style-name="ro1">
          <table:table-cell office:value-type="float" office:value="6601">
            <text:p>6601</text:p>
          </table:table-cell>
        </table:table-row>
        <table:table-row table:style-name="ro1">
          <table:table-cell office:value-type="float" office:value="6651">
            <text:p>6651</text:p>
          </table:table-cell>
        </table:table-row>
        <table:table-row table:style-name="ro1">
          <table:table-cell office:value-type="float" office:value="6695">
            <text:p>6695</text:p>
          </table:table-cell>
        </table:table-row>
        <table:table-row table:style-name="ro1">
          <table:table-cell office:value-type="float" office:value="6742">
            <text:p>6742</text:p>
          </table:table-cell>
        </table:table-row>
        <table:table-row table:style-name="ro1">
          <table:table-cell office:value-type="float" office:value="6783">
            <text:p>6783</text:p>
          </table:table-cell>
        </table:table-row>
        <table:table-row table:style-name="ro1">
          <table:table-cell office:value-type="float" office:value="6831">
            <text:p>6831</text:p>
          </table:table-cell>
        </table:table-row>
        <table:table-row table:style-name="ro1">
          <table:table-cell office:value-type="float" office:value="6876">
            <text:p>6876</text:p>
          </table:table-cell>
        </table:table-row>
        <table:table-row table:style-name="ro1">
          <table:table-cell office:value-type="float" office:value="6920">
            <text:p>6920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399">
            <text:p>6399</text:p>
          </table:table-cell>
        </table:table-row>
        <table:table-row table:style-name="ro1">
          <table:table-cell office:value-type="float" office:value="6513">
            <text:p>6513</text:p>
          </table:table-cell>
        </table:table-row>
        <table:table-row table:style-name="ro1">
          <table:table-cell office:value-type="float" office:value="6554">
            <text:p>6554</text:p>
          </table:table-cell>
        </table:table-row>
        <table:table-row table:style-name="ro1">
          <table:table-cell office:value-type="float" office:value="6610">
            <text:p>6610</text:p>
          </table:table-cell>
        </table:table-row>
        <table:table-row table:style-name="ro1">
          <table:table-cell office:value-type="float" office:value="6659">
            <text:p>6659</text:p>
          </table:table-cell>
        </table:table-row>
        <table:table-row table:style-name="ro1">
          <table:table-cell office:value-type="float" office:value="6707">
            <text:p>6707</text:p>
          </table:table-cell>
        </table:table-row>
        <table:table-row table:style-name="ro1">
          <table:table-cell office:value-type="float" office:value="6748">
            <text:p>6748</text:p>
          </table:table-cell>
        </table:table-row>
        <table:table-row table:style-name="ro1">
          <table:table-cell office:value-type="float" office:value="6799">
            <text:p>6799</text:p>
          </table:table-cell>
        </table:table-row>
        <table:table-row table:style-name="ro1">
          <table:table-cell office:value-type="float" office:value="6850">
            <text:p>6850</text:p>
          </table:table-cell>
        </table:table-row>
        <table:table-row table:style-name="ro1">
          <table:table-cell office:value-type="float" office:value="6894">
            <text:p>6894</text:p>
          </table:table-cell>
        </table:table-row>
        <table:table-row table:style-name="ro1">
          <table:table-cell office:value-type="float" office:value="6938">
            <text:p>6938</text:p>
          </table:table-cell>
        </table:table-row>
        <table:table-row table:style-name="ro1">
          <table:table-cell office:value-type="float" office:value="6983">
            <text:p>6983</text:p>
          </table:table-cell>
        </table:table-row>
        <table:table-row table:style-name="ro1">
          <table:table-cell office:value-type="float" office:value="7025">
            <text:p>7025</text:p>
          </table:table-cell>
        </table:table-row>
        <table:table-row table:style-name="ro1">
          <table:table-cell office:value-type="float" office:value="7072">
            <text:p>7072</text:p>
          </table:table-cell>
        </table:table-row>
        <table:table-row table:style-name="ro1">
          <table:table-cell office:value-type="float" office:value="7113">
            <text:p>7113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371">
            <text:p>6371</text:p>
          </table:table-cell>
        </table:table-row>
        <table:table-row table:style-name="ro1">
          <table:table-cell office:value-type="float" office:value="6482">
            <text:p>6482</text:p>
          </table:table-cell>
        </table:table-row>
        <table:table-row table:style-name="ro1">
          <table:table-cell office:value-type="float" office:value="6547">
            <text:p>6547</text:p>
          </table:table-cell>
        </table:table-row>
        <table:table-row table:style-name="ro1">
          <table:table-cell office:value-type="float" office:value="6597">
            <text:p>6597</text:p>
          </table:table-cell>
        </table:table-row>
        <table:table-row table:style-name="ro1">
          <table:table-cell office:value-type="float" office:value="6645">
            <text:p>6645</text:p>
          </table:table-cell>
        </table:table-row>
        <table:table-row table:style-name="ro1">
          <table:table-cell office:value-type="float" office:value="6693">
            <text:p>6693</text:p>
          </table:table-cell>
        </table:table-row>
        <table:table-row table:style-name="ro1">
          <table:table-cell office:value-type="float" office:value="6741">
            <text:p>6741</text:p>
          </table:table-cell>
        </table:table-row>
        <table:table-row table:style-name="ro1">
          <table:table-cell office:value-type="float" office:value="6789">
            <text:p>6789</text:p>
          </table:table-cell>
        </table:table-row>
        <table:table-row table:style-name="ro1">
          <table:table-cell office:value-type="float" office:value="6834">
            <text:p>6834</text:p>
          </table:table-cell>
        </table:table-row>
        <table:table-row table:style-name="ro1">
          <table:table-cell office:value-type="float" office:value="6880">
            <text:p>6880</text:p>
          </table:table-cell>
        </table:table-row>
        <table:table-row table:style-name="ro1">
          <table:table-cell office:value-type="float" office:value="6924">
            <text:p>6924</text:p>
          </table:table-cell>
        </table:table-row>
        <table:table-row table:style-name="ro1">
          <table:table-cell office:value-type="float" office:value="6969">
            <text:p>6969</text:p>
          </table:table-cell>
        </table:table-row>
        <table:table-row table:style-name="ro1">
          <table:table-cell office:value-type="float" office:value="7013">
            <text:p>7013</text:p>
          </table:table-cell>
        </table:table-row>
        <table:table-row table:style-name="ro1">
          <table:table-cell office:value-type="float" office:value="7058">
            <text:p>7058</text:p>
          </table:table-cell>
        </table:table-row>
        <table:table-row table:style-name="ro1">
          <table:table-cell office:value-type="float" office:value="7103">
            <text:p>7103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349">
            <text:p>6349</text:p>
          </table:table-cell>
        </table:table-row>
        <table:table-row table:style-name="ro1">
          <table:table-cell office:value-type="float" office:value="6414">
            <text:p>6414</text:p>
          </table:table-cell>
        </table:table-row>
        <table:table-row table:style-name="ro1">
          <table:table-cell office:value-type="float" office:value="6464">
            <text:p>6464</text:p>
          </table:table-cell>
        </table:table-row>
        <table:table-row table:style-name="ro1">
          <table:table-cell office:value-type="float" office:value="6512">
            <text:p>6512</text:p>
          </table:table-cell>
        </table:table-row>
        <table:table-row table:style-name="ro1">
          <table:table-cell office:value-type="float" office:value="6583">
            <text:p>6583</text:p>
          </table:table-cell>
        </table:table-row>
        <table:table-row table:style-name="ro1">
          <table:table-cell office:value-type="float" office:value="6631">
            <text:p>6631</text:p>
          </table:table-cell>
        </table:table-row>
        <table:table-row table:style-name="ro1">
          <table:table-cell office:value-type="float" office:value="6679">
            <text:p>6679</text:p>
          </table:table-cell>
        </table:table-row>
        <table:table-row table:style-name="ro1">
          <table:table-cell office:value-type="float" office:value="6727">
            <text:p>6727</text:p>
          </table:table-cell>
        </table:table-row>
        <table:table-row table:style-name="ro1">
          <table:table-cell office:value-type="float" office:value="6773">
            <text:p>6773</text:p>
          </table:table-cell>
        </table:table-row>
        <table:table-row table:style-name="ro1">
          <table:table-cell office:value-type="float" office:value="6818">
            <text:p>6818</text:p>
          </table:table-cell>
        </table:table-row>
        <table:table-row table:style-name="ro1">
          <table:table-cell office:value-type="float" office:value="6862">
            <text:p>6862</text:p>
          </table:table-cell>
        </table:table-row>
        <table:table-row table:style-name="ro1">
          <table:table-cell office:value-type="float" office:value="6907">
            <text:p>6907</text:p>
          </table:table-cell>
        </table:table-row>
        <table:table-row table:style-name="ro1">
          <table:table-cell office:value-type="float" office:value="6952">
            <text:p>6952</text:p>
          </table:table-cell>
        </table:table-row>
        <table:table-row table:style-name="ro1">
          <table:table-cell office:value-type="float" office:value="6997">
            <text:p>6997</text:p>
          </table:table-cell>
        </table:table-row>
        <table:table-row table:style-name="ro1">
          <table:table-cell office:value-type="float" office:value="7042">
            <text:p>7042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486">
            <text:p>6486</text:p>
          </table:table-cell>
        </table:table-row>
        <table:table-row table:style-name="ro1">
          <table:table-cell office:value-type="float" office:value="6622">
            <text:p>6622</text:p>
          </table:table-cell>
        </table:table-row>
        <table:table-row table:style-name="ro1">
          <table:table-cell office:value-type="float" office:value="6664">
            <text:p>6664</text:p>
          </table:table-cell>
        </table:table-row>
        <table:table-row table:style-name="ro1">
          <table:table-cell office:value-type="float" office:value="6722">
            <text:p>6722</text:p>
          </table:table-cell>
        </table:table-row>
        <table:table-row table:style-name="ro1">
          <table:table-cell office:value-type="float" office:value="6770">
            <text:p>6770</text:p>
          </table:table-cell>
        </table:table-row>
        <table:table-row table:style-name="ro1">
          <table:table-cell office:value-type="float" office:value="6817">
            <text:p>6817</text:p>
          </table:table-cell>
        </table:table-row>
        <table:table-row table:style-name="ro1">
          <table:table-cell office:value-type="float" office:value="6869">
            <text:p>6869</text:p>
          </table:table-cell>
        </table:table-row>
        <table:table-row table:style-name="ro1">
          <table:table-cell office:value-type="float" office:value="6918">
            <text:p>6918</text:p>
          </table:table-cell>
        </table:table-row>
        <table:table-row table:style-name="ro1">
          <table:table-cell office:value-type="float" office:value="6963">
            <text:p>6963</text:p>
          </table:table-cell>
        </table:table-row>
        <table:table-row table:style-name="ro1">
          <table:table-cell office:value-type="float" office:value="7008">
            <text:p>7008</text:p>
          </table:table-cell>
        </table:table-row>
        <table:table-row table:style-name="ro1">
          <table:table-cell office:value-type="float" office:value="7054">
            <text:p>7054</text:p>
          </table:table-cell>
        </table:table-row>
        <table:table-row table:style-name="ro1">
          <table:table-cell office:value-type="float" office:value="7099">
            <text:p>7099</text:p>
          </table:table-cell>
        </table:table-row>
        <table:table-row table:style-name="ro1">
          <table:table-cell office:value-type="float" office:value="7144">
            <text:p>7144</text:p>
          </table:table-cell>
        </table:table-row>
        <table:table-row table:style-name="ro1">
          <table:table-cell office:value-type="float" office:value="7189">
            <text:p>7189</text:p>
          </table:table-cell>
        </table:table-row>
        <table:table-row table:style-name="ro1">
          <table:table-cell office:value-type="float" office:value="8562">
            <text:p>8562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521">
            <text:p>6521</text:p>
          </table:table-cell>
        </table:table-row>
        <table:table-row table:style-name="ro1">
          <table:table-cell office:value-type="float" office:value="6632">
            <text:p>6632</text:p>
          </table:table-cell>
        </table:table-row>
        <table:table-row table:style-name="ro1">
          <table:table-cell office:value-type="float" office:value="6686">
            <text:p>6686</text:p>
          </table:table-cell>
        </table:table-row>
        <table:table-row table:style-name="ro1">
          <table:table-cell office:value-type="float" office:value="6735">
            <text:p>6735</text:p>
          </table:table-cell>
        </table:table-row>
        <table:table-row table:style-name="ro1">
          <table:table-cell office:value-type="float" office:value="6786">
            <text:p>6786</text:p>
          </table:table-cell>
        </table:table-row>
        <table:table-row table:style-name="ro1">
          <table:table-cell office:value-type="float" office:value="6835">
            <text:p>6835</text:p>
          </table:table-cell>
        </table:table-row>
        <table:table-row table:style-name="ro1">
          <table:table-cell office:value-type="float" office:value="6884">
            <text:p>6884</text:p>
          </table:table-cell>
        </table:table-row>
        <table:table-row table:style-name="ro1">
          <table:table-cell office:value-type="float" office:value="6933">
            <text:p>6933</text:p>
          </table:table-cell>
        </table:table-row>
        <table:table-row table:style-name="ro1">
          <table:table-cell office:value-type="float" office:value="6978">
            <text:p>6978</text:p>
          </table:table-cell>
        </table:table-row>
        <table:table-row table:style-name="ro1">
          <table:table-cell office:value-type="float" office:value="7023">
            <text:p>7023</text:p>
          </table:table-cell>
        </table:table-row>
        <table:table-row table:style-name="ro1">
          <table:table-cell office:value-type="float" office:value="7069">
            <text:p>7069</text:p>
          </table:table-cell>
        </table:table-row>
        <table:table-row table:style-name="ro1">
          <table:table-cell office:value-type="float" office:value="7115">
            <text:p>7115</text:p>
          </table:table-cell>
        </table:table-row>
        <table:table-row table:style-name="ro1">
          <table:table-cell office:value-type="float" office:value="7160">
            <text:p>7160</text:p>
          </table:table-cell>
        </table:table-row>
        <table:table-row table:style-name="ro1">
          <table:table-cell office:value-type="float" office:value="7205">
            <text:p>7205</text:p>
          </table:table-cell>
        </table:table-row>
        <table:table-row table:style-name="ro1">
          <table:table-cell office:value-type="float" office:value="7251">
            <text:p>7251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035">
            <text:p>5035</text:p>
          </table:table-cell>
        </table:table-row>
        <table:table-row table:style-name="ro1">
          <table:table-cell office:value-type="float" office:value="5075">
            <text:p>5075</text:p>
          </table:table-cell>
        </table:table-row>
        <table:table-row table:style-name="ro1">
          <table:table-cell office:value-type="float" office:value="5118">
            <text:p>5118</text:p>
          </table:table-cell>
        </table:table-row>
        <table:table-row table:style-name="ro1">
          <table:table-cell office:value-type="float" office:value="5159">
            <text:p>5159</text:p>
          </table:table-cell>
        </table:table-row>
        <table:table-row table:style-name="ro1">
          <table:table-cell office:value-type="float" office:value="5198">
            <text:p>5198</text:p>
          </table:table-cell>
        </table:table-row>
        <table:table-row table:style-name="ro1">
          <table:table-cell office:value-type="float" office:value="5237">
            <text:p>5237</text:p>
          </table:table-cell>
        </table:table-row>
        <table:table-row table:style-name="ro1">
          <table:table-cell office:value-type="float" office:value="5277">
            <text:p>5277</text:p>
          </table:table-cell>
        </table:table-row>
        <table:table-row table:style-name="ro1">
          <table:table-cell office:value-type="float" office:value="5316">
            <text:p>5316</text:p>
          </table:table-cell>
        </table:table-row>
        <table:table-row table:style-name="ro1">
          <table:table-cell office:value-type="float" office:value="6942">
            <text:p>6942</text:p>
          </table:table-cell>
        </table:table-row>
        <table:table-row table:style-name="ro1">
          <table:table-cell office:value-type="float" office:value="6978">
            <text:p>6978</text:p>
          </table:table-cell>
        </table:table-row>
        <table:table-row table:style-name="ro1">
          <table:table-cell office:value-type="float" office:value="7014">
            <text:p>7014</text:p>
          </table:table-cell>
        </table:table-row>
        <table:table-row table:style-name="ro1">
          <table:table-cell office:value-type="float" office:value="7164">
            <text:p>7164</text:p>
          </table:table-cell>
        </table:table-row>
        <table:table-row table:style-name="ro1">
          <table:table-cell office:value-type="float" office:value="7201">
            <text:p>7201</text:p>
          </table:table-cell>
        </table:table-row>
        <table:table-row table:style-name="ro1">
          <table:table-cell office:value-type="float" office:value="7236">
            <text:p>7236</text:p>
          </table:table-cell>
        </table:table-row>
        <table:table-row table:style-name="ro1">
          <table:table-cell office:value-type="float" office:value="7272">
            <text:p>7272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540">
            <text:p>6540</text:p>
          </table:table-cell>
        </table:table-row>
        <table:table-row table:style-name="ro1">
          <table:table-cell office:value-type="float" office:value="6597">
            <text:p>6597</text:p>
          </table:table-cell>
        </table:table-row>
        <table:table-row table:style-name="ro1">
          <table:table-cell office:value-type="float" office:value="6651">
            <text:p>6651</text:p>
          </table:table-cell>
        </table:table-row>
        <table:table-row table:style-name="ro1">
          <table:table-cell office:value-type="float" office:value="6700">
            <text:p>6700</text:p>
          </table:table-cell>
        </table:table-row>
        <table:table-row table:style-name="ro1">
          <table:table-cell office:value-type="float" office:value="6749">
            <text:p>6749</text:p>
          </table:table-cell>
        </table:table-row>
        <table:table-row table:style-name="ro1">
          <table:table-cell office:value-type="float" office:value="6798">
            <text:p>6798</text:p>
          </table:table-cell>
        </table:table-row>
        <table:table-row table:style-name="ro1">
          <table:table-cell office:value-type="float" office:value="6847">
            <text:p>6847</text:p>
          </table:table-cell>
        </table:table-row>
        <table:table-row table:style-name="ro1">
          <table:table-cell office:value-type="float" office:value="6895">
            <text:p>6895</text:p>
          </table:table-cell>
        </table:table-row>
        <table:table-row table:style-name="ro1">
          <table:table-cell office:value-type="float" office:value="6946">
            <text:p>6946</text:p>
          </table:table-cell>
        </table:table-row>
        <table:table-row table:style-name="ro1">
          <table:table-cell office:value-type="float" office:value="6992">
            <text:p>6992</text:p>
          </table:table-cell>
        </table:table-row>
        <table:table-row table:style-name="ro1">
          <table:table-cell office:value-type="float" office:value="7037">
            <text:p>7037</text:p>
          </table:table-cell>
        </table:table-row>
        <table:table-row table:style-name="ro1">
          <table:table-cell office:value-type="float" office:value="7971">
            <text:p>7971</text:p>
          </table:table-cell>
        </table:table-row>
        <table:table-row table:style-name="ro1">
          <table:table-cell office:value-type="float" office:value="8018">
            <text:p>8018</text:p>
          </table:table-cell>
        </table:table-row>
        <table:table-row table:style-name="ro1">
          <table:table-cell office:value-type="float" office:value="8063">
            <text:p>8063</text:p>
          </table:table-cell>
        </table:table-row>
        <table:table-row table:style-name="ro1">
          <table:table-cell office:value-type="float" office:value="8109">
            <text:p>8109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132">
            <text:p>5132</text:p>
          </table:table-cell>
        </table:table-row>
        <table:table-row table:style-name="ro1">
          <table:table-cell office:value-type="float" office:value="5165">
            <text:p>5165</text:p>
          </table:table-cell>
        </table:table-row>
        <table:table-row table:style-name="ro1">
          <table:table-cell office:value-type="float" office:value="5200">
            <text:p>5200</text:p>
          </table:table-cell>
        </table:table-row>
        <table:table-row table:style-name="ro1">
          <table:table-cell office:value-type="float" office:value="5233">
            <text:p>5233</text:p>
          </table:table-cell>
        </table:table-row>
        <table:table-row table:style-name="ro1">
          <table:table-cell office:value-type="float" office:value="5268">
            <text:p>5268</text:p>
          </table:table-cell>
        </table:table-row>
        <table:table-row table:style-name="ro1">
          <table:table-cell office:value-type="float" office:value="5303">
            <text:p>5303</text:p>
          </table:table-cell>
        </table:table-row>
        <table:table-row table:style-name="ro1">
          <table:table-cell office:value-type="float" office:value="5356">
            <text:p>5356</text:p>
          </table:table-cell>
        </table:table-row>
        <table:table-row table:style-name="ro1">
          <table:table-cell office:value-type="float" office:value="5393">
            <text:p>5393</text:p>
          </table:table-cell>
        </table:table-row>
        <table:table-row table:style-name="ro1">
          <table:table-cell office:value-type="float" office:value="5536">
            <text:p>5536</text:p>
          </table:table-cell>
        </table:table-row>
        <table:table-row table:style-name="ro1">
          <table:table-cell office:value-type="float" office:value="5566">
            <text:p>5566</text:p>
          </table:table-cell>
        </table:table-row>
        <table:table-row table:style-name="ro1">
          <table:table-cell office:value-type="float" office:value="5596">
            <text:p>5596</text:p>
          </table:table-cell>
        </table:table-row>
        <table:table-row table:style-name="ro1">
          <table:table-cell office:value-type="float" office:value="6266">
            <text:p>6266</text:p>
          </table:table-cell>
        </table:table-row>
        <table:table-row table:style-name="ro1">
          <table:table-cell office:value-type="float" office:value="6302">
            <text:p>6302</text:p>
          </table:table-cell>
        </table:table-row>
        <table:table-row table:style-name="ro1">
          <table:table-cell office:value-type="float" office:value="6337">
            <text:p>6337</text:p>
          </table:table-cell>
        </table:table-row>
        <table:table-row table:style-name="ro1">
          <table:table-cell office:value-type="float" office:value="6658">
            <text:p>6658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513">
            <text:p>4513</text:p>
          </table:table-cell>
        </table:table-row>
        <table:table-row table:style-name="ro1">
          <table:table-cell office:value-type="float" office:value="4566">
            <text:p>4566</text:p>
          </table:table-cell>
        </table:table-row>
        <table:table-row table:style-name="ro1">
          <table:table-cell office:value-type="float" office:value="4631">
            <text:p>4631</text:p>
          </table:table-cell>
        </table:table-row>
        <table:table-row table:style-name="ro1">
          <table:table-cell office:value-type="float" office:value="4669">
            <text:p>4669</text:p>
          </table:table-cell>
        </table:table-row>
        <table:table-row table:style-name="ro1">
          <table:table-cell office:value-type="float" office:value="4707">
            <text:p>4707</text:p>
          </table:table-cell>
        </table:table-row>
        <table:table-row table:style-name="ro1">
          <table:table-cell office:value-type="float" office:value="4745">
            <text:p>4745</text:p>
          </table:table-cell>
        </table:table-row>
        <table:table-row table:style-name="ro1">
          <table:table-cell office:value-type="float" office:value="4783">
            <text:p>4783</text:p>
          </table:table-cell>
        </table:table-row>
        <table:table-row table:style-name="ro1">
          <table:table-cell office:value-type="float" office:value="4821">
            <text:p>4821</text:p>
          </table:table-cell>
        </table:table-row>
        <table:table-row table:style-name="ro1">
          <table:table-cell office:value-type="float" office:value="4858">
            <text:p>4858</text:p>
          </table:table-cell>
        </table:table-row>
        <table:table-row table:style-name="ro1">
          <table:table-cell office:value-type="float" office:value="4894">
            <text:p>4894</text:p>
          </table:table-cell>
        </table:table-row>
        <table:table-row table:style-name="ro1">
          <table:table-cell office:value-type="float" office:value="4930">
            <text:p>4930</text:p>
          </table:table-cell>
        </table:table-row>
        <table:table-row table:style-name="ro1">
          <table:table-cell office:value-type="float" office:value="4966">
            <text:p>4966</text:p>
          </table:table-cell>
        </table:table-row>
        <table:table-row table:style-name="ro1">
          <table:table-cell office:value-type="float" office:value="5049">
            <text:p>5049</text:p>
          </table:table-cell>
        </table:table-row>
        <table:table-row table:style-name="ro1">
          <table:table-cell office:value-type="float" office:value="5086">
            <text:p>5086</text:p>
          </table:table-cell>
        </table:table-row>
        <table:table-row table:style-name="ro1">
          <table:table-cell office:value-type="float" office:value="5125">
            <text:p>5125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591">
            <text:p>5591</text:p>
          </table:table-cell>
        </table:table-row>
        <table:table-row table:style-name="ro1">
          <table:table-cell office:value-type="float" office:value="5672">
            <text:p>5672</text:p>
          </table:table-cell>
        </table:table-row>
        <table:table-row table:style-name="ro1">
          <table:table-cell office:value-type="float" office:value="5715">
            <text:p>5715</text:p>
          </table:table-cell>
        </table:table-row>
        <table:table-row table:style-name="ro1">
          <table:table-cell office:value-type="float" office:value="5757">
            <text:p>5757</text:p>
          </table:table-cell>
        </table:table-row>
        <table:table-row table:style-name="ro1">
          <table:table-cell office:value-type="float" office:value="5798">
            <text:p>5798</text:p>
          </table:table-cell>
        </table:table-row>
        <table:table-row table:style-name="ro1">
          <table:table-cell office:value-type="float" office:value="5839">
            <text:p>5839</text:p>
          </table:table-cell>
        </table:table-row>
        <table:table-row table:style-name="ro1">
          <table:table-cell office:value-type="float" office:value="5880">
            <text:p>5880</text:p>
          </table:table-cell>
        </table:table-row>
        <table:table-row table:style-name="ro1">
          <table:table-cell office:value-type="float" office:value="5922">
            <text:p>5922</text:p>
          </table:table-cell>
        </table:table-row>
        <table:table-row table:style-name="ro1">
          <table:table-cell office:value-type="float" office:value="5966">
            <text:p>5966</text:p>
          </table:table-cell>
        </table:table-row>
        <table:table-row table:style-name="ro1">
          <table:table-cell office:value-type="float" office:value="6005">
            <text:p>6005</text:p>
          </table:table-cell>
        </table:table-row>
        <table:table-row table:style-name="ro1">
          <table:table-cell office:value-type="float" office:value="6045">
            <text:p>6045</text:p>
          </table:table-cell>
        </table:table-row>
        <table:table-row table:style-name="ro1">
          <table:table-cell office:value-type="float" office:value="6084">
            <text:p>6084</text:p>
          </table:table-cell>
        </table:table-row>
        <table:table-row table:style-name="ro1">
          <table:table-cell office:value-type="float" office:value="6174">
            <text:p>6174</text:p>
          </table:table-cell>
        </table:table-row>
        <table:table-row table:style-name="ro1">
          <table:table-cell office:value-type="float" office:value="6217">
            <text:p>6217</text:p>
          </table:table-cell>
        </table:table-row>
        <table:table-row table:style-name="ro1">
          <table:table-cell office:value-type="float" office:value="6674">
            <text:p>6674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390">
            <text:p>4390</text:p>
          </table:table-cell>
        </table:table-row>
        <table:table-row table:style-name="ro1">
          <table:table-cell office:value-type="float" office:value="4448">
            <text:p>4448</text:p>
          </table:table-cell>
        </table:table-row>
        <table:table-row table:style-name="ro1">
          <table:table-cell office:value-type="float" office:value="4489">
            <text:p>4489</text:p>
          </table:table-cell>
        </table:table-row>
        <table:table-row table:style-name="ro1">
          <table:table-cell office:value-type="float" office:value="4531">
            <text:p>4531</text:p>
          </table:table-cell>
        </table:table-row>
        <table:table-row table:style-name="ro1">
          <table:table-cell office:value-type="float" office:value="4572">
            <text:p>4572</text:p>
          </table:table-cell>
        </table:table-row>
        <table:table-row table:style-name="ro1">
          <table:table-cell office:value-type="float" office:value="4613">
            <text:p>4613</text:p>
          </table:table-cell>
        </table:table-row>
        <table:table-row table:style-name="ro1">
          <table:table-cell office:value-type="float" office:value="4655">
            <text:p>4655</text:p>
          </table:table-cell>
        </table:table-row>
        <table:table-row table:style-name="ro1">
          <table:table-cell office:value-type="float" office:value="4696">
            <text:p>4696</text:p>
          </table:table-cell>
        </table:table-row>
        <table:table-row table:style-name="ro1">
          <table:table-cell office:value-type="float" office:value="4732">
            <text:p>4732</text:p>
          </table:table-cell>
        </table:table-row>
        <table:table-row table:style-name="ro1">
          <table:table-cell office:value-type="float" office:value="4776">
            <text:p>4776</text:p>
          </table:table-cell>
        </table:table-row>
        <table:table-row table:style-name="ro1">
          <table:table-cell office:value-type="float" office:value="4864">
            <text:p>4864</text:p>
          </table:table-cell>
        </table:table-row>
        <table:table-row table:style-name="ro1">
          <table:table-cell office:value-type="float" office:value="4903">
            <text:p>4903</text:p>
          </table:table-cell>
        </table:table-row>
        <table:table-row table:style-name="ro1">
          <table:table-cell office:value-type="float" office:value="4942">
            <text:p>4942</text:p>
          </table:table-cell>
        </table:table-row>
        <table:table-row table:style-name="ro1">
          <table:table-cell office:value-type="float" office:value="4982">
            <text:p>4982</text:p>
          </table:table-cell>
        </table:table-row>
        <table:table-row table:style-name="ro1">
          <table:table-cell office:value-type="float" office:value="5024">
            <text:p>5024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369">
            <text:p>4369</text:p>
          </table:table-cell>
        </table:table-row>
        <table:table-row table:style-name="ro1">
          <table:table-cell office:value-type="float" office:value="4413">
            <text:p>4413</text:p>
          </table:table-cell>
        </table:table-row>
        <table:table-row table:style-name="ro1">
          <table:table-cell office:value-type="float" office:value="4470">
            <text:p>4470</text:p>
          </table:table-cell>
        </table:table-row>
        <table:table-row table:style-name="ro1">
          <table:table-cell office:value-type="float" office:value="4511">
            <text:p>4511</text:p>
          </table:table-cell>
        </table:table-row>
        <table:table-row table:style-name="ro1">
          <table:table-cell office:value-type="float" office:value="4552">
            <text:p>4552</text:p>
          </table:table-cell>
        </table:table-row>
        <table:table-row table:style-name="ro1">
          <table:table-cell office:value-type="float" office:value="4594">
            <text:p>4594</text:p>
          </table:table-cell>
        </table:table-row>
        <table:table-row table:style-name="ro1">
          <table:table-cell office:value-type="float" office:value="4654">
            <text:p>4654</text:p>
          </table:table-cell>
        </table:table-row>
        <table:table-row table:style-name="ro1">
          <table:table-cell office:value-type="float" office:value="4697">
            <text:p>4697</text:p>
          </table:table-cell>
        </table:table-row>
        <table:table-row table:style-name="ro1">
          <table:table-cell office:value-type="float" office:value="4738">
            <text:p>4738</text:p>
          </table:table-cell>
        </table:table-row>
        <table:table-row table:style-name="ro1">
          <table:table-cell office:value-type="float" office:value="4820">
            <text:p>4820</text:p>
          </table:table-cell>
        </table:table-row>
        <table:table-row table:style-name="ro1">
          <table:table-cell office:value-type="float" office:value="4860">
            <text:p>4860</text:p>
          </table:table-cell>
        </table:table-row>
        <table:table-row table:style-name="ro1">
          <table:table-cell office:value-type="float" office:value="4899">
            <text:p>4899</text:p>
          </table:table-cell>
        </table:table-row>
        <table:table-row table:style-name="ro1">
          <table:table-cell office:value-type="float" office:value="4939">
            <text:p>4939</text:p>
          </table:table-cell>
        </table:table-row>
        <table:table-row table:style-name="ro1">
          <table:table-cell office:value-type="float" office:value="4979">
            <text:p>4979</text:p>
          </table:table-cell>
        </table:table-row>
        <table:table-row table:style-name="ro1">
          <table:table-cell office:value-type="float" office:value="5020">
            <text:p>5020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295">
            <text:p>4295</text:p>
          </table:table-cell>
        </table:table-row>
        <table:table-row table:style-name="ro1">
          <table:table-cell office:value-type="float" office:value="4355">
            <text:p>4355</text:p>
          </table:table-cell>
        </table:table-row>
        <table:table-row table:style-name="ro1">
          <table:table-cell office:value-type="float" office:value="4396">
            <text:p>4396</text:p>
          </table:table-cell>
        </table:table-row>
        <table:table-row table:style-name="ro1">
          <table:table-cell office:value-type="float" office:value="4438">
            <text:p>4438</text:p>
          </table:table-cell>
        </table:table-row>
        <table:table-row table:style-name="ro1">
          <table:table-cell office:value-type="float" office:value="4479">
            <text:p>4479</text:p>
          </table:table-cell>
        </table:table-row>
        <table:table-row table:style-name="ro1">
          <table:table-cell office:value-type="float" office:value="4521">
            <text:p>4521</text:p>
          </table:table-cell>
        </table:table-row>
        <table:table-row table:style-name="ro1">
          <table:table-cell office:value-type="float" office:value="4562">
            <text:p>4562</text:p>
          </table:table-cell>
        </table:table-row>
        <table:table-row table:style-name="ro1">
          <table:table-cell office:value-type="float" office:value="4604">
            <text:p>4604</text:p>
          </table:table-cell>
        </table:table-row>
        <table:table-row table:style-name="ro1">
          <table:table-cell office:value-type="float" office:value="4645">
            <text:p>4645</text:p>
          </table:table-cell>
        </table:table-row>
        <table:table-row table:style-name="ro1">
          <table:table-cell office:value-type="float" office:value="4683">
            <text:p>4683</text:p>
          </table:table-cell>
        </table:table-row>
        <table:table-row table:style-name="ro1">
          <table:table-cell office:value-type="float" office:value="4723">
            <text:p>4723</text:p>
          </table:table-cell>
        </table:table-row>
        <table:table-row table:style-name="ro1">
          <table:table-cell office:value-type="float" office:value="4761">
            <text:p>4761</text:p>
          </table:table-cell>
        </table:table-row>
        <table:table-row table:style-name="ro1">
          <table:table-cell office:value-type="float" office:value="4800">
            <text:p>4800</text:p>
          </table:table-cell>
        </table:table-row>
        <table:table-row table:style-name="ro1">
          <table:table-cell office:value-type="float" office:value="5229">
            <text:p>5229</text:p>
          </table:table-cell>
        </table:table-row>
        <table:table-row table:style-name="ro1">
          <table:table-cell office:value-type="float" office:value="6965">
            <text:p>6965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322">
            <text:p>4322</text:p>
          </table:table-cell>
        </table:table-row>
        <table:table-row table:style-name="ro1">
          <table:table-cell office:value-type="float" office:value="4406">
            <text:p>4406</text:p>
          </table:table-cell>
        </table:table-row>
        <table:table-row table:style-name="ro1">
          <table:table-cell office:value-type="float" office:value="4465">
            <text:p>4465</text:p>
          </table:table-cell>
        </table:table-row>
        <table:table-row table:style-name="ro1">
          <table:table-cell office:value-type="float" office:value="4507">
            <text:p>4507</text:p>
          </table:table-cell>
        </table:table-row>
        <table:table-row table:style-name="ro1">
          <table:table-cell office:value-type="float" office:value="4548">
            <text:p>4548</text:p>
          </table:table-cell>
        </table:table-row>
        <table:table-row table:style-name="ro1">
          <table:table-cell office:value-type="float" office:value="4590">
            <text:p>4590</text:p>
          </table:table-cell>
        </table:table-row>
        <table:table-row table:style-name="ro1">
          <table:table-cell office:value-type="float" office:value="4631">
            <text:p>4631</text:p>
          </table:table-cell>
        </table:table-row>
        <table:table-row table:style-name="ro1">
          <table:table-cell office:value-type="float" office:value="4672">
            <text:p>4672</text:p>
          </table:table-cell>
        </table:table-row>
        <table:table-row table:style-name="ro1">
          <table:table-cell office:value-type="float" office:value="4714">
            <text:p>4714</text:p>
          </table:table-cell>
        </table:table-row>
        <table:table-row table:style-name="ro1">
          <table:table-cell office:value-type="float" office:value="4752">
            <text:p>4752</text:p>
          </table:table-cell>
        </table:table-row>
        <table:table-row table:style-name="ro1">
          <table:table-cell office:value-type="float" office:value="4791">
            <text:p>4791</text:p>
          </table:table-cell>
        </table:table-row>
        <table:table-row table:style-name="ro1">
          <table:table-cell office:value-type="float" office:value="4830">
            <text:p>4830</text:p>
          </table:table-cell>
        </table:table-row>
        <table:table-row table:style-name="ro1">
          <table:table-cell office:value-type="float" office:value="4870">
            <text:p>4870</text:p>
          </table:table-cell>
        </table:table-row>
        <table:table-row table:style-name="ro1">
          <table:table-cell office:value-type="float" office:value="4909">
            <text:p>4909</text:p>
          </table:table-cell>
        </table:table-row>
        <table:table-row table:style-name="ro1">
          <table:table-cell office:value-type="float" office:value="5351">
            <text:p>5351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326">
            <text:p>4326</text:p>
          </table:table-cell>
        </table:table-row>
        <table:table-row table:style-name="ro1">
          <table:table-cell office:value-type="float" office:value="4385">
            <text:p>4385</text:p>
          </table:table-cell>
        </table:table-row>
        <table:table-row table:style-name="ro1">
          <table:table-cell office:value-type="float" office:value="4427">
            <text:p>4427</text:p>
          </table:table-cell>
        </table:table-row>
        <table:table-row table:style-name="ro1">
          <table:table-cell office:value-type="float" office:value="4469">
            <text:p>4469</text:p>
          </table:table-cell>
        </table:table-row>
        <table:table-row table:style-name="ro1">
          <table:table-cell office:value-type="float" office:value="4511">
            <text:p>4511</text:p>
          </table:table-cell>
        </table:table-row>
        <table:table-row table:style-name="ro1">
          <table:table-cell office:value-type="float" office:value="4552">
            <text:p>4552</text:p>
          </table:table-cell>
        </table:table-row>
        <table:table-row table:style-name="ro1">
          <table:table-cell office:value-type="float" office:value="4594">
            <text:p>4594</text:p>
          </table:table-cell>
        </table:table-row>
        <table:table-row table:style-name="ro1">
          <table:table-cell office:value-type="float" office:value="4635">
            <text:p>4635</text:p>
          </table:table-cell>
        </table:table-row>
        <table:table-row table:style-name="ro1">
          <table:table-cell office:value-type="float" office:value="4677">
            <text:p>4677</text:p>
          </table:table-cell>
        </table:table-row>
        <table:table-row table:style-name="ro1">
          <table:table-cell office:value-type="float" office:value="4716">
            <text:p>4716</text:p>
          </table:table-cell>
        </table:table-row>
        <table:table-row table:style-name="ro1">
          <table:table-cell office:value-type="float" office:value="4755">
            <text:p>4755</text:p>
          </table:table-cell>
        </table:table-row>
        <table:table-row table:style-name="ro1">
          <table:table-cell office:value-type="float" office:value="4794">
            <text:p>4794</text:p>
          </table:table-cell>
        </table:table-row>
        <table:table-row table:style-name="ro1">
          <table:table-cell office:value-type="float" office:value="4833">
            <text:p>4833</text:p>
          </table:table-cell>
        </table:table-row>
        <table:table-row table:style-name="ro1">
          <table:table-cell office:value-type="float" office:value="4924">
            <text:p>4924</text:p>
          </table:table-cell>
        </table:table-row>
        <table:table-row table:style-name="ro1">
          <table:table-cell office:value-type="float" office:value="5331">
            <text:p>5331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520">
            <text:p>11520</text:p>
          </table:table-cell>
        </table:table-row>
        <table:table-row table:style-name="ro1">
          <table:table-cell office:value-type="float" office:value="5093">
            <text:p>5093</text:p>
          </table:table-cell>
        </table:table-row>
        <table:table-row table:style-name="ro1">
          <table:table-cell office:value-type="float" office:value="5129">
            <text:p>5129</text:p>
          </table:table-cell>
        </table:table-row>
        <table:table-row table:style-name="ro1">
          <table:table-cell office:value-type="float" office:value="5165">
            <text:p>5165</text:p>
          </table:table-cell>
        </table:table-row>
        <table:table-row table:style-name="ro1">
          <table:table-cell office:value-type="float" office:value="5200">
            <text:p>5200</text:p>
          </table:table-cell>
        </table:table-row>
        <table:table-row table:style-name="ro1">
          <table:table-cell office:value-type="float" office:value="5235">
            <text:p>5235</text:p>
          </table:table-cell>
        </table:table-row>
        <table:table-row table:style-name="ro1">
          <table:table-cell office:value-type="float" office:value="5269">
            <text:p>5269</text:p>
          </table:table-cell>
        </table:table-row>
        <table:table-row table:style-name="ro1">
          <table:table-cell office:value-type="float" office:value="5453">
            <text:p>5453</text:p>
          </table:table-cell>
        </table:table-row>
        <table:table-row table:style-name="ro1">
          <table:table-cell office:value-type="float" office:value="5505">
            <text:p>5505</text:p>
          </table:table-cell>
        </table:table-row>
        <table:table-row table:style-name="ro1">
          <table:table-cell office:value-type="float" office:value="5552">
            <text:p>5552</text:p>
          </table:table-cell>
        </table:table-row>
        <table:table-row table:style-name="ro1">
          <table:table-cell office:value-type="float" office:value="5584">
            <text:p>5584</text:p>
          </table:table-cell>
        </table:table-row>
        <table:table-row table:style-name="ro1">
          <table:table-cell office:value-type="float" office:value="5614">
            <text:p>5614</text:p>
          </table:table-cell>
        </table:table-row>
        <table:table-row table:style-name="ro1">
          <table:table-cell office:value-type="float" office:value="5648">
            <text:p>5648</text:p>
          </table:table-cell>
        </table:table-row>
        <table:table-row table:style-name="ro1">
          <table:table-cell office:value-type="float" office:value="5916">
            <text:p>5916</text:p>
          </table:table-cell>
        </table:table-row>
        <table:table-row table:style-name="ro1">
          <table:table-cell office:value-type="float" office:value="5948">
            <text:p>5948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848">
            <text:p>4848</text:p>
          </table:table-cell>
        </table:table-row>
        <table:table-row table:style-name="ro1">
          <table:table-cell office:value-type="float" office:value="4905">
            <text:p>4905</text:p>
          </table:table-cell>
        </table:table-row>
        <table:table-row table:style-name="ro1">
          <table:table-cell office:value-type="float" office:value="4948">
            <text:p>4948</text:p>
          </table:table-cell>
        </table:table-row>
        <table:table-row table:style-name="ro1">
          <table:table-cell office:value-type="float" office:value="4991">
            <text:p>4991</text:p>
          </table:table-cell>
        </table:table-row>
        <table:table-row table:style-name="ro1">
          <table:table-cell office:value-type="float" office:value="5053">
            <text:p>5053</text:p>
          </table:table-cell>
        </table:table-row>
        <table:table-row table:style-name="ro1">
          <table:table-cell office:value-type="float" office:value="5095">
            <text:p>5095</text:p>
          </table:table-cell>
        </table:table-row>
        <table:table-row table:style-name="ro1">
          <table:table-cell office:value-type="float" office:value="5136">
            <text:p>5136</text:p>
          </table:table-cell>
        </table:table-row>
        <table:table-row table:style-name="ro1">
          <table:table-cell office:value-type="float" office:value="5184">
            <text:p>5184</text:p>
          </table:table-cell>
        </table:table-row>
        <table:table-row table:style-name="ro1">
          <table:table-cell office:value-type="float" office:value="5226">
            <text:p>5226</text:p>
          </table:table-cell>
        </table:table-row>
        <table:table-row table:style-name="ro1">
          <table:table-cell office:value-type="float" office:value="5266">
            <text:p>5266</text:p>
          </table:table-cell>
        </table:table-row>
        <table:table-row table:style-name="ro1">
          <table:table-cell office:value-type="float" office:value="5307">
            <text:p>5307</text:p>
          </table:table-cell>
        </table:table-row>
        <table:table-row table:style-name="ro1">
          <table:table-cell office:value-type="float" office:value="5347">
            <text:p>5347</text:p>
          </table:table-cell>
        </table:table-row>
        <table:table-row table:style-name="ro1">
          <table:table-cell office:value-type="float" office:value="5387">
            <text:p>5387</text:p>
          </table:table-cell>
        </table:table-row>
        <table:table-row table:style-name="ro1">
          <table:table-cell office:value-type="float" office:value="5427">
            <text:p>5427</text:p>
          </table:table-cell>
        </table:table-row>
        <table:table-row table:style-name="ro1">
          <table:table-cell office:value-type="float" office:value="5467">
            <text:p>5467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684">
            <text:p>3684</text:p>
          </table:table-cell>
        </table:table-row>
        <table:table-row table:style-name="ro1">
          <table:table-cell office:value-type="float" office:value="3721">
            <text:p>3721</text:p>
          </table:table-cell>
        </table:table-row>
        <table:table-row table:style-name="ro1">
          <table:table-cell office:value-type="float" office:value="3755">
            <text:p>3755</text:p>
          </table:table-cell>
        </table:table-row>
        <table:table-row table:style-name="ro1">
          <table:table-cell office:value-type="float" office:value="3793">
            <text:p>3793</text:p>
          </table:table-cell>
        </table:table-row>
        <table:table-row table:style-name="ro1">
          <table:table-cell office:value-type="float" office:value="3832">
            <text:p>3832</text:p>
          </table:table-cell>
        </table:table-row>
        <table:table-row table:style-name="ro1">
          <table:table-cell office:value-type="float" office:value="3867">
            <text:p>3867</text:p>
          </table:table-cell>
        </table:table-row>
        <table:table-row table:style-name="ro1">
          <table:table-cell office:value-type="float" office:value="3901">
            <text:p>3901</text:p>
          </table:table-cell>
        </table:table-row>
        <table:table-row table:style-name="ro1">
          <table:table-cell office:value-type="float" office:value="5017">
            <text:p>5017</text:p>
          </table:table-cell>
        </table:table-row>
        <table:table-row table:style-name="ro1">
          <table:table-cell office:value-type="float" office:value="5110">
            <text:p>5110</text:p>
          </table:table-cell>
        </table:table-row>
        <table:table-row table:style-name="ro1">
          <table:table-cell office:value-type="float" office:value="5143">
            <text:p>5143</text:p>
          </table:table-cell>
        </table:table-row>
        <table:table-row table:style-name="ro1">
          <table:table-cell office:value-type="float" office:value="5175">
            <text:p>5175</text:p>
          </table:table-cell>
        </table:table-row>
        <table:table-row table:style-name="ro1">
          <table:table-cell office:value-type="float" office:value="5207">
            <text:p>5207</text:p>
          </table:table-cell>
        </table:table-row>
        <table:table-row table:style-name="ro1">
          <table:table-cell office:value-type="float" office:value="5239">
            <text:p>5239</text:p>
          </table:table-cell>
        </table:table-row>
        <table:table-row table:style-name="ro1">
          <table:table-cell office:value-type="float" office:value="5271">
            <text:p>5271</text:p>
          </table:table-cell>
        </table:table-row>
        <table:table-row table:style-name="ro1">
          <table:table-cell office:value-type="float" office:value="5305">
            <text:p>5305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920">
            <text:p>4920</text:p>
          </table:table-cell>
        </table:table-row>
        <table:table-row table:style-name="ro1">
          <table:table-cell office:value-type="float" office:value="4982">
            <text:p>4982</text:p>
          </table:table-cell>
        </table:table-row>
        <table:table-row table:style-name="ro1">
          <table:table-cell office:value-type="float" office:value="5067">
            <text:p>5067</text:p>
          </table:table-cell>
        </table:table-row>
        <table:table-row table:style-name="ro1">
          <table:table-cell office:value-type="float" office:value="5117">
            <text:p>5117</text:p>
          </table:table-cell>
        </table:table-row>
        <table:table-row table:style-name="ro1">
          <table:table-cell office:value-type="float" office:value="5167">
            <text:p>5167</text:p>
          </table:table-cell>
        </table:table-row>
        <table:table-row table:style-name="ro1">
          <table:table-cell office:value-type="float" office:value="5216">
            <text:p>5216</text:p>
          </table:table-cell>
        </table:table-row>
        <table:table-row table:style-name="ro1">
          <table:table-cell office:value-type="float" office:value="5267">
            <text:p>5267</text:p>
          </table:table-cell>
        </table:table-row>
        <table:table-row table:style-name="ro1">
          <table:table-cell office:value-type="float" office:value="5316">
            <text:p>5316</text:p>
          </table:table-cell>
        </table:table-row>
        <table:table-row table:style-name="ro1">
          <table:table-cell office:value-type="float" office:value="5366">
            <text:p>5366</text:p>
          </table:table-cell>
        </table:table-row>
        <table:table-row table:style-name="ro1">
          <table:table-cell office:value-type="float" office:value="5415">
            <text:p>5415</text:p>
          </table:table-cell>
        </table:table-row>
        <table:table-row table:style-name="ro1">
          <table:table-cell office:value-type="float" office:value="5534">
            <text:p>5534</text:p>
          </table:table-cell>
        </table:table-row>
        <table:table-row table:style-name="ro1">
          <table:table-cell office:value-type="float" office:value="5583">
            <text:p>5583</text:p>
          </table:table-cell>
        </table:table-row>
        <table:table-row table:style-name="ro1">
          <table:table-cell office:value-type="float" office:value="5627">
            <text:p>5627</text:p>
          </table:table-cell>
        </table:table-row>
        <table:table-row table:style-name="ro1">
          <table:table-cell office:value-type="float" office:value="5671">
            <text:p>5671</text:p>
          </table:table-cell>
        </table:table-row>
        <table:table-row table:style-name="ro1">
          <table:table-cell office:value-type="float" office:value="5720">
            <text:p>5720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755">
            <text:p>3755</text:p>
          </table:table-cell>
        </table:table-row>
        <table:table-row table:style-name="ro1">
          <table:table-cell office:value-type="float" office:value="3791">
            <text:p>3791</text:p>
          </table:table-cell>
        </table:table-row>
        <table:table-row table:style-name="ro1">
          <table:table-cell office:value-type="float" office:value="3825">
            <text:p>3825</text:p>
          </table:table-cell>
        </table:table-row>
        <table:table-row table:style-name="ro1">
          <table:table-cell office:value-type="float" office:value="3860">
            <text:p>3860</text:p>
          </table:table-cell>
        </table:table-row>
        <table:table-row table:style-name="ro1">
          <table:table-cell office:value-type="float" office:value="3893">
            <text:p>3893</text:p>
          </table:table-cell>
        </table:table-row>
        <table:table-row table:style-name="ro1">
          <table:table-cell office:value-type="float" office:value="3941">
            <text:p>3941</text:p>
          </table:table-cell>
        </table:table-row>
        <table:table-row table:style-name="ro1">
          <table:table-cell office:value-type="float" office:value="3978">
            <text:p>3978</text:p>
          </table:table-cell>
        </table:table-row>
        <table:table-row table:style-name="ro1">
          <table:table-cell office:value-type="float" office:value="5127">
            <text:p>5127</text:p>
          </table:table-cell>
        </table:table-row>
        <table:table-row table:style-name="ro1">
          <table:table-cell office:value-type="float" office:value="5161">
            <text:p>5161</text:p>
          </table:table-cell>
        </table:table-row>
        <table:table-row table:style-name="ro1">
          <table:table-cell office:value-type="float" office:value="5253">
            <text:p>5253</text:p>
          </table:table-cell>
        </table:table-row>
        <table:table-row table:style-name="ro1">
          <table:table-cell office:value-type="float" office:value="5285">
            <text:p>5285</text:p>
          </table:table-cell>
        </table:table-row>
        <table:table-row table:style-name="ro1">
          <table:table-cell office:value-type="float" office:value="5317">
            <text:p>5317</text:p>
          </table:table-cell>
        </table:table-row>
        <table:table-row table:style-name="ro1">
          <table:table-cell office:value-type="float" office:value="5349">
            <text:p>5349</text:p>
          </table:table-cell>
        </table:table-row>
        <table:table-row table:style-name="ro1">
          <table:table-cell office:value-type="float" office:value="5381">
            <text:p>5381</text:p>
          </table:table-cell>
        </table:table-row>
        <table:table-row table:style-name="ro1">
          <table:table-cell office:value-type="float" office:value="5491">
            <text:p>5491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812">
            <text:p>4812</text:p>
          </table:table-cell>
        </table:table-row>
        <table:table-row table:style-name="ro1">
          <table:table-cell office:value-type="float" office:value="4881">
            <text:p>4881</text:p>
          </table:table-cell>
        </table:table-row>
        <table:table-row table:style-name="ro1">
          <table:table-cell office:value-type="float" office:value="4923">
            <text:p>4923</text:p>
          </table:table-cell>
        </table:table-row>
        <table:table-row table:style-name="ro1">
          <table:table-cell office:value-type="float" office:value="4965">
            <text:p>4965</text:p>
          </table:table-cell>
        </table:table-row>
        <table:table-row table:style-name="ro1">
          <table:table-cell office:value-type="float" office:value="5007">
            <text:p>5007</text:p>
          </table:table-cell>
        </table:table-row>
        <table:table-row table:style-name="ro1">
          <table:table-cell office:value-type="float" office:value="5050">
            <text:p>5050</text:p>
          </table:table-cell>
        </table:table-row>
        <table:table-row table:style-name="ro1">
          <table:table-cell office:value-type="float" office:value="5093">
            <text:p>5093</text:p>
          </table:table-cell>
        </table:table-row>
        <table:table-row table:style-name="ro1">
          <table:table-cell office:value-type="float" office:value="5135">
            <text:p>5135</text:p>
          </table:table-cell>
        </table:table-row>
        <table:table-row table:style-name="ro1">
          <table:table-cell office:value-type="float" office:value="5178">
            <text:p>5178</text:p>
          </table:table-cell>
        </table:table-row>
        <table:table-row table:style-name="ro1">
          <table:table-cell office:value-type="float" office:value="5219">
            <text:p>5219</text:p>
          </table:table-cell>
        </table:table-row>
        <table:table-row table:style-name="ro1">
          <table:table-cell office:value-type="float" office:value="5259">
            <text:p>5259</text:p>
          </table:table-cell>
        </table:table-row>
        <table:table-row table:style-name="ro1">
          <table:table-cell office:value-type="float" office:value="5299">
            <text:p>5299</text:p>
          </table:table-cell>
        </table:table-row>
        <table:table-row table:style-name="ro1">
          <table:table-cell office:value-type="float" office:value="5340">
            <text:p>5340</text:p>
          </table:table-cell>
        </table:table-row>
        <table:table-row table:style-name="ro1">
          <table:table-cell office:value-type="float" office:value="5380">
            <text:p>5380</text:p>
          </table:table-cell>
        </table:table-row>
        <table:table-row table:style-name="ro1">
          <table:table-cell office:value-type="float" office:value="5851">
            <text:p>5851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860">
            <text:p>4860</text:p>
          </table:table-cell>
        </table:table-row>
        <table:table-row table:style-name="ro1">
          <table:table-cell office:value-type="float" office:value="4921">
            <text:p>4921</text:p>
          </table:table-cell>
        </table:table-row>
        <table:table-row table:style-name="ro1">
          <table:table-cell office:value-type="float" office:value="4980">
            <text:p>4980</text:p>
          </table:table-cell>
        </table:table-row>
        <table:table-row table:style-name="ro1">
          <table:table-cell office:value-type="float" office:value="5023">
            <text:p>5023</text:p>
          </table:table-cell>
        </table:table-row>
        <table:table-row table:style-name="ro1">
          <table:table-cell office:value-type="float" office:value="5066">
            <text:p>5066</text:p>
          </table:table-cell>
        </table:table-row>
        <table:table-row table:style-name="ro1">
          <table:table-cell office:value-type="float" office:value="5110">
            <text:p>5110</text:p>
          </table:table-cell>
        </table:table-row>
        <table:table-row table:style-name="ro1">
          <table:table-cell office:value-type="float" office:value="5154">
            <text:p>5154</text:p>
          </table:table-cell>
        </table:table-row>
        <table:table-row table:style-name="ro1">
          <table:table-cell office:value-type="float" office:value="5197">
            <text:p>5197</text:p>
          </table:table-cell>
        </table:table-row>
        <table:table-row table:style-name="ro1">
          <table:table-cell office:value-type="float" office:value="5240">
            <text:p>5240</text:p>
          </table:table-cell>
        </table:table-row>
        <table:table-row table:style-name="ro1">
          <table:table-cell office:value-type="float" office:value="5282">
            <text:p>5282</text:p>
          </table:table-cell>
        </table:table-row>
        <table:table-row table:style-name="ro1">
          <table:table-cell office:value-type="float" office:value="5323">
            <text:p>5323</text:p>
          </table:table-cell>
        </table:table-row>
        <table:table-row table:style-name="ro1">
          <table:table-cell office:value-type="float" office:value="5363">
            <text:p>5363</text:p>
          </table:table-cell>
        </table:table-row>
        <table:table-row table:style-name="ro1">
          <table:table-cell office:value-type="float" office:value="5404">
            <text:p>5404</text:p>
          </table:table-cell>
        </table:table-row>
        <table:table-row table:style-name="ro1">
          <table:table-cell office:value-type="float" office:value="5445">
            <text:p>5445</text:p>
          </table:table-cell>
        </table:table-row>
        <table:table-row table:style-name="ro1">
          <table:table-cell office:value-type="float" office:value="5540">
            <text:p>5540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144">
            <text:p>5144</text:p>
          </table:table-cell>
        </table:table-row>
        <table:table-row table:style-name="ro1">
          <table:table-cell office:value-type="float" office:value="5224">
            <text:p>5224</text:p>
          </table:table-cell>
        </table:table-row>
        <table:table-row table:style-name="ro1">
          <table:table-cell office:value-type="float" office:value="5642">
            <text:p>5642</text:p>
          </table:table-cell>
        </table:table-row>
        <table:table-row table:style-name="ro1">
          <table:table-cell office:value-type="float" office:value="5684">
            <text:p>5684</text:p>
          </table:table-cell>
        </table:table-row>
        <table:table-row table:style-name="ro1">
          <table:table-cell office:value-type="float" office:value="5728">
            <text:p>5728</text:p>
          </table:table-cell>
        </table:table-row>
        <table:table-row table:style-name="ro1">
          <table:table-cell office:value-type="float" office:value="5772">
            <text:p>5772</text:p>
          </table:table-cell>
        </table:table-row>
        <table:table-row table:style-name="ro1">
          <table:table-cell office:value-type="float" office:value="5816">
            <text:p>5816</text:p>
          </table:table-cell>
        </table:table-row>
        <table:table-row table:style-name="ro1">
          <table:table-cell office:value-type="float" office:value="5859">
            <text:p>5859</text:p>
          </table:table-cell>
        </table:table-row>
        <table:table-row table:style-name="ro1">
          <table:table-cell office:value-type="float" office:value="5903">
            <text:p>5903</text:p>
          </table:table-cell>
        </table:table-row>
        <table:table-row table:style-name="ro1">
          <table:table-cell office:value-type="float" office:value="5944">
            <text:p>5944</text:p>
          </table:table-cell>
        </table:table-row>
        <table:table-row table:style-name="ro1">
          <table:table-cell office:value-type="float" office:value="5985">
            <text:p>5985</text:p>
          </table:table-cell>
        </table:table-row>
        <table:table-row table:style-name="ro1">
          <table:table-cell office:value-type="float" office:value="6026">
            <text:p>6026</text:p>
          </table:table-cell>
        </table:table-row>
        <table:table-row table:style-name="ro1">
          <table:table-cell office:value-type="float" office:value="6066">
            <text:p>6066</text:p>
          </table:table-cell>
        </table:table-row>
        <table:table-row table:style-name="ro1">
          <table:table-cell office:value-type="float" office:value="6107">
            <text:p>6107</text:p>
          </table:table-cell>
        </table:table-row>
        <table:table-row table:style-name="ro1">
          <table:table-cell office:value-type="float" office:value="6224">
            <text:p>6224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020">
            <text:p>5020</text:p>
          </table:table-cell>
        </table:table-row>
        <table:table-row table:style-name="ro1">
          <table:table-cell office:value-type="float" office:value="5114">
            <text:p>5114</text:p>
          </table:table-cell>
        </table:table-row>
        <table:table-row table:style-name="ro1">
          <table:table-cell office:value-type="float" office:value="5466">
            <text:p>5466</text:p>
          </table:table-cell>
        </table:table-row>
        <table:table-row table:style-name="ro1">
          <table:table-cell office:value-type="float" office:value="5750">
            <text:p>5750</text:p>
          </table:table-cell>
        </table:table-row>
        <table:table-row table:style-name="ro1">
          <table:table-cell office:value-type="float" office:value="5791">
            <text:p>5791</text:p>
          </table:table-cell>
        </table:table-row>
        <table:table-row table:style-name="ro1">
          <table:table-cell office:value-type="float" office:value="5832">
            <text:p>5832</text:p>
          </table:table-cell>
        </table:table-row>
        <table:table-row table:style-name="ro1">
          <table:table-cell office:value-type="float" office:value="6183">
            <text:p>6183</text:p>
          </table:table-cell>
        </table:table-row>
        <table:table-row table:style-name="ro1">
          <table:table-cell office:value-type="float" office:value="6224">
            <text:p>6224</text:p>
          </table:table-cell>
        </table:table-row>
        <table:table-row table:style-name="ro1">
          <table:table-cell office:value-type="float" office:value="6259">
            <text:p>6259</text:p>
          </table:table-cell>
        </table:table-row>
        <table:table-row table:style-name="ro1">
          <table:table-cell office:value-type="float" office:value="6292">
            <text:p>6292</text:p>
          </table:table-cell>
        </table:table-row>
        <table:table-row table:style-name="ro1">
          <table:table-cell office:value-type="float" office:value="6324">
            <text:p>6324</text:p>
          </table:table-cell>
        </table:table-row>
        <table:table-row table:style-name="ro1">
          <table:table-cell office:value-type="float" office:value="6356">
            <text:p>6356</text:p>
          </table:table-cell>
        </table:table-row>
        <table:table-row table:style-name="ro1">
          <table:table-cell office:value-type="float" office:value="6389">
            <text:p>6389</text:p>
          </table:table-cell>
        </table:table-row>
        <table:table-row table:style-name="ro1">
          <table:table-cell office:value-type="float" office:value="6422">
            <text:p>6422</text:p>
          </table:table-cell>
        </table:table-row>
        <table:table-row table:style-name="ro1">
          <table:table-cell office:value-type="float" office:value="6542">
            <text:p>6542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465">
            <text:p>11465</text:p>
          </table:table-cell>
        </table:table-row>
        <table:table-row table:style-name="ro1">
          <table:table-cell office:value-type="float" office:value="5326">
            <text:p>5326</text:p>
          </table:table-cell>
        </table:table-row>
        <table:table-row table:style-name="ro1">
          <table:table-cell office:value-type="float" office:value="5404">
            <text:p>5404</text:p>
          </table:table-cell>
        </table:table-row>
        <table:table-row table:style-name="ro1">
          <table:table-cell office:value-type="float" office:value="5447">
            <text:p>5447</text:p>
          </table:table-cell>
        </table:table-row>
        <table:table-row table:style-name="ro1">
          <table:table-cell office:value-type="float" office:value="5491">
            <text:p>5491</text:p>
          </table:table-cell>
        </table:table-row>
        <table:table-row table:style-name="ro1">
          <table:table-cell office:value-type="float" office:value="5535">
            <text:p>5535</text:p>
          </table:table-cell>
        </table:table-row>
        <table:table-row table:style-name="ro1">
          <table:table-cell office:value-type="float" office:value="5578">
            <text:p>5578</text:p>
          </table:table-cell>
        </table:table-row>
        <table:table-row table:style-name="ro1">
          <table:table-cell office:value-type="float" office:value="5622">
            <text:p>5622</text:p>
          </table:table-cell>
        </table:table-row>
        <table:table-row table:style-name="ro1">
          <table:table-cell office:value-type="float" office:value="5665">
            <text:p>5665</text:p>
          </table:table-cell>
        </table:table-row>
        <table:table-row table:style-name="ro1">
          <table:table-cell office:value-type="float" office:value="5709">
            <text:p>5709</text:p>
          </table:table-cell>
        </table:table-row>
        <table:table-row table:style-name="ro1">
          <table:table-cell office:value-type="float" office:value="5750">
            <text:p>5750</text:p>
          </table:table-cell>
        </table:table-row>
        <table:table-row table:style-name="ro1">
          <table:table-cell office:value-type="float" office:value="5790">
            <text:p>5790</text:p>
          </table:table-cell>
        </table:table-row>
        <table:table-row table:style-name="ro1">
          <table:table-cell office:value-type="float" office:value="5831">
            <text:p>5831</text:p>
          </table:table-cell>
        </table:table-row>
        <table:table-row table:style-name="ro1">
          <table:table-cell office:value-type="float" office:value="5872">
            <text:p>5872</text:p>
          </table:table-cell>
        </table:table-row>
        <table:table-row table:style-name="ro1">
          <table:table-cell office:value-type="float" office:value="5978">
            <text:p>5978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598">
            <text:p>10598</text:p>
          </table:table-cell>
        </table:table-row>
        <table:table-row table:style-name="ro1">
          <table:table-cell office:value-type="float" office:value="5389">
            <text:p>5389</text:p>
          </table:table-cell>
        </table:table-row>
        <table:table-row table:style-name="ro1">
          <table:table-cell office:value-type="float" office:value="5451">
            <text:p>5451</text:p>
          </table:table-cell>
        </table:table-row>
        <table:table-row table:style-name="ro1">
          <table:table-cell office:value-type="float" office:value="5495">
            <text:p>5495</text:p>
          </table:table-cell>
        </table:table-row>
        <table:table-row table:style-name="ro1">
          <table:table-cell office:value-type="float" office:value="5561">
            <text:p>5561</text:p>
          </table:table-cell>
        </table:table-row>
        <table:table-row table:style-name="ro1">
          <table:table-cell office:value-type="float" office:value="5606">
            <text:p>5606</text:p>
          </table:table-cell>
        </table:table-row>
        <table:table-row table:style-name="ro1">
          <table:table-cell office:value-type="float" office:value="5649">
            <text:p>5649</text:p>
          </table:table-cell>
        </table:table-row>
        <table:table-row table:style-name="ro1">
          <table:table-cell office:value-type="float" office:value="5693">
            <text:p>5693</text:p>
          </table:table-cell>
        </table:table-row>
        <table:table-row table:style-name="ro1">
          <table:table-cell office:value-type="float" office:value="5738">
            <text:p>5738</text:p>
          </table:table-cell>
        </table:table-row>
        <table:table-row table:style-name="ro1">
          <table:table-cell office:value-type="float" office:value="5782">
            <text:p>5782</text:p>
          </table:table-cell>
        </table:table-row>
        <table:table-row table:style-name="ro1">
          <table:table-cell office:value-type="float" office:value="5823">
            <text:p>5823</text:p>
          </table:table-cell>
        </table:table-row>
        <table:table-row table:style-name="ro1">
          <table:table-cell office:value-type="float" office:value="5864">
            <text:p>5864</text:p>
          </table:table-cell>
        </table:table-row>
        <table:table-row table:style-name="ro1">
          <table:table-cell office:value-type="float" office:value="5905">
            <text:p>5905</text:p>
          </table:table-cell>
        </table:table-row>
        <table:table-row table:style-name="ro1">
          <table:table-cell office:value-type="float" office:value="5999">
            <text:p>5999</text:p>
          </table:table-cell>
        </table:table-row>
        <table:table-row table:style-name="ro1">
          <table:table-cell office:value-type="float" office:value="6041">
            <text:p>6041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270">
            <text:p>5270</text:p>
          </table:table-cell>
        </table:table-row>
        <table:table-row table:style-name="ro1">
          <table:table-cell office:value-type="float" office:value="5335">
            <text:p>5335</text:p>
          </table:table-cell>
        </table:table-row>
        <table:table-row table:style-name="ro1">
          <table:table-cell office:value-type="float" office:value="5379">
            <text:p>5379</text:p>
          </table:table-cell>
        </table:table-row>
        <table:table-row table:style-name="ro1">
          <table:table-cell office:value-type="float" office:value="5427">
            <text:p>5427</text:p>
          </table:table-cell>
        </table:table-row>
        <table:table-row table:style-name="ro1">
          <table:table-cell office:value-type="float" office:value="5472">
            <text:p>5472</text:p>
          </table:table-cell>
        </table:table-row>
        <table:table-row table:style-name="ro1">
          <table:table-cell office:value-type="float" office:value="5516">
            <text:p>5516</text:p>
          </table:table-cell>
        </table:table-row>
        <table:table-row table:style-name="ro1">
          <table:table-cell office:value-type="float" office:value="5561">
            <text:p>5561</text:p>
          </table:table-cell>
        </table:table-row>
        <table:table-row table:style-name="ro1">
          <table:table-cell office:value-type="float" office:value="5605">
            <text:p>5605</text:p>
          </table:table-cell>
        </table:table-row>
        <table:table-row table:style-name="ro1">
          <table:table-cell office:value-type="float" office:value="5649">
            <text:p>5649</text:p>
          </table:table-cell>
        </table:table-row>
        <table:table-row table:style-name="ro1">
          <table:table-cell office:value-type="float" office:value="5690">
            <text:p>5690</text:p>
          </table:table-cell>
        </table:table-row>
        <table:table-row table:style-name="ro1">
          <table:table-cell office:value-type="float" office:value="5731">
            <text:p>5731</text:p>
          </table:table-cell>
        </table:table-row>
        <table:table-row table:style-name="ro1">
          <table:table-cell office:value-type="float" office:value="5773">
            <text:p>5773</text:p>
          </table:table-cell>
        </table:table-row>
        <table:table-row table:style-name="ro1">
          <table:table-cell office:value-type="float" office:value="5814">
            <text:p>5814</text:p>
          </table:table-cell>
        </table:table-row>
        <table:table-row table:style-name="ro1">
          <table:table-cell office:value-type="float" office:value="5910">
            <text:p>5910</text:p>
          </table:table-cell>
        </table:table-row>
        <table:table-row table:style-name="ro1">
          <table:table-cell office:value-type="float" office:value="7354">
            <text:p>7354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545">
            <text:p>5545</text:p>
          </table:table-cell>
        </table:table-row>
        <table:table-row table:style-name="ro1">
          <table:table-cell office:value-type="float" office:value="5604">
            <text:p>5604</text:p>
          </table:table-cell>
        </table:table-row>
        <table:table-row table:style-name="ro1">
          <table:table-cell office:value-type="float" office:value="5648">
            <text:p>5648</text:p>
          </table:table-cell>
        </table:table-row>
        <table:table-row table:style-name="ro1">
          <table:table-cell office:value-type="float" office:value="5709">
            <text:p>5709</text:p>
          </table:table-cell>
        </table:table-row>
        <table:table-row table:style-name="ro1">
          <table:table-cell office:value-type="float" office:value="5769">
            <text:p>5769</text:p>
          </table:table-cell>
        </table:table-row>
        <table:table-row table:style-name="ro1">
          <table:table-cell office:value-type="float" office:value="5813">
            <text:p>5813</text:p>
          </table:table-cell>
        </table:table-row>
        <table:table-row table:style-name="ro1">
          <table:table-cell office:value-type="float" office:value="5858">
            <text:p>5858</text:p>
          </table:table-cell>
        </table:table-row>
        <table:table-row table:style-name="ro1">
          <table:table-cell office:value-type="float" office:value="5902">
            <text:p>5902</text:p>
          </table:table-cell>
        </table:table-row>
        <table:table-row table:style-name="ro1">
          <table:table-cell office:value-type="float" office:value="5946">
            <text:p>5946</text:p>
          </table:table-cell>
        </table:table-row>
        <table:table-row table:style-name="ro1">
          <table:table-cell office:value-type="float" office:value="5987">
            <text:p>5987</text:p>
          </table:table-cell>
        </table:table-row>
        <table:table-row table:style-name="ro1">
          <table:table-cell office:value-type="float" office:value="6028">
            <text:p>6028</text:p>
          </table:table-cell>
        </table:table-row>
        <table:table-row table:style-name="ro1">
          <table:table-cell office:value-type="float" office:value="6070">
            <text:p>6070</text:p>
          </table:table-cell>
        </table:table-row>
        <table:table-row table:style-name="ro1">
          <table:table-cell office:value-type="float" office:value="6161">
            <text:p>6161</text:p>
          </table:table-cell>
        </table:table-row>
        <table:table-row table:style-name="ro1">
          <table:table-cell office:value-type="float" office:value="6203">
            <text:p>6203</text:p>
          </table:table-cell>
        </table:table-row>
        <table:table-row table:style-name="ro1">
          <table:table-cell office:value-type="float" office:value="6248">
            <text:p>6248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363">
            <text:p>5363</text:p>
          </table:table-cell>
        </table:table-row>
        <table:table-row table:style-name="ro1">
          <table:table-cell office:value-type="float" office:value="5458">
            <text:p>5458</text:p>
          </table:table-cell>
        </table:table-row>
        <table:table-row table:style-name="ro1">
          <table:table-cell office:value-type="float" office:value="5501">
            <text:p>5501</text:p>
          </table:table-cell>
        </table:table-row>
        <table:table-row table:style-name="ro1">
          <table:table-cell office:value-type="float" office:value="5546">
            <text:p>5546</text:p>
          </table:table-cell>
        </table:table-row>
        <table:table-row table:style-name="ro1">
          <table:table-cell office:value-type="float" office:value="5592">
            <text:p>5592</text:p>
          </table:table-cell>
        </table:table-row>
        <table:table-row table:style-name="ro1">
          <table:table-cell office:value-type="float" office:value="5636">
            <text:p>5636</text:p>
          </table:table-cell>
        </table:table-row>
        <table:table-row table:style-name="ro1">
          <table:table-cell office:value-type="float" office:value="5681">
            <text:p>5681</text:p>
          </table:table-cell>
        </table:table-row>
        <table:table-row table:style-name="ro1">
          <table:table-cell office:value-type="float" office:value="5725">
            <text:p>5725</text:p>
          </table:table-cell>
        </table:table-row>
        <table:table-row table:style-name="ro1">
          <table:table-cell office:value-type="float" office:value="5769">
            <text:p>5769</text:p>
          </table:table-cell>
        </table:table-row>
        <table:table-row table:style-name="ro1">
          <table:table-cell office:value-type="float" office:value="5810">
            <text:p>5810</text:p>
          </table:table-cell>
        </table:table-row>
        <table:table-row table:style-name="ro1">
          <table:table-cell office:value-type="float" office:value="5852">
            <text:p>5852</text:p>
          </table:table-cell>
        </table:table-row>
        <table:table-row table:style-name="ro1">
          <table:table-cell office:value-type="float" office:value="5893">
            <text:p>5893</text:p>
          </table:table-cell>
        </table:table-row>
        <table:table-row table:style-name="ro1">
          <table:table-cell office:value-type="float" office:value="5935">
            <text:p>5935</text:p>
          </table:table-cell>
        </table:table-row>
        <table:table-row table:style-name="ro1">
          <table:table-cell office:value-type="float" office:value="5976">
            <text:p>5976</text:p>
          </table:table-cell>
        </table:table-row>
        <table:table-row table:style-name="ro1">
          <table:table-cell office:value-type="float" office:value="6075">
            <text:p>6075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393">
            <text:p>5393</text:p>
          </table:table-cell>
        </table:table-row>
        <table:table-row table:style-name="ro1">
          <table:table-cell office:value-type="float" office:value="5424">
            <text:p>5424</text:p>
          </table:table-cell>
        </table:table-row>
        <table:table-row table:style-name="ro1">
          <table:table-cell office:value-type="float" office:value="5464">
            <text:p>5464</text:p>
          </table:table-cell>
        </table:table-row>
        <table:table-row table:style-name="ro1">
          <table:table-cell office:value-type="float" office:value="5515">
            <text:p>5515</text:p>
          </table:table-cell>
        </table:table-row>
        <table:table-row table:style-name="ro1">
          <table:table-cell office:value-type="float" office:value="5551">
            <text:p>5551</text:p>
          </table:table-cell>
        </table:table-row>
        <table:table-row table:style-name="ro1">
          <table:table-cell office:value-type="float" office:value="5586">
            <text:p>5586</text:p>
          </table:table-cell>
        </table:table-row>
        <table:table-row table:style-name="ro1">
          <table:table-cell office:value-type="float" office:value="5740">
            <text:p>5740</text:p>
          </table:table-cell>
        </table:table-row>
        <table:table-row table:style-name="ro1">
          <table:table-cell office:value-type="float" office:value="5777">
            <text:p>5777</text:p>
          </table:table-cell>
        </table:table-row>
        <table:table-row table:style-name="ro1">
          <table:table-cell office:value-type="float" office:value="5807">
            <text:p>5807</text:p>
          </table:table-cell>
        </table:table-row>
        <table:table-row table:style-name="ro1">
          <table:table-cell office:value-type="float" office:value="5846">
            <text:p>5846</text:p>
          </table:table-cell>
        </table:table-row>
        <table:table-row table:style-name="ro1">
          <table:table-cell office:value-type="float" office:value="5878">
            <text:p>5878</text:p>
          </table:table-cell>
        </table:table-row>
        <table:table-row table:style-name="ro1">
          <table:table-cell office:value-type="float" office:value="5911">
            <text:p>5911</text:p>
          </table:table-cell>
        </table:table-row>
        <table:table-row table:style-name="ro1">
          <table:table-cell office:value-type="float" office:value="5944">
            <text:p>5944</text:p>
          </table:table-cell>
        </table:table-row>
        <table:table-row table:style-name="ro1">
          <table:table-cell office:value-type="float" office:value="5977">
            <text:p>5977</text:p>
          </table:table-cell>
        </table:table-row>
        <table:table-row table:style-name="ro1">
          <table:table-cell office:value-type="float" office:value="6010">
            <text:p>6010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464">
            <text:p>5464</text:p>
          </table:table-cell>
        </table:table-row>
        <table:table-row table:style-name="ro1">
          <table:table-cell office:value-type="float" office:value="5554">
            <text:p>5554</text:p>
          </table:table-cell>
        </table:table-row>
        <table:table-row table:style-name="ro1">
          <table:table-cell office:value-type="float" office:value="5596">
            <text:p>5596</text:p>
          </table:table-cell>
        </table:table-row>
        <table:table-row table:style-name="ro1">
          <table:table-cell office:value-type="float" office:value="5644">
            <text:p>5644</text:p>
          </table:table-cell>
        </table:table-row>
        <table:table-row table:style-name="ro1">
          <table:table-cell office:value-type="float" office:value="5688">
            <text:p>5688</text:p>
          </table:table-cell>
        </table:table-row>
        <table:table-row table:style-name="ro1">
          <table:table-cell office:value-type="float" office:value="5732">
            <text:p>5732</text:p>
          </table:table-cell>
        </table:table-row>
        <table:table-row table:style-name="ro1">
          <table:table-cell office:value-type="float" office:value="5777">
            <text:p>5777</text:p>
          </table:table-cell>
        </table:table-row>
        <table:table-row table:style-name="ro1">
          <table:table-cell office:value-type="float" office:value="5821">
            <text:p>5821</text:p>
          </table:table-cell>
        </table:table-row>
        <table:table-row table:style-name="ro1">
          <table:table-cell office:value-type="float" office:value="5867">
            <text:p>5867</text:p>
          </table:table-cell>
        </table:table-row>
        <table:table-row table:style-name="ro1">
          <table:table-cell office:value-type="float" office:value="5909">
            <text:p>5909</text:p>
          </table:table-cell>
        </table:table-row>
        <table:table-row table:style-name="ro1">
          <table:table-cell office:value-type="float" office:value="5951">
            <text:p>5951</text:p>
          </table:table-cell>
        </table:table-row>
        <table:table-row table:style-name="ro1">
          <table:table-cell office:value-type="float" office:value="5993">
            <text:p>5993</text:p>
          </table:table-cell>
        </table:table-row>
        <table:table-row table:style-name="ro1">
          <table:table-cell office:value-type="float" office:value="6034">
            <text:p>6034</text:p>
          </table:table-cell>
        </table:table-row>
        <table:table-row table:style-name="ro1">
          <table:table-cell office:value-type="float" office:value="6075">
            <text:p>6075</text:p>
          </table:table-cell>
        </table:table-row>
        <table:table-row table:style-name="ro1">
          <table:table-cell office:value-type="float" office:value="6174">
            <text:p>6174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757">
            <text:p>5757</text:p>
          </table:table-cell>
        </table:table-row>
        <table:table-row table:style-name="ro1">
          <table:table-cell office:value-type="float" office:value="5842">
            <text:p>5842</text:p>
          </table:table-cell>
        </table:table-row>
        <table:table-row table:style-name="ro1">
          <table:table-cell office:value-type="float" office:value="5881">
            <text:p>5881</text:p>
          </table:table-cell>
        </table:table-row>
        <table:table-row table:style-name="ro1">
          <table:table-cell office:value-type="float" office:value="5930">
            <text:p>5930</text:p>
          </table:table-cell>
        </table:table-row>
        <table:table-row table:style-name="ro1">
          <table:table-cell office:value-type="float" office:value="5975">
            <text:p>5975</text:p>
          </table:table-cell>
        </table:table-row>
        <table:table-row table:style-name="ro1">
          <table:table-cell office:value-type="float" office:value="6448">
            <text:p>6448</text:p>
          </table:table-cell>
        </table:table-row>
        <table:table-row table:style-name="ro1">
          <table:table-cell office:value-type="float" office:value="6493">
            <text:p>6493</text:p>
          </table:table-cell>
        </table:table-row>
        <table:table-row table:style-name="ro1">
          <table:table-cell office:value-type="float" office:value="6537">
            <text:p>6537</text:p>
          </table:table-cell>
        </table:table-row>
        <table:table-row table:style-name="ro1">
          <table:table-cell office:value-type="float" office:value="6583">
            <text:p>6583</text:p>
          </table:table-cell>
        </table:table-row>
        <table:table-row table:style-name="ro1">
          <table:table-cell office:value-type="float" office:value="6625">
            <text:p>6625</text:p>
          </table:table-cell>
        </table:table-row>
        <table:table-row table:style-name="ro1">
          <table:table-cell office:value-type="float" office:value="6666">
            <text:p>6666</text:p>
          </table:table-cell>
        </table:table-row>
        <table:table-row table:style-name="ro1">
          <table:table-cell office:value-type="float" office:value="6707">
            <text:p>6707</text:p>
          </table:table-cell>
        </table:table-row>
        <table:table-row table:style-name="ro1">
          <table:table-cell office:value-type="float" office:value="6778">
            <text:p>6778</text:p>
          </table:table-cell>
        </table:table-row>
        <table:table-row table:style-name="ro1">
          <table:table-cell office:value-type="float" office:value="6820">
            <text:p>6820</text:p>
          </table:table-cell>
        </table:table-row>
        <table:table-row table:style-name="ro1">
          <table:table-cell office:value-type="float" office:value="6862">
            <text:p>6862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518">
            <text:p>5518</text:p>
          </table:table-cell>
        </table:table-row>
        <table:table-row table:style-name="ro1">
          <table:table-cell office:value-type="float" office:value="5577">
            <text:p>5577</text:p>
          </table:table-cell>
        </table:table-row>
        <table:table-row table:style-name="ro1">
          <table:table-cell office:value-type="float" office:value="5634">
            <text:p>5634</text:p>
          </table:table-cell>
        </table:table-row>
        <table:table-row table:style-name="ro1">
          <table:table-cell office:value-type="float" office:value="5679">
            <text:p>5679</text:p>
          </table:table-cell>
        </table:table-row>
        <table:table-row table:style-name="ro1">
          <table:table-cell office:value-type="float" office:value="5741">
            <text:p>5741</text:p>
          </table:table-cell>
        </table:table-row>
        <table:table-row table:style-name="ro1">
          <table:table-cell office:value-type="float" office:value="5786">
            <text:p>5786</text:p>
          </table:table-cell>
        </table:table-row>
        <table:table-row table:style-name="ro1">
          <table:table-cell office:value-type="float" office:value="5824">
            <text:p>5824</text:p>
          </table:table-cell>
        </table:table-row>
        <table:table-row table:style-name="ro1">
          <table:table-cell office:value-type="float" office:value="5881">
            <text:p>5881</text:p>
          </table:table-cell>
        </table:table-row>
        <table:table-row table:style-name="ro1">
          <table:table-cell office:value-type="float" office:value="5926">
            <text:p>5926</text:p>
          </table:table-cell>
        </table:table-row>
        <table:table-row table:style-name="ro1">
          <table:table-cell office:value-type="float" office:value="5968">
            <text:p>5968</text:p>
          </table:table-cell>
        </table:table-row>
        <table:table-row table:style-name="ro1">
          <table:table-cell office:value-type="float" office:value="6010">
            <text:p>6010</text:p>
          </table:table-cell>
        </table:table-row>
        <table:table-row table:style-name="ro1">
          <table:table-cell office:value-type="float" office:value="6052">
            <text:p>6052</text:p>
          </table:table-cell>
        </table:table-row>
        <table:table-row table:style-name="ro1">
          <table:table-cell office:value-type="float" office:value="6094">
            <text:p>6094</text:p>
          </table:table-cell>
        </table:table-row>
        <table:table-row table:style-name="ro1">
          <table:table-cell office:value-type="float" office:value="6188">
            <text:p>6188</text:p>
          </table:table-cell>
        </table:table-row>
        <table:table-row table:style-name="ro1">
          <table:table-cell office:value-type="float" office:value="6233">
            <text:p>6233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619">
            <text:p>5619</text:p>
          </table:table-cell>
        </table:table-row>
        <table:table-row table:style-name="ro1">
          <table:table-cell office:value-type="float" office:value="5702">
            <text:p>5702</text:p>
          </table:table-cell>
        </table:table-row>
        <table:table-row table:style-name="ro1">
          <table:table-cell office:value-type="float" office:value="5746">
            <text:p>5746</text:p>
          </table:table-cell>
        </table:table-row>
        <table:table-row table:style-name="ro1">
          <table:table-cell office:value-type="float" office:value="5796">
            <text:p>5796</text:p>
          </table:table-cell>
        </table:table-row>
        <table:table-row table:style-name="ro1">
          <table:table-cell office:value-type="float" office:value="5841">
            <text:p>5841</text:p>
          </table:table-cell>
        </table:table-row>
        <table:table-row table:style-name="ro1">
          <table:table-cell office:value-type="float" office:value="5886">
            <text:p>5886</text:p>
          </table:table-cell>
        </table:table-row>
        <table:table-row table:style-name="ro1">
          <table:table-cell office:value-type="float" office:value="5931">
            <text:p>5931</text:p>
          </table:table-cell>
        </table:table-row>
        <table:table-row table:style-name="ro1">
          <table:table-cell office:value-type="float" office:value="5977">
            <text:p>5977</text:p>
          </table:table-cell>
        </table:table-row>
        <table:table-row table:style-name="ro1">
          <table:table-cell office:value-type="float" office:value="6021">
            <text:p>6021</text:p>
          </table:table-cell>
        </table:table-row>
        <table:table-row table:style-name="ro1">
          <table:table-cell office:value-type="float" office:value="6063">
            <text:p>6063</text:p>
          </table:table-cell>
        </table:table-row>
        <table:table-row table:style-name="ro1">
          <table:table-cell office:value-type="float" office:value="6104">
            <text:p>6104</text:p>
          </table:table-cell>
        </table:table-row>
        <table:table-row table:style-name="ro1">
          <table:table-cell office:value-type="float" office:value="6146">
            <text:p>6146</text:p>
          </table:table-cell>
        </table:table-row>
        <table:table-row table:style-name="ro1">
          <table:table-cell office:value-type="float" office:value="6188">
            <text:p>6188</text:p>
          </table:table-cell>
        </table:table-row>
        <table:table-row table:style-name="ro1">
          <table:table-cell office:value-type="float" office:value="6230">
            <text:p>6230</text:p>
          </table:table-cell>
        </table:table-row>
        <table:table-row table:style-name="ro1">
          <table:table-cell office:value-type="float" office:value="6274">
            <text:p>6274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17">
            <text:p>4417</text:p>
          </table:table-cell>
        </table:table-row>
        <table:table-row table:style-name="ro1">
          <table:table-cell office:value-type="float" office:value="4453">
            <text:p>4453</text:p>
          </table:table-cell>
        </table:table-row>
        <table:table-row table:style-name="ro1">
          <table:table-cell office:value-type="float" office:value="4492">
            <text:p>4492</text:p>
          </table:table-cell>
        </table:table-row>
        <table:table-row table:style-name="ro1">
          <table:table-cell office:value-type="float" office:value="4534">
            <text:p>4534</text:p>
          </table:table-cell>
        </table:table-row>
        <table:table-row table:style-name="ro1">
          <table:table-cell office:value-type="float" office:value="4576">
            <text:p>4576</text:p>
          </table:table-cell>
        </table:table-row>
        <table:table-row table:style-name="ro1">
          <table:table-cell office:value-type="float" office:value="4614">
            <text:p>4614</text:p>
          </table:table-cell>
        </table:table-row>
        <table:table-row table:style-name="ro1">
          <table:table-cell office:value-type="float" office:value="4651">
            <text:p>4651</text:p>
          </table:table-cell>
        </table:table-row>
        <table:table-row table:style-name="ro1">
          <table:table-cell office:value-type="float" office:value="5915">
            <text:p>5915</text:p>
          </table:table-cell>
        </table:table-row>
        <table:table-row table:style-name="ro1">
          <table:table-cell office:value-type="float" office:value="5952">
            <text:p>5952</text:p>
          </table:table-cell>
        </table:table-row>
        <table:table-row table:style-name="ro1">
          <table:table-cell office:value-type="float" office:value="5987">
            <text:p>5987</text:p>
          </table:table-cell>
        </table:table-row>
        <table:table-row table:style-name="ro1">
          <table:table-cell office:value-type="float" office:value="6021">
            <text:p>6021</text:p>
          </table:table-cell>
        </table:table-row>
        <table:table-row table:style-name="ro1">
          <table:table-cell office:value-type="float" office:value="6054">
            <text:p>6054</text:p>
          </table:table-cell>
        </table:table-row>
        <table:table-row table:style-name="ro1">
          <table:table-cell office:value-type="float" office:value="6088">
            <text:p>6088</text:p>
          </table:table-cell>
        </table:table-row>
        <table:table-row table:style-name="ro1">
          <table:table-cell office:value-type="float" office:value="6122">
            <text:p>6122</text:p>
          </table:table-cell>
        </table:table-row>
        <table:table-row table:style-name="ro1">
          <table:table-cell office:value-type="float" office:value="6347">
            <text:p>6347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664">
            <text:p>5664</text:p>
          </table:table-cell>
        </table:table-row>
        <table:table-row table:style-name="ro1">
          <table:table-cell office:value-type="float" office:value="5748">
            <text:p>5748</text:p>
          </table:table-cell>
        </table:table-row>
        <table:table-row table:style-name="ro1">
          <table:table-cell office:value-type="float" office:value="5793">
            <text:p>5793</text:p>
          </table:table-cell>
        </table:table-row>
        <table:table-row table:style-name="ro1">
          <table:table-cell office:value-type="float" office:value="5837">
            <text:p>5837</text:p>
          </table:table-cell>
        </table:table-row>
        <table:table-row table:style-name="ro1">
          <table:table-cell office:value-type="float" office:value="5882">
            <text:p>5882</text:p>
          </table:table-cell>
        </table:table-row>
        <table:table-row table:style-name="ro1">
          <table:table-cell office:value-type="float" office:value="5927">
            <text:p>5927</text:p>
          </table:table-cell>
        </table:table-row>
        <table:table-row table:style-name="ro1">
          <table:table-cell office:value-type="float" office:value="5972">
            <text:p>5972</text:p>
          </table:table-cell>
        </table:table-row>
        <table:table-row table:style-name="ro1">
          <table:table-cell office:value-type="float" office:value="6018">
            <text:p>6018</text:p>
          </table:table-cell>
        </table:table-row>
        <table:table-row table:style-name="ro1">
          <table:table-cell office:value-type="float" office:value="6063">
            <text:p>6063</text:p>
          </table:table-cell>
        </table:table-row>
        <table:table-row table:style-name="ro1">
          <table:table-cell office:value-type="float" office:value="6105">
            <text:p>6105</text:p>
          </table:table-cell>
        </table:table-row>
        <table:table-row table:style-name="ro1">
          <table:table-cell office:value-type="float" office:value="6147">
            <text:p>6147</text:p>
          </table:table-cell>
        </table:table-row>
        <table:table-row table:style-name="ro1">
          <table:table-cell office:value-type="float" office:value="6189">
            <text:p>6189</text:p>
          </table:table-cell>
        </table:table-row>
        <table:table-row table:style-name="ro1">
          <table:table-cell office:value-type="float" office:value="6231">
            <text:p>6231</text:p>
          </table:table-cell>
        </table:table-row>
        <table:table-row table:style-name="ro1">
          <table:table-cell office:value-type="float" office:value="6274">
            <text:p>6274</text:p>
          </table:table-cell>
        </table:table-row>
        <table:table-row table:style-name="ro1">
          <table:table-cell office:value-type="float" office:value="6316">
            <text:p>6316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709">
            <text:p>5709</text:p>
          </table:table-cell>
        </table:table-row>
        <table:table-row table:style-name="ro1">
          <table:table-cell office:value-type="float" office:value="5802">
            <text:p>5802</text:p>
          </table:table-cell>
        </table:table-row>
        <table:table-row table:style-name="ro1">
          <table:table-cell office:value-type="float" office:value="5864">
            <text:p>5864</text:p>
          </table:table-cell>
        </table:table-row>
        <table:table-row table:style-name="ro1">
          <table:table-cell office:value-type="float" office:value="5915">
            <text:p>5915</text:p>
          </table:table-cell>
        </table:table-row>
        <table:table-row table:style-name="ro1">
          <table:table-cell office:value-type="float" office:value="5962">
            <text:p>5962</text:p>
          </table:table-cell>
        </table:table-row>
        <table:table-row table:style-name="ro1">
          <table:table-cell office:value-type="float" office:value="6008">
            <text:p>6008</text:p>
          </table:table-cell>
        </table:table-row>
        <table:table-row table:style-name="ro1">
          <table:table-cell office:value-type="float" office:value="6054">
            <text:p>6054</text:p>
          </table:table-cell>
        </table:table-row>
        <table:table-row table:style-name="ro1">
          <table:table-cell office:value-type="float" office:value="6099">
            <text:p>6099</text:p>
          </table:table-cell>
        </table:table-row>
        <table:table-row table:style-name="ro1">
          <table:table-cell office:value-type="float" office:value="6145">
            <text:p>6145</text:p>
          </table:table-cell>
        </table:table-row>
        <table:table-row table:style-name="ro1">
          <table:table-cell office:value-type="float" office:value="6188">
            <text:p>6188</text:p>
          </table:table-cell>
        </table:table-row>
        <table:table-row table:style-name="ro1">
          <table:table-cell office:value-type="float" office:value="6231">
            <text:p>6231</text:p>
          </table:table-cell>
        </table:table-row>
        <table:table-row table:style-name="ro1">
          <table:table-cell office:value-type="float" office:value="6273">
            <text:p>6273</text:p>
          </table:table-cell>
        </table:table-row>
        <table:table-row table:style-name="ro1">
          <table:table-cell office:value-type="float" office:value="6316">
            <text:p>6316</text:p>
          </table:table-cell>
        </table:table-row>
        <table:table-row table:style-name="ro1">
          <table:table-cell office:value-type="float" office:value="6358">
            <text:p>6358</text:p>
          </table:table-cell>
        </table:table-row>
        <table:table-row table:style-name="ro1">
          <table:table-cell office:value-type="float" office:value="6400">
            <text:p>6400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762">
            <text:p>5762</text:p>
          </table:table-cell>
        </table:table-row>
        <table:table-row table:style-name="ro1">
          <table:table-cell office:value-type="float" office:value="5831">
            <text:p>5831</text:p>
          </table:table-cell>
        </table:table-row>
        <table:table-row table:style-name="ro1">
          <table:table-cell office:value-type="float" office:value="5892">
            <text:p>5892</text:p>
          </table:table-cell>
        </table:table-row>
        <table:table-row table:style-name="ro1">
          <table:table-cell office:value-type="float" office:value="5939">
            <text:p>5939</text:p>
          </table:table-cell>
        </table:table-row>
        <table:table-row table:style-name="ro1">
          <table:table-cell office:value-type="float" office:value="5985">
            <text:p>5985</text:p>
          </table:table-cell>
        </table:table-row>
        <table:table-row table:style-name="ro1">
          <table:table-cell office:value-type="float" office:value="6031">
            <text:p>6031</text:p>
          </table:table-cell>
        </table:table-row>
        <table:table-row table:style-name="ro1">
          <table:table-cell office:value-type="float" office:value="6077">
            <text:p>6077</text:p>
          </table:table-cell>
        </table:table-row>
        <table:table-row table:style-name="ro1">
          <table:table-cell office:value-type="float" office:value="6123">
            <text:p>6123</text:p>
          </table:table-cell>
        </table:table-row>
        <table:table-row table:style-name="ro1">
          <table:table-cell office:value-type="float" office:value="6168">
            <text:p>6168</text:p>
          </table:table-cell>
        </table:table-row>
        <table:table-row table:style-name="ro1">
          <table:table-cell office:value-type="float" office:value="6210">
            <text:p>6210</text:p>
          </table:table-cell>
        </table:table-row>
        <table:table-row table:style-name="ro1">
          <table:table-cell office:value-type="float" office:value="6253">
            <text:p>6253</text:p>
          </table:table-cell>
        </table:table-row>
        <table:table-row table:style-name="ro1">
          <table:table-cell office:value-type="float" office:value="6295">
            <text:p>6295</text:p>
          </table:table-cell>
        </table:table-row>
        <table:table-row table:style-name="ro1">
          <table:table-cell office:value-type="float" office:value="6338">
            <text:p>6338</text:p>
          </table:table-cell>
        </table:table-row>
        <table:table-row table:style-name="ro1">
          <table:table-cell office:value-type="float" office:value="6380">
            <text:p>6380</text:p>
          </table:table-cell>
        </table:table-row>
        <table:table-row table:style-name="ro1">
          <table:table-cell office:value-type="float" office:value="6423">
            <text:p>6423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066">
            <text:p>6066</text:p>
          </table:table-cell>
        </table:table-row>
        <table:table-row table:style-name="ro1">
          <table:table-cell office:value-type="float" office:value="6149">
            <text:p>6149</text:p>
          </table:table-cell>
        </table:table-row>
        <table:table-row table:style-name="ro1">
          <table:table-cell office:value-type="float" office:value="6238">
            <text:p>6238</text:p>
          </table:table-cell>
        </table:table-row>
        <table:table-row table:style-name="ro1">
          <table:table-cell office:value-type="float" office:value="6284">
            <text:p>6284</text:p>
          </table:table-cell>
        </table:table-row>
        <table:table-row table:style-name="ro1">
          <table:table-cell office:value-type="float" office:value="6329">
            <text:p>6329</text:p>
          </table:table-cell>
        </table:table-row>
        <table:table-row table:style-name="ro1">
          <table:table-cell office:value-type="float" office:value="6376">
            <text:p>6376</text:p>
          </table:table-cell>
        </table:table-row>
        <table:table-row table:style-name="ro1">
          <table:table-cell office:value-type="float" office:value="6423">
            <text:p>6423</text:p>
          </table:table-cell>
        </table:table-row>
        <table:table-row table:style-name="ro1">
          <table:table-cell office:value-type="float" office:value="6469">
            <text:p>6469</text:p>
          </table:table-cell>
        </table:table-row>
        <table:table-row table:style-name="ro1">
          <table:table-cell office:value-type="float" office:value="6514">
            <text:p>6514</text:p>
          </table:table-cell>
        </table:table-row>
        <table:table-row table:style-name="ro1">
          <table:table-cell office:value-type="float" office:value="6556">
            <text:p>6556</text:p>
          </table:table-cell>
        </table:table-row>
        <table:table-row table:style-name="ro1">
          <table:table-cell office:value-type="float" office:value="6599">
            <text:p>6599</text:p>
          </table:table-cell>
        </table:table-row>
        <table:table-row table:style-name="ro1">
          <table:table-cell office:value-type="float" office:value="6639">
            <text:p>6639</text:p>
          </table:table-cell>
        </table:table-row>
        <table:table-row table:style-name="ro1">
          <table:table-cell office:value-type="float" office:value="6684">
            <text:p>6684</text:p>
          </table:table-cell>
        </table:table-row>
        <table:table-row table:style-name="ro1">
          <table:table-cell office:value-type="float" office:value="6726">
            <text:p>6726</text:p>
          </table:table-cell>
        </table:table-row>
        <table:table-row table:style-name="ro1">
          <table:table-cell office:value-type="float" office:value="6768">
            <text:p>6768</text:p>
          </table:table-cell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  <table:database-ranges>
        <table:database-range table:target-range-address="Sheet1.A1:Sheet1.B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1" number:min-integer-digits="1"/>
    </number:number-style>
    <number:number-style style:name="N108">
      <number:number number:decimal-places="3" number:min-integer-digits="1"/>
    </number:number-style>
    <number:number-style style:name="N109">
      <number:number number:decimal-places="4" number:min-integer-digits="1"/>
    </number:number-style>
    <number:number-style style:name="N110">
      <number:number number:decimal-places="9" number:min-integer-digits="1"/>
    </number:number-style>
    <number:number-style style:name="N111">
      <number:number number:decimal-places="10" number:min-integer-digits="1"/>
    </number:number-style>
    <number:percentage-style style:name="N112">
      <number:number number:decimal-places="3" number:min-integer-digits="1"/>
      <number:text>%</number:text>
    </number:percentag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24">24/04/2011</text:date>, <text:time>03:44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hris </meta:initial-creator>
    <meta:creation-date>2011-04-21T20:53:55</meta:creation-date>
    <dc:date>2011-04-24T03:44:59</dc:date>
    <dc:creator>Chris </dc:creator>
    <meta:editing-duration>PT06H39M38S</meta:editing-duration>
    <meta:editing-cycles>27</meta:editing-cycles>
    <meta:generator>OpenOffice.org/3.2$Linux OpenOffice.org_project/320m19$Build-9505</meta:generator>
    <meta:document-statistic meta:table-count="3" meta:cell-count="15793" meta:object-count="0"/>
  </office:meta>
</office:document-meta>
</file>